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Courier New" svg:font-family="'Courier New'" style:font-family-generic="modern"/>
    <style:font-face style:name="Source Code Pro" svg:font-family="'Source Code Pro'" style:font-adornments="Bold" style:font-family-generic="modern" style:font-pitch="fixed"/>
    <style:font-face style:name="Source Code Pro Medium" svg:font-family="'Source Code Pro Medium'" style:font-family-generic="modern" style:font-pitch="fixed"/>
    <style:font-face style:name="IPA Pゴシック" svg:font-family="'IPA Pゴシック', 'Times New Roman'" style:font-pitch="variable"/>
    <style:font-face style:name="Century" svg:font-family="Century" style:font-family-generic="roman" style:font-pitch="variable"/>
    <style:font-face style:name="Liberation Serif" svg:font-family="'Liberation Serif'" style:font-family-generic="roman" style:font-pitch="variable"/>
    <style:font-face style:name="Noto Serif CJK JP" svg:font-family="'Noto Serif CJK JP'" style:font-family-generic="roman" style:font-pitch="variable"/>
    <style:font-face style:name="Noto Serif CJK JP Medium" svg:font-family="'Noto Serif CJK JP Medium'"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Liberation Sans" svg:font-family="'Liberation Sans', Arial" style:font-family-generic="swiss" style:font-pitch="variable"/>
    <style:font-face style:name="Noto Sans CJK JP DemiLight" svg:font-family="'Noto Sans CJK JP DemiLight'" style:font-family-generic="swiss" style:font-pitch="variable"/>
    <style:font-face style:name="Noto Sans CJK JP Medium" svg:font-family="'Noto Sans CJK JP Medium'" style:font-family-generic="swiss" style:font-pitch="variable"/>
    <style:font-face style:name="Noto Sans CJK JP Regular" svg:font-family="'Noto Sans CJK JP Regular'" style:font-family-generic="swiss" style:font-pitch="variable"/>
    <style:font-face style:name="Source Sans Pro" svg:font-family="'Source Sans Pro'" style:font-family-generic="swiss" style:font-pitch="variable"/>
    <style:font-face style:name="Lucida Sans" svg:font-family="'Lucida Sans'" style:font-family-generic="system" style:font-pitch="variable"/>
    <style:font-face style:name="ＭＳ 明朝" svg:font-family="'ＭＳ 明朝'" style:font-family-generic="system" style:font-pitch="variable"/>
  </office:font-face-decls>
  <office:automatic-styles>
    <style:style style:name="表14" style:family="table">
      <style:table-properties style:width="14.157cm" fo:margin-left="0.991cm" table:align="left" style:writing-mode="lr-tb"/>
    </style:style>
    <style:style style:name="表14.A" style:family="table-column">
      <style:table-column-properties style:column-width="14.157cm"/>
    </style:style>
    <style:style style:name="表14.1" style:family="table-row">
      <style:table-row-properties fo:keep-together="auto"/>
    </style:style>
    <style:style style:name="表14.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5" style:family="table">
      <style:table-properties style:width="14.157cm" fo:margin-left="0.991cm" table:align="left" style:writing-mode="lr-tb"/>
    </style:style>
    <style:style style:name="表5.A" style:family="table-column">
      <style:table-column-properties style:column-width="14.157cm"/>
    </style:style>
    <style:style style:name="表5.1" style:family="table-row">
      <style:table-row-properties fo:keep-together="auto"/>
    </style:style>
    <style:style style:name="表5.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22" style:family="table">
      <style:table-properties style:width="14.157cm" fo:margin-left="0.991cm" table:align="left" style:writing-mode="lr-tb"/>
    </style:style>
    <style:style style:name="表122.A" style:family="table-column">
      <style:table-column-properties style:column-width="14.157cm"/>
    </style:style>
    <style:style style:name="表122.1" style:family="table-row">
      <style:table-row-properties fo:keep-together="auto"/>
    </style:style>
    <style:style style:name="表122.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93" style:family="table">
      <style:table-properties style:width="14.157cm" fo:margin-left="0.991cm" table:align="left" style:writing-mode="lr-tb"/>
    </style:style>
    <style:style style:name="表193.A" style:family="table-column">
      <style:table-column-properties style:column-width="14.157cm"/>
    </style:style>
    <style:style style:name="表193.1" style:family="table-row">
      <style:table-row-properties fo:keep-together="auto"/>
    </style:style>
    <style:style style:name="表193.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 style:family="table">
      <style:table-properties style:width="14.157cm" fo:margin-left="0.991cm" table:align="left" style:writing-mode="lr-tb"/>
    </style:style>
    <style:style style:name="表1.A" style:family="table-column">
      <style:table-column-properties style:column-width="14.157cm"/>
    </style:style>
    <style:style style:name="表1.1" style:family="table-row">
      <style:table-row-properties fo:keep-together="auto"/>
    </style:style>
    <style:style style:name="表1.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2" style:family="table">
      <style:table-properties style:width="14.157cm" fo:margin-left="0.991cm" table:align="left" style:writing-mode="lr-tb"/>
    </style:style>
    <style:style style:name="表2.A" style:family="table-column">
      <style:table-column-properties style:column-width="14.157cm"/>
    </style:style>
    <style:style style:name="表2.1" style:family="table-row">
      <style:table-row-properties fo:keep-together="auto"/>
    </style:style>
    <style:style style:name="表2.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3" style:family="table">
      <style:table-properties style:width="14.157cm" fo:margin-left="0.991cm" table:align="left" style:writing-mode="lr-tb"/>
    </style:style>
    <style:style style:name="表3.A" style:family="table-column">
      <style:table-column-properties style:column-width="14.157cm"/>
    </style:style>
    <style:style style:name="表3.1" style:family="table-row">
      <style:table-row-properties fo:keep-together="auto"/>
    </style:style>
    <style:style style:name="表3.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4" style:family="table">
      <style:table-properties style:width="14.157cm" fo:margin-left="0.991cm" table:align="left" style:writing-mode="lr-tb"/>
    </style:style>
    <style:style style:name="表4.A" style:family="table-column">
      <style:table-column-properties style:column-width="14.157cm"/>
    </style:style>
    <style:style style:name="表4.1" style:family="table-row">
      <style:table-row-properties fo:keep-together="auto"/>
    </style:style>
    <style:style style:name="表4.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6" style:family="table">
      <style:table-properties style:width="14.157cm" fo:margin-left="0.991cm" table:align="left" style:writing-mode="lr-tb"/>
    </style:style>
    <style:style style:name="表6.A" style:family="table-column">
      <style:table-column-properties style:column-width="14.157cm"/>
    </style:style>
    <style:style style:name="表6.1" style:family="table-row">
      <style:table-row-properties fo:keep-together="auto"/>
    </style:style>
    <style:style style:name="表6.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2" style:family="table">
      <style:table-properties style:width="14.157cm" fo:margin-left="0.991cm" table:align="left" style:writing-mode="lr-tb"/>
    </style:style>
    <style:style style:name="表12.A" style:family="table-column">
      <style:table-column-properties style:column-width="14.157cm"/>
    </style:style>
    <style:style style:name="表12.1" style:family="table-row">
      <style:table-row-properties fo:keep-together="auto"/>
    </style:style>
    <style:style style:name="表12.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7" style:family="table">
      <style:table-properties style:width="14.157cm" fo:margin-left="0.991cm" table:align="left" style:writing-mode="lr-tb"/>
    </style:style>
    <style:style style:name="表7.A" style:family="table-column">
      <style:table-column-properties style:column-width="14.157cm"/>
    </style:style>
    <style:style style:name="表7.1" style:family="table-row">
      <style:table-row-properties fo:keep-together="auto"/>
    </style:style>
    <style:style style:name="表7.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9" style:family="table">
      <style:table-properties style:width="14.157cm" fo:margin-left="0.991cm" table:align="left" style:writing-mode="lr-tb"/>
    </style:style>
    <style:style style:name="表9.A" style:family="table-column">
      <style:table-column-properties style:column-width="14.157cm"/>
    </style:style>
    <style:style style:name="表9.1" style:family="table-row">
      <style:table-row-properties fo:keep-together="auto"/>
    </style:style>
    <style:style style:name="表9.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8" style:family="table">
      <style:table-properties style:width="14.157cm" fo:margin-left="0.991cm" table:align="left" style:writing-mode="lr-tb"/>
    </style:style>
    <style:style style:name="表8.A" style:family="table-column">
      <style:table-column-properties style:column-width="14.157cm"/>
    </style:style>
    <style:style style:name="表8.1" style:family="table-row">
      <style:table-row-properties fo:keep-together="auto"/>
    </style:style>
    <style:style style:name="表8.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0" style:family="table">
      <style:table-properties style:width="14.157cm" fo:margin-left="0.991cm" table:align="left" style:writing-mode="lr-tb"/>
    </style:style>
    <style:style style:name="表10.A" style:family="table-column">
      <style:table-column-properties style:column-width="14.157cm"/>
    </style:style>
    <style:style style:name="表10.1" style:family="table-row">
      <style:table-row-properties fo:keep-together="auto"/>
    </style:style>
    <style:style style:name="表10.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1" style:family="table">
      <style:table-properties style:width="14.157cm" fo:margin-left="0.991cm" table:align="left" style:writing-mode="lr-tb"/>
    </style:style>
    <style:style style:name="表11.A" style:family="table-column">
      <style:table-column-properties style:column-width="14.157cm"/>
    </style:style>
    <style:style style:name="表11.1" style:family="table-row">
      <style:table-row-properties fo:keep-together="auto"/>
    </style:style>
    <style:style style:name="表11.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Table1" style:family="table">
      <style:table-properties style:width="14.157cm" fo:margin-left="0.991cm" table:align="left" style:writing-mode="lr-tb"/>
    </style:style>
    <style:style style:name="Table1.A" style:family="table-column">
      <style:table-column-properties style:column-width="14.157cm"/>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Table2" style:family="table">
      <style:table-properties style:width="14.157cm" fo:margin-left="0.991cm" table:align="left" style:writing-mode="lr-tb"/>
    </style:style>
    <style:style style:name="Table2.A" style:family="table-column">
      <style:table-column-properties style:column-width="14.157cm"/>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Table3" style:family="table">
      <style:table-properties style:width="14.157cm" fo:margin-left="0.991cm" table:align="left" style:writing-mode="lr-tb"/>
    </style:style>
    <style:style style:name="Table3.A" style:family="table-column">
      <style:table-column-properties style:column-width="14.157cm"/>
    </style:style>
    <style:style style:name="Table3.1" style:family="table-row">
      <style:table-row-properties fo:keep-together="auto"/>
    </style:style>
    <style:style style:name="Table3.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3" style:family="table">
      <style:table-properties style:width="15.111cm" fo:margin-left="0.991cm" table:align="left" style:writing-mode="lr-tb"/>
    </style:style>
    <style:style style:name="表13.A" style:family="table-column">
      <style:table-column-properties style:column-width="15.111cm"/>
    </style:style>
    <style:style style:name="表13.1" style:family="table-row">
      <style:table-row-properties fo:keep-together="auto"/>
    </style:style>
    <style:style style:name="表13.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6" style:family="table">
      <style:table-properties style:width="14.157cm" fo:margin-left="0.991cm" table:align="left" style:writing-mode="lr-tb"/>
    </style:style>
    <style:style style:name="表16.A" style:family="table-column">
      <style:table-column-properties style:column-width="14.157cm"/>
    </style:style>
    <style:style style:name="表16.1" style:family="table-row">
      <style:table-row-properties fo:keep-together="auto"/>
    </style:style>
    <style:style style:name="表16.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7" style:family="table">
      <style:table-properties style:width="14.157cm" fo:margin-left="0.991cm" table:align="left" style:writing-mode="lr-tb"/>
    </style:style>
    <style:style style:name="表17.A" style:family="table-column">
      <style:table-column-properties style:column-width="14.157cm"/>
    </style:style>
    <style:style style:name="表17.1" style:family="table-row">
      <style:table-row-properties fo:keep-together="auto"/>
    </style:style>
    <style:style style:name="表17.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8" style:family="table">
      <style:table-properties style:width="14.157cm" fo:margin-left="0.991cm" table:align="left" style:writing-mode="lr-tb"/>
    </style:style>
    <style:style style:name="表18.A" style:family="table-column">
      <style:table-column-properties style:column-width="14.157cm"/>
    </style:style>
    <style:style style:name="表18.1" style:family="table-row">
      <style:table-row-properties fo:keep-together="auto"/>
    </style:style>
    <style:style style:name="表18.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9" style:family="table">
      <style:table-properties style:width="14.157cm" fo:margin-left="0.991cm" table:align="left" style:writing-mode="lr-tb"/>
    </style:style>
    <style:style style:name="表19.A" style:family="table-column">
      <style:table-column-properties style:column-width="14.157cm"/>
    </style:style>
    <style:style style:name="表19.1" style:family="table-row">
      <style:table-row-properties fo:keep-together="auto"/>
    </style:style>
    <style:style style:name="表19.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20" style:family="table">
      <style:table-properties style:width="14.157cm" fo:margin-left="0.991cm" table:align="left" style:writing-mode="lr-tb"/>
    </style:style>
    <style:style style:name="表20.A" style:family="table-column">
      <style:table-column-properties style:column-width="14.157cm"/>
    </style:style>
    <style:style style:name="表20.1" style:family="table-row">
      <style:table-row-properties fo:keep-together="auto"/>
    </style:style>
    <style:style style:name="表20.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21" style:family="table">
      <style:table-properties style:width="14.157cm" fo:margin-left="0.991cm" table:align="left" style:writing-mode="lr-tb"/>
    </style:style>
    <style:style style:name="表21.A" style:family="table-column">
      <style:table-column-properties style:column-width="14.157cm"/>
    </style:style>
    <style:style style:name="表21.1" style:family="table-row">
      <style:table-row-properties fo:keep-together="auto"/>
    </style:style>
    <style:style style:name="表21.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22" style:family="table">
      <style:table-properties style:width="14.157cm" fo:margin-left="0.991cm" table:align="left" style:writing-mode="lr-tb"/>
    </style:style>
    <style:style style:name="表22.A" style:family="table-column">
      <style:table-column-properties style:column-width="14.157cm"/>
    </style:style>
    <style:style style:name="表22.1" style:family="table-row">
      <style:table-row-properties fo:keep-together="auto"/>
    </style:style>
    <style:style style:name="表22.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23" style:family="table">
      <style:table-properties style:width="14.157cm" fo:margin-left="0.991cm" table:align="left" style:writing-mode="lr-tb"/>
    </style:style>
    <style:style style:name="表23.A" style:family="table-column">
      <style:table-column-properties style:column-width="14.157cm"/>
    </style:style>
    <style:style style:name="表23.1" style:family="table-row">
      <style:table-row-properties fo:keep-together="auto"/>
    </style:style>
    <style:style style:name="表23.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24" style:family="table">
      <style:table-properties style:width="14.157cm" fo:margin-left="0.991cm" table:align="left" style:writing-mode="lr-tb"/>
    </style:style>
    <style:style style:name="表24.A" style:family="table-column">
      <style:table-column-properties style:column-width="14.157cm"/>
    </style:style>
    <style:style style:name="表24.1" style:family="table-row">
      <style:table-row-properties fo:keep-together="auto"/>
    </style:style>
    <style:style style:name="表24.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25" style:family="table">
      <style:table-properties style:width="14.157cm" fo:margin-left="0.991cm" table:align="left" style:writing-mode="lr-tb"/>
    </style:style>
    <style:style style:name="表25.A" style:family="table-column">
      <style:table-column-properties style:column-width="14.157cm"/>
    </style:style>
    <style:style style:name="表25.1" style:family="table-row">
      <style:table-row-properties fo:keep-together="auto"/>
    </style:style>
    <style:style style:name="表25.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81" style:family="table">
      <style:table-properties style:width="14.617cm" fo:margin-left="0.392cm" fo:margin-right="-0.011cm" table:align="margins" style:writing-mode="lr-tb"/>
    </style:style>
    <style:style style:name="表81.A" style:family="table-column">
      <style:table-column-properties style:column-width="1.972cm" style:rel-column-width="8841*"/>
    </style:style>
    <style:style style:name="表81.B" style:family="table-column">
      <style:table-column-properties style:column-width="12.645cm" style:rel-column-width="56694*"/>
    </style:style>
    <style:style style:name="表208" style:family="table">
      <style:table-properties style:width="14.617cm" fo:margin-left="0.392cm" fo:margin-right="-0.011cm" table:align="margins" style:writing-mode="lr-tb"/>
    </style:style>
    <style:style style:name="表208.A" style:family="table-column">
      <style:table-column-properties style:column-width="1.972cm" style:rel-column-width="8841*"/>
    </style:style>
    <style:style style:name="表208.B" style:family="table-column">
      <style:table-column-properties style:column-width="12.645cm" style:rel-column-width="56694*"/>
    </style:style>
    <style:style style:name="表26" style:family="table">
      <style:table-properties style:width="14.617cm" fo:margin-left="0.392cm" fo:margin-right="-0.011cm" table:align="margins" style:writing-mode="lr-tb"/>
    </style:style>
    <style:style style:name="表26.A" style:family="table-column">
      <style:table-column-properties style:column-width="1.972cm" style:rel-column-width="8841*"/>
    </style:style>
    <style:style style:name="表26.B" style:family="table-column">
      <style:table-column-properties style:column-width="12.645cm" style:rel-column-width="56694*"/>
    </style:style>
    <style:style style:name="表27" style:family="table">
      <style:table-properties style:width="14.617cm" fo:margin-left="0.392cm" fo:margin-right="-0.011cm" table:align="margins" style:writing-mode="lr-tb"/>
    </style:style>
    <style:style style:name="表27.A" style:family="table-column">
      <style:table-column-properties style:column-width="1.972cm" style:rel-column-width="8841*"/>
    </style:style>
    <style:style style:name="表27.B" style:family="table-column">
      <style:table-column-properties style:column-width="12.645cm" style:rel-column-width="56694*"/>
    </style:style>
    <style:style style:name="表227" style:family="table">
      <style:table-properties style:width="14.617cm" fo:margin-left="0.392cm" fo:margin-right="-0.011cm" table:align="margins" style:writing-mode="lr-tb"/>
    </style:style>
    <style:style style:name="表227.A" style:family="table-column">
      <style:table-column-properties style:column-width="1.972cm" style:rel-column-width="8841*"/>
    </style:style>
    <style:style style:name="表227.B" style:family="table-column">
      <style:table-column-properties style:column-width="12.645cm" style:rel-column-width="56694*"/>
    </style:style>
    <style:style style:name="表258" style:family="table">
      <style:table-properties style:width="14.617cm" fo:margin-left="0.392cm" fo:margin-right="-0.011cm" table:align="margins" style:writing-mode="lr-tb"/>
    </style:style>
    <style:style style:name="表258.A" style:family="table-column">
      <style:table-column-properties style:column-width="1.972cm" style:rel-column-width="8841*"/>
    </style:style>
    <style:style style:name="表258.B" style:family="table-column">
      <style:table-column-properties style:column-width="12.645cm" style:rel-column-width="56694*"/>
    </style:style>
    <style:style style:name="表224" style:family="table">
      <style:table-properties style:width="14.617cm" fo:margin-left="0.392cm" fo:margin-right="-0.011cm" table:align="margins" style:writing-mode="lr-tb"/>
    </style:style>
    <style:style style:name="表224.A" style:family="table-column">
      <style:table-column-properties style:column-width="1.972cm" style:rel-column-width="8841*"/>
    </style:style>
    <style:style style:name="表224.B" style:family="table-column">
      <style:table-column-properties style:column-width="12.645cm" style:rel-column-width="56694*"/>
    </style:style>
    <style:style style:name="表116" style:family="table">
      <style:table-properties style:width="14.617cm" fo:margin-left="0.392cm" fo:margin-right="-0.011cm" table:align="margins" style:writing-mode="lr-tb"/>
    </style:style>
    <style:style style:name="表116.A" style:family="table-column">
      <style:table-column-properties style:column-width="1.972cm" style:rel-column-width="8841*"/>
    </style:style>
    <style:style style:name="表116.B" style:family="table-column">
      <style:table-column-properties style:column-width="12.645cm" style:rel-column-width="56694*"/>
    </style:style>
    <style:style style:name="Table26" style:family="table">
      <style:table-properties style:width="14.617cm" fo:margin-left="0.392cm" fo:margin-right="-0.011cm" table:align="margins" style:writing-mode="lr-tb"/>
    </style:style>
    <style:style style:name="Table26.A" style:family="table-column">
      <style:table-column-properties style:column-width="1.972cm" style:rel-column-width="8841*"/>
    </style:style>
    <style:style style:name="Table26.B" style:family="table-column">
      <style:table-column-properties style:column-width="12.645cm" style:rel-column-width="56694*"/>
    </style:style>
    <style:style style:name="表238" style:family="table">
      <style:table-properties style:width="14.617cm" fo:margin-left="0.392cm" fo:margin-right="-0.011cm" table:align="margins" style:writing-mode="lr-tb"/>
    </style:style>
    <style:style style:name="表238.A" style:family="table-column">
      <style:table-column-properties style:column-width="1.972cm" style:rel-column-width="8841*"/>
    </style:style>
    <style:style style:name="表238.B" style:family="table-column">
      <style:table-column-properties style:column-width="12.645cm" style:rel-column-width="56694*"/>
    </style:style>
    <style:style style:name="表28" style:family="table">
      <style:table-properties style:width="14.617cm" fo:margin-left="0.392cm" fo:margin-right="-0.011cm" table:align="margins" style:writing-mode="lr-tb"/>
    </style:style>
    <style:style style:name="表28.A" style:family="table-column">
      <style:table-column-properties style:column-width="1.972cm" style:rel-column-width="8841*"/>
    </style:style>
    <style:style style:name="表28.B" style:family="table-column">
      <style:table-column-properties style:column-width="12.645cm" style:rel-column-width="56694*"/>
    </style:style>
    <style:style style:name="表245" style:family="table">
      <style:table-properties style:width="14.617cm" fo:margin-left="0.392cm" fo:margin-right="-0.011cm" table:align="margins" style:writing-mode="lr-tb"/>
    </style:style>
    <style:style style:name="表245.A" style:family="table-column">
      <style:table-column-properties style:column-width="1.972cm" style:rel-column-width="8841*"/>
    </style:style>
    <style:style style:name="表245.B" style:family="table-column">
      <style:table-column-properties style:column-width="12.645cm" style:rel-column-width="56694*"/>
    </style:style>
    <style:style style:name="表29" style:family="table">
      <style:table-properties style:width="14.617cm" fo:margin-left="0.392cm" fo:margin-right="-0.011cm" table:align="margins" style:writing-mode="lr-tb"/>
    </style:style>
    <style:style style:name="表29.A" style:family="table-column">
      <style:table-column-properties style:column-width="1.972cm" style:rel-column-width="8841*"/>
    </style:style>
    <style:style style:name="表29.B" style:family="table-column">
      <style:table-column-properties style:column-width="12.645cm" style:rel-column-width="56694*"/>
    </style:style>
    <style:style style:name="表30" style:family="table">
      <style:table-properties style:width="14.617cm" fo:margin-left="0.392cm" fo:margin-right="-0.011cm" table:align="margins" style:writing-mode="lr-tb"/>
    </style:style>
    <style:style style:name="表30.A" style:family="table-column">
      <style:table-column-properties style:column-width="1.972cm" style:rel-column-width="8841*"/>
    </style:style>
    <style:style style:name="表30.B" style:family="table-column">
      <style:table-column-properties style:column-width="12.645cm" style:rel-column-width="56694*"/>
    </style:style>
    <style:style style:name="表31" style:family="table">
      <style:table-properties style:width="14.617cm" fo:margin-left="0.392cm" fo:margin-right="-0.011cm" table:align="margins" style:writing-mode="lr-tb"/>
    </style:style>
    <style:style style:name="表31.A" style:family="table-column">
      <style:table-column-properties style:column-width="1.972cm" style:rel-column-width="8841*"/>
    </style:style>
    <style:style style:name="表31.B" style:family="table-column">
      <style:table-column-properties style:column-width="12.645cm" style:rel-column-width="56694*"/>
    </style:style>
    <style:style style:name="表32" style:family="table">
      <style:table-properties style:width="14.617cm" fo:margin-left="0.392cm" fo:margin-right="-0.011cm" table:align="margins" style:writing-mode="lr-tb"/>
    </style:style>
    <style:style style:name="表32.A" style:family="table-column">
      <style:table-column-properties style:column-width="1.972cm" style:rel-column-width="8841*"/>
    </style:style>
    <style:style style:name="表32.B" style:family="table-column">
      <style:table-column-properties style:column-width="12.645cm" style:rel-column-width="56694*"/>
    </style:style>
    <style:style style:name="表211" style:family="table">
      <style:table-properties style:width="14.617cm" fo:margin-left="0.392cm" fo:margin-right="-0.011cm" table:align="margins" style:writing-mode="lr-tb"/>
    </style:style>
    <style:style style:name="表211.A" style:family="table-column">
      <style:table-column-properties style:column-width="1.972cm" style:rel-column-width="8841*"/>
    </style:style>
    <style:style style:name="表211.B" style:family="table-column">
      <style:table-column-properties style:column-width="12.645cm" style:rel-column-width="56694*"/>
    </style:style>
    <style:style style:name="表33" style:family="table">
      <style:table-properties style:width="14.617cm" fo:margin-left="0.392cm" fo:margin-right="-0.011cm" table:align="margins" style:writing-mode="lr-tb"/>
    </style:style>
    <style:style style:name="表33.A" style:family="table-column">
      <style:table-column-properties style:column-width="1.972cm" style:rel-column-width="8841*"/>
    </style:style>
    <style:style style:name="表33.B" style:family="table-column">
      <style:table-column-properties style:column-width="12.645cm" style:rel-column-width="56694*"/>
    </style:style>
    <style:style style:name="Table36" style:family="table">
      <style:table-properties style:width="14.617cm" fo:margin-left="0.392cm" fo:margin-right="-0.011cm" table:align="margins" style:writing-mode="lr-tb"/>
    </style:style>
    <style:style style:name="Table36.A" style:family="table-column">
      <style:table-column-properties style:column-width="1.972cm" style:rel-column-width="8841*"/>
    </style:style>
    <style:style style:name="Table36.B" style:family="table-column">
      <style:table-column-properties style:column-width="12.645cm" style:rel-column-width="56694*"/>
    </style:style>
    <style:style style:name="表34" style:family="table">
      <style:table-properties style:width="14.617cm" fo:margin-left="0.392cm" fo:margin-right="-0.011cm" table:align="margins" style:writing-mode="lr-tb"/>
    </style:style>
    <style:style style:name="表34.A" style:family="table-column">
      <style:table-column-properties style:column-width="1.972cm" style:rel-column-width="8841*"/>
    </style:style>
    <style:style style:name="表34.B" style:family="table-column">
      <style:table-column-properties style:column-width="12.645cm" style:rel-column-width="56694*"/>
    </style:style>
    <style:style style:name="表239" style:family="table">
      <style:table-properties style:width="14.617cm" fo:margin-left="0.392cm" fo:margin-right="-0.011cm" table:align="margins" style:writing-mode="lr-tb"/>
    </style:style>
    <style:style style:name="表239.A" style:family="table-column">
      <style:table-column-properties style:column-width="1.972cm" style:rel-column-width="8841*"/>
    </style:style>
    <style:style style:name="表239.B" style:family="table-column">
      <style:table-column-properties style:column-width="12.645cm" style:rel-column-width="56694*"/>
    </style:style>
    <style:style style:name="Table37" style:family="table">
      <style:table-properties style:width="14.617cm" fo:margin-left="0.392cm" fo:margin-right="-0.011cm" table:align="margins" style:writing-mode="lr-tb"/>
    </style:style>
    <style:style style:name="Table37.A" style:family="table-column">
      <style:table-column-properties style:column-width="1.972cm" style:rel-column-width="8841*"/>
    </style:style>
    <style:style style:name="Table37.B" style:family="table-column">
      <style:table-column-properties style:column-width="12.645cm" style:rel-column-width="56694*"/>
    </style:style>
    <style:style style:name="表180" style:family="table">
      <style:table-properties style:width="14.617cm" fo:margin-left="0.392cm" fo:margin-right="-0.011cm" table:align="margins" style:writing-mode="lr-tb"/>
    </style:style>
    <style:style style:name="表180.A" style:family="table-column">
      <style:table-column-properties style:column-width="1.972cm" style:rel-column-width="8841*"/>
    </style:style>
    <style:style style:name="表180.B" style:family="table-column">
      <style:table-column-properties style:column-width="12.645cm" style:rel-column-width="56694*"/>
    </style:style>
    <style:style style:name="表167" style:family="table">
      <style:table-properties style:width="14.617cm" fo:margin-left="0.392cm" fo:margin-right="-0.011cm" table:align="margins" style:writing-mode="lr-tb"/>
    </style:style>
    <style:style style:name="表167.A" style:family="table-column">
      <style:table-column-properties style:column-width="1.972cm" style:rel-column-width="8841*"/>
    </style:style>
    <style:style style:name="表167.B" style:family="table-column">
      <style:table-column-properties style:column-width="12.645cm" style:rel-column-width="56694*"/>
    </style:style>
    <style:style style:name="表167.A1" style:family="table-cell">
      <style:table-cell-properties fo:padding="0cm" fo:border="none"/>
    </style:style>
    <style:style style:name="表168" style:family="table">
      <style:table-properties style:width="14.617cm" fo:margin-left="0.392cm" fo:margin-right="-0.011cm" table:align="margins" style:writing-mode="lr-tb"/>
    </style:style>
    <style:style style:name="表168.A" style:family="table-column">
      <style:table-column-properties style:column-width="1.972cm" style:rel-column-width="8841*"/>
    </style:style>
    <style:style style:name="表168.B" style:family="table-column">
      <style:table-column-properties style:column-width="12.645cm" style:rel-column-width="56694*"/>
    </style:style>
    <style:style style:name="表168.A1" style:family="table-cell">
      <style:table-cell-properties fo:padding="0cm" fo:border="none"/>
    </style:style>
    <style:style style:name="表35" style:family="table">
      <style:table-properties style:width="14.617cm" fo:margin-left="0.392cm" fo:margin-right="-0.011cm" table:align="margins" style:writing-mode="lr-tb"/>
    </style:style>
    <style:style style:name="表35.A" style:family="table-column">
      <style:table-column-properties style:column-width="1.972cm" style:rel-column-width="8841*"/>
    </style:style>
    <style:style style:name="表35.B" style:family="table-column">
      <style:table-column-properties style:column-width="12.645cm" style:rel-column-width="56694*"/>
    </style:style>
    <style:style style:name="表36" style:family="table">
      <style:table-properties style:width="14.617cm" fo:margin-left="0.392cm" fo:margin-right="-0.011cm" table:align="margins" style:writing-mode="lr-tb"/>
    </style:style>
    <style:style style:name="表36.A" style:family="table-column">
      <style:table-column-properties style:column-width="1.972cm" style:rel-column-width="8841*"/>
    </style:style>
    <style:style style:name="表36.B" style:family="table-column">
      <style:table-column-properties style:column-width="12.645cm" style:rel-column-width="56694*"/>
    </style:style>
    <style:style style:name="表37" style:family="table">
      <style:table-properties style:width="14.617cm" fo:margin-left="0.392cm" fo:margin-right="-0.011cm" table:align="margins" style:writing-mode="lr-tb"/>
    </style:style>
    <style:style style:name="表37.A" style:family="table-column">
      <style:table-column-properties style:column-width="1.972cm" style:rel-column-width="8841*"/>
    </style:style>
    <style:style style:name="表37.B" style:family="table-column">
      <style:table-column-properties style:column-width="12.645cm" style:rel-column-width="56694*"/>
    </style:style>
    <style:style style:name="Table4" style:family="table">
      <style:table-properties style:width="14.617cm" fo:margin-left="0.392cm" fo:margin-right="-0.011cm" table:align="margins" style:writing-mode="lr-tb"/>
    </style:style>
    <style:style style:name="Table4.A" style:family="table-column">
      <style:table-column-properties style:column-width="1.972cm" style:rel-column-width="8841*"/>
    </style:style>
    <style:style style:name="Table4.B" style:family="table-column">
      <style:table-column-properties style:column-width="12.645cm" style:rel-column-width="56694*"/>
    </style:style>
    <style:style style:name="Table6" style:family="table">
      <style:table-properties style:width="14.617cm" fo:margin-left="0.392cm" fo:margin-right="-0.011cm" table:align="margins" style:writing-mode="lr-tb"/>
    </style:style>
    <style:style style:name="Table6.A" style:family="table-column">
      <style:table-column-properties style:column-width="1.972cm" style:rel-column-width="8841*"/>
    </style:style>
    <style:style style:name="Table6.B" style:family="table-column">
      <style:table-column-properties style:column-width="12.645cm" style:rel-column-width="56694*"/>
    </style:style>
    <style:style style:name="Table5" style:family="table">
      <style:table-properties style:width="14.617cm" fo:margin-left="0.392cm" fo:margin-right="-0.011cm" table:align="margins" style:writing-mode="lr-tb"/>
    </style:style>
    <style:style style:name="Table5.A" style:family="table-column">
      <style:table-column-properties style:column-width="1.972cm" style:rel-column-width="8841*"/>
    </style:style>
    <style:style style:name="Table5.B" style:family="table-column">
      <style:table-column-properties style:column-width="12.645cm" style:rel-column-width="56694*"/>
    </style:style>
    <style:style style:name="表257" style:family="table">
      <style:table-properties style:width="14.617cm" fo:margin-left="0.392cm" fo:margin-right="-0.011cm" table:align="margins" style:writing-mode="lr-tb"/>
    </style:style>
    <style:style style:name="表257.A" style:family="table-column">
      <style:table-column-properties style:column-width="1.972cm" style:rel-column-width="8841*"/>
    </style:style>
    <style:style style:name="表257.B" style:family="table-column">
      <style:table-column-properties style:column-width="12.645cm" style:rel-column-width="56694*"/>
    </style:style>
    <style:style style:name="表182" style:family="table">
      <style:table-properties style:width="14.617cm" fo:margin-left="0.392cm" fo:margin-right="-0.011cm" table:align="margins" style:writing-mode="lr-tb"/>
    </style:style>
    <style:style style:name="表182.A" style:family="table-column">
      <style:table-column-properties style:column-width="1.972cm" style:rel-column-width="8841*"/>
    </style:style>
    <style:style style:name="表182.B" style:family="table-column">
      <style:table-column-properties style:column-width="12.645cm" style:rel-column-width="56694*"/>
    </style:style>
    <style:style style:name="表117" style:family="table">
      <style:table-properties style:width="14.617cm" fo:margin-left="0.392cm" fo:margin-right="-0.011cm" table:align="margins" style:writing-mode="lr-tb"/>
    </style:style>
    <style:style style:name="表117.A" style:family="table-column">
      <style:table-column-properties style:column-width="1.972cm" style:rel-column-width="8841*"/>
    </style:style>
    <style:style style:name="表117.B" style:family="table-column">
      <style:table-column-properties style:column-width="12.645cm" style:rel-column-width="56694*"/>
    </style:style>
    <style:style style:name="表117.A1" style:family="table-cell">
      <style:table-cell-properties fo:padding="0cm" fo:border="none"/>
    </style:style>
    <style:style style:name="表117.6" style:family="table-row">
      <style:table-row-properties style:min-row-height="0.635cm"/>
    </style:style>
    <style:style style:name="表117.7" style:family="table-row">
      <style:table-row-properties style:min-row-height="0.794cm"/>
    </style:style>
    <style:style style:name="表38" style:family="table">
      <style:table-properties style:width="14.617cm" fo:margin-left="0.392cm" fo:margin-right="-0.011cm" table:align="margins" style:writing-mode="lr-tb"/>
    </style:style>
    <style:style style:name="表38.A" style:family="table-column">
      <style:table-column-properties style:column-width="1.972cm" style:rel-column-width="8841*"/>
    </style:style>
    <style:style style:name="表38.B" style:family="table-column">
      <style:table-column-properties style:column-width="12.645cm" style:rel-column-width="56694*"/>
    </style:style>
    <style:style style:name="表39" style:family="table">
      <style:table-properties style:width="14.617cm" fo:margin-left="0.392cm" fo:margin-right="-0.011cm" table:align="margins" style:writing-mode="lr-tb"/>
    </style:style>
    <style:style style:name="表39.A" style:family="table-column">
      <style:table-column-properties style:column-width="1.972cm" style:rel-column-width="8841*"/>
    </style:style>
    <style:style style:name="表39.B" style:family="table-column">
      <style:table-column-properties style:column-width="12.645cm" style:rel-column-width="56694*"/>
    </style:style>
    <style:style style:name="表40" style:family="table">
      <style:table-properties style:width="14.617cm" fo:margin-left="0.392cm" fo:margin-right="-0.011cm" table:align="margins" style:writing-mode="lr-tb"/>
    </style:style>
    <style:style style:name="表40.A" style:family="table-column">
      <style:table-column-properties style:column-width="1.972cm" style:rel-column-width="8841*"/>
    </style:style>
    <style:style style:name="表40.B" style:family="table-column">
      <style:table-column-properties style:column-width="12.645cm" style:rel-column-width="56694*"/>
    </style:style>
    <style:style style:name="表173" style:family="table">
      <style:table-properties style:width="14.617cm" fo:margin-left="0.392cm" fo:margin-right="-0.011cm" table:align="margins" style:writing-mode="lr-tb"/>
    </style:style>
    <style:style style:name="表173.A" style:family="table-column">
      <style:table-column-properties style:column-width="1.972cm" style:rel-column-width="8841*"/>
    </style:style>
    <style:style style:name="表173.B" style:family="table-column">
      <style:table-column-properties style:column-width="12.645cm" style:rel-column-width="56694*"/>
    </style:style>
    <style:style style:name="表41" style:family="table">
      <style:table-properties style:width="14.617cm" fo:margin-left="0.392cm" fo:margin-right="-0.011cm" table:align="margins" style:writing-mode="lr-tb"/>
    </style:style>
    <style:style style:name="表41.A" style:family="table-column">
      <style:table-column-properties style:column-width="1.972cm" style:rel-column-width="8841*"/>
    </style:style>
    <style:style style:name="表41.B" style:family="table-column">
      <style:table-column-properties style:column-width="12.645cm" style:rel-column-width="56694*"/>
    </style:style>
    <style:style style:name="表183" style:family="table">
      <style:table-properties style:width="14.617cm" fo:margin-left="0.392cm" fo:margin-right="-0.011cm" table:align="margins" style:writing-mode="lr-tb"/>
    </style:style>
    <style:style style:name="表183.A" style:family="table-column">
      <style:table-column-properties style:column-width="1.972cm" style:rel-column-width="8841*"/>
    </style:style>
    <style:style style:name="表183.B" style:family="table-column">
      <style:table-column-properties style:column-width="12.645cm" style:rel-column-width="56694*"/>
    </style:style>
    <style:style style:name="表183.A1" style:family="table-cell">
      <style:table-cell-properties fo:padding="0cm" fo:border="none"/>
    </style:style>
    <style:style style:name="表42" style:family="table">
      <style:table-properties style:width="14.617cm" fo:margin-left="0.392cm" fo:margin-right="-0.011cm" table:align="margins" style:writing-mode="lr-tb"/>
    </style:style>
    <style:style style:name="表42.A" style:family="table-column">
      <style:table-column-properties style:column-width="1.972cm" style:rel-column-width="8841*"/>
    </style:style>
    <style:style style:name="表42.B" style:family="table-column">
      <style:table-column-properties style:column-width="12.645cm" style:rel-column-width="56694*"/>
    </style:style>
    <style:style style:name="表42.A1" style:family="table-cell">
      <style:table-cell-properties fo:padding="0cm" fo:border="none"/>
    </style:style>
    <style:style style:name="表43" style:family="table">
      <style:table-properties style:width="14.617cm" fo:margin-left="0.392cm" fo:margin-right="-0.011cm" table:align="margins" style:writing-mode="lr-tb"/>
    </style:style>
    <style:style style:name="表43.A" style:family="table-column">
      <style:table-column-properties style:column-width="1.972cm" style:rel-column-width="8841*"/>
    </style:style>
    <style:style style:name="表43.B" style:family="table-column">
      <style:table-column-properties style:column-width="12.645cm" style:rel-column-width="56694*"/>
    </style:style>
    <style:style style:name="Table27" style:family="table">
      <style:table-properties style:width="14.617cm" fo:margin-left="0.392cm" fo:margin-right="-0.011cm" table:align="margins" style:writing-mode="lr-tb"/>
    </style:style>
    <style:style style:name="Table27.A" style:family="table-column">
      <style:table-column-properties style:column-width="1.972cm" style:rel-column-width="8841*"/>
    </style:style>
    <style:style style:name="Table27.B" style:family="table-column">
      <style:table-column-properties style:column-width="12.645cm" style:rel-column-width="56694*"/>
    </style:style>
    <style:style style:name="表192" style:family="table">
      <style:table-properties style:width="14.617cm" fo:margin-left="0.392cm" fo:margin-right="-0.011cm" table:align="margins" style:writing-mode="lr-tb"/>
    </style:style>
    <style:style style:name="表192.A" style:family="table-column">
      <style:table-column-properties style:column-width="1.972cm" style:rel-column-width="8841*"/>
    </style:style>
    <style:style style:name="表192.B" style:family="table-column">
      <style:table-column-properties style:column-width="12.645cm" style:rel-column-width="56694*"/>
    </style:style>
    <style:style style:name="Table39" style:family="table">
      <style:table-properties style:width="14.617cm" fo:margin-left="0.392cm" fo:margin-right="-0.011cm" table:align="margins" style:writing-mode="lr-tb"/>
    </style:style>
    <style:style style:name="Table39.A" style:family="table-column">
      <style:table-column-properties style:column-width="1.972cm" style:rel-column-width="8841*"/>
    </style:style>
    <style:style style:name="Table39.B" style:family="table-column">
      <style:table-column-properties style:column-width="12.645cm" style:rel-column-width="56694*"/>
    </style:style>
    <style:style style:name="Table40" style:family="table">
      <style:table-properties style:width="14.617cm" fo:margin-left="0.392cm" fo:margin-right="-0.011cm" table:align="margins" style:writing-mode="lr-tb"/>
    </style:style>
    <style:style style:name="Table40.A" style:family="table-column">
      <style:table-column-properties style:column-width="1.972cm" style:rel-column-width="8841*"/>
    </style:style>
    <style:style style:name="Table40.B" style:family="table-column">
      <style:table-column-properties style:column-width="12.645cm" style:rel-column-width="56694*"/>
    </style:style>
    <style:style style:name="表44" style:family="table">
      <style:table-properties style:width="14.617cm" fo:margin-left="0.392cm" fo:margin-right="-0.011cm" table:align="margins" style:writing-mode="lr-tb"/>
    </style:style>
    <style:style style:name="表44.A" style:family="table-column">
      <style:table-column-properties style:column-width="1.972cm" style:rel-column-width="8841*"/>
    </style:style>
    <style:style style:name="表44.B" style:family="table-column">
      <style:table-column-properties style:column-width="12.645cm" style:rel-column-width="56694*"/>
    </style:style>
    <style:style style:name="表45" style:family="table">
      <style:table-properties style:width="14.617cm" fo:margin-left="0.392cm" fo:margin-right="-0.011cm" table:align="margins" style:writing-mode="lr-tb"/>
    </style:style>
    <style:style style:name="表45.A" style:family="table-column">
      <style:table-column-properties style:column-width="1.972cm" style:rel-column-width="8841*"/>
    </style:style>
    <style:style style:name="表45.B" style:family="table-column">
      <style:table-column-properties style:column-width="12.645cm" style:rel-column-width="56694*"/>
    </style:style>
    <style:style style:name="Table28" style:family="table">
      <style:table-properties style:width="14.617cm" fo:margin-left="0.392cm" fo:margin-right="-0.011cm" table:align="margins" style:writing-mode="lr-tb"/>
    </style:style>
    <style:style style:name="Table28.A" style:family="table-column">
      <style:table-column-properties style:column-width="1.972cm" style:rel-column-width="8841*"/>
    </style:style>
    <style:style style:name="Table28.B" style:family="table-column">
      <style:table-column-properties style:column-width="12.645cm" style:rel-column-width="56694*"/>
    </style:style>
    <style:style style:name="表46" style:family="table">
      <style:table-properties style:width="14.617cm" fo:margin-left="0.392cm" fo:margin-right="-0.011cm" table:align="margins" style:writing-mode="lr-tb"/>
    </style:style>
    <style:style style:name="表46.A" style:family="table-column">
      <style:table-column-properties style:column-width="1.972cm" style:rel-column-width="8841*"/>
    </style:style>
    <style:style style:name="表46.B" style:family="table-column">
      <style:table-column-properties style:column-width="12.645cm" style:rel-column-width="56694*"/>
    </style:style>
    <style:style style:name="Table29" style:family="table">
      <style:table-properties style:width="14.617cm" fo:margin-left="0.392cm" fo:margin-right="-0.011cm" table:align="margins" style:writing-mode="lr-tb"/>
    </style:style>
    <style:style style:name="Table29.A" style:family="table-column">
      <style:table-column-properties style:column-width="1.972cm" style:rel-column-width="8841*"/>
    </style:style>
    <style:style style:name="Table29.B" style:family="table-column">
      <style:table-column-properties style:column-width="12.645cm" style:rel-column-width="56694*"/>
    </style:style>
    <style:style style:name="表156" style:family="table">
      <style:table-properties style:width="14.617cm" fo:margin-left="0.392cm" fo:margin-right="-0.011cm" table:align="margins" style:writing-mode="lr-tb"/>
    </style:style>
    <style:style style:name="表156.A" style:family="table-column">
      <style:table-column-properties style:column-width="1.972cm" style:rel-column-width="8841*"/>
    </style:style>
    <style:style style:name="表156.B" style:family="table-column">
      <style:table-column-properties style:column-width="12.645cm" style:rel-column-width="56694*"/>
    </style:style>
    <style:style style:name="表163" style:family="table">
      <style:table-properties style:width="14.617cm" fo:margin-left="0.392cm" fo:margin-right="-0.011cm" table:align="margins" style:writing-mode="lr-tb"/>
    </style:style>
    <style:style style:name="表163.A" style:family="table-column">
      <style:table-column-properties style:column-width="1.972cm" style:rel-column-width="8841*"/>
    </style:style>
    <style:style style:name="表163.B" style:family="table-column">
      <style:table-column-properties style:column-width="12.645cm" style:rel-column-width="56694*"/>
    </style:style>
    <style:style style:name="表163.A1" style:family="table-cell">
      <style:table-cell-properties fo:padding="0cm" fo:border="none"/>
    </style:style>
    <style:style style:name="表47" style:family="table">
      <style:table-properties style:width="14.617cm" fo:margin-left="0.392cm" fo:margin-right="-0.011cm" table:align="margins" style:writing-mode="lr-tb"/>
    </style:style>
    <style:style style:name="表47.A" style:family="table-column">
      <style:table-column-properties style:column-width="1.972cm" style:rel-column-width="8841*"/>
    </style:style>
    <style:style style:name="表47.B" style:family="table-column">
      <style:table-column-properties style:column-width="12.645cm" style:rel-column-width="56694*"/>
    </style:style>
    <style:style style:name="表47.A1" style:family="table-cell">
      <style:table-cell-properties fo:padding="0cm" fo:border="none"/>
    </style:style>
    <style:style style:name="Table41" style:family="table">
      <style:table-properties style:width="14.617cm" fo:margin-left="0.392cm" fo:margin-right="-0.011cm" table:align="margins" style:writing-mode="lr-tb"/>
    </style:style>
    <style:style style:name="Table41.A" style:family="table-column">
      <style:table-column-properties style:column-width="1.972cm" style:rel-column-width="8841*"/>
    </style:style>
    <style:style style:name="Table41.B" style:family="table-column">
      <style:table-column-properties style:column-width="12.645cm" style:rel-column-width="56694*"/>
    </style:style>
    <style:style style:name="表176" style:family="table">
      <style:table-properties style:width="14.617cm" fo:margin-left="0.392cm" fo:margin-right="-0.011cm" table:align="margins" style:writing-mode="lr-tb"/>
    </style:style>
    <style:style style:name="表176.A" style:family="table-column">
      <style:table-column-properties style:column-width="1.972cm" style:rel-column-width="8841*"/>
    </style:style>
    <style:style style:name="表176.B" style:family="table-column">
      <style:table-column-properties style:column-width="12.645cm" style:rel-column-width="56694*"/>
    </style:style>
    <style:style style:name="表48" style:family="table">
      <style:table-properties style:width="14.6cm" fo:margin-left="0.392cm" fo:margin-right="0.007cm" table:align="margins" style:writing-mode="lr-tb"/>
    </style:style>
    <style:style style:name="表48.A" style:family="table-column">
      <style:table-column-properties style:column-width="1.97cm" style:rel-column-width="8844*"/>
    </style:style>
    <style:style style:name="表48.B" style:family="table-column">
      <style:table-column-properties style:column-width="12.629cm" style:rel-column-width="56691*"/>
    </style:style>
    <style:style style:name="Table30" style:family="table">
      <style:table-properties style:width="14.617cm" fo:margin-left="0.392cm" fo:margin-right="-0.011cm" table:align="margins" style:writing-mode="lr-tb"/>
    </style:style>
    <style:style style:name="Table30.A" style:family="table-column">
      <style:table-column-properties style:column-width="1.972cm" style:rel-column-width="8841*"/>
    </style:style>
    <style:style style:name="Table30.B" style:family="table-column">
      <style:table-column-properties style:column-width="12.645cm" style:rel-column-width="56694*"/>
    </style:style>
    <style:style style:name="Table31" style:family="table">
      <style:table-properties style:width="14.617cm" fo:margin-left="0.392cm" fo:margin-right="-0.011cm" table:align="margins" style:writing-mode="lr-tb"/>
    </style:style>
    <style:style style:name="Table31.A" style:family="table-column">
      <style:table-column-properties style:column-width="1.972cm" style:rel-column-width="8841*"/>
    </style:style>
    <style:style style:name="Table31.B" style:family="table-column">
      <style:table-column-properties style:column-width="12.645cm" style:rel-column-width="56694*"/>
    </style:style>
    <style:style style:name="表49" style:family="table">
      <style:table-properties style:width="14.617cm" fo:margin-left="0.392cm" fo:margin-right="-0.011cm" table:align="margins" style:writing-mode="lr-tb"/>
    </style:style>
    <style:style style:name="表49.A" style:family="table-column">
      <style:table-column-properties style:column-width="1.972cm" style:rel-column-width="8841*"/>
    </style:style>
    <style:style style:name="表49.B" style:family="table-column">
      <style:table-column-properties style:column-width="12.645cm" style:rel-column-width="56694*"/>
    </style:style>
    <style:style style:name="Table42" style:family="table">
      <style:table-properties style:width="14.617cm" fo:margin-left="0.392cm" fo:margin-right="-0.011cm" table:align="margins" style:writing-mode="lr-tb"/>
    </style:style>
    <style:style style:name="Table42.A" style:family="table-column">
      <style:table-column-properties style:column-width="1.972cm" style:rel-column-width="8841*"/>
    </style:style>
    <style:style style:name="Table42.B" style:family="table-column">
      <style:table-column-properties style:column-width="12.645cm" style:rel-column-width="56694*"/>
    </style:style>
    <style:style style:name="表146" style:family="table">
      <style:table-properties style:width="14.617cm" fo:margin-left="0.392cm" fo:margin-right="-0.011cm" table:align="margins" style:writing-mode="lr-tb"/>
    </style:style>
    <style:style style:name="表146.A" style:family="table-column">
      <style:table-column-properties style:column-width="1.97cm" style:rel-column-width="8833*"/>
    </style:style>
    <style:style style:name="表146.B" style:family="table-column">
      <style:table-column-properties style:column-width="12.647cm" style:rel-column-width="56702*"/>
    </style:style>
    <style:style style:name="表50" style:family="table">
      <style:table-properties style:width="14.617cm" fo:margin-left="0.392cm" fo:margin-right="-0.011cm" table:align="margins" style:writing-mode="lr-tb"/>
    </style:style>
    <style:style style:name="表50.A" style:family="table-column">
      <style:table-column-properties style:column-width="1.972cm" style:rel-column-width="8841*"/>
    </style:style>
    <style:style style:name="表50.B" style:family="table-column">
      <style:table-column-properties style:column-width="12.645cm" style:rel-column-width="56694*"/>
    </style:style>
    <style:style style:name="表51" style:family="table">
      <style:table-properties style:width="14.617cm" fo:margin-left="0.392cm" fo:margin-right="-0.011cm" table:align="margins" style:writing-mode="lr-tb"/>
    </style:style>
    <style:style style:name="表51.A" style:family="table-column">
      <style:table-column-properties style:column-width="1.972cm" style:rel-column-width="8841*"/>
    </style:style>
    <style:style style:name="表51.B" style:family="table-column">
      <style:table-column-properties style:column-width="12.645cm" style:rel-column-width="56694*"/>
    </style:style>
    <style:style style:name="表52" style:family="table">
      <style:table-properties style:width="14.617cm" fo:margin-left="0.392cm" fo:margin-right="-0.011cm" table:align="margins" style:writing-mode="lr-tb"/>
    </style:style>
    <style:style style:name="表52.A" style:family="table-column">
      <style:table-column-properties style:column-width="1.972cm" style:rel-column-width="8841*"/>
    </style:style>
    <style:style style:name="表52.B" style:family="table-column">
      <style:table-column-properties style:column-width="12.645cm" style:rel-column-width="56694*"/>
    </style:style>
    <style:style style:name="表119" style:family="table">
      <style:table-properties style:width="14.617cm" fo:margin-left="0.392cm" fo:margin-right="-0.011cm" table:align="margins" style:writing-mode="lr-tb"/>
    </style:style>
    <style:style style:name="表119.A" style:family="table-column">
      <style:table-column-properties style:column-width="1.972cm" style:rel-column-width="8841*"/>
    </style:style>
    <style:style style:name="表119.B" style:family="table-column">
      <style:table-column-properties style:column-width="12.645cm" style:rel-column-width="56694*"/>
    </style:style>
    <style:style style:name="Table32" style:family="table">
      <style:table-properties style:width="14.617cm" fo:margin-left="0.392cm" fo:margin-right="-0.011cm" table:align="margins" style:writing-mode="lr-tb"/>
    </style:style>
    <style:style style:name="Table32.A" style:family="table-column">
      <style:table-column-properties style:column-width="1.972cm" style:rel-column-width="8841*"/>
    </style:style>
    <style:style style:name="Table32.B" style:family="table-column">
      <style:table-column-properties style:column-width="12.645cm" style:rel-column-width="56694*"/>
    </style:style>
    <style:style style:name="表53" style:family="table">
      <style:table-properties style:width="14.617cm" fo:margin-left="0.392cm" fo:margin-right="-0.011cm" table:align="margins" style:writing-mode="lr-tb"/>
    </style:style>
    <style:style style:name="表53.A" style:family="table-column">
      <style:table-column-properties style:column-width="1.972cm" style:rel-column-width="8841*"/>
    </style:style>
    <style:style style:name="表53.B" style:family="table-column">
      <style:table-column-properties style:column-width="12.645cm" style:rel-column-width="56694*"/>
    </style:style>
    <style:style style:name="表201" style:family="table">
      <style:table-properties style:width="14.617cm" fo:margin-left="0.392cm" fo:margin-right="-0.011cm" table:align="margins" style:writing-mode="lr-tb"/>
    </style:style>
    <style:style style:name="表201.A" style:family="table-column">
      <style:table-column-properties style:column-width="1.972cm" style:rel-column-width="8841*"/>
    </style:style>
    <style:style style:name="表201.B" style:family="table-column">
      <style:table-column-properties style:column-width="12.645cm" style:rel-column-width="56694*"/>
    </style:style>
    <style:style style:name="表82" style:family="table">
      <style:table-properties style:width="14.617cm" fo:margin-left="0.392cm" fo:margin-right="-0.011cm" table:align="margins" style:writing-mode="lr-tb"/>
    </style:style>
    <style:style style:name="表82.A" style:family="table-column">
      <style:table-column-properties style:column-width="1.972cm" style:rel-column-width="8841*"/>
    </style:style>
    <style:style style:name="表82.B" style:family="table-column">
      <style:table-column-properties style:column-width="12.645cm" style:rel-column-width="56694*"/>
    </style:style>
    <style:style style:name="Table43" style:family="table">
      <style:table-properties style:width="14.617cm" fo:margin-left="0.392cm" fo:margin-right="-0.011cm" table:align="margins" style:writing-mode="lr-tb"/>
    </style:style>
    <style:style style:name="Table43.A" style:family="table-column">
      <style:table-column-properties style:column-width="1.972cm" style:rel-column-width="8841*"/>
    </style:style>
    <style:style style:name="Table43.B" style:family="table-column">
      <style:table-column-properties style:column-width="12.645cm" style:rel-column-width="56694*"/>
    </style:style>
    <style:style style:name="Table44" style:family="table">
      <style:table-properties style:width="14.617cm" fo:margin-left="0.392cm" fo:margin-right="-0.011cm" table:align="margins" style:writing-mode="lr-tb"/>
    </style:style>
    <style:style style:name="Table44.A" style:family="table-column">
      <style:table-column-properties style:column-width="1.972cm" style:rel-column-width="8841*"/>
    </style:style>
    <style:style style:name="Table44.B" style:family="table-column">
      <style:table-column-properties style:column-width="12.645cm" style:rel-column-width="56694*"/>
    </style:style>
    <style:style style:name="表54" style:family="table">
      <style:table-properties style:width="14.617cm" fo:margin-left="0.392cm" fo:margin-right="-0.011cm" table:align="margins" style:writing-mode="lr-tb"/>
    </style:style>
    <style:style style:name="表54.A" style:family="table-column">
      <style:table-column-properties style:column-width="1.972cm" style:rel-column-width="8841*"/>
    </style:style>
    <style:style style:name="表54.B" style:family="table-column">
      <style:table-column-properties style:column-width="12.645cm" style:rel-column-width="56694*"/>
    </style:style>
    <style:style style:name="表55" style:family="table">
      <style:table-properties style:width="14.617cm" fo:margin-left="0.392cm" fo:margin-right="-0.011cm" table:align="margins" style:writing-mode="lr-tb"/>
    </style:style>
    <style:style style:name="表55.A" style:family="table-column">
      <style:table-column-properties style:column-width="1.972cm" style:rel-column-width="8841*"/>
    </style:style>
    <style:style style:name="表55.B" style:family="table-column">
      <style:table-column-properties style:column-width="12.645cm" style:rel-column-width="56694*"/>
    </style:style>
    <style:style style:name="表56" style:family="table">
      <style:table-properties style:width="14.617cm" fo:margin-left="0.392cm" fo:margin-right="-0.011cm" table:align="margins" style:writing-mode="lr-tb"/>
    </style:style>
    <style:style style:name="表56.A" style:family="table-column">
      <style:table-column-properties style:column-width="1.972cm" style:rel-column-width="8841*"/>
    </style:style>
    <style:style style:name="表56.B" style:family="table-column">
      <style:table-column-properties style:column-width="12.645cm" style:rel-column-width="56694*"/>
    </style:style>
    <style:style style:name="Table33" style:family="table">
      <style:table-properties style:width="14.617cm" fo:margin-left="0.392cm" fo:margin-right="-0.011cm" table:align="margins" style:writing-mode="lr-tb"/>
    </style:style>
    <style:style style:name="Table33.A" style:family="table-column">
      <style:table-column-properties style:column-width="1.972cm" style:rel-column-width="8841*"/>
    </style:style>
    <style:style style:name="Table33.B" style:family="table-column">
      <style:table-column-properties style:column-width="12.645cm" style:rel-column-width="56694*"/>
    </style:style>
    <style:style style:name="表57" style:family="table">
      <style:table-properties style:width="14.617cm" fo:margin-left="0.392cm" fo:margin-right="-0.011cm" table:align="margins" style:writing-mode="lr-tb"/>
    </style:style>
    <style:style style:name="表57.A" style:family="table-column">
      <style:table-column-properties style:column-width="1.972cm" style:rel-column-width="8841*"/>
    </style:style>
    <style:style style:name="表57.B" style:family="table-column">
      <style:table-column-properties style:column-width="12.645cm" style:rel-column-width="56694*"/>
    </style:style>
    <style:style style:name="表210" style:family="table">
      <style:table-properties style:width="14.7cm" fo:margin-left="0.392cm" fo:margin-right="-0.093cm" table:align="margins" style:writing-mode="lr-tb"/>
    </style:style>
    <style:style style:name="表210.A" style:family="table-column">
      <style:table-column-properties style:column-width="1.97cm" style:rel-column-width="8783*"/>
    </style:style>
    <style:style style:name="表210.B" style:family="table-column">
      <style:table-column-properties style:column-width="12.73cm" style:rel-column-width="56752*"/>
    </style:style>
    <style:style style:name="表58" style:family="table">
      <style:table-properties style:width="14.617cm" fo:margin-left="0.392cm" fo:margin-right="-0.011cm" table:align="margins" style:writing-mode="lr-tb"/>
    </style:style>
    <style:style style:name="表58.A" style:family="table-column">
      <style:table-column-properties style:column-width="1.972cm" style:rel-column-width="8841*"/>
    </style:style>
    <style:style style:name="表58.B" style:family="table-column">
      <style:table-column-properties style:column-width="12.645cm" style:rel-column-width="56694*"/>
    </style:style>
    <style:style style:name="表59" style:family="table">
      <style:table-properties style:width="14.617cm" fo:margin-left="0.392cm" fo:margin-right="-0.011cm" table:align="margins" style:writing-mode="lr-tb"/>
    </style:style>
    <style:style style:name="表59.A" style:family="table-column">
      <style:table-column-properties style:column-width="1.972cm" style:rel-column-width="8841*"/>
    </style:style>
    <style:style style:name="表59.B" style:family="table-column">
      <style:table-column-properties style:column-width="12.645cm" style:rel-column-width="56694*"/>
    </style:style>
    <style:style style:name="表60" style:family="table">
      <style:table-properties style:width="14.617cm" fo:margin-left="0.392cm" fo:margin-right="-0.011cm" table:align="margins" style:writing-mode="lr-tb"/>
    </style:style>
    <style:style style:name="表60.A" style:family="table-column">
      <style:table-column-properties style:column-width="1.972cm" style:rel-column-width="8841*"/>
    </style:style>
    <style:style style:name="表60.B" style:family="table-column">
      <style:table-column-properties style:column-width="12.645cm" style:rel-column-width="56694*"/>
    </style:style>
    <style:style style:name="表226" style:family="table">
      <style:table-properties style:width="14.617cm" fo:margin-left="0.392cm" fo:margin-right="-0.011cm" table:align="margins" style:writing-mode="lr-tb"/>
    </style:style>
    <style:style style:name="表226.A" style:family="table-column">
      <style:table-column-properties style:column-width="1.972cm" style:rel-column-width="8841*"/>
    </style:style>
    <style:style style:name="表226.B" style:family="table-column">
      <style:table-column-properties style:column-width="12.645cm" style:rel-column-width="56694*"/>
    </style:style>
    <style:style style:name="表84" style:family="table">
      <style:table-properties style:width="14.617cm" fo:margin-left="0.392cm" fo:margin-right="-0.011cm" table:align="margins" style:writing-mode="lr-tb"/>
    </style:style>
    <style:style style:name="表84.A" style:family="table-column">
      <style:table-column-properties style:column-width="1.972cm" style:rel-column-width="8841*"/>
    </style:style>
    <style:style style:name="表84.B" style:family="table-column">
      <style:table-column-properties style:column-width="12.645cm" style:rel-column-width="56694*"/>
    </style:style>
    <style:style style:name="表86" style:family="table">
      <style:table-properties style:width="14.617cm" fo:margin-left="0.392cm" fo:margin-right="-0.011cm" table:align="margins" style:writing-mode="lr-tb"/>
    </style:style>
    <style:style style:name="表86.A" style:family="table-column">
      <style:table-column-properties style:column-width="1.972cm" style:rel-column-width="8841*"/>
    </style:style>
    <style:style style:name="表86.B" style:family="table-column">
      <style:table-column-properties style:column-width="12.645cm" style:rel-column-width="56694*"/>
    </style:style>
    <style:style style:name="表61" style:family="table">
      <style:table-properties style:width="14.617cm" fo:margin-left="0.392cm" fo:margin-right="-0.011cm" table:align="margins" style:writing-mode="lr-tb"/>
    </style:style>
    <style:style style:name="表61.A" style:family="table-column">
      <style:table-column-properties style:column-width="1.972cm" style:rel-column-width="8841*"/>
    </style:style>
    <style:style style:name="表61.B" style:family="table-column">
      <style:table-column-properties style:column-width="12.645cm" style:rel-column-width="56694*"/>
    </style:style>
    <style:style style:name="表62" style:family="table">
      <style:table-properties style:width="14.617cm" fo:margin-left="0.392cm" fo:margin-right="-0.011cm" table:align="margins" style:writing-mode="lr-tb"/>
    </style:style>
    <style:style style:name="表62.A" style:family="table-column">
      <style:table-column-properties style:column-width="1.972cm" style:rel-column-width="8841*"/>
    </style:style>
    <style:style style:name="表62.B" style:family="table-column">
      <style:table-column-properties style:column-width="12.645cm" style:rel-column-width="56694*"/>
    </style:style>
    <style:style style:name="表63" style:family="table">
      <style:table-properties style:width="14.617cm" fo:margin-left="0.392cm" fo:margin-right="-0.011cm" table:align="margins" style:writing-mode="lr-tb"/>
    </style:style>
    <style:style style:name="表63.A" style:family="table-column">
      <style:table-column-properties style:column-width="1.972cm" style:rel-column-width="8841*"/>
    </style:style>
    <style:style style:name="表63.B" style:family="table-column">
      <style:table-column-properties style:column-width="12.645cm" style:rel-column-width="56694*"/>
    </style:style>
    <style:style style:name="表64" style:family="table">
      <style:table-properties style:width="14.617cm" fo:margin-left="0.392cm" fo:margin-right="-0.011cm" table:align="margins" style:writing-mode="lr-tb"/>
    </style:style>
    <style:style style:name="表64.A" style:family="table-column">
      <style:table-column-properties style:column-width="1.972cm" style:rel-column-width="8841*"/>
    </style:style>
    <style:style style:name="表64.B" style:family="table-column">
      <style:table-column-properties style:column-width="12.645cm" style:rel-column-width="56694*"/>
    </style:style>
    <style:style style:name="表65" style:family="table">
      <style:table-properties style:width="14.617cm" fo:margin-left="0.392cm" fo:margin-right="-0.011cm" table:align="margins" style:writing-mode="lr-tb"/>
    </style:style>
    <style:style style:name="表65.A" style:family="table-column">
      <style:table-column-properties style:column-width="1.972cm" style:rel-column-width="8841*"/>
    </style:style>
    <style:style style:name="表65.B" style:family="table-column">
      <style:table-column-properties style:column-width="12.645cm" style:rel-column-width="56694*"/>
    </style:style>
    <style:style style:name="表66" style:family="table">
      <style:table-properties style:width="14.617cm" fo:margin-left="0.392cm" fo:margin-right="-0.011cm" table:align="margins" style:writing-mode="lr-tb"/>
    </style:style>
    <style:style style:name="表66.A" style:family="table-column">
      <style:table-column-properties style:column-width="1.972cm" style:rel-column-width="8841*"/>
    </style:style>
    <style:style style:name="表66.B" style:family="table-column">
      <style:table-column-properties style:column-width="12.645cm" style:rel-column-width="56694*"/>
    </style:style>
    <style:style style:name="表209" style:family="table">
      <style:table-properties style:width="14.617cm" fo:margin-left="0.392cm" fo:margin-right="-0.011cm" table:align="margins" style:writing-mode="lr-tb"/>
    </style:style>
    <style:style style:name="表209.A" style:family="table-column">
      <style:table-column-properties style:column-width="1.972cm" style:rel-column-width="8841*"/>
    </style:style>
    <style:style style:name="表209.B" style:family="table-column">
      <style:table-column-properties style:column-width="12.645cm" style:rel-column-width="56694*"/>
    </style:style>
    <style:style style:name="表228" style:family="table">
      <style:table-properties style:width="14.617cm" fo:margin-left="0.392cm" fo:margin-right="-0.011cm" table:align="margins" style:writing-mode="lr-tb"/>
    </style:style>
    <style:style style:name="表228.A" style:family="table-column">
      <style:table-column-properties style:column-width="1.972cm" style:rel-column-width="8841*"/>
    </style:style>
    <style:style style:name="表228.B" style:family="table-column">
      <style:table-column-properties style:column-width="12.645cm" style:rel-column-width="56694*"/>
    </style:style>
    <style:style style:name="表228.A1" style:family="table-cell">
      <style:table-cell-properties fo:padding="0cm" fo:border="none"/>
    </style:style>
    <style:style style:name="表67" style:family="table">
      <style:table-properties style:width="14.617cm" fo:margin-left="0.392cm" fo:margin-right="-0.011cm" table:align="margins" style:writing-mode="lr-tb"/>
    </style:style>
    <style:style style:name="表67.A" style:family="table-column">
      <style:table-column-properties style:column-width="1.972cm" style:rel-column-width="8841*"/>
    </style:style>
    <style:style style:name="表67.B" style:family="table-column">
      <style:table-column-properties style:column-width="12.645cm" style:rel-column-width="56694*"/>
    </style:style>
    <style:style style:name="Table34" style:family="table">
      <style:table-properties style:width="14.617cm" fo:margin-left="0.392cm" fo:margin-right="-0.011cm" table:align="margins" style:writing-mode="lr-tb"/>
    </style:style>
    <style:style style:name="Table34.A" style:family="table-column">
      <style:table-column-properties style:column-width="1.972cm" style:rel-column-width="8841*"/>
    </style:style>
    <style:style style:name="Table34.B" style:family="table-column">
      <style:table-column-properties style:column-width="12.645cm" style:rel-column-width="56694*"/>
    </style:style>
    <style:style style:name="表220" style:family="table">
      <style:table-properties style:width="14.617cm" fo:margin-left="0.392cm" fo:margin-right="-0.011cm" table:align="margins" style:writing-mode="lr-tb"/>
    </style:style>
    <style:style style:name="表220.A" style:family="table-column">
      <style:table-column-properties style:column-width="1.972cm" style:rel-column-width="8841*"/>
    </style:style>
    <style:style style:name="表220.B" style:family="table-column">
      <style:table-column-properties style:column-width="12.645cm" style:rel-column-width="56694*"/>
    </style:style>
    <style:style style:name="表225" style:family="table">
      <style:table-properties style:width="14.617cm" fo:margin-left="0.392cm" fo:margin-right="-0.011cm" table:align="margins" style:writing-mode="lr-tb"/>
    </style:style>
    <style:style style:name="表225.A" style:family="table-column">
      <style:table-column-properties style:column-width="1.972cm" style:rel-column-width="8841*"/>
    </style:style>
    <style:style style:name="表225.B" style:family="table-column">
      <style:table-column-properties style:column-width="12.645cm" style:rel-column-width="56694*"/>
    </style:style>
    <style:style style:name="表68" style:family="table">
      <style:table-properties style:width="14.617cm" fo:margin-left="0.392cm" fo:margin-right="-0.011cm" table:align="margins" style:writing-mode="lr-tb"/>
    </style:style>
    <style:style style:name="表68.A" style:family="table-column">
      <style:table-column-properties style:column-width="1.972cm" style:rel-column-width="8841*"/>
    </style:style>
    <style:style style:name="表68.B" style:family="table-column">
      <style:table-column-properties style:column-width="12.645cm" style:rel-column-width="56694*"/>
    </style:style>
    <style:style style:name="Table35" style:family="table">
      <style:table-properties style:width="14.617cm" fo:margin-left="0.392cm" fo:margin-right="-0.011cm" table:align="margins" style:writing-mode="lr-tb"/>
    </style:style>
    <style:style style:name="Table35.A" style:family="table-column">
      <style:table-column-properties style:column-width="1.972cm" style:rel-column-width="8841*"/>
    </style:style>
    <style:style style:name="Table35.B" style:family="table-column">
      <style:table-column-properties style:column-width="12.645cm" style:rel-column-width="56694*"/>
    </style:style>
    <style:style style:name="表197" style:family="table">
      <style:table-properties style:width="14.617cm" fo:margin-left="0.392cm" fo:margin-right="-0.011cm" table:align="margins" style:writing-mode="lr-tb"/>
    </style:style>
    <style:style style:name="表197.A" style:family="table-column">
      <style:table-column-properties style:column-width="1.972cm" style:rel-column-width="8841*"/>
    </style:style>
    <style:style style:name="表197.B" style:family="table-column">
      <style:table-column-properties style:column-width="12.645cm" style:rel-column-width="56694*"/>
    </style:style>
    <style:style style:name="表69" style:family="table">
      <style:table-properties style:width="14.617cm" fo:margin-left="0.392cm" fo:margin-right="-0.011cm" table:align="margins" style:writing-mode="lr-tb"/>
    </style:style>
    <style:style style:name="表69.A" style:family="table-column">
      <style:table-column-properties style:column-width="1.972cm" style:rel-column-width="8841*"/>
    </style:style>
    <style:style style:name="表69.B" style:family="table-column">
      <style:table-column-properties style:column-width="12.645cm" style:rel-column-width="56694*"/>
    </style:style>
    <style:style style:name="表70" style:family="table">
      <style:table-properties style:width="14.617cm" fo:margin-left="0.392cm" fo:margin-right="-0.011cm" table:align="margins" style:writing-mode="lr-tb"/>
    </style:style>
    <style:style style:name="表70.A" style:family="table-column">
      <style:table-column-properties style:column-width="1.972cm" style:rel-column-width="8841*"/>
    </style:style>
    <style:style style:name="表70.B" style:family="table-column">
      <style:table-column-properties style:column-width="12.645cm" style:rel-column-width="56694*"/>
    </style:style>
    <style:style style:name="表222" style:family="table">
      <style:table-properties style:width="14.617cm" fo:margin-left="0.392cm" fo:margin-right="-0.011cm" table:align="margins" style:writing-mode="lr-tb"/>
    </style:style>
    <style:style style:name="表222.A" style:family="table-column">
      <style:table-column-properties style:column-width="1.972cm" style:rel-column-width="8841*"/>
    </style:style>
    <style:style style:name="表222.B" style:family="table-column">
      <style:table-column-properties style:column-width="12.645cm" style:rel-column-width="56694*"/>
    </style:style>
    <style:style style:name="表71" style:family="table">
      <style:table-properties style:width="14.617cm" fo:margin-left="0.392cm" fo:margin-right="-0.011cm" table:align="margins" style:writing-mode="lr-tb"/>
    </style:style>
    <style:style style:name="表71.A" style:family="table-column">
      <style:table-column-properties style:column-width="1.972cm" style:rel-column-width="8841*"/>
    </style:style>
    <style:style style:name="表71.B" style:family="table-column">
      <style:table-column-properties style:column-width="12.645cm" style:rel-column-width="56694*"/>
    </style:style>
    <style:style style:name="表72" style:family="table">
      <style:table-properties style:width="14.617cm" fo:margin-left="0.392cm" fo:margin-right="-0.011cm" table:align="margins" style:writing-mode="lr-tb"/>
    </style:style>
    <style:style style:name="表72.A" style:family="table-column">
      <style:table-column-properties style:column-width="1.972cm" style:rel-column-width="8841*"/>
    </style:style>
    <style:style style:name="表72.B" style:family="table-column">
      <style:table-column-properties style:column-width="12.645cm" style:rel-column-width="56694*"/>
    </style:style>
    <style:style style:name="表73" style:family="table">
      <style:table-properties style:width="14.617cm" fo:margin-left="0.392cm" fo:margin-right="-0.011cm" table:align="margins" style:writing-mode="lr-tb"/>
    </style:style>
    <style:style style:name="表73.A" style:family="table-column">
      <style:table-column-properties style:column-width="1.972cm" style:rel-column-width="8841*"/>
    </style:style>
    <style:style style:name="表73.B" style:family="table-column">
      <style:table-column-properties style:column-width="12.645cm" style:rel-column-width="56694*"/>
    </style:style>
    <style:style style:name="表174" style:family="table">
      <style:table-properties style:width="14.617cm" fo:margin-left="0.392cm" fo:margin-right="-0.011cm" table:align="margins" style:writing-mode="lr-tb"/>
    </style:style>
    <style:style style:name="表174.A" style:family="table-column">
      <style:table-column-properties style:column-width="1.972cm" style:rel-column-width="8841*"/>
    </style:style>
    <style:style style:name="表174.B" style:family="table-column">
      <style:table-column-properties style:column-width="12.645cm" style:rel-column-width="56694*"/>
    </style:style>
    <style:style style:name="表74" style:family="table">
      <style:table-properties style:width="14.617cm" fo:margin-left="0.392cm" fo:margin-right="-0.011cm" table:align="margins" style:writing-mode="lr-tb"/>
    </style:style>
    <style:style style:name="表74.A" style:family="table-column">
      <style:table-column-properties style:column-width="1.972cm" style:rel-column-width="8841*"/>
    </style:style>
    <style:style style:name="表74.B" style:family="table-column">
      <style:table-column-properties style:column-width="12.645cm" style:rel-column-width="56694*"/>
    </style:style>
    <style:style style:name="表75" style:family="table">
      <style:table-properties style:width="14.617cm" fo:margin-left="0.392cm" fo:margin-right="-0.011cm" table:align="margins" style:writing-mode="lr-tb"/>
    </style:style>
    <style:style style:name="表75.A" style:family="table-column">
      <style:table-column-properties style:column-width="1.972cm" style:rel-column-width="8841*"/>
    </style:style>
    <style:style style:name="表75.B" style:family="table-column">
      <style:table-column-properties style:column-width="12.645cm" style:rel-column-width="56694*"/>
    </style:style>
    <style:style style:name="表76" style:family="table">
      <style:table-properties style:width="14.617cm" fo:margin-left="0.392cm" fo:margin-right="-0.011cm" table:align="margins" style:writing-mode="lr-tb"/>
    </style:style>
    <style:style style:name="表76.A" style:family="table-column">
      <style:table-column-properties style:column-width="1.972cm" style:rel-column-width="8841*"/>
    </style:style>
    <style:style style:name="表76.B" style:family="table-column">
      <style:table-column-properties style:column-width="12.645cm" style:rel-column-width="56694*"/>
    </style:style>
    <style:style style:name="表77" style:family="table">
      <style:table-properties style:width="14.617cm" fo:margin-left="0.392cm" fo:margin-right="-0.011cm" table:align="margins" style:writing-mode="lr-tb"/>
    </style:style>
    <style:style style:name="表77.A" style:family="table-column">
      <style:table-column-properties style:column-width="1.972cm" style:rel-column-width="8841*"/>
    </style:style>
    <style:style style:name="表77.B" style:family="table-column">
      <style:table-column-properties style:column-width="12.645cm" style:rel-column-width="56694*"/>
    </style:style>
    <style:style style:name="表136" style:family="table">
      <style:table-properties style:width="14.617cm" fo:margin-left="0.392cm" fo:margin-right="-0.011cm" table:align="margins" style:writing-mode="lr-tb"/>
    </style:style>
    <style:style style:name="表136.A" style:family="table-column">
      <style:table-column-properties style:column-width="1.972cm" style:rel-column-width="8841*"/>
    </style:style>
    <style:style style:name="表136.B" style:family="table-column">
      <style:table-column-properties style:column-width="12.645cm" style:rel-column-width="56694*"/>
    </style:style>
    <style:style style:name="表78" style:family="table">
      <style:table-properties style:width="14.617cm" fo:margin-left="0.392cm" fo:margin-right="-0.011cm" table:align="margins" style:writing-mode="lr-tb"/>
    </style:style>
    <style:style style:name="表78.A" style:family="table-column">
      <style:table-column-properties style:column-width="1.97cm" style:rel-column-width="8833*"/>
    </style:style>
    <style:style style:name="表78.B" style:family="table-column">
      <style:table-column-properties style:column-width="12.647cm" style:rel-column-width="56702*"/>
    </style:style>
    <style:style style:name="表78.6" style:family="table-row">
      <style:table-row-properties style:min-row-height="0.741cm"/>
    </style:style>
    <style:style style:name="Table7" style:family="table">
      <style:table-properties style:width="14.617cm" fo:margin-left="0.392cm" fo:margin-right="-0.011cm" table:align="margins" style:writing-mode="lr-tb"/>
    </style:style>
    <style:style style:name="Table7.A" style:family="table-column">
      <style:table-column-properties style:column-width="1.972cm" style:rel-column-width="8841*"/>
    </style:style>
    <style:style style:name="Table7.B" style:family="table-column">
      <style:table-column-properties style:column-width="12.645cm" style:rel-column-width="56694*"/>
    </style:style>
    <style:style style:name="Table8" style:family="table">
      <style:table-properties style:width="14.617cm" fo:margin-left="0.392cm" fo:margin-right="-0.011cm" table:align="margins" style:writing-mode="lr-tb"/>
    </style:style>
    <style:style style:name="Table8.A" style:family="table-column">
      <style:table-column-properties style:column-width="1.972cm" style:rel-column-width="8841*"/>
    </style:style>
    <style:style style:name="Table8.B" style:family="table-column">
      <style:table-column-properties style:column-width="12.645cm" style:rel-column-width="56694*"/>
    </style:style>
    <style:style style:name="表151" style:family="table">
      <style:table-properties style:width="14.617cm" fo:margin-left="0.392cm" fo:margin-right="-0.011cm" table:align="margins" style:writing-mode="lr-tb"/>
    </style:style>
    <style:style style:name="表151.A" style:family="table-column">
      <style:table-column-properties style:column-width="1.972cm" style:rel-column-width="8841*"/>
    </style:style>
    <style:style style:name="表151.B" style:family="table-column">
      <style:table-column-properties style:column-width="12.645cm" style:rel-column-width="56694*"/>
    </style:style>
    <style:style style:name="表151.A1" style:family="table-cell">
      <style:table-cell-properties fo:padding="0cm" fo:border="none"/>
    </style:style>
    <style:style style:name="表172" style:family="table">
      <style:table-properties style:width="14.617cm" fo:margin-left="0.392cm" fo:margin-right="-0.011cm" table:align="margins" style:writing-mode="lr-tb"/>
    </style:style>
    <style:style style:name="表172.A" style:family="table-column">
      <style:table-column-properties style:column-width="1.972cm" style:rel-column-width="8841*"/>
    </style:style>
    <style:style style:name="表172.B" style:family="table-column">
      <style:table-column-properties style:column-width="12.645cm" style:rel-column-width="56694*"/>
    </style:style>
    <style:style style:name="表79" style:family="table">
      <style:table-properties style:width="14.617cm" fo:margin-left="0.392cm" fo:margin-right="-0.011cm" table:align="margins" style:writing-mode="lr-tb"/>
    </style:style>
    <style:style style:name="表79.A" style:family="table-column">
      <style:table-column-properties style:column-width="1.972cm" style:rel-column-width="8841*"/>
    </style:style>
    <style:style style:name="表79.B" style:family="table-column">
      <style:table-column-properties style:column-width="12.645cm" style:rel-column-width="56694*"/>
    </style:style>
    <style:style style:name="表80" style:family="table">
      <style:table-properties style:width="14.617cm" fo:margin-left="0.392cm" fo:margin-right="-0.011cm" table:align="margins" style:writing-mode="lr-tb"/>
    </style:style>
    <style:style style:name="表80.A" style:family="table-column">
      <style:table-column-properties style:column-width="1.972cm" style:rel-column-width="8841*"/>
    </style:style>
    <style:style style:name="表80.B" style:family="table-column">
      <style:table-column-properties style:column-width="12.645cm" style:rel-column-width="56694*"/>
    </style:style>
    <style:style style:name="表92" style:family="table">
      <style:table-properties style:width="14.617cm" fo:margin-left="0.392cm" fo:margin-right="-0.011cm" table:align="margins" style:writing-mode="lr-tb"/>
    </style:style>
    <style:style style:name="表92.A" style:family="table-column">
      <style:table-column-properties style:column-width="1.972cm" style:rel-column-width="8841*"/>
    </style:style>
    <style:style style:name="表92.B" style:family="table-column">
      <style:table-column-properties style:column-width="12.645cm" style:rel-column-width="56694*"/>
    </style:style>
    <style:style style:name="表218" style:family="table">
      <style:table-properties style:width="14.617cm" fo:margin-left="0.392cm" fo:margin-right="-0.011cm" table:align="margins" style:writing-mode="lr-tb"/>
    </style:style>
    <style:style style:name="表218.A" style:family="table-column">
      <style:table-column-properties style:column-width="1.972cm" style:rel-column-width="8841*"/>
    </style:style>
    <style:style style:name="表218.B" style:family="table-column">
      <style:table-column-properties style:column-width="12.645cm" style:rel-column-width="56694*"/>
    </style:style>
    <style:style style:name="表120" style:family="table">
      <style:table-properties style:width="14.617cm" fo:margin-left="0.392cm" fo:margin-right="-0.011cm" table:align="margins" style:writing-mode="lr-tb"/>
    </style:style>
    <style:style style:name="表120.A" style:family="table-column">
      <style:table-column-properties style:column-width="1.972cm" style:rel-column-width="8841*"/>
    </style:style>
    <style:style style:name="表120.B" style:family="table-column">
      <style:table-column-properties style:column-width="12.645cm" style:rel-column-width="56694*"/>
    </style:style>
    <style:style style:name="表219" style:family="table">
      <style:table-properties style:width="14.617cm" fo:margin-left="0.392cm" fo:margin-right="-0.011cm" table:align="margins" style:writing-mode="lr-tb"/>
    </style:style>
    <style:style style:name="表219.A" style:family="table-column">
      <style:table-column-properties style:column-width="1.972cm" style:rel-column-width="8841*"/>
    </style:style>
    <style:style style:name="表219.B" style:family="table-column">
      <style:table-column-properties style:column-width="12.645cm" style:rel-column-width="56694*"/>
    </style:style>
    <style:style style:name="表93" style:family="table">
      <style:table-properties style:width="14.617cm" fo:margin-left="0.392cm" fo:margin-right="-0.011cm" table:align="margins" style:writing-mode="lr-tb"/>
    </style:style>
    <style:style style:name="表93.A" style:family="table-column">
      <style:table-column-properties style:column-width="1.972cm" style:rel-column-width="8841*"/>
    </style:style>
    <style:style style:name="表93.B" style:family="table-column">
      <style:table-column-properties style:column-width="12.645cm" style:rel-column-width="56694*"/>
    </style:style>
    <style:style style:name="表243" style:family="table">
      <style:table-properties style:width="14.617cm" fo:margin-left="0.392cm" fo:margin-right="-0.011cm" table:align="margins" style:writing-mode="lr-tb"/>
    </style:style>
    <style:style style:name="表243.A" style:family="table-column">
      <style:table-column-properties style:column-width="1.972cm" style:rel-column-width="8841*"/>
    </style:style>
    <style:style style:name="表243.B" style:family="table-column">
      <style:table-column-properties style:column-width="12.645cm" style:rel-column-width="56694*"/>
    </style:style>
    <style:style style:name="表244" style:family="table">
      <style:table-properties style:width="14.617cm" fo:margin-left="0.392cm" fo:margin-right="-0.011cm" table:align="margins" style:writing-mode="lr-tb"/>
    </style:style>
    <style:style style:name="表244.A" style:family="table-column">
      <style:table-column-properties style:column-width="1.972cm" style:rel-column-width="8841*"/>
    </style:style>
    <style:style style:name="表244.B" style:family="table-column">
      <style:table-column-properties style:column-width="12.645cm" style:rel-column-width="56694*"/>
    </style:style>
    <style:style style:name="表242" style:family="table">
      <style:table-properties style:width="14.617cm" fo:margin-left="0.392cm" fo:margin-right="-0.011cm" table:align="margins" style:writing-mode="lr-tb"/>
    </style:style>
    <style:style style:name="表242.A" style:family="table-column">
      <style:table-column-properties style:column-width="1.972cm" style:rel-column-width="8841*"/>
    </style:style>
    <style:style style:name="表242.B" style:family="table-column">
      <style:table-column-properties style:column-width="12.645cm" style:rel-column-width="56694*"/>
    </style:style>
    <style:style style:name="表255" style:family="table">
      <style:table-properties style:width="14.617cm" fo:margin-left="0.392cm" fo:margin-right="-0.011cm" table:align="margins" style:writing-mode="lr-tb"/>
    </style:style>
    <style:style style:name="表255.A" style:family="table-column">
      <style:table-column-properties style:column-width="1.972cm" style:rel-column-width="8841*"/>
    </style:style>
    <style:style style:name="表255.B" style:family="table-column">
      <style:table-column-properties style:column-width="12.645cm" style:rel-column-width="56694*"/>
    </style:style>
    <style:style style:name="表256" style:family="table">
      <style:table-properties style:width="14.617cm" fo:margin-left="0.392cm" fo:margin-right="-0.011cm" table:align="margins" style:writing-mode="lr-tb"/>
    </style:style>
    <style:style style:name="表256.A" style:family="table-column">
      <style:table-column-properties style:column-width="1.972cm" style:rel-column-width="8841*"/>
    </style:style>
    <style:style style:name="表256.B" style:family="table-column">
      <style:table-column-properties style:column-width="12.645cm" style:rel-column-width="56694*"/>
    </style:style>
    <style:style style:name="表250" style:family="table">
      <style:table-properties style:width="14.617cm" fo:margin-left="0.392cm" fo:margin-right="-0.011cm" table:align="margins" style:writing-mode="lr-tb"/>
    </style:style>
    <style:style style:name="表250.A" style:family="table-column">
      <style:table-column-properties style:column-width="1.972cm" style:rel-column-width="8841*"/>
    </style:style>
    <style:style style:name="表250.B" style:family="table-column">
      <style:table-column-properties style:column-width="12.645cm" style:rel-column-width="56694*"/>
    </style:style>
    <style:style style:name="表246" style:family="table">
      <style:table-properties style:width="14.617cm" fo:margin-left="0.392cm" fo:margin-right="-0.011cm" table:align="margins" style:writing-mode="lr-tb"/>
    </style:style>
    <style:style style:name="表246.A" style:family="table-column">
      <style:table-column-properties style:column-width="1.972cm" style:rel-column-width="8841*"/>
    </style:style>
    <style:style style:name="表246.B" style:family="table-column">
      <style:table-column-properties style:column-width="12.645cm" style:rel-column-width="56694*"/>
    </style:style>
    <style:style style:name="表249" style:family="table">
      <style:table-properties style:width="14.617cm" fo:margin-left="0.392cm" fo:margin-right="-0.011cm" table:align="margins" style:writing-mode="lr-tb"/>
    </style:style>
    <style:style style:name="表249.A" style:family="table-column">
      <style:table-column-properties style:column-width="1.972cm" style:rel-column-width="8841*"/>
    </style:style>
    <style:style style:name="表249.B" style:family="table-column">
      <style:table-column-properties style:column-width="12.645cm" style:rel-column-width="56694*"/>
    </style:style>
    <style:style style:name="表252" style:family="table">
      <style:table-properties style:width="14.617cm" fo:margin-left="0.392cm" fo:margin-right="-0.011cm" table:align="margins" style:writing-mode="lr-tb"/>
    </style:style>
    <style:style style:name="表252.A" style:family="table-column">
      <style:table-column-properties style:column-width="1.972cm" style:rel-column-width="8841*"/>
    </style:style>
    <style:style style:name="表252.B" style:family="table-column">
      <style:table-column-properties style:column-width="12.645cm" style:rel-column-width="56694*"/>
    </style:style>
    <style:style style:name="表253" style:family="table">
      <style:table-properties style:width="14.617cm" fo:margin-left="0.392cm" fo:margin-right="-0.011cm" table:align="margins" style:writing-mode="lr-tb"/>
    </style:style>
    <style:style style:name="表253.A" style:family="table-column">
      <style:table-column-properties style:column-width="1.972cm" style:rel-column-width="8841*"/>
    </style:style>
    <style:style style:name="表253.B" style:family="table-column">
      <style:table-column-properties style:column-width="12.645cm" style:rel-column-width="56694*"/>
    </style:style>
    <style:style style:name="表248" style:family="table">
      <style:table-properties style:width="14.617cm" fo:margin-left="0.392cm" fo:margin-right="-0.011cm" table:align="margins" style:writing-mode="lr-tb"/>
    </style:style>
    <style:style style:name="表248.A" style:family="table-column">
      <style:table-column-properties style:column-width="1.972cm" style:rel-column-width="8841*"/>
    </style:style>
    <style:style style:name="表248.B" style:family="table-column">
      <style:table-column-properties style:column-width="12.645cm" style:rel-column-width="56694*"/>
    </style:style>
    <style:style style:name="表247" style:family="table">
      <style:table-properties style:width="14.617cm" fo:margin-left="0.392cm" fo:margin-right="-0.011cm" table:align="margins" style:writing-mode="lr-tb"/>
    </style:style>
    <style:style style:name="表247.A" style:family="table-column">
      <style:table-column-properties style:column-width="1.972cm" style:rel-column-width="8841*"/>
    </style:style>
    <style:style style:name="表247.B" style:family="table-column">
      <style:table-column-properties style:column-width="12.645cm" style:rel-column-width="56694*"/>
    </style:style>
    <style:style style:name="表251" style:family="table">
      <style:table-properties style:width="14.617cm" fo:margin-left="0.392cm" fo:margin-right="-0.011cm" table:align="margins" style:writing-mode="lr-tb"/>
    </style:style>
    <style:style style:name="表251.A" style:family="table-column">
      <style:table-column-properties style:column-width="1.972cm" style:rel-column-width="8841*"/>
    </style:style>
    <style:style style:name="表251.B" style:family="table-column">
      <style:table-column-properties style:column-width="12.645cm" style:rel-column-width="56694*"/>
    </style:style>
    <style:style style:name="表254" style:family="table">
      <style:table-properties style:width="14.617cm" fo:margin-left="0.392cm" fo:margin-right="-0.011cm" table:align="margins" style:writing-mode="lr-tb"/>
    </style:style>
    <style:style style:name="表254.A" style:family="table-column">
      <style:table-column-properties style:column-width="1.972cm" style:rel-column-width="8841*"/>
    </style:style>
    <style:style style:name="表254.B" style:family="table-column">
      <style:table-column-properties style:column-width="12.645cm" style:rel-column-width="56694*"/>
    </style:style>
    <style:style style:name="表191" style:family="table">
      <style:table-properties style:width="14.617cm" fo:margin-left="0.392cm" fo:margin-right="-0.011cm" table:align="margins" style:writing-mode="lr-tb"/>
    </style:style>
    <style:style style:name="表191.A" style:family="table-column">
      <style:table-column-properties style:column-width="1.972cm" style:rel-column-width="8841*"/>
    </style:style>
    <style:style style:name="表191.B" style:family="table-column">
      <style:table-column-properties style:column-width="12.645cm" style:rel-column-width="56694*"/>
    </style:style>
    <style:style style:name="表129" style:family="table">
      <style:table-properties style:width="14.617cm" fo:margin-left="0.392cm" fo:margin-right="-0.011cm" table:align="margins" style:writing-mode="lr-tb"/>
    </style:style>
    <style:style style:name="表129.A" style:family="table-column">
      <style:table-column-properties style:column-width="1.972cm" style:rel-column-width="8841*"/>
    </style:style>
    <style:style style:name="表129.B" style:family="table-column">
      <style:table-column-properties style:column-width="12.645cm" style:rel-column-width="56694*"/>
    </style:style>
    <style:style style:name="Table46" style:family="table">
      <style:table-properties style:width="14.617cm" fo:margin-left="0.392cm" fo:margin-right="-0.011cm" table:align="margins" style:writing-mode="lr-tb"/>
    </style:style>
    <style:style style:name="Table46.A" style:family="table-column">
      <style:table-column-properties style:column-width="1.972cm" style:rel-column-width="8841*"/>
    </style:style>
    <style:style style:name="Table46.B" style:family="table-column">
      <style:table-column-properties style:column-width="12.645cm" style:rel-column-width="56694*"/>
    </style:style>
    <style:style style:name="表187" style:family="table">
      <style:table-properties style:width="14.617cm" fo:margin-left="0.392cm" fo:margin-right="-0.011cm" table:align="margins" style:writing-mode="lr-tb"/>
    </style:style>
    <style:style style:name="表187.A" style:family="table-column">
      <style:table-column-properties style:column-width="1.972cm" style:rel-column-width="8841*"/>
    </style:style>
    <style:style style:name="表187.B" style:family="table-column">
      <style:table-column-properties style:column-width="12.645cm" style:rel-column-width="56694*"/>
    </style:style>
    <style:style style:name="Table17" style:family="table">
      <style:table-properties style:width="14.617cm" fo:margin-left="0.392cm" fo:margin-right="-0.011cm" table:align="margins" style:writing-mode="lr-tb"/>
    </style:style>
    <style:style style:name="Table17.A" style:family="table-column">
      <style:table-column-properties style:column-width="1.972cm" style:rel-column-width="8841*"/>
    </style:style>
    <style:style style:name="Table17.B" style:family="table-column">
      <style:table-column-properties style:column-width="12.645cm" style:rel-column-width="56694*"/>
    </style:style>
    <style:style style:name="Table18" style:family="table">
      <style:table-properties style:width="14.617cm" fo:margin-left="0.392cm" fo:margin-right="-0.011cm" table:align="margins" style:writing-mode="lr-tb"/>
    </style:style>
    <style:style style:name="Table18.A" style:family="table-column">
      <style:table-column-properties style:column-width="1.97cm" style:rel-column-width="8833*"/>
    </style:style>
    <style:style style:name="Table18.B" style:family="table-column">
      <style:table-column-properties style:column-width="12.647cm" style:rel-column-width="56702*"/>
    </style:style>
    <style:style style:name="Table19" style:family="table">
      <style:table-properties style:width="14.617cm" fo:margin-left="0.392cm" fo:margin-right="-0.011cm" table:align="margins" style:writing-mode="lr-tb"/>
    </style:style>
    <style:style style:name="Table19.A" style:family="table-column">
      <style:table-column-properties style:column-width="1.972cm" style:rel-column-width="8841*"/>
    </style:style>
    <style:style style:name="Table19.B" style:family="table-column">
      <style:table-column-properties style:column-width="12.645cm" style:rel-column-width="56694*"/>
    </style:style>
    <style:style style:name="Table20" style:family="table">
      <style:table-properties style:width="14.617cm" fo:margin-left="0.392cm" fo:margin-right="-0.011cm" table:align="margins" style:writing-mode="lr-tb"/>
    </style:style>
    <style:style style:name="Table20.A" style:family="table-column">
      <style:table-column-properties style:column-width="1.972cm" style:rel-column-width="8841*"/>
    </style:style>
    <style:style style:name="Table20.B" style:family="table-column">
      <style:table-column-properties style:column-width="12.645cm" style:rel-column-width="56694*"/>
    </style:style>
    <style:style style:name="Table21" style:family="table">
      <style:table-properties style:width="14.617cm" fo:margin-left="0.392cm" fo:margin-right="-0.011cm" table:align="margins" style:writing-mode="lr-tb"/>
    </style:style>
    <style:style style:name="Table21.A" style:family="table-column">
      <style:table-column-properties style:column-width="1.972cm" style:rel-column-width="8841*"/>
    </style:style>
    <style:style style:name="Table21.B" style:family="table-column">
      <style:table-column-properties style:column-width="12.645cm" style:rel-column-width="56694*"/>
    </style:style>
    <style:style style:name="Table22" style:family="table">
      <style:table-properties style:width="14.617cm" fo:margin-left="0.392cm" fo:margin-right="-0.011cm" table:align="margins" style:writing-mode="lr-tb"/>
    </style:style>
    <style:style style:name="Table22.A" style:family="table-column">
      <style:table-column-properties style:column-width="1.972cm" style:rel-column-width="8841*"/>
    </style:style>
    <style:style style:name="Table22.B" style:family="table-column">
      <style:table-column-properties style:column-width="12.645cm" style:rel-column-width="56694*"/>
    </style:style>
    <style:style style:name="Table23" style:family="table">
      <style:table-properties style:width="14.617cm" fo:margin-left="0.392cm" fo:margin-right="-0.011cm" table:align="margins" style:writing-mode="lr-tb"/>
    </style:style>
    <style:style style:name="Table23.A" style:family="table-column">
      <style:table-column-properties style:column-width="1.972cm" style:rel-column-width="8841*"/>
    </style:style>
    <style:style style:name="Table23.B" style:family="table-column">
      <style:table-column-properties style:column-width="12.645cm" style:rel-column-width="56694*"/>
    </style:style>
    <style:style style:name="表232" style:family="table">
      <style:table-properties style:width="14.617cm" fo:margin-left="0.392cm" fo:margin-right="-0.011cm" table:align="margins" style:writing-mode="lr-tb"/>
    </style:style>
    <style:style style:name="表232.A" style:family="table-column">
      <style:table-column-properties style:column-width="1.972cm" style:rel-column-width="8841*"/>
    </style:style>
    <style:style style:name="表232.B" style:family="table-column">
      <style:table-column-properties style:column-width="12.645cm" style:rel-column-width="56694*"/>
    </style:style>
    <style:style style:name="Table24" style:family="table">
      <style:table-properties style:width="14.617cm" fo:margin-left="0.392cm" fo:margin-right="-0.011cm" table:align="margins" style:writing-mode="lr-tb"/>
    </style:style>
    <style:style style:name="Table24.A" style:family="table-column">
      <style:table-column-properties style:column-width="1.972cm" style:rel-column-width="8841*"/>
    </style:style>
    <style:style style:name="Table24.B" style:family="table-column">
      <style:table-column-properties style:column-width="12.645cm" style:rel-column-width="56694*"/>
    </style:style>
    <style:style style:name="Table25" style:family="table">
      <style:table-properties style:width="14.617cm" fo:margin-left="0.392cm" fo:margin-right="-0.011cm" table:align="margins" style:writing-mode="lr-tb"/>
    </style:style>
    <style:style style:name="Table25.A" style:family="table-column">
      <style:table-column-properties style:column-width="1.972cm" style:rel-column-width="8841*"/>
    </style:style>
    <style:style style:name="Table25.B" style:family="table-column">
      <style:table-column-properties style:column-width="12.645cm" style:rel-column-width="56694*"/>
    </style:style>
    <style:style style:name="表91" style:family="table">
      <style:table-properties style:width="14.617cm" fo:margin-left="0.392cm" fo:margin-right="-0.011cm" table:align="margins" style:writing-mode="lr-tb"/>
    </style:style>
    <style:style style:name="表91.A" style:family="table-column">
      <style:table-column-properties style:column-width="1.972cm" style:rel-column-width="8841*"/>
    </style:style>
    <style:style style:name="表91.B" style:family="table-column">
      <style:table-column-properties style:column-width="12.645cm" style:rel-column-width="56694*"/>
    </style:style>
    <style:style style:name="表112" style:family="table">
      <style:table-properties style:width="14.617cm" fo:margin-left="0.392cm" fo:margin-right="-0.011cm" table:align="margins" style:writing-mode="lr-tb"/>
    </style:style>
    <style:style style:name="表112.A" style:family="table-column">
      <style:table-column-properties style:column-width="1.972cm" style:rel-column-width="8841*"/>
    </style:style>
    <style:style style:name="表112.B" style:family="table-column">
      <style:table-column-properties style:column-width="12.645cm" style:rel-column-width="56694*"/>
    </style:style>
    <style:style style:name="表83" style:family="table">
      <style:table-properties style:width="14.617cm" fo:margin-left="0.392cm" fo:margin-right="-0.011cm" table:align="margins" style:writing-mode="lr-tb"/>
    </style:style>
    <style:style style:name="表83.A" style:family="table-column">
      <style:table-column-properties style:column-width="1.972cm" style:rel-column-width="8841*"/>
    </style:style>
    <style:style style:name="表83.B" style:family="table-column">
      <style:table-column-properties style:column-width="12.645cm" style:rel-column-width="56694*"/>
    </style:style>
    <style:style style:name="表95" style:family="table">
      <style:table-properties style:width="14.617cm" fo:margin-left="0.392cm" fo:margin-right="-0.011cm" table:align="margins" style:writing-mode="lr-tb"/>
    </style:style>
    <style:style style:name="表95.A" style:family="table-column">
      <style:table-column-properties style:column-width="1.972cm" style:rel-column-width="8841*"/>
    </style:style>
    <style:style style:name="表95.B" style:family="table-column">
      <style:table-column-properties style:column-width="12.645cm" style:rel-column-width="56694*"/>
    </style:style>
    <style:style style:name="表212" style:family="table">
      <style:table-properties style:width="14.617cm" fo:margin-left="0.392cm" fo:margin-right="-0.011cm" table:align="margins" style:writing-mode="lr-tb"/>
    </style:style>
    <style:style style:name="表212.A" style:family="table-column">
      <style:table-column-properties style:column-width="1.972cm" style:rel-column-width="8841*"/>
    </style:style>
    <style:style style:name="表212.B" style:family="table-column">
      <style:table-column-properties style:column-width="12.645cm" style:rel-column-width="56694*"/>
    </style:style>
    <style:style style:name="表96" style:family="table">
      <style:table-properties style:width="14.617cm" fo:margin-left="0.392cm" fo:margin-right="-0.011cm" table:align="margins" style:writing-mode="lr-tb"/>
    </style:style>
    <style:style style:name="表96.A" style:family="table-column">
      <style:table-column-properties style:column-width="1.972cm" style:rel-column-width="8841*"/>
    </style:style>
    <style:style style:name="表96.B" style:family="table-column">
      <style:table-column-properties style:column-width="12.645cm" style:rel-column-width="56694*"/>
    </style:style>
    <style:style style:name="表97" style:family="table">
      <style:table-properties style:width="14.617cm" fo:margin-left="0.392cm" fo:margin-right="-0.011cm" table:align="margins" style:writing-mode="lr-tb"/>
    </style:style>
    <style:style style:name="表97.A" style:family="table-column">
      <style:table-column-properties style:column-width="1.972cm" style:rel-column-width="8841*"/>
    </style:style>
    <style:style style:name="表97.B" style:family="table-column">
      <style:table-column-properties style:column-width="12.645cm" style:rel-column-width="56694*"/>
    </style:style>
    <style:style style:name="表98" style:family="table">
      <style:table-properties style:width="14.617cm" fo:margin-left="0.392cm" fo:margin-right="-0.011cm" table:align="margins" style:writing-mode="lr-tb"/>
    </style:style>
    <style:style style:name="表98.A" style:family="table-column">
      <style:table-column-properties style:column-width="1.972cm" style:rel-column-width="8841*"/>
    </style:style>
    <style:style style:name="表98.B" style:family="table-column">
      <style:table-column-properties style:column-width="12.645cm" style:rel-column-width="56694*"/>
    </style:style>
    <style:style style:name="表99" style:family="table">
      <style:table-properties style:width="14.617cm" fo:margin-left="0.392cm" fo:margin-right="-0.011cm" table:align="margins" style:writing-mode="lr-tb"/>
    </style:style>
    <style:style style:name="表99.A" style:family="table-column">
      <style:table-column-properties style:column-width="1.972cm" style:rel-column-width="8841*"/>
    </style:style>
    <style:style style:name="表99.B" style:family="table-column">
      <style:table-column-properties style:column-width="12.645cm" style:rel-column-width="56694*"/>
    </style:style>
    <style:style style:name="表100" style:family="table">
      <style:table-properties style:width="14.617cm" fo:margin-left="0.392cm" fo:margin-right="-0.011cm" table:align="margins" style:writing-mode="lr-tb"/>
    </style:style>
    <style:style style:name="表100.A" style:family="table-column">
      <style:table-column-properties style:column-width="1.972cm" style:rel-column-width="8841*"/>
    </style:style>
    <style:style style:name="表100.B" style:family="table-column">
      <style:table-column-properties style:column-width="12.645cm" style:rel-column-width="56694*"/>
    </style:style>
    <style:style style:name="表101" style:family="table">
      <style:table-properties style:width="14.617cm" fo:margin-left="0.392cm" fo:margin-right="-0.011cm" table:align="margins" style:writing-mode="lr-tb"/>
    </style:style>
    <style:style style:name="表101.A" style:family="table-column">
      <style:table-column-properties style:column-width="1.972cm" style:rel-column-width="8841*"/>
    </style:style>
    <style:style style:name="表101.B" style:family="table-column">
      <style:table-column-properties style:column-width="12.645cm" style:rel-column-width="56694*"/>
    </style:style>
    <style:style style:name="表102" style:family="table">
      <style:table-properties style:width="14.617cm" fo:margin-left="0.392cm" fo:margin-right="-0.011cm" table:align="margins" style:writing-mode="lr-tb"/>
    </style:style>
    <style:style style:name="表102.A" style:family="table-column">
      <style:table-column-properties style:column-width="1.972cm" style:rel-column-width="8841*"/>
    </style:style>
    <style:style style:name="表102.B" style:family="table-column">
      <style:table-column-properties style:column-width="12.645cm" style:rel-column-width="56694*"/>
    </style:style>
    <style:style style:name="表200" style:family="table">
      <style:table-properties style:width="14.617cm" fo:margin-left="0.392cm" fo:margin-right="-0.011cm" table:align="margins" style:writing-mode="lr-tb"/>
    </style:style>
    <style:style style:name="表200.A" style:family="table-column">
      <style:table-column-properties style:column-width="1.972cm" style:rel-column-width="8841*"/>
    </style:style>
    <style:style style:name="表200.B" style:family="table-column">
      <style:table-column-properties style:column-width="12.645cm" style:rel-column-width="56694*"/>
    </style:style>
    <style:style style:name="表169" style:family="table">
      <style:table-properties style:width="14.617cm" fo:margin-left="0.392cm" fo:margin-right="-0.011cm" table:align="margins" style:writing-mode="lr-tb"/>
    </style:style>
    <style:style style:name="表169.A" style:family="table-column">
      <style:table-column-properties style:column-width="1.972cm" style:rel-column-width="8841*"/>
    </style:style>
    <style:style style:name="表169.B" style:family="table-column">
      <style:table-column-properties style:column-width="12.645cm" style:rel-column-width="56694*"/>
    </style:style>
    <style:style style:name="表171" style:family="table">
      <style:table-properties style:width="14.617cm" fo:margin-left="0.392cm" fo:margin-right="-0.011cm" table:align="margins" style:writing-mode="lr-tb"/>
    </style:style>
    <style:style style:name="表171.A" style:family="table-column">
      <style:table-column-properties style:column-width="1.972cm" style:rel-column-width="8841*"/>
    </style:style>
    <style:style style:name="表171.B" style:family="table-column">
      <style:table-column-properties style:column-width="12.645cm" style:rel-column-width="56694*"/>
    </style:style>
    <style:style style:name="表170" style:family="table">
      <style:table-properties style:width="14.617cm" fo:margin-left="0.392cm" fo:margin-right="-0.011cm" table:align="margins" style:writing-mode="lr-tb"/>
    </style:style>
    <style:style style:name="表170.A" style:family="table-column">
      <style:table-column-properties style:column-width="1.972cm" style:rel-column-width="8841*"/>
    </style:style>
    <style:style style:name="表170.B" style:family="table-column">
      <style:table-column-properties style:column-width="12.645cm" style:rel-column-width="56694*"/>
    </style:style>
    <style:style style:name="表103" style:family="table">
      <style:table-properties style:width="14.617cm" fo:margin-left="0.392cm" fo:margin-right="-0.011cm" table:align="margins" style:writing-mode="lr-tb"/>
    </style:style>
    <style:style style:name="表103.A" style:family="table-column">
      <style:table-column-properties style:column-width="1.972cm" style:rel-column-width="8841*"/>
    </style:style>
    <style:style style:name="表103.B" style:family="table-column">
      <style:table-column-properties style:column-width="12.645cm" style:rel-column-width="56694*"/>
    </style:style>
    <style:style style:name="表114" style:family="table">
      <style:table-properties style:width="14.617cm" fo:margin-left="0.392cm" fo:margin-right="-0.011cm" table:align="margins" style:writing-mode="lr-tb"/>
    </style:style>
    <style:style style:name="表114.A" style:family="table-column">
      <style:table-column-properties style:column-width="1.972cm" style:rel-column-width="8841*"/>
    </style:style>
    <style:style style:name="表114.B" style:family="table-column">
      <style:table-column-properties style:column-width="12.645cm" style:rel-column-width="56694*"/>
    </style:style>
    <style:style style:name="表115" style:family="table">
      <style:table-properties style:width="14.617cm" fo:margin-left="0.392cm" fo:margin-right="-0.011cm" table:align="margins" style:writing-mode="lr-tb"/>
    </style:style>
    <style:style style:name="表115.A" style:family="table-column">
      <style:table-column-properties style:column-width="1.972cm" style:rel-column-width="8841*"/>
    </style:style>
    <style:style style:name="表115.B" style:family="table-column">
      <style:table-column-properties style:column-width="12.645cm" style:rel-column-width="56694*"/>
    </style:style>
    <style:style style:name="Table47" style:family="table">
      <style:table-properties style:width="14.617cm" fo:margin-left="0.392cm" fo:margin-right="-0.011cm" table:align="margins" style:writing-mode="lr-tb"/>
    </style:style>
    <style:style style:name="Table47.A" style:family="table-column">
      <style:table-column-properties style:column-width="1.972cm" style:rel-column-width="8841*"/>
    </style:style>
    <style:style style:name="Table47.B" style:family="table-column">
      <style:table-column-properties style:column-width="12.645cm" style:rel-column-width="56694*"/>
    </style:style>
    <style:style style:name="表118" style:family="table">
      <style:table-properties style:width="14.617cm" fo:margin-left="0.392cm" fo:margin-right="-0.011cm" table:align="margins" style:writing-mode="lr-tb"/>
    </style:style>
    <style:style style:name="表118.A" style:family="table-column">
      <style:table-column-properties style:column-width="1.972cm" style:rel-column-width="8841*"/>
    </style:style>
    <style:style style:name="表118.B" style:family="table-column">
      <style:table-column-properties style:column-width="12.645cm" style:rel-column-width="56694*"/>
    </style:style>
    <style:style style:name="表121" style:family="table">
      <style:table-properties style:width="14.617cm" fo:margin-left="0.392cm" fo:margin-right="-0.011cm" table:align="margins" style:writing-mode="lr-tb"/>
    </style:style>
    <style:style style:name="表121.A" style:family="table-column">
      <style:table-column-properties style:column-width="1.972cm" style:rel-column-width="8841*"/>
    </style:style>
    <style:style style:name="表121.B" style:family="table-column">
      <style:table-column-properties style:column-width="12.645cm" style:rel-column-width="56694*"/>
    </style:style>
    <style:style style:name="表202" style:family="table">
      <style:table-properties style:width="14.617cm" fo:margin-left="0.392cm" fo:margin-right="-0.011cm" table:align="margins" style:writing-mode="lr-tb"/>
    </style:style>
    <style:style style:name="表202.A" style:family="table-column">
      <style:table-column-properties style:column-width="1.972cm" style:rel-column-width="8841*"/>
    </style:style>
    <style:style style:name="表202.B" style:family="table-column">
      <style:table-column-properties style:column-width="12.645cm" style:rel-column-width="56694*"/>
    </style:style>
    <style:style style:name="表128" style:family="table">
      <style:table-properties style:width="14.617cm" fo:margin-left="0.392cm" fo:margin-right="-0.011cm" table:align="margins" style:writing-mode="lr-tb"/>
    </style:style>
    <style:style style:name="表128.A" style:family="table-column">
      <style:table-column-properties style:column-width="1.972cm" style:rel-column-width="8841*"/>
    </style:style>
    <style:style style:name="表128.B" style:family="table-column">
      <style:table-column-properties style:column-width="12.645cm" style:rel-column-width="56694*"/>
    </style:style>
    <style:style style:name="表203" style:family="table">
      <style:table-properties style:width="14.617cm" fo:margin-left="0.392cm" fo:margin-right="-0.011cm" table:align="margins" style:writing-mode="lr-tb"/>
    </style:style>
    <style:style style:name="表203.A" style:family="table-column">
      <style:table-column-properties style:column-width="1.972cm" style:rel-column-width="8841*"/>
    </style:style>
    <style:style style:name="表203.B" style:family="table-column">
      <style:table-column-properties style:column-width="12.645cm" style:rel-column-width="56694*"/>
    </style:style>
    <style:style style:name="表204" style:family="table">
      <style:table-properties style:width="14.617cm" fo:margin-left="0.392cm" fo:margin-right="-0.011cm" table:align="margins" style:writing-mode="lr-tb"/>
    </style:style>
    <style:style style:name="表204.A" style:family="table-column">
      <style:table-column-properties style:column-width="1.972cm" style:rel-column-width="8841*"/>
    </style:style>
    <style:style style:name="表204.B" style:family="table-column">
      <style:table-column-properties style:column-width="12.645cm" style:rel-column-width="56694*"/>
    </style:style>
    <style:style style:name="Table48" style:family="table">
      <style:table-properties style:width="14.617cm" fo:margin-left="0.392cm" fo:margin-right="-0.011cm" table:align="margins" style:writing-mode="lr-tb"/>
    </style:style>
    <style:style style:name="Table48.A" style:family="table-column">
      <style:table-column-properties style:column-width="1.972cm" style:rel-column-width="8841*"/>
    </style:style>
    <style:style style:name="Table48.B" style:family="table-column">
      <style:table-column-properties style:column-width="12.645cm" style:rel-column-width="56694*"/>
    </style:style>
    <style:style style:name="表205" style:family="table">
      <style:table-properties style:width="14.617cm" fo:margin-left="0.392cm" fo:margin-right="-0.011cm" table:align="margins" style:writing-mode="lr-tb"/>
    </style:style>
    <style:style style:name="表205.A" style:family="table-column">
      <style:table-column-properties style:column-width="1.972cm" style:rel-column-width="8841*"/>
    </style:style>
    <style:style style:name="表205.B" style:family="table-column">
      <style:table-column-properties style:column-width="12.645cm" style:rel-column-width="56694*"/>
    </style:style>
    <style:style style:name="表130" style:family="table">
      <style:table-properties style:width="14.617cm" fo:margin-left="0.392cm" fo:margin-right="-0.011cm" table:align="margins" style:writing-mode="lr-tb"/>
    </style:style>
    <style:style style:name="表130.A" style:family="table-column">
      <style:table-column-properties style:column-width="1.972cm" style:rel-column-width="8841*"/>
    </style:style>
    <style:style style:name="表130.B" style:family="table-column">
      <style:table-column-properties style:column-width="12.645cm" style:rel-column-width="56694*"/>
    </style:style>
    <style:style style:name="表131" style:family="table">
      <style:table-properties style:width="14.617cm" fo:margin-left="0.392cm" fo:margin-right="-0.011cm" table:align="margins" style:writing-mode="lr-tb"/>
    </style:style>
    <style:style style:name="表131.A" style:family="table-column">
      <style:table-column-properties style:column-width="1.972cm" style:rel-column-width="8841*"/>
    </style:style>
    <style:style style:name="表131.B" style:family="table-column">
      <style:table-column-properties style:column-width="12.645cm" style:rel-column-width="56694*"/>
    </style:style>
    <style:style style:name="表132" style:family="table">
      <style:table-properties style:width="14.617cm" fo:margin-left="0.392cm" fo:margin-right="-0.011cm" table:align="margins" style:writing-mode="lr-tb"/>
    </style:style>
    <style:style style:name="表132.A" style:family="table-column">
      <style:table-column-properties style:column-width="1.972cm" style:rel-column-width="8841*"/>
    </style:style>
    <style:style style:name="表132.B" style:family="table-column">
      <style:table-column-properties style:column-width="12.645cm" style:rel-column-width="56694*"/>
    </style:style>
    <style:style style:name="表133" style:family="table">
      <style:table-properties style:width="14.617cm" fo:margin-left="0.392cm" fo:margin-right="-0.011cm" table:align="margins" style:writing-mode="lr-tb"/>
    </style:style>
    <style:style style:name="表133.A" style:family="table-column">
      <style:table-column-properties style:column-width="1.972cm" style:rel-column-width="8841*"/>
    </style:style>
    <style:style style:name="表133.B" style:family="table-column">
      <style:table-column-properties style:column-width="12.645cm" style:rel-column-width="56694*"/>
    </style:style>
    <style:style style:name="表134" style:family="table">
      <style:table-properties style:width="14.617cm" fo:margin-left="0.392cm" fo:margin-right="-0.011cm" table:align="margins" style:writing-mode="lr-tb"/>
    </style:style>
    <style:style style:name="表134.A" style:family="table-column">
      <style:table-column-properties style:column-width="1.972cm" style:rel-column-width="8841*"/>
    </style:style>
    <style:style style:name="表134.B" style:family="table-column">
      <style:table-column-properties style:column-width="12.645cm" style:rel-column-width="56694*"/>
    </style:style>
    <style:style style:name="表135" style:family="table">
      <style:table-properties style:width="14.617cm" fo:margin-left="0.392cm" fo:margin-right="-0.011cm" table:align="margins" style:writing-mode="lr-tb"/>
    </style:style>
    <style:style style:name="表135.A" style:family="table-column">
      <style:table-column-properties style:column-width="1.972cm" style:rel-column-width="8841*"/>
    </style:style>
    <style:style style:name="表135.B" style:family="table-column">
      <style:table-column-properties style:column-width="12.645cm" style:rel-column-width="56694*"/>
    </style:style>
    <style:style style:name="表89" style:family="table">
      <style:table-properties style:width="14.617cm" fo:margin-left="0.392cm" fo:margin-right="-0.011cm" table:align="margins" style:writing-mode="lr-tb"/>
    </style:style>
    <style:style style:name="表89.A" style:family="table-column">
      <style:table-column-properties style:column-width="1.972cm" style:rel-column-width="8841*"/>
    </style:style>
    <style:style style:name="表89.B" style:family="table-column">
      <style:table-column-properties style:column-width="12.645cm" style:rel-column-width="56694*"/>
    </style:style>
    <style:style style:name="表137" style:family="table">
      <style:table-properties style:width="14.617cm" fo:margin-left="0.392cm" fo:margin-right="-0.011cm" table:align="margins" style:writing-mode="lr-tb"/>
    </style:style>
    <style:style style:name="表137.A" style:family="table-column">
      <style:table-column-properties style:column-width="1.972cm" style:rel-column-width="8841*"/>
    </style:style>
    <style:style style:name="表137.B" style:family="table-column">
      <style:table-column-properties style:column-width="12.645cm" style:rel-column-width="56694*"/>
    </style:style>
    <style:style style:name="表138" style:family="table">
      <style:table-properties style:width="14.617cm" fo:margin-left="0.392cm" fo:margin-right="-0.011cm" table:align="margins" style:writing-mode="lr-tb"/>
    </style:style>
    <style:style style:name="表138.A" style:family="table-column">
      <style:table-column-properties style:column-width="1.972cm" style:rel-column-width="8841*"/>
    </style:style>
    <style:style style:name="表138.B" style:family="table-column">
      <style:table-column-properties style:column-width="12.645cm" style:rel-column-width="56694*"/>
    </style:style>
    <style:style style:name="Table49" style:family="table">
      <style:table-properties style:width="14.617cm" fo:margin-left="0.392cm" fo:margin-right="-0.011cm" table:align="margins" style:writing-mode="lr-tb"/>
    </style:style>
    <style:style style:name="Table49.A" style:family="table-column">
      <style:table-column-properties style:column-width="1.972cm" style:rel-column-width="8841*"/>
    </style:style>
    <style:style style:name="Table49.B" style:family="table-column">
      <style:table-column-properties style:column-width="12.645cm" style:rel-column-width="56694*"/>
    </style:style>
    <style:style style:name="表240" style:family="table">
      <style:table-properties style:width="14.617cm" fo:margin-left="0.392cm" fo:margin-right="-0.011cm" table:align="margins" style:writing-mode="lr-tb"/>
    </style:style>
    <style:style style:name="表240.A" style:family="table-column">
      <style:table-column-properties style:column-width="1.972cm" style:rel-column-width="8841*"/>
    </style:style>
    <style:style style:name="表240.B" style:family="table-column">
      <style:table-column-properties style:column-width="12.645cm" style:rel-column-width="56694*"/>
    </style:style>
    <style:style style:name="表139" style:family="table">
      <style:table-properties style:width="14.617cm" fo:margin-left="0.392cm" fo:margin-right="-0.011cm" table:align="margins" style:writing-mode="lr-tb"/>
    </style:style>
    <style:style style:name="表139.A" style:family="table-column">
      <style:table-column-properties style:column-width="1.972cm" style:rel-column-width="8841*"/>
    </style:style>
    <style:style style:name="表139.B" style:family="table-column">
      <style:table-column-properties style:column-width="12.645cm" style:rel-column-width="56694*"/>
    </style:style>
    <style:style style:name="表221" style:family="table">
      <style:table-properties style:width="14.617cm" fo:margin-left="0.392cm" fo:margin-right="-0.011cm" table:align="margins" style:writing-mode="lr-tb"/>
    </style:style>
    <style:style style:name="表221.A" style:family="table-column">
      <style:table-column-properties style:column-width="1.972cm" style:rel-column-width="8841*"/>
    </style:style>
    <style:style style:name="表221.B" style:family="table-column">
      <style:table-column-properties style:column-width="12.645cm" style:rel-column-width="56694*"/>
    </style:style>
    <style:style style:name="表216" style:family="table">
      <style:table-properties style:width="14.617cm" fo:margin-left="0.392cm" fo:margin-right="-0.011cm" table:align="margins" style:writing-mode="lr-tb"/>
    </style:style>
    <style:style style:name="表216.A" style:family="table-column">
      <style:table-column-properties style:column-width="1.972cm" style:rel-column-width="8841*"/>
    </style:style>
    <style:style style:name="表216.B" style:family="table-column">
      <style:table-column-properties style:column-width="12.645cm" style:rel-column-width="56694*"/>
    </style:style>
    <style:style style:name="表216.4" style:family="table-row">
      <style:table-row-properties style:min-row-height="1.035cm"/>
    </style:style>
    <style:style style:name="表140" style:family="table">
      <style:table-properties style:width="14.617cm" fo:margin-left="0.392cm" fo:margin-right="-0.011cm" table:align="margins" style:writing-mode="lr-tb"/>
    </style:style>
    <style:style style:name="表140.A" style:family="table-column">
      <style:table-column-properties style:column-width="1.972cm" style:rel-column-width="8841*"/>
    </style:style>
    <style:style style:name="表140.B" style:family="table-column">
      <style:table-column-properties style:column-width="12.645cm" style:rel-column-width="56694*"/>
    </style:style>
    <style:style style:name="Table50" style:family="table">
      <style:table-properties style:width="14.617cm" fo:margin-left="0.392cm" fo:margin-right="-0.011cm" table:align="margins" style:writing-mode="lr-tb"/>
    </style:style>
    <style:style style:name="Table50.A" style:family="table-column">
      <style:table-column-properties style:column-width="1.972cm" style:rel-column-width="8841*"/>
    </style:style>
    <style:style style:name="Table50.B" style:family="table-column">
      <style:table-column-properties style:column-width="12.645cm" style:rel-column-width="56694*"/>
    </style:style>
    <style:style style:name="表141" style:family="table">
      <style:table-properties style:width="14.617cm" fo:margin-left="0.392cm" fo:margin-right="-0.011cm" table:align="margins" style:writing-mode="lr-tb"/>
    </style:style>
    <style:style style:name="表141.A" style:family="table-column">
      <style:table-column-properties style:column-width="1.972cm" style:rel-column-width="8841*"/>
    </style:style>
    <style:style style:name="表141.B" style:family="table-column">
      <style:table-column-properties style:column-width="12.645cm" style:rel-column-width="56694*"/>
    </style:style>
    <style:style style:name="表142" style:family="table">
      <style:table-properties style:width="14.617cm" fo:margin-left="0.392cm" fo:margin-right="-0.011cm" table:align="margins" style:writing-mode="lr-tb"/>
    </style:style>
    <style:style style:name="表142.A" style:family="table-column">
      <style:table-column-properties style:column-width="1.972cm" style:rel-column-width="8841*"/>
    </style:style>
    <style:style style:name="表142.B" style:family="table-column">
      <style:table-column-properties style:column-width="12.645cm" style:rel-column-width="56694*"/>
    </style:style>
    <style:style style:name="表143" style:family="table">
      <style:table-properties style:width="14.617cm" fo:margin-left="0.392cm" fo:margin-right="-0.011cm" table:align="margins" style:writing-mode="lr-tb"/>
    </style:style>
    <style:style style:name="表143.A" style:family="table-column">
      <style:table-column-properties style:column-width="1.972cm" style:rel-column-width="8841*"/>
    </style:style>
    <style:style style:name="表143.B" style:family="table-column">
      <style:table-column-properties style:column-width="12.645cm" style:rel-column-width="56694*"/>
    </style:style>
    <style:style style:name="Table51" style:family="table">
      <style:table-properties style:width="14.617cm" fo:margin-left="0.392cm" fo:margin-right="-0.011cm" table:align="margins" style:writing-mode="lr-tb"/>
    </style:style>
    <style:style style:name="Table51.A" style:family="table-column">
      <style:table-column-properties style:column-width="1.972cm" style:rel-column-width="8841*"/>
    </style:style>
    <style:style style:name="Table51.B" style:family="table-column">
      <style:table-column-properties style:column-width="12.645cm" style:rel-column-width="56694*"/>
    </style:style>
    <style:style style:name="表144" style:family="table">
      <style:table-properties style:width="14.617cm" fo:margin-left="0.392cm" fo:margin-right="-0.011cm" table:align="margins" style:writing-mode="lr-tb"/>
    </style:style>
    <style:style style:name="表144.A" style:family="table-column">
      <style:table-column-properties style:column-width="1.972cm" style:rel-column-width="8841*"/>
    </style:style>
    <style:style style:name="表144.B" style:family="table-column">
      <style:table-column-properties style:column-width="12.645cm" style:rel-column-width="56694*"/>
    </style:style>
    <style:style style:name="表188" style:family="table">
      <style:table-properties style:width="14.617cm" fo:margin-left="0.392cm" fo:margin-right="-0.011cm" table:align="margins" style:writing-mode="lr-tb"/>
    </style:style>
    <style:style style:name="表188.A" style:family="table-column">
      <style:table-column-properties style:column-width="1.97cm" style:rel-column-width="8833*"/>
    </style:style>
    <style:style style:name="表188.B" style:family="table-column">
      <style:table-column-properties style:column-width="12.647cm" style:rel-column-width="56702*"/>
    </style:style>
    <style:style style:name="表145" style:family="table">
      <style:table-properties style:width="14.617cm" fo:margin-left="0.392cm" fo:margin-right="-0.011cm" table:align="margins" style:writing-mode="lr-tb"/>
    </style:style>
    <style:style style:name="表145.A" style:family="table-column">
      <style:table-column-properties style:column-width="1.97cm" style:rel-column-width="8833*"/>
    </style:style>
    <style:style style:name="表145.B" style:family="table-column">
      <style:table-column-properties style:column-width="12.647cm" style:rel-column-width="56702*"/>
    </style:style>
    <style:style style:name="Table52" style:family="table">
      <style:table-properties style:width="14.617cm" fo:margin-left="0.392cm" fo:margin-right="-0.011cm" table:align="margins" style:writing-mode="lr-tb"/>
    </style:style>
    <style:style style:name="Table52.A" style:family="table-column">
      <style:table-column-properties style:column-width="1.972cm" style:rel-column-width="8841*"/>
    </style:style>
    <style:style style:name="Table52.B" style:family="table-column">
      <style:table-column-properties style:column-width="12.645cm" style:rel-column-width="56694*"/>
    </style:style>
    <style:style style:name="表147" style:family="table">
      <style:table-properties style:width="14.617cm" fo:margin-left="0.392cm" fo:margin-right="-0.011cm" table:align="margins" style:writing-mode="lr-tb"/>
    </style:style>
    <style:style style:name="表147.A" style:family="table-column">
      <style:table-column-properties style:column-width="1.972cm" style:rel-column-width="8841*"/>
    </style:style>
    <style:style style:name="表147.B" style:family="table-column">
      <style:table-column-properties style:column-width="12.645cm" style:rel-column-width="56694*"/>
    </style:style>
    <style:style style:name="表148" style:family="table">
      <style:table-properties style:width="14.617cm" fo:margin-left="0.392cm" fo:margin-right="-0.011cm" table:align="margins" style:writing-mode="lr-tb"/>
    </style:style>
    <style:style style:name="表148.A" style:family="table-column">
      <style:table-column-properties style:column-width="1.972cm" style:rel-column-width="8841*"/>
    </style:style>
    <style:style style:name="表148.B" style:family="table-column">
      <style:table-column-properties style:column-width="12.645cm" style:rel-column-width="56694*"/>
    </style:style>
    <style:style style:name="表148.6" style:family="table-row">
      <style:table-row-properties style:min-row-height="1.348cm"/>
    </style:style>
    <style:style style:name="表149" style:family="table">
      <style:table-properties style:width="14.617cm" fo:margin-left="0.392cm" fo:margin-right="-0.011cm" table:align="margins" style:writing-mode="lr-tb"/>
    </style:style>
    <style:style style:name="表149.A" style:family="table-column">
      <style:table-column-properties style:column-width="1.972cm" style:rel-column-width="8841*"/>
    </style:style>
    <style:style style:name="表149.B" style:family="table-column">
      <style:table-column-properties style:column-width="12.645cm" style:rel-column-width="56694*"/>
    </style:style>
    <style:style style:name="表236" style:family="table">
      <style:table-properties style:width="14.617cm" fo:margin-left="0.392cm" fo:margin-right="-0.011cm" table:align="margins" style:writing-mode="lr-tb"/>
    </style:style>
    <style:style style:name="表236.A" style:family="table-column">
      <style:table-column-properties style:column-width="1.972cm" style:rel-column-width="8841*"/>
    </style:style>
    <style:style style:name="表236.B" style:family="table-column">
      <style:table-column-properties style:column-width="12.645cm" style:rel-column-width="56694*"/>
    </style:style>
    <style:style style:name="表237" style:family="table">
      <style:table-properties style:width="14.617cm" fo:margin-left="0.392cm" fo:margin-right="-0.011cm" table:align="margins" style:writing-mode="lr-tb"/>
    </style:style>
    <style:style style:name="表237.A" style:family="table-column">
      <style:table-column-properties style:column-width="1.972cm" style:rel-column-width="8841*"/>
    </style:style>
    <style:style style:name="表237.B" style:family="table-column">
      <style:table-column-properties style:column-width="12.645cm" style:rel-column-width="56694*"/>
    </style:style>
    <style:style style:name="表150" style:family="table">
      <style:table-properties style:width="14.617cm" fo:margin-left="0.392cm" fo:margin-right="-0.011cm" table:align="margins" style:writing-mode="lr-tb"/>
    </style:style>
    <style:style style:name="表150.A" style:family="table-column">
      <style:table-column-properties style:column-width="1.972cm" style:rel-column-width="8841*"/>
    </style:style>
    <style:style style:name="表150.B" style:family="table-column">
      <style:table-column-properties style:column-width="12.645cm" style:rel-column-width="56694*"/>
    </style:style>
    <style:style style:name="表189" style:family="table">
      <style:table-properties style:width="14.617cm" fo:margin-left="0.392cm" fo:margin-right="-0.011cm" table:align="margins" style:writing-mode="lr-tb"/>
    </style:style>
    <style:style style:name="表189.A" style:family="table-column">
      <style:table-column-properties style:column-width="1.972cm" style:rel-column-width="8841*"/>
    </style:style>
    <style:style style:name="表189.B" style:family="table-column">
      <style:table-column-properties style:column-width="12.645cm" style:rel-column-width="56694*"/>
    </style:style>
    <style:style style:name="表189.5" style:family="table-row">
      <style:table-row-properties style:min-row-height="0.265cm"/>
    </style:style>
    <style:style style:name="表241" style:family="table">
      <style:table-properties style:width="14.617cm" fo:margin-left="0.392cm" fo:margin-right="-0.011cm" table:align="margins" style:writing-mode="lr-tb"/>
    </style:style>
    <style:style style:name="表241.A" style:family="table-column">
      <style:table-column-properties style:column-width="1.972cm" style:rel-column-width="8841*"/>
    </style:style>
    <style:style style:name="表241.B" style:family="table-column">
      <style:table-column-properties style:column-width="12.645cm" style:rel-column-width="56694*"/>
    </style:style>
    <style:style style:name="表152" style:family="table">
      <style:table-properties style:width="14.617cm" fo:margin-left="0.392cm" fo:margin-right="-0.011cm" table:align="margins" style:writing-mode="lr-tb"/>
    </style:style>
    <style:style style:name="表152.A" style:family="table-column">
      <style:table-column-properties style:column-width="1.972cm" style:rel-column-width="8841*"/>
    </style:style>
    <style:style style:name="表152.B" style:family="table-column">
      <style:table-column-properties style:column-width="12.645cm" style:rel-column-width="56694*"/>
    </style:style>
    <style:style style:name="表153" style:family="table">
      <style:table-properties style:width="14.617cm" fo:margin-left="0.392cm" fo:margin-right="-0.011cm" table:align="margins" style:writing-mode="lr-tb"/>
    </style:style>
    <style:style style:name="表153.A" style:family="table-column">
      <style:table-column-properties style:column-width="1.972cm" style:rel-column-width="8841*"/>
    </style:style>
    <style:style style:name="表153.B" style:family="table-column">
      <style:table-column-properties style:column-width="12.645cm" style:rel-column-width="56694*"/>
    </style:style>
    <style:style style:name="表178" style:family="table">
      <style:table-properties style:width="14.617cm" fo:margin-left="0.392cm" fo:margin-right="-0.011cm" table:align="margins" style:writing-mode="lr-tb"/>
    </style:style>
    <style:style style:name="表178.A" style:family="table-column">
      <style:table-column-properties style:column-width="1.972cm" style:rel-column-width="8841*"/>
    </style:style>
    <style:style style:name="表178.B" style:family="table-column">
      <style:table-column-properties style:column-width="12.645cm" style:rel-column-width="56694*"/>
    </style:style>
    <style:style style:name="表179" style:family="table">
      <style:table-properties style:width="14.617cm" fo:margin-left="0.392cm" fo:margin-right="-0.011cm" table:align="margins" style:writing-mode="lr-tb"/>
    </style:style>
    <style:style style:name="表179.A" style:family="table-column">
      <style:table-column-properties style:column-width="1.972cm" style:rel-column-width="8841*"/>
    </style:style>
    <style:style style:name="表179.B" style:family="table-column">
      <style:table-column-properties style:column-width="12.645cm" style:rel-column-width="56694*"/>
    </style:style>
    <style:style style:name="表154" style:family="table">
      <style:table-properties style:width="14.617cm" fo:margin-left="0.392cm" fo:margin-right="-0.011cm" table:align="margins" style:writing-mode="lr-tb"/>
    </style:style>
    <style:style style:name="表154.A" style:family="table-column">
      <style:table-column-properties style:column-width="1.972cm" style:rel-column-width="8841*"/>
    </style:style>
    <style:style style:name="表154.B" style:family="table-column">
      <style:table-column-properties style:column-width="12.645cm" style:rel-column-width="56694*"/>
    </style:style>
    <style:style style:name="表155" style:family="table">
      <style:table-properties style:width="14.617cm" fo:margin-left="0.392cm" fo:margin-right="-0.011cm" table:align="margins" style:writing-mode="lr-tb"/>
    </style:style>
    <style:style style:name="表155.A" style:family="table-column">
      <style:table-column-properties style:column-width="1.972cm" style:rel-column-width="8841*"/>
    </style:style>
    <style:style style:name="表155.B" style:family="table-column">
      <style:table-column-properties style:column-width="12.645cm" style:rel-column-width="56694*"/>
    </style:style>
    <style:style style:name="Table54" style:family="table">
      <style:table-properties style:width="14.617cm" fo:margin-left="0.392cm" fo:margin-right="-0.011cm" table:align="margins" style:writing-mode="lr-tb"/>
    </style:style>
    <style:style style:name="Table54.A" style:family="table-column">
      <style:table-column-properties style:column-width="1.972cm" style:rel-column-width="8841*"/>
    </style:style>
    <style:style style:name="Table54.B" style:family="table-column">
      <style:table-column-properties style:column-width="12.645cm" style:rel-column-width="56694*"/>
    </style:style>
    <style:style style:name="Table53" style:family="table">
      <style:table-properties style:width="14.617cm" fo:margin-left="0.392cm" fo:margin-right="-0.011cm" table:align="margins" style:writing-mode="lr-tb"/>
    </style:style>
    <style:style style:name="Table53.A" style:family="table-column">
      <style:table-column-properties style:column-width="1.972cm" style:rel-column-width="8841*"/>
    </style:style>
    <style:style style:name="Table53.B" style:family="table-column">
      <style:table-column-properties style:column-width="12.645cm" style:rel-column-width="56694*"/>
    </style:style>
    <style:style style:name="表157" style:family="table">
      <style:table-properties style:width="14.617cm" fo:margin-left="0.392cm" fo:margin-right="-0.011cm" table:align="margins" style:writing-mode="lr-tb"/>
    </style:style>
    <style:style style:name="表157.A" style:family="table-column">
      <style:table-column-properties style:column-width="1.972cm" style:rel-column-width="8841*"/>
    </style:style>
    <style:style style:name="表157.B" style:family="table-column">
      <style:table-column-properties style:column-width="12.645cm" style:rel-column-width="56694*"/>
    </style:style>
    <style:style style:name="表223" style:family="table">
      <style:table-properties style:width="14.617cm" fo:margin-left="0.392cm" fo:margin-right="-0.011cm" table:align="margins" style:writing-mode="lr-tb"/>
    </style:style>
    <style:style style:name="表223.A" style:family="table-column">
      <style:table-column-properties style:column-width="1.972cm" style:rel-column-width="8841*"/>
    </style:style>
    <style:style style:name="表223.B" style:family="table-column">
      <style:table-column-properties style:column-width="12.645cm" style:rel-column-width="56694*"/>
    </style:style>
    <style:style style:name="表233" style:family="table">
      <style:table-properties style:width="14.617cm" fo:margin-left="0.392cm" fo:margin-right="-0.011cm" table:align="margins" style:writing-mode="lr-tb"/>
    </style:style>
    <style:style style:name="表233.A" style:family="table-column">
      <style:table-column-properties style:column-width="1.972cm" style:rel-column-width="8841*"/>
    </style:style>
    <style:style style:name="表233.B" style:family="table-column">
      <style:table-column-properties style:column-width="12.645cm" style:rel-column-width="56694*"/>
    </style:style>
    <style:style style:name="表158" style:family="table">
      <style:table-properties style:width="14.617cm" fo:margin-left="0.392cm" fo:margin-right="-0.011cm" table:align="margins" style:writing-mode="lr-tb"/>
    </style:style>
    <style:style style:name="表158.A" style:family="table-column">
      <style:table-column-properties style:column-width="1.972cm" style:rel-column-width="8841*"/>
    </style:style>
    <style:style style:name="表158.B" style:family="table-column">
      <style:table-column-properties style:column-width="12.645cm" style:rel-column-width="56694*"/>
    </style:style>
    <style:style style:name="表159" style:family="table">
      <style:table-properties style:width="14.617cm" fo:margin-left="0.392cm" fo:margin-right="-0.011cm" table:align="margins" style:writing-mode="lr-tb"/>
    </style:style>
    <style:style style:name="表159.A" style:family="table-column">
      <style:table-column-properties style:column-width="1.972cm" style:rel-column-width="8841*"/>
    </style:style>
    <style:style style:name="表159.B" style:family="table-column">
      <style:table-column-properties style:column-width="12.645cm" style:rel-column-width="56694*"/>
    </style:style>
    <style:style style:name="表160" style:family="table">
      <style:table-properties style:width="14.617cm" fo:margin-left="0.392cm" fo:margin-right="-0.011cm" table:align="margins" style:writing-mode="lr-tb"/>
    </style:style>
    <style:style style:name="表160.A" style:family="table-column">
      <style:table-column-properties style:column-width="1.972cm" style:rel-column-width="8841*"/>
    </style:style>
    <style:style style:name="表160.B" style:family="table-column">
      <style:table-column-properties style:column-width="12.645cm" style:rel-column-width="56694*"/>
    </style:style>
    <style:style style:name="表161" style:family="table">
      <style:table-properties style:width="14.617cm" fo:margin-left="0.392cm" fo:margin-right="-0.011cm" table:align="margins" style:writing-mode="lr-tb"/>
    </style:style>
    <style:style style:name="表161.A" style:family="table-column">
      <style:table-column-properties style:column-width="1.972cm" style:rel-column-width="8841*"/>
    </style:style>
    <style:style style:name="表161.B" style:family="table-column">
      <style:table-column-properties style:column-width="12.645cm" style:rel-column-width="56694*"/>
    </style:style>
    <style:style style:name="表162" style:family="table">
      <style:table-properties style:width="14.617cm" fo:margin-left="0.392cm" fo:margin-right="-0.011cm" table:align="margins" style:writing-mode="lr-tb"/>
    </style:style>
    <style:style style:name="表162.A" style:family="table-column">
      <style:table-column-properties style:column-width="1.972cm" style:rel-column-width="8841*"/>
    </style:style>
    <style:style style:name="表162.B" style:family="table-column">
      <style:table-column-properties style:column-width="12.645cm" style:rel-column-width="56694*"/>
    </style:style>
    <style:style style:name="表164" style:family="table">
      <style:table-properties style:width="14.617cm" fo:margin-left="0.392cm" fo:margin-right="-0.011cm" table:align="margins" style:writing-mode="lr-tb"/>
    </style:style>
    <style:style style:name="表164.A" style:family="table-column">
      <style:table-column-properties style:column-width="1.972cm" style:rel-column-width="8841*"/>
    </style:style>
    <style:style style:name="表164.B" style:family="table-column">
      <style:table-column-properties style:column-width="12.645cm" style:rel-column-width="56694*"/>
    </style:style>
    <style:style style:name="表165" style:family="table">
      <style:table-properties style:width="14.617cm" fo:margin-left="0.392cm" fo:margin-right="-0.011cm" table:align="margins" style:writing-mode="lr-tb"/>
    </style:style>
    <style:style style:name="表165.A" style:family="table-column">
      <style:table-column-properties style:column-width="1.972cm" style:rel-column-width="8841*"/>
    </style:style>
    <style:style style:name="表165.B" style:family="table-column">
      <style:table-column-properties style:column-width="12.645cm" style:rel-column-width="56694*"/>
    </style:style>
    <style:style style:name="表166" style:family="table">
      <style:table-properties style:width="14.617cm" fo:margin-left="0.392cm" fo:margin-right="-0.011cm" table:align="margins" style:writing-mode="lr-tb"/>
    </style:style>
    <style:style style:name="表166.A" style:family="table-column">
      <style:table-column-properties style:column-width="1.972cm" style:rel-column-width="8841*"/>
    </style:style>
    <style:style style:name="表166.B" style:family="table-column">
      <style:table-column-properties style:column-width="12.645cm" style:rel-column-width="56694*"/>
    </style:style>
    <style:style style:name="表207" style:family="table">
      <style:table-properties style:width="14.617cm" fo:margin-left="0.392cm" fo:margin-right="-0.011cm" table:align="margins" style:writing-mode="lr-tb"/>
    </style:style>
    <style:style style:name="表207.A" style:family="table-column">
      <style:table-column-properties style:column-width="1.972cm" style:rel-column-width="8841*"/>
    </style:style>
    <style:style style:name="表207.B" style:family="table-column">
      <style:table-column-properties style:column-width="12.645cm" style:rel-column-width="56694*"/>
    </style:style>
    <style:style style:name="表15" style:family="table">
      <style:table-properties style:width="14.617cm" fo:margin-left="0.392cm" fo:margin-right="-0.011cm" table:align="margins" style:writing-mode="lr-tb"/>
    </style:style>
    <style:style style:name="表15.A" style:family="table-column">
      <style:table-column-properties style:column-width="1.972cm" style:rel-column-width="8841*"/>
    </style:style>
    <style:style style:name="表15.B" style:family="table-column">
      <style:table-column-properties style:column-width="12.645cm" style:rel-column-width="56694*"/>
    </style:style>
    <style:style style:name="表88" style:family="table">
      <style:table-properties style:width="14.617cm" fo:margin-left="0.392cm" fo:margin-right="-0.011cm" table:align="margins" style:writing-mode="lr-tb"/>
    </style:style>
    <style:style style:name="表88.A" style:family="table-column">
      <style:table-column-properties style:column-width="1.972cm" style:rel-column-width="8841*"/>
    </style:style>
    <style:style style:name="表88.B" style:family="table-column">
      <style:table-column-properties style:column-width="12.645cm" style:rel-column-width="56694*"/>
    </style:style>
    <style:style style:name="表206" style:family="table">
      <style:table-properties style:width="14.617cm" fo:margin-left="0.392cm" fo:margin-right="-0.011cm" table:align="margins" style:writing-mode="lr-tb"/>
    </style:style>
    <style:style style:name="表206.A" style:family="table-column">
      <style:table-column-properties style:column-width="1.972cm" style:rel-column-width="8841*"/>
    </style:style>
    <style:style style:name="表206.B" style:family="table-column">
      <style:table-column-properties style:column-width="12.645cm" style:rel-column-width="56694*"/>
    </style:style>
    <style:style style:name="表214" style:family="table">
      <style:table-properties style:width="14.617cm" fo:margin-left="0.392cm" fo:margin-right="-0.011cm" table:align="margins" style:writing-mode="lr-tb"/>
    </style:style>
    <style:style style:name="表214.A" style:family="table-column">
      <style:table-column-properties style:column-width="1.972cm" style:rel-column-width="8841*"/>
    </style:style>
    <style:style style:name="表214.B" style:family="table-column">
      <style:table-column-properties style:column-width="12.645cm" style:rel-column-width="56694*"/>
    </style:style>
    <style:style style:name="表214.4" style:family="table-row">
      <style:table-row-properties style:min-row-height="0.09cm"/>
    </style:style>
    <style:style style:name="表215" style:family="table">
      <style:table-properties style:width="14.617cm" fo:margin-left="0.392cm" fo:margin-right="-0.011cm" table:align="margins" style:writing-mode="lr-tb"/>
    </style:style>
    <style:style style:name="表215.A" style:family="table-column">
      <style:table-column-properties style:column-width="1.972cm" style:rel-column-width="8841*"/>
    </style:style>
    <style:style style:name="表215.B" style:family="table-column">
      <style:table-column-properties style:column-width="12.645cm" style:rel-column-width="56694*"/>
    </style:style>
    <style:style style:name="表215.4" style:family="table-row">
      <style:table-row-properties style:min-row-height="0.09cm"/>
    </style:style>
    <style:style style:name="表94" style:family="table">
      <style:table-properties style:width="14.617cm" fo:margin-left="0.392cm" fo:margin-right="-0.011cm" table:align="margins" style:writing-mode="lr-tb"/>
    </style:style>
    <style:style style:name="表94.A" style:family="table-column">
      <style:table-column-properties style:column-width="1.972cm" style:rel-column-width="8841*"/>
    </style:style>
    <style:style style:name="表94.B" style:family="table-column">
      <style:table-column-properties style:column-width="12.645cm" style:rel-column-width="56694*"/>
    </style:style>
    <style:style style:name="表109" style:family="table">
      <style:table-properties style:width="14.617cm" fo:margin-left="0.392cm" fo:margin-right="-0.011cm" table:align="margins" style:writing-mode="lr-tb"/>
    </style:style>
    <style:style style:name="表109.A" style:family="table-column">
      <style:table-column-properties style:column-width="1.972cm" style:rel-column-width="8841*"/>
    </style:style>
    <style:style style:name="表109.B" style:family="table-column">
      <style:table-column-properties style:column-width="12.645cm" style:rel-column-width="56694*"/>
    </style:style>
    <style:style style:name="表104" style:family="table">
      <style:table-properties style:width="14.617cm" fo:margin-left="0.392cm" fo:margin-right="-0.011cm" table:align="margins" style:writing-mode="lr-tb"/>
    </style:style>
    <style:style style:name="表104.A" style:family="table-column">
      <style:table-column-properties style:column-width="1.972cm" style:rel-column-width="8841*"/>
    </style:style>
    <style:style style:name="表104.B" style:family="table-column">
      <style:table-column-properties style:column-width="12.645cm" style:rel-column-width="56694*"/>
    </style:style>
    <style:style style:name="表105" style:family="table">
      <style:table-properties style:width="14.617cm" fo:margin-left="0.392cm" fo:margin-right="-0.011cm" table:align="margins" style:writing-mode="lr-tb"/>
    </style:style>
    <style:style style:name="表105.A" style:family="table-column">
      <style:table-column-properties style:column-width="1.972cm" style:rel-column-width="8841*"/>
    </style:style>
    <style:style style:name="表105.B" style:family="table-column">
      <style:table-column-properties style:column-width="12.645cm" style:rel-column-width="56694*"/>
    </style:style>
    <style:style style:name="表106" style:family="table">
      <style:table-properties style:width="14.617cm" fo:margin-left="0.392cm" fo:margin-right="-0.011cm" table:align="margins" style:writing-mode="lr-tb"/>
    </style:style>
    <style:style style:name="表106.A" style:family="table-column">
      <style:table-column-properties style:column-width="1.972cm" style:rel-column-width="8841*"/>
    </style:style>
    <style:style style:name="表106.B" style:family="table-column">
      <style:table-column-properties style:column-width="12.645cm" style:rel-column-width="56694*"/>
    </style:style>
    <style:style style:name="表126" style:family="table">
      <style:table-properties style:width="14.617cm" fo:margin-left="0.392cm" fo:margin-right="-0.011cm" table:align="margins" style:writing-mode="lr-tb"/>
    </style:style>
    <style:style style:name="表126.A" style:family="table-column">
      <style:table-column-properties style:column-width="1.972cm" style:rel-column-width="8841*"/>
    </style:style>
    <style:style style:name="表126.B" style:family="table-column">
      <style:table-column-properties style:column-width="12.645cm" style:rel-column-width="56694*"/>
    </style:style>
    <style:style style:name="表107" style:family="table">
      <style:table-properties style:width="14.617cm" fo:margin-left="0.392cm" fo:margin-right="-0.011cm" table:align="margins" style:writing-mode="lr-tb"/>
    </style:style>
    <style:style style:name="表107.A" style:family="table-column">
      <style:table-column-properties style:column-width="1.972cm" style:rel-column-width="8841*"/>
    </style:style>
    <style:style style:name="表107.B" style:family="table-column">
      <style:table-column-properties style:column-width="12.645cm" style:rel-column-width="56694*"/>
    </style:style>
    <style:style style:name="表108" style:family="table">
      <style:table-properties style:width="14.617cm" fo:margin-left="0.392cm" fo:margin-right="-0.011cm" table:align="margins" style:writing-mode="lr-tb"/>
    </style:style>
    <style:style style:name="表108.A" style:family="table-column">
      <style:table-column-properties style:column-width="1.972cm" style:rel-column-width="8841*"/>
    </style:style>
    <style:style style:name="表108.B" style:family="table-column">
      <style:table-column-properties style:column-width="12.645cm" style:rel-column-width="56694*"/>
    </style:style>
    <style:style style:name="表110" style:family="table">
      <style:table-properties style:width="14.617cm" fo:margin-left="0.392cm" fo:margin-right="-0.011cm" table:align="margins" style:writing-mode="lr-tb"/>
    </style:style>
    <style:style style:name="表110.A" style:family="table-column">
      <style:table-column-properties style:column-width="1.972cm" style:rel-column-width="8841*"/>
    </style:style>
    <style:style style:name="表110.B" style:family="table-column">
      <style:table-column-properties style:column-width="12.645cm" style:rel-column-width="56694*"/>
    </style:style>
    <style:style style:name="表111" style:family="table">
      <style:table-properties style:width="14.617cm" fo:margin-left="0.392cm" fo:margin-right="-0.011cm" table:align="margins" style:writing-mode="lr-tb"/>
    </style:style>
    <style:style style:name="表111.A" style:family="table-column">
      <style:table-column-properties style:column-width="1.972cm" style:rel-column-width="8841*"/>
    </style:style>
    <style:style style:name="表111.B" style:family="table-column">
      <style:table-column-properties style:column-width="12.645cm" style:rel-column-width="56694*"/>
    </style:style>
    <style:style style:name="表123" style:family="table">
      <style:table-properties style:width="14.617cm" fo:margin-left="0.392cm" fo:margin-right="-0.011cm" table:align="margins" style:writing-mode="lr-tb"/>
    </style:style>
    <style:style style:name="表123.A" style:family="table-column">
      <style:table-column-properties style:column-width="1.972cm" style:rel-column-width="8841*"/>
    </style:style>
    <style:style style:name="表123.B" style:family="table-column">
      <style:table-column-properties style:column-width="12.645cm" style:rel-column-width="56694*"/>
    </style:style>
    <style:style style:name="表124" style:family="table">
      <style:table-properties style:width="14.617cm" fo:margin-left="0.392cm" fo:margin-right="-0.011cm" table:align="margins" style:writing-mode="lr-tb"/>
    </style:style>
    <style:style style:name="表124.A" style:family="table-column">
      <style:table-column-properties style:column-width="1.972cm" style:rel-column-width="8841*"/>
    </style:style>
    <style:style style:name="表124.B" style:family="table-column">
      <style:table-column-properties style:column-width="12.645cm" style:rel-column-width="56694*"/>
    </style:style>
    <style:style style:name="表127" style:family="table">
      <style:table-properties style:width="14.617cm" fo:margin-left="0.392cm" fo:margin-right="-0.011cm" table:align="margins" style:writing-mode="lr-tb"/>
    </style:style>
    <style:style style:name="表127.A" style:family="table-column">
      <style:table-column-properties style:column-width="1.972cm" style:rel-column-width="8841*"/>
    </style:style>
    <style:style style:name="表127.B" style:family="table-column">
      <style:table-column-properties style:column-width="12.645cm" style:rel-column-width="56694*"/>
    </style:style>
    <style:style style:name="表125" style:family="table">
      <style:table-properties style:width="14.617cm" fo:margin-left="0.392cm" fo:margin-right="-0.011cm" table:align="margins" style:writing-mode="lr-tb"/>
    </style:style>
    <style:style style:name="表125.A" style:family="table-column">
      <style:table-column-properties style:column-width="1.972cm" style:rel-column-width="8841*"/>
    </style:style>
    <style:style style:name="表125.B" style:family="table-column">
      <style:table-column-properties style:column-width="12.645cm" style:rel-column-width="56694*"/>
    </style:style>
    <style:style style:name="表113" style:family="table">
      <style:table-properties style:width="14.617cm" fo:margin-left="0.392cm" fo:margin-right="-0.011cm" table:align="margins" style:writing-mode="lr-tb"/>
    </style:style>
    <style:style style:name="表113.A" style:family="table-column">
      <style:table-column-properties style:column-width="1.972cm" style:rel-column-width="8841*"/>
    </style:style>
    <style:style style:name="表113.B" style:family="table-column">
      <style:table-column-properties style:column-width="12.645cm" style:rel-column-width="56694*"/>
    </style:style>
    <style:style style:name="表177" style:family="table">
      <style:table-properties style:width="14.617cm" fo:margin-left="0.392cm" fo:margin-right="-0.011cm" table:align="margins" style:writing-mode="lr-tb"/>
    </style:style>
    <style:style style:name="表177.A" style:family="table-column">
      <style:table-column-properties style:column-width="1.972cm" style:rel-column-width="8841*"/>
    </style:style>
    <style:style style:name="表177.B" style:family="table-column">
      <style:table-column-properties style:column-width="12.645cm" style:rel-column-width="56694*"/>
    </style:style>
    <style:style style:name="表181" style:family="table">
      <style:table-properties style:width="14.617cm" fo:margin-left="0.392cm" fo:margin-right="-0.011cm" table:align="margins" style:writing-mode="lr-tb"/>
    </style:style>
    <style:style style:name="表181.A" style:family="table-column">
      <style:table-column-properties style:column-width="1.972cm" style:rel-column-width="8841*"/>
    </style:style>
    <style:style style:name="表181.B" style:family="table-column">
      <style:table-column-properties style:column-width="12.645cm" style:rel-column-width="56694*"/>
    </style:style>
    <style:style style:name="表90" style:family="table">
      <style:table-properties style:width="14.617cm" fo:margin-left="0.392cm" fo:margin-right="-0.011cm" table:align="margins" style:writing-mode="lr-tb"/>
    </style:style>
    <style:style style:name="表90.A" style:family="table-column">
      <style:table-column-properties style:column-width="1.972cm" style:rel-column-width="8841*"/>
    </style:style>
    <style:style style:name="表90.B" style:family="table-column">
      <style:table-column-properties style:column-width="12.645cm" style:rel-column-width="56694*"/>
    </style:style>
    <style:style style:name="表175" style:family="table">
      <style:table-properties style:width="14.617cm" fo:margin-left="0.392cm" fo:margin-right="-0.011cm" table:align="margins" style:writing-mode="lr-tb"/>
    </style:style>
    <style:style style:name="表175.A" style:family="table-column">
      <style:table-column-properties style:column-width="1.972cm" style:rel-column-width="8841*"/>
    </style:style>
    <style:style style:name="表175.B" style:family="table-column">
      <style:table-column-properties style:column-width="12.645cm" style:rel-column-width="56694*"/>
    </style:style>
    <style:style style:name="表194" style:family="table">
      <style:table-properties style:width="14.617cm" fo:margin-left="0.392cm" fo:margin-right="-0.011cm" table:align="margins" style:writing-mode="lr-tb"/>
    </style:style>
    <style:style style:name="表194.A" style:family="table-column">
      <style:table-column-properties style:column-width="1.972cm" style:rel-column-width="8841*"/>
    </style:style>
    <style:style style:name="表194.B" style:family="table-column">
      <style:table-column-properties style:column-width="12.645cm" style:rel-column-width="56694*"/>
    </style:style>
    <style:style style:name="表184" style:family="table">
      <style:table-properties style:width="14.617cm" fo:margin-left="0.392cm" fo:margin-right="-0.011cm" table:align="margins" style:writing-mode="lr-tb"/>
    </style:style>
    <style:style style:name="表184.A" style:family="table-column">
      <style:table-column-properties style:column-width="1.972cm" style:rel-column-width="8841*"/>
    </style:style>
    <style:style style:name="表184.B" style:family="table-column">
      <style:table-column-properties style:column-width="12.645cm" style:rel-column-width="56694*"/>
    </style:style>
    <style:style style:name="表217" style:family="table">
      <style:table-properties style:width="14.617cm" fo:margin-left="0.392cm" fo:margin-right="-0.011cm" table:align="margins" style:writing-mode="lr-tb"/>
    </style:style>
    <style:style style:name="表217.A" style:family="table-column">
      <style:table-column-properties style:column-width="1.972cm" style:rel-column-width="8841*"/>
    </style:style>
    <style:style style:name="表217.B" style:family="table-column">
      <style:table-column-properties style:column-width="12.645cm" style:rel-column-width="56694*"/>
    </style:style>
    <style:style style:name="Table55" style:family="table">
      <style:table-properties style:width="14.617cm" fo:margin-left="0.392cm" fo:margin-right="-0.011cm" table:align="margins" style:writing-mode="lr-tb"/>
    </style:style>
    <style:style style:name="Table55.A" style:family="table-column">
      <style:table-column-properties style:column-width="1.972cm" style:rel-column-width="8841*"/>
    </style:style>
    <style:style style:name="Table55.B" style:family="table-column">
      <style:table-column-properties style:column-width="12.645cm" style:rel-column-width="56694*"/>
    </style:style>
    <style:style style:name="表185" style:family="table">
      <style:table-properties style:width="14.617cm" fo:margin-left="0.392cm" fo:margin-right="-0.011cm" table:align="margins" style:writing-mode="lr-tb"/>
    </style:style>
    <style:style style:name="表185.A" style:family="table-column">
      <style:table-column-properties style:column-width="1.972cm" style:rel-column-width="8841*"/>
    </style:style>
    <style:style style:name="表185.B" style:family="table-column">
      <style:table-column-properties style:column-width="12.645cm" style:rel-column-width="56694*"/>
    </style:style>
    <style:style style:name="表190" style:family="table">
      <style:table-properties style:width="14.617cm" fo:margin-left="0.392cm" fo:margin-right="-0.011cm" table:align="margins" style:writing-mode="lr-tb"/>
    </style:style>
    <style:style style:name="表190.A" style:family="table-column">
      <style:table-column-properties style:column-width="1.972cm" style:rel-column-width="8841*"/>
    </style:style>
    <style:style style:name="表190.B" style:family="table-column">
      <style:table-column-properties style:column-width="12.645cm" style:rel-column-width="56694*"/>
    </style:style>
    <style:style style:name="表195" style:family="table">
      <style:table-properties style:width="14.617cm" fo:margin-left="0.392cm" fo:margin-right="-0.011cm" table:align="margins" style:writing-mode="lr-tb"/>
    </style:style>
    <style:style style:name="表195.A" style:family="table-column">
      <style:table-column-properties style:column-width="1.972cm" style:rel-column-width="8841*"/>
    </style:style>
    <style:style style:name="表195.B" style:family="table-column">
      <style:table-column-properties style:column-width="12.645cm" style:rel-column-width="56694*"/>
    </style:style>
    <style:style style:name="表229" style:family="table">
      <style:table-properties style:width="14.617cm" fo:margin-left="0.392cm" fo:margin-right="-0.011cm" table:align="margins" style:writing-mode="lr-tb"/>
    </style:style>
    <style:style style:name="表229.A" style:family="table-column">
      <style:table-column-properties style:column-width="1.972cm" style:rel-column-width="8841*"/>
    </style:style>
    <style:style style:name="表229.B" style:family="table-column">
      <style:table-column-properties style:column-width="12.645cm" style:rel-column-width="56694*"/>
    </style:style>
    <style:style style:name="表230" style:family="table">
      <style:table-properties style:width="14.617cm" fo:margin-left="0.392cm" fo:margin-right="-0.011cm" table:align="margins" style:writing-mode="lr-tb"/>
    </style:style>
    <style:style style:name="表230.A" style:family="table-column">
      <style:table-column-properties style:column-width="1.972cm" style:rel-column-width="8841*"/>
    </style:style>
    <style:style style:name="表230.B" style:family="table-column">
      <style:table-column-properties style:column-width="12.645cm" style:rel-column-width="56694*"/>
    </style:style>
    <style:style style:name="表186" style:family="table">
      <style:table-properties style:width="14.617cm" fo:margin-left="0.392cm" fo:margin-right="-0.011cm" table:align="margins" style:writing-mode="lr-tb"/>
    </style:style>
    <style:style style:name="表186.A" style:family="table-column">
      <style:table-column-properties style:column-width="1.972cm" style:rel-column-width="8841*"/>
    </style:style>
    <style:style style:name="表186.B" style:family="table-column">
      <style:table-column-properties style:column-width="12.645cm" style:rel-column-width="56694*"/>
    </style:style>
    <style:style style:name="表198" style:family="table">
      <style:table-properties style:width="14.617cm" fo:margin-left="0.392cm" fo:margin-right="-0.011cm" table:align="margins" style:writing-mode="lr-tb"/>
    </style:style>
    <style:style style:name="表198.A" style:family="table-column">
      <style:table-column-properties style:column-width="1.972cm" style:rel-column-width="8841*"/>
    </style:style>
    <style:style style:name="表198.B" style:family="table-column">
      <style:table-column-properties style:column-width="12.645cm" style:rel-column-width="56694*"/>
    </style:style>
    <style:style style:name="表199" style:family="table">
      <style:table-properties style:width="14.617cm" fo:margin-left="0.392cm" fo:margin-right="-0.011cm" table:align="margins" style:writing-mode="lr-tb"/>
    </style:style>
    <style:style style:name="表199.A" style:family="table-column">
      <style:table-column-properties style:column-width="1.972cm" style:rel-column-width="8841*"/>
    </style:style>
    <style:style style:name="表199.B" style:family="table-column">
      <style:table-column-properties style:column-width="12.645cm" style:rel-column-width="56694*"/>
    </style:style>
    <style:style style:name="表196" style:family="table">
      <style:table-properties style:width="14.617cm" fo:margin-left="0.392cm" fo:margin-right="-0.011cm" table:align="margins" style:writing-mode="lr-tb"/>
    </style:style>
    <style:style style:name="表196.A" style:family="table-column">
      <style:table-column-properties style:column-width="1.972cm" style:rel-column-width="8841*"/>
    </style:style>
    <style:style style:name="表196.B" style:family="table-column">
      <style:table-column-properties style:column-width="12.645cm" style:rel-column-width="56694*"/>
    </style:style>
    <style:style style:name="Table9" style:family="table">
      <style:table-properties style:width="14.617cm" fo:margin-left="0.392cm" fo:margin-right="-0.011cm" table:align="margins" style:writing-mode="lr-tb"/>
    </style:style>
    <style:style style:name="Table9.A" style:family="table-column">
      <style:table-column-properties style:column-width="1.972cm" style:rel-column-width="8841*"/>
    </style:style>
    <style:style style:name="Table9.B" style:family="table-column">
      <style:table-column-properties style:column-width="12.645cm" style:rel-column-width="56694*"/>
    </style:style>
    <style:style style:name="Table10" style:family="table">
      <style:table-properties style:width="14.617cm" fo:margin-left="0.392cm" fo:margin-right="-0.011cm" table:align="margins" style:writing-mode="lr-tb"/>
    </style:style>
    <style:style style:name="Table10.A" style:family="table-column">
      <style:table-column-properties style:column-width="1.972cm" style:rel-column-width="8841*"/>
    </style:style>
    <style:style style:name="Table10.B" style:family="table-column">
      <style:table-column-properties style:column-width="12.645cm" style:rel-column-width="56694*"/>
    </style:style>
    <style:style style:name="表235" style:family="table">
      <style:table-properties style:width="14.617cm" fo:margin-left="0.392cm" fo:margin-right="-0.011cm" table:align="margins" style:writing-mode="lr-tb"/>
    </style:style>
    <style:style style:name="表235.A" style:family="table-column">
      <style:table-column-properties style:column-width="1.972cm" style:rel-column-width="8841*"/>
    </style:style>
    <style:style style:name="表235.B" style:family="table-column">
      <style:table-column-properties style:column-width="12.645cm" style:rel-column-width="56694*"/>
    </style:style>
    <style:style style:name="表234" style:family="table">
      <style:table-properties style:width="14.617cm" fo:margin-left="0.392cm" fo:margin-right="-0.011cm" table:align="margins" style:writing-mode="lr-tb"/>
    </style:style>
    <style:style style:name="表234.A" style:family="table-column">
      <style:table-column-properties style:column-width="1.972cm" style:rel-column-width="8841*"/>
    </style:style>
    <style:style style:name="表234.B" style:family="table-column">
      <style:table-column-properties style:column-width="12.645cm" style:rel-column-width="56694*"/>
    </style:style>
    <style:style style:name="Table12" style:family="table">
      <style:table-properties style:width="14.617cm" fo:margin-left="0.392cm" fo:margin-right="-0.011cm" table:align="margins" style:writing-mode="lr-tb"/>
    </style:style>
    <style:style style:name="Table12.A" style:family="table-column">
      <style:table-column-properties style:column-width="1.972cm" style:rel-column-width="8841*"/>
    </style:style>
    <style:style style:name="Table12.B" style:family="table-column">
      <style:table-column-properties style:column-width="12.645cm" style:rel-column-width="56694*"/>
    </style:style>
    <style:style style:name="Table13" style:family="table">
      <style:table-properties style:width="14.617cm" fo:margin-left="0.392cm" fo:margin-right="-0.011cm" table:align="margins" style:writing-mode="lr-tb"/>
    </style:style>
    <style:style style:name="Table13.A" style:family="table-column">
      <style:table-column-properties style:column-width="1.972cm" style:rel-column-width="8841*"/>
    </style:style>
    <style:style style:name="Table13.B" style:family="table-column">
      <style:table-column-properties style:column-width="12.645cm" style:rel-column-width="56694*"/>
    </style:style>
    <style:style style:name="表231" style:family="table">
      <style:table-properties style:width="14.617cm" fo:margin-left="0.392cm" fo:margin-right="-0.011cm" table:align="margins" style:writing-mode="lr-tb"/>
    </style:style>
    <style:style style:name="表231.A" style:family="table-column">
      <style:table-column-properties style:column-width="1.972cm" style:rel-column-width="8841*"/>
    </style:style>
    <style:style style:name="表231.B" style:family="table-column">
      <style:table-column-properties style:column-width="12.645cm" style:rel-column-width="56694*"/>
    </style:style>
    <style:style style:name="Table14" style:family="table">
      <style:table-properties style:width="14.617cm" fo:margin-left="0.392cm" fo:margin-right="-0.011cm" table:align="margins" style:writing-mode="lr-tb"/>
    </style:style>
    <style:style style:name="Table14.A" style:family="table-column">
      <style:table-column-properties style:column-width="1.972cm" style:rel-column-width="8841*"/>
    </style:style>
    <style:style style:name="Table14.B" style:family="table-column">
      <style:table-column-properties style:column-width="12.645cm" style:rel-column-width="56694*"/>
    </style:style>
    <style:style style:name="Table15" style:family="table">
      <style:table-properties style:width="14.617cm" fo:margin-left="0.392cm" fo:margin-right="-0.011cm" table:align="margins" style:writing-mode="lr-tb"/>
    </style:style>
    <style:style style:name="Table15.A" style:family="table-column">
      <style:table-column-properties style:column-width="1.972cm" style:rel-column-width="8841*"/>
    </style:style>
    <style:style style:name="Table15.B" style:family="table-column">
      <style:table-column-properties style:column-width="12.645cm" style:rel-column-width="56694*"/>
    </style:style>
    <style:style style:name="Table16" style:family="table">
      <style:table-properties style:width="14.617cm" fo:margin-left="0.392cm" fo:margin-right="-0.011cm" table:align="margins" style:writing-mode="lr-tb"/>
    </style:style>
    <style:style style:name="Table16.A" style:family="table-column">
      <style:table-column-properties style:column-width="1.972cm" style:rel-column-width="8841*"/>
    </style:style>
    <style:style style:name="Table16.B" style:family="table-column">
      <style:table-column-properties style:column-width="12.645cm" style:rel-column-width="56694*"/>
    </style:style>
    <style:style style:name="表87" style:family="table">
      <style:table-properties style:width="14.617cm" fo:margin-left="0.392cm" fo:margin-right="-0.011cm" table:align="margins" style:writing-mode="lr-tb"/>
    </style:style>
    <style:style style:name="表87.A" style:family="table-column">
      <style:table-column-properties style:column-width="1.972cm" style:rel-column-width="8841*"/>
    </style:style>
    <style:style style:name="表87.B" style:family="table-column">
      <style:table-column-properties style:column-width="12.645cm" style:rel-column-width="56694*"/>
    </style:style>
    <style:style style:name="表85" style:family="table">
      <style:table-properties style:width="15.111cm" fo:margin-left="-0.09cm" fo:margin-right="-0.023cm" table:align="margins" style:writing-mode="lr-tb"/>
    </style:style>
    <style:style style:name="表85.A" style:family="table-column">
      <style:table-column-properties style:column-width="4.763cm" style:rel-column-width="20654*"/>
    </style:style>
    <style:style style:name="表85.B" style:family="table-column">
      <style:table-column-properties style:column-width="10.349cm" style:rel-column-width="44881*"/>
    </style:style>
    <style:style style:name="表85.1" style:family="table-row">
      <style:table-row-properties fo:keep-together="always"/>
    </style:style>
    <style:style style:name="表85.A1" style:family="table-cell">
      <style:table-cell-properties fo:padding="0cm" fo:border="none"/>
    </style:style>
    <style:style style:name="表85.19" style:family="table-row">
      <style:table-row-properties style:min-row-height="0.212cm"/>
    </style:style>
    <style:style style:name="表213" style:family="table">
      <style:table-properties style:width="15.111cm" fo:margin-left="-0.09cm" fo:margin-right="-0.023cm" table:align="margins" style:writing-mode="lr-tb"/>
    </style:style>
    <style:style style:name="表213.A" style:family="table-column">
      <style:table-column-properties style:column-width="4.763cm" style:rel-column-width="20654*"/>
    </style:style>
    <style:style style:name="表213.B" style:family="table-column">
      <style:table-column-properties style:column-width="10.349cm" style:rel-column-width="44881*"/>
    </style:style>
    <style:style style:name="表213.A1" style:family="table-cell">
      <style:table-cell-properties fo:padding="0cm" fo:border="none"/>
    </style:style>
    <style:style style:name="P1" style:family="paragraph" style:parent-style-name="Header">
      <style:text-properties officeooo:paragraph-rsid="0008327f"/>
    </style:style>
    <style:style style:name="P2" style:family="paragraph" style:parent-style-name="Footer">
      <style:paragraph-properties fo:margin-left="1.482cm" fo:margin-right="0.635cm" fo:text-align="end" style:justify-single-word="false" fo:text-indent="0cm" style:auto-text-indent="false"/>
      <style:text-properties fo:language="zxx" fo:country="none" style:language-asian="zxx" style:country-asian="none"/>
    </style:style>
    <style:style style:name="P3" style:family="paragraph" style:parent-style-name="Standard">
      <style:paragraph-properties fo:margin-left="0cm" fo:margin-right="0.635cm" fo:text-indent="0cm" style:auto-text-indent="false"/>
    </style:style>
    <style:style style:name="P4" style:family="paragraph" style:parent-style-name="Footer">
      <style:paragraph-properties fo:margin-left="0cm" fo:margin-right="0.635cm" fo:text-indent="0cm" style:auto-text-indent="false"/>
      <style:text-properties fo:language="zxx" fo:country="none" style:language-asian="zxx" style:country-asian="none"/>
    </style:style>
    <style:style style:name="P5" style:family="paragraph" style:parent-style-name="Footer">
      <style:paragraph-properties fo:text-align="center" style:justify-single-word="false"/>
    </style:style>
    <style:style style:name="P6" style:family="paragraph" style:parent-style-name="Standard">
      <style:paragraph-properties fo:text-align="center" style:justify-single-word="false"/>
    </style:style>
    <style:style style:name="P7" style:family="paragraph" style:parent-style-name="Standard">
      <style:paragraph-properties fo:text-align="center" style:justify-single-word="false"/>
      <style:text-properties officeooo:paragraph-rsid="014f64e5"/>
    </style:style>
    <style:style style:name="P8" style:family="paragraph" style:parent-style-name="Standard">
      <style:paragraph-properties fo:text-align="center" style:justify-single-word="false"/>
      <style:text-properties fo:font-size="12pt" style:text-underline-style="solid" style:text-underline-width="auto" style:text-underline-color="font-color" style:font-size-asian="12pt"/>
    </style:style>
    <style:style style:name="P9" style:family="paragraph" style:parent-style-name="Standard">
      <style:text-properties style:language-asian="ja" style:country-asian="JP"/>
    </style:style>
    <style:style style:name="P10" style:family="paragraph" style:parent-style-name="Standard">
      <style:paragraph-properties>
        <style:tab-stops>
          <style:tab-stop style:position="0cm"/>
        </style:tab-stops>
      </style:paragraph-properties>
      <style:text-properties officeooo:paragraph-rsid="008f4ba2" style:language-asian="ja" style:country-asian="JP"/>
    </style:style>
    <style:style style:name="P11" style:family="paragraph" style:parent-style-name="Standard">
      <style:paragraph-properties>
        <style:tab-stops>
          <style:tab-stop style:position="0cm"/>
        </style:tab-stops>
      </style:paragraph-properties>
      <style:text-properties officeooo:paragraph-rsid="01361fa0" style:language-asian="ja" style:country-asian="JP"/>
    </style:style>
    <style:style style:name="P12" style:family="paragraph" style:parent-style-name="Standard">
      <style:text-properties officeooo:paragraph-rsid="001f02fd"/>
    </style:style>
    <style:style style:name="P13" style:family="paragraph" style:parent-style-name="Standard">
      <style:text-properties style:font-name="Arial" fo:font-size="12pt" officeooo:paragraph-rsid="0034271c" style:font-size-asian="12pt" style:font-size-complex="12pt"/>
    </style:style>
    <style:style style:name="P14" style:family="paragraph" style:parent-style-name="Standard">
      <style:text-properties style:font-name="Arial" fo:font-size="12pt" officeooo:paragraph-rsid="0073bc19" style:font-size-asian="12pt" style:font-size-complex="12pt"/>
    </style:style>
    <style:style style:name="P15" style:family="paragraph" style:parent-style-name="Standard">
      <style:text-properties style:font-name="Arial" fo:font-size="12pt" officeooo:paragraph-rsid="00f010ce" style:font-size-asian="12pt" style:font-size-complex="12pt"/>
    </style:style>
    <style:style style:name="P16" style:family="paragraph" style:parent-style-name="Standard">
      <style:text-properties style:font-name="Arial" fo:font-size="12pt" officeooo:paragraph-rsid="00f1d050" style:font-size-asian="12pt" style:font-size-complex="12pt"/>
    </style:style>
    <style:style style:name="P17" style:family="paragraph" style:parent-style-name="Standard">
      <style:text-properties style:font-name="Arial" fo:font-size="12pt" officeooo:paragraph-rsid="00f7a068" style:font-size-asian="12pt" style:font-size-complex="12pt"/>
    </style:style>
    <style:style style:name="P18" style:family="paragraph" style:parent-style-name="Standard">
      <style:text-properties style:font-name="Arial" fo:font-size="12pt" officeooo:paragraph-rsid="016c093b" style:font-size-asian="12pt" style:font-size-complex="12pt"/>
    </style:style>
    <style:style style:name="P19" style:family="paragraph" style:parent-style-name="Standard">
      <style:paragraph-properties fo:text-align="center" style:justify-single-word="false"/>
      <style:text-properties style:font-name="Arial"/>
    </style:style>
    <style:style style:name="P20" style:family="paragraph" style:parent-style-name="Standard">
      <style:paragraph-properties fo:text-align="center" style:justify-single-word="false"/>
      <style:text-properties style:font-name="Arial" officeooo:paragraph-rsid="0008327f"/>
    </style:style>
    <style:style style:name="P21" style:family="paragraph" style:parent-style-name="Standard">
      <style:text-properties officeooo:paragraph-rsid="0073bc19"/>
    </style:style>
    <style:style style:name="P22" style:family="paragraph" style:parent-style-name="Standard">
      <style:text-properties officeooo:paragraph-rsid="012b1923"/>
    </style:style>
    <style:style style:name="P23" style:family="paragraph" style:parent-style-name="Standard">
      <style:paragraph-properties fo:text-align="center" style:justify-single-word="false"/>
      <style:text-properties fo:font-size="14pt" style:font-name-asian="Noto Sans CJK JP DemiLight" style:font-size-asian="14pt" style:font-size-complex="14pt"/>
    </style:style>
    <style:style style:name="P24" style:family="paragraph" style:parent-style-name="Standard">
      <style:text-properties style:font-name="Noto Serif CJK JP Medium" style:font-name-asian="Noto Serif CJK JP Medium"/>
    </style:style>
    <style:style style:name="P25" style:family="paragraph" style:parent-style-name="Standard">
      <style:text-properties style:font-name="Noto Serif CJK JP Medium" officeooo:paragraph-rsid="0009fb1b" style:font-name-asian="Noto Serif CJK JP Medium"/>
    </style:style>
    <style:style style:name="P26" style:family="paragraph" style:parent-style-name="Standard">
      <style:text-properties style:font-name="Noto Serif CJK JP Medium" officeooo:paragraph-rsid="000ab48e" style:font-name-asian="Noto Serif CJK JP Medium"/>
    </style:style>
    <style:style style:name="P27" style:family="paragraph" style:parent-style-name="Standard">
      <style:text-properties style:font-name="Noto Serif CJK JP Medium" officeooo:paragraph-rsid="0008327f" style:font-name-asian="Noto Serif CJK JP Medium"/>
    </style:style>
    <style:style style:name="P28" style:family="paragraph" style:parent-style-name="Standard">
      <style:text-properties style:font-name="Noto Serif CJK JP Medium" style:font-name-asian="Noto Serif CJK JP Medium" style:language-asian="ja" style:country-asian="JP"/>
    </style:style>
    <style:style style:name="P29" style:family="paragraph" style:parent-style-name="Standard">
      <style:paragraph-properties>
        <style:tab-stops>
          <style:tab-stop style:position="0cm"/>
        </style:tab-stops>
      </style:paragraph-properties>
      <style:text-properties style:font-name="Noto Serif CJK JP Medium" style:font-name-asian="Noto Serif CJK JP Medium" style:language-asian="ja" style:country-asian="JP"/>
    </style:style>
    <style:style style:name="P30" style:family="paragraph" style:parent-style-name="Standard">
      <style:paragraph-properties>
        <style:tab-stops>
          <style:tab-stop style:position="0cm"/>
        </style:tab-stops>
      </style:paragraph-properties>
      <style:text-properties style:font-name="Noto Serif CJK JP Medium" officeooo:paragraph-rsid="00d83cc3" style:font-name-asian="Noto Serif CJK JP Medium" style:language-asian="ja" style:country-asian="JP"/>
    </style:style>
    <style:style style:name="P31" style:family="paragraph" style:parent-style-name="Standard">
      <style:paragraph-properties>
        <style:tab-stops>
          <style:tab-stop style:position="0cm"/>
        </style:tab-stops>
      </style:paragraph-properties>
      <style:text-properties style:font-name="Noto Serif CJK JP Medium" officeooo:paragraph-rsid="00d69ecc" style:font-name-asian="Noto Serif CJK JP Medium" style:language-asian="ja" style:country-asian="JP"/>
    </style:style>
    <style:style style:name="P32" style:family="paragraph" style:parent-style-name="Standard">
      <style:paragraph-properties>
        <style:tab-stops>
          <style:tab-stop style:position="0cm"/>
        </style:tab-stops>
      </style:paragraph-properties>
      <style:text-properties style:font-name="Noto Serif CJK JP Medium" officeooo:paragraph-rsid="011d6ddf" style:font-name-asian="Noto Serif CJK JP Medium" style:language-asian="ja" style:country-asian="JP"/>
    </style:style>
    <style:style style:name="P33" style:family="paragraph" style:parent-style-name="Standard">
      <style:paragraph-properties>
        <style:tab-stops>
          <style:tab-stop style:position="0cm"/>
        </style:tab-stops>
      </style:paragraph-properties>
      <style:text-properties style:font-name="Noto Serif CJK JP Medium" officeooo:paragraph-rsid="0120500b" style:font-name-asian="Noto Serif CJK JP Medium" style:language-asian="ja" style:country-asian="JP"/>
    </style:style>
    <style:style style:name="P34" style:family="paragraph" style:parent-style-name="Standard">
      <style:paragraph-properties>
        <style:tab-stops>
          <style:tab-stop style:position="0cm"/>
        </style:tab-stops>
      </style:paragraph-properties>
      <style:text-properties style:font-name="Noto Serif CJK JP Medium" officeooo:paragraph-rsid="0141cd32" style:font-name-asian="Noto Serif CJK JP Medium" style:language-asian="ja" style:country-asian="JP"/>
    </style:style>
    <style:style style:name="P35" style:family="paragraph" style:parent-style-name="Standard">
      <style:text-properties style:font-name="Noto Serif CJK JP Medium" officeooo:paragraph-rsid="00267de4" style:font-name-asian="Noto Serif CJK JP Medium" style:language-asian="ja" style:country-asian="JP"/>
    </style:style>
    <style:style style:name="P36" style:family="paragraph" style:parent-style-name="Standard">
      <style:text-properties style:font-name="Noto Serif CJK JP Medium" officeooo:paragraph-rsid="0104fac0" style:font-name-asian="Noto Serif CJK JP Medium" style:language-asian="ja" style:country-asian="JP"/>
    </style:style>
    <style:style style:name="P37" style:family="paragraph" style:parent-style-name="Standard">
      <style:text-properties style:font-name="Noto Serif CJK JP Medium" officeooo:paragraph-rsid="00e5517f" style:font-name-asian="Noto Serif CJK JP Medium" style:language-asian="ja" style:country-asian="JP"/>
    </style:style>
    <style:style style:name="P38" style:family="paragraph" style:parent-style-name="Standard">
      <style:paragraph-properties fo:text-align="justify" style:justify-single-word="false"/>
      <style:text-properties style:font-name="Noto Serif CJK JP Medium" officeooo:paragraph-rsid="00d83cc3" style:font-name-asian="Noto Serif CJK JP Medium" style:language-asian="ja" style:country-asian="JP"/>
    </style:style>
    <style:style style:name="P39" style:family="paragraph" style:parent-style-name="Standard">
      <style:text-properties style:font-name="Noto Serif CJK JP Medium" officeooo:paragraph-rsid="00d83cc3" style:font-name-asian="Noto Serif CJK JP Medium" style:language-asian="ja" style:country-asian="JP"/>
    </style:style>
    <style:style style:name="P40" style:family="paragraph" style:parent-style-name="Standard">
      <style:text-properties style:font-name="Noto Serif CJK JP Medium" officeooo:paragraph-rsid="0083db2e" style:font-name-asian="Noto Serif CJK JP Medium" style:language-asian="ja" style:country-asian="JP"/>
    </style:style>
    <style:style style:name="P41" style:family="paragraph" style:parent-style-name="Standard">
      <style:paragraph-properties fo:text-align="start" style:justify-single-word="false"/>
      <style:text-properties style:font-name="Noto Serif CJK JP Medium" style:font-name-asian="Noto Serif CJK JP Medium" style:language-asian="ja" style:country-asian="JP"/>
    </style:style>
    <style:style style:name="P42" style:family="paragraph" style:parent-style-name="Standard">
      <style:paragraph-properties fo:text-align="start" style:justify-single-word="false"/>
      <style:text-properties style:font-name="Noto Serif CJK JP Medium" officeooo:paragraph-rsid="0017a420" style:font-name-asian="Noto Serif CJK JP Medium" style:language-asian="ja" style:country-asian="JP"/>
    </style:style>
    <style:style style:name="P43" style:family="paragraph" style:parent-style-name="Standard">
      <style:paragraph-properties fo:text-align="start" style:justify-single-word="false"/>
      <style:text-properties style:font-name="Noto Serif CJK JP Medium" officeooo:paragraph-rsid="00d83cc3" style:font-name-asian="Noto Serif CJK JP Medium" style:language-asian="ja" style:country-asian="JP"/>
    </style:style>
    <style:style style:name="P44" style:family="paragraph" style:parent-style-name="Standard">
      <style:paragraph-properties fo:text-align="start" style:justify-single-word="false">
        <style:tab-stops>
          <style:tab-stop style:position="0cm"/>
        </style:tab-stops>
      </style:paragraph-properties>
      <style:text-properties style:font-name="Noto Serif CJK JP Medium" style:font-name-asian="Noto Serif CJK JP Medium" style:language-asian="ja" style:country-asian="JP"/>
    </style:style>
    <style:style style:name="P45" style:family="paragraph" style:parent-style-name="Standard">
      <style:paragraph-properties fo:text-align="start" style:justify-single-word="false">
        <style:tab-stops>
          <style:tab-stop style:position="0cm"/>
        </style:tab-stops>
      </style:paragraph-properties>
      <style:text-properties style:font-name="Noto Serif CJK JP Medium" officeooo:paragraph-rsid="00767dd0" style:font-name-asian="Noto Serif CJK JP Medium" style:language-asian="ja" style:country-asian="JP"/>
    </style:style>
    <style:style style:name="P46" style:family="paragraph" style:parent-style-name="Standard">
      <style:paragraph-properties fo:text-align="start" style:justify-single-word="false">
        <style:tab-stops>
          <style:tab-stop style:position="0cm"/>
        </style:tab-stops>
      </style:paragraph-properties>
      <style:text-properties style:font-name="Noto Serif CJK JP Medium" officeooo:paragraph-rsid="002848fb" style:font-name-asian="Noto Serif CJK JP Medium" style:language-asian="ja" style:country-asian="JP"/>
    </style:style>
    <style:style style:name="P47" style:family="paragraph" style:parent-style-name="Standard">
      <style:paragraph-properties fo:text-align="start" style:justify-single-word="false">
        <style:tab-stops>
          <style:tab-stop style:position="0cm"/>
        </style:tab-stops>
      </style:paragraph-properties>
      <style:text-properties style:font-name="Noto Serif CJK JP Medium" officeooo:paragraph-rsid="010ac44d" style:font-name-asian="Noto Serif CJK JP Medium" style:language-asian="ja" style:country-asian="JP"/>
    </style:style>
    <style:style style:name="P48" style:family="paragraph" style:parent-style-name="Standard">
      <style:paragraph-properties fo:text-align="start" style:justify-single-word="false">
        <style:tab-stops>
          <style:tab-stop style:position="0cm"/>
        </style:tab-stops>
      </style:paragraph-properties>
      <style:text-properties style:font-name="Noto Serif CJK JP Medium" officeooo:paragraph-rsid="0017a420" style:font-name-asian="Noto Serif CJK JP Medium" style:language-asian="ja" style:country-asian="JP"/>
    </style:style>
    <style:style style:name="P49" style:family="paragraph" style:parent-style-name="Standard">
      <style:paragraph-properties fo:text-align="start" style:justify-single-word="false">
        <style:tab-stops>
          <style:tab-stop style:position="0cm"/>
        </style:tab-stops>
      </style:paragraph-properties>
      <style:text-properties style:font-name="Noto Serif CJK JP Medium" officeooo:paragraph-rsid="002917b6" style:font-name-asian="Noto Serif CJK JP Medium" style:language-asian="ja" style:country-asian="JP"/>
    </style:style>
    <style:style style:name="P50" style:family="paragraph" style:parent-style-name="Standard">
      <style:paragraph-properties fo:text-align="start" style:justify-single-word="false">
        <style:tab-stops>
          <style:tab-stop style:position="0cm"/>
        </style:tab-stops>
      </style:paragraph-properties>
      <style:text-properties style:font-name="Noto Serif CJK JP Medium" officeooo:paragraph-rsid="00d9fe5c" style:font-name-asian="Noto Serif CJK JP Medium" style:language-asian="ja" style:country-asian="JP"/>
    </style:style>
    <style:style style:name="P51" style:family="paragraph" style:parent-style-name="Standard">
      <style:text-properties style:font-name="Noto Serif CJK JP Medium" officeooo:paragraph-rsid="0017a420" style:font-name-asian="Noto Serif CJK JP Medium" style:language-asian="ja" style:country-asian="JP"/>
    </style:style>
    <style:style style:name="P52" style:family="paragraph" style:parent-style-name="Standard">
      <style:paragraph-properties fo:text-align="start" style:justify-single-word="false">
        <style:tab-stops>
          <style:tab-stop style:position="0cm"/>
        </style:tab-stops>
      </style:paragraph-properties>
      <style:text-properties style:font-name="Noto Serif CJK JP Medium" officeooo:rsid="00767dd0" officeooo:paragraph-rsid="013990c2" style:font-name-asian="Noto Serif CJK JP Medium" style:language-asian="ja" style:country-asian="JP"/>
    </style:style>
    <style:style style:name="P53" style:family="paragraph" style:parent-style-name="Standard">
      <style:paragraph-properties fo:text-align="start" style:justify-single-word="false">
        <style:tab-stops>
          <style:tab-stop style:position="0cm"/>
        </style:tab-stops>
      </style:paragraph-properties>
      <style:text-properties style:font-name="Noto Serif CJK JP Medium" officeooo:rsid="0072fa55" officeooo:paragraph-rsid="0072fa55" style:font-name-asian="Noto Serif CJK JP Medium" style:language-asian="ja" style:country-asian="JP"/>
    </style:style>
    <style:style style:name="P54" style:family="paragraph" style:parent-style-name="Standard">
      <style:text-properties style:font-name="Noto Serif CJK JP Medium" officeooo:paragraph-rsid="00a2d96c" style:font-name-asian="Noto Serif CJK JP Medium" style:language-asian="ja" style:country-asian="JP"/>
    </style:style>
    <style:style style:name="P55" style:family="paragraph" style:parent-style-name="Standard">
      <style:text-properties style:font-name="Noto Serif CJK JP Medium" officeooo:paragraph-rsid="00fd4ece" style:font-name-asian="Noto Serif CJK JP Medium" style:language-asian="ja" style:country-asian="JP"/>
    </style:style>
    <style:style style:name="P56" style:family="paragraph" style:parent-style-name="Standard">
      <style:text-properties style:font-name="Noto Serif CJK JP Medium" officeooo:paragraph-rsid="00ca8229" style:font-name-asian="Noto Serif CJK JP Medium" style:language-asian="ja" style:country-asian="JP"/>
    </style:style>
    <style:style style:name="P57" style:family="paragraph" style:parent-style-name="Standard">
      <style:text-properties style:font-name="Noto Serif CJK JP Medium" officeooo:paragraph-rsid="00368ad3" style:font-name-asian="Noto Serif CJK JP Medium" style:language-asian="ja" style:country-asian="JP"/>
    </style:style>
    <style:style style:name="P58" style:family="paragraph" style:parent-style-name="Standard">
      <style:text-properties style:font-name="Noto Serif CJK JP Medium" officeooo:paragraph-rsid="01213ba2" style:font-name-asian="Noto Serif CJK JP Medium" style:language-asian="ja" style:country-asian="JP"/>
    </style:style>
    <style:style style:name="P59" style:family="paragraph" style:parent-style-name="Standard">
      <style:text-properties style:font-name="Noto Serif CJK JP Medium" officeooo:paragraph-rsid="012d2e22" style:font-name-asian="Noto Serif CJK JP Medium" style:language-asian="ja" style:country-asian="JP"/>
    </style:style>
    <style:style style:name="P60" style:family="paragraph" style:parent-style-name="Standard">
      <style:text-properties style:font-name="Noto Serif CJK JP Medium" officeooo:paragraph-rsid="00a7b48e" style:font-name-asian="Noto Serif CJK JP Medium" style:language-asian="ja" style:country-asian="JP"/>
    </style:style>
    <style:style style:name="P61" style:family="paragraph" style:parent-style-name="Standard">
      <style:text-properties style:font-name="Noto Serif CJK JP Medium" officeooo:paragraph-rsid="003b43c3" style:font-name-asian="Noto Serif CJK JP Medium" style:language-asian="ja" style:country-asian="JP"/>
    </style:style>
    <style:style style:name="P62" style:family="paragraph" style:parent-style-name="Standard">
      <style:text-properties style:font-name="Noto Serif CJK JP Medium" officeooo:paragraph-rsid="0122ae69" style:font-name-asian="Noto Serif CJK JP Medium" style:language-asian="ja" style:country-asian="JP"/>
    </style:style>
    <style:style style:name="P63" style:family="paragraph" style:parent-style-name="Standard">
      <style:paragraph-properties style:line-height-at-least="0cm"/>
      <style:text-properties style:font-name="Noto Serif CJK JP Medium" officeooo:paragraph-rsid="008298dd" style:font-name-asian="Noto Serif CJK JP Medium" style:language-asian="ja" style:country-asian="JP"/>
    </style:style>
    <style:style style:name="P64" style:family="paragraph" style:parent-style-name="Standard">
      <style:text-properties style:font-name="Noto Serif CJK JP Medium" officeooo:paragraph-rsid="007ce410" style:font-name-asian="Noto Serif CJK JP Medium" style:language-asian="ja" style:country-asian="JP"/>
    </style:style>
    <style:style style:name="P65" style:family="paragraph" style:parent-style-name="Standard">
      <style:text-properties style:font-name="Noto Serif CJK JP Medium" officeooo:paragraph-rsid="0072fa55" style:font-name-asian="Noto Serif CJK JP Medium" style:language-asian="ja" style:country-asian="JP"/>
    </style:style>
    <style:style style:name="P66" style:family="paragraph" style:parent-style-name="Standard">
      <style:text-properties style:font-name="Noto Serif CJK JP Medium" officeooo:paragraph-rsid="00181c4e" style:font-name-asian="Noto Serif CJK JP Medium" style:language-asian="ja" style:country-asian="JP"/>
    </style:style>
    <style:style style:name="P67" style:family="paragraph" style:parent-style-name="Standard">
      <style:text-properties style:font-name="Noto Serif CJK JP Medium" officeooo:paragraph-rsid="0019b44d" style:font-name-asian="Noto Serif CJK JP Medium" style:language-asian="ja" style:country-asian="JP"/>
    </style:style>
    <style:style style:name="P68" style:family="paragraph" style:parent-style-name="Standard">
      <style:text-properties style:font-name="Noto Serif CJK JP Medium" officeooo:paragraph-rsid="00767dd0" style:font-name-asian="Noto Serif CJK JP Medium" style:language-asian="ja" style:country-asian="JP"/>
    </style:style>
    <style:style style:name="P69" style:family="paragraph" style:parent-style-name="Standard">
      <style:text-properties style:font-name="Noto Serif CJK JP Medium" officeooo:paragraph-rsid="00842341" style:font-name-asian="Noto Serif CJK JP Medium" style:language-asian="ja" style:country-asian="JP"/>
    </style:style>
    <style:style style:name="P70" style:family="paragraph" style:parent-style-name="Standard">
      <style:text-properties style:font-name="Noto Serif CJK JP Medium" officeooo:paragraph-rsid="003da1a2" style:font-name-asian="Noto Serif CJK JP Medium" style:language-asian="ja" style:country-asian="JP"/>
    </style:style>
    <style:style style:name="P71" style:family="paragraph" style:parent-style-name="Standard">
      <style:text-properties style:font-name="Noto Serif CJK JP Medium" officeooo:paragraph-rsid="0036c41a" style:font-name-asian="Noto Serif CJK JP Medium" style:language-asian="ja" style:country-asian="JP"/>
    </style:style>
    <style:style style:name="P72" style:family="paragraph" style:parent-style-name="Standard">
      <style:text-properties style:font-name="Noto Serif CJK JP Medium" officeooo:paragraph-rsid="0071a7c3" style:font-name-asian="Noto Serif CJK JP Medium" style:language-asian="ja" style:country-asian="JP"/>
    </style:style>
    <style:style style:name="P73" style:family="paragraph" style:parent-style-name="Standard">
      <style:text-properties style:font-name="Noto Serif CJK JP Medium" officeooo:paragraph-rsid="003ec7f2" style:font-name-asian="Noto Serif CJK JP Medium" style:language-asian="ja" style:country-asian="JP"/>
    </style:style>
    <style:style style:name="P74" style:family="paragraph" style:parent-style-name="Standard">
      <style:text-properties style:font-name="Noto Serif CJK JP Medium" officeooo:paragraph-rsid="0076c1c0" style:font-name-asian="Noto Serif CJK JP Medium" style:language-asian="ja" style:country-asian="JP"/>
    </style:style>
    <style:style style:name="P75" style:family="paragraph" style:parent-style-name="Standard">
      <style:text-properties style:font-name="Noto Serif CJK JP Medium" officeooo:paragraph-rsid="00709b59" style:font-name-asian="Noto Serif CJK JP Medium" style:language-asian="ja" style:country-asian="JP"/>
    </style:style>
    <style:style style:name="P76" style:family="paragraph" style:parent-style-name="Standard">
      <style:text-properties style:font-name="Noto Serif CJK JP Medium" officeooo:paragraph-rsid="009d6634" style:font-name-asian="Noto Serif CJK JP Medium" style:language-asian="ja" style:country-asian="JP"/>
    </style:style>
    <style:style style:name="P77" style:family="paragraph" style:parent-style-name="Standard">
      <style:text-properties style:font-name="Noto Serif CJK JP Medium" officeooo:paragraph-rsid="0055ef95" style:font-name-asian="Noto Serif CJK JP Medium" style:language-asian="ja" style:country-asian="JP"/>
    </style:style>
    <style:style style:name="P78" style:family="paragraph" style:parent-style-name="Standard">
      <style:text-properties style:font-name="Noto Serif CJK JP Medium" officeooo:paragraph-rsid="003f7e4b" style:font-name-asian="Noto Serif CJK JP Medium" style:language-asian="ja" style:country-asian="JP"/>
    </style:style>
    <style:style style:name="P79" style:family="paragraph" style:parent-style-name="Standard">
      <style:text-properties style:font-name="Noto Serif CJK JP Medium" officeooo:paragraph-rsid="00a72be1" style:font-name-asian="Noto Serif CJK JP Medium" style:language-asian="ja" style:country-asian="JP"/>
    </style:style>
    <style:style style:name="P80" style:family="paragraph" style:parent-style-name="Standard">
      <style:text-properties style:font-name="Noto Serif CJK JP Medium" officeooo:paragraph-rsid="005e94ef" style:font-name-asian="Noto Serif CJK JP Medium" style:language-asian="ja" style:country-asian="JP"/>
    </style:style>
    <style:style style:name="P81" style:family="paragraph" style:parent-style-name="Standard">
      <style:text-properties style:font-name="Noto Serif CJK JP Medium" officeooo:paragraph-rsid="0060f41f" style:font-name-asian="Noto Serif CJK JP Medium" style:language-asian="ja" style:country-asian="JP"/>
    </style:style>
    <style:style style:name="P82" style:family="paragraph" style:parent-style-name="Standard">
      <style:text-properties style:font-name="Noto Serif CJK JP Medium" officeooo:paragraph-rsid="00a5b737" style:font-name-asian="Noto Serif CJK JP Medium" style:language-asian="ja" style:country-asian="JP"/>
    </style:style>
    <style:style style:name="P83" style:family="paragraph" style:parent-style-name="Standard">
      <style:text-properties style:font-name="Noto Serif CJK JP Medium" officeooo:paragraph-rsid="010122e8" style:font-name-asian="Noto Serif CJK JP Medium" style:language-asian="ja" style:country-asian="JP"/>
    </style:style>
    <style:style style:name="P84" style:family="paragraph" style:parent-style-name="Standard">
      <style:text-properties style:font-name="Noto Serif CJK JP Medium" officeooo:paragraph-rsid="00c8c79e" style:font-name-asian="Noto Serif CJK JP Medium" style:language-asian="ja" style:country-asian="JP"/>
    </style:style>
    <style:style style:name="P85" style:family="paragraph" style:parent-style-name="Standard">
      <style:text-properties style:font-name="Noto Serif CJK JP Medium" officeooo:paragraph-rsid="00cecbcd" style:font-name-asian="Noto Serif CJK JP Medium" style:language-asian="ja" style:country-asian="JP"/>
    </style:style>
    <style:style style:name="P86" style:family="paragraph" style:parent-style-name="Standard">
      <style:text-properties style:font-name="Noto Serif CJK JP Medium" officeooo:paragraph-rsid="0095fee2" style:font-name-asian="Noto Serif CJK JP Medium" style:language-asian="ja" style:country-asian="JP"/>
    </style:style>
    <style:style style:name="P87" style:family="paragraph" style:parent-style-name="Standard">
      <style:text-properties style:font-name="Noto Serif CJK JP Medium" officeooo:paragraph-rsid="00c9ed31" style:font-name-asian="Noto Serif CJK JP Medium" style:language-asian="ja" style:country-asian="JP"/>
    </style:style>
    <style:style style:name="P88" style:family="paragraph" style:parent-style-name="Standard">
      <style:text-properties style:font-name="Noto Serif CJK JP Medium" officeooo:paragraph-rsid="006efcd4" style:font-name-asian="Noto Serif CJK JP Medium" style:language-asian="ja" style:country-asian="JP"/>
    </style:style>
    <style:style style:name="P89" style:family="paragraph" style:parent-style-name="Standard">
      <style:text-properties style:font-name="Noto Serif CJK JP Medium" officeooo:paragraph-rsid="001bc9ba" style:font-name-asian="Noto Serif CJK JP Medium" style:language-asian="ja" style:country-asian="JP"/>
    </style:style>
    <style:style style:name="P90" style:family="paragraph" style:parent-style-name="Standard">
      <style:text-properties style:font-name="Noto Serif CJK JP Medium" officeooo:paragraph-rsid="00764715" style:font-name-asian="Noto Serif CJK JP Medium" style:language-asian="ja" style:country-asian="JP"/>
    </style:style>
    <style:style style:name="P91" style:family="paragraph" style:parent-style-name="Standard">
      <style:text-properties style:font-name="Noto Serif CJK JP Medium" officeooo:paragraph-rsid="0085ca38" style:font-name-asian="Noto Serif CJK JP Medium" style:language-asian="ja" style:country-asian="JP"/>
    </style:style>
    <style:style style:name="P92" style:family="paragraph" style:parent-style-name="Standard">
      <style:text-properties style:font-name="Noto Serif CJK JP Medium" officeooo:paragraph-rsid="00c06d54" style:font-name-asian="Noto Serif CJK JP Medium" style:language-asian="ja" style:country-asian="JP"/>
    </style:style>
    <style:style style:name="P93" style:family="paragraph" style:parent-style-name="Standard">
      <style:text-properties style:font-name="Noto Serif CJK JP Medium" officeooo:paragraph-rsid="00c188f6" style:font-name-asian="Noto Serif CJK JP Medium" style:language-asian="ja" style:country-asian="JP"/>
    </style:style>
    <style:style style:name="P94" style:family="paragraph" style:parent-style-name="Standard">
      <style:text-properties style:font-name="Noto Serif CJK JP Medium" officeooo:paragraph-rsid="0127db48" style:font-name-asian="Noto Serif CJK JP Medium" style:language-asian="ja" style:country-asian="JP"/>
    </style:style>
    <style:style style:name="P95" style:family="paragraph" style:parent-style-name="Standard">
      <style:text-properties style:font-name="Noto Serif CJK JP Medium" officeooo:paragraph-rsid="0127ddb9" style:font-name-asian="Noto Serif CJK JP Medium" style:language-asian="ja" style:country-asian="JP"/>
    </style:style>
    <style:style style:name="P96" style:family="paragraph" style:parent-style-name="Standard">
      <style:text-properties style:font-name="Noto Serif CJK JP Medium" officeooo:paragraph-rsid="0129c48b" style:font-name-asian="Noto Serif CJK JP Medium" style:language-asian="ja" style:country-asian="JP"/>
    </style:style>
    <style:style style:name="P97" style:family="paragraph" style:parent-style-name="Standard">
      <style:text-properties style:font-name="Noto Serif CJK JP Medium" officeooo:paragraph-rsid="012b1923" style:font-name-asian="Noto Serif CJK JP Medium" style:language-asian="ja" style:country-asian="JP"/>
    </style:style>
    <style:style style:name="P98" style:family="paragraph" style:parent-style-name="Standard">
      <style:text-properties style:font-name="Noto Serif CJK JP Medium" officeooo:paragraph-rsid="01322548" style:font-name-asian="Noto Serif CJK JP Medium" style:language-asian="ja" style:country-asian="JP"/>
    </style:style>
    <style:style style:name="P99" style:family="paragraph" style:parent-style-name="Standard">
      <style:text-properties style:font-name="Noto Serif CJK JP Medium" officeooo:paragraph-rsid="0132e14b" style:font-name-asian="Noto Serif CJK JP Medium" style:language-asian="ja" style:country-asian="JP"/>
    </style:style>
    <style:style style:name="P100" style:family="paragraph" style:parent-style-name="Standard">
      <style:text-properties style:font-name="Noto Serif CJK JP Medium" officeooo:paragraph-rsid="012f6ba9" style:font-name-asian="Noto Serif CJK JP Medium" style:language-asian="ja" style:country-asian="JP"/>
    </style:style>
    <style:style style:name="P101" style:family="paragraph" style:parent-style-name="Standard">
      <style:text-properties style:font-name="Noto Serif CJK JP Medium" officeooo:paragraph-rsid="012e4bf8" style:font-name-asian="Noto Serif CJK JP Medium" style:language-asian="ja" style:country-asian="JP"/>
    </style:style>
    <style:style style:name="P102" style:family="paragraph" style:parent-style-name="Standard">
      <style:text-properties style:font-name="Noto Serif CJK JP Medium" officeooo:paragraph-rsid="0130dc35" style:font-name-asian="Noto Serif CJK JP Medium" style:language-asian="ja" style:country-asian="JP"/>
    </style:style>
    <style:style style:name="P103" style:family="paragraph" style:parent-style-name="Standard">
      <style:text-properties style:font-name="Noto Serif CJK JP Medium" officeooo:paragraph-rsid="00403a64" style:font-name-asian="Noto Serif CJK JP Medium" style:language-asian="ja" style:country-asian="JP"/>
    </style:style>
    <style:style style:name="P104" style:family="paragraph" style:parent-style-name="Standard">
      <style:text-properties style:font-name="Noto Serif CJK JP Medium" officeooo:paragraph-rsid="001f02fd" style:font-name-asian="Noto Serif CJK JP Medium" style:language-asian="ja" style:country-asian="JP"/>
    </style:style>
    <style:style style:name="P105" style:family="paragraph" style:parent-style-name="Standard">
      <style:text-properties style:font-name="Noto Serif CJK JP Medium" officeooo:paragraph-rsid="0110b931" style:font-name-asian="Noto Serif CJK JP Medium" style:language-asian="ja" style:country-asian="JP"/>
    </style:style>
    <style:style style:name="P106" style:family="paragraph" style:parent-style-name="Standard">
      <style:text-properties style:font-name="Noto Serif CJK JP Medium" officeooo:paragraph-rsid="006c49af" style:font-name-asian="Noto Serif CJK JP Medium" style:language-asian="ja" style:country-asian="JP"/>
    </style:style>
    <style:style style:name="P107" style:family="paragraph" style:parent-style-name="Standard">
      <style:text-properties style:font-name="Noto Serif CJK JP Medium" officeooo:paragraph-rsid="0067eb03" style:font-name-asian="Noto Serif CJK JP Medium" style:language-asian="ja" style:country-asian="JP"/>
    </style:style>
    <style:style style:name="P108" style:family="paragraph" style:parent-style-name="Standard">
      <style:text-properties style:font-name="Noto Serif CJK JP Medium" officeooo:paragraph-rsid="00976b48" style:font-name-asian="Noto Serif CJK JP Medium" style:language-asian="ja" style:country-asian="JP"/>
    </style:style>
    <style:style style:name="P109" style:family="paragraph" style:parent-style-name="Standard">
      <style:text-properties style:font-name="Noto Serif CJK JP Medium" officeooo:paragraph-rsid="007468d5" style:font-name-asian="Noto Serif CJK JP Medium" style:language-asian="ja" style:country-asian="JP"/>
    </style:style>
    <style:style style:name="P110" style:family="paragraph" style:parent-style-name="Standard">
      <style:text-properties style:font-name="Noto Serif CJK JP Medium" officeooo:paragraph-rsid="00877f37" style:font-name-asian="Noto Serif CJK JP Medium" style:language-asian="ja" style:country-asian="JP"/>
    </style:style>
    <style:style style:name="P111" style:family="paragraph" style:parent-style-name="Standard">
      <style:text-properties style:font-name="Noto Serif CJK JP Medium" officeooo:paragraph-rsid="01343121" style:font-name-asian="Noto Serif CJK JP Medium" style:language-asian="ja" style:country-asian="JP"/>
    </style:style>
    <style:style style:name="P112" style:family="paragraph" style:parent-style-name="Standard">
      <style:text-properties style:font-name="Noto Serif CJK JP Medium" officeooo:paragraph-rsid="009eef42" style:font-name-asian="Noto Serif CJK JP Medium" style:language-asian="ja" style:country-asian="JP"/>
    </style:style>
    <style:style style:name="P113" style:family="paragraph" style:parent-style-name="Standard">
      <style:text-properties style:font-name="Noto Serif CJK JP Medium" officeooo:paragraph-rsid="009f51ff" style:font-name-asian="Noto Serif CJK JP Medium" style:language-asian="ja" style:country-asian="JP"/>
    </style:style>
    <style:style style:name="P114" style:family="paragraph" style:parent-style-name="Standard">
      <style:text-properties style:font-name="Noto Serif CJK JP Medium" officeooo:paragraph-rsid="0041ffda" style:font-name-asian="Noto Serif CJK JP Medium" style:language-asian="ja" style:country-asian="JP"/>
    </style:style>
    <style:style style:name="P115" style:family="paragraph" style:parent-style-name="Standard">
      <style:text-properties style:font-name="Noto Serif CJK JP Medium" officeooo:paragraph-rsid="00660667" style:font-name-asian="Noto Serif CJK JP Medium" style:language-asian="ja" style:country-asian="JP"/>
    </style:style>
    <style:style style:name="P116" style:family="paragraph" style:parent-style-name="Standard">
      <style:text-properties style:font-name="Noto Serif CJK JP Medium" officeooo:paragraph-rsid="0044d140" style:font-name-asian="Noto Serif CJK JP Medium" style:language-asian="ja" style:country-asian="JP"/>
    </style:style>
    <style:style style:name="P117" style:family="paragraph" style:parent-style-name="Standard">
      <style:text-properties style:font-name="Noto Serif CJK JP Medium" officeooo:paragraph-rsid="01242055" style:font-name-asian="Noto Serif CJK JP Medium" style:language-asian="ja" style:country-asian="JP"/>
    </style:style>
    <style:style style:name="P118" style:family="paragraph" style:parent-style-name="Standard">
      <style:text-properties style:font-name="Noto Serif CJK JP Medium" officeooo:paragraph-rsid="00bc89bb" style:font-name-asian="Noto Serif CJK JP Medium" style:language-asian="ja" style:country-asian="JP"/>
    </style:style>
    <style:style style:name="P119" style:family="paragraph" style:parent-style-name="Standard">
      <style:text-properties style:font-name="Noto Serif CJK JP Medium" officeooo:paragraph-rsid="007debb3" style:font-name-asian="Noto Serif CJK JP Medium" style:language-asian="ja" style:country-asian="JP"/>
    </style:style>
    <style:style style:name="P120" style:family="paragraph" style:parent-style-name="Standard">
      <style:text-properties style:font-name="Noto Serif CJK JP Medium" officeooo:paragraph-rsid="00465a4c" style:font-name-asian="Noto Serif CJK JP Medium" style:language-asian="ja" style:country-asian="JP"/>
    </style:style>
    <style:style style:name="P121" style:family="paragraph" style:parent-style-name="Standard">
      <style:text-properties style:font-name="Noto Serif CJK JP Medium" officeooo:paragraph-rsid="011212c8" style:font-name-asian="Noto Serif CJK JP Medium" style:language-asian="ja" style:country-asian="JP"/>
    </style:style>
    <style:style style:name="P122" style:family="paragraph" style:parent-style-name="Standard">
      <style:text-properties style:font-name="Noto Serif CJK JP Medium" officeooo:paragraph-rsid="0125e0d1" style:font-name-asian="Noto Serif CJK JP Medium" style:language-asian="ja" style:country-asian="JP"/>
    </style:style>
    <style:style style:name="P123" style:family="paragraph" style:parent-style-name="Standard">
      <style:text-properties style:font-name="Noto Serif CJK JP Medium" officeooo:paragraph-rsid="004746bb" style:font-name-asian="Noto Serif CJK JP Medium" style:language-asian="ja" style:country-asian="JP"/>
    </style:style>
    <style:style style:name="P124" style:family="paragraph" style:parent-style-name="Standard">
      <style:text-properties style:font-name="Noto Serif CJK JP Medium" officeooo:paragraph-rsid="005f2b63" style:font-name-asian="Noto Serif CJK JP Medium" style:language-asian="ja" style:country-asian="JP"/>
    </style:style>
    <style:style style:name="P125" style:family="paragraph" style:parent-style-name="Standard">
      <style:text-properties style:font-name="Noto Serif CJK JP Medium" officeooo:paragraph-rsid="00b847d5" style:font-name-asian="Noto Serif CJK JP Medium" style:language-asian="ja" style:country-asian="JP"/>
    </style:style>
    <style:style style:name="P126" style:family="paragraph" style:parent-style-name="Standard">
      <style:text-properties style:font-name="Noto Serif CJK JP Medium" officeooo:paragraph-rsid="007cafe3" style:font-name-asian="Noto Serif CJK JP Medium" style:language-asian="ja" style:country-asian="JP"/>
    </style:style>
    <style:style style:name="P127" style:family="paragraph" style:parent-style-name="Standard">
      <style:text-properties style:font-name="Noto Serif CJK JP Medium" officeooo:paragraph-rsid="006ac80d" style:font-name-asian="Noto Serif CJK JP Medium" style:language-asian="ja" style:country-asian="JP"/>
    </style:style>
    <style:style style:name="P128" style:family="paragraph" style:parent-style-name="Standard">
      <style:text-properties style:font-name="Noto Serif CJK JP Medium" officeooo:paragraph-rsid="006d5c57" style:font-name-asian="Noto Serif CJK JP Medium" style:language-asian="ja" style:country-asian="JP"/>
    </style:style>
    <style:style style:name="P129" style:family="paragraph" style:parent-style-name="Standard">
      <style:text-properties style:font-name="Noto Serif CJK JP Medium" officeooo:paragraph-rsid="0087cf17" style:font-name-asian="Noto Serif CJK JP Medium" style:language-asian="ja" style:country-asian="JP"/>
    </style:style>
    <style:style style:name="P130" style:family="paragraph" style:parent-style-name="Standard">
      <style:text-properties style:font-name="Noto Serif CJK JP Medium" officeooo:paragraph-rsid="00cd1a56" style:font-name-asian="Noto Serif CJK JP Medium" style:language-asian="ja" style:country-asian="JP"/>
    </style:style>
    <style:style style:name="P131" style:family="paragraph" style:parent-style-name="Standard">
      <style:text-properties style:font-name="Noto Serif CJK JP Medium" officeooo:paragraph-rsid="009448a0" style:font-name-asian="Noto Serif CJK JP Medium" style:language-asian="ja" style:country-asian="JP"/>
    </style:style>
    <style:style style:name="P132" style:family="paragraph" style:parent-style-name="Standard">
      <style:text-properties style:font-name="Noto Serif CJK JP Medium" officeooo:paragraph-rsid="00bd71ed" style:font-name-asian="Noto Serif CJK JP Medium" style:language-asian="ja" style:country-asian="JP"/>
    </style:style>
    <style:style style:name="P133" style:family="paragraph" style:parent-style-name="Standard">
      <style:text-properties style:font-name="Noto Serif CJK JP Medium" officeooo:paragraph-rsid="004af2f3" style:font-name-asian="Noto Serif CJK JP Medium" style:language-asian="ja" style:country-asian="JP"/>
    </style:style>
    <style:style style:name="P134" style:family="paragraph" style:parent-style-name="Standard">
      <style:text-properties style:font-name="Noto Serif CJK JP Medium" officeooo:paragraph-rsid="007f8ba4" style:font-name-asian="Noto Serif CJK JP Medium" style:language-asian="ja" style:country-asian="JP"/>
    </style:style>
    <style:style style:name="P135" style:family="paragraph" style:parent-style-name="Standard">
      <style:text-properties style:font-name="Noto Serif CJK JP Medium" officeooo:paragraph-rsid="010ac44d" style:font-name-asian="Noto Serif CJK JP Medium" style:language-asian="ja" style:country-asian="JP"/>
    </style:style>
    <style:style style:name="P136" style:family="paragraph" style:parent-style-name="Standard">
      <style:text-properties style:font-name="Noto Serif CJK JP Medium" officeooo:paragraph-rsid="0097330e" style:font-name-asian="Noto Serif CJK JP Medium" style:language-asian="ja" style:country-asian="JP"/>
    </style:style>
    <style:style style:name="P137" style:family="paragraph" style:parent-style-name="Standard">
      <style:text-properties style:font-name="Noto Serif CJK JP Medium" officeooo:rsid="0087cf17" officeooo:paragraph-rsid="0087cf17" style:font-name-asian="Noto Serif CJK JP Medium" style:language-asian="ja" style:country-asian="JP"/>
    </style:style>
    <style:style style:name="P138" style:family="paragraph" style:parent-style-name="Standard">
      <style:text-properties style:font-name="Noto Serif CJK JP Medium" officeooo:paragraph-rsid="010f6ece" style:font-name-asian="Noto Serif CJK JP Medium" style:language-asian="ja" style:country-asian="JP"/>
    </style:style>
    <style:style style:name="P139" style:family="paragraph" style:parent-style-name="Standard">
      <style:text-properties style:font-name="Noto Serif CJK JP Medium" officeooo:rsid="005a111a" officeooo:paragraph-rsid="005a111a" style:font-name-asian="Noto Serif CJK JP Medium" style:language-asian="ja" style:country-asian="JP"/>
    </style:style>
    <style:style style:name="P140" style:family="paragraph" style:parent-style-name="Standard">
      <style:text-properties style:font-name="Noto Serif CJK JP Medium" officeooo:paragraph-rsid="01370164" style:font-name-asian="Noto Serif CJK JP Medium" style:language-asian="ja" style:country-asian="JP"/>
    </style:style>
    <style:style style:name="P141" style:family="paragraph" style:parent-style-name="Standard">
      <style:text-properties style:font-name="Noto Serif CJK JP Medium" officeooo:paragraph-rsid="013990c2" style:font-name-asian="Noto Serif CJK JP Medium" style:language-asian="ja" style:country-asian="JP"/>
    </style:style>
    <style:style style:name="P142" style:family="paragraph" style:parent-style-name="Standard">
      <style:text-properties style:font-name="Noto Serif CJK JP Medium" officeooo:paragraph-rsid="0169fbcc" style:font-name-asian="Noto Serif CJK JP Medium" style:language-asian="ja" style:country-asian="JP"/>
    </style:style>
    <style:style style:name="P143" style:family="paragraph" style:parent-style-name="Standard">
      <style:text-properties style:font-name="Noto Serif CJK JP Medium" officeooo:paragraph-rsid="016c093b" style:font-name-asian="Noto Serif CJK JP Medium" style:language-asian="ja" style:country-asian="JP"/>
    </style:style>
    <style:style style:name="P144" style:family="paragraph" style:parent-style-name="Standard">
      <style:text-properties style:font-name="Noto Serif CJK JP Medium" officeooo:paragraph-rsid="016cb7b7" style:font-name-asian="Noto Serif CJK JP Medium" style:language-asian="ja" style:country-asian="JP"/>
    </style:style>
    <style:style style:name="P145" style:family="paragraph" style:parent-style-name="Standard">
      <style:text-properties style:font-name="Noto Serif CJK JP Medium" officeooo:paragraph-rsid="016d8255" style:font-name-asian="Noto Serif CJK JP Medium" style:language-asian="ja" style:country-asian="JP"/>
    </style:style>
    <style:style style:name="P146" style:family="paragraph" style:parent-style-name="Standard">
      <style:paragraph-properties>
        <style:tab-stops>
          <style:tab-stop style:position="2.223cm"/>
        </style:tab-stops>
      </style:paragraph-properties>
      <style:text-properties style:font-name="Noto Serif CJK JP Medium" style:font-name-asian="Noto Serif CJK JP Medium"/>
    </style:style>
    <style:style style:name="P147" style:family="paragraph" style:parent-style-name="Standard">
      <style:text-properties style:font-name="Noto Serif CJK JP Medium" officeooo:paragraph-rsid="00e5517f" style:font-name-asian="Noto Serif CJK JP Medium"/>
    </style:style>
    <style:style style:name="P148" style:family="paragraph" style:parent-style-name="Standard">
      <style:text-properties style:font-name="Noto Serif CJK JP Medium" officeooo:paragraph-rsid="00d4d6fa" style:font-name-asian="Noto Serif CJK JP Medium"/>
    </style:style>
    <style:style style:name="P149" style:family="paragraph" style:parent-style-name="Standard">
      <style:text-properties style:font-name="Noto Serif CJK JP Medium" officeooo:paragraph-rsid="000d10c3" style:font-name-asian="Noto Serif CJK JP Medium"/>
    </style:style>
    <style:style style:name="P150" style:family="paragraph" style:parent-style-name="Standard">
      <style:text-properties style:font-name="Noto Serif CJK JP Medium" officeooo:paragraph-rsid="011c7c9b" style:font-name-asian="Noto Serif CJK JP Medium"/>
    </style:style>
    <style:style style:name="P151" style:family="paragraph" style:parent-style-name="Standard">
      <style:text-properties style:font-name="Noto Serif CJK JP Medium" officeooo:paragraph-rsid="01032ad6" style:font-name-asian="Noto Serif CJK JP Medium"/>
    </style:style>
    <style:style style:name="P152" style:family="paragraph" style:parent-style-name="Standard">
      <style:text-properties style:font-name="Noto Serif CJK JP Medium" officeooo:paragraph-rsid="00c341c7" style:font-name-asian="Noto Serif CJK JP Medium"/>
    </style:style>
    <style:style style:name="P153" style:family="paragraph" style:parent-style-name="Standard">
      <style:text-properties style:font-name="Noto Serif CJK JP Medium" officeooo:paragraph-rsid="00d54860" style:font-name-asian="Noto Serif CJK JP Medium"/>
    </style:style>
    <style:style style:name="P154" style:family="paragraph" style:parent-style-name="Standard">
      <style:text-properties style:font-name="Noto Serif CJK JP Medium" officeooo:paragraph-rsid="00267de4" style:font-name-asian="Noto Serif CJK JP Medium"/>
    </style:style>
    <style:style style:name="P155" style:family="paragraph" style:parent-style-name="Standard">
      <style:paragraph-properties>
        <style:tab-stops>
          <style:tab-stop style:position="2.223cm"/>
        </style:tab-stops>
      </style:paragraph-properties>
      <style:text-properties style:font-name="Noto Serif CJK JP Medium" officeooo:rsid="00bc89bb" officeooo:paragraph-rsid="00bc89bb" style:font-name-asian="Noto Serif CJK JP Medium"/>
    </style:style>
    <style:style style:name="P156" style:family="paragraph" style:parent-style-name="Standard">
      <style:paragraph-properties>
        <style:tab-stops>
          <style:tab-stop style:position="0cm"/>
        </style:tab-stops>
      </style:paragraph-properties>
      <style:text-properties style:font-name="Noto Serif CJK JP Medium" style:font-name-asian="Noto Serif CJK JP Medium"/>
    </style:style>
    <style:style style:name="P157" style:family="paragraph" style:parent-style-name="Standard">
      <style:paragraph-properties>
        <style:tab-stops>
          <style:tab-stop style:position="0cm"/>
        </style:tab-stops>
      </style:paragraph-properties>
      <style:text-properties style:font-name="Noto Serif CJK JP Medium" officeooo:paragraph-rsid="00d54860" style:font-name-asian="Noto Serif CJK JP Medium"/>
    </style:style>
    <style:style style:name="P158" style:family="paragraph" style:parent-style-name="Standard">
      <style:text-properties style:font-name="Noto Serif CJK JP Medium" officeooo:paragraph-rsid="00d83cc3" style:font-name-asian="Noto Serif CJK JP Medium"/>
    </style:style>
    <style:style style:name="P159" style:family="paragraph" style:parent-style-name="Standard">
      <style:text-properties style:font-name="Noto Serif CJK JP Medium" officeooo:rsid="00710d15" officeooo:paragraph-rsid="007ce410" style:font-name-asian="Noto Serif CJK JP Medium"/>
    </style:style>
    <style:style style:name="P160" style:family="paragraph" style:parent-style-name="Standard">
      <style:text-properties style:font-name="Noto Serif CJK JP Medium" officeooo:rsid="00710d15" officeooo:paragraph-rsid="00710d15" style:font-name-asian="Noto Serif CJK JP Medium"/>
    </style:style>
    <style:style style:name="P161" style:family="paragraph" style:parent-style-name="Standard">
      <style:text-properties style:font-name="Noto Serif CJK JP Medium" officeooo:rsid="00710d15" officeooo:paragraph-rsid="010122e8" style:font-name-asian="Noto Serif CJK JP Medium"/>
    </style:style>
    <style:style style:name="P162" style:family="paragraph" style:parent-style-name="Standard">
      <style:text-properties style:font-name="Noto Serif CJK JP Medium" officeooo:rsid="010288e7" officeooo:paragraph-rsid="010288e7" style:font-name-asian="Noto Serif CJK JP Medium"/>
    </style:style>
    <style:style style:name="P163" style:family="paragraph" style:parent-style-name="Standard">
      <style:text-properties style:font-name="Noto Serif CJK JP Medium" officeooo:paragraph-rsid="00842341" style:font-name-asian="Noto Serif CJK JP Medium"/>
    </style:style>
    <style:style style:name="P164" style:family="paragraph" style:parent-style-name="Standard">
      <style:text-properties style:font-name="Noto Serif CJK JP Medium" officeooo:rsid="00842341" officeooo:paragraph-rsid="00842341" style:font-name-asian="Noto Serif CJK JP Medium"/>
    </style:style>
    <style:style style:name="P165" style:family="paragraph" style:parent-style-name="Standard">
      <style:text-properties style:font-name="Noto Serif CJK JP Medium" officeooo:paragraph-rsid="0071a7c3" style:font-name-asian="Noto Serif CJK JP Medium"/>
    </style:style>
    <style:style style:name="P166" style:family="paragraph" style:parent-style-name="Standard">
      <style:text-properties style:font-name="Noto Serif CJK JP Medium" officeooo:paragraph-rsid="00709b59" style:font-name-asian="Noto Serif CJK JP Medium"/>
    </style:style>
    <style:style style:name="P167" style:family="paragraph" style:parent-style-name="Standard">
      <style:text-properties style:font-name="Noto Serif CJK JP Medium" officeooo:rsid="008298dd" officeooo:paragraph-rsid="008298dd" style:font-name-asian="Noto Serif CJK JP Medium"/>
    </style:style>
    <style:style style:name="P168" style:family="paragraph" style:parent-style-name="Standard">
      <style:text-properties style:font-name="Noto Serif CJK JP Medium" officeooo:paragraph-rsid="010122e8" style:font-name-asian="Noto Serif CJK JP Medium"/>
    </style:style>
    <style:style style:name="P169" style:family="paragraph" style:parent-style-name="Standard">
      <style:text-properties style:font-name="Noto Serif CJK JP Medium" officeooo:rsid="00764715" officeooo:paragraph-rsid="00764715" style:font-name-asian="Noto Serif CJK JP Medium"/>
    </style:style>
    <style:style style:name="P170" style:family="paragraph" style:parent-style-name="Standard">
      <style:text-properties style:font-name="Noto Serif CJK JP Medium" officeooo:rsid="00c188f6" officeooo:paragraph-rsid="00c188f6" style:font-name-asian="Noto Serif CJK JP Medium"/>
    </style:style>
    <style:style style:name="P171" style:family="paragraph" style:parent-style-name="Standard">
      <style:text-properties style:font-name="Noto Serif CJK JP Medium" officeooo:paragraph-rsid="0127db48" style:font-name-asian="Noto Serif CJK JP Medium"/>
    </style:style>
    <style:style style:name="P172" style:family="paragraph" style:parent-style-name="Standard">
      <style:text-properties style:font-name="Noto Serif CJK JP Medium" officeooo:paragraph-rsid="0129c48b" style:font-name-asian="Noto Serif CJK JP Medium"/>
    </style:style>
    <style:style style:name="P173" style:family="paragraph" style:parent-style-name="Standard">
      <style:text-properties style:font-name="Noto Serif CJK JP Medium" officeooo:paragraph-rsid="0085ca38" style:font-name-asian="Noto Serif CJK JP Medium"/>
    </style:style>
    <style:style style:name="P174" style:family="paragraph" style:parent-style-name="Standard">
      <style:text-properties style:font-name="Noto Serif CJK JP Medium" officeooo:paragraph-rsid="007ce410" style:font-name-asian="Noto Serif CJK JP Medium"/>
    </style:style>
    <style:style style:name="P175" style:family="paragraph" style:parent-style-name="Standard">
      <style:text-properties style:font-name="Noto Serif CJK JP Medium" officeooo:paragraph-rsid="00877f37" style:font-name-asian="Noto Serif CJK JP Medium"/>
    </style:style>
    <style:style style:name="P176" style:family="paragraph" style:parent-style-name="Standard">
      <style:text-properties style:font-name="Noto Serif CJK JP Medium" officeooo:rsid="00877f37" officeooo:paragraph-rsid="00877f37" style:font-name-asian="Noto Serif CJK JP Medium"/>
    </style:style>
    <style:style style:name="P177" style:family="paragraph" style:parent-style-name="Standard">
      <style:text-properties style:font-name="Noto Serif CJK JP Medium" officeooo:rsid="009eef42" officeooo:paragraph-rsid="01024456" style:font-name-asian="Noto Serif CJK JP Medium"/>
    </style:style>
    <style:style style:name="P178" style:family="paragraph" style:parent-style-name="Standard">
      <style:text-properties style:font-name="Noto Serif CJK JP Medium" officeooo:rsid="007468d5" officeooo:paragraph-rsid="007468d5" style:font-name-asian="Noto Serif CJK JP Medium"/>
    </style:style>
    <style:style style:name="P179" style:family="paragraph" style:parent-style-name="Standard">
      <style:text-properties style:font-name="Noto Serif CJK JP Medium" officeooo:paragraph-rsid="007468d5" style:font-name-asian="Noto Serif CJK JP Medium"/>
    </style:style>
    <style:style style:name="P180" style:family="paragraph" style:parent-style-name="Standard">
      <style:text-properties style:font-name="Noto Serif CJK JP Medium" officeooo:paragraph-rsid="006ac80d" style:font-name-asian="Noto Serif CJK JP Medium"/>
    </style:style>
    <style:style style:name="P181" style:family="paragraph" style:parent-style-name="Standard">
      <style:text-properties style:font-name="Noto Serif CJK JP Medium" officeooo:paragraph-rsid="0087cf17" style:font-name-asian="Noto Serif CJK JP Medium"/>
    </style:style>
    <style:style style:name="P182" style:family="paragraph" style:parent-style-name="Standard">
      <style:text-properties style:font-name="Noto Serif CJK JP Medium" officeooo:paragraph-rsid="009d6634" style:font-name-asian="Noto Serif CJK JP Medium"/>
    </style:style>
    <style:style style:name="P183" style:family="paragraph" style:parent-style-name="Standard">
      <style:text-properties style:font-name="Noto Serif CJK JP Medium" officeooo:paragraph-rsid="01359a27" style:font-name-asian="Noto Serif CJK JP Medium"/>
    </style:style>
    <style:style style:name="P184" style:family="paragraph" style:parent-style-name="Standard">
      <style:text-properties style:font-name="Noto Serif CJK JP Medium" officeooo:paragraph-rsid="01415f68" style:font-name-asian="Noto Serif CJK JP Medium"/>
    </style:style>
    <style:style style:name="P185" style:family="paragraph" style:parent-style-name="Standard">
      <style:text-properties style:font-name="Noto Serif CJK JP Medium" officeooo:paragraph-rsid="0146d8ed" style:font-name-asian="Noto Serif CJK JP Medium"/>
    </style:style>
    <style:style style:name="P186" style:family="paragraph" style:parent-style-name="Standard">
      <style:text-properties style:font-name="Noto Serif CJK JP Medium" style:text-underline-style="none" style:font-name-asian="Noto Serif CJK JP Medium" style:language-asian="ja" style:country-asian="JP"/>
    </style:style>
    <style:style style:name="P187" style:family="paragraph" style:parent-style-name="Standard">
      <style:text-properties style:font-name="Noto Serif CJK JP Medium" style:text-underline-style="none" officeooo:paragraph-rsid="00a96d05" style:font-name-asian="Noto Serif CJK JP Medium" style:language-asian="ja" style:country-asian="JP"/>
    </style:style>
    <style:style style:name="P188" style:family="paragraph" style:parent-style-name="Standard">
      <style:text-properties style:font-name="Noto Serif CJK JP Medium" style:font-name-asian="Noto Sans CJK JP Regular"/>
    </style:style>
    <style:style style:name="P189" style:family="paragraph" style:parent-style-name="Standard">
      <style:text-properties fo:color="#000000" loext:opacity="100%" style:font-name="Noto Serif CJK JP Medium" style:text-underline-style="none" style:font-name-asian="Noto Serif CJK JP Medium"/>
    </style:style>
    <style:style style:name="P190" style:family="paragraph" style:parent-style-name="Standard">
      <style:text-properties fo:color="#000000" loext:opacity="100%" style:font-name="Noto Serif CJK JP Medium" style:text-underline-style="none" officeooo:paragraph-rsid="008f4ba2" style:font-name-asian="Noto Serif CJK JP Medium"/>
    </style:style>
    <style:style style:name="P191" style:family="paragraph" style:parent-style-name="Standard">
      <style:text-properties fo:color="#000000" loext:opacity="100%" style:font-name="Noto Serif CJK JP Medium" style:text-underline-style="none" officeooo:paragraph-rsid="000d10c3" style:font-name-asian="Noto Serif CJK JP Medium"/>
    </style:style>
    <style:style style:name="P192" style:family="paragraph" style:parent-style-name="Standard">
      <loext:graphic-properties draw:fill="solid" draw:fill-color="#ffffff" draw:opacity="100%"/>
      <style:paragraph-properties fo:background-color="#ffffff"/>
      <style:text-properties fo:color="#000000" loext:opacity="100%" style:font-name="Noto Serif CJK JP" style:text-underline-style="none" style:font-name-asian="Noto Serif CJK JP" style:language-asian="ja" style:country-asian="JP"/>
    </style:style>
    <style:style style:name="P193" style:family="paragraph" style:parent-style-name="Standard">
      <style:text-properties style:font-name="Source Code Pro Medium" style:font-name-asian="Source Code Pro Medium"/>
    </style:style>
    <style:style style:name="P194" style:family="paragraph" style:parent-style-name="Standard">
      <style:text-properties style:font-name="Source Code Pro Medium" officeooo:rsid="00c188f6" officeooo:paragraph-rsid="00c188f6" style:font-name-asian="Source Code Pro Medium"/>
    </style:style>
    <style:style style:name="P195" style:family="paragraph" style:parent-style-name="Standard">
      <style:text-properties style:font-name="Source Code Pro Medium" fo:font-style="normal" style:font-name-asian="Source Code Pro Medium" style:font-style-asian="normal" style:font-style-complex="normal"/>
    </style:style>
    <style:style style:name="P196" style:family="paragraph" style:parent-style-name="Standard">
      <style:text-properties style:font-name="Source Code Pro Medium" fo:font-style="normal" officeooo:rsid="010a55f3" officeooo:paragraph-rsid="010a55f3" style:font-name-asian="Source Code Pro Medium" style:font-style-asian="normal" style:font-style-complex="normal"/>
    </style:style>
    <style:style style:name="P197" style:family="paragraph" style:parent-style-name="Standard">
      <style:text-properties style:font-name="Source Code Pro Medium" fo:font-style="normal" officeooo:rsid="007debb3" style:font-name-asian="Source Code Pro Medium" style:font-style-asian="normal" style:font-name-complex="Times New Roman" style:font-style-complex="normal"/>
    </style:style>
    <style:style style:name="P198" style:family="paragraph" style:parent-style-name="Standard">
      <style:text-properties officeooo:paragraph-rsid="01415f68"/>
    </style:style>
    <style:style style:name="P199" style:family="paragraph" style:parent-style-name="Standard">
      <style:text-properties officeooo:paragraph-rsid="0146d8ed"/>
    </style:style>
    <style:style style:name="P200" style:family="paragraph" style:parent-style-name="Standard">
      <style:text-properties style:font-name="Source Code Pro" style:font-name-asian="Source Code Pro"/>
    </style:style>
    <style:style style:name="P201" style:family="paragraph" style:parent-style-name="Standard">
      <style:text-properties style:font-name-asian="Noto Sans CJK JP Regular"/>
    </style:style>
    <style:style style:name="P202" style:family="paragraph" style:parent-style-name="Standard">
      <style:text-properties style:font-name="Noto Sans CJK JP DemiLight" style:text-underline-style="none"/>
    </style:style>
    <style:style style:name="P203" style:family="paragraph" style:parent-style-name="Standard">
      <style:paragraph-properties fo:text-align="center" style:justify-single-word="false"/>
      <style:text-properties style:font-name="Arial Black" fo:font-size="22pt" style:text-underline-style="solid" style:text-underline-width="auto" style:text-underline-color="font-color" officeooo:paragraph-rsid="0008327f" style:font-size-asian="22pt" style:font-size-complex="22pt"/>
    </style:style>
    <style:style style:name="P204" style:family="paragraph" style:parent-style-name="Standard">
      <style:text-properties style:font-name="Arial Black" fo:font-size="20pt" style:font-size-asian="20pt" style:font-size-complex="20pt"/>
    </style:style>
    <style:style style:name="P205" style:family="paragraph" style:parent-style-name="Standard">
      <style:text-properties officeooo:paragraph-rsid="01557c06"/>
    </style:style>
    <style:style style:name="P206" style:family="paragraph" style:parent-style-name="Standard">
      <style:text-properties officeooo:paragraph-rsid="016dd34f"/>
    </style:style>
    <style:style style:name="P207" style:family="paragraph" style:parent-style-name="Standard">
      <style:paragraph-properties fo:break-before="page"/>
      <style:text-properties style:font-name="Noto Serif CJK JP Medium" style:font-name-asian="Noto Serif CJK JP Medium"/>
    </style:style>
    <style:style style:name="P208" style:family="paragraph" style:parent-style-name="Standard">
      <style:paragraph-properties fo:break-before="page"/>
      <style:text-properties style:font-name="Noto Serif CJK JP Medium" officeooo:paragraph-rsid="000d10c3" style:font-name-asian="Noto Serif CJK JP Medium"/>
    </style:style>
    <style:style style:name="P209" style:family="paragraph" style:parent-style-name="Standard">
      <style:paragraph-properties fo:break-before="page"/>
      <style:text-properties style:font-name="Noto Serif CJK JP Medium" style:font-name-asian="Noto Serif CJK JP Medium" style:language-asian="ja" style:country-asian="JP"/>
    </style:style>
    <style:style style:name="P210" style:family="paragraph" style:parent-style-name="Standard">
      <style:paragraph-properties fo:break-before="page">
        <style:tab-stops>
          <style:tab-stop style:position="0cm"/>
        </style:tab-stops>
      </style:paragraph-properties>
      <style:text-properties style:font-name="Noto Serif CJK JP Medium" style:font-name-asian="Noto Serif CJK JP Medium" style:language-asian="ja" style:country-asian="JP"/>
    </style:style>
    <style:style style:name="P211" style:family="paragraph" style:parent-style-name="Standard">
      <style:paragraph-properties fo:text-align="start" style:justify-single-word="false" fo:break-before="page"/>
      <style:text-properties style:font-name="Noto Serif CJK JP Medium" style:font-name-asian="Noto Serif CJK JP Medium" style:language-asian="ja" style:country-asian="JP"/>
    </style:style>
    <style:style style:name="P212" style:family="paragraph" style:parent-style-name="Standard">
      <style:paragraph-properties fo:text-align="start" style:justify-single-word="false" fo:break-before="page">
        <style:tab-stops>
          <style:tab-stop style:position="0cm"/>
        </style:tab-stops>
      </style:paragraph-properties>
      <style:text-properties style:font-name="Noto Serif CJK JP Medium" style:font-name-asian="Noto Serif CJK JP Medium" style:language-asian="ja" style:country-asian="JP"/>
    </style:style>
    <style:style style:name="P213" style:family="paragraph" style:parent-style-name="Standard">
      <style:paragraph-properties fo:break-before="page">
        <style:tab-stops>
          <style:tab-stop style:position="16.63cm" style:type="right" style:leader-style="dotted" style:leader-text="."/>
        </style:tab-stops>
      </style:paragraph-properties>
    </style:style>
    <style:style style:name="P214" style:family="paragraph" style:parent-style-name="Standard">
      <style:paragraph-properties fo:margin-left="0cm" fo:margin-right="0cm" fo:text-indent="1.482cm" style:auto-text-indent="false"/>
    </style:style>
    <style:style style:name="P215" style:family="paragraph" style:parent-style-name="Standard">
      <style:paragraph-properties fo:margin-left="0cm" fo:margin-right="0cm" fo:text-indent="1.482cm" style:auto-text-indent="false"/>
      <style:text-properties fo:color="#000000" loext:opacity="100%" style:font-name="Noto Serif CJK JP Medium" style:text-underline-style="none" style:font-name-asian="Noto Serif CJK JP Medium"/>
    </style:style>
    <style:style style:name="P216" style:family="paragraph" style:parent-style-name="Standard">
      <style:paragraph-properties fo:margin-left="0cm" fo:margin-right="0cm" fo:text-indent="1.482cm" style:auto-text-indent="false"/>
      <style:text-properties style:font-name="Noto Serif CJK JP Medium" style:font-name-asian="Noto Serif CJK JP Medium"/>
    </style:style>
    <style:style style:name="P217" style:family="paragraph" style:parent-style-name="Standard">
      <style:paragraph-properties fo:margin-left="0cm" fo:margin-right="0cm" fo:text-indent="1.482cm" style:auto-text-indent="false"/>
      <style:text-properties style:font-name="Noto Serif CJK JP Medium" officeooo:paragraph-rsid="01032ad6" style:font-name-asian="Noto Serif CJK JP Medium"/>
    </style:style>
    <style:style style:name="P218" style:family="paragraph" style:parent-style-name="Standard">
      <style:paragraph-properties fo:margin-left="0cm" fo:margin-right="0cm" fo:text-indent="1.482cm" style:auto-text-indent="false"/>
      <style:text-properties style:font-name="Source Code Pro Medium" style:font-name-asian="Noto Serif CJK JP Medium"/>
    </style:style>
    <style:style style:name="P219" style:family="paragraph" style:parent-style-name="Standard">
      <style:paragraph-properties fo:margin-left="1.482cm" fo:margin-right="0cm" fo:text-indent="0cm" style:auto-text-indent="false"/>
    </style:style>
    <style:style style:name="P220" style:family="paragraph" style:parent-style-name="Table_20_Contents">
      <style:paragraph-properties style:line-height-at-least="0cm"/>
    </style:style>
    <style:style style:name="P221" style:family="paragraph" style:parent-style-name="Table_20_Contents">
      <style:paragraph-properties style:line-height-at-least="0cm"/>
      <style:text-properties officeooo:paragraph-rsid="00972a7f"/>
    </style:style>
    <style:style style:name="P222" style:family="paragraph" style:parent-style-name="Table_20_Contents">
      <style:paragraph-properties style:line-height-at-least="0cm"/>
      <style:text-properties officeooo:paragraph-rsid="013d73aa"/>
    </style:style>
    <style:style style:name="P223" style:family="paragraph" style:parent-style-name="Table_20_Contents">
      <style:paragraph-properties style:line-height-at-least="0cm"/>
      <style:text-properties officeooo:paragraph-rsid="00368ad3"/>
    </style:style>
    <style:style style:name="P224" style:family="paragraph" style:parent-style-name="Table_20_Contents">
      <style:paragraph-properties style:line-height-at-least="0cm"/>
      <style:text-properties officeooo:paragraph-rsid="01213ba2"/>
    </style:style>
    <style:style style:name="P225" style:family="paragraph" style:parent-style-name="Table_20_Contents">
      <style:paragraph-properties style:line-height-at-least="0cm"/>
      <style:text-properties officeooo:paragraph-rsid="00181c4e"/>
    </style:style>
    <style:style style:name="P226" style:family="paragraph" style:parent-style-name="Table_20_Contents">
      <style:paragraph-properties style:line-height-at-least="0cm"/>
      <style:text-properties officeooo:paragraph-rsid="007ce410"/>
    </style:style>
    <style:style style:name="P227" style:family="paragraph" style:parent-style-name="Table_20_Contents">
      <style:paragraph-properties style:line-height-at-least="0cm"/>
      <style:text-properties officeooo:paragraph-rsid="0036c41a"/>
    </style:style>
    <style:style style:name="P228" style:family="paragraph" style:parent-style-name="Table_20_Contents">
      <style:paragraph-properties style:line-height-at-least="0cm"/>
      <style:text-properties officeooo:paragraph-rsid="00ebcae7"/>
    </style:style>
    <style:style style:name="P229" style:family="paragraph" style:parent-style-name="Table_20_Contents">
      <style:paragraph-properties style:line-height-at-least="0cm"/>
      <style:text-properties officeooo:paragraph-rsid="001bc9ba"/>
    </style:style>
    <style:style style:name="P230" style:family="paragraph" style:parent-style-name="Table_20_Contents">
      <style:paragraph-properties style:line-height-at-least="0cm"/>
      <style:text-properties officeooo:paragraph-rsid="015a627d"/>
    </style:style>
    <style:style style:name="P231" style:family="paragraph" style:parent-style-name="Table_20_Contents">
      <style:paragraph-properties style:line-height-at-least="0cm"/>
      <style:text-properties officeooo:paragraph-rsid="016cb7b7"/>
    </style:style>
    <style:style style:name="P232" style:family="paragraph" style:parent-style-name="Table_20_Contents">
      <style:text-properties style:font-name="Noto Serif CJK JP Medium" style:font-name-asian="Noto Serif CJK JP Medium"/>
    </style:style>
    <style:style style:name="P233" style:family="paragraph" style:parent-style-name="Table_20_Contents">
      <style:paragraph-properties style:line-height-at-least="0cm"/>
      <style:text-properties style:font-name="Noto Serif CJK JP Medium" style:font-name-asian="Noto Serif CJK JP Medium" style:language-asian="ja" style:country-asian="JP"/>
    </style:style>
    <style:style style:name="P234" style:family="paragraph" style:parent-style-name="Table_20_Contents">
      <style:paragraph-properties style:line-height-at-least="0cm"/>
      <style:text-properties style:font-name="Noto Serif CJK JP Medium" officeooo:paragraph-rsid="00a2d96c" style:font-name-asian="Noto Serif CJK JP Medium" style:language-asian="ja" style:country-asian="JP"/>
    </style:style>
    <style:style style:name="P235" style:family="paragraph" style:parent-style-name="Table_20_Contents">
      <style:paragraph-properties style:line-height-at-least="0cm"/>
      <style:text-properties style:font-name="Noto Serif CJK JP Medium" officeooo:paragraph-rsid="00fd4ece" style:font-name-asian="Noto Serif CJK JP Medium" style:language-asian="ja" style:country-asian="JP"/>
    </style:style>
    <style:style style:name="P236" style:family="paragraph" style:parent-style-name="Table_20_Contents">
      <style:paragraph-properties style:line-height-at-least="0cm"/>
      <style:text-properties style:font-name="Noto Serif CJK JP Medium" officeooo:paragraph-rsid="00ca8229" style:font-name-asian="Noto Serif CJK JP Medium" style:language-asian="ja" style:country-asian="JP"/>
    </style:style>
    <style:style style:name="P237" style:family="paragraph" style:parent-style-name="Table_20_Contents">
      <style:paragraph-properties style:line-height-at-least="0cm"/>
      <style:text-properties style:font-name="Noto Serif CJK JP Medium" officeooo:paragraph-rsid="00f36243" style:font-name-asian="Noto Serif CJK JP Medium" style:language-asian="ja" style:country-asian="JP"/>
    </style:style>
    <style:style style:name="P238" style:family="paragraph" style:parent-style-name="Table_20_Contents">
      <style:paragraph-properties style:line-height-at-least="0cm"/>
      <style:text-properties style:font-name="Noto Serif CJK JP Medium" officeooo:paragraph-rsid="00368ad3" style:font-name-asian="Noto Serif CJK JP Medium" style:language-asian="ja" style:country-asian="JP"/>
    </style:style>
    <style:style style:name="P239" style:family="paragraph" style:parent-style-name="Table_20_Contents">
      <style:paragraph-properties style:line-height-at-least="0cm"/>
      <style:text-properties style:font-name="Noto Serif CJK JP Medium" officeooo:paragraph-rsid="01213ba2" style:font-name-asian="Noto Serif CJK JP Medium" style:language-asian="ja" style:country-asian="JP"/>
    </style:style>
    <style:style style:name="P240" style:family="paragraph" style:parent-style-name="Table_20_Contents">
      <style:paragraph-properties style:line-height-at-least="0cm"/>
      <style:text-properties style:font-name="Noto Serif CJK JP Medium" officeooo:paragraph-rsid="012d2e22" style:font-name-asian="Noto Serif CJK JP Medium" style:language-asian="ja" style:country-asian="JP"/>
    </style:style>
    <style:style style:name="P241" style:family="paragraph" style:parent-style-name="Table_20_Contents">
      <style:paragraph-properties style:line-height-at-least="0cm"/>
      <style:text-properties style:font-name="Noto Serif CJK JP Medium" officeooo:paragraph-rsid="0104fac0" style:font-name-asian="Noto Serif CJK JP Medium" style:language-asian="ja" style:country-asian="JP"/>
    </style:style>
    <style:style style:name="P242" style:family="paragraph" style:parent-style-name="Table_20_Contents">
      <style:paragraph-properties style:line-height-at-least="0cm"/>
      <style:text-properties style:font-name="Noto Serif CJK JP Medium" officeooo:paragraph-rsid="00f010ce" style:font-name-asian="Noto Serif CJK JP Medium" style:language-asian="ja" style:country-asian="JP"/>
    </style:style>
    <style:style style:name="P243" style:family="paragraph" style:parent-style-name="Table_20_Contents">
      <style:paragraph-properties style:line-height-at-least="0cm"/>
      <style:text-properties style:font-name="Noto Serif CJK JP Medium" officeooo:paragraph-rsid="00a7b48e" style:font-name-asian="Noto Serif CJK JP Medium" style:language-asian="ja" style:country-asian="JP"/>
    </style:style>
    <style:style style:name="P244" style:family="paragraph" style:parent-style-name="Table_20_Contents">
      <style:paragraph-properties style:line-height-at-least="0cm"/>
      <style:text-properties style:font-name="Noto Serif CJK JP Medium" officeooo:paragraph-rsid="003b43c3" style:font-name-asian="Noto Serif CJK JP Medium" style:language-asian="ja" style:country-asian="JP"/>
    </style:style>
    <style:style style:name="P245" style:family="paragraph" style:parent-style-name="Table_20_Contents">
      <style:paragraph-properties style:line-height-at-least="0cm"/>
      <style:text-properties style:font-name="Noto Serif CJK JP Medium" officeooo:paragraph-rsid="00a0b2f3" style:font-name-asian="Noto Serif CJK JP Medium" style:language-asian="ja" style:country-asian="JP"/>
    </style:style>
    <style:style style:name="P246" style:family="paragraph" style:parent-style-name="Table_20_Contents">
      <style:paragraph-properties style:line-height-at-least="0cm"/>
      <style:text-properties style:font-name="Noto Serif CJK JP Medium" officeooo:paragraph-rsid="0122ae69" style:font-name-asian="Noto Serif CJK JP Medium" style:language-asian="ja" style:country-asian="JP"/>
    </style:style>
    <style:style style:name="P247" style:family="paragraph" style:parent-style-name="Table_20_Contents">
      <style:paragraph-properties style:line-height-at-least="0cm"/>
      <style:text-properties style:font-name="Noto Serif CJK JP Medium" officeooo:paragraph-rsid="0106731e" style:font-name-asian="Noto Serif CJK JP Medium" style:language-asian="ja" style:country-asian="JP"/>
    </style:style>
    <style:style style:name="P248" style:family="paragraph" style:parent-style-name="Table_20_Contents">
      <style:paragraph-properties style:line-height-at-least="0cm"/>
      <style:text-properties style:font-name="Noto Serif CJK JP Medium" officeooo:paragraph-rsid="003c0bf1" style:font-name-asian="Noto Serif CJK JP Medium" style:language-asian="ja" style:country-asian="JP"/>
    </style:style>
    <style:style style:name="P249" style:family="paragraph" style:parent-style-name="Table_20_Contents">
      <style:paragraph-properties style:line-height-at-least="0cm"/>
      <style:text-properties style:font-name="Noto Serif CJK JP Medium" officeooo:paragraph-rsid="007ce410" style:font-name-asian="Noto Serif CJK JP Medium" style:language-asian="ja" style:country-asian="JP"/>
    </style:style>
    <style:style style:name="P250" style:family="paragraph" style:parent-style-name="Table_20_Contents">
      <style:paragraph-properties style:line-height-at-least="0cm"/>
      <style:text-properties style:font-name="Noto Serif CJK JP Medium" officeooo:paragraph-rsid="0072fa55" style:font-name-asian="Noto Serif CJK JP Medium" style:language-asian="ja" style:country-asian="JP"/>
    </style:style>
    <style:style style:name="P251" style:family="paragraph" style:parent-style-name="Table_20_Contents">
      <style:paragraph-properties style:line-height-at-least="0cm"/>
      <style:text-properties style:font-name="Noto Serif CJK JP Medium" officeooo:paragraph-rsid="00767dd0" style:font-name-asian="Noto Serif CJK JP Medium" style:language-asian="ja" style:country-asian="JP"/>
    </style:style>
    <style:style style:name="P252" style:family="paragraph" style:parent-style-name="Table_20_Contents">
      <style:paragraph-properties style:line-height-at-least="0cm"/>
      <style:text-properties style:font-name="Noto Serif CJK JP Medium" officeooo:paragraph-rsid="00181c4e" style:font-name-asian="Noto Serif CJK JP Medium" style:language-asian="ja" style:country-asian="JP"/>
    </style:style>
    <style:style style:name="P253" style:family="paragraph" style:parent-style-name="Table_20_Contents">
      <style:paragraph-properties style:line-height-at-least="0cm"/>
      <style:text-properties style:font-name="Noto Serif CJK JP Medium" officeooo:paragraph-rsid="0019b44d" style:font-name-asian="Noto Serif CJK JP Medium" style:language-asian="ja" style:country-asian="JP"/>
    </style:style>
    <style:style style:name="P254" style:family="paragraph" style:parent-style-name="Table_20_Contents">
      <style:paragraph-properties style:line-height-at-least="0cm"/>
      <style:text-properties style:font-name="Noto Serif CJK JP Medium" officeooo:paragraph-rsid="00d4b32f" style:font-name-asian="Noto Serif CJK JP Medium" style:language-asian="ja" style:country-asian="JP"/>
    </style:style>
    <style:style style:name="P255" style:family="paragraph" style:parent-style-name="Table_20_Contents">
      <style:paragraph-properties style:line-height-at-least="0cm"/>
      <style:text-properties style:font-name="Noto Serif CJK JP Medium" officeooo:paragraph-rsid="00c8c79e" style:font-name-asian="Noto Serif CJK JP Medium" style:language-asian="ja" style:country-asian="JP"/>
    </style:style>
    <style:style style:name="P256" style:family="paragraph" style:parent-style-name="Table_20_Contents">
      <style:paragraph-properties style:line-height-at-least="0cm"/>
      <style:text-properties style:font-name="Noto Serif CJK JP Medium" officeooo:paragraph-rsid="010122e8" style:font-name-asian="Noto Serif CJK JP Medium" style:language-asian="ja" style:country-asian="JP"/>
    </style:style>
    <style:style style:name="P257" style:family="paragraph" style:parent-style-name="Table_20_Contents">
      <style:paragraph-properties style:line-height-at-least="0cm"/>
      <style:text-properties style:font-name="Noto Serif CJK JP Medium" officeooo:paragraph-rsid="00790870" style:font-name-asian="Noto Serif CJK JP Medium" style:language-asian="ja" style:country-asian="JP"/>
    </style:style>
    <style:style style:name="P258" style:family="paragraph" style:parent-style-name="Table_20_Contents">
      <style:paragraph-properties style:line-height-at-least="0cm"/>
      <style:text-properties style:font-name="Noto Serif CJK JP Medium" officeooo:paragraph-rsid="00842341" style:font-name-asian="Noto Serif CJK JP Medium" style:language-asian="ja" style:country-asian="JP"/>
    </style:style>
    <style:style style:name="P259" style:family="paragraph" style:parent-style-name="Table_20_Contents">
      <style:paragraph-properties style:line-height-at-least="0cm"/>
      <style:text-properties style:font-name="Noto Serif CJK JP Medium" officeooo:paragraph-rsid="003c7d1f" style:font-name-asian="Noto Serif CJK JP Medium" style:language-asian="ja" style:country-asian="JP"/>
    </style:style>
    <style:style style:name="P260" style:family="paragraph" style:parent-style-name="Table_20_Contents">
      <style:paragraph-properties style:line-height-at-least="0cm"/>
      <style:text-properties style:font-name="Noto Serif CJK JP Medium" officeooo:paragraph-rsid="003da1a2" style:font-name-asian="Noto Serif CJK JP Medium" style:language-asian="ja" style:country-asian="JP"/>
    </style:style>
    <style:style style:name="P261" style:family="paragraph" style:parent-style-name="Table_20_Contents">
      <style:paragraph-properties style:line-height-at-least="0cm"/>
      <style:text-properties style:font-name="Noto Serif CJK JP Medium" officeooo:paragraph-rsid="008f4ba2" style:font-name-asian="Noto Serif CJK JP Medium" style:language-asian="ja" style:country-asian="JP"/>
    </style:style>
    <style:style style:name="P262" style:family="paragraph" style:parent-style-name="Table_20_Contents">
      <style:paragraph-properties style:line-height-at-least="0cm"/>
      <style:text-properties style:font-name="Noto Serif CJK JP Medium" officeooo:paragraph-rsid="00956c8f" style:font-name-asian="Noto Serif CJK JP Medium" style:language-asian="ja" style:country-asian="JP"/>
    </style:style>
    <style:style style:name="P263" style:family="paragraph" style:parent-style-name="Table_20_Contents">
      <style:paragraph-properties style:line-height-at-least="0cm"/>
      <style:text-properties style:font-name="Noto Serif CJK JP Medium" officeooo:paragraph-rsid="0036c41a" style:font-name-asian="Noto Serif CJK JP Medium" style:language-asian="ja" style:country-asian="JP"/>
    </style:style>
    <style:style style:name="P264" style:family="paragraph" style:parent-style-name="Table_20_Contents">
      <style:paragraph-properties style:line-height-at-least="0cm"/>
      <style:text-properties style:font-name="Noto Serif CJK JP Medium" officeooo:paragraph-rsid="0071a7c3" style:font-name-asian="Noto Serif CJK JP Medium" style:language-asian="ja" style:country-asian="JP"/>
    </style:style>
    <style:style style:name="P265" style:family="paragraph" style:parent-style-name="Table_20_Contents">
      <style:paragraph-properties style:line-height-at-least="0cm"/>
      <style:text-properties style:font-name="Noto Serif CJK JP Medium" officeooo:paragraph-rsid="01024456" style:font-name-asian="Noto Serif CJK JP Medium" style:language-asian="ja" style:country-asian="JP"/>
    </style:style>
    <style:style style:name="P266" style:family="paragraph" style:parent-style-name="Table_20_Contents">
      <style:paragraph-properties style:line-height-at-least="0cm"/>
      <style:text-properties style:font-name="Noto Serif CJK JP Medium" officeooo:paragraph-rsid="003ec7f2" style:font-name-asian="Noto Serif CJK JP Medium" style:language-asian="ja" style:country-asian="JP"/>
    </style:style>
    <style:style style:name="P267" style:family="paragraph" style:parent-style-name="Table_20_Contents">
      <style:paragraph-properties style:line-height-at-least="0cm"/>
      <style:text-properties style:font-name="Noto Serif CJK JP Medium" officeooo:paragraph-rsid="0095fee2" style:font-name-asian="Noto Serif CJK JP Medium" style:language-asian="ja" style:country-asian="JP"/>
    </style:style>
    <style:style style:name="P268" style:family="paragraph" style:parent-style-name="Table_20_Contents">
      <style:paragraph-properties style:line-height-at-least="0cm"/>
      <style:text-properties style:font-name="Noto Serif CJK JP Medium" officeooo:paragraph-rsid="0076c1c0" style:font-name-asian="Noto Serif CJK JP Medium" style:language-asian="ja" style:country-asian="JP"/>
    </style:style>
    <style:style style:name="P269" style:family="paragraph" style:parent-style-name="Table_20_Contents">
      <style:paragraph-properties style:line-height-at-least="0cm"/>
      <style:text-properties style:font-name="Noto Serif CJK JP Medium" officeooo:paragraph-rsid="00709b59" style:font-name-asian="Noto Serif CJK JP Medium" style:language-asian="ja" style:country-asian="JP"/>
    </style:style>
    <style:style style:name="P270" style:family="paragraph" style:parent-style-name="Table_20_Contents">
      <style:paragraph-properties style:line-height-at-least="0cm"/>
      <style:text-properties style:font-name="Noto Serif CJK JP Medium" officeooo:paragraph-rsid="005e9464" style:font-name-asian="Noto Serif CJK JP Medium" style:language-asian="ja" style:country-asian="JP"/>
    </style:style>
    <style:style style:name="P271" style:family="paragraph" style:parent-style-name="Table_20_Contents">
      <style:paragraph-properties style:line-height-at-least="0cm"/>
      <style:text-properties style:font-name="Noto Serif CJK JP Medium" officeooo:paragraph-rsid="009d6634" style:font-name-asian="Noto Serif CJK JP Medium" style:language-asian="ja" style:country-asian="JP"/>
    </style:style>
    <style:style style:name="P272" style:family="paragraph" style:parent-style-name="Table_20_Contents">
      <style:paragraph-properties style:line-height-at-least="0cm"/>
      <style:text-properties style:font-name="Noto Serif CJK JP Medium" officeooo:paragraph-rsid="0055ef95" style:font-name-asian="Noto Serif CJK JP Medium" style:language-asian="ja" style:country-asian="JP"/>
    </style:style>
    <style:style style:name="P273" style:family="paragraph" style:parent-style-name="Table_20_Contents">
      <style:paragraph-properties style:line-height-at-least="0cm"/>
      <style:text-properties style:font-name="Noto Serif CJK JP Medium" officeooo:paragraph-rsid="003f7e4b" style:font-name-asian="Noto Serif CJK JP Medium" style:language-asian="ja" style:country-asian="JP"/>
    </style:style>
    <style:style style:name="P274" style:family="paragraph" style:parent-style-name="Table_20_Contents">
      <style:paragraph-properties style:line-height-at-least="0cm"/>
      <style:text-properties style:font-name="Noto Serif CJK JP Medium" officeooo:paragraph-rsid="00a72be1" style:font-name-asian="Noto Serif CJK JP Medium" style:language-asian="ja" style:country-asian="JP"/>
    </style:style>
    <style:style style:name="P275" style:family="paragraph" style:parent-style-name="Table_20_Contents">
      <style:paragraph-properties style:line-height-at-least="0cm"/>
      <style:text-properties style:font-name="Noto Serif CJK JP Medium" officeooo:paragraph-rsid="001a934f" style:font-name-asian="Noto Serif CJK JP Medium" style:language-asian="ja" style:country-asian="JP"/>
    </style:style>
    <style:style style:name="P276" style:family="paragraph" style:parent-style-name="Table_20_Contents">
      <style:paragraph-properties style:line-height-at-least="0cm"/>
      <style:text-properties style:font-name="Noto Serif CJK JP Medium" officeooo:paragraph-rsid="005e94ef" style:font-name-asian="Noto Serif CJK JP Medium" style:language-asian="ja" style:country-asian="JP"/>
    </style:style>
    <style:style style:name="P277" style:family="paragraph" style:parent-style-name="Table_20_Contents">
      <style:paragraph-properties style:line-height-at-least="0cm"/>
      <style:text-properties style:font-name="Noto Serif CJK JP Medium" officeooo:paragraph-rsid="0060f41f" style:font-name-asian="Noto Serif CJK JP Medium" style:language-asian="ja" style:country-asian="JP"/>
    </style:style>
    <style:style style:name="P278" style:family="paragraph" style:parent-style-name="Table_20_Contents">
      <style:paragraph-properties style:line-height-at-least="0cm"/>
      <style:text-properties style:font-name="Noto Serif CJK JP Medium" officeooo:paragraph-rsid="00a5b737" style:font-name-asian="Noto Serif CJK JP Medium" style:language-asian="ja" style:country-asian="JP"/>
    </style:style>
    <style:style style:name="P279" style:family="paragraph" style:parent-style-name="Table_20_Contents">
      <style:paragraph-properties style:line-height-at-least="0cm"/>
      <style:text-properties style:font-name="Noto Serif CJK JP Medium" officeooo:paragraph-rsid="00c9ed31" style:font-name-asian="Noto Serif CJK JP Medium" style:language-asian="ja" style:country-asian="JP"/>
    </style:style>
    <style:style style:name="P280" style:family="paragraph" style:parent-style-name="Table_20_Contents">
      <style:paragraph-properties style:line-height-at-least="0cm"/>
      <style:text-properties style:font-name="Noto Serif CJK JP Medium" officeooo:paragraph-rsid="00cecbcd" style:font-name-asian="Noto Serif CJK JP Medium" style:language-asian="ja" style:country-asian="JP"/>
    </style:style>
    <style:style style:name="P281" style:family="paragraph" style:parent-style-name="Table_20_Contents">
      <style:paragraph-properties style:line-height-at-least="0cm"/>
      <style:text-properties style:font-name="Noto Serif CJK JP Medium" officeooo:paragraph-rsid="002a16fa" style:font-name-asian="Noto Serif CJK JP Medium" style:language-asian="ja" style:country-asian="JP"/>
    </style:style>
    <style:style style:name="P282" style:family="paragraph" style:parent-style-name="Table_20_Contents">
      <style:paragraph-properties style:line-height-at-least="0cm"/>
      <style:text-properties style:font-name="Noto Serif CJK JP Medium" officeooo:paragraph-rsid="00ebcae7" style:font-name-asian="Noto Serif CJK JP Medium" style:language-asian="ja" style:country-asian="JP"/>
    </style:style>
    <style:style style:name="P283" style:family="paragraph" style:parent-style-name="Table_20_Contents">
      <style:paragraph-properties style:line-height-at-least="0cm"/>
      <style:text-properties style:font-name="Noto Serif CJK JP Medium" officeooo:paragraph-rsid="006efcd4" style:font-name-asian="Noto Serif CJK JP Medium" style:language-asian="ja" style:country-asian="JP"/>
    </style:style>
    <style:style style:name="P284" style:family="paragraph" style:parent-style-name="Table_20_Contents">
      <style:paragraph-properties style:line-height-at-least="0cm"/>
      <style:text-properties style:font-name="Noto Serif CJK JP Medium" officeooo:paragraph-rsid="001bc9ba" style:font-name-asian="Noto Serif CJK JP Medium" style:language-asian="ja" style:country-asian="JP"/>
    </style:style>
    <style:style style:name="P285" style:family="paragraph" style:parent-style-name="Table_20_Contents">
      <style:paragraph-properties style:line-height-at-least="0cm"/>
      <style:text-properties style:font-name="Noto Serif CJK JP Medium" officeooo:paragraph-rsid="00764715" style:font-name-asian="Noto Serif CJK JP Medium" style:language-asian="ja" style:country-asian="JP"/>
    </style:style>
    <style:style style:name="P286" style:family="paragraph" style:parent-style-name="Table_20_Contents">
      <style:paragraph-properties style:line-height-at-least="0cm"/>
      <style:text-properties style:font-name="Noto Serif CJK JP Medium" officeooo:paragraph-rsid="00c06d54" style:font-name-asian="Noto Serif CJK JP Medium" style:language-asian="ja" style:country-asian="JP"/>
    </style:style>
    <style:style style:name="P287" style:family="paragraph" style:parent-style-name="Table_20_Contents">
      <style:paragraph-properties style:line-height-at-least="0cm"/>
      <style:text-properties style:font-name="Noto Serif CJK JP Medium" officeooo:paragraph-rsid="00c188f6" style:font-name-asian="Noto Serif CJK JP Medium" style:language-asian="ja" style:country-asian="JP"/>
    </style:style>
    <style:style style:name="P288" style:family="paragraph" style:parent-style-name="Table_20_Contents">
      <style:paragraph-properties style:line-height-at-least="0cm"/>
      <style:text-properties style:font-name="Noto Serif CJK JP Medium" officeooo:paragraph-rsid="0127db48" style:font-name-asian="Noto Serif CJK JP Medium" style:language-asian="ja" style:country-asian="JP"/>
    </style:style>
    <style:style style:name="P289" style:family="paragraph" style:parent-style-name="Table_20_Contents">
      <style:paragraph-properties style:line-height-at-least="0cm"/>
      <style:text-properties style:font-name="Noto Serif CJK JP Medium" officeooo:paragraph-rsid="0127ddb9" style:font-name-asian="Noto Serif CJK JP Medium" style:language-asian="ja" style:country-asian="JP"/>
    </style:style>
    <style:style style:name="P290" style:family="paragraph" style:parent-style-name="Table_20_Contents">
      <style:paragraph-properties style:line-height-at-least="0cm"/>
      <style:text-properties style:font-name="Noto Serif CJK JP Medium" officeooo:paragraph-rsid="012b1923" style:font-name-asian="Noto Serif CJK JP Medium" style:language-asian="ja" style:country-asian="JP"/>
    </style:style>
    <style:style style:name="P291" style:family="paragraph" style:parent-style-name="Table_20_Contents">
      <style:paragraph-properties style:line-height-at-least="0cm"/>
      <style:text-properties style:font-name="Noto Serif CJK JP Medium" officeooo:paragraph-rsid="01322548" style:font-name-asian="Noto Serif CJK JP Medium" style:language-asian="ja" style:country-asian="JP"/>
    </style:style>
    <style:style style:name="P292" style:family="paragraph" style:parent-style-name="Table_20_Contents">
      <style:paragraph-properties style:line-height-at-least="0cm"/>
      <style:text-properties style:font-name="Noto Serif CJK JP Medium" officeooo:paragraph-rsid="0132e14b" style:font-name-asian="Noto Serif CJK JP Medium" style:language-asian="ja" style:country-asian="JP"/>
    </style:style>
    <style:style style:name="P293" style:family="paragraph" style:parent-style-name="Table_20_Contents">
      <style:paragraph-properties style:line-height-at-least="0cm"/>
      <style:text-properties style:font-name="Noto Serif CJK JP Medium" officeooo:paragraph-rsid="012f6ba9" style:font-name-asian="Noto Serif CJK JP Medium" style:language-asian="ja" style:country-asian="JP"/>
    </style:style>
    <style:style style:name="P294" style:family="paragraph" style:parent-style-name="Table_20_Contents">
      <style:paragraph-properties style:line-height-at-least="0cm"/>
      <style:text-properties style:font-name="Noto Serif CJK JP Medium" officeooo:paragraph-rsid="012e4bf8" style:font-name-asian="Noto Serif CJK JP Medium" style:language-asian="ja" style:country-asian="JP"/>
    </style:style>
    <style:style style:name="P295" style:family="paragraph" style:parent-style-name="Table_20_Contents">
      <style:paragraph-properties style:line-height-at-least="0cm"/>
      <style:text-properties style:font-name="Noto Serif CJK JP Medium" officeooo:paragraph-rsid="0130dc35" style:font-name-asian="Noto Serif CJK JP Medium" style:language-asian="ja" style:country-asian="JP"/>
    </style:style>
    <style:style style:name="P296" style:family="paragraph" style:parent-style-name="Table_20_Contents">
      <style:paragraph-properties style:line-height-at-least="0cm"/>
      <style:text-properties style:font-name="Noto Serif CJK JP Medium" officeooo:paragraph-rsid="0083db2e" style:font-name-asian="Noto Serif CJK JP Medium" style:language-asian="ja" style:country-asian="JP"/>
    </style:style>
    <style:style style:name="P297" style:family="paragraph" style:parent-style-name="Table_20_Contents">
      <style:paragraph-properties style:line-height-at-least="0cm"/>
      <style:text-properties style:font-name="Noto Serif CJK JP Medium" officeooo:paragraph-rsid="00403a64" style:font-name-asian="Noto Serif CJK JP Medium" style:language-asian="ja" style:country-asian="JP"/>
    </style:style>
    <style:style style:name="P298" style:family="paragraph" style:parent-style-name="Table_20_Contents">
      <style:paragraph-properties style:line-height-at-least="0cm"/>
      <style:text-properties style:font-name="Noto Serif CJK JP Medium" officeooo:paragraph-rsid="001f02fd" style:font-name-asian="Noto Serif CJK JP Medium" style:language-asian="ja" style:country-asian="JP"/>
    </style:style>
    <style:style style:name="P299" style:family="paragraph" style:parent-style-name="Table_20_Contents">
      <style:paragraph-properties style:line-height-at-least="0cm"/>
      <style:text-properties style:font-name="Noto Serif CJK JP Medium" officeooo:paragraph-rsid="009fe0bd" style:font-name-asian="Noto Serif CJK JP Medium" style:language-asian="ja" style:country-asian="JP"/>
    </style:style>
    <style:style style:name="P300" style:family="paragraph" style:parent-style-name="Table_20_Contents">
      <style:paragraph-properties style:line-height-at-least="0cm"/>
      <style:text-properties style:font-name="Noto Serif CJK JP Medium" officeooo:paragraph-rsid="0110b931" style:font-name-asian="Noto Serif CJK JP Medium" style:language-asian="ja" style:country-asian="JP"/>
    </style:style>
    <style:style style:name="P301" style:family="paragraph" style:parent-style-name="Table_20_Contents">
      <style:paragraph-properties style:line-height-at-least="0cm"/>
      <style:text-properties style:font-name="Noto Serif CJK JP Medium" officeooo:paragraph-rsid="0067eb03" style:font-name-asian="Noto Serif CJK JP Medium" style:language-asian="ja" style:country-asian="JP"/>
    </style:style>
    <style:style style:name="P302" style:family="paragraph" style:parent-style-name="Table_20_Contents">
      <style:paragraph-properties style:line-height-at-least="0cm"/>
      <style:text-properties style:font-name="Noto Serif CJK JP Medium" officeooo:paragraph-rsid="006c49af" style:font-name-asian="Noto Serif CJK JP Medium" style:language-asian="ja" style:country-asian="JP"/>
    </style:style>
    <style:style style:name="P303" style:family="paragraph" style:parent-style-name="Table_20_Contents">
      <style:paragraph-properties style:line-height-at-least="0cm"/>
      <style:text-properties style:font-name="Noto Serif CJK JP Medium" officeooo:paragraph-rsid="00a96d05" style:font-name-asian="Noto Serif CJK JP Medium" style:language-asian="ja" style:country-asian="JP"/>
    </style:style>
    <style:style style:name="P304" style:family="paragraph" style:parent-style-name="Table_20_Contents">
      <style:paragraph-properties style:line-height-at-least="0cm"/>
      <style:text-properties style:font-name="Noto Serif CJK JP Medium" officeooo:paragraph-rsid="0097330e" style:font-name-asian="Noto Serif CJK JP Medium" style:language-asian="ja" style:country-asian="JP"/>
    </style:style>
    <style:style style:name="P305" style:family="paragraph" style:parent-style-name="Table_20_Contents">
      <style:paragraph-properties style:line-height-at-least="0cm"/>
      <style:text-properties style:font-name="Noto Serif CJK JP Medium" officeooo:paragraph-rsid="00976b48" style:font-name-asian="Noto Serif CJK JP Medium" style:language-asian="ja" style:country-asian="JP"/>
    </style:style>
    <style:style style:name="P306" style:family="paragraph" style:parent-style-name="Table_20_Contents">
      <style:paragraph-properties style:line-height-at-least="0cm"/>
      <style:text-properties style:font-name="Noto Serif CJK JP Medium" officeooo:paragraph-rsid="007468d5" style:font-name-asian="Noto Serif CJK JP Medium" style:language-asian="ja" style:country-asian="JP"/>
    </style:style>
    <style:style style:name="P307" style:family="paragraph" style:parent-style-name="Table_20_Contents">
      <style:paragraph-properties style:line-height-at-least="0cm"/>
      <style:text-properties style:font-name="Noto Serif CJK JP Medium" officeooo:paragraph-rsid="01343121" style:font-name-asian="Noto Serif CJK JP Medium" style:language-asian="ja" style:country-asian="JP"/>
    </style:style>
    <style:style style:name="P308" style:family="paragraph" style:parent-style-name="Table_20_Contents">
      <style:paragraph-properties style:line-height-at-least="0cm"/>
      <style:text-properties style:font-name="Noto Serif CJK JP Medium" officeooo:paragraph-rsid="009eef42" style:font-name-asian="Noto Serif CJK JP Medium" style:language-asian="ja" style:country-asian="JP"/>
    </style:style>
    <style:style style:name="P309" style:family="paragraph" style:parent-style-name="Table_20_Contents">
      <style:paragraph-properties style:line-height-at-least="0cm"/>
      <style:text-properties style:font-name="Noto Serif CJK JP Medium" officeooo:paragraph-rsid="009f3de0" style:font-name-asian="Noto Serif CJK JP Medium" style:language-asian="ja" style:country-asian="JP"/>
    </style:style>
    <style:style style:name="P310" style:family="paragraph" style:parent-style-name="Table_20_Contents">
      <style:paragraph-properties style:line-height-at-least="0cm"/>
      <style:text-properties style:font-name="Noto Serif CJK JP Medium" officeooo:paragraph-rsid="009f51ff" style:font-name-asian="Noto Serif CJK JP Medium" style:language-asian="ja" style:country-asian="JP"/>
    </style:style>
    <style:style style:name="P311" style:family="paragraph" style:parent-style-name="Table_20_Contents">
      <style:paragraph-properties style:line-height-at-least="0cm"/>
      <style:text-properties style:font-name="Noto Serif CJK JP Medium" officeooo:paragraph-rsid="0041ffda" style:font-name-asian="Noto Serif CJK JP Medium" style:language-asian="ja" style:country-asian="JP"/>
    </style:style>
    <style:style style:name="P312" style:family="paragraph" style:parent-style-name="Table_20_Contents">
      <style:paragraph-properties style:line-height-at-least="0cm"/>
      <style:text-properties style:font-name="Noto Serif CJK JP Medium" officeooo:paragraph-rsid="00660667" style:font-name-asian="Noto Serif CJK JP Medium" style:language-asian="ja" style:country-asian="JP"/>
    </style:style>
    <style:style style:name="P313" style:family="paragraph" style:parent-style-name="Table_20_Contents">
      <style:paragraph-properties style:line-height-at-least="0cm"/>
      <style:text-properties style:font-name="Noto Serif CJK JP Medium" officeooo:paragraph-rsid="0044d140" style:font-name-asian="Noto Serif CJK JP Medium" style:language-asian="ja" style:country-asian="JP"/>
    </style:style>
    <style:style style:name="P314" style:family="paragraph" style:parent-style-name="Table_20_Contents">
      <style:paragraph-properties style:line-height-at-least="0cm"/>
      <style:text-properties style:font-name="Noto Serif CJK JP Medium" officeooo:paragraph-rsid="01242055" style:font-name-asian="Noto Serif CJK JP Medium" style:language-asian="ja" style:country-asian="JP"/>
    </style:style>
    <style:style style:name="P315" style:family="paragraph" style:parent-style-name="Table_20_Contents">
      <style:paragraph-properties style:line-height-at-least="0cm"/>
      <style:text-properties style:font-name="Noto Serif CJK JP Medium" officeooo:paragraph-rsid="00bc89bb" style:font-name-asian="Noto Serif CJK JP Medium" style:language-asian="ja" style:country-asian="JP"/>
    </style:style>
    <style:style style:name="P316" style:family="paragraph" style:parent-style-name="Table_20_Contents">
      <style:paragraph-properties style:line-height-at-least="0cm"/>
      <style:text-properties style:font-name="Noto Serif CJK JP Medium" officeooo:paragraph-rsid="007debb3" style:font-name-asian="Noto Serif CJK JP Medium" style:language-asian="ja" style:country-asian="JP"/>
    </style:style>
    <style:style style:name="P317" style:family="paragraph" style:parent-style-name="Table_20_Contents">
      <style:paragraph-properties style:line-height-at-least="0cm"/>
      <style:text-properties style:font-name="Noto Serif CJK JP Medium" officeooo:paragraph-rsid="00465a4c" style:font-name-asian="Noto Serif CJK JP Medium" style:language-asian="ja" style:country-asian="JP"/>
    </style:style>
    <style:style style:name="P318" style:family="paragraph" style:parent-style-name="Table_20_Contents">
      <style:paragraph-properties style:line-height-at-least="0cm"/>
      <style:text-properties style:font-name="Noto Serif CJK JP Medium" officeooo:paragraph-rsid="011212c8" style:font-name-asian="Noto Serif CJK JP Medium" style:language-asian="ja" style:country-asian="JP"/>
    </style:style>
    <style:style style:name="P319" style:family="paragraph" style:parent-style-name="Table_20_Contents">
      <style:paragraph-properties style:line-height-at-least="0cm"/>
      <style:text-properties style:font-name="Noto Serif CJK JP Medium" officeooo:paragraph-rsid="0125e0d1" style:font-name-asian="Noto Serif CJK JP Medium" style:language-asian="ja" style:country-asian="JP"/>
    </style:style>
    <style:style style:name="P320" style:family="paragraph" style:parent-style-name="Table_20_Contents">
      <style:paragraph-properties style:line-height-at-least="0cm"/>
      <style:text-properties style:font-name="Noto Serif CJK JP Medium" officeooo:paragraph-rsid="004746bb" style:font-name-asian="Noto Serif CJK JP Medium" style:language-asian="ja" style:country-asian="JP"/>
    </style:style>
    <style:style style:name="P321" style:family="paragraph" style:parent-style-name="Table_20_Contents">
      <style:paragraph-properties style:line-height-at-least="0cm"/>
      <style:text-properties style:font-name="Noto Serif CJK JP Medium" officeooo:paragraph-rsid="007b7363" style:font-name-asian="Noto Serif CJK JP Medium" style:language-asian="ja" style:country-asian="JP"/>
    </style:style>
    <style:style style:name="P322" style:family="paragraph" style:parent-style-name="Table_20_Contents">
      <style:paragraph-properties style:line-height-at-least="0cm"/>
      <style:text-properties style:font-name="Noto Serif CJK JP Medium" officeooo:paragraph-rsid="0052c271" style:font-name-asian="Noto Serif CJK JP Medium" style:language-asian="ja" style:country-asian="JP"/>
    </style:style>
    <style:style style:name="P323" style:family="paragraph" style:parent-style-name="Table_20_Contents">
      <style:paragraph-properties style:line-height-at-least="0cm"/>
      <style:text-properties style:font-name="Noto Serif CJK JP Medium" officeooo:paragraph-rsid="0056e5e9" style:font-name-asian="Noto Serif CJK JP Medium" style:language-asian="ja" style:country-asian="JP"/>
    </style:style>
    <style:style style:name="P324" style:family="paragraph" style:parent-style-name="Table_20_Contents">
      <style:paragraph-properties style:line-height-at-least="0cm"/>
      <style:text-properties style:font-name="Noto Serif CJK JP Medium" officeooo:paragraph-rsid="005f2b63" style:font-name-asian="Noto Serif CJK JP Medium" style:language-asian="ja" style:country-asian="JP"/>
    </style:style>
    <style:style style:name="P325" style:family="paragraph" style:parent-style-name="Table_20_Contents">
      <style:paragraph-properties style:line-height-at-least="0cm"/>
      <style:text-properties style:font-name="Noto Serif CJK JP Medium" officeooo:paragraph-rsid="00b847d5" style:font-name-asian="Noto Serif CJK JP Medium" style:language-asian="ja" style:country-asian="JP"/>
    </style:style>
    <style:style style:name="P326" style:family="paragraph" style:parent-style-name="Table_20_Contents">
      <style:paragraph-properties style:line-height-at-least="0cm"/>
      <style:text-properties style:font-name="Noto Serif CJK JP Medium" officeooo:paragraph-rsid="006ac80d" style:font-name-asian="Noto Serif CJK JP Medium" style:language-asian="ja" style:country-asian="JP"/>
    </style:style>
    <style:style style:name="P327" style:family="paragraph" style:parent-style-name="Table_20_Contents">
      <style:paragraph-properties style:line-height-at-least="0cm"/>
      <style:text-properties style:font-name="Noto Serif CJK JP Medium" officeooo:paragraph-rsid="007cafe3" style:font-name-asian="Noto Serif CJK JP Medium" style:language-asian="ja" style:country-asian="JP"/>
    </style:style>
    <style:style style:name="P328" style:family="paragraph" style:parent-style-name="Table_20_Contents">
      <style:paragraph-properties style:line-height-at-least="0cm"/>
      <style:text-properties style:font-name="Noto Serif CJK JP Medium" officeooo:paragraph-rsid="006d5c57" style:font-name-asian="Noto Serif CJK JP Medium" style:language-asian="ja" style:country-asian="JP"/>
    </style:style>
    <style:style style:name="P329" style:family="paragraph" style:parent-style-name="Table_20_Contents">
      <style:paragraph-properties style:line-height-at-least="0cm"/>
      <style:text-properties style:font-name="Noto Serif CJK JP Medium" officeooo:paragraph-rsid="00e40304" style:font-name-asian="Noto Serif CJK JP Medium" style:language-asian="ja" style:country-asian="JP"/>
    </style:style>
    <style:style style:name="P330" style:family="paragraph" style:parent-style-name="Table_20_Contents">
      <style:paragraph-properties style:line-height-at-least="0cm"/>
      <style:text-properties style:font-name="Noto Serif CJK JP Medium" officeooo:paragraph-rsid="00cd1a56" style:font-name-asian="Noto Serif CJK JP Medium" style:language-asian="ja" style:country-asian="JP"/>
    </style:style>
    <style:style style:name="P331" style:family="paragraph" style:parent-style-name="Table_20_Contents">
      <style:paragraph-properties style:line-height-at-least="0cm"/>
      <style:text-properties style:font-name="Noto Serif CJK JP Medium" officeooo:paragraph-rsid="009448a0" style:font-name-asian="Noto Serif CJK JP Medium" style:language-asian="ja" style:country-asian="JP"/>
    </style:style>
    <style:style style:name="P332" style:family="paragraph" style:parent-style-name="Table_20_Contents">
      <style:paragraph-properties style:line-height-at-least="0cm"/>
      <style:text-properties style:font-name="Noto Serif CJK JP Medium" officeooo:paragraph-rsid="00bd71ed" style:font-name-asian="Noto Serif CJK JP Medium" style:language-asian="ja" style:country-asian="JP"/>
    </style:style>
    <style:style style:name="P333" style:family="paragraph" style:parent-style-name="Table_20_Contents">
      <style:paragraph-properties style:line-height-at-least="0cm"/>
      <style:text-properties style:font-name="Noto Serif CJK JP Medium" officeooo:paragraph-rsid="004af2f3" style:font-name-asian="Noto Serif CJK JP Medium" style:language-asian="ja" style:country-asian="JP"/>
    </style:style>
    <style:style style:name="P334" style:family="paragraph" style:parent-style-name="Table_20_Contents">
      <style:paragraph-properties style:line-height-at-least="0cm"/>
      <style:text-properties style:font-name="Noto Serif CJK JP Medium" officeooo:paragraph-rsid="004bec59" style:font-name-asian="Noto Serif CJK JP Medium" style:language-asian="ja" style:country-asian="JP"/>
    </style:style>
    <style:style style:name="P335" style:family="paragraph" style:parent-style-name="Table_20_Contents">
      <style:paragraph-properties style:line-height-at-least="0cm"/>
      <style:text-properties style:font-name="Noto Serif CJK JP Medium" officeooo:paragraph-rsid="004caf2f" style:font-name-asian="Noto Serif CJK JP Medium" style:language-asian="ja" style:country-asian="JP"/>
    </style:style>
    <style:style style:name="P336" style:family="paragraph" style:parent-style-name="Table_20_Contents">
      <style:paragraph-properties style:line-height-at-least="0cm"/>
      <style:text-properties style:font-name="Noto Serif CJK JP Medium" officeooo:paragraph-rsid="004ee55c" style:font-name-asian="Noto Serif CJK JP Medium" style:language-asian="ja" style:country-asian="JP"/>
    </style:style>
    <style:style style:name="P337" style:family="paragraph" style:parent-style-name="Table_20_Contents">
      <style:paragraph-properties style:line-height-at-least="0cm"/>
      <style:text-properties style:font-name="Noto Serif CJK JP Medium" officeooo:paragraph-rsid="007f8ba4" style:font-name-asian="Noto Serif CJK JP Medium" style:language-asian="ja" style:country-asian="JP"/>
    </style:style>
    <style:style style:name="P338" style:family="paragraph" style:parent-style-name="Table_20_Contents">
      <style:paragraph-properties style:line-height-at-least="0cm"/>
      <style:text-properties style:font-name="Noto Serif CJK JP Medium" officeooo:paragraph-rsid="010ac44d" style:font-name-asian="Noto Serif CJK JP Medium" style:language-asian="ja" style:country-asian="JP"/>
    </style:style>
    <style:style style:name="P339" style:family="paragraph" style:parent-style-name="Table_20_Contents">
      <style:paragraph-properties style:line-height-at-least="0cm"/>
      <style:text-properties style:font-name="Noto Serif CJK JP Medium" officeooo:paragraph-rsid="010f6ece" style:font-name-asian="Noto Serif CJK JP Medium" style:language-asian="ja" style:country-asian="JP"/>
    </style:style>
    <style:style style:name="P340" style:family="paragraph" style:parent-style-name="Table_20_Contents">
      <style:paragraph-properties style:line-height-at-least="0cm"/>
      <style:text-properties style:font-name="Noto Serif CJK JP Medium" officeooo:paragraph-rsid="00575578" style:font-name-asian="Noto Serif CJK JP Medium" style:language-asian="ja" style:country-asian="JP"/>
    </style:style>
    <style:style style:name="P341" style:family="paragraph" style:parent-style-name="Table_20_Contents">
      <style:paragraph-properties style:line-height-at-least="0cm"/>
      <style:text-properties style:font-name="Noto Serif CJK JP Medium" officeooo:paragraph-rsid="014a0d4d" style:font-name-asian="Noto Serif CJK JP Medium" style:language-asian="ja" style:country-asian="JP"/>
    </style:style>
    <style:style style:name="P342" style:family="paragraph" style:parent-style-name="Table_20_Contents">
      <style:paragraph-properties style:line-height-at-least="0cm"/>
      <style:text-properties style:font-name="Noto Serif CJK JP Medium" officeooo:paragraph-rsid="015b832d" style:font-name-asian="Noto Serif CJK JP Medium" style:language-asian="ja" style:country-asian="JP"/>
    </style:style>
    <style:style style:name="P343" style:family="paragraph" style:parent-style-name="Table_20_Contents">
      <style:paragraph-properties style:line-height-at-least="0cm"/>
      <style:text-properties style:font-name="Noto Serif CJK JP Medium" officeooo:paragraph-rsid="00fa119b" style:font-name-asian="Noto Serif CJK JP Medium" style:language-asian="ja" style:country-asian="JP"/>
    </style:style>
    <style:style style:name="P344" style:family="paragraph" style:parent-style-name="Table_20_Contents">
      <style:paragraph-properties style:line-height-at-least="0cm"/>
      <style:text-properties style:font-name="Noto Serif CJK JP Medium" officeooo:paragraph-rsid="01650bc3" style:font-name-asian="Noto Serif CJK JP Medium" style:language-asian="ja" style:country-asian="JP"/>
    </style:style>
    <style:style style:name="P345" style:family="paragraph" style:parent-style-name="Table_20_Contents">
      <style:paragraph-properties style:line-height-at-least="0cm"/>
      <style:text-properties style:font-name="Noto Serif CJK JP Medium" officeooo:paragraph-rsid="016618e5" style:font-name-asian="Noto Serif CJK JP Medium" style:language-asian="ja" style:country-asian="JP"/>
    </style:style>
    <style:style style:name="P346" style:family="paragraph" style:parent-style-name="Table_20_Contents">
      <style:paragraph-properties style:line-height-at-least="0cm"/>
      <style:text-properties style:font-name="Noto Serif CJK JP Medium" officeooo:paragraph-rsid="0169fbcc" style:font-name-asian="Noto Serif CJK JP Medium" style:language-asian="ja" style:country-asian="JP"/>
    </style:style>
    <style:style style:name="P347" style:family="paragraph" style:parent-style-name="Table_20_Contents">
      <style:paragraph-properties style:line-height-at-least="0cm"/>
      <style:text-properties style:font-name="Noto Serif CJK JP Medium" officeooo:paragraph-rsid="016c093b" style:font-name-asian="Noto Serif CJK JP Medium" style:language-asian="ja" style:country-asian="JP"/>
    </style:style>
    <style:style style:name="P348" style:family="paragraph" style:parent-style-name="Table_20_Contents">
      <style:paragraph-properties style:line-height-at-least="0cm"/>
      <style:text-properties style:font-name="Noto Serif CJK JP Medium" officeooo:paragraph-rsid="016cb7b7" style:font-name-asian="Noto Serif CJK JP Medium" style:language-asian="ja" style:country-asian="JP"/>
    </style:style>
    <style:style style:name="P349" style:family="paragraph" style:parent-style-name="Table_20_Contents">
      <style:paragraph-properties style:line-height-at-least="0cm"/>
      <style:text-properties style:font-name="Noto Serif CJK JP Medium" officeooo:paragraph-rsid="016d8255" style:font-name-asian="Noto Serif CJK JP Medium" style:language-asian="ja" style:country-asian="JP"/>
    </style:style>
    <style:style style:name="P350" style:family="paragraph" style:parent-style-name="Table_20_Contents">
      <style:paragraph-properties style:line-height-at-least="0cm"/>
      <style:text-properties style:font-name="Noto Serif CJK JP Medium" officeooo:rsid="00fd4ece" officeooo:paragraph-rsid="00fd4ece" style:font-name-asian="Noto Serif CJK JP Medium" style:language-asian="ja" style:country-asian="JP"/>
    </style:style>
    <style:style style:name="P351" style:family="paragraph" style:parent-style-name="Table_20_Contents">
      <style:paragraph-properties style:line-height-at-least="0cm"/>
      <style:text-properties style:font-name="Noto Serif CJK JP Medium" officeooo:rsid="00fd4ece" officeooo:paragraph-rsid="016d8255" style:font-name-asian="Noto Serif CJK JP Medium" style:language-asian="ja" style:country-asian="JP"/>
    </style:style>
    <style:style style:name="P352" style:family="paragraph" style:parent-style-name="Table_20_Contents">
      <style:paragraph-properties fo:line-height="100%"/>
      <style:text-properties style:font-name="Noto Serif CJK JP Medium" officeooo:paragraph-rsid="003f7e4b" style:font-name-asian="Noto Serif CJK JP Medium" style:language-asian="ja" style:country-asian="JP"/>
    </style:style>
    <style:style style:name="P353" style:family="paragraph" style:parent-style-name="Table_20_Contents">
      <style:paragraph-properties style:line-height-at-least="0cm"/>
      <style:text-properties style:font-name="Noto Serif CJK JP Medium" officeooo:rsid="00a7b48e" officeooo:paragraph-rsid="00a7b48e" style:font-name-asian="Noto Serif CJK JP Medium" style:language-asian="ja" style:country-asian="JP"/>
    </style:style>
    <style:style style:name="P354" style:family="paragraph" style:parent-style-name="Table_20_Contents">
      <style:paragraph-properties style:line-height-at-least="0cm"/>
      <style:text-properties style:font-name="Noto Serif CJK JP Medium" officeooo:rsid="0072fa55" officeooo:paragraph-rsid="0072fa55" style:font-name-asian="Noto Serif CJK JP Medium" style:language-asian="ja" style:country-asian="JP"/>
    </style:style>
    <style:style style:name="P355" style:family="paragraph" style:parent-style-name="Table_20_Contents">
      <style:paragraph-properties style:line-height-at-least="0cm"/>
      <style:text-properties style:font-name="Noto Serif CJK JP Medium" officeooo:rsid="00767dd0" officeooo:paragraph-rsid="00767dd0" style:font-name-asian="Noto Serif CJK JP Medium" style:language-asian="ja" style:country-asian="JP"/>
    </style:style>
    <style:style style:name="P356" style:family="paragraph" style:parent-style-name="Table_20_Contents">
      <style:paragraph-properties style:line-height-at-least="0cm"/>
      <style:text-properties style:font-name="Noto Serif CJK JP Medium" officeooo:rsid="0055ef95" officeooo:paragraph-rsid="0055ef95" style:font-name-asian="Noto Serif CJK JP Medium" style:language-asian="ja" style:country-asian="JP"/>
    </style:style>
    <style:style style:name="P357" style:family="paragraph" style:parent-style-name="Table_20_Contents">
      <style:paragraph-properties style:line-height-at-least="0cm"/>
      <style:text-properties style:font-name="Noto Serif CJK JP Medium" officeooo:rsid="00a72be1" officeooo:paragraph-rsid="00a72be1" style:font-name-asian="Noto Serif CJK JP Medium" style:language-asian="ja" style:country-asian="JP"/>
    </style:style>
    <style:style style:name="P358" style:family="paragraph" style:parent-style-name="Table_20_Contents">
      <style:paragraph-properties style:line-height-at-least="0cm"/>
      <style:text-properties style:font-name="Noto Serif CJK JP Medium" officeooo:rsid="00a72be1" officeooo:paragraph-rsid="016311f6" style:font-name-asian="Noto Serif CJK JP Medium" style:language-asian="ja" style:country-asian="JP"/>
    </style:style>
    <style:style style:name="P359" style:family="paragraph" style:parent-style-name="Table_20_Contents">
      <style:text-properties style:font-name="Noto Serif CJK JP Medium" officeooo:paragraph-rsid="005e94ef" style:font-name-asian="Noto Serif CJK JP Medium" style:language-asian="ja" style:country-asian="JP"/>
    </style:style>
    <style:style style:name="P360" style:family="paragraph" style:parent-style-name="Table_20_Contents">
      <style:paragraph-properties style:line-height-at-least="0cm"/>
      <style:text-properties style:font-name="Noto Serif CJK JP Medium" officeooo:rsid="00a5b737" officeooo:paragraph-rsid="00a5b737" style:font-name-asian="Noto Serif CJK JP Medium" style:language-asian="ja" style:country-asian="JP"/>
    </style:style>
    <style:style style:name="P361" style:family="paragraph" style:parent-style-name="Table_20_Contents">
      <style:paragraph-properties style:line-height-at-least="0cm"/>
      <style:text-properties style:font-name="Noto Serif CJK JP Medium" officeooo:rsid="0095fee2" officeooo:paragraph-rsid="0095fee2" style:font-name-asian="Noto Serif CJK JP Medium" style:language-asian="ja" style:country-asian="JP"/>
    </style:style>
    <style:style style:name="P362" style:family="paragraph" style:parent-style-name="Table_20_Contents">
      <style:paragraph-properties style:line-height-at-least="0cm"/>
      <style:text-properties style:font-name="Noto Serif CJK JP Medium" officeooo:rsid="006efcd4" officeooo:paragraph-rsid="006efcd4" style:font-name-asian="Noto Serif CJK JP Medium" style:language-asian="ja" style:country-asian="JP"/>
    </style:style>
    <style:style style:name="P363" style:family="paragraph" style:parent-style-name="Table_20_Contents">
      <style:paragraph-properties style:line-height-at-least="0cm"/>
      <style:text-properties style:font-name="Noto Serif CJK JP Medium" officeooo:rsid="006c49af" officeooo:paragraph-rsid="006c49af" style:font-name-asian="Noto Serif CJK JP Medium" style:language-asian="ja" style:country-asian="JP"/>
    </style:style>
    <style:style style:name="P364" style:family="paragraph" style:parent-style-name="Table_20_Contents">
      <style:paragraph-properties style:line-height-at-least="0cm"/>
      <style:text-properties style:font-name="Noto Serif CJK JP Medium" officeooo:rsid="007468d5" officeooo:paragraph-rsid="007468d5" style:font-name-asian="Noto Serif CJK JP Medium" style:language-asian="ja" style:country-asian="JP"/>
    </style:style>
    <style:style style:name="P365" style:family="paragraph" style:parent-style-name="Table_20_Contents">
      <style:paragraph-properties style:line-height-at-least="0cm"/>
      <style:text-properties style:font-name="Noto Serif CJK JP Medium" officeooo:rsid="009eef42" officeooo:paragraph-rsid="009eef42" style:font-name-asian="Noto Serif CJK JP Medium" style:language-asian="ja" style:country-asian="JP"/>
    </style:style>
    <style:style style:name="P366" style:family="paragraph" style:parent-style-name="Table_20_Contents">
      <style:paragraph-properties style:line-height-at-least="0cm"/>
      <style:text-properties style:font-name="Noto Serif CJK JP Medium" officeooo:rsid="009eef42" officeooo:paragraph-rsid="009f51ff" style:font-name-asian="Noto Serif CJK JP Medium" style:language-asian="ja" style:country-asian="JP"/>
    </style:style>
    <style:style style:name="P367" style:family="paragraph" style:parent-style-name="Table_20_Contents">
      <style:paragraph-properties style:line-height-at-least="0cm"/>
      <style:text-properties style:font-name="Noto Serif CJK JP Medium" officeooo:rsid="009eef42" officeooo:paragraph-rsid="00b847d5" style:font-name-asian="Noto Serif CJK JP Medium" style:language-asian="ja" style:country-asian="JP"/>
    </style:style>
    <style:style style:name="P368" style:family="paragraph" style:parent-style-name="Table_20_Contents">
      <style:paragraph-properties style:line-height-at-least="0cm"/>
      <style:text-properties style:font-name="Noto Serif CJK JP Medium" officeooo:rsid="01242055" officeooo:paragraph-rsid="01242055" style:font-name-asian="Noto Serif CJK JP Medium" style:language-asian="ja" style:country-asian="JP"/>
    </style:style>
    <style:style style:name="P369" style:family="paragraph" style:parent-style-name="Table_20_Contents">
      <style:paragraph-properties style:line-height-at-least="0cm"/>
      <style:text-properties style:font-name="Noto Serif CJK JP Medium" officeooo:rsid="01242055" officeooo:paragraph-rsid="0125e0d1" style:font-name-asian="Noto Serif CJK JP Medium" style:language-asian="ja" style:country-asian="JP"/>
    </style:style>
    <style:style style:name="P370" style:family="paragraph" style:parent-style-name="Table_20_Contents">
      <style:paragraph-properties style:line-height-at-least="0cm"/>
      <style:text-properties style:font-name="Noto Serif CJK JP Medium" officeooo:rsid="007debb3" officeooo:paragraph-rsid="007debb3" style:font-name-asian="Noto Serif CJK JP Medium" style:language-asian="ja" style:country-asian="JP"/>
    </style:style>
    <style:style style:name="P371" style:family="paragraph" style:parent-style-name="Table_20_Contents">
      <style:paragraph-properties style:line-height-at-least="0cm"/>
      <style:text-properties style:font-name="Noto Serif CJK JP Medium" officeooo:rsid="0076c1c0" officeooo:paragraph-rsid="0076c1c0" style:font-name-asian="Noto Serif CJK JP Medium" style:language-asian="ja" style:country-asian="JP"/>
    </style:style>
    <style:style style:name="P372" style:family="paragraph" style:parent-style-name="Table_20_Contents">
      <style:text-properties style:font-name="Noto Serif CJK JP Medium" officeooo:paragraph-rsid="0076c1c0" style:font-name-asian="Noto Serif CJK JP Medium" style:language-asian="ja" style:country-asian="JP"/>
    </style:style>
    <style:style style:name="P373" style:family="paragraph" style:parent-style-name="Table_20_Contents">
      <style:text-properties style:font-name="Noto Serif CJK JP Medium" officeooo:paragraph-rsid="006d5c57" style:font-name-asian="Noto Serif CJK JP Medium" style:language-asian="ja" style:country-asian="JP"/>
    </style:style>
    <style:style style:name="P374" style:family="paragraph" style:parent-style-name="Table_20_Contents">
      <style:paragraph-properties style:line-height-at-least="0cm"/>
      <style:text-properties style:font-name="Noto Serif CJK JP Medium" officeooo:rsid="00bd71ed" officeooo:paragraph-rsid="00bd71ed" style:font-name-asian="Noto Serif CJK JP Medium" style:language-asian="ja" style:country-asian="JP"/>
    </style:style>
    <style:style style:name="P375" style:family="paragraph" style:parent-style-name="Table_20_Contents">
      <style:paragraph-properties style:line-height-at-least="0cm"/>
      <style:text-properties style:font-name="Noto Serif CJK JP Medium" officeooo:rsid="0056e5e9" officeooo:paragraph-rsid="0056e5e9" style:font-name-asian="Noto Serif CJK JP Medium" style:language-asian="ja" style:country-asian="JP"/>
    </style:style>
    <style:style style:name="P376" style:family="paragraph" style:parent-style-name="Table_20_Contents">
      <style:paragraph-properties style:line-height-at-least="0cm"/>
      <style:text-properties style:font-name="Noto Serif CJK JP Medium" officeooo:rsid="0056e5e9" officeooo:paragraph-rsid="0058d9c8" style:font-name-asian="Noto Serif CJK JP Medium" style:language-asian="ja" style:country-asian="JP"/>
    </style:style>
    <style:style style:name="P377" style:family="paragraph" style:parent-style-name="Table_20_Contents">
      <style:paragraph-properties style:line-height-at-least="0cm"/>
      <style:text-properties style:font-name="Noto Serif CJK JP Medium" officeooo:rsid="0056e5e9" officeooo:paragraph-rsid="0096c460" style:font-name-asian="Noto Serif CJK JP Medium" style:language-asian="ja" style:country-asian="JP"/>
    </style:style>
    <style:style style:name="P378" style:family="paragraph" style:parent-style-name="Table_20_Contents">
      <style:paragraph-properties style:line-height-at-least="0cm"/>
      <style:text-properties style:font-name="Noto Serif CJK JP Medium" officeooo:rsid="00575578" officeooo:paragraph-rsid="00575578" style:font-name-asian="Noto Serif CJK JP Medium" style:language-asian="ja" style:country-asian="JP"/>
    </style:style>
    <style:style style:name="P379" style:family="paragraph" style:parent-style-name="Table_20_Contents">
      <style:paragraph-properties style:line-height-at-least="0cm"/>
      <style:text-properties style:font-name="Noto Serif CJK JP Medium" officeooo:rsid="0096c460" officeooo:paragraph-rsid="0096c460" style:font-name-asian="Noto Serif CJK JP Medium" style:language-asian="ja" style:country-asian="JP"/>
    </style:style>
    <style:style style:name="P380" style:family="paragraph" style:parent-style-name="Table_20_Contents">
      <style:paragraph-properties style:line-height-at-least="0cm"/>
      <style:text-properties style:font-name="Noto Serif CJK JP Medium" officeooo:rsid="0096c460" officeooo:paragraph-rsid="00ee67db" style:font-name-asian="Noto Serif CJK JP Medium" style:language-asian="ja" style:country-asian="JP"/>
    </style:style>
    <style:style style:name="P381" style:family="paragraph" style:parent-style-name="Table_20_Contents">
      <style:paragraph-properties style:line-height-at-least="0cm"/>
      <style:text-properties style:font-name="Noto Serif CJK JP Medium" officeooo:rsid="0096c460" officeooo:paragraph-rsid="013d73aa" style:font-name-asian="Noto Serif CJK JP Medium" style:language-asian="ja" style:country-asian="JP"/>
    </style:style>
    <style:style style:name="P382" style:family="paragraph" style:parent-style-name="Table_20_Contents">
      <style:paragraph-properties style:line-height-at-least="0cm"/>
      <style:text-properties style:font-name="Noto Serif CJK JP Medium" officeooo:rsid="00b64b49" officeooo:paragraph-rsid="00b64b49" style:font-name-asian="Noto Serif CJK JP Medium" style:language-asian="ja" style:country-asian="JP"/>
    </style:style>
    <style:style style:name="P383" style:family="paragraph" style:parent-style-name="Table_20_Contents">
      <style:paragraph-properties style:line-height-at-least="0cm"/>
      <style:text-properties style:font-name="Noto Serif CJK JP Medium" officeooo:rsid="00842341" officeooo:paragraph-rsid="014550f6" style:font-name-asian="Noto Serif CJK JP Medium" style:language-asian="ja" style:country-asian="JP"/>
    </style:style>
    <style:style style:name="P384" style:family="paragraph" style:parent-style-name="Table_20_Contents">
      <style:text-properties style:font-name="Noto Serif CJK JP Medium" officeooo:paragraph-rsid="0104fac0" style:font-name-asian="Noto Serif CJK JP Medium"/>
    </style:style>
    <style:style style:name="P385" style:family="paragraph" style:parent-style-name="Table_20_Contents">
      <style:text-properties style:font-name="Noto Serif CJK JP Medium" officeooo:paragraph-rsid="00f36243" style:font-name-asian="Noto Serif CJK JP Medium"/>
    </style:style>
    <style:style style:name="P386" style:family="paragraph" style:parent-style-name="Table_20_Contents">
      <style:text-properties style:font-name="Noto Serif CJK JP Medium" officeooo:paragraph-rsid="00a1b97f" style:font-name-asian="Noto Serif CJK JP Medium"/>
    </style:style>
    <style:style style:name="P387" style:family="paragraph" style:parent-style-name="Table_20_Contents">
      <style:text-properties style:font-name="Noto Serif CJK JP Medium" officeooo:rsid="00c47a2f" officeooo:paragraph-rsid="0104fac0" style:font-name-asian="Noto Serif CJK JP Medium"/>
    </style:style>
    <style:style style:name="P388" style:family="paragraph" style:parent-style-name="Table_20_Contents">
      <style:text-properties style:font-name="Noto Serif CJK JP Medium" officeooo:paragraph-rsid="01024456" style:font-name-asian="Noto Serif CJK JP Medium"/>
    </style:style>
    <style:style style:name="P389" style:family="paragraph" style:parent-style-name="Table_20_Contents">
      <style:paragraph-properties style:line-height-at-least="0cm"/>
      <style:text-properties style:font-name="Noto Serif CJK JP Medium" officeooo:paragraph-rsid="008298dd" style:font-name-asian="Noto Serif CJK JP Medium"/>
    </style:style>
    <style:style style:name="P390" style:family="paragraph" style:parent-style-name="Table_20_Contents">
      <style:paragraph-properties style:line-height-at-least="0cm"/>
      <style:text-properties style:font-name="Noto Serif CJK JP Medium" officeooo:paragraph-rsid="00c06d54" style:font-name-asian="Noto Serif CJK JP Medium"/>
    </style:style>
    <style:style style:name="P391" style:family="paragraph" style:parent-style-name="Table_20_Contents">
      <style:paragraph-properties style:line-height-at-least="0cm"/>
      <style:text-properties style:font-name="Noto Serif CJK JP Medium" officeooo:paragraph-rsid="007debb3" style:font-name-asian="Noto Serif CJK JP Medium"/>
    </style:style>
    <style:style style:name="P392" style:family="paragraph" style:parent-style-name="Table_20_Contents">
      <style:paragraph-properties style:line-height-at-least="0cm"/>
      <style:text-properties style:font-name="Noto Serif CJK JP Medium" officeooo:paragraph-rsid="0067eb03" style:font-name-asian="Noto Serif CJK JP Medium"/>
    </style:style>
    <style:style style:name="P393" style:family="paragraph" style:parent-style-name="Table_20_Contents">
      <style:paragraph-properties style:line-height-at-least="0cm"/>
      <style:text-properties style:font-name="Noto Serif CJK JP Medium" officeooo:paragraph-rsid="006d5c57" style:font-name-asian="Noto Serif CJK JP Medium"/>
    </style:style>
    <style:style style:name="P394" style:family="paragraph" style:parent-style-name="Table_20_Contents">
      <style:paragraph-properties style:line-height-at-least="0cm"/>
      <style:text-properties style:font-name="Noto Serif CJK JP Medium" officeooo:paragraph-rsid="00660667" style:font-name-asian="Noto Serif CJK JP Medium"/>
    </style:style>
    <style:style style:name="P395" style:family="paragraph" style:parent-style-name="Table_20_Contents">
      <style:text-properties style:font-name="Noto Serif CJK JP Medium" officeooo:paragraph-rsid="00a5b737" style:font-name-asian="Noto Serif CJK JP Medium"/>
    </style:style>
    <style:style style:name="P396" style:family="paragraph" style:parent-style-name="Table_20_Contents">
      <style:text-properties style:font-name="Noto Serif CJK JP Medium" officeooo:rsid="0095fee2" officeooo:paragraph-rsid="0095fee2" style:font-name-asian="Noto Serif CJK JP Medium"/>
    </style:style>
    <style:style style:name="P397" style:family="paragraph" style:parent-style-name="Table_20_Contents">
      <style:text-properties style:font-name="Noto Serif CJK JP Medium" officeooo:paragraph-rsid="005e9464" style:font-name-asian="Noto Serif CJK JP Medium"/>
    </style:style>
    <style:style style:name="P398" style:family="paragraph" style:parent-style-name="Table_20_Contents">
      <style:text-properties style:font-name="Noto Serif CJK JP Medium" officeooo:paragraph-rsid="0099200c" style:font-name-asian="Noto Serif CJK JP Medium"/>
    </style:style>
    <style:style style:name="P399" style:family="paragraph" style:parent-style-name="Table_20_Contents">
      <style:text-properties style:font-name="Noto Serif CJK JP Medium" officeooo:paragraph-rsid="0067eb03" style:font-name-asian="Noto Serif CJK JP Medium"/>
    </style:style>
    <style:style style:name="P400" style:family="paragraph" style:parent-style-name="Table_20_Contents">
      <style:text-properties style:font-name="Noto Serif CJK JP Medium" officeooo:paragraph-rsid="001f02fd" style:font-name-asian="Noto Serif CJK JP Medium"/>
    </style:style>
    <style:style style:name="P401" style:family="paragraph" style:parent-style-name="Table_20_Contents">
      <style:text-properties style:font-name="Noto Serif CJK JP Medium" officeooo:paragraph-rsid="00cecbcd" style:font-name-asian="Noto Serif CJK JP Medium"/>
    </style:style>
    <style:style style:name="P402" style:family="paragraph" style:parent-style-name="Table_20_Contents">
      <style:text-properties style:font-name="Noto Serif CJK JP Medium" officeooo:paragraph-rsid="015fabbc" style:font-name-asian="Noto Serif CJK JP Medium"/>
    </style:style>
    <style:style style:name="P403" style:family="paragraph" style:parent-style-name="Table_20_Contents">
      <style:paragraph-properties style:line-height-at-least="0cm"/>
      <style:text-properties style:font-name="Noto Serif CJK JP Medium" fo:font-style="normal" style:font-name-asian="Noto Serif CJK JP Medium" style:language-asian="ja" style:country-asian="JP" style:font-style-asian="normal" style:font-style-complex="normal"/>
    </style:style>
    <style:style style:name="P404" style:family="paragraph" style:parent-style-name="Table_20_Contents">
      <style:paragraph-properties style:line-height-at-least="0cm"/>
      <style:text-properties style:font-name="Noto Serif CJK JP Medium" fo:font-style="normal" officeooo:paragraph-rsid="00368ad3" style:font-name-asian="Noto Serif CJK JP Medium" style:language-asian="ja" style:country-asian="JP" style:font-style-asian="normal" style:font-style-complex="normal"/>
    </style:style>
    <style:style style:name="P405" style:family="paragraph" style:parent-style-name="Table_20_Contents">
      <style:paragraph-properties style:line-height-at-least="0cm"/>
      <style:text-properties style:font-name="Noto Serif CJK JP Medium" fo:font-style="normal" officeooo:paragraph-rsid="012d2e22" style:font-name-asian="Noto Serif CJK JP Medium" style:language-asian="ja" style:country-asian="JP" style:font-style-asian="normal" style:font-style-complex="normal"/>
    </style:style>
    <style:style style:name="P406" style:family="paragraph" style:parent-style-name="Table_20_Contents">
      <style:paragraph-properties style:line-height-at-least="0cm"/>
      <style:text-properties style:font-name="Noto Serif CJK JP Medium" fo:font-style="normal" officeooo:paragraph-rsid="012e4bf8" style:font-name-asian="Noto Serif CJK JP Medium" style:language-asian="ja" style:country-asian="JP" style:font-style-asian="normal" style:font-style-complex="normal"/>
    </style:style>
    <style:style style:name="P407" style:family="paragraph" style:parent-style-name="Table_20_Contents">
      <style:paragraph-properties style:line-height-at-least="0cm"/>
      <style:text-properties style:font-name="Noto Serif CJK JP Medium" fo:font-style="normal" officeooo:paragraph-rsid="007ce410" style:font-name-asian="Noto Serif CJK JP Medium" style:language-asian="ja" style:country-asian="JP" style:font-style-asian="normal" style:font-style-complex="normal"/>
    </style:style>
    <style:style style:name="P408" style:family="paragraph" style:parent-style-name="Table_20_Contents">
      <style:paragraph-properties style:line-height-at-least="0cm"/>
      <style:text-properties style:font-name="Noto Serif CJK JP Medium" fo:font-style="normal" officeooo:paragraph-rsid="0072fa55" style:font-name-asian="Noto Serif CJK JP Medium" style:language-asian="ja" style:country-asian="JP" style:font-style-asian="normal" style:font-style-complex="normal"/>
    </style:style>
    <style:style style:name="P409" style:family="paragraph" style:parent-style-name="Table_20_Contents">
      <style:paragraph-properties style:line-height-at-least="0cm"/>
      <style:text-properties style:font-name="Noto Serif CJK JP Medium" fo:font-style="normal" officeooo:paragraph-rsid="00842341" style:font-name-asian="Noto Serif CJK JP Medium" style:language-asian="ja" style:country-asian="JP" style:font-style-asian="normal" style:font-style-complex="normal"/>
    </style:style>
    <style:style style:name="P410" style:family="paragraph" style:parent-style-name="Table_20_Contents">
      <style:paragraph-properties style:line-height-at-least="0cm"/>
      <style:text-properties style:font-name="Noto Serif CJK JP Medium" fo:font-style="normal" officeooo:paragraph-rsid="003c7d1f" style:font-name-asian="Noto Serif CJK JP Medium" style:language-asian="ja" style:country-asian="JP" style:font-style-asian="normal" style:font-style-complex="normal"/>
    </style:style>
    <style:style style:name="P411" style:family="paragraph" style:parent-style-name="Table_20_Contents">
      <style:paragraph-properties style:line-height-at-least="0cm"/>
      <style:text-properties style:font-name="Noto Serif CJK JP Medium" fo:font-style="normal" officeooo:paragraph-rsid="003da1a2" style:font-name-asian="Noto Serif CJK JP Medium" style:language-asian="ja" style:country-asian="JP" style:font-style-asian="normal" style:font-style-complex="normal"/>
    </style:style>
    <style:style style:name="P412" style:family="paragraph" style:parent-style-name="Table_20_Contents">
      <style:paragraph-properties style:line-height-at-least="0cm"/>
      <style:text-properties style:font-name="Noto Serif CJK JP Medium" fo:font-style="normal" officeooo:paragraph-rsid="005e94ef" style:font-name-asian="Noto Serif CJK JP Medium" style:language-asian="ja" style:country-asian="JP" style:font-style-asian="normal" style:font-style-complex="normal"/>
    </style:style>
    <style:style style:name="P413" style:family="paragraph" style:parent-style-name="Table_20_Contents">
      <style:paragraph-properties style:line-height-at-least="0cm"/>
      <style:text-properties style:font-name="Noto Serif CJK JP Medium" fo:font-style="normal" officeooo:paragraph-rsid="012b1923" style:font-name-asian="Noto Serif CJK JP Medium" style:language-asian="ja" style:country-asian="JP" style:font-style-asian="normal" style:font-style-complex="normal"/>
    </style:style>
    <style:style style:name="P414" style:family="paragraph" style:parent-style-name="Table_20_Contents">
      <style:paragraph-properties style:line-height-at-least="0cm"/>
      <style:text-properties style:font-name="Noto Serif CJK JP Medium" fo:font-style="normal" officeooo:paragraph-rsid="01322548" style:font-name-asian="Noto Serif CJK JP Medium" style:language-asian="ja" style:country-asian="JP" style:font-style-asian="normal" style:font-style-complex="normal"/>
    </style:style>
    <style:style style:name="P415" style:family="paragraph" style:parent-style-name="Table_20_Contents">
      <style:paragraph-properties style:line-height-at-least="0cm"/>
      <style:text-properties style:font-name="Noto Serif CJK JP Medium" fo:font-style="normal" officeooo:paragraph-rsid="0132e14b" style:font-name-asian="Noto Serif CJK JP Medium" style:language-asian="ja" style:country-asian="JP" style:font-style-asian="normal" style:font-style-complex="normal"/>
    </style:style>
    <style:style style:name="P416" style:family="paragraph" style:parent-style-name="Table_20_Contents">
      <style:paragraph-properties style:line-height-at-least="0cm"/>
      <style:text-properties style:font-name="Noto Serif CJK JP Medium" fo:font-style="normal" officeooo:paragraph-rsid="012f6ba9" style:font-name-asian="Noto Serif CJK JP Medium" style:language-asian="ja" style:country-asian="JP" style:font-style-asian="normal" style:font-style-complex="normal"/>
    </style:style>
    <style:style style:name="P417" style:family="paragraph" style:parent-style-name="Table_20_Contents">
      <style:paragraph-properties style:line-height-at-least="0cm"/>
      <style:text-properties style:font-name="Noto Serif CJK JP Medium" fo:font-style="normal" officeooo:paragraph-rsid="0130dc35" style:font-name-asian="Noto Serif CJK JP Medium" style:language-asian="ja" style:country-asian="JP" style:font-style-asian="normal" style:font-style-complex="normal"/>
    </style:style>
    <style:style style:name="P418" style:family="paragraph" style:parent-style-name="Table_20_Contents">
      <style:paragraph-properties style:line-height-at-least="0cm"/>
      <style:text-properties style:font-name="Noto Serif CJK JP Medium" fo:font-style="normal" officeooo:paragraph-rsid="0110b931" style:font-name-asian="Noto Serif CJK JP Medium" style:language-asian="ja" style:country-asian="JP" style:font-style-asian="normal" style:font-style-complex="normal"/>
    </style:style>
    <style:style style:name="P419" style:family="paragraph" style:parent-style-name="Table_20_Contents">
      <style:paragraph-properties style:line-height-at-least="0cm"/>
      <style:text-properties style:font-name="Noto Serif CJK JP Medium" fo:font-style="normal" officeooo:paragraph-rsid="016cb7b7" style:font-name-asian="Noto Serif CJK JP Medium" style:language-asian="ja" style:country-asian="JP" style:font-style-asian="normal" style:font-style-complex="normal"/>
    </style:style>
    <style:style style:name="P420" style:family="paragraph" style:parent-style-name="Table_20_Contents">
      <style:paragraph-properties style:line-height-at-least="0cm"/>
      <style:text-properties style:font-name="Noto Serif CJK JP Medium" fo:font-style="normal" officeooo:rsid="012d2e22" officeooo:paragraph-rsid="012f6ba9" style:font-name-asian="Noto Serif CJK JP Medium" style:language-asian="ja" style:country-asian="JP" style:font-style-asian="normal" style:font-style-complex="normal"/>
    </style:style>
    <style:style style:name="P421" style:family="paragraph" style:parent-style-name="Table_20_Contents">
      <style:paragraph-properties style:line-height-at-least="0cm"/>
      <style:text-properties style:font-name="Noto Serif CJK JP Medium" fo:font-style="normal" officeooo:rsid="012d2e22" officeooo:paragraph-rsid="012e4bf8" style:font-name-asian="Noto Serif CJK JP Medium" style:language-asian="ja" style:country-asian="JP" style:font-style-asian="normal" style:font-style-complex="normal"/>
    </style:style>
    <style:style style:name="P422" style:family="paragraph" style:parent-style-name="Table_20_Contents">
      <style:paragraph-properties style:line-height-at-least="0cm"/>
      <style:text-properties style:font-name="Noto Serif CJK JP Medium" fo:font-style="normal" officeooo:rsid="012d2e22" officeooo:paragraph-rsid="0130dc35" style:font-name-asian="Noto Serif CJK JP Medium" style:language-asian="ja" style:country-asian="JP" style:font-style-asian="normal" style:font-style-complex="normal"/>
    </style:style>
    <style:style style:name="P423" style:family="paragraph" style:parent-style-name="Table_20_Contents">
      <style:paragraph-properties style:line-height-at-least="0cm"/>
      <style:text-properties style:font-name="Noto Serif CJK JP Medium" fo:font-style="italic" officeooo:paragraph-rsid="00368ad3" style:font-name-asian="Noto Serif CJK JP Medium" style:language-asian="ja" style:country-asian="JP" style:font-style-asian="italic" style:font-style-complex="italic"/>
    </style:style>
    <style:style style:name="P424" style:family="paragraph" style:parent-style-name="Table_20_Contents">
      <style:paragraph-properties style:line-height-at-least="0cm"/>
      <style:text-properties style:font-name="Noto Serif CJK JP Medium" fo:font-style="italic" officeooo:paragraph-rsid="012d2e22" style:font-name-asian="Noto Serif CJK JP Medium" style:language-asian="ja" style:country-asian="JP" style:font-style-asian="italic" style:font-style-complex="italic"/>
    </style:style>
    <style:style style:name="P425" style:family="paragraph" style:parent-style-name="Table_20_Contents">
      <style:paragraph-properties style:line-height-at-least="0cm"/>
      <style:text-properties style:font-name="Noto Serif CJK JP Medium" fo:font-style="italic" officeooo:paragraph-rsid="0055ef95" style:font-name-asian="Noto Serif CJK JP Medium" style:language-asian="ja" style:country-asian="JP" style:font-style-asian="italic" style:font-style-complex="italic"/>
    </style:style>
    <style:style style:name="P426" style:family="paragraph" style:parent-style-name="Table_20_Contents">
      <style:paragraph-properties style:line-height-at-least="0cm"/>
      <style:text-properties style:font-name="Noto Serif CJK JP Medium" style:text-underline-style="none" officeooo:paragraph-rsid="0019b44d" style:font-name-asian="Noto Serif CJK JP Medium" style:language-asian="ja" style:country-asian="JP"/>
    </style:style>
    <style:style style:name="P427" style:family="paragraph" style:parent-style-name="Table_20_Contents">
      <style:text-properties style:font-name="Noto Serif CJK JP Medium" style:font-name-asian="Noto Sans CJK JP Regular"/>
    </style:style>
    <style:style style:name="P428" style:family="paragraph" style:parent-style-name="Table_20_Contents">
      <style:paragraph-properties style:line-height-at-least="0cm"/>
      <style:text-properties style:font-name="Noto Serif CJK JP Medium" style:font-name-asian="Noto Sans CJK JP Regular" style:language-asian="ja" style:country-asian="JP"/>
    </style:style>
    <style:style style:name="P429" style:family="paragraph" style:parent-style-name="Table_20_Contents">
      <style:paragraph-properties style:line-height-at-least="0cm"/>
      <style:text-properties style:font-name="Noto Serif CJK JP Medium" officeooo:paragraph-rsid="00a2d96c" style:font-name-asian="Noto Sans CJK JP Regular" style:language-asian="ja" style:country-asian="JP"/>
    </style:style>
    <style:style style:name="P430" style:family="paragraph" style:parent-style-name="Table_20_Contents">
      <style:paragraph-properties style:line-height-at-least="0cm"/>
      <style:text-properties style:font-name="Noto Serif CJK JP Medium" officeooo:paragraph-rsid="00fd4ece" style:font-name-asian="Noto Sans CJK JP Regular" style:language-asian="ja" style:country-asian="JP"/>
    </style:style>
    <style:style style:name="P431" style:family="paragraph" style:parent-style-name="Table_20_Contents">
      <style:paragraph-properties style:line-height-at-least="0cm"/>
      <style:text-properties style:font-name="Noto Serif CJK JP Medium" officeooo:paragraph-rsid="00ca8229" style:font-name-asian="Noto Sans CJK JP Regular" style:language-asian="ja" style:country-asian="JP"/>
    </style:style>
    <style:style style:name="P432" style:family="paragraph" style:parent-style-name="Table_20_Contents">
      <style:paragraph-properties style:line-height-at-least="0cm"/>
      <style:text-properties style:font-name="Noto Serif CJK JP Medium" officeooo:paragraph-rsid="00368ad3" style:font-name-asian="Noto Sans CJK JP Regular" style:language-asian="ja" style:country-asian="JP"/>
    </style:style>
    <style:style style:name="P433" style:family="paragraph" style:parent-style-name="Table_20_Contents">
      <style:paragraph-properties style:line-height-at-least="0cm"/>
      <style:text-properties style:font-name="Noto Serif CJK JP Medium" officeooo:paragraph-rsid="01213ba2" style:font-name-asian="Noto Sans CJK JP Regular" style:language-asian="ja" style:country-asian="JP"/>
    </style:style>
    <style:style style:name="P434" style:family="paragraph" style:parent-style-name="Table_20_Contents">
      <style:paragraph-properties style:line-height-at-least="0cm"/>
      <style:text-properties style:font-name="Noto Serif CJK JP Medium" officeooo:paragraph-rsid="012d2e22" style:font-name-asian="Noto Sans CJK JP Regular" style:language-asian="ja" style:country-asian="JP"/>
    </style:style>
    <style:style style:name="P435" style:family="paragraph" style:parent-style-name="Table_20_Contents">
      <style:paragraph-properties style:line-height-at-least="0cm"/>
      <style:text-properties style:font-name="Noto Serif CJK JP Medium" officeooo:paragraph-rsid="00a7b48e" style:font-name-asian="Noto Sans CJK JP Regular" style:language-asian="ja" style:country-asian="JP"/>
    </style:style>
    <style:style style:name="P436" style:family="paragraph" style:parent-style-name="Table_20_Contents">
      <style:paragraph-properties style:line-height-at-least="0cm"/>
      <style:text-properties style:font-name="Noto Serif CJK JP Medium" officeooo:paragraph-rsid="003b43c3" style:font-name-asian="Noto Sans CJK JP Regular" style:language-asian="ja" style:country-asian="JP"/>
    </style:style>
    <style:style style:name="P437" style:family="paragraph" style:parent-style-name="Table_20_Contents">
      <style:paragraph-properties style:line-height-at-least="0cm"/>
      <style:text-properties style:font-name="Noto Serif CJK JP Medium" officeooo:paragraph-rsid="0122ae69" style:font-name-asian="Noto Sans CJK JP Regular" style:language-asian="ja" style:country-asian="JP"/>
    </style:style>
    <style:style style:name="P438" style:family="paragraph" style:parent-style-name="Table_20_Contents">
      <style:paragraph-properties style:line-height-at-least="0cm"/>
      <style:text-properties style:font-name="Noto Serif CJK JP Medium" officeooo:paragraph-rsid="007ce410" style:font-name-asian="Noto Sans CJK JP Regular" style:language-asian="ja" style:country-asian="JP"/>
    </style:style>
    <style:style style:name="P439" style:family="paragraph" style:parent-style-name="Table_20_Contents">
      <style:paragraph-properties style:line-height-at-least="0cm"/>
      <style:text-properties style:font-name="Noto Serif CJK JP Medium" officeooo:paragraph-rsid="0072fa55" style:font-name-asian="Noto Sans CJK JP Regular" style:language-asian="ja" style:country-asian="JP"/>
    </style:style>
    <style:style style:name="P440" style:family="paragraph" style:parent-style-name="Table_20_Contents">
      <style:paragraph-properties style:line-height-at-least="0cm"/>
      <style:text-properties style:font-name="Noto Serif CJK JP Medium" officeooo:paragraph-rsid="00181c4e" style:font-name-asian="Noto Sans CJK JP Regular" style:language-asian="ja" style:country-asian="JP"/>
    </style:style>
    <style:style style:name="P441" style:family="paragraph" style:parent-style-name="Table_20_Contents">
      <style:paragraph-properties style:line-height-at-least="0cm"/>
      <style:text-properties style:font-name="Noto Serif CJK JP Medium" officeooo:paragraph-rsid="0019b44d" style:font-name-asian="Noto Sans CJK JP Regular" style:language-asian="ja" style:country-asian="JP"/>
    </style:style>
    <style:style style:name="P442" style:family="paragraph" style:parent-style-name="Table_20_Contents">
      <style:paragraph-properties style:line-height-at-least="0cm"/>
      <style:text-properties style:font-name="Noto Serif CJK JP Medium" officeooo:paragraph-rsid="00767dd0" style:font-name-asian="Noto Sans CJK JP Regular" style:language-asian="ja" style:country-asian="JP"/>
    </style:style>
    <style:style style:name="P443" style:family="paragraph" style:parent-style-name="Table_20_Contents">
      <style:paragraph-properties style:line-height-at-least="0cm"/>
      <style:text-properties style:font-name="Noto Serif CJK JP Medium" officeooo:paragraph-rsid="00842341" style:font-name-asian="Noto Sans CJK JP Regular" style:language-asian="ja" style:country-asian="JP"/>
    </style:style>
    <style:style style:name="P444" style:family="paragraph" style:parent-style-name="Table_20_Contents">
      <style:paragraph-properties style:line-height-at-least="0cm"/>
      <style:text-properties style:font-name="Noto Serif CJK JP Medium" officeooo:paragraph-rsid="003c7d1f" style:font-name-asian="Noto Sans CJK JP Regular" style:language-asian="ja" style:country-asian="JP"/>
    </style:style>
    <style:style style:name="P445" style:family="paragraph" style:parent-style-name="Table_20_Contents">
      <style:paragraph-properties style:line-height-at-least="0cm"/>
      <style:text-properties style:font-name="Noto Serif CJK JP Medium" officeooo:paragraph-rsid="003da1a2" style:font-name-asian="Noto Sans CJK JP Regular" style:language-asian="ja" style:country-asian="JP"/>
    </style:style>
    <style:style style:name="P446" style:family="paragraph" style:parent-style-name="Table_20_Contents">
      <style:paragraph-properties style:line-height-at-least="0cm"/>
      <style:text-properties style:font-name="Noto Serif CJK JP Medium" officeooo:paragraph-rsid="0036c41a" style:font-name-asian="Noto Sans CJK JP Regular" style:language-asian="ja" style:country-asian="JP"/>
    </style:style>
    <style:style style:name="P447" style:family="paragraph" style:parent-style-name="Table_20_Contents">
      <style:paragraph-properties style:line-height-at-least="0cm"/>
      <style:text-properties style:font-name="Noto Serif CJK JP Medium" officeooo:paragraph-rsid="0071a7c3" style:font-name-asian="Noto Sans CJK JP Regular" style:language-asian="ja" style:country-asian="JP"/>
    </style:style>
    <style:style style:name="P448" style:family="paragraph" style:parent-style-name="Table_20_Contents">
      <style:paragraph-properties style:line-height-at-least="0cm"/>
      <style:text-properties style:font-name="Noto Serif CJK JP Medium" officeooo:paragraph-rsid="003ec7f2" style:font-name-asian="Noto Sans CJK JP Regular" style:language-asian="ja" style:country-asian="JP"/>
    </style:style>
    <style:style style:name="P449" style:family="paragraph" style:parent-style-name="Table_20_Contents">
      <style:paragraph-properties style:line-height-at-least="0cm"/>
      <style:text-properties style:font-name="Noto Serif CJK JP Medium" officeooo:paragraph-rsid="0076c1c0" style:font-name-asian="Noto Sans CJK JP Regular" style:language-asian="ja" style:country-asian="JP"/>
    </style:style>
    <style:style style:name="P450" style:family="paragraph" style:parent-style-name="Table_20_Contents">
      <style:paragraph-properties style:line-height-at-least="0cm"/>
      <style:text-properties style:font-name="Noto Serif CJK JP Medium" officeooo:paragraph-rsid="00709b59" style:font-name-asian="Noto Sans CJK JP Regular" style:language-asian="ja" style:country-asian="JP"/>
    </style:style>
    <style:style style:name="P451" style:family="paragraph" style:parent-style-name="Table_20_Contents">
      <style:paragraph-properties style:line-height-at-least="0cm"/>
      <style:text-properties style:font-name="Noto Serif CJK JP Medium" officeooo:paragraph-rsid="009d6634" style:font-name-asian="Noto Sans CJK JP Regular" style:language-asian="ja" style:country-asian="JP"/>
    </style:style>
    <style:style style:name="P452" style:family="paragraph" style:parent-style-name="Table_20_Contents">
      <style:paragraph-properties style:line-height-at-least="0cm"/>
      <style:text-properties style:font-name="Noto Serif CJK JP Medium" officeooo:paragraph-rsid="0055ef95" style:font-name-asian="Noto Sans CJK JP Regular" style:language-asian="ja" style:country-asian="JP"/>
    </style:style>
    <style:style style:name="P453" style:family="paragraph" style:parent-style-name="Table_20_Contents">
      <style:paragraph-properties style:line-height-at-least="0cm"/>
      <style:text-properties style:font-name="Noto Serif CJK JP Medium" officeooo:paragraph-rsid="003f7e4b" style:font-name-asian="Noto Sans CJK JP Regular" style:language-asian="ja" style:country-asian="JP"/>
    </style:style>
    <style:style style:name="P454" style:family="paragraph" style:parent-style-name="Table_20_Contents">
      <style:paragraph-properties style:line-height-at-least="0cm"/>
      <style:text-properties style:font-name="Noto Serif CJK JP Medium" officeooo:paragraph-rsid="00a72be1" style:font-name-asian="Noto Sans CJK JP Regular" style:language-asian="ja" style:country-asian="JP"/>
    </style:style>
    <style:style style:name="P455" style:family="paragraph" style:parent-style-name="Table_20_Contents">
      <style:paragraph-properties style:line-height-at-least="0cm"/>
      <style:text-properties style:font-name="Noto Serif CJK JP Medium" officeooo:paragraph-rsid="005e94ef" style:font-name-asian="Noto Sans CJK JP Regular" style:language-asian="ja" style:country-asian="JP"/>
    </style:style>
    <style:style style:name="P456" style:family="paragraph" style:parent-style-name="Table_20_Contents">
      <style:paragraph-properties style:line-height-at-least="0cm"/>
      <style:text-properties style:font-name="Noto Serif CJK JP Medium" officeooo:paragraph-rsid="00a5b737" style:font-name-asian="Noto Sans CJK JP Regular" style:language-asian="ja" style:country-asian="JP"/>
    </style:style>
    <style:style style:name="P457" style:family="paragraph" style:parent-style-name="Table_20_Contents">
      <style:paragraph-properties style:line-height-at-least="0cm"/>
      <style:text-properties style:font-name="Noto Serif CJK JP Medium" officeooo:paragraph-rsid="010122e8" style:font-name-asian="Noto Sans CJK JP Regular" style:language-asian="ja" style:country-asian="JP"/>
    </style:style>
    <style:style style:name="P458" style:family="paragraph" style:parent-style-name="Table_20_Contents">
      <style:paragraph-properties style:line-height-at-least="0cm"/>
      <style:text-properties style:font-name="Noto Serif CJK JP Medium" officeooo:paragraph-rsid="00c8c79e" style:font-name-asian="Noto Sans CJK JP Regular" style:language-asian="ja" style:country-asian="JP"/>
    </style:style>
    <style:style style:name="P459" style:family="paragraph" style:parent-style-name="Table_20_Contents">
      <style:paragraph-properties style:line-height-at-least="0cm"/>
      <style:text-properties style:font-name="Noto Serif CJK JP Medium" officeooo:paragraph-rsid="00c9ed31" style:font-name-asian="Noto Sans CJK JP Regular" style:language-asian="ja" style:country-asian="JP"/>
    </style:style>
    <style:style style:name="P460" style:family="paragraph" style:parent-style-name="Table_20_Contents">
      <style:paragraph-properties style:line-height-at-least="0cm"/>
      <style:text-properties style:font-name="Noto Serif CJK JP Medium" officeooo:paragraph-rsid="00cecbcd" style:font-name-asian="Noto Sans CJK JP Regular" style:language-asian="ja" style:country-asian="JP"/>
    </style:style>
    <style:style style:name="P461" style:family="paragraph" style:parent-style-name="Table_20_Contents">
      <style:paragraph-properties style:line-height-at-least="0cm"/>
      <style:text-properties style:font-name="Noto Serif CJK JP Medium" officeooo:paragraph-rsid="0095fee2" style:font-name-asian="Noto Sans CJK JP Regular" style:language-asian="ja" style:country-asian="JP"/>
    </style:style>
    <style:style style:name="P462" style:family="paragraph" style:parent-style-name="Table_20_Contents">
      <style:paragraph-properties style:line-height-at-least="0cm"/>
      <style:text-properties style:font-name="Noto Serif CJK JP Medium" officeooo:paragraph-rsid="006efcd4" style:font-name-asian="Noto Sans CJK JP Regular" style:language-asian="ja" style:country-asian="JP"/>
    </style:style>
    <style:style style:name="P463" style:family="paragraph" style:parent-style-name="Table_20_Contents">
      <style:paragraph-properties style:line-height-at-least="0cm"/>
      <style:text-properties style:font-name="Noto Serif CJK JP Medium" officeooo:paragraph-rsid="001bc9ba" style:font-name-asian="Noto Sans CJK JP Regular" style:language-asian="ja" style:country-asian="JP"/>
    </style:style>
    <style:style style:name="P464" style:family="paragraph" style:parent-style-name="Table_20_Contents">
      <style:paragraph-properties style:line-height-at-least="0cm"/>
      <style:text-properties style:font-name="Noto Serif CJK JP Medium" officeooo:paragraph-rsid="00764715" style:font-name-asian="Noto Sans CJK JP Regular" style:language-asian="ja" style:country-asian="JP"/>
    </style:style>
    <style:style style:name="P465" style:family="paragraph" style:parent-style-name="Table_20_Contents">
      <style:paragraph-properties style:line-height-at-least="0cm"/>
      <style:text-properties style:font-name="Noto Serif CJK JP Medium" officeooo:paragraph-rsid="00c06d54" style:font-name-asian="Noto Sans CJK JP Regular" style:language-asian="ja" style:country-asian="JP"/>
    </style:style>
    <style:style style:name="P466" style:family="paragraph" style:parent-style-name="Table_20_Contents">
      <style:paragraph-properties style:line-height-at-least="0cm"/>
      <style:text-properties style:font-name="Noto Serif CJK JP Medium" officeooo:paragraph-rsid="00c188f6" style:font-name-asian="Noto Sans CJK JP Regular" style:language-asian="ja" style:country-asian="JP"/>
    </style:style>
    <style:style style:name="P467" style:family="paragraph" style:parent-style-name="Table_20_Contents">
      <style:paragraph-properties style:line-height-at-least="0cm"/>
      <style:text-properties style:font-name="Noto Serif CJK JP Medium" officeooo:paragraph-rsid="0127db48" style:font-name-asian="Noto Sans CJK JP Regular" style:language-asian="ja" style:country-asian="JP"/>
    </style:style>
    <style:style style:name="P468" style:family="paragraph" style:parent-style-name="Table_20_Contents">
      <style:paragraph-properties style:line-height-at-least="0cm"/>
      <style:text-properties style:font-name="Noto Serif CJK JP Medium" officeooo:paragraph-rsid="0127ddb9" style:font-name-asian="Noto Sans CJK JP Regular" style:language-asian="ja" style:country-asian="JP"/>
    </style:style>
    <style:style style:name="P469" style:family="paragraph" style:parent-style-name="Table_20_Contents">
      <style:paragraph-properties style:line-height-at-least="0cm"/>
      <style:text-properties style:font-name="Noto Serif CJK JP Medium" officeooo:paragraph-rsid="012b1923" style:font-name-asian="Noto Sans CJK JP Regular" style:language-asian="ja" style:country-asian="JP"/>
    </style:style>
    <style:style style:name="P470" style:family="paragraph" style:parent-style-name="Table_20_Contents">
      <style:paragraph-properties style:line-height-at-least="0cm"/>
      <style:text-properties style:font-name="Noto Serif CJK JP Medium" officeooo:paragraph-rsid="01322548" style:font-name-asian="Noto Sans CJK JP Regular" style:language-asian="ja" style:country-asian="JP"/>
    </style:style>
    <style:style style:name="P471" style:family="paragraph" style:parent-style-name="Table_20_Contents">
      <style:paragraph-properties style:line-height-at-least="0cm"/>
      <style:text-properties style:font-name="Noto Serif CJK JP Medium" officeooo:paragraph-rsid="0132e14b" style:font-name-asian="Noto Sans CJK JP Regular" style:language-asian="ja" style:country-asian="JP"/>
    </style:style>
    <style:style style:name="P472" style:family="paragraph" style:parent-style-name="Table_20_Contents">
      <style:paragraph-properties style:line-height-at-least="0cm"/>
      <style:text-properties style:font-name="Noto Serif CJK JP Medium" officeooo:paragraph-rsid="012f6ba9" style:font-name-asian="Noto Sans CJK JP Regular" style:language-asian="ja" style:country-asian="JP"/>
    </style:style>
    <style:style style:name="P473" style:family="paragraph" style:parent-style-name="Table_20_Contents">
      <style:paragraph-properties style:line-height-at-least="0cm"/>
      <style:text-properties style:font-name="Noto Serif CJK JP Medium" officeooo:paragraph-rsid="012e4bf8" style:font-name-asian="Noto Sans CJK JP Regular" style:language-asian="ja" style:country-asian="JP"/>
    </style:style>
    <style:style style:name="P474" style:family="paragraph" style:parent-style-name="Table_20_Contents">
      <style:paragraph-properties style:line-height-at-least="0cm"/>
      <style:text-properties style:font-name="Noto Serif CJK JP Medium" officeooo:paragraph-rsid="0130dc35" style:font-name-asian="Noto Sans CJK JP Regular" style:language-asian="ja" style:country-asian="JP"/>
    </style:style>
    <style:style style:name="P475" style:family="paragraph" style:parent-style-name="Table_20_Contents">
      <style:paragraph-properties style:line-height-at-least="0cm"/>
      <style:text-properties style:font-name="Noto Serif CJK JP Medium" officeooo:paragraph-rsid="0083db2e" style:font-name-asian="Noto Sans CJK JP Regular" style:language-asian="ja" style:country-asian="JP"/>
    </style:style>
    <style:style style:name="P476" style:family="paragraph" style:parent-style-name="Table_20_Contents">
      <style:paragraph-properties style:line-height-at-least="0cm"/>
      <style:text-properties style:font-name="Noto Serif CJK JP Medium" officeooo:paragraph-rsid="00403a64" style:font-name-asian="Noto Sans CJK JP Regular" style:language-asian="ja" style:country-asian="JP"/>
    </style:style>
    <style:style style:name="P477" style:family="paragraph" style:parent-style-name="Table_20_Contents">
      <style:paragraph-properties style:line-height-at-least="0cm"/>
      <style:text-properties style:font-name="Noto Serif CJK JP Medium" officeooo:paragraph-rsid="001f02fd" style:font-name-asian="Noto Sans CJK JP Regular" style:language-asian="ja" style:country-asian="JP"/>
    </style:style>
    <style:style style:name="P478" style:family="paragraph" style:parent-style-name="Table_20_Contents">
      <style:paragraph-properties style:line-height-at-least="0cm"/>
      <style:text-properties style:font-name="Noto Serif CJK JP Medium" officeooo:paragraph-rsid="0110b931" style:font-name-asian="Noto Sans CJK JP Regular" style:language-asian="ja" style:country-asian="JP"/>
    </style:style>
    <style:style style:name="P479" style:family="paragraph" style:parent-style-name="Table_20_Contents">
      <style:paragraph-properties style:line-height-at-least="0cm"/>
      <style:text-properties style:font-name="Noto Serif CJK JP Medium" officeooo:paragraph-rsid="0067eb03" style:font-name-asian="Noto Sans CJK JP Regular" style:language-asian="ja" style:country-asian="JP"/>
    </style:style>
    <style:style style:name="P480" style:family="paragraph" style:parent-style-name="Table_20_Contents">
      <style:paragraph-properties style:line-height-at-least="0cm"/>
      <style:text-properties style:font-name="Noto Serif CJK JP Medium" officeooo:paragraph-rsid="006c49af" style:font-name-asian="Noto Sans CJK JP Regular" style:language-asian="ja" style:country-asian="JP"/>
    </style:style>
    <style:style style:name="P481" style:family="paragraph" style:parent-style-name="Table_20_Contents">
      <style:paragraph-properties style:line-height-at-least="0cm"/>
      <style:text-properties style:font-name="Noto Serif CJK JP Medium" officeooo:paragraph-rsid="00a96d05" style:font-name-asian="Noto Sans CJK JP Regular" style:language-asian="ja" style:country-asian="JP"/>
    </style:style>
    <style:style style:name="P482" style:family="paragraph" style:parent-style-name="Table_20_Contents">
      <style:paragraph-properties style:line-height-at-least="0cm"/>
      <style:text-properties style:font-name="Noto Serif CJK JP Medium" officeooo:paragraph-rsid="00976b48" style:font-name-asian="Noto Sans CJK JP Regular" style:language-asian="ja" style:country-asian="JP"/>
    </style:style>
    <style:style style:name="P483" style:family="paragraph" style:parent-style-name="Table_20_Contents">
      <style:paragraph-properties style:line-height-at-least="0cm"/>
      <style:text-properties style:font-name="Noto Serif CJK JP Medium" officeooo:paragraph-rsid="007468d5" style:font-name-asian="Noto Sans CJK JP Regular" style:language-asian="ja" style:country-asian="JP"/>
    </style:style>
    <style:style style:name="P484" style:family="paragraph" style:parent-style-name="Table_20_Contents">
      <style:paragraph-properties style:line-height-at-least="0cm"/>
      <style:text-properties style:font-name="Noto Serif CJK JP Medium" officeooo:paragraph-rsid="009eef42" style:font-name-asian="Noto Sans CJK JP Regular" style:language-asian="ja" style:country-asian="JP"/>
    </style:style>
    <style:style style:name="P485" style:family="paragraph" style:parent-style-name="Table_20_Contents">
      <style:paragraph-properties style:line-height-at-least="0cm"/>
      <style:text-properties style:font-name="Noto Serif CJK JP Medium" officeooo:paragraph-rsid="009f51ff" style:font-name-asian="Noto Sans CJK JP Regular" style:language-asian="ja" style:country-asian="JP"/>
    </style:style>
    <style:style style:name="P486" style:family="paragraph" style:parent-style-name="Table_20_Contents">
      <style:paragraph-properties style:line-height-at-least="0cm"/>
      <style:text-properties style:font-name="Noto Serif CJK JP Medium" officeooo:paragraph-rsid="0041ffda" style:font-name-asian="Noto Sans CJK JP Regular" style:language-asian="ja" style:country-asian="JP"/>
    </style:style>
    <style:style style:name="P487" style:family="paragraph" style:parent-style-name="Table_20_Contents">
      <style:paragraph-properties style:line-height-at-least="0cm"/>
      <style:text-properties style:font-name="Noto Serif CJK JP Medium" officeooo:paragraph-rsid="00660667" style:font-name-asian="Noto Sans CJK JP Regular" style:language-asian="ja" style:country-asian="JP"/>
    </style:style>
    <style:style style:name="P488" style:family="paragraph" style:parent-style-name="Table_20_Contents">
      <style:paragraph-properties style:line-height-at-least="0cm"/>
      <style:text-properties style:font-name="Noto Serif CJK JP Medium" officeooo:paragraph-rsid="0044d140" style:font-name-asian="Noto Sans CJK JP Regular" style:language-asian="ja" style:country-asian="JP"/>
    </style:style>
    <style:style style:name="P489" style:family="paragraph" style:parent-style-name="Table_20_Contents">
      <style:paragraph-properties style:line-height-at-least="0cm"/>
      <style:text-properties style:font-name="Noto Serif CJK JP Medium" officeooo:paragraph-rsid="01242055" style:font-name-asian="Noto Sans CJK JP Regular" style:language-asian="ja" style:country-asian="JP"/>
    </style:style>
    <style:style style:name="P490" style:family="paragraph" style:parent-style-name="Table_20_Contents">
      <style:paragraph-properties style:line-height-at-least="0cm"/>
      <style:text-properties style:font-name="Noto Serif CJK JP Medium" officeooo:paragraph-rsid="00bc89bb" style:font-name-asian="Noto Sans CJK JP Regular" style:language-asian="ja" style:country-asian="JP"/>
    </style:style>
    <style:style style:name="P491" style:family="paragraph" style:parent-style-name="Table_20_Contents">
      <style:paragraph-properties style:line-height-at-least="0cm"/>
      <style:text-properties style:font-name="Noto Serif CJK JP Medium" officeooo:paragraph-rsid="007debb3" style:font-name-asian="Noto Sans CJK JP Regular" style:language-asian="ja" style:country-asian="JP"/>
    </style:style>
    <style:style style:name="P492" style:family="paragraph" style:parent-style-name="Table_20_Contents">
      <style:paragraph-properties style:line-height-at-least="0cm"/>
      <style:text-properties style:font-name="Noto Serif CJK JP Medium" officeooo:paragraph-rsid="00465a4c" style:font-name-asian="Noto Sans CJK JP Regular" style:language-asian="ja" style:country-asian="JP"/>
    </style:style>
    <style:style style:name="P493" style:family="paragraph" style:parent-style-name="Table_20_Contents">
      <style:paragraph-properties style:line-height-at-least="0cm"/>
      <style:text-properties style:font-name="Noto Serif CJK JP Medium" officeooo:paragraph-rsid="011212c8" style:font-name-asian="Noto Sans CJK JP Regular" style:language-asian="ja" style:country-asian="JP"/>
    </style:style>
    <style:style style:name="P494" style:family="paragraph" style:parent-style-name="Table_20_Contents">
      <style:paragraph-properties style:line-height-at-least="0cm"/>
      <style:text-properties style:font-name="Noto Serif CJK JP Medium" officeooo:paragraph-rsid="0125e0d1" style:font-name-asian="Noto Sans CJK JP Regular" style:language-asian="ja" style:country-asian="JP"/>
    </style:style>
    <style:style style:name="P495" style:family="paragraph" style:parent-style-name="Table_20_Contents">
      <style:paragraph-properties style:line-height-at-least="0cm"/>
      <style:text-properties style:font-name="Noto Serif CJK JP Medium" officeooo:paragraph-rsid="004746bb" style:font-name-asian="Noto Sans CJK JP Regular" style:language-asian="ja" style:country-asian="JP"/>
    </style:style>
    <style:style style:name="P496" style:family="paragraph" style:parent-style-name="Table_20_Contents">
      <style:paragraph-properties style:line-height-at-least="0cm"/>
      <style:text-properties style:font-name="Noto Serif CJK JP Medium" officeooo:paragraph-rsid="0052c271" style:font-name-asian="Noto Sans CJK JP Regular" style:language-asian="ja" style:country-asian="JP"/>
    </style:style>
    <style:style style:name="P497" style:family="paragraph" style:parent-style-name="Table_20_Contents">
      <style:paragraph-properties style:line-height-at-least="0cm"/>
      <style:text-properties style:font-name="Noto Serif CJK JP Medium" officeooo:paragraph-rsid="005f2b63" style:font-name-asian="Noto Sans CJK JP Regular" style:language-asian="ja" style:country-asian="JP"/>
    </style:style>
    <style:style style:name="P498" style:family="paragraph" style:parent-style-name="Table_20_Contents">
      <style:paragraph-properties style:line-height-at-least="0cm"/>
      <style:text-properties style:font-name="Noto Serif CJK JP Medium" officeooo:paragraph-rsid="00b847d5" style:font-name-asian="Noto Sans CJK JP Regular" style:language-asian="ja" style:country-asian="JP"/>
    </style:style>
    <style:style style:name="P499" style:family="paragraph" style:parent-style-name="Table_20_Contents">
      <style:paragraph-properties style:line-height-at-least="0cm"/>
      <style:text-properties style:font-name="Noto Serif CJK JP Medium" officeooo:paragraph-rsid="006ac80d" style:font-name-asian="Noto Sans CJK JP Regular" style:language-asian="ja" style:country-asian="JP"/>
    </style:style>
    <style:style style:name="P500" style:family="paragraph" style:parent-style-name="Table_20_Contents">
      <style:paragraph-properties style:line-height-at-least="0cm"/>
      <style:text-properties style:font-name="Noto Serif CJK JP Medium" officeooo:paragraph-rsid="007cafe3" style:font-name-asian="Noto Sans CJK JP Regular" style:language-asian="ja" style:country-asian="JP"/>
    </style:style>
    <style:style style:name="P501" style:family="paragraph" style:parent-style-name="Table_20_Contents">
      <style:paragraph-properties style:line-height-at-least="0cm"/>
      <style:text-properties style:font-name="Noto Serif CJK JP Medium" officeooo:paragraph-rsid="006d5c57" style:font-name-asian="Noto Sans CJK JP Regular" style:language-asian="ja" style:country-asian="JP"/>
    </style:style>
    <style:style style:name="P502" style:family="paragraph" style:parent-style-name="Table_20_Contents">
      <style:paragraph-properties style:line-height-at-least="0cm"/>
      <style:text-properties style:font-name="Noto Serif CJK JP Medium" officeooo:paragraph-rsid="00cd1a56" style:font-name-asian="Noto Sans CJK JP Regular" style:language-asian="ja" style:country-asian="JP"/>
    </style:style>
    <style:style style:name="P503" style:family="paragraph" style:parent-style-name="Table_20_Contents">
      <style:paragraph-properties style:line-height-at-least="0cm"/>
      <style:text-properties style:font-name="Noto Serif CJK JP Medium" officeooo:paragraph-rsid="009448a0" style:font-name-asian="Noto Sans CJK JP Regular" style:language-asian="ja" style:country-asian="JP"/>
    </style:style>
    <style:style style:name="P504" style:family="paragraph" style:parent-style-name="Table_20_Contents">
      <style:paragraph-properties style:line-height-at-least="0cm"/>
      <style:text-properties style:font-name="Noto Serif CJK JP Medium" officeooo:paragraph-rsid="00bd71ed" style:font-name-asian="Noto Sans CJK JP Regular" style:language-asian="ja" style:country-asian="JP"/>
    </style:style>
    <style:style style:name="P505" style:family="paragraph" style:parent-style-name="Table_20_Contents">
      <style:paragraph-properties style:line-height-at-least="0cm"/>
      <style:text-properties style:font-name="Noto Serif CJK JP Medium" officeooo:paragraph-rsid="004af2f3" style:font-name-asian="Noto Sans CJK JP Regular" style:language-asian="ja" style:country-asian="JP"/>
    </style:style>
    <style:style style:name="P506" style:family="paragraph" style:parent-style-name="Table_20_Contents">
      <style:paragraph-properties style:line-height-at-least="0cm"/>
      <style:text-properties style:font-name="Noto Serif CJK JP Medium" officeooo:paragraph-rsid="007f8ba4" style:font-name-asian="Noto Sans CJK JP Regular" style:language-asian="ja" style:country-asian="JP"/>
    </style:style>
    <style:style style:name="P507" style:family="paragraph" style:parent-style-name="Table_20_Contents">
      <style:paragraph-properties style:line-height-at-least="0cm"/>
      <style:text-properties style:font-name="Noto Serif CJK JP Medium" officeooo:paragraph-rsid="010ac44d" style:font-name-asian="Noto Sans CJK JP Regular" style:language-asian="ja" style:country-asian="JP"/>
    </style:style>
    <style:style style:name="P508" style:family="paragraph" style:parent-style-name="Table_20_Contents">
      <style:paragraph-properties style:line-height-at-least="0cm"/>
      <style:text-properties style:font-name="Noto Serif CJK JP Medium" officeooo:paragraph-rsid="0097330e" style:font-name-asian="Noto Sans CJK JP Regular" style:language-asian="ja" style:country-asian="JP"/>
    </style:style>
    <style:style style:name="P509" style:family="paragraph" style:parent-style-name="Table_20_Contents">
      <style:paragraph-properties style:line-height-at-least="0cm"/>
      <style:text-properties style:font-name="Noto Serif CJK JP Medium" officeooo:paragraph-rsid="010f6ece" style:font-name-asian="Noto Sans CJK JP Regular" style:language-asian="ja" style:country-asian="JP"/>
    </style:style>
    <style:style style:name="P510" style:family="paragraph" style:parent-style-name="Table_20_Contents">
      <style:paragraph-properties style:line-height-at-least="0cm"/>
      <style:text-properties style:font-name="Noto Serif CJK JP Medium" officeooo:paragraph-rsid="0169fbcc" style:font-name-asian="Noto Sans CJK JP Regular" style:language-asian="ja" style:country-asian="JP"/>
    </style:style>
    <style:style style:name="P511" style:family="paragraph" style:parent-style-name="Table_20_Contents">
      <style:paragraph-properties style:line-height-at-least="0cm"/>
      <style:text-properties style:font-name="Noto Serif CJK JP Medium" officeooo:paragraph-rsid="016c093b" style:font-name-asian="Noto Sans CJK JP Regular" style:language-asian="ja" style:country-asian="JP"/>
    </style:style>
    <style:style style:name="P512" style:family="paragraph" style:parent-style-name="Table_20_Contents">
      <style:paragraph-properties style:line-height-at-least="0cm"/>
      <style:text-properties style:font-name="Noto Serif CJK JP Medium" officeooo:paragraph-rsid="016cb7b7" style:font-name-asian="Noto Sans CJK JP Regular" style:language-asian="ja" style:country-asian="JP"/>
    </style:style>
    <style:style style:name="P513" style:family="paragraph" style:parent-style-name="Table_20_Contents">
      <style:paragraph-properties style:line-height-at-least="0cm"/>
      <style:text-properties style:font-name="Noto Serif CJK JP Medium" officeooo:paragraph-rsid="016d8255" style:font-name-asian="Noto Sans CJK JP Regular" style:language-asian="ja" style:country-asian="JP"/>
    </style:style>
    <style:style style:name="P514" style:family="paragraph" style:parent-style-name="Table_20_Contents">
      <style:paragraph-properties style:line-height-at-least="0cm"/>
      <style:text-properties style:font-name="Noto Serif CJK JP Medium" officeooo:rsid="0071a7c3" officeooo:paragraph-rsid="0071a7c3" style:font-name-asian="Noto Sans CJK JP Regular" style:language-asian="ja" style:country-asian="JP"/>
    </style:style>
    <style:style style:name="P515" style:family="paragraph" style:parent-style-name="Table_20_Contents">
      <style:text-properties style:font-name="Noto Serif CJK JP Medium" officeooo:paragraph-rsid="00a5b737" style:font-name-asian="Noto Sans CJK JP Regular"/>
    </style:style>
    <style:style style:name="P516" style:family="paragraph" style:parent-style-name="Table_20_Contents">
      <style:paragraph-properties style:line-height-at-least="0cm"/>
      <style:text-properties style:font-name="Noto Serif CJK JP Medium" officeooo:paragraph-rsid="0056e5e9" style:font-name-asian="Noto Sans CJK JP Medium" style:language-asian="ja" style:country-asian="JP"/>
    </style:style>
    <style:style style:name="P517" style:family="paragraph" style:parent-style-name="Table_20_Contents">
      <style:paragraph-properties style:line-height-at-least="0cm"/>
      <style:text-properties style:font-name="Noto Serif CJK JP Medium" fo:font-weight="normal" officeooo:paragraph-rsid="0056e5e9" style:font-name-asian="Noto Sans CJK JP Medium" style:language-asian="ja" style:country-asian="JP" style:font-weight-asian="normal" style:font-weight-complex="normal"/>
    </style:style>
    <style:style style:name="P518" style:family="paragraph" style:parent-style-name="Table_20_Contents">
      <style:paragraph-properties style:line-height-at-least="0cm"/>
      <style:text-properties style:text-position="0% 100%" style:font-name="Noto Serif CJK JP Medium" fo:font-style="normal" officeooo:paragraph-rsid="00842341" style:font-name-asian="Noto Serif CJK JP Medium" style:language-asian="ja" style:country-asian="JP" style:font-style-asian="normal" style:font-style-complex="normal"/>
    </style:style>
    <style:style style:name="P519" style:family="paragraph" style:parent-style-name="Table_20_Contents">
      <style:paragraph-properties style:line-height-at-least="0cm"/>
      <style:text-properties style:text-position="0% 100%" style:font-name="Noto Serif CJK JP Medium" fo:font-style="normal" officeooo:paragraph-rsid="003da1a2" style:font-name-asian="Noto Serif CJK JP Medium" style:language-asian="ja" style:country-asian="JP" style:font-style-asian="normal" style:font-style-complex="normal"/>
    </style:style>
    <style:style style:name="P520" style:family="paragraph" style:parent-style-name="Table_20_Contents">
      <style:text-properties style:font-name="Source Code Pro Medium" style:font-name-asian="Source Code Pro Medium"/>
    </style:style>
    <style:style style:name="P521" style:family="paragraph" style:parent-style-name="Table_20_Contents">
      <style:paragraph-properties style:line-height-at-least="0cm"/>
      <style:text-properties style:font-name="Source Code Pro Medium" style:font-name-asian="Source Code Pro Medium" style:language-asian="ja" style:country-asian="JP"/>
    </style:style>
    <style:style style:name="P522" style:family="paragraph" style:parent-style-name="Table_20_Contents">
      <style:paragraph-properties style:line-height-at-least="0cm"/>
      <style:text-properties style:font-name="Source Code Pro Medium" officeooo:paragraph-rsid="00ca8229" style:font-name-asian="Source Code Pro Medium" style:language-asian="ja" style:country-asian="JP"/>
    </style:style>
    <style:style style:name="P523" style:family="paragraph" style:parent-style-name="Table_20_Contents">
      <style:paragraph-properties style:line-height-at-least="0cm"/>
      <style:text-properties style:font-name="Source Code Pro Medium" officeooo:paragraph-rsid="003b43c3" style:font-name-asian="Source Code Pro Medium" style:language-asian="ja" style:country-asian="JP"/>
    </style:style>
    <style:style style:name="P524" style:family="paragraph" style:parent-style-name="Table_20_Contents">
      <style:paragraph-properties style:line-height-at-least="0cm"/>
      <style:text-properties style:font-name="Source Code Pro Medium" officeooo:paragraph-rsid="0106731e" style:font-name-asian="Source Code Pro Medium" style:language-asian="ja" style:country-asian="JP"/>
    </style:style>
    <style:style style:name="P525" style:family="paragraph" style:parent-style-name="Table_20_Contents">
      <style:paragraph-properties style:line-height-at-least="0cm"/>
      <style:text-properties style:font-name="Source Code Pro Medium" officeooo:paragraph-rsid="003c0bf1" style:font-name-asian="Source Code Pro Medium" style:language-asian="ja" style:country-asian="JP"/>
    </style:style>
    <style:style style:name="P526" style:family="paragraph" style:parent-style-name="Table_20_Contents">
      <style:paragraph-properties style:line-height-at-least="0cm" fo:text-align="start" style:justify-single-word="false"/>
      <style:text-properties style:font-name="Source Code Pro Medium" style:font-name-asian="Source Code Pro Medium" style:language-asian="ja" style:country-asian="JP"/>
    </style:style>
    <style:style style:name="P527" style:family="paragraph" style:parent-style-name="Table_20_Contents">
      <style:paragraph-properties style:line-height-at-least="0cm"/>
      <style:text-properties style:font-name="Source Code Pro Medium" officeooo:paragraph-rsid="005e94ef" style:font-name-asian="Source Code Pro Medium" style:language-asian="ja" style:country-asian="JP"/>
    </style:style>
    <style:style style:name="P528" style:family="paragraph" style:parent-style-name="Table_20_Contents">
      <style:paragraph-properties style:line-height-at-least="0cm"/>
      <style:text-properties style:font-name="Source Code Pro Medium" officeooo:paragraph-rsid="00ebcae7" style:font-name-asian="Source Code Pro Medium" style:language-asian="ja" style:country-asian="JP"/>
    </style:style>
    <style:style style:name="P529" style:family="paragraph" style:parent-style-name="Table_20_Contents">
      <style:paragraph-properties style:line-height-at-least="0cm"/>
      <style:text-properties style:font-name="Source Code Pro Medium" officeooo:paragraph-rsid="00660667" style:font-name-asian="Source Code Pro Medium" style:language-asian="ja" style:country-asian="JP"/>
    </style:style>
    <style:style style:name="P530" style:family="paragraph" style:parent-style-name="Table_20_Contents">
      <style:paragraph-properties style:line-height-at-least="0cm"/>
      <style:text-properties style:font-name="Source Code Pro Medium" officeooo:paragraph-rsid="0110b931" style:font-name-asian="Source Code Pro Medium" style:language-asian="ja" style:country-asian="JP"/>
    </style:style>
    <style:style style:name="P531" style:family="paragraph" style:parent-style-name="Table_20_Contents">
      <style:paragraph-properties style:line-height-at-least="0cm"/>
      <style:text-properties style:font-name="Source Code Pro Medium" officeooo:paragraph-rsid="015e93b7" style:font-name-asian="Source Code Pro Medium" style:language-asian="ja" style:country-asian="JP"/>
    </style:style>
    <style:style style:name="P532" style:family="paragraph" style:parent-style-name="Table_20_Contents">
      <style:paragraph-properties style:line-height-at-least="0cm"/>
      <style:text-properties style:font-name="Source Code Pro Medium" officeooo:paragraph-rsid="0168ca09" style:font-name-asian="Source Code Pro Medium" style:language-asian="ja" style:country-asian="JP"/>
    </style:style>
    <style:style style:name="P533" style:family="paragraph" style:parent-style-name="Table_20_Contents">
      <style:paragraph-properties style:line-height-at-least="0cm"/>
      <style:text-properties style:font-name="Source Code Pro Medium" officeooo:rsid="00cb3a3f" officeooo:paragraph-rsid="00cb3a3f" style:font-name-asian="Source Code Pro Medium" style:language-asian="ja" style:country-asian="JP"/>
    </style:style>
    <style:style style:name="P534" style:family="paragraph" style:parent-style-name="Table_20_Contents">
      <style:paragraph-properties fo:line-height="100%"/>
      <style:text-properties style:font-name="Source Code Pro Medium" style:font-name-asian="Source Code Pro Medium" style:language-asian="ja" style:country-asian="JP"/>
    </style:style>
    <style:style style:name="P535" style:family="paragraph" style:parent-style-name="Table_20_Contents">
      <style:paragraph-properties fo:line-height="100%"/>
      <style:text-properties style:font-name="Source Code Pro Medium" officeooo:paragraph-rsid="0055ef95" style:font-name-asian="Source Code Pro Medium" style:language-asian="ja" style:country-asian="JP"/>
    </style:style>
    <style:style style:name="P536" style:family="paragraph" style:parent-style-name="Table_20_Contents">
      <style:paragraph-properties fo:line-height="100%"/>
      <style:text-properties style:font-name="Source Code Pro Medium" officeooo:rsid="0055ef95" officeooo:paragraph-rsid="0055ef95" style:font-name-asian="Source Code Pro Medium" style:language-asian="ja" style:country-asian="JP"/>
    </style:style>
    <style:style style:name="P537" style:family="paragraph" style:parent-style-name="Table_20_Contents">
      <style:text-properties style:font-name="Source Code Pro Medium" officeooo:paragraph-rsid="0104fac0" style:font-name-asian="Source Code Pro Medium"/>
    </style:style>
    <style:style style:name="P538" style:family="paragraph" style:parent-style-name="Table_20_Contents">
      <style:text-properties style:font-name="Source Code Pro Medium" officeooo:paragraph-rsid="00ebcae7" style:font-name-asian="Source Code Pro Medium"/>
    </style:style>
    <style:style style:name="P539" style:family="paragraph" style:parent-style-name="Table_20_Contents">
      <style:text-properties style:font-name="Source Code Pro Medium" officeooo:paragraph-rsid="00a5b737" style:font-name-asian="Source Code Pro Medium"/>
    </style:style>
    <style:style style:name="P540" style:family="paragraph" style:parent-style-name="Table_20_Contents">
      <style:text-properties style:font-name="Source Code Pro Medium" officeooo:paragraph-rsid="00e628d4" style:font-name-asian="Source Code Pro Medium"/>
    </style:style>
    <style:style style:name="P541" style:family="paragraph" style:parent-style-name="Table_20_Contents">
      <style:paragraph-properties style:line-height-at-least="0cm"/>
      <style:text-properties style:font-name="Source Code Pro Medium" style:font-name-asian="Noto Serif CJK JP Medium" style:language-asian="ja" style:country-asian="JP"/>
    </style:style>
    <style:style style:name="P542" style:family="paragraph" style:parent-style-name="Table_20_Contents">
      <style:paragraph-properties style:line-height-at-least="0cm"/>
      <style:text-properties style:font-name="Source Code Pro Medium" officeooo:paragraph-rsid="003b43c3" style:font-name-asian="Noto Serif CJK JP Medium" style:language-asian="ja" style:country-asian="JP"/>
    </style:style>
    <style:style style:name="P543" style:family="paragraph" style:parent-style-name="Table_20_Contents">
      <style:paragraph-properties style:line-height-at-least="0cm"/>
      <style:text-properties style:font-name="Source Code Pro Medium" officeooo:paragraph-rsid="0104fac0" style:font-name-asian="Noto Serif CJK JP Medium" style:language-asian="ja" style:country-asian="JP"/>
    </style:style>
    <style:style style:name="P544" style:family="paragraph" style:parent-style-name="Table_20_Contents">
      <style:paragraph-properties style:line-height-at-least="0cm"/>
      <style:text-properties style:font-name="Source Code Pro Medium" officeooo:paragraph-rsid="0122ae69" style:font-name-asian="Noto Serif CJK JP Medium" style:language-asian="ja" style:country-asian="JP"/>
    </style:style>
    <style:style style:name="P545" style:family="paragraph" style:parent-style-name="Table_20_Contents">
      <style:paragraph-properties style:line-height-at-least="0cm"/>
      <style:text-properties style:font-name="Source Code Pro Medium" officeooo:paragraph-rsid="00368ad3" style:font-name-asian="Noto Serif CJK JP Medium" style:language-asian="ja" style:country-asian="JP"/>
    </style:style>
    <style:style style:name="P546" style:family="paragraph" style:parent-style-name="Table_20_Contents">
      <style:paragraph-properties style:line-height-at-least="0cm"/>
      <style:text-properties style:font-name="Source Code Pro Medium" officeooo:paragraph-rsid="003c7d1f" style:font-name-asian="Noto Serif CJK JP Medium" style:language-asian="ja" style:country-asian="JP"/>
    </style:style>
    <style:style style:name="P547" style:family="paragraph" style:parent-style-name="Table_20_Contents">
      <style:paragraph-properties style:line-height-at-least="0cm"/>
      <style:text-properties style:font-name="Source Code Pro Medium" officeooo:paragraph-rsid="0071a7c3" style:font-name-asian="Noto Serif CJK JP Medium" style:language-asian="ja" style:country-asian="JP"/>
    </style:style>
    <style:style style:name="P548" style:family="paragraph" style:parent-style-name="Table_20_Contents">
      <style:paragraph-properties style:line-height-at-least="0cm"/>
      <style:text-properties style:font-name="Source Code Pro Medium" officeooo:paragraph-rsid="00709b59" style:font-name-asian="Noto Serif CJK JP Medium" style:language-asian="ja" style:country-asian="JP"/>
    </style:style>
    <style:style style:name="P549" style:family="paragraph" style:parent-style-name="Table_20_Contents">
      <style:paragraph-properties style:line-height-at-least="0cm"/>
      <style:text-properties style:font-name="Source Code Pro Medium" officeooo:paragraph-rsid="005e94ef" style:font-name-asian="Noto Serif CJK JP Medium" style:language-asian="ja" style:country-asian="JP"/>
    </style:style>
    <style:style style:name="P550" style:family="paragraph" style:parent-style-name="Table_20_Contents">
      <style:paragraph-properties style:line-height-at-least="0cm"/>
      <style:text-properties style:font-name="Source Code Pro Medium" officeooo:paragraph-rsid="00c8c79e" style:font-name-asian="Noto Serif CJK JP Medium" style:language-asian="ja" style:country-asian="JP"/>
    </style:style>
    <style:style style:name="P551" style:family="paragraph" style:parent-style-name="Table_20_Contents">
      <style:paragraph-properties style:line-height-at-least="0cm"/>
      <style:text-properties style:font-name="Source Code Pro Medium" officeooo:paragraph-rsid="006efcd4" style:font-name-asian="Noto Serif CJK JP Medium" style:language-asian="ja" style:country-asian="JP"/>
    </style:style>
    <style:style style:name="P552" style:family="paragraph" style:parent-style-name="Table_20_Contents">
      <style:paragraph-properties style:line-height-at-least="0cm"/>
      <style:text-properties style:font-name="Source Code Pro Medium" officeooo:paragraph-rsid="00bc89bb" style:font-name-asian="Noto Serif CJK JP Medium" style:language-asian="ja" style:country-asian="JP"/>
    </style:style>
    <style:style style:name="P553" style:family="paragraph" style:parent-style-name="Table_20_Contents">
      <style:paragraph-properties style:line-height-at-least="0cm"/>
      <style:text-properties style:font-name="Source Code Pro Medium" officeooo:paragraph-rsid="00bd0461" style:font-name-asian="Noto Serif CJK JP Medium" style:language-asian="ja" style:country-asian="JP"/>
    </style:style>
    <style:style style:name="P554" style:family="paragraph" style:parent-style-name="Table_20_Contents">
      <style:paragraph-properties style:line-height-at-least="0cm"/>
      <style:text-properties style:font-name="Source Code Pro Medium" officeooo:paragraph-rsid="00b847d5" style:font-name-asian="Noto Serif CJK JP Medium" style:language-asian="ja" style:country-asian="JP"/>
    </style:style>
    <style:style style:name="P555" style:family="paragraph" style:parent-style-name="Table_20_Contents">
      <style:paragraph-properties style:line-height-at-least="0cm"/>
      <style:text-properties style:font-name="Source Code Pro Medium" officeooo:paragraph-rsid="00bd71ed" style:font-name-asian="Noto Serif CJK JP Medium" style:language-asian="ja" style:country-asian="JP"/>
    </style:style>
    <style:style style:name="P556" style:family="paragraph" style:parent-style-name="Table_20_Contents">
      <style:paragraph-properties style:line-height-at-least="0cm"/>
      <style:text-properties style:font-name="Source Code Pro Medium" officeooo:paragraph-rsid="004af2f3" style:font-name-asian="Noto Serif CJK JP Medium" style:language-asian="ja" style:country-asian="JP"/>
    </style:style>
    <style:style style:name="P557" style:family="paragraph" style:parent-style-name="Table_20_Contents">
      <style:paragraph-properties style:line-height-at-least="0cm"/>
      <style:text-properties style:font-name="Source Code Pro Medium" officeooo:paragraph-rsid="00bdc5f9" style:font-name-asian="Noto Serif CJK JP Medium" style:language-asian="ja" style:country-asian="JP"/>
    </style:style>
    <style:style style:name="P558" style:family="paragraph" style:parent-style-name="Table_20_Contents">
      <style:paragraph-properties style:line-height-at-least="0cm"/>
      <style:text-properties style:font-name="Source Code Pro Medium" officeooo:paragraph-rsid="004bec59" style:font-name-asian="Noto Serif CJK JP Medium" style:language-asian="ja" style:country-asian="JP"/>
    </style:style>
    <style:style style:name="P559" style:family="paragraph" style:parent-style-name="Table_20_Contents">
      <style:paragraph-properties style:line-height-at-least="0cm"/>
      <style:text-properties style:font-name="Source Code Pro Medium" officeooo:paragraph-rsid="0169fbcc" style:font-name-asian="Noto Serif CJK JP Medium" style:language-asian="ja" style:country-asian="JP"/>
    </style:style>
    <style:style style:name="P560" style:family="paragraph" style:parent-style-name="Table_20_Contents">
      <style:paragraph-properties style:line-height-at-least="0cm"/>
      <style:text-properties style:font-name="Source Code Pro Medium" officeooo:paragraph-rsid="016cb7b7" style:font-name-asian="Noto Serif CJK JP Medium" style:language-asian="ja" style:country-asian="JP"/>
    </style:style>
    <style:style style:name="P561" style:family="paragraph" style:parent-style-name="Table_20_Contents">
      <style:paragraph-properties style:line-height-at-least="0cm"/>
      <style:text-properties style:font-name="Source Code Pro Medium" officeooo:rsid="00710d15" officeooo:paragraph-rsid="00de4ed0" style:font-name-asian="Noto Serif CJK JP Medium" style:language-asian="ja" style:country-asian="JP"/>
    </style:style>
    <style:style style:name="P562" style:family="paragraph" style:parent-style-name="Table_20_Contents">
      <style:paragraph-properties style:line-height-at-least="0cm"/>
      <style:text-properties style:font-name="Source Code Pro Medium" officeooo:rsid="00cecbcd" officeooo:paragraph-rsid="00cecbcd" style:font-name-asian="Noto Serif CJK JP Medium" style:language-asian="ja" style:country-asian="JP"/>
    </style:style>
    <style:style style:name="P563" style:family="paragraph" style:parent-style-name="Table_20_Contents">
      <style:paragraph-properties style:line-height-at-least="0cm"/>
      <style:text-properties style:font-name="Source Code Pro Medium" officeooo:rsid="00b847d5" officeooo:paragraph-rsid="00b847d5" style:font-name-asian="Noto Serif CJK JP Medium" style:language-asian="ja" style:country-asian="JP"/>
    </style:style>
    <style:style style:name="P564" style:family="paragraph" style:parent-style-name="Table_20_Contents">
      <style:paragraph-properties style:line-height-at-least="0cm"/>
      <style:text-properties style:font-name="Source Code Pro Medium" officeooo:rsid="00bd71ed" officeooo:paragraph-rsid="00bd71ed" style:font-name-asian="Noto Serif CJK JP Medium" style:language-asian="ja" style:country-asian="JP"/>
    </style:style>
    <style:style style:name="P565" style:family="paragraph" style:parent-style-name="Table_20_Contents">
      <style:paragraph-properties style:line-height-at-least="0cm"/>
      <style:text-properties style:font-name="Source Code Pro Medium" fo:font-style="normal" style:font-name-asian="Source Code Pro Medium" style:language-asian="ja" style:country-asian="JP" style:font-style-asian="normal" style:font-style-complex="normal"/>
    </style:style>
    <style:style style:name="P566" style:family="paragraph" style:parent-style-name="Table_20_Contents">
      <style:text-properties officeooo:paragraph-rsid="01436d1a"/>
    </style:style>
    <style:style style:name="P567" style:family="paragraph" style:parent-style-name="Table_20_Contents">
      <style:paragraph-properties style:line-height-at-least="0cm"/>
      <style:text-properties style:font-name="Source Code Pro" style:font-name-asian="Source Code Pro" style:language-asian="ja" style:country-asian="JP"/>
    </style:style>
    <style:style style:name="P568" style:family="paragraph" style:parent-style-name="Table_20_Contents">
      <style:paragraph-properties style:line-height-at-least="0cm"/>
      <style:text-properties style:font-name="Source Code Pro" officeooo:paragraph-rsid="0148bc5f" style:font-name-asian="Source Code Pro" style:language-asian="ja" style:country-asian="JP"/>
    </style:style>
    <style:style style:name="P569" style:family="paragraph" style:parent-style-name="Table_20_Contents">
      <style:paragraph-properties style:line-height-at-least="0cm"/>
      <style:text-properties style:font-name="Source Code Pro" officeooo:paragraph-rsid="015a627d" style:font-name-asian="Source Code Pro" style:language-asian="ja" style:country-asian="JP"/>
    </style:style>
    <style:style style:name="P570" style:family="paragraph" style:parent-style-name="Table_20_Contents">
      <style:paragraph-properties style:line-height-at-least="0cm"/>
      <style:text-properties fo:color="#000000" loext:opacity="100%" style:font-name="Noto Serif CJK JP Medium" fo:font-size="10.5pt" fo:language="en" fo:country="US" style:text-underline-style="none" officeooo:rsid="016cb7b7" officeooo:paragraph-rsid="016cb7b7" style:letter-kerning="true" style:font-name-asian="Noto Serif CJK JP Medium" style:font-size-asian="10.5pt" style:language-asian="ja" style:country-asian="JP" style:font-name-complex="Century" style:font-size-complex="12pt" style:language-complex="ar" style:country-complex="SA"/>
    </style:style>
    <style:style style:name="P571" style:family="paragraph" style:parent-style-name="Standard">
      <style:paragraph-properties fo:margin-left="0cm" fo:margin-right="0cm" fo:text-indent="0.37cm" style:auto-text-indent="false"/>
      <style:text-properties style:font-name="Noto Serif CJK JP Medium" style:font-name-asian="Noto Serif CJK JP Medium"/>
    </style:style>
    <style:style style:name="P572" style:family="paragraph" style:parent-style-name="Standard">
      <style:paragraph-properties fo:margin-left="0cm" fo:margin-right="0cm" fo:text-indent="0.37cm" style:auto-text-indent="false"/>
      <style:text-properties style:font-name="Noto Serif CJK JP Medium" officeooo:paragraph-rsid="00267de4" style:font-name-asian="Noto Serif CJK JP Medium"/>
    </style:style>
    <style:style style:name="P573" style:family="paragraph" style:parent-style-name="Standard">
      <style:paragraph-properties fo:margin-left="0cm" fo:margin-right="0cm" fo:text-indent="0.37cm" style:auto-text-indent="false"/>
      <style:text-properties fo:color="#000000" loext:opacity="100%" style:font-name="Noto Serif CJK JP Medium" style:text-underline-style="none" style:font-name-asian="Noto Serif CJK JP Medium"/>
    </style:style>
    <style:style style:name="P574" style:family="paragraph" style:parent-style-name="Standard">
      <style:paragraph-properties fo:margin-left="1.111cm" fo:margin-right="0cm" fo:text-indent="0cm" style:auto-text-indent="false"/>
      <style:text-properties style:font-name="Noto Serif CJK JP Medium" style:font-name-asian="Noto Serif CJK JP Medium" style:language-asian="ja" style:country-asian="JP"/>
    </style:style>
    <style:style style:name="P575" style:family="paragraph" style:parent-style-name="Standard">
      <style:paragraph-properties fo:margin-left="1.111cm" fo:margin-right="0cm" fo:text-indent="0cm" style:auto-text-indent="false"/>
      <style:text-properties style:font-name="Noto Serif CJK JP Medium" officeooo:paragraph-rsid="008f4ba2" style:font-name-asian="Noto Serif CJK JP Medium" style:language-asian="ja" style:country-asian="JP"/>
    </style:style>
    <style:style style:name="P576" style:family="paragraph" style:parent-style-name="Standard">
      <style:paragraph-properties fo:margin-left="0.37cm" fo:margin-right="0cm" fo:text-indent="0cm" style:auto-text-indent="false" style:snap-to-layout-grid="false"/>
      <style:text-properties style:font-name="Noto Serif CJK JP Medium" style:font-name-asian="Noto Serif CJK JP Medium" style:language-asian="ja" style:country-asian="JP" style:font-name-complex="Courier New"/>
    </style:style>
    <style:style style:name="P577" style:family="paragraph" style:parent-style-name="Standard">
      <style:paragraph-properties fo:margin-left="0.37cm" fo:margin-right="0cm" fo:text-indent="0cm" style:auto-text-indent="false" style:snap-to-layout-grid="false"/>
      <style:text-properties style:font-name="Source Code Pro Medium" style:font-name-asian="Source Code Pro Medium" style:language-asian="ja" style:country-asian="JP"/>
    </style:style>
    <style:style style:name="P578" style:family="paragraph" style:parent-style-name="Standard">
      <style:paragraph-properties fo:margin-left="0.37cm" fo:margin-right="0cm" fo:text-indent="0cm" style:auto-text-indent="false" style:snap-to-layout-grid="false"/>
      <style:text-properties style:font-name="Source Code Pro Medium" style:font-name-asian="Source Code Pro Medium" style:language-asian="ja" style:country-asian="JP" style:font-name-complex="Courier New"/>
    </style:style>
    <style:style style:name="P579" style:family="paragraph" style:parent-style-name="Standard">
      <style:paragraph-properties fo:margin-left="0.37cm" fo:margin-right="0cm" fo:text-indent="0cm" style:auto-text-indent="false" style:snap-to-layout-grid="false"/>
      <style:text-properties style:font-name="Source Code Pro Medium" officeooo:paragraph-rsid="008f4ba2" style:font-name-asian="Source Code Pro Medium" style:language-asian="ja" style:country-asian="JP" style:font-name-complex="Courier New"/>
    </style:style>
    <style:style style:name="P580" style:family="paragraph" style:parent-style-name="Standard">
      <style:paragraph-properties fo:margin-left="0.37cm" fo:margin-right="0cm" fo:text-indent="0cm" style:auto-text-indent="false" style:snap-to-layout-grid="false"/>
      <style:text-properties style:font-name="Source Code Pro Medium" officeooo:paragraph-rsid="002e5e27" style:font-name-asian="Source Code Pro Medium" style:language-asian="ja" style:country-asian="JP" style:font-name-complex="Courier New"/>
    </style:style>
    <style:style style:name="P581" style:family="paragraph" style:parent-style-name="Standard">
      <style:paragraph-properties fo:margin-left="0.37cm" fo:margin-right="0cm" fo:text-align="justify" style:justify-single-word="false" fo:text-indent="0cm" style:auto-text-indent="false" style:snap-to-layout-grid="false"/>
      <style:text-properties style:font-name="Source Code Pro Medium" style:font-name-asian="Source Code Pro Medium" style:language-asian="ja" style:country-asian="JP" style:font-name-complex="Courier New"/>
    </style:style>
    <style:style style:name="P582" style:family="paragraph" style:parent-style-name="Standard">
      <style:paragraph-properties fo:margin-left="0.37cm" fo:margin-right="0cm" fo:text-indent="0cm" style:auto-text-indent="false" style:snap-to-layout-grid="false"/>
      <style:text-properties style:font-name="Source Code Pro Medium" style:font-name-asian="Noto Serif CJK JP Medium" style:language-asian="ja" style:country-asian="JP"/>
    </style:style>
    <style:style style:name="P583" style:family="paragraph" style:parent-style-name="Standard">
      <style:paragraph-properties fo:margin-left="0.37cm" fo:margin-right="0cm" fo:text-indent="0cm" style:auto-text-indent="false" style:snap-to-layout-grid="false"/>
      <style:text-properties style:font-name="Source Code Pro Medium" officeooo:paragraph-rsid="000e6c48" style:font-name-asian="Noto Serif CJK JP Medium" style:language-asian="ja" style:country-asian="JP"/>
    </style:style>
    <style:style style:name="P584" style:family="paragraph" style:parent-style-name="Standard">
      <style:paragraph-properties fo:margin-left="0.37cm" fo:margin-right="0cm" fo:text-indent="0cm" style:auto-text-indent="false" style:snap-to-layout-grid="false"/>
      <style:text-properties style:font-name="Source Code Pro Medium" officeooo:paragraph-rsid="008f4ba2" style:font-name-asian="Noto Serif CJK JP Medium" style:language-asian="ja" style:country-asian="JP"/>
    </style:style>
    <style:style style:name="P585" style:family="paragraph" style:parent-style-name="Standard">
      <style:paragraph-properties fo:margin-left="0.37cm" fo:margin-right="0cm" fo:text-indent="0cm" style:auto-text-indent="false" style:snap-to-layout-grid="false"/>
      <style:text-properties style:font-name="Source Code Pro Medium" officeooo:paragraph-rsid="00d54860" style:font-name-asian="Noto Serif CJK JP Medium" style:language-asian="ja" style:country-asian="JP"/>
    </style:style>
    <style:style style:name="P586" style:family="paragraph" style:parent-style-name="Standard">
      <style:paragraph-properties fo:margin-left="0.37cm" fo:margin-right="0cm" fo:text-indent="0cm" style:auto-text-indent="false" style:snap-to-layout-grid="false"/>
      <style:text-properties style:font-name="Source Code Pro Medium" style:font-name-asian="Noto Serif CJK JP Medium" style:language-asian="ja" style:country-asian="JP" style:font-name-complex="Courier New"/>
    </style:style>
    <style:style style:name="P587" style:family="paragraph" style:parent-style-name="Standard">
      <style:paragraph-properties fo:margin-left="0.37cm" fo:margin-right="0cm" fo:text-indent="0cm" style:auto-text-indent="false" style:snap-to-layout-grid="false"/>
      <style:text-properties style:font-name="Source Code Pro Medium" officeooo:paragraph-rsid="008f4ba2" style:font-name-asian="Noto Serif CJK JP Medium" style:language-asian="ja" style:country-asian="JP" style:font-name-complex="Courier New"/>
    </style:style>
    <style:style style:name="P588" style:family="paragraph" style:parent-style-name="Standard">
      <style:paragraph-properties fo:margin-left="0.37cm" fo:margin-right="0cm" fo:text-indent="0cm" style:auto-text-indent="false" style:snap-to-layout-grid="false"/>
      <style:text-properties style:font-name="Source Code Pro Medium" officeooo:rsid="008f4ba2" officeooo:paragraph-rsid="008f4ba2" style:font-name-asian="Noto Serif CJK JP Medium" style:language-asian="ja" style:country-asian="JP"/>
    </style:style>
    <style:style style:name="P589" style:family="paragraph" style:parent-style-name="Standard">
      <style:paragraph-properties fo:margin-left="0cm" fo:margin-right="0cm" fo:text-indent="0cm" style:auto-text-indent="false"/>
      <style:text-properties style:font-name="Noto Serif CJK JP Medium" style:font-name-asian="Noto Serif CJK JP Medium"/>
    </style:style>
    <style:style style:name="P590" style:family="paragraph" style:parent-style-name="Standard">
      <style:paragraph-properties fo:margin-left="0cm" fo:margin-right="0cm" fo:text-indent="0cm" style:auto-text-indent="false">
        <style:tab-stops>
          <style:tab-stop style:position="0cm"/>
        </style:tab-stops>
      </style:paragraph-properties>
      <style:text-properties style:font-name="Noto Serif CJK JP Medium" style:font-name-asian="Noto Serif CJK JP Medium"/>
    </style:style>
    <style:style style:name="P591" style:family="paragraph" style:parent-style-name="Standard">
      <style:paragraph-properties fo:margin-left="0cm" fo:margin-right="0cm" fo:text-indent="0cm" style:auto-text-indent="false">
        <style:tab-stops>
          <style:tab-stop style:position="2.302cm"/>
        </style:tab-stops>
      </style:paragraph-properties>
      <style:text-properties style:font-name="Noto Serif CJK JP Medium" style:font-name-asian="Noto Serif CJK JP Medium"/>
    </style:style>
    <style:style style:name="P592" style:family="paragraph" style:parent-style-name="Standard">
      <style:paragraph-properties fo:margin-left="0cm" fo:margin-right="0cm" fo:text-indent="0cm" style:auto-text-indent="false">
        <style:tab-stops>
          <style:tab-stop style:position="2.275cm"/>
        </style:tab-stops>
      </style:paragraph-properties>
      <style:text-properties style:font-name="Noto Serif CJK JP Medium" style:font-name-asian="Noto Serif CJK JP Medium"/>
    </style:style>
    <style:style style:name="P593" style:family="paragraph" style:parent-style-name="Standard">
      <style:paragraph-properties fo:margin-left="0cm" fo:margin-right="0cm" fo:text-indent="0cm" style:auto-text-indent="false">
        <style:tab-stops>
          <style:tab-stop style:position="2.316cm"/>
        </style:tab-stops>
      </style:paragraph-properties>
      <style:text-properties style:font-name="Noto Serif CJK JP Medium" style:font-name-asian="Noto Serif CJK JP Medium"/>
    </style:style>
    <style:style style:name="P594" style:family="paragraph" style:parent-style-name="Standard">
      <style:paragraph-properties fo:margin-left="0cm" fo:margin-right="0cm" fo:text-indent="0cm" style:auto-text-indent="false">
        <style:tab-stops>
          <style:tab-stop style:position="2.249cm"/>
        </style:tab-stops>
      </style:paragraph-properties>
      <style:text-properties style:font-name="Noto Serif CJK JP Medium" style:font-name-asian="Noto Serif CJK JP Medium"/>
    </style:style>
    <style:style style:name="P595" style:family="paragraph" style:parent-style-name="Standard">
      <style:paragraph-properties fo:margin-left="0cm" fo:margin-right="0cm" fo:text-indent="0cm" style:auto-text-indent="false">
        <style:tab-stops>
          <style:tab-stop style:position="2.223cm"/>
          <style:tab-stop style:position="2.249cm"/>
        </style:tab-stops>
      </style:paragraph-properties>
      <style:text-properties style:font-name="Noto Serif CJK JP Medium" style:font-name-asian="Noto Serif CJK JP Medium"/>
    </style:style>
    <style:style style:name="P596" style:family="paragraph" style:parent-style-name="Standard">
      <style:paragraph-properties fo:margin-left="0cm" fo:margin-right="0cm" fo:text-indent="0cm" style:auto-text-indent="false">
        <style:tab-stops>
          <style:tab-stop style:position="2.223cm"/>
          <style:tab-stop style:position="2.249cm"/>
        </style:tab-stops>
      </style:paragraph-properties>
      <style:text-properties style:font-name="Noto Serif CJK JP Medium" officeooo:paragraph-rsid="0011d2d1" style:font-name-asian="Noto Serif CJK JP Medium"/>
    </style:style>
    <style:style style:name="P597" style:family="paragraph" style:parent-style-name="Standard">
      <style:paragraph-properties fo:margin-left="0cm" fo:margin-right="0cm" fo:text-indent="0cm" style:auto-text-indent="false">
        <style:tab-stops>
          <style:tab-stop style:position="2.223cm"/>
          <style:tab-stop style:position="2.249cm"/>
        </style:tab-stops>
      </style:paragraph-properties>
      <style:text-properties style:font-name="Noto Serif CJK JP Medium" officeooo:paragraph-rsid="011d6ddf" style:font-name-asian="Noto Serif CJK JP Medium"/>
    </style:style>
    <style:style style:name="P598" style:family="paragraph" style:parent-style-name="Standard">
      <style:paragraph-properties fo:margin-left="0cm" fo:margin-right="0cm" fo:text-indent="0cm" style:auto-text-indent="false">
        <style:tab-stops>
          <style:tab-stop style:position="2.223cm"/>
        </style:tab-stops>
      </style:paragraph-properties>
      <style:text-properties style:font-name="Noto Serif CJK JP Medium" officeooo:paragraph-rsid="011d6ddf" style:font-name-asian="Noto Serif CJK JP Medium"/>
    </style:style>
    <style:style style:name="P599" style:family="paragraph" style:parent-style-name="Standard">
      <style:paragraph-properties fo:margin-left="0cm" fo:margin-right="0cm" fo:text-indent="0cm" style:auto-text-indent="false"/>
      <style:text-properties style:font-name="Noto Serif CJK JP Medium" style:font-name-asian="Noto Serif CJK JP Medium" style:language-asian="ja" style:country-asian="JP"/>
    </style:style>
    <style:style style:name="P600" style:family="paragraph" style:parent-style-name="Standard">
      <style:paragraph-properties fo:margin-left="0cm" fo:margin-right="0cm" fo:text-indent="0cm" style:auto-text-indent="false">
        <style:tab-stops>
          <style:tab-stop style:position="0cm"/>
        </style:tab-stops>
      </style:paragraph-properties>
      <style:text-properties style:font-name="Noto Serif CJK JP Medium" style:font-name-asian="Noto Serif CJK JP Medium" style:language-asian="ja" style:country-asian="JP"/>
    </style:style>
    <style:style style:name="P601" style:family="paragraph" style:parent-style-name="Standard">
      <style:paragraph-properties fo:margin-left="0cm" fo:margin-right="0cm" fo:text-indent="0cm" style:auto-text-indent="false"/>
      <style:text-properties officeooo:paragraph-rsid="011d6ddf"/>
    </style:style>
    <style:style style:name="P602" style:family="paragraph" style:parent-style-name="Standard" style:master-page-name="">
      <style:paragraph-properties fo:margin-left="0cm" fo:margin-right="0cm" fo:text-align="justify" style:justify-single-word="false" fo:orphans="0" fo:widows="0" fo:hyphenation-ladder-count="no-limit" fo:text-indent="0cm" style:auto-text-indent="false" style:page-number="auto" style:writing-mode="lr-tb">
        <style:tab-stops>
          <style:tab-stop style:position="0cm"/>
        </style:tab-stops>
      </style:paragraph-properties>
      <style:text-properties style:font-name="Noto Serif CJK JP Medium" style:font-name-asian="Noto Serif CJK JP Medium" style:language-asian="ja" style:country-asian="JP" fo:hyphenate="false" fo:hyphenation-remain-char-count="2" fo:hyphenation-push-char-count="2" loext:hyphenation-no-caps="false"/>
    </style:style>
    <style:style style:name="P603" style:family="paragraph" style:parent-style-name="Standard">
      <style:paragraph-properties fo:margin-left="0cm" fo:margin-right="0cm" fo:text-align="justify" style:justify-single-word="false" fo:orphans="0" fo:widows="0" fo:hyphenation-ladder-count="no-limit" fo:text-indent="0cm" style:auto-text-indent="false" style:writing-mode="lr-tb">
        <style:tab-stops>
          <style:tab-stop style:position="0cm"/>
        </style:tab-stops>
      </style:paragraph-properties>
      <style:text-properties style:font-name="Noto Serif CJK JP Medium" style:font-name-asian="Noto Serif CJK JP Medium" style:language-asian="ja" style:country-asian="JP" fo:hyphenate="false" fo:hyphenation-remain-char-count="2" fo:hyphenation-push-char-count="2" loext:hyphenation-no-caps="false"/>
    </style:style>
    <style:style style:name="P604" style:family="paragraph" style:parent-style-name="Standard">
      <style:paragraph-properties fo:margin-left="0cm" fo:margin-right="0cm" fo:text-indent="0cm" style:auto-text-indent="false" fo:break-before="page"/>
      <style:text-properties style:font-name="Noto Serif CJK JP Medium" style:font-name-asian="Noto Serif CJK JP Medium" style:language-asian="ja" style:country-asian="JP"/>
    </style:style>
    <style:style style:name="P605" style:family="paragraph" style:parent-style-name="Standard">
      <style:paragraph-properties fo:margin-left="0cm" fo:margin-right="0cm" fo:text-indent="0.582cm" style:auto-text-indent="false"/>
      <style:text-properties style:font-name="Noto Serif CJK JP Medium" style:font-name-asian="Noto Serif CJK JP Medium"/>
    </style:style>
    <style:style style:name="P606" style:family="paragraph" style:parent-style-name="Standard" style:master-page-name="">
      <style:paragraph-properties fo:margin-left="1.499cm" fo:margin-right="0cm" fo:text-align="justify" style:justify-single-word="false" fo:orphans="0" fo:widows="0" fo:hyphenation-ladder-count="no-limit" fo:text-indent="-1.101cm" style:auto-text-indent="false" style:page-number="auto" style:writing-mode="lr-tb">
        <style:tab-stops/>
      </style:paragraph-properties>
      <style:text-properties style:font-name="Noto Serif CJK JP Medium" style:font-name-asian="Noto Serif CJK JP Medium" fo:hyphenate="false" fo:hyphenation-remain-char-count="2" fo:hyphenation-push-char-count="2" loext:hyphenation-no-caps="false"/>
    </style:style>
    <style:style style:name="P607" style:family="paragraph" style:parent-style-name="Standard">
      <style:paragraph-properties fo:margin-left="1.499cm" fo:margin-right="0cm" fo:text-align="justify" style:justify-single-word="false" fo:orphans="0" fo:widows="0" fo:hyphenation-ladder-count="no-limit" fo:text-indent="-1.101cm" style:auto-text-indent="false" style:writing-mode="lr-tb">
        <style:tab-stops/>
      </style:paragraph-properties>
      <style:text-properties style:font-name="Noto Serif CJK JP Medium" style:font-name-asian="Noto Serif CJK JP Medium" fo:hyphenate="false" fo:hyphenation-remain-char-count="2" fo:hyphenation-push-char-count="2" loext:hyphenation-no-caps="false"/>
    </style:style>
    <style:style style:name="P608" style:family="paragraph" style:parent-style-name="Standard">
      <style:paragraph-properties fo:margin-left="2cm" fo:margin-right="0cm" fo:text-align="justify" style:justify-single-word="false" fo:orphans="0" fo:widows="0" fo:hyphenation-ladder-count="no-limit" fo:text-indent="-1.7cm" style:auto-text-indent="false" style:writing-mode="lr-tb">
        <style:tab-stops>
          <style:tab-stop style:position="0cm"/>
        </style:tab-stops>
      </style:paragraph-properties>
      <style:text-properties style:font-name="Noto Serif CJK JP Medium" style:font-name-asian="Noto Serif CJK JP Medium" fo:hyphenate="false" fo:hyphenation-remain-char-count="2" fo:hyphenation-push-char-count="2" loext:hyphenation-no-caps="false"/>
    </style:style>
    <style:style style:name="P609" style:family="paragraph" style:parent-style-name="Standard">
      <style:paragraph-properties fo:margin-left="1.482cm" fo:margin-right="1.588cm" fo:text-indent="0cm" style:auto-text-indent="false">
        <style:tab-stops>
          <style:tab-stop style:position="0cm"/>
        </style:tab-stops>
      </style:paragraph-properties>
      <style:text-properties style:font-name="Noto Serif CJK JP Medium" officeooo:paragraph-rsid="00d54860" style:font-name-asian="Noto Serif CJK JP Medium" style:language-asian="ja" style:country-asian="JP"/>
    </style:style>
    <style:style style:name="P610" style:family="paragraph" style:parent-style-name="Standard">
      <style:paragraph-properties fo:margin-left="0cm" fo:margin-right="1.588cm" fo:text-indent="0cm" style:auto-text-indent="false">
        <style:tab-stops>
          <style:tab-stop style:position="0cm"/>
        </style:tab-stops>
      </style:paragraph-properties>
      <style:text-properties style:font-name="Noto Serif CJK JP Medium" style:font-name-asian="Noto Serif CJK JP Medium" style:language-asian="ja" style:country-asian="JP"/>
    </style:style>
    <style:style style:name="P611" style:family="paragraph" style:parent-style-name="Standard">
      <loext:graphic-properties draw:fill="none"/>
      <style:paragraph-properties fo:margin-left="0.499cm" fo:margin-right="0cm" fo:text-align="justify" style:justify-single-word="false" fo:orphans="0" fo:widows="0" fo:hyphenation-ladder-count="no-limit" fo:text-indent="0cm" style:auto-text-indent="false" fo:background-color="transparent" style:writing-mode="lr-tb"/>
      <style:text-properties style:font-name="Noto Serif CJK JP Medium" officeooo:paragraph-rsid="010288e7" style:font-name-asian="Noto Serif CJK JP Medium" fo:hyphenate="false" fo:hyphenation-remain-char-count="2" fo:hyphenation-push-char-count="2" loext:hyphenation-no-caps="false"/>
    </style:style>
    <style:style style:name="P612" style:family="paragraph" style:parent-style-name="Table_20_Contents">
      <loext:graphic-properties draw:fill="none"/>
      <style:paragraph-properties fo:margin-left="0.499cm" fo:margin-right="0cm" fo:line-height="0.101cm" fo:text-align="justify" style:justify-single-word="false" fo:orphans="0" fo:widows="0" fo:hyphenation-ladder-count="no-limit" fo:text-indent="0cm" style:auto-text-indent="false" fo:background-color="transparent" text:number-lines="false" text:line-number="0" style:writing-mode="lr-tb"/>
      <style:text-properties style:font-name="Noto Serif CJK JP Medium" style:font-name-asian="Noto Serif CJK JP Medium" fo:hyphenate="false" fo:hyphenation-remain-char-count="2" fo:hyphenation-push-char-count="2" loext:hyphenation-no-caps="false"/>
    </style:style>
    <style:style style:name="P613" style:family="paragraph" style:parent-style-name="Standard">
      <loext:graphic-properties draw:fill="none"/>
      <style:paragraph-properties fo:margin-left="0.4cm" fo:margin-right="0cm" fo:text-align="justify" style:justify-single-word="false" fo:orphans="0" fo:widows="0" fo:hyphenation-ladder-count="no-limit" fo:text-indent="0cm" style:auto-text-indent="false" fo:background-color="transparent" style:writing-mode="lr-tb"/>
      <style:text-properties style:font-name="Noto Serif CJK JP Medium" officeooo:paragraph-rsid="00e1dcd8" style:font-name-asian="Noto Serif CJK JP Medium" fo:hyphenate="false" fo:hyphenation-remain-char-count="2" fo:hyphenation-push-char-count="2" loext:hyphenation-no-caps="false"/>
    </style:style>
    <style:style style:name="P614" style:family="paragraph" style:parent-style-name="Standard">
      <loext:graphic-properties draw:fill="none"/>
      <style:paragraph-properties fo:margin-left="0.4cm" fo:margin-right="0cm" fo:text-align="justify" style:justify-single-word="false" fo:orphans="0" fo:widows="0" fo:hyphenation-ladder-count="no-limit" fo:text-indent="0cm" style:auto-text-indent="false" fo:background-color="transparent" style:writing-mode="lr-tb"/>
      <style:text-properties style:font-name="Noto Serif CJK JP Medium" style:font-name-asian="Noto Serif CJK JP Medium" fo:hyphenate="false" fo:hyphenation-remain-char-count="2" fo:hyphenation-push-char-count="2" loext:hyphenation-no-caps="false"/>
    </style:style>
    <style:style style:name="P615" style:family="paragraph" style:parent-style-name="Table_20_Contents">
      <loext:graphic-properties draw:fill="none"/>
      <style:paragraph-properties fo:margin-left="0.4cm" fo:margin-right="0cm" style:line-height-at-least="0cm" fo:text-align="justify" style:justify-single-word="false" fo:orphans="0" fo:widows="0" fo:hyphenation-ladder-count="no-limit" fo:text-indent="0cm" style:auto-text-indent="false" fo:background-color="transparent" text:number-lines="false" text:line-number="0" style:writing-mode="lr-tb"/>
      <style:text-properties style:font-name="Noto Serif CJK JP Medium" style:font-name-asian="Noto Serif CJK JP Medium" style:language-asian="ja" style:country-asian="JP" fo:hyphenate="false" fo:hyphenation-remain-char-count="2" fo:hyphenation-push-char-count="2" loext:hyphenation-no-caps="false"/>
    </style:style>
    <style:style style:name="P616" style:family="paragraph" style:parent-style-name="Standard">
      <loext:graphic-properties draw:fill="none"/>
      <style:paragraph-properties fo:margin-left="0.6cm" fo:margin-right="0cm" fo:text-align="justify" style:justify-single-word="false" fo:orphans="0" fo:widows="0" fo:hyphenation-ladder-count="no-limit" fo:text-indent="0cm" style:auto-text-indent="false" fo:background-color="transparent" style:writing-mode="lr-tb"/>
      <style:text-properties style:font-name="Noto Serif CJK JP Medium" style:font-name-asian="Noto Serif CJK JP Medium" fo:hyphenate="false" fo:hyphenation-remain-char-count="2" fo:hyphenation-push-char-count="2" loext:hyphenation-no-caps="false"/>
    </style:style>
    <style:style style:name="P617" style:family="paragraph" style:parent-style-name="Table_20_Contents">
      <loext:graphic-properties draw:fill="none"/>
      <style:paragraph-properties fo:margin-left="0.6cm" fo:margin-right="0cm" fo:line-height="0.101cm" fo:text-align="justify" style:justify-single-word="false" fo:orphans="0" fo:widows="0" fo:hyphenation-ladder-count="no-limit" fo:text-indent="0cm" style:auto-text-indent="false" fo:background-color="transparent" text:number-lines="false" text:line-number="0" style:writing-mode="lr-tb"/>
      <style:text-properties style:font-name="Noto Serif CJK JP Medium" style:font-name-asian="Noto Serif CJK JP Medium" fo:hyphenate="false" fo:hyphenation-remain-char-count="2" fo:hyphenation-push-char-count="2" loext:hyphenation-no-caps="false"/>
    </style:style>
    <style:style style:name="P618" style:family="paragraph" style:parent-style-name="Table_20_Contents">
      <loext:graphic-properties draw:fill="none"/>
      <style:paragraph-properties fo:margin-left="0.6cm" fo:margin-right="0cm" fo:line-height="0.101cm" fo:text-align="justify" style:justify-single-word="false" fo:orphans="0" fo:widows="0" fo:hyphenation-ladder-count="no-limit" fo:text-indent="0cm" style:auto-text-indent="false" fo:background-color="transparent" text:number-lines="false" text:line-number="0" style:writing-mode="lr-tb"/>
      <style:text-properties style:font-name="Noto Serif CJK JP Medium" officeooo:paragraph-rsid="0104fac0" style:font-name-asian="Noto Serif CJK JP Medium" fo:hyphenate="false" fo:hyphenation-remain-char-count="2" fo:hyphenation-push-char-count="2" loext:hyphenation-no-caps="false"/>
    </style:style>
    <style:style style:name="P619" style:family="paragraph" style:parent-style-name="Standard">
      <loext:graphic-properties draw:fill="none"/>
      <style:paragraph-properties fo:margin-left="0.7cm" fo:margin-right="0cm" fo:text-align="justify" style:justify-single-word="false" fo:orphans="0" fo:widows="0" fo:hyphenation-ladder-count="no-limit" fo:text-indent="0cm" style:auto-text-indent="false" fo:background-color="transparent" style:writing-mode="lr-tb"/>
      <style:text-properties style:font-name="Noto Serif CJK JP Medium" style:font-name-asian="Noto Serif CJK JP Medium" fo:hyphenate="false" fo:hyphenation-remain-char-count="2" fo:hyphenation-push-char-count="2" loext:hyphenation-no-caps="false"/>
    </style:style>
    <style:style style:name="P620" style:family="paragraph" style:parent-style-name="Standard">
      <loext:graphic-properties draw:fill="none"/>
      <style:paragraph-properties fo:margin-left="0.7cm" fo:margin-right="0cm" fo:text-align="justify" style:justify-single-word="false" fo:orphans="0" fo:widows="0" fo:hyphenation-ladder-count="no-limit" fo:text-indent="0cm" style:auto-text-indent="false" fo:background-color="transparent" style:writing-mode="lr-tb"/>
      <style:text-properties style:font-name="Noto Serif CJK JP Medium" officeooo:paragraph-rsid="00e40304" style:font-name-asian="Noto Serif CJK JP Medium" fo:hyphenate="false" fo:hyphenation-remain-char-count="2" fo:hyphenation-push-char-count="2" loext:hyphenation-no-caps="false"/>
    </style:style>
    <style:style style:name="P621" style:family="paragraph" style:parent-style-name="Table_20_Contents">
      <loext:graphic-properties draw:fill="none"/>
      <style:paragraph-properties fo:margin-left="0.7cm" fo:margin-right="0cm" style:line-height-at-least="0cm" fo:text-align="justify" style:justify-single-word="false" fo:orphans="0" fo:widows="0" fo:hyphenation-ladder-count="no-limit" fo:text-indent="0cm" style:auto-text-indent="false" fo:background-color="transparent" text:number-lines="false" text:line-number="0" style:writing-mode="lr-tb"/>
      <style:text-properties style:font-name="Noto Serif CJK JP Medium" officeooo:paragraph-rsid="0104fac0" style:font-name-asian="Noto Serif CJK JP Medium" style:language-asian="ja" style:country-asian="JP" fo:hyphenate="false" fo:hyphenation-remain-char-count="2" fo:hyphenation-push-char-count="2" loext:hyphenation-no-caps="false"/>
    </style:style>
    <style:style style:name="P622" style:family="paragraph" style:parent-style-name="Table_20_Contents">
      <loext:graphic-properties draw:fill="none"/>
      <style:paragraph-properties fo:margin-left="1.7cm" fo:margin-right="0cm" fo:text-align="justify" style:justify-single-word="false" fo:orphans="0" fo:widows="0" fo:hyphenation-ladder-count="no-limit" fo:text-indent="-1.7cm" style:auto-text-indent="false" fo:background-color="transparent" text:number-lines="false" text:line-number="0" style:writing-mode="lr-tb">
        <style:tab-stops/>
      </style:paragraph-properties>
      <style:text-properties style:font-name="Noto Serif CJK JP Medium" style:font-name-asian="Noto Serif CJK JP Medium" fo:hyphenate="false" fo:hyphenation-remain-char-count="2" fo:hyphenation-push-char-count="2" loext:hyphenation-no-caps="false"/>
    </style:style>
    <style:style style:name="P623" style:family="paragraph" style:parent-style-name="Text_20_body">
      <style:text-properties style:font-name="Noto Serif CJK JP Medium" style:font-name-asian="Noto Serif CJK JP Medium" style:language-asian="ja" style:country-asian="JP"/>
    </style:style>
    <style:style style:name="P624" style:family="paragraph" style:parent-style-name="Text_20_body">
      <style:paragraph-properties style:line-height-at-least="0cm"/>
      <style:text-properties style:font-name="Noto Serif CJK JP Medium" style:font-name-asian="Noto Serif CJK JP Medium" style:language-asian="ja" style:country-asian="JP"/>
    </style:style>
    <style:style style:name="P625" style:family="paragraph" style:parent-style-name="Text_20_body">
      <style:paragraph-properties style:line-height-at-least="0cm"/>
      <style:text-properties style:font-name="Noto Serif CJK JP Medium" officeooo:paragraph-rsid="00a2d96c" style:font-name-asian="Noto Serif CJK JP Medium" style:language-asian="ja" style:country-asian="JP"/>
    </style:style>
    <style:style style:name="P626" style:family="paragraph" style:parent-style-name="Text_20_body">
      <style:paragraph-properties style:line-height-at-least="0cm"/>
      <style:text-properties style:font-name="Noto Serif CJK JP Medium" officeooo:paragraph-rsid="00fd4ece" style:font-name-asian="Noto Serif CJK JP Medium" style:language-asian="ja" style:country-asian="JP"/>
    </style:style>
    <style:style style:name="P627" style:family="paragraph" style:parent-style-name="Text_20_body">
      <style:paragraph-properties style:line-height-at-least="0cm"/>
      <style:text-properties style:font-name="Noto Serif CJK JP Medium" officeooo:paragraph-rsid="00f010ce" style:font-name-asian="Noto Serif CJK JP Medium" style:language-asian="ja" style:country-asian="JP"/>
    </style:style>
    <style:style style:name="P628" style:family="paragraph" style:parent-style-name="Text_20_body">
      <style:paragraph-properties style:line-height-at-least="0cm"/>
      <style:text-properties style:font-name="Noto Serif CJK JP Medium" officeooo:paragraph-rsid="00a7b48e" style:font-name-asian="Noto Serif CJK JP Medium" style:language-asian="ja" style:country-asian="JP"/>
    </style:style>
    <style:style style:name="P629" style:family="paragraph" style:parent-style-name="Text_20_body">
      <style:paragraph-properties style:line-height-at-least="0cm"/>
      <style:text-properties style:font-name="Noto Serif CJK JP Medium" officeooo:paragraph-rsid="007ce410" style:font-name-asian="Noto Serif CJK JP Medium" style:language-asian="ja" style:country-asian="JP"/>
    </style:style>
    <style:style style:name="P630" style:family="paragraph" style:parent-style-name="Text_20_body">
      <style:paragraph-properties style:line-height-at-least="0cm"/>
      <style:text-properties style:font-name="Noto Serif CJK JP Medium" officeooo:paragraph-rsid="0072fa55" style:font-name-asian="Noto Serif CJK JP Medium" style:language-asian="ja" style:country-asian="JP"/>
    </style:style>
    <style:style style:name="P631" style:family="paragraph" style:parent-style-name="Text_20_body">
      <style:paragraph-properties style:line-height-at-least="0cm"/>
      <style:text-properties style:font-name="Noto Serif CJK JP Medium" officeooo:paragraph-rsid="00c8c79e" style:font-name-asian="Noto Serif CJK JP Medium" style:language-asian="ja" style:country-asian="JP"/>
    </style:style>
    <style:style style:name="P632" style:family="paragraph" style:parent-style-name="Text_20_body">
      <style:paragraph-properties style:line-height-at-least="0cm"/>
      <style:text-properties style:font-name="Noto Serif CJK JP Medium" officeooo:paragraph-rsid="0071a7c3" style:font-name-asian="Noto Serif CJK JP Medium" style:language-asian="ja" style:country-asian="JP"/>
    </style:style>
    <style:style style:name="P633" style:family="paragraph" style:parent-style-name="Text_20_body">
      <style:paragraph-properties style:line-height-at-least="0cm"/>
      <style:text-properties style:font-name="Noto Serif CJK JP Medium" officeooo:paragraph-rsid="0076c1c0" style:font-name-asian="Noto Serif CJK JP Medium" style:language-asian="ja" style:country-asian="JP"/>
    </style:style>
    <style:style style:name="P634" style:family="paragraph" style:parent-style-name="Text_20_body">
      <style:paragraph-properties style:line-height-at-least="0cm"/>
      <style:text-properties style:font-name="Noto Serif CJK JP Medium" officeooo:paragraph-rsid="00709b59" style:font-name-asian="Noto Serif CJK JP Medium" style:language-asian="ja" style:country-asian="JP"/>
    </style:style>
    <style:style style:name="P635" style:family="paragraph" style:parent-style-name="Text_20_body">
      <style:paragraph-properties style:line-height-at-least="0cm"/>
      <style:text-properties style:font-name="Noto Serif CJK JP Medium" officeooo:paragraph-rsid="0095fee2" style:font-name-asian="Noto Serif CJK JP Medium" style:language-asian="ja" style:country-asian="JP"/>
    </style:style>
    <style:style style:name="P636" style:family="paragraph" style:parent-style-name="Text_20_body">
      <style:paragraph-properties style:line-height-at-least="0cm"/>
      <style:text-properties style:font-name="Noto Serif CJK JP Medium" officeooo:paragraph-rsid="00764715" style:font-name-asian="Noto Serif CJK JP Medium" style:language-asian="ja" style:country-asian="JP"/>
    </style:style>
    <style:style style:name="P637" style:family="paragraph" style:parent-style-name="Text_20_body">
      <style:paragraph-properties style:line-height-at-least="0cm"/>
      <style:text-properties style:font-name="Noto Serif CJK JP Medium" officeooo:paragraph-rsid="01024456" style:font-name-asian="Noto Serif CJK JP Medium" style:language-asian="ja" style:country-asian="JP"/>
    </style:style>
    <style:style style:name="P638" style:family="paragraph" style:parent-style-name="Text_20_body">
      <style:paragraph-properties style:line-height-at-least="0cm"/>
      <style:text-properties style:font-name="Noto Serif CJK JP Medium" officeooo:paragraph-rsid="00bc89bb" style:font-name-asian="Noto Serif CJK JP Medium" style:language-asian="ja" style:country-asian="JP"/>
    </style:style>
    <style:style style:name="P639" style:family="paragraph" style:parent-style-name="Text_20_body">
      <style:paragraph-properties style:line-height-at-least="0cm"/>
      <style:text-properties style:font-name="Noto Serif CJK JP Medium" officeooo:paragraph-rsid="007debb3" style:font-name-asian="Noto Serif CJK JP Medium" style:language-asian="ja" style:country-asian="JP"/>
    </style:style>
    <style:style style:name="P640" style:family="paragraph" style:parent-style-name="Text_20_body">
      <style:paragraph-properties style:line-height-at-least="0cm"/>
      <style:text-properties style:font-name="Noto Serif CJK JP Medium" officeooo:paragraph-rsid="00bd71ed" style:font-name-asian="Noto Serif CJK JP Medium" style:language-asian="ja" style:country-asian="JP"/>
    </style:style>
    <style:style style:name="P641" style:family="paragraph" style:parent-style-name="Text_20_body">
      <style:paragraph-properties style:line-height-at-least="0cm"/>
      <style:text-properties style:font-name="Noto Serif CJK JP Medium" officeooo:paragraph-rsid="010ac44d" style:font-name-asian="Noto Serif CJK JP Medium" style:language-asian="ja" style:country-asian="JP"/>
    </style:style>
    <style:style style:name="P642" style:family="paragraph" style:parent-style-name="Text_20_body">
      <style:paragraph-properties style:line-height-at-least="0cm"/>
      <style:text-properties style:font-name="Noto Serif CJK JP Medium" officeooo:paragraph-rsid="001f02fd" style:font-name-asian="Noto Serif CJK JP Medium" style:language-asian="ja" style:country-asian="JP"/>
    </style:style>
    <style:style style:name="P643" style:family="paragraph" style:parent-style-name="Text_20_body">
      <style:paragraph-properties style:line-height-at-least="0cm"/>
      <style:text-properties style:font-name="Noto Serif CJK JP Medium" officeooo:paragraph-rsid="016d8255" style:font-name-asian="Noto Serif CJK JP Medium" style:language-asian="ja" style:country-asian="JP"/>
    </style:style>
    <style:style style:name="P644" style:family="paragraph" style:parent-style-name="Text_20_body">
      <style:paragraph-properties style:line-height-at-least="0cm"/>
      <style:text-properties style:font-name="Noto Serif CJK JP Medium" officeooo:paragraph-rsid="00c9ed31" style:font-name-asian="Noto Serif CJK JP Medium" style:language-asian="ja" style:country-asian="JP"/>
    </style:style>
    <style:style style:name="P645" style:family="paragraph" style:parent-style-name="Text_20_body">
      <style:paragraph-properties style:line-height-at-least="0cm"/>
      <style:text-properties style:font-name="Noto Serif CJK JP Medium" officeooo:rsid="00a4d5e8" officeooo:paragraph-rsid="00a4d5e8" style:font-name-asian="Noto Serif CJK JP Medium" style:language-asian="ja" style:country-asian="JP"/>
    </style:style>
    <style:style style:name="P646" style:family="paragraph" style:parent-style-name="Text_20_body">
      <style:paragraph-properties style:line-height-at-least="0cm"/>
      <style:text-properties style:font-name="Noto Serif CJK JP Medium" officeooo:rsid="00a4d5e8" officeooo:paragraph-rsid="00a7b48e" style:font-name-asian="Noto Serif CJK JP Medium" style:language-asian="ja" style:country-asian="JP"/>
    </style:style>
    <style:style style:name="P647" style:family="paragraph" style:parent-style-name="Text_20_body">
      <style:paragraph-properties style:line-height-at-least="0cm"/>
      <style:text-properties style:font-name="Noto Serif CJK JP Medium" officeooo:rsid="00a4d5e8" officeooo:paragraph-rsid="00a5b737" style:font-name-asian="Noto Serif CJK JP Medium" style:language-asian="ja" style:country-asian="JP"/>
    </style:style>
    <style:style style:name="P648" style:family="paragraph" style:parent-style-name="Text_20_body">
      <style:paragraph-properties style:line-height-at-least="0cm"/>
      <style:text-properties style:font-name="Noto Serif CJK JP Medium" officeooo:rsid="01134273" officeooo:paragraph-rsid="01134273" style:font-name-asian="Noto Serif CJK JP Medium" style:language-asian="ja" style:country-asian="JP"/>
    </style:style>
    <style:style style:name="P649" style:family="paragraph" style:parent-style-name="Text_20_body">
      <style:paragraph-properties style:line-height-at-least="0cm"/>
      <style:text-properties style:font-name="Noto Serif CJK JP Medium" officeooo:rsid="01134273" officeooo:paragraph-rsid="01145916" style:font-name-asian="Noto Serif CJK JP Medium" style:language-asian="ja" style:country-asian="JP"/>
    </style:style>
    <style:style style:name="P650" style:family="paragraph" style:parent-style-name="Text_20_body">
      <style:paragraph-properties style:line-height-at-least="0cm"/>
      <style:text-properties style:font-name="Noto Serif CJK JP Medium" officeooo:rsid="0122a7de" officeooo:paragraph-rsid="0122ae69" style:font-name-asian="Noto Serif CJK JP Medium" style:language-asian="ja" style:country-asian="JP"/>
    </style:style>
    <style:style style:name="P651" style:family="paragraph" style:parent-style-name="Text_20_body">
      <style:paragraph-properties style:line-height-at-least="0cm"/>
      <style:text-properties style:font-name="Noto Serif CJK JP Medium" officeooo:rsid="0072fa55" officeooo:paragraph-rsid="0072fa55" style:font-name-asian="Noto Serif CJK JP Medium" style:language-asian="ja" style:country-asian="JP"/>
    </style:style>
    <style:style style:name="P652" style:family="paragraph" style:parent-style-name="Text_20_body">
      <style:paragraph-properties style:line-height-at-least="0cm"/>
      <style:text-properties style:font-name="Noto Serif CJK JP Medium" officeooo:rsid="00710d15" officeooo:paragraph-rsid="00710d15" style:font-name-asian="Noto Serif CJK JP Medium" style:language-asian="ja" style:country-asian="JP"/>
    </style:style>
    <style:style style:name="P653" style:family="paragraph" style:parent-style-name="Text_20_body">
      <style:paragraph-properties style:line-height-at-least="0cm"/>
      <style:text-properties style:font-name="Noto Serif CJK JP Medium" officeooo:rsid="00956c8f" officeooo:paragraph-rsid="00956c8f" style:font-name-asian="Noto Serif CJK JP Medium" style:language-asian="ja" style:country-asian="JP"/>
    </style:style>
    <style:style style:name="P654" style:family="paragraph" style:parent-style-name="Text_20_body">
      <style:paragraph-properties style:line-height-at-least="0cm"/>
      <style:text-properties style:font-name="Noto Serif CJK JP Medium" officeooo:rsid="0071a7c3" officeooo:paragraph-rsid="0071a7c3" style:font-name-asian="Noto Serif CJK JP Medium" style:language-asian="ja" style:country-asian="JP"/>
    </style:style>
    <style:style style:name="P655" style:family="paragraph" style:parent-style-name="Text_20_body">
      <style:paragraph-properties style:line-height-at-least="0cm"/>
      <style:text-properties style:font-name="Noto Serif CJK JP Medium" officeooo:rsid="0076c1c0" officeooo:paragraph-rsid="0076c1c0" style:font-name-asian="Noto Serif CJK JP Medium" style:language-asian="ja" style:country-asian="JP"/>
    </style:style>
    <style:style style:name="P656" style:family="paragraph" style:parent-style-name="Text_20_body">
      <style:paragraph-properties fo:line-height="100%"/>
      <style:text-properties style:font-name="Noto Serif CJK JP Medium" officeooo:paragraph-rsid="0092e3d4" style:font-name-asian="Noto Serif CJK JP Medium" style:language-asian="ja" style:country-asian="JP"/>
    </style:style>
    <style:style style:name="P657" style:family="paragraph" style:parent-style-name="Text_20_body">
      <style:paragraph-properties style:line-height-at-least="0cm"/>
      <style:text-properties style:font-name="Noto Serif CJK JP Medium" officeooo:rsid="006efcd4" officeooo:paragraph-rsid="006efcd4" style:font-name-asian="Noto Serif CJK JP Medium" style:language-asian="ja" style:country-asian="JP"/>
    </style:style>
    <style:style style:name="P658" style:family="paragraph" style:parent-style-name="Text_20_body">
      <style:paragraph-properties style:line-height-at-least="0cm"/>
      <style:text-properties style:font-name="Noto Serif CJK JP Medium" officeooo:rsid="0073bc19" officeooo:paragraph-rsid="0073bc19" style:font-name-asian="Noto Serif CJK JP Medium" style:language-asian="ja" style:country-asian="JP"/>
    </style:style>
    <style:style style:name="P659" style:family="paragraph" style:parent-style-name="Text_20_body">
      <style:paragraph-properties style:line-height-at-least="0cm"/>
      <style:text-properties style:font-name="Noto Serif CJK JP Medium" officeooo:rsid="00767dd0" officeooo:paragraph-rsid="00767dd0" style:font-name-asian="Noto Serif CJK JP Medium" style:language-asian="ja" style:country-asian="JP"/>
    </style:style>
    <style:style style:name="P660" style:family="paragraph" style:parent-style-name="Text_20_body">
      <style:paragraph-properties style:line-height-at-least="0cm"/>
      <style:text-properties style:font-name="Noto Serif CJK JP Medium" officeooo:rsid="007468d5" officeooo:paragraph-rsid="007468d5" style:font-name-asian="Noto Serif CJK JP Medium" style:language-asian="ja" style:country-asian="JP"/>
    </style:style>
    <style:style style:name="P661" style:family="paragraph" style:parent-style-name="Text_20_body">
      <style:paragraph-properties style:line-height-at-least="0cm"/>
      <style:text-properties style:font-name="Noto Serif CJK JP Medium" officeooo:rsid="01090868" officeooo:paragraph-rsid="01090868" style:font-name-asian="Noto Serif CJK JP Medium" style:language-asian="ja" style:country-asian="JP"/>
    </style:style>
    <style:style style:name="P662" style:family="paragraph" style:parent-style-name="Text_20_body">
      <style:paragraph-properties style:line-height-at-least="0cm"/>
      <style:text-properties style:font-name="Noto Serif CJK JP Medium" officeooo:rsid="01481d62" officeooo:paragraph-rsid="01481d62" style:font-name-asian="Noto Serif CJK JP Medium" style:language-asian="ja" style:country-asian="JP"/>
    </style:style>
    <style:style style:name="P663" style:family="paragraph" style:parent-style-name="Text_20_body">
      <style:paragraph-properties style:line-height-at-least="0cm"/>
      <style:text-properties style:font-name="Noto Serif CJK JP Medium" officeooo:rsid="016618e5" officeooo:paragraph-rsid="016618e5" style:font-name-asian="Noto Serif CJK JP Medium" style:language-asian="ja" style:country-asian="JP"/>
    </style:style>
    <style:style style:name="P664" style:family="paragraph" style:parent-style-name="Text_20_body">
      <style:paragraph-properties style:line-height-at-least="0cm"/>
      <style:text-properties style:font-name="Noto Serif CJK JP Medium" officeooo:rsid="0169fbcc" officeooo:paragraph-rsid="0169fbcc" style:font-name-asian="Noto Serif CJK JP Medium" style:language-asian="ja" style:country-asian="JP"/>
    </style:style>
    <style:style style:name="P665" style:family="paragraph" style:parent-style-name="Text_20_body">
      <style:text-properties style:font-name="Noto Serif CJK JP Medium" officeooo:rsid="00a72be1" officeooo:paragraph-rsid="00a72be1" style:font-name-asian="Noto Serif CJK JP Medium"/>
    </style:style>
    <style:style style:name="P666" style:family="paragraph" style:parent-style-name="Text_20_body">
      <style:text-properties style:font-name="Noto Serif CJK JP Medium" officeooo:paragraph-rsid="0067eb03" style:font-name-asian="Noto Serif CJK JP Medium"/>
    </style:style>
    <style:style style:name="P667" style:family="paragraph" style:parent-style-name="Text_20_body">
      <style:paragraph-properties style:line-height-at-least="0cm"/>
      <style:text-properties style:font-name="Noto Serif CJK JP Medium" fo:font-style="normal" officeooo:rsid="012d2e22" officeooo:paragraph-rsid="012b1923" style:font-name-asian="Noto Serif CJK JP Medium" style:language-asian="ja" style:country-asian="JP" style:font-style-asian="normal" style:font-style-complex="normal"/>
    </style:style>
    <style:style style:name="P668" style:family="paragraph" style:parent-style-name="Text_20_body">
      <style:paragraph-properties style:line-height-at-least="0cm"/>
      <style:text-properties style:font-name="Source Code Pro Medium" officeooo:rsid="00cb3a3f" officeooo:paragraph-rsid="00f36243" style:font-name-asian="Source Code Pro Medium" style:language-asian="ja" style:country-asian="JP"/>
    </style:style>
    <style:style style:name="P669" style:family="paragraph" style:parent-style-name="Text_20_body">
      <style:paragraph-properties style:line-height-at-least="0cm"/>
      <style:text-properties style:font-name="Source Code Pro Medium" officeooo:rsid="00956c8f" officeooo:paragraph-rsid="00956c8f" style:font-name-asian="Source Code Pro Medium" style:language-asian="ja" style:country-asian="JP"/>
    </style:style>
    <style:style style:name="P670" style:family="paragraph" style:parent-style-name="Text_20_body">
      <style:paragraph-properties style:line-height-at-least="0cm"/>
      <style:text-properties style:font-name="Source Code Pro Medium" officeooo:paragraph-rsid="00b847d5" style:font-name-asian="Noto Serif CJK JP Medium" style:language-asian="ja" style:country-asian="JP"/>
    </style:style>
    <style:style style:name="P671" style:family="paragraph" style:parent-style-name="Text_20_body">
      <style:paragraph-properties style:line-height-at-least="0cm"/>
      <style:text-properties style:font-name="Source Code Pro Medium" officeooo:rsid="00d03577" officeooo:paragraph-rsid="0106731e" style:font-name-asian="Noto Serif CJK JP Medium" style:language-asian="ja" style:country-asian="JP"/>
    </style:style>
    <style:style style:name="P672" style:family="paragraph" style:parent-style-name="Text_20_body">
      <style:paragraph-properties style:line-height-at-least="0cm"/>
      <style:text-properties style:font-name="Source Code Pro Medium" officeooo:rsid="00bd71ed" officeooo:paragraph-rsid="00bd71ed" style:font-name-asian="Noto Serif CJK JP Medium" style:language-asian="ja" style:country-asian="JP"/>
    </style:style>
    <style:style style:name="P673" style:family="paragraph" style:parent-style-name="Text_20_body">
      <style:paragraph-properties style:line-height-at-least="0cm"/>
      <style:text-properties officeooo:paragraph-rsid="0146d8ed"/>
    </style:style>
    <style:style style:name="P674" style:family="paragraph" style:parent-style-name="Contents_20_1">
      <style:paragraph-properties>
        <style:tab-stops>
          <style:tab-stop style:position="17cm" style:type="right" style:leader-style="dotted" style:leader-text="."/>
        </style:tab-stops>
      </style:paragraph-properties>
    </style:style>
    <style:style style:name="P675" style:family="paragraph" style:parent-style-name="Contents_20_2">
      <style:paragraph-properties>
        <style:tab-stops>
          <style:tab-stop style:position="16.63cm" style:type="right" style:leader-style="dotted" style:leader-text="."/>
        </style:tab-stops>
      </style:paragraph-properties>
    </style:style>
    <style:style style:name="P676" style:family="paragraph" style:parent-style-name="Contents_20_3">
      <style:paragraph-properties>
        <style:tab-stops>
          <style:tab-stop style:position="16.26cm" style:type="right" style:leader-style="dotted" style:leader-text="."/>
        </style:tab-stops>
      </style:paragraph-properties>
    </style:style>
    <style:style style:name="P677" style:family="paragraph" style:parent-style-name="Contents_20_1">
      <style:paragraph-properties>
        <style:tab-stops>
          <style:tab-stop style:position="17cm" style:type="right" style:leader-style="dotted" style:leader-text="."/>
        </style:tab-stops>
      </style:paragraph-properties>
    </style:style>
    <style:style style:name="P678" style:family="paragraph" style:parent-style-name="Contents_20_1">
      <style:paragraph-properties>
        <style:tab-stops>
          <style:tab-stop style:position="17cm" style:type="right" style:leader-style="dotted" style:leader-text="."/>
        </style:tab-stops>
      </style:paragraph-properties>
    </style:style>
    <style:style style:name="P679" style:family="paragraph" style:parent-style-name="Contents_20_1">
      <style:paragraph-properties fo:break-before="page">
        <style:tab-stops>
          <style:tab-stop style:position="17cm" style:type="right" style:leader-style="dotted" style:leader-text="."/>
        </style:tab-stops>
      </style:paragraph-properties>
    </style:style>
    <style:style style:name="P680" style:family="paragraph" style:parent-style-name="Contents_20_2">
      <style:paragraph-properties>
        <style:tab-stops>
          <style:tab-stop style:position="16.63cm" style:type="right" style:leader-style="dotted" style:leader-text="."/>
        </style:tab-stops>
      </style:paragraph-properties>
    </style:style>
    <style:style style:name="P681" style:family="paragraph" style:parent-style-name="Contents_20_3">
      <style:paragraph-properties>
        <style:tab-stops>
          <style:tab-stop style:position="16.26cm" style:type="right" style:leader-style="dotted" style:leader-text="."/>
        </style:tab-stops>
      </style:paragraph-properties>
    </style:style>
    <style:style style:name="P682" style:family="paragraph" style:parent-style-name="Heading_20_1" style:master-page-name="Standard">
      <style:paragraph-properties style:page-number="1"/>
    </style:style>
    <style:style style:name="P683" style:family="paragraph" style:parent-style-name="Heading_20_1" style:master-page-name="_33__20_を変換">
      <style:paragraph-properties style:page-number="auto"/>
    </style:style>
    <style:style style:name="P684" style:family="paragraph" style:parent-style-name="Heading_20_1" style:master-page-name="_37__20_を変換">
      <style:paragraph-properties style:page-number="auto"/>
      <style:text-properties style:font-name="Noto Sans CJK JP Medium" style:font-name-asian="Noto Sans CJK JP Medium"/>
    </style:style>
    <style:style style:name="P685" style:family="paragraph" style:parent-style-name="Heading_20_1" style:master-page-name="_39__20_を変換">
      <style:paragraph-properties style:page-number="auto"/>
    </style:style>
    <style:style style:name="P686" style:family="paragraph" style:parent-style-name="Heading_20_1" style:master-page-name="_31_0_20_を変換">
      <style:paragraph-properties style:page-number="auto"/>
      <style:text-properties style:font-name="Noto Sans CJK JP Medium" style:font-name-asian="Noto Sans CJK JP Medium"/>
    </style:style>
    <style:style style:name="P687" style:family="paragraph" style:parent-style-name="Heading_20_2">
      <style:text-properties style:font-name="Noto Sans CJK JP Medium" style:font-name-asian="Noto Sans CJK JP Medium"/>
    </style:style>
    <style:style style:name="P688" style:family="paragraph" style:parent-style-name="Heading_20_2">
      <style:text-properties style:font-name="Noto Serif CJK JP Medium" style:font-name-asian="Noto Serif CJK JP Medium" style:language-asian="ja" style:country-asian="JP"/>
    </style:style>
    <style:style style:name="P689" style:family="paragraph" style:parent-style-name="Heading_20_2" style:list-style-name="">
      <style:paragraph-properties fo:text-align="justify" style:justify-single-word="false" fo:orphans="0" fo:widows="0" fo:hyphenation-ladder-count="no-limit"/>
      <style:text-properties style:font-name="Noto Serif CJK JP Medium" style:font-name-asian="Noto Serif CJK JP Medium" fo:hyphenate="false" fo:hyphenation-remain-char-count="2" fo:hyphenation-push-char-count="2" loext:hyphenation-no-caps="false"/>
    </style:style>
    <style:style style:name="P690" style:family="paragraph" style:parent-style-name="Heading_20_2">
      <style:paragraph-properties fo:break-before="page"/>
    </style:style>
    <style:style style:name="P691" style:family="paragraph" style:parent-style-name="Heading_20_2">
      <style:paragraph-properties fo:break-before="page"/>
      <style:text-properties style:font-name="Noto Sans CJK JP Medium" style:font-name-asian="Noto Sans CJK JP Medium"/>
    </style:style>
    <style:style style:name="P692" style:family="paragraph" style:parent-style-name="Heading_20_2" style:master-page-name="_38__20_を変換">
      <style:paragraph-properties style:page-number="auto"/>
      <style:text-properties style:font-name="Noto Sans CJK JP Medium" style:font-name-asian="Noto Sans CJK JP Medium"/>
    </style:style>
    <style:style style:name="P693" style:family="paragraph" style:parent-style-name="Heading_20_3">
      <style:text-properties style:font-name="Noto Sans CJK JP Medium" style:font-name-asian="Noto Sans CJK JP Medium"/>
    </style:style>
    <style:style style:name="P694" style:family="paragraph" style:parent-style-name="Heading_20_3">
      <style:text-properties style:font-name="Noto Serif CJK JP Medium" style:font-name-asian="Noto Serif CJK JP Medium"/>
    </style:style>
    <style:style style:name="P695" style:family="paragraph" style:parent-style-name="Heading_20_3" style:list-style-name="">
      <style:paragraph-properties fo:text-align="justify" style:justify-single-word="false" fo:orphans="0" fo:widows="0" fo:hyphenation-ladder-count="no-limit">
        <style:tab-stops>
          <style:tab-stop style:position="0cm"/>
        </style:tab-stops>
      </style:paragraph-properties>
      <style:text-properties style:font-name="Noto Serif CJK JP Medium" style:font-name-asian="Noto Serif CJK JP Medium" fo:hyphenate="false" fo:hyphenation-remain-char-count="2" fo:hyphenation-push-char-count="2" loext:hyphenation-no-caps="false"/>
    </style:style>
    <style:style style:name="P696"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72fa55" style:font-name-asian="Noto Serif CJK JP Medium" fo:hyphenate="false" fo:hyphenation-remain-char-count="2" fo:hyphenation-push-char-count="2" loext:hyphenation-no-caps="false"/>
    </style:style>
    <style:style style:name="P697"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16cb7b7" style:font-name-asian="Noto Serif CJK JP Medium" fo:hyphenate="false" fo:hyphenation-remain-char-count="2" fo:hyphenation-push-char-count="2" loext:hyphenation-no-caps="false"/>
    </style:style>
    <style:style style:name="P698"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7ce410" style:font-name-asian="Noto Serif CJK JP Medium" fo:hyphenate="false" fo:hyphenation-remain-char-count="2" fo:hyphenation-push-char-count="2" loext:hyphenation-no-caps="false"/>
    </style:style>
    <style:style style:name="P699"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5e94ef" style:font-name-asian="Noto Serif CJK JP Medium" fo:hyphenate="false" fo:hyphenation-remain-char-count="2" fo:hyphenation-push-char-count="2" loext:hyphenation-no-caps="false"/>
    </style:style>
    <style:style style:name="P700"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cecbcd" style:font-name-asian="Noto Serif CJK JP Medium" fo:hyphenate="false" fo:hyphenation-remain-char-count="2" fo:hyphenation-push-char-count="2" loext:hyphenation-no-caps="false"/>
    </style:style>
    <style:style style:name="P701"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95fee2" style:font-name-asian="Noto Serif CJK JP Medium" fo:hyphenate="false" fo:hyphenation-remain-char-count="2" fo:hyphenation-push-char-count="2" loext:hyphenation-no-caps="false"/>
    </style:style>
    <style:style style:name="P702"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71a7c3" style:font-name-asian="Noto Serif CJK JP Medium" fo:hyphenate="false" fo:hyphenation-remain-char-count="2" fo:hyphenation-push-char-count="2" loext:hyphenation-no-caps="false"/>
    </style:style>
    <style:style style:name="P703"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764715" style:font-name-asian="Noto Serif CJK JP Medium" fo:hyphenate="false" fo:hyphenation-remain-char-count="2" fo:hyphenation-push-char-count="2" loext:hyphenation-no-caps="false"/>
    </style:style>
    <style:style style:name="P704"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132e14b" style:font-name-asian="Noto Serif CJK JP Medium" fo:hyphenate="false" fo:hyphenation-remain-char-count="2" fo:hyphenation-push-char-count="2" loext:hyphenation-no-caps="false"/>
    </style:style>
    <style:style style:name="P705"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85ca38" style:font-name-asian="Noto Serif CJK JP Medium" fo:hyphenate="false" fo:hyphenation-remain-char-count="2" fo:hyphenation-push-char-count="2" loext:hyphenation-no-caps="false"/>
    </style:style>
    <style:style style:name="P706"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83db2e" style:font-name-asian="Noto Serif CJK JP Medium" fo:hyphenate="false" fo:hyphenation-remain-char-count="2" fo:hyphenation-push-char-count="2" loext:hyphenation-no-caps="false"/>
    </style:style>
    <style:style style:name="P707"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6efcd4" style:font-name-asian="Noto Serif CJK JP Medium" fo:hyphenate="false" fo:hyphenation-remain-char-count="2" fo:hyphenation-push-char-count="2" loext:hyphenation-no-caps="false"/>
    </style:style>
    <style:style style:name="P708"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976b48" style:font-name-asian="Noto Serif CJK JP Medium" fo:hyphenate="false" fo:hyphenation-remain-char-count="2" fo:hyphenation-push-char-count="2" loext:hyphenation-no-caps="false"/>
    </style:style>
    <style:style style:name="P709"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7468d5" style:font-name-asian="Noto Serif CJK JP Medium" fo:hyphenate="false" fo:hyphenation-remain-char-count="2" fo:hyphenation-push-char-count="2" loext:hyphenation-no-caps="false"/>
    </style:style>
    <style:style style:name="P710"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877f37" style:font-name-asian="Noto Serif CJK JP Medium" fo:hyphenate="false" fo:hyphenation-remain-char-count="2" fo:hyphenation-push-char-count="2" loext:hyphenation-no-caps="false"/>
    </style:style>
    <style:style style:name="P711"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9eef42" style:font-name-asian="Noto Serif CJK JP Medium" fo:hyphenate="false" fo:hyphenation-remain-char-count="2" fo:hyphenation-push-char-count="2" loext:hyphenation-no-caps="false"/>
    </style:style>
    <style:style style:name="P712"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41ffda" style:font-name-asian="Noto Serif CJK JP Medium" fo:hyphenate="false" fo:hyphenation-remain-char-count="2" fo:hyphenation-push-char-count="2" loext:hyphenation-no-caps="false"/>
    </style:style>
    <style:style style:name="P713"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1242055" style:font-name-asian="Noto Serif CJK JP Medium" fo:hyphenate="false" fo:hyphenation-remain-char-count="2" fo:hyphenation-push-char-count="2" loext:hyphenation-no-caps="false"/>
    </style:style>
    <style:style style:name="P714"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7debb3" style:font-name-asian="Noto Serif CJK JP Medium" fo:hyphenate="false" fo:hyphenation-remain-char-count="2" fo:hyphenation-push-char-count="2" loext:hyphenation-no-caps="false"/>
    </style:style>
    <style:style style:name="P715"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110b931" style:font-name-asian="Noto Serif CJK JP Medium" fo:hyphenate="false" fo:hyphenation-remain-char-count="2" fo:hyphenation-push-char-count="2" loext:hyphenation-no-caps="false"/>
    </style:style>
    <style:style style:name="P716"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11212c8" style:font-name-asian="Noto Serif CJK JP Medium" fo:hyphenate="false" fo:hyphenation-remain-char-count="2" fo:hyphenation-push-char-count="2" loext:hyphenation-no-caps="false"/>
    </style:style>
    <style:style style:name="P717"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125e0d1" style:font-name-asian="Noto Serif CJK JP Medium" fo:hyphenate="false" fo:hyphenation-remain-char-count="2" fo:hyphenation-push-char-count="2" loext:hyphenation-no-caps="false"/>
    </style:style>
    <style:style style:name="P718"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4746bb" style:font-name-asian="Noto Serif CJK JP Medium" fo:hyphenate="false" fo:hyphenation-remain-char-count="2" fo:hyphenation-push-char-count="2" loext:hyphenation-no-caps="false"/>
    </style:style>
    <style:style style:name="P719"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16c093b" style:font-name-asian="Noto Serif CJK JP Medium" fo:hyphenate="false" fo:hyphenation-remain-char-count="2" fo:hyphenation-push-char-count="2" loext:hyphenation-no-caps="false"/>
    </style:style>
    <style:style style:name="P720"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9f51ff" style:font-name-asian="Noto Serif CJK JP Medium" fo:hyphenate="false" fo:hyphenation-remain-char-count="2" fo:hyphenation-push-char-count="2" loext:hyphenation-no-caps="false"/>
    </style:style>
    <style:style style:name="P721"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6d5c57" style:font-name-asian="Noto Serif CJK JP Medium" fo:hyphenate="false" fo:hyphenation-remain-char-count="2" fo:hyphenation-push-char-count="2" loext:hyphenation-no-caps="false"/>
    </style:style>
    <style:style style:name="P722"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67eb03" style:font-name-asian="Noto Serif CJK JP Medium" fo:hyphenate="false" fo:hyphenation-remain-char-count="2" fo:hyphenation-push-char-count="2" loext:hyphenation-no-caps="false"/>
    </style:style>
    <style:style style:name="P723"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87cf17" style:font-name-asian="Noto Serif CJK JP Medium" fo:hyphenate="false" fo:hyphenation-remain-char-count="2" fo:hyphenation-push-char-count="2" loext:hyphenation-no-caps="false"/>
    </style:style>
    <style:style style:name="P724"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9448a0" style:font-name-asian="Noto Serif CJK JP Medium" fo:hyphenate="false" fo:hyphenation-remain-char-count="2" fo:hyphenation-push-char-count="2" loext:hyphenation-no-caps="false"/>
    </style:style>
    <style:style style:name="P725"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bd71ed" style:font-name-asian="Noto Serif CJK JP Medium" fo:hyphenate="false" fo:hyphenation-remain-char-count="2" fo:hyphenation-push-char-count="2" loext:hyphenation-no-caps="false"/>
    </style:style>
    <style:style style:name="P726"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1f02fd" style:font-name-asian="Noto Serif CJK JP Medium" fo:hyphenate="false" fo:hyphenation-remain-char-count="2" fo:hyphenation-push-char-count="2" loext:hyphenation-no-caps="false"/>
    </style:style>
    <style:style style:name="P727" style:family="paragraph" style:parent-style-name="Heading_20_3">
      <style:paragraph-properties fo:text-align="justify" style:justify-single-word="false" fo:orphans="0" fo:widows="0" fo:hyphenation-ladder-count="no-limit"/>
      <style:text-properties style:font-name="Noto Serif CJK JP Medium" officeooo:paragraph-rsid="005e94ef" style:font-name-asian="Noto Serif CJK JP Medium" fo:hyphenate="false" fo:hyphenation-remain-char-count="2" fo:hyphenation-push-char-count="2" loext:hyphenation-no-caps="false"/>
    </style:style>
    <style:style style:name="P728" style:family="paragraph" style:parent-style-name="Heading_20_3">
      <style:paragraph-properties>
        <style:tab-stops>
          <style:tab-stop style:position="0cm"/>
        </style:tab-stops>
      </style:paragraph-properties>
      <style:text-properties style:font-name="Noto Serif CJK JP Medium" style:font-name-asian="Noto Serif CJK JP Medium"/>
    </style:style>
    <style:style style:name="P729" style:family="paragraph" style:parent-style-name="Heading_20_3">
      <style:text-properties style:font-name="Noto Serif CJK JP Medium" style:font-name-asian="Noto Serif CJK JP Medium" style:language-asian="ja" style:country-asian="JP"/>
    </style:style>
    <style:style style:name="P730" style:family="paragraph" style:parent-style-name="Heading_20_3">
      <style:text-properties style:font-name="Noto Serif CJK JP Medium" officeooo:paragraph-rsid="00a2d96c" style:font-name-asian="Noto Serif CJK JP Medium" style:language-asian="ja" style:country-asian="JP"/>
    </style:style>
    <style:style style:name="P731"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16d8255" style:font-name-asian="Noto Serif CJK JP Medium" style:language-asian="ja" style:country-asian="JP" fo:hyphenate="false" fo:hyphenation-remain-char-count="2" fo:hyphenation-push-char-count="2" loext:hyphenation-no-caps="false"/>
    </style:style>
    <style:style style:name="P732"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a7b48e" style:font-name-asian="Noto Serif CJK JP Medium" style:language-asian="ja" style:country-asian="JP" fo:hyphenate="false" fo:hyphenation-remain-char-count="2" fo:hyphenation-push-char-count="2" loext:hyphenation-no-caps="false"/>
    </style:style>
    <style:style style:name="P733"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122ae69" style:font-name-asian="Noto Serif CJK JP Medium" style:language-asian="ja" style:country-asian="JP" fo:hyphenate="false" fo:hyphenation-remain-char-count="2" fo:hyphenation-push-char-count="2" loext:hyphenation-no-caps="false"/>
    </style:style>
    <style:style style:name="P734"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842341" style:font-name-asian="Noto Serif CJK JP Medium" style:language-asian="ja" style:country-asian="JP" fo:hyphenate="false" fo:hyphenation-remain-char-count="2" fo:hyphenation-push-char-count="2" loext:hyphenation-no-caps="false"/>
    </style:style>
    <style:style style:name="P735"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3da1a2" style:font-name-asian="Noto Serif CJK JP Medium" style:language-asian="ja" style:country-asian="JP" fo:hyphenate="false" fo:hyphenation-remain-char-count="2" fo:hyphenation-push-char-count="2" loext:hyphenation-no-caps="false"/>
    </style:style>
    <style:style style:name="P736"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71a7c3" style:font-name-asian="Noto Serif CJK JP Medium" style:language-asian="ja" style:country-asian="JP" fo:hyphenate="false" fo:hyphenation-remain-char-count="2" fo:hyphenation-push-char-count="2" loext:hyphenation-no-caps="false"/>
    </style:style>
    <style:style style:name="P737"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9d6634" style:font-name-asian="Noto Serif CJK JP Medium" style:language-asian="ja" style:country-asian="JP" fo:hyphenate="false" fo:hyphenation-remain-char-count="2" fo:hyphenation-push-char-count="2" loext:hyphenation-no-caps="false"/>
    </style:style>
    <style:style style:name="P738"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55ef95" style:font-name-asian="Noto Serif CJK JP Medium" style:language-asian="ja" style:country-asian="JP" fo:hyphenate="false" fo:hyphenation-remain-char-count="2" fo:hyphenation-push-char-count="2" loext:hyphenation-no-caps="false"/>
    </style:style>
    <style:style style:name="P739"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6efcd4" style:font-name-asian="Noto Serif CJK JP Medium" style:language-asian="ja" style:country-asian="JP" fo:hyphenate="false" fo:hyphenation-remain-char-count="2" fo:hyphenation-push-char-count="2" loext:hyphenation-no-caps="false"/>
    </style:style>
    <style:style style:name="P740"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127db48" style:font-name-asian="Noto Serif CJK JP Medium" style:language-asian="ja" style:country-asian="JP" fo:hyphenate="false" fo:hyphenation-remain-char-count="2" fo:hyphenation-push-char-count="2" loext:hyphenation-no-caps="false"/>
    </style:style>
    <style:style style:name="P741"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12f6ba9" style:font-name-asian="Noto Serif CJK JP Medium" style:language-asian="ja" style:country-asian="JP" fo:hyphenate="false" fo:hyphenation-remain-char-count="2" fo:hyphenation-push-char-count="2" loext:hyphenation-no-caps="false"/>
    </style:style>
    <style:style style:name="P742"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130dc35" style:font-name-asian="Noto Serif CJK JP Medium" style:language-asian="ja" style:country-asian="JP" fo:hyphenate="false" fo:hyphenation-remain-char-count="2" fo:hyphenation-push-char-count="2" loext:hyphenation-no-caps="false"/>
    </style:style>
    <style:style style:name="P743"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12e4bf8" style:font-name-asian="Noto Serif CJK JP Medium" style:language-asian="ja" style:country-asian="JP" fo:hyphenate="false" fo:hyphenation-remain-char-count="2" fo:hyphenation-push-char-count="2" loext:hyphenation-no-caps="false"/>
    </style:style>
    <style:style style:name="P744"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6c49af" style:font-name-asian="Noto Serif CJK JP Medium" style:language-asian="ja" style:country-asian="JP" fo:hyphenate="false" fo:hyphenation-remain-char-count="2" fo:hyphenation-push-char-count="2" loext:hyphenation-no-caps="false"/>
    </style:style>
    <style:style style:name="P745"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9f51ff" style:font-name-asian="Noto Serif CJK JP Medium" style:language-asian="ja" style:country-asian="JP" fo:hyphenate="false" fo:hyphenation-remain-char-count="2" fo:hyphenation-push-char-count="2" loext:hyphenation-no-caps="false"/>
    </style:style>
    <style:style style:name="P746"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7cafe3" style:font-name-asian="Noto Serif CJK JP Medium" style:language-asian="ja" style:country-asian="JP" fo:hyphenate="false" fo:hyphenation-remain-char-count="2" fo:hyphenation-push-char-count="2" loext:hyphenation-no-caps="false"/>
    </style:style>
    <style:style style:name="P747"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7f8ba4" style:font-name-asian="Noto Serif CJK JP Medium" style:language-asian="ja" style:country-asian="JP" fo:hyphenate="false" fo:hyphenation-remain-char-count="2" fo:hyphenation-push-char-count="2" loext:hyphenation-no-caps="false"/>
    </style:style>
    <style:style style:name="P748"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97330e" style:font-name-asian="Noto Serif CJK JP Medium" style:language-asian="ja" style:country-asian="JP" fo:hyphenate="false" fo:hyphenation-remain-char-count="2" fo:hyphenation-push-char-count="2" loext:hyphenation-no-caps="false"/>
    </style:style>
    <style:style style:name="P749"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10f6ece" style:font-name-asian="Noto Serif CJK JP Medium" style:language-asian="ja" style:country-asian="JP" fo:hyphenate="false" fo:hyphenation-remain-char-count="2" fo:hyphenation-push-char-count="2" loext:hyphenation-no-caps="false"/>
    </style:style>
    <style:style style:name="P750" style:family="paragraph" style:parent-style-name="Heading_20_3">
      <style:text-properties style:font-name="Noto Serif CJK JP Medium" officeooo:paragraph-rsid="01213ba2" style:font-name-asian="Noto Serif CJK JP Medium" style:language-asian="ja" style:country-asian="JP"/>
    </style:style>
    <style:style style:name="P751" style:family="paragraph" style:parent-style-name="Heading_20_3">
      <style:text-properties style:font-name="Noto Serif CJK JP Medium" officeooo:paragraph-rsid="012d2e22" style:font-name-asian="Noto Serif CJK JP Medium" style:language-asian="ja" style:country-asian="JP"/>
    </style:style>
    <style:style style:name="P752" style:family="paragraph" style:parent-style-name="Heading_20_3">
      <style:text-properties style:font-name="Noto Serif CJK JP Medium" officeooo:paragraph-rsid="00c47a2f" style:font-name-asian="Noto Serif CJK JP Medium" style:language-asian="ja" style:country-asian="JP"/>
    </style:style>
    <style:style style:name="P753" style:family="paragraph" style:parent-style-name="Heading_20_3">
      <style:text-properties style:font-name="Noto Serif CJK JP Medium" officeooo:paragraph-rsid="0036c41a" style:font-name-asian="Noto Serif CJK JP Medium" style:language-asian="ja" style:country-asian="JP"/>
    </style:style>
    <style:style style:name="P754" style:family="paragraph" style:parent-style-name="Heading_20_3">
      <style:text-properties style:font-name="Noto Serif CJK JP Medium" officeooo:paragraph-rsid="00709b59" style:font-name-asian="Noto Serif CJK JP Medium" style:language-asian="ja" style:country-asian="JP"/>
    </style:style>
    <style:style style:name="P755" style:family="paragraph" style:parent-style-name="Heading_20_3">
      <style:text-properties style:font-name="Noto Serif CJK JP Medium" officeooo:rsid="00a5b737" officeooo:paragraph-rsid="00a72be1" style:font-name-asian="Noto Serif CJK JP Medium" style:language-asian="ja" style:country-asian="JP"/>
    </style:style>
    <style:style style:name="P756" style:family="paragraph" style:parent-style-name="Heading_20_3">
      <style:text-properties style:font-name="Noto Serif CJK JP Medium" officeooo:paragraph-rsid="010122e8" style:font-name-asian="Noto Serif CJK JP Medium" style:language-asian="ja" style:country-asian="JP"/>
    </style:style>
    <style:style style:name="P757" style:family="paragraph" style:parent-style-name="Heading_20_3" style:list-style-name="">
      <style:paragraph-properties fo:text-align="justify" style:justify-single-word="false" fo:orphans="0" fo:widows="0" fo:hyphenation-ladder-count="no-limit"/>
      <style:text-properties style:font-name="Noto Serif CJK JP Medium" officeooo:rsid="0071a7c3" officeooo:paragraph-rsid="0071a7c3" style:font-name-asian="Noto Serif CJK JP Medium" style:language-asian="ja" style:country-asian="JP" fo:hyphenate="false" fo:hyphenation-remain-char-count="2" fo:hyphenation-push-char-count="2" loext:hyphenation-no-caps="false"/>
    </style:style>
    <style:style style:name="P758" style:family="paragraph" style:parent-style-name="Heading_20_3" style:list-style-name="">
      <style:paragraph-properties fo:text-align="justify" style:justify-single-word="false" fo:orphans="0" fo:widows="0" fo:hyphenation-ladder-count="no-limit"/>
      <style:text-properties style:font-name="Noto Serif CJK JP Medium" officeooo:rsid="007debb3" officeooo:paragraph-rsid="007debb3" style:font-name-asian="Noto Serif CJK JP Medium" style:language-asian="ja" style:country-asian="JP" fo:hyphenate="false" fo:hyphenation-remain-char-count="2" fo:hyphenation-push-char-count="2" loext:hyphenation-no-caps="false"/>
    </style:style>
    <style:style style:name="P759" style:family="paragraph" style:parent-style-name="Heading_20_3">
      <style:text-properties style:font-name="Noto Serif CJK JP Medium" officeooo:paragraph-rsid="001f02fd" style:font-name-asian="Noto Serif CJK JP Medium" style:language-asian="ja" style:country-asian="JP"/>
    </style:style>
    <style:style style:name="P760" style:family="paragraph" style:parent-style-name="Heading_20_3">
      <style:text-properties style:font-name="Noto Serif CJK JP Medium" officeooo:paragraph-rsid="00cd1a56" style:font-name-asian="Noto Serif CJK JP Medium" style:language-asian="ja" style:country-asian="JP"/>
    </style:style>
    <style:style style:name="P761" style:family="paragraph" style:parent-style-name="Heading_20_3">
      <style:text-properties style:font-name="Noto Serif CJK JP Medium" officeooo:paragraph-rsid="010ac44d" style:font-name-asian="Noto Serif CJK JP Medium" style:language-asian="ja" style:country-asian="JP"/>
    </style:style>
    <style:style style:name="P762" style:family="paragraph" style:parent-style-name="Heading_20_3">
      <style:text-properties style:font-name="Noto Serif CJK JP Medium" officeooo:paragraph-rsid="010f6ece" style:font-name-asian="Noto Serif CJK JP Medium" style:language-asian="ja" style:country-asian="JP"/>
    </style:style>
    <style:style style:name="P763" style:family="paragraph" style:parent-style-name="Heading_20_3">
      <style:text-properties style:font-name="Noto Serif CJK JP Medium" officeooo:paragraph-rsid="00ca8229" style:font-name-asian="Noto Serif CJK JP Medium"/>
    </style:style>
    <style:style style:name="P764" style:family="paragraph" style:parent-style-name="Heading_20_3">
      <style:text-properties style:font-name="Noto Serif CJK JP Medium" officeooo:paragraph-rsid="007ce410" style:font-name-asian="Noto Serif CJK JP Medium"/>
    </style:style>
    <style:style style:name="P765" style:family="paragraph" style:parent-style-name="Heading_20_3">
      <style:text-properties style:font-name="Noto Serif CJK JP Medium" officeooo:paragraph-rsid="00181c4e" style:font-name-asian="Noto Serif CJK JP Medium"/>
    </style:style>
    <style:style style:name="P766" style:family="paragraph" style:parent-style-name="Heading_20_3">
      <style:text-properties style:font-name="Noto Serif CJK JP Medium" officeooo:paragraph-rsid="00767dd0" style:font-name-asian="Noto Serif CJK JP Medium"/>
    </style:style>
    <style:style style:name="P767" style:family="paragraph" style:parent-style-name="Heading_20_3">
      <style:text-properties style:font-name="Noto Serif CJK JP Medium" officeooo:paragraph-rsid="0076c1c0" style:font-name-asian="Noto Serif CJK JP Medium"/>
    </style:style>
    <style:style style:name="P768" style:family="paragraph" style:parent-style-name="Heading_20_3">
      <style:text-properties style:font-name="Noto Serif CJK JP Medium" officeooo:paragraph-rsid="003f7e4b" style:font-name-asian="Noto Serif CJK JP Medium"/>
    </style:style>
    <style:style style:name="P769" style:family="paragraph" style:parent-style-name="Heading_20_3">
      <style:text-properties style:font-name="Noto Serif CJK JP Medium" officeooo:paragraph-rsid="016cb7b7" style:font-name-asian="Noto Serif CJK JP Medium"/>
    </style:style>
    <style:style style:name="P770" style:family="paragraph" style:parent-style-name="Heading_20_3">
      <style:text-properties style:font-name="Noto Serif CJK JP Medium" officeooo:paragraph-rsid="00c06d54" style:font-name-asian="Noto Serif CJK JP Medium"/>
    </style:style>
    <style:style style:name="P771" style:family="paragraph" style:parent-style-name="Heading_20_3">
      <style:text-properties style:font-name="Noto Serif CJK JP Medium" officeooo:paragraph-rsid="00c188f6" style:font-name-asian="Noto Serif CJK JP Medium"/>
    </style:style>
    <style:style style:name="P772" style:family="paragraph" style:parent-style-name="Heading_20_3">
      <style:text-properties style:font-name="Noto Serif CJK JP Medium" officeooo:paragraph-rsid="001f02fd" style:font-name-asian="Noto Serif CJK JP Medium"/>
    </style:style>
    <style:style style:name="P773" style:family="paragraph" style:parent-style-name="Heading_20_3">
      <style:text-properties style:font-name="Noto Serif CJK JP Medium" officeooo:paragraph-rsid="0110b931" style:font-name-asian="Noto Serif CJK JP Medium"/>
    </style:style>
    <style:style style:name="P774" style:family="paragraph" style:parent-style-name="Heading_20_3">
      <style:text-properties style:font-name="Noto Serif CJK JP Medium" officeooo:paragraph-rsid="00a96d05" style:font-name-asian="Noto Serif CJK JP Medium"/>
    </style:style>
    <style:style style:name="P775" style:family="paragraph" style:parent-style-name="Heading_20_3">
      <style:text-properties style:font-name="Noto Serif CJK JP Medium" officeooo:paragraph-rsid="007468d5" style:font-name-asian="Noto Serif CJK JP Medium"/>
    </style:style>
    <style:style style:name="P776" style:family="paragraph" style:parent-style-name="Heading_20_3">
      <style:text-properties style:font-name="Noto Serif CJK JP Medium" officeooo:paragraph-rsid="00403a64" style:font-name-asian="Noto Serif CJK JP Medium"/>
    </style:style>
    <style:style style:name="P777" style:family="paragraph" style:parent-style-name="Heading_20_3">
      <style:text-properties style:font-name="Noto Serif CJK JP Medium" officeooo:paragraph-rsid="00660667" style:font-name-asian="Noto Serif CJK JP Medium"/>
    </style:style>
    <style:style style:name="P778" style:family="paragraph" style:parent-style-name="Heading_20_3">
      <style:text-properties style:font-name="Noto Serif CJK JP Medium" officeooo:paragraph-rsid="0044d140" style:font-name-asian="Noto Serif CJK JP Medium"/>
    </style:style>
    <style:style style:name="P779" style:family="paragraph" style:parent-style-name="Heading_20_3">
      <style:text-properties style:font-name="Noto Serif CJK JP Medium" officeooo:paragraph-rsid="00bc89bb" style:font-name-asian="Noto Serif CJK JP Medium"/>
    </style:style>
    <style:style style:name="P780" style:family="paragraph" style:parent-style-name="Heading_20_3">
      <style:text-properties style:font-name="Noto Serif CJK JP Medium" officeooo:paragraph-rsid="00465a4c" style:font-name-asian="Noto Serif CJK JP Medium"/>
    </style:style>
    <style:style style:name="P781" style:family="paragraph" style:parent-style-name="Heading_20_3">
      <style:text-properties style:font-name="Noto Serif CJK JP Medium" officeooo:paragraph-rsid="011212c8" style:font-name-asian="Noto Serif CJK JP Medium"/>
    </style:style>
    <style:style style:name="P782" style:family="paragraph" style:parent-style-name="Heading_20_3">
      <style:text-properties style:font-name="Noto Serif CJK JP Medium" officeooo:paragraph-rsid="007debb3" style:font-name-asian="Noto Serif CJK JP Medium"/>
    </style:style>
    <style:style style:name="P783" style:family="paragraph" style:parent-style-name="Heading_20_3">
      <style:text-properties style:font-name="Noto Serif CJK JP Medium" officeooo:paragraph-rsid="00b847d5" style:font-name-asian="Noto Serif CJK JP Medium"/>
    </style:style>
    <style:style style:name="P784" style:family="paragraph" style:parent-style-name="Heading_20_3">
      <style:text-properties style:font-name="Noto Serif CJK JP Medium" officeooo:paragraph-rsid="0067eb03" style:font-name-asian="Noto Serif CJK JP Medium"/>
    </style:style>
    <style:style style:name="P785" style:family="paragraph" style:parent-style-name="Heading_20_3">
      <style:text-properties style:font-name="Noto Serif CJK JP Medium" officeooo:paragraph-rsid="006d5c57" style:font-name-asian="Noto Serif CJK JP Medium"/>
    </style:style>
    <style:style style:name="P786" style:family="paragraph" style:parent-style-name="Heading_20_3">
      <style:text-properties style:font-name="Noto Serif CJK JP Medium" officeooo:paragraph-rsid="004af2f3" style:font-name-asian="Noto Serif CJK JP Medium"/>
    </style:style>
    <style:style style:name="P787" style:family="paragraph" style:parent-style-name="Heading_20_3" style:list-style-name="">
      <style:paragraph-properties fo:text-align="justify" style:justify-single-word="false" fo:orphans="0" fo:widows="0" fo:hyphenation-ladder-count="no-limit"/>
      <style:text-properties officeooo:paragraph-rsid="0169fbcc" style:language-asian="ja" style:country-asian="JP" fo:hyphenate="false" fo:hyphenation-remain-char-count="2" fo:hyphenation-push-char-count="2" loext:hyphenation-no-caps="false"/>
    </style:style>
    <style:style style:name="P788" style:family="paragraph" style:parent-style-name="Heading_20_3">
      <style:paragraph-properties fo:break-before="page"/>
    </style:style>
    <style:style style:name="P789" style:family="paragraph" style:parent-style-name="Heading_20_3">
      <style:paragraph-properties fo:break-before="page"/>
      <style:text-properties style:font-name="Noto Sans CJK JP Medium" style:font-name-asian="Noto Sans CJK JP Medium"/>
    </style:style>
    <style:style style:name="P790" style:family="paragraph" style:parent-style-name="Heading_20_3">
      <style:paragraph-properties fo:break-before="page"/>
      <style:text-properties officeooo:paragraph-rsid="016d8255"/>
    </style:style>
    <style:style style:name="P791" style:family="paragraph" style:parent-style-name="Heading_20_3">
      <style:paragraph-properties fo:break-before="page"/>
      <style:text-properties officeooo:paragraph-rsid="016cb7b7"/>
    </style:style>
    <style:style style:name="P792" style:family="paragraph" style:parent-style-name="Heading_20_3">
      <style:paragraph-properties fo:break-before="page"/>
      <style:text-properties officeooo:paragraph-rsid="0169fbcc"/>
    </style:style>
    <style:style style:name="P793" style:family="paragraph" style:parent-style-name="Heading_20_3">
      <style:paragraph-properties fo:break-before="page"/>
      <style:text-properties officeooo:paragraph-rsid="016c093b"/>
    </style:style>
    <style:style style:name="P794" style:family="paragraph" style:parent-style-name="Standard" style:list-style-name="WW8Num3">
      <style:paragraph-properties>
        <style:tab-stops>
          <style:tab-stop style:position="2.223cm"/>
        </style:tab-stops>
      </style:paragraph-properties>
      <style:text-properties style:font-name="Noto Serif CJK JP Medium" style:font-name-asian="Noto Serif CJK JP Medium"/>
    </style:style>
    <style:style style:name="P795" style:family="paragraph" style:parent-style-name="Standard" style:list-style-name="WW8Num4">
      <style:paragraph-properties>
        <style:tab-stops>
          <style:tab-stop style:position="2.223cm"/>
        </style:tab-stops>
      </style:paragraph-properties>
      <style:text-properties style:font-name="Noto Serif CJK JP Medium" style:font-name-asian="Noto Serif CJK JP Medium"/>
    </style:style>
    <style:style style:name="P796" style:family="paragraph" style:parent-style-name="Standard" style:list-style-name="WW8Num4">
      <style:paragraph-properties>
        <style:tab-stops>
          <style:tab-stop style:position="2.223cm"/>
        </style:tab-stops>
      </style:paragraph-properties>
      <style:text-properties style:font-name="Noto Serif CJK JP Medium" officeooo:paragraph-rsid="000b825e" style:font-name-asian="Noto Serif CJK JP Medium"/>
    </style:style>
    <style:style style:name="P797" style:family="paragraph" style:parent-style-name="Standard" style:list-style-name="WW8Num2">
      <style:paragraph-properties>
        <style:tab-stops>
          <style:tab-stop style:position="2.223cm"/>
        </style:tab-stops>
      </style:paragraph-properties>
      <style:text-properties style:font-name="Noto Serif CJK JP Medium" style:font-name-asian="Noto Serif CJK JP Medium"/>
    </style:style>
    <style:style style:name="P798" style:family="paragraph" style:parent-style-name="Standard" style:list-style-name="WW8Num5">
      <style:paragraph-properties>
        <style:tab-stops>
          <style:tab-stop style:position="2.223cm"/>
        </style:tab-stops>
      </style:paragraph-properties>
      <style:text-properties style:font-name="Noto Serif CJK JP Medium" style:font-name-asian="Noto Serif CJK JP Medium"/>
    </style:style>
    <style:style style:name="P799" style:family="paragraph" style:parent-style-name="Standard" style:list-style-name="L1">
      <style:paragraph-properties>
        <style:tab-stops>
          <style:tab-stop style:position="0cm"/>
        </style:tab-stops>
      </style:paragraph-properties>
      <style:text-properties style:font-name="Noto Serif CJK JP Medium" style:font-name-asian="Noto Serif CJK JP Medium" style:language-asian="ja" style:country-asian="JP"/>
    </style:style>
    <style:style style:name="P800" style:family="paragraph" style:parent-style-name="Standard" style:list-style-name="L1">
      <style:paragraph-properties>
        <style:tab-stops>
          <style:tab-stop style:position="0cm"/>
        </style:tab-stops>
      </style:paragraph-properties>
      <style:text-properties style:font-name="Noto Serif CJK JP Medium" officeooo:paragraph-rsid="00d54860" style:font-name-asian="Noto Serif CJK JP Medium" style:language-asian="ja" style:country-asian="JP"/>
    </style:style>
    <style:style style:name="P801" style:family="paragraph" style:parent-style-name="Standard" style:list-style-name="L5">
      <style:paragraph-properties>
        <style:tab-stops>
          <style:tab-stop style:position="0cm"/>
        </style:tab-stops>
      </style:paragraph-properties>
      <style:text-properties style:font-name="Noto Serif CJK JP Medium" style:font-name-asian="Noto Serif CJK JP Medium" style:language-asian="ja" style:country-asian="JP"/>
    </style:style>
    <style:style style:name="P802" style:family="paragraph" style:parent-style-name="Standard" style:list-style-name="L2">
      <style:text-properties style:font-name="Noto Serif CJK JP Medium" style:font-name-asian="Noto Serif CJK JP Medium" style:language-asian="ja" style:country-asian="JP"/>
    </style:style>
    <style:style style:name="P803" style:family="paragraph" style:parent-style-name="Standard" style:list-style-name="">
      <style:paragraph-properties fo:text-align="justify" style:justify-single-word="false" fo:orphans="0" fo:widows="0" fo:hyphenation-ladder-count="no-limit"/>
      <style:text-properties style:font-name="Noto Serif CJK JP Medium" officeooo:paragraph-rsid="0129c48b" style:font-name-asian="Noto Serif CJK JP Medium" style:language-asian="ja" style:country-asian="JP" fo:hyphenate="false" fo:hyphenation-remain-char-count="2" fo:hyphenation-push-char-count="2" loext:hyphenation-no-caps="false"/>
    </style:style>
    <style:style style:name="P804" style:family="paragraph" style:parent-style-name="Standard" style:list-style-name="">
      <style:paragraph-properties fo:text-align="justify" style:justify-single-word="false" fo:orphans="0" fo:widows="0" fo:hyphenation-ladder-count="no-limit"/>
      <style:text-properties style:font-name="Noto Serif CJK JP Medium" officeooo:paragraph-rsid="00b64b49" style:font-name-asian="Noto Serif CJK JP Medium" style:language-asian="ja" style:country-asian="JP" fo:hyphenate="false" fo:hyphenation-remain-char-count="2" fo:hyphenation-push-char-count="2" loext:hyphenation-no-caps="false"/>
    </style:style>
    <style:style style:name="P805" style:family="paragraph" style:parent-style-name="Standard" style:list-style-name="">
      <style:paragraph-properties fo:text-align="justify" style:justify-single-word="false" fo:orphans="0" fo:widows="0" fo:hyphenation-ladder-count="no-limit"/>
      <style:text-properties style:font-name="Noto Serif CJK JP Medium" officeooo:paragraph-rsid="0056e5e9" style:font-name-asian="Noto Serif CJK JP Medium" style:language-asian="ja" style:country-asian="JP" fo:hyphenate="false" fo:hyphenation-remain-char-count="2" fo:hyphenation-push-char-count="2" loext:hyphenation-no-caps="false"/>
    </style:style>
    <style:style style:name="P806" style:family="paragraph" style:parent-style-name="Standard" style:list-style-name="L2">
      <style:text-properties style:font-name="Noto Serif CJK JP Medium" style:font-name-asian="Noto Serif CJK JP Medium"/>
    </style:style>
    <style:style style:name="P807" style:family="paragraph" style:parent-style-name="Standard" style:list-style-name="WW8Num5">
      <style:paragraph-properties>
        <style:tab-stops>
          <style:tab-stop style:position="2.223cm"/>
        </style:tab-stops>
      </style:paragraph-properties>
      <style:text-properties style:font-name="Noto Serif CJK JP Medium" officeooo:rsid="00bc89bb" officeooo:paragraph-rsid="00bc89bb" style:font-name-asian="Noto Serif CJK JP Medium"/>
    </style:style>
    <style:style style:name="P808" style:family="paragraph" style:parent-style-name="Standard" style:list-style-name="L6">
      <style:text-properties style:font-name="Noto Serif CJK JP Medium" style:font-name-asian="Noto Serif CJK JP Medium"/>
    </style:style>
    <style:style style:name="P809" style:family="paragraph" style:parent-style-name="Standard" style:list-style-name="">
      <style:paragraph-properties fo:text-align="justify" style:justify-single-word="false" fo:orphans="0" fo:widows="0" fo:hyphenation-ladder-count="no-limit"/>
      <style:text-properties style:font-name="Noto Serif CJK JP Medium" officeooo:paragraph-rsid="00976b48" style:font-name-asian="Noto Serif CJK JP Medium" fo:hyphenate="false" fo:hyphenation-remain-char-count="2" fo:hyphenation-push-char-count="2" loext:hyphenation-no-caps="false"/>
    </style:style>
    <style:style style:name="P810" style:family="paragraph" style:parent-style-name="Standard" style:list-style-name="WW8Num2">
      <style:paragraph-properties>
        <style:tab-stops>
          <style:tab-stop style:position="2.223cm"/>
        </style:tab-stops>
      </style:paragraph-properties>
      <style:text-properties style:font-name="Source Code Pro Medium" style:font-name-asian="Noto Serif CJK JP Medium"/>
    </style:style>
    <style:style style:name="P811" style:family="paragraph" style:parent-style-name="Standard" style:list-style-name="">
      <style:paragraph-properties fo:text-align="justify" style:justify-single-word="false" fo:orphans="0" fo:widows="0" fo:hyphenation-ladder-count="no-limit"/>
      <style:text-properties officeooo:paragraph-rsid="0056e5e9" style:language-asian="ja" style:country-asian="JP" fo:hyphenate="false" fo:hyphenation-remain-char-count="2" fo:hyphenation-push-char-count="2" loext:hyphenation-no-caps="false"/>
    </style:style>
    <style:style style:name="P812" style:family="paragraph" style:parent-style-name="Standard" style:list-style-name="">
      <style:paragraph-properties fo:text-align="justify" style:justify-single-word="false" fo:orphans="0" fo:widows="0" fo:hyphenation-ladder-count="no-limit"/>
      <style:text-properties officeooo:paragraph-rsid="0056e5e9" fo:hyphenate="false" fo:hyphenation-remain-char-count="2" fo:hyphenation-push-char-count="2" loext:hyphenation-no-caps="false"/>
    </style:style>
    <style:style style:name="P813" style:family="paragraph" style:parent-style-name="Standard" style:master-page-name="Standard">
      <style:paragraph-properties fo:text-align="center" style:justify-single-word="false" style:page-number="auto"/>
      <style:text-properties fo:font-size="12pt" style:text-underline-style="solid" style:text-underline-width="auto" style:text-underline-color="font-color" style:font-size-asian="12pt"/>
    </style:style>
    <style:style style:name="P814" style:family="paragraph" style:parent-style-name="Standard" style:master-page-name="目次">
      <style:paragraph-properties fo:text-align="center" style:justify-single-word="false" style:page-number="1"/>
    </style:style>
    <style:style style:name="P815" style:family="paragraph" style:parent-style-name="Standard">
      <style:paragraph-properties fo:margin-left="1.482cm" fo:margin-right="0cm" fo:text-indent="0cm" style:auto-text-indent="false"/>
      <style:text-properties style:font-name="Noto Serif CJK JP Medium" style:font-name-asian="Noto Serif CJK JP Medium"/>
    </style:style>
    <style:style style:name="P816" style:family="paragraph" style:parent-style-name="Standard" style:list-style-name="L3">
      <style:paragraph-properties fo:margin-left="1.482cm" fo:margin-right="0cm" fo:text-indent="0cm" style:auto-text-indent="false">
        <style:tab-stops>
          <style:tab-stop style:position="0cm"/>
        </style:tab-stops>
      </style:paragraph-properties>
      <style:text-properties style:font-name="Noto Serif CJK JP Medium" style:font-name-asian="Noto Serif CJK JP Medium"/>
    </style:style>
    <style:style style:name="P817" style:family="paragraph" style:parent-style-name="Standard" style:list-style-name="L4">
      <style:paragraph-properties fo:margin-left="1.482cm" fo:margin-right="0cm" fo:text-indent="0cm" style:auto-text-indent="false"/>
      <style:text-properties style:font-name="Noto Serif CJK JP Medium" style:font-name-asian="Noto Serif CJK JP Medium" style:language-asian="ja" style:country-asian="JP"/>
    </style:style>
    <style:style style:name="P818" style:family="paragraph" style:parent-style-name="Standard">
      <style:paragraph-properties fo:margin-left="1.482cm" fo:margin-right="0cm" fo:text-indent="0cm" style:auto-text-indent="false"/>
      <style:text-properties style:font-name="Source Sans Pro" style:font-name-asian="Noto Serif CJK JP Medium"/>
    </style:style>
    <style:style style:name="P819" style:family="paragraph" style:parent-style-name="Standard" style:list-style-name="" style:master-page-name="奥付">
      <style:paragraph-properties fo:text-align="justify" style:justify-single-word="false" fo:orphans="0" fo:widows="0" fo:hyphenation-ladder-count="no-limit" style:page-number="auto"/>
      <style:text-properties officeooo:paragraph-rsid="0056e5e9" style:language-asian="ja" style:country-asian="JP" fo:hyphenate="false" fo:hyphenation-remain-char-count="2" fo:hyphenation-push-char-count="2" loext:hyphenation-no-caps="false"/>
    </style:style>
    <style:style style:name="P820" style:family="paragraph" style:parent-style-name="Standard">
      <style:paragraph-properties fo:margin-left="0cm" fo:margin-right="0cm" fo:text-indent="0cm" style:auto-text-indent="false"/>
    </style:style>
    <style:style style:name="P821" style:family="paragraph" style:parent-style-name="Table_20_Contents" style:list-style-name="L6">
      <style:paragraph-properties style:line-height-at-least="0cm"/>
      <style:text-properties style:font-name="Noto Serif CJK JP Medium" fo:font-style="normal" style:font-name-asian="Noto Serif CJK JP Medium" style:language-asian="ja" style:country-asian="JP" style:font-style-asian="normal" style:font-style-complex="normal"/>
    </style:style>
    <style:style style:name="P822" style:family="paragraph" style:parent-style-name="Table_20_Contents" style:list-style-name="L7">
      <style:paragraph-properties style:line-height-at-least="0cm"/>
      <style:text-properties style:font-name="Noto Serif CJK JP Medium" style:font-name-asian="Noto Serif CJK JP Medium" style:language-asian="ja" style:country-asian="JP"/>
    </style:style>
    <style:style style:name="P823" style:family="paragraph" style:parent-style-name="Table_20_Contents" style:list-style-name="L7">
      <style:paragraph-properties style:line-height-at-least="0cm"/>
      <style:text-properties style:font-name="Noto Serif CJK JP Medium" officeooo:paragraph-rsid="005e9464" style:font-name-asian="Noto Serif CJK JP Medium" style:language-asian="ja" style:country-asian="JP"/>
    </style:style>
    <style:style style:name="P824" style:family="paragraph" style:parent-style-name="Table_20_Contents" style:list-style-name="L8"/>
    <style:style style:name="P825" style:family="paragraph" style:parent-style-name="Table_20_Contents">
      <style:paragraph-properties style:line-height-at-least="0cm"/>
      <style:text-properties style:font-name="Source Sans Pro" officeooo:rsid="0056e5e9" officeooo:paragraph-rsid="0056e5e9" style:font-name-asian="Noto Serif CJK JP Medium" style:language-asian="ja" style:country-asian="JP"/>
    </style:style>
    <style:style style:name="P826" style:family="paragraph" style:parent-style-name="Table_20_Contents">
      <style:paragraph-properties style:line-height-at-least="0cm"/>
      <style:text-properties style:font-name="Source Sans Pro" officeooo:rsid="00575578" officeooo:paragraph-rsid="00575578" style:font-name-asian="Noto Serif CJK JP Medium" style:language-asian="ja" style:country-asian="JP"/>
    </style:style>
    <style:style style:name="P827" style:family="paragraph" style:parent-style-name="Table_20_Contents">
      <style:paragraph-properties style:line-height-at-least="0cm"/>
      <style:text-properties style:font-name="Source Sans Pro" officeooo:rsid="0096c460" officeooo:paragraph-rsid="0096c460" style:font-name-asian="Noto Serif CJK JP Medium" style:language-asian="ja" style:country-asian="JP"/>
    </style:style>
    <style:style style:name="P828" style:family="paragraph" style:parent-style-name="Table_20_Contents">
      <style:paragraph-properties style:line-height-at-least="0cm"/>
      <style:text-properties style:font-name="Source Sans Pro" officeooo:rsid="0096c460" officeooo:paragraph-rsid="00b64b49" style:font-name-asian="Noto Serif CJK JP Medium" style:language-asian="ja" style:country-asian="JP"/>
    </style:style>
    <style:style style:name="P829" style:family="paragraph" style:parent-style-name="Table_20_Contents">
      <style:paragraph-properties style:line-height-at-least="0cm"/>
      <style:text-properties style:font-name="Source Sans Pro" officeooo:rsid="013d73aa" officeooo:paragraph-rsid="013d73aa" style:font-name-asian="Noto Serif CJK JP Medium" style:language-asian="ja" style:country-asian="JP"/>
    </style:style>
    <style:style style:name="P830" style:family="paragraph" style:parent-style-name="Table_20_Contents">
      <style:paragraph-properties style:line-height-at-least="0cm"/>
      <style:text-properties style:font-name="Source Sans Pro" officeooo:paragraph-rsid="0056e5e9" style:font-name-asian="Noto Serif CJK JP Medium" style:language-asian="ja" style:country-asian="JP"/>
    </style:style>
    <style:style style:name="P831" style:family="paragraph">
      <style:paragraph-properties fo:text-align="center"/>
    </style:style>
    <style:style style:name="P832" style:family="paragraph">
      <loext:graphic-properties draw:fill="none"/>
      <style:paragraph-properties fo:text-align="center"/>
    </style:style>
    <style:style style:name="P833" style:family="paragraph">
      <loext:graphic-properties draw:fill="none" draw:fill-color="#ffffff"/>
      <style:paragraph-properties style:writing-mode="lr-tb"/>
      <style:text-properties fo:font-size="8pt" style:font-size-asian="8pt" style:font-size-complex="8pt"/>
    </style:style>
    <style:style style:name="P834" style:family="paragraph">
      <style:paragraph-properties fo:text-align="justify"/>
    </style:style>
    <style:style style:name="P835" style:family="paragraph">
      <loext:graphic-properties draw:fill="none" draw:fill-color="#ffffff"/>
      <style:paragraph-properties fo:text-align="justify" style:writing-mode="lr-tb"/>
      <style:text-properties fo:font-size="8pt" style:font-size-asian="8pt" style:font-size-complex="8pt"/>
    </style:style>
    <style:style style:name="P836" style:family="paragraph">
      <loext:graphic-properties draw:fill="none"/>
    </style:style>
    <style:style style:name="P837" style:family="paragraph">
      <loext:graphic-properties draw:fill="none" draw:fill-color="#ffffff"/>
      <style:paragraph-properties fo:text-align="center" style:writing-mode="lr-tb"/>
      <style:text-properties fo:font-size="24pt"/>
    </style:style>
    <style:style style:name="T1" style:family="text">
      <style:text-properties officeooo:rsid="01198959"/>
    </style:style>
    <style:style style:name="T2" style:family="text">
      <style:text-properties officeooo:rsid="0119dcbe"/>
    </style:style>
    <style:style style:name="T3" style:family="text">
      <style:text-properties officeooo:rsid="011aea47"/>
    </style:style>
    <style:style style:name="T4" style:family="text">
      <style:text-properties officeooo:rsid="011b73de"/>
    </style:style>
    <style:style style:name="T5" style:family="text">
      <style:text-properties style:language-asian="ja" style:country-asian="JP"/>
    </style:style>
    <style:style style:name="T6" style:family="text">
      <style:text-properties officeooo:rsid="0055ef95" style:language-asian="ja" style:country-asian="JP"/>
    </style:style>
    <style:style style:name="T7" style:family="text">
      <style:text-properties officeooo:rsid="005e9464" style:language-asian="ja" style:country-asian="JP"/>
    </style:style>
    <style:style style:name="T8" style:family="text">
      <style:text-properties officeooo:rsid="0068e1b1" style:language-asian="ja" style:country-asian="JP"/>
    </style:style>
    <style:style style:name="T9" style:family="text">
      <style:text-properties officeooo:rsid="006d5c57" style:language-asian="ja" style:country-asian="JP"/>
    </style:style>
    <style:style style:name="T10" style:family="text">
      <style:text-properties officeooo:rsid="0071a7c3" style:language-asian="ja" style:country-asian="JP"/>
    </style:style>
    <style:style style:name="T11" style:family="text">
      <style:text-properties officeooo:rsid="007debb3" style:language-asian="ja" style:country-asian="JP"/>
    </style:style>
    <style:style style:name="T12" style:family="text">
      <style:text-properties officeooo:rsid="0095fee2" style:language-asian="ja" style:country-asian="JP"/>
    </style:style>
    <style:style style:name="T13" style:family="text">
      <style:text-properties officeooo:rsid="00976b48" style:language-asian="ja" style:country-asian="JP"/>
    </style:style>
    <style:style style:name="T14" style:family="text">
      <style:text-properties officeooo:rsid="00a2d96c" style:language-asian="ja" style:country-asian="JP"/>
    </style:style>
    <style:style style:name="T15" style:family="text">
      <style:text-properties officeooo:rsid="00a5b737" style:language-asian="ja" style:country-asian="JP"/>
    </style:style>
    <style:style style:name="T16" style:family="text">
      <style:text-properties officeooo:rsid="00a7b48e" style:language-asian="ja" style:country-asian="JP"/>
    </style:style>
    <style:style style:name="T17" style:family="text">
      <style:text-properties officeooo:rsid="00d1b8fb" style:language-asian="ja" style:country-asian="JP"/>
    </style:style>
    <style:style style:name="T18" style:family="text">
      <style:text-properties officeooo:rsid="00f010ce" style:language-asian="ja" style:country-asian="JP"/>
    </style:style>
    <style:style style:name="T19" style:family="text">
      <style:text-properties officeooo:rsid="00f1d050" style:language-asian="ja" style:country-asian="JP"/>
    </style:style>
    <style:style style:name="T20" style:family="text">
      <style:text-properties officeooo:rsid="00f7a068" style:language-asian="ja" style:country-asian="JP"/>
    </style:style>
    <style:style style:name="T21" style:family="text">
      <style:text-properties officeooo:rsid="00fd4ece" style:language-asian="ja" style:country-asian="JP"/>
    </style:style>
    <style:style style:name="T22" style:family="text">
      <style:text-properties officeooo:rsid="0119dcbe" style:language-asian="ja" style:country-asian="JP"/>
    </style:style>
    <style:style style:name="T23" style:family="text">
      <style:text-properties officeooo:rsid="011aea47" style:language-asian="ja" style:country-asian="JP"/>
    </style:style>
    <style:style style:name="T24" style:family="text">
      <style:text-properties officeooo:rsid="00c47a2f" style:language-asian="ja" style:country-asian="JP"/>
    </style:style>
    <style:style style:name="T25" style:family="text">
      <style:text-properties officeooo:rsid="00f32018" style:language-asian="ja" style:country-asian="JP"/>
    </style:style>
    <style:style style:name="T26" style:family="text">
      <style:text-properties officeooo:rsid="01677e7c" style:language-asian="ja" style:country-asian="JP"/>
    </style:style>
    <style:style style:name="T27" style:family="text">
      <style:text-properties style:text-underline-style="none"/>
    </style:style>
    <style:style style:name="T28" style:family="text">
      <style:text-properties style:text-underline-style="none" style:language-asian="ja" style:country-asian="JP"/>
    </style:style>
    <style:style style:name="T29" style:family="text">
      <style:text-properties style:text-underline-style="none" officeooo:rsid="00a96d05"/>
    </style:style>
    <style:style style:name="T30" style:family="text">
      <style:text-properties style:use-window-font-color="true" loext:opacity="0%" style:font-name="Noto Serif CJK JP Medium" style:text-underline-style="none" style:font-name-asian="Noto Serif CJK JP Medium"/>
    </style:style>
    <style:style style:name="T31" style:family="text">
      <style:text-properties style:use-window-font-color="true" loext:opacity="0%" style:font-name="Noto Serif CJK JP Medium" style:text-underline-style="none" officeooo:rsid="008f4ba2" style:font-name-asian="Noto Serif CJK JP Medium"/>
    </style:style>
    <style:style style:name="T32" style:family="text">
      <style:text-properties style:use-window-font-color="true" loext:opacity="0%" style:font-name="Noto Serif CJK JP Medium" style:text-underline-style="none" officeooo:rsid="008f4ba2" style:font-name-asian="Noto Serif CJK JP Medium" style:language-asian="ja" style:country-asian="JP"/>
    </style:style>
    <style:style style:name="T33" style:family="text">
      <style:text-properties style:use-window-font-color="true" loext:opacity="0%" style:font-name="Noto Serif CJK JP Medium" style:text-underline-style="none" officeooo:rsid="0096c460" style:font-name-asian="Noto Serif CJK JP Medium" style:language-asian="ja" style:country-asian="JP"/>
    </style:style>
    <style:style style:name="T34" style:family="text">
      <style:text-properties style:use-window-font-color="true" loext:opacity="0%" style:font-name="Noto Serif CJK JP Medium" style:text-underline-style="none" officeooo:rsid="00972a7f" style:font-name-asian="Noto Serif CJK JP Medium" style:language-asian="ja" style:country-asian="JP"/>
    </style:style>
    <style:style style:name="T35" style:family="text">
      <style:text-properties style:use-window-font-color="true" loext:opacity="0%" style:font-name="Noto Serif CJK JP Medium" style:text-underline-style="none" officeooo:rsid="01361fa0" style:font-name-asian="Noto Serif CJK JP Medium"/>
    </style:style>
    <style:style style:name="T36" style:family="text">
      <style:text-properties style:use-window-font-color="true" loext:opacity="0%" style:font-name="Noto Serif CJK JP Medium" fo:font-size="10.5pt" fo:language="en" fo:country="US" fo:font-style="italic" officeooo:rsid="0141cd32" style:letter-kerning="true" style:font-name-asian="Noto Serif CJK JP Medium" style:font-size-asian="10.5pt" style:language-asian="ja" style:country-asian="JP" style:font-style-asian="italic" style:font-name-complex="Century" style:font-size-complex="12pt" style:language-complex="ar" style:country-complex="SA" style:font-style-complex="italic"/>
    </style:style>
    <style:style style:name="T37" style:family="text">
      <style:text-properties style:use-window-font-color="true" loext:opacity="0%" style:font-name="Noto Serif CJK JP Medium" fo:font-size="10.5pt" fo:language="en" fo:country="US" fo:font-style="italic" officeooo:rsid="01428ffb" style:letter-kerning="true" style:font-name-asian="Noto Serif CJK JP Medium" style:font-size-asian="10.5pt" style:language-asian="ja" style:country-asian="JP" style:font-style-asian="italic" style:font-name-complex="Century" style:font-size-complex="12pt" style:language-complex="ar" style:country-complex="SA" style:font-style-complex="italic"/>
    </style:style>
    <style:style style:name="T38" style:family="text">
      <style:text-properties style:use-window-font-color="true" loext:opacity="0%" style:font-name="Noto Serif CJK JP Medium" fo:font-size="10.5pt" fo:language="en" fo:country="US" fo:font-style="italic" officeooo:rsid="0146d8ed" style:letter-kerning="true" style:font-name-asian="Noto Serif CJK JP Medium" style:font-size-asian="10.5pt" style:language-asian="ja" style:country-asian="JP" style:font-style-asian="italic" style:font-name-complex="Century" style:font-size-complex="12pt" style:language-complex="ar" style:country-complex="SA" style:font-style-complex="italic"/>
    </style:style>
    <style:style style:name="T39" style:family="text">
      <style:text-properties style:use-window-font-color="true" loext:opacity="0%" style:font-name="Noto Serif CJK JP Medium" fo:font-size="10.5pt" fo:language="en" fo:country="US" fo:font-style="italic" officeooo:rsid="014758d4" style:letter-kerning="true" style:font-name-asian="Noto Serif CJK JP Medium" style:font-size-asian="10.5pt" style:language-asian="ja" style:country-asian="JP" style:font-style-asian="italic" style:font-name-complex="Century" style:font-size-complex="12pt" style:language-complex="ar" style:country-complex="SA" style:font-style-complex="italic"/>
    </style:style>
    <style:style style:name="T40" style:family="text">
      <style:text-properties style:use-window-font-color="true" loext:opacity="0%" style:font-name="Noto Serif CJK JP Medium" fo:font-size="10.5pt" fo:language="en" fo:country="US" fo:font-style="italic" officeooo:rsid="01481d62" style:letter-kerning="true" style:font-name-asian="Noto Serif CJK JP Medium" style:font-size-asian="10.5pt" style:language-asian="ja" style:country-asian="JP" style:font-style-asian="italic" style:font-name-complex="Century" style:font-size-complex="12pt" style:language-complex="ar" style:country-complex="SA" style:font-style-complex="italic"/>
    </style:style>
    <style:style style:name="T41" style:family="text">
      <style:text-properties style:use-window-font-color="true" loext:opacity="0%" style:font-name="Noto Serif CJK JP Medium" fo:font-size="10.5pt" fo:language="en" fo:country="US" fo:font-style="italic" officeooo:rsid="0148bc5f" style:letter-kerning="true" style:font-name-asian="Noto Serif CJK JP Medium" style:font-size-asian="10.5pt" style:language-asian="ja" style:country-asian="JP" style:font-style-asian="italic" style:font-name-complex="Century" style:font-size-complex="12pt" style:language-complex="ar" style:country-complex="SA" style:font-style-complex="italic"/>
    </style:style>
    <style:style style:name="T42" style:family="text">
      <style:text-properties style:use-window-font-color="true" loext:opacity="0%" style:font-name="Noto Serif CJK JP Medium" fo:font-size="10.5pt" fo:language="en" fo:country="US" style:text-underline-style="none" officeooo:rsid="01428ffb" style:letter-kerning="true" style:font-name-asian="Noto Serif CJK JP Medium" style:font-size-asian="10.5pt" style:language-asian="ja" style:country-asian="JP" style:font-name-complex="Century" style:font-size-complex="12pt" style:language-complex="ar" style:country-complex="SA"/>
    </style:style>
    <style:style style:name="T43" style:family="text">
      <style:text-properties style:use-window-font-color="true" loext:opacity="0%" style:font-name="Noto Serif CJK JP Medium" fo:font-size="10.5pt" fo:language="en" fo:country="US" officeooo:rsid="01436d1a" style:letter-kerning="true" style:font-name-asian="Noto Serif CJK JP Medium" style:font-size-asian="10.5pt" style:font-name-complex="Century" style:font-size-complex="12pt" style:language-complex="ar" style:country-complex="SA"/>
    </style:style>
    <style:style style:name="T44" style:family="text">
      <style:text-properties style:use-window-font-color="true" loext:opacity="0%" style:font-name="Noto Serif CJK JP Medium" fo:font-size="10.5pt" fo:language="en" fo:country="US" officeooo:rsid="0148bc5f" style:letter-kerning="true" style:font-name-asian="Noto Serif CJK JP Medium" style:font-size-asian="10.5pt" style:language-asian="ja" style:country-asian="JP" style:font-name-complex="Century" style:font-size-complex="12pt" style:language-complex="ar" style:country-complex="SA"/>
    </style:style>
    <style:style style:name="T45" style:family="text">
      <style:text-properties style:use-window-font-color="true" loext:opacity="0%" style:font-name="Source Code Pro Medium" style:text-underline-style="none" style:font-name-asian="Source Code Pro Medium"/>
    </style:style>
    <style:style style:name="T46" style:family="text">
      <style:text-properties style:use-window-font-color="true" loext:opacity="0%" style:font-name="Source Code Pro Medium" style:text-underline-style="none" officeooo:rsid="008f4ba2" style:font-name-asian="Source Code Pro Medium"/>
    </style:style>
    <style:style style:name="T47" style:family="text">
      <style:text-properties style:use-window-font-color="true" loext:opacity="0%" style:font-name="Source Code Pro Medium" style:text-underline-style="none" officeooo:rsid="008f4ba2" style:font-name-asian="Source Code Pro Medium" style:font-name-complex="Arial"/>
    </style:style>
    <style:style style:name="T48" style:family="text">
      <style:text-properties style:use-window-font-color="true" loext:opacity="0%" style:font-name="Source Code Pro Medium" fo:font-size="10.5pt" fo:language="en" fo:country="US" officeooo:rsid="013d73aa" style:letter-kerning="true" style:font-name-asian="Noto Serif CJK JP Medium" style:font-size-asian="10.5pt" style:language-asian="ja" style:country-asian="JP" style:font-name-complex="Century" style:font-size-complex="12pt" style:language-complex="ar" style:country-complex="SA"/>
    </style:style>
    <style:style style:name="T49" style:family="text">
      <style:text-properties style:use-window-font-color="true" loext:opacity="0%" style:font-name="Source Code Pro Medium" fo:font-size="10.5pt" fo:language="en" fo:country="US" officeooo:rsid="0146d8ed" style:letter-kerning="true" style:font-name-asian="Noto Serif CJK JP Medium" style:font-size-asian="10.5pt" style:language-asian="ja" style:country-asian="JP" style:font-name-complex="Century" style:font-size-complex="12pt" style:language-complex="ar" style:country-complex="SA"/>
    </style:style>
    <style:style style:name="T50" style:family="text">
      <style:text-properties style:use-window-font-color="true" loext:opacity="0%" style:font-name="Source Code Pro Medium" fo:font-size="10.5pt" fo:language="en" fo:country="US" officeooo:rsid="0148bc5f" style:letter-kerning="true" style:font-name-asian="Noto Serif CJK JP Medium" style:font-size-asian="10.5pt" style:language-asian="ja" style:country-asian="JP" style:font-name-complex="Century" style:font-size-complex="12pt" style:language-complex="ar" style:country-complex="SA"/>
    </style:style>
    <style:style style:name="T51" style:family="text">
      <style:text-properties style:use-window-font-color="true" loext:opacity="0%" style:font-name="Source Code Pro" fo:font-size="10.5pt" fo:language="en" fo:country="US" officeooo:rsid="0146d8ed" style:letter-kerning="true" style:font-name-asian="Source Code Pro" style:font-size-asian="10.5pt" style:font-name-complex="Century" style:font-size-complex="12pt" style:language-complex="ar" style:country-complex="SA"/>
    </style:style>
    <style:style style:name="T52" style:family="text">
      <style:text-properties style:use-window-font-color="true" loext:opacity="0%" style:font-name="Source Code Pro" fo:font-size="10.5pt" fo:language="en" fo:country="US" officeooo:rsid="0148bc5f" style:letter-kerning="true" style:font-name-asian="Source Code Pro" style:font-size-asian="10.5pt" style:language-asian="ja" style:country-asian="JP" style:font-name-complex="Century" style:font-size-complex="12pt" style:language-complex="ar" style:country-complex="SA"/>
    </style:style>
    <style:style style:name="T53" style:family="text">
      <style:text-properties fo:font-style="italic" style:font-style-asian="italic" style:font-style-complex="italic"/>
    </style:style>
    <style:style style:name="T54" style:family="text">
      <style:text-properties fo:font-style="italic" officeooo:rsid="0055ef95" style:font-style-asian="italic" style:font-style-complex="italic"/>
    </style:style>
    <style:style style:name="T55" style:family="text">
      <style:text-properties fo:font-style="italic" officeooo:rsid="005f2b63" style:font-style-asian="italic" style:font-style-complex="italic"/>
    </style:style>
    <style:style style:name="T56" style:family="text">
      <style:text-properties fo:font-style="italic" officeooo:rsid="006c49af" style:font-style-asian="italic" style:font-style-complex="italic"/>
    </style:style>
    <style:style style:name="T57" style:family="text">
      <style:text-properties fo:font-style="italic" officeooo:rsid="006efcd4" style:font-style-asian="italic" style:font-style-complex="italic"/>
    </style:style>
    <style:style style:name="T58" style:family="text">
      <style:text-properties fo:font-style="italic" officeooo:rsid="00709b59" style:font-style-asian="italic" style:font-style-complex="italic"/>
    </style:style>
    <style:style style:name="T59" style:family="text">
      <style:text-properties fo:font-style="italic" officeooo:rsid="00710d15" style:font-style-asian="italic" style:font-style-complex="italic"/>
    </style:style>
    <style:style style:name="T60" style:family="text">
      <style:text-properties fo:font-style="italic" officeooo:rsid="0071a7c3" style:font-style-asian="italic" style:font-style-complex="italic"/>
    </style:style>
    <style:style style:name="T61" style:family="text">
      <style:text-properties fo:font-style="italic" officeooo:rsid="0072fa55" style:font-style-asian="italic" style:font-style-complex="italic"/>
    </style:style>
    <style:style style:name="T62" style:family="text">
      <style:text-properties fo:font-style="italic" officeooo:rsid="00767dd0" style:font-style-asian="italic" style:font-style-complex="italic"/>
    </style:style>
    <style:style style:name="T63" style:family="text">
      <style:text-properties fo:font-style="italic" officeooo:rsid="0076c1c0" style:font-style-asian="italic" style:font-style-complex="italic"/>
    </style:style>
    <style:style style:name="T64" style:family="text">
      <style:text-properties fo:font-style="italic" officeooo:rsid="007debb3" style:font-style-asian="italic" style:font-style-complex="italic"/>
    </style:style>
    <style:style style:name="T65" style:family="text">
      <style:text-properties fo:font-style="italic" officeooo:rsid="0083db2e" style:font-style-asian="italic" style:font-style-complex="italic"/>
    </style:style>
    <style:style style:name="T66" style:family="text">
      <style:text-properties fo:font-style="italic" officeooo:rsid="008f4ba2" style:font-style-asian="italic" style:font-style-complex="italic"/>
    </style:style>
    <style:style style:name="T67" style:family="text">
      <style:text-properties fo:font-style="italic" officeooo:rsid="00956c8f" style:font-style-asian="italic" style:font-style-complex="italic"/>
    </style:style>
    <style:style style:name="T68" style:family="text">
      <style:text-properties fo:font-style="italic" officeooo:rsid="0095fee2" style:font-style-asian="italic" style:font-style-complex="italic"/>
    </style:style>
    <style:style style:name="T69" style:family="text">
      <style:text-properties fo:font-style="italic" officeooo:rsid="0097330e" style:font-style-asian="italic" style:font-style-complex="italic"/>
    </style:style>
    <style:style style:name="T70" style:family="text">
      <style:text-properties fo:font-style="italic" officeooo:rsid="00976b48" style:font-style-asian="italic" style:font-style-complex="italic"/>
    </style:style>
    <style:style style:name="T71" style:family="text">
      <style:text-properties fo:font-style="italic" officeooo:rsid="00a0b2f3" style:font-style-asian="italic" style:font-style-complex="italic"/>
    </style:style>
    <style:style style:name="T72" style:family="text">
      <style:text-properties fo:font-style="italic" officeooo:rsid="00a2d96c" style:font-style-asian="italic" style:font-style-complex="italic"/>
    </style:style>
    <style:style style:name="T73" style:family="text">
      <style:text-properties fo:font-style="italic" officeooo:rsid="00a5b737" style:font-style-asian="italic" style:font-style-complex="italic"/>
    </style:style>
    <style:style style:name="T74" style:family="text">
      <style:text-properties fo:font-style="italic" officeooo:rsid="00a7b48e" style:font-style-asian="italic" style:font-style-complex="italic"/>
    </style:style>
    <style:style style:name="T75" style:family="text">
      <style:text-properties fo:font-style="italic" officeooo:rsid="00c06d54" style:font-style-asian="italic" style:font-style-complex="italic"/>
    </style:style>
    <style:style style:name="T76" style:family="text">
      <style:text-properties fo:font-style="italic" officeooo:rsid="00c47a2f" style:font-style-asian="italic" style:font-style-complex="italic"/>
    </style:style>
    <style:style style:name="T77" style:family="text">
      <style:text-properties fo:font-style="italic" officeooo:rsid="00c5e591" style:font-style-asian="italic" style:font-style-complex="italic"/>
    </style:style>
    <style:style style:name="T78" style:family="text">
      <style:text-properties fo:font-style="italic" officeooo:rsid="00764715" style:font-style-asian="italic" style:font-style-complex="italic"/>
    </style:style>
    <style:style style:name="T79" style:family="text">
      <style:text-properties fo:font-style="italic" officeooo:rsid="00765671" style:font-style-asian="italic" style:font-style-complex="italic"/>
    </style:style>
    <style:style style:name="T80" style:family="text">
      <style:text-properties fo:font-style="italic" officeooo:rsid="006ac80d" style:font-style-asian="italic" style:font-style-complex="italic"/>
    </style:style>
    <style:style style:name="T81" style:family="text">
      <style:text-properties fo:font-style="italic" officeooo:rsid="00fd4ece" style:font-style-asian="italic" style:font-style-complex="italic"/>
    </style:style>
    <style:style style:name="T82" style:family="text">
      <style:text-properties fo:font-style="italic" officeooo:rsid="010288e7" style:font-style-asian="italic" style:font-style-complex="italic"/>
    </style:style>
    <style:style style:name="T83" style:family="text">
      <style:text-properties fo:font-style="italic" officeooo:rsid="010ac44d" style:font-style-asian="italic" style:font-style-complex="italic"/>
    </style:style>
    <style:style style:name="T84" style:family="text">
      <style:text-properties fo:font-style="italic" officeooo:rsid="010d8d90" style:font-style-asian="italic" style:font-style-complex="italic"/>
    </style:style>
    <style:style style:name="T85" style:family="text">
      <style:text-properties fo:font-style="italic" officeooo:rsid="01213ba2" style:font-style-asian="italic" style:font-style-complex="italic"/>
    </style:style>
    <style:style style:name="T86" style:family="text">
      <style:text-properties fo:font-style="italic" officeooo:rsid="0122a7de" style:font-style-asian="italic" style:font-style-complex="italic"/>
    </style:style>
    <style:style style:name="T87" style:family="text">
      <style:text-properties fo:font-style="italic" officeooo:rsid="01242055" style:font-style-asian="italic" style:font-style-complex="italic"/>
    </style:style>
    <style:style style:name="T88" style:family="text">
      <style:text-properties fo:font-style="italic" officeooo:rsid="012d2e22" style:font-style-asian="italic" style:font-style-complex="italic"/>
    </style:style>
    <style:style style:name="T89" style:family="text">
      <style:text-properties fo:font-style="italic" officeooo:rsid="01322548" style:font-style-asian="italic" style:font-style-complex="italic"/>
    </style:style>
    <style:style style:name="T90" style:family="text">
      <style:text-properties fo:font-style="italic" officeooo:rsid="0148bc5f" style:font-style-asian="italic" style:font-style-complex="italic"/>
    </style:style>
    <style:style style:name="T91" style:family="text">
      <style:text-properties fo:font-style="italic" officeooo:rsid="015b832d" style:font-style-asian="italic" style:font-style-complex="italic"/>
    </style:style>
    <style:style style:name="T92" style:family="text">
      <style:text-properties fo:font-style="italic" style:text-underline-style="none" style:font-style-asian="italic" style:font-style-complex="italic"/>
    </style:style>
    <style:style style:name="T93" style:family="text">
      <style:text-properties fo:font-style="italic" style:language-asian="ja" style:country-asian="JP" style:font-style-asian="italic" style:font-style-complex="italic"/>
    </style:style>
    <style:style style:name="T94" style:family="text">
      <style:text-properties fo:font-style="italic" officeooo:rsid="00709b59" style:language-asian="ja" style:country-asian="JP" style:font-style-asian="italic" style:font-style-complex="italic"/>
    </style:style>
    <style:style style:name="T95" style:family="text">
      <style:text-properties fo:font-style="italic" officeooo:rsid="007debb3" style:language-asian="ja" style:country-asian="JP" style:font-style-asian="italic" style:font-style-complex="italic"/>
    </style:style>
    <style:style style:name="T96" style:family="text">
      <style:text-properties fo:font-style="italic" officeooo:rsid="008298dd" style:language-asian="ja" style:country-asian="JP" style:font-style-asian="italic" style:font-style-complex="italic"/>
    </style:style>
    <style:style style:name="T97" style:family="text">
      <style:text-properties fo:font-style="italic" officeooo:rsid="00c47a2f" style:language-asian="ja" style:country-asian="JP" style:font-style-asian="italic" style:font-style-complex="italic"/>
    </style:style>
    <style:style style:name="T98" style:family="text">
      <style:text-properties fo:font-style="italic" fo:font-weight="normal" style:font-style-asian="italic" style:font-weight-asian="normal" style:font-style-complex="italic" style:font-weight-complex="normal"/>
    </style:style>
    <style:style style:name="T99" style:family="text">
      <style:text-properties fo:font-style="normal" style:font-style-asian="normal" style:font-style-complex="normal"/>
    </style:style>
    <style:style style:name="T100" style:family="text">
      <style:text-properties fo:font-style="normal" officeooo:rsid="0055ef95" style:font-style-asian="normal" style:font-style-complex="normal"/>
    </style:style>
    <style:style style:name="T101" style:family="text">
      <style:text-properties fo:font-style="normal" officeooo:rsid="0056e5e9" style:font-style-asian="normal" style:font-style-complex="normal"/>
    </style:style>
    <style:style style:name="T102" style:family="text">
      <style:text-properties fo:font-style="normal" officeooo:rsid="005e94ef" style:font-style-asian="normal" style:font-style-complex="normal"/>
    </style:style>
    <style:style style:name="T103" style:family="text">
      <style:text-properties fo:font-style="normal" officeooo:rsid="00709b59" style:font-style-asian="normal" style:font-style-complex="normal"/>
    </style:style>
    <style:style style:name="T104" style:family="text">
      <style:text-properties fo:font-style="normal" officeooo:rsid="0071a7c3" style:font-style-asian="normal" style:font-style-complex="normal"/>
    </style:style>
    <style:style style:name="T105" style:family="text">
      <style:text-properties fo:font-style="normal" officeooo:rsid="00856db9" style:font-style-asian="normal" style:font-style-complex="normal"/>
    </style:style>
    <style:style style:name="T106" style:family="text">
      <style:text-properties fo:font-style="normal" officeooo:rsid="00976b48" style:font-style-asian="normal" style:font-style-complex="normal"/>
    </style:style>
    <style:style style:name="T107" style:family="text">
      <style:text-properties fo:font-style="normal" officeooo:rsid="00a0b2f3" style:font-style-asian="normal" style:font-style-complex="normal"/>
    </style:style>
    <style:style style:name="T108" style:family="text">
      <style:text-properties fo:font-style="normal" officeooo:rsid="00a2d96c" style:font-style-asian="normal" style:font-style-complex="normal"/>
    </style:style>
    <style:style style:name="T109" style:family="text">
      <style:text-properties fo:font-style="normal" officeooo:rsid="00a5b737" style:font-style-asian="normal" style:font-style-complex="normal"/>
    </style:style>
    <style:style style:name="T110" style:family="text">
      <style:text-properties fo:font-style="normal" officeooo:rsid="00a7b48e" style:font-style-asian="normal" style:font-style-complex="normal"/>
    </style:style>
    <style:style style:name="T111" style:family="text">
      <style:text-properties fo:font-style="normal" officeooo:rsid="00c5e591" style:font-style-asian="normal" style:font-style-complex="normal"/>
    </style:style>
    <style:style style:name="T112" style:family="text">
      <style:text-properties fo:font-style="normal" officeooo:rsid="00c47a2f" style:font-style-asian="normal" style:font-style-complex="normal"/>
    </style:style>
    <style:style style:name="T113" style:family="text">
      <style:text-properties fo:font-style="normal" officeooo:rsid="010f6ece" style:font-style-asian="normal" style:font-style-complex="normal"/>
    </style:style>
    <style:style style:name="T114" style:family="text">
      <style:text-properties fo:font-style="normal" officeooo:rsid="012d2e22" style:font-style-asian="normal" style:font-style-complex="normal"/>
    </style:style>
    <style:style style:name="T115" style:family="text">
      <style:text-properties fo:font-style="normal" officeooo:rsid="0068e1b1" style:font-style-asian="normal" style:font-style-complex="normal"/>
    </style:style>
    <style:style style:name="T116" style:family="text">
      <style:text-properties fo:font-style="normal" officeooo:rsid="016618e5" style:font-style-asian="normal" style:font-style-complex="normal"/>
    </style:style>
    <style:style style:name="T117" style:family="text">
      <style:text-properties fo:font-style="normal" style:language-asian="ja" style:country-asian="JP" style:font-style-asian="normal" style:font-style-complex="normal"/>
    </style:style>
    <style:style style:name="T118" style:family="text">
      <style:text-properties fo:font-style="normal" officeooo:rsid="00709b59" style:language-asian="ja" style:country-asian="JP" style:font-style-asian="normal" style:font-style-complex="normal"/>
    </style:style>
    <style:style style:name="T119" style:family="text">
      <style:text-properties fo:font-style="normal" officeooo:rsid="007aa931" style:language-asian="ja" style:country-asian="JP" style:font-style-asian="normal" style:font-style-complex="normal"/>
    </style:style>
    <style:style style:name="T120" style:family="text">
      <style:text-properties fo:font-style="normal" officeooo:rsid="008298dd" style:language-asian="ja" style:country-asian="JP" style:font-style-asian="normal" style:font-style-complex="normal"/>
    </style:style>
    <style:style style:name="T121" style:family="text">
      <style:text-properties fo:font-style="normal" officeooo:rsid="00c06d54" style:language-asian="ja" style:country-asian="JP" style:font-style-asian="normal" style:font-style-complex="normal"/>
    </style:style>
    <style:style style:name="T122" style:family="text">
      <style:text-properties fo:font-style="normal" officeooo:rsid="00c47a2f" style:language-asian="ja" style:country-asian="JP" style:font-style-asian="normal" style:font-style-complex="normal"/>
    </style:style>
    <style:style style:name="T123" style:family="text">
      <style:text-properties fo:font-style="normal" style:text-underline-style="none" officeooo:rsid="00709b59" style:font-style-asian="normal" style:font-style-complex="normal"/>
    </style:style>
    <style:style style:name="T124" style:family="text">
      <style:text-properties fo:font-weight="normal" style:font-weight-asian="normal" style:font-weight-complex="normal"/>
    </style:style>
    <style:style style:name="T125" style:family="text">
      <style:text-properties style:text-position="sub 58%" fo:font-style="italic" style:font-style-asian="italic" style:font-style-complex="italic"/>
    </style:style>
    <style:style style:name="T126" style:family="text">
      <style:text-properties style:text-position="sub 58%" fo:font-style="italic" officeooo:rsid="015b832d" style:font-style-asian="italic" style:font-style-complex="italic"/>
    </style:style>
    <style:style style:name="T127" style:family="text">
      <style:text-properties style:text-position="sub 58%" fo:font-size="10.5pt" fo:font-style="italic" style:font-size-asian="10.5pt" style:font-style-asian="italic" style:font-style-complex="italic"/>
    </style:style>
    <style:style style:name="T128" style:family="text">
      <style:text-properties style:text-position="sub 58%" style:font-name="Noto Serif CJK JP Medium" fo:font-style="italic" style:font-name-asian="Noto Serif CJK JP Medium" style:language-asian="ja" style:country-asian="JP" style:font-style-asian="italic" style:font-style-complex="italic"/>
    </style:style>
    <style:style style:name="T129" style:family="text">
      <style:text-properties fo:font-variant="normal" fo:text-transform="none" fo:color="#000000" loext:opacity="100%" style:font-name="Noto Sans CJK JP DemiLight" fo:font-size="10.5pt" fo:letter-spacing="normal" fo:font-style="normal" style:text-underline-style="none" fo:font-weight="normal" style:font-name-asian="Noto Serif CJK JP Medium" style:font-size-asian="10.5pt" style:font-weight-asian="normal" style:font-size-complex="10.5pt" style:font-weight-complex="normal"/>
    </style:style>
    <style:style style:name="T130" style:family="text">
      <style:text-properties fo:font-variant="normal" fo:text-transform="none" fo:color="#000000" loext:opacity="100%" fo:font-size="10.5pt" fo:letter-spacing="normal" fo:font-style="normal" style:text-underline-style="none" fo:font-weight="normal" style:font-name-asian="Noto Serif CJK JP Medium" style:font-size-asian="10.5pt" style:font-weight-asian="normal" style:font-size-complex="10.5pt" style:font-weight-complex="normal"/>
    </style:style>
    <style:style style:name="T131" style:family="text">
      <style:text-properties fo:font-variant="normal" fo:text-transform="none" fo:color="#000000" loext:opacity="100%" style:font-name="Source Sans Pro" fo:font-size="10.5pt" fo:letter-spacing="normal" fo:font-style="normal" style:text-underline-style="none" fo:font-weight="normal" style:font-name-asian="Noto Serif CJK JP Medium" style:font-size-asian="10.5pt" style:font-weight-asian="normal" style:font-size-complex="10.5pt" style:font-weight-complex="normal"/>
    </style:style>
    <style:style style:name="T132" style:family="text">
      <style:text-properties fo:color="#000000" loext:opacity="100%" style:text-underline-style="none"/>
    </style:style>
    <style:style style:name="T133" style:family="text">
      <style:text-properties fo:color="#000000" loext:opacity="100%" style:text-underline-style="none" officeooo:rsid="00877f37"/>
    </style:style>
    <style:style style:name="T134" style:family="text">
      <style:text-properties fo:color="#000000" loext:opacity="100%" style:font-name="Noto Serif CJK JP Medium" style:text-underline-style="none" style:font-name-asian="Noto Serif CJK JP Medium"/>
    </style:style>
    <style:style style:name="T135" style:family="text">
      <style:text-properties fo:color="#000000" loext:opacity="100%" style:font-name="Noto Serif CJK JP Medium" style:text-underline-style="none" officeooo:rsid="0096c460" style:font-name-asian="Noto Serif CJK JP Medium" style:language-asian="ja" style:country-asian="JP"/>
    </style:style>
    <style:style style:name="T136" style:family="text">
      <style:text-properties fo:color="#000000" loext:opacity="100%" style:font-name="Noto Serif CJK JP Medium" fo:font-size="10.5pt" fo:language="en" fo:country="US" style:text-underline-style="none" officeooo:rsid="01577831" style:letter-kerning="true" style:font-name-asian="Noto Serif CJK JP Medium" style:font-size-asian="10.5pt" style:language-asian="ja" style:country-asian="JP" style:font-name-complex="Century" style:font-size-complex="12pt" style:language-complex="ar" style:country-complex="SA"/>
    </style:style>
    <style:style style:name="T137" style:family="text">
      <style:text-properties fo:color="#000000" loext:opacity="100%" style:font-name="Noto Serif CJK JP Medium" fo:font-size="10.5pt" fo:language="en" fo:country="US" style:text-underline-style="none" officeooo:rsid="016cb7b7" style:letter-kerning="true" style:font-name-asian="Noto Serif CJK JP Medium" style:font-size-asian="10.5pt" style:language-asian="ja" style:country-asian="JP" style:font-name-complex="Century" style:font-size-complex="12pt" style:language-complex="ar" style:country-complex="SA"/>
    </style:style>
    <style:style style:name="T138" style:family="text">
      <style:text-properties fo:color="#000000" loext:opacity="100%" style:font-name="Noto Serif CJK JP Medium" fo:font-size="10.5pt" fo:language="en" fo:country="US" fo:font-style="italic" style:text-underline-style="none" officeooo:rsid="016cb7b7" style:letter-kerning="true" style:font-name-asian="Noto Serif CJK JP Medium" style:font-size-asian="10.5pt" style:language-asian="ja" style:country-asian="JP" style:font-style-asian="italic" style:font-name-complex="Century" style:font-size-complex="12pt" style:language-complex="ar" style:country-complex="SA" style:font-style-complex="italic"/>
    </style:style>
    <style:style style:name="T139" style:family="text">
      <style:text-properties fo:color="#000000" loext:opacity="100%" style:font-name="Noto Sans CJK JP DemiLight" style:text-underline-style="none" style:font-name-asian="Noto Serif CJK JP Medium"/>
    </style:style>
    <style:style style:name="T140" style:family="text">
      <style:text-properties fo:color="#000000" loext:opacity="100%" style:font-name="Noto Sans CJK JP DemiLight" style:text-underline-style="none" fo:font-weight="normal" style:font-name-asian="Noto Serif CJK JP Medium" style:font-weight-asian="normal" style:font-weight-complex="normal"/>
    </style:style>
    <style:style style:name="T141" style:family="text">
      <style:text-properties fo:color="#000000" loext:opacity="100%" style:font-name="Noto Sans CJK JP Medium" fo:font-style="normal" style:text-underline-style="none" style:font-name-asian="Noto Sans CJK JP Medium" style:font-style-asian="normal" style:font-style-complex="normal"/>
    </style:style>
    <style:style style:name="T142" style:family="text">
      <style:text-properties fo:color="#000000" loext:opacity="100%" style:font-name="Noto Sans CJK JP Medium" fo:font-style="normal" style:text-underline-style="none" officeooo:rsid="0067eb03" style:font-name-asian="Noto Sans CJK JP Medium" style:font-style-asian="normal" style:font-style-complex="normal"/>
    </style:style>
    <style:style style:name="T143" style:family="text">
      <style:text-properties fo:color="#000000" loext:opacity="100%" style:font-name="Noto Sans CJK JP Medium" fo:font-style="normal" style:text-underline-style="none" style:font-name-asian="Noto Sans CJK JP Medium" style:language-asian="ja" style:country-asian="JP" style:font-style-asian="normal" style:font-style-complex="normal"/>
    </style:style>
    <style:style style:name="T144" style:family="text">
      <style:text-properties fo:color="#000000" loext:opacity="100%" style:font-name="Noto Sans CJK JP Medium" style:text-underline-style="none" style:font-name-asian="Noto Sans CJK JP Medium"/>
    </style:style>
    <style:style style:name="T145" style:family="text">
      <style:text-properties fo:color="#000000" loext:opacity="100%" style:font-name="Noto Sans CJK JP Medium" style:text-underline-style="none" officeooo:rsid="006c49af" style:font-name-asian="Noto Sans CJK JP Medium"/>
    </style:style>
    <style:style style:name="T146" style:family="text">
      <style:text-properties fo:color="#000000" loext:opacity="100%" style:font-name="Noto Sans CJK JP Medium" style:text-underline-style="none" style:font-name-asian="Noto Sans CJK JP Medium" style:language-asian="ja" style:country-asian="JP"/>
    </style:style>
    <style:style style:name="T147" style:family="text">
      <style:text-properties fo:color="#000000" loext:opacity="100%" style:font-name="Noto Sans CJK JP Medium" fo:font-size="10.5pt" fo:language="en" fo:country="US" style:text-underline-style="none" officeooo:rsid="016c093b" style:letter-kerning="true" style:font-name-asian="Noto Sans CJK JP Medium" style:font-size-asian="10.5pt" style:language-asian="ja" style:country-asian="JP" style:font-name-complex="Century" style:font-size-complex="12pt" style:language-complex="ar" style:country-complex="SA"/>
    </style:style>
    <style:style style:name="T148" style:family="text">
      <style:text-properties fo:color="#000000" loext:opacity="100%" style:font-name="Arial" fo:font-size="12pt" fo:language="en" fo:country="US" style:text-underline-style="none" officeooo:rsid="01557c06" style:letter-kerning="true" style:font-name-asian="Noto Serif CJK JP Medium" style:font-size-asian="12pt" style:language-asian="ja" style:country-asian="JP" style:font-name-complex="Century" style:font-size-complex="12pt" style:language-complex="ar" style:country-complex="SA"/>
    </style:style>
    <style:style style:name="T149" style:family="text">
      <style:text-properties fo:color="#000000" loext:opacity="100%" style:font-name="Arial" fo:font-size="12pt" fo:language="en" fo:country="US" style:text-underline-style="none" officeooo:rsid="016c093b" style:letter-kerning="true" style:font-name-asian="Noto Serif CJK JP Medium" style:font-size-asian="12pt" style:language-asian="ja" style:country-asian="JP" style:font-name-complex="Century" style:font-size-complex="12pt" style:language-complex="ar" style:country-complex="SA"/>
    </style:style>
    <style:style style:name="T150" style:family="text">
      <style:text-properties fo:color="#000000" loext:opacity="100%" style:font-name="Arial" fo:font-size="12pt" fo:language="en" fo:country="US" style:text-underline-style="none" officeooo:rsid="016ee899" style:letter-kerning="true" style:font-name-asian="Noto Serif CJK JP Medium" style:font-size-asian="12pt" style:language-asian="ja" style:country-asian="JP" style:font-name-complex="Century" style:font-size-complex="12pt" style:language-complex="ar" style:country-complex="SA"/>
    </style:style>
    <style:style style:name="T151" style:family="text">
      <style:text-properties fo:color="#000000" loext:opacity="100%" style:font-name="Arial" fo:font-size="10.5pt" fo:language="en" fo:country="US" style:text-underline-style="none" officeooo:rsid="0169fbcc" style:letter-kerning="true" style:font-name-asian="Noto Serif CJK JP Medium" style:font-size-asian="10.5pt" style:language-asian="ja" style:country-asian="JP" style:font-name-complex="Century" style:font-size-complex="12pt" style:language-complex="ar" style:country-complex="SA"/>
    </style:style>
    <style:style style:name="T152" style:family="text">
      <style:text-properties fo:color="#000000" loext:opacity="100%" style:font-name="Arial" fo:font-size="10.5pt" fo:language="en" fo:country="US" style:text-underline-style="none" officeooo:rsid="016c093b" style:letter-kerning="true" style:font-name-asian="Noto Serif CJK JP Medium" style:font-size-asian="10.5pt" style:language-asian="ja" style:country-asian="JP" style:font-name-complex="Century" style:font-size-complex="12pt" style:language-complex="ar" style:country-complex="SA"/>
    </style:style>
    <style:style style:name="T153" style:family="text">
      <style:text-properties fo:color="#000000" loext:opacity="100%" style:font-name="Arial" fo:font-size="10.5pt" fo:language="en" fo:country="US" style:text-underline-style="none" officeooo:rsid="016e1fb1" style:letter-kerning="true" style:font-name-asian="Noto Serif CJK JP Medium" style:font-size-asian="10.5pt" style:language-asian="ja" style:country-asian="JP" style:font-name-complex="Century" style:font-size-complex="12pt" style:language-complex="ar" style:country-complex="SA"/>
    </style:style>
    <style:style style:name="T154" style:family="text">
      <style:text-properties fo:color="#000000" loext:opacity="100%" style:font-name="Source Sans Pro" style:text-underline-style="none" style:font-name-asian="Noto Serif CJK JP Medium"/>
    </style:style>
    <style:style style:name="T155" style:family="text">
      <style:text-properties fo:color="#000000" loext:opacity="100%" style:font-name="Source Sans Pro" style:text-underline-style="none" fo:font-weight="normal" style:font-name-asian="Noto Serif CJK JP Medium" style:font-weight-asian="normal" style:font-weight-complex="normal"/>
    </style:style>
    <style:style style:name="T156" style:family="text">
      <style:text-properties style:font-name="Arial"/>
    </style:style>
    <style:style style:name="T157" style:family="text">
      <style:text-properties style:font-name="Arial" fo:font-size="12pt" style:font-size-asian="12pt" style:font-size-complex="12pt"/>
    </style:style>
    <style:style style:name="T158" style:family="text">
      <style:text-properties style:font-name="Arial" fo:font-size="12pt" officeooo:rsid="0073bc19" style:font-size-asian="12pt" style:font-size-complex="12pt"/>
    </style:style>
    <style:style style:name="T159" style:family="text">
      <style:text-properties style:font-name="Arial" fo:font-size="12pt" officeooo:rsid="00965acd" style:font-size-asian="12pt" style:font-size-complex="12pt"/>
    </style:style>
    <style:style style:name="T160" style:family="text">
      <style:text-properties style:font-name="Arial" fo:font-size="12pt" officeooo:rsid="00b64b49" style:font-size-asian="12pt" style:font-size-complex="12pt"/>
    </style:style>
    <style:style style:name="T161" style:family="text">
      <style:text-properties style:font-name="Arial" fo:font-size="12pt" officeooo:rsid="011b73de" style:font-size-asian="12pt" style:font-size-complex="12pt"/>
    </style:style>
    <style:style style:name="T162" style:family="text">
      <style:text-properties style:font-name="Arial" fo:font-size="12pt" officeooo:rsid="0095fee2" style:font-size-asian="12pt" style:font-size-complex="12pt"/>
    </style:style>
    <style:style style:name="T163" style:family="text">
      <style:text-properties style:font-name="Arial" fo:font-size="12pt" officeooo:rsid="0119dcbe" style:font-size-asian="12pt" style:font-size-complex="12pt"/>
    </style:style>
    <style:style style:name="T164" style:family="text">
      <style:text-properties style:font-name="Arial" fo:font-size="12pt" officeooo:rsid="00b47190" style:font-size-asian="12pt" style:font-size-complex="12pt"/>
    </style:style>
    <style:style style:name="T165" style:family="text">
      <style:text-properties style:font-name="Arial" fo:font-size="12pt" officeooo:rsid="016ee899" style:font-size-asian="12pt" style:font-size-complex="12pt"/>
    </style:style>
    <style:style style:name="T166" style:family="text">
      <style:text-properties style:font-name="Arial" fo:font-size="12pt" officeooo:rsid="00f7a068" style:font-size-asian="12pt" style:language-asian="ja" style:country-asian="JP" style:font-size-complex="12pt"/>
    </style:style>
    <style:style style:name="T167" style:family="text">
      <style:text-properties style:font-name="Arial" style:language-asian="ja" style:country-asian="JP"/>
    </style:style>
    <style:style style:name="T168" style:family="text">
      <style:text-properties style:font-name="Arial" officeooo:rsid="01198959" style:language-asian="ja" style:country-asian="JP"/>
    </style:style>
    <style:style style:name="T169" style:family="text">
      <style:text-properties style:text-position="0% 100%" fo:font-style="italic" style:font-style-asian="italic" style:font-style-complex="italic"/>
    </style:style>
    <style:style style:name="T170" style:family="text">
      <style:text-properties style:text-position="0% 100%" fo:font-style="italic" officeooo:rsid="008f4ba2" style:font-style-asian="italic" style:font-style-complex="italic"/>
    </style:style>
    <style:style style:name="T171" style:family="text">
      <style:text-properties style:text-position="0% 100%" fo:font-style="italic" officeooo:rsid="00925fab" style:font-style-asian="italic" style:font-style-complex="italic"/>
    </style:style>
    <style:style style:name="T172" style:family="text">
      <style:text-properties style:text-position="0% 100%" fo:font-style="normal" style:font-style-asian="normal" style:font-style-complex="normal"/>
    </style:style>
    <style:style style:name="T173" style:family="text">
      <style:text-properties style:text-position="0% 100%" fo:font-style="normal" officeooo:rsid="008f4ba2" style:font-style-asian="normal" style:font-style-complex="normal"/>
    </style:style>
    <style:style style:name="T174" style:family="text">
      <style:text-properties style:text-position="0% 100%" style:font-name="Noto Serif CJK JP Medium" fo:font-style="normal" style:font-name-asian="Noto Serif CJK JP Medium" style:language-asian="ja" style:country-asian="JP" style:font-style-asian="normal" style:font-style-complex="normal"/>
    </style:style>
    <style:style style:name="T175" style:family="text">
      <style:text-properties officeooo:rsid="0052c271"/>
    </style:style>
    <style:style style:name="T176" style:family="text">
      <style:text-properties officeooo:rsid="0055ef95"/>
    </style:style>
    <style:style style:name="T177" style:family="text">
      <style:text-properties style:text-position="super 58%" fo:font-style="normal" officeooo:rsid="0056e5e9" style:font-style-asian="normal" style:font-style-complex="normal"/>
    </style:style>
    <style:style style:name="T178" style:family="text">
      <style:text-properties style:text-position="super 58%" officeooo:rsid="00b47190"/>
    </style:style>
    <style:style style:name="T179" style:family="text">
      <style:text-properties style:text-position="super 58%" style:font-name="Arial" fo:font-size="12pt" officeooo:rsid="00b47190" style:font-size-asian="12pt" style:font-size-complex="12pt"/>
    </style:style>
    <style:style style:name="T180" style:family="text">
      <style:text-properties officeooo:rsid="005e9464"/>
    </style:style>
    <style:style style:name="T181" style:family="text">
      <style:text-properties officeooo:rsid="005e94ef"/>
    </style:style>
    <style:style style:name="T182" style:family="text">
      <style:text-properties officeooo:rsid="005f2b63"/>
    </style:style>
    <style:style style:name="T183" style:family="text">
      <style:text-properties officeooo:rsid="00637f86"/>
    </style:style>
    <style:style style:name="T184" style:family="text">
      <style:text-properties officeooo:rsid="00660667"/>
    </style:style>
    <style:style style:name="T185" style:family="text">
      <style:text-properties officeooo:rsid="0067eb03"/>
    </style:style>
    <style:style style:name="T186" style:family="text">
      <style:text-properties officeooo:rsid="0068e1b1"/>
    </style:style>
    <style:style style:name="T187" style:family="text">
      <style:text-properties officeooo:rsid="006ac80d"/>
    </style:style>
    <style:style style:name="T188" style:family="text">
      <style:text-properties officeooo:rsid="006c49af"/>
    </style:style>
    <style:style style:name="T189" style:family="text">
      <style:text-properties officeooo:rsid="006d5c57"/>
    </style:style>
    <style:style style:name="T190" style:family="text">
      <style:text-properties officeooo:rsid="006efcd4"/>
    </style:style>
    <style:style style:name="T191" style:family="text">
      <style:text-properties officeooo:rsid="00709b59"/>
    </style:style>
    <style:style style:name="T192" style:family="text">
      <style:text-properties officeooo:rsid="00710d15"/>
    </style:style>
    <style:style style:name="T193" style:family="text">
      <style:text-properties officeooo:rsid="0071a7c3"/>
    </style:style>
    <style:style style:name="T194" style:family="text">
      <style:text-properties officeooo:rsid="0072fa55"/>
    </style:style>
    <style:style style:name="T195" style:family="text">
      <style:text-properties officeooo:rsid="007468d5"/>
    </style:style>
    <style:style style:name="T196" style:family="text">
      <style:text-properties officeooo:rsid="00764715"/>
    </style:style>
    <style:style style:name="T197" style:family="text">
      <style:text-properties officeooo:rsid="00765671"/>
    </style:style>
    <style:style style:name="T198" style:family="text">
      <style:text-properties officeooo:rsid="00767dd0"/>
    </style:style>
    <style:style style:name="T199" style:family="text">
      <style:text-properties officeooo:rsid="0076c1c0"/>
    </style:style>
    <style:style style:name="T200" style:family="text">
      <style:text-properties officeooo:rsid="00790870"/>
    </style:style>
    <style:style style:name="T201" style:family="text">
      <style:text-properties officeooo:rsid="007aa931"/>
    </style:style>
    <style:style style:name="T202" style:family="text">
      <style:text-properties officeooo:rsid="007b7363"/>
    </style:style>
    <style:style style:name="T203" style:family="text">
      <style:text-properties officeooo:rsid="007debb3"/>
    </style:style>
    <style:style style:name="T204" style:family="text">
      <style:text-properties officeooo:rsid="0083db2e"/>
    </style:style>
    <style:style style:name="T205" style:family="text">
      <style:text-properties officeooo:rsid="00842341"/>
    </style:style>
    <style:style style:name="T206" style:family="text">
      <style:text-properties officeooo:rsid="0085ca38"/>
    </style:style>
    <style:style style:name="T207" style:family="text">
      <style:text-properties officeooo:rsid="00877f37"/>
    </style:style>
    <style:style style:name="T208" style:family="text">
      <style:text-properties officeooo:rsid="008f4ba2"/>
    </style:style>
    <style:style style:name="T209" style:family="text">
      <style:text-properties officeooo:rsid="009112c8"/>
    </style:style>
    <style:style style:name="T210" style:family="text">
      <style:text-properties officeooo:rsid="0092e3d4"/>
    </style:style>
    <style:style style:name="T211" style:family="text">
      <style:text-properties officeooo:rsid="009448a0"/>
    </style:style>
    <style:style style:name="T212" style:family="text">
      <style:text-properties officeooo:rsid="00956c8f"/>
    </style:style>
    <style:style style:name="T213" style:family="text">
      <style:text-properties officeooo:rsid="0095fee2"/>
    </style:style>
    <style:style style:name="T214" style:family="text">
      <style:text-properties officeooo:rsid="00972a7f"/>
    </style:style>
    <style:style style:name="T215" style:family="text">
      <style:text-properties officeooo:rsid="0097330e"/>
    </style:style>
    <style:style style:name="T216" style:family="text">
      <style:text-properties officeooo:rsid="00976b48"/>
    </style:style>
    <style:style style:name="T217" style:family="text">
      <style:text-properties officeooo:rsid="0099d1de"/>
    </style:style>
    <style:style style:name="T218" style:family="text">
      <style:text-properties officeooo:rsid="009d6634"/>
    </style:style>
    <style:style style:name="T219" style:family="text">
      <style:text-properties officeooo:rsid="009f3de0"/>
    </style:style>
    <style:style style:name="T220" style:family="text">
      <style:text-properties officeooo:rsid="009f51ff"/>
    </style:style>
    <style:style style:name="T221" style:family="text">
      <style:text-properties officeooo:rsid="009fe0bd"/>
    </style:style>
    <style:style style:name="T222" style:family="text">
      <style:text-properties officeooo:rsid="00a0b2f3"/>
    </style:style>
    <style:style style:name="T223" style:family="text">
      <style:text-properties officeooo:rsid="00a2d96c"/>
    </style:style>
    <style:style style:name="T224" style:family="text">
      <style:text-properties officeooo:rsid="00a4d5e8"/>
    </style:style>
    <style:style style:name="T225" style:family="text">
      <style:text-properties officeooo:rsid="00a5b737"/>
    </style:style>
    <style:style style:name="T226" style:family="text">
      <style:text-properties officeooo:rsid="00a72be1"/>
    </style:style>
    <style:style style:name="T227" style:family="text">
      <style:text-properties officeooo:rsid="00a96d05"/>
    </style:style>
    <style:style style:name="T228" style:family="text">
      <style:text-properties officeooo:rsid="00b47190"/>
    </style:style>
    <style:style style:name="T229" style:family="text">
      <style:text-properties officeooo:rsid="00b64b49"/>
    </style:style>
    <style:style style:name="T230" style:family="text">
      <style:text-properties officeooo:rsid="00bc89bb"/>
    </style:style>
    <style:style style:name="T231" style:family="text">
      <style:text-properties officeooo:rsid="00bd0461"/>
    </style:style>
    <style:style style:name="T232" style:family="text">
      <style:text-properties officeooo:rsid="00bd71ed"/>
    </style:style>
    <style:style style:name="T233" style:family="text">
      <style:text-properties officeooo:rsid="00c06d54"/>
    </style:style>
    <style:style style:name="T234" style:family="text">
      <style:text-properties officeooo:rsid="00c188f6"/>
    </style:style>
    <style:style style:name="T235" style:family="text">
      <style:text-properties officeooo:rsid="00c47a2f"/>
    </style:style>
    <style:style style:name="T236" style:family="text">
      <style:text-properties officeooo:rsid="00c5e591"/>
    </style:style>
    <style:style style:name="T237" style:family="text">
      <style:text-properties officeooo:rsid="00cecbcd"/>
    </style:style>
    <style:style style:name="T238" style:family="text">
      <style:text-properties style:font-name-complex="Times New Roman"/>
    </style:style>
    <style:style style:name="T239" style:family="text">
      <style:text-properties officeooo:rsid="007debb3" style:font-name-complex="Times New Roman"/>
    </style:style>
    <style:style style:name="T240" style:family="text">
      <style:text-properties officeooo:rsid="010a55f3" style:font-name-complex="Times New Roman"/>
    </style:style>
    <style:style style:name="T241" style:family="text">
      <style:text-properties officeooo:rsid="00f010ce"/>
    </style:style>
    <style:style style:name="T242" style:family="text">
      <style:text-properties officeooo:rsid="00f1d050"/>
    </style:style>
    <style:style style:name="T243" style:family="text">
      <style:text-properties officeooo:rsid="00f32018"/>
    </style:style>
    <style:style style:name="T244" style:family="text">
      <style:text-properties officeooo:rsid="00fa119b"/>
    </style:style>
    <style:style style:name="T245" style:family="text">
      <style:text-properties officeooo:rsid="010288e7"/>
    </style:style>
    <style:style style:name="T246" style:family="text">
      <style:text-properties officeooo:rsid="01032ad6"/>
    </style:style>
    <style:style style:name="T247" style:family="text">
      <style:text-properties officeooo:rsid="010ac44d"/>
    </style:style>
    <style:style style:name="T248" style:family="text">
      <style:text-properties officeooo:rsid="010d8d90"/>
    </style:style>
    <style:style style:name="T249" style:family="text">
      <style:text-properties officeooo:rsid="010f6ece"/>
    </style:style>
    <style:style style:name="T250" style:family="text">
      <style:text-properties officeooo:rsid="011bed8b"/>
    </style:style>
    <style:style style:name="T251" style:family="text">
      <style:text-properties officeooo:rsid="01213ba2"/>
    </style:style>
    <style:style style:name="T252" style:family="text">
      <style:text-properties officeooo:rsid="0122a7de"/>
    </style:style>
    <style:style style:name="T253" style:family="text">
      <style:text-properties officeooo:rsid="0122ae69"/>
    </style:style>
    <style:style style:name="T254" style:family="text">
      <style:text-properties officeooo:rsid="01242055"/>
    </style:style>
    <style:style style:name="T255" style:family="text">
      <style:text-properties officeooo:rsid="0125e0d1"/>
    </style:style>
    <style:style style:name="T256" style:family="text">
      <style:text-properties officeooo:rsid="0127db48"/>
    </style:style>
    <style:style style:name="T257" style:family="text">
      <style:text-properties officeooo:rsid="012d2e22"/>
    </style:style>
    <style:style style:name="T258" style:family="text">
      <style:text-properties officeooo:rsid="01322548"/>
    </style:style>
    <style:style style:name="T259" style:family="text">
      <style:text-properties style:font-name-complex="Arial"/>
    </style:style>
    <style:style style:name="T260" style:family="text">
      <style:text-properties style:font-name-complex="Courier New"/>
    </style:style>
    <style:style style:name="T261" style:family="text">
      <style:text-properties style:font-name="Noto Serif CJK JP Medium" style:font-name-asian="Noto Serif CJK JP Medium"/>
    </style:style>
    <style:style style:name="T262" style:family="text">
      <style:text-properties style:font-name="Noto Serif CJK JP Medium" style:font-name-asian="Noto Serif CJK JP Medium" style:language-asian="ja" style:country-asian="JP"/>
    </style:style>
    <style:style style:name="T263" style:family="text">
      <style:text-properties style:font-name="Noto Serif CJK JP Medium" officeooo:rsid="0096c460" style:font-name-asian="Noto Serif CJK JP Medium" style:language-asian="ja" style:country-asian="JP"/>
    </style:style>
    <style:style style:name="T264" style:family="text">
      <style:text-properties style:font-name="Noto Serif CJK JP Medium" officeooo:rsid="00972a7f" style:font-name-asian="Noto Serif CJK JP Medium" style:language-asian="ja" style:country-asian="JP"/>
    </style:style>
    <style:style style:name="T265" style:family="text">
      <style:text-properties style:font-name="Noto Serif CJK JP Medium" officeooo:rsid="0148bc5f" style:font-name-asian="Noto Serif CJK JP Medium" style:language-asian="ja" style:country-asian="JP"/>
    </style:style>
    <style:style style:name="T266" style:family="text">
      <style:text-properties style:font-name="Noto Serif CJK JP Medium" officeooo:rsid="016cb7b7" style:font-name-asian="Noto Serif CJK JP Medium" style:language-asian="ja" style:country-asian="JP"/>
    </style:style>
    <style:style style:name="T267" style:family="text">
      <style:text-properties style:font-name="Noto Serif CJK JP Medium" officeooo:rsid="00c5e591" style:font-name-asian="Noto Serif CJK JP Medium"/>
    </style:style>
    <style:style style:name="T268" style:family="text">
      <style:text-properties style:font-name="Noto Serif CJK JP Medium" officeooo:rsid="011aea47" style:font-name-asian="Noto Serif CJK JP Medium"/>
    </style:style>
    <style:style style:name="T269" style:family="text">
      <style:text-properties style:font-name="Noto Serif CJK JP Medium" fo:font-style="normal" style:font-name-asian="Noto Serif CJK JP Medium" style:language-asian="ja" style:country-asian="JP" style:font-style-asian="normal" style:font-style-complex="normal"/>
    </style:style>
    <style:style style:name="T270" style:family="text">
      <style:text-properties style:font-name="Noto Serif CJK JP Medium" fo:font-style="italic" style:font-name-asian="Noto Serif CJK JP Medium" style:language-asian="ja" style:country-asian="JP" style:font-style-asian="italic" style:font-style-complex="italic"/>
    </style:style>
    <style:style style:name="T271" style:family="text">
      <style:text-properties style:font-name="Noto Serif CJK JP Medium" fo:font-style="italic" style:font-name-asian="Noto Serif CJK JP Medium" style:font-style-asian="italic" style:font-style-complex="italic"/>
    </style:style>
    <style:style style:name="T272" style:family="text">
      <style:text-properties style:font-name="Noto Serif CJK JP Medium" fo:font-style="italic" style:text-underline-style="none" style:font-name-asian="Noto Serif CJK JP Medium" style:language-asian="ja" style:country-asian="JP" style:font-style-asian="italic" style:font-style-complex="italic"/>
    </style:style>
    <style:style style:name="T273" style:family="text">
      <style:text-properties style:font-name="Noto Serif CJK JP Medium" style:text-underline-style="none" style:font-name-asian="Noto Serif CJK JP Medium" style:language-asian="ja" style:country-asian="JP"/>
    </style:style>
    <style:style style:name="T274" style:family="text">
      <style:text-properties style:font-name="Source Code Pro Medium"/>
    </style:style>
    <style:style style:name="T275" style:family="text">
      <style:text-properties style:font-name="Source Code Pro Medium" style:font-name-complex="Arial"/>
    </style:style>
    <style:style style:name="T276" style:family="text">
      <style:text-properties style:font-name="Source Code Pro Medium" style:font-name-asian="Source Code Pro Medium"/>
    </style:style>
    <style:style style:name="T277" style:family="text">
      <style:text-properties style:font-name="Source Code Pro Medium" style:font-name-asian="Source Code Pro Medium" style:font-name-complex="Arial"/>
    </style:style>
    <style:style style:name="T278" style:family="text">
      <style:text-properties style:font-name="Source Code Pro Medium" style:font-name-asian="Source Code Pro Medium" style:language-asian="ja" style:country-asian="JP"/>
    </style:style>
    <style:style style:name="T279" style:family="text">
      <style:text-properties style:font-name="Source Code Pro Medium" style:font-name-asian="Source Code Pro Medium" style:font-name-complex="Courier New"/>
    </style:style>
    <style:style style:name="T280" style:family="text">
      <style:text-properties style:font-name="Source Code Pro Medium" style:language-asian="ja" style:country-asian="JP"/>
    </style:style>
    <style:style style:name="T281" style:family="text">
      <style:text-properties style:font-name="Source Code Pro Medium" style:font-name-complex="Courier New"/>
    </style:style>
    <style:style style:name="T282" style:family="text">
      <style:text-properties style:font-name="Source Code Pro Medium" officeooo:rsid="010ac44d"/>
    </style:style>
    <style:style style:name="T283" style:family="text">
      <style:text-properties style:font-name="Source Code Pro Medium" style:font-name-asian="Noto Serif CJK JP Medium" style:language-asian="ja" style:country-asian="JP"/>
    </style:style>
    <style:style style:name="T284" style:family="text">
      <style:text-properties style:font-name="Source Code Pro Medium" officeooo:rsid="00842341" style:font-name-asian="Noto Serif CJK JP Medium" style:language-asian="ja" style:country-asian="JP"/>
    </style:style>
    <style:style style:name="T285" style:family="text">
      <style:text-properties style:font-name="Noto Sans CJK JP DemiLight"/>
    </style:style>
    <style:style style:name="T286" style:family="text">
      <style:text-properties style:font-name="Noto Sans CJK JP DemiLight" officeooo:rsid="008f4ba2"/>
    </style:style>
    <style:style style:name="T287" style:family="text">
      <style:text-properties style:font-name="Noto Sans CJK JP DemiLight" style:text-underline-style="none"/>
    </style:style>
    <style:style style:name="T288" style:family="text">
      <style:text-properties style:font-name="Noto Sans CJK JP DemiLight" officeooo:rsid="01032ad6"/>
    </style:style>
    <style:style style:name="T289" style:family="text">
      <style:text-properties officeooo:rsid="01428ffb"/>
    </style:style>
    <style:style style:name="T290" style:family="text">
      <style:text-properties style:font-name="Source Code Pro" style:font-name-asian="Source Code Pro"/>
    </style:style>
    <style:style style:name="T291" style:family="text">
      <style:text-properties style:font-name="Source Code Pro" style:font-name-asian="Source Code Pro" style:language-asian="ja" style:country-asian="JP"/>
    </style:style>
    <style:style style:name="T292" style:family="text">
      <style:text-properties style:font-name="Source Code Pro" officeooo:rsid="0148bc5f" style:font-name-asian="Source Code Pro" style:language-asian="ja" style:country-asian="JP"/>
    </style:style>
    <style:style style:name="T293" style:family="text">
      <style:text-properties officeooo:rsid="0148bc5f"/>
    </style:style>
    <style:style style:name="T294" style:family="text">
      <style:text-properties officeooo:rsid="015b832d"/>
    </style:style>
    <style:style style:name="T295" style:family="text">
      <style:text-properties officeooo:rsid="01608ff6"/>
    </style:style>
    <style:style style:name="T296" style:family="text">
      <style:text-properties officeooo:rsid="0168ca09"/>
    </style:style>
    <style:style style:name="T297" style:family="text">
      <style:text-properties officeooo:rsid="016dd34f"/>
    </style:style>
    <style:style style:name="T298" style:family="text">
      <style:text-properties style:font-name="Source Sans Pro"/>
    </style:style>
    <style:style style:name="T299" style:family="text">
      <style:text-properties style:font-name="Source Sans Pro" officeooo:rsid="008f4ba2"/>
    </style:style>
    <style:style style:name="T300" style:family="text">
      <style:text-properties style:font-name="Source Sans Pro" style:text-underline-style="none"/>
    </style:style>
    <style:style style:name="T301" style:family="text">
      <style:text-properties style:font-name="Source Sans Pro" officeooo:rsid="01032ad6"/>
    </style:style>
    <style:style style:name="T302" style:family="text"/>
    <style:style style:name="T303" style:family="text">
      <style:text-properties fo:font-size="8pt" style:font-size-asian="8pt" style:font-size-complex="8pt"/>
    </style:style>
    <style:style style:name="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draw:fill="solid" draw:fill-color="#ffffff" draw:opacity="0%" style:writing-mode="lr-tb" draw:wrap-influence-on-position="once-successive" loext:allow-overlap="true"/>
    </style:style>
    <style:style style:name="Sect1" style:family="section">
      <style:section-properties text:dont-balance-text-columns="true" style:writing-mode="lr-tb" style:editable="false">
        <style:columns fo:column-count="1" fo:column-gap="0cm"/>
        <text:notes-configuration text:note-class="footnot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3">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4">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7">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8">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style:style style:name="gr1" style:family="graphic">
      <style:graphic-properties style:run-through="foreground"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draw:stroke-dash="Ultrafine_20_Dashed" svg:stroke-width="0.101cm" svg:stroke-color="#000000" draw:marker-start-width="0.649cm" draw:marker-end-width="0.649cm" draw:textarea-horizontal-align="center" draw:textarea-vertical-align="middle" fo:padding-top="0.049cm" fo:padding-bottom="0.049cm" fo:padding-left="0.049cm" fo:padding-right="0.049cm" style:run-through="foreground"/>
    </style:style>
    <style:style style:name="gr3" style:family="graphic">
      <style:graphic-properties draw:stroke="solid" draw:stroke-dash="Ultrafine_20_Dashed" svg:stroke-width="0.03cm" svg:stroke-color="#000000" draw:marker-start-width="0.448cm" draw:marker-end-width="0.448cm" draw:textarea-horizontal-align="center" draw:textarea-vertical-align="middle" fo:padding-top="0.014cm" fo:padding-bottom="0.014cm" fo:padding-left="0.014cm" fo:padding-right="0.014cm" style:run-through="foreground"/>
    </style:style>
    <style:style style:name="gr4" style:family="graphic">
      <style:graphic-properties svg:stroke-width="0.101cm" draw:marker-start-width="0.499cm" draw:marker-end-width="0.499cm" draw:fill="none" draw:textarea-horizontal-align="center" draw:textarea-vertical-align="middle" fo:padding-top="0.049cm" fo:padding-bottom="0.049cm" fo:padding-left="0.049cm" fo:padding-right="0.049cm" style:run-through="foreground"/>
    </style:style>
    <style:style style:name="gr5" style:family="graphic">
      <style:graphic-properties style:run-through="foreground"/>
    </style:style>
    <style:style style:name="gr6" style:family="graphic">
      <style:graphic-properties draw:fill="none" draw:textarea-horizontal-align="center" draw:textarea-vertical-align="middle" style:run-through="foreground"/>
    </style:style>
    <style:style style:name="gr7" style:family="graphic">
      <style:graphic-properties draw:stroke="none" svg:stroke-color="#000000" draw:fill="none" draw:fill-color="#ffffff" fo:min-height="0.485cm" style:run-through="foreground"/>
      <style:paragraph-properties style:writing-mode="lr-tb"/>
    </style:style>
    <style:style style:name="gr8" style:family="graphic">
      <style:graphic-properties draw:stroke="none" svg:stroke-color="#000000" draw:fill="none" draw:fill-color="#ffffff" fo:min-height="0.506cm" style:run-through="foreground"/>
      <style:paragraph-properties style:writing-mode="lr-tb"/>
    </style:style>
    <style:style style:name="gr9" style:family="graphic">
      <style:graphic-properties svg:stroke-width="0.101cm" draw:marker-start-width="0.3cm" draw:marker-end="Arrow" draw:marker-end-width="0.3cm" draw:textarea-horizontal-align="center" draw:textarea-vertical-align="middle" fo:padding-top="0.049cm" fo:padding-bottom="0.049cm" fo:padding-left="0.049cm" fo:padding-right="0.049cm" style:run-through="foreground"/>
    </style:style>
    <style:style style:name="gr10" style:family="graphic">
      <style:graphic-properties draw:stroke="none" svg:stroke-color="#000000" draw:fill="none" draw:fill-color="#ffffff" fo:min-height="0.937cm" style:run-through="foreground"/>
      <style:paragraph-properties style:writing-mode="lr-tb"/>
    </style:style>
    <style:style style:name="gr11" style:family="graphic">
      <style:graphic-properties draw:textarea-horizontal-align="justify" draw:textarea-vertical-align="middle" draw:auto-grow-height="false" style:run-through="foreground"/>
    </style:style>
    <style:style style:name="gr12" style:family="graphic">
      <style:graphic-properties draw:stroke="dash" draw:stroke-dash="Ultrafine_20_Dashed" draw:fill="none" draw:textarea-horizontal-align="center" draw:textarea-vertical-align="middle" style:run-through="foreground"/>
    </style:style>
    <style:style style:name="gr13" style:family="graphic">
      <style:graphic-properties svg:stroke-width="0.101cm" draw:marker-start-width="0.499cm" draw:marker-end-width="0.499cm" draw:fill="none" draw:textarea-horizontal-align="justify" draw:textarea-vertical-align="middle" draw:auto-grow-height="false" fo:padding-top="0.049cm" fo:padding-bottom="0.049cm" fo:padding-left="0.049cm" fo:padding-right="0.049cm" style:run-through="foreground"/>
    </style:style>
    <style:style style:name="gr14" style:family="graphic">
      <style:graphic-properties draw:stroke="solid" draw:stroke-dash="Ultrafine_20_Dashed" draw:fill="none" draw:textarea-horizontal-align="center" draw:textarea-vertical-align="middle" style:run-through="foreground"/>
    </style:style>
    <style:style style:name="gr15" style:family="graphic">
      <style:graphic-properties draw:marker-start="Arrow" draw:marker-start-width="0.15cm" draw:marker-end-width="0.15cm" draw:textarea-horizontal-align="center" draw:textarea-vertical-align="middle" style:run-through="foreground"/>
    </style:style>
    <style:style style:name="gr16" style:family="graphic">
      <style:graphic-properties draw:stroke="solid" svg:stroke-width="0.053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fo:margin-left="0.319cm" fo:margin-right="0.31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13"/>
      <text:p text:style-name="P8"/>
      <text:p text:style-name="P8"/>
      <text:p text:style-name="P8"/>
      <text:p text:style-name="P8"/>
      <text:p text:style-name="P8"/>
      <text:p text:style-name="P8"/>
      <text:p text:style-name="P8"/>
      <text:p text:style-name="P8"/>
      <text:p text:style-name="P8"/>
      <text:p text:style-name="P8"/>
      <text:p text:style-name="P203">A Programming language <text:span text:style-name="T1">P</text:span>erfume</text:p>
      <text:p text:style-name="P203"/>
      <text:p text:style-name="P203">Language manual</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20">Mitsuhide SATO</text:p>
      <text:p text:style-name="P7"><text:span text:style-name="T153">Feb</text:span><text:span text:style-name="T151">.</text:span><text:span text:style-name="T167"> </text:span><text:span text:style-name="T153">1</text:span><text:span text:style-name="T156">, 20</text:span><text:span text:style-name="T168">20</text:span></text:p>
      <text:p text:style-name="P19"/>
      <text:p text:style-name="P6"/>
      <text:p text:style-name="P814"/>
      <text:section text:style-name="Sect1" text:name="セクション1">
        <text:p text:style-name="P23"><text:span text:style-name="T5">－</text:span> 　目　次　 <text:span text:style-name="T5">－</text:span></text:p>
        <text:p text:style-name="Standard"/>
        <text:p text:style-name="P192"/>
        <text:table-of-content text:style-name="Sect2" text:name="目次1">
          <text:table-of-content-source text:outline-level="9" text:use-index-marks="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index-entry-tab-stop style:type="left" style:position="16.999cm" style:leader-char="." style:with-tab="false"/>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index-entry-tab-stop style:type="left" style:position="16.999cm" style:leader-char="." style:with-tab="false"/>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index-entry-tab-stop style:type="left" style:position="16.999cm" style:leader-char="." style:with-tab="false"/>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index-entry-tab-stop style:type="left" style:position="16.999cm" style:leader-char="." style:with-tab="false"/>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index-entry-tab-stop style:type="left" style:position="16.999cm" style:leader-char="." style:with-tab="false"/>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index-entry-tab-stop style:type="left" style:position="16.999cm" style:leader-char="." style:with-tab="false"/>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index-entry-tab-stop style:type="left" style:position="16.999cm" style:leader-char="." style:with-tab="false"/>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677"><text:a xlink:type="simple" xlink:href="#__RefHeading__14336_1559979953" text:style-name="Index_20_Link" text:visited-style-name="Index_20_Link">1. はじめに<text:tab/>1</text:a></text:p>
            <text:p text:style-name="P677"><text:a xlink:type="simple" xlink:href="#__RefHeading__14338_1559979953" text:style-name="Index_20_Link" text:visited-style-name="Index_20_Link">2. 概要<text:tab/>2</text:a></text:p>
            <text:p text:style-name="P680"><text:a xlink:type="simple" xlink:href="#__RefHeading__14340_1559979953" text:style-name="Index_20_Link" text:visited-style-name="Index_20_Link">2.1 特徴<text:tab/>2</text:a></text:p>
            <text:p text:style-name="P680"><text:a xlink:type="simple" xlink:href="#__RefHeading__14342_1559979953" text:style-name="Index_20_Link" text:visited-style-name="Index_20_Link">2.2 外観<text:tab/>5</text:a></text:p>
            <text:p text:style-name="P680"><text:a xlink:type="simple" xlink:href="#__RefHeading__14344_1559979953" text:style-name="Index_20_Link" text:visited-style-name="Index_20_Link">2.3 影響を受けた言語<text:tab/>6</text:a></text:p>
            <text:p text:style-name="P677"><text:a xlink:type="simple" xlink:href="#__RefHeading__14346_1559979953" text:style-name="Index_20_Link" text:visited-style-name="Index_20_Link">3. 準備<text:tab/>7</text:a></text:p>
            <text:p text:style-name="P680"><text:a xlink:type="simple" xlink:href="#__RefHeading__14348_1559979953" text:style-name="Index_20_Link" text:visited-style-name="Index_20_Link">3.1 プラットフォーム<text:tab/>7</text:a></text:p>
            <text:p text:style-name="P680"><text:a xlink:type="simple" xlink:href="#__RefHeading__14350_1559979953" text:style-name="Index_20_Link" text:visited-style-name="Index_20_Link">3.2 コンパイル方法<text:tab/>8</text:a></text:p>
            <text:p text:style-name="P680"><text:a xlink:type="simple" xlink:href="#__RefHeading__14352_1559979953" text:style-name="Index_20_Link" text:visited-style-name="Index_20_Link">3.3 処理系の構成<text:tab/>10</text:a></text:p>
            <text:p text:style-name="P681"><text:a xlink:type="simple" xlink:href="#__RefHeading__14354_1559979953" text:style-name="Index_20_Link" text:visited-style-name="Index_20_Link">3.3.1 ファイル構成<text:tab/>10</text:a></text:p>
            <text:p text:style-name="P681"><text:a xlink:type="simple" xlink:href="#__RefHeading__14356_1559979953" text:style-name="Index_20_Link" text:visited-style-name="Index_20_Link">3.3.2 環境変数<text:tab/>10</text:a></text:p>
            <text:p text:style-name="P681"><text:a xlink:type="simple" xlink:href="#__RefHeading__14358_1559979953" text:style-name="Index_20_Link" text:visited-style-name="Index_20_Link">3.3.3 グローバル変数<text:tab/>10</text:a></text:p>
            <text:p text:style-name="P680"><text:a xlink:type="simple" xlink:href="#__RefHeading__14360_1559979953" text:style-name="Index_20_Link" text:visited-style-name="Index_20_Link">3.4 起動<text:tab/>11</text:a></text:p>
            <text:p text:style-name="P680"><text:a xlink:type="simple" xlink:href="#__RefHeading___Toc29445_1664150392" text:style-name="Index_20_Link" text:visited-style-name="Index_20_Link">3.5 最新情報<text:tab/>12</text:a></text:p>
            <text:p text:style-name="P677"><text:a xlink:type="simple" xlink:href="#__RefHeading__14362_1559979953" text:style-name="Index_20_Link" text:visited-style-name="Index_20_Link">4. 言語仕様<text:tab/>13</text:a></text:p>
            <text:p text:style-name="P680"><text:a xlink:type="simple" xlink:href="#__RefHeading__14364_1559979953" text:style-name="Index_20_Link" text:visited-style-name="Index_20_Link">4.1 データ型<text:tab/>13</text:a></text:p>
            <text:p text:style-name="P681"><text:a xlink:type="simple" xlink:href="#__RefHeading__14366_1559979953" text:style-name="Index_20_Link" text:visited-style-name="Index_20_Link">4.1.1 真偽値<text:tab/>13</text:a></text:p>
            <text:p text:style-name="P681"><text:a xlink:type="simple" xlink:href="#__RefHeading__14368_1559979953" text:style-name="Index_20_Link" text:visited-style-name="Index_20_Link">4.1.2 シンボル<text:tab/>13</text:a></text:p>
            <text:p text:style-name="P681"><text:a xlink:type="simple" xlink:href="#__RefHeading__14370_1559979953" text:style-name="Index_20_Link" text:visited-style-name="Index_20_Link">4.1.3 参照<text:tab/>14</text:a></text:p>
            <text:p text:style-name="P681"><text:a xlink:type="simple" xlink:href="#__RefHeading__14372_1559979953" text:style-name="Index_20_Link" text:visited-style-name="Index_20_Link">4.1.4 整数<text:tab/>14</text:a></text:p>
            <text:p text:style-name="P681"><text:a xlink:type="simple" xlink:href="#__RefHeading__14374_1559979953" text:style-name="Index_20_Link" text:visited-style-name="Index_20_Link">4.1.5 実数<text:tab/>15</text:a></text:p>
            <text:p text:style-name="P681"><text:a xlink:type="simple" xlink:href="#__RefHeading__14376_1559979953" text:style-name="Index_20_Link" text:visited-style-name="Index_20_Link">4.1.6 文字列<text:tab/>16</text:a></text:p>
            <text:p text:style-name="P681"><text:a xlink:type="simple" xlink:href="#__RefHeading__14378_1559979953" text:style-name="Index_20_Link" text:visited-style-name="Index_20_Link">4.1.7 正規表現文字列<text:tab/>16</text:a></text:p>
            <text:p text:style-name="P681"><text:a xlink:type="simple" xlink:href="#__RefHeading__14380_1559979953" text:style-name="Index_20_Link" text:visited-style-name="Index_20_Link">4.1.8 リスト<text:tab/>17</text:a></text:p>
            <text:p text:style-name="P681"><text:a xlink:type="simple" xlink:href="#__RefHeading__14382_1559979953" text:style-name="Index_20_Link" text:visited-style-name="Index_20_Link">4.1.9 クロージャ（ブロック）<text:tab/>18</text:a></text:p>
            <text:p text:style-name="P681"><text:a xlink:type="simple" xlink:href="#__RefHeading__14384_1559979953" text:style-name="Index_20_Link" text:visited-style-name="Index_20_Link">4.1.10 評価ブロック<text:tab/>19</text:a></text:p>
            <text:p text:style-name="P681"><text:a xlink:type="simple" xlink:href="#__RefHeading__14386_1559979953" text:style-name="Index_20_Link" text:visited-style-name="Index_20_Link">4.1.11 関数<text:tab/>20</text:a></text:p>
            <text:p text:style-name="P681"><text:a xlink:type="simple" xlink:href="#__RefHeading__14388_1559979953" text:style-name="Index_20_Link" text:visited-style-name="Index_20_Link">4.1.12 オブジェクト<text:tab/>21</text:a></text:p>
            <text:p text:style-name="P681"><text:a xlink:type="simple" xlink:href="#__RefHeading__14390_1559979953" text:style-name="Index_20_Link" text:visited-style-name="Index_20_Link">4.1.13 制御型<text:tab/>21</text:a></text:p>
            <text:p text:style-name="P681"><text:a xlink:type="simple" xlink:href="#__RefHeading__14392_1559979953" text:style-name="Index_20_Link" text:visited-style-name="Index_20_Link">4.1.14 例外<text:tab/>22</text:a></text:p>
            <text:p text:style-name="P681"><text:a xlink:type="simple" xlink:href="#__RefHeading__14394_1559979953" text:style-name="Index_20_Link" text:visited-style-name="Index_20_Link">4.1.15 バインドリスト<text:tab/>22</text:a></text:p>
            <text:p text:style-name="P681"><text:a xlink:type="simple" xlink:href="#__RefHeading__14028_687363010" text:style-name="Index_20_Link" text:visited-style-name="Index_20_Link">4.1.16 辞書型（Dict）<text:tab/>23</text:a></text:p>
            <text:p text:style-name="P681"><text:a xlink:type="simple" xlink:href="#__RefHeading__14030_687363010" text:style-name="Index_20_Link" text:visited-style-name="Index_20_Link">4.1.17 配列型（Vector）<text:tab/>23</text:a></text:p>
            <text:p text:style-name="P681"><text:a xlink:type="simple" xlink:href="#__RefHeading___Toc25275_2707384523" text:style-name="Index_20_Link" text:visited-style-name="Index_20_Link">4.1.18 コルーチン型（Coro）<text:tab/>23</text:a></text:p>
            <text:p text:style-name="P681"><text:a xlink:type="simple" xlink:href="#__RefHeading___Toc26163_3550414430" text:style-name="Index_20_Link" text:visited-style-name="Index_20_Link">4.1.19 バルクデータ型 (Bulk)<text:tab/>23</text:a></text:p>
            <text:p text:style-name="P680"><text:a xlink:type="simple" xlink:href="#__RefHeading__14396_1559979953" text:style-name="Index_20_Link" text:visited-style-name="Index_20_Link">4.2 組み込みクラス<text:tab/>24</text:a></text:p>
            <text:p text:style-name="P680"><text:a xlink:type="simple" xlink:href="#__RefHeading__14398_1559979953" text:style-name="Index_20_Link" text:visited-style-name="Index_20_Link">4.3 プログラムの構成<text:tab/>25</text:a></text:p>
            <text:p text:style-name="P680"><text:a xlink:type="simple" xlink:href="#__RefHeading__14400_1559979953" text:style-name="Index_20_Link" text:visited-style-name="Index_20_Link">4.4 構文規則<text:tab/>27</text:a></text:p>
            <text:p text:style-name="P680"><text:a xlink:type="simple" xlink:href="#__RefHeading__14402_1559979953" text:style-name="Index_20_Link" text:visited-style-name="Index_20_Link">4.5 変数とスコープ<text:tab/>29</text:a></text:p>
            <text:p text:style-name="P680"><text:a xlink:type="simple" xlink:href="#__RefHeading__14404_1559979953" text:style-name="Index_20_Link" text:visited-style-name="Index_20_Link">4.6 関数<text:tab/>32</text:a></text:p>
            <text:p text:style-name="P680"><text:a xlink:type="simple" xlink:href="#__RefHeading__14406_1559979953" text:style-name="Index_20_Link" text:visited-style-name="Index_20_Link">4.7 クラスとしてのオブジェクト<text:tab/>33</text:a></text:p>
            <text:p text:style-name="P680"><text:a xlink:type="simple" xlink:href="#__RefHeading__14408_1559979953" text:style-name="Index_20_Link" text:visited-style-name="Index_20_Link">4.8 オブジェクト<text:tab/>34</text:a></text:p>
            <text:p text:style-name="P680"><text:a xlink:type="simple" xlink:href="#__RefHeading__14410_1559979953" text:style-name="Index_20_Link" text:visited-style-name="Index_20_Link">4.9 メソッド<text:tab/>35</text:a></text:p>
            <text:p text:style-name="P680"><text:a xlink:type="simple" xlink:href="#__RefHeading__14412_1559979953" text:style-name="Index_20_Link" text:visited-style-name="Index_20_Link">4.10 引数<text:tab/>36</text:a></text:p>
            <text:p text:style-name="P680"><text:a xlink:type="simple" xlink:href="#__RefHeading__14414_1559979953" text:style-name="Index_20_Link" text:visited-style-name="Index_20_Link">4.11 マクロ<text:tab/>41</text:a></text:p>
            <text:p text:style-name="P681"><text:a xlink:type="simple" xlink:href="#__RefHeading__14416_1559979953" text:style-name="Index_20_Link" text:visited-style-name="Index_20_Link">4.11.1 getマクロ<text:tab/>41</text:a></text:p>
            <text:p text:style-name="P681"><text:a xlink:type="simple" xlink:href="#__RefHeading__14418_1559979953" text:style-name="Index_20_Link" text:visited-style-name="Index_20_Link">4.11.2 initマクロ<text:tab/>42</text:a></text:p>
            <text:p text:style-name="P681"><text:a xlink:type="simple" xlink:href="#__RefHeading__14420_1559979953" text:style-name="Index_20_Link" text:visited-style-name="Index_20_Link">4.11.3 「:」と「\」<text:tab/>43</text:a></text:p>
            <text:p text:style-name="P681"><text:a xlink:type="simple" xlink:href="#__RefHeading___Toc19461_2135658563" text:style-name="Index_20_Link" text:visited-style-name="Index_20_Link">4.11.4 「:=」と「::=」<text:tab/>43</text:a></text:p>
            <text:p text:style-name="P680"><text:a xlink:type="simple" xlink:href="#__RefHeading__14422_1559979953" text:style-name="Index_20_Link" text:visited-style-name="Index_20_Link">4.12 関数／クラスファイルのオートロード<text:tab/>44</text:a></text:p>
            <text:p text:style-name="P677"><text:a xlink:type="simple" xlink:href="#__RefHeading__14133_1655096004" text:style-name="Index_20_Link" text:visited-style-name="Index_20_Link"><text:span text:style-name="Index_20_Link"/></text:a></text:p>
            <text:p text:style-name="P679"><text:a xlink:type="simple" xlink:href="#__RefHeading__14133_1655096004" text:style-name="Index_20_Link" text:visited-style-name="Index_20_Link">5. リファレンス<text:tab/>45</text:a></text:p>
            <text:p text:style-name="P680"><text:a xlink:type="simple" xlink:href="#__RefHeading__14426_1559979953" text:style-name="Index_20_Link" text:visited-style-name="Index_20_Link">5.1 コマンドリファレンス<text:tab/>46</text:a></text:p>
            <text:p text:style-name="P681"><text:a xlink:type="simple" xlink:href="#__RefHeading__14428_1559979953" text:style-name="Index_20_Link" text:visited-style-name="Index_20_Link">!　<text:tab/>46</text:a></text:p>
            <text:p text:style-name="P681"><text:a xlink:type="simple" xlink:href="#__RefHeading___Toc23671_1636654246" text:style-name="Index_20_Link" text:visited-style-name="Index_20_Link">accept　<text:tab/>47</text:a></text:p>
            <text:p text:style-name="P681"><text:a xlink:type="simple" xlink:href="#__RefHeading__14430_1559979953" text:style-name="Index_20_Link" text:visited-style-name="Index_20_Link">alias　<text:tab/>48</text:a></text:p>
            <text:p text:style-name="P681"><text:a xlink:type="simple" xlink:href="#__RefHeading__14432_1559979953" text:style-name="Index_20_Link" text:visited-style-name="Index_20_Link">and　<text:tab/>49</text:a></text:p>
            <text:p text:style-name="P681"><text:a xlink:type="simple" xlink:href="#__RefHeading___Toc24766_2725568808" text:style-name="Index_20_Link" text:visited-style-name="Index_20_Link">argspec　<text:tab/>50</text:a></text:p>
            <text:p text:style-name="P681"><text:a xlink:type="simple" xlink:href="#__RefHeading___Toc27924_2297371016" text:style-name="Index_20_Link" text:visited-style-name="Index_20_Link">atomic　<text:tab/>51</text:a></text:p>
            <text:p text:style-name="P681"><text:a xlink:type="simple" xlink:href="#__RefHeading___Toc24466_2166227548" text:style-name="Index_20_Link" text:visited-style-name="Index_20_Link">awk　<text:tab/>52</text:a></text:p>
            <text:p text:style-name="P681"><text:a xlink:type="simple" xlink:href="#__RefHeading__14434_1559979953" text:style-name="Index_20_Link" text:visited-style-name="Index_20_Link">begin　<text:tab/>53</text:a></text:p>
            <text:p text:style-name="P681"><text:a xlink:type="simple" xlink:href="#__RefHeading__14352_1847744091" text:style-name="Index_20_Link" text:visited-style-name="Index_20_Link">block? / closure?　<text:tab/>54</text:a></text:p>
            <text:p text:style-name="P681"><text:a xlink:type="simple" xlink:href="#__RefHeading___Toc26165_3550414430" text:style-name="Index_20_Link" text:visited-style-name="Index_20_Link">bool?　<text:tab/>55</text:a></text:p>
            <text:p text:style-name="P681"><text:a xlink:type="simple" xlink:href="#__RefHeading__14436_1559979953" text:style-name="Index_20_Link" text:visited-style-name="Index_20_Link">break　<text:tab/>56</text:a></text:p>
            <text:p text:style-name="P681"><text:a xlink:type="simple" xlink:href="#__RefHeading___Toc26735_3550414430" text:style-name="Index_20_Link" text:visited-style-name="Index_20_Link">bulk　<text:tab/>57</text:a></text:p>
            <text:p text:style-name="P681"><text:a xlink:type="simple" xlink:href="#__RefHeading__14438_1559979953" text:style-name="Index_20_Link" text:visited-style-name="Index_20_Link">call　<text:tab/>58</text:a></text:p>
            <text:p text:style-name="P681"><text:a xlink:type="simple" xlink:href="#__RefHeading__14440_1559979953" text:style-name="Index_20_Link" text:visited-style-name="Index_20_Link">case　<text:tab/>59</text:a></text:p>
            <text:p text:style-name="P681"><text:a xlink:type="simple" xlink:href="#__RefHeading__14442_1559979953" text:style-name="Index_20_Link" text:visited-style-name="Index_20_Link">cd　<text:tab/>60</text:a></text:p>
            <text:p text:style-name="P681"><text:a xlink:type="simple" xlink:href="#__RefHeading__14444_1559979953" text:style-name="Index_20_Link" text:visited-style-name="Index_20_Link">class　<text:tab/>61</text:a></text:p>
            <text:p text:style-name="P681"><text:a xlink:type="simple" xlink:href="#__RefHeading___Toc23915_1636654246" text:style-name="Index_20_Link" text:visited-style-name="Index_20_Link">close　<text:tab/>62</text:a></text:p>
            <text:p text:style-name="P681"><text:a xlink:type="simple" xlink:href="#__RefHeading__14446_1559979953" text:style-name="Index_20_Link" text:visited-style-name="Index_20_Link">cond　<text:tab/>63</text:a></text:p>
            <text:p text:style-name="P681"><text:a xlink:type="simple" xlink:href="#__RefHeading__14908_1847744091" text:style-name="Index_20_Link" text:visited-style-name="Index_20_Link">connect　<text:tab/>64</text:a></text:p>
            <text:p text:style-name="P681"><text:a xlink:type="simple" xlink:href="#__RefHeading__14448_1559979953" text:style-name="Index_20_Link" text:visited-style-name="Index_20_Link">continue　<text:tab/>65</text:a></text:p>
            <text:p text:style-name="P681"><text:a xlink:type="simple" xlink:href="#__RefHeading___Toc26167_3550414430" text:style-name="Index_20_Link" text:visited-style-name="Index_20_Link">control?　<text:tab/>66</text:a></text:p>
            <text:p text:style-name="P681"><text:a xlink:type="simple" xlink:href="#__RefHeading__14910_1847744091" text:style-name="Index_20_Link" text:visited-style-name="Index_20_Link">coro　<text:tab/>67</text:a></text:p>
            <text:p text:style-name="P681"><text:a xlink:type="simple" xlink:href="#__RefHeading___Toc21223_1834471834" text:style-name="Index_20_Link" text:visited-style-name="Index_20_Link">coro-id　<text:tab/>68</text:a></text:p>
            <text:p text:style-name="P681"><text:a xlink:type="simple" xlink:href="#__RefHeading___Toc19463_2135658563" text:style-name="Index_20_Link" text:visited-style-name="Index_20_Link">debug　<text:tab/>69</text:a></text:p>
            <text:p text:style-name="P681"><text:a xlink:type="simple" xlink:href="#__RefHeading___Toc19465_2135658563" text:style-name="Index_20_Link" text:visited-style-name="Index_20_Link">debugger　<text:tab/>70</text:a></text:p>
            <text:p text:style-name="P681"><text:a xlink:type="simple" xlink:href="#__RefHeading__14450_1559979953" text:style-name="Index_20_Link" text:visited-style-name="Index_20_Link">defun　<text:tab/>71</text:a></text:p>
            <text:p text:style-name="P681"><text:a xlink:type="simple" xlink:href="#__RefHeading__14452_1559979953" text:style-name="Index_20_Link" text:visited-style-name="Index_20_Link">defvar　<text:tab/>72</text:a></text:p>
            <text:p text:style-name="P681"><text:a xlink:type="simple" xlink:href="#__RefHeading__14454_1559979953" text:style-name="Index_20_Link" text:visited-style-name="Index_20_Link">defvar?　<text:tab/>73</text:a></text:p>
            <text:p text:style-name="P681"><text:a xlink:type="simple" xlink:href="#__RefHeading__14456_1559979953" text:style-name="Index_20_Link" text:visited-style-name="Index_20_Link">dict　<text:tab/>74</text:a></text:p>
            <text:p text:style-name="P681"><text:a xlink:type="simple" xlink:href="#__RefHeading__14458_1559979953" text:style-name="Index_20_Link" text:visited-style-name="Index_20_Link">dict?　<text:tab/>75</text:a></text:p>
            <text:p text:style-name="P681"><text:a xlink:type="simple" xlink:href="#__RefHeading__14460_1559979953" text:style-name="Index_20_Link" text:visited-style-name="Index_20_Link">dict-class　<text:tab/>76</text:a></text:p>
            <text:p text:style-name="P681"><text:a xlink:type="simple" xlink:href="#__RefHeading___Toc24100_2042234533" text:style-name="Index_20_Link" text:visited-style-name="Index_20_Link">dict-closure　<text:tab/>76</text:a></text:p>
            <text:p text:style-name="P681"><text:a xlink:type="simple" xlink:href="#__RefHeading__14462_1559979953" text:style-name="Index_20_Link" text:visited-style-name="Index_20_Link">dict-func　<text:tab/>76</text:a></text:p>
            <text:p text:style-name="P681"><text:a xlink:type="simple" xlink:href="#__RefHeading__14464_1559979953" text:style-name="Index_20_Link" text:visited-style-name="Index_20_Link">dict-global　<text:tab/>76</text:a></text:p>
            <text:p text:style-name="P681"><text:a xlink:type="simple" xlink:href="#__RefHeading__14466_1559979953" text:style-name="Index_20_Link" text:visited-style-name="Index_20_Link">dict-local　<text:tab/>76</text:a></text:p>
            <text:p text:style-name="P681"><text:a xlink:type="simple" xlink:href="#__RefHeading__14468_1559979953" text:style-name="Index_20_Link" text:visited-style-name="Index_20_Link">dict-object　<text:tab/>76</text:a></text:p>
            <text:p text:style-name="P681"><text:a xlink:type="simple" xlink:href="#__RefHeading___Toc27926_2297371016" text:style-name="Index_20_Link" text:visited-style-name="Index_20_Link">enable-itimer　<text:tab/>77</text:a></text:p>
            <text:p text:style-name="P681"><text:a xlink:type="simple" xlink:href="#__RefHeading___Toc21225_1834471834" text:style-name="Index_20_Link" text:visited-style-name="Index_20_Link">eq?　<text:tab/>78</text:a></text:p>
            <text:p text:style-name="P681"><text:a xlink:type="simple" xlink:href="#__RefHeading__14470_1559979953" text:style-name="Index_20_Link" text:visited-style-name="Index_20_Link">exec　<text:tab/>79</text:a></text:p>
            <text:p text:style-name="P681"><text:a xlink:type="simple" xlink:href="#__RefHeading__14472_1559979953" text:style-name="Index_20_Link" text:visited-style-name="Index_20_Link">exists?　<text:tab/>80</text:a></text:p>
            <text:p text:style-name="P681"><text:a xlink:type="simple" xlink:href="#__RefHeading__14474_1559979953" text:style-name="Index_20_Link" text:visited-style-name="Index_20_Link">exit　<text:tab/>81</text:a></text:p>
            <text:p text:style-name="P681"><text:a xlink:type="simple" xlink:href="#__RefHeading__14476_1559979953" text:style-name="Index_20_Link" text:visited-style-name="Index_20_Link">false　<text:tab/>82</text:a></text:p>
            <text:p text:style-name="P681"><text:a xlink:type="simple" xlink:href="#__RefHeading___Toc19467_2135658563" text:style-name="Index_20_Link" text:visited-style-name="Index_20_Link">false?　<text:tab/>83</text:a></text:p>
            <text:p text:style-name="P681"><text:a xlink:type="simple" xlink:href="#__RefHeading__14478_1559979953" text:style-name="Index_20_Link" text:visited-style-name="Index_20_Link">file　<text:tab/>84</text:a></text:p>
            <text:p text:style-name="P681"><text:a xlink:type="simple" xlink:href="#__RefHeading___Toc21227_1834471834" text:style-name="Index_20_Link" text:visited-style-name="Index_20_Link">fork　<text:tab/>86</text:a></text:p>
            <text:p text:style-name="P681"><text:a xlink:type="simple" xlink:href="#__RefHeading__14480_1559979953" text:style-name="Index_20_Link" text:visited-style-name="Index_20_Link">fork-exec　<text:tab/>87</text:a></text:p>
            <text:p text:style-name="P681"><text:a xlink:type="simple" xlink:href="#__RefHeading__14482_1559979953" text:style-name="Index_20_Link" text:visited-style-name="Index_20_Link">fun　<text:tab/>88</text:a></text:p>
            <text:p text:style-name="P681"><text:a xlink:type="simple" xlink:href="#__RefHeading__14354_1847744091" text:style-name="Index_20_Link" text:visited-style-name="Index_20_Link">func? 　<text:tab/>89</text:a></text:p>
            <text:p text:style-name="P681"><text:a xlink:type="simple" xlink:href="#__RefHeading___Toc21200_780634474" text:style-name="Index_20_Link" text:visited-style-name="Index_20_Link">gc　<text:tab/>90</text:a></text:p>
            <text:p text:style-name="P681"><text:a xlink:type="simple" xlink:href="#__RefHeading__14914_1847744091" text:style-name="Index_20_Link" text:visited-style-name="Index_20_Link">glob　<text:tab/>91</text:a></text:p>
            <text:p text:style-name="P681"><text:a xlink:type="simple" xlink:href="#__RefHeading__14916_1847744091" text:style-name="Index_20_Link" text:visited-style-name="Index_20_Link">goto　<text:tab/>92</text:a></text:p>
            <text:p text:style-name="P681"><text:a xlink:type="simple" xlink:href="#__RefHeading__14484_1559979953" text:style-name="Index_20_Link" text:visited-style-name="Index_20_Link">if　<text:tab/>93</text:a></text:p>
            <text:p text:style-name="P681"><text:a xlink:type="simple" xlink:href="#__RefHeading__14486_1559979953" text:style-name="Index_20_Link" text:visited-style-name="Index_20_Link">info　<text:tab/>94</text:a></text:p>
            <text:p text:style-name="P681"><text:a xlink:type="simple" xlink:href="#__RefHeading__14356_1847744091" text:style-name="Index_20_Link" text:visited-style-name="Index_20_Link">integer?　<text:tab/>95</text:a></text:p>
            <text:p text:style-name="P681"><text:a xlink:type="simple" xlink:href="#__RefHeading__14488_1559979953" text:style-name="Index_20_Link" text:visited-style-name="Index_20_Link">lazy　<text:tab/>96</text:a></text:p>
            <text:p text:style-name="P681"><text:a xlink:type="simple" xlink:href="#__RefHeading__14358_1847744091" text:style-name="Index_20_Link" text:visited-style-name="Index_20_Link">list?　<text:tab/>97</text:a></text:p>
            <text:p text:style-name="P681"><text:soft-page-break/><text:a xlink:type="simple" xlink:href="#__RefHeading___Toc19469_2135658563" text:style-name="Index_20_Link" text:visited-style-name="Index_20_Link">load　<text:tab/>98</text:a></text:p>
            <text:p text:style-name="P681"><text:a xlink:type="simple" xlink:href="#__RefHeading___Toc19471_2135658563" text:style-name="Index_20_Link" text:visited-style-name="Index_20_Link">load-func　<text:tab/>99</text:a></text:p>
            <text:p text:style-name="P681"><text:a xlink:type="simple" xlink:href="#__RefHeading__14490_1559979953" text:style-name="Index_20_Link" text:visited-style-name="Index_20_Link">load-class　<text:tab/>100</text:a></text:p>
            <text:p text:style-name="P681"><text:a xlink:type="simple" xlink:href="#__RefHeading__14918_1847744091" text:style-name="Index_20_Link" text:visited-style-name="Index_20_Link">loop　<text:tab/>101</text:a></text:p>
            <text:p text:style-name="P681"><text:a xlink:type="simple" xlink:href="#__RefHeading___Toc19473_2135658563" text:style-name="Index_20_Link" text:visited-style-name="Index_20_Link">make-proxy　<text:tab/>102</text:a></text:p>
            <text:p text:style-name="P681"><text:a xlink:type="simple" xlink:href="#__RefHeading__14492_1559979953" text:style-name="Index_20_Link" text:visited-style-name="Index_20_Link">new　<text:tab/>103</text:a></text:p>
            <text:p text:style-name="P681"><text:a xlink:type="simple" xlink:href="#__RefHeading__14360_1847744091" text:style-name="Index_20_Link" text:visited-style-name="Index_20_Link">nil?　<text:tab/>104</text:a></text:p>
            <text:p text:style-name="P681"><text:a xlink:type="simple" xlink:href="#__RefHeading__14362_1847744091" text:style-name="Index_20_Link" text:visited-style-name="Index_20_Link">object?　<text:tab/>105</text:a></text:p>
            <text:p text:style-name="P681"><text:a xlink:type="simple" xlink:href="#__RefHeading__14494_1559979953" text:style-name="Index_20_Link" text:visited-style-name="Index_20_Link">or　<text:tab/>106</text:a></text:p>
            <text:p text:style-name="P681"><text:a xlink:type="simple" xlink:href="#__RefHeading__14920_1847744091" text:style-name="Index_20_Link" text:visited-style-name="Index_20_Link">pause　<text:tab/>107</text:a></text:p>
            <text:p text:style-name="P681"><text:a xlink:type="simple" xlink:href="#__RefHeading___Toc19475_2135658563" text:style-name="Index_20_Link" text:visited-style-name="Index_20_Link">pipe　<text:tab/>108</text:a></text:p>
            <text:p text:style-name="P681"><text:a xlink:type="simple" xlink:href="#__RefHeading__14496_1559979953" text:style-name="Index_20_Link" text:visited-style-name="Index_20_Link">print / println　<text:tab/>109</text:a></text:p>
            <text:p text:style-name="P681"><text:a xlink:type="simple" xlink:href="#__RefHeading__14498_1559979953" text:style-name="Index_20_Link" text:visited-style-name="Index_20_Link">pwd　<text:tab/>110</text:a></text:p>
            <text:p text:style-name="P681"><text:a xlink:type="simple" xlink:href="#__RefHeading__14500_1559979953" text:style-name="Index_20_Link" text:visited-style-name="Index_20_Link">rand　<text:tab/>111</text:a></text:p>
            <text:p text:style-name="P681"><text:a xlink:type="simple" xlink:href="#__RefHeading__14502_1559979953" text:style-name="Index_20_Link" text:visited-style-name="Index_20_Link">read　<text:tab/>112</text:a></text:p>
            <text:p text:style-name="P681"><text:a xlink:type="simple" xlink:href="#__RefHeading__14364_1847744091" text:style-name="Index_20_Link" text:visited-style-name="Index_20_Link">real?　<text:tab/>113</text:a></text:p>
            <text:p text:style-name="P681"><text:a xlink:type="simple" xlink:href="#__RefHeading__14504_1559979953" text:style-name="Index_20_Link" text:visited-style-name="Index_20_Link">redo　<text:tab/>114</text:a></text:p>
            <text:p text:style-name="P681"><text:a xlink:type="simple" xlink:href="#__RefHeading___Toc23052_1636654246" text:style-name="Index_20_Link" text:visited-style-name="Index_20_Link">ref　<text:tab/>115</text:a></text:p>
            <text:p text:style-name="P681"><text:a xlink:type="simple" xlink:href="#__RefHeading__16786_505007155" text:style-name="Index_20_Link" text:visited-style-name="Index_20_Link">REM　<text:tab/>116</text:a></text:p>
            <text:p text:style-name="P681"><text:a xlink:type="simple" xlink:href="#__RefHeading__15713_112356151" text:style-name="Index_20_Link" text:visited-style-name="Index_20_Link">resolv-host　<text:tab/>117</text:a></text:p>
            <text:p text:style-name="P681"><text:a xlink:type="simple" xlink:href="#__RefHeading__15715_112356151" text:style-name="Index_20_Link" text:visited-style-name="Index_20_Link">resolv-in-addr　<text:tab/>118</text:a></text:p>
            <text:p text:style-name="P681"><text:a xlink:type="simple" xlink:href="#__RefHeading__14506_1559979953" text:style-name="Index_20_Link" text:visited-style-name="Index_20_Link">result　<text:tab/>119</text:a></text:p>
            <text:p text:style-name="P681"><text:a xlink:type="simple" xlink:href="#__RefHeading__14508_1559979953" text:style-name="Index_20_Link" text:visited-style-name="Index_20_Link">retry　<text:tab/>120</text:a></text:p>
            <text:p text:style-name="P681"><text:a xlink:type="simple" xlink:href="#__RefHeading__14510_1559979953" text:style-name="Index_20_Link" text:visited-style-name="Index_20_Link">return　<text:tab/>121</text:a></text:p>
            <text:p text:style-name="P681"><text:a xlink:type="simple" xlink:href="#__RefHeading__14366_1847744091" text:style-name="Index_20_Link" text:visited-style-name="Index_20_Link">rquote?　<text:tab/>122</text:a></text:p>
            <text:p text:style-name="P681"><text:a xlink:type="simple" xlink:href="#__RefHeading__14512_1559979953" text:style-name="Index_20_Link" text:visited-style-name="Index_20_Link">sdir　<text:tab/>123</text:a></text:p>
            <text:p text:style-name="P681"><text:a xlink:type="simple" xlink:href="#__RefHeading___Toc23917_1636654246" text:style-name="Index_20_Link" text:visited-style-name="Index_20_Link">select　<text:tab/>124</text:a></text:p>
            <text:p text:style-name="P681"><text:a xlink:type="simple" xlink:href="#__RefHeading__14514_1559979953" text:style-name="Index_20_Link" text:visited-style-name="Index_20_Link">self　<text:tab/>125</text:a></text:p>
            <text:p text:style-name="P681"><text:a xlink:type="simple" xlink:href="#__RefHeading__14516_1559979953" text:style-name="Index_20_Link" text:visited-style-name="Index_20_Link">set　<text:tab/>126</text:a></text:p>
            <text:p text:style-name="P681"><text:a xlink:type="simple" xlink:href="#__RefHeading__14518_1559979953" text:style-name="Index_20_Link" text:visited-style-name="Index_20_Link">set?　<text:tab/>127</text:a></text:p>
            <text:p text:style-name="P681"><text:a xlink:type="simple" xlink:href="#__RefHeading___Toc27928_2297371016" text:style-name="Index_20_Link" text:visited-style-name="Index_20_Link">set-itimer　<text:tab/>128</text:a></text:p>
            <text:p text:style-name="P681"><text:a xlink:type="simple" xlink:href="#__RefHeading__17275_467714174" text:style-name="Index_20_Link" text:visited-style-name="Index_20_Link">setc　<text:tab/>129</text:a></text:p>
            <text:p text:style-name="P681"><text:a xlink:type="simple" xlink:href="#__RefHeading__17277_467714174" text:style-name="Index_20_Link" text:visited-style-name="Index_20_Link">setc?　<text:tab/>130</text:a></text:p>
            <text:p text:style-name="P681"><text:a xlink:type="simple" xlink:href="#__RefHeading__14520_1559979953" text:style-name="Index_20_Link" text:visited-style-name="Index_20_Link">sets　<text:tab/>131</text:a></text:p>
            <text:p text:style-name="P681"><text:a xlink:type="simple" xlink:href="#__RefHeading__14522_1559979953" text:style-name="Index_20_Link" text:visited-style-name="Index_20_Link">sets?　<text:tab/>132</text:a></text:p>
            <text:p text:style-name="P681"><text:a xlink:type="simple" xlink:href="#__RefHeading__17365_467714174" text:style-name="Index_20_Link" text:visited-style-name="Index_20_Link">setvar　<text:tab/>133</text:a></text:p>
            <text:p text:style-name="P681"><text:a xlink:type="simple" xlink:href="#__RefHeading__14526_1559979953" text:style-name="Index_20_Link" text:visited-style-name="Index_20_Link">show-stack　<text:tab/>134</text:a></text:p>
            <text:p text:style-name="P681"><text:a xlink:type="simple" xlink:href="#__RefHeading__14528_1559979953" text:style-name="Index_20_Link" text:visited-style-name="Index_20_Link">sid　<text:tab/>135</text:a></text:p>
            <text:p text:style-name="P681"><text:a xlink:type="simple" xlink:href="#__RefHeading__14530_1559979953" text:style-name="Index_20_Link" text:visited-style-name="Index_20_Link">sleep　<text:tab/>136</text:a></text:p>
            <text:p text:style-name="P681"><text:a xlink:type="simple" xlink:href="#__RefHeading___Toc23919_1636654246" text:style-name="Index_20_Link" text:visited-style-name="Index_20_Link">socket-server　<text:tab/>137</text:a></text:p>
            <text:p text:style-name="P681"><text:a xlink:type="simple" xlink:href="#__RefHeading___Toc24768_2725568808" text:style-name="Index_20_Link" text:visited-style-name="Index_20_Link">spawn　<text:tab/>138</text:a></text:p>
            <text:p text:style-name="P681"><text:a xlink:type="simple" xlink:href="#__RefHeading__14532_1559979953" text:style-name="Index_20_Link" text:visited-style-name="Index_20_Link">stack-trace　<text:tab/>139</text:a></text:p>
            <text:p text:style-name="P681"><text:a xlink:type="simple" xlink:href="#__RefHeading__14368_1847744091" text:style-name="Index_20_Link" text:visited-style-name="Index_20_Link">string?　<text:tab/>140</text:a></text:p>
            <text:p text:style-name="P681"><text:a xlink:type="simple" xlink:href="#__RefHeading___Toc24470_2166227548" text:style-name="Index_20_Link" text:visited-style-name="Index_20_Link">strftime　<text:tab/>141</text:a></text:p>
            <text:p text:style-name="P681"><text:a xlink:type="simple" xlink:href="#__RefHeading___Toc23935_2328418376" text:style-name="Index_20_Link" text:visited-style-name="Index_20_Link">strptime　<text:tab/>142</text:a></text:p>
            <text:p text:style-name="P681"><text:a xlink:type="simple" xlink:href="#__RefHeading__14534_1559979953" text:style-name="Index_20_Link" text:visited-style-name="Index_20_Link">symbol　<text:tab/>143</text:a></text:p>
            <text:p text:style-name="P681"><text:a xlink:type="simple" xlink:href="#__RefHeading__14370_1847744091" text:style-name="Index_20_Link" text:visited-style-name="Index_20_Link">symbol?　<text:tab/>144</text:a></text:p>
            <text:p text:style-name="P681"><text:a xlink:type="simple" xlink:href="#__RefHeading___Toc22365_1636654246" text:style-name="Index_20_Link" text:visited-style-name="Index_20_Link">tag　<text:tab/>145</text:a></text:p>
            <text:p text:style-name="P681"><text:a xlink:type="simple" xlink:href="#__RefHeading__14536_1559979953" text:style-name="Index_20_Link" text:visited-style-name="Index_20_Link">throw　<text:tab/>146</text:a></text:p>
            <text:p text:style-name="P681"><text:a xlink:type="simple" xlink:href="#__RefHeading__14538_1559979953" text:style-name="Index_20_Link" text:visited-style-name="Index_20_Link">time　<text:tab/>147</text:a></text:p>
            <text:p text:style-name="P681"><text:a xlink:type="simple" xlink:href="#__RefHeading___Toc24472_2166227548" text:style-name="Index_20_Link" text:visited-style-name="Index_20_Link">time-of-day　<text:tab/>148</text:a></text:p>
            <text:p text:style-name="P681"><text:a xlink:type="simple" xlink:href="#__RefHeading__14540_1559979953" text:style-name="Index_20_Link" text:visited-style-name="Index_20_Link">trace　<text:tab/>149</text:a></text:p>
            <text:p text:style-name="P681"><text:a xlink:type="simple" xlink:href="#__RefHeading__14542_1559979953" text:style-name="Index_20_Link" text:visited-style-name="Index_20_Link">trap　<text:tab/>150</text:a></text:p>
            <text:p text:style-name="P681"><text:a xlink:type="simple" xlink:href="#__RefHeading__14544_1559979953" text:style-name="Index_20_Link" text:visited-style-name="Index_20_Link">true　<text:tab/>151</text:a></text:p>
            <text:p text:style-name="P681"><text:a xlink:type="simple" xlink:href="#__RefHeading___Toc19477_2135658563" text:style-name="Index_20_Link" text:visited-style-name="Index_20_Link">true?　<text:tab/>152</text:a></text:p>
            <text:p text:style-name="P681"><text:a xlink:type="simple" xlink:href="#__RefHeading__14546_1559979953" text:style-name="Index_20_Link" text:visited-style-name="Index_20_Link">try　<text:tab/>153</text:a></text:p>
            <text:p text:style-name="P681"><text:a xlink:type="simple" xlink:href="#__RefHeading__14548_1559979953" text:style-name="Index_20_Link" text:visited-style-name="Index_20_Link">type?　<text:tab/>154</text:a></text:p>
            <text:p text:style-name="P681"><text:a xlink:type="simple" xlink:href="#__RefHeading__14550_1559979953" text:style-name="Index_20_Link" text:visited-style-name="Index_20_Link">unknown　<text:tab/>155</text:a></text:p>
            <text:p text:style-name="P681"><text:soft-page-break/><text:a xlink:type="simple" xlink:href="#__RefHeading__14552_1559979953" text:style-name="Index_20_Link" text:visited-style-name="Index_20_Link">unset　<text:tab/>156</text:a></text:p>
            <text:p text:style-name="P681"><text:a xlink:type="simple" xlink:href="#__RefHeading___Toc19479_2135658563" text:style-name="Index_20_Link" text:visited-style-name="Index_20_Link">unsets　<text:tab/>157</text:a></text:p>
            <text:p text:style-name="P681"><text:a xlink:type="simple" xlink:href="#__RefHeading__14554_1559979953" text:style-name="Index_20_Link" text:visited-style-name="Index_20_Link">uplevel　<text:tab/>158</text:a></text:p>
            <text:p text:style-name="P681"><text:a xlink:type="simple" xlink:href="#__RefHeading__14556_1559979953" text:style-name="Index_20_Link" text:visited-style-name="Index_20_Link">vector　<text:tab/>159</text:a></text:p>
            <text:p text:style-name="P681"><text:a xlink:type="simple" xlink:href="#__RefHeading__14558_1559979953" text:style-name="Index_20_Link" text:visited-style-name="Index_20_Link">vector?　<text:tab/>160</text:a></text:p>
            <text:p text:style-name="P681"><text:a xlink:type="simple" xlink:href="#__RefHeading___Toc19481_2135658563" text:style-name="Index_20_Link" text:visited-style-name="Index_20_Link">wait　<text:tab/>161</text:a></text:p>
            <text:p text:style-name="P681"><text:a xlink:type="simple" xlink:href="#__RefHeading___Toc19483_2135658563" text:style-name="Index_20_Link" text:visited-style-name="Index_20_Link">where　<text:tab/>162</text:a></text:p>
            <text:p text:style-name="P681"><text:a xlink:type="simple" xlink:href="#__RefHeading__14560_1559979953" text:style-name="Index_20_Link" text:visited-style-name="Index_20_Link">while　<text:tab/>163</text:a></text:p>
            <text:p text:style-name="P681"><text:a xlink:type="simple" xlink:href="#__RefHeading__14562_1559979953" text:style-name="Index_20_Link" text:visited-style-name="Index_20_Link">yield　<text:tab/>164</text:a></text:p>
            <text:p text:style-name="P680"><text:a xlink:type="simple" xlink:href="#__RefHeading__14564_1559979953" text:style-name="Index_20_Link" text:visited-style-name="Index_20_Link">5.2 クラスリファレンス<text:tab/>165</text:a></text:p>
            <text:p text:style-name="P681"><text:a xlink:type="simple" xlink:href="#__RefHeading___Toc21590_780634474" text:style-name="Index_20_Link" text:visited-style-name="Index_20_Link">Block　<text:tab/>165</text:a></text:p>
            <text:p text:style-name="P681"><text:a xlink:type="simple" xlink:href="#__RefHeading__14582_1559979953" text:style-name="Index_20_Link" text:visited-style-name="Index_20_Link">Block::&gt;&gt;　<text:tab/>166</text:a></text:p>
            <text:p text:style-name="P681"><text:a xlink:type="simple" xlink:href="#__RefHeading___Toc23522_2343755027" text:style-name="Index_20_Link" text:visited-style-name="Index_20_Link">Block::&gt;&gt;&gt;　<text:tab/>167</text:a></text:p>
            <text:p text:style-name="P681"><text:a xlink:type="simple" xlink:href="#__RefHeading__14584_1559979953" text:style-name="Index_20_Link" text:visited-style-name="Index_20_Link">Block::&lt;&lt;　<text:tab/>168</text:a></text:p>
            <text:p text:style-name="P681"><text:a xlink:type="simple" xlink:href="#__RefHeading___Toc23524_2343755027" text:style-name="Index_20_Link" text:visited-style-name="Index_20_Link">Block::&lt;&lt;&lt;　<text:tab/>169</text:a></text:p>
            <text:p text:style-name="P681"><text:a xlink:type="simple" xlink:href="#__RefHeading__14586_1559979953" text:style-name="Index_20_Link" text:visited-style-name="Index_20_Link">Block::eval　<text:tab/>170</text:a></text:p>
            <text:p text:style-name="P681"><text:a xlink:type="simple" xlink:href="#__RefHeading___Toc26169_3550414430" text:style-name="Index_20_Link" text:visited-style-name="Index_20_Link">Bool　<text:tab/>171</text:a></text:p>
            <text:p text:style-name="P681"><text:a xlink:type="simple" xlink:href="#__RefHeading___Toc26171_3550414430" text:style-name="Index_20_Link" text:visited-style-name="Index_20_Link">Bool::??　<text:tab/>172</text:a></text:p>
            <text:p text:style-name="P681"><text:a xlink:type="simple" xlink:href="#__RefHeading___Toc26173_3550414430" text:style-name="Index_20_Link" text:visited-style-name="Index_20_Link">Bool::???　<text:tab/>173</text:a></text:p>
            <text:p text:style-name="P681"><text:a xlink:type="simple" xlink:href="#__RefHeading___Toc26175_3550414430" text:style-name="Index_20_Link" text:visited-style-name="Index_20_Link">Bulk　<text:tab/>174</text:a></text:p>
            <text:p text:style-name="P681"><text:a xlink:type="simple" xlink:href="#__RefHeading___Toc26177_3550414430" text:style-name="Index_20_Link" text:visited-style-name="Index_20_Link">Bulk::apppend　<text:tab/>175</text:a></text:p>
            <text:p text:style-name="P681"><text:a xlink:type="simple" xlink:href="#__RefHeading___Toc26737_3550414430" text:style-name="Index_20_Link" text:visited-style-name="Index_20_Link">Bulk::base64encode　<text:tab/>176</text:a></text:p>
            <text:p text:style-name="P681"><text:a xlink:type="simple" xlink:href="#__RefHeading___Toc26739_3550414430" text:style-name="Index_20_Link" text:visited-style-name="Index_20_Link">Bulk::base64decode　<text:tab/>177</text:a></text:p>
            <text:p text:style-name="P681"><text:a xlink:type="simple" xlink:href="#__RefHeading___Toc26741_3550414430" text:style-name="Index_20_Link" text:visited-style-name="Index_20_Link">Bulk::capacity　<text:tab/>178</text:a></text:p>
            <text:p text:style-name="P681"><text:a xlink:type="simple" xlink:href="#__RefHeading___Toc26743_3550414430" text:style-name="Index_20_Link" text:visited-style-name="Index_20_Link">Bulk::get　<text:tab/>179</text:a></text:p>
            <text:p text:style-name="P681"><text:a xlink:type="simple" xlink:href="#__RefHeading___Toc26745_3550414430" text:style-name="Index_20_Link" text:visited-style-name="Index_20_Link">Bulk::len　<text:tab/>180</text:a></text:p>
            <text:p text:style-name="P681"><text:a xlink:type="simple" xlink:href="#__RefHeading___Toc26747_3550414430" text:style-name="Index_20_Link" text:visited-style-name="Index_20_Link">Bulk::position　<text:tab/>181</text:a></text:p>
            <text:p text:style-name="P681"><text:a xlink:type="simple" xlink:href="#__RefHeading___Toc26749_3550414430" text:style-name="Index_20_Link" text:visited-style-name="Index_20_Link">Bulk::read　<text:tab/>182</text:a></text:p>
            <text:p text:style-name="P681"><text:a xlink:type="simple" xlink:href="#__RefHeading___Toc26751_3550414430" text:style-name="Index_20_Link" text:visited-style-name="Index_20_Link">Bulk::seek　<text:tab/>183</text:a></text:p>
            <text:p text:style-name="P681"><text:a xlink:type="simple" xlink:href="#__RefHeading___Toc26753_3550414430" text:style-name="Index_20_Link" text:visited-style-name="Index_20_Link">Bulk::set　<text:tab/>184</text:a></text:p>
            <text:p text:style-name="P681"><text:a xlink:type="simple" xlink:href="#__RefHeading___Toc26755_3550414430" text:style-name="Index_20_Link" text:visited-style-name="Index_20_Link">Bulk::truncate　<text:tab/>185</text:a></text:p>
            <text:p text:style-name="P681"><text:a xlink:type="simple" xlink:href="#__RefHeading___Toc26757_3550414430" text:style-name="Index_20_Link" text:visited-style-name="Index_20_Link">Bulk::write　<text:tab/>186</text:a></text:p>
            <text:p text:style-name="P681"><text:a xlink:type="simple" xlink:href="#__RefHeading___Toc21592_780634474" text:style-name="Index_20_Link" text:visited-style-name="Index_20_Link">Coro　<text:tab/>187</text:a></text:p>
            <text:p text:style-name="P681"><text:a xlink:type="simple" xlink:href="#__RefHeading___Toc21202_780634474" text:style-name="Index_20_Link" text:visited-style-name="Index_20_Link">Coro::eval　<text:tab/>188</text:a></text:p>
            <text:p text:style-name="P681"><text:a xlink:type="simple" xlink:href="#__RefHeading___Toc19485_2135658563" text:style-name="Index_20_Link" text:visited-style-name="Index_20_Link">Coro::next　<text:tab/>189</text:a></text:p>
            <text:p text:style-name="P681"><text:a xlink:type="simple" xlink:href="#__RefHeading__15719_112356151" text:style-name="Index_20_Link" text:visited-style-name="Index_20_Link">Coro::release　<text:tab/>190</text:a></text:p>
            <text:p text:style-name="P681"><text:a xlink:type="simple" xlink:href="#__RefHeading___Toc21229_1834471834" text:style-name="Index_20_Link" text:visited-style-name="Index_20_Link">Coro::stat　<text:tab/>191</text:a></text:p>
            <text:p text:style-name="P681"><text:a xlink:type="simple" xlink:href="#__RefHeading___Toc21594_780634474" text:style-name="Index_20_Link" text:visited-style-name="Index_20_Link">Dict　<text:tab/>192</text:a></text:p>
            <text:p text:style-name="P681"><text:a xlink:type="simple" xlink:href="#__RefHeading__13974_843795075" text:style-name="Index_20_Link" text:visited-style-name="Index_20_Link">Dict::each　<text:tab/>193</text:a></text:p>
            <text:p text:style-name="P681"><text:a xlink:type="simple" xlink:href="#__RefHeading__14610_1559979953" text:style-name="Index_20_Link" text:visited-style-name="Index_20_Link">Dict::get　<text:tab/>194</text:a></text:p>
            <text:p text:style-name="P681"><text:a xlink:type="simple" xlink:href="#__RefHeading__14612_1559979953" text:style-name="Index_20_Link" text:visited-style-name="Index_20_Link">Dict::keys　<text:tab/>195</text:a></text:p>
            <text:p text:style-name="P681"><text:a xlink:type="simple" xlink:href="#__RefHeading__14614_1559979953" text:style-name="Index_20_Link" text:visited-style-name="Index_20_Link">Dict::len　<text:tab/>196</text:a></text:p>
            <text:p text:style-name="P681"><text:a xlink:type="simple" xlink:href="#__RefHeading__14616_1559979953" text:style-name="Index_20_Link" text:visited-style-name="Index_20_Link">Dict::pairs　<text:tab/>197</text:a></text:p>
            <text:p text:style-name="P681"><text:a xlink:type="simple" xlink:href="#__RefHeading__14618_1559979953" text:style-name="Index_20_Link" text:visited-style-name="Index_20_Link">Dict::set　<text:tab/>198</text:a></text:p>
            <text:p text:style-name="P681"><text:a xlink:type="simple" xlink:href="#__RefHeading__14620_1559979953" text:style-name="Index_20_Link" text:visited-style-name="Index_20_Link">Dict::set?　<text:tab/>199</text:a></text:p>
            <text:p text:style-name="P681"><text:a xlink:type="simple" xlink:href="#__RefHeading___Toc25114_2612789494" text:style-name="Index_20_Link" text:visited-style-name="Index_20_Link">Dict::stat　<text:tab/>200</text:a></text:p>
            <text:p text:style-name="P681"><text:a xlink:type="simple" xlink:href="#__RefHeading__14622_1559979953" text:style-name="Index_20_Link" text:visited-style-name="Index_20_Link">Dict::string　<text:tab/>201</text:a></text:p>
            <text:p text:style-name="P681"><text:a xlink:type="simple" xlink:href="#__RefHeading__14624_1559979953" text:style-name="Index_20_Link" text:visited-style-name="Index_20_Link">Dict::unset　<text:tab/>202</text:a></text:p>
            <text:p text:style-name="P681"><text:a xlink:type="simple" xlink:href="#__RefHeading___Toc21596_780634474" text:style-name="Index_20_Link" text:visited-style-name="Index_20_Link">File　<text:tab/>203</text:a></text:p>
            <text:p text:style-name="P681"><text:a xlink:type="simple" xlink:href="#__RefHeading___Toc19487_2135658563" text:style-name="Index_20_Link" text:visited-style-name="Index_20_Link"><text:span text:style-name="T99">File::</text:span></text:a><text:a xlink:type="simple" xlink:href="#__RefHeading___Toc19487_2135658563" text:style-name="Index_20_Link" text:visited-style-name="Index_20_Link"><text:span text:style-name="T99">clear</text:span></text:a><text:a xlink:type="simple" xlink:href="#__RefHeading___Toc19487_2135658563" text:style-name="Index_20_Link" text:visited-style-name="Index_20_Link"><text:span text:style-name="T99">　</text:span></text:a><text:a xlink:type="simple" xlink:href="#__RefHeading___Toc19487_2135658563" text:style-name="Index_20_Link" text:visited-style-name="Index_20_Link"><text:tab/>204</text:a></text:p>
            <text:p text:style-name="P681"><text:a xlink:type="simple" xlink:href="#__RefHeading___Toc19489_2135658563" text:style-name="Index_20_Link" text:visited-style-name="Index_20_Link">File::close　<text:tab/>205</text:a></text:p>
            <text:p text:style-name="P681"><text:a xlink:type="simple" xlink:href="#__RefHeading__14588_1559979953" text:style-name="Index_20_Link" text:visited-style-name="Index_20_Link">File::each　<text:tab/>206</text:a></text:p>
            <text:p text:style-name="P681"><text:a xlink:type="simple" xlink:href="#__RefHeading__14590_1559979953" text:style-name="Index_20_Link" text:visited-style-name="Index_20_Link">File::eof?　<text:tab/>207</text:a></text:p>
            <text:p text:style-name="P681"><text:a xlink:type="simple" xlink:href="#__RefHeading___Toc23045_2732400010" text:style-name="Index_20_Link" text:visited-style-name="Index_20_Link">File::fd?　<text:tab/>208</text:a></text:p>
            <text:p text:style-name="P681"><text:a xlink:type="simple" xlink:href="#__RefHeading__14592_1559979953" text:style-name="Index_20_Link" text:visited-style-name="Index_20_Link">File::flush　<text:tab/>209</text:a></text:p>
            <text:p text:style-name="P681"><text:a xlink:type="simple" xlink:href="#__RefHeading__14594_1559979953" text:style-name="Index_20_Link" text:visited-style-name="Index_20_Link">File::gets　<text:tab/>210</text:a></text:p>
            <text:p text:style-name="P681"><text:a xlink:type="simple" xlink:href="#__RefHeading__14596_1559979953" text:style-name="Index_20_Link" text:visited-style-name="Index_20_Link">File::init　<text:tab/>211</text:a></text:p>
            <text:p text:style-name="P681"><text:a xlink:type="simple" xlink:href="#__RefHeading__14598_1559979953" text:style-name="Index_20_Link" text:visited-style-name="Index_20_Link">File::open　<text:tab/>212</text:a></text:p>
            <text:p text:style-name="P681"><text:soft-page-break/><text:a xlink:type="simple" xlink:href="#__RefHeading__14600_1559979953" text:style-name="Index_20_Link" text:visited-style-name="Index_20_Link">File::puts　<text:tab/>213</text:a></text:p>
            <text:p text:style-name="P681"><text:a xlink:type="simple" xlink:href="#__RefHeading__14602_1559979953" text:style-name="Index_20_Link" text:visited-style-name="Index_20_Link">File::ready?　<text:tab/>214</text:a></text:p>
            <text:p text:style-name="P681"><text:a xlink:type="simple" xlink:href="#__RefHeading__14604_1559979953" text:style-name="Index_20_Link" text:visited-style-name="Index_20_Link">File::set!　<text:tab/>215</text:a></text:p>
            <text:p text:style-name="P681"><text:a xlink:type="simple" xlink:href="#__RefHeading___Toc23054_1636654246" text:style-name="Index_20_Link" text:visited-style-name="Index_20_Link">File::set-encoding　<text:tab/>216</text:a></text:p>
            <text:p text:style-name="P681"><text:a xlink:type="simple" xlink:href="#__RefHeading___Toc23056_1636654246" text:style-name="Index_20_Link" text:visited-style-name="Index_20_Link">File::set-input-encoding　<text:tab/>216</text:a></text:p>
            <text:p text:style-name="P681"><text:a xlink:type="simple" xlink:href="#__RefHeading___Toc23058_1636654246" text:style-name="Index_20_Link" text:visited-style-name="Index_20_Link">File::set-output-encoding　<text:tab/>216</text:a></text:p>
            <text:p text:style-name="P681"><text:a xlink:type="simple" xlink:href="#__RefHeading___Toc19491_2135658563" text:style-name="Index_20_Link" text:visited-style-name="Index_20_Link">File::set-newline　<text:tab/>217</text:a></text:p>
            <text:p text:style-name="P681"><text:a xlink:type="simple" xlink:href="#__RefHeading___Toc19493_2135658563" text:style-name="Index_20_Link" text:visited-style-name="Index_20_Link">File::set-noblock　<text:tab/>218</text:a></text:p>
            <text:p text:style-name="P681"><text:a xlink:type="simple" xlink:href="#__RefHeading___Toc19495_2135658563" text:style-name="Index_20_Link" text:visited-style-name="Index_20_Link">File::set-nobuffer　<text:tab/>219</text:a></text:p>
            <text:p text:style-name="P681"><text:a xlink:type="simple" xlink:href="#__RefHeading__14606_1559979953" text:style-name="Index_20_Link" text:visited-style-name="Index_20_Link">File::stat　<text:tab/>220</text:a></text:p>
            <text:p text:style-name="P681"><text:a xlink:type="simple" xlink:href="#__RefHeading___Toc21598_780634474" text:style-name="Index_20_Link" text:visited-style-name="Index_20_Link">Integer　<text:tab/>221</text:a></text:p>
            <text:p text:style-name="P681"><text:a xlink:type="simple" xlink:href="#__RefHeading__14626_1559979953" text:style-name="Index_20_Link" text:visited-style-name="Index_20_Link">Integer::=　<text:tab/>222</text:a></text:p>
            <text:p text:style-name="P681"><text:a xlink:type="simple" xlink:href="#__RefHeading__14628_1559979953" text:style-name="Index_20_Link" text:visited-style-name="Index_20_Link">Integer::!=　<text:tab/>222</text:a></text:p>
            <text:p text:style-name="P681"><text:a xlink:type="simple" xlink:href="#__RefHeading__14630_1559979953" text:style-name="Index_20_Link" text:visited-style-name="Index_20_Link">Integer::&gt;　<text:tab/>222</text:a></text:p>
            <text:p text:style-name="P681"><text:a xlink:type="simple" xlink:href="#__RefHeading__14632_1559979953" text:style-name="Index_20_Link" text:visited-style-name="Index_20_Link">Integer::&gt;=　<text:tab/>222</text:a></text:p>
            <text:p text:style-name="P681"><text:a xlink:type="simple" xlink:href="#__RefHeading__14634_1559979953" text:style-name="Index_20_Link" text:visited-style-name="Index_20_Link">Integer::&lt;　<text:tab/>222</text:a></text:p>
            <text:p text:style-name="P681"><text:a xlink:type="simple" xlink:href="#__RefHeading__14636_1559979953" text:style-name="Index_20_Link" text:visited-style-name="Index_20_Link">Integer::&lt;=　<text:tab/>222</text:a></text:p>
            <text:p text:style-name="P681"><text:a xlink:type="simple" xlink:href="#__RefHeading__14638_1559979953" text:style-name="Index_20_Link" text:visited-style-name="Index_20_Link">Integer::+　<text:tab/>223</text:a></text:p>
            <text:p text:style-name="P681"><text:a xlink:type="simple" xlink:href="#__RefHeading__14640_1559979953" text:style-name="Index_20_Link" text:visited-style-name="Index_20_Link">Integer::-　<text:tab/>223</text:a></text:p>
            <text:p text:style-name="P681"><text:a xlink:type="simple" xlink:href="#__RefHeading__14642_1559979953" text:style-name="Index_20_Link" text:visited-style-name="Index_20_Link">Integer::*　<text:tab/>223</text:a></text:p>
            <text:p text:style-name="P681"><text:a xlink:type="simple" xlink:href="#__RefHeading__14644_1559979953" text:style-name="Index_20_Link" text:visited-style-name="Index_20_Link">Integer::/　<text:tab/>223</text:a></text:p>
            <text:p text:style-name="P681"><text:a xlink:type="simple" xlink:href="#__RefHeading__14646_1559979953" text:style-name="Index_20_Link" text:visited-style-name="Index_20_Link">Integer::%　<text:tab/>223</text:a></text:p>
            <text:p text:style-name="P681"><text:a xlink:type="simple" xlink:href="#__RefHeading__16788_505007155" text:style-name="Index_20_Link" text:visited-style-name="Index_20_Link">Integer::^　<text:tab/>223</text:a></text:p>
            <text:p text:style-name="P681"><text:a xlink:type="simple" xlink:href="#__RefHeading__15721_112356151" text:style-name="Index_20_Link" text:visited-style-name="Index_20_Link">Integer::&amp;&amp;　<text:tab/>224</text:a></text:p>
            <text:p text:style-name="P681"><text:a xlink:type="simple" xlink:href="#__RefHeading__15723_112356151" text:style-name="Index_20_Link" text:visited-style-name="Index_20_Link">Integer::^^　<text:tab/>224</text:a></text:p>
            <text:p text:style-name="P681"><text:a xlink:type="simple" xlink:href="#__RefHeading__15725_112356151" text:style-name="Index_20_Link" text:visited-style-name="Index_20_Link">Integer::||　<text:tab/>224</text:a></text:p>
            <text:p text:style-name="P681"><text:a xlink:type="simple" xlink:href="#__RefHeading__15727_112356151" text:style-name="Index_20_Link" text:visited-style-name="Index_20_Link">Integer::~~　<text:tab/>224</text:a></text:p>
            <text:p text:style-name="P681"><text:a xlink:type="simple" xlink:href="#__RefHeading___Toc27248_3235304836" text:style-name="Index_20_Link" text:visited-style-name="Index_20_Link">Integer::&lt;&lt;　<text:tab/>224</text:a></text:p>
            <text:p text:style-name="P681"><text:a xlink:type="simple" xlink:href="#__RefHeading___Toc27250_3235304836" text:style-name="Index_20_Link" text:visited-style-name="Index_20_Link">Integer::&gt;&gt;　<text:tab/>224</text:a></text:p>
            <text:p text:style-name="P681"><text:a xlink:type="simple" xlink:href="#__RefHeading___Toc27252_3235304836" text:style-name="Index_20_Link" text:visited-style-name="Index_20_Link">Integer::&gt;&gt;&gt;　<text:tab/>224</text:a></text:p>
            <text:p text:style-name="P681"><text:a xlink:type="simple" xlink:href="#__RefHeading__14648_1559979953" text:style-name="Index_20_Link" text:visited-style-name="Index_20_Link">Integer::++　<text:tab/>225</text:a></text:p>
            <text:p text:style-name="P681"><text:a xlink:type="simple" xlink:href="#__RefHeading__14650_1559979953" text:style-name="Index_20_Link" text:visited-style-name="Index_20_Link">Integer::--　<text:tab/>225</text:a></text:p>
            <text:p text:style-name="P681"><text:a xlink:type="simple" xlink:href="#__RefHeading__14652_1559979953" text:style-name="Index_20_Link" text:visited-style-name="Index_20_Link">Integer:: ..　<text:tab/>226</text:a></text:p>
            <text:p text:style-name="P681"><text:a xlink:type="simple" xlink:href="#__RefHeading___Toc23673_1636654246" text:style-name="Index_20_Link" text:visited-style-name="Index_20_Link">Integer::abs　<text:tab/>227</text:a></text:p>
            <text:p text:style-name="P681"><text:a xlink:type="simple" xlink:href="#__RefHeading__14654_1559979953" text:style-name="Index_20_Link" text:visited-style-name="Index_20_Link">Integer::each　<text:tab/>228</text:a></text:p>
            <text:p text:style-name="P681"><text:a xlink:type="simple" xlink:href="#__RefHeading___Toc23675_1636654246" text:style-name="Index_20_Link" text:visited-style-name="Index_20_Link">Integer::neg　<text:tab/>229</text:a></text:p>
            <text:p text:style-name="P681"><text:a xlink:type="simple" xlink:href="#__RefHeading___Toc23677_1636654246" text:style-name="Index_20_Link" text:visited-style-name="Index_20_Link">Integer::nextprime　<text:tab/>230</text:a></text:p>
            <text:p text:style-name="P681"><text:a xlink:type="simple" xlink:href="#__RefHeading__15729_112356151" text:style-name="Index_20_Link" text:visited-style-name="Index_20_Link">Integer::real　<text:tab/>231</text:a></text:p>
            <text:p text:style-name="P681"><text:a xlink:type="simple" xlink:href="#__RefHeading___Toc23679_1636654246" text:style-name="Index_20_Link" text:visited-style-name="Index_20_Link">Integer::sqrt　<text:tab/>232</text:a></text:p>
            <text:p text:style-name="P681"><text:a xlink:type="simple" xlink:href="#__RefHeading___Toc21600_780634474" text:style-name="Index_20_Link" text:visited-style-name="Index_20_Link">List　<text:tab/>233</text:a></text:p>
            <text:p text:style-name="P681"><text:a xlink:type="simple" xlink:href="#__RefHeading__14658_1559979953" text:style-name="Index_20_Link" text:visited-style-name="Index_20_Link">List::-&gt;&gt;　<text:tab/>234</text:a></text:p>
            <text:p text:style-name="P681"><text:a xlink:type="simple" xlink:href="#__RefHeading__14660_1559979953" text:style-name="Index_20_Link" text:visited-style-name="Index_20_Link">List:: .　<text:tab/>235</text:a></text:p>
            <text:p text:style-name="P681"><text:a xlink:type="simple" xlink:href="#__RefHeading__14662_1559979953" text:style-name="Index_20_Link" text:visited-style-name="Index_20_Link">List::&lt;&lt;　<text:tab/>236</text:a></text:p>
            <text:p text:style-name="P681"><text:a xlink:type="simple" xlink:href="#__RefHeading__14664_1559979953" text:style-name="Index_20_Link" text:visited-style-name="Index_20_Link">List::&lt;&lt;-　<text:tab/>237</text:a></text:p>
            <text:p text:style-name="P681"><text:a xlink:type="simple" xlink:href="#__RefHeading__14666_1559979953" text:style-name="Index_20_Link" text:visited-style-name="Index_20_Link">List::&gt;&gt;　<text:tab/>238</text:a></text:p>
            <text:p text:style-name="P681"><text:a xlink:type="simple" xlink:href="#__RefHeading__14668_1559979953" text:style-name="Index_20_Link" text:visited-style-name="Index_20_Link">List::add　<text:tab/>239</text:a></text:p>
            <text:p text:style-name="P681"><text:a xlink:type="simple" xlink:href="#__RefHeading__17991_1692601806" text:style-name="Index_20_Link" text:visited-style-name="Index_20_Link">List::append!　<text:tab/>240</text:a></text:p>
            <text:p text:style-name="P681"><text:a xlink:type="simple" xlink:href="#__RefHeading__14670_1559979953" text:style-name="Index_20_Link" text:visited-style-name="Index_20_Link">List::car / List::item　<text:tab/>241</text:a></text:p>
            <text:p text:style-name="P681"><text:a xlink:type="simple" xlink:href="#__RefHeading__14672_1559979953" text:style-name="Index_20_Link" text:visited-style-name="Index_20_Link">List::cdr / List::next　<text:tab/>242</text:a></text:p>
            <text:p text:style-name="P681"><text:a xlink:type="simple" xlink:href="#__RefHeading__16348_1255925395" text:style-name="Index_20_Link" text:visited-style-name="Index_20_Link">List::clone　<text:tab/>243</text:a></text:p>
            <text:p text:style-name="P681"><text:a xlink:type="simple" xlink:href="#__RefHeading___Toc26179_3550414430" text:style-name="Index_20_Link" text:visited-style-name="Index_20_Link">List::combinations　<text:tab/>244</text:a></text:p>
            <text:p text:style-name="P681"><text:a xlink:type="simple" xlink:href="#__RefHeading___Toc27581_508853781" text:style-name="Index_20_Link" text:visited-style-name="Index_20_Link">List::concat　<text:tab/>245</text:a></text:p>
            <text:p text:style-name="P681"><text:a xlink:type="simple" xlink:href="#__RefHeading___Toc27583_508853781" text:style-name="Index_20_Link" text:visited-style-name="Index_20_Link">List::concat!　<text:tab/>246</text:a></text:p>
            <text:p text:style-name="P681"><text:a xlink:type="simple" xlink:href="#__RefHeading___Toc23583_3919154641" text:style-name="Index_20_Link" text:visited-style-name="Index_20_Link">List::create-block　<text:tab/>247</text:a></text:p>
            <text:p text:style-name="P681"><text:a xlink:type="simple" xlink:href="#__RefHeading__14676_1559979953" text:style-name="Index_20_Link" text:visited-style-name="Index_20_Link">List::delete　<text:tab/>248</text:a></text:p>
            <text:p text:style-name="P681"><text:a xlink:type="simple" xlink:href="#__RefHeading__16350_1255925395" text:style-name="Index_20_Link" text:visited-style-name="Index_20_Link">List::delete!　<text:tab/>249</text:a></text:p>
            <text:p text:style-name="P681"><text:a xlink:type="simple" xlink:href="#__RefHeading__14678_1559979953" text:style-name="Index_20_Link" text:visited-style-name="Index_20_Link">List::each　<text:tab/>250</text:a></text:p>
            <text:p text:style-name="P681"><text:a xlink:type="simple" xlink:href="#__RefHeading__14680_1559979953" text:style-name="Index_20_Link" text:visited-style-name="Index_20_Link">List::eval　<text:tab/>251</text:a></text:p>
            <text:p text:style-name="P681"><text:soft-page-break/><text:a xlink:type="simple" xlink:href="#__RefHeading__14682_1559979953" text:style-name="Index_20_Link" text:visited-style-name="Index_20_Link">List::filter　<text:tab/>252</text:a></text:p>
            <text:p text:style-name="P681"><text:a xlink:type="simple" xlink:href="#__RefHeading__16352_1255925395" text:style-name="Index_20_Link" text:visited-style-name="Index_20_Link">List::find　<text:tab/>253</text:a></text:p>
            <text:p text:style-name="P681"><text:a xlink:type="simple" xlink:href="#__RefHeading__16354_1255925395" text:style-name="Index_20_Link" text:visited-style-name="Index_20_Link">List::find*　<text:tab/>253</text:a></text:p>
            <text:p text:style-name="P681"><text:a xlink:type="simple" xlink:href="#__RefHeading__14684_1559979953" text:style-name="Index_20_Link" text:visited-style-name="Index_20_Link">List::get　<text:tab/>254</text:a></text:p>
            <text:p text:style-name="P681"><text:a xlink:type="simple" xlink:href="#__RefHeading___Toc21231_1834471834" text:style-name="Index_20_Link" text:visited-style-name="Index_20_Link">List::inject　<text:tab/>255</text:a></text:p>
            <text:p text:style-name="P681"><text:a xlink:type="simple" xlink:href="#__RefHeading__14686_1559979953" text:style-name="Index_20_Link" text:visited-style-name="Index_20_Link">List::insert　<text:tab/>256</text:a></text:p>
            <text:p text:style-name="P681"><text:a xlink:type="simple" xlink:href="#__RefHeading__16356_1255925395" text:style-name="Index_20_Link" text:visited-style-name="Index_20_Link">List::insert!　<text:tab/>257</text:a></text:p>
            <text:p text:style-name="P681"><text:a xlink:type="simple" xlink:href="#__RefHeading__14688_1559979953" text:style-name="Index_20_Link" text:visited-style-name="Index_20_Link">List::join　<text:tab/>258</text:a></text:p>
            <text:p text:style-name="P681"><text:a xlink:type="simple" xlink:href="#__RefHeading__14690_1559979953" text:style-name="Index_20_Link" text:visited-style-name="Index_20_Link">List::last　<text:tab/>259</text:a></text:p>
            <text:p text:style-name="P681"><text:a xlink:type="simple" xlink:href="#__RefHeading__14692_1559979953" text:style-name="Index_20_Link" text:visited-style-name="Index_20_Link">List::len　<text:tab/>260</text:a></text:p>
            <text:p text:style-name="P681"><text:a xlink:type="simple" xlink:href="#__RefHeading___Toc25217_2612789494" text:style-name="Index_20_Link" text:visited-style-name="Index_20_Link">List::map　<text:tab/>261</text:a></text:p>
            <text:p text:style-name="P681"><text:a xlink:type="simple" xlink:href="#__RefHeading___Toc25219_2612789494" text:style-name="Index_20_Link" text:visited-style-name="Index_20_Link">List::max　<text:tab/>262</text:a></text:p>
            <text:p text:style-name="P681"><text:a xlink:type="simple" xlink:href="#__RefHeading__14694_1559979953" text:style-name="Index_20_Link" text:visited-style-name="Index_20_Link">List::min　<text:tab/>263</text:a></text:p>
            <text:p text:style-name="P681"><text:a xlink:type="simple" xlink:href="#__RefHeading___Toc21233_1834471834" text:style-name="Index_20_Link" text:visited-style-name="Index_20_Link">List::null?　<text:tab/>264</text:a></text:p>
            <text:p text:style-name="P681"><text:a xlink:type="simple" xlink:href="#__RefHeading___Toc26181_3550414430" text:style-name="Index_20_Link" text:visited-style-name="Index_20_Link">List::permutations　<text:tab/>265</text:a></text:p>
            <text:p text:style-name="P681"><text:a xlink:type="simple" xlink:href="#__RefHeading__14696_1559979953" text:style-name="Index_20_Link" text:visited-style-name="Index_20_Link">List::reverse　<text:tab/>266</text:a></text:p>
            <text:p text:style-name="P681"><text:a xlink:type="simple" xlink:href="#__RefHeading__14698_1559979953" text:style-name="Index_20_Link" text:visited-style-name="Index_20_Link">List::seek　<text:tab/>267</text:a></text:p>
            <text:p text:style-name="P681"><text:a xlink:type="simple" xlink:href="#__RefHeading___Toc19497_2135658563" text:style-name="Index_20_Link" text:visited-style-name="Index_20_Link">List::set-car!　<text:tab/>268</text:a></text:p>
            <text:p text:style-name="P681"><text:a xlink:type="simple" xlink:href="#__RefHeading___Toc19499_2135658563" text:style-name="Index_20_Link" text:visited-style-name="Index_20_Link">List::set-cdr!　<text:tab/>269</text:a></text:p>
            <text:p text:style-name="P681"><text:a xlink:type="simple" xlink:href="#__RefHeading__14700_1559979953" text:style-name="Index_20_Link" text:visited-style-name="Index_20_Link">List::split　<text:tab/>270</text:a></text:p>
            <text:p text:style-name="P681"><text:a xlink:type="simple" xlink:href="#__RefHeading___Toc21602_780634474" text:style-name="Index_20_Link" text:visited-style-name="Index_20_Link">Object　<text:tab/>271</text:a></text:p>
            <text:p text:style-name="P681"><text:a xlink:type="simple" xlink:href="#__RefHeading__14702_1559979953" text:style-name="Index_20_Link" text:visited-style-name="Index_20_Link">Object::?　<text:tab/>272</text:a></text:p>
            <text:p text:style-name="P681"><text:a xlink:type="simple" xlink:href="#__RefHeading__16358_1255925395" text:style-name="Index_20_Link" text:visited-style-name="Index_20_Link">Object::apply　<text:tab/>273</text:a></text:p>
            <text:p text:style-name="P681"><text:a xlink:type="simple" xlink:href="#__RefHeading__16360_1255925395" text:style-name="Index_20_Link" text:visited-style-name="Index_20_Link">Object::delegate?　<text:tab/>274</text:a></text:p>
            <text:p text:style-name="P681"><text:a xlink:type="simple" xlink:href="#__RefHeading__14706_1559979953" text:style-name="Index_20_Link" text:visited-style-name="Index_20_Link">Object::get / Object::var?　<text:tab/>275</text:a></text:p>
            <text:p text:style-name="P681"><text:a xlink:type="simple" xlink:href="#__RefHeading___Toc27930_2297371016" text:style-name="Index_20_Link" text:visited-style-name="Index_20_Link">Object::hash　<text:tab/>276</text:a></text:p>
            <text:p text:style-name="P681"><text:a xlink:type="simple" xlink:href="#__RefHeading___Toc25116_2612789494" text:style-name="Index_20_Link" text:visited-style-name="Index_20_Link">Object::literal　<text:tab/>277</text:a></text:p>
            <text:p text:style-name="P681"><text:a xlink:type="simple" xlink:href="#__RefHeading__14708_1559979953" text:style-name="Index_20_Link" text:visited-style-name="Index_20_Link">Object::method　<text:tab/>278</text:a></text:p>
            <text:p text:style-name="P681"><text:a xlink:type="simple" xlink:href="#__RefHeading___Toc25118_2612789494" text:style-name="Index_20_Link" text:visited-style-name="Index_20_Link">Object::method?　<text:tab/>279</text:a></text:p>
            <text:p text:style-name="P681"><text:a xlink:type="simple" xlink:href="#__RefHeading__14712_1559979953" text:style-name="Index_20_Link" text:visited-style-name="Index_20_Link">Object::set!　<text:tab/>280</text:a></text:p>
            <text:p text:style-name="P681"><text:a xlink:type="simple" xlink:href="#__RefHeading__14714_1559979953" text:style-name="Index_20_Link" text:visited-style-name="Index_20_Link">Object::string　<text:tab/>281</text:a></text:p>
            <text:p text:style-name="P681"><text:a xlink:type="simple" xlink:href="#__RefHeading__14716_1559979953" text:style-name="Index_20_Link" text:visited-style-name="Index_20_Link">Object::type?　<text:tab/>282</text:a></text:p>
            <text:p text:style-name="P681"><text:a xlink:type="simple" xlink:href="#__RefHeading__14718_1559979953" text:style-name="Index_20_Link" text:visited-style-name="Index_20_Link">Object::vars　<text:tab/>283</text:a></text:p>
            <text:p text:style-name="P681"><text:a xlink:type="simple" xlink:href="#__RefHeading___Toc21604_780634474" text:style-name="Index_20_Link" text:visited-style-name="Index_20_Link">Real　<text:tab/>284</text:a></text:p>
            <text:p text:style-name="P681"><text:a xlink:type="simple" xlink:href="#__RefHeading__14720_1559979953" text:style-name="Index_20_Link" text:visited-style-name="Index_20_Link">Real::!=　<text:tab/>285</text:a></text:p>
            <text:p text:style-name="P681"><text:a xlink:type="simple" xlink:href="#__RefHeading__14722_1559979953" text:style-name="Index_20_Link" text:visited-style-name="Index_20_Link">Real::&lt;　<text:tab/>285</text:a></text:p>
            <text:p text:style-name="P681"><text:a xlink:type="simple" xlink:href="#__RefHeading__14724_1559979953" text:style-name="Index_20_Link" text:visited-style-name="Index_20_Link">Real::&lt;=　<text:tab/>285</text:a></text:p>
            <text:p text:style-name="P681"><text:a xlink:type="simple" xlink:href="#__RefHeading__14726_1559979953" text:style-name="Index_20_Link" text:visited-style-name="Index_20_Link">Real::=　<text:tab/>285</text:a></text:p>
            <text:p text:style-name="P681"><text:a xlink:type="simple" xlink:href="#__RefHeading__14728_1559979953" text:style-name="Index_20_Link" text:visited-style-name="Index_20_Link">Real::&gt;　<text:tab/>285</text:a></text:p>
            <text:p text:style-name="P681"><text:a xlink:type="simple" xlink:href="#__RefHeading__14730_1559979953" text:style-name="Index_20_Link" text:visited-style-name="Index_20_Link">Real::&gt;=　<text:tab/>285</text:a></text:p>
            <text:p text:style-name="P681"><text:a xlink:type="simple" xlink:href="#__RefHeading__14732_1559979953" text:style-name="Index_20_Link" text:visited-style-name="Index_20_Link">Real::*　<text:tab/>286</text:a></text:p>
            <text:p text:style-name="P681"><text:a xlink:type="simple" xlink:href="#__RefHeading__14734_1559979953" text:style-name="Index_20_Link" text:visited-style-name="Index_20_Link">Real::+　<text:tab/>286</text:a></text:p>
            <text:p text:style-name="P681"><text:a xlink:type="simple" xlink:href="#__RefHeading__14736_1559979953" text:style-name="Index_20_Link" text:visited-style-name="Index_20_Link">Real::-　<text:tab/>286</text:a></text:p>
            <text:p text:style-name="P681"><text:a xlink:type="simple" xlink:href="#__RefHeading__14738_1559979953" text:style-name="Index_20_Link" text:visited-style-name="Index_20_Link">Real::/　<text:tab/>286</text:a></text:p>
            <text:p text:style-name="P681"><text:a xlink:type="simple" xlink:href="#__RefHeading___Toc23681_1636654246" text:style-name="Index_20_Link" text:visited-style-name="Index_20_Link">Real::abs　<text:tab/>287</text:a></text:p>
            <text:p text:style-name="P681"><text:a xlink:type="simple" xlink:href="#__RefHeading__16790_505007155" text:style-name="Index_20_Link" text:visited-style-name="Index_20_Link">Real::sqrt　<text:tab/>288</text:a></text:p>
            <text:p text:style-name="P681"><text:a xlink:type="simple" xlink:href="#__RefHeading__16792_505007155" text:style-name="Index_20_Link" text:visited-style-name="Index_20_Link">Real::sin　<text:tab/>288</text:a></text:p>
            <text:p text:style-name="P681"><text:a xlink:type="simple" xlink:href="#__RefHeading__16794_505007155" text:style-name="Index_20_Link" text:visited-style-name="Index_20_Link">Real::cos　<text:tab/>288</text:a></text:p>
            <text:p text:style-name="P681"><text:a xlink:type="simple" xlink:href="#__RefHeading__16796_505007155" text:style-name="Index_20_Link" text:visited-style-name="Index_20_Link">Real::tan　<text:tab/>288</text:a></text:p>
            <text:p text:style-name="P681"><text:a xlink:type="simple" xlink:href="#__RefHeading__16798_505007155" text:style-name="Index_20_Link" text:visited-style-name="Index_20_Link">Real::asin　<text:tab/>288</text:a></text:p>
            <text:p text:style-name="P681"><text:a xlink:type="simple" xlink:href="#__RefHeading__16800_505007155" text:style-name="Index_20_Link" text:visited-style-name="Index_20_Link">Real::acos　<text:tab/>288</text:a></text:p>
            <text:p text:style-name="P681"><text:a xlink:type="simple" xlink:href="#__RefHeading__16802_505007155" text:style-name="Index_20_Link" text:visited-style-name="Index_20_Link">Real::atan　<text:tab/>288</text:a></text:p>
            <text:p text:style-name="P681"><text:a xlink:type="simple" xlink:href="#__RefHeading__16804_505007155" text:style-name="Index_20_Link" text:visited-style-name="Index_20_Link">Real::log　<text:tab/>288</text:a></text:p>
            <text:p text:style-name="P681"><text:a xlink:type="simple" xlink:href="#__RefHeading__16806_505007155" text:style-name="Index_20_Link" text:visited-style-name="Index_20_Link">Real::log10　<text:tab/>288</text:a></text:p>
            <text:p text:style-name="P681"><text:a xlink:type="simple" xlink:href="#__RefHeading__16808_505007155" text:style-name="Index_20_Link" text:visited-style-name="Index_20_Link">Real::exp　<text:tab/>288</text:a></text:p>
            <text:p text:style-name="P681"><text:a xlink:type="simple" xlink:href="#__RefHeading__16810_505007155" text:style-name="Index_20_Link" text:visited-style-name="Index_20_Link">Real::exp10　<text:tab/>288</text:a></text:p>
            <text:p text:style-name="P681"><text:a xlink:type="simple" xlink:href="#__RefHeading__16812_505007155" text:style-name="Index_20_Link" text:visited-style-name="Index_20_Link">Real::pow　<text:tab/>288</text:a></text:p>
            <text:p text:style-name="P681"><text:a xlink:type="simple" xlink:href="#__RefHeading__17279_467714174" text:style-name="Index_20_Link" text:visited-style-name="Index_20_Link">Real::int　<text:tab/>289</text:a></text:p>
            <text:p text:style-name="P681"><text:soft-page-break/><text:a xlink:type="simple" xlink:href="#__RefHeading___Toc23683_1636654246" text:style-name="Index_20_Link" text:visited-style-name="Index_20_Link">Real::neg　<text:tab/>290</text:a></text:p>
            <text:p text:style-name="P681"><text:a xlink:type="simple" xlink:href="#__RefHeading___Toc23697_3699990215" text:style-name="Index_20_Link" text:visited-style-name="Index_20_Link">Real::inf?　<text:tab/>291</text:a></text:p>
            <text:p text:style-name="P681"><text:a xlink:type="simple" xlink:href="#__RefHeading___Toc23699_3699990215" text:style-name="Index_20_Link" text:visited-style-name="Index_20_Link">Real::nan?　<text:tab/>292</text:a></text:p>
            <text:p text:style-name="P681"><text:a xlink:type="simple" xlink:href="#__RefHeading___Toc21606_780634474" text:style-name="Index_20_Link" text:visited-style-name="Index_20_Link">Stream　<text:tab/>293</text:a></text:p>
            <text:p text:style-name="P681"><text:a xlink:type="simple" xlink:href="#__RefHeading___Toc21608_780634474" text:style-name="Index_20_Link" text:visited-style-name="Index_20_Link">Stream::clear　<text:tab/>294</text:a></text:p>
            <text:p text:style-name="P681"><text:a xlink:type="simple" xlink:href="#__RefHeading___Toc19503_2135658563" text:style-name="Index_20_Link" text:visited-style-name="Index_20_Link">Stream::close　<text:tab/>295</text:a></text:p>
            <text:p text:style-name="P681"><text:a xlink:type="simple" xlink:href="#__RefHeading___Toc19813_2135658563" text:style-name="Index_20_Link" text:visited-style-name="Index_20_Link">Stream::each　<text:tab/>296</text:a></text:p>
            <text:p text:style-name="P681"><text:a xlink:type="simple" xlink:href="#__RefHeading__14590_1559979953288" text:style-name="Index_20_Link" text:visited-style-name="Index_20_Link">Stream::eof?　<text:tab/>297</text:a></text:p>
            <text:p text:style-name="P681"><text:a xlink:type="simple" xlink:href="#__RefHeading__14592_1559979953289" text:style-name="Index_20_Link" text:visited-style-name="Index_20_Link">Stream::flush　<text:tab/>298</text:a></text:p>
            <text:p text:style-name="P681"><text:a xlink:type="simple" xlink:href="#__RefHeading___Toc19505_2135658563" text:style-name="Index_20_Link" text:visited-style-name="Index_20_Link">Stream::get-count　<text:tab/>299</text:a></text:p>
            <text:p text:style-name="P681"><text:a xlink:type="simple" xlink:href="#__RefHeading__14594_1559979953290" text:style-name="Index_20_Link" text:visited-style-name="Index_20_Link">Stream::gets　<text:tab/>300</text:a></text:p>
            <text:p text:style-name="P681"><text:a xlink:type="simple" xlink:href="#__RefHeading__14596_1559979953291" text:style-name="Index_20_Link" text:visited-style-name="Index_20_Link">Stream::init　<text:tab/>301</text:a></text:p>
            <text:p text:style-name="P681"><text:a xlink:type="simple" xlink:href="#__RefHeading__14600_1559979953293" text:style-name="Index_20_Link" text:visited-style-name="Index_20_Link">Stream::puts　<text:tab/>302</text:a></text:p>
            <text:p text:style-name="P681"><text:a xlink:type="simple" xlink:href="#__RefHeading__14602_1559979953294" text:style-name="Index_20_Link" text:visited-style-name="Index_20_Link">Stream::ready?　<text:tab/>303</text:a></text:p>
            <text:p text:style-name="P681"><text:a xlink:type="simple" xlink:href="#__RefHeading___Toc19507_2135658563" text:style-name="Index_20_Link" text:visited-style-name="Index_20_Link">Stream::set-comode　<text:tab/>304</text:a></text:p>
            <text:p text:style-name="P681"><text:a xlink:type="simple" xlink:href="#__RefHeading___Toc19509_2135658563" text:style-name="Index_20_Link" text:visited-style-name="Index_20_Link">Stream::set-limit　<text:tab/>305</text:a></text:p>
            <text:p text:style-name="P681"><text:a xlink:type="simple" xlink:href="#__RefHeading___Toc19511_2135658563" text:style-name="Index_20_Link" text:visited-style-name="Index_20_Link">Stream::set-newline　<text:tab/>306</text:a></text:p>
            <text:p text:style-name="P681"><text:a xlink:type="simple" xlink:href="#__RefHeading___Toc19513_2135658563" text:style-name="Index_20_Link" text:visited-style-name="Index_20_Link">Stream::set-nolimit　<text:tab/>307</text:a></text:p>
            <text:p text:style-name="P681"><text:a xlink:type="simple" xlink:href="#__RefHeading__14606_1559979953296" text:style-name="Index_20_Link" text:visited-style-name="Index_20_Link">Stream::stat　<text:tab/>308</text:a></text:p>
            <text:p text:style-name="P681"><text:a xlink:type="simple" xlink:href="#__RefHeading___Toc21610_780634474" text:style-name="Index_20_Link" text:visited-style-name="Index_20_Link">String　<text:tab/>309</text:a></text:p>
            <text:p text:style-name="P681"><text:a xlink:type="simple" xlink:href="#__RefHeading__14754_1559979953" text:style-name="Index_20_Link" text:visited-style-name="Index_20_Link">String:: .　<text:tab/>310</text:a></text:p>
            <text:p text:style-name="P681"><text:a xlink:type="simple" xlink:href="#__RefHeading__14756_1559979953" text:style-name="Index_20_Link" text:visited-style-name="Index_20_Link">String::=~　<text:tab/>311</text:a></text:p>
            <text:p text:style-name="P681"><text:a xlink:type="simple" xlink:href="#__RefHeading__17993_1692601806" text:style-name="Index_20_Link" text:visited-style-name="Index_20_Link">String::append!　<text:tab/>312</text:a></text:p>
            <text:p text:style-name="P681"><text:a xlink:type="simple" xlink:href="#__RefHeading___Toc24476_2166227548" text:style-name="Index_20_Link" text:visited-style-name="Index_20_Link">String::at　<text:tab/>313</text:a></text:p>
            <text:p text:style-name="P681"><text:a xlink:type="simple" xlink:href="#__RefHeading___Toc22367_1636654246" text:style-name="Index_20_Link" text:visited-style-name="Index_20_Link">String::clean　<text:tab/>314</text:a></text:p>
            <text:p text:style-name="P681"><text:a xlink:type="simple" xlink:href="#__RefHeading__14758_1559979953" text:style-name="Index_20_Link" text:visited-style-name="Index_20_Link">String::eval　<text:tab/>315</text:a></text:p>
            <text:p text:style-name="P681"><text:a xlink:type="simple" xlink:href="#__RefHeading___Toc23585_3919154641" text:style-name="Index_20_Link" text:visited-style-name="Index_20_Link">String::expand　<text:tab/>316</text:a></text:p>
            <text:p text:style-name="P681"><text:a xlink:type="simple" xlink:href="#__RefHeading__16362_1255925395" text:style-name="Index_20_Link" text:visited-style-name="Index_20_Link">String::fmt　<text:tab/>317</text:a></text:p>
            <text:p text:style-name="P681"><text:a xlink:type="simple" xlink:href="#__RefHeading__14760_1559979953" text:style-name="Index_20_Link" text:visited-style-name="Index_20_Link">String::int　<text:tab/>318</text:a></text:p>
            <text:p text:style-name="P681"><text:a xlink:type="simple" xlink:href="#__RefHeading__16364_1255925395" text:style-name="Index_20_Link" text:visited-style-name="Index_20_Link">String::number　<text:tab/>318</text:a></text:p>
            <text:p text:style-name="P681"><text:a xlink:type="simple" xlink:href="#__RefHeading__16366_1255925395" text:style-name="Index_20_Link" text:visited-style-name="Index_20_Link">String::real　<text:tab/>318</text:a></text:p>
            <text:p text:style-name="P681"><text:a xlink:type="simple" xlink:href="#__RefHeading__16368_1255925395" text:style-name="Index_20_Link" text:visited-style-name="Index_20_Link">String::rquote　<text:tab/>318</text:a></text:p>
            <text:p text:style-name="P681"><text:a xlink:type="simple" xlink:href="#__RefHeading___Toc21235_1834471834" text:style-name="Index_20_Link" text:visited-style-name="Index_20_Link">String::len　<text:tab/>319</text:a></text:p>
            <text:p text:style-name="P681"><text:a xlink:type="simple" xlink:href="#__RefHeading___Toc22369_1636654246" text:style-name="Index_20_Link" text:visited-style-name="Index_20_Link">String::lower　<text:tab/>320</text:a></text:p>
            <text:p text:style-name="P681"><text:a xlink:type="simple" xlink:href="#__RefHeading___Toc24914_3194212809" text:style-name="Index_20_Link" text:visited-style-name="Index_20_Link">String::replace　<text:tab/>321</text:a></text:p>
            <text:p text:style-name="P681"><text:a xlink:type="simple" xlink:href="#__RefHeading___Toc24916_3194212809" text:style-name="Index_20_Link" text:visited-style-name="Index_20_Link">String::split　<text:tab/>322</text:a></text:p>
            <text:p text:style-name="P681"><text:a xlink:type="simple" xlink:href="#__RefHeading__14762_1559979953" text:style-name="Index_20_Link" text:visited-style-name="Index_20_Link">String::sub　<text:tab/>323</text:a></text:p>
            <text:p text:style-name="P681"><text:a xlink:type="simple" xlink:href="#__RefHeading___Toc23060_1636654246" text:style-name="Index_20_Link" text:visited-style-name="Index_20_Link">String::uexport　<text:tab/>324</text:a></text:p>
            <text:p text:style-name="P681"><text:a xlink:type="simple" xlink:href="#__RefHeading___Toc23062_1636654246" text:style-name="Index_20_Link" text:visited-style-name="Index_20_Link">String::uimport!　<text:tab/>325</text:a></text:p>
            <text:p text:style-name="P681"><text:a xlink:type="simple" xlink:href="#__RefHeading___Toc22371_1636654246" text:style-name="Index_20_Link" text:visited-style-name="Index_20_Link">String::upper　<text:tab/>326</text:a></text:p>
            <text:p text:style-name="P681"><text:a xlink:type="simple" xlink:href="#__RefHeading___Toc21612_780634474" text:style-name="Index_20_Link" text:visited-style-name="Index_20_Link">Vector　<text:tab/>327</text:a></text:p>
            <text:p text:style-name="P681"><text:a xlink:type="simple" xlink:href="#__RefHeading__13976_843795075" text:style-name="Index_20_Link" text:visited-style-name="Index_20_Link">Vector::append!　<text:tab/>328</text:a></text:p>
            <text:p text:style-name="P681"><text:a xlink:type="simple" xlink:href="#__RefHeading__14568_1559979953" text:style-name="Index_20_Link" text:visited-style-name="Index_20_Link">Vector::each　<text:tab/>329</text:a></text:p>
            <text:p text:style-name="P681"><text:a xlink:type="simple" xlink:href="#__RefHeading___Toc25107_2612789494" text:style-name="Index_20_Link" text:visited-style-name="Index_20_Link">Vector::fill　<text:tab/>330</text:a></text:p>
            <text:p text:style-name="P681"><text:a xlink:type="simple" xlink:href="#__RefHeading___Toc25109_2612789494" text:style-name="Index_20_Link" text:visited-style-name="Index_20_Link">Vector::get　<text:tab/>331</text:a></text:p>
            <text:p text:style-name="P681"><text:a xlink:type="simple" xlink:href="#__RefHeading__14572_1559979953" text:style-name="Index_20_Link" text:visited-style-name="Index_20_Link">Vector::last　<text:tab/>332</text:a></text:p>
            <text:p text:style-name="P681"><text:a xlink:type="simple" xlink:href="#__RefHeading__14574_1559979953" text:style-name="Index_20_Link" text:visited-style-name="Index_20_Link">Vector::len　<text:tab/>333</text:a></text:p>
            <text:p text:style-name="P681"><text:a xlink:type="simple" xlink:href="#__RefHeading___Toc25111_2612789494" text:style-name="Index_20_Link" text:visited-style-name="Index_20_Link">Vector::list　<text:tab/>334</text:a></text:p>
            <text:p text:style-name="P681"><text:a xlink:type="simple" xlink:href="#__RefHeading__14576_1559979953" text:style-name="Index_20_Link" text:visited-style-name="Index_20_Link">Vector::resize　<text:tab/>335</text:a></text:p>
            <text:p text:style-name="P681"><text:a xlink:type="simple" xlink:href="#__RefHeading__14578_1559979953" text:style-name="Index_20_Link" text:visited-style-name="Index_20_Link">Vector::set　<text:tab/>336</text:a></text:p>
            <text:p text:style-name="P681"><text:a xlink:type="simple" xlink:href="#__RefHeading__14580_1559979953" text:style-name="Index_20_Link" text:visited-style-name="Index_20_Link">Vector::string　<text:tab/>337</text:a></text:p>
            <text:p text:style-name="P681"><text:a xlink:type="simple" xlink:href="#__RefHeading__17281_467714174" text:style-name="Index_20_Link" text:visited-style-name="Index_20_Link">Vector::swap　<text:tab/>338</text:a></text:p>
            <text:p text:style-name="P680"><text:a xlink:type="simple" xlink:href="#__RefHeading__16814_505007155" text:style-name="Index_20_Link" text:visited-style-name="Index_20_Link">5.3 エラー一覧<text:tab/>339</text:a></text:p>
          </text:index-body>
        </text:table-of-content>
      </text:section>
      <text:h text:style-name="P682" text:outline-level="1"><text:bookmark-start text:name="__RefHeading__14336_1559979953"/>1. <text:bookmark-start text:name="_Ref230590922"/>はじめに<text:bookmark-end text:name="__RefHeading__14336_1559979953"/><text:bookmark-end text:name="_Ref230590922"/></text:h>
      <text:p text:style-name="Standard"/>
      <text:p text:style-name="P25">　Welcome to Perfume World !!</text:p>
      <text:p text:style-name="P25"/>
      <text:p text:style-name="P26">　日本の某テクノポップユニットが好きすぎて、彼女達のユニット名を自分が作るプログラミング言語の名前にお借りしてしまいました。</text:p>
      <text:p text:style-name="P27"/>
      <text:p text:style-name="P24"><text:span text:style-name="T5">　</text:span>この文書は、そんなプログラミング言語<text:span text:style-name="T2">P</text:span>erfumeについて解説したものです。<text:span text:style-name="T5">個人の趣味で開発しているため気の利いたプログラミング言語とはいえませんが、昔のLispのような雰囲気のある、小規模で取り回しのしやすい言語を目指しております。</text:span></text:p>
      <text:p text:style-name="P28"/>
      <text:p text:style-name="P28">　この言語は、以前にtoy-langという名前で公開していました。今回新たに名前を変えて公開致します。</text:p>
      <text:p text:style-name="P28"/>
      <text:p text:style-name="P28">　それでは、どうぞお楽しみ下さい。</text:p>
      <text:p text:style-name="P28"/>
      <text:p text:style-name="P28"/>
      <text:p text:style-name="P28"/>
      <text:p text:style-name="P28"/>
      <text:p text:style-name="P28"/>
      <text:h text:style-name="P683" text:outline-level="1"><text:bookmark-start text:name="__RefHeading__14338_1559979953"/>2. <text:span text:style-name="T5">概要</text:span><text:bookmark-end text:name="__RefHeading__14338_1559979953"/></text:h>
      <text:h text:style-name="Heading_20_2" text:outline-level="2"><text:bookmark-start text:name="__RefHeading__14340_1559979953"/>2.1 <text:span text:style-name="T5">特徴</text:span><text:bookmark-end text:name="__RefHeading__14340_1559979953"/></text:h>
      <text:p text:style-name="P24">　<text:span text:style-name="T2">P</text:span>erfumeは、以下のような特徴を持ったプログラミング言語です。</text:p>
      <text:p text:style-name="P24"/>
      <text:list xml:id="list1868909983" text:style-name="WW8Num3">
        <text:list-item>
          <text:p text:style-name="P794">インタプリタ言語</text:p>
        </text:list-item>
        <text:list-item>
          <text:p text:style-name="P794">シンプルな文法</text:p>
        </text:list-item>
        <text:list-item>
          <text:p text:style-name="P794">プロトタイプベース・ダックタイピングのオブジェクト指向</text:p>
        </text:list-item>
        <text:list-item>
          <text:p text:style-name="P794">C言語による拡張性</text:p>
        </text:list-item>
        <text:list-item>
          <text:p text:style-name="P794">ファーストクラスとしてのクロージャ</text:p>
        </text:list-item>
        <text:list-item>
          <text:p text:style-name="P794">キーワード引数</text:p>
        </text:list-item>
        <text:list-item>
          <text:p text:style-name="P794">コルーチン</text:p>
        </text:list-item>
        <text:list-item>
          <text:p text:style-name="P794">内部Unicode</text:p>
        </text:list-item>
      </text:list>
      <text:p text:style-name="P24"/>
      <text:p text:style-name="P24">(1) インタプリタ言語</text:p>
      <text:p text:style-name="P24">　<text:span text:style-name="T3">P</text:span>erfumeはインタプリタ言語です。現在、いくつかのUNIXライクなOSの上で動作します。UNIXのスクリプト形式もしくは、<text:span text:style-name="T3">P</text:span>erfume組み込みのコマンドラインインタプリタで対話的に動作させることができます。</text:p>
      <text:p text:style-name="P24"/>
      <text:p text:style-name="P24">(2) シンプルな文法</text:p>
      <text:p text:style-name="P24">　<text:span text:style-name="T3">P</text:span>erfumeの全ての文法は、コマンド呼び出しもしくはメソッド呼び出しに引数を伴ったものとして定義されます。一般的な言語にあるような文法やキーワード<text:span text:style-name="T5">、予約語など</text:span>は存在しません。</text:p>
      <text:p text:style-name="P571"/>
      <text:p text:style-name="P571">例えば、以下は<text:span text:style-name="T3">P</text:span>erfumeのif文です。</text:p>
      <text:p text:style-name="P24"/>
      <text:p text:style-name="P24"><text:tab/><text:span text:style-name="T275">if {$i = 1} then: {do-something} else: {do-otherwise};</text:span></text:p>
      <text:p text:style-name="P24"/>
      <text:p text:style-name="P147"><text:span text:style-name="T3">P</text:span>erfumeでは、ifという構文が用意されているわけではありません。この文は、if コマンドの引数として、コンディションを示す位置パラメータである<text:span text:style-name="T276"> "{$i = 1}" </text:span>、コンディションが真の時に実行される<text:span text:style-name="T274">"then: {do-something}"</text:span>キーワード引数、コンディションが偽の時に実行される<text:span text:style-name="T274">"else: {do-otherwise}" </text:span>キーワード引数、という3つのパラメータを持つコマンドの実行と考えることができます。</text:p>
      <text:p text:style-name="P207"/>
      <text:p text:style-name="P148">　各文の終端は <text:span text:style-name="T275">";"</text:span><text:span text:style-name="T259"> </text:span>記号で示します。<text:span text:style-name="T275">";" </text:span>が現れた時点で、その文を評価するという意味になります。ただし、ブロック（ブロックについては後述しますが、<text:span text:style-name="T276"> </text:span><text:span text:style-name="T277">"{}" </text:span>で囲まれた文の集まりのこと）内の最後の文については、<text:span text:style-name="T275">";" </text:span>を省略することが可能です。</text:p>
      <text:p text:style-name="P24"/>
      <text:p text:style-name="P24">(3) プロトタイプベース・ダックタイピングのオブジェクト指向</text:p>
      <text:p text:style-name="P24">　<text:span text:style-name="T3">P</text:span>erfumeは、プロトタイプベースのオブジェクト指向機能を持っています。オブジェクトを生成する際には、クラスを指定しますが、クラスの実態は、<text:span text:style-name="T3">P</text:span>erfumeのオブジェクトと等価です。新たに生成されたオブジェクトは、生成時に指定したクラスにメッセージを委譲することでメソッドが選択され実行されます。ダックタイピングのため、メソッドは実行時に動的に検索され、実行されます。</text:p>
      <text:p text:style-name="P24">　また、実行時に動的にクラスやオブジェクトに対してメソッドを定義することが可能です。このことにより、mix-inを実現できます。</text:p>
      <text:p text:style-name="P24"/>
      <text:p text:style-name="P24">(4) C言語による拡張性</text:p>
      <text:p text:style-name="P24">　<text:span text:style-name="T3">P</text:span>erfumeはC言語により記述されており、比較的簡単にC言語による拡張が可能です。</text:p>
      <text:p text:style-name="P24">　現時点では、実用的なプログラムを作成するために必要な機能はまだまだ足りないですが、必要な機能については比較的簡単に追加することができると思います。</text:p>
      <text:p text:style-name="P24"/>
      <text:p text:style-name="P24">(5) ファーストクラスとしてのクロージャ</text:p>
      <text:p text:style-name="P183">　<text:span text:style-name="T3">P</text:span>erfumeはクロージャを持ちます。クロージャの表現は、ソーススクリプト上で<text:span text:style-name="T277">"{}"</text:span>で囲まれた部分です。また、クロージャは、ファーストクラスのデータ型であるため、関数の内外への持ち出しや変数への保持、任意の時点での評価が簡単にできます。</text:p>
      <text:p text:style-name="P24">　クロージャは、<text:span text:style-name="T5">一般的には</text:span>実行時の環境を持つデータ型で、言語により意味や実装方法は様々ですが、<text:span text:style-name="T3">P</text:span>erfumeの場合は、実行時のローカル変数およびカレントの実行オブジェクトを保持する構造として定義されます。</text:p>
      <text:p text:style-name="P24"/>
      <text:p text:style-name="P24">(6) キーワード引数</text:p>
      <text:p text:style-name="P24">　<text:span text:style-name="T3">P</text:span>erfumeは、引数の表現が2種類あります。ひとつは、多くのの言語で一般的な位置パラメータです。もうひとつは、オプショナルなパラメータを指定する際に便利なキーワードパラメータです。</text:p>
      <text:p text:style-name="P24"/>
      <text:p text:style-name="P207">(7) コルーチン</text:p>
      <text:p text:style-name="P24">　<text:span text:style-name="T3">P</text:span>erfumeはコルーチンを持ちます。コルーチンも<text:span text:style-name="T3">P</text:span>erfumeの型のひとつです。生成されたコルーチンはいつでも実行可能で、コルーチンから呼び出し元に制御を戻すことも可能です。</text:p>
      <text:p text:style-name="P24"/>
      <text:p text:style-name="P24">(8) 内部Unicode</text:p>
      <text:p text:style-name="P24">　<text:span text:style-name="T3">P</text:span>erfumeの内部文字コードは32bitのUnicodeです。ファイルの入出力に際してエンコードが行われます。</text:p>
      <text:p text:style-name="P24"/>
      <text:h text:style-name="P691" text:outline-level="2"><text:bookmark-start text:name="__RefHeading__14342_1559979953"/>2.2 外観<text:bookmark-end text:name="__RefHeading__14342_1559979953"/></text:h>
      <text:p text:style-name="P28">　それでは、<text:span text:style-name="T3">P</text:span>erfumeという言語はどのような外観をしているでしょうか。簡単なサンプルプログラムを以下に示します。</text:p>
      <text:p text:style-name="P28"/>
      <text:p text:style-name="P574"><text:span text:style-name="T3">P</text:span>erfumeの外観:</text:p>
      <table:table table:name="表14" table:style-name="表14">
        <table:table-column table:style-name="表14.A"/>
        <table:table-row table:style-name="表14.1">
          <table:table-cell table:style-name="表14.A1" office:value-type="string">
            <text:p text:style-name="P577"/>
            <text:p text:style-name="P577">defun grep (pat file) {</text:p>
            <text:p text:style-name="P577"><text:s text:c="4"/>set f [new File];</text:p>
            <text:p text:style-name="P577"><text:s text:c="4"/>try {</text:p>
            <text:p text:style-name="P577"><text:tab/>$f open mode: i $file;</text:p>
            <text:p text:style-name="P577"><text:tab/>set n 1;</text:p>
            <text:p text:style-name="P577"><text:tab/>while {set r [$f gets]} do: {</text:p>
            <text:p text:style-name="P577"><text:tab/> <text:s text:c="3"/>if {$r =~ $pat} then: {</text:p>
            <text:p text:style-name="P577"><text:tab/><text:tab/>print $file ":" $n ": " $r;</text:p>
            <text:p text:style-name="P577"><text:tab/> <text:s text:c="3"/>};</text:p>
            <text:p text:style-name="P577"><text:tab/> <text:s text:c="3"/>$n ++;</text:p>
            <text:p text:style-name="P577"><text:tab/>};</text:p>
            <text:p text:style-name="P577"><text:s text:c="4"/>}</text:p>
            <text:p text:style-name="P577"><text:s text:c="4"/>fin: {</text:p>
            <text:p text:style-name="P577"><text:tab/>$f close;</text:p>
            <text:p text:style-name="P577"><text:s text:c="4"/>};</text:p>
            <text:p text:style-name="P577">}; </text:p>
            <text:p text:style-name="P578"/>
          </table:table-cell>
        </table:table-row>
      </table:table>
      <text:p text:style-name="P29"/>
      <text:p text:style-name="P29">　上記サンプルですが、UNIXのgrepコマンドを真似た関数の定義です。この関数の起動の仕方は、プロンプトに続いて以下のように入力します。</text:p>
      <text:p text:style-name="P29"/>
      <text:p text:style-name="P29"><text:tab/><text:span text:style-name="T274">grep 'pattern' "file-name";</text:span></text:p>
      <text:p text:style-name="P29"/>
      <text:p text:style-name="P29">　外観から読み取れる特徴としては、</text:p>
      <text:list xml:id="list1748404512" text:style-name="L1">
        <text:list-item>
          <text:list>
            <text:list-item>
              <text:p text:style-name="P800"><text:span text:style-name="T274">"{"</text:span> と <text:span text:style-name="T274">"}"</text:span> で囲まれたC言語のような処理ブロック</text:p>
            </text:list-item>
            <text:list-item>
              <text:p text:style-name="P799"><text:span text:style-name="T274">while</text:span> や <text:span text:style-name="T274">if</text:span> による制御構造</text:p>
            </text:list-item>
            <text:list-item>
              <text:p text:style-name="P799"><text:span text:style-name="T274">try</text:span> による例外処理</text:p>
            </text:list-item>
            <text:list-item>
              <text:p text:style-name="P800"><text:span text:style-name="T274">"=~" </text:span>による正規表現のパターンマッチング</text:p>
            </text:list-item>
            <text:list-item>
              <text:p text:style-name="P800"><text:span text:style-name="T274">";" </text:span>による文の終端</text:p>
            </text:list-item>
            <text:list-item>
              <text:p text:style-name="P800">UNIXシェルのような<text:span text:style-name="T276"> "$" </text:span>記号による変数の参照</text:p>
            </text:list-item>
            <text:list-item>
              <text:p text:style-name="P799">C言語っぽい演算子</text:p>
            </text:list-item>
          </text:list>
        </text:list-item>
      </text:list>
      <text:p text:style-name="P29">などがあると思います。でも、ある程度の言語の経験のある方はそれほど違和感は無いのではないかと思います。</text:p>
      <text:p text:style-name="P29"/>
      <text:h text:style-name="P691" text:outline-level="2"><text:bookmark-start text:name="__RefHeading__14344_1559979953"/>2.3 影響を受けた言語<text:bookmark-end text:name="__RefHeading__14344_1559979953"/></text:h>
      <text:p text:style-name="P29">　<text:span text:style-name="T3">P</text:span>erfumeは、以下の言語の影響を受けています。</text:p>
      <text:list xml:id="list3756910509" text:style-name="L2">
        <text:list-item>
          <text:p text:style-name="P806">C言語</text:p>
        </text:list-item>
        <text:list-item>
          <text:p text:style-name="P806">Lisp</text:p>
        </text:list-item>
        <text:list-item>
          <text:p text:style-name="P806">Tcl</text:p>
        </text:list-item>
        <text:list-item>
          <text:p text:style-name="P806">Ruby</text:p>
        </text:list-item>
        <text:list-item>
          <text:p text:style-name="P802">その他</text:p>
        </text:list-item>
      </text:list>
      <text:p text:style-name="P29"/>
      <text:p text:style-name="P29">　言語の外観からすると、Tclに一番近いかもしれません。これは、作者がしばらくの期間Tclのプログラマであった影響によものです。また、内部的な動作や言語の基本的な機能はLispから来ている部分が多いでしょう。Rubyからはコマンド名などのいくつかのアイデアを借用しています。その他、作者が過去に使用した言語から、知らずのうちに影響を受けているかもしれません。</text:p>
      <text:p text:style-name="P29">　目指したいところとしては、一番外側の括弧が無く目に優しいLispといった感じでしょうか。</text:p>
      <text:p text:style-name="P29"/>
      <text:p text:style-name="P29"/>
      <text:h text:style-name="P684" text:outline-level="1"><text:bookmark-start text:name="__RefHeading__14346_1559979953"/>3. 準備<text:bookmark-end text:name="__RefHeading__14346_1559979953"/></text:h>
      <text:h text:style-name="P687" text:outline-level="2"><text:bookmark-start text:name="__RefHeading__14348_1559979953"/>3<text:bookmark-start text:name="_Ref230609028"/>.1 プラットフォーム<text:bookmark-end text:name="__RefHeading__14348_1559979953"/><text:bookmark-end text:name="_Ref230609028"/></text:h>
      <text:p text:style-name="P24">　現時点で動作を確認しているプラットフォームは以下のとおりです。</text:p>
      <text:p text:style-name="P24"/>
      <text:list xml:id="list100100909" text:style-name="WW8Num4">
        <text:list-item>
          <text:p text:style-name="P795">Ubuntu 8/9 (64bit OS)</text:p>
        </text:list-item>
        <text:list-item>
          <text:p text:style-name="P796">CentOS 6/<text:span text:style-name="T250">8</text:span> (64bit OS)</text:p>
        </text:list-item>
        <text:list-item>
          <text:p text:style-name="P796">FreeBSD 7/8/9/<text:span text:style-name="T198">10/12</text:span> (64bit OS)</text:p>
        </text:list-item>
      </text:list>
      <text:p text:style-name="P146"/>
      <text:p text:style-name="P24">　実行形式を作るために、コンパイラはgcc、GCライブラリとしてBoehm GC、正規表現ライブラリとして鬼雲、多倍長整数演算用にGMPおよび、コルーチンコールのためのライブラリとしてPCLが必要です。その他のライブラリとしては、UNIXの標準ライブラリのみですので、一般的なUNIX環境であればビルドは可能かと思います。</text:p>
      <text:p text:style-name="P24"/>
      <text:p text:style-name="P149">　なお、BoehmGCおよびGMPの相性問題により、32bit CPUでは動作できません（ガベージコレクションが正しく動きません）。</text:p>
      <text:p text:style-name="P149"/>
      <text:p text:style-name="P149"/>
      <text:p text:style-name="P24"/>
      <text:p text:style-name="P24"/>
      <text:p text:style-name="P24"/>
      <text:h text:style-name="P691" text:outline-level="2"><text:bookmark-start text:name="__RefHeading__14350_1559979953"/><text:bookmark-start text:name="_Ref230609186"/>3.2 コンパイル方法<text:bookmark-end text:name="__RefHeading__14350_1559979953"/><text:bookmark-end text:name="_Ref230609186"/></text:h>
      <text:p text:style-name="P24">(1) 必要な外部ライブラリの用意</text:p>
      <text:p text:style-name="P24">(1-1) GCに Boehm GC ライブラリを使います<text:span text:style-name="T5">。</text:span>以下のURLよりバージョン7.4.2を入手してインストールしてください。</text:p>
      <text:p text:style-name="P214"><text:a xlink:type="simple" xlink:href="http://www.hpl.hp.com/personal/Hans_Boehm/gc/gc_source/gc-7.1alpha3-080224.tar.gz" text:style-name="Internet_20_link" text:visited-style-name="Visited_20_Internet_20_Link"><text:span text:style-name="Internet_20_link"><text:span text:style-name="T154">http://www.hpl.hp.com/personal/Hans_Boehm/gc/gc_source/</text:span></text:span></text:a><text:span text:style-name="T139"> </text:span></text:p>
      <text:p text:style-name="P189"/>
      <text:p text:style-name="P189">また、新しいBoehmGCから、別途libatomic_opsライブラリが必要になります。以下のURLから入手してください。</text:p>
      <text:p text:style-name="P219"><text:a xlink:type="simple" xlink:href="http://www.hpl.hp.com/research/linux/atomic_ops/download/libatomic_ops-7.2e.tar.gz" text:style-name="Internet_20_link" text:visited-style-name="Visited_20_Internet_20_Link"><text:span text:style-name="T131">http://www.hpl.hp.com/research/linux/atomic_ops/download/libatomic_ops-7.2e.tar.gz</text:span></text:a></text:p>
      <text:p text:style-name="P189"/>
      <text:p text:style-name="P189">libatomic_opsはBoehmGC内のディレクトリに”libatomic_ops”というディレクトリ名で配置しBoehmGCをビルドすることで使用できます。詳しくはBoehmGCのインストール方法を確認してください。</text:p>
      <text:p text:style-name="P189"/>
      <text:p text:style-name="P189">(1-2) 正規表現ライブラリに鬼雲を使わせていただきました。以下のURLよりバージョン 5.15.0を入手してインストールしてください。</text:p>
      <text:p text:style-name="P190"><text:tab/><text:span text:style-name="T299">https://github.com/k-takata/Onigmo</text:span></text:p>
      <text:p text:style-name="P215"/>
      <text:p text:style-name="P189">(1-3) 多倍長整数演算にGMPを利用します。以下のURLからバージョン6.0.0aをダウンロードしてインストールします。</text:p>
      <text:p text:style-name="Standard"><text:span text:style-name="T134"><text:tab/></text:span><text:a xlink:type="simple" xlink:href="https://gmplib.org/" text:style-name="Internet_20_link" text:visited-style-name="Visited_20_Internet_20_Link"><text:span text:style-name="T155">https://gmplib.org/</text:span></text:a></text:p>
      <text:p text:style-name="P189"/>
      <text:p text:style-name="P189">(1-4) コルーチンサポートのためのライブラリとしてPCLをインストールします。以下のURLからバージョン1.12を入手してインストールします。</text:p>
      <text:p text:style-name="P24"><text:span text:style-name="T27"><text:tab/></text:span><text:span text:style-name="T300">http://xmailserver.org/libpcl.html</text:span></text:p>
      <text:p text:style-name="P189"/>
      <text:p text:style-name="P189">(2) ソースの入手 </text:p>
      <text:p text:style-name="P573">以下のURLから、<text:span text:style-name="T3">P</text:span>erfumeの配布イメージを入手します。</text:p>
      <text:p text:style-name="P820"><text:span text:style-name="Internet_20_link"><text:span text:style-name="T139"><text:tab/></text:span></text:span><text:a xlink:type="simple" xlink:href="https://github.com/mitchan0321/perfume" text:style-name="Internet_20_link" text:visited-style-name="Visited_20_Internet_20_Link"><text:span text:style-name="Internet_20_link"><text:span text:style-name="T154">https://github.com/mitchan0321/perfume</text:span></text:span></text:a></text:p>
      <text:p text:style-name="P191"/>
      <text:p text:style-name="P149"><text:span text:style-name="T132">画面の右より「Downnload ZIP」を選ぶことによりソース一式がダウンロードでき</text:span>ます。</text:p>
      <text:p text:style-name="P35">ダウンロード後はzipファイルを展開してください。</text:p>
      <text:p text:style-name="P149"/>
      <text:p text:style-name="P208"/>
      <text:p text:style-name="P24">(3) ビルド</text:p>
      <text:p text:style-name="P24">(3-1) 展開したディレクトリに入ります。</text:p>
      <text:p text:style-name="P218">cd perfume-master</text:p>
      <text:p text:style-name="P24"/>
      <text:p text:style-name="P24">(3-2) 必要に応じて、Makefile の<text:span text:style-name="T298">PREFIX</text:span>を調整してください。</text:p>
      <text:p text:style-name="P24"/>
      <text:p text:style-name="P24">(3-3) makeを実行します。</text:p>
      <text:p text:style-name="P218">make</text:p>
      <text:p text:style-name="P24"/>
      <text:p text:style-name="P24">とすると実行ファイルができます。 </text:p>
      <text:p text:style-name="P24"/>
      <text:p text:style-name="P24">(3-4) インストールします。</text:p>
      <text:p text:style-name="P218">make install</text:p>
      <text:p text:style-name="P24"/>
      <text:p text:style-name="P24">とすると、<text:span text:style-name="T298">PREFIX</text:span> にインストールされます。 </text:p>
      <text:p text:style-name="P24"/>
      <text:p text:style-name="P24">(4) テストを実行します。</text:p>
      <text:p text:style-name="P218">cd test</text:p>
      <text:p text:style-name="P218">./testall</text:p>
      <text:p text:style-name="P24"/>
      <text:p text:style-name="P24">とすると、簡単なテストを実行します。全てのテストでOK と出れば大丈夫ですが、リリース<text:span text:style-name="T5">バージョン</text:span>によってはNGとなる項目がある場合もあります。</text:p>
      <text:p text:style-name="P202"/>
      <text:p text:style-name="P202"/>
      <text:p text:style-name="P202"/>
      <text:h text:style-name="P692" text:outline-level="2"><text:bookmark-start text:name="__RefHeading__14352_1559979953"/><text:bookmark-start text:name="_Ref230609206"/>3.3 処理系の構成<text:bookmark-end text:name="__RefHeading__14352_1559979953"/><text:bookmark-end text:name="_Ref230609206"/></text:h>
      <text:p text:style-name="P24">　<text:span text:style-name="T3">P</text:span>erfumeを標準的な構成でインストールした際の処理系の構成について説明します。</text:p>
      <text:p text:style-name="P24"/>
      <text:h text:style-name="Heading_20_3" text:outline-level="3"><text:bookmark-start text:name="__RefHeading__14354_1559979953"/>3.3.1 ファイル構成<text:bookmark-end text:name="__RefHeading__14354_1559979953"/></text:h>
      <text:p text:style-name="P815"><text:span text:style-name="T298">$PREFIX</text:span><text:span text:style-name="T285"> </text:span><text:s/><text:span text:style-name="T246">(既定値: </text:span><text:span text:style-name="T301">/usr/local</text:span><text:span text:style-name="T246"> )</text:span></text:p>
      <text:p text:style-name="P815"><text:s text:c="2"/><text:span text:style-name="T298">/bin/perfumesh</text:span><text:tab/><text:tab/>…　インタプリタ本体</text:p>
      <text:p text:style-name="P815"><text:s text:c="2"/><text:span text:style-name="T298">/lib/perfume/setup.prfm</text:span><text:tab/>…　起動時セットアップスクリプト</text:p>
      <text:p text:style-name="P815"><text:s text:c="2"/><text:span text:style-name="T298">/lib/perfume/lib/</text:span><text:tab/><text:tab/>…　ライブラリスクリプトディレクトリ</text:p>
      <text:p text:style-name="P818">$HOME</text:p>
      <text:p text:style-name="P815"><text:s text:c="2"/><text:span text:style-name="T298">/.perfume</text:span><text:tab/><text:tab/><text:tab/>…　ユーザ定義のセットアップスクリプト</text:p>
      <text:p text:style-name="P589"/>
      <text:p text:style-name="P589">　<text:span text:style-name="T298">$PREFIX</text:span>は、make時に指定するインストール先ディレクトリです。</text:p>
      <text:p text:style-name="P589">　<text:span text:style-name="T298">$HOME</text:span>は、ユーザのホームディレクトリです。</text:p>
      <text:p text:style-name="P589"/>
      <text:h text:style-name="P693" text:outline-level="3"><text:bookmark-start text:name="__RefHeading__14356_1559979953"/>3.3.2 環境変数<text:bookmark-end text:name="__RefHeading__14356_1559979953"/></text:h>
      <text:p text:style-name="P589">　<text:span text:style-name="T3">P</text:span>erfumeでは、以下の<text:span text:style-name="T5">シェル</text:span>環境変数を参照します。</text:p>
      <text:p text:style-name="P589"/>
      <text:p text:style-name="P605"><text:span text:style-name="T298">$HOME</text:span><text:tab/><text:tab/><text:tab/><text:tab/> <text:s text:c="2"/>…　ユーザのホームディレクトリです。</text:p>
      <text:p text:style-name="P589"/>
      <text:h text:style-name="P693" text:outline-level="3" text:is-list-header="true"><text:bookmark-start text:name="__RefHeading__14358_1559979953"/>3.3.3 グローバル変数<text:bookmark-end text:name="__RefHeading__14358_1559979953"/></text:h>
      <text:p text:style-name="P24">　<text:span text:style-name="T5">以下は、</text:span><text:span text:style-name="T23">P</text:span>erfumeが起動したときにに定義されるグローバル変数です。</text:p>
      <text:p text:style-name="P605"/>
      <text:p text:style-name="P605"><text:span text:style-name="T298">HOME</text:span><text:tab/>…　ユーザのホームディレクトリです。</text:p>
      <text:p text:style-name="P605"><text:span text:style-name="T298">ENV</text:span><text:tab/><text:tab/>…　<text:span text:style-name="T5">シェル</text:span>環境変数の<text:span text:style-name="T5">辞書型データ</text:span>です。</text:p>
      <text:p text:style-name="P605"><text:span text:style-name="T298">LIB_PATH</text:span><text:tab/>…　ライブラリスクリプトが格納されたディレクトリのリストです。</text:p>
      <text:p text:style-name="P605"><text:span text:style-name="T298">ARGV</text:span><text:tab/>…　インタプリタ起動時の引数リストです。</text:p>
      <text:p text:style-name="P605"><text:span text:style-name="T298">VERSION</text:span><text:tab/>…　処理系のバージョンです。</text:p>
      <text:p text:style-name="P605"><text:span text:style-name="T298">CWD</text:span><text:tab/>…　現在のカレントディレクトリです。</text:p>
      <text:p text:style-name="P589"/>
      <text:p text:style-name="P589"/>
      <text:h text:style-name="P691" text:outline-level="2"><text:bookmark-start text:name="__RefHeading__14360_1559979953"/>3.4 起動<text:bookmark-end text:name="__RefHeading__14360_1559979953"/></text:h>
      <text:p text:style-name="P24">　<text:span text:style-name="T3">P</text:span>erfumeのインタプリタを起動するには、UNIX上のシェルから<text:span text:style-name="T274">perfumesh</text:span>コマンドを実行します。</text:p>
      <text:p text:style-name="P24"/>
      <text:p text:style-name="P574">インタプリタの起動:</text:p>
      <table:table table:name="表5" table:style-name="表5">
        <table:table-column table:style-name="表5.A"/>
        <table:table-row table:style-name="表5.1">
          <table:table-cell table:style-name="表5.A1" office:value-type="string">
            <text:p text:style-name="P582"/>
            <text:p text:style-name="P582">$ perfumesh</text:p>
            <text:p text:style-name="P583">Welcome to Perfume World!!</text:p>
            <text:p text:style-name="P583">perfume language interpreter version 1.<text:span text:style-name="T3">4</text:span>.0.</text:p>
            <text:p text:style-name="P582">&gt; </text:p>
            <text:p text:style-name="P586"/>
          </table:table-cell>
        </table:table-row>
      </table:table>
      <text:p text:style-name="P29"/>
      <text:p text:style-name="P29">　プロンプト（ <text:span text:style-name="T274">&gt;</text:span> ）に続いて<text:span text:style-name="T3">P</text:span>erfumeの文を入力することにより、対話的に<text:span text:style-name="T3">P</text:span>erfumeを利用することが可能です。</text:p>
      <text:p text:style-name="P29"/>
      <text:p text:style-name="P29">　バッチ形式で起動する場合は以下のように<text:span text:style-name="T274">perfumesh</text:span>にスクリプトファイルを指定します。</text:p>
      <text:p text:style-name="P29"/>
      <text:p text:style-name="P574">バッチ形式での起動:</text:p>
      <table:table table:name="表122" table:style-name="表122">
        <table:table-column table:style-name="表122.A"/>
        <table:table-row table:style-name="表122.1">
          <table:table-cell table:style-name="表122.A1" office:value-type="string">
            <text:p text:style-name="P577"/>
            <text:p text:style-name="P577">$ perfumesh file-name.prfm</text:p>
            <text:p text:style-name="P577">　... some outputs ...</text:p>
            <text:p text:style-name="P577"/>
            <text:p text:style-name="P577">$</text:p>
            <text:p text:style-name="P578"/>
          </table:table-cell>
        </table:table-row>
      </table:table>
      <text:p text:style-name="P29"/>
      <text:p text:style-name="P11"><text:span text:style-name="Internet_20_link"><text:span text:style-name="T30">　コマンドラインで実行したい命令を指定することもできます。</text:span></text:span><text:span text:style-name="Internet_20_link"><text:span text:style-name="T45">-</text:span></text:span><text:span text:style-name="Internet_20_link"><text:span text:style-name="T46">c </text:span></text:span><text:span text:style-name="Internet_20_link"><text:span text:style-name="T47">"</text:span></text:span><text:span text:style-name="Internet_20_link"><text:span text:style-name="T46">command</text:span></text:span><text:span text:style-name="Internet_20_link"><text:span text:style-name="T47">"</text:span></text:span><text:span text:style-name="Internet_20_link"><text:span text:style-name="T31"> </text:span></text:span><text:span text:style-name="Internet_20_link"><text:span text:style-name="T35">オプション</text:span></text:span><text:span text:style-name="Internet_20_link"><text:span text:style-name="T31">により指定することができます。</text:span></text:span></text:p>
      <text:p text:style-name="P10"><text:span text:style-name="Internet_20_link"><text:span text:style-name="T31"><text:s/></text:span></text:span></text:p>
      <text:p text:style-name="P575">コマンド形式での起動:</text:p>
      <table:table table:name="表193" table:style-name="表193">
        <table:table-column table:style-name="表193.A"/>
        <table:table-row table:style-name="表193.1">
          <table:table-cell table:style-name="表193.A1" office:value-type="string">
            <text:p text:style-name="P584"/>
            <text:p text:style-name="P585">$ perfumesh -c "<text:span text:style-name="T208">pi"</text:span></text:p>
            <text:p text:style-name="P588">31415926.....</text:p>
            <text:p text:style-name="P587"/>
          </table:table-cell>
        </table:table-row>
      </table:table>
      <text:p text:style-name="P10"><text:span text:style-name="Internet_20_link"><text:span text:style-name="T32"/></text:span></text:p>
      <text:p text:style-name="P9"><text:span text:style-name="Internet_20_link"><text:span text:style-name="T30"/></text:span></text:p>
      <text:h text:style-name="P690" text:outline-level="2"><text:bookmark-start text:name="__RefHeading___Toc29445_1664150392"/>3.5 最新情報<text:bookmark-end text:name="__RefHeading___Toc29445_1664150392"/></text:h>
      <text:p text:style-name="Standard">　最新情報については、以下のURLをご確認ください。</text:p>
      <text:p text:style-name="P184"/>
      <text:p text:style-name="P198"><text:span text:style-name="T261"><text:tab/></text:span><text:span text:style-name="T300">https://github.com/mitchan0321/perfume/wiki</text:span><text:span text:style-name="T287"> </text:span></text:p>
      <text:p text:style-name="P198"><text:span text:style-name="Internet_20_link"><text:span text:style-name="T132"/></text:span></text:p>
      <text:h text:style-name="P685" text:outline-level="1"><text:bookmark-start text:name="_Ref230609227"/><text:bookmark-start text:name="__RefHeading__14362_1559979953"/>4. 言語仕様<text:bookmark-end text:name="__RefHeading__14362_1559979953"/></text:h>
      <text:h text:style-name="Heading_20_2" text:outline-level="2"><text:bookmark-start text:name="__RefHeading__14364_1559979953"/>4<text:bookmark-start text:name="_Ref230609136"/><text:bookmark-start text:name="_Ref230609091"/>.1 <text:span text:style-name="T5">データ</text:span>型<text:bookmark-end text:name="__RefHeading__14364_1559979953"/><text:bookmark-end text:name="_Ref230609136"/><text:bookmark-end text:name="_Ref230609091"/></text:h>
      <text:p text:style-name="P24">　ここでは、<text:span text:style-name="T3">P</text:span>erfumeの<text:span text:style-name="T5">データ</text:span>型について説明します。</text:p>
      <text:p text:style-name="P24">　<text:span text:style-name="T3">P</text:span>erfumeの<text:span text:style-name="T5">データ</text:span>型は、以下の説明で特に断りの無い限り、そのほとんどがファーストクラスオブジェクトとしての性質を持ちます。つまり、ほとんどの型が、変数への代入、引数への指定、戻り値としての使用が可能です。</text:p>
      <text:p text:style-name="P24"/>
      <text:h text:style-name="P693" text:outline-level="3"><text:bookmark-start text:name="__RefHeading__14366_1559979953"/><text:span text:style-name="T5">4.1</text:span>.1 真偽値<text:bookmark-end text:name="__RefHeading__14366_1559979953"/></text:h>
      <text:p text:style-name="P150">　<text:span text:style-name="T3">P</text:span>erfumeで偽値を表します。プログラムコード上のリテラルでは、偽値を<text:span text:style-name="T280">&lt;nil&gt;</text:span>で表現し、真値を<text:span text:style-name="T280">&lt;t&gt;</text:span>で表現します。</text:p>
      <text:p text:style-name="P150">　<text:span text:style-name="T3">P</text:span>erfumeの真偽値判断の場面では、<text:span text:style-name="T280">&lt;nil&gt;</text:span>以外の全ての値は真として扱われ<text:span text:style-name="T5">、</text:span><text:span text:style-name="T280">&lt;nil&gt;</text:span><text:span text:style-name="T5">は常に偽となります</text:span>。</text:p>
      <text:p text:style-name="P150">　Bool値の導入は、バージョン1.4.0にて行われました。それまではNil型というデータタイプが存在しましたが、現在ではBool型の値のひとつとして<text:span text:style-name="T274">&lt;nil&gt;</text:span>が存在することとなり、Nil型は廃止されました。また、リテラルの表記も<text:span text:style-name="T274">nil</text:span>から<text:span text:style-name="T274">&lt;nil&gt;</text:span>へ、<text:span text:style-name="T274">t</text:span>から<text:span text:style-name="T274">&lt;t&gt;</text:span>へと変化しています。</text:p>
      <text:p text:style-name="P24"/>
      <text:h text:style-name="P693" text:outline-level="3"><text:bookmark-start text:name="__RefHeading__14368_1559979953"/>4.1.2 シンボル<text:bookmark-end text:name="__RefHeading__14368_1559979953"/></text:h>
      <text:p text:style-name="P24">　<text:span text:style-name="T3">P</text:span>erfumeのシンボルは、変数名、関数名、クラス名、メソッド名、ハッシュのキー値を表す名前です。名前に使用可能な文字は以下のとおりです。</text:p>
      <text:p text:style-name="P24"/>
      <text:list xml:id="list2156477838" text:style-name="WW8Num2">
        <text:list-item>
          <text:p text:style-name="P797"><text:span text:style-name="T274">A-Z</text:span>、<text:span text:style-name="T274">a-z</text:span></text:p>
        </text:list-item>
        <text:list-item>
          <text:p text:style-name="P797"><text:span text:style-name="T274">0-9</text:span> <text:span text:style-name="T5">（</text:span>ただし、<text:span text:style-name="T274">0-9</text:span>のみで構成される場合は、整数値とみなされます<text:span text:style-name="T5">）</text:span></text:p>
        </text:list-item>
        <text:list-item>
          <text:p text:style-name="P810">! % &amp; - _ = ^ ~ | @ + * &lt; &gt; . / ?</text:p>
        </text:list-item>
      </text:list>
      <text:p text:style-name="P24"/>
      <text:p text:style-name="P24">上記の文字の<text:span text:style-name="T5">1</text:span>文字以上の組み合わせが、<text:span text:style-name="T3">P</text:span>erfumeで有効なシンボルとなります。</text:p>
      <text:p text:style-name="P24"/>
      <text:p text:style-name="P216">例: <text:tab/><text:span text:style-name="T274">name</text:span></text:p>
      <text:p text:style-name="P216"><text:tab/><text:span text:style-name="T274">_123</text:span></text:p>
      <text:p text:style-name="P216"><text:tab/><text:span text:style-name="T274">my-name</text:span></text:p>
      <text:p text:style-name="P24"/>
      <text:p text:style-name="P24"/>
      <text:h text:style-name="P789" text:outline-level="3"><text:bookmark-start text:name="__RefHeading__14370_1559979953"/>4.1.3 参照<text:bookmark-end text:name="__RefHeading__14370_1559979953"/></text:h>
      <text:p text:style-name="P151">　シンボルの先頭に<text:span text:style-name="T276"> </text:span><text:span text:style-name="T278">"</text:span><text:span text:style-name="T276">$</text:span><text:span text:style-name="T278">"</text:span><text:span text:style-name="T276"> </text:span>をつけたものは、シンボルが示す値の参照となります。</text:p>
      <text:p text:style-name="P24"/>
      <text:p text:style-name="P216">例: <text:tab/><text:span text:style-name="T274">$name</text:span></text:p>
      <text:p text:style-name="P216"><text:tab/><text:span text:style-name="T274">$_a</text:span></text:p>
      <text:p text:style-name="P24"/>
      <text:p text:style-name="P572">文中に参照表現が現れた場合、その参照は、現在の環境の値<text:span text:style-name="T5">（</text:span>ローカル変数、オブジェクト変数または、グローバル変数<text:span text:style-name="T5">）</text:span>に置換されてから<text:span text:style-name="T5">関数</text:span>もしくはメソッドが実行されます。</text:p>
      <text:p text:style-name="P24">　参照は、厳密には<text:span text:style-name="T5">実行時の</text:span>型ではないため、従ってファーストクラスオブジェクトではありません（参照が現れた時点<text:span text:style-name="T5">で</text:span>実際の<text:span text:style-name="T5">データ型</text:span>へ置換されてしまうため）。</text:p>
      <text:p text:style-name="P24"/>
      <text:h text:style-name="P693" text:outline-level="3"><text:bookmark-start text:name="__RefHeading__14372_1559979953"/>4.1.4 整数<text:bookmark-end text:name="__RefHeading__14372_1559979953"/></text:h>
      <text:p text:style-name="P152">　<text:span text:style-name="T3">P</text:span>erfumeの整数は多倍長整数です。メモリの許す限り長い桁を表現することができます。プログラムコード中では10進、8進および、16進での表現が可能です。</text:p>
      <text:p text:style-name="P152">　全桁<text:span text:style-name="T274">"0"</text:span>～<text:span text:style-name="T274">"9"</text:span>の数字であるか、またはこれの先頭に<text:span text:style-name="T274">"‐"</text:span>記号が付いたものは10進となります。先頭が<text:span text:style-name="T274">"0o"</text:span>または<text:span text:style-name="T274">"0O"</text:span>ではじまる<text:span text:style-name="T276">"0"～"7"</text:span>までの数字で構成されるものは8進となります。先頭が<text:span text:style-name="T274">"0x"</text:span>または<text:span text:style-name="T274">"0X"</text:span>ではじまる<text:span text:style-name="T274">"0"</text:span>～<text:span text:style-name="T274">"9"</text:span>までの数字および<text:span text:style-name="T274">"a"</text:span>～<text:span text:style-name="T274">"f"</text:span>または<text:span text:style-name="T274">"A"</text:span>～<text:span text:style-name="T274">"F"</text:span>の文字構成されるものは16進となります。</text:p>
      <text:p text:style-name="P24"/>
      <text:p text:style-name="P216">例: <text:tab/><text:span text:style-name="T274">123</text:span></text:p>
      <text:p text:style-name="P216"><text:tab/><text:span text:style-name="T274">0</text:span></text:p>
      <text:p text:style-name="P216"><text:tab/><text:span text:style-name="T274">-123</text:span></text:p>
      <text:p text:style-name="P216"><text:tab/><text:span text:style-name="T274">0x0000ffff</text:span></text:p>
      <text:p text:style-name="P216"><text:tab/><text:span text:style-name="T274">0o777</text:span></text:p>
      <text:p text:style-name="P24"/>
      <text:h text:style-name="P789" text:outline-level="3"><text:bookmark-start text:name="__RefHeading__14374_1559979953"/>4.1.5 実数<text:bookmark-end text:name="__RefHeading__14374_1559979953"/></text:h>
      <text:p text:style-name="P24">　<text:span text:style-name="T3">P</text:span>erfumeの実数は、64bitの浮動小数点です。内部形式については、プラットフォームに依存します。プログラムコード内での表現は、仮数表示および指数表示の組み合わせにより行います。</text:p>
      <text:p text:style-name="P24"/>
      <text:p text:style-name="P216">例: <text:tab/><text:span text:style-name="T274">.1</text:span></text:p>
      <text:p text:style-name="P216"><text:tab/><text:span text:style-name="T274">1.</text:span></text:p>
      <text:p text:style-name="P216"><text:tab/><text:span text:style-name="T274">.0</text:span></text:p>
      <text:p text:style-name="P216"><text:tab/><text:span text:style-name="T274">3.141592</text:span></text:p>
      <text:p text:style-name="P216"><text:tab/><text:span text:style-name="T274">-123.0</text:span></text:p>
      <text:p text:style-name="P216"><text:tab/><text:span text:style-name="T274">1E10</text:span></text:p>
      <text:p text:style-name="P216"><text:tab/><text:span text:style-name="T274">-1E-10</text:span></text:p>
      <text:p text:style-name="P216"><text:tab/><text:span text:style-name="T274">-.123E3</text:span></text:p>
      <text:p text:style-name="P24"/>
      <text:p text:style-name="P153">　指数表示がない場合は、仮数表示部に小数点<text:span text:style-name="T5">（</text:span><text:span text:style-name="T280">"</text:span><text:span text:style-name="T274">.</text:span><text:span text:style-name="T280">"</text:span><text:span text:style-name="T274"> </text:span><text:span text:style-name="T5">）</text:span>が必要となります。小数点が無い場合には、整数と判断されます。ただし、<text:span text:style-name="T280">"</text:span><text:span text:style-name="T274">.</text:span><text:span text:style-name="T280">" </text:span><text:span text:style-name="T5">単体での</text:span>場合、実数ではなく、シンボルとして判断されます。また、指数表示が存在する場合は小数点は不要です。</text:p>
      <text:p text:style-name="P154">　演算の結果により未定義値や無限大となる場合があります。その場合は、未定義値の場合は <text:span text:style-name="T230">Real::nan? により、無限大の場合は Real::inf? により値をチェックすることができます。</text:span></text:p>
      <text:p text:style-name="P24"/>
      <text:p text:style-name="P24"/>
      <text:p text:style-name="P24"/>
      <text:h text:style-name="P789" text:outline-level="3"><text:bookmark-start text:name="__RefHeading__14376_1559979953"/>4.1.6 文字列<text:bookmark-end text:name="__RefHeading__14376_1559979953"/></text:h>
      <text:p text:style-name="P154">　<text:span text:style-name="T3">P</text:span>erfumeの文字列は、ダブルクォート<text:span text:style-name="T5">(</text:span><text:span text:style-name="T280">"</text:span><text:span text:style-name="T5">)</text:span>で囲まれた文字の列です。また、文字列内では、エスケープ記号<text:span text:style-name="T5">（</text:span><text:span text:style-name="T276"> \ </text:span><text:span text:style-name="T5">）</text:span>で特定の文字コードを表現することが可能です。</text:p>
      <text:p text:style-name="P216"/>
      <text:p text:style-name="P216">例: <text:tab/><text:span text:style-name="T274">"Hello World"</text:span></text:p>
      <text:p text:style-name="P216"><text:tab/><text:span text:style-name="T274">""</text:span></text:p>
      <text:p text:style-name="P216"><text:tab/><text:span text:style-name="T274">"End\n"</text:span></text:p>
      <text:p text:style-name="P24"/>
      <text:p text:style-name="P24">　文字列内で使用可能なエスケープ記号は、以下のとおりです。</text:p>
      <text:p text:style-name="P24"/>
      <text:list xml:id="list2388828898" text:style-name="WW8Num5">
        <text:list-item>
          <text:p text:style-name="P798"><text:span text:style-name="T274">\\</text:span><text:tab/>→ エスケープ記号</text:p>
        </text:list-item>
        <text:list-item>
          <text:p text:style-name="P798"><text:span text:style-name="T274">\t<text:tab/></text:span>→ タブ</text:p>
        </text:list-item>
        <text:list-item>
          <text:p text:style-name="P798"><text:span text:style-name="T274">\n</text:span><text:tab/>→ ラインフィード</text:p>
        </text:list-item>
        <text:list-item>
          <text:p text:style-name="P798"><text:span text:style-name="T274">\r</text:span><text:tab/>→ キャリッジリターン</text:p>
        </text:list-item>
        <text:list-item>
          <text:p text:style-name="P798"><text:span text:style-name="T274">\"</text:span><text:tab/>→ ダブルクオート</text:p>
        </text:list-item>
        <text:list-item>
          <text:p text:style-name="P807"><text:span text:style-name="T274">\</text:span>&lt;改行&gt;<text:tab/>→ 次の行を接続</text:p>
        </text:list-item>
      </text:list>
      <text:p text:style-name="P155"/>
      <text:p text:style-name="P155">　<text:span text:style-name="T274">"\</text:span>&lt;改行&gt;<text:span text:style-name="T274">"</text:span> のエスケープ記号により、ソースコードに収まりきらないような長い行を改行を入れながら表現できます。</text:p>
      <text:p text:style-name="P24"/>
      <text:h text:style-name="P693" text:outline-level="3"><text:bookmark-start text:name="__RefHeading__14378_1559979953"/>4.1.7 正規表現文字列<text:bookmark-end text:name="__RefHeading__14378_1559979953"/></text:h>
      <text:p text:style-name="P24">　<text:span text:style-name="T3">P</text:span>erfumeでは正規表現パターンを表すための型を用意しました。正規表現文字列は、文字列と似ていますが、シングルクォート(<text:span text:style-name="T274">'</text:span>)で囲まれた文字列であるところが異なります。また、利用可能なエスケープ記号も異なります。</text:p>
      <text:p text:style-name="P24"/>
      <text:p text:style-name="P216">例: <text:tab/><text:span text:style-name="T274">'[A-z0-9].*'</text:span></text:p>
      <text:p text:style-name="P216"><text:tab/><text:span text:style-name="T274">'\(.*\)'</text:span></text:p>
      <text:p text:style-name="P24"/>
      <text:p text:style-name="P24">　文字列内で使用可能なエスケープ記号は、以下のとおりです。</text:p>
      <text:p text:style-name="P24"/>
      <text:list xml:id="list114620777359737" text:continue-list="list2388828898" text:style-name="WW8Num5">
        <text:list-item text:start-value="1">
          <text:p text:style-name="P798"><text:span text:style-name="T274">\\</text:span><text:tab/>→ エスケープ記号</text:p>
        </text:list-item>
        <text:list-item>
          <text:p text:style-name="P798"><text:span text:style-name="T274">\'</text:span><text:tab/>→ シングルクォート</text:p>
        </text:list-item>
      </text:list>
      <text:p text:style-name="P24"/>
      <text:p text:style-name="P571">文字列とは異なり、上記以外の組み合わせ以外で単独で現れたエスケープ記号は、エスケープ記号そのものを表します。</text:p>
      <text:h text:style-name="P693" text:outline-level="3"><text:bookmark-start text:name="__RefHeading__14380_1559979953"/><text:soft-page-break/>4.1.8 リスト<text:bookmark-end text:name="__RefHeading__14380_1559979953"/></text:h>
      <text:p text:style-name="P153">　<text:span text:style-name="T3">P</text:span>erfumeのリストは、<text:span text:style-name="T280">"</text:span><text:span text:style-name="T274">(</text:span><text:span text:style-name="T280">"</text:span><text:span text:style-name="T5"> </text:span>と<text:span text:style-name="T5"> </text:span><text:span text:style-name="T280">"</text:span><text:span text:style-name="T274">)</text:span><text:span text:style-name="T280">"</text:span><text:span text:style-name="T5"> </text:span>で囲まれたデータの列です。要素間は空白文字（スペース、タブおよび、改行）により区切ります。また、各要素は任意のデータ型を指定できます。もちろん、リストの中の要素としてリストを指定することも可能です。</text:p>
      <text:p text:style-name="P24">　また、Lisp処理系におけるドット対の表記も可能です。この<text:span text:style-name="T5">場合</text:span>は、Lispと同様consセルのcar部、cdr部のそれぞれの要素を<text:span text:style-name="T5">記述</text:span>することが可能です。</text:p>
      <text:p text:style-name="P24"/>
      <text:p text:style-name="P217">例:<text:tab/><text:span text:style-name="T274">()</text:span></text:p>
      <text:p text:style-name="P217"><text:tab/><text:span text:style-name="T274">(a b c)</text:span></text:p>
      <text:p text:style-name="P216"><text:tab/><text:span text:style-name="T274">("a" b 0 (1 2 3))</text:span></text:p>
      <text:p text:style-name="P216"><text:tab/><text:span text:style-name="T274">("a" . {do-something})</text:span></text:p>
      <text:h text:style-name="P695" text:outline-level="3"/>
      <text:h text:style-name="P789" text:outline-level="3"><text:bookmark-start text:name="__RefHeading__14382_1559979953"/>4.1.9 クロージャ<text:span text:style-name="T5">（ブロック）</text:span><text:bookmark-end text:name="__RefHeading__14382_1559979953"/></text:h>
      <text:p text:style-name="P153"><text:span text:style-name="T5">　クロージャを説明する前に、まず、</text:span><text:span text:style-name="T23">P</text:span><text:span text:style-name="T5">erfumeのブロックについて説明します。ブロックとは、</text:span><text:span text:style-name="T278">"{" </text:span>と<text:span text:style-name="T278"> "}" </text:span><text:span text:style-name="T5">で囲まれた文の集まりです。通常の使い方としては、例えばループの処理部や関数の本体などの一連の処理のかたまりを表わすために使用します。</text:span></text:p>
      <text:p text:style-name="P28"/>
      <text:p text:style-name="P574">ブロックの例:</text:p>
      <table:table table:name="表1" table:style-name="表1">
        <table:table-column table:style-name="表1.A"/>
        <table:table-row table:style-name="表1.1">
          <table:table-cell table:style-name="表1.A1" office:value-type="string">
            <text:p text:style-name="P577"/>
            <text:p text:style-name="P577">set i 0;　</text:p>
            <text:p text:style-name="P577">while {$i &lt; 10} do: {　</text:p>
            <text:p text:style-name="P577"><text:s text:c="4"/># ループ本体のブロック　</text:p>
            <text:p text:style-name="P577"><text:s text:c="4"/>$i ++;　</text:p>
            <text:p text:style-name="P577">};</text:p>
            <text:p text:style-name="P577"/>
          </table:table-cell>
        </table:table-row>
      </table:table>
      <text:p text:style-name="P24"/>
      <text:p text:style-name="P153"><text:span text:style-name="T5">　スクリプト上に現れる</text:span><text:span text:style-name="T278"> "{" </text:span>と<text:span text:style-name="T278"> "}" </text:span><text:span text:style-name="T5">で囲まれた部分は全てブロックです。もちろん、ブロックの入れ子も可能です。</text:span></text:p>
      <text:p text:style-name="P28">　これだけだと、見た目ではC言語のブロックとはあまり違いはありません。</text:p>
      <text:p text:style-name="P28"/>
      <text:p text:style-name="P28">　もうひとつ説明すると、<text:span text:style-name="T3">P</text:span>erfumeのブロックは、静的な構造であるということです。それでは、ブロックに対応する動的な構造とはなんでしょうか。それがクロージャです。</text:p>
      <text:p text:style-name="P28">　クロージャは、スクリプトが実行され、ブロックが含まれる文に処理が到達したときに生成されるデータ型です。クロージャを構成するデータ型は、ブロックが現れたときの実行環境とそのそのブロック自身を含みます。<text:span text:style-name="T3">P</text:span>erfumeのクロージャが持つ実行環境とは、クロージャが生成されたときのローカル変数とインスタンス変数です。</text:p>
      <text:p text:style-name="P28">　クロージャを使うと、処理のかたまりと環境のセットを簡単に受け渡したり、別の環境であとから実行するといったことができます。</text:p>
      <text:p text:style-name="P28"/>
      <text:p text:style-name="P574">クロージャによるブロックの持ち出しの例:</text:p>
      <table:table table:name="表2" table:style-name="表2">
        <table:table-column table:style-name="表2.A"/>
        <table:table-row table:style-name="表2.1">
          <table:table-cell table:style-name="表2.A1" office:value-type="string">
            <text:p text:style-name="P577"/>
            <text:p text:style-name="P577">defun foo (x) {return {println $x " world"}};　</text:p>
            <text:p text:style-name="P577">set x [foo "hello"];　</text:p>
            <text:p text:style-name="P577">println $x<text:tab/><text:tab/><text:tab/># → {println $x " world"}　</text:p>
            <text:p text:style-name="P577">$x eval;<text:tab/><text:tab/><text:tab/># → hello world</text:p>
            <text:p text:style-name="P577"/>
          </table:table-cell>
        </table:table-row>
      </table:table>
      <text:h text:style-name="P728" text:outline-level="3"/>
      <text:h text:style-name="P695" text:outline-level="3"/>
      <text:h text:style-name="P789" text:outline-level="3"><text:bookmark-start text:name="__RefHeading__14384_1559979953"/>4.1.10 評価<text:span text:style-name="T5">ブロック</text:span><text:bookmark-end text:name="__RefHeading__14384_1559979953"/></text:h>
      <text:p text:style-name="P153"><text:span text:style-name="T5">　</text:span><text:span text:style-name="T23">P</text:span><text:span text:style-name="T5">erfumeは、文の評価を明示的に示す必要があります。評価ブロックは、</text:span><text:span text:style-name="T278">"[" </text:span>と<text:span text:style-name="T278"> "]" </text:span><text:span text:style-name="T5">で囲まれた文の集まりです。表記自体はブロックと似ています。スクリプト中で、評価ブロックを含む文に到達したとき、そのコマンドやメソッドの実行に先立ち</text:span><text:span text:style-name="T278"> "[" </text:span>と<text:span text:style-name="T278"> "]" </text:span><text:span text:style-name="T5">とで囲まれたスクリプトが実行され、評価ブロックが記述された部分にその値が埋め込まれます。評価ブロックの実行環境は、実行時の環境のままです。従って、評価ブロックの中では、評価ブロックの外と同じ変数が参照可能です。</text:span></text:p>
      <text:p text:style-name="P28">　Lispでは、評価は自動的に実行されますが、<text:span text:style-name="T3">P</text:span>erfumeの場合は、プログラマが明示的に示す必要があることがLispとは大きく異なる部分です。</text:p>
      <text:p text:style-name="P28"/>
      <text:p text:style-name="P574">評価ブロックによる置換の例:</text:p>
      <table:table table:name="表3" table:style-name="表3">
        <table:table-column table:style-name="表3.A"/>
        <table:table-row table:style-name="表3.1">
          <table:table-cell table:style-name="表3.A1" office:value-type="string">
            <text:p text:style-name="P577"/>
            <text:p text:style-name="P577">set i 10;　</text:p>
            <text:p text:style-name="P577">println [$i ++];<text:tab/><text:tab/># → 11</text:p>
            <text:p text:style-name="P577"/>
          </table:table-cell>
        </table:table-row>
      </table:table>
      <text:p text:style-name="P24"/>
      <text:p text:style-name="P24">　<text:span text:style-name="T5">評価ブロック</text:span>は、厳密には<text:span text:style-name="T5">実行時の</text:span>型ではないため、従ってファーストクラスオブジェクトではありません。評価ブロックの実行時の型は、<text:span text:style-name="T5">評価ブロックの実行結果となります</text:span>。</text:p>
      <text:p text:style-name="P28"/>
      <text:h text:style-name="P789" text:outline-level="3"><text:bookmark-start text:name="__RefHeading__14386_1559979953"/>4.1.11<text:span text:style-name="T5"> </text:span>関数<text:bookmark-end text:name="__RefHeading__14386_1559979953"/></text:h>
      <text:p text:style-name="P28">　<text:span text:style-name="T3">P</text:span>erfumeの関数もまたファーストクラスオブジェクトの性質をもちます。関数は、funコマンド、defunコマンドおよび、Objectクラスのmethodメソッドにより生成されます。</text:p>
      <text:p text:style-name="P28">　funコマンド、defunコマンドおよびmethodメソッドにより生成されるのはすべて関数型のデータであり、生成後の管理のされかたによりその関数がどのように利用されるのかが異なります。</text:p>
      <text:p text:style-name="P28">　funコマンドでは、名前の無い関数を生成することが可能です。</text:p>
      <text:p text:style-name="P28">　defunコマンドでは、名前付きの関数を生成し、グローバルなスコープで関数を名前で呼び出すことができるようになります。</text:p>
      <text:p text:style-name="P28">　methodメソッドでは、オブジェクトおよびクラスに対してメンバ関数を定義することができます。オブジェクトやクラスに定義されたメソッドは、メソッド呼び出しにより実行すことができるようになります。</text:p>
      <text:p text:style-name="P28"/>
      <text:h text:style-name="P789" text:outline-level="3"><text:bookmark-start text:name="__RefHeading__14388_1559979953"/>4.1.12 オブジェクト<text:bookmark-end text:name="__RefHeading__14388_1559979953"/></text:h>
      <text:p text:style-name="P24">　<text:span text:style-name="T3">P</text:span>erfumeのオブジェクトは、newコマンドにより生成されます。オブジェクトは、その構成要素として、委譲先のクラス、メンバ変数、メンバ関数を含みます。</text:p>
      <text:p text:style-name="P24">　オブジェクトに対して委譲先のクラスを複数指定することができ、これにより多重継承の仕組みを実現しています。</text:p>
      <text:p text:style-name="P24"/>
      <text:h text:style-name="P693" text:outline-level="3"><text:bookmark-start text:name="__RefHeading__14390_1559979953"/>4.1.13 制御型<text:bookmark-end text:name="__RefHeading__14390_1559979953"/></text:h>
      <text:p text:style-name="P156">　<text:span text:style-name="T3">P</text:span>erfumeの制御型は、戻り値を指定して関数を終了したり、ループの実行を中断、再開したりするためのものです。</text:p>
      <text:p text:style-name="P156">　制御型は、以下のコマンドにより生成されます。</text:p>
      <text:p text:style-name="P156"/>
      <text:list xml:id="list1519230382" text:style-name="L3">
        <text:list-item>
          <text:p text:style-name="P816">return</text:p>
        </text:list-item>
        <text:list-item>
          <text:p text:style-name="P816">break</text:p>
        </text:list-item>
        <text:list-item>
          <text:p text:style-name="P816">continue</text:p>
        </text:list-item>
        <text:list-item>
          <text:p text:style-name="P816">retry</text:p>
        </text:list-item>
        <text:list-item>
          <text:p text:style-name="P816">redo</text:p>
        </text:list-item>
        <text:list-item>
          <text:p text:style-name="P816">goto</text:p>
        </text:list-item>
      </text:list>
      <text:p text:style-name="P590"/>
      <text:p text:style-name="P606">　returnは、関数の実行を中断し、returnの引き数の値を結果として呼び出し元へ返します。</text:p>
      <text:p text:style-name="P607">　breakは、ループの処理を中断します。<text:span text:style-name="T5">引数を</text:span>指定することにより、結果<text:span text:style-name="T5">として値</text:span>を返すことが可能です。</text:p>
      <text:p text:style-name="P607">　continueは、現在のループの処理を中断し、次の要素<text:span text:style-name="T5">から</text:span>処理を<text:span text:style-name="T5">再開</text:span>します。</text:p>
      <text:p text:style-name="P607">　retryは、現在のループの処理を中断し、ループの最初から処理をやり直します。</text:p>
      <text:p text:style-name="P607">　redoは、現在のループの処理を中断し、もう一度同じ要素の処理を再開します。</text:p>
      <text:p text:style-name="P607">　gotoは、現在のスタックフレームのまま、制御を指定した関数に移します。その際、遷移先の関数に対して引数を指定することが可能です。</text:p>
      <text:p text:style-name="P608"/>
      <text:p text:style-name="Standard"/>
      <text:h text:style-name="P789" text:outline-level="3"><text:bookmark-start text:name="__RefHeading__14392_1559979953"/>4.1.14<text:span text:style-name="T5"> </text:span>例外<text:bookmark-end text:name="__RefHeading__14392_1559979953"/></text:h>
      <text:p text:style-name="P156">　例外は、<text:span text:style-name="T3">P</text:span>erfumeの処理系の様々な部分で発生します。発生の原因は、スクリプトの記述間違い、引数の<text:span text:style-name="T5">数</text:span>の不一致、スクリプト中での明示的な例外発生の記述などで、たくさんの要因があります。</text:p>
      <text:p text:style-name="P156">　例外が発生すると、関数の呼び出しを遡って例外が伝播されます。例外を捕捉するためには、tryコマンドを使用します。関数の呼び出しを遡る途中で、tryコマンドにより例外が捕捉されない場合はトップレベルまで伝播し、最終的にインタプリタによりエラーが報告されます。</text:p>
      <text:p text:style-name="P156">　tryコマンドが例外を捕捉した際に、発生した例外を参照するには、tryコマンドのcatch:ブロックに渡されるバインド変数を使用する必要があります。</text:p>
      <text:p text:style-name="P156">　スクリプト中で例外を明示的に発生させるためには、throwコマンドを使用します。</text:p>
      <text:p text:style-name="P156"/>
      <text:h text:style-name="P693" text:outline-level="3"><text:bookmark-start text:name="__RefHeading__14394_1559979953"/>4.1.15 バインドリスト<text:bookmark-end text:name="__RefHeading__14394_1559979953"/></text:h>
      <text:p text:style-name="P157">　バインドリストとは、イテレータを構成するブロックに渡されるバインド変数のリストです。バンドリストは、<text:span text:style-name="T280">"|" </text:span>と<text:span text:style-name="T280">"|" </text:span><text:span text:style-name="T5">とで囲まれたシンボルのリストです。以下は、バインドリストの使用例です。</text:span></text:p>
      <text:p text:style-name="P574"/>
      <text:p text:style-name="P574">バインドリストの例:</text:p>
      <table:table table:name="表4" table:style-name="表4">
        <table:table-column table:style-name="表4.A"/>
        <table:table-row table:style-name="表4.1">
          <table:table-cell table:style-name="表4.A1" office:value-type="string">
            <text:p text:style-name="P577"/>
            <text:p text:style-name="P577">(1 2 3) each do: {| i | <text:tab/><text:tab/># | i | はバインドリスト</text:p>
            <text:p text:style-name="P577">　　　　println $i;<text:tab/><text:tab/><text:tab/># iはバインド変数 </text:p>
            <text:p text:style-name="P577">};</text:p>
            <text:p text:style-name="P578"/>
          </table:table-cell>
        </table:table-row>
      </table:table>
      <text:p text:style-name="P29"/>
      <text:p text:style-name="P157"><text:span text:style-name="T5">　</text:span><text:span text:style-name="T23">P</text:span><text:span text:style-name="T5">erfumeの文は、基本的に</text:span><text:span text:style-name="T278"> ";" </text:span><text:span text:style-name="T5">により終端しますが、バインドリストに関しては例外的に </text:span><text:span text:style-name="T278">";" </text:span><text:span text:style-name="T5">は不要となっています。</text:span></text:p>
      <text:p text:style-name="P29"/>
      <text:p text:style-name="P609"><text:span text:style-name="T124">注意事項</text:span>　<text:span text:style-name="T276">"|" </text:span>記号は、シンボル名の一部としても使用可能です。従って、バインドリストを記述する際の<text:span text:style-name="T276"> "|" </text:span>の前後には空白文字が必要です。空白が無い場合、前後の文字と合わせてシンボルと判断されてしまいます。</text:p>
      <text:p text:style-name="P610"/>
      <text:p text:style-name="P610"/>
      <text:h text:style-name="P789" text:outline-level="3"><text:bookmark-start text:name="__RefHeading__14028_687363010"/>4.1.16 辞書型（Dict）<text:bookmark-end text:name="__RefHeading__14028_687363010"/></text:h>
      <text:p text:style-name="P602">　辞書型のオブジェクトは、dictコマンドにより生成されます。辞書型のオブジェクトには、複数のキーと値のペアを格納することができ、また、キーを指定してすばやく値を検索することができます。</text:p>
      <text:p text:style-name="P603">　辞書型のデータに対するリテラル表現は現在のところありません。</text:p>
      <text:p text:style-name="P603"/>
      <text:h text:style-name="P693" text:outline-level="3"><text:bookmark-start text:name="__RefHeading__14030_687363010"/>4.1.17 配列型（Vector）<text:bookmark-end text:name="__RefHeading__14030_687363010"/></text:h>
      <text:p text:style-name="P29">　配列型のオブジェクトは、vectorコマンドにより生成されます。配列型のオブジェクトには、整数値のインデックスを用いて指定のインデックスの場所に値を格納し、またインデックスにより値を取り出すことができます。リストと似ていますが、任意の場所の値をすばやく取り出したり更新したりすることができます。</text:p>
      <text:p text:style-name="P29">　配列型のデータに対するリテラル表現は現在のところありません。</text:p>
      <text:p text:style-name="P29"/>
      <text:h text:style-name="P693" text:outline-level="3"><text:bookmark-start text:name="__RefHeading___Toc25275_2707384523"/>4.1.18 コルーチン型（Coro）<text:bookmark-end text:name="__RefHeading___Toc25275_2707384523"/></text:h>
      <text:p text:style-name="P30">　コルーチン型のオブジェクトは、coroコマンドにより生成されます。コルーチンの生成にあたり、コルーチンとして実行するブロックを指定します。</text:p>
      <text:p text:style-name="P30">　coroコマンドにより生成されたオブジェクトは、Coro::nextメソッドによりコルーチンとして実行を開始します。Coro::nextにより制御がコルーチンに移ったあとは、そのコルーチンの中からpauseを呼び出すことで呼び出し元に制御が移ります。pauseには引数を指定でき、その値はコルーチン呼び出し元にCoro::nextの戻り値として返却されます。</text:p>
      <text:p text:style-name="P31">　コルーチンは、coroコマンドに指定したブロックのすべてのステートメントを実行するとその寿命が終わります。そのようなコルーチンに対してCoro::nextを実行すると例外が発生します。</text:p>
      <text:p text:style-name="P31">　コルーチンのデータに対するリテラル表現は現在のところありません。</text:p>
      <text:p text:style-name="P31"/>
      <text:h text:style-name="P693" text:outline-level="3"><text:bookmark-start text:name="__RefHeading___Toc26163_3550414430"/>4.1.19 バルクデータ型 (Bulk) <text:s/><text:bookmark-end text:name="__RefHeading___Toc26163_3550414430"/></text:h>
      <text:p text:style-name="P32">　バージョン1.4.0からバルクデータ型が導入されました。バルクデータ型を使用することにより、バイナリーデータやバイナリデータでのファイル入出力を行うことができます。</text:p>
      <text:p text:style-name="P32">　バルクデータに対するリテラル表現は現在のところありません。</text:p>
      <text:p text:style-name="P32"/>
      <text:p text:style-name="P31"/>
      <text:p text:style-name="P29"/>
      <text:h text:style-name="P691" text:outline-level="2"><text:bookmark-start text:name="__RefHeading__14396_1559979953"/>4.2<text:bookmark-start text:name="_Ref230609117"/><text:bookmark-start text:name="_Ref230609166"/> <text:span text:style-name="T5">組み込み</text:span>クラス<text:bookmark-end text:name="__RefHeading__14396_1559979953"/><text:bookmark-end text:name="_Ref230609117"/><text:bookmark-end text:name="_Ref230609166"/></text:h>
      <text:p text:style-name="P24">　<text:span text:style-name="T3">P</text:span>erfumeのクラス構成は以下のとおりです。</text:p>
      <text:p text:style-name="P24"/>
      <text:p text:style-name="P591">Object<text:tab/>全てのオブジェクトの基底クラスです。</text:p>
      <text:p text:style-name="P592">Bool<text:tab/>真偽値型のwrapperクラスです。</text:p>
      <text:p text:style-name="P592">Integer<text:tab/>整数型のwrapperクラスです。</text:p>
      <text:p text:style-name="P593">Real<text:tab/>実数型のwrapperクラスです。</text:p>
      <text:p text:style-name="P592">List<text:tab/>リスト型のwrapperクラスです。</text:p>
      <text:p text:style-name="P594">String<text:tab/>文字列型のwrapperクラスです。</text:p>
      <text:p text:style-name="P594">RQuote<text:tab/>正規表現型のwrapperクラスです。</text:p>
      <text:p text:style-name="P594">Block<text:tab/>ブロック（クロージャ）型のwrapperクラスです。</text:p>
      <text:p text:style-name="P596">Dict<text:tab/>辞書型のwrapperクラスです。</text:p>
      <text:p text:style-name="P596">Vector<text:tab/>配列型のwrapperクラスです。</text:p>
      <text:p text:style-name="P597">Bulk<text:tab/>バルク型のwrapperクラスです。</text:p>
      <text:p text:style-name="P598">Functions<text:tab/>名前付き関数が便宜的にメンバとして登録されるクラスです。</text:p>
      <text:p text:style-name="P595">File<text:tab/>ファイル入出力のためのクラスです。</text:p>
      <text:p text:style-name="P596">Coro<text:tab/>コルーチンを実現するためのクラスです。</text:p>
      <text:p text:style-name="P596"/>
      <text:p text:style-name="P601"><text:span text:style-name="T261">　</text:span><text:span text:style-name="T268">P</text:span><text:span text:style-name="T261">erfumeにおけるwrapperクラスは、基本的なデータ型（</text:span><text:span text:style-name="T136">真偽値</text:span><text:span text:style-name="T261">、整数、実数、リスト、文字列、正規表現文字列、ブロック、辞書、配列および、バルク）に対してクラスとしての性質を付与するためのものです。文の先頭に、これらの基本的なデータ型が現れた際に、自動的に対応するwrapperクラスでwrapされたオブジェクトが生成され、wrapperクラス内のメンバ関数が呼び出されます。</text:span></text:p>
      <text:p text:style-name="P590"/>
      <text:p text:style-name="P600"><text:bookmark-end text:name="_Ref230609227"/>　各クラスの詳細については、「5章　リファレンス」を参照して下さい。</text:p>
      <text:p text:style-name="P600"/>
      <text:p text:style-name="P600"/>
      <text:h text:style-name="P691" text:outline-level="2"><text:bookmark-start text:name="__RefHeading__14398_1559979953"/>4.3 プログラムの構成<text:bookmark-end text:name="__RefHeading__14398_1559979953"/></text:h>
      <text:p text:style-name="P36">　<text:span text:style-name="T3">P</text:span>erfumeのプログラムは文と文の集合であるスクリプトにより構成されます。以下の例は、小さなスクリプトの例です（わかりやすくするため、行番号を表示しています）。ひとつのスクリプトに３つの文が含まれています。1行目は<text:span text:style-name="T274">"set i 0;" </text:span>で、2行目は<text:line-break/><text:span text:style-name="T274">"$i ++;" </text:span>です。それぞれが文です。3行目から5行目はif文で、これでひとつの文となります。この例のif文の中では、<text:span text:style-name="T274">then: </text:span>パラメータにブロックが指定されており、このブロックの中には、再帰的に文が含まれています（4行目の<text:span text:style-name="T274">println</text:span>文）。</text:p>
      <text:p text:style-name="P28"/>
      <text:p text:style-name="P574">スクリプトの例:</text:p>
      <table:table table:name="表6" table:style-name="表6">
        <table:table-column table:style-name="表6.A"/>
        <table:table-row table:style-name="表6.1">
          <table:table-cell table:style-name="表6.A1" office:value-type="string">
            <text:p text:style-name="P582"/>
            <text:p text:style-name="P582">1: set i 0;</text:p>
            <text:p text:style-name="P582">2: $i ++;</text:p>
            <text:p text:style-name="P582">3: if {$i &gt;= 10} then: {</text:p>
            <text:p text:style-name="P582">4: <text:s text:c="4"/>println "$i greater than 10.";</text:p>
            <text:p text:style-name="P582">5: };</text:p>
            <text:p text:style-name="P586"/>
          </table:table-cell>
        </table:table-row>
      </table:table>
      <text:p text:style-name="P29"/>
      <text:p text:style-name="P29"/>
      <text:p text:style-name="P28">(1) コメント</text:p>
      <text:p text:style-name="P37">　<text:span text:style-name="T3">P</text:span>erfumeのコメントは、<text:span text:style-name="T274">"#" </text:span>で始まり、その行の終わりまでとなります。</text:p>
      <text:p text:style-name="P28"/>
      <text:p text:style-name="P574">コメントの例:</text:p>
      <table:table table:name="表12" table:style-name="表12">
        <table:table-column table:style-name="表12.A"/>
        <table:table-row table:style-name="表12.1">
          <table:table-cell table:style-name="表12.A1" office:value-type="string">
            <text:p text:style-name="P577"/>
            <text:p text:style-name="P577"># この行はコメントです。</text:p>
            <text:p text:style-name="P577">set i 0; # シャープ記号(#)から行の最後までがコメントです。</text:p>
            <text:p text:style-name="P578"/>
          </table:table-cell>
        </table:table-row>
      </table:table>
      <text:p text:style-name="P29"/>
      <text:p text:style-name="P29">(2) 文</text:p>
      <text:p text:style-name="P38">　文は、<text:span text:style-name="T3">P</text:span>erfumeの評価の最小単位であり、プログラムのアルゴリズムはスクリプト内の文を先頭から順に評価することで実現します。スクリプト中の各文は、<text:span text:style-name="T274">";" </text:span>で終端します。</text:p>
      <text:p text:style-name="P28"/>
      <text:p text:style-name="P29">(3) スクリプト</text:p>
      <text:p text:style-name="P28">　スクリプトは、<text:span text:style-name="T3">P</text:span>erfumeで記述されたプログラムです。スクリプトは、<text:span text:style-name="T3">P</text:span>erfumeの文の集まりです。また先に説明したブロックや評価ブロックの中も文の集まりであり、スクリプト中に再帰的にスクリプトの構造が現れます。</text:p>
      <text:p text:style-name="P28">　スクリプトは、通常はファイルにテキスト形式で記述し、loadコマンドによりインタプリタに読み込み、評価、実行します。</text:p>
      <text:p text:style-name="P29"/>
      <text:p text:style-name="P210">(4) スクリプト/関数の値</text:p>
      <text:p text:style-name="P30">　スクリプトの値は、スクリプトの最後の文が実行された結果となります。また、resultコマンドで明示的に示すことも可能です。文がイテレータブロックの場合は、breakコマンドの引数も値となります。</text:p>
      <text:p text:style-name="P30">　さらに、関数を実行した場合は、returnコマンドにより戻り値を指定することも可能です。</text:p>
      <text:p text:style-name="P29"/>
      <text:p text:style-name="P29"/>
      <text:p text:style-name="P29"/>
      <text:p text:style-name="P29"/>
      <text:h text:style-name="P691" text:outline-level="2"><text:bookmark-start text:name="__RefHeading__14400_1559979953"/><text:span text:style-name="T5">4.4</text:span> <text:span text:style-name="T5">構文規則</text:span><text:bookmark-end text:name="__RefHeading__14400_1559979953"/></text:h>
      <text:p text:style-name="P28">　<text:span text:style-name="T3">P</text:span>erfumeの文は、以下の規則に従い評価されます。</text:p>
      <text:p text:style-name="P28"/>
      <text:list xml:id="list1654927955" text:style-name="L4">
        <text:list-item>
          <text:p text:style-name="P817"><text:span text:style-name="T276">関数　[ 引数　... ]　;<text:tab/></text:span><text:tab/><text:tab/>…　構文規則1</text:p>
        </text:list-item>
        <text:list-item>
          <text:p text:style-name="P817"><text:span text:style-name="T276">オブジェクト　メソッド　[ 引数　... ]　;</text:span><text:tab/>…　構文規則2</text:p>
        </text:list-item>
      </text:list>
      <text:p text:style-name="P28"/>
      <text:p text:style-name="P28">(1) 関数呼び出し</text:p>
      <text:p text:style-name="P28">　構文規則1は、組み込み関数、ユーザ定義関数および、カレントオブジェクトのメソッドを呼び出すための構文です。</text:p>
      <text:p text:style-name="P28">　文の最初のキーワードが評価され、組み込み関数、ユーザ定義関数もしくは、メソッドである場合に、その関数が実行されます。</text:p>
      <text:p text:style-name="P28"/>
      <text:p text:style-name="P574">関数呼び出しの例:</text:p>
      <table:table table:name="表7" table:style-name="表7">
        <table:table-column table:style-name="表7.A"/>
        <table:table-row table:style-name="表7.1">
          <table:table-cell table:style-name="表7.A1" office:value-type="string">
            <text:p text:style-name="P577"/>
            <text:p text:style-name="P577">set x 100;<text:tab/><text:tab/># → 組み込み関数の呼び出し</text:p>
            <text:p text:style-name="P577">foo <text:span text:style-name="T99">”</text:span>a string”;<text:tab/># → ユーザ定義関数の呼び出し</text:p>
            <text:p text:style-name="P578"/>
          </table:table-cell>
        </table:table-row>
      </table:table>
      <text:p text:style-name="P599"/>
      <text:p text:style-name="P599">　オブジェクトに定義したメソッドの呼び出しに関して、同一オブジェクトのコンテキストでは、オブジェクトの指定は省略可能であり、その際は、関数呼び出しの形式で自オブジェクトのメソッドが起動されます。以下は、暗黙のメソッド呼び出しの例です。</text:p>
      <text:p text:style-name="P599"/>
      <text:p text:style-name="P574">暗黙のメソッド呼び出しの例:</text:p>
      <table:table table:name="表9" table:style-name="表9">
        <table:table-column table:style-name="表9.A"/>
        <table:table-row table:style-name="表9.1">
          <table:table-cell table:style-name="表9.A1" office:value-type="string">
            <text:p text:style-name="P577"/>
            <text:p text:style-name="P577">class F;</text:p>
            <text:p text:style-name="P577">F method m1 (x) {</text:p>
            <text:p text:style-name="P577"><text:s text:c="4"/>m2 $x;<text:tab/><text:tab/># F::m2 の呼び出し</text:p>
            <text:p text:style-name="P578">};</text:p>
            <text:p text:style-name="P581">F method m2 (x) {</text:p>
            <text:p text:style-name="P581"><text:s text:c="3"/>println $x;</text:p>
            <text:p text:style-name="P581">};</text:p>
            <text:p text:style-name="P581"/>
          </table:table-cell>
        </table:table-row>
      </table:table>
      <text:p text:style-name="P599"/>
      <text:p text:style-name="P604">(2) メソッド呼び出し</text:p>
      <text:p text:style-name="P28">　構文規則2は、オブジェクトに対してメソッドを適用するための構文です。</text:p>
      <text:p text:style-name="P28">　文の最初のキーワードが評価され、それがオブジェクトの場合、次のキーワードを評価し、オブジェクトのメソッドの探索が行われます。メソッドが見つかった場合、そのオブジェクトの環境が作られ、メソッドが実行されます。</text:p>
      <text:p text:style-name="P599"/>
      <text:p text:style-name="P574">メソッド呼び出しの例:</text:p>
      <table:table table:name="表8" table:style-name="表8">
        <table:table-column table:style-name="表8.A"/>
        <table:table-row table:style-name="表8.1">
          <table:table-cell table:style-name="表8.A1" office:value-type="string">
            <text:p text:style-name="P577"/>
            <text:p text:style-name="P577">class F;</text:p>
            <text:p text:style-name="P578">F method m1 (x) {</text:p>
            <text:p text:style-name="P578"><text:s text:c="4"/>println $x;</text:p>
            <text:p text:style-name="P578">};</text:p>
            <text:p text:style-name="P578">set o [new F];</text:p>
            <text:p text:style-name="P578">$o <text:span text:style-name="T243">m1 </text:span>100;<text:tab/># → 100</text:p>
            <text:p text:style-name="P578"/>
          </table:table-cell>
        </table:table-row>
      </table:table>
      <text:p text:style-name="P29"/>
      <text:p text:style-name="P29">　この呼び出し規則は、組み込みのデータ型でも良く使用します。例えば、整数型に対する演算などは、この呼び出し規則の典型的な例となります。</text:p>
      <text:p text:style-name="P29"/>
      <text:p text:style-name="P574">整数データによるIntegerクラスメソッドの呼び出しの例:</text:p>
      <table:table table:name="表10" table:style-name="表10">
        <table:table-column table:style-name="表10.A"/>
        <table:table-row table:style-name="表10.1">
          <table:table-cell table:style-name="表10.A1" office:value-type="string">
            <text:p text:style-name="P578"/>
            <text:p text:style-name="P578">set i 0;</text:p>
            <text:p text:style-name="P578">$i + 1;<text:tab/># Integer::+ の呼び出し</text:p>
            <text:p text:style-name="P578"/>
          </table:table-cell>
        </table:table-row>
      </table:table>
      <text:p text:style-name="P29"/>
      <text:p text:style-name="P29">(3) クラスメソッド呼び出し</text:p>
      <text:p text:style-name="P29">　構文規則2のもうひとつの場合として、文の最初のキーワードがクラス名の場合、そのクラスのメソッドが呼び出されます。</text:p>
      <text:p text:style-name="P29"/>
      <text:p text:style-name="P574">クラスメソッドの呼び出しの例:</text:p>
      <table:table table:name="表11" table:style-name="表11">
        <table:table-column table:style-name="表11.A"/>
        <table:table-row table:style-name="表11.1">
          <table:table-cell table:style-name="表11.A1" office:value-type="string">
            <text:p text:style-name="P578"/>
            <text:p text:style-name="P578">Integer method foo　()　{</text:p>
            <text:p text:style-name="P578"><text:s text:c="4"/># do something</text:p>
            <text:p text:style-name="P578"><text:s text:c="4"/>...</text:p>
            <text:p text:style-name="P578">};</text:p>
            <text:p text:style-name="P578">Integer foo;<text:tab/><text:tab/># クラスメソッドの呼び出し</text:p>
            <text:p text:style-name="P578"/>
          </table:table-cell>
        </table:table-row>
      </table:table>
      <text:p text:style-name="P29"/>
      <text:p text:style-name="P29">　この例のように、組み込みクラスおよび、ユーザ定義のクラスに対して、動的にメソッドを定義することが可能です。</text:p>
      <text:h text:style-name="P691" text:outline-level="2"><text:bookmark-start text:name="__RefHeading__14402_1559979953"/>4.5 変数とスコープ<text:bookmark-end text:name="__RefHeading__14402_1559979953"/></text:h>
      <text:p text:style-name="P28">　<text:span text:style-name="T3">P</text:span>erfumeには、プログラム中で設定したり参照することが可能な変数があります。変数のクラスとしては、ローカル変数、インスタンス変数および、グローバル変数があります。</text:p>
      <text:p text:style-name="P39">　変数の参照は、プログラムのテキスト中で、変数のシンボル名の先頭に<text:span text:style-name="T274">"$" </text:span>を付与することにより行います。各変数クラスに同名の変数が存在した場合、</text:p>
      <text:p text:style-name="P28"/>
      <text:p text:style-name="P28"><text:tab/>ローカル変数　→　インスタンス変数　→　グローバル変数</text:p>
      <text:p text:style-name="P28"/>
      <text:p text:style-name="P28">の順序で変数の検索が行われます。</text:p>
      <text:p text:style-name="P28"/>
      <text:p text:style-name="P28">　<text:span text:style-name="T3">P</text:span>erfumeの変数は動的なものです。スクリプトの任意の時点で任意の型のデータを設定することが可能です。</text:p>
      <text:p text:style-name="P28"/>
      <text:p text:style-name="P28">(1) ローカル変数</text:p>
      <text:p text:style-name="P28">　ローカル変数は、関数の呼び出し毎に生成されるスタック環境です。</text:p>
      <text:p text:style-name="P28"/>
      <text:p text:style-name="P28"><draw:g text:anchor-type="paragraph" draw:z-index="1030" draw:name="シェイプ22" draw:style-name="gr1"><draw:rect draw:style-name="gr4" draw:text-style-name="P832" svg:width="4.476cm" svg:height="3.502cm" svg:x="1.862cm" svg:y="0.499cm"><text:p/></draw:rect><draw:g draw:style-name="gr5"><draw:rect draw:style-name="gr6" draw:text-style-name="P832" svg:width="4.211cm" svg:height="0.773cm" svg:x="1.995cm" svg:y="3.075cm"><text:p/></draw:rect><draw:frame draw:style-name="gr7" draw:text-style-name="P833" svg:width="3.596cm" svg:height="0.486cm" svg:x="2.324cm" svg:y="3.207cm"><draw:text-box><text:p text:style-name="P831"><text:span text:style-name="T303">ローカル変数スロット</text:span></text:p></draw:text-box></draw:frame></draw:g><draw:rect draw:style-name="gr4" draw:text-style-name="P832" svg:width="4.476cm" svg:height="3.546cm" svg:x="9.886cm" svg:y="0.455cm"><text:p/></draw:rect><draw:g draw:style-name="gr5"><draw:rect draw:style-name="gr6" draw:text-style-name="P832" svg:width="4.211cm" svg:height="0.773cm" svg:x="10.02cm" svg:y="3.075cm"><text:p/></draw:rect><draw:frame draw:style-name="gr7" draw:text-style-name="P833" svg:width="3.596cm" svg:height="0.486cm" svg:x="10.35cm" svg:y="3.207cm"><draw:text-box><text:p text:style-name="P831"><text:span text:style-name="T303">ローカル変数スロット</text:span></text:p></draw:text-box></draw:frame></draw:g><draw:frame draw:style-name="gr8" draw:text-style-name="P833" svg:width="3.991cm" svg:height="0.507cm" svg:x="10.308cm" svg:y="4.394cm"><draw:text-box><text:p text:style-name="P831"><text:span text:style-name="T303">ローカル変数スタック</text:span></text:p></draw:text-box></draw:frame><draw:g draw:style-name="gr5"><draw:rect draw:style-name="gr6" draw:text-style-name="P832" svg:width="4.211cm" svg:height="0.773cm" svg:x="10.02cm" svg:y="2.113cm"><text:p/></draw:rect><draw:frame draw:style-name="gr7" draw:text-style-name="P833" svg:width="3.596cm" svg:height="0.486cm" svg:x="10.35cm" svg:y="2.246cm"><draw:text-box><text:p text:style-name="P831"><text:span text:style-name="T303">ローカル変数スロット</text:span></text:p></draw:text-box></draw:frame></draw:g><draw:frame draw:style-name="gr8" draw:text-style-name="P833" svg:width="3.991cm" svg:height="0.507cm" svg:x="2.127cm" svg:y="4.42cm"><draw:text-box><text:p text:style-name="P831"><text:span text:style-name="T303">ローカル変数スタック</text:span></text:p></draw:text-box></draw:frame><draw:g draw:style-name="gr5"><draw:line draw:style-name="gr9" draw:text-style-name="P831" svg:x1="0.441cm" svg:y1="3.584cm" svg:x2="1.521cm" svg:y2="3.584cm"><text:p/></draw:line><draw:frame draw:style-name="gr10" draw:text-style-name="P835" svg:width="1.333cm" svg:height="0.937cm" svg:x="0.333cm" svg:y="3.824cm"><draw:text-box><text:p text:style-name="P834"><text:span text:style-name="T303">スタック</text:span></text:p><text:p text:style-name="P834"><text:span text:style-name="T303">ポインタ</text:span></text:p></draw:text-box></draw:frame></draw:g><draw:g draw:style-name="gr5"><draw:line draw:style-name="gr9" draw:text-style-name="P831" svg:x1="8.447cm" svg:y1="2.57cm" svg:x2="9.527cm" svg:y2="2.57cm"><text:p/></draw:line><draw:frame draw:style-name="gr10" draw:text-style-name="P835" svg:width="1.333cm" svg:height="0.937cm" svg:x="8.336cm" svg:y="2.812cm"><draw:text-box><text:p text:style-name="P834"><text:span text:style-name="T303">スタック</text:span></text:p><text:p text:style-name="P834"><text:span text:style-name="T303">ポインタ</text:span></text:p></draw:text-box></draw:frame></draw:g><draw:g draw:style-name="gr5"><draw:frame draw:style-name="gr8" draw:text-style-name="P833" svg:width="2.867cm" svg:height="0.507cm" svg:x="6.757cm" svg:y="-0.044cm"><draw:text-box><text:p text:style-name="P831"><text:span text:style-name="T303">関数呼び出し</text:span></text:p></draw:text-box></draw:frame><draw:custom-shape draw:style-name="gr11" svg:width="1.426cm" svg:height="0.839cm" svg:x="7.433cm" svg:y="0.462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draw:g draw:style-name="gr5"><draw:frame draw:style-name="gr8" draw:text-style-name="P833" svg:width="2.867cm" svg:height="0.507cm" svg:x="6.757cm" svg:y="4.741cm"><draw:text-box><text:p text:style-name="P831"><text:span text:style-name="T303">関数からの復帰</text:span></text:p></draw:text-box></draw:frame><draw:custom-shape draw:style-name="gr11" svg:width="1.391cm" svg:height="0.839cm" svg:x="7.433cm" svg:y="3.837cm"><text:p/><draw:enhanced-geometry svg:viewBox="0 0 21600 21600" draw:mirror-horizontal="tru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draw:g></text:p>
      <text:p text:style-name="P28"/>
      <text:p text:style-name="P28"/>
      <text:p text:style-name="P28"/>
      <text:p text:style-name="P28"/>
      <text:p text:style-name="P28"/>
      <text:p text:style-name="P28"/>
      <text:p text:style-name="P28"/>
      <text:p text:style-name="P28"/>
      <text:p text:style-name="P28"/>
      <text:p text:style-name="P28">　ローカル変数スロットは、実行中の関数内で参照可能なシンボルの辞書構造です。ローカル変数の参照の際は、スタックポインタにあるローカル変数スロットからシンボルが参照さ、値が読み出されます。</text:p>
      <text:p text:style-name="P28">　関数の呼び出しにより、新たなローカル変数スロットが生成され、関数の終了とともにそのスロットは消滅します。ただし正確には、関数内にてクロージャが生成された際には、そのクロージャの構成の一部としてその時のローカル変数スロットが保持されます。</text:p>
      <text:p text:style-name="P39">　ローカル変数の設定には、setコマンドを使用します。また、ローカル変数がローカル変数スロットに存在するかを調べるには、set? コマンドを使用します。</text:p>
      <text:p text:style-name="P28">　ローカル変数のスコープは関数ローカルになります。ただし、ある関数内では、その外側の静的な（ソースコードで特定される範囲の）変数についてはその関数のスコープに現わ<text:soft-page-break/>れます。いわゆるレキシカルスコープとなります。これは、クロージャの動作とも関連します。クロージャはそのソースコードのスコープにおいて定義された変数へのアクセスが可能となり、これによりレキシカルスコープの動作が実現されています。</text:p>
      <text:p text:style-name="P28"/>
      <text:p text:style-name="P28">(2) インスタンス変数</text:p>
      <text:p text:style-name="P28">　インスタンス変数は、オブジェクトが持つ変数です。インスタンス変数は、オブジェクトの生成により、そのオブジェクトの内部に生成されるインスタンス変数スロットに保持されます。</text:p>
      <text:p text:style-name="P28"/>
      <text:p text:style-name="P28"/>
      <text:p text:style-name="P28"><draw:g text:anchor-type="paragraph" draw:z-index="1031" draw:name="シェイプ23" draw:style-name="gr1"><draw:rect draw:style-name="gr4" draw:text-style-name="P832" svg:width="4.476cm" svg:height="3.502cm" svg:x="1.862cm" svg:y="0.499cm"><text:p/></draw:rect><draw:g draw:style-name="gr5"><draw:rect draw:style-name="gr6" draw:text-style-name="P832" svg:width="4.211cm" svg:height="0.773cm" svg:x="1.995cm" svg:y="3.075cm"><text:p/></draw:rect><draw:frame draw:style-name="gr7" draw:text-style-name="P833" svg:width="3.596cm" svg:height="0.486cm" svg:x="2.324cm" svg:y="3.207cm"><draw:text-box><text:p text:style-name="P831"><text:span text:style-name="T303">ローカル変数スロット</text:span></text:p></draw:text-box></draw:frame></draw:g><draw:rect draw:style-name="gr4" draw:text-style-name="P832" svg:width="4.476cm" svg:height="3.546cm" svg:x="9.886cm" svg:y="0.455cm"><text:p/></draw:rect><draw:g draw:style-name="gr5"><draw:rect draw:style-name="gr6" draw:text-style-name="P832" svg:width="4.211cm" svg:height="0.773cm" svg:x="10.02cm" svg:y="3.075cm"><text:p/></draw:rect><draw:frame draw:style-name="gr7" draw:text-style-name="P833" svg:width="3.596cm" svg:height="0.486cm" svg:x="10.35cm" svg:y="3.207cm"><draw:text-box><text:p text:style-name="P831"><text:span text:style-name="T303">ローカル変数スロット</text:span></text:p></draw:text-box></draw:frame></draw:g><draw:frame draw:style-name="gr8" draw:text-style-name="P833" svg:width="3.991cm" svg:height="0.507cm" svg:x="10.308cm" svg:y="4.394cm"><draw:text-box><text:p text:style-name="P831"><text:span text:style-name="T303">ローカル変数スタック</text:span></text:p></draw:text-box></draw:frame><draw:g draw:style-name="gr5"><draw:rect draw:style-name="gr6" draw:text-style-name="P832" svg:width="4.211cm" svg:height="0.773cm" svg:x="10.02cm" svg:y="2.113cm"><text:p/></draw:rect><draw:frame draw:style-name="gr7" draw:text-style-name="P833" svg:width="3.596cm" svg:height="0.486cm" svg:x="10.35cm" svg:y="2.246cm"><draw:text-box><text:p text:style-name="P831"><text:span text:style-name="T303">ローカル変数スロット</text:span></text:p></draw:text-box></draw:frame></draw:g><draw:frame draw:style-name="gr8" draw:text-style-name="P833" svg:width="3.991cm" svg:height="0.507cm" svg:x="2.127cm" svg:y="4.42cm"><draw:text-box><text:p text:style-name="P831"><text:span text:style-name="T303">ローカル変数スタック</text:span></text:p></draw:text-box></draw:frame><draw:g draw:style-name="gr5"><draw:line draw:style-name="gr9" draw:text-style-name="P831" svg:x1="0.441cm" svg:y1="3.584cm" svg:x2="1.521cm" svg:y2="3.584cm"><text:p/></draw:line><draw:frame draw:style-name="gr10" draw:text-style-name="P835" svg:width="1.333cm" svg:height="0.937cm" svg:x="0.333cm" svg:y="3.824cm"><draw:text-box><text:p text:style-name="P834"><text:span text:style-name="T303">スタック</text:span></text:p><text:p text:style-name="P834"><text:span text:style-name="T303">ポインタ</text:span></text:p></draw:text-box></draw:frame></draw:g><draw:g draw:style-name="gr5"><draw:line draw:style-name="gr9" draw:text-style-name="P831" svg:x1="8.447cm" svg:y1="2.57cm" svg:x2="9.527cm" svg:y2="2.57cm"><text:p/></draw:line><draw:frame draw:style-name="gr10" draw:text-style-name="P835" svg:width="1.333cm" svg:height="0.937cm" svg:x="8.336cm" svg:y="2.812cm"><draw:text-box><text:p text:style-name="P834"><text:span text:style-name="T303">スタック</text:span></text:p><text:p text:style-name="P834"><text:span text:style-name="T303">ポインタ</text:span></text:p></draw:text-box></draw:frame></draw:g><draw:frame draw:style-name="gr8" draw:text-style-name="P833" svg:width="2.867cm" svg:height="0.507cm" svg:x="6.757cm" svg:y="-0.044cm"><draw:text-box><text:p text:style-name="P831"><text:span text:style-name="T303">メソッド呼び出し</text:span></text:p></draw:text-box></draw:frame><draw:custom-shape draw:style-name="gr11" svg:width="1.426cm" svg:height="0.839cm" svg:x="7.433cm" svg:y="0.462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draw:style-name="gr4" draw:text-style-name="P832" svg:width="4.476cm" svg:height="3.502cm" svg:x="1.862cm" svg:y="8.215cm"><text:p/></draw:rect><draw:rect draw:style-name="gr12" draw:text-style-name="P832" svg:width="4.211cm" svg:height="0.773cm" svg:x="1.995cm" svg:y="10.79cm"><text:p/></draw:rect><draw:frame draw:style-name="gr7" draw:text-style-name="P833" svg:width="4.079cm" svg:height="0.486cm" svg:x="2.127cm" svg:y="10.922cm"><draw:text-box><text:p text:style-name="P831"><text:span text:style-name="T303">インスタンス変数スロット</text:span></text:p></draw:text-box></draw:frame><draw:rect draw:style-name="gr4" draw:text-style-name="P832" svg:width="4.476cm" svg:height="3.546cm" svg:x="9.886cm" svg:y="8.17cm"><text:p/></draw:rect><draw:rect draw:style-name="gr12" draw:text-style-name="P832" svg:width="4.211cm" svg:height="0.773cm" svg:x="10.02cm" svg:y="10.79cm"><text:p/></draw:rect><draw:frame draw:style-name="gr7" draw:text-style-name="P833" svg:width="3.991cm" svg:height="0.486cm" svg:x="10.131cm" svg:y="10.922cm"><draw:text-box><text:p text:style-name="P831"><text:span text:style-name="T303">インスタンス変数スロット</text:span></text:p></draw:text-box></draw:frame><draw:frame draw:style-name="gr8" draw:text-style-name="P833" svg:width="3.991cm" svg:height="0.507cm" svg:x="10.308cm" svg:y="12.109cm"><draw:text-box><text:p text:style-name="P831"><text:span text:style-name="T303">オブジェクトスタック</text:span></text:p></draw:text-box></draw:frame><draw:rect draw:style-name="gr12" draw:text-style-name="P832" svg:width="4.211cm" svg:height="0.773cm" svg:x="10.02cm" svg:y="9.828cm"><text:p/></draw:rect><draw:frame draw:style-name="gr7" draw:text-style-name="P833" svg:width="3.97cm" svg:height="0.486cm" svg:x="10.131cm" svg:y="9.961cm"><draw:text-box><text:p text:style-name="P831"><text:span text:style-name="T303">インスタンス変数スロット</text:span></text:p></draw:text-box></draw:frame><draw:frame draw:style-name="gr8" draw:text-style-name="P833" svg:width="3.991cm" svg:height="0.507cm" svg:x="2.127cm" svg:y="12.136cm"><draw:text-box><text:p text:style-name="P831"><text:span text:style-name="T303">オブジェクトスタック</text:span></text:p></draw:text-box></draw:frame><draw:g draw:style-name="gr5"><draw:line draw:style-name="gr9" draw:text-style-name="P831" svg:x1="0.441cm" svg:y1="11.298cm" svg:x2="1.521cm" svg:y2="11.298cm"><text:p/></draw:line><draw:frame draw:style-name="gr10" draw:text-style-name="P835" svg:width="1.333cm" svg:height="0.937cm" svg:x="0.333cm" svg:y="11.539cm"><draw:text-box><text:p text:style-name="P834"><text:span text:style-name="T303">スタック</text:span></text:p><text:p text:style-name="P834"><text:span text:style-name="T303">ポインタ</text:span></text:p></draw:text-box></draw:frame></draw:g><draw:g draw:style-name="gr5"><draw:line draw:style-name="gr9" draw:text-style-name="P831" svg:x1="8.447cm" svg:y1="10.285cm" svg:x2="9.527cm" svg:y2="10.285cm"><text:p/></draw:line><draw:frame draw:style-name="gr10" draw:text-style-name="P835" svg:width="1.333cm" svg:height="0.937cm" svg:x="8.336cm" svg:y="10.527cm"><draw:text-box><text:p text:style-name="P834"><text:span text:style-name="T303">スタック</text:span></text:p><text:p text:style-name="P834"><text:span text:style-name="T303">ポインタ</text:span></text:p></draw:text-box></draw:frame></draw:g><draw:frame draw:style-name="gr8" draw:text-style-name="P833" svg:width="2.867cm" svg:height="0.507cm" svg:x="6.757cm" svg:y="12.457cm"><draw:text-box><text:p text:style-name="P831"><text:span text:style-name="T303">メソッドからの復帰</text:span></text:p></draw:text-box></draw:frame><draw:custom-shape draw:style-name="gr11" svg:width="1.391cm" svg:height="0.839cm" svg:x="7.433cm" svg:y="11.552cm"><text:p/><draw:enhanced-geometry svg:viewBox="0 0 21600 21600" draw:mirror-horizontal="tru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 draw:style-name="gr5"><draw:custom-shape draw:style-name="gr13" draw:text-style-name="P836" svg:width="5.204cm" svg:height="1.897cm" svg:x="7.022cm" svg:y="5.311cm"><text:p/><draw:enhanced-geometry svg:viewBox="0 0 21600 21600" draw:path-stretchpoint-x="10800" draw:path-stretchpoint-y="10800" draw:text-areas="?f3 ?f4 ?f5 ?f6" draw:type="round-rectangle" draw:modifiers="8792.56505576208"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8" draw:text-style-name="P833" svg:width="2.867cm" svg:height="0.507cm" svg:x="8.279cm" svg:y="5.486cm"><draw:text-box><text:p text:style-name="P831"><text:span text:style-name="T303">オブジェクト</text:span></text:p></draw:text-box></draw:frame><draw:rect draw:style-name="gr14" draw:text-style-name="P832" svg:width="4.211cm" svg:height="0.773cm" svg:x="7.595cm" svg:y="6.119cm"><text:p/></draw:rect><draw:frame draw:style-name="gr7" draw:text-style-name="P833" svg:width="3.97cm" svg:height="0.486cm" svg:x="7.706cm" svg:y="6.265cm"><draw:text-box><text:p text:style-name="P831"><text:span text:style-name="T303">インスタンス変数スロット</text:span></text:p></draw:text-box></draw:frame></draw:g><draw:path draw:style-name="gr15" draw:text-style-name="P831" svg:width="3.304cm" svg:height="3.703cm" svg:x="11.804cm" svg:y="6.435cm" svg:viewBox="0 0 3305 3704" svg:d="M0 0c131 23 2540 707 3022 1302s239 1212 65 1564-686 708-947 838"><text:p/></draw:path></draw:g></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span text:style-name="T3">P</text:span>erfumeには、ローカル変数スタックのほかに、オブジェクトスタックというものもあり、オブジェクトのメソッド呼び出しに伴い、ローカル変数スタックに加えてオブジェクトスタック上にも新たな環境が生成されます。オブジェクトスタック上のインスタンス変数スロットは、オブジェクトが持つインスタンス変数スロットへの参照になっています。</text:p>
      <text:p text:style-name="P140"><text:soft-page-break/>　インスタンス変数の設定には、setsコマンドを使用します。また、インスタンス変数がインスタンス変数スロットに存在するかを調べるには、sets? コマンドを使用します。</text:p>
      <text:p text:style-name="P40">　インスタンス変数はインスタンススコープとなります。ただし、任意の関数の関数の実行中において、常にオブジェクトスタックのトップにある変数は参照・変更が可能であることに注意する必要があります。</text:p>
      <text:p text:style-name="P40"/>
      <text:p text:style-name="P40">(3) グローバル変数</text:p>
      <text:p text:style-name="P28">　<text:span text:style-name="T3">P</text:span>erfumeのグローバル変数は、スクリプト中の全ての場所からの設定、変更および参照が可能です。</text:p>
      <text:p text:style-name="P39">　グローバル変数の設定には、defvarコマンドを使用します。また、内容の変更には、setvarコマンドを使用します。二重にグローバル変数を定義しようとすると、例外が発生します。グローバル変数が存在するかを調べるには、defvar? コマンドを使用します。</text:p>
      <text:p text:style-name="P39">　グローバル変数の参照については、ローカル変数やインスタンス変数と同様に<text:span text:style-name="T274">"$" </text:span>により行います。</text:p>
      <text:p text:style-name="P28">　グローバル変数はコルーチンがスコープの範囲となります。つまり、グローバル変数はコルーチンごとに多重化されます。親コルーチンが子コルーチンを生成する際、親のグローバル変数辞書が子のグローバル変数辞書にコピーされ、以降は独立した名前空間となります。</text:p>
      <text:p text:style-name="P28"/>
      <text:p text:style-name="P28"/>
      <text:h text:style-name="P691" text:outline-level="2"><text:bookmark-start text:name="__RefHeading__14404_1559979953"/>4.6 関数<text:bookmark-end text:name="__RefHeading__14404_1559979953"/></text:h>
      <text:p text:style-name="P28">　<text:span text:style-name="T3">P</text:span>erfumeの関数は、名前なし関数と名前つき関数があります。関数の実態は、名前なし関数であり、先に説明した関数データ型のデータがその本体です。名前つき関数は、名前なし関数がFunctionsクラスのインスタンス変数に登録されたものです。</text:p>
      <text:p text:style-name="P39">　名前なし関数の生成は、funコマンドを使用します。名前なし関数の呼び出しは、変数の参照や、関数からの戻り値を実行するなどの方法があります。</text:p>
      <text:p text:style-name="P28"/>
      <text:p text:style-name="P574">名前なし関数呼び出しの例:</text:p>
      <table:table table:name="Table1" table:style-name="Table1">
        <table:table-column table:style-name="Table1.A"/>
        <table:table-row table:style-name="Table1.1">
          <table:table-cell table:style-name="Table1.A1" office:value-type="string">
            <text:p text:style-name="P578"/>
            <text:p text:style-name="P578">set foo [fun (i) {$i + 1}];</text:p>
            <text:p text:style-name="P578">$foo 100;<text:tab/><text:tab/># 名前なし関数の呼び出し</text:p>
            <text:p text:style-name="P578"/>
          </table:table-cell>
        </table:table-row>
      </table:table>
      <text:p text:style-name="P30"/>
      <text:p text:style-name="P30">　名前つき関数の定義は、defunコマンドを使用します。呼び出しは、関数名を指定することにより行います。</text:p>
      <text:p text:style-name="P29"/>
      <text:p text:style-name="P574">名前つき関数呼び出しの例:</text:p>
      <table:table table:name="Table2" table:style-name="Table2">
        <table:table-column table:style-name="Table2.A"/>
        <table:table-row table:style-name="Table2.1">
          <table:table-cell table:style-name="Table2.A1" office:value-type="string">
            <text:p text:style-name="P578"/>
            <text:p text:style-name="P578">defun foo (i) {$i + 1};</text:p>
            <text:p text:style-name="P578">foo 100;<text:tab/># 名前つき関数の呼び出し</text:p>
            <text:p text:style-name="P578"/>
          </table:table-cell>
        </table:table-row>
      </table:table>
      <text:p text:style-name="P29"/>
      <text:h text:style-name="P691" text:outline-level="2"><text:bookmark-start text:name="__RefHeading__14406_1559979953"/>4.7 クラス<text:span text:style-name="T5">としてのオブジェクト</text:span><text:bookmark-end text:name="__RefHeading__14406_1559979953"/></text:h>
      <text:p text:style-name="P24">　<text:span text:style-name="T3">P</text:span>erfumeのクラスは、オブジェクトをクラスの辞書へ名前をつけて登録したものに過ぎません。クラスという言葉は、便宜的なものであり、実態はオブジェクトそのものです。</text:p>
      <text:p text:style-name="P24">　クラス（としてのオブジェクト）の目的は、他のクラスを定義する際のテンプレートとして名前を参照するためと、オブジェクトを生成するためのデレゲートクラスを指定するためにあります。</text:p>
      <text:p text:style-name="P158">　クラスは、<text:span text:style-name="T5">classコマンドで生成します。本コマンドでクラスを定義する際に、デレゲートクラスを指定することができます。</text:span></text:p>
      <text:p text:style-name="P28">　デレゲートクラスとは、普通の言葉で言うところの親クラスのことで、<text:span text:style-name="T3">P</text:span>erfumeの場合はこれを複数指定することが可能であり、多重継承のようなことも可能です。</text:p>
      <text:p text:style-name="P28"/>
      <text:p text:style-name="P574">クラス定義の例:</text:p>
      <table:table table:name="Table3" table:style-name="Table3">
        <table:table-column table:style-name="Table3.A"/>
        <table:table-row table:style-name="Table3.1">
          <table:table-cell table:style-name="Table3.A1" office:value-type="string">
            <text:p text:style-name="P578"/>
            <text:p text:style-name="P578"># 単純なクラスを定義(デフォルトで Object クラスがデレゲートクラスとなる)</text:p>
            <text:p text:style-name="P578">class bar;</text:p>
            <text:p text:style-name="P578"/>
            <text:p text:style-name="P578"># クラスfooを定義(bar, baz クラスにデレゲートする)</text:p>
            <text:p text:style-name="P578">class foo bar delegate: (baz);</text:p>
            <text:p text:style-name="P578"/>
          </table:table-cell>
        </table:table-row>
      </table:table>
      <text:p text:style-name="P29"/>
      <text:h text:style-name="P691" text:outline-level="2"><text:bookmark-start text:name="__RefHeading__14408_1559979953"/>4.8 オブジェクト<text:bookmark-end text:name="__RefHeading__14408_1559979953"/></text:h>
      <text:p text:style-name="P28">　<text:span text:style-name="T3">P</text:span>erfumeは、標準で簡単なオブジェクトシステムをサポートしています。オブジェクトの意味合いは、他のオブジェクト指向言語と似ていて、オブジェクトとそれに包括されるメンバ関数、メンバ変数を含むデータの集合です。また、オブジェクトはデレゲートクラスを持ち、継承と似た動作も行うことが可能です。</text:p>
      <text:p text:style-name="P28">　<text:span text:style-name="T3">P</text:span>erfumeのオブジェクトは動的なもので、実行中にメソッドの定義が可能であり、Rubyのmix-inのような事を簡単に実現できます。</text:p>
      <text:p text:style-name="P39">　オブジェクトは、newコマンドにより生成されます。オプションとして既定のクラスを指定することにより、クラスからオブジェクトを生成する仕組みと似た動作をさせることも可能です。</text:p>
      <text:p text:style-name="P28"/>
      <text:p text:style-name="P574">オブジェクト生成の例:</text:p>
      <table:table table:name="表13" table:style-name="表13">
        <table:table-column table:style-name="表13.A"/>
        <table:table-row table:style-name="表13.1">
          <table:table-cell table:style-name="表13.A1" office:value-type="string">
            <text:p text:style-name="P578"/>
            <text:p text:style-name="P578"># 単純なオブジェクトの生成(デフォルトでは Object クラスのインスタンスとなる)</text:p>
            <text:p text:style-name="P578">set o [new];</text:p>
            <text:p text:style-name="P578"/>
            <text:p text:style-name="P578"># クラスを指定してオブジェクトを生成</text:p>
            <text:p text:style-name="P578"><text:span text:style-name="T27">set o [new foo]</text:span>;</text:p>
            <text:p text:style-name="P578"/>
          </table:table-cell>
        </table:table-row>
      </table:table>
      <text:p text:style-name="P29"/>
      <text:h text:style-name="P688" text:outline-level="2"/>
      <text:h text:style-name="P691" text:outline-level="2"><text:bookmark-start text:name="__RefHeading__14410_1559979953"/>4.9 メソッド<text:bookmark-end text:name="__RefHeading__14410_1559979953"/></text:h>
      <text:p text:style-name="P28">　<text:span text:style-name="T3">P</text:span>erfumeのメソッドは、オブジェクトのメンバとして登録された関数のことです。メソッドは、クラスおよびオブジェクトに対して定義することができます。</text:p>
      <text:p text:style-name="P39">　メソッドの定義は、メソッドを定義したいクラスもしくはオブジェクトに対して methodメソッドを呼び出すことにより行います。ちなみにmethodメソッド自身は、全ての基底オブジェクトであるObject クラスに定義されたメソッドです。</text:p>
      <text:p text:style-name="P28"/>
      <text:p text:style-name="P574">メソッド定義の例:</text:p>
      <table:table table:name="表16" table:style-name="表16">
        <table:table-column table:style-name="表16.A"/>
        <table:table-row table:style-name="表16.1">
          <table:table-cell table:style-name="表16.A1" office:value-type="string">
            <text:p text:style-name="P578"/>
            <text:p text:style-name="P578"># ユーザ定義クラスにメソッドを定義する</text:p>
            <text:p text:style-name="P579">class MyClass;</text:p>
            <text:p text:style-name="P578">MyClass method foo(x) {println $x};</text:p>
            <text:p text:style-name="P578"/>
            <text:p text:style-name="P578"># オブジェクトに対してメソッドを定義する</text:p>
            <text:p text:style-name="P578">set x [new MyClass];</text:p>
            <text:p text:style-name="P578">$x method bar(x) {println $x};</text:p>
            <text:p text:style-name="P578"/>
            <text:p text:style-name="P578"># wrapper 組み込みのクラスに独自のメソッドを定義する</text:p>
            <text:p text:style-name="P578">List method print () {println [self]};</text:p>
            <text:p text:style-name="P578">(a b c) print;<text:tab/># → ”(a b c)”</text:p>
            <text:p text:style-name="P578"/>
          </table:table-cell>
        </table:table-row>
      </table:table>
      <text:p text:style-name="P29"/>
      <text:p text:style-name="P28">　メソッドの呼び出しは、オブジェクトにメソッド名を指定することにより行うか、もしくは、そのオブジェクトのメソッドが実行中の場合は、直接メソッド名を指定することにより行います。</text:p>
      <text:p text:style-name="P28"/>
      <text:p text:style-name="P574">メソッド呼び出しの例:</text:p>
      <table:table table:name="表17" table:style-name="表17">
        <table:table-column table:style-name="表17.A"/>
        <table:table-row table:style-name="表17.1">
          <table:table-cell table:style-name="表17.A1" office:value-type="string">
            <text:p text:style-name="P578"/>
            <text:p text:style-name="P578"># クラス/メソッドを定義し、オブジェクトを生成</text:p>
            <text:p text:style-name="P578">class MyClass;</text:p>
            <text:p text:style-name="P578">MyClass method foo(x) {println $x};</text:p>
            <text:p text:style-name="P578">set x [new MyClass];</text:p>
            <text:p text:style-name="P578"/>
            <text:p text:style-name="P578"># メソッドの呼び出し</text:p>
            <text:p text:style-name="P578">$x foo ”abc”;<text:tab/><text:tab/># → ”abc”</text:p>
            <text:p text:style-name="P576"/>
          </table:table-cell>
        </table:table-row>
      </table:table>
      <text:p text:style-name="P29"/>
      <text:h text:style-name="P691" text:outline-level="2"><text:bookmark-start text:name="__RefHeading__14412_1559979953"/>4.10 引数<text:bookmark-end text:name="__RefHeading__14412_1559979953"/></text:h>
      <text:p text:style-name="P141">　<text:span text:style-name="T4">P</text:span>erfumeでは他の言語と同様に、関数やメソッドを定義する際に引数を定義することができます。関数やメソッド定義に指定する引数のことを仮引数と言います。仮引数定義は、関数名、メソッド名、もしくは funコマンドの場合にはfunコマンドの直後に、<text:span text:style-name="T274">"(" </text:span>と<text:span text:style-name="T274">")"</text:span>で囲まれた部分に記述します。</text:p>
      <text:p text:style-name="P28">　また、関数やメソッドを呼び出す際には、その関数やメソッドに与えるための引数を指定しますが、これを実引数と呼びます。実引数の指定は、関数名やメソッド名に続いて、関数に与えたい値を列挙することにより行います。</text:p>
      <text:p text:style-name="P28"/>
      <text:p text:style-name="P574">仮引数と実引数の例:</text:p>
      <table:table table:name="表18" table:style-name="表18">
        <table:table-column table:style-name="表18.A"/>
        <table:table-row table:style-name="表18.1">
          <table:table-cell table:style-name="表18.A1" office:value-type="string">
            <text:p text:style-name="P578"/>
            <text:p text:style-name="P578"># 関数定義における仮引数</text:p>
            <text:p text:style-name="P578">defun foo (x y z) {...};<text:tab/># x, y, z が仮引数</text:p>
            <text:p text:style-name="P578"/>
            <text:p text:style-name="P578"># 関数呼び出しにおける実引数</text:p>
            <text:p text:style-name="P578">foo 1 "abc" (a b c);<text:tab/># 1, ”abc”, (a b c) が実引数</text:p>
            <text:p text:style-name="P578"/>
          </table:table-cell>
        </table:table-row>
      </table:table>
      <text:p text:style-name="P29"/>
      <text:p text:style-name="P29">　<text:span text:style-name="T4">P</text:span>erfumeでの引数の指定の方法にはいくつかのルールがあります。</text:p>
      <text:list xml:id="list3770430864" text:style-name="L5">
        <text:list-item>
          <text:p text:style-name="P801">位置引数</text:p>
        </text:list-item>
        <text:list-item>
          <text:p text:style-name="P801">キーワード引数</text:p>
        </text:list-item>
        <text:list-item>
          <text:p text:style-name="P801">スイッチ引数</text:p>
        </text:list-item>
        <text:list-item>
          <text:p text:style-name="P801">可変長引数</text:p>
        </text:list-item>
        <text:list-item>
          <text:p text:style-name="P801">遅延評価引数</text:p>
        </text:list-item>
        <text:list-item>
          <text:p text:style-name="P801">全引数</text:p>
        </text:list-item>
      </text:list>
      <text:p text:style-name="P28"/>
      <text:p text:style-name="P28">上記の各引数のそれぞれは、ひとつの関数およびメソッドの定義内で組み合わせて指定することが可能です。以下、それぞれの引数について説明します。</text:p>
      <text:p text:style-name="P28"/>
      <text:p text:style-name="P209">(1) 位置引数</text:p>
      <text:p text:style-name="P28">　位置引数とは、その名の通り仮引数と実引数の対応を引数の位置により指定するものです。仮引数部分では、引数のシンボル名をリストの形で順に列挙します。実引数として渡す際には、関数名、メソッド名に続いて関数に渡す値を順に列挙します。位置引数の場合、仮引数と実引数の数は一致しなければなりません。</text:p>
      <text:p text:style-name="P29"/>
      <text:p text:style-name="P574">位置引数の例:</text:p>
      <table:table table:name="表19" table:style-name="表19">
        <table:table-column table:style-name="表19.A"/>
        <table:table-row table:style-name="表19.1">
          <table:table-cell table:style-name="表19.A1" office:value-type="string">
            <text:p text:style-name="P578"/>
            <text:p text:style-name="P578"># 位置引数の定義</text:p>
            <text:p text:style-name="P578">defun foo (x y z) {...};<text:tab/># x, y, z が仮引数</text:p>
            <text:p text:style-name="P578"/>
            <text:p text:style-name="P578"># 位置引数を指定して関数を呼び出す</text:p>
            <text:p text:style-name="P578">foo 1 "abc" (a b c);<text:tab/># 1, "abc", (a b c) が実引数</text:p>
            <text:p text:style-name="P578"/>
          </table:table-cell>
        </table:table-row>
      </table:table>
      <text:p text:style-name="P29"/>
      <text:p text:style-name="P29">上記の例の場合、関数fooが呼び出された際には、<text:span text:style-name="T276">x </text:span>に<text:span text:style-name="T276"> 1</text:span>が、<text:span text:style-name="T276">y </text:span>に<text:span text:style-name="T276"> "abc" </text:span>が、そして、<text:span text:style-name="T276">z </text:span>にリストとして<text:span text:style-name="T276"> (a b c) </text:span>がそれぞれ渡されます。</text:p>
      <text:p text:style-name="P29"/>
      <text:p text:style-name="P41">(2) キーワード引数</text:p>
      <text:p text:style-name="P41">　キーワード引数とは、呼び出し側と関数定義側との引数の受け渡しをキーワードにより指定するものです。位置引数とは異なり、呼び出し時には仮引数側で指定されたすべてのキーワード引数を指定する必要はありません。呼び出し時には、必要な引数のみ指定することが可能です。また、指定の順序についても制限はなく、呼び出し側で任意の順序でキーワード引数を指定することができます。</text:p>
      <text:p text:style-name="P42">　キーワード引数の定義は、仮引数側の定義は、「<text:span text:style-name="T276">キーワード: シンボル名</text:span>」となります。また呼び出し時の指定は、「<text:span text:style-name="T276">キーワード: 値</text:span>」となります。仮引数側のキーワードと呼び出し側のキーワードが一致した際に、呼び出し時の値がキーワード仮引数のシンボル名に設定されます。</text:p>
      <text:p text:style-name="P41">　呼び出し時にキーワード引数が指定されなかった場合は、関数側のシンボルは設定されません。そのため関数側では、キーワード引数が与えられているかどうかを知るために、</text:p>
      <text:p text:style-name="P43">set? コマンドを使って調べる必要があります。</text:p>
      <text:p text:style-name="P41"/>
      <text:p text:style-name="P211"/>
      <text:p text:style-name="P574">キーワード引数の例:</text:p>
      <table:table table:name="表20" table:style-name="表20">
        <table:table-column table:style-name="表20.A"/>
        <table:table-row table:style-name="表20.1">
          <table:table-cell table:style-name="表20.A1" office:value-type="string">
            <text:p text:style-name="P578"/>
            <text:p text:style-name="P578"># キーワード引数の定義</text:p>
            <text:p text:style-name="P578">defun if (cond then: then-body else: else-body) {...};</text:p>
            <text:p text:style-name="P578"/>
            <text:p text:style-name="P578"># キーワード引数を指定して関数を呼び出す</text:p>
            <text:p text:style-name="P578">if $x then: {set i 0} # then: キーワード引数を指定、else: は未設定</text:p>
            <text:p text:style-name="P578"/>
          </table:table-cell>
        </table:table-row>
      </table:table>
      <text:p text:style-name="P44"/>
      <text:p text:style-name="P44">上記の例は、if コマンドを模擬的に示したものです。関数呼び出しにおいて<text:span text:style-name="T276"> then: </text:span>キーワードを指定した場合、ifコマンドが呼び出された際には、シンボル名<text:span text:style-name="T276"> then-body </text:span>に値（ここでは、<text:span text:style-name="T274">{set i 0} </text:span>）が設定されます。<text:span text:style-name="T274">else: </text:span>キーワードは設定されていないため、<text:span text:style-name="T274">else-body</text:span>シンボルには値は設定されません。また、この例では、仮引数の定義で、第1引数には<text:span text:style-name="T274">cond </text:span>というシンボルが指定されていますが、これは、位置引数とキーワード引数を混在して指定可能であることを示しています。</text:p>
      <text:p text:style-name="P44"/>
      <text:p text:style-name="P44">(3) スイッチ引数</text:p>
      <text:p text:style-name="P44">　スイッチ引数は、キーワード引数の実引数を指定する際の糖衣構文です。キーワード引数の実引数を指定する際に「<text:span text:style-name="T276">:キーワード</text:span>」とすることにより、値を省略することができます。仮引数には、非nil値が設定されます。スイッチ引数の目的は、パラメータの有無のみが意味を持つような引数の与え方を簡単にすることです。</text:p>
      <text:p text:style-name="P44"/>
      <text:p text:style-name="P574">スイッチ引数の例:</text:p>
      <table:table table:name="表21" table:style-name="表21">
        <table:table-column table:style-name="表21.A"/>
        <table:table-row table:style-name="表21.1">
          <table:table-cell table:style-name="表21.A1" office:value-type="string">
            <text:p text:style-name="P578"/>
            <text:p text:style-name="P578"># キーワード引数の定義</text:p>
            <text:p text:style-name="P578">defun foo (nocase: case-switch) {...};</text:p>
            <text:p text:style-name="P578"/>
            <text:p text:style-name="P578"># スイッチ引数を指定して関数を呼び出す</text:p>
            <text:p text:style-name="P580">foo :switch;<text:tab/># foo の case-switch には非nilが設定される</text:p>
            <text:p text:style-name="P578">foo;<text:tab/><text:tab/><text:tab/># foo の case-switch には値が設定されない</text:p>
            <text:p text:style-name="P578"/>
          </table:table-cell>
        </table:table-row>
      </table:table>
      <text:p text:style-name="P44"/>
      <text:p text:style-name="P209">(4) 可変長引数</text:p>
      <text:p text:style-name="P51">　位置引数は、仮引数と実引数の数が一致する必要があります。実引数として任意個数の引数を渡したい場合は、キーワードパラメータとして「<text:span text:style-name="T279">args:</text:span><text:span text:style-name="T276"> シンボル名</text:span>」を指定します。このようにすると、位置引数より多い実引数の残りすべては、関数が呼び出された際に<text:span text:style-name="T281">args:</text:span><text:span text:style-name="T274"> </text:span>キーワード引数のシンボル名にリストとして設定されます。</text:p>
      <text:p text:style-name="P28"/>
      <text:p text:style-name="P574">可変長引数の例:</text:p>
      <table:table table:name="表22" table:style-name="表22">
        <table:table-column table:style-name="表22.A"/>
        <table:table-row table:style-name="表22.1">
          <table:table-cell table:style-name="表22.A1" office:value-type="string">
            <text:p text:style-name="P578"/>
            <text:p text:style-name="P578"># 可変長引数を利用した関数の呼び出し</text:p>
            <text:p text:style-name="P578">foo 1 2 3;</text:p>
            <text:p text:style-name="P578"/>
            <text:p text:style-name="P578"># 可変長引数の定義と動作</text:p>
            <text:p text:style-name="P578">defun foo (a args: rest-parameters) {</text:p>
            <text:p text:style-name="P578"><text:s text:c="2"/>println $a;<text:tab/><text:tab/><text:tab/><text:tab/># → 1</text:p>
            <text:p text:style-name="P578"><text:s text:c="2"/>println $rest-parameters<text:tab/><text:tab/># → (2 3)</text:p>
            <text:p text:style-name="P578">};</text:p>
            <text:p text:style-name="P578"/>
          </table:table-cell>
        </table:table-row>
      </table:table>
      <text:p text:style-name="P44"/>
      <text:p text:style-name="P44">　可変長引数と位置引数を同時に指定する際には、実引数の個数は最低限仮引数で定義した個数が必要です。</text:p>
      <text:p text:style-name="P44"/>
      <text:p text:style-name="P44"/>
      <text:p text:style-name="P44"/>
      <text:p text:style-name="P212">(5) 遅延評価引数</text:p>
      <text:p text:style-name="P44">　遅延評価引数は、クロージャブロックの評価を仮引数の参照時まで遅延するための機能です。遅延評価引数を指定するには、関数定義の仮引数シンボル名を「<text:span text:style-name="T276">&amp;シンボル名</text:span>」と記述することにより行います。呼び出し側の実引数は、遅延評価引数に対してクロージャブロックを指定します。</text:p>
      <text:p text:style-name="P44"/>
      <text:p text:style-name="P574">遅延評価引数の例:</text:p>
      <table:table table:name="表23" table:style-name="表23">
        <table:table-column table:style-name="表23.A"/>
        <table:table-row table:style-name="表23.1">
          <table:table-cell table:style-name="表23.A1" office:value-type="string">
            <text:p text:style-name="P578"/>
            <text:p text:style-name="P578"># 遅延評価引数の定義</text:p>
            <text:p text:style-name="P578">defun foo (&amp;a) {</text:p>
            <text:p text:style-name="P578"><text:s text:c="2"/>println $a;<text:tab/># → 1 (初回の参照なのでクロージャ{$i ++}が評価される)</text:p>
            <text:p text:style-name="P578"><text:s text:c="2"/>println $a;<text:tab/># → 1 (2回目以降の参照は、最初の評価結果となる)</text:p>
            <text:p text:style-name="P578">};</text:p>
            <text:p text:style-name="P578"/>
            <text:p text:style-name="P578"># 遅延評価引数を用いた関数の呼び出し</text:p>
            <text:p text:style-name="P578">set i 0;</text:p>
            <text:p text:style-name="P578">foo {$i ++};</text:p>
            <text:p text:style-name="P578"/>
          </table:table-cell>
        </table:table-row>
      </table:table>
      <text:p text:style-name="P44"/>
      <text:p text:style-name="P44">　遅延評価引数にクロージャブロックを渡すと、関数内で、最初にそのシンボルを参照した際にクロージャが実行されます。クロージャの実行環境は、実引数の環境となります。遅延評価引数が2度目以降に参照された場合は、最初のクロージャの実行結果（スクリプトの最後の値）が記憶されますので、その記憶された値となります。複数回クロージャが実行されることはありません。</text:p>
      <text:p text:style-name="P44">　遅延評価引数に対して、実引数としてクロージャブロック以外を渡した場合は、通常の変数の参照と同等になります。</text:p>
      <text:p text:style-name="P44"/>
      <text:p text:style-name="P45">(6) 全引数</text:p>
      <text:p text:style-name="P52">　全引数は、仮引数定義にひとつだけ<text:span text:style-name="T276"> </text:span><text:span text:style-name="T279">"(*)"</text:span><text:span text:style-name="T276"> </text:span>と指定することにより、変数<text:span text:style-name="T276"> $* </text:span>により全ての位置引数、キーワード引数、スイッチ引数、可変長引数を、ステートメントに指定したままのリストの形で受け取ることができます。この機能は、関数のプロキシーを作る際に利用できます。</text:p>
      <text:p text:style-name="P44"/>
      <text:p text:style-name="P24"/>
      <text:h text:style-name="P691" text:outline-level="2"><text:bookmark-start text:name="__RefHeading__14414_1559979953"/>4.1<text:span text:style-name="T5">1</text:span> マクロ<text:bookmark-end text:name="__RefHeading__14414_1559979953"/></text:h>
      <text:p text:style-name="P28">　<text:span text:style-name="T4">P</text:span>erfumeには、パーサに組み込みのマクロ的な構文があります。ただし、Lispのようにユーザがマクロを定義することはできません。</text:p>
      <text:p text:style-name="P28"/>
      <text:h text:style-name="P693" text:outline-level="3"><text:bookmark-start text:name="__RefHeading__14416_1559979953"/>4.11.1 getマクロ<text:bookmark-end text:name="__RefHeading__14416_1559979953"/></text:h>
      <text:p text:style-name="P28">　getマクロは、Objectに対してgetメソッドを適用するための糖衣構文です。もともとは、辞書データの要素を参照する際の簡易な構文として考えましたが、1引数のgetメソッドを持つオブジェクトに対してはどのオブジェクトに対しても使用可能です。</text:p>
      <text:p text:style-name="P44">　getマクロの記法は、文の中で以下のように記述します;</text:p>
      <text:p text:style-name="P44"/>
      <text:p text:style-name="P46"><text:tab/> <text:span text:style-name="T274">object,val</text:span></text:p>
      <text:p text:style-name="P44"/>
      <text:p text:style-name="P44">このように記述した際、実行時には以下のように置換され、オブジェクトのgetメソッドが呼び出されます。</text:p>
      <text:p text:style-name="P44"/>
      <text:p text:style-name="P46"><text:tab/><text:span text:style-name="T274">[object get val]</text:span></text:p>
      <text:p text:style-name="P44"/>
      <text:p text:style-name="P574">getマクロの例:</text:p>
      <table:table table:name="表24" table:style-name="表24">
        <table:table-column table:style-name="表24.A"/>
        <table:table-row table:style-name="表24.1">
          <table:table-cell table:style-name="表24.A1" office:value-type="string">
            <text:p text:style-name="P578"/>
            <text:p text:style-name="P578"># Hashの生成と要素の代入</text:p>
            <text:p text:style-name="P578">set o [dict];</text:p>
            <text:p text:style-name="P578">$o set "foo" 1;</text:p>
            <text:p text:style-name="P578"/>
            <text:p text:style-name="P578"># 要素の参照(通常の記法)</text:p>
            <text:p text:style-name="P578">println [$o get "foo"];<text:tab/># → 1</text:p>
            <text:p text:style-name="P578"/>
            <text:p text:style-name="P578"># 要素の参照(get マクロによる記法)</text:p>
            <text:p text:style-name="P578">println $o,"foo";<text:tab/><text:tab/># → 1</text:p>
            <text:p text:style-name="P578"/>
          </table:table-cell>
        </table:table-row>
      </table:table>
      <text:p text:style-name="P44"/>
      <text:p text:style-name="P44"/>
      <text:h text:style-name="P789" text:outline-level="3"><text:bookmark-start text:name="__RefHeading__14418_1559979953"/>4.11.2 initマクロ<text:bookmark-end text:name="__RefHeading__14418_1559979953"/></text:h>
      <text:p text:style-name="P28">　initマクロは、オブジェクトの生成の際に実行されるコンストラクタ（クラスのinitメソッド）を簡易に呼び出すための糖衣構文です。</text:p>
      <text:p text:style-name="P44">　initマクロの記法は、文の中で以下のように記述します;</text:p>
      <text:p text:style-name="P44"/>
      <text:p text:style-name="P47"><text:tab/><text:span text:style-name="T274">`class-name </text:span><text:span text:style-name="T282">( </text:span><text:span text:style-name="T274">parameter … </text:span><text:span text:style-name="T282">)</text:span></text:p>
      <text:p text:style-name="P44"/>
      <text:p text:style-name="P44">このように記述した際、実行時には以下のように置換され、クラスのinitメソッドが呼び出されます。</text:p>
      <text:p text:style-name="P44"/>
      <text:p text:style-name="P47"><text:tab/><text:span text:style-name="T274">[new class-name init: (parameter … )]</text:span></text:p>
      <text:h text:style-name="P694" text:outline-level="3"/>
      <text:p text:style-name="P574">initマクロの例:</text:p>
      <table:table table:name="表25" table:style-name="表25">
        <table:table-column table:style-name="表25.A"/>
        <table:table-row table:style-name="表25.1">
          <table:table-cell table:style-name="表25.A1" office:value-type="string">
            <text:p text:style-name="P578"/>
            <text:p text:style-name="P578"># クラス定義</text:p>
            <text:p text:style-name="P578">class Foo;</text:p>
            <text:p text:style-name="P578">Foo method init (a) {....};</text:p>
            <text:p text:style-name="P578"/>
            <text:p text:style-name="P578"># オブジェクトの生成(通常)</text:p>
            <text:p text:style-name="P578">set o [new Foo init: (1)];</text:p>
            <text:p text:style-name="P578"/>
            <text:p text:style-name="P578"># オブジェクトの生成(init マクロによる記法)</text:p>
            <text:p text:style-name="P578">set o `Foo <text:span text:style-name="T247">(</text:span>1<text:span text:style-name="T247">)</text:span>;</text:p>
            <text:p text:style-name="P578"/>
          </table:table-cell>
        </table:table-row>
      </table:table>
      <text:p text:style-name="P44"/>
      <text:h text:style-name="P789" text:outline-level="3"><text:bookmark-start text:name="__RefHeading__14420_1559979953"/>4.11.3 「:」と「\」<text:bookmark-end text:name="__RefHeading__14420_1559979953"/></text:h>
      <text:p text:style-name="P48">　構文を補助するためのマクロとして「<text:span text:style-name="T274">:</text:span>」と「<text:span text:style-name="T274">\</text:span>」があります。置換の動作は以下の通りとなります。</text:p>
      <text:p text:style-name="P48"/>
      <text:p text:style-name="P49"><text:tab/><text:span text:style-name="T274">A : B</text:span><text:tab/><text:tab/><text:span text:style-name="T260">→ </text:span><text:tab/><text:span text:style-name="T274">[A] B</text:span></text:p>
      <text:p text:style-name="P49"><text:tab/><text:span text:style-name="T274">A \ B</text:span><text:tab/><text:tab/><text:span text:style-name="T260">→ </text:span><text:tab/><text:span text:style-name="T274">B [A] </text:span></text:p>
      <text:p text:style-name="P48"/>
      <text:p text:style-name="P50">　特に「<text:span text:style-name="T276">:</text:span>」に関しては、関数の戻り値のオブジェクトに対してさらにメソッドを適用する場合などで <text:span text:style-name="T276">"[" </text:span>と<text:span text:style-name="T276"> "]" </text:span>が多くなる場面では有効です。</text:p>
      <text:p text:style-name="P48"/>
      <text:p text:style-name="P48">　「<text:span text:style-name="T274">:</text:span>」の前後、「<text:span text:style-name="T274">\</text:span>」の前後には必ず空白文字が必要です。</text:p>
      <text:p text:style-name="P48"/>
      <text:p text:style-name="P48">　一つの文に「<text:span text:style-name="T274">:</text:span>」と「<text:span text:style-name="T274">\</text:span>」を混在することも可能ですが、動作が分かりにくくなるためお勧めしません。</text:p>
      <text:p text:style-name="P48"/>
      <text:h text:style-name="P693" text:outline-level="3"><text:bookmark-start text:name="__RefHeading___Toc19461_2135658563"/>4.11.4 「:=」と「::=」<text:bookmark-end text:name="__RefHeading___Toc19461_2135658563"/></text:h>
      <text:p text:style-name="P53">　ローカル変数への代入のためのマクロとして、「<text:span text:style-name="T274">:=</text:span>」と「<text:span text:style-name="T274">::=</text:span>」を用意しました。置換の動作は以下の通りとなります。</text:p>
      <text:p text:style-name="P53"/>
      <text:p text:style-name="P53"><text:tab/><text:span text:style-name="T274">s := val</text:span><text:tab/>→ <text:tab/><text:span text:style-name="T274">set s val</text:span></text:p>
      <text:p text:style-name="P53"><text:tab/><text:span text:style-name="T274">s ::= val</text:span> <text:s/><text:tab/>→ <text:tab/><text:span text:style-name="T274">set s [val]</text:span></text:p>
      <text:p text:style-name="P53"/>
      <text:p text:style-name="P53">　「<text:span text:style-name="T274">:=</text:span>」および「<text:span text:style-name="T274">::=</text:span>」の前後には必ず空白文字が必要です。</text:p>
      <text:p text:style-name="P53"/>
      <text:h text:style-name="P689" text:outline-level="2"/>
      <text:h text:style-name="P691" text:outline-level="2"><text:bookmark-start text:name="__RefHeading__14422_1559979953"/>4.1<text:span text:style-name="T5">2</text:span> 関数／<text:span text:style-name="T5">クラスファイル</text:span>の<text:span text:style-name="T5">オートロード</text:span><text:bookmark-end text:name="__RefHeading__14422_1559979953"/></text:h>
      <text:p text:style-name="P28">　<text:span text:style-name="T4">P</text:span>erfumeには、関数／クラスファイルのオートロード機能があります。</text:p>
      <text:p text:style-name="P28">　未知の関数名が呼び出された際にインタプリタはグローバル変数<text:span text:style-name="T298">LIB_PAHT</text:span>に記述されたサーチパスの順に関数が定義されたファイルを探し、自動的にスクリプトファイルをロードし、その後関数の呼び出しを行います。また、未知のクラスがnewされた際にもインタプリタは関数と同様に<text:span text:style-name="T298">LIB_PATH</text:span>に記述されたサーチパスの順番にクラスが定義されたファイルを探し、自動的にスクリプトファイルをロードし、その後オブジェクトをnewします。</text:p>
      <text:p text:style-name="P28">　スクリプトファイルの命名規則は、「関数名 + <text:span text:style-name="T274">".prfm"</text:span>」もしくは「クラス名 + <text:span text:style-name="T274">".prfm"</text:span>」です。本スクリプトファイル中には、当該関数の定義（defun）もしくはクラスの定義（class）がある必要があります。もしスクリプトファイル中に当該関数／クラスの定義が無い場合、関数呼び出しもしくはオブジェクト生成毎に毎回ファイルがロードされることになります。</text:p>
      <text:p text:style-name="P28"/>
      <text:p text:style-name="P28"/>
      <text:p text:style-name="P28"/>
      <text:p text:style-name="P28"/>
      <text:h text:style-name="P686" text:outline-level="1"><text:bookmark-start text:name="__RefHeading__14133_1655096004"/>5<text:bookmark-start text:name="_Ref230609241"/>. リファレンス<text:bookmark-end text:name="__RefHeading__14133_1655096004"/></text:h>
      <text:p text:style-name="P29">　本章は、組み込みのコマンドおよびメソッドのリファレンスとなります。</text:p>
      <text:p text:style-name="P29">　本リファレンス中での書式の凡例を以下に示します。</text:p>
      <text:p text:style-name="P29"/>
      <text:p text:style-name="P29">　凡例:</text:p>
      <text:p text:style-name="P29"><text:tab/>command<text:tab/>（正体）スクリプト中でそのものを表記することを表します。</text:p>
      <text:p text:style-name="P29"><text:tab/><text:span text:style-name="T53">value</text:span><text:tab/><text:tab/>（斜体）この位置にパラメータを記述することを表します。</text:p>
      <text:p text:style-name="P29"><text:span text:style-name="T53"><text:tab/>val</text:span> <text:s/>...<text:tab/><text:tab/>直前の引数を繰り返し指定可能なことを表します。</text:p>
      <text:p text:style-name="P29"><text:tab/>[ <text:span text:style-name="T53">val <text:s/></text:span>]<text:tab/><text:tab/>省略可能な引数であることを表します。</text:p>
      <text:p text:style-name="P29"><text:tab/><text:tab/><text:tab/>（評価ブロックの意味ではないことに注意）</text:p>
      <text:p text:style-name="P29"><text:tab/><text:span text:style-name="T53">val1</text:span> |<text:span text:style-name="T53"> val2</text:span><text:tab/>val1またはval2どちらかを選択することを表します。</text:p>
      <text:p text:style-name="P29"><text:tab/>( ... )<text:tab/><text:tab/>引数にリストを与えることを表します。</text:p>
      <text:p text:style-name="P29"><text:tab/>{ ... }<text:tab/><text:tab/>引数にブロックを与えることを表します。</text:p>
      <text:p text:style-name="P29"><text:tab/>{ | <text:span text:style-name="T53">var</text:span> <text:s/>| ... }<text:tab/>引数にバインド変数が受け取り可能なブロックを指定可能で</text:p>
      <text:p text:style-name="P29"><text:tab/><text:tab/><text:tab/>あることを表します。</text:p>
      <text:p text:style-name="P29"><text:tab/>"<text:span text:style-name="T53">val </text:span>"<text:tab/><text:tab/>引数が文字列であることを表します。</text:p>
      <text:p text:style-name="P29"><text:tab/>'<text:span text:style-name="T53">val </text:span><text:span text:style-name="T99">' </text:span><text:span text:style-name="T53"><text:s text:c="3"/></text:span><text:tab/><text:tab/>引数が正規表現文字列であることを表します。</text:p>
      <text:p text:style-name="P34"><text:tab/><text:span text:style-name="T53">class::method</text:span></text:p>
      <text:p text:style-name="P34"><text:tab/><text:tab/><text:tab/>クラスに定義されたメソッドを明示する際の表記です。</text:p>
      <text:p text:style-name="P29"><text:tab/>nil<text:tab/><text:tab/>Bool型の偽値である&lt;nil&gt;を表します。</text:p>
      <text:p text:style-name="P33"><text:tab/>t<text:tab/><text:tab/>Bool型の真値である&lt;t&gt;を表します。</text:p>
      <text:p text:style-name="P33"/>
      <text:p text:style-name="P29"/>
      <text:p text:style-name="P29"/>
      <text:p text:style-name="P29"/>
      <text:h text:style-name="P691" text:outline-level="2"><text:bookmark-start text:name="__RefHeading__14426_1559979953"/><text:bookmark-end text:name="_Ref230609241"/>5.1 コマンドリファレンス<text:bookmark-end text:name="__RefHeading__14426_1559979953"/></text:h>
      <text:p text:style-name="P28"/>
      <text:h text:style-name="Heading_20_3" text:outline-level="3"><text:bookmark-start text:name="__RefHeading__14428_1559979953"/>!　<text:bookmark-end text:name="__RefHeading__14428_1559979953"/></text:h>
      <text:p text:style-name="P28"/>
      <table:table table:name="表81" table:style-name="表81">
        <table:table-column table:style-name="表81.A"/>
        <table:table-column table:style-name="表81.B"/>
        <table:table-row table:style-name="TableLine2363687294416">
          <table:table-cell office:value-type="string">
            <text:p text:style-name="P428">説明</text:p>
          </table:table-cell>
          <table:table-cell office:value-type="string">
            <text:p text:style-name="P233"/>
            <text:p text:style-name="P233">論理否定を返します。</text:p>
          </table:table-cell>
        </table:table-row>
        <table:table-row table:style-name="TableLine2363687292512">
          <table:table-cell office:value-type="string">
            <text:p text:style-name="P428">書式</text:p>
          </table:table-cell>
          <table:table-cell office:value-type="string">
            <text:p text:style-name="P233"/>
            <text:p text:style-name="P233"><text:span text:style-name="T99">! </text:span><text:span text:style-name="T53">val</text:span></text:p>
          </table:table-cell>
        </table:table-row>
        <table:table-row table:style-name="TableLine2363687294960">
          <table:table-cell office:value-type="string">
            <text:p text:style-name="P428">詳細</text:p>
          </table:table-cell>
          <table:table-cell office:value-type="string">
            <text:p text:style-name="P233"/>
            <text:p text:style-name="P233"><text:span text:style-name="T53">val</text:span>の値の論理否定を返します。</text:p>
          </table:table-cell>
        </table:table-row>
        <table:table-row table:style-name="TableLine2363687302576">
          <table:table-cell office:value-type="string">
            <text:p text:style-name="P428">戻り値</text:p>
          </table:table-cell>
          <table:table-cell office:value-type="string">
            <text:p text:style-name="P233"/>
            <text:p text:style-name="P233"><text:span text:style-name="T53">val</text:span>が非nilの場合はnilを、nilの場合はtを返します。</text:p>
          </table:table-cell>
        </table:table-row>
        <table:table-row table:style-name="TableLine2363687301760">
          <table:table-cell office:value-type="string">
            <text:p text:style-name="P428">例外</text:p>
          </table:table-cell>
          <table:table-cell office:value-type="string">
            <text:p text:style-name="P233"/>
            <text:p text:style-name="P233">ErrSyntax: 書式に誤りがあります。</text:p>
          </table:table-cell>
        </table:table-row>
        <table:table-row table:style-name="TableLine2363687305024">
          <table:table-cell office:value-type="string">
            <text:p text:style-name="P428">使用例</text:p>
          </table:table-cell>
          <table:table-cell office:value-type="string">
            <text:p text:style-name="P521"/>
            <text:p text:style-name="P521">if {! $a} then: {</text:p>
            <text:p text:style-name="P521"><text:s text:c="2"/># $a is false</text:p>
            <text:p text:style-name="P521">} else: {</text:p>
            <text:p text:style-name="P521"><text:s text:c="2"/># $a is true</text:p>
            <text:p text:style-name="P521">};</text:p>
          </table:table-cell>
        </table:table-row>
      </table:table>
      <text:h text:style-name="P788" text:outline-level="3"><text:bookmark-start text:name="__RefHeading___Toc23671_1636654246"/><text:span text:style-name="T14">accept</text:span><text:span text:style-name="T5">　</text:span><text:bookmark-end text:name="__RefHeading___Toc23671_1636654246"/></text:h>
      <text:p text:style-name="P54"/>
      <table:table table:name="表208" table:style-name="表208">
        <table:table-column table:style-name="表208.A"/>
        <table:table-column table:style-name="表208.B"/>
        <table:table-row table:style-name="TableLine2363687299040">
          <table:table-cell office:value-type="string">
            <text:p text:style-name="P429">説明</text:p>
          </table:table-cell>
          <table:table-cell office:value-type="string">
            <text:p text:style-name="P234"/>
            <text:p text:style-name="P234">サーバソケットへの接続要求を受け取ります。</text:p>
          </table:table-cell>
        </table:table-row>
        <table:table-row table:style-name="TableLine2363687302848">
          <table:table-cell office:value-type="string">
            <text:p text:style-name="P429">書式</text:p>
          </table:table-cell>
          <table:table-cell office:value-type="string">
            <text:p text:style-name="P234"/>
            <text:p text:style-name="P234">acccept <text:span text:style-name="T72">fd</text:span></text:p>
          </table:table-cell>
        </table:table-row>
        <table:table-row table:style-name="TableLine2363687293328">
          <table:table-cell office:value-type="string">
            <text:p text:style-name="P429">詳細</text:p>
          </table:table-cell>
          <table:table-cell office:value-type="string">
            <text:p text:style-name="P234"/>
            <text:p text:style-name="P234"><text:span text:style-name="T72">fd</text:span><text:span text:style-name="T108"> はsocket-serverで作成したファイル記述子です</text:span>。このlistenポートに対して外部のクライアントが行った接続要求を受け付け、通信用のファイル記述子とその他接続元情報を返します。</text:p>
            <text:p text:style-name="P625">なお、<text:span text:style-name="T53">fd</text:span>に対して外部クライアントから接続要求があるかどうかの判断は、selectコマンドにて <text:span text:style-name="T53">fd </text:span><text:span text:style-name="T99">への入力があるかを判定することにより行な</text:span><text:span text:style-name="T109">うことで可能です</text:span><text:span text:style-name="T99">。</text:span></text:p>
          </table:table-cell>
        </table:table-row>
        <table:table-row table:style-name="TableLine2363687296592">
          <table:table-cell office:value-type="string">
            <text:p text:style-name="P429">戻り値</text:p>
          </table:table-cell>
          <table:table-cell office:value-type="string">
            <text:p text:style-name="P232"/>
            <text:p text:style-name="P232">accceptの戻り値は、( <text:span text:style-name="T72">client-fd host-address port </text:span><text:span text:style-name="T223">) の形式でクライアント情報が返却されます。</text:span></text:p>
            <text:p text:style-name="P232"><text:span text:style-name="T72">client-fd</text:span><text:span text:style-name="T223"> ... </text:span>外部クライアントとの入出力用ファイル記述子。</text:p>
            <text:p text:style-name="P622"><text:span text:style-name="T53">host-address</text:span> ... 外部クライアントのアドレス情報。32bitのIPv4アドレス（整数値）となります。補助関数<text:span text:style-name="T224">host-address-string によりホスト名のドット表記文字列に変換できます。</text:span></text:p>
            <text:p text:style-name="P232"><text:span text:style-name="T53">port</text:span> ... 接続元ポート。</text:p>
          </table:table-cell>
        </table:table-row>
        <table:table-row table:style-name="TableLine2363687301216">
          <table:table-cell office:value-type="string">
            <text:p text:style-name="P429">例外</text:p>
          </table:table-cell>
          <table:table-cell office:value-type="string">
            <text:p text:style-name="P234"/>
            <text:p text:style-name="P234">ErrSyntax: 書式に誤りがあります。</text:p>
            <text:p text:style-name="P645">ErrSysCall: システムコールの呼び出しでエラーが発生しました。エラー詳細はExceptionのエラー文字列を参照のこと。</text:p>
          </table:table-cell>
        </table:table-row>
        <table:table-row table:style-name="TableLine2363687295232">
          <table:table-cell office:value-type="string">
            <text:p text:style-name="P427">使用例</text:p>
          </table:table-cell>
          <table:table-cell office:value-type="string">
            <text:p text:style-name="P520"/>
            <text:p text:style-name="P520"><text:span text:style-name="T224">set </text:span>s <text:span text:style-name="T224">[</text:span>socket-server 54321<text:span text:style-name="T224">]</text:span>;</text:p>
            <text:p text:style-name="P520"><text:span text:style-name="T224">set </text:span>(client-fd client-addr client-port) <text:span text:style-name="T224">[</text:span>accept $s<text:span text:style-name="T224">]</text:span>;</text:p>
            <text:p text:style-name="P537">println <text:span text:style-name="T5">"</text:span>Connect from <text:span text:style-name="T5">"</text:span> </text:p>
            <text:p text:style-name="P538"><text:s text:c="4"/>[host-address-string $client-addr];</text:p>
            <text:p text:style-name="P520"><text:span text:style-name="T224">set </text:span>f <text:span text:style-name="T224">[</text:span>new File<text:span text:style-name="T224">]</text:span>;</text:p>
            <text:p text:style-name="P520">$f set! $client-fd mode: io;</text:p>
          </table:table-cell>
        </table:table-row>
      </table:table>
      <text:h text:style-name="P730" text:outline-level="3"/>
      <text:h text:style-name="P788" text:outline-level="3"><text:bookmark-start text:name="__RefHeading__14430_1559979953"/><text:span text:style-name="T5">a</text:span>lias<text:span text:style-name="T5">　</text:span><text:bookmark-end text:name="__RefHeading__14430_1559979953"/></text:h>
      <text:p text:style-name="P28"/>
      <table:table table:name="表26" table:style-name="表26">
        <table:table-column table:style-name="表26.A"/>
        <table:table-column table:style-name="表26.B"/>
        <table:table-row table:style-name="TableLine2363687299856">
          <table:table-cell office:value-type="string">
            <text:p text:style-name="P428">説明</text:p>
          </table:table-cell>
          <table:table-cell office:value-type="string">
            <text:p text:style-name="P233"/>
            <text:p text:style-name="P233">変数の別名を作成します。</text:p>
          </table:table-cell>
        </table:table-row>
        <table:table-row table:style-name="TableLine2363687301488">
          <table:table-cell office:value-type="string">
            <text:p text:style-name="P428">書式</text:p>
          </table:table-cell>
          <table:table-cell office:value-type="string">
            <text:p text:style-name="P233"/>
            <text:p text:style-name="P233">alias [ up: <text:span text:style-name="T53">uplevel</text:span> <text:s/>] <text:span text:style-name="T53">orig-var</text:span> <text:s/><text:span text:style-name="T53">new-var</text:span></text:p>
          </table:table-cell>
        </table:table-row>
        <table:table-row table:style-name="TableLine2363687295776">
          <table:table-cell office:value-type="string">
            <text:p text:style-name="P428">詳細</text:p>
          </table:table-cell>
          <table:table-cell office:value-type="string">
            <text:p text:style-name="P233"/>
            <text:p text:style-name="P233"><text:span text:style-name="T53">orig-var</text:span>で指定したローカル変数を<text:span text:style-name="T53">new-var</text:span>でも参照できるようにします。</text:p>
            <text:p text:style-name="P233"><text:span text:style-name="T53">orig-var</text:span>は存在しなくても構いません。<text:span text:style-name="T53">new-var</text:span>が設定された時点で、<text:span text:style-name="T53">orig-var</text:span>も生成されます。</text:p>
            <text:p text:style-name="P233">up: <text:span text:style-name="T53">uplevel</text:span>を省略した場合は、現在のスタック上の<text:span text:style-name="T53">orig-var</text:span>の別名を作成します。<text:span text:style-name="T53">uplevel </text:span>に正の整数を指定した場合には、指定した数分スタックを呼び出し元の方向へ辿り、<text:span text:style-name="T53">orig-var</text:span>の参照をローカルスタックへ作成します。</text:p>
          </table:table-cell>
        </table:table-row>
        <table:table-row table:style-name="TableLine2363687290880">
          <table:table-cell office:value-type="string">
            <text:p text:style-name="P428">戻り値</text:p>
          </table:table-cell>
          <table:table-cell office:value-type="string">
            <text:p text:style-name="P233"/>
            <text:p text:style-name="P233">成功した場合、tを返します。</text:p>
          </table:table-cell>
        </table:table-row>
        <table:table-row table:style-name="TableLine2363687305840">
          <table:table-cell office:value-type="string">
            <text:p text:style-name="P428">例外</text:p>
          </table:table-cell>
          <table:table-cell office:value-type="string">
            <text:p text:style-name="P233"/>
            <text:p text:style-name="P233">ErrSyntax: 書式に誤りがあります。</text:p>
            <text:p text:style-name="P233">ErrStackUnderflow: uplevelで指定したスタックが存在しません。</text:p>
            <text:p text:style-name="P233">ErrLinkAlias: すでに別名が存在するか別名参照がループしています。</text:p>
          </table:table-cell>
        </table:table-row>
        <table:table-row table:style-name="TableLine2363687303392">
          <table:table-cell office:value-type="string">
            <text:p text:style-name="P428">使用例</text:p>
          </table:table-cell>
          <table:table-cell office:value-type="string">
            <text:p text:style-name="P521"/>
            <text:p text:style-name="P521"># ローカル変数のエイリアスを生成</text:p>
            <text:p text:style-name="P521">set i 0;</text:p>
            <text:p text:style-name="P521">alias i x;</text:p>
            <text:p text:style-name="P521">println $x;<text:tab/><text:tab/># → 0</text:p>
            <text:p text:style-name="P521"/>
            <text:p text:style-name="P521"># シンボル名で引数を与える</text:p>
            <text:p text:style-name="P521">defun foo (s) {</text:p>
            <text:p text:style-name="P521"><text:s text:c="2"/>alias up: 1 $s x;</text:p>
            <text:p text:style-name="P521"><text:s text:c="2"/>println $x;</text:p>
            <text:p text:style-name="P521">};</text:p>
            <text:p text:style-name="P521">set i 1;</text:p>
            <text:p text:style-name="P521">foo i;<text:tab/><text:tab/># → 1</text:p>
          </table:table-cell>
        </table:table-row>
      </table:table>
      <text:p text:style-name="P28"/>
      <text:p text:style-name="P28"/>
      <text:h text:style-name="P788" text:outline-level="3"><text:bookmark-start text:name="__RefHeading__14432_1559979953"/><text:span text:style-name="T5">a</text:span>nd<text:span text:style-name="T5">　</text:span><text:bookmark-end text:name="__RefHeading__14432_1559979953"/></text:h>
      <text:p text:style-name="P28"/>
      <table:table table:name="表27" table:style-name="表27">
        <table:table-column table:style-name="表27.A"/>
        <table:table-column table:style-name="表27.B"/>
        <table:table-row table:style-name="TableLine2363687296320">
          <table:table-cell office:value-type="string">
            <text:p text:style-name="P428">説明</text:p>
          </table:table-cell>
          <table:table-cell office:value-type="string">
            <text:p text:style-name="P233"/>
            <text:p text:style-name="P233">引数の真偽値による論理積を返します。</text:p>
          </table:table-cell>
        </table:table-row>
        <table:table-row table:style-name="TableLine2363687297408">
          <table:table-cell office:value-type="string">
            <text:p text:style-name="P428">書式</text:p>
          </table:table-cell>
          <table:table-cell office:value-type="string">
            <text:p text:style-name="P233"/>
            <text:p text:style-name="P233">and <text:span text:style-name="T53">val </text:span>...</text:p>
          </table:table-cell>
        </table:table-row>
        <table:table-row table:style-name="TableLine2363687300400">
          <table:table-cell office:value-type="string">
            <text:p text:style-name="P428">詳細</text:p>
          </table:table-cell>
          <table:table-cell office:value-type="string">
            <text:p text:style-name="P233"/>
            <text:p text:style-name="P233"><text:span text:style-name="T53">val</text:span>の値がnilである場合偽と判断します。全ての引数についての真偽値を調べ、それら全ての値の論理積を返します。</text:p>
            <text:p text:style-name="P648">ただし、<text:span text:style-name="T53">val</text:span>がブロックの場合、ブロックを実行し、その結果を値として評価します。そして、その評価結果がnilであった場合、後続するパラメータについては評価せずに論理積の結果を偽として返します。</text:p>
          </table:table-cell>
        </table:table-row>
        <table:table-row table:style-name="TableLine2363687306112">
          <table:table-cell office:value-type="string">
            <text:p text:style-name="P428">戻り値</text:p>
          </table:table-cell>
          <table:table-cell office:value-type="string">
            <text:p text:style-name="P233"/>
            <text:p text:style-name="P233">tまたはnilを返します。</text:p>
          </table:table-cell>
        </table:table-row>
        <table:table-row table:style-name="TableLine2363687297952">
          <table:table-cell office:value-type="string">
            <text:p text:style-name="P428">例外</text:p>
          </table:table-cell>
          <table:table-cell office:value-type="string">
            <text:p text:style-name="P233"/>
            <text:p text:style-name="P233">ErrSyntax: 書式に誤りがあります。</text:p>
          </table:table-cell>
        </table:table-row>
        <table:table-row table:style-name="TableLine2363687302304">
          <table:table-cell office:value-type="string">
            <text:p text:style-name="P428">使用例</text:p>
          </table:table-cell>
          <table:table-cell office:value-type="string">
            <text:p text:style-name="P541"/>
            <text:p text:style-name="P541">and 0 1 2;<text:tab/><text:tab/># → t</text:p>
            <text:p text:style-name="P541">and 0 1 2 nil;<text:tab/># → nil</text:p>
            <text:p text:style-name="P541">and ();<text:tab/><text:tab/># → t</text:p>
          </table:table-cell>
        </table:table-row>
      </table:table>
      <text:h text:style-name="P788" text:outline-level="3"><text:bookmark-start text:name="__RefHeading___Toc24766_2725568808"/><text:span text:style-name="T21">argspec</text:span><text:span text:style-name="T5">　</text:span><text:bookmark-end text:name="__RefHeading___Toc24766_2725568808"/></text:h>
      <text:p text:style-name="P55"/>
      <table:table table:name="表227" table:style-name="表227">
        <table:table-column table:style-name="表227.A"/>
        <table:table-column table:style-name="表227.B"/>
        <table:table-row table:style-name="TableLine2363687290608">
          <table:table-cell office:value-type="string">
            <text:p text:style-name="P430">説明</text:p>
          </table:table-cell>
          <table:table-cell office:value-type="string">
            <text:p text:style-name="P235"/>
            <text:p text:style-name="P235">関数、コマンドの引数定義リストを返します。</text:p>
          </table:table-cell>
        </table:table-row>
        <table:table-row table:style-name="TableLine2363687298496">
          <table:table-cell office:value-type="string">
            <text:p text:style-name="P430">書式</text:p>
          </table:table-cell>
          <table:table-cell office:value-type="string">
            <text:p text:style-name="P235"/>
            <text:p text:style-name="P350">argspec <text:span text:style-name="T53">func</text:span></text:p>
          </table:table-cell>
        </table:table-row>
        <table:table-row table:style-name="TableLine2363687298768">
          <table:table-cell office:value-type="string">
            <text:p text:style-name="P430">詳細</text:p>
          </table:table-cell>
          <table:table-cell office:value-type="string">
            <text:p text:style-name="P235"/>
            <text:p text:style-name="P235"><text:span text:style-name="T81">func </text:span>が持つ引数定義リストを返します。引数定義リストについては、defunコマンドの<text:span text:style-name="T53">argspec</text:span>で指定した引数リストと同じものです。<text:span text:style-name="T53">func</text:span> がnativeコマンドである場合、インタプリタが定義している引数リストを返すため、必ずしも正しいargspecとは限りません。</text:p>
          </table:table-cell>
        </table:table-row>
        <table:table-row table:style-name="TableLine2363687305568">
          <table:table-cell office:value-type="string">
            <text:p text:style-name="P430">戻り値</text:p>
          </table:table-cell>
          <table:table-cell office:value-type="string">
            <text:p text:style-name="P235"/>
            <text:p text:style-name="P235">引数リスト。</text:p>
          </table:table-cell>
        </table:table-row>
        <table:table-row table:style-name="TableLine2363687304208">
          <table:table-cell office:value-type="string">
            <text:p text:style-name="P430">例外</text:p>
          </table:table-cell>
          <table:table-cell office:value-type="string">
            <text:p text:style-name="P235"/>
            <text:p text:style-name="P235">ErrSyntax: 書式に誤りがあります。</text:p>
          </table:table-cell>
        </table:table-row>
        <table:table-row table:style-name="TableLine2363687304752">
          <table:table-cell office:value-type="string">
            <text:p text:style-name="P430">使用例</text:p>
          </table:table-cell>
          <table:table-cell office:value-type="string">
            <text:p text:style-name="P235"/>
            <text:p text:style-name="P626"/>
          </table:table-cell>
        </table:table-row>
      </table:table>
      <text:h text:style-name="P790" text:outline-level="3"><text:bookmark-start text:name="__RefHeading___Toc27924_2297371016"/><text:span text:style-name="T21">atomic</text:span><text:span text:style-name="T5">　</text:span><text:bookmark-end text:name="__RefHeading___Toc27924_2297371016"/></text:h>
      <text:p text:style-name="P145"/>
      <table:table table:name="表258" table:style-name="表258">
        <table:table-column table:style-name="表258.A"/>
        <table:table-column table:style-name="表258.B"/>
        <table:table-row table:style-name="TableLine2363687300128">
          <table:table-cell office:value-type="string">
            <text:p text:style-name="P513">説明</text:p>
          </table:table-cell>
          <table:table-cell office:value-type="string">
            <text:p text:style-name="P349"/>
            <text:p text:style-name="P349">指定したクロージャの割込みをブロックします。</text:p>
          </table:table-cell>
        </table:table-row>
        <table:table-row table:style-name="TableLine2363687801424">
          <table:table-cell office:value-type="string">
            <text:p text:style-name="P513">書式</text:p>
          </table:table-cell>
          <table:table-cell office:value-type="string">
            <text:p text:style-name="P349"/>
            <text:p text:style-name="P351">atomic { <text:span text:style-name="T53">closure</text:span><text:span text:style-name="T99"> <text:s/>}</text:span></text:p>
          </table:table-cell>
        </table:table-row>
        <table:table-row table:style-name="TableLine2363687788640">
          <table:table-cell office:value-type="string">
            <text:p text:style-name="P513">詳細</text:p>
          </table:table-cell>
          <table:table-cell office:value-type="string">
            <text:p text:style-name="P349"/>
            <text:p text:style-name="P349">指定したクロージャ<text:span text:style-name="T53">closure </text:span><text:span text:style-name="T99">をシグナルおよびitimerによる割込みからブロックして実行します。</text:span></text:p>
          </table:table-cell>
        </table:table-row>
        <table:table-row table:style-name="TableLine2363687792176">
          <table:table-cell office:value-type="string">
            <text:p text:style-name="P513">戻り値</text:p>
          </table:table-cell>
          <table:table-cell office:value-type="string">
            <text:p text:style-name="P349"/>
            <text:p text:style-name="P349"><text:span text:style-name="T53">closure </text:span>の戻り値が返ります。</text:p>
          </table:table-cell>
        </table:table-row>
        <table:table-row table:style-name="TableLine2363687790816">
          <table:table-cell office:value-type="string">
            <text:p text:style-name="P513">例外</text:p>
          </table:table-cell>
          <table:table-cell office:value-type="string">
            <text:p text:style-name="P349"/>
            <text:p text:style-name="P349">ErrSyntax: 書式に誤りがあります。</text:p>
          </table:table-cell>
        </table:table-row>
        <table:table-row table:style-name="TableLine2363687794896">
          <table:table-cell office:value-type="string">
            <text:p text:style-name="P513">使用例</text:p>
          </table:table-cell>
          <table:table-cell office:value-type="string">
            <text:p text:style-name="P349"/>
            <text:p text:style-name="P643"/>
          </table:table-cell>
        </table:table-row>
      </table:table>
      <text:h text:style-name="P731" text:outline-level="3"/>
      <text:h text:style-name="P788" text:outline-level="3"><text:bookmark-start text:name="__RefHeading___Toc24466_2166227548"/>awk　<text:bookmark-end text:name="__RefHeading___Toc24466_2166227548"/></text:h>
      <text:p text:style-name="P56"/>
      <table:table table:name="表224" table:style-name="表224">
        <table:table-column table:style-name="表224.A"/>
        <table:table-column table:style-name="表224.B"/>
        <table:table-row table:style-name="TableLine2363687794624">
          <table:table-cell office:value-type="string">
            <text:p text:style-name="P431">説明</text:p>
          </table:table-cell>
          <table:table-cell office:value-type="string">
            <text:p text:style-name="P236"/>
            <text:p text:style-name="P236">awkに似た処理を実行します。</text:p>
          </table:table-cell>
        </table:table-row>
        <table:table-row table:style-name="TableLine2363687792720">
          <table:table-cell office:value-type="string">
            <text:p text:style-name="P431">書式</text:p>
          </table:table-cell>
          <table:table-cell office:value-type="string">
            <text:p text:style-name="P236"/>
            <text:p text:style-name="P237">awk [ sep: <text:span text:style-name="T53">separator</text:span> ] { <text:span text:style-name="T53">block</text:span> } <text:span text:style-name="T53">file ...</text:span></text:p>
          </table:table-cell>
        </table:table-row>
        <table:table-row table:style-name="TableLine2363687799248">
          <table:table-cell office:value-type="string">
            <text:p text:style-name="P431">詳細</text:p>
          </table:table-cell>
          <table:table-cell office:value-type="string">
            <text:p text:style-name="P232"/>
            <text:p text:style-name="P232"><text:span text:style-name="T53">file </text:span><text:span text:style-name="T99">を順番に読み込み、ファイルの各行に対して </text:span><text:span text:style-name="T53">block</text:span><text:span text:style-name="T99"> を実行します。</text:span></text:p>
            <text:p text:style-name="P385"><text:span text:style-name="T53">file</text:span><text:span text:style-name="T99"> がひとつも指定されなかった場合は、標準入力を処理対象とします。</text:span></text:p>
            <text:p text:style-name="P232"><text:span text:style-name="T53">separator</text:span><text:span text:style-name="T99"> 文字が指定されていればその文字にて行を分割します。指定されていない場合は、空白文字で分割します。</text:span></text:p>
            <text:p text:style-name="P232">分割された行は先頭から順にローカル変数$1、$2、$3 ... へ設定されます。</text:p>
            <text:p text:style-name="P232">$0へは読み込んだ行全体が設定されます。</text:p>
            <text:p text:style-name="P232"><text:span text:style-name="T53">block </text:span><text:span text:style-name="T99">内</text:span>ではその他に以下の変数が使えます。</text:p>
            <text:p text:style-name="P232">@FILENAME ... 処理中のファイル名</text:p>
            <text:p text:style-name="P232">@NR ... 現在のレコード番号（1から開始）</text:p>
            <text:p text:style-name="P232">@NF ... 入力レコードが分割された後のフィールド数</text:p>
          </table:table-cell>
        </table:table-row>
        <table:table-row table:style-name="TableLine2363687797344">
          <table:table-cell office:value-type="string">
            <text:p text:style-name="P431">戻り値</text:p>
          </table:table-cell>
          <table:table-cell office:value-type="string">
            <text:p text:style-name="P236"/>
            <text:p text:style-name="P236">最後に実行した<text:span text:style-name="T53">block</text:span>の結果が返ります。</text:p>
          </table:table-cell>
        </table:table-row>
        <table:table-row table:style-name="TableLine2363687801968">
          <table:table-cell office:value-type="string">
            <text:p text:style-name="P431">例外</text:p>
          </table:table-cell>
          <table:table-cell office:value-type="string">
            <text:p text:style-name="P236"/>
            <text:p text:style-name="P236">ErrSyntax: 書式に誤りがあります。</text:p>
          </table:table-cell>
        </table:table-row>
        <table:table-row table:style-name="TableLine2363687796528">
          <table:table-cell office:value-type="string">
            <text:p text:style-name="P431">使用例</text:p>
          </table:table-cell>
          <table:table-cell office:value-type="string">
            <text:p text:style-name="P522"/>
            <text:p text:style-name="P533"># ユーザidをユーザ名にマップする辞書を作成する</text:p>
            <text:p text:style-name="P533">User ::= dict;</text:p>
            <text:p text:style-name="P668">awk sep: ":" {$User set $3 $1} "/etc/passwd";</text:p>
          </table:table-cell>
        </table:table-row>
      </table:table>
      <text:h text:style-name="P763" text:outline-level="3"/>
      <text:h text:style-name="P788" text:outline-level="3"><text:bookmark-start text:name="__RefHeading__14434_1559979953"/>begin　<text:bookmark-end text:name="__RefHeading__14434_1559979953"/></text:h>
      <text:p text:style-name="P28"/>
      <table:table table:name="表116" table:style-name="表116">
        <table:table-column table:style-name="表116.A"/>
        <table:table-column table:style-name="表116.B"/>
        <table:table-row table:style-name="TableLine2363687803600">
          <table:table-cell office:value-type="string">
            <text:p text:style-name="P428">説明</text:p>
          </table:table-cell>
          <table:table-cell office:value-type="string">
            <text:p text:style-name="P233"/>
            <text:p text:style-name="P233">ローカル変数のスコープを制限します。</text:p>
          </table:table-cell>
        </table:table-row>
        <table:table-row table:style-name="TableLine2363687793264">
          <table:table-cell office:value-type="string">
            <text:p text:style-name="P428">書式</text:p>
          </table:table-cell>
          <table:table-cell office:value-type="string">
            <text:p text:style-name="P233"/>
            <text:p text:style-name="P233">begin { <text:span text:style-name="T53">block</text:span> <text:span text:style-name="T99"><text:s/>} <text:s/>[ local: </text:span><text:span text:style-name="T53">dict</text:span><text:span text:style-name="T99"> ] [ :rebase ]</text:span></text:p>
          </table:table-cell>
        </table:table-row>
        <table:table-row table:style-name="TableLine2363687797616">
          <table:table-cell office:value-type="string">
            <text:p text:style-name="P428">詳細</text:p>
          </table:table-cell>
          <table:table-cell office:value-type="string">
            <text:p text:style-name="P233"/>
            <text:p text:style-name="P233"><text:span text:style-name="T53">block</text:span>を実行する際にスコープを制限します。<text:span text:style-name="T53">dict</text:span>を指定した際には、指定した辞書がローカル変数として使用されます。指定しなかった場合には、毎回新規にローカル変数用の環境が作成されます。</text:p>
            <text:p text:style-name="P233">:rebaseを指定した場合には、<text:span text:style-name="T53">block</text:span>が持つクロージャの環境も制限され、上位スコープのローカル環境へのアクセスができなくなります。</text:p>
            <text:p text:style-name="P233">beginの実行中は新たに関数スタックを消費します。</text:p>
            <text:p text:style-name="P233">begin以下のブロックでは、元のスコープからバインド変数を受け取ることが可能です。</text:p>
          </table:table-cell>
        </table:table-row>
        <table:table-row table:style-name="TableLine2363687790544">
          <table:table-cell office:value-type="string">
            <text:p text:style-name="P428">戻り値</text:p>
          </table:table-cell>
          <table:table-cell office:value-type="string">
            <text:p text:style-name="P233"/>
            <text:p text:style-name="P233"><text:span text:style-name="T53">block</text:span>の値が返ります。</text:p>
          </table:table-cell>
        </table:table-row>
        <table:table-row table:style-name="TableLine2363687789456">
          <table:table-cell office:value-type="string">
            <text:p text:style-name="P428">例外</text:p>
          </table:table-cell>
          <table:table-cell office:value-type="string">
            <text:p text:style-name="P233"/>
            <text:p text:style-name="P233">ErrSyntax: 書式に誤りがあります。</text:p>
          </table:table-cell>
        </table:table-row>
        <table:table-row table:style-name="TableLine2363687804416">
          <table:table-cell office:value-type="string">
            <text:p text:style-name="P428">使用例</text:p>
          </table:table-cell>
          <table:table-cell office:value-type="string">
            <text:p text:style-name="P521"/>
            <text:p text:style-name="P521"># 独立したローカル変数</text:p>
            <text:p text:style-name="P521">begin {set i 1};</text:p>
            <text:p text:style-name="P521">println $i;<text:tab/><text:tab/># <text:span text:style-name="T238">→</text:span> ErrNoSuchVariable</text:p>
            <text:p text:style-name="P521"># クロージャ変数の書き換え</text:p>
            <text:p text:style-name="P521">set i 1;</text:p>
            <text:p text:style-name="P521">begin {set i 2};</text:p>
            <text:p text:style-name="P521">println $i;<text:tab/><text:tab/># <text:span text:style-name="T238">→</text:span> 2</text:p>
            <text:p text:style-name="P521"># クロージャ変数も抑止</text:p>
            <text:p text:style-name="P521">set i 1;</text:p>
            <text:p text:style-name="P521">begin {set i 2} :rebase;</text:p>
            <text:p text:style-name="P521">println $i;<text:tab/><text:tab/># <text:span text:style-name="T238">→</text:span> 1</text:p>
            <text:p text:style-name="P521"># バインド変数を<text:span text:style-name="T296">beginブロックの中で</text:span>受け取る</text:p>
            <text:p text:style-name="P521">set x 1;</text:p>
            <text:p text:style-name="P532">yield {begin {| x | println $x}} 100;</text:p>
            <text:p text:style-name="P521"><text:tab/><text:tab/><text:tab/># <text:span text:style-name="T238">→</text:span> 100</text:p>
            <text:p text:style-name="P521">println $x;<text:tab/><text:tab/># <text:span text:style-name="T238">→</text:span> 1</text:p>
          </table:table-cell>
        </table:table-row>
      </table:table>
      <text:h text:style-name="P788" text:outline-level="3"><text:bookmark-start text:name="__RefHeading__14352_1847744091"/>block? <text:s/>/ closure?　<text:bookmark-end text:name="__RefHeading__14352_1847744091"/></text:h>
      <text:p text:style-name="P57"/>
      <table:table table:name="Table26" table:style-name="Table26">
        <table:table-column table:style-name="Table26.A"/>
        <table:table-column table:style-name="Table26.B"/>
        <table:table-row table:style-name="TableLine2363687789184">
          <table:table-cell office:value-type="string">
            <text:p text:style-name="P432">説明</text:p>
          </table:table-cell>
          <table:table-cell office:value-type="string">
            <text:p text:style-name="P238"/>
            <text:p text:style-name="P238">ブロック（クロージャ）であれば真を返します。</text:p>
          </table:table-cell>
        </table:table-row>
        <table:table-row table:style-name="TableLine2363687799520">
          <table:table-cell office:value-type="string">
            <text:p text:style-name="P432">書式</text:p>
          </table:table-cell>
          <table:table-cell office:value-type="string">
            <text:p text:style-name="P238"/>
            <text:p text:style-name="P223"><text:span text:style-name="T262">block? <text:s/></text:span><text:span text:style-name="T270"><text:s/>va</text:span><text:span text:style-name="T36">l</text:span><text:span text:style-name="T270"> </text:span></text:p>
            <text:p text:style-name="P223"><text:span text:style-name="T262">closure? <text:s/></text:span><text:span text:style-name="T270"><text:s/>va</text:span><text:span text:style-name="T36">l</text:span></text:p>
            <text:p text:style-name="P404">※closure? は block? のシノニムです。</text:p>
            <text:p text:style-name="P423"><text:s/></text:p>
          </table:table-cell>
        </table:table-row>
        <table:table-row table:style-name="TableLine2363687795712">
          <table:table-cell office:value-type="string">
            <text:p text:style-name="P432">詳細</text:p>
          </table:table-cell>
          <table:table-cell office:value-type="string">
            <text:p text:style-name="P238"/>
            <text:p text:style-name="P223"><text:span text:style-name="T270">va</text:span><text:span text:style-name="T36">l</text:span><text:span text:style-name="T262">がブロック（クロージャ）データであれば真を返します。</text:span></text:p>
          </table:table-cell>
        </table:table-row>
        <table:table-row table:style-name="TableLine2363687802512">
          <table:table-cell office:value-type="string">
            <text:p text:style-name="P432">戻り値</text:p>
          </table:table-cell>
          <table:table-cell office:value-type="string">
            <text:p text:style-name="P238"/>
            <text:p text:style-name="P223"><text:span text:style-name="T270">va</text:span><text:span text:style-name="T36">l</text:span><text:span text:style-name="T262">がブロック（クロージャ）データであれば真を返します。</text:span></text:p>
          </table:table-cell>
        </table:table-row>
        <table:table-row table:style-name="TableLine2363687802240">
          <table:table-cell office:value-type="string">
            <text:p text:style-name="P432">例外</text:p>
          </table:table-cell>
          <table:table-cell office:value-type="string">
            <text:p text:style-name="P238"/>
            <text:p text:style-name="P238">ErrSyntax: 書式に誤りがあります。</text:p>
          </table:table-cell>
        </table:table-row>
        <table:table-row table:style-name="TableLine2363687797888">
          <table:table-cell office:value-type="string">
            <text:p text:style-name="P432">使用例</text:p>
          </table:table-cell>
          <table:table-cell office:value-type="string">
            <text:p text:style-name="P238"/>
            <text:p text:style-name="P238"/>
          </table:table-cell>
        </table:table-row>
      </table:table>
      <text:h text:style-name="P788" text:outline-level="3"><text:bookmark-start text:name="__RefHeading___Toc26165_3550414430"/><text:span text:style-name="T251">bool</text:span>?　<text:bookmark-end text:name="__RefHeading___Toc26165_3550414430"/></text:h>
      <text:p text:style-name="P58"/>
      <table:table table:name="表238" table:style-name="表238">
        <table:table-column table:style-name="表238.A"/>
        <table:table-column table:style-name="表238.B"/>
        <table:table-row table:style-name="TableLine2363687792448">
          <table:table-cell office:value-type="string">
            <text:p text:style-name="P433">説明</text:p>
          </table:table-cell>
          <table:table-cell office:value-type="string">
            <text:p text:style-name="P239"/>
            <text:p text:style-name="P239"><text:span text:style-name="T251">Bool型</text:span>であれば真を返します。</text:p>
          </table:table-cell>
        </table:table-row>
        <table:table-row table:style-name="TableLine2363687798704">
          <table:table-cell office:value-type="string">
            <text:p text:style-name="P433">書式</text:p>
          </table:table-cell>
          <table:table-cell office:value-type="string">
            <text:p text:style-name="P239"/>
            <text:p text:style-name="P224"><text:span text:style-name="T262">bool? <text:s/></text:span><text:span text:style-name="T270"><text:s/>va</text:span><text:span text:style-name="T36">l</text:span><text:span text:style-name="T270"> <text:s/></text:span></text:p>
          </table:table-cell>
        </table:table-row>
        <table:table-row table:style-name="TableLine2363687798432">
          <table:table-cell office:value-type="string">
            <text:p text:style-name="P433">詳細</text:p>
          </table:table-cell>
          <table:table-cell office:value-type="string">
            <text:p text:style-name="P239"/>
            <text:p text:style-name="P224"><text:span text:style-name="T270">va</text:span><text:span text:style-name="T36">l</text:span><text:span text:style-name="T262">がBool型データであれば真を返します。</text:span></text:p>
          </table:table-cell>
        </table:table-row>
        <table:table-row table:style-name="TableLine2363687803872">
          <table:table-cell office:value-type="string">
            <text:p text:style-name="P433">戻り値</text:p>
          </table:table-cell>
          <table:table-cell office:value-type="string">
            <text:p text:style-name="P239"/>
            <text:p text:style-name="P224"><text:span text:style-name="T270">va</text:span><text:span text:style-name="T36">l</text:span><text:span text:style-name="T262">がBool型データであれば真を返します。</text:span></text:p>
          </table:table-cell>
        </table:table-row>
        <table:table-row table:style-name="TableLine2363687794080">
          <table:table-cell office:value-type="string">
            <text:p text:style-name="P433">例外</text:p>
          </table:table-cell>
          <table:table-cell office:value-type="string">
            <text:p text:style-name="P239"/>
            <text:p text:style-name="P239">ErrSyntax: 書式に誤りがあります。</text:p>
          </table:table-cell>
        </table:table-row>
        <table:table-row table:style-name="TableLine2363687794352">
          <table:table-cell office:value-type="string">
            <text:p text:style-name="P433">使用例</text:p>
          </table:table-cell>
          <table:table-cell office:value-type="string">
            <text:p text:style-name="P239"/>
            <text:p text:style-name="P239"/>
          </table:table-cell>
        </table:table-row>
      </table:table>
      <text:h text:style-name="P750" text:outline-level="3"/>
      <text:h text:style-name="P788" text:outline-level="3"><text:bookmark-start text:name="__RefHeading__14436_1559979953"/><text:span text:style-name="T5">b</text:span>reak<text:span text:style-name="T5">　</text:span><text:bookmark-end text:name="__RefHeading__14436_1559979953"/></text:h>
      <text:p text:style-name="P28"/>
      <table:table table:name="表28" table:style-name="表28">
        <table:table-column table:style-name="表28.A"/>
        <table:table-column table:style-name="表28.B"/>
        <table:table-row table:style-name="TableLine2363687791632">
          <table:table-cell office:value-type="string">
            <text:p text:style-name="P428">説明</text:p>
          </table:table-cell>
          <table:table-cell office:value-type="string">
            <text:p text:style-name="P233"/>
            <text:p text:style-name="P233">イテレータを脱出します。</text:p>
          </table:table-cell>
        </table:table-row>
        <table:table-row table:style-name="TableLine2363687796256">
          <table:table-cell office:value-type="string">
            <text:p text:style-name="P428">書式</text:p>
          </table:table-cell>
          <table:table-cell office:value-type="string">
            <text:p text:style-name="P233"/>
            <text:p text:style-name="P233">break [ <text:span text:style-name="T53">val</text:span> ]</text:p>
          </table:table-cell>
        </table:table-row>
        <table:table-row table:style-name="TableLine2363687802784">
          <table:table-cell office:value-type="string">
            <text:p text:style-name="P428">詳細</text:p>
          </table:table-cell>
          <table:table-cell office:value-type="string">
            <text:p text:style-name="P233"/>
            <text:p text:style-name="P233">イテレータを脱出します。<text:span text:style-name="T53">val</text:span>を指定した際には、そのイテレータコマンドの戻り値となります。</text:p>
            <text:p text:style-name="P233">breakが有効なコマンドおよびメソッドは次の通りです: </text:p>
            <text:p text:style-name="P233">while / try / cond / Integer::each / Integer::list / List::each / Vector::each</text:p>
          </table:table-cell>
        </table:table-row>
        <table:table-row table:style-name="TableLine2363687798976">
          <table:table-cell office:value-type="string">
            <text:p text:style-name="P428">戻り値</text:p>
          </table:table-cell>
          <table:table-cell office:value-type="string">
            <text:p text:style-name="P233"/>
            <text:p text:style-name="P233">制御が呼び出し元に戻るため、break自身の戻り値はありません。</text:p>
          </table:table-cell>
        </table:table-row>
        <table:table-row table:style-name="TableLine2363687803056">
          <table:table-cell office:value-type="string">
            <text:p text:style-name="P428">例外</text:p>
          </table:table-cell>
          <table:table-cell office:value-type="string">
            <text:p text:style-name="P233"/>
            <text:p text:style-name="P233">ErrSyntax: 書式に誤りがあります。</text:p>
          </table:table-cell>
        </table:table-row>
        <table:table-row table:style-name="TableLine2363687803328">
          <table:table-cell office:value-type="string">
            <text:p text:style-name="P428">使用例</text:p>
          </table:table-cell>
          <table:table-cell office:value-type="string">
            <text:p text:style-name="P534"/>
            <text:p text:style-name="P534">set i 0;</text:p>
            <text:p text:style-name="P534">while {true} do: {</text:p>
            <text:p text:style-name="P534"><text:s text:c="2"/>if {$i &gt; 10} then: {break};</text:p>
            <text:p text:style-name="P534"><text:s text:c="2"/>$i ++;</text:p>
            <text:p text:style-name="P534">};</text:p>
          </table:table-cell>
        </table:table-row>
      </table:table>
      <text:h text:style-name="P788" text:outline-level="3"><text:bookmark-start text:name="__RefHeading___Toc26735_3550414430"/>bulk　<text:bookmark-end text:name="__RefHeading___Toc26735_3550414430"/></text:h>
      <text:p text:style-name="P59"/>
      <table:table table:name="表245" table:style-name="表245">
        <table:table-column table:style-name="表245.A"/>
        <table:table-column table:style-name="表245.B"/>
        <table:table-row table:style-name="TableLine2363687804144">
          <table:table-cell office:value-type="string">
            <text:p text:style-name="P434">説明</text:p>
          </table:table-cell>
          <table:table-cell office:value-type="string">
            <text:p text:style-name="P240"/>
            <text:p text:style-name="P240"><text:span text:style-name="T251">Bulkデータ型のオブジェクトを</text:span>返します。</text:p>
          </table:table-cell>
        </table:table-row>
        <table:table-row table:style-name="TableLine2363687800064">
          <table:table-cell office:value-type="string">
            <text:p text:style-name="P434">書式</text:p>
          </table:table-cell>
          <table:table-cell office:value-type="string">
            <text:p text:style-name="P240"/>
            <text:p text:style-name="P405">bulk</text:p>
          </table:table-cell>
        </table:table-row>
        <table:table-row table:style-name="TableLine2363687801152">
          <table:table-cell office:value-type="string">
            <text:p text:style-name="P434">詳細</text:p>
          </table:table-cell>
          <table:table-cell office:value-type="string">
            <text:p text:style-name="P424"/>
            <text:p text:style-name="P406"><text:span text:style-name="T251">Bulkデータ型のオブジェクトを生成し</text:span>返します。</text:p>
          </table:table-cell>
        </table:table-row>
        <table:table-row table:style-name="TableLine2363687860560">
          <table:table-cell office:value-type="string">
            <text:p text:style-name="P434">戻り値</text:p>
          </table:table-cell>
          <table:table-cell office:value-type="string">
            <text:p text:style-name="P240"/>
            <text:p text:style-name="P240">Bulkデータ型のオブジェクトを返します。</text:p>
          </table:table-cell>
        </table:table-row>
        <table:table-row table:style-name="TableLine2363687846688">
          <table:table-cell office:value-type="string">
            <text:p text:style-name="P434">例外</text:p>
          </table:table-cell>
          <table:table-cell office:value-type="string">
            <text:p text:style-name="P240"/>
            <text:p text:style-name="P240">ErrSyntax: 書式に誤りがあります。</text:p>
          </table:table-cell>
        </table:table-row>
        <table:table-row table:style-name="TableLine2363687845872">
          <table:table-cell office:value-type="string">
            <text:p text:style-name="P434">使用例</text:p>
          </table:table-cell>
          <table:table-cell office:value-type="string">
            <text:p text:style-name="P240"/>
            <text:p text:style-name="P240"/>
          </table:table-cell>
        </table:table-row>
      </table:table>
      <text:h text:style-name="P751" text:outline-level="3"/>
      <text:h text:style-name="P788" text:outline-level="3"><text:bookmark-start text:name="__RefHeading__14438_1559979953"/><text:span text:style-name="T5">c</text:span>all<text:span text:style-name="T5">　</text:span><text:bookmark-end text:name="__RefHeading__14438_1559979953"/></text:h>
      <text:p text:style-name="P28"/>
      <table:table table:name="表29" table:style-name="表29">
        <table:table-column table:style-name="表29.A"/>
        <table:table-column table:style-name="表29.B"/>
        <table:table-row table:style-name="TableLine2363687848048">
          <table:table-cell office:value-type="string">
            <text:p text:style-name="P428">説明</text:p>
          </table:table-cell>
          <table:table-cell office:value-type="string">
            <text:p text:style-name="P233"/>
            <text:p text:style-name="P233">関数またはメソッドを呼び出します。</text:p>
          </table:table-cell>
        </table:table-row>
        <table:table-row table:style-name="TableLine2363687857024">
          <table:table-cell office:value-type="string">
            <text:p text:style-name="P428">書式</text:p>
          </table:table-cell>
          <table:table-cell office:value-type="string">
            <text:p text:style-name="P233"/>
            <text:p text:style-name="P233">call <text:span text:style-name="T53">fun</text:span> ( <text:span text:style-name="T53">val</text:span> ... )</text:p>
            <text:p text:style-name="P233">call <text:span text:style-name="T53">objec</text:span><text:span text:style-name="T66">t</text:span> ( <text:span text:style-name="T53">method</text:span> <text:span text:style-name="T53">val</text:span> ... )</text:p>
          </table:table-cell>
        </table:table-row>
        <table:table-row table:style-name="TableLine2363687853488">
          <table:table-cell office:value-type="string">
            <text:p text:style-name="P428">詳細</text:p>
          </table:table-cell>
          <table:table-cell office:value-type="string">
            <text:p text:style-name="P233"/>
            <text:p text:style-name="P233">1番目の書式では、関数funを呼び出します。関数の引数は、1引数のリストで指定します。</text:p>
            <text:p text:style-name="P233">2番目の書式では、<text:span text:style-name="T53">object</text:span>の<text:span text:style-name="T53">method</text:span>を呼び出します。</text:p>
            <text:p text:style-name="P233">スクリプトの中で、引数を組み立てて関数を呼び出す際に使用します。</text:p>
          </table:table-cell>
        </table:table-row>
        <table:table-row table:style-name="TableLine2363687855392">
          <table:table-cell office:value-type="string">
            <text:p text:style-name="P428">戻り値</text:p>
          </table:table-cell>
          <table:table-cell office:value-type="string">
            <text:p text:style-name="P233"/>
            <text:p text:style-name="P233">関数の戻り値を返します。</text:p>
          </table:table-cell>
        </table:table-row>
        <table:table-row table:style-name="TableLine2363687846144">
          <table:table-cell office:value-type="string">
            <text:p text:style-name="P428">例外</text:p>
          </table:table-cell>
          <table:table-cell office:value-type="string">
            <text:p text:style-name="P233"/>
            <text:p text:style-name="P233">ErrSyntax: 書式に誤りがあります。</text:p>
            <text:p text:style-name="P233">呼び出された<text:span text:style-name="T53">fun</text:span>で例外が発生した際には、その例外が返されます。</text:p>
          </table:table-cell>
        </table:table-row>
        <table:table-row table:style-name="TableLine2363687854304">
          <table:table-cell office:value-type="string">
            <text:p text:style-name="P428">使用例</text:p>
          </table:table-cell>
          <table:table-cell office:value-type="string">
            <text:p text:style-name="P541"/>
            <text:p text:style-name="P541">defun foo (x y z) {# do-something};</text:p>
            <text:p text:style-name="P541">set l ();</text:p>
            <text:p text:style-name="P541">$l <text:span text:style-name="T183">append!</text:span> 1;</text:p>
            <text:p text:style-name="P541">$l <text:span text:style-name="T183">append!</text:span> 2;</text:p>
            <text:p text:style-name="P541">$l <text:span text:style-name="T183">append!</text:span> 3;</text:p>
            <text:p text:style-name="P541">call foo $l;<text:tab/># same as: foo 1 2 3;</text:p>
          </table:table-cell>
        </table:table-row>
      </table:table>
      <text:h text:style-name="P694" text:outline-level="3"/>
      <text:h text:style-name="P788" text:outline-level="3"><text:bookmark-start text:name="__RefHeading__14440_1559979953"/><text:span text:style-name="T5">c</text:span>ase<text:span text:style-name="T5">　</text:span><text:bookmark-end text:name="__RefHeading__14440_1559979953"/></text:h>
      <text:p text:style-name="P28"/>
      <table:table table:name="表30" table:style-name="表30">
        <table:table-column table:style-name="表30.A"/>
        <table:table-column table:style-name="表30.B"/>
        <table:table-row table:style-name="TableLine2363687848592">
          <table:table-cell office:value-type="string">
            <text:p text:style-name="P428">説明</text:p>
          </table:table-cell>
          <table:table-cell office:value-type="string">
            <text:p text:style-name="P233"/>
            <text:p text:style-name="P233">値により処理ブロックを選択します。</text:p>
          </table:table-cell>
        </table:table-row>
        <table:table-row table:style-name="TableLine2363687848864">
          <table:table-cell office:value-type="string">
            <text:p text:style-name="P428">書式</text:p>
          </table:table-cell>
          <table:table-cell office:value-type="string">
            <text:p text:style-name="P233"/>
            <text:p text:style-name="P342">case <text:span text:style-name="T53">val pat</text:span><text:span text:style-name="T125">1</text:span> { <text:span text:style-name="T53">body</text:span><text:span text:style-name="T125">1</text:span> } <text:span text:style-name="T294">| </text:span><text:span text:style-name="T91">val</text:span><text:span text:style-name="T126">1</text:span></text:p>
            <text:p text:style-name="P342"><text:tab/>[ <text:span text:style-name="T53">pat</text:span><text:span text:style-name="T125">2</text:span> { <text:span text:style-name="T53">body</text:span><text:span text:style-name="T125">2</text:span> } <text:span text:style-name="T294">| </text:span><text:span text:style-name="T91">val</text:span><text:span text:style-name="T126">2</text:span></text:p>
            <text:p text:style-name="P342"><text:tab/> <text:s text:c="2"/>... </text:p>
            <text:p text:style-name="P342"><text:span text:style-name="T53"><text:tab/> <text:s/>pat</text:span><text:span text:style-name="T126">n</text:span> { <text:span text:style-name="T53">body</text:span><text:span text:style-name="T126">n</text:span> } <text:span text:style-name="T294">| </text:span><text:span text:style-name="T91">val</text:span><text:span text:style-name="T126">n</text:span><text:span text:style-name="T294"> </text:span>]</text:p>
            <text:p text:style-name="P342"><text:tab/>[ <text:span text:style-name="T244">default:</text:span> { <text:span text:style-name="T53">default-body</text:span> } <text:span text:style-name="T294">| </text:span><text:span text:style-name="T91">default-val</text:span> <text:s/>]</text:p>
          </table:table-cell>
        </table:table-row>
        <table:table-row table:style-name="TableLine2363687847232">
          <table:table-cell office:value-type="string">
            <text:p text:style-name="P428">詳細</text:p>
          </table:table-cell>
          <table:table-cell office:value-type="string">
            <text:p text:style-name="P233"/>
            <text:p text:style-name="P233"><text:span text:style-name="T53">val</text:span>で与えられたデータの文字列表現が、<text:span text:style-name="T53">pat</text:span><text:span text:style-name="T125">1 </text:span><text:span text:style-name="T53">, pat</text:span><text:span text:style-name="T125">2</text:span><text:span text:style-name="T53"> ...</text:span> の文字列表現に完全一致した場合、次の引数の処理ブロックを実行または値を選択します。</text:p>
            <text:p text:style-name="P343">マッチするパターンが無い場合、<text:span text:style-name="T244">default:</text:span> が定義されていれば <text:span text:style-name="T53">default-body</text:span>を実行または <text:span text:style-name="T53">defau-val </text:span>を選択します。</text:p>
            <text:p text:style-name="P233"><text:span text:style-name="T27">注意</text:span>: caseコマンドのブロック中では、制御コマンドはそのまま呼び出し元へ返されます。</text:p>
          </table:table-cell>
        </table:table-row>
        <table:table-row table:style-name="TableLine2363687846416">
          <table:table-cell office:value-type="string">
            <text:p text:style-name="P428">戻り値</text:p>
          </table:table-cell>
          <table:table-cell office:value-type="string">
            <text:p text:style-name="P233"/>
            <text:p text:style-name="P233">実行された処理ブロックの値となります。</text:p>
          </table:table-cell>
        </table:table-row>
        <table:table-row table:style-name="TableLine2363687846960">
          <table:table-cell office:value-type="string">
            <text:p text:style-name="P428">例外</text:p>
          </table:table-cell>
          <table:table-cell office:value-type="string">
            <text:p text:style-name="P233"/>
            <text:p text:style-name="P233">ErrSyntax: 書式に誤りがあります。</text:p>
          </table:table-cell>
        </table:table-row>
        <table:table-row table:style-name="TableLine2363687847504">
          <table:table-cell office:value-type="string">
            <text:p text:style-name="P428">使用例</text:p>
          </table:table-cell>
          <table:table-cell office:value-type="string">
            <text:p text:style-name="P521"/>
            <text:p text:style-name="P521">case $i</text:p>
            <text:p text:style-name="P521"><text:s text:c="2"/>0 {println "zero"}</text:p>
            <text:p text:style-name="P521"><text:s text:c="2"/>1 {println "one"}</text:p>
            <text:p text:style-name="P521"><text:s text:c="2"/>default: {println "other"};</text:p>
          </table:table-cell>
        </table:table-row>
      </table:table>
      <text:h text:style-name="P694" text:outline-level="3"/>
      <text:h text:style-name="P788" text:outline-level="3"><text:bookmark-start text:name="__RefHeading__14442_1559979953"/>cd<text:span text:style-name="T5">　</text:span><text:bookmark-end text:name="__RefHeading__14442_1559979953"/></text:h>
      <text:p text:style-name="P28"/>
      <table:table table:name="表31" table:style-name="表31">
        <table:table-column table:style-name="表31.A"/>
        <table:table-column table:style-name="表31.B"/>
        <table:table-row table:style-name="TableLine2363687847776">
          <table:table-cell office:value-type="string">
            <text:p text:style-name="P428">説明</text:p>
          </table:table-cell>
          <table:table-cell office:value-type="string">
            <text:p text:style-name="P233"/>
            <text:p text:style-name="P233">カレントワーキングディレクトを変更します。</text:p>
          </table:table-cell>
        </table:table-row>
        <table:table-row table:style-name="TableLine2363687849952">
          <table:table-cell office:value-type="string">
            <text:p text:style-name="P428">書式</text:p>
          </table:table-cell>
          <table:table-cell office:value-type="string">
            <text:p text:style-name="P233"/>
            <text:p text:style-name="P241">cd [ "<text:span text:style-name="T53">directory </text:span><text:span text:style-name="T99">" </text:span>]</text:p>
          </table:table-cell>
        </table:table-row>
        <table:table-row table:style-name="TableLine2363687850224">
          <table:table-cell office:value-type="string">
            <text:p text:style-name="P428">詳細</text:p>
          </table:table-cell>
          <table:table-cell office:value-type="string">
            <text:p text:style-name="P233"/>
            <text:p text:style-name="P233"><text:span text:style-name="T53">directory</text:span>にカレントワーキングディレクトリを変更します。パラメータを省略した場合、ユーザのホームディレクトリに変更します。</text:p>
            <text:p text:style-name="P242">ディレクトリの変更に成功した場合、グローバル変数 CWD に現在のディレクトリが設定されます。</text:p>
            <text:p text:style-name="P627">ファイル名のエンコーディングについては、グローバル変数 DEFAULT_DIRENT_ENCODING により指定します。既定値はUTF-8です。</text:p>
          </table:table-cell>
        </table:table-row>
        <table:table-row table:style-name="TableLine2363687861104">
          <table:table-cell office:value-type="string">
            <text:p text:style-name="P428">戻り値</text:p>
          </table:table-cell>
          <table:table-cell office:value-type="string">
            <text:p text:style-name="P233"/>
            <text:p text:style-name="P233">コマンド実行後の絶対パス文字列を返します。</text:p>
          </table:table-cell>
        </table:table-row>
        <table:table-row table:style-name="TableLine2363687859744">
          <table:table-cell office:value-type="string">
            <text:p text:style-name="P428">例外</text:p>
          </table:table-cell>
          <table:table-cell office:value-type="string">
            <text:p text:style-name="P233"/>
            <text:p text:style-name="P233">ErrSyntax: 書式に誤りがあります。</text:p>
            <text:p text:style-name="P233">ErrSysCall: システムコールの呼び出しでエラーが発生しました。エラー詳細はExceptionのエラー文字列を参照のこと。</text:p>
          </table:table-cell>
        </table:table-row>
        <table:table-row table:style-name="TableLine2363687855664">
          <table:table-cell office:value-type="string">
            <text:p text:style-name="P428">使用例</text:p>
          </table:table-cell>
          <table:table-cell office:value-type="string">
            <text:p text:style-name="P541"/>
            <text:p text:style-name="P541">cd "/";</text:p>
          </table:table-cell>
        </table:table-row>
      </table:table>
      <text:h text:style-name="P694" text:outline-level="3"/>
      <text:h text:style-name="P788" text:outline-level="3"><text:bookmark-start text:name="__RefHeading__14444_1559979953"/>class<text:span text:style-name="T5">　</text:span><text:bookmark-end text:name="__RefHeading__14444_1559979953"/></text:h>
      <text:p text:style-name="P28"/>
      <table:table table:name="表32" table:style-name="表32">
        <table:table-column table:style-name="表32.A"/>
        <table:table-column table:style-name="表32.B"/>
        <table:table-row table:style-name="TableLine2363687851040">
          <table:table-cell office:value-type="string">
            <text:p text:style-name="P428">説明</text:p>
          </table:table-cell>
          <table:table-cell office:value-type="string">
            <text:p text:style-name="P233"/>
            <text:p text:style-name="P233">クラスを定義します。</text:p>
          </table:table-cell>
        </table:table-row>
        <table:table-row table:style-name="TableLine2363687849408">
          <table:table-cell office:value-type="string">
            <text:p text:style-name="P428">書式</text:p>
          </table:table-cell>
          <table:table-cell office:value-type="string">
            <text:p text:style-name="P233"/>
            <text:p text:style-name="P233">class <text:span text:style-name="T53">name</text:span> [ <text:span text:style-name="T53">parent-class</text:span> ] [ delegate: ( <text:span text:style-name="T53">additional-class ... </text:span>) ]</text:p>
          </table:table-cell>
        </table:table-row>
        <table:table-row table:style-name="TableLine2363687855936">
          <table:table-cell office:value-type="string">
            <text:p text:style-name="P428">詳細</text:p>
          </table:table-cell>
          <table:table-cell office:value-type="string">
            <text:p text:style-name="P233"/>
            <text:p text:style-name="P233">クラス名<text:span text:style-name="T53">name</text:span><text:span text:style-name="T99">を新規に定義します。</text:span></text:p>
            <text:p text:style-name="P233"><text:span text:style-name="T53">parent-class</text:span><text:span text:style-name="T99">には、親クラスを指定します。省略した場合は、既定クラスとしてObjectクラスが親クラスとなります。</text:span></text:p>
            <text:p text:style-name="P233"><text:span text:style-name="T99">さらにいくつかの親クラスを指定するためには、</text:span><text:span text:style-name="T53">additional-class </text:span><text:span text:style-name="T99">に列挙することにより行います。</text:span></text:p>
            <text:p text:style-name="P233"><text:span text:style-name="T53">parent-class</text:span><text:span text:style-name="T99">および、</text:span><text:span text:style-name="T53">additional-class</text:span><text:span text:style-name="T99">を複数指定した場合のメソッドの探索順は、</text:span></text:p>
            <text:list xml:id="list3607102808" text:style-name="L6">
              <text:list-item>
                <text:p text:style-name="P821">自オブジェクトのメソッド</text:p>
              </text:list-item>
              <text:list-item>
                <text:p text:style-name="P808"><text:span text:style-name="T53">parent-class</text:span><text:span text:style-name="T99">およびその親クラスのメソッド</text:span></text:p>
              </text:list-item>
              <text:list-item>
                <text:p text:style-name="P808"><text:span text:style-name="T99">最初の</text:span><text:span text:style-name="T53">additional-class</text:span><text:span text:style-name="T99">およびその親クラスのメソッド</text:span></text:p>
              </text:list-item>
              <text:list-item>
                <text:p text:style-name="P808"><text:span text:style-name="T99">次の</text:span><text:span text:style-name="T53">additional-class</text:span><text:span text:style-name="T99">およびその親クラスのメソッド</text:span></text:p>
              </text:list-item>
              <text:list-item>
                <text:p text:style-name="P821">...</text:p>
              </text:list-item>
            </text:list>
            <text:p text:style-name="P403">となります。</text:p>
          </table:table-cell>
        </table:table-row>
        <table:table-row table:style-name="TableLine2363687851312">
          <table:table-cell office:value-type="string">
            <text:p text:style-name="P428">戻り値</text:p>
          </table:table-cell>
          <table:table-cell office:value-type="string">
            <text:p text:style-name="P233"/>
            <text:p text:style-name="P233">生成されたクラスオブジェクトを返します。</text:p>
          </table:table-cell>
        </table:table-row>
        <table:table-row table:style-name="TableLine2363687861648">
          <table:table-cell office:value-type="string">
            <text:p text:style-name="P428">例外</text:p>
          </table:table-cell>
          <table:table-cell office:value-type="string">
            <text:p text:style-name="P233"/>
            <text:p text:style-name="P233">ErrSyntax: 書式に誤りがあります。</text:p>
            <text:p text:style-name="P233">ErrNoClass: 親クラスが存在しません。</text:p>
          </table:table-cell>
        </table:table-row>
        <table:table-row table:style-name="TableLine2363687851584">
          <table:table-cell office:value-type="string">
            <text:p text:style-name="P428">使用例</text:p>
          </table:table-cell>
          <table:table-cell office:value-type="string">
            <text:p text:style-name="P521"/>
            <text:p text:style-name="P521">class foo;<text:tab/><text:tab/># Object が親クラス</text:p>
            <text:p text:style-name="P521">class foo bar;<text:tab/># bar が親クラス</text:p>
            <text:p text:style-name="P521">class foo bar delegate: (x y);</text:p>
            <text:p text:style-name="P521"><text:tab/><text:tab/><text:tab/># bar / x / y が親クラス</text:p>
          </table:table-cell>
        </table:table-row>
      </table:table>
      <text:h text:style-name="P694" text:outline-level="3"/>
      <text:h text:style-name="P788" text:outline-level="3"><text:bookmark-start text:name="__RefHeading___Toc23915_1636654246"/><text:span text:style-name="T16">close</text:span><text:span text:style-name="T5">　</text:span><text:bookmark-end text:name="__RefHeading___Toc23915_1636654246"/></text:h>
      <text:p text:style-name="P60"/>
      <table:table table:name="表211" table:style-name="表211">
        <table:table-column table:style-name="表211.A"/>
        <table:table-column table:style-name="表211.B"/>
        <table:table-row table:style-name="TableLine2363687857840">
          <table:table-cell office:value-type="string">
            <text:p text:style-name="P435">説明</text:p>
          </table:table-cell>
          <table:table-cell office:value-type="string">
            <text:p text:style-name="P243"/>
            <text:p text:style-name="P243">ファイル記述子をクローズします。</text:p>
          </table:table-cell>
        </table:table-row>
        <table:table-row table:style-name="TableLine2363687856752">
          <table:table-cell office:value-type="string">
            <text:p text:style-name="P435">書式</text:p>
          </table:table-cell>
          <table:table-cell office:value-type="string">
            <text:p text:style-name="P243"/>
            <text:p text:style-name="P243">c<text:span text:style-name="T110">lose </text:span><text:span text:style-name="T74">fd</text:span></text:p>
          </table:table-cell>
        </table:table-row>
        <table:table-row table:style-name="TableLine2363687852672">
          <table:table-cell office:value-type="string">
            <text:p text:style-name="P435">詳細</text:p>
          </table:table-cell>
          <table:table-cell office:value-type="string">
            <text:p text:style-name="P243"/>
            <text:p text:style-name="P353"><text:span text:style-name="T53">fd</text:span>をクローズします。<text:span text:style-name="T53">fd </text:span>は、socket-serer、accept、connect で得られたファイル記述子です。</text:p>
          </table:table-cell>
        </table:table-row>
        <table:table-row table:style-name="TableLine2363687852944">
          <table:table-cell office:value-type="string">
            <text:p text:style-name="P435">戻り値</text:p>
          </table:table-cell>
          <table:table-cell office:value-type="string">
            <text:p text:style-name="P243"/>
            <text:p text:style-name="P243">成功した場合は0を返します。</text:p>
          </table:table-cell>
        </table:table-row>
        <table:table-row table:style-name="TableLine2363687853760">
          <table:table-cell office:value-type="string">
            <text:p text:style-name="P435">例外</text:p>
          </table:table-cell>
          <table:table-cell office:value-type="string">
            <text:p text:style-name="P243"/>
            <text:p text:style-name="P243">ErrSyntax: 書式に誤りがあります。</text:p>
            <text:p text:style-name="P646">ErrSysCall: システムコールの呼び出しでエラーが発生しました。エラー詳細はExceptionのエラー文字列を参照のこと。</text:p>
          </table:table-cell>
        </table:table-row>
        <table:table-row table:style-name="TableLine2363687853216">
          <table:table-cell office:value-type="string">
            <text:p text:style-name="P435">使用例</text:p>
          </table:table-cell>
          <table:table-cell office:value-type="string">
            <text:p text:style-name="P243"/>
            <text:p text:style-name="P628"/>
          </table:table-cell>
        </table:table-row>
      </table:table>
      <text:h text:style-name="P732" text:outline-level="3"/>
      <text:h text:style-name="P788" text:outline-level="3"><text:bookmark-start text:name="__RefHeading__14446_1559979953"/>cond<text:span text:style-name="T5">　</text:span><text:bookmark-end text:name="__RefHeading__14446_1559979953"/></text:h>
      <text:p text:style-name="P28"/>
      <table:table table:name="表33" table:style-name="表33">
        <table:table-column table:style-name="表33.A"/>
        <table:table-column table:style-name="表33.B"/>
        <table:table-row table:style-name="TableLine2363687856480">
          <table:table-cell office:value-type="string">
            <text:p text:style-name="P428">説明</text:p>
          </table:table-cell>
          <table:table-cell office:value-type="string">
            <text:p text:style-name="P233"/>
            <text:p text:style-name="P233">条件により処理ブロックを選択します。</text:p>
          </table:table-cell>
        </table:table-row>
        <table:table-row table:style-name="TableLine2363687858928">
          <table:table-cell office:value-type="string">
            <text:p text:style-name="P428">書式</text:p>
          </table:table-cell>
          <table:table-cell office:value-type="string">
            <text:p text:style-name="P233"/>
            <text:p text:style-name="P233">cond <text:span text:style-name="T53">exp</text:span><text:span text:style-name="T125">1 <text:s/></text:span><text:span text:style-name="T53">block</text:span><text:span text:style-name="T125">1</text:span><text:span text:style-name="T53"> <text:s/></text:span><text:span text:style-name="T99">[ </text:span><text:span text:style-name="T53">exp</text:span><text:span text:style-name="T125">2 </text:span><text:span text:style-name="T53"><text:s/>block</text:span><text:span text:style-name="T125">2 </text:span><text:span text:style-name="T99"><text:s/>] ...</text:span></text:p>
            <text:p text:style-name="P233"><text:span text:style-name="T99"><text:tab/></text:span><text:span text:style-name="T53">exp</text:span><text:span text:style-name="T125">n</text:span><text:span text:style-name="T53"> </text:span><text:span text:style-name="T99">: </text:span><text:span text:style-name="T53">value</text:span><text:span text:style-name="T99"> | { <text:s/></text:span><text:span text:style-name="T53">block</text:span><text:span text:style-name="T99"> }</text:span></text:p>
            <text:p text:style-name="P233"><text:span text:style-name="T99"><text:tab/></text:span><text:span text:style-name="T53">block</text:span><text:span text:style-name="T125">n</text:span><text:span text:style-name="T99"> : </text:span><text:span text:style-name="T53">value</text:span><text:span text:style-name="T99"> | { | </text:span><text:span text:style-name="T53">result</text:span><text:span text:style-name="T99"> | </text:span><text:span text:style-name="T53">block</text:span><text:span text:style-name="T99"> }</text:span></text:p>
          </table:table-cell>
        </table:table-row>
        <table:table-row table:style-name="TableLine2363687860288">
          <table:table-cell office:value-type="string">
            <text:p text:style-name="P428">詳細</text:p>
          </table:table-cell>
          <table:table-cell office:value-type="string">
            <text:p text:style-name="P233"/>
            <text:p text:style-name="P233"><text:span text:style-name="T53">exp</text:span><text:span text:style-name="T125">n</text:span>を評価し、非nilの場合<text:span text:style-name="T53">block</text:span><text:span text:style-name="T125">n</text:span>を実行します。評価順序は<text:span text:style-name="T53">exp</text:span><text:span text:style-name="T125">1</text:span> → <text:span text:style-name="T53">exp</text:span><text:span text:style-name="T125">2 </text:span><text:s/>... となり、順に全ての<text:span text:style-name="T53">exp</text:span>と<text:span text:style-name="T53">block</text:span>の評価、実行を行います。ただし、<text:span text:style-name="T53">block</text:span>の中で<text:span text:style-name="T53">break</text:span>が呼ばれた際は、評価はその時点で終了します。</text:p>
            <text:p text:style-name="P233"><text:span text:style-name="T53">exp</text:span>は、値もしくは処理ブロックを指定します。処理ブロックの場合は、そのブロックを実行した結果がnilかどうかを判定します。</text:p>
            <text:p text:style-name="P233"><text:span text:style-name="T53">block</text:span>は、値もしくは処理ブロックを指定します。処理ブロックを指定した場合は、そのブロックを実行します。また、バインドリストを指定すると、直前に評価した<text:span text:style-name="T53">exp</text:span>の結果を<text:span text:style-name="T53">result</text:span>として受け取ることができます。</text:p>
          </table:table-cell>
        </table:table-row>
        <table:table-row table:style-name="TableLine2363687859200">
          <table:table-cell office:value-type="string">
            <text:p text:style-name="P428">戻り値</text:p>
          </table:table-cell>
          <table:table-cell office:value-type="string">
            <text:p text:style-name="P233"/>
            <text:p text:style-name="P233">最後に評価された<text:span text:style-name="T53">block</text:span>の値となります。</text:p>
          </table:table-cell>
        </table:table-row>
        <table:table-row table:style-name="TableLine2363687860016">
          <table:table-cell office:value-type="string">
            <text:p text:style-name="P428">例外</text:p>
          </table:table-cell>
          <table:table-cell office:value-type="string">
            <text:p text:style-name="P233"/>
            <text:p text:style-name="P233">ErrSyntax: 書式に誤りがあります。</text:p>
          </table:table-cell>
        </table:table-row>
        <table:table-row table:style-name="TableLine2363687860832">
          <table:table-cell office:value-type="string">
            <text:p text:style-name="P428">使用例</text:p>
          </table:table-cell>
          <table:table-cell office:value-type="string">
            <text:p text:style-name="P521"/>
            <text:p text:style-name="P521">1 .. 100 do: {| i |</text:p>
            <text:p text:style-name="P531"><text:s text:c="2"/>cond</text:p>
            <text:p text:style-name="P531"><text:s text:c="7"/>{[$i % 15] = 0} {break "FizzBuzz”}</text:p>
            <text:p text:style-name="P521"><text:s text:c="7"/>{[$i % 3] = 0} <text:s/>{break "Fizz"}</text:p>
            <text:p text:style-name="P521"><text:s text:c="7"/>{[$i % 5] = 0} <text:s/>{break "Buzz"}</text:p>
            <text:p text:style-name="P531"><text:s text:c="7"/><text:span text:style-name="T289">&lt;</text:span>t<text:span text:style-name="T289">&gt;</text:span> <text:s text:c="12"/>$i</text:p>
            <text:p text:style-name="P531"><text:s text:c="2"/>;</text:p>
            <text:p text:style-name="P521">};</text:p>
          </table:table-cell>
        </table:table-row>
      </table:table>
      <text:h text:style-name="P788" text:outline-level="3"><text:bookmark-start text:name="__RefHeading__14908_1847744091"/>connect　<text:bookmark-end text:name="__RefHeading__14908_1847744091"/></text:h>
      <text:p text:style-name="P61"/>
      <table:table table:name="Table36" table:style-name="Table36">
        <table:table-column table:style-name="Table36.A"/>
        <table:table-column table:style-name="Table36.B"/>
        <table:table-row table:style-name="TableLine2363687854848">
          <table:table-cell office:value-type="string">
            <text:p text:style-name="P436">説明</text:p>
          </table:table-cell>
          <table:table-cell office:value-type="string">
            <text:p text:style-name="P244"/>
            <text:p text:style-name="P244">IPv4クライアントとしてリモートサーバに接続します。</text:p>
          </table:table-cell>
        </table:table-row>
        <table:table-row table:style-name="TableLine2363688066528">
          <table:table-cell office:value-type="string">
            <text:p text:style-name="P436">書式</text:p>
          </table:table-cell>
          <table:table-cell office:value-type="string">
            <text:p text:style-name="P244"/>
            <text:p text:style-name="P245">connect<text:span text:style-name="T53"> <text:s/>host-address</text:span><text:span text:style-name="T125"> </text:span><text:span text:style-name="T53"><text:s/>port</text:span><text:span text:style-name="T99"> <text:s/></text:span></text:p>
            <text:p text:style-name="P245"><text:span text:style-name="T107"><text:s text:c="9"/>[ bind-port: </text:span><text:span text:style-name="T71">src-port</text:span><text:span text:style-name="T107"> ] <text:s/>[ bind-address: </text:span><text:span text:style-name="T71">src-address</text:span><text:span text:style-name="T107"> ]</text:span></text:p>
          </table:table-cell>
        </table:table-row>
        <table:table-row table:style-name="TableLine2363688060272">
          <table:table-cell office:value-type="string">
            <text:p text:style-name="P436">詳細</text:p>
          </table:table-cell>
          <table:table-cell office:value-type="string">
            <text:p text:style-name="P232"/>
            <text:p text:style-name="P232">IPv4クライアントとして、リモートサーバを示す<text:span text:style-name="T53">host-address</text:span>に対してポート<text:span text:style-name="T53">port</text:span>でTCP接続します。</text:p>
            <text:p text:style-name="P232"><text:span text:style-name="T53">src-port</text:span>を指定することによりsource portを指定することができます。また、<text:span text:style-name="T53">src-adddresss</text:span>を指定することによりsource adddresssを指定することができます。</text:p>
            <text:p text:style-name="P386"><text:span text:style-name="T53">host-address</text:span> および <text:span text:style-name="T53">src-address </text:span>はIPv4アドレス（32ビット）の整数値となります。FQDN名やドットアドレス表記の文字列で表現されたホストを解決しIPv4アドレスに変換するために<text:span text:style-name="T222">resolv-host関数を使用します。</text:span></text:p>
          </table:table-cell>
        </table:table-row>
        <table:table-row table:style-name="TableLine2363688061360">
          <table:table-cell office:value-type="string">
            <text:p text:style-name="P436">戻り値</text:p>
          </table:table-cell>
          <table:table-cell office:value-type="string">
            <text:p text:style-name="P244"/>
            <text:p text:style-name="P244">正常に接続できた場合、socketのファイル記述子を返します。</text:p>
          </table:table-cell>
        </table:table-row>
        <table:table-row table:style-name="TableLine2363688066800">
          <table:table-cell office:value-type="string">
            <text:p text:style-name="P436">例外</text:p>
          </table:table-cell>
          <table:table-cell office:value-type="string">
            <text:p text:style-name="P244"/>
            <text:p text:style-name="P244">ErrSyntax: 書式に誤りがあります。</text:p>
          </table:table-cell>
        </table:table-row>
        <table:table-row table:style-name="TableLine2363688064080">
          <table:table-cell office:value-type="string">
            <text:p text:style-name="P436">使用例</text:p>
          </table:table-cell>
          <table:table-cell office:value-type="string">
            <text:p text:style-name="P542"/>
            <text:p text:style-name="P543">set fd [connect [resolv-host "192.168.1.1"] 80];</text:p>
          </table:table-cell>
        </table:table-row>
        <table:table-row table:style-name="TableLine2363688073328">
          <table:table-cell office:value-type="string">
            <text:p text:style-name="P436">関連項目</text:p>
          </table:table-cell>
          <table:table-cell office:value-type="string">
            <text:p text:style-name="P244"/>
            <text:p text:style-name="P244">resolv-host</text:p>
            <text:p text:style-name="P244">resolv-in-addr</text:p>
          </table:table-cell>
        </table:table-row>
      </table:table>
      <text:h text:style-name="P788" text:outline-level="3"><text:bookmark-start text:name="__RefHeading__14448_1559979953"/>continue<text:span text:style-name="T5">　</text:span><text:bookmark-end text:name="__RefHeading__14448_1559979953"/></text:h>
      <text:p text:style-name="P28"/>
      <table:table table:name="表34" table:style-name="表34">
        <table:table-column table:style-name="表34.A"/>
        <table:table-column table:style-name="表34.B"/>
        <table:table-row table:style-name="TableLine2363688067616">
          <table:table-cell office:value-type="string">
            <text:p text:style-name="P428">説明</text:p>
          </table:table-cell>
          <table:table-cell office:value-type="string">
            <text:p text:style-name="P233"/>
            <text:p text:style-name="P233">イテレータの次の要素に制御を渡します。</text:p>
          </table:table-cell>
        </table:table-row>
        <table:table-row table:style-name="TableLine2363688058912">
          <table:table-cell office:value-type="string">
            <text:p text:style-name="P428">書式</text:p>
          </table:table-cell>
          <table:table-cell office:value-type="string">
            <text:p text:style-name="P233"/>
            <text:p text:style-name="P233">continue</text:p>
          </table:table-cell>
        </table:table-row>
        <table:table-row table:style-name="TableLine2363688071968">
          <table:table-cell office:value-type="string">
            <text:p text:style-name="P428">詳細</text:p>
          </table:table-cell>
          <table:table-cell office:value-type="string">
            <text:p text:style-name="P233"/>
            <text:p text:style-name="P233">イテレータの現在の要素の処理を終了し、次の要素に制御を渡します。</text:p>
            <text:p text:style-name="P233">continueが有効なコマンドおよびメソッドは次の通りです: </text:p>
            <text:p text:style-name="P233">while / Integer::each / Integer::list / List::each / Vector::each</text:p>
          </table:table-cell>
        </table:table-row>
        <table:table-row table:style-name="TableLine2363688065168">
          <table:table-cell office:value-type="string">
            <text:p text:style-name="P428">戻り値</text:p>
          </table:table-cell>
          <table:table-cell office:value-type="string">
            <text:p text:style-name="P233"/>
            <text:p text:style-name="P233">制御が呼び出し元に戻るため、continue自身の戻り値はありません。</text:p>
          </table:table-cell>
        </table:table-row>
        <table:table-row table:style-name="TableLine2363688072240">
          <table:table-cell office:value-type="string">
            <text:p text:style-name="P428">例外</text:p>
          </table:table-cell>
          <table:table-cell office:value-type="string">
            <text:p text:style-name="P233"/>
            <text:p text:style-name="P233">ErrSyntax: 書式に誤りがあります。</text:p>
          </table:table-cell>
        </table:table-row>
        <table:table-row table:style-name="TableLine2363688065440">
          <table:table-cell office:value-type="string">
            <text:p text:style-name="P428">使用例</text:p>
          </table:table-cell>
          <table:table-cell office:value-type="string">
            <text:p text:style-name="P534"/>
            <text:p text:style-name="P534">set i 0;</text:p>
            <text:p text:style-name="P534">while {true} do: {</text:p>
            <text:p text:style-name="P534"><text:s text:c="2"/>$i ++;</text:p>
            <text:p text:style-name="P534"><text:s text:c="2"/>if {[$i % 2] = 0} then: {continue};</text:p>
            <text:p text:style-name="P534"><text:s text:c="2"/>println $i;</text:p>
            <text:p text:style-name="P534">};</text:p>
          </table:table-cell>
        </table:table-row>
      </table:table>
      <text:h text:style-name="P788" text:outline-level="3"><text:bookmark-start text:name="__RefHeading___Toc26167_3550414430"/>con<text:span text:style-name="T252">trol?</text:span><text:span text:style-name="T5">　</text:span><text:bookmark-end text:name="__RefHeading___Toc26167_3550414430"/></text:h>
      <text:p text:style-name="P62"/>
      <table:table table:name="表239" table:style-name="表239">
        <table:table-column table:style-name="表239.A"/>
        <table:table-column table:style-name="表239.B"/>
        <table:table-row table:style-name="TableLine2363688061088">
          <table:table-cell office:value-type="string">
            <text:p text:style-name="P437">説明</text:p>
          </table:table-cell>
          <table:table-cell office:value-type="string">
            <text:p text:style-name="P246"/>
            <text:p text:style-name="P246">コントロールデータの場合真を返す。</text:p>
          </table:table-cell>
        </table:table-row>
        <table:table-row table:style-name="TableLine2363688073872">
          <table:table-cell office:value-type="string">
            <text:p text:style-name="P437">書式</text:p>
          </table:table-cell>
          <table:table-cell office:value-type="string">
            <text:p text:style-name="P246"/>
            <text:p text:style-name="P246">con<text:span text:style-name="T99">trol? </text:span><text:span text:style-name="T86">val</text:span></text:p>
          </table:table-cell>
        </table:table-row>
        <table:table-row table:style-name="TableLine2363688074416">
          <table:table-cell office:value-type="string">
            <text:p text:style-name="P437">詳細</text:p>
          </table:table-cell>
          <table:table-cell office:value-type="string">
            <text:p text:style-name="P246"/>
            <text:p text:style-name="P650"><text:span text:style-name="T53">val</text:span>がコントロールデータの場合真を返します。</text:p>
          </table:table-cell>
        </table:table-row>
        <table:table-row table:style-name="TableLine2363688068160">
          <table:table-cell office:value-type="string">
            <text:p text:style-name="P437">戻り値</text:p>
          </table:table-cell>
          <table:table-cell office:value-type="string">
            <text:p text:style-name="P246"/>
            <text:p text:style-name="P650"><text:span text:style-name="T53">val</text:span>がコントロールデータの場合真を返します。</text:p>
          </table:table-cell>
        </table:table-row>
        <table:table-row table:style-name="TableLine2363688074688">
          <table:table-cell office:value-type="string">
            <text:p text:style-name="P437">例外</text:p>
          </table:table-cell>
          <table:table-cell office:value-type="string">
            <text:p text:style-name="P246"/>
            <text:p text:style-name="P246">ErrSyntax: 書式に誤りがあります。</text:p>
          </table:table-cell>
        </table:table-row>
        <table:table-row table:style-name="TableLine2363688068704">
          <table:table-cell office:value-type="string">
            <text:p text:style-name="P437">使用例</text:p>
          </table:table-cell>
          <table:table-cell office:value-type="string">
            <text:p text:style-name="P544"/>
            <text:p text:style-name="P544">control? <text:span text:style-name="T253">[break]; <text:s text:c="2"/># → t</text:span></text:p>
          </table:table-cell>
        </table:table-row>
      </table:table>
      <text:h text:style-name="P733" text:outline-level="3"/>
      <text:h text:style-name="P788" text:outline-level="3"><text:bookmark-start text:name="__RefHeading__14910_1847744091"/>coro　<text:bookmark-end text:name="__RefHeading__14910_1847744091"/></text:h>
      <text:p text:style-name="P61"/>
      <table:table table:name="Table37" table:style-name="Table37">
        <table:table-column table:style-name="Table37.A"/>
        <table:table-column table:style-name="Table37.B"/>
        <table:table-row table:style-name="TableLine2363688059184">
          <table:table-cell office:value-type="string">
            <text:p text:style-name="P436">説明</text:p>
          </table:table-cell>
          <table:table-cell office:value-type="string">
            <text:p text:style-name="P244"/>
            <text:p text:style-name="P244">コルーチンを生成します。</text:p>
          </table:table-cell>
        </table:table-row>
        <table:table-row table:style-name="TableLine2363688067072">
          <table:table-cell office:value-type="string">
            <text:p text:style-name="P436">書式</text:p>
          </table:table-cell>
          <table:table-cell office:value-type="string">
            <text:p text:style-name="P244"/>
            <text:p text:style-name="P244"><text:span text:style-name="T99">coro <text:s/>{ </text:span><text:span text:style-name="T53">block</text:span><text:span text:style-name="T99"> }</text:span></text:p>
          </table:table-cell>
        </table:table-row>
        <table:table-row table:style-name="TableLine2363688060816">
          <table:table-cell office:value-type="string">
            <text:p text:style-name="P436">詳細</text:p>
          </table:table-cell>
          <table:table-cell office:value-type="string">
            <text:p text:style-name="P244"/>
            <text:p text:style-name="P244">blockで示すスクリプトをコルーチン型データとして生成し、実行する準備を行います。</text:p>
            <text:p text:style-name="P63">コルーチンのグローバル変数はコルーチンごとに多重化されます。親コルーチンが子コルーチンを生成する際、親のグローバル変数辞書が子のグローバル変数辞書にコピーされ、以降は独立した名前空間となります。</text:p>
          </table:table-cell>
        </table:table-row>
        <table:table-row table:style-name="TableLine2363688061904">
          <table:table-cell office:value-type="string">
            <text:p text:style-name="P436">戻り値</text:p>
          </table:table-cell>
          <table:table-cell office:value-type="string">
            <text:p text:style-name="P244"/>
            <text:p text:style-name="P244">コルーチン型データを返します。</text:p>
          </table:table-cell>
        </table:table-row>
        <table:table-row table:style-name="TableLine2363688067888">
          <table:table-cell office:value-type="string">
            <text:p text:style-name="P436">例外</text:p>
          </table:table-cell>
          <table:table-cell office:value-type="string">
            <text:p text:style-name="P244"/>
            <text:p text:style-name="P244">ErrSyntax: 書式に誤りがあります。</text:p>
            <text:p text:style-name="P244">ErrCreateCoroutine: コルーチンが生成できませんでした。</text:p>
          </table:table-cell>
        </table:table-row>
        <table:table-row table:style-name="TableLine2363688068432">
          <table:table-cell office:value-type="string">
            <text:p text:style-name="P436">使用例</text:p>
          </table:table-cell>
          <table:table-cell office:value-type="string">
            <text:p text:style-name="P523"/>
            <text:p text:style-name="P523">set c [coro {</text:p>
            <text:p text:style-name="P524"><text:s text:c="2"/>println "1st step";</text:p>
            <text:p text:style-name="P523"><text:s text:c="2"/>pause;</text:p>
            <text:p text:style-name="P524"><text:s text:c="2"/>println "2nd step";</text:p>
            <text:p text:style-name="P523">}];</text:p>
            <text:p text:style-name="P524">$c next; # → "1st step"</text:p>
            <text:p text:style-name="P524">$c next; # → "2nd step"</text:p>
            <text:p text:style-name="P525">$c release;</text:p>
          </table:table-cell>
        </table:table-row>
        <table:table-row table:style-name="TableLine2363688061632">
          <table:table-cell office:value-type="string">
            <text:p text:style-name="P436">関連項目</text:p>
          </table:table-cell>
          <table:table-cell office:value-type="string">
            <text:p text:style-name="P244"/>
            <text:p text:style-name="P248">Coro::next</text:p>
            <text:p text:style-name="P248">Coro::release</text:p>
            <text:p text:style-name="P248">pause</text:p>
          </table:table-cell>
        </table:table-row>
      </table:table>
      <text:h text:style-name="P788" text:outline-level="3"><text:bookmark-start text:name="__RefHeading___Toc21223_1834471834"/>coro-id　<text:bookmark-end text:name="__RefHeading___Toc21223_1834471834"/></text:h>
      <text:p text:style-name="P64"/>
      <table:table table:name="表180" table:style-name="表180">
        <table:table-column table:style-name="表180.A"/>
        <table:table-column table:style-name="表180.B"/>
        <table:table-row table:style-name="TableLine2363688062176">
          <table:table-cell office:value-type="string">
            <text:p text:style-name="P438">説明</text:p>
          </table:table-cell>
          <table:table-cell office:value-type="string">
            <text:p text:style-name="P249"/>
            <text:p text:style-name="P249">現在のコルーチンidを返します。</text:p>
          </table:table-cell>
        </table:table-row>
        <table:table-row table:style-name="TableLine2363688062448">
          <table:table-cell office:value-type="string">
            <text:p text:style-name="P438">書式</text:p>
          </table:table-cell>
          <table:table-cell office:value-type="string">
            <text:p text:style-name="P249"/>
            <text:p text:style-name="P407"><text:span text:style-name="T289">c</text:span>oro-id</text:p>
          </table:table-cell>
        </table:table-row>
        <table:table-row table:style-name="TableLine2363688062720">
          <table:table-cell office:value-type="string">
            <text:p text:style-name="P438">詳細</text:p>
          </table:table-cell>
          <table:table-cell office:value-type="string">
            <text:p text:style-name="P249"/>
            <text:p text:style-name="P249">現在のコルーチンidを返します。</text:p>
          </table:table-cell>
        </table:table-row>
        <table:table-row table:style-name="TableLine2363688071424">
          <table:table-cell office:value-type="string">
            <text:p text:style-name="P438">戻り値</text:p>
          </table:table-cell>
          <table:table-cell office:value-type="string">
            <text:p text:style-name="P249"/>
            <text:p text:style-name="P249">整数値でコルーチンidを返します。</text:p>
          </table:table-cell>
        </table:table-row>
        <table:table-row table:style-name="TableLine2363688062992">
          <table:table-cell office:value-type="string">
            <text:p text:style-name="P438">例外</text:p>
          </table:table-cell>
          <table:table-cell office:value-type="string">
            <text:p text:style-name="P249"/>
            <text:p text:style-name="P249">ErrSyntax: 書式に誤りがあります。</text:p>
          </table:table-cell>
        </table:table-row>
        <table:table-row table:style-name="TableLine2363688072784">
          <table:table-cell office:value-type="string">
            <text:p text:style-name="P438">使用例</text:p>
          </table:table-cell>
          <table:table-cell office:value-type="string">
            <text:p text:style-name="P249"/>
            <text:p text:style-name="P629"/>
          </table:table-cell>
        </table:table-row>
        <table:table-row table:style-name="TableLine2363688059456">
          <table:table-cell office:value-type="string">
            <text:p text:style-name="P438">関連項目</text:p>
          </table:table-cell>
          <table:table-cell office:value-type="string">
            <text:p text:style-name="P249"/>
            <text:p text:style-name="P249">coro</text:p>
          </table:table-cell>
        </table:table-row>
      </table:table>
      <text:h text:style-name="P764" text:outline-level="3"/>
      <text:h text:style-name="P788" text:outline-level="3"><text:bookmark-start text:name="__RefHeading___Toc19463_2135658563"/>debug<text:span text:style-name="T5">　</text:span><text:bookmark-end text:name="__RefHeading___Toc19463_2135658563"/></text:h>
      <text:p text:style-name="P65"/>
      <table:table table:name="表167" table:style-name="表167">
        <table:table-column table:style-name="表167.A"/>
        <table:table-column table:style-name="表167.B"/>
        <table:table-row table:style-name="TableLine2363688069248">
          <table:table-cell table:style-name="表167.A1" office:value-type="string">
            <text:p text:style-name="P439">説明</text:p>
          </table:table-cell>
          <table:table-cell table:style-name="表167.A1" office:value-type="string">
            <text:p text:style-name="P250"/>
            <text:p text:style-name="P250">デバッグレベルを変更します。</text:p>
          </table:table-cell>
        </table:table-row>
        <table:table-row table:style-name="TableLine2363688069520">
          <table:table-cell table:style-name="表167.A1" office:value-type="string">
            <text:p text:style-name="P439">書式</text:p>
          </table:table-cell>
          <table:table-cell table:style-name="表167.A1" office:value-type="string">
            <text:p text:style-name="P408"/>
            <text:p text:style-name="P408">debug <text:span text:style-name="T194">[ </text:span><text:span text:style-name="T61">val</text:span><text:span text:style-name="T194"> <text:s/>]</text:span></text:p>
          </table:table-cell>
        </table:table-row>
        <table:table-row table:style-name="TableLine2363688070064">
          <table:table-cell table:style-name="表167.A1" office:value-type="string">
            <text:p text:style-name="P439">詳細</text:p>
          </table:table-cell>
          <table:table-cell table:style-name="表167.A1" office:value-type="string">
            <text:p text:style-name="P250"/>
            <text:p text:style-name="P354">デバッグレベルを<text:span text:style-name="T53">val</text:span>に変更します。<text:span text:style-name="T53">val</text:span>が省略された場合は現在のデバッグレベルを返します。デバッグレベル0は非デバッグモード、0以外はデバッグモードとなります。</text:p>
          </table:table-cell>
        </table:table-row>
        <table:table-row table:style-name="TableLine2363688063264">
          <table:table-cell table:style-name="表167.A1" office:value-type="string">
            <text:p text:style-name="P439">戻り値</text:p>
          </table:table-cell>
          <table:table-cell table:style-name="表167.A1" office:value-type="string">
            <text:p text:style-name="P250"/>
            <text:p text:style-name="P250">最新のデバッグレベルを返します。</text:p>
          </table:table-cell>
        </table:table-row>
        <table:table-row table:style-name="TableLine2363688070880">
          <table:table-cell table:style-name="表167.A1" office:value-type="string">
            <text:p text:style-name="P439">例外</text:p>
          </table:table-cell>
          <table:table-cell table:style-name="表167.A1" office:value-type="string">
            <text:p text:style-name="P250"/>
            <text:p text:style-name="P250">ErrSyntax: 書式に誤りがあります。</text:p>
          </table:table-cell>
        </table:table-row>
        <table:table-row table:style-name="TableLine2363688063536">
          <table:table-cell table:style-name="表167.A1" office:value-type="string">
            <text:p text:style-name="P439">使用例</text:p>
          </table:table-cell>
          <table:table-cell table:style-name="表167.A1" office:value-type="string">
            <text:p text:style-name="P250"/>
            <text:p text:style-name="P630"/>
          </table:table-cell>
        </table:table-row>
        <table:table-row table:style-name="TableLine2363688072512">
          <table:table-cell table:style-name="表167.A1" office:value-type="string">
            <text:p text:style-name="P439">関連</text:p>
          </table:table-cell>
          <table:table-cell table:style-name="表167.A1" office:value-type="string">
            <text:p text:style-name="P250"/>
            <text:p text:style-name="P630">debugger</text:p>
          </table:table-cell>
        </table:table-row>
      </table:table>
      <text:h text:style-name="P788" text:outline-level="3"><text:bookmark-start text:name="__RefHeading___Toc19465_2135658563"/>debugger<text:span text:style-name="T5">　</text:span><text:bookmark-end text:name="__RefHeading___Toc19465_2135658563"/></text:h>
      <text:p text:style-name="P65"/>
      <table:table table:name="表168" table:style-name="表168">
        <table:table-column table:style-name="表168.A"/>
        <table:table-column table:style-name="表168.B"/>
        <table:table-row table:style-name="TableLine2363688059728">
          <table:table-cell table:style-name="表168.A1" office:value-type="string">
            <text:p text:style-name="P439">説明</text:p>
          </table:table-cell>
          <table:table-cell table:style-name="表168.A1" office:value-type="string">
            <text:p text:style-name="P250"/>
            <text:p text:style-name="P250">デバッガを起動します。</text:p>
          </table:table-cell>
        </table:table-row>
        <table:table-row table:style-name="TableLine2363688076400">
          <table:table-cell table:style-name="表168.A1" office:value-type="string">
            <text:p text:style-name="P439">書式</text:p>
          </table:table-cell>
          <table:table-cell table:style-name="表168.A1" office:value-type="string">
            <text:p text:style-name="P408"/>
            <text:p text:style-name="P408">debugger <text:span text:style-name="T194">[ :off ]</text:span></text:p>
          </table:table-cell>
        </table:table-row>
        <table:table-row table:style-name="TableLine2363688088912">
          <table:table-cell table:style-name="表168.A1" office:value-type="string">
            <text:p text:style-name="P439">詳細</text:p>
          </table:table-cell>
          <table:table-cell table:style-name="表168.A1" office:value-type="string">
            <text:p text:style-name="P250"/>
            <text:p text:style-name="P354">デバッガを起動します。オプションの :off を指定すると終了します。</text:p>
            <text:p text:style-name="P651">詳細はデバッガコマンドの .h を参照してください。</text:p>
          </table:table-cell>
        </table:table-row>
        <table:table-row table:style-name="TableLine2363688090272">
          <table:table-cell table:style-name="表168.A1" office:value-type="string">
            <text:p text:style-name="P439">戻り値</text:p>
          </table:table-cell>
          <table:table-cell table:style-name="表168.A1" office:value-type="string">
            <text:p text:style-name="P250"/>
            <text:p text:style-name="P250"/>
          </table:table-cell>
        </table:table-row>
        <table:table-row table:style-name="TableLine2363688083200">
          <table:table-cell table:style-name="表168.A1" office:value-type="string">
            <text:p text:style-name="P439">例外</text:p>
          </table:table-cell>
          <table:table-cell table:style-name="表168.A1" office:value-type="string">
            <text:p text:style-name="P250"/>
            <text:p text:style-name="P630"/>
          </table:table-cell>
        </table:table-row>
        <table:table-row table:style-name="TableLine2363688079664">
          <table:table-cell table:style-name="表168.A1" office:value-type="string">
            <text:p text:style-name="P439">使用例</text:p>
          </table:table-cell>
          <table:table-cell table:style-name="表168.A1" office:value-type="string">
            <text:p text:style-name="P250"/>
            <text:p text:style-name="P630"/>
          </table:table-cell>
        </table:table-row>
        <table:table-row table:style-name="TableLine2363688090000">
          <table:table-cell table:style-name="表168.A1" office:value-type="string">
            <text:p text:style-name="P439">関連</text:p>
          </table:table-cell>
          <table:table-cell table:style-name="表168.A1" office:value-type="string">
            <text:p text:style-name="P250"/>
            <text:p text:style-name="P630">debug</text:p>
          </table:table-cell>
        </table:table-row>
      </table:table>
      <text:h text:style-name="P696" text:outline-level="3"/>
      <text:h text:style-name="P788" text:outline-level="3"><text:bookmark-start text:name="__RefHeading__14450_1559979953"/>defun<text:span text:style-name="T5">　</text:span><text:bookmark-end text:name="__RefHeading__14450_1559979953"/></text:h>
      <text:p text:style-name="P65"/>
      <table:table table:name="表35" table:style-name="表35">
        <table:table-column table:style-name="表35.A"/>
        <table:table-column table:style-name="表35.B"/>
        <table:table-row table:style-name="TableLine2363688077216">
          <table:table-cell office:value-type="string">
            <text:p text:style-name="P428">説明</text:p>
          </table:table-cell>
          <table:table-cell office:value-type="string">
            <text:p text:style-name="P233"/>
            <text:p text:style-name="P233">関数を定義します。</text:p>
          </table:table-cell>
        </table:table-row>
        <table:table-row table:style-name="TableLine2363688083472">
          <table:table-cell office:value-type="string">
            <text:p text:style-name="P428">書式</text:p>
          </table:table-cell>
          <table:table-cell office:value-type="string">
            <text:p text:style-name="P233"/>
            <text:p text:style-name="P233">defun <text:span text:style-name="T53">name</text:span> ( <text:span text:style-name="T53">argspec</text:span> ) { <text:span text:style-name="T53">body</text:span> }</text:p>
            <text:p text:style-name="P251"><text:tab/><text:span text:style-name="T53">argspec</text:span> : [ <text:span text:style-name="T53">posargs</text:span> ... ] [ <text:span text:style-name="T53">keyword</text:span><text:span text:style-name="T99">: </text:span><text:span text:style-name="T53">keyargs </text:span>... ] </text:p>
            <text:p text:style-name="P251"><text:tab/><text:tab/>[ args: <text:span text:style-name="T53">restarg</text:span> ] <text:s/><text:span text:style-name="T198">| <text:s/>*</text:span></text:p>
            <text:p text:style-name="P233"><text:tab/><text:span text:style-name="T53">posargs</text:span> : <text:span text:style-name="T53">symbol</text:span> | &amp;<text:span text:style-name="T53">symbol</text:span></text:p>
            <text:p text:style-name="P233"><text:tab/><text:span text:style-name="T53">keyargs</text:span> : <text:span text:style-name="T53">symbol</text:span> | &amp;<text:span text:style-name="T53">symbol</text:span></text:p>
            <text:p text:style-name="P233"><text:span text:style-name="T53"><text:tab/>restarg </text:span><text:span text:style-name="T99">:</text:span><text:span text:style-name="T53"> symbol</text:span></text:p>
          </table:table-cell>
        </table:table-row>
        <table:table-row table:style-name="TableLine2363688078032">
          <table:table-cell office:value-type="string">
            <text:p text:style-name="P428">詳細</text:p>
          </table:table-cell>
          <table:table-cell office:value-type="string">
            <text:p text:style-name="P233"/>
            <text:p text:style-name="P233">名前つき関数<text:span text:style-name="T53">name</text:span>を定義します。引数定義<text:span text:style-name="T53">argspec</text:span>に関しては、「4.10 引数」を参照ください。</text:p>
            <text:p text:style-name="P233"><text:span text:style-name="T53">body</text:span>には、関数本体のスクリプトを記述します。</text:p>
          </table:table-cell>
        </table:table-row>
        <table:table-row table:style-name="TableLine2363688081296">
          <table:table-cell office:value-type="string">
            <text:p text:style-name="P428">戻り値</text:p>
          </table:table-cell>
          <table:table-cell office:value-type="string">
            <text:p text:style-name="P233"/>
            <text:p text:style-name="P233">定義された関数を返します。</text:p>
          </table:table-cell>
        </table:table-row>
        <table:table-row table:style-name="TableLine2363688083744">
          <table:table-cell office:value-type="string">
            <text:p text:style-name="P428">例外</text:p>
          </table:table-cell>
          <table:table-cell office:value-type="string">
            <text:p text:style-name="P233"/>
            <text:p text:style-name="P233">ErrSyntax: 書式に誤りがあります。</text:p>
          </table:table-cell>
        </table:table-row>
        <table:table-row table:style-name="TableLine2363688084016">
          <table:table-cell office:value-type="string">
            <text:p text:style-name="P428">使用例</text:p>
          </table:table-cell>
          <table:table-cell office:value-type="string">
            <text:p text:style-name="P521"/>
            <text:p text:style-name="P521">defun fact (n) {</text:p>
            <text:p text:style-name="P521"><text:s text:c="4"/>if {$n &lt; 1}</text:p>
            <text:p text:style-name="P521"><text:s text:c="4"/>then: 1</text:p>
            <text:p text:style-name="P521"><text:s text:c="4"/>else: {</text:p>
            <text:p text:style-name="P521"><text:tab/>$n * [fact [$n - 1]];</text:p>
            <text:p text:style-name="P521"><text:s text:c="4"/>};</text:p>
            <text:p text:style-name="P521">};</text:p>
          </table:table-cell>
        </table:table-row>
      </table:table>
      <text:h text:style-name="P694" text:outline-level="3"/>
      <text:h text:style-name="P788" text:outline-level="3"><text:bookmark-start text:name="__RefHeading__14452_1559979953"/>defvar<text:span text:style-name="T5">　</text:span><text:bookmark-end text:name="__RefHeading__14452_1559979953"/></text:h>
      <text:p text:style-name="P28"/>
      <table:table table:name="表36" table:style-name="表36">
        <table:table-column table:style-name="表36.A"/>
        <table:table-column table:style-name="表36.B"/>
        <table:table-row table:style-name="TableLine2363688081024">
          <table:table-cell office:value-type="string">
            <text:p text:style-name="P428">説明</text:p>
          </table:table-cell>
          <table:table-cell office:value-type="string">
            <text:p text:style-name="P233"/>
            <text:p text:style-name="P233">グローバル変数を定義します。</text:p>
          </table:table-cell>
        </table:table-row>
        <table:table-row table:style-name="TableLine2363688081568">
          <table:table-cell office:value-type="string">
            <text:p text:style-name="P428">書式</text:p>
          </table:table-cell>
          <table:table-cell office:value-type="string">
            <text:p text:style-name="P233"/>
            <text:p text:style-name="P233">defvar <text:span text:style-name="T53">var </text:span><text:span text:style-name="T99">[ </text:span><text:span text:style-name="T53">val </text:span><text:span text:style-name="T99">]</text:span></text:p>
          </table:table-cell>
        </table:table-row>
        <table:table-row table:style-name="TableLine2363688078304">
          <table:table-cell office:value-type="string">
            <text:p text:style-name="P428">詳細</text:p>
          </table:table-cell>
          <table:table-cell office:value-type="string">
            <text:p text:style-name="P233"/>
            <text:p text:style-name="P233">グローバル変数<text:span text:style-name="T53">var</text:span>を定義し、値を<text:span text:style-name="T53">val</text:span>とします。<text:span text:style-name="T53">val</text:span>が省略された場合は、変数<text:span text:style-name="T53">var</text:span>の値を返します。</text:p>
            <text:p text:style-name="P233">すでに<text:span text:style-name="T53">var</text:span>が定義されている場合はエラーとなります。</text:p>
          </table:table-cell>
        </table:table-row>
        <table:table-row table:style-name="TableLine2363688079120">
          <table:table-cell office:value-type="string">
            <text:p text:style-name="P428">戻り値</text:p>
          </table:table-cell>
          <table:table-cell office:value-type="string">
            <text:p text:style-name="P233"/>
            <text:p text:style-name="P233"><text:span text:style-name="T53">var</text:span>の値を返します。</text:p>
          </table:table-cell>
        </table:table-row>
        <table:table-row table:style-name="TableLine2363688081840">
          <table:table-cell office:value-type="string">
            <text:p text:style-name="P428">例外</text:p>
          </table:table-cell>
          <table:table-cell office:value-type="string">
            <text:p text:style-name="P233"/>
            <text:p text:style-name="P233">ErrSyntax: 書式に誤りがあります。</text:p>
            <text:p text:style-name="P233">ErrNoSuchVariable: 変数が存在しません。</text:p>
            <text:p text:style-name="P233">ErrAlreadyExists: 既に変数が存在します。</text:p>
          </table:table-cell>
        </table:table-row>
        <table:table-row table:style-name="TableLine2363688087008">
          <table:table-cell office:value-type="string">
            <text:p text:style-name="P428">使用例</text:p>
          </table:table-cell>
          <table:table-cell office:value-type="string">
            <text:p text:style-name="P541"/>
            <text:p text:style-name="P541">defvar FOO "X";<text:tab/># → "X"</text:p>
            <text:p text:style-name="P541">defvar FOO;<text:tab/><text:tab/># → "X"</text:p>
          </table:table-cell>
        </table:table-row>
      </table:table>
      <text:h text:style-name="P694" text:outline-level="3"/>
      <text:h text:style-name="P788" text:outline-level="3"><text:bookmark-start text:name="__RefHeading__14454_1559979953"/>defvar?<text:span text:style-name="T5">　</text:span><text:bookmark-end text:name="__RefHeading__14454_1559979953"/></text:h>
      <text:p text:style-name="P28"/>
      <table:table table:name="表37" table:style-name="表37">
        <table:table-column table:style-name="表37.A"/>
        <table:table-column table:style-name="表37.B"/>
        <table:table-row table:style-name="TableLine2363688075856">
          <table:table-cell office:value-type="string">
            <text:p text:style-name="P428">説明</text:p>
          </table:table-cell>
          <table:table-cell office:value-type="string">
            <text:p text:style-name="P233"/>
            <text:p text:style-name="P403">グローバル変数が定義されているか調べます。</text:p>
          </table:table-cell>
        </table:table-row>
        <table:table-row table:style-name="TableLine2363688090816">
          <table:table-cell office:value-type="string">
            <text:p text:style-name="P428">書式</text:p>
          </table:table-cell>
          <table:table-cell office:value-type="string">
            <text:p text:style-name="P233"/>
            <text:p text:style-name="P233">defvar? <text:span text:style-name="T53">var</text:span></text:p>
          </table:table-cell>
        </table:table-row>
        <table:table-row table:style-name="TableLine2363688089728">
          <table:table-cell office:value-type="string">
            <text:p text:style-name="P428">詳細</text:p>
          </table:table-cell>
          <table:table-cell office:value-type="string">
            <text:p text:style-name="P233"/>
            <text:p text:style-name="P233">グローバル変数<text:span text:style-name="T53">var</text:span>が設定されているかを調べ、tまたはnilを返します。</text:p>
          </table:table-cell>
        </table:table-row>
        <table:table-row table:style-name="TableLine2363688076128">
          <table:table-cell office:value-type="string">
            <text:p text:style-name="P428">戻り値</text:p>
          </table:table-cell>
          <table:table-cell office:value-type="string">
            <text:p text:style-name="P233"/>
            <text:p text:style-name="P233">グローバル変数<text:span text:style-name="T53">var</text:span>が定義されている場合tを返します。定義されていない場合nilを返します。</text:p>
          </table:table-cell>
        </table:table-row>
        <table:table-row table:style-name="TableLine2363688084560">
          <table:table-cell office:value-type="string">
            <text:p text:style-name="P428">例外</text:p>
          </table:table-cell>
          <table:table-cell office:value-type="string">
            <text:p text:style-name="P233"/>
            <text:p text:style-name="P233">ErrSyntax: 書式に誤りがあります。</text:p>
          </table:table-cell>
        </table:table-row>
        <table:table-row table:style-name="TableLine2363688084288">
          <table:table-cell office:value-type="string">
            <text:p text:style-name="P428">使用例</text:p>
          </table:table-cell>
          <table:table-cell office:value-type="string">
            <text:p text:style-name="P541"/>
            <text:p text:style-name="P541">defvar FOO "X";</text:p>
            <text:p text:style-name="P541">defvar? FOO;<text:tab/><text:tab/># → t</text:p>
          </table:table-cell>
        </table:table-row>
      </table:table>
      <text:h text:style-name="P788" text:outline-level="3"><text:bookmark-start text:name="__RefHeading__14456_1559979953"/>dict<text:span text:style-name="T5">　</text:span><text:bookmark-end text:name="__RefHeading__14456_1559979953"/></text:h>
      <text:p text:style-name="P66"/>
      <table:table table:name="Table4" table:style-name="Table4">
        <table:table-column table:style-name="Table4.A"/>
        <table:table-column table:style-name="Table4.B"/>
        <table:table-row table:style-name="TableLine2363688079392">
          <table:table-cell office:value-type="string">
            <text:p text:style-name="P440">説明</text:p>
          </table:table-cell>
          <table:table-cell office:value-type="string">
            <text:p text:style-name="P252"/>
            <text:p text:style-name="P252">新しい辞書型データを生成し返します。</text:p>
          </table:table-cell>
        </table:table-row>
        <table:table-row table:style-name="TableLine2363688077760">
          <table:table-cell office:value-type="string">
            <text:p text:style-name="P440">書式</text:p>
          </table:table-cell>
          <table:table-cell office:value-type="string">
            <text:p text:style-name="P252"/>
            <text:p text:style-name="P252">dict <text:span text:style-name="T99">[ </text:span><text:span text:style-name="T53">val</text:span><text:span text:style-name="T99"> ]</text:span></text:p>
          </table:table-cell>
        </table:table-row>
        <table:table-row table:style-name="TableLine2363688076672">
          <table:table-cell office:value-type="string">
            <text:p text:style-name="P440">詳細</text:p>
          </table:table-cell>
          <table:table-cell office:value-type="string">
            <text:p text:style-name="P252"/>
            <text:p text:style-name="P225"><text:span text:style-name="T273">新しい辞書型データを生成します。valが指定された場合は、valの内容が初期設定されます。</text:span><text:span text:style-name="T272">val</text:span><text:span text:style-name="T273">の書式は、( ( key . </text:span><text:span text:style-name="T42">v</text:span><text:span text:style-name="T273">al ) ( key . val ) ... ) です。</text:span></text:p>
          </table:table-cell>
        </table:table-row>
        <table:table-row table:style-name="TableLine2363688082928">
          <table:table-cell office:value-type="string">
            <text:p text:style-name="P440">戻り値</text:p>
          </table:table-cell>
          <table:table-cell office:value-type="string">
            <text:p text:style-name="P252"/>
            <text:p text:style-name="P252">辞書型のデータを返します。</text:p>
          </table:table-cell>
        </table:table-row>
        <table:table-row table:style-name="TableLine2363688090544">
          <table:table-cell office:value-type="string">
            <text:p text:style-name="P440">例外</text:p>
          </table:table-cell>
          <table:table-cell office:value-type="string">
            <text:p text:style-name="P252"/>
            <text:p text:style-name="P252">ErrSyntax: 書式に誤りがあります。</text:p>
          </table:table-cell>
        </table:table-row>
        <table:table-row table:style-name="TableLine2363688087552">
          <table:table-cell office:value-type="string">
            <text:p text:style-name="P440">使用例</text:p>
          </table:table-cell>
          <table:table-cell office:value-type="string">
            <text:p text:style-name="P252"/>
            <text:p text:style-name="P252"/>
          </table:table-cell>
        </table:table-row>
      </table:table>
      <text:h text:style-name="P788" text:outline-level="3"><text:bookmark-start text:name="__RefHeading__14458_1559979953"/>dict?<text:span text:style-name="T5">　</text:span><text:bookmark-end text:name="__RefHeading__14458_1559979953"/></text:h>
      <text:p text:style-name="P67"/>
      <table:table table:name="Table6" table:style-name="Table6">
        <table:table-column table:style-name="Table6.A"/>
        <table:table-column table:style-name="Table6.B"/>
        <table:table-row table:style-name="TableLine2363688085920">
          <table:table-cell office:value-type="string">
            <text:p text:style-name="P441">説明</text:p>
          </table:table-cell>
          <table:table-cell office:value-type="string">
            <text:p text:style-name="P253"/>
            <text:p text:style-name="P253">辞書型データであれば真を返します。</text:p>
          </table:table-cell>
        </table:table-row>
        <table:table-row table:style-name="TableLine2363688085648">
          <table:table-cell office:value-type="string">
            <text:p text:style-name="P441">書式</text:p>
          </table:table-cell>
          <table:table-cell office:value-type="string">
            <text:p text:style-name="P253"/>
            <text:p text:style-name="P253">dict? <text:span text:style-name="T53">val</text:span></text:p>
          </table:table-cell>
        </table:table-row>
        <table:table-row table:style-name="TableLine2363688086192">
          <table:table-cell office:value-type="string">
            <text:p text:style-name="P441">詳細</text:p>
          </table:table-cell>
          <table:table-cell office:value-type="string">
            <text:p text:style-name="P253"/>
            <text:p text:style-name="P426"><text:span text:style-name="T53">val</text:span>が辞書であれば真を返します。</text:p>
          </table:table-cell>
        </table:table-row>
        <table:table-row table:style-name="TableLine2363688087824">
          <table:table-cell office:value-type="string">
            <text:p text:style-name="P441">戻り値</text:p>
          </table:table-cell>
          <table:table-cell office:value-type="string">
            <text:p text:style-name="P253"/>
            <text:p text:style-name="P253"><text:span text:style-name="T92">val</text:span><text:span text:style-name="T27">が辞書であれば真を返します</text:span>。</text:p>
          </table:table-cell>
        </table:table-row>
        <table:table-row table:style-name="TableLine2363688077488">
          <table:table-cell office:value-type="string">
            <text:p text:style-name="P441">例外</text:p>
          </table:table-cell>
          <table:table-cell office:value-type="string">
            <text:p text:style-name="P253"/>
            <text:p text:style-name="P253"/>
          </table:table-cell>
        </table:table-row>
        <table:table-row table:style-name="TableLine2363688079936">
          <table:table-cell office:value-type="string">
            <text:p text:style-name="P441">使用例</text:p>
          </table:table-cell>
          <table:table-cell office:value-type="string">
            <text:p text:style-name="P253"/>
            <text:p text:style-name="P253"/>
          </table:table-cell>
        </table:table-row>
      </table:table>
      <text:h text:style-name="P788" text:outline-level="3"><text:bookmark-start text:name="__RefHeading__14460_1559979953"/>dict-class<text:span text:style-name="T5">　</text:span><text:bookmark-end text:name="__RefHeading__14460_1559979953"/></text:h>
      <text:h text:style-name="Heading_20_3" text:outline-level="3"><text:bookmark-start text:name="__RefHeading___Toc24100_2042234533"/>dict-closure　<text:bookmark-end text:name="__RefHeading___Toc24100_2042234533"/></text:h>
      <text:h text:style-name="Heading_20_3" text:outline-level="3"><text:bookmark-start text:name="__RefHeading__14462_1559979953"/>dict-func　<text:bookmark-end text:name="__RefHeading__14462_1559979953"/></text:h>
      <text:h text:style-name="Heading_20_3" text:outline-level="3"><text:bookmark-start text:name="__RefHeading__14464_1559979953"/>dict-global　<text:bookmark-end text:name="__RefHeading__14464_1559979953"/></text:h>
      <text:h text:style-name="Heading_20_3" text:outline-level="3"><text:bookmark-start text:name="__RefHeading__14466_1559979953"/>dict-local　<text:bookmark-end text:name="__RefHeading__14466_1559979953"/></text:h>
      <text:h text:style-name="Heading_20_3" text:outline-level="3"><text:bookmark-start text:name="__RefHeading__14468_1559979953"/>dict-object　<text:bookmark-end text:name="__RefHeading__14468_1559979953"/></text:h>
      <text:h text:style-name="P752" text:outline-level="3"/>
      <table:table table:name="Table5" table:style-name="Table5">
        <table:table-column table:style-name="Table5.A"/>
        <table:table-column table:style-name="Table5.B"/>
        <table:table-row table:style-name="TableLine2363688080208">
          <table:table-cell office:value-type="string">
            <text:p text:style-name="P440">説明</text:p>
          </table:table-cell>
          <table:table-cell office:value-type="string">
            <text:p text:style-name="P252"/>
            <text:p text:style-name="P252">辞書データを返します。</text:p>
          </table:table-cell>
        </table:table-row>
        <table:table-row table:style-name="TableLine2363688088640">
          <table:table-cell office:value-type="string">
            <text:p text:style-name="P440">書式</text:p>
          </table:table-cell>
          <table:table-cell office:value-type="string">
            <text:p text:style-name="P252"/>
            <text:p text:style-name="P252">dict<text:span text:style-name="T99">-class</text:span></text:p>
            <text:p text:style-name="P254"><text:span text:style-name="T112">dict-closure { </text:span><text:span text:style-name="T76">block</text:span><text:span text:style-name="T112"> }</text:span></text:p>
            <text:p text:style-name="P254">dict<text:span text:style-name="T99">-func</text:span></text:p>
            <text:p text:style-name="P253">dict<text:span text:style-name="T99">-global</text:span></text:p>
            <text:p text:style-name="P253">dict<text:span text:style-name="T99">-local</text:span></text:p>
            <text:p text:style-name="P253">dict<text:span text:style-name="T99">-object</text:span></text:p>
          </table:table-cell>
        </table:table-row>
        <table:table-row table:style-name="TableLine2363688089184">
          <table:table-cell office:value-type="string">
            <text:p text:style-name="P440">詳細</text:p>
          </table:table-cell>
          <table:table-cell office:value-type="string">
            <text:p text:style-name="P252"/>
            <text:p text:style-name="P252">dict<text:span text:style-name="T99">-class　<text:tab/>クラス辞書を返します。</text:span></text:p>
            <text:p text:style-name="P232"><text:span text:style-name="T99">dict-closure <text:s/><text:tab/></text:span><text:span text:style-name="T53">block</text:span><text:span text:style-name="T99"> が環境として持つスタック辞書を返します。</text:span></text:p>
            <text:p text:style-name="P232">dict<text:span text:style-name="T99">-func　 <text:tab/>関数辞書を返します。</text:span></text:p>
            <text:p text:style-name="P253">dict<text:span text:style-name="T99">-global <text:s/><text:tab/>グローバル変数辞書を返します。</text:span></text:p>
            <text:p text:style-name="P253">dict<text:span text:style-name="T99">-local　 <text:tab/>ローカル変数辞書を返します。</text:span></text:p>
            <text:p text:style-name="P253">dict<text:span text:style-name="T99">-object <text:s text:c="2"/><text:tab/>カレントのオブジェクト変数スロット辞書を返します。</text:span></text:p>
          </table:table-cell>
        </table:table-row>
        <table:table-row table:style-name="TableLine2363688539184">
          <table:table-cell office:value-type="string">
            <text:p text:style-name="P440">戻り値</text:p>
          </table:table-cell>
          <table:table-cell office:value-type="string">
            <text:p text:style-name="P252"/>
            <text:p text:style-name="P252">システムの辞書のデータを返します。</text:p>
          </table:table-cell>
        </table:table-row>
        <table:table-row table:style-name="TableLine2363688543808">
          <table:table-cell office:value-type="string">
            <text:p text:style-name="P440">例外</text:p>
          </table:table-cell>
          <table:table-cell office:value-type="string">
            <text:p text:style-name="P252"/>
            <text:p text:style-name="P252"/>
          </table:table-cell>
        </table:table-row>
        <table:table-row table:style-name="TableLine2363688531024">
          <table:table-cell office:value-type="string">
            <text:p text:style-name="P440">使用例</text:p>
          </table:table-cell>
          <table:table-cell office:value-type="string">
            <text:p text:style-name="P252"/>
            <text:p text:style-name="P252"/>
          </table:table-cell>
        </table:table-row>
      </table:table>
      <text:h text:style-name="P765" text:outline-level="3"/>
      <text:h text:style-name="P791" text:outline-level="3"><text:bookmark-start text:name="__RefHeading___Toc27926_2297371016"/>enable-itimer<text:span text:style-name="T5">　</text:span><text:bookmark-end text:name="__RefHeading___Toc27926_2297371016"/></text:h>
      <text:p text:style-name="P144"/>
      <table:table table:name="表257" table:style-name="表257">
        <table:table-column table:style-name="表257.A"/>
        <table:table-column table:style-name="表257.B"/>
        <table:table-row table:style-name="TableLine2363688543536">
          <table:table-cell office:value-type="string">
            <text:p text:style-name="P512">説明</text:p>
          </table:table-cell>
          <table:table-cell office:value-type="string">
            <text:p text:style-name="P348"/>
            <text:p text:style-name="P419">インターバルタイマーを有効化します。</text:p>
          </table:table-cell>
        </table:table-row>
        <table:table-row table:style-name="TableLine2363688539456">
          <table:table-cell office:value-type="string">
            <text:p text:style-name="P512">書式</text:p>
          </table:table-cell>
          <table:table-cell office:value-type="string">
            <text:p text:style-name="P348"/>
            <text:p text:style-name="P231"><text:span text:style-name="T262">enable-</text:span><text:span text:style-name="T266">itimer</text:span></text:p>
          </table:table-cell>
        </table:table-row>
        <table:table-row table:style-name="TableLine2363688533744">
          <table:table-cell office:value-type="string">
            <text:p text:style-name="P512">詳細</text:p>
          </table:table-cell>
          <table:table-cell office:value-type="string">
            <text:p text:style-name="P348"/>
            <text:p text:style-name="P570">set-itimerで設定したインターバルタイマーを有効化します。この呼び出し以降、インターバルタイマーによる割込みが発生した時にコルーチンのコンテキストにある場合、そのコルーチンはレジューム(pause)します。</text:p>
          </table:table-cell>
        </table:table-row>
        <table:table-row table:style-name="TableLine2363688530208">
          <table:table-cell office:value-type="string">
            <text:p text:style-name="P512">戻り値</text:p>
          </table:table-cell>
          <table:table-cell office:value-type="string">
            <text:p text:style-name="P348"/>
            <text:p text:style-name="P348">tを返します。</text:p>
          </table:table-cell>
        </table:table-row>
        <table:table-row table:style-name="TableLine2363688539728">
          <table:table-cell office:value-type="string">
            <text:p text:style-name="P512">例外</text:p>
          </table:table-cell>
          <table:table-cell office:value-type="string">
            <text:p text:style-name="P348"/>
            <text:p text:style-name="P348">ErrSyntax: 書式に誤りがあります。</text:p>
          </table:table-cell>
        </table:table-row>
        <table:table-row table:style-name="TableLine2363688533200">
          <table:table-cell office:value-type="string">
            <text:p text:style-name="P512">使用例</text:p>
          </table:table-cell>
          <table:table-cell office:value-type="string">
            <text:p text:style-name="P560"/>
            <text:p text:style-name="P560"/>
          </table:table-cell>
        </table:table-row>
      </table:table>
      <text:h text:style-name="P697" text:outline-level="3"/>
      <text:h text:style-name="P791" text:outline-level="3"><text:bookmark-start text:name="__RefHeading___Toc21225_1834471834"/>eq?<text:span text:style-name="T5">　</text:span><text:bookmark-end text:name="__RefHeading___Toc21225_1834471834"/></text:h>
      <text:p text:style-name="P64"/>
      <table:table table:name="表182" table:style-name="表182">
        <table:table-column table:style-name="表182.A"/>
        <table:table-column table:style-name="表182.B"/>
        <table:table-row table:style-name="TableLine2363688537824">
          <table:table-cell office:value-type="string">
            <text:p text:style-name="P438">説明</text:p>
          </table:table-cell>
          <table:table-cell office:value-type="string">
            <text:p text:style-name="P249"/>
            <text:p text:style-name="P407">ふたつのオブジェクトが等しいか比較します。</text:p>
          </table:table-cell>
        </table:table-row>
        <table:table-row table:style-name="TableLine2363688540000">
          <table:table-cell office:value-type="string">
            <text:p text:style-name="P438">書式</text:p>
          </table:table-cell>
          <table:table-cell office:value-type="string">
            <text:p text:style-name="P249"/>
            <text:p text:style-name="P226"><text:span text:style-name="T262">eq? </text:span><text:span text:style-name="T270">va</text:span><text:span text:style-name="T37">l</text:span><text:span text:style-name="T128">1</text:span><text:span text:style-name="T270"> va</text:span><text:span text:style-name="T37">l</text:span><text:span text:style-name="T128">2</text:span></text:p>
          </table:table-cell>
        </table:table-row>
        <table:table-row table:style-name="TableLine2363688545984">
          <table:table-cell office:value-type="string">
            <text:p text:style-name="P438">詳細</text:p>
          </table:table-cell>
          <table:table-cell office:value-type="string">
            <text:p text:style-name="P249"/>
            <text:p text:style-name="P226"><text:span text:style-name="T262">ふたつのオブジェクト</text:span><text:span text:style-name="T270">va</text:span><text:span text:style-name="T37">l</text:span><text:span text:style-name="T128">1</text:span><text:span text:style-name="T270"> va</text:span><text:span text:style-name="T37">l</text:span><text:span text:style-name="T128">2 <text:s/></text:span><text:span text:style-name="T174">が等しいか比較し、等しければ真を返します。単純型（シンボル、整数、実数、文字列など）の場合は値が等しい場合に真を返します。オブジェクト型の場合は、同じオブジェクト（参照が指し示す先が同一）の場合に真を返します。</text:span></text:p>
          </table:table-cell>
        </table:table-row>
        <table:table-row table:style-name="TableLine2363688544080">
          <table:table-cell office:value-type="string">
            <text:p text:style-name="P438">戻り値</text:p>
          </table:table-cell>
          <table:table-cell office:value-type="string">
            <text:p text:style-name="P249"/>
            <text:p text:style-name="P249">等しければ真を返します。</text:p>
          </table:table-cell>
        </table:table-row>
        <table:table-row table:style-name="TableLine2363688540272">
          <table:table-cell office:value-type="string">
            <text:p text:style-name="P438">例外</text:p>
          </table:table-cell>
          <table:table-cell office:value-type="string">
            <text:p text:style-name="P249"/>
            <text:p text:style-name="P249">ErrSyntax: 書式に誤りがあります。</text:p>
          </table:table-cell>
        </table:table-row>
        <table:table-row table:style-name="TableLine2363688546256">
          <table:table-cell office:value-type="string">
            <text:p text:style-name="P438">使用例</text:p>
          </table:table-cell>
          <table:table-cell office:value-type="string">
            <text:p text:style-name="P249"/>
            <text:p text:style-name="P249"/>
          </table:table-cell>
        </table:table-row>
      </table:table>
      <text:h text:style-name="P698" text:outline-level="3"/>
      <text:h text:style-name="P788" text:outline-level="3"><text:bookmark-start text:name="__RefHeading__14470_1559979953"/>exec<text:span text:style-name="T5">　</text:span><text:bookmark-end text:name="__RefHeading__14470_1559979953"/></text:h>
      <text:p text:style-name="P64"/>
      <table:table table:name="表117" table:style-name="表117">
        <table:table-column table:style-name="表117.A"/>
        <table:table-column table:style-name="表117.B"/>
        <table:table-row table:style-name="TableLine2363688540544">
          <table:table-cell table:style-name="表117.A1" office:value-type="string">
            <text:p text:style-name="P428">説明</text:p>
          </table:table-cell>
          <table:table-cell table:style-name="表117.A1" office:value-type="string">
            <text:p text:style-name="P233"/>
            <text:p text:style-name="P233">外部プロセスを起動します。</text:p>
          </table:table-cell>
        </table:table-row>
        <table:table-row table:style-name="TableLine2363688532928">
          <table:table-cell table:style-name="表117.A1" office:value-type="string">
            <text:p text:style-name="P428">書式</text:p>
          </table:table-cell>
          <table:table-cell table:style-name="表117.A1" office:value-type="string">
            <text:p text:style-name="P233"/>
            <text:p text:style-name="P233">exec <text:span text:style-name="T53">program</text:span> <text:span text:style-name="T53">args</text:span> ...</text:p>
          </table:table-cell>
        </table:table-row>
        <table:table-row table:style-name="TableLine2363688544624">
          <table:table-cell table:style-name="表117.A1" office:value-type="string">
            <text:p text:style-name="P428">詳細</text:p>
          </table:table-cell>
          <table:table-cell table:style-name="表117.A1" office:value-type="string">
            <text:p text:style-name="P233"/>
            <text:p text:style-name="P233">外部プログラム<text:span text:style-name="T53">program</text:span>を引数<text:span text:style-name="T53">args</text:span>とともに実行します。<text:span text:style-name="T92">program</text:span>、<text:span text:style-name="T53">args</text:span>ともに、指定した値は<text:span text:style-name="T289">Object::</text:span>stringの呼び出しにより文字列化されます。</text:p>
            <text:p text:style-name="P233">外部プログラムは子プロセスとして実行されます。<text:span text:style-name="T4">P</text:span>erfume自身は親プロセスとして、子プロセスが終了するのを待ちます。</text:p>
            <text:p text:style-name="P652">外部プロセスに対して標準入出力を指定する場合は、pipeコマンドを使用します。</text:p>
          </table:table-cell>
        </table:table-row>
        <table:table-row table:style-name="TableLine2363688545168">
          <table:table-cell table:style-name="表117.A1" office:value-type="string">
            <text:p text:style-name="P428">戻り値</text:p>
          </table:table-cell>
          <table:table-cell table:style-name="表117.A1" office:value-type="string">
            <text:p text:style-name="P233"/>
            <text:p text:style-name="P233">子プロセスの終了ステータスが整数値で返ります。</text:p>
          </table:table-cell>
        </table:table-row>
        <table:table-row table:style-name="TableLine2363688547072">
          <table:table-cell table:style-name="表117.A1" office:value-type="string">
            <text:p text:style-name="P428">例外</text:p>
          </table:table-cell>
          <table:table-cell table:style-name="表117.A1" office:value-type="string">
            <text:p text:style-name="P233"/>
            <text:p text:style-name="P233">ErrSyntax: 書式に誤りがあります。</text:p>
          </table:table-cell>
        </table:table-row>
        <table:table-row table:style-name="表117.6">
          <table:table-cell table:style-name="表117.A1" office:value-type="string">
            <text:p text:style-name="P428">使用例</text:p>
          </table:table-cell>
          <table:table-cell table:style-name="表117.A1" office:value-type="string">
            <text:p text:style-name="P541"/>
            <text:p text:style-name="P541">exec ls -l;</text:p>
          </table:table-cell>
        </table:table-row>
        <table:table-row table:style-name="表117.7">
          <table:table-cell table:style-name="表117.A1" office:value-type="string">
            <text:p text:style-name="P428">関連</text:p>
          </table:table-cell>
          <table:table-cell table:style-name="表117.A1" office:value-type="string">
            <text:p text:style-name="P233"/>
            <text:p text:style-name="P624">pipe</text:p>
          </table:table-cell>
        </table:table-row>
      </table:table>
      <text:h text:style-name="P694" text:outline-level="3"/>
      <text:h text:style-name="P788" text:outline-level="3"><text:bookmark-start text:name="__RefHeading__14472_1559979953"/>exists?<text:span text:style-name="T5">　</text:span><text:bookmark-end text:name="__RefHeading__14472_1559979953"/></text:h>
      <text:p text:style-name="P28"/>
      <table:table table:name="表38" table:style-name="表38">
        <table:table-column table:style-name="表38.A"/>
        <table:table-column table:style-name="表38.B"/>
        <table:table-row table:style-name="TableLine2363688532656">
          <table:table-cell office:value-type="string">
            <text:p text:style-name="P428">説明</text:p>
          </table:table-cell>
          <table:table-cell office:value-type="string">
            <text:p text:style-name="P233"/>
            <text:p text:style-name="P233">変数が定義されているか調べます。</text:p>
          </table:table-cell>
        </table:table-row>
        <table:table-row table:style-name="TableLine2363688541360">
          <table:table-cell office:value-type="string">
            <text:p text:style-name="P428">書式</text:p>
          </table:table-cell>
          <table:table-cell office:value-type="string">
            <text:p text:style-name="P233"/>
            <text:p text:style-name="P233">exists? <text:span text:style-name="T53">var</text:span></text:p>
          </table:table-cell>
        </table:table-row>
        <table:table-row table:style-name="TableLine2363688534016">
          <table:table-cell office:value-type="string">
            <text:p text:style-name="P428">詳細</text:p>
          </table:table-cell>
          <table:table-cell office:value-type="string">
            <text:p text:style-name="P233"/>
            <text:p text:style-name="P233">変数<text:span text:style-name="T53">var</text:span>が現在のスコープに定義されているかを調べtまたはnilを返します。ローカル変数→インスタンス変数→グローバル変数の順番に調べ、変数が見つかった時点でtを返します。</text:p>
          </table:table-cell>
        </table:table-row>
        <table:table-row table:style-name="TableLine2363688534288">
          <table:table-cell office:value-type="string">
            <text:p text:style-name="P428">戻り値</text:p>
          </table:table-cell>
          <table:table-cell office:value-type="string">
            <text:p text:style-name="P233"/>
            <text:p text:style-name="P233">変数<text:span text:style-name="T53">var</text:span>が定義されている場合tを返します。定義されていない場合nilを返します。</text:p>
          </table:table-cell>
        </table:table-row>
        <table:table-row table:style-name="TableLine2363688534560">
          <table:table-cell office:value-type="string">
            <text:p text:style-name="P428">例外</text:p>
          </table:table-cell>
          <table:table-cell office:value-type="string">
            <text:p text:style-name="P233"/>
            <text:p text:style-name="P233">ErrSyntax: 書式に誤りがあります。</text:p>
          </table:table-cell>
        </table:table-row>
        <table:table-row table:style-name="TableLine2363688538368">
          <table:table-cell office:value-type="string">
            <text:p text:style-name="P428">使用例</text:p>
          </table:table-cell>
          <table:table-cell office:value-type="string">
            <text:p text:style-name="P541"/>
            <text:p text:style-name="P541">exists? foo;</text:p>
          </table:table-cell>
        </table:table-row>
      </table:table>
      <text:h text:style-name="P694" text:outline-level="3"/>
      <text:h text:style-name="P788" text:outline-level="3"><text:bookmark-start text:name="__RefHeading__14474_1559979953"/>exit<text:span text:style-name="T5">　</text:span><text:bookmark-end text:name="__RefHeading__14474_1559979953"/></text:h>
      <text:p text:style-name="P28"/>
      <table:table table:name="表39" table:style-name="表39">
        <table:table-column table:style-name="表39.A"/>
        <table:table-column table:style-name="表39.B"/>
        <table:table-row table:style-name="TableLine2363688535376">
          <table:table-cell office:value-type="string">
            <text:p text:style-name="P428">説明</text:p>
          </table:table-cell>
          <table:table-cell office:value-type="string">
            <text:p text:style-name="P233"/>
            <text:p text:style-name="P233"><text:span text:style-name="T4">P</text:span>erfumeインタプリタを終了します。</text:p>
          </table:table-cell>
        </table:table-row>
        <table:table-row table:style-name="TableLine2363688535648">
          <table:table-cell office:value-type="string">
            <text:p text:style-name="P428">書式</text:p>
          </table:table-cell>
          <table:table-cell office:value-type="string">
            <text:p text:style-name="P233"/>
            <text:p text:style-name="P233">exit [ <text:span text:style-name="T53">status</text:span> ]</text:p>
          </table:table-cell>
        </table:table-row>
        <table:table-row table:style-name="TableLine2363688536192">
          <table:table-cell office:value-type="string">
            <text:p text:style-name="P428">詳細</text:p>
          </table:table-cell>
          <table:table-cell office:value-type="string">
            <text:p text:style-name="P233"/>
            <text:p text:style-name="P233"><text:span text:style-name="T4">P</text:span>erfumeインタプリタを終了します。<text:span text:style-name="T53">status</text:span>を0-255の値の範囲で指定すると、プロセスの終了ステータスとなります。省略した場合は0となります。</text:p>
          </table:table-cell>
        </table:table-row>
        <table:table-row table:style-name="TableLine2363688533472">
          <table:table-cell office:value-type="string">
            <text:p text:style-name="P428">戻り値</text:p>
          </table:table-cell>
          <table:table-cell office:value-type="string">
            <text:p text:style-name="P233"/>
            <text:p text:style-name="P233">ありません。</text:p>
          </table:table-cell>
        </table:table-row>
        <table:table-row table:style-name="TableLine2363688536464">
          <table:table-cell office:value-type="string">
            <text:p text:style-name="P428">例外</text:p>
          </table:table-cell>
          <table:table-cell office:value-type="string">
            <text:p text:style-name="P233"/>
            <text:p text:style-name="P233">ErrSyntax: 書式に誤りがあります。</text:p>
          </table:table-cell>
        </table:table-row>
        <table:table-row table:style-name="TableLine2363688538096">
          <table:table-cell office:value-type="string">
            <text:p text:style-name="P428">使用例</text:p>
          </table:table-cell>
          <table:table-cell office:value-type="string">
            <text:p text:style-name="P541"/>
            <text:p text:style-name="P541">exit 1;</text:p>
          </table:table-cell>
        </table:table-row>
      </table:table>
      <text:h text:style-name="P694" text:outline-level="3"/>
      <text:h text:style-name="P788" text:outline-level="3"><text:bookmark-start text:name="__RefHeading__14476_1559979953"/>false<text:span text:style-name="T5">　</text:span><text:bookmark-end text:name="__RefHeading__14476_1559979953"/></text:h>
      <text:p text:style-name="P28"/>
      <table:table table:name="表40" table:style-name="表40">
        <table:table-column table:style-name="表40.A"/>
        <table:table-column table:style-name="表40.B"/>
        <table:table-row table:style-name="TableLine2363688541904">
          <table:table-cell office:value-type="string">
            <text:p text:style-name="P428">説明</text:p>
          </table:table-cell>
          <table:table-cell office:value-type="string">
            <text:p text:style-name="P233"/>
            <text:p text:style-name="P233">nilを返します。</text:p>
          </table:table-cell>
        </table:table-row>
        <table:table-row table:style-name="TableLine2363688537552">
          <table:table-cell office:value-type="string">
            <text:p text:style-name="P428">書式</text:p>
          </table:table-cell>
          <table:table-cell office:value-type="string">
            <text:p text:style-name="P233"/>
            <text:p text:style-name="P233">false</text:p>
          </table:table-cell>
        </table:table-row>
        <table:table-row table:style-name="TableLine2363688542720">
          <table:table-cell office:value-type="string">
            <text:p text:style-name="P428">詳細</text:p>
          </table:table-cell>
          <table:table-cell office:value-type="string">
            <text:p text:style-name="P233"/>
            <text:p text:style-name="P233">nilを返します。</text:p>
          </table:table-cell>
        </table:table-row>
        <table:table-row table:style-name="TableLine2363688542992">
          <table:table-cell office:value-type="string">
            <text:p text:style-name="P428">戻り値</text:p>
          </table:table-cell>
          <table:table-cell office:value-type="string">
            <text:p text:style-name="P233"/>
            <text:p text:style-name="P233">常にnilを返します。</text:p>
          </table:table-cell>
        </table:table-row>
        <table:table-row table:style-name="TableLine2363688543264">
          <table:table-cell office:value-type="string">
            <text:p text:style-name="P428">例外</text:p>
          </table:table-cell>
          <table:table-cell office:value-type="string">
            <text:p text:style-name="P233"/>
            <text:p text:style-name="P233">ありません。</text:p>
          </table:table-cell>
        </table:table-row>
        <table:table-row table:style-name="TableLine2363688545712">
          <table:table-cell office:value-type="string">
            <text:p text:style-name="P428">使用例</text:p>
          </table:table-cell>
          <table:table-cell office:value-type="string">
            <text:p text:style-name="P541"/>
            <text:p text:style-name="P541">false;</text:p>
          </table:table-cell>
        </table:table-row>
      </table:table>
      <text:h text:style-name="P788" text:outline-level="3"><text:bookmark-start text:name="__RefHeading___Toc19467_2135658563"/>false?<text:span text:style-name="T5">　</text:span><text:bookmark-end text:name="__RefHeading___Toc19467_2135658563"/></text:h>
      <text:p text:style-name="P68"/>
      <table:table table:name="表173" table:style-name="表173">
        <table:table-column table:style-name="表173.A"/>
        <table:table-column table:style-name="表173.B"/>
        <table:table-row table:style-name="TableLine2363688546800">
          <table:table-cell office:value-type="string">
            <text:p text:style-name="P442">説明</text:p>
          </table:table-cell>
          <table:table-cell office:value-type="string">
            <text:p text:style-name="P251"/>
            <text:p text:style-name="P251">falseであればtを返します。</text:p>
          </table:table-cell>
        </table:table-row>
        <table:table-row table:style-name="TableLine2363688556048">
          <table:table-cell office:value-type="string">
            <text:p text:style-name="P442">書式</text:p>
          </table:table-cell>
          <table:table-cell office:value-type="string">
            <text:p text:style-name="P251"/>
            <text:p text:style-name="P251">false? <text:span text:style-name="T62">var</text:span></text:p>
          </table:table-cell>
        </table:table-row>
        <table:table-row table:style-name="TableLine2363688553328">
          <table:table-cell office:value-type="string">
            <text:p text:style-name="P442">詳細</text:p>
          </table:table-cell>
          <table:table-cell office:value-type="string">
            <text:p text:style-name="P251"/>
            <text:p text:style-name="P355">変数<text:span text:style-name="T53">var</text:span>がスコープに存在しないか存在してnilのときにtを返します。</text:p>
          </table:table-cell>
        </table:table-row>
        <table:table-row table:style-name="TableLine2363688549248">
          <table:table-cell office:value-type="string">
            <text:p text:style-name="P442">戻り値</text:p>
          </table:table-cell>
          <table:table-cell office:value-type="string">
            <text:p text:style-name="P251"/>
            <text:p text:style-name="P355">変数<text:span text:style-name="T53">var</text:span>がスコープに存在しないか存在してnilのときにtを返します。</text:p>
          </table:table-cell>
        </table:table-row>
        <table:table-row table:style-name="TableLine2363688553600">
          <table:table-cell office:value-type="string">
            <text:p text:style-name="P442">例外</text:p>
          </table:table-cell>
          <table:table-cell office:value-type="string">
            <text:p text:style-name="P251"/>
            <text:p text:style-name="P251">ありません。</text:p>
          </table:table-cell>
        </table:table-row>
        <table:table-row table:style-name="TableLine2363688557680">
          <table:table-cell office:value-type="string">
            <text:p text:style-name="P442">使用例</text:p>
          </table:table-cell>
          <table:table-cell office:value-type="string">
            <text:p text:style-name="P251"/>
            <text:p text:style-name="P251"/>
          </table:table-cell>
        </table:table-row>
      </table:table>
      <text:h text:style-name="P766" text:outline-level="3"/>
      <text:h text:style-name="P788" text:outline-level="3"><text:bookmark-start text:name="__RefHeading__14478_1559979953"/>file<text:span text:style-name="T5">　</text:span><text:bookmark-end text:name="__RefHeading__14478_1559979953"/></text:h>
      <text:p text:style-name="P28"/>
      <table:table table:name="表41" table:style-name="表41">
        <table:table-column table:style-name="表41.A"/>
        <table:table-column table:style-name="表41.B"/>
        <table:table-row table:style-name="TableLine2363688537280">
          <table:table-cell office:value-type="string">
            <text:p text:style-name="P428">説明</text:p>
          </table:table-cell>
          <table:table-cell office:value-type="string">
            <text:p text:style-name="P233"/>
            <text:p text:style-name="P233">ファイルに関する調査および操作を行います。</text:p>
          </table:table-cell>
        </table:table-row>
        <table:table-row table:style-name="TableLine2363688551968">
          <table:table-cell office:value-type="string">
            <text:p text:style-name="P427">書式</text:p>
          </table:table-cell>
          <table:table-cell office:value-type="string">
            <text:p text:style-name="P232"/>
            <text:p text:style-name="P232">file ?</text:p>
            <text:p text:style-name="P402">file exists?<text:span text:style-name="T122"> "</text:span><text:span text:style-name="T97">file </text:span><text:span text:style-name="T122">"</text:span></text:p>
            <text:p text:style-name="P402">file dir?<text:span text:style-name="T122"> "</text:span><text:span text:style-name="T97">file </text:span><text:span text:style-name="T122">"</text:span></text:p>
            <text:p text:style-name="P402">file read?<text:span text:style-name="T122"> "</text:span><text:span text:style-name="T97">file </text:span><text:span text:style-name="T122">"</text:span></text:p>
            <text:p text:style-name="P402">file write?<text:span text:style-name="T122"> "</text:span><text:span text:style-name="T97">file </text:span><text:span text:style-name="T122">"</text:span></text:p>
            <text:p text:style-name="P402">file exec?<text:span text:style-name="T122"> "</text:span><text:span text:style-name="T97">file </text:span><text:span text:style-name="T122">"</text:span></text:p>
            <text:p text:style-name="P384">file<text:span text:style-name="T235"> stat </text:span><text:span text:style-name="T24">"</text:span><text:span text:style-name="T76">file </text:span><text:span text:style-name="T122">"</text:span></text:p>
            <text:p text:style-name="P402">file list [ <text:span text:style-name="T5">"</text:span><text:span text:style-name="T53">directory </text:span><text:span text:style-name="T122">" </text:span>]</text:p>
            <text:p text:style-name="P402">file<text:span text:style-name="T235"> rm</text:span><text:span text:style-name="T122"> "</text:span><text:span text:style-name="T97">file </text:span><text:span text:style-name="T122">"</text:span></text:p>
            <text:p text:style-name="P384">file rmdir <text:span text:style-name="T5">"</text:span><text:span text:style-name="T53">directory </text:span><text:span text:style-name="T117">"</text:span></text:p>
            <text:p text:style-name="P384">file<text:span text:style-name="T235"> rename </text:span><text:span text:style-name="T122">"</text:span><text:span text:style-name="T77">from-</text:span><text:span text:style-name="T76">file </text:span><text:span text:style-name="T122">"</text:span><text:span text:style-name="T112"> <text:s/></text:span><text:span text:style-name="T122">"</text:span><text:span text:style-name="T77">to-</text:span><text:span text:style-name="T76">file </text:span><text:span text:style-name="T122">"</text:span></text:p>
            <text:p text:style-name="P387">file mkdir <text:span text:style-name="T5">"</text:span><text:span text:style-name="T53">directory </text:span><text:span text:style-name="T117">"</text:span><text:span text:style-name="T93"> <text:s/></text:span><text:span text:style-name="T53">mode</text:span></text:p>
            <text:p text:style-name="P387"><text:span text:style-name="T99">file </text:span><text:span text:style-name="T111">chmod</text:span><text:span text:style-name="T99"> </text:span><text:span text:style-name="T117">"</text:span><text:span text:style-name="T77">file </text:span><text:span text:style-name="T117">" </text:span><text:span text:style-name="T53">mode</text:span></text:p>
          </table:table-cell>
        </table:table-row>
        <table:table-row table:style-name="TableLine2363688547616">
          <table:table-cell office:value-type="string">
            <text:p text:style-name="P428">詳細</text:p>
          </table:table-cell>
          <table:table-cell office:value-type="string">
            <text:p text:style-name="P232"/>
            <text:p text:style-name="P232">ファイルの調査および操作を行います。第1引数により目的の動作を指定します。以下、第1引数の値による動作を説明します。</text:p>
            <text:p text:style-name="P232">? … ヘルプを表示します。</text:p>
            <text:p text:style-name="P232">exists? ... 第2引数で指定したファイルが存在する場合、tを返します。</text:p>
            <text:p text:style-name="P232">dir? ... 第2引数で指定したファイルがディレクトリの場合、tを返します。</text:p>
            <text:p text:style-name="P232">read? ... 第2引数で指定したファイルが読込み可能な場合、tを返します。</text:p>
            <text:p text:style-name="P232">write? ... 第2引数で指定したファイルが書込み可能な場合、tを返します。</text:p>
            <text:p text:style-name="P232">exec? ... 第2引数で指定したファイルが実行可能な場合、tを返します。</text:p>
            <text:p text:style-name="P232"><text:span text:style-name="T243">exists? / dir? / read? / write? / exec? / exists? はい</text:span>ずれもt以外の場合はnilを返します。</text:p>
            <text:p text:style-name="P566"><text:span text:style-name="T267">stat</text:span><text:span text:style-name="T261"> ... 第2引数で指定したファイルのステータスのリストを返します。ファイルのステータス</text:span><text:span text:style-name="T43">の例を以下に示します</text:span><text:span text:style-name="T261">。</text:span></text:p>
            <text:p text:style-name="P617">((dev-major . 0) (dev-mainor . 2) (inode . 2251799813904373) </text:p>
            <text:p text:style-name="P617"><text:s/>(mode . 16877) (link . 1) (uid . 1000) (gid . 1000) (device . 0) </text:p>
            <text:p text:style-name="P617"><text:s/>(size . 4096) (block-size . 4096) (blocks . 0) (atime . 1512798475) </text:p>
            <text:p text:style-name="P618"><text:s/>(mtime . 1544184546) (ctime . 1544184546) (type . <text:span text:style-name="T5">"</text:span>d<text:span text:style-name="T5">"</text:span>) (perm . 493)</text:p>
            <text:p text:style-name="P618"><text:s/><text:span text:style-name="T243">(symbolic-link . </text:span><text:span text:style-name="T25">"</text:span><text:span text:style-name="T243">symlink-name</text:span><text:span text:style-name="T25">"</text:span><text:span text:style-name="T243">)</text:span>)</text:p>
            <text:p text:style-name="P384"><text:soft-page-break/>詳細については、fstat(2)を参照してください。typeとpermについては、modeから求めた値が設定されます。<text:span text:style-name="T243">symbolic-linkはtypeが </text:span><text:span text:style-name="T25">"</text:span><text:span text:style-name="T243">l</text:span><text:span text:style-name="T25">"</text:span><text:span text:style-name="T243"> の時に設定されます。</text:span></text:p>
            <text:p text:style-name="P384">list ... 第2引数で指定したディレクトリのエントリ一覧のリストを返します。第2引数を省略した場合は、<text:span text:style-name="T5">"</text:span>.<text:span text:style-name="T5">"</text:span> （カレントディレクトリ）となります。</text:p>
            <text:p text:style-name="P232"><text:span text:style-name="T236">rm</text:span> ... <text:span text:style-name="T5">第2引数で指定したファイルを削除します。成功するとtが返ります。</text:span></text:p>
            <text:p text:style-name="P232"><text:span text:style-name="T236">rmdir</text:span> ... <text:span text:style-name="T5">第2引数で指定したディレクトリを削除します。成功するとtが返ります。</text:span></text:p>
            <text:p text:style-name="P232"><text:span text:style-name="T236">rename</text:span> ... <text:span text:style-name="T5">第2引数で指定したファイル名を第3引数で指定したファイル名に変更します。成功するとtが返ります。</text:span></text:p>
            <text:p text:style-name="P232"><text:span text:style-name="T236">mkdir</text:span> ... <text:span text:style-name="T5">第2引数で指定したディレクトリを</text:span><text:span text:style-name="T17">作成</text:span><text:span text:style-name="T5">します。第3引数がディレクトリのパーミッションとなります。成功するとtが返ります。</text:span></text:p>
            <text:p text:style-name="P232"><text:span text:style-name="T236">chmod</text:span> ... <text:span text:style-name="T5">第2引数で指定したファイルのパーミッションを第3引数で指定したパーミッションに変更します。成功するとtが返ります。</text:span></text:p>
            <text:p text:style-name="P388">各ファイル名の文字コードエンコーディングは、グローバル変数DEFAULT_DIRENT_ENCODINGにより指定します。<text:span text:style-name="T5">既定</text:span>値はUTF-8です。</text:p>
          </table:table-cell>
        </table:table-row>
        <table:table-row table:style-name="TableLine2363688547888">
          <table:table-cell office:value-type="string">
            <text:p text:style-name="P428">戻り値</text:p>
          </table:table-cell>
          <table:table-cell office:value-type="string">
            <text:p text:style-name="P233"/>
            <text:p text:style-name="P233">詳細を参照のこと。</text:p>
          </table:table-cell>
        </table:table-row>
        <table:table-row table:style-name="TableLine2363688558768">
          <table:table-cell office:value-type="string">
            <text:p text:style-name="P428">例外</text:p>
          </table:table-cell>
          <table:table-cell office:value-type="string">
            <text:p text:style-name="P233"/>
            <text:p text:style-name="P233">ErrSyntax: 書式に誤りがあります。</text:p>
            <text:p text:style-name="P233">ErrFileAccess: ファイルアクセス権限がありません。</text:p>
            <text:p text:style-name="P255">ErrSysCall: ファイルアクセス時にシステムコールでエラーが発生しました。</text:p>
          </table:table-cell>
        </table:table-row>
        <table:table-row table:style-name="TableLine2363688550336">
          <table:table-cell office:value-type="string">
            <text:p text:style-name="P428">使用例</text:p>
          </table:table-cell>
          <table:table-cell office:value-type="string">
            <text:p text:style-name="P541"/>
            <text:p text:style-name="P541">file exists? "foo.txt";</text:p>
            <text:p text:style-name="P541"><text:tab/><text:tab/># <text:span text:style-name="T238">→</text:span> t or nil</text:p>
            <text:p text:style-name="P541">file list "/";</text:p>
            <text:p text:style-name="P541"><text:tab/><text:tab/># <text:span text:style-name="T238">→</text:span> return root directory files <text:span text:style-name="T295">list</text:span></text:p>
          </table:table-cell>
        </table:table-row>
      </table:table>
      <text:h text:style-name="P694" text:outline-level="3"/>
      <text:h text:style-name="P788" text:outline-level="3"><text:bookmark-start text:name="__RefHeading___Toc21227_1834471834"/>fork<text:span text:style-name="T5">　</text:span><text:bookmark-end text:name="__RefHeading___Toc21227_1834471834"/></text:h>
      <text:p text:style-name="P64"/>
      <table:table table:name="表183" table:style-name="表183">
        <table:table-column table:style-name="表183.A"/>
        <table:table-column table:style-name="表183.B"/>
        <table:table-row table:style-name="TableLine2363688548976">
          <table:table-cell table:style-name="表183.A1" office:value-type="string">
            <text:p text:style-name="P438">説明</text:p>
          </table:table-cell>
          <table:table-cell table:style-name="表183.A1" office:value-type="string">
            <text:p text:style-name="P249"/>
            <text:p text:style-name="P249">プロセスを生成します。</text:p>
          </table:table-cell>
        </table:table-row>
        <table:table-row table:style-name="TableLine2363688558224">
          <table:table-cell table:style-name="表183.A1" office:value-type="string">
            <text:p text:style-name="P438">書式</text:p>
          </table:table-cell>
          <table:table-cell table:style-name="表183.A1" office:value-type="string">
            <text:p text:style-name="P249"/>
            <text:p text:style-name="P249">fork</text:p>
          </table:table-cell>
        </table:table-row>
        <table:table-row table:style-name="TableLine2363688553872">
          <table:table-cell table:style-name="表183.A1" office:value-type="string">
            <text:p text:style-name="P438">詳細</text:p>
          </table:table-cell>
          <table:table-cell table:style-name="表183.A1" office:value-type="string">
            <text:p text:style-name="P249"/>
            <text:p text:style-name="P249">UNIXプロセスを生成します。</text:p>
          </table:table-cell>
        </table:table-row>
        <table:table-row table:style-name="TableLine2363688559312">
          <table:table-cell table:style-name="表183.A1" office:value-type="string">
            <text:p text:style-name="P438">戻り値</text:p>
          </table:table-cell>
          <table:table-cell table:style-name="表183.A1" office:value-type="string">
            <text:p text:style-name="P159"/>
            <text:p text:style-name="P159">親プロセスの場合は子プロセスのプロセスidが返ります。子プロセスの場合は0が返ります。</text:p>
          </table:table-cell>
        </table:table-row>
        <table:table-row table:style-name="TableLine2363688556592">
          <table:table-cell table:style-name="表183.A1" office:value-type="string">
            <text:p text:style-name="P438">例外</text:p>
          </table:table-cell>
          <table:table-cell table:style-name="表183.A1" office:value-type="string">
            <text:p text:style-name="P249"/>
            <text:p text:style-name="P249">ErrSyntax: 書式に誤りがあります。</text:p>
            <text:p text:style-name="P249">ErrSysCall: システムコールでエラーが発生しました。</text:p>
          </table:table-cell>
        </table:table-row>
        <table:table-row table:style-name="TableLine2363688548432">
          <table:table-cell table:style-name="表183.A1" office:value-type="string">
            <text:p text:style-name="P438">使用例</text:p>
          </table:table-cell>
          <table:table-cell table:style-name="表183.A1" office:value-type="string">
            <text:p text:style-name="P249"/>
            <text:p text:style-name="P249"/>
          </table:table-cell>
        </table:table-row>
        <table:table-row table:style-name="TableLine2363688559584">
          <table:table-cell table:style-name="表183.A1" office:value-type="string">
            <text:p text:style-name="P438">関連</text:p>
          </table:table-cell>
          <table:table-cell table:style-name="表183.A1" office:value-type="string">
            <text:p text:style-name="P24"/>
            <text:p text:style-name="P24">fork-exec</text:p>
            <text:p text:style-name="P24">wait</text:p>
          </table:table-cell>
        </table:table-row>
      </table:table>
      <text:h text:style-name="P698" text:outline-level="3"/>
      <text:h text:style-name="P788" text:outline-level="3"><text:bookmark-start text:name="__RefHeading__14480_1559979953"/>fork-exec<text:span text:style-name="T5">　</text:span><text:bookmark-end text:name="__RefHeading__14480_1559979953"/></text:h>
      <table:table table:name="表42" table:style-name="表42">
        <table:table-column table:style-name="表42.A"/>
        <table:table-column table:style-name="表42.B"/>
        <table:table-row table:style-name="TableLine2363688552240">
          <table:table-cell table:style-name="表42.A1" office:value-type="string">
            <text:p text:style-name="P428">説明</text:p>
          </table:table-cell>
          <table:table-cell table:style-name="表42.A1" office:value-type="string">
            <text:p text:style-name="P233"/>
            <text:p text:style-name="P233">プロセスを生成し外部プログラムを実行します。</text:p>
          </table:table-cell>
        </table:table-row>
        <table:table-row table:style-name="TableLine2363688549520">
          <table:table-cell table:style-name="表42.A1" office:value-type="string">
            <text:p text:style-name="P428">書式</text:p>
          </table:table-cell>
          <table:table-cell table:style-name="表42.A1" office:value-type="string">
            <text:p text:style-name="P233"/>
            <text:p text:style-name="P256">fork-exec <text:span text:style-name="T53">command</text:span> <text:s/><text:span text:style-name="T192">[ </text:span><text:span text:style-name="T59">args</text:span><text:span text:style-name="T192"> … <text:s/>| ( </text:span><text:span text:style-name="T59">args</text:span><text:span text:style-name="T192"> … <text:s/>) ]</text:span></text:p>
          </table:table-cell>
        </table:table-row>
        <table:table-row table:style-name="TableLine2363688555232">
          <table:table-cell table:style-name="表42.A1" office:value-type="string">
            <text:p text:style-name="P428">詳細</text:p>
          </table:table-cell>
          <table:table-cell table:style-name="表42.A1" office:value-type="string">
            <text:p text:style-name="P233"/>
            <text:p text:style-name="P233">UNIXプロセスを生成し、子プロセスとして <text:span text:style-name="T59">command</text:span><text:span text:style-name="T192"> を</text:span><text:span text:style-name="T59">args </text:span><text:span text:style-name="T192">引数を伴い実行します。子プロセスのプロセスidと標準入出力ファイル記述子が返され、子プロセスは並行して動作します。</text:span></text:p>
            <text:p text:style-name="P24">子プロセスに渡される標準入力、標準出力<text:span text:style-name="T5">および、エラー出力</text:span>はインタプリタと接続されたpipeとのチャネルとなります。</text:p>
            <text:p text:style-name="P232">親プロセスは子プロセスの終了をwaitコマンドで完了させる必要があります。</text:p>
            <text:p text:style-name="P388">コマンド名および引数の文字コードエンコーディングは、グローバル変数DEFAULT_DIRENT_ENCODINGにより指定します。<text:span text:style-name="T5">既定</text:span>値はUTF-8です。</text:p>
          </table:table-cell>
        </table:table-row>
        <table:table-row table:style-name="TableLine2363688548160">
          <table:table-cell table:style-name="表42.A1" office:value-type="string">
            <text:p text:style-name="P428">戻り値</text:p>
          </table:table-cell>
          <table:table-cell table:style-name="表42.A1" office:value-type="string">
            <text:p text:style-name="P24"/>
            <text:p text:style-name="P24">以下の形式のリストが返ります。</text:p>
            <text:p text:style-name="P611">((pid . <text:span text:style-name="T53">PID</text:span> ) (left . <text:span text:style-name="T53">OUTPUT-FD</text:span> ) (right . <text:span text:style-name="T53">INPUT-FD</text:span> ) </text:p>
            <text:p text:style-name="P611"><text:s/>(<text:span text:style-name="T245">error</text:span> . <text:span text:style-name="T82">ERROR</text:span><text:span text:style-name="T53">-FD</text:span> ))</text:p>
            <text:p text:style-name="P160"><text:span text:style-name="T53">PID</text:span> … 子プロセスのプロセスid</text:p>
            <text:p text:style-name="P160"><text:span text:style-name="T53">OUTPUT-FD</text:span> … 親プロセスから子プロセスの標準入力へデータを渡すためのファイル記述子。</text:p>
            <text:p text:style-name="P160"><text:span text:style-name="T53">INPUT-FD</text:span> … 子プロセスの標準出力から親プロセスへデータを渡すためのファイル記述子。</text:p>
            <text:p text:style-name="P162"><text:span text:style-name="T53">ERROR-FD</text:span> … 子プロセスのエラー出力から親プロセスへデータを渡すためのファイル記述子。</text:p>
          </table:table-cell>
        </table:table-row>
        <table:table-row table:style-name="TableLine2363688548704">
          <table:table-cell table:style-name="表42.A1" office:value-type="string">
            <text:p text:style-name="P428">例外</text:p>
          </table:table-cell>
          <table:table-cell table:style-name="表42.A1" office:value-type="string">
            <text:p text:style-name="P233"/>
            <text:p text:style-name="P233">ErrSyntax: 書式に誤りがあります。</text:p>
            <text:p text:style-name="P233">ErrSysCall: システムコールでエラーが発生しました。</text:p>
          </table:table-cell>
        </table:table-row>
        <table:table-row table:style-name="TableLine2363688554960">
          <table:table-cell table:style-name="表42.A1" office:value-type="string">
            <text:p text:style-name="P428">使用例</text:p>
          </table:table-cell>
          <table:table-cell table:style-name="表42.A1" office:value-type="string">
            <text:p text:style-name="P233"/>
          </table:table-cell>
        </table:table-row>
        <table:table-row table:style-name="TableLine2363688560400">
          <table:table-cell table:style-name="表42.A1" office:value-type="string">
            <text:p text:style-name="P428">関連</text:p>
          </table:table-cell>
          <table:table-cell table:style-name="表42.A1" office:value-type="string">
            <text:p text:style-name="P24"/>
            <text:p text:style-name="P24">fork</text:p>
            <text:p text:style-name="P24">spawn</text:p>
            <text:p text:style-name="P24">wait</text:p>
          </table:table-cell>
        </table:table-row>
      </table:table>
      <text:h text:style-name="P694" text:outline-level="3"/>
      <text:h text:style-name="P788" text:outline-level="3"><text:bookmark-start text:name="__RefHeading__14482_1559979953"/>fun<text:span text:style-name="T5">　</text:span><text:bookmark-end text:name="__RefHeading__14482_1559979953"/></text:h>
      <text:p text:style-name="P28"/>
      <table:table table:name="表43" table:style-name="表43">
        <table:table-column table:style-name="表43.A"/>
        <table:table-column table:style-name="表43.B"/>
        <table:table-row table:style-name="TableLine2363688552784">
          <table:table-cell office:value-type="string">
            <text:p text:style-name="P428">説明</text:p>
          </table:table-cell>
          <table:table-cell office:value-type="string">
            <text:p text:style-name="P233"/>
            <text:p text:style-name="P233">無名の関数を定義します。</text:p>
          </table:table-cell>
        </table:table-row>
        <table:table-row table:style-name="TableLine2363688556320">
          <table:table-cell office:value-type="string">
            <text:p text:style-name="P428">書式</text:p>
          </table:table-cell>
          <table:table-cell office:value-type="string">
            <text:p text:style-name="P233"/>
            <text:p text:style-name="P233">fun ( <text:span text:style-name="T53">argspec</text:span> ) { <text:span text:style-name="T53">body</text:span> }</text:p>
            <text:p text:style-name="P257"><text:tab/><text:span text:style-name="T53">argspec</text:span> : [ <text:span text:style-name="T53">posargs</text:span> ... ] [ <text:span text:style-name="T53">keyword</text:span><text:span text:style-name="T99">: </text:span><text:span text:style-name="T53">keyargs </text:span>... ]</text:p>
            <text:p text:style-name="P257"><text:tab/><text:tab/>[ args: <text:span text:style-name="T53">restarg</text:span> ] <text:s/><text:span text:style-name="T200">| <text:s/>*</text:span></text:p>
            <text:p text:style-name="P233"><text:tab/><text:span text:style-name="T53">posargs</text:span> : <text:span text:style-name="T53">symbol</text:span> | &amp;<text:span text:style-name="T53">symbol</text:span></text:p>
            <text:p text:style-name="P233"><text:tab/><text:span text:style-name="T53">keyargs</text:span> : <text:span text:style-name="T53">symbol</text:span> | &amp;<text:span text:style-name="T53">symbol</text:span></text:p>
            <text:p text:style-name="P233"><text:span text:style-name="T53"><text:tab/>restarg </text:span><text:span text:style-name="T99">:</text:span><text:span text:style-name="T53"> symbol</text:span></text:p>
          </table:table-cell>
        </table:table-row>
        <table:table-row table:style-name="TableLine2363688557952">
          <table:table-cell office:value-type="string">
            <text:p text:style-name="P428">詳細</text:p>
          </table:table-cell>
          <table:table-cell office:value-type="string">
            <text:p text:style-name="P233"/>
            <text:p text:style-name="P233">名前無し関数を定義します。引数定義<text:span text:style-name="T53">argspec</text:span>に関しては、「4.10 引数」を参照ください。</text:p>
            <text:p text:style-name="P233"><text:span text:style-name="T53">body</text:span>には、関数本体のスクリプトを記述します。</text:p>
          </table:table-cell>
        </table:table-row>
        <table:table-row table:style-name="TableLine2363688560672">
          <table:table-cell office:value-type="string">
            <text:p text:style-name="P428">戻り値</text:p>
          </table:table-cell>
          <table:table-cell office:value-type="string">
            <text:p text:style-name="P233"/>
            <text:p text:style-name="P233">生成された関数を返します。</text:p>
          </table:table-cell>
        </table:table-row>
        <table:table-row table:style-name="TableLine2363688550064">
          <table:table-cell office:value-type="string">
            <text:p text:style-name="P428">例外</text:p>
          </table:table-cell>
          <table:table-cell office:value-type="string">
            <text:p text:style-name="P233"/>
            <text:p text:style-name="P233">ErrSyntax: 書式に誤りがあります。</text:p>
          </table:table-cell>
        </table:table-row>
        <table:table-row table:style-name="TableLine2363688557136">
          <table:table-cell office:value-type="string">
            <text:p text:style-name="P428">使用例</text:p>
          </table:table-cell>
          <table:table-cell office:value-type="string">
            <text:p text:style-name="P521"/>
            <text:p text:style-name="P521">defun foo (n) {</text:p>
            <text:p text:style-name="P521"><text:s text:c="2"/>fun (i) {$n ++ $i}</text:p>
            <text:p text:style-name="P521">};</text:p>
            <text:p text:style-name="P521">set x [foo 100];</text:p>
            <text:p text:style-name="P521">$x 10;<text:tab/><text:tab/># <text:span text:style-name="T238">→</text:span> 110</text:p>
            <text:p text:style-name="P521">$x 10;<text:tab/><text:tab/># <text:span text:style-name="T238">→</text:span> 120</text:p>
          </table:table-cell>
        </table:table-row>
      </table:table>
      <text:h text:style-name="P788" text:outline-level="3"><text:bookmark-start text:name="__RefHeading__14354_1847744091"/>func? 　<text:bookmark-end text:name="__RefHeading__14354_1847744091"/></text:h>
      <text:p text:style-name="P57"/>
      <table:table table:name="Table27" table:style-name="Table27">
        <table:table-column table:style-name="Table27.A"/>
        <table:table-column table:style-name="Table27.B"/>
        <table:table-row table:style-name="TableLine2363688554144">
          <table:table-cell office:value-type="string">
            <text:p text:style-name="P432">説明</text:p>
          </table:table-cell>
          <table:table-cell office:value-type="string">
            <text:p text:style-name="P238"/>
            <text:p text:style-name="P238">関数型データであれば真を返します。</text:p>
          </table:table-cell>
        </table:table-row>
        <table:table-row table:style-name="TableLine2363688550608">
          <table:table-cell office:value-type="string">
            <text:p text:style-name="P432">書式</text:p>
          </table:table-cell>
          <table:table-cell office:value-type="string">
            <text:p text:style-name="P238"/>
            <text:p text:style-name="P238">func? <text:s/><text:span text:style-name="T53"><text:s/>var <text:s/></text:span></text:p>
          </table:table-cell>
        </table:table-row>
        <table:table-row table:style-name="TableLine2363688557408">
          <table:table-cell office:value-type="string">
            <text:p text:style-name="P432">詳細</text:p>
          </table:table-cell>
          <table:table-cell office:value-type="string">
            <text:p text:style-name="P238"/>
            <text:p text:style-name="P238"><text:span text:style-name="T53">var</text:span>が関数型データであれば真を返します。</text:p>
          </table:table-cell>
        </table:table-row>
        <table:table-row table:style-name="TableLine2363688550880">
          <table:table-cell office:value-type="string">
            <text:p text:style-name="P432">戻り値</text:p>
          </table:table-cell>
          <table:table-cell office:value-type="string">
            <text:p text:style-name="P238"/>
            <text:p text:style-name="P238"><text:span text:style-name="T53">var</text:span>が関数型データであれば真を返します。</text:p>
          </table:table-cell>
        </table:table-row>
        <table:table-row table:style-name="TableLine2363688560944">
          <table:table-cell office:value-type="string">
            <text:p text:style-name="P432">例外</text:p>
          </table:table-cell>
          <table:table-cell office:value-type="string">
            <text:p text:style-name="P238"/>
            <text:p text:style-name="P238">ErrSyntax: 書式に誤りがあります。</text:p>
          </table:table-cell>
        </table:table-row>
        <table:table-row table:style-name="TableLine2363688561216">
          <table:table-cell office:value-type="string">
            <text:p text:style-name="P432">使用例</text:p>
          </table:table-cell>
          <table:table-cell office:value-type="string">
            <text:p text:style-name="P545"/>
            <text:p text:style-name="P545">func? [fun () {}]; <text:s/># → t</text:p>
          </table:table-cell>
        </table:table-row>
      </table:table>
      <text:h text:style-name="P788" text:outline-level="3"><text:bookmark-start text:name="__RefHeading___Toc21200_780634474"/>gc　<text:bookmark-end text:name="__RefHeading___Toc21200_780634474"/></text:h>
      <text:p text:style-name="P69"/>
      <table:table table:name="表192" table:style-name="表192">
        <table:table-column table:style-name="表192.A"/>
        <table:table-column table:style-name="表192.B"/>
        <table:table-row table:style-name="TableLine2363688551152">
          <table:table-cell office:value-type="string">
            <text:p text:style-name="P443">説明</text:p>
          </table:table-cell>
          <table:table-cell office:value-type="string">
            <text:p text:style-name="P258"/>
            <text:p text:style-name="P409">ガベージコレクションを起動します。</text:p>
          </table:table-cell>
        </table:table-row>
        <table:table-row table:style-name="TableLine2363688088096">
          <table:table-cell office:value-type="string">
            <text:p text:style-name="P443">書式</text:p>
          </table:table-cell>
          <table:table-cell office:value-type="string">
            <text:p text:style-name="P258"/>
            <text:p text:style-name="P258">gc</text:p>
          </table:table-cell>
        </table:table-row>
        <table:table-row table:style-name="TableLine2363689251136">
          <table:table-cell office:value-type="string">
            <text:p text:style-name="P443">詳細</text:p>
          </table:table-cell>
          <table:table-cell office:value-type="string">
            <text:p text:style-name="P258"/>
            <text:p text:style-name="P518">ガベージコレクションを起動します。</text:p>
          </table:table-cell>
        </table:table-row>
        <table:table-row table:style-name="TableLine2363689250048">
          <table:table-cell office:value-type="string">
            <text:p text:style-name="P443">戻り値</text:p>
          </table:table-cell>
          <table:table-cell office:value-type="string">
            <text:p text:style-name="P258"/>
            <text:p text:style-name="P258">常にnilを返します。</text:p>
          </table:table-cell>
        </table:table-row>
        <table:table-row table:style-name="TableLine2363689251408">
          <table:table-cell office:value-type="string">
            <text:p text:style-name="P443">例外</text:p>
          </table:table-cell>
          <table:table-cell office:value-type="string">
            <text:p text:style-name="P258"/>
            <text:p text:style-name="P258"/>
          </table:table-cell>
        </table:table-row>
        <table:table-row table:style-name="TableLine2363689250592">
          <table:table-cell office:value-type="string">
            <text:p text:style-name="P443">使用例</text:p>
          </table:table-cell>
          <table:table-cell office:value-type="string">
            <text:p text:style-name="P258"/>
            <text:p text:style-name="P258"/>
          </table:table-cell>
        </table:table-row>
      </table:table>
      <text:h text:style-name="P734" text:outline-level="3"/>
      <text:h text:style-name="P788" text:outline-level="3"><text:bookmark-start text:name="__RefHeading__14914_1847744091"/>g<text:span text:style-name="T205">lob</text:span>　<text:bookmark-end text:name="__RefHeading__14914_1847744091"/></text:h>
      <text:p text:style-name="P69"/>
      <table:table table:name="Table39" table:style-name="Table39">
        <table:table-column table:style-name="Table39.A"/>
        <table:table-column table:style-name="Table39.B"/>
        <table:table-row table:style-name="TableLine2363689251680">
          <table:table-cell office:value-type="string">
            <text:p text:style-name="P444">説明</text:p>
          </table:table-cell>
          <table:table-cell office:value-type="string">
            <text:p text:style-name="P259"/>
            <text:p text:style-name="P410">指定したパスと正規表現でファイルリストを返します。</text:p>
          </table:table-cell>
        </table:table-row>
        <table:table-row table:style-name="TableLine2363689251952">
          <table:table-cell office:value-type="string">
            <text:p text:style-name="P444">書式</text:p>
          </table:table-cell>
          <table:table-cell office:value-type="string">
            <text:p text:style-name="P259"/>
            <text:p text:style-name="P383">glob [ " [ <text:span text:style-name="T53">path</text:span> / ] [ <text:span text:style-name="T53">regex</text:span> ] " ]</text:p>
          </table:table-cell>
        </table:table-row>
        <table:table-row table:style-name="TableLine2363689242160">
          <table:table-cell office:value-type="string">
            <text:p text:style-name="P444">詳細</text:p>
          </table:table-cell>
          <table:table-cell office:value-type="string">
            <text:p text:style-name="P24"/>
            <text:p text:style-name="P24"><text:span text:style-name="T53">path</text:span>により指定したディレクトリ配下にあるファイルを<text:span text:style-name="T53">regex</text:span>によりフィルタし、マッチしたファイル名のリストを返します。</text:p>
            <text:p text:style-name="P24">ファイル名のリストは、指定したpathにより絶対パスまたは相対パスによる表記として返されます。</text:p>
            <text:p text:style-name="P199"><text:span text:style-name="T271">path</text:span><text:span text:style-name="T261">を省略した場合はカレントディレクトリ</text:span><text:span text:style-name="T290"> </text:span><text:span text:style-name="T51">"</text:span><text:span text:style-name="T290">./</text:span><text:span text:style-name="T51">"</text:span><text:span text:style-name="T290"> </text:span><text:span text:style-name="T261">が指定されたことになります。</text:span></text:p>
            <text:p text:style-name="P185"><text:span text:style-name="T53">regex</text:span>を省略した場合は、全てのファイル<text:span text:style-name="T290"> </text:span><text:span text:style-name="T51">"</text:span><text:span text:style-name="T290">.*</text:span><text:span text:style-name="T51">"</text:span><text:span text:style-name="T290"> </text:span>が指定されたことになります。</text:p>
            <text:p text:style-name="P163">両方省略された場合は、カレントディレクトリの全てのファイルが指定されたことになります。</text:p>
            <text:p text:style-name="P164">UNIXの同名のライブラリとは異なり、パターンの指定方法は正規表現となります。</text:p>
          </table:table-cell>
        </table:table-row>
        <table:table-row table:style-name="TableLine2363689247872">
          <table:table-cell office:value-type="string">
            <text:p text:style-name="P444">戻り値</text:p>
          </table:table-cell>
          <table:table-cell office:value-type="string">
            <text:p text:style-name="P259"/>
            <text:p text:style-name="P259">ファイル名のリストを返します。</text:p>
          </table:table-cell>
        </table:table-row>
        <table:table-row table:style-name="TableLine2363689252768">
          <table:table-cell office:value-type="string">
            <text:p text:style-name="P444">例外</text:p>
          </table:table-cell>
          <table:table-cell office:value-type="string">
            <text:p text:style-name="P259"/>
            <text:p text:style-name="P259"/>
          </table:table-cell>
        </table:table-row>
        <table:table-row table:style-name="TableLine2363689249504">
          <table:table-cell office:value-type="string">
            <text:p text:style-name="P444">使用例</text:p>
          </table:table-cell>
          <table:table-cell office:value-type="string">
            <text:p text:style-name="P546"/>
            <text:p text:style-name="P673"><text:span text:style-name="T284">g</text:span><text:span text:style-name="T283">lob </text:span><text:span text:style-name="T49">"</text:span><text:span text:style-name="T284">../.*\.[ch]$</text:span><text:span text:style-name="T49">"</text:span></text:p>
          </table:table-cell>
        </table:table-row>
      </table:table>
      <text:h text:style-name="P788" text:outline-level="3"><text:bookmark-start text:name="__RefHeading__14916_1847744091"/>goto　<text:bookmark-end text:name="__RefHeading__14916_1847744091"/></text:h>
      <text:p text:style-name="P70"/>
      <table:table table:name="Table40" table:style-name="Table40">
        <table:table-column table:style-name="Table40.A"/>
        <table:table-column table:style-name="Table40.B"/>
        <table:table-row table:style-name="TableLine2363689244336">
          <table:table-cell office:value-type="string">
            <text:p text:style-name="P445">説明</text:p>
          </table:table-cell>
          <table:table-cell office:value-type="string">
            <text:p text:style-name="P260"/>
            <text:p text:style-name="P411">現在のスタックフレームのまま指定した関数に制御を移します。</text:p>
          </table:table-cell>
        </table:table-row>
        <table:table-row table:style-name="TableLine2363689239984">
          <table:table-cell office:value-type="string">
            <text:p text:style-name="P445">書式</text:p>
          </table:table-cell>
          <table:table-cell office:value-type="string">
            <text:p text:style-name="P260"/>
            <text:p text:style-name="P260">goto <text:span text:style-name="T53">function-name</text:span> [ <text:span text:style-name="T53">args</text:span> ... ]</text:p>
            <text:p text:style-name="P261">goto <text:span text:style-name="T66">object method</text:span> [ <text:span text:style-name="T53">args</text:span> ... ]</text:p>
          </table:table-cell>
        </table:table-row>
        <table:table-row table:style-name="TableLine2363689244064">
          <table:table-cell office:value-type="string">
            <text:p text:style-name="P445">詳細</text:p>
          </table:table-cell>
          <table:table-cell office:value-type="string">
            <text:p text:style-name="P260"/>
            <text:p text:style-name="P260"><text:span text:style-name="T172">現在の呼び出しスタックフレームのまま</text:span><text:span text:style-name="T169">function-name</text:span><text:span text:style-name="T173">または </text:span><text:span text:style-name="T171">object:</text:span><text:span text:style-name="T170">: <text:s/>method </text:span><text:span text:style-name="T172">を呼び出します。</text:span><text:span text:style-name="T169">function-name</text:span><text:span text:style-name="T173">または </text:span><text:span text:style-name="T170">method</text:span><text:span text:style-name="T173"> </text:span><text:span text:style-name="T172">に仮引数が定義されている場合は、</text:span><text:span text:style-name="T169">args</text:span><text:span text:style-name="T172">により与える必要があります。</text:span></text:p>
            <text:p text:style-name="P519">本コマンドにより末尾再帰呼び出しをプログラムレベルで実現できます。</text:p>
          </table:table-cell>
        </table:table-row>
        <table:table-row table:style-name="TableLine2363689253312">
          <table:table-cell office:value-type="string">
            <text:p text:style-name="P445">戻り値</text:p>
          </table:table-cell>
          <table:table-cell office:value-type="string">
            <text:p text:style-name="P260"/>
            <text:p text:style-name="P260">本コマンドの戻り値はありません。</text:p>
          </table:table-cell>
        </table:table-row>
        <table:table-row table:style-name="TableLine2363689244608">
          <table:table-cell office:value-type="string">
            <text:p text:style-name="P445">例外</text:p>
          </table:table-cell>
          <table:table-cell office:value-type="string">
            <text:p text:style-name="P260"/>
            <text:p text:style-name="P260">関数呼び出しに伴うエラーと同等のエラーが発生します（引数の不一致など）。</text:p>
          </table:table-cell>
        </table:table-row>
        <table:table-row table:style-name="TableLine2363689246240">
          <table:table-cell office:value-type="string">
            <text:p text:style-name="P445">使用例</text:p>
          </table:table-cell>
          <table:table-cell office:value-type="string">
            <text:p text:style-name="P260"/>
            <text:p text:style-name="P260"/>
          </table:table-cell>
        </table:table-row>
      </table:table>
      <text:h text:style-name="P735" text:outline-level="3"/>
      <text:h text:style-name="P788" text:outline-level="3"><text:bookmark-start text:name="__RefHeading__14484_1559979953"/>if<text:span text:style-name="T5">　</text:span><text:bookmark-end text:name="__RefHeading__14484_1559979953"/></text:h>
      <text:p text:style-name="P28"/>
      <table:table table:name="表44" table:style-name="表44">
        <table:table-column table:style-name="表44.A"/>
        <table:table-column table:style-name="表44.B"/>
        <table:table-row table:style-name="TableLine2363689248144">
          <table:table-cell office:value-type="string">
            <text:p text:style-name="P428">説明</text:p>
          </table:table-cell>
          <table:table-cell office:value-type="string">
            <text:p text:style-name="P233"/>
            <text:p text:style-name="P233">条件により処理を分岐します。</text:p>
          </table:table-cell>
        </table:table-row>
        <table:table-row table:style-name="TableLine2363689248416">
          <table:table-cell office:value-type="string">
            <text:p text:style-name="P428">書式</text:p>
          </table:table-cell>
          <table:table-cell office:value-type="string">
            <text:p text:style-name="P233"/>
            <text:p text:style-name="P233">if <text:span text:style-name="T53">exp</text:span><text:span text:style-name="T99"> </text:span><text:span text:style-name="T105">[ </text:span><text:span text:style-name="T99">then: </text:span><text:span text:style-name="T53">then-block </text:span><text:span text:style-name="T105">]</text:span><text:span text:style-name="T53"> </text:span><text:span text:style-name="T99">[ else: </text:span><text:span text:style-name="T53">else-block </text:span><text:span text:style-name="T99"><text:s/>] <text:tab/>… (書式1)</text:span></text:p>
            <text:p text:style-name="P247">if <text:span text:style-name="T53">exp</text:span><text:span text:style-name="T99"> </text:span><text:span text:style-name="T53">then-block </text:span><text:span text:style-name="T99">[ </text:span><text:span text:style-name="T53">else-block </text:span><text:span text:style-name="T99"><text:s/>] <text:tab/><text:tab/><text:tab/>… (書式2)</text:span></text:p>
            <text:p text:style-name="P262"><text:span text:style-name="T99"><text:tab/></text:span><text:span text:style-name="T53">exp </text:span><text:span text:style-name="T99">: </text:span><text:span text:style-name="T53">value</text:span><text:span text:style-name="T99"> | { </text:span><text:span text:style-name="T53">block</text:span><text:span text:style-name="T99"> }</text:span></text:p>
            <text:p text:style-name="P233"><text:span text:style-name="T99"><text:tab/></text:span><text:span text:style-name="T53">then-block</text:span><text:span text:style-name="T99"> : </text:span><text:span text:style-name="T53">value</text:span><text:span text:style-name="T99"> | { </text:span><text:span text:style-name="T53">block</text:span><text:span text:style-name="T99"> }</text:span></text:p>
            <text:p text:style-name="P233"><text:span text:style-name="T99"><text:tab/></text:span><text:span text:style-name="T53">else-block</text:span><text:span text:style-name="T99"> : </text:span><text:span text:style-name="T53">value</text:span><text:span text:style-name="T99"> | { </text:span><text:span text:style-name="T53">block</text:span><text:span text:style-name="T99"> }</text:span></text:p>
          </table:table-cell>
        </table:table-row>
        <table:table-row table:style-name="TableLine2363689242704">
          <table:table-cell office:value-type="string">
            <text:p text:style-name="P428">詳細</text:p>
          </table:table-cell>
          <table:table-cell office:value-type="string">
            <text:p text:style-name="P233"/>
            <text:p text:style-name="P233"><text:span text:style-name="T53">exp</text:span>を評価し、非nilの場合<text:span text:style-name="T53">then-block</text:span>を実行します。nilの場合は<text:span text:style-name="T53">else-block</text:span>を実行します。</text:p>
            <text:p text:style-name="P233"><text:span text:style-name="T53">exp</text:span>は、値もしくは処理ブロックを指定します。処理ブロックの場合は、そのブロックを実行した結果がnilかどうかを判定します。</text:p>
            <text:p text:style-name="P233"><text:span text:style-name="T53">then-block</text:span><text:span text:style-name="T99">および</text:span><text:span text:style-name="T53">else-block</text:span>は、値もしくは処理ブロックを指定します。処理ブロックを指定した場合は、そのブロックを実行します。</text:p>
            <text:p text:style-name="P653">書式1と書式2の違いは、ブロックを指定する際にキーワードパラメータを用いるか位置パラメーターを用いるかの違いのみです。位置パラメーターを用いる際は <text:span text:style-name="T53">then-block</text:span> を省略できません。</text:p>
          </table:table-cell>
        </table:table-row>
        <table:table-row table:style-name="TableLine2363689246784">
          <table:table-cell office:value-type="string">
            <text:p text:style-name="P428">戻り値</text:p>
          </table:table-cell>
          <table:table-cell office:value-type="string">
            <text:p text:style-name="P233"/>
            <text:p text:style-name="P233">実行された<text:span text:style-name="T53">then</text:span>-<text:span text:style-name="T53">block</text:span><text:span text:style-name="T99">もしくは</text:span><text:span text:style-name="T53">else-block</text:span>の値となります。実行すべきブロックが指定されていなかった場合は、nilが返ります。</text:p>
          </table:table-cell>
        </table:table-row>
        <table:table-row table:style-name="TableLine2363689239712">
          <table:table-cell office:value-type="string">
            <text:p text:style-name="P428">例外</text:p>
          </table:table-cell>
          <table:table-cell office:value-type="string">
            <text:p text:style-name="P233"/>
            <text:p text:style-name="P233">ErrSyntax: 書式に誤りがあります。</text:p>
          </table:table-cell>
        </table:table-row>
        <table:table-row table:style-name="TableLine2363689247056">
          <table:table-cell office:value-type="string">
            <text:p text:style-name="P428">使用例</text:p>
          </table:table-cell>
          <table:table-cell office:value-type="string">
            <text:p text:style-name="P521"/>
            <text:p text:style-name="P521">if {$i = 0} then: {</text:p>
            <text:p text:style-name="P521"><text:s text:c="2"/># do-something</text:p>
            <text:p text:style-name="P521">} else: {</text:p>
            <text:p text:style-name="P521"><text:s text:c="2"/># do-otherwise</text:p>
            <text:p text:style-name="P521">};<text:line-break/></text:p>
            <text:p text:style-name="P669">if {$i = 0} {# do-something} {# do-otherwise}</text:p>
          </table:table-cell>
        </table:table-row>
      </table:table>
      <text:h text:style-name="P694" text:outline-level="3"/>
      <text:h text:style-name="P788" text:outline-level="3"><text:bookmark-start text:name="__RefHeading__14486_1559979953"/>info<text:span text:style-name="T5">　</text:span><text:bookmark-end text:name="__RefHeading__14486_1559979953"/></text:h>
      <text:p text:style-name="P28"/>
      <table:table table:name="表45" table:style-name="表45">
        <table:table-column table:style-name="表45.A"/>
        <table:table-column table:style-name="表45.B"/>
        <table:table-row table:style-name="TableLine2363689253040">
          <table:table-cell office:value-type="string">
            <text:p text:style-name="P428">説明</text:p>
          </table:table-cell>
          <table:table-cell office:value-type="string">
            <text:p text:style-name="P233"/>
            <text:p text:style-name="P233">インタプリタの情報を返します。</text:p>
          </table:table-cell>
        </table:table-row>
        <table:table-row table:style-name="TableLine2363689253584">
          <table:table-cell office:value-type="string">
            <text:p text:style-name="P428">書式</text:p>
          </table:table-cell>
          <table:table-cell office:value-type="string">
            <text:p text:style-name="P233"/>
            <text:p text:style-name="P233">info local | closure | self | func | class | global | script</text:p>
          </table:table-cell>
        </table:table-row>
        <table:table-row table:style-name="TableLine2363689240800">
          <table:table-cell office:value-type="string">
            <text:p text:style-name="P428">詳細</text:p>
          </table:table-cell>
          <table:table-cell office:value-type="string">
            <text:p text:style-name="P233"/>
            <text:p text:style-name="P233">インタプリタに関する情報をリストで返します。第1引数の内容により動作が変わります。以下、第1引数の内容による機能を示します。</text:p>
            <text:p text:style-name="P233">local ... 現在のローカル変数のシンボルリストを返します。</text:p>
            <text:p text:style-name="P233">closure ... 現在のクロージャのスコープにあるローカル変数のシンボルリストを返します。</text:p>
            <text:p text:style-name="P233">self ... カレントオブジェクトのインスタンス変数のシンボルリストを返します。</text:p>
            <text:p text:style-name="P233">func ... 組み込みコマンド、ユーザ定義関数のシンボルリストを返します。</text:p>
            <text:p text:style-name="P233">class ... クラスのシンボルリストを返します。</text:p>
            <text:p text:style-name="P233">global ... グローバル変数のシンボルリストを返します。</text:p>
            <text:p text:style-name="P233">script ... ロードされたスクリプトのリストを返します。</text:p>
          </table:table-cell>
        </table:table-row>
        <table:table-row table:style-name="TableLine2363689253856">
          <table:table-cell office:value-type="string">
            <text:p text:style-name="P428">戻り値</text:p>
          </table:table-cell>
          <table:table-cell office:value-type="string">
            <text:p text:style-name="P233"/>
            <text:p text:style-name="P233">指定した引数によります。詳細参照のこと。</text:p>
          </table:table-cell>
        </table:table-row>
        <table:table-row table:style-name="TableLine2363689248960">
          <table:table-cell office:value-type="string">
            <text:p text:style-name="P428">例外</text:p>
          </table:table-cell>
          <table:table-cell office:value-type="string">
            <text:p text:style-name="P233"/>
            <text:p text:style-name="P233">ErrSyntax: 書式に誤りがあります。</text:p>
          </table:table-cell>
        </table:table-row>
        <table:table-row table:style-name="TableLine2363689243248">
          <table:table-cell office:value-type="string">
            <text:p text:style-name="P428">使用例</text:p>
          </table:table-cell>
          <table:table-cell office:value-type="string">
            <text:p text:style-name="P521"/>
            <text:p text:style-name="P521"># 全ての変数の一覧をリスト化</text:p>
            <text:p text:style-name="P521">[info local] concat [info closure] [info self] [info global];</text:p>
            <text:p text:style-name="P521"/>
            <text:p text:style-name="P521"># 関数の一覧</text:p>
            <text:p text:style-name="P521">info func;</text:p>
          </table:table-cell>
        </table:table-row>
      </table:table>
      <text:h text:style-name="P788" text:outline-level="3"><text:bookmark-start text:name="__RefHeading__14356_1847744091"/>integer?　<text:bookmark-end text:name="__RefHeading__14356_1847744091"/></text:h>
      <text:p text:style-name="P71"/>
      <table:table table:name="Table28" table:style-name="Table28">
        <table:table-column table:style-name="Table28.A"/>
        <table:table-column table:style-name="Table28.B"/>
        <table:table-row table:style-name="TableLine2363689254400">
          <table:table-cell office:value-type="string">
            <text:p text:style-name="P446">説明</text:p>
          </table:table-cell>
          <table:table-cell office:value-type="string">
            <text:p text:style-name="P263"/>
            <text:p text:style-name="P263">整数型データであれば真を返します。</text:p>
          </table:table-cell>
        </table:table-row>
        <table:table-row table:style-name="TableLine2363689242432">
          <table:table-cell office:value-type="string">
            <text:p text:style-name="P446">書式</text:p>
          </table:table-cell>
          <table:table-cell office:value-type="string">
            <text:p text:style-name="P263"/>
            <text:p text:style-name="P227"><text:span text:style-name="T262">integer? </text:span><text:span text:style-name="T270">va</text:span><text:span text:style-name="T38">l</text:span><text:span text:style-name="T270"> <text:s/></text:span></text:p>
          </table:table-cell>
        </table:table-row>
        <table:table-row table:style-name="TableLine2363689241072">
          <table:table-cell office:value-type="string">
            <text:p text:style-name="P446">詳細</text:p>
          </table:table-cell>
          <table:table-cell office:value-type="string">
            <text:p text:style-name="P263"/>
            <text:p text:style-name="P227"><text:span text:style-name="T270">va</text:span><text:span text:style-name="T38">l</text:span><text:span text:style-name="T262">が整数型データであれば真を返します。</text:span></text:p>
          </table:table-cell>
        </table:table-row>
        <table:table-row table:style-name="TableLine2363689241344">
          <table:table-cell office:value-type="string">
            <text:p text:style-name="P446">戻り値</text:p>
          </table:table-cell>
          <table:table-cell office:value-type="string">
            <text:p text:style-name="P263"/>
            <text:p text:style-name="P227"><text:span text:style-name="T270">va</text:span><text:span text:style-name="T38">l</text:span><text:span text:style-name="T262">が整数型データであれば真を返します。</text:span></text:p>
          </table:table-cell>
        </table:table-row>
        <table:table-row table:style-name="TableLine2363689241616">
          <table:table-cell office:value-type="string">
            <text:p text:style-name="P446">例外</text:p>
          </table:table-cell>
          <table:table-cell office:value-type="string">
            <text:p text:style-name="P263"/>
            <text:p text:style-name="P263">ErrSyntax: 書式に誤りがあります。</text:p>
          </table:table-cell>
        </table:table-row>
        <table:table-row table:style-name="TableLine2363689242976">
          <table:table-cell office:value-type="string">
            <text:p text:style-name="P446">使用例</text:p>
          </table:table-cell>
          <table:table-cell office:value-type="string">
            <text:p text:style-name="P263"/>
            <text:p text:style-name="P263"/>
          </table:table-cell>
        </table:table-row>
      </table:table>
      <text:h text:style-name="P753" text:outline-level="3"/>
      <text:h text:style-name="P788" text:outline-level="3"><text:bookmark-start text:name="__RefHeading__14488_1559979953"/>lazy<text:span text:style-name="T5">　</text:span><text:bookmark-end text:name="__RefHeading__14488_1559979953"/></text:h>
      <text:p text:style-name="P28"/>
      <table:table table:name="表46" table:style-name="表46">
        <table:table-column table:style-name="表46.A"/>
        <table:table-column table:style-name="表46.B"/>
        <table:table-row table:style-name="TableLine2363689243792">
          <table:table-cell office:value-type="string">
            <text:p text:style-name="P428">説明</text:p>
          </table:table-cell>
          <table:table-cell office:value-type="string">
            <text:p text:style-name="P233"/>
            <text:p text:style-name="P233">遅延評価ブロックの生成</text:p>
          </table:table-cell>
        </table:table-row>
        <table:table-row table:style-name="TableLine2363689245696">
          <table:table-cell office:value-type="string">
            <text:p text:style-name="P428">書式</text:p>
          </table:table-cell>
          <table:table-cell office:value-type="string">
            <text:p text:style-name="P233"/>
            <text:p text:style-name="P233">lazy { <text:span text:style-name="T53">block</text:span> }</text:p>
          </table:table-cell>
        </table:table-row>
        <table:table-row table:style-name="TableLine2363689245968">
          <table:table-cell office:value-type="string">
            <text:p text:style-name="P428">詳細</text:p>
          </table:table-cell>
          <table:table-cell office:value-type="string">
            <text:p text:style-name="P233"/>
            <text:p text:style-name="P233">遅延評価ブロックを生成します。lazyコマンドにより生成された<text:span text:style-name="T53">block</text:span>は、次に参照された際に評価されます。そのため、lazyコマンドの戻り値は変数に設定する必要があります。次に、lazyコマンドの戻り値が設定された変数が参照された際は、<text:span text:style-name="T92">block</text:span>がクロージャとして評価されます。また、クロージャの実行結果の値は、最初にlazyコマンドの戻り値が設定された変数に再設定されます。二度目以降の変数の参照は、最初のクロージャの評価結果が使用されることになります。</text:p>
          </table:table-cell>
        </table:table-row>
        <table:table-row table:style-name="TableLine2363689238624">
          <table:table-cell office:value-type="string">
            <text:p text:style-name="P428">戻り値</text:p>
          </table:table-cell>
          <table:table-cell office:value-type="string">
            <text:p text:style-name="P233"/>
            <text:p text:style-name="P233">遅延評価ブロックが返ります。</text:p>
          </table:table-cell>
        </table:table-row>
        <table:table-row table:style-name="TableLine2363689236176">
          <table:table-cell office:value-type="string">
            <text:p text:style-name="P428">例外</text:p>
          </table:table-cell>
          <table:table-cell office:value-type="string">
            <text:p text:style-name="P233"/>
            <text:p text:style-name="P233">ErrSyntax: 書式に誤りがあります。</text:p>
          </table:table-cell>
        </table:table-row>
        <table:table-row table:style-name="TableLine2363689229648">
          <table:table-cell office:value-type="string">
            <text:p text:style-name="P428">使用例</text:p>
          </table:table-cell>
          <table:table-cell office:value-type="string">
            <text:p text:style-name="P541"/>
            <text:p text:style-name="P541">set foo [lazy {println "foo"; result 123}];</text:p>
            <text:p text:style-name="P541">println $foo;<text:tab/><text:tab/># <text:span text:style-name="T238">→</text:span> display "foo" and 123</text:p>
            <text:p text:style-name="P541">println $foo;<text:tab/><text:tab/># <text:span text:style-name="T238">→</text:span> display 123</text:p>
          </table:table-cell>
        </table:table-row>
      </table:table>
      <text:h text:style-name="P788" text:outline-level="3"><text:bookmark-start text:name="__RefHeading__14358_1847744091"/>list?　<text:bookmark-end text:name="__RefHeading__14358_1847744091"/></text:h>
      <text:p text:style-name="P71"/>
      <table:table table:name="Table29" table:style-name="Table29">
        <table:table-column table:style-name="Table29.A"/>
        <table:table-column table:style-name="Table29.B"/>
        <table:table-row table:style-name="TableLine2363689247600">
          <table:table-cell office:value-type="string">
            <text:p text:style-name="P446">説明</text:p>
          </table:table-cell>
          <table:table-cell office:value-type="string">
            <text:p text:style-name="P263"/>
            <text:p text:style-name="P263">リスト型データであれば真を返します。</text:p>
          </table:table-cell>
        </table:table-row>
        <table:table-row table:style-name="TableLine2363689224480">
          <table:table-cell office:value-type="string">
            <text:p text:style-name="P446">書式</text:p>
          </table:table-cell>
          <table:table-cell office:value-type="string">
            <text:p text:style-name="P263"/>
            <text:p text:style-name="P227"><text:span text:style-name="T262">list? </text:span><text:span text:style-name="T270">va</text:span><text:span text:style-name="T38">l</text:span><text:span text:style-name="T270"> <text:s/></text:span></text:p>
          </table:table-cell>
        </table:table-row>
        <table:table-row table:style-name="TableLine2363689223392">
          <table:table-cell office:value-type="string">
            <text:p text:style-name="P446">詳細</text:p>
          </table:table-cell>
          <table:table-cell office:value-type="string">
            <text:p text:style-name="P263"/>
            <text:p text:style-name="P227"><text:span text:style-name="T270">va</text:span><text:span text:style-name="T38">l</text:span><text:span text:style-name="T262">がリスト型データであれば真を返します。</text:span></text:p>
          </table:table-cell>
        </table:table-row>
        <table:table-row table:style-name="TableLine2363689226112">
          <table:table-cell office:value-type="string">
            <text:p text:style-name="P446">戻り値</text:p>
          </table:table-cell>
          <table:table-cell office:value-type="string">
            <text:p text:style-name="P263"/>
            <text:p text:style-name="P227"><text:span text:style-name="T270">va</text:span><text:span text:style-name="T38">l</text:span><text:span text:style-name="T262">がリスト型データであれば真を返します。</text:span></text:p>
          </table:table-cell>
        </table:table-row>
        <table:table-row table:style-name="TableLine2363689229104">
          <table:table-cell office:value-type="string">
            <text:p text:style-name="P446">例外</text:p>
          </table:table-cell>
          <table:table-cell office:value-type="string">
            <text:p text:style-name="P263"/>
            <text:p text:style-name="P263">ErrSyntax: 書式に誤りがあります。</text:p>
          </table:table-cell>
        </table:table-row>
        <table:table-row table:style-name="TableLine2363689236720">
          <table:table-cell office:value-type="string">
            <text:p text:style-name="P446">使用例</text:p>
          </table:table-cell>
          <table:table-cell office:value-type="string">
            <text:p text:style-name="P263"/>
            <text:p text:style-name="P263"/>
          </table:table-cell>
        </table:table-row>
      </table:table>
      <text:h text:style-name="P753" text:outline-level="3"/>
      <text:h text:style-name="P788" text:outline-level="3"><text:bookmark-start text:name="__RefHeading___Toc19469_2135658563"/>load<text:span text:style-name="T5">　</text:span><text:bookmark-end text:name="__RefHeading___Toc19469_2135658563"/></text:h>
      <text:p text:style-name="P72"/>
      <table:table table:name="表156" table:style-name="表156">
        <table:table-column table:style-name="表156.A"/>
        <table:table-column table:style-name="表156.B"/>
        <table:table-row table:style-name="TableLine2363689228016">
          <table:table-cell office:value-type="string">
            <text:p text:style-name="P447">説明</text:p>
          </table:table-cell>
          <table:table-cell office:value-type="string">
            <text:p text:style-name="P264"/>
            <text:p text:style-name="P264">スクリプトをロードします。</text:p>
          </table:table-cell>
        </table:table-row>
        <table:table-row table:style-name="TableLine2363689236992">
          <table:table-cell office:value-type="string">
            <text:p text:style-name="P447">書式</text:p>
          </table:table-cell>
          <table:table-cell office:value-type="string">
            <text:p text:style-name="P264"/>
            <text:p text:style-name="P241">load [ :notrace ] "<text:span text:style-name="T53">script </text:span><text:span text:style-name="T99">"</text:span></text:p>
          </table:table-cell>
        </table:table-row>
        <table:table-row table:style-name="TableLine2363689236448">
          <table:table-cell office:value-type="string">
            <text:p text:style-name="P447">詳細</text:p>
          </table:table-cell>
          <table:table-cell office:value-type="string">
            <text:p text:style-name="P264"/>
            <text:p text:style-name="P265"><text:span text:style-name="T53">script</text:span><text:span text:style-name="T99">で示される</text:span>スクリプトファイルをロードし、実行します。スクリプトが記述されている文字のエンコーディングについては、グローバル変数 DEFAULT_SCRIPT_ENCODINGにより指定します。既定値はUTF-8です。</text:p>
            <text:p text:style-name="P637">:notrace を指定することにより、トレース情報をシステムに残しません。</text:p>
          </table:table-cell>
        </table:table-row>
        <table:table-row table:style-name="TableLine2363689238896">
          <table:table-cell office:value-type="string">
            <text:p text:style-name="P447">戻り値</text:p>
          </table:table-cell>
          <table:table-cell office:value-type="string">
            <text:p text:style-name="P264"/>
            <text:p text:style-name="P264">スクリプトidが返されます。</text:p>
          </table:table-cell>
        </table:table-row>
        <table:table-row table:style-name="TableLine2363689239440">
          <table:table-cell office:value-type="string">
            <text:p text:style-name="P447">例外</text:p>
          </table:table-cell>
          <table:table-cell office:value-type="string">
            <text:p text:style-name="P264"/>
            <text:p text:style-name="P264">ErrSyntax: 書式に誤りがあります。</text:p>
            <text:p text:style-name="P264">ErrFileNotOpen: ファイルがオープンできません。</text:p>
            <text:p text:style-name="P264">WarnParseString: 文字列の終端記号がありません。</text:p>
            <text:p text:style-name="P264">WarnParseClose: リスト、ブロックもしくは、評価ブロックの終端記号がありません。</text:p>
            <text:p text:style-name="P264">ErrParseClose: 括弧の対応が間違っています。</text:p>
          </table:table-cell>
        </table:table-row>
        <table:table-row table:style-name="TableLine2363689231008">
          <table:table-cell office:value-type="string">
            <text:p text:style-name="P447">使用例</text:p>
          </table:table-cell>
          <table:table-cell office:value-type="string">
            <text:p text:style-name="P547"/>
            <text:p text:style-name="P547">load "lib/ls.prfm";</text:p>
          </table:table-cell>
        </table:table-row>
      </table:table>
      <text:h text:style-name="P736" text:outline-level="3"/>
      <text:h text:style-name="P788" text:outline-level="3"><text:bookmark-start text:name="__RefHeading___Toc19471_2135658563"/>load-<text:span text:style-name="T193">func</text:span><text:span text:style-name="T5">　</text:span><text:bookmark-end text:name="__RefHeading___Toc19471_2135658563"/></text:h>
      <text:p text:style-name="P72"/>
      <table:table table:name="表163" table:style-name="表163">
        <table:table-column table:style-name="表163.A"/>
        <table:table-column table:style-name="表163.B"/>
        <table:table-row table:style-name="TableLine2363689226384">
          <table:table-cell table:style-name="表163.A1" office:value-type="string">
            <text:p text:style-name="P447">説明</text:p>
          </table:table-cell>
          <table:table-cell table:style-name="表163.A1" office:value-type="string">
            <text:p text:style-name="P264"/>
            <text:p text:style-name="P264">関数をロードします。</text:p>
          </table:table-cell>
        </table:table-row>
        <table:table-row table:style-name="TableLine2363689237264">
          <table:table-cell table:style-name="表163.A1" office:value-type="string">
            <text:p text:style-name="P447">書式</text:p>
          </table:table-cell>
          <table:table-cell table:style-name="表163.A1" office:value-type="string">
            <text:p text:style-name="P264"/>
            <text:p text:style-name="P165">load-<text:span text:style-name="T193">func</text:span> <text:span text:style-name="T193">[ </text:span>:<text:span text:style-name="T193">force ]</text:span> <text:span text:style-name="T53">func</text:span></text:p>
          </table:table-cell>
        </table:table-row>
        <table:table-row table:style-name="TableLine2363689225296">
          <table:table-cell table:style-name="表163.A1" office:value-type="string">
            <text:p text:style-name="P447">詳細</text:p>
          </table:table-cell>
          <table:table-cell table:style-name="表163.A1" office:value-type="string">
            <text:p text:style-name="P264"/>
            <text:p text:style-name="P264"><text:span text:style-name="T60">func</text:span><text:span text:style-name="T99">で示される関数</text:span>ファイルをロードします。ロードするディレクトリはグローバル変数LIB_PATHで示されるパスのリストを順に試します。</text:p>
            <text:p text:style-name="P632">既にロードされている場合は再度ロードしませんが、:<text:span text:style-name="T193">force オプションを指定すると強制的にロードします。</text:span></text:p>
          </table:table-cell>
        </table:table-row>
        <table:table-row table:style-name="TableLine2363689235360">
          <table:table-cell table:style-name="表163.A1" office:value-type="string">
            <text:p text:style-name="P447">戻り値</text:p>
          </table:table-cell>
          <table:table-cell table:style-name="表163.A1" office:value-type="string">
            <text:p text:style-name="P264"/>
            <text:p text:style-name="P264">tを返します。</text:p>
          </table:table-cell>
        </table:table-row>
        <table:table-row table:style-name="TableLine2363689237536">
          <table:table-cell table:style-name="表163.A1" office:value-type="string">
            <text:p text:style-name="P447">例外</text:p>
          </table:table-cell>
          <table:table-cell table:style-name="表163.A1" office:value-type="string">
            <text:p text:style-name="P264"/>
            <text:p text:style-name="P264">ErrSyntax: 書式に誤りがあります。</text:p>
            <text:p text:style-name="P264">ErrFileNotOpen: ファイルがオープンできません。</text:p>
            <text:p text:style-name="P264">WarnParseString: 文字列の終端記号がありません。</text:p>
            <text:p text:style-name="P264">WarnParseClose: リスト、ブロックもしくは、評価ブロックの終端記号がありません。</text:p>
            <text:p text:style-name="P264">ErrParseClose: 括弧の対応が間違っています。</text:p>
          </table:table-cell>
        </table:table-row>
        <table:table-row table:style-name="TableLine2363689237808">
          <table:table-cell table:style-name="表163.A1" office:value-type="string">
            <text:p text:style-name="P447">使用例</text:p>
          </table:table-cell>
          <table:table-cell table:style-name="表163.A1" office:value-type="string">
            <text:p text:style-name="P264"/>
            <text:p text:style-name="P264"/>
          </table:table-cell>
        </table:table-row>
        <table:table-row table:style-name="TableLine2363689222304">
          <table:table-cell table:style-name="表163.A1" office:value-type="string">
            <text:p text:style-name="P514">関連</text:p>
          </table:table-cell>
          <table:table-cell table:style-name="表163.A1" office:value-type="string">
            <text:p text:style-name="P264"/>
            <text:p text:style-name="P654">load</text:p>
          </table:table-cell>
        </table:table-row>
      </table:table>
      <text:h text:style-name="P736" text:outline-level="3"/>
      <text:h text:style-name="P788" text:outline-level="3"><text:bookmark-start text:name="__RefHeading__14490_1559979953"/>load-class<text:span text:style-name="T5">　</text:span><text:bookmark-end text:name="__RefHeading__14490_1559979953"/></text:h>
      <text:p text:style-name="P72"/>
      <table:table table:name="表47" table:style-name="表47">
        <table:table-column table:style-name="表47.A"/>
        <table:table-column table:style-name="表47.B"/>
        <table:table-row table:style-name="TableLine2363689233184">
          <table:table-cell table:style-name="表47.A1" office:value-type="string">
            <text:p text:style-name="P428">説明</text:p>
          </table:table-cell>
          <table:table-cell table:style-name="表47.A1" office:value-type="string">
            <text:p text:style-name="P233"/>
            <text:p text:style-name="P233">クラスをロードします。</text:p>
          </table:table-cell>
        </table:table-row>
        <table:table-row table:style-name="TableLine2363689231280">
          <table:table-cell table:style-name="表47.A1" office:value-type="string">
            <text:p text:style-name="P428">書式</text:p>
          </table:table-cell>
          <table:table-cell table:style-name="表47.A1" office:value-type="string">
            <text:p text:style-name="P233"/>
            <text:p text:style-name="P24">load-<text:span text:style-name="T193">class</text:span> <text:span text:style-name="T193">[ </text:span>:<text:span text:style-name="T193">force ]</text:span> <text:span text:style-name="T60">class</text:span></text:p>
          </table:table-cell>
        </table:table-row>
        <table:table-row table:style-name="TableLine2363689238080">
          <table:table-cell table:style-name="表47.A1" office:value-type="string">
            <text:p text:style-name="P428">詳細</text:p>
          </table:table-cell>
          <table:table-cell table:style-name="表47.A1" office:value-type="string">
            <text:p text:style-name="P233"/>
            <text:p text:style-name="P233"><text:span text:style-name="T60">class</text:span><text:span text:style-name="T99">で示される関数</text:span><text:span text:style-name="T104">クラス</text:span>をロードします。ロードするディレクトリはグローバル変数LIB_PATHで示されるパスのリストを順に試します。</text:p>
            <text:p text:style-name="P624">既にロードされている場合は再度ロードしませんが、:<text:span text:style-name="T193">force オプションを指定すると強制的にロードします。</text:span></text:p>
          </table:table-cell>
        </table:table-row>
        <table:table-row table:style-name="TableLine2363689226656">
          <table:table-cell table:style-name="表47.A1" office:value-type="string">
            <text:p text:style-name="P428">戻り値</text:p>
          </table:table-cell>
          <table:table-cell table:style-name="表47.A1" office:value-type="string">
            <text:p text:style-name="P233"/>
            <text:p text:style-name="P233">tを返します。</text:p>
          </table:table-cell>
        </table:table-row>
        <table:table-row table:style-name="TableLine2363689232640">
          <table:table-cell table:style-name="表47.A1" office:value-type="string">
            <text:p text:style-name="P428">例外</text:p>
          </table:table-cell>
          <table:table-cell table:style-name="表47.A1" office:value-type="string">
            <text:p text:style-name="P233"/>
            <text:p text:style-name="P233">ErrSyntax: 書式に誤りがあります。</text:p>
            <text:p text:style-name="P233">ErrFileNotOpen: ファイルがオープンできません。</text:p>
            <text:p text:style-name="P233">WarnParseString: 文字列の終端記号がありません。</text:p>
            <text:p text:style-name="P233">WarnParseClose: リスト、ブロックもしくは、評価ブロックの終端記号がありません。</text:p>
            <text:p text:style-name="P233">ErrParseClose: 括弧の対応が間違っています。</text:p>
          </table:table-cell>
        </table:table-row>
        <table:table-row table:style-name="TableLine2363689223936">
          <table:table-cell table:style-name="表47.A1" office:value-type="string">
            <text:p text:style-name="P428">使用例</text:p>
          </table:table-cell>
          <table:table-cell table:style-name="表47.A1" office:value-type="string">
            <text:p text:style-name="P233"/>
            <text:p text:style-name="P233"/>
          </table:table-cell>
        </table:table-row>
        <table:table-row table:style-name="TableLine2363689224208">
          <table:table-cell table:style-name="表47.A1" office:value-type="string">
            <text:p text:style-name="P514">関連</text:p>
          </table:table-cell>
          <table:table-cell table:style-name="表47.A1" office:value-type="string">
            <text:p text:style-name="P233"/>
            <text:p text:style-name="P654">load</text:p>
          </table:table-cell>
        </table:table-row>
      </table:table>
      <text:h text:style-name="P788" text:outline-level="3"><text:bookmark-start text:name="__RefHeading__14918_1847744091"/>loop　<text:bookmark-end text:name="__RefHeading__14918_1847744091"/></text:h>
      <text:p text:style-name="P73"/>
      <table:table table:name="Table41" table:style-name="Table41">
        <table:table-column table:style-name="Table41.A"/>
        <table:table-column table:style-name="Table41.B"/>
        <table:table-row table:style-name="TableLine2363689222576">
          <table:table-cell office:value-type="string">
            <text:p text:style-name="P448">説明</text:p>
          </table:table-cell>
          <table:table-cell office:value-type="string">
            <text:p text:style-name="P266"/>
            <text:p text:style-name="P266">終了条件なしの繰り返し処理を行います。</text:p>
          </table:table-cell>
        </table:table-row>
        <table:table-row table:style-name="TableLine2363689227744">
          <table:table-cell office:value-type="string">
            <text:p text:style-name="P448">書式</text:p>
          </table:table-cell>
          <table:table-cell office:value-type="string">
            <text:p text:style-name="P266"/>
            <text:p text:style-name="P266">loop { <text:span text:style-name="T53">block</text:span> } <text:tab/><text:tab/>… <text:span text:style-name="T213">(書式1)</text:span></text:p>
            <text:p text:style-name="P267">loop do: { <text:span text:style-name="T53">block</text:span> } <text:tab/>… <text:span text:style-name="T213">(書式2)</text:span></text:p>
          </table:table-cell>
        </table:table-row>
        <table:table-row table:style-name="TableLine2363689230192">
          <table:table-cell office:value-type="string">
            <text:p text:style-name="P448">詳細</text:p>
          </table:table-cell>
          <table:table-cell office:value-type="string">
            <text:p text:style-name="P266"/>
            <text:p text:style-name="P266"><text:span text:style-name="T53">block</text:span>を繰り返し実行します。</text:p>
            <text:p text:style-name="P266"><text:span text:style-name="T53">block</text:span>の中では、以下の制御コマンドが使用できます:</text:p>
            <text:p text:style-name="P266">break / continue / redo / retry</text:p>
          </table:table-cell>
        </table:table-row>
        <table:table-row table:style-name="TableLine2363689230464">
          <table:table-cell office:value-type="string">
            <text:p text:style-name="P448">戻り値</text:p>
          </table:table-cell>
          <table:table-cell office:value-type="string">
            <text:p text:style-name="P266"/>
            <text:p text:style-name="P266"><text:span text:style-name="T53">block</text:span>の最後の実行結果（loopコマンドから脱出し次の文に移行できるコマンドはbreakのみとなります）が返ります。</text:p>
          </table:table-cell>
        </table:table-row>
        <table:table-row table:style-name="TableLine2363689231824">
          <table:table-cell office:value-type="string">
            <text:p text:style-name="P448">例外</text:p>
          </table:table-cell>
          <table:table-cell office:value-type="string">
            <text:p text:style-name="P266"/>
            <text:p text:style-name="P266">ErrSyntax: 書式に誤りがあります。</text:p>
          </table:table-cell>
        </table:table-row>
        <table:table-row table:style-name="TableLine2363689228560">
          <table:table-cell office:value-type="string">
            <text:p text:style-name="P448">使用例</text:p>
          </table:table-cell>
          <table:table-cell office:value-type="string">
            <text:p text:style-name="P266"/>
            <text:p text:style-name="P266"/>
          </table:table-cell>
        </table:table-row>
      </table:table>
      <text:h text:style-name="P788" text:outline-level="3"><text:bookmark-start text:name="__RefHeading___Toc19473_2135658563"/>make-proxy　<text:bookmark-end text:name="__RefHeading___Toc19473_2135658563"/></text:h>
      <text:p text:style-name="P74"/>
      <table:table table:name="表176" table:style-name="表176">
        <table:table-column table:style-name="表176.A"/>
        <table:table-column table:style-name="表176.B"/>
        <table:table-row table:style-name="TableLine2363689232912">
          <table:table-cell office:value-type="string">
            <text:p text:style-name="P449">説明</text:p>
          </table:table-cell>
          <table:table-cell office:value-type="string">
            <text:p text:style-name="P268"/>
            <text:p text:style-name="P268">オブジェクトのプロキシオブジェクトを生成します。</text:p>
          </table:table-cell>
        </table:table-row>
        <table:table-row table:style-name="TableLine2363689232096">
          <table:table-cell office:value-type="string">
            <text:p text:style-name="P449">書式</text:p>
          </table:table-cell>
          <table:table-cell office:value-type="string">
            <text:p text:style-name="P268"/>
            <text:p text:style-name="P268"><text:span text:style-name="T199">make-proxy</text:span> <text:span text:style-name="T63">object</text:span></text:p>
          </table:table-cell>
        </table:table-row>
        <table:table-row table:style-name="TableLine2363689230736">
          <table:table-cell office:value-type="string">
            <text:p text:style-name="P449">詳細</text:p>
          </table:table-cell>
          <table:table-cell office:value-type="string">
            <text:p text:style-name="P268"/>
            <text:p text:style-name="P655"><text:span text:style-name="T53">object</text:span>に対するプロキシオブジェクトを新規に生成します。新規に生成されたオブジェクトに対してメソッド呼び出しを行なうと、<text:span text:style-name="T53">object</text:span>の同名メソッドが呼びだされます。</text:p>
          </table:table-cell>
        </table:table-row>
        <table:table-row table:style-name="TableLine2363689233456">
          <table:table-cell office:value-type="string">
            <text:p text:style-name="P449">戻り値</text:p>
          </table:table-cell>
          <table:table-cell office:value-type="string">
            <text:p text:style-name="P268"/>
            <text:p text:style-name="P633">プロキシメソッドを返します。</text:p>
          </table:table-cell>
        </table:table-row>
        <table:table-row table:style-name="TableLine2363689233728">
          <table:table-cell office:value-type="string">
            <text:p text:style-name="P449">例外</text:p>
          </table:table-cell>
          <table:table-cell office:value-type="string">
            <text:p text:style-name="P268"/>
            <text:p text:style-name="P268"/>
          </table:table-cell>
        </table:table-row>
        <table:table-row table:style-name="TableLine2363689234000">
          <table:table-cell office:value-type="string">
            <text:p text:style-name="P449">使用例</text:p>
          </table:table-cell>
          <table:table-cell office:value-type="string">
            <text:p text:style-name="P268"/>
            <text:p text:style-name="P268"/>
          </table:table-cell>
        </table:table-row>
      </table:table>
      <text:h text:style-name="P767" text:outline-level="3"/>
      <text:h text:style-name="P788" text:outline-level="3"><text:bookmark-start text:name="__RefHeading__14492_1559979953"/>new<text:span text:style-name="T5">　</text:span><text:bookmark-end text:name="__RefHeading__14492_1559979953"/></text:h>
      <text:p text:style-name="P28"/>
      <table:table table:name="表48" table:style-name="表48">
        <table:table-column table:style-name="表48.A"/>
        <table:table-column table:style-name="表48.B"/>
        <table:table-row table:style-name="TableLine2363689228832">
          <table:table-cell office:value-type="string">
            <text:p text:style-name="P428">説明</text:p>
          </table:table-cell>
          <table:table-cell office:value-type="string">
            <text:p text:style-name="P233"/>
            <text:p text:style-name="P233">オブジェクトを生成します。</text:p>
          </table:table-cell>
        </table:table-row>
        <table:table-row table:style-name="TableLine2363689235632">
          <table:table-cell office:value-type="string">
            <text:p text:style-name="P428">書式</text:p>
          </table:table-cell>
          <table:table-cell office:value-type="string">
            <text:p text:style-name="P233"/>
            <text:p text:style-name="P233">new [ <text:span text:style-name="T53">parent-class</text:span> ] [ delegate: ( <text:span text:style-name="T53">additional-class ... </text:span>) ] </text:p>
            <text:p text:style-name="P233"><text:tab/>[ init: ( <text:span text:style-name="T53">construct-parameters ... </text:span>) ]</text:p>
          </table:table-cell>
        </table:table-row>
        <table:table-row table:style-name="TableLine2363688561760">
          <table:table-cell office:value-type="string">
            <text:p text:style-name="P428">詳細</text:p>
          </table:table-cell>
          <table:table-cell office:value-type="string">
            <text:p text:style-name="P233"/>
            <text:p text:style-name="P403">オブジェクトを生成します。</text:p>
            <text:p text:style-name="P233"><text:span text:style-name="T53">parent-class</text:span><text:span text:style-name="T99">には、親クラスを指定します。省略した場合は、既定クラスとしてObjectクラスが親クラスとなります。</text:span></text:p>
            <text:p text:style-name="P233"><text:span text:style-name="T99">さらにいくつかの親クラスを指定するためには、</text:span><text:span text:style-name="T53">additional-class </text:span><text:span text:style-name="T99">に列挙することにより行います。</text:span></text:p>
            <text:p text:style-name="P233"><text:span text:style-name="T53">parent-class</text:span><text:span text:style-name="T99">および、</text:span><text:span text:style-name="T53">additional-class</text:span><text:span text:style-name="T99">を複数指定した場合のメソッドの探索順は、</text:span></text:p>
            <text:list xml:id="list114621446532229" text:continue-list="list3607102808" text:style-name="L6">
              <text:list-item text:start-value="1">
                <text:p text:style-name="P821">自オブジェクトのメソッド</text:p>
              </text:list-item>
              <text:list-item>
                <text:p text:style-name="P808"><text:span text:style-name="T53">parent-class</text:span><text:span text:style-name="T99">およびその親クラスのメソッド</text:span></text:p>
              </text:list-item>
              <text:list-item>
                <text:p text:style-name="P808"><text:span text:style-name="T99">最初の</text:span><text:span text:style-name="T53">additional-class</text:span><text:span text:style-name="T99">およびその親クラスのメソッド</text:span></text:p>
              </text:list-item>
              <text:list-item>
                <text:p text:style-name="P808"><text:span text:style-name="T99">次の</text:span><text:span text:style-name="T53">additional-class</text:span><text:span text:style-name="T99">およびその親クラスのメソッド</text:span></text:p>
              </text:list-item>
              <text:list-item>
                <text:p text:style-name="P821">...</text:p>
              </text:list-item>
            </text:list>
            <text:p text:style-name="P403">となります。</text:p>
            <text:p text:style-name="P403">クラスにinitメソッドが定義されている場合は、<text:span text:style-name="T53">construct-parameters</text:span>を伴ってのinitメソッドの呼び出しが行われます。</text:p>
          </table:table-cell>
        </table:table-row>
        <table:table-row table:style-name="TableLine2363689630128">
          <table:table-cell office:value-type="string">
            <text:p text:style-name="P428">戻り値</text:p>
          </table:table-cell>
          <table:table-cell office:value-type="string">
            <text:p text:style-name="P233"/>
            <text:p text:style-name="P233">生成されたクラスオブジェクトを返します。</text:p>
          </table:table-cell>
        </table:table-row>
        <table:table-row table:style-name="TableLine2363689632848">
          <table:table-cell office:value-type="string">
            <text:p text:style-name="P428">例外</text:p>
          </table:table-cell>
          <table:table-cell office:value-type="string">
            <text:p text:style-name="P233"/>
            <text:p text:style-name="P233">ErrSyntax: 書式に誤りがあります。</text:p>
            <text:p text:style-name="P233">ErrNoClass: 親クラスが存在しません。</text:p>
          </table:table-cell>
        </table:table-row>
        <table:table-row table:style-name="TableLine2363689634208">
          <table:table-cell office:value-type="string">
            <text:p text:style-name="P428">使用例</text:p>
          </table:table-cell>
          <table:table-cell office:value-type="string">
            <text:p text:style-name="P521"/>
            <text:p text:style-name="P521">new;<text:tab/><text:tab/><text:tab/># Object が親クラス</text:p>
            <text:p text:style-name="P521">new foo;<text:tab/><text:tab/># foo が親クラス</text:p>
            <text:p text:style-name="P521">new foo delegate: (x y);</text:p>
            <text:p text:style-name="P521"><text:tab/><text:tab/><text:tab/># foo / x / y が親クラス</text:p>
          </table:table-cell>
        </table:table-row>
      </table:table>
      <text:h text:style-name="P788" text:outline-level="3"><text:bookmark-start text:name="__RefHeading__14360_1847744091"/>nil?　<text:bookmark-end text:name="__RefHeading__14360_1847744091"/></text:h>
      <text:p text:style-name="P71"/>
      <table:table table:name="Table30" table:style-name="Table30">
        <table:table-column table:style-name="Table30.A"/>
        <table:table-column table:style-name="Table30.B"/>
        <table:table-row table:style-name="TableLine2363689622784">
          <table:table-cell office:value-type="string">
            <text:p text:style-name="P446">説明</text:p>
          </table:table-cell>
          <table:table-cell office:value-type="string">
            <text:p text:style-name="P263"/>
            <text:p text:style-name="P263">Bool型データでかつ偽値であれば真を返します。</text:p>
          </table:table-cell>
        </table:table-row>
        <table:table-row table:style-name="TableLine2363689624416">
          <table:table-cell office:value-type="string">
            <text:p text:style-name="P446">書式</text:p>
          </table:table-cell>
          <table:table-cell office:value-type="string">
            <text:p text:style-name="P263"/>
            <text:p text:style-name="P263">nil? <text:span text:style-name="T53">va</text:span><text:span text:style-name="T85">l</text:span><text:span text:style-name="T53"> <text:s/></text:span></text:p>
          </table:table-cell>
        </table:table-row>
        <table:table-row table:style-name="TableLine2363689623328">
          <table:table-cell office:value-type="string">
            <text:p text:style-name="P446">詳細</text:p>
          </table:table-cell>
          <table:table-cell office:value-type="string">
            <text:p text:style-name="P263"/>
            <text:p text:style-name="P263"><text:span text:style-name="T53">va</text:span><text:span text:style-name="T85">l</text:span>がnil型データであれば真を返します。</text:p>
          </table:table-cell>
        </table:table-row>
        <table:table-row table:style-name="TableLine2363689624688">
          <table:table-cell office:value-type="string">
            <text:p text:style-name="P446">戻り値</text:p>
          </table:table-cell>
          <table:table-cell office:value-type="string">
            <text:p text:style-name="P263"/>
            <text:p text:style-name="P263"><text:span text:style-name="T53">va</text:span><text:span text:style-name="T85">l</text:span>がnil型データであれば真を返します。</text:p>
          </table:table-cell>
        </table:table-row>
        <table:table-row table:style-name="TableLine2363689634480">
          <table:table-cell office:value-type="string">
            <text:p text:style-name="P446">例外</text:p>
          </table:table-cell>
          <table:table-cell office:value-type="string">
            <text:p text:style-name="P263"/>
            <text:p text:style-name="P263">ErrSyntax: 書式に誤りがあります。</text:p>
          </table:table-cell>
        </table:table-row>
        <table:table-row table:style-name="TableLine2363689635024">
          <table:table-cell office:value-type="string">
            <text:p text:style-name="P446">使用例</text:p>
          </table:table-cell>
          <table:table-cell office:value-type="string">
            <text:p text:style-name="P263"/>
            <text:p text:style-name="P263"/>
          </table:table-cell>
        </table:table-row>
      </table:table>
      <text:h text:style-name="P788" text:outline-level="3"><text:bookmark-start text:name="__RefHeading__14362_1847744091"/>object?　<text:bookmark-end text:name="__RefHeading__14362_1847744091"/></text:h>
      <text:p text:style-name="P71"/>
      <table:table table:name="Table31" table:style-name="Table31">
        <table:table-column table:style-name="Table31.A"/>
        <table:table-column table:style-name="Table31.B"/>
        <table:table-row table:style-name="TableLine2363689628768">
          <table:table-cell office:value-type="string">
            <text:p text:style-name="P446">説明</text:p>
          </table:table-cell>
          <table:table-cell office:value-type="string">
            <text:p text:style-name="P263"/>
            <text:p text:style-name="P263">オブジェクト型データであれば真を返します。</text:p>
          </table:table-cell>
        </table:table-row>
        <table:table-row table:style-name="TableLine2363689622512">
          <table:table-cell office:value-type="string">
            <text:p text:style-name="P446">書式</text:p>
          </table:table-cell>
          <table:table-cell office:value-type="string">
            <text:p text:style-name="P263"/>
            <text:p text:style-name="P227"><text:span text:style-name="T262">object? </text:span><text:span text:style-name="T270">va</text:span><text:span text:style-name="T38">l</text:span><text:span text:style-name="T270"> <text:s/></text:span></text:p>
          </table:table-cell>
        </table:table-row>
        <table:table-row table:style-name="TableLine2363689623056">
          <table:table-cell office:value-type="string">
            <text:p text:style-name="P446">詳細</text:p>
          </table:table-cell>
          <table:table-cell office:value-type="string">
            <text:p text:style-name="P263"/>
            <text:p text:style-name="P227"><text:span text:style-name="T270">va</text:span><text:span text:style-name="T38">l</text:span><text:span text:style-name="T262">がオブジェクト型データであれば真を返します。</text:span></text:p>
          </table:table-cell>
        </table:table-row>
        <table:table-row table:style-name="TableLine2363689631216">
          <table:table-cell office:value-type="string">
            <text:p text:style-name="P446">戻り値</text:p>
          </table:table-cell>
          <table:table-cell office:value-type="string">
            <text:p text:style-name="P263"/>
            <text:p text:style-name="P227"><text:span text:style-name="T270">va</text:span><text:span text:style-name="T38">l</text:span><text:span text:style-name="T262">がオブジェクト型データであれば真を返します。</text:span></text:p>
          </table:table-cell>
        </table:table-row>
        <table:table-row table:style-name="TableLine2363689635296">
          <table:table-cell office:value-type="string">
            <text:p text:style-name="P446">例外</text:p>
          </table:table-cell>
          <table:table-cell office:value-type="string">
            <text:p text:style-name="P263"/>
            <text:p text:style-name="P263">ErrSyntax: 書式に誤りがあります。</text:p>
          </table:table-cell>
        </table:table-row>
        <table:table-row table:style-name="TableLine2363689633392">
          <table:table-cell office:value-type="string">
            <text:p text:style-name="P446">使用例</text:p>
          </table:table-cell>
          <table:table-cell office:value-type="string">
            <text:p text:style-name="P263"/>
            <text:p text:style-name="P263"/>
          </table:table-cell>
        </table:table-row>
      </table:table>
      <text:h text:style-name="P753" text:outline-level="3"/>
      <text:h text:style-name="P788" text:outline-level="3"><text:bookmark-start text:name="__RefHeading__14494_1559979953"/>or<text:span text:style-name="T5">　</text:span><text:bookmark-end text:name="__RefHeading__14494_1559979953"/></text:h>
      <text:p text:style-name="P28"/>
      <table:table table:name="表49" table:style-name="表49">
        <table:table-column table:style-name="表49.A"/>
        <table:table-column table:style-name="表49.B"/>
        <table:table-row table:style-name="TableLine2363689621424">
          <table:table-cell office:value-type="string">
            <text:p text:style-name="P428">説明</text:p>
          </table:table-cell>
          <table:table-cell office:value-type="string">
            <text:p text:style-name="P233"/>
            <text:p text:style-name="P233">引数の真偽値による論理和を返します。</text:p>
          </table:table-cell>
        </table:table-row>
        <table:table-row table:style-name="TableLine2363689623600">
          <table:table-cell office:value-type="string">
            <text:p text:style-name="P428">書式</text:p>
          </table:table-cell>
          <table:table-cell office:value-type="string">
            <text:p text:style-name="P233"/>
            <text:p text:style-name="P233">or <text:span text:style-name="T53">val </text:span>...</text:p>
          </table:table-cell>
        </table:table-row>
        <table:table-row table:style-name="TableLine2363689631488">
          <table:table-cell office:value-type="string">
            <text:p text:style-name="P428">詳細</text:p>
          </table:table-cell>
          <table:table-cell office:value-type="string">
            <text:p text:style-name="P233"/>
            <text:p text:style-name="P233"><text:span text:style-name="T53">val</text:span>の値がnilである場合偽と判断します。全ての引数についての真偽値を調べ、それら全ての値の論理和を返します。</text:p>
            <text:p text:style-name="P649">ただし、<text:span text:style-name="T53">val</text:span>がブロックの場合、ブロックを実行し、その結果を値として評価します。そして、その評価結果がnil以外であった場合、後続するパラメータについては評価せずに論理和の結果を真として返します。</text:p>
          </table:table-cell>
        </table:table-row>
        <table:table-row table:style-name="TableLine2363689623872">
          <table:table-cell office:value-type="string">
            <text:p text:style-name="P428">戻り値</text:p>
          </table:table-cell>
          <table:table-cell office:value-type="string">
            <text:p text:style-name="P233"/>
            <text:p text:style-name="P233">tまたはnilを返します。</text:p>
          </table:table-cell>
        </table:table-row>
        <table:table-row table:style-name="TableLine2363689629312">
          <table:table-cell office:value-type="string">
            <text:p text:style-name="P428">例外</text:p>
          </table:table-cell>
          <table:table-cell office:value-type="string">
            <text:p text:style-name="P233"/>
            <text:p text:style-name="P233">ErrSyntax: 書式に誤りがあります。</text:p>
          </table:table-cell>
        </table:table-row>
        <table:table-row table:style-name="TableLine2363689629856">
          <table:table-cell office:value-type="string">
            <text:p text:style-name="P428">使用例</text:p>
          </table:table-cell>
          <table:table-cell office:value-type="string">
            <text:p text:style-name="P541"/>
            <text:p text:style-name="P541">or 0 1 2;<text:tab/><text:tab/># → t</text:p>
            <text:p text:style-name="P541">or 0 1 2 nil;<text:tab/># → t</text:p>
            <text:p text:style-name="P541">or ();<text:tab/><text:tab/># → t</text:p>
            <text:p text:style-name="P541">or nil nil;<text:tab/><text:tab/># → nil</text:p>
          </table:table-cell>
        </table:table-row>
      </table:table>
      <text:h text:style-name="P788" text:outline-level="3"><text:bookmark-start text:name="__RefHeading__14920_1847744091"/>pause　<text:bookmark-end text:name="__RefHeading__14920_1847744091"/></text:h>
      <text:p text:style-name="P73"/>
      <table:table table:name="Table42" table:style-name="Table42">
        <table:table-column table:style-name="Table42.A"/>
        <table:table-column table:style-name="Table42.B"/>
        <table:table-row table:style-name="TableLine2363689624144">
          <table:table-cell office:value-type="string">
            <text:p text:style-name="P448">説明</text:p>
          </table:table-cell>
          <table:table-cell office:value-type="string">
            <text:p text:style-name="P266"/>
            <text:p text:style-name="P266">現在のコルーチンの実行を一時停止します。</text:p>
          </table:table-cell>
        </table:table-row>
        <table:table-row table:style-name="TableLine2363689625504">
          <table:table-cell office:value-type="string">
            <text:p text:style-name="P448">書式</text:p>
          </table:table-cell>
          <table:table-cell office:value-type="string">
            <text:p text:style-name="P266"/>
            <text:p text:style-name="P266"><text:span text:style-name="T99">pause</text:span><text:span text:style-name="T53"> </text:span><text:span text:style-name="T99"><text:s/>[ </text:span><text:span text:style-name="T53">val</text:span><text:span text:style-name="T99"> <text:s/>]</text:span></text:p>
          </table:table-cell>
        </table:table-row>
        <table:table-row table:style-name="TableLine2363689628224">
          <table:table-cell office:value-type="string">
            <text:p text:style-name="P448">詳細</text:p>
          </table:table-cell>
          <table:table-cell office:value-type="string">
            <text:p text:style-name="P266"/>
            <text:p text:style-name="P266">現在のコルーチンの実行を一時停止し、コルーチン呼び出し元に制御を戻します。<text:span text:style-name="T53">val </text:span>を与えると、コルーチン呼び出し元の Coro::next の戻り値として呼び出し元に返ります。</text:p>
          </table:table-cell>
        </table:table-row>
        <table:table-row table:style-name="TableLine2363689625776">
          <table:table-cell office:value-type="string">
            <text:p text:style-name="P448">戻り値</text:p>
          </table:table-cell>
          <table:table-cell office:value-type="string">
            <text:p text:style-name="P266"/>
            <text:p text:style-name="P266">ありません。</text:p>
          </table:table-cell>
        </table:table-row>
        <table:table-row table:style-name="TableLine2363689626048">
          <table:table-cell office:value-type="string">
            <text:p text:style-name="P448">例外</text:p>
          </table:table-cell>
          <table:table-cell office:value-type="string">
            <text:p text:style-name="P266"/>
            <text:p text:style-name="P266">ErrSyntax: 書式に誤りがあります。</text:p>
          </table:table-cell>
        </table:table-row>
        <table:table-row table:style-name="TableLine2363689631760">
          <table:table-cell office:value-type="string">
            <text:p text:style-name="P448">使用例</text:p>
          </table:table-cell>
          <table:table-cell office:value-type="string">
            <text:p text:style-name="P266"/>
            <text:p text:style-name="P266"/>
          </table:table-cell>
        </table:table-row>
        <table:table-row table:style-name="TableLine2363689626320">
          <table:table-cell office:value-type="string">
            <text:p text:style-name="P448">関連項目</text:p>
          </table:table-cell>
          <table:table-cell office:value-type="string">
            <text:p text:style-name="P266"/>
            <text:p text:style-name="P266">coro</text:p>
            <text:p text:style-name="P266">Coro::next</text:p>
            <text:p text:style-name="P266">Coro::release</text:p>
          </table:table-cell>
        </table:table-row>
      </table:table>
      <text:h text:style-name="P788" text:outline-level="3"><text:bookmark-start text:name="__RefHeading___Toc19475_2135658563"/>pipe　<text:bookmark-end text:name="__RefHeading___Toc19475_2135658563"/></text:h>
      <text:p text:style-name="P75"/>
      <table:table table:name="表146" table:style-name="表146">
        <table:table-column table:style-name="表146.A"/>
        <table:table-column table:style-name="表146.B"/>
        <table:table-row table:style-name="TableLine2363689633664">
          <table:table-cell office:value-type="string">
            <text:p text:style-name="P450">説明</text:p>
          </table:table-cell>
          <table:table-cell office:value-type="string">
            <text:p text:style-name="P269"/>
            <text:p text:style-name="P269">ブロックをパイプライン実行します。</text:p>
          </table:table-cell>
        </table:table-row>
        <table:table-row table:style-name="TableLine2363689620880">
          <table:table-cell office:value-type="string">
            <text:p text:style-name="P450">書式</text:p>
          </table:table-cell>
          <table:table-cell office:value-type="string">
            <text:p text:style-name="P269"/>
            <text:p text:style-name="P389"><text:span text:style-name="T117">pipe</text:span><text:span text:style-name="T93"> </text:span><text:span text:style-name="T117"><text:s/>[ </text:span><text:span text:style-name="T5">in:</text:span><text:span text:style-name="T93"> </text:span><text:span text:style-name="T94">input-file </text:span><text:span text:style-name="T120">|</text:span><text:span text:style-name="T96"> </text:span><text:span text:style-name="T120">( </text:span><text:span text:style-name="T96">input-file-list</text:span><text:span text:style-name="T120"> )</text:span><text:span text:style-name="T117"> ]</text:span></text:p>
            <text:p text:style-name="P390"><text:span text:style-name="T117"><text:tab/>[ </text:span><text:span text:style-name="T118">out</text:span><text:span text:style-name="T117">:</text:span><text:span text:style-name="T93"> </text:span><text:span text:style-name="T94">output-file</text:span><text:span text:style-name="T117"> ] [ :</text:span><text:span text:style-name="T121">append</text:span><text:span text:style-name="T93"> </text:span><text:span text:style-name="T117">] </text:span><text:span text:style-name="T119">{ </text:span><text:span text:style-name="T94">block</text:span><text:span text:style-name="T118"> </text:span><text:span text:style-name="T119">} </text:span><text:span text:style-name="T118">… </text:span></text:p>
          </table:table-cell>
        </table:table-row>
        <table:table-row table:style-name="TableLine2363689632032">
          <table:table-cell office:value-type="string">
            <text:p text:style-name="P450">詳細</text:p>
          </table:table-cell>
          <table:table-cell office:value-type="string">
            <text:p text:style-name="P24"/>
            <text:p text:style-name="P24"><text:span text:style-name="T123">複数の </text:span><text:span text:style-name="T58">block</text:span><text:span text:style-name="T103"> をパイプライン実行します</text:span>。<text:span text:style-name="T58">block</text:span><text:span text:style-name="T191"> のスクリプトは、入力をstdinから入力し、出力をstdout へ出力するものであれば何でもかまいません。</text:span></text:p>
            <text:p text:style-name="P24">前後の<text:span text:style-name="T53">block</text:span><text:span text:style-name="T99">間で、</text:span><text:span text:style-name="T103">stdout から stdin へデータが受け渡されます。</text:span></text:p>
            <text:p text:style-name="P166">最初の入力元はグローバル変数の<text:span text:style-name="T191">stdinです。</text:span><text:span text:style-name="T58">input-file</text:span><text:span text:style-name="T191">により、入力元を任意のファイルパス、オープンされたファイルまたは、オープンされたStreamに指定することができます。</text:span></text:p>
            <text:p text:style-name="P167">入力ファイルはリストで複数与えることも可能です。その際、リストの各要素についてpipeコマンドが再帰的に適用されます。</text:p>
            <text:p text:style-name="P166"><text:span text:style-name="T191">最後の出力先はグローバル変数のstdoutです。</text:span><text:span text:style-name="T58">output-file</text:span><text:span text:style-name="T191"> により出力先を任意のファイルパス、オープンされたファイルまたは、オープンされたStreamに指定することができます。</text:span></text:p>
            <text:p text:style-name="P166">out: オプションにより出力ファイルを指定した場合には :<text:span text:style-name="T233">append オプションを指定可能で、これを指定した場合は</text:span><text:span text:style-name="T75">output-file</text:span><text:span text:style-name="T233"> へは追加書き込みとなります。省略時はファイルが新規に作成されます。</text:span></text:p>
          </table:table-cell>
        </table:table-row>
        <table:table-row table:style-name="TableLine2363689633936">
          <table:table-cell office:value-type="string">
            <text:p text:style-name="P450">戻り値</text:p>
          </table:table-cell>
          <table:table-cell office:value-type="string">
            <text:p text:style-name="P269"/>
            <text:p text:style-name="P269">最後の<text:span text:style-name="T53">block</text:span>により出力された最後の行のオブジェクトを返します。</text:p>
          </table:table-cell>
        </table:table-row>
        <table:table-row table:style-name="TableLine2363689621152">
          <table:table-cell office:value-type="string">
            <text:p text:style-name="P450">例外</text:p>
          </table:table-cell>
          <table:table-cell office:value-type="string">
            <text:p text:style-name="P24"/>
            <text:p text:style-name="P24">ErrSyntax: 書式に誤りがあります。</text:p>
            <text:p text:style-name="P24">ErrPipeBody: パイプの<text:span text:style-name="T53">block</text:span>中でエラーが発生した。</text:p>
            <text:p text:style-name="P160">ReceivePipe: 外部プロセスが異常終了した。</text:p>
          </table:table-cell>
        </table:table-row>
        <table:table-row table:style-name="TableLine2363689621968">
          <table:table-cell office:value-type="string">
            <text:p text:style-name="P450">使用例</text:p>
          </table:table-cell>
          <table:table-cell office:value-type="string">
            <text:p text:style-name="P548"/>
            <text:p text:style-name="P561">pipe in: "foo" {grep 'bar'} {wc}</text:p>
          </table:table-cell>
        </table:table-row>
        <table:table-row table:style-name="TableLine2363689622240">
          <table:table-cell office:value-type="string">
            <text:p text:style-name="P450">関連項目</text:p>
          </table:table-cell>
          <table:table-cell office:value-type="string">
            <text:p text:style-name="P269"/>
            <text:p text:style-name="P269">exec</text:p>
            <text:p text:style-name="P634">glob</text:p>
          </table:table-cell>
        </table:table-row>
      </table:table>
      <text:h text:style-name="P754" text:outline-level="3"/>
      <text:h text:style-name="P788" text:outline-level="3"><text:bookmark-start text:name="__RefHeading__14496_1559979953"/>print / println<text:span text:style-name="T5">　</text:span><text:bookmark-end text:name="__RefHeading__14496_1559979953"/></text:h>
      <text:p text:style-name="P28"/>
      <table:table table:name="表50" table:style-name="表50">
        <table:table-column table:style-name="表50.A"/>
        <table:table-column table:style-name="表50.B"/>
        <table:table-row table:style-name="TableLine2363689626592">
          <table:table-cell office:value-type="string">
            <text:p text:style-name="P428">説明</text:p>
          </table:table-cell>
          <table:table-cell office:value-type="string">
            <text:p text:style-name="P233"/>
            <text:p text:style-name="P233">文字列を印字します。</text:p>
          </table:table-cell>
        </table:table-row>
        <table:table-row table:style-name="TableLine2363689628496">
          <table:table-cell office:value-type="string">
            <text:p text:style-name="P428">書式</text:p>
          </table:table-cell>
          <table:table-cell office:value-type="string">
            <text:p text:style-name="P233"/>
            <text:p text:style-name="P233">print [ file: <text:span text:style-name="T53">file-object</text:span> ] <text:span text:style-name="T53">args</text:span> ...</text:p>
            <text:p text:style-name="P233">println [ file: <text:span text:style-name="T53">file-object </text:span>] <text:span text:style-name="T53">args</text:span> ...</text:p>
          </table:table-cell>
        </table:table-row>
        <table:table-row table:style-name="TableLine2363689616256">
          <table:table-cell office:value-type="string">
            <text:p text:style-name="P428">詳細</text:p>
          </table:table-cell>
          <table:table-cell office:value-type="string">
            <text:p text:style-name="P233"/>
            <text:p text:style-name="P233"><text:span text:style-name="T53">args</text:span>を文字列に変換し、ファイルへ出力します。</text:p>
            <text:p text:style-name="P233">出力先のファイルの指定は以下の通りです。</text:p>
            <text:list xml:id="list501336231" text:style-name="L7">
              <text:list-item>
                <text:p text:style-name="P822"><text:span text:style-name="T53">file-object</text:span>が指定されていれば、このオブジェクトのputsメソッドを呼び出します。</text:p>
              </text:list-item>
              <text:list-item>
                <text:p text:style-name="P822">ローカル変数またはインスタンス変数に@out変数があれば、このオブジェクトのputsメソッドを呼び出します。</text:p>
              </text:list-item>
              <text:list-item>
                <text:p text:style-name="P822">グローバル変数のstdout変数があれば、このオブジェクトのputsメソッドを呼び出します。</text:p>
              </text:list-item>
            </text:list>
            <text:p text:style-name="P233">printとprintlnの違いは、printが改行コードを出力しないのに対して、purintlnは、改行コードを出力し、ファイルオブジェクトのflushメソッドを呼び出します。</text:p>
          </table:table-cell>
        </table:table-row>
        <table:table-row table:style-name="TableLine2363689614896">
          <table:table-cell office:value-type="string">
            <text:p text:style-name="P428">戻り値</text:p>
          </table:table-cell>
          <table:table-cell office:value-type="string">
            <text:p text:style-name="P233"/>
            <text:p text:style-name="P233">nilを返します。</text:p>
          </table:table-cell>
        </table:table-row>
        <table:table-row table:style-name="TableLine2363689604560">
          <table:table-cell office:value-type="string">
            <text:p text:style-name="P428">例外</text:p>
          </table:table-cell>
          <table:table-cell office:value-type="string">
            <text:p text:style-name="P233"/>
            <text:p text:style-name="P233">ErrSyntax: 書式に誤りがあります。</text:p>
            <text:p text:style-name="P233">ErrNoSuchVariable: @out変数または、stdout変数が見つかりません。</text:p>
          </table:table-cell>
        </table:table-row>
        <table:table-row table:style-name="TableLine2363689608096">
          <table:table-cell office:value-type="string">
            <text:p text:style-name="P428">使用例</text:p>
          </table:table-cell>
          <table:table-cell office:value-type="string">
            <text:p text:style-name="P541"/>
            <text:p text:style-name="P541">println "Hello world.";</text:p>
            <text:p text:style-name="P541"><text:tab/><text:tab/># <text:span text:style-name="T238">→</text:span> Hello world.</text:p>
            <text:p text:style-name="P541">1 each to: 10 do: {| i | print $i " "}; println;</text:p>
            <text:p text:style-name="P541"><text:tab/><text:tab/># <text:span text:style-name="T238">→</text:span> 1 2 3 4 5 6 7 8 9 10</text:p>
          </table:table-cell>
        </table:table-row>
      </table:table>
      <text:h text:style-name="P694" text:outline-level="3"/>
      <text:h text:style-name="P788" text:outline-level="3"><text:bookmark-start text:name="__RefHeading__14498_1559979953"/>pwd<text:span text:style-name="T5">　</text:span><text:bookmark-end text:name="__RefHeading__14498_1559979953"/></text:h>
      <text:p text:style-name="P28"/>
      <table:table table:name="表51" table:style-name="表51">
        <table:table-column table:style-name="表51.A"/>
        <table:table-column table:style-name="表51.B"/>
        <table:table-row table:style-name="TableLine2363689627952">
          <table:table-cell office:value-type="string">
            <text:p text:style-name="P428">説明</text:p>
          </table:table-cell>
          <table:table-cell office:value-type="string">
            <text:p text:style-name="P233"/>
            <text:p text:style-name="P233">カレントワーキングディレクトリを返します。</text:p>
          </table:table-cell>
        </table:table-row>
        <table:table-row table:style-name="TableLine2363689616528">
          <table:table-cell office:value-type="string">
            <text:p text:style-name="P428">書式</text:p>
          </table:table-cell>
          <table:table-cell office:value-type="string">
            <text:p text:style-name="P233"/>
            <text:p text:style-name="P233">pwd</text:p>
          </table:table-cell>
        </table:table-row>
        <table:table-row table:style-name="TableLine2363689606464">
          <table:table-cell office:value-type="string">
            <text:p text:style-name="P428">詳細</text:p>
          </table:table-cell>
          <table:table-cell office:value-type="string">
            <text:p text:style-name="P233"/>
            <text:p text:style-name="P241">現在のワーキングディレクトリを返します。また、グローバル変数 "CWD" にも同じ値が設定されます。</text:p>
            <text:p text:style-name="P265">ファイル名のエンコーディングについては、グローバル変数 DEFAULT_DIRENT_ENCODING により指定します。既定値はUTF-8です。</text:p>
          </table:table-cell>
        </table:table-row>
        <table:table-row table:style-name="TableLine2363689605920">
          <table:table-cell office:value-type="string">
            <text:p text:style-name="P428">戻り値</text:p>
          </table:table-cell>
          <table:table-cell office:value-type="string">
            <text:p text:style-name="P233"/>
            <text:p text:style-name="P233">カレントワーキングディレクトリを返します。</text:p>
          </table:table-cell>
        </table:table-row>
        <table:table-row table:style-name="TableLine2363689604288">
          <table:table-cell office:value-type="string">
            <text:p text:style-name="P428">例外</text:p>
          </table:table-cell>
          <table:table-cell office:value-type="string">
            <text:p text:style-name="P233"/>
            <text:p text:style-name="P233">ErrSyntax: 書式に誤りがあります。</text:p>
          </table:table-cell>
        </table:table-row>
        <table:table-row table:style-name="TableLine2363689619248">
          <table:table-cell office:value-type="string">
            <text:p text:style-name="P428">使用例</text:p>
          </table:table-cell>
          <table:table-cell office:value-type="string">
            <text:p text:style-name="P541"/>
            <text:p text:style-name="P541">pwd;</text:p>
          </table:table-cell>
        </table:table-row>
      </table:table>
      <text:h text:style-name="P694" text:outline-level="3"/>
      <text:h text:style-name="P788" text:outline-level="3"><text:bookmark-start text:name="__RefHeading__14500_1559979953"/>rand<text:span text:style-name="T5">　</text:span><text:bookmark-end text:name="__RefHeading__14500_1559979953"/></text:h>
      <text:p text:style-name="P28"/>
      <table:table table:name="表52" table:style-name="表52">
        <table:table-column table:style-name="表52.A"/>
        <table:table-column table:style-name="表52.B"/>
        <table:table-row table:style-name="TableLine2363689618976">
          <table:table-cell office:value-type="string">
            <text:p text:style-name="P428">説明</text:p>
          </table:table-cell>
          <table:table-cell office:value-type="string">
            <text:p text:style-name="P233"/>
            <text:p text:style-name="P233">乱数を返します。</text:p>
          </table:table-cell>
        </table:table-row>
        <table:table-row table:style-name="TableLine2363689604016">
          <table:table-cell office:value-type="string">
            <text:p text:style-name="P428">書式</text:p>
          </table:table-cell>
          <table:table-cell office:value-type="string">
            <text:p text:style-name="P233"/>
            <text:p text:style-name="P233">rand</text:p>
          </table:table-cell>
        </table:table-row>
        <table:table-row table:style-name="TableLine2363689613536">
          <table:table-cell office:value-type="string">
            <text:p text:style-name="P428">詳細</text:p>
          </table:table-cell>
          <table:table-cell office:value-type="string">
            <text:p text:style-name="P233"/>
            <text:p text:style-name="P233">乱数を返します。</text:p>
          </table:table-cell>
        </table:table-row>
        <table:table-row table:style-name="TableLine2363689604832">
          <table:table-cell office:value-type="string">
            <text:p text:style-name="P428">戻り値</text:p>
          </table:table-cell>
          <table:table-cell office:value-type="string">
            <text:p text:style-name="P233"/>
            <text:p text:style-name="P233">0.0以上 1.0未満の乱数を返します。</text:p>
          </table:table-cell>
        </table:table-row>
        <table:table-row table:style-name="TableLine2363689609184">
          <table:table-cell office:value-type="string">
            <text:p text:style-name="P428">例外</text:p>
          </table:table-cell>
          <table:table-cell office:value-type="string">
            <text:p text:style-name="P233"/>
            <text:p text:style-name="P233">ありません。</text:p>
          </table:table-cell>
        </table:table-row>
        <table:table-row table:style-name="TableLine2363689613808">
          <table:table-cell office:value-type="string">
            <text:p text:style-name="P428">使用例</text:p>
          </table:table-cell>
          <table:table-cell office:value-type="string">
            <text:p text:style-name="P541"/>
            <text:p text:style-name="P541">rand;</text:p>
          </table:table-cell>
        </table:table-row>
      </table:table>
      <text:h text:style-name="P694" text:outline-level="3"/>
      <text:h text:style-name="P788" text:outline-level="3"><text:bookmark-start text:name="__RefHeading__14502_1559979953"/>read<text:span text:style-name="T5">　</text:span><text:bookmark-end text:name="__RefHeading__14502_1559979953"/></text:h>
      <text:p text:style-name="P28"/>
      <table:table table:name="表119" table:style-name="表119">
        <table:table-column table:style-name="表119.A"/>
        <table:table-column table:style-name="表119.B"/>
        <table:table-row table:style-name="TableLine2363689605648">
          <table:table-cell office:value-type="string">
            <text:p text:style-name="P428">説明</text:p>
          </table:table-cell>
          <table:table-cell office:value-type="string">
            <text:p text:style-name="P233"/>
            <text:p text:style-name="P233">文字列を読み込みます。</text:p>
          </table:table-cell>
        </table:table-row>
        <table:table-row table:style-name="TableLine2363689615168">
          <table:table-cell office:value-type="string">
            <text:p text:style-name="P428">書式</text:p>
          </table:table-cell>
          <table:table-cell office:value-type="string">
            <text:p text:style-name="P233"/>
            <text:p text:style-name="P270">read [ file: <text:span text:style-name="T53">file-object</text:span> ] [ :<text:span text:style-name="T180">nonewline</text:span> ] [ :<text:span text:style-name="T180">nocontrol</text:span> ] [ <text:span text:style-name="T53">var</text:span> ]</text:p>
          </table:table-cell>
        </table:table-row>
        <table:table-row table:style-name="TableLine2363689614080">
          <table:table-cell office:value-type="string">
            <text:p text:style-name="P428">詳細</text:p>
          </table:table-cell>
          <table:table-cell office:value-type="string">
            <text:p text:style-name="P270"/>
            <text:p text:style-name="P270">Fileオブジェクトから一行を読み込みます。</text:p>
            <text:p text:style-name="P270">入力元のファイルの指定は以下の通りです。</text:p>
            <text:list xml:id="list114622733622538" text:continue-list="list501336231" text:style-name="L7">
              <text:list-item text:start-value="1">
                <text:p text:style-name="P822"><text:span text:style-name="T53">file-object</text:span>が指定されていれば、このオブジェクトのgetsメソッドを呼び出します。</text:p>
              </text:list-item>
              <text:list-item>
                <text:p text:style-name="P822">ローカル変数またはインスタンス変数に@in変数があれば、このオブジェクトのgetsメソッドを呼び出します。</text:p>
              </text:list-item>
              <text:list-item>
                <text:p text:style-name="P823">グローバル変数のstdin変数があれば、このオブジェクトのgetsメソッドを呼び出します。</text:p>
              </text:list-item>
            </text:list>
            <text:p text:style-name="P232"><text:span text:style-name="T53">var</text:span>を指定した場合は、読み込んだ値が変数<text:span text:style-name="T53">var</text:span>に設定されます。</text:p>
            <text:p text:style-name="P232">:<text:span text:style-name="T180">nonewline オプションを指定すると、読み込む文字列内に改行コードが含まれません。</text:span></text:p>
            <text:p text:style-name="P232">:<text:span text:style-name="T180">nocontrol オプションを指定すると、読み込む文字列内に制御コードが含まれません。</text:span></text:p>
          </table:table-cell>
        </table:table-row>
        <table:table-row table:style-name="TableLine2363689617072">
          <table:table-cell office:value-type="string">
            <text:p text:style-name="P428">戻り値</text:p>
          </table:table-cell>
          <table:table-cell office:value-type="string">
            <text:p text:style-name="P233"/>
            <text:p text:style-name="P233">読み込んだ値を返します。ただし、ファイルがEOFに達した場合はnilを返します。</text:p>
          </table:table-cell>
        </table:table-row>
        <table:table-row table:style-name="TableLine2363689614352">
          <table:table-cell office:value-type="string">
            <text:p text:style-name="P428">例外</text:p>
          </table:table-cell>
          <table:table-cell office:value-type="string">
            <text:p text:style-name="P233"/>
            <text:p text:style-name="P233">ErrSyntax: 書式に誤りがあります。</text:p>
            <text:p text:style-name="P233">ErrNoSuchVariable: @in変数または、stdin変数が見つかりません。</text:p>
          </table:table-cell>
        </table:table-row>
        <table:table-row table:style-name="TableLine2363689612720">
          <table:table-cell office:value-type="string">
            <text:p text:style-name="P428">使用例</text:p>
          </table:table-cell>
          <table:table-cell office:value-type="string">
            <text:p text:style-name="P521"/>
            <text:p text:style-name="P521">read a;<text:tab/><text:tab/># 標準入力より変数aに一行読み込む</text:p>
          </table:table-cell>
        </table:table-row>
      </table:table>
      <text:h text:style-name="P788" text:outline-level="3"><text:bookmark-start text:name="__RefHeading__14364_1847744091"/>real?　<text:bookmark-end text:name="__RefHeading__14364_1847744091"/></text:h>
      <text:p text:style-name="P71"/>
      <table:table table:name="Table32" table:style-name="Table32">
        <table:table-column table:style-name="Table32.A"/>
        <table:table-column table:style-name="Table32.B"/>
        <table:table-row table:style-name="TableLine2363689609456">
          <table:table-cell office:value-type="string">
            <text:p text:style-name="P446">説明</text:p>
          </table:table-cell>
          <table:table-cell office:value-type="string">
            <text:p text:style-name="P263"/>
            <text:p text:style-name="P263">実数型データであれば真を返します。</text:p>
          </table:table-cell>
        </table:table-row>
        <table:table-row table:style-name="TableLine2363689615712">
          <table:table-cell office:value-type="string">
            <text:p text:style-name="P446">書式</text:p>
          </table:table-cell>
          <table:table-cell office:value-type="string">
            <text:p text:style-name="P263"/>
            <text:p text:style-name="P227"><text:span text:style-name="T262">real? </text:span><text:span text:style-name="T270">va</text:span><text:span text:style-name="T39">l</text:span><text:span text:style-name="T270"> <text:s/></text:span></text:p>
          </table:table-cell>
        </table:table-row>
        <table:table-row table:style-name="TableLine2363689609728">
          <table:table-cell office:value-type="string">
            <text:p text:style-name="P446">詳細</text:p>
          </table:table-cell>
          <table:table-cell office:value-type="string">
            <text:p text:style-name="P263"/>
            <text:p text:style-name="P227"><text:span text:style-name="T270">va</text:span><text:span text:style-name="T39">l</text:span><text:span text:style-name="T262">が実数型データであれば真を返します。</text:span></text:p>
          </table:table-cell>
        </table:table-row>
        <table:table-row table:style-name="TableLine2363689608640">
          <table:table-cell office:value-type="string">
            <text:p text:style-name="P446">戻り値</text:p>
          </table:table-cell>
          <table:table-cell office:value-type="string">
            <text:p text:style-name="P263"/>
            <text:p text:style-name="P227"><text:span text:style-name="T270">va</text:span><text:span text:style-name="T39">l</text:span><text:span text:style-name="T262">が実数型データであれば真を返します。</text:span></text:p>
          </table:table-cell>
        </table:table-row>
        <table:table-row table:style-name="TableLine2363689607008">
          <table:table-cell office:value-type="string">
            <text:p text:style-name="P446">例外</text:p>
          </table:table-cell>
          <table:table-cell office:value-type="string">
            <text:p text:style-name="P263"/>
            <text:p text:style-name="P263">ErrSyntax: 書式に誤りがあります。</text:p>
          </table:table-cell>
        </table:table-row>
        <table:table-row table:style-name="TableLine2363689610000">
          <table:table-cell office:value-type="string">
            <text:p text:style-name="P446">使用例</text:p>
          </table:table-cell>
          <table:table-cell office:value-type="string">
            <text:p text:style-name="P263"/>
            <text:p text:style-name="P263"/>
          </table:table-cell>
        </table:table-row>
      </table:table>
      <text:h text:style-name="P753" text:outline-level="3"/>
      <text:h text:style-name="P788" text:outline-level="3"><text:bookmark-start text:name="__RefHeading__14504_1559979953"/>redo<text:span text:style-name="T5">　</text:span><text:bookmark-end text:name="__RefHeading__14504_1559979953"/></text:h>
      <text:p text:style-name="P28"/>
      <table:table table:name="表53" table:style-name="表53">
        <table:table-column table:style-name="表53.A"/>
        <table:table-column table:style-name="表53.B"/>
        <table:table-row table:style-name="TableLine2363689608368">
          <table:table-cell office:value-type="string">
            <text:p text:style-name="P428">説明</text:p>
          </table:table-cell>
          <table:table-cell office:value-type="string">
            <text:p text:style-name="P233"/>
            <text:p text:style-name="P233">イテレータの現在の要素に再度制御を移します。</text:p>
          </table:table-cell>
        </table:table-row>
        <table:table-row table:style-name="TableLine2363689610272">
          <table:table-cell office:value-type="string">
            <text:p text:style-name="P428">書式</text:p>
          </table:table-cell>
          <table:table-cell office:value-type="string">
            <text:p text:style-name="P233"/>
            <text:p text:style-name="P233">redo</text:p>
          </table:table-cell>
        </table:table-row>
        <table:table-row table:style-name="TableLine2363689612176">
          <table:table-cell office:value-type="string">
            <text:p text:style-name="P428">詳細</text:p>
          </table:table-cell>
          <table:table-cell office:value-type="string">
            <text:p text:style-name="P233"/>
            <text:p text:style-name="P233">イテレータの現在の要素に制御を移し、再び同じ要素を実行します。</text:p>
            <text:p text:style-name="P233">redoが有効なコマンドおよびメソッドは次の通りです: </text:p>
            <text:p text:style-name="P233">while / Integer::each / Integer::list / List::each / Vector::each</text:p>
          </table:table-cell>
        </table:table-row>
        <table:table-row table:style-name="TableLine2363689612992">
          <table:table-cell office:value-type="string">
            <text:p text:style-name="P428">戻り値</text:p>
          </table:table-cell>
          <table:table-cell office:value-type="string">
            <text:p text:style-name="P233"/>
            <text:p text:style-name="P233">制御がイテレータに戻るため、redo自身の戻り値はありません。</text:p>
          </table:table-cell>
        </table:table-row>
        <table:table-row table:style-name="TableLine2363689620064">
          <table:table-cell office:value-type="string">
            <text:p text:style-name="P428">例外</text:p>
          </table:table-cell>
          <table:table-cell office:value-type="string">
            <text:p text:style-name="P233"/>
            <text:p text:style-name="P233">ErrSyntax: 書式に誤りがあります。</text:p>
          </table:table-cell>
        </table:table-row>
        <table:table-row table:style-name="TableLine2363689610544">
          <table:table-cell office:value-type="string">
            <text:p text:style-name="P428">使用例</text:p>
          </table:table-cell>
          <table:table-cell office:value-type="string">
            <text:p text:style-name="P534"/>
            <text:p text:style-name="P534">set i 0;</text:p>
            <text:p text:style-name="P534">while {true} do: {</text:p>
            <text:p text:style-name="P534"><text:s text:c="2"/>println $i;</text:p>
            <text:p text:style-name="P534"><text:s text:c="2"/>if {$i &gt; 5} then: {redo};</text:p>
            <text:p text:style-name="P534"><text:s text:c="2"/>$i ++;</text:p>
            <text:p text:style-name="P534">};<text:tab/><text:tab/># → 0 1 2 3 4 5 6 6 6 6 6 6 6 6 6 6 ...</text:p>
          </table:table-cell>
        </table:table-row>
      </table:table>
      <text:h text:style-name="P788" text:outline-level="3"><text:bookmark-start text:name="__RefHeading___Toc23052_1636654246"/><text:span text:style-name="T218">ref</text:span>　<text:bookmark-end text:name="__RefHeading___Toc23052_1636654246"/></text:h>
      <text:p text:style-name="P76"/>
      <table:table table:name="表201" table:style-name="表201">
        <table:table-column table:style-name="表201.A"/>
        <table:table-column table:style-name="表201.B"/>
        <table:table-row table:style-name="TableLine2363689607552">
          <table:table-cell office:value-type="string">
            <text:p text:style-name="P451">説明</text:p>
          </table:table-cell>
          <table:table-cell office:value-type="string">
            <text:p text:style-name="P271"/>
            <text:p text:style-name="P271">シンボルから値を参照する。</text:p>
          </table:table-cell>
        </table:table-row>
        <table:table-row table:style-name="TableLine2363689617888">
          <table:table-cell office:value-type="string">
            <text:p text:style-name="P451">書式</text:p>
          </table:table-cell>
          <table:table-cell office:value-type="string">
            <text:p text:style-name="P271"/>
            <text:p text:style-name="P271">ref <text:s/><text:span text:style-name="T53">symbol <text:s/></text:span></text:p>
          </table:table-cell>
        </table:table-row>
        <table:table-row table:style-name="TableLine2363689618160">
          <table:table-cell office:value-type="string">
            <text:p text:style-name="P451">詳細</text:p>
          </table:table-cell>
          <table:table-cell office:value-type="string">
            <text:p text:style-name="P271"/>
            <text:p text:style-name="P271"><text:span text:style-name="T53">symbol</text:span><text:span text:style-name="T99"> を変数名として値を取得する。これは、$</text:span><text:span text:style-name="T53">symbol</text:span><text:span text:style-name="T99"> として値を取得するのと同じです。</text:span></text:p>
          </table:table-cell>
        </table:table-row>
        <table:table-row table:style-name="TableLine2363689610816">
          <table:table-cell office:value-type="string">
            <text:p text:style-name="P451">戻り値</text:p>
          </table:table-cell>
          <table:table-cell office:value-type="string">
            <text:p text:style-name="P271"/>
            <text:p text:style-name="P271"><text:span text:style-name="T53">symbol</text:span> の値を返します。</text:p>
          </table:table-cell>
        </table:table-row>
        <table:table-row table:style-name="TableLine2363689611632">
          <table:table-cell office:value-type="string">
            <text:p text:style-name="P451">例外</text:p>
          </table:table-cell>
          <table:table-cell office:value-type="string">
            <text:p text:style-name="P271"/>
            <text:p text:style-name="P271">ErrSyntax: 書式に誤りがあります。</text:p>
          </table:table-cell>
        </table:table-row>
        <table:table-row table:style-name="TableLine2363689611904">
          <table:table-cell office:value-type="string">
            <text:p text:style-name="P451">使用例</text:p>
          </table:table-cell>
          <table:table-cell office:value-type="string">
            <text:p text:style-name="P271"/>
            <text:p text:style-name="P271"/>
          </table:table-cell>
        </table:table-row>
      </table:table>
      <text:h text:style-name="P737" text:outline-level="3"/>
      <text:h text:style-name="P788" text:outline-level="3"><text:bookmark-start text:name="__RefHeading__16786_505007155"/>REM　<text:bookmark-end text:name="__RefHeading__16786_505007155"/></text:h>
      <text:p text:style-name="P77"/>
      <table:table table:name="表82" table:style-name="表82">
        <table:table-column table:style-name="表82.A"/>
        <table:table-column table:style-name="表82.B"/>
        <table:table-row table:style-name="TableLine2363689619520">
          <table:table-cell office:value-type="string">
            <text:p text:style-name="P452">説明</text:p>
          </table:table-cell>
          <table:table-cell office:value-type="string">
            <text:p text:style-name="P272"/>
            <text:p text:style-name="P272">なにも実行しません。</text:p>
          </table:table-cell>
        </table:table-row>
        <table:table-row table:style-name="TableLine2363689603200">
          <table:table-cell office:value-type="string">
            <text:p text:style-name="P452">書式</text:p>
          </table:table-cell>
          <table:table-cell office:value-type="string">
            <text:p text:style-name="P272"/>
            <text:p text:style-name="P272">REM ...</text:p>
          </table:table-cell>
        </table:table-row>
        <table:table-row table:style-name="TableLine2363689603744">
          <table:table-cell office:value-type="string">
            <text:p text:style-name="P452">詳細</text:p>
          </table:table-cell>
          <table:table-cell office:value-type="string">
            <text:p text:style-name="P272"/>
            <text:p text:style-name="P356">何も実行しません。パラメータには任意のデータを書くことができます。</text:p>
            <text:p text:style-name="P356">そのため、REM { … }; として、複数行のスクリプトをブロックコメントとすることができます。本来のコメント（#）との違いは、REMはコマンドとして実行されることです。</text:p>
          </table:table-cell>
        </table:table-row>
        <table:table-row table:style-name="TableLine2363689234816">
          <table:table-cell office:value-type="string">
            <text:p text:style-name="P452">戻り値</text:p>
          </table:table-cell>
          <table:table-cell office:value-type="string">
            <text:p text:style-name="P272"/>
            <text:p text:style-name="P272">コメントをエミュレートするため、本コマンドを実行した場合、直前に実行されたコマンドまたは関数のステータスを返します。</text:p>
          </table:table-cell>
        </table:table-row>
        <table:table-row table:style-name="TableLine2363689985408">
          <table:table-cell office:value-type="string">
            <text:p text:style-name="P452">例外</text:p>
          </table:table-cell>
          <table:table-cell office:value-type="string">
            <text:p text:style-name="P272"/>
            <text:p text:style-name="P272"/>
          </table:table-cell>
        </table:table-row>
        <table:table-row table:style-name="TableLine2363689988400">
          <table:table-cell office:value-type="string">
            <text:p text:style-name="P452">使用例</text:p>
          </table:table-cell>
          <table:table-cell office:value-type="string">
            <text:p text:style-name="P535"/>
            <text:p text:style-name="P535"><text:s text:c="4"/>set i 0;</text:p>
            <text:p text:style-name="P535"><text:s text:c="4"/>while {true} do: {</text:p>
            <text:p text:style-name="P535"><text:s text:c="6"/>println $i;</text:p>
            <text:p text:style-name="P535"><text:s text:c="6"/>if {$i &gt; 5} then: {redo};</text:p>
            <text:p text:style-name="P535"><text:s text:c="6"/>$i ++;</text:p>
            <text:p text:style-name="P535"><text:s text:c="4"/>};</text:p>
            <text:p text:style-name="P535"/>
            <text:p text:style-name="P535"># 上記をブロックコメント化</text:p>
            <text:p text:style-name="P535">REM <text:span text:style-name="T176">{</text:span></text:p>
            <text:p text:style-name="P535"><text:s text:c="4"/>set i 0;</text:p>
            <text:p text:style-name="P535"><text:s text:c="4"/>while {true} do: {</text:p>
            <text:p text:style-name="P535"><text:s text:c="6"/>println $i;</text:p>
            <text:p text:style-name="P535"><text:s text:c="6"/>if {$i &gt; 5} then: {redo};</text:p>
            <text:p text:style-name="P535"><text:s text:c="6"/>$i ++;</text:p>
            <text:p text:style-name="P535"><text:s text:c="4"/>};</text:p>
            <text:p text:style-name="P536">};</text:p>
          </table:table-cell>
        </table:table-row>
      </table:table>
      <text:h text:style-name="P738" text:outline-level="3"/>
      <text:h text:style-name="P788" text:outline-level="3"><text:bookmark-start text:name="__RefHeading__15713_112356151"/>resolv-host　<text:bookmark-end text:name="__RefHeading__15713_112356151"/></text:h>
      <text:p text:style-name="P77"/>
      <table:table table:name="Table43" table:style-name="Table43">
        <table:table-column table:style-name="Table43.A"/>
        <table:table-column table:style-name="Table43.B"/>
        <table:table-row table:style-name="TableLine2363689993568">
          <table:table-cell office:value-type="string">
            <text:p text:style-name="P453">説明</text:p>
          </table:table-cell>
          <table:table-cell office:value-type="string">
            <text:p text:style-name="P273"/>
            <text:p text:style-name="P273">ホスト名を名前解決します。</text:p>
          </table:table-cell>
        </table:table-row>
        <table:table-row table:style-name="TableLine2363689993840">
          <table:table-cell office:value-type="string">
            <text:p text:style-name="P453">書式</text:p>
          </table:table-cell>
          <table:table-cell office:value-type="string">
            <text:p text:style-name="P273"/>
            <text:p text:style-name="P273">resolv-host <text:span text:style-name="T53">host-name</text:span></text:p>
          </table:table-cell>
        </table:table-row>
        <table:table-row table:style-name="TableLine2363689988672">
          <table:table-cell office:value-type="string">
            <text:p text:style-name="P453">詳細</text:p>
          </table:table-cell>
          <table:table-cell office:value-type="string">
            <text:p text:style-name="P273"/>
            <text:p text:style-name="P273"><text:span text:style-name="T53">host-name</text:span>をリゾルバ（DNS、hostsなど）で名前解決し、IPv4アドレスを返します。<text:span text:style-name="T53">host-name</text:span>はFQDN名、hosts名または、IPアドレス形式の文字列表現です。</text:p>
          </table:table-cell>
        </table:table-row>
        <table:table-row table:style-name="TableLine2363689994384">
          <table:table-cell office:value-type="string">
            <text:p text:style-name="P453">戻り値</text:p>
          </table:table-cell>
          <table:table-cell office:value-type="string">
            <text:p text:style-name="P273"/>
            <text:p text:style-name="P273">IPv4アドレスを示す整数値が返ります。</text:p>
          </table:table-cell>
        </table:table-row>
        <table:table-row table:style-name="TableLine2363689993024">
          <table:table-cell office:value-type="string">
            <text:p text:style-name="P453">例外</text:p>
          </table:table-cell>
          <table:table-cell office:value-type="string">
            <text:p text:style-name="P273"/>
            <text:p text:style-name="P273">ErrSyntax: 書式に誤りがあります。</text:p>
          </table:table-cell>
        </table:table-row>
        <table:table-row table:style-name="TableLine2363689987856">
          <table:table-cell office:value-type="string">
            <text:p text:style-name="P453">使用例</text:p>
          </table:table-cell>
          <table:table-cell office:value-type="string">
            <text:p text:style-name="P352"/>
            <text:p text:style-name="P352"/>
          </table:table-cell>
        </table:table-row>
        <table:table-row table:style-name="TableLine2363689997376">
          <table:table-cell office:value-type="string">
            <text:p text:style-name="P453">関連項目</text:p>
          </table:table-cell>
          <table:table-cell office:value-type="string">
            <text:p text:style-name="P352"/>
            <text:p text:style-name="P352"><text:span text:style-name="T210">c</text:span>onnect</text:p>
            <text:p text:style-name="P656"><text:span text:style-name="T210">socket-server<text:line-break/></text:span>resolv-in-addr</text:p>
          </table:table-cell>
        </table:table-row>
      </table:table>
      <text:h text:style-name="P788" text:outline-level="3"><text:bookmark-start text:name="__RefHeading__15715_112356151"/>resolv-in-addr　<text:bookmark-end text:name="__RefHeading__15715_112356151"/></text:h>
      <text:p text:style-name="P78"/>
      <table:table table:name="Table44" table:style-name="Table44">
        <table:table-column table:style-name="Table44.A"/>
        <table:table-column table:style-name="Table44.B"/>
        <table:table-row table:style-name="TableLine2363689999280">
          <table:table-cell office:value-type="string">
            <text:p text:style-name="P453">説明</text:p>
          </table:table-cell>
          <table:table-cell office:value-type="string">
            <text:p text:style-name="P273"/>
            <text:p text:style-name="P273">ホスト名を名前解決します。</text:p>
          </table:table-cell>
        </table:table-row>
        <table:table-row table:style-name="TableLine2363689989760">
          <table:table-cell office:value-type="string">
            <text:p text:style-name="P453">書式</text:p>
          </table:table-cell>
          <table:table-cell office:value-type="string">
            <text:p text:style-name="P273"/>
            <text:p text:style-name="P273">resolv-in-addr <text:span text:style-name="T53">host-name</text:span></text:p>
          </table:table-cell>
        </table:table-row>
        <table:table-row table:style-name="TableLine2363689988128">
          <table:table-cell office:value-type="string">
            <text:p text:style-name="P453">詳細</text:p>
          </table:table-cell>
          <table:table-cell office:value-type="string">
            <text:p text:style-name="P273"/>
            <text:p text:style-name="P273"><text:span text:style-name="T53">host-name</text:span>をリゾルバ（DNS、hostsなど）で名前解決し、IPv4アドレスを返します。<text:span text:style-name="T53">host-name</text:span>はFQDN名、hosts名または、IPアドレス形式の文字列表現です。</text:p>
          </table:table-cell>
        </table:table-row>
        <table:table-row table:style-name="TableLine2363689989216">
          <table:table-cell office:value-type="string">
            <text:p text:style-name="P453">戻り値</text:p>
          </table:table-cell>
          <table:table-cell office:value-type="string">
            <text:p text:style-name="P273"/>
            <text:p text:style-name="P273">IPv4アドレスを示す文字列表現が返ります。</text:p>
          </table:table-cell>
        </table:table-row>
        <table:table-row table:style-name="TableLine2363689991936">
          <table:table-cell office:value-type="string">
            <text:p text:style-name="P453">例外</text:p>
          </table:table-cell>
          <table:table-cell office:value-type="string">
            <text:p text:style-name="P273"/>
            <text:p text:style-name="P273">ErrSyntax: 書式に誤りがあります。</text:p>
          </table:table-cell>
        </table:table-row>
        <table:table-row table:style-name="TableLine2363689994656">
          <table:table-cell office:value-type="string">
            <text:p text:style-name="P453">使用例</text:p>
          </table:table-cell>
          <table:table-cell office:value-type="string">
            <text:p text:style-name="P352"/>
            <text:p text:style-name="P352"/>
          </table:table-cell>
        </table:table-row>
        <table:table-row table:style-name="TableLine2363689992208">
          <table:table-cell office:value-type="string">
            <text:p text:style-name="P453">関連項目</text:p>
          </table:table-cell>
          <table:table-cell office:value-type="string">
            <text:p text:style-name="P352"/>
            <text:p text:style-name="P352"><text:span text:style-name="T210">c</text:span>onnect<text:line-break/><text:span text:style-name="T210">socket-server</text:span></text:p>
            <text:p text:style-name="P352">resolv-host</text:p>
          </table:table-cell>
        </table:table-row>
      </table:table>
      <text:h text:style-name="P768" text:outline-level="3"/>
      <text:h text:style-name="P788" text:outline-level="3"><text:bookmark-start text:name="__RefHeading__14506_1559979953"/>result<text:span text:style-name="T5">　</text:span><text:bookmark-end text:name="__RefHeading__14506_1559979953"/></text:h>
      <text:p text:style-name="P28"/>
      <table:table table:name="表54" table:style-name="表54">
        <table:table-column table:style-name="表54.A"/>
        <table:table-column table:style-name="表54.B"/>
        <table:table-row table:style-name="TableLine2363689987584">
          <table:table-cell office:value-type="string">
            <text:p text:style-name="P428">説明</text:p>
          </table:table-cell>
          <table:table-cell office:value-type="string">
            <text:p text:style-name="P233"/>
            <text:p text:style-name="P233">引数を返します。</text:p>
          </table:table-cell>
        </table:table-row>
        <table:table-row table:style-name="TableLine2363689997920">
          <table:table-cell office:value-type="string">
            <text:p text:style-name="P428">書式</text:p>
          </table:table-cell>
          <table:table-cell office:value-type="string">
            <text:p text:style-name="P233"/>
            <text:p text:style-name="P233">result [ <text:span text:style-name="T53">val</text:span> <text:s/>]</text:p>
            <text:p text:style-name="P356">result :last</text:p>
          </table:table-cell>
        </table:table-row>
        <table:table-row table:style-name="TableLine2363690000096">
          <table:table-cell office:value-type="string">
            <text:p text:style-name="P428">詳細</text:p>
          </table:table-cell>
          <table:table-cell office:value-type="string">
            <text:p text:style-name="P233"/>
            <text:p text:style-name="P233">与えられた引数<text:span text:style-name="T53">val </text:span>をそのまま返します。<text:span text:style-name="T53">val</text:span>が指定されなかった場合はnilを返します。</text:p>
            <text:p text:style-name="P356">オプション:lastを指定した場合、直前に実行された行の実行結果を返します。</text:p>
            <text:p text:style-name="P233">関数の最後の行で関数の値を指定したいときなど、returnコマンドの代わりに使うことができます。また、ifやcase、condなどの評価関数のブロックの中で、評価関数自身の値を明示する際にも使えます。</text:p>
          </table:table-cell>
        </table:table-row>
        <table:table-row table:style-name="TableLine2363689993296">
          <table:table-cell office:value-type="string">
            <text:p text:style-name="P428">戻り値</text:p>
          </table:table-cell>
          <table:table-cell office:value-type="string">
            <text:p text:style-name="P233"/>
            <text:p text:style-name="P233"><text:span text:style-name="T53">val</text:span>を返します。<text:span text:style-name="T53">val</text:span>の指定が無い場合はnilを返します。</text:p>
            <text:p text:style-name="P233">:lastを指定した場合は、直前に実行された結果を返します。</text:p>
          </table:table-cell>
        </table:table-row>
        <table:table-row table:style-name="TableLine2363689989488">
          <table:table-cell office:value-type="string">
            <text:p text:style-name="P428">例外</text:p>
          </table:table-cell>
          <table:table-cell office:value-type="string">
            <text:p text:style-name="P233"/>
            <text:p text:style-name="P233">ErrSyntax: 書式に誤りがあります。</text:p>
          </table:table-cell>
        </table:table-row>
        <table:table-row table:style-name="TableLine2363689992480">
          <table:table-cell office:value-type="string">
            <text:p text:style-name="P428">使用例</text:p>
          </table:table-cell>
          <table:table-cell office:value-type="string">
            <text:p text:style-name="P521"/>
            <text:p text:style-name="P521">set x [if $cond then: {</text:p>
            <text:p text:style-name="P521"><text:s text:c="2"/>do-something;</text:p>
            <text:p text:style-name="P521"><text:s text:c="2"/>result 0;</text:p>
            <text:p text:style-name="P521">} else: {</text:p>
            <text:p text:style-name="P521"><text:s text:c="2"/>do-otherwise;</text:p>
            <text:p text:style-name="P565"><text:s text:c="2"/>result 1;</text:p>
            <text:p text:style-name="P565">}];</text:p>
          </table:table-cell>
        </table:table-row>
      </table:table>
      <text:h text:style-name="P694" text:outline-level="3"/>
      <text:h text:style-name="P788" text:outline-level="3"><text:bookmark-start text:name="__RefHeading__14508_1559979953"/>r<text:span text:style-name="T209">e</text:span>try<text:span text:style-name="T5">　</text:span><text:bookmark-end text:name="__RefHeading__14508_1559979953"/></text:h>
      <text:p text:style-name="P28"/>
      <table:table table:name="表55" table:style-name="表55">
        <table:table-column table:style-name="表55.A"/>
        <table:table-column table:style-name="表55.B"/>
        <table:table-row table:style-name="TableLine2363689995200">
          <table:table-cell office:value-type="string">
            <text:p text:style-name="P428">説明</text:p>
          </table:table-cell>
          <table:table-cell office:value-type="string">
            <text:p text:style-name="P233"/>
            <text:p text:style-name="P233">イテレータの最初の要素に再度制御を移します。</text:p>
          </table:table-cell>
        </table:table-row>
        <table:table-row table:style-name="TableLine2363689990032">
          <table:table-cell office:value-type="string">
            <text:p text:style-name="P428">書式</text:p>
          </table:table-cell>
          <table:table-cell office:value-type="string">
            <text:p text:style-name="P233"/>
            <text:p text:style-name="P233">retry</text:p>
          </table:table-cell>
        </table:table-row>
        <table:table-row table:style-name="TableLine2363689999552">
          <table:table-cell office:value-type="string">
            <text:p text:style-name="P428">詳細</text:p>
          </table:table-cell>
          <table:table-cell office:value-type="string">
            <text:p text:style-name="P233"/>
            <text:p text:style-name="P233">イテレータの最初の要素に制御を移し、再び同じイテレータを最初から実行します。tryコマンドの場合、tryブロックもしくはcatchブロック中でretryが実行された場合、再度tryブロックの実行を行い<text:span text:style-name="T27">ます。</text:span></text:p>
            <text:p text:style-name="P233">retryが有効なコマンドおよびメソッドは次の通りです: </text:p>
            <text:p text:style-name="P233">while / try / Integer::each / Integer::list / List::each / Vector::each</text:p>
          </table:table-cell>
        </table:table-row>
        <table:table-row table:style-name="TableLine2363689985680">
          <table:table-cell office:value-type="string">
            <text:p text:style-name="P428">戻り値</text:p>
          </table:table-cell>
          <table:table-cell office:value-type="string">
            <text:p text:style-name="P233"/>
            <text:p text:style-name="P233">制御がイテレータに戻るため、retry自身の戻り値はありません。</text:p>
          </table:table-cell>
        </table:table-row>
        <table:table-row table:style-name="TableLine2363689996560">
          <table:table-cell office:value-type="string">
            <text:p text:style-name="P428">例外</text:p>
          </table:table-cell>
          <table:table-cell office:value-type="string">
            <text:p text:style-name="P233"/>
            <text:p text:style-name="P233">ErrSyntax: 書式に誤りがあります。</text:p>
          </table:table-cell>
        </table:table-row>
        <table:table-row table:style-name="TableLine2363689990304">
          <table:table-cell office:value-type="string">
            <text:p text:style-name="P428">使用例</text:p>
          </table:table-cell>
          <table:table-cell office:value-type="string">
            <text:p text:style-name="P534"/>
            <text:p text:style-name="P534">1 .. 5 do: {| i |</text:p>
            <text:p text:style-name="P534"><text:s text:c="2"/>println $i;</text:p>
            <text:p text:style-name="P534"><text:s text:c="2"/>if {$i &gt;= 5} then: {retry};</text:p>
            <text:p text:style-name="P534">};<text:tab/><text:tab/># → 1 2 3 4 5 1 2 3 4 5 1 2 3 4 5 ...</text:p>
          </table:table-cell>
        </table:table-row>
      </table:table>
      <text:h text:style-name="P694" text:outline-level="3"/>
      <text:h text:style-name="P788" text:outline-level="3"><text:bookmark-start text:name="__RefHeading__14510_1559979953"/>return<text:span text:style-name="T5">　</text:span><text:bookmark-end text:name="__RefHeading__14510_1559979953"/></text:h>
      <text:p text:style-name="P28"/>
      <table:table table:name="表56" table:style-name="表56">
        <table:table-column table:style-name="表56.A"/>
        <table:table-column table:style-name="表56.B"/>
        <table:table-row table:style-name="TableLine2363689999824">
          <table:table-cell office:value-type="string">
            <text:p text:style-name="P428">説明</text:p>
          </table:table-cell>
          <table:table-cell office:value-type="string">
            <text:p text:style-name="P233"/>
            <text:p text:style-name="P233">関数を終了し呼び出し元に戻ります。</text:p>
          </table:table-cell>
        </table:table-row>
        <table:table-row table:style-name="TableLine2363689998192">
          <table:table-cell office:value-type="string">
            <text:p text:style-name="P428">書式</text:p>
          </table:table-cell>
          <table:table-cell office:value-type="string">
            <text:p text:style-name="P233"/>
            <text:p text:style-name="P233">return [ <text:span text:style-name="T53">val</text:span> <text:s/>]</text:p>
          </table:table-cell>
        </table:table-row>
        <table:table-row table:style-name="TableLine2363689991120">
          <table:table-cell office:value-type="string">
            <text:p text:style-name="P428">詳細</text:p>
          </table:table-cell>
          <table:table-cell office:value-type="string">
            <text:p text:style-name="P233"/>
            <text:p text:style-name="P233">現在の関数呼び出しを終了し、呼び出し元に戻ります。</text:p>
            <text:p text:style-name="P233"><text:span text:style-name="T53">val</text:span>が指定されている場合、関数の戻り値は<text:span text:style-name="T53">val</text:span>となります。指定されていない場合は、関数の戻り値はnilとなります。</text:p>
          </table:table-cell>
        </table:table-row>
        <table:table-row table:style-name="TableLine2363689985136">
          <table:table-cell office:value-type="string">
            <text:p text:style-name="P428">戻り値</text:p>
          </table:table-cell>
          <table:table-cell office:value-type="string">
            <text:p text:style-name="P233"/>
            <text:p text:style-name="P233">呼び出し元に戻るため、このコマンドの戻り値はありません。</text:p>
          </table:table-cell>
        </table:table-row>
        <table:table-row table:style-name="TableLine2363689997648">
          <table:table-cell office:value-type="string">
            <text:p text:style-name="P428">例外</text:p>
          </table:table-cell>
          <table:table-cell office:value-type="string">
            <text:p text:style-name="P233"/>
            <text:p text:style-name="P233">ErrSyntax: 書式に誤りがあります。</text:p>
          </table:table-cell>
        </table:table-row>
        <table:table-row table:style-name="TableLine2363689986224">
          <table:table-cell office:value-type="string">
            <text:p text:style-name="P428">使用例</text:p>
          </table:table-cell>
          <table:table-cell office:value-type="string">
            <text:p text:style-name="P521"/>
            <text:p text:style-name="P521">defun foo (n) {</text:p>
            <text:p text:style-name="P521"><text:s text:c="2"/>set i 0;</text:p>
            <text:p text:style-name="P521"><text:s text:c="2"/>set s 0;</text:p>
            <text:p text:style-name="P521"><text:s text:c="2"/>while {true} do: {</text:p>
            <text:p text:style-name="P565"><text:s text:c="4"/>$s ++ $i;</text:p>
            <text:p text:style-name="P526"><text:s text:c="4"/>$i ++;</text:p>
            <text:p text:style-name="P526"><text:s text:c="4"/>if [$i &gt; $n] then: {return $s};</text:p>
            <text:p text:style-name="P526"><text:s text:c="2"/>};</text:p>
            <text:p text:style-name="P526">};</text:p>
            <text:p text:style-name="P526">foo 100;<text:tab/><text:tab/># <text:span text:style-name="T238">→</text:span> 5050</text:p>
          </table:table-cell>
        </table:table-row>
      </table:table>
      <text:h text:style-name="P788" text:outline-level="3"><text:bookmark-start text:name="__RefHeading__14366_1847744091"/>rquote?　<text:bookmark-end text:name="__RefHeading__14366_1847744091"/></text:h>
      <text:p text:style-name="P71"/>
      <table:table table:name="Table33" table:style-name="Table33">
        <table:table-column table:style-name="Table33.A"/>
        <table:table-column table:style-name="Table33.B"/>
        <table:table-row table:style-name="TableLine2363689990848">
          <table:table-cell office:value-type="string">
            <text:p text:style-name="P446">説明</text:p>
          </table:table-cell>
          <table:table-cell office:value-type="string">
            <text:p text:style-name="P263"/>
            <text:p text:style-name="P263">正規表現型データであれば真を返します。</text:p>
          </table:table-cell>
        </table:table-row>
        <table:table-row table:style-name="TableLine2363689986496">
          <table:table-cell office:value-type="string">
            <text:p text:style-name="P446">書式</text:p>
          </table:table-cell>
          <table:table-cell office:value-type="string">
            <text:p text:style-name="P263"/>
            <text:p text:style-name="P227"><text:span text:style-name="T262">rquote? </text:span><text:span text:style-name="T270">va</text:span><text:span text:style-name="T39">l</text:span><text:span text:style-name="T270"> <text:s/></text:span></text:p>
          </table:table-cell>
        </table:table-row>
        <table:table-row table:style-name="TableLine2363689986768">
          <table:table-cell office:value-type="string">
            <text:p text:style-name="P446">詳細</text:p>
          </table:table-cell>
          <table:table-cell office:value-type="string">
            <text:p text:style-name="P263"/>
            <text:p text:style-name="P227"><text:span text:style-name="T270">va</text:span><text:span text:style-name="T39">l</text:span><text:span text:style-name="T262">が正規表現型データであれば真を返します。</text:span></text:p>
          </table:table-cell>
        </table:table-row>
        <table:table-row table:style-name="TableLine2363689967728">
          <table:table-cell office:value-type="string">
            <text:p text:style-name="P446">戻り値</text:p>
          </table:table-cell>
          <table:table-cell office:value-type="string">
            <text:p text:style-name="P263"/>
            <text:p text:style-name="P227"><text:span text:style-name="T270">va</text:span><text:span text:style-name="T39">l</text:span><text:span text:style-name="T262">が正規表現型データであれば真を返します。</text:span></text:p>
          </table:table-cell>
        </table:table-row>
        <table:table-row table:style-name="TableLine2363689972624">
          <table:table-cell office:value-type="string">
            <text:p text:style-name="P446">例外</text:p>
          </table:table-cell>
          <table:table-cell office:value-type="string">
            <text:p text:style-name="P263"/>
            <text:p text:style-name="P263">ErrSyntax: 書式に誤りがあります。</text:p>
          </table:table-cell>
        </table:table-row>
        <table:table-row table:style-name="TableLine2363689973168">
          <table:table-cell office:value-type="string">
            <text:p text:style-name="P446">使用例</text:p>
          </table:table-cell>
          <table:table-cell office:value-type="string">
            <text:p text:style-name="P263"/>
            <text:p text:style-name="P263"/>
          </table:table-cell>
        </table:table-row>
      </table:table>
      <text:h text:style-name="P753" text:outline-level="3"/>
      <text:h text:style-name="P788" text:outline-level="3"><text:bookmark-start text:name="__RefHeading__14512_1559979953"/>sdir<text:span text:style-name="T5">　</text:span><text:bookmark-end text:name="__RefHeading__14512_1559979953"/></text:h>
      <text:p text:style-name="P28"/>
      <table:table table:name="表57" table:style-name="表57">
        <table:table-column table:style-name="表57.A"/>
        <table:table-column table:style-name="表57.B"/>
        <table:table-row table:style-name="TableLine2363689998464">
          <table:table-cell office:value-type="string">
            <text:p text:style-name="P428">説明</text:p>
          </table:table-cell>
          <table:table-cell office:value-type="string">
            <text:p text:style-name="P233"/>
            <text:p text:style-name="P233">ロード済みスクリプトの一覧を返します。</text:p>
          </table:table-cell>
        </table:table-row>
        <table:table-row table:style-name="TableLine2363689983776">
          <table:table-cell office:value-type="string">
            <text:p text:style-name="P428">書式</text:p>
          </table:table-cell>
          <table:table-cell office:value-type="string">
            <text:p text:style-name="P233"/>
            <text:p text:style-name="P233">sdir</text:p>
          </table:table-cell>
        </table:table-row>
        <table:table-row table:style-name="TableLine2363689979968">
          <table:table-cell office:value-type="string">
            <text:p text:style-name="P428">詳細</text:p>
          </table:table-cell>
          <table:table-cell office:value-type="string">
            <text:p text:style-name="P233"/>
            <text:p text:style-name="P233">loadコマンドおよび、unknownによりロードされたスクリプトの一覧を、スクリプトid、ファイル名のリストの形式で返します。</text:p>
          </table:table-cell>
        </table:table-row>
        <table:table-row table:style-name="TableLine2363689975072">
          <table:table-cell office:value-type="string">
            <text:p text:style-name="P428">戻り値</text:p>
          </table:table-cell>
          <table:table-cell office:value-type="string">
            <text:p text:style-name="P233"/>
            <text:p text:style-name="P233">スクリプトid、ファイル名のリストのリストを返します。</text:p>
          </table:table-cell>
        </table:table-row>
        <table:table-row table:style-name="TableLine2363689978336">
          <table:table-cell office:value-type="string">
            <text:p text:style-name="P428">例外</text:p>
          </table:table-cell>
          <table:table-cell office:value-type="string">
            <text:p text:style-name="P233"/>
            <text:p text:style-name="P233">ErrSyntax: 書式に誤りがあります。</text:p>
          </table:table-cell>
        </table:table-row>
        <table:table-row table:style-name="TableLine2363689984048">
          <table:table-cell office:value-type="string">
            <text:p text:style-name="P428">使用例</text:p>
          </table:table-cell>
          <table:table-cell office:value-type="string">
            <text:p text:style-name="P541"/>
            <text:p text:style-name="P541">sdir;</text:p>
          </table:table-cell>
        </table:table-row>
      </table:table>
      <text:h text:style-name="P788" text:outline-level="3"><text:bookmark-start text:name="__RefHeading___Toc23917_1636654246"/>s<text:span text:style-name="T226">elect</text:span><text:span text:style-name="T5">　</text:span><text:bookmark-end text:name="__RefHeading___Toc23917_1636654246"/></text:h>
      <text:p text:style-name="P79"/>
      <table:table table:name="表210" table:style-name="表210">
        <table:table-column table:style-name="表210.A"/>
        <table:table-column table:style-name="表210.B"/>
        <table:table-row table:style-name="TableLine2363689972080">
          <table:table-cell office:value-type="string">
            <text:p text:style-name="P454">説明</text:p>
          </table:table-cell>
          <table:table-cell office:value-type="string">
            <text:p text:style-name="P274"/>
            <text:p text:style-name="P274">ファイル記述子が入出力可能か確認します。</text:p>
          </table:table-cell>
        </table:table-row>
        <table:table-row table:style-name="TableLine2363689984592">
          <table:table-cell office:value-type="string">
            <text:p text:style-name="P454">書式</text:p>
          </table:table-cell>
          <table:table-cell office:value-type="string">
            <text:p text:style-name="P274"/>
            <text:p text:style-name="P357"><text:span text:style-name="T99">select ( </text:span><text:span text:style-name="T53">input-fd </text:span><text:span text:style-name="T99">… ) ( </text:span><text:span text:style-name="T53">output-fd</text:span><text:span text:style-name="T99"> … ) ( </text:span><text:span text:style-name="T53">except-fd</text:span><text:span text:style-name="T99"> … ) </text:span><text:span text:style-name="T53">timeout</text:span></text:p>
          </table:table-cell>
        </table:table-row>
        <table:table-row table:style-name="TableLine2363689982416">
          <table:table-cell office:value-type="string">
            <text:p text:style-name="P454">詳細</text:p>
          </table:table-cell>
          <table:table-cell office:value-type="string">
            <text:p text:style-name="P232"/>
            <text:p text:style-name="P232">それぞれのファイル記述子のリストについて、ブロックせずに入出力が可能かを検査します。</text:p>
            <text:p text:style-name="P232"><text:span text:style-name="T53">input-fd </text:span>はそのファイル記述子に対してブロックせずに入力が可能か（データが発生しているか）を調べます。<text:span text:style-name="T53">output-fd</text:span> はそのファイル記述子に対してブロックせずに出力が可能かを調べます。<text:span text:style-name="T53">except-fd</text:span> は例外が発生しているかを調べます。</text:p>
            <text:p text:style-name="P232"><text:span text:style-name="T53">timeout</text:span> （単位：ミリ秒）により最大待ち時間を指定します。この時間を過ぎても入出力が可能にならなければselectコマンドから戻ります。<text:span text:style-name="T53">timeout</text:span> にnil を設定することによりファイル記述子の状態が変化するまで永久にブロックさせることが可能です。</text:p>
            <text:p text:style-name="P665">socket-server により作成したlistenポートに外部ホストからのコネクション要求があるかを調べるには、socket-serverにより作成されたファイル記述子を<text:span text:style-name="T53">input-fd </text:span>に指定することで可能です。</text:p>
          </table:table-cell>
        </table:table-row>
        <table:table-row table:style-name="TableLine2363689969904">
          <table:table-cell office:value-type="string">
            <text:p text:style-name="P454">戻り値</text:p>
          </table:table-cell>
          <table:table-cell office:value-type="string">
            <text:p text:style-name="P274"/>
            <text:p text:style-name="P358"><text:span text:style-name="T99">selectの戻り値は、(( </text:span><text:span text:style-name="T53">input-fd </text:span><text:span text:style-name="T99">… ) ( </text:span><text:span text:style-name="T53">output-fd</text:span><text:span text:style-name="T99"> … ) ( </text:span><text:span text:style-name="T53">except-fd</text:span><text:span text:style-name="T99"> … )) の形式のリストで、それぞれ最初の要素から順に、入力が可能、出力が可能および、例外の検出が可能になったファイル記述子のリストが返ります。 </text:span></text:p>
          </table:table-cell>
        </table:table-row>
        <table:table-row table:style-name="TableLine2363689969360">
          <table:table-cell office:value-type="string">
            <text:p text:style-name="P454">例外</text:p>
          </table:table-cell>
          <table:table-cell office:value-type="string">
            <text:p text:style-name="P274"/>
            <text:p text:style-name="P274">ErrSyntax: 書式に誤りがあります。</text:p>
            <text:p text:style-name="P646">ErrSysCall: システムコールの呼び出しでエラーが発生しました。エラー詳細はExceptionのエラー文字列を参照のこと。</text:p>
          </table:table-cell>
        </table:table-row>
        <table:table-row table:style-name="TableLine2363689975616">
          <table:table-cell office:value-type="string">
            <text:p text:style-name="P454">使用例</text:p>
          </table:table-cell>
          <table:table-cell office:value-type="string">
            <text:p text:style-name="P274"/>
            <text:p text:style-name="P274"/>
          </table:table-cell>
        </table:table-row>
      </table:table>
      <text:h text:style-name="P755" text:outline-level="3"/>
      <text:h text:style-name="P788" text:outline-level="3"><text:bookmark-start text:name="__RefHeading__14514_1559979953"/>self<text:span text:style-name="T5">　</text:span><text:bookmark-end text:name="__RefHeading__14514_1559979953"/></text:h>
      <text:p text:style-name="P28"/>
      <table:table table:name="表58" table:style-name="表58">
        <table:table-column table:style-name="表58.A"/>
        <table:table-column table:style-name="表58.B"/>
        <table:table-row table:style-name="TableLine2363689973440">
          <table:table-cell office:value-type="string">
            <text:p text:style-name="P428">説明</text:p>
          </table:table-cell>
          <table:table-cell office:value-type="string">
            <text:p text:style-name="P233"/>
            <text:p text:style-name="P233">現在のオブジェクトを返します。</text:p>
          </table:table-cell>
        </table:table-row>
        <table:table-row table:style-name="TableLine2363689981056">
          <table:table-cell office:value-type="string">
            <text:p text:style-name="P428">書式</text:p>
          </table:table-cell>
          <table:table-cell office:value-type="string">
            <text:p text:style-name="P233"/>
            <text:p text:style-name="P233">self</text:p>
          </table:table-cell>
        </table:table-row>
        <table:table-row table:style-name="TableLine2363689981872">
          <table:table-cell office:value-type="string">
            <text:p text:style-name="P428">詳細</text:p>
          </table:table-cell>
          <table:table-cell office:value-type="string">
            <text:p text:style-name="P233"/>
            <text:p text:style-name="P233">現在のオブジェクトスタックのスタックトップにあるオブジェクトを返します。</text:p>
          </table:table-cell>
        </table:table-row>
        <table:table-row table:style-name="TableLine2363689976976">
          <table:table-cell office:value-type="string">
            <text:p text:style-name="P428">戻り値</text:p>
          </table:table-cell>
          <table:table-cell office:value-type="string">
            <text:p text:style-name="P233"/>
            <text:p text:style-name="P233">現在のオブジェクトを返します。</text:p>
          </table:table-cell>
        </table:table-row>
        <table:table-row table:style-name="TableLine2363689982688">
          <table:table-cell office:value-type="string">
            <text:p text:style-name="P428">例外</text:p>
          </table:table-cell>
          <table:table-cell office:value-type="string">
            <text:p text:style-name="P233"/>
            <text:p text:style-name="P233">ErrSyntax: 書式に誤りがあります。</text:p>
          </table:table-cell>
        </table:table-row>
        <table:table-row table:style-name="TableLine2363689981328">
          <table:table-cell office:value-type="string">
            <text:p text:style-name="P428">使用例</text:p>
          </table:table-cell>
          <table:table-cell office:value-type="string">
            <text:p text:style-name="P521"/>
            <text:p text:style-name="P521"># 自クラスのメソッド内から、自クラスのfooメソッドを呼ぶ</text:p>
            <text:p text:style-name="P521">[self] foo;<text:tab/><text:tab/># → same as: foo;</text:p>
          </table:table-cell>
        </table:table-row>
      </table:table>
      <text:h text:style-name="P694" text:outline-level="3"/>
      <text:h text:style-name="P788" text:outline-level="3"><text:bookmark-start text:name="__RefHeading__14516_1559979953"/>set<text:span text:style-name="T5">　</text:span><text:bookmark-end text:name="__RefHeading__14516_1559979953"/></text:h>
      <text:p text:style-name="P28"/>
      <table:table table:name="表59" table:style-name="表59">
        <table:table-column table:style-name="表59.A"/>
        <table:table-column table:style-name="表59.B"/>
        <table:table-row table:style-name="TableLine2363689982144">
          <table:table-cell office:value-type="string">
            <text:p text:style-name="P428">説明</text:p>
          </table:table-cell>
          <table:table-cell office:value-type="string">
            <text:p text:style-name="P233"/>
            <text:p text:style-name="P233">ローカル変数に値を設定します。</text:p>
          </table:table-cell>
        </table:table-row>
        <table:table-row table:style-name="TableLine2363689979424">
          <table:table-cell office:value-type="string">
            <text:p text:style-name="P428">書式</text:p>
          </table:table-cell>
          <table:table-cell office:value-type="string">
            <text:p text:style-name="P233"/>
            <text:p text:style-name="P275">set <text:span text:style-name="T53">var</text:span> [ <text:span text:style-name="T53">val</text:span> <text:s/>]<text:tab/><text:tab/><text:tab/><text:tab/>… （書式１）</text:p>
            <text:p text:style-name="P275">set (<text:span text:style-name="T53">var</text:span><text:span text:style-name="T127">1</text:span><text:span text:style-name="T53"> var</text:span><text:span text:style-name="T125">2</text:span><text:span text:style-name="T53"> ...</text:span><text:span text:style-name="T99">) </text:span>(<text:span text:style-name="T53">val</text:span><text:span text:style-name="T125">1</text:span><text:span text:style-name="T53"> val</text:span><text:span text:style-name="T125">2</text:span><text:span text:style-name="T53"> ... </text:span><text:span text:style-name="T99">)<text:tab/>… （書式２）</text:span></text:p>
          </table:table-cell>
        </table:table-row>
        <table:table-row table:style-name="TableLine2363689981600">
          <table:table-cell office:value-type="string">
            <text:p text:style-name="P428">詳細</text:p>
          </table:table-cell>
          <table:table-cell office:value-type="string">
            <text:p text:style-name="P233"/>
            <text:p text:style-name="P233">書式１：ローカル変数<text:span text:style-name="T53">var</text:span>に、値<text:span text:style-name="T53">val</text:span>を設定します。<text:span text:style-name="T53">val</text:span>を省略した場合は、<text:span text:style-name="T53">var</text:span>の内容を返します。</text:p>
            <text:p text:style-name="P275">書式２：書式１の呼び出しを<text:span text:style-name="T53">var</text:span><text:span text:style-name="T125">1</text:span> / <text:span text:style-name="T53">val</text:span><text:span text:style-name="T125">1</text:span> , <text:span text:style-name="T53">var</text:span><text:span text:style-name="T125">2</text:span> / <text:span text:style-name="T53">val</text:span><text:span text:style-name="T125">2</text:span> のペアで順次行います。 </text:p>
          </table:table-cell>
        </table:table-row>
        <table:table-row table:style-name="TableLine2363689970176">
          <table:table-cell office:value-type="string">
            <text:p text:style-name="P428">戻り値</text:p>
          </table:table-cell>
          <table:table-cell office:value-type="string">
            <text:p text:style-name="P233"/>
            <text:p text:style-name="P233"><text:span text:style-name="T53">var</text:span>に設定した内容を返します。</text:p>
          </table:table-cell>
        </table:table-row>
        <table:table-row table:style-name="TableLine2363689977248">
          <table:table-cell office:value-type="string">
            <text:p text:style-name="P428">例外</text:p>
          </table:table-cell>
          <table:table-cell office:value-type="string">
            <text:p text:style-name="P233"/>
            <text:p text:style-name="P233">ErrSyntax: 書式に誤りがあります。</text:p>
            <text:p text:style-name="P233">ErrNoSuchVariable: 変数が定義されていません。</text:p>
          </table:table-cell>
        </table:table-row>
        <table:table-row table:style-name="TableLine2363689978608">
          <table:table-cell office:value-type="string">
            <text:p text:style-name="P428">使用例</text:p>
          </table:table-cell>
          <table:table-cell office:value-type="string">
            <text:p text:style-name="P521"/>
            <text:p text:style-name="P521">set i 0;<text:tab/><text:tab/><text:tab/># i に整数を設定</text:p>
            <text:p text:style-name="P521">set m "Hello world."<text:tab/># m に文字列を設定</text:p>
            <text:p text:style-name="P521">set s sym<text:tab/><text:tab/><text:tab/># s にシンボルを設定</text:p>
            <text:p text:style-name="P521">set o [new];<text:tab/><text:tab/># o にオブジェクトを設定</text:p>
            <text:p text:style-name="P521">set i;<text:tab/><text:tab/><text:tab/># → 0</text:p>
          </table:table-cell>
        </table:table-row>
      </table:table>
      <text:h text:style-name="P694" text:outline-level="3"/>
      <text:h text:style-name="P788" text:outline-level="3"><text:bookmark-start text:name="__RefHeading__14518_1559979953"/>set?<text:span text:style-name="T5">　</text:span><text:bookmark-end text:name="__RefHeading__14518_1559979953"/></text:h>
      <text:p text:style-name="P28"/>
      <table:table table:name="表60" table:style-name="表60">
        <table:table-column table:style-name="表60.A"/>
        <table:table-column table:style-name="表60.B"/>
        <table:table-row table:style-name="TableLine2363689972352">
          <table:table-cell office:value-type="string">
            <text:p text:style-name="P428">説明</text:p>
          </table:table-cell>
          <table:table-cell office:value-type="string">
            <text:p text:style-name="P233"/>
            <text:p text:style-name="P403">ローカル変数が定義されているか調べます。</text:p>
          </table:table-cell>
        </table:table-row>
        <table:table-row table:style-name="TableLine2363689978880">
          <table:table-cell office:value-type="string">
            <text:p text:style-name="P428">書式</text:p>
          </table:table-cell>
          <table:table-cell office:value-type="string">
            <text:p text:style-name="P233"/>
            <text:p text:style-name="P233">set? <text:span text:style-name="T53">var</text:span></text:p>
          </table:table-cell>
        </table:table-row>
        <table:table-row table:style-name="TableLine2363689969632">
          <table:table-cell office:value-type="string">
            <text:p text:style-name="P428">詳細</text:p>
          </table:table-cell>
          <table:table-cell office:value-type="string">
            <text:p text:style-name="P233"/>
            <text:p text:style-name="P233">ローカル変数<text:span text:style-name="T53">var</text:span>が設定されているかを調べ、tまたはnilを返します。</text:p>
          </table:table-cell>
        </table:table-row>
        <table:table-row table:style-name="TableLine2363689973712">
          <table:table-cell office:value-type="string">
            <text:p text:style-name="P428">戻り値</text:p>
          </table:table-cell>
          <table:table-cell office:value-type="string">
            <text:p text:style-name="P233"/>
            <text:p text:style-name="P233">ローカル変数<text:span text:style-name="T53">var</text:span>が定義されている場合tを返します。定義されていない場合nilを返します。</text:p>
          </table:table-cell>
        </table:table-row>
        <table:table-row table:style-name="TableLine2363689979696">
          <table:table-cell office:value-type="string">
            <text:p text:style-name="P428">例外</text:p>
          </table:table-cell>
          <table:table-cell office:value-type="string">
            <text:p text:style-name="P233"/>
            <text:p text:style-name="P233">ErrSyntax: 書式に誤りがあります。</text:p>
          </table:table-cell>
        </table:table-row>
        <table:table-row table:style-name="TableLine2363689974528">
          <table:table-cell office:value-type="string">
            <text:p text:style-name="P428">使用例</text:p>
          </table:table-cell>
          <table:table-cell office:value-type="string">
            <text:p text:style-name="P541"/>
            <text:p text:style-name="P541">set foo "X";</text:p>
            <text:p text:style-name="P541">set? foo;<text:tab/><text:tab/># → t</text:p>
          </table:table-cell>
        </table:table-row>
      </table:table>
      <text:h text:style-name="P791" text:outline-level="3"><text:bookmark-start text:name="__RefHeading___Toc27928_2297371016"/>set-itimer<text:span text:style-name="T5">　</text:span><text:bookmark-end text:name="__RefHeading___Toc27928_2297371016"/></text:h>
      <text:p text:style-name="P144"/>
      <table:table table:name="表226" table:style-name="表226">
        <table:table-column table:style-name="表226.A"/>
        <table:table-column table:style-name="表226.B"/>
        <table:table-row table:style-name="TableLine2363689968272">
          <table:table-cell office:value-type="string">
            <text:p text:style-name="P512">説明</text:p>
          </table:table-cell>
          <table:table-cell office:value-type="string">
            <text:p text:style-name="P348"/>
            <text:p text:style-name="P419">インターバルタイマーを設定します。</text:p>
          </table:table-cell>
        </table:table-row>
        <table:table-row table:style-name="TableLine2363689968544">
          <table:table-cell office:value-type="string">
            <text:p text:style-name="P512">書式</text:p>
          </table:table-cell>
          <table:table-cell office:value-type="string">
            <text:p text:style-name="P348"/>
            <text:p text:style-name="P231"><text:span text:style-name="T262">set-</text:span><text:span text:style-name="T266">itimer</text:span><text:span text:style-name="T262"> </text:span><text:span text:style-name="T138">msec</text:span></text:p>
          </table:table-cell>
        </table:table-row>
        <table:table-row table:style-name="TableLine2363689968816">
          <table:table-cell office:value-type="string">
            <text:p text:style-name="P512">詳細</text:p>
          </table:table-cell>
          <table:table-cell office:value-type="string">
            <text:p text:style-name="P348"/>
            <text:p text:style-name="P231"><text:span text:style-name="T137">インターバルタイマーの周期をmsecミリ秒に設定します</text:span><text:span text:style-name="T262">。</text:span></text:p>
          </table:table-cell>
        </table:table-row>
        <table:table-row table:style-name="TableLine2363689969088">
          <table:table-cell office:value-type="string">
            <text:p text:style-name="P512">戻り値</text:p>
          </table:table-cell>
          <table:table-cell office:value-type="string">
            <text:p text:style-name="P348"/>
            <text:p text:style-name="P348">成功した場合tを返します。</text:p>
          </table:table-cell>
        </table:table-row>
        <table:table-row table:style-name="TableLine2363689970448">
          <table:table-cell office:value-type="string">
            <text:p text:style-name="P512">例外</text:p>
          </table:table-cell>
          <table:table-cell office:value-type="string">
            <text:p text:style-name="P348"/>
            <text:p text:style-name="P348">ErrSyntax: 書式に誤りがあります。</text:p>
          </table:table-cell>
        </table:table-row>
        <table:table-row table:style-name="TableLine2363689970992">
          <table:table-cell office:value-type="string">
            <text:p text:style-name="P512">使用例</text:p>
          </table:table-cell>
          <table:table-cell office:value-type="string">
            <text:p text:style-name="P560"/>
            <text:p text:style-name="P560"/>
          </table:table-cell>
        </table:table-row>
      </table:table>
      <text:h text:style-name="P769" text:outline-level="3"/>
      <text:h text:style-name="P788" text:outline-level="3"><text:bookmark-start text:name="__RefHeading__17275_467714174"/>set<text:span text:style-name="T181">c</text:span><text:span text:style-name="T5">　</text:span><text:bookmark-end text:name="__RefHeading__17275_467714174"/></text:h>
      <text:p text:style-name="P80"/>
      <table:table table:name="表84" table:style-name="表84">
        <table:table-column table:style-name="表84.A"/>
        <table:table-column table:style-name="表84.B"/>
        <table:table-row table:style-name="TableLine2363689983232">
          <table:table-cell office:value-type="string">
            <text:p text:style-name="P455">説明</text:p>
          </table:table-cell>
          <table:table-cell office:value-type="string">
            <text:p text:style-name="P276"/>
            <text:p text:style-name="P276">クロージャ変数に値を設定します。</text:p>
          </table:table-cell>
        </table:table-row>
        <table:table-row table:style-name="TableLine2363689976704">
          <table:table-cell office:value-type="string">
            <text:p text:style-name="P455">書式</text:p>
          </table:table-cell>
          <table:table-cell office:value-type="string">
            <text:p text:style-name="P276"/>
            <text:p text:style-name="P276">set<text:span text:style-name="T181">c</text:span> <text:span text:style-name="T53">var</text:span> [ <text:span text:style-name="T53">val</text:span> <text:s/>]</text:p>
          </table:table-cell>
        </table:table-row>
        <table:table-row table:style-name="TableLine2363689977520">
          <table:table-cell office:value-type="string">
            <text:p text:style-name="P455">詳細</text:p>
          </table:table-cell>
          <table:table-cell office:value-type="string">
            <text:p text:style-name="P276"/>
            <text:p text:style-name="P276">クロージャ変数<text:span text:style-name="T53">var</text:span>に、値<text:span text:style-name="T53">val</text:span>を設定します。<text:span text:style-name="T53">val</text:span>を省略した場合は、<text:span text:style-name="T53">var</text:span>の内容を返します。</text:p>
            <text:p text:style-name="P232">クロージャ変数は一番内側のスコープから調べられ、見つかった時点の変数が使用されます。</text:p>
            <text:p text:style-name="P359">クロージャ変数のスコープに、該当する <text:span text:style-name="T53">var</text:span><text:span text:style-name="T102"> 変数が存在しない場合は、ErrNoSuchVariableが返ります。</text:span></text:p>
          </table:table-cell>
        </table:table-row>
        <table:table-row table:style-name="TableLine2363689617344">
          <table:table-cell office:value-type="string">
            <text:p text:style-name="P455">戻り値</text:p>
          </table:table-cell>
          <table:table-cell office:value-type="string">
            <text:p text:style-name="P276"/>
            <text:p text:style-name="P276"><text:span text:style-name="T53">var</text:span>に設定した内容を返します。</text:p>
          </table:table-cell>
        </table:table-row>
        <table:table-row table:style-name="TableLine2363690580128">
          <table:table-cell office:value-type="string">
            <text:p text:style-name="P455">例外</text:p>
          </table:table-cell>
          <table:table-cell office:value-type="string">
            <text:p text:style-name="P276"/>
            <text:p text:style-name="P276">ErrSyntax: 書式に誤りがあります。</text:p>
            <text:p text:style-name="P276">ErrNoSuchVariable: 変数が定義されていません。</text:p>
          </table:table-cell>
        </table:table-row>
        <table:table-row table:style-name="TableLine2363690575504">
          <table:table-cell office:value-type="string">
            <text:p text:style-name="P455">使用例</text:p>
          </table:table-cell>
          <table:table-cell office:value-type="string">
            <text:p text:style-name="P527"/>
            <text:p text:style-name="P527">setc i 0;<text:tab/><text:tab/><text:tab/># i に整数を設定</text:p>
            <text:p text:style-name="P527">setc m "Hello world."<text:tab/># m に文字列を設定</text:p>
            <text:p text:style-name="P527">setc s sym<text:tab/><text:tab/><text:tab/># s にシンボルを設定</text:p>
            <text:p text:style-name="P527">setc o [new];<text:tab/><text:tab/># o にオブジェクトを設定</text:p>
            <text:p text:style-name="P527">setc i;<text:tab/><text:tab/><text:tab/># → 0</text:p>
          </table:table-cell>
        </table:table-row>
      </table:table>
      <text:h text:style-name="P788" text:outline-level="3"><text:bookmark-start text:name="__RefHeading__17277_467714174"/>set<text:span text:style-name="T5">c</text:span>?<text:span text:style-name="T5">　</text:span><text:bookmark-end text:name="__RefHeading__17277_467714174"/></text:h>
      <text:p text:style-name="P80"/>
      <table:table table:name="表86" table:style-name="表86">
        <table:table-column table:style-name="表86.A"/>
        <table:table-column table:style-name="表86.B"/>
        <table:table-row table:style-name="TableLine2363690571152">
          <table:table-cell office:value-type="string">
            <text:p text:style-name="P455">説明</text:p>
          </table:table-cell>
          <table:table-cell office:value-type="string">
            <text:p text:style-name="P276"/>
            <text:p text:style-name="P412">クロージャ変数が定義されているか調べます。</text:p>
          </table:table-cell>
        </table:table-row>
        <table:table-row table:style-name="TableLine2363690567344">
          <table:table-cell office:value-type="string">
            <text:p text:style-name="P455">書式</text:p>
          </table:table-cell>
          <table:table-cell office:value-type="string">
            <text:p text:style-name="P276"/>
            <text:p text:style-name="P276">setc? <text:span text:style-name="T53">var</text:span></text:p>
          </table:table-cell>
        </table:table-row>
        <table:table-row table:style-name="TableLine2363690578496">
          <table:table-cell office:value-type="string">
            <text:p text:style-name="P455">詳細</text:p>
          </table:table-cell>
          <table:table-cell office:value-type="string">
            <text:p text:style-name="P276"/>
            <text:p text:style-name="P276">クロージャ変数<text:span text:style-name="T53">var</text:span>が設定されているかを調べ、tまたはnilを返します。</text:p>
          </table:table-cell>
        </table:table-row>
        <table:table-row table:style-name="TableLine2363690579040">
          <table:table-cell office:value-type="string">
            <text:p text:style-name="P455">戻り値</text:p>
          </table:table-cell>
          <table:table-cell office:value-type="string">
            <text:p text:style-name="P276"/>
            <text:p text:style-name="P276">クロージャ変数<text:span text:style-name="T53">var</text:span>が定義されている場合tを返します。定義されていない場合nilを返します。</text:p>
          </table:table-cell>
        </table:table-row>
        <table:table-row table:style-name="TableLine2363690567616">
          <table:table-cell office:value-type="string">
            <text:p text:style-name="P455">例外</text:p>
          </table:table-cell>
          <table:table-cell office:value-type="string">
            <text:p text:style-name="P276"/>
            <text:p text:style-name="P276">ErrSyntax: 書式に誤りがあります。</text:p>
          </table:table-cell>
        </table:table-row>
        <table:table-row table:style-name="TableLine2363690578768">
          <table:table-cell office:value-type="string">
            <text:p text:style-name="P455">使用例</text:p>
          </table:table-cell>
          <table:table-cell office:value-type="string">
            <text:p text:style-name="P549"/>
            <text:p text:style-name="P549"/>
          </table:table-cell>
        </table:table-row>
      </table:table>
      <text:h text:style-name="P699" text:outline-level="3"/>
      <text:h text:style-name="P788" text:outline-level="3"><text:bookmark-start text:name="__RefHeading__14520_1559979953"/>sets<text:span text:style-name="T5">　</text:span><text:bookmark-end text:name="__RefHeading__14520_1559979953"/></text:h>
      <text:p text:style-name="P80"/>
      <table:table table:name="表61" table:style-name="表61">
        <table:table-column table:style-name="表61.A"/>
        <table:table-column table:style-name="表61.B"/>
        <table:table-row table:style-name="TableLine2363690577680">
          <table:table-cell office:value-type="string">
            <text:p text:style-name="P428">説明</text:p>
          </table:table-cell>
          <table:table-cell office:value-type="string">
            <text:p text:style-name="P233"/>
            <text:p text:style-name="P233">インスタンス変数に値を設定します。</text:p>
          </table:table-cell>
        </table:table-row>
        <table:table-row table:style-name="TableLine2363690583392">
          <table:table-cell office:value-type="string">
            <text:p text:style-name="P428">書式</text:p>
          </table:table-cell>
          <table:table-cell office:value-type="string">
            <text:p text:style-name="P233"/>
            <text:p text:style-name="P233">sets <text:span text:style-name="T53">var</text:span> [ <text:span text:style-name="T53">val</text:span> <text:s/>]</text:p>
          </table:table-cell>
        </table:table-row>
        <table:table-row table:style-name="TableLine2363690579312">
          <table:table-cell office:value-type="string">
            <text:p text:style-name="P428">詳細</text:p>
          </table:table-cell>
          <table:table-cell office:value-type="string">
            <text:p text:style-name="P233"/>
            <text:p text:style-name="P233">インスタンス変数<text:span text:style-name="T53">var</text:span>に、値<text:span text:style-name="T53">val</text:span>を設定します。<text:span text:style-name="T53">val</text:span>を省略した場合は、<text:span text:style-name="T53">var</text:span>の内容を返します。</text:p>
          </table:table-cell>
        </table:table-row>
        <table:table-row table:style-name="TableLine2363690582848">
          <table:table-cell office:value-type="string">
            <text:p text:style-name="P428">戻り値</text:p>
          </table:table-cell>
          <table:table-cell office:value-type="string">
            <text:p text:style-name="P233"/>
            <text:p text:style-name="P233"><text:span text:style-name="T53">var</text:span>に設定した内容を返します。</text:p>
          </table:table-cell>
        </table:table-row>
        <table:table-row table:style-name="TableLine2363690583664">
          <table:table-cell office:value-type="string">
            <text:p text:style-name="P428">例外</text:p>
          </table:table-cell>
          <table:table-cell office:value-type="string">
            <text:p text:style-name="P233"/>
            <text:p text:style-name="P233">ErrSyntax: 書式に誤りがあります。</text:p>
            <text:p text:style-name="P233">ErrNoSuchVariable: 変数が定義されていません。</text:p>
          </table:table-cell>
        </table:table-row>
        <table:table-row table:style-name="TableLine2363690577952">
          <table:table-cell office:value-type="string">
            <text:p text:style-name="P428">使用例</text:p>
          </table:table-cell>
          <table:table-cell office:value-type="string">
            <text:p text:style-name="P521"/>
            <text:p text:style-name="P521">sets i 0;<text:tab/><text:tab/><text:tab/># i に整数を設定</text:p>
            <text:p text:style-name="P521">sets m "Hello world."<text:tab/># m に文字列を設定</text:p>
            <text:p text:style-name="P521">sets s sym<text:tab/><text:tab/><text:tab/># s にシンボルを設定</text:p>
            <text:p text:style-name="P521">sets o [new];<text:tab/><text:tab/># o にオブジェクトを設定</text:p>
            <text:p text:style-name="P521">sets i;<text:tab/><text:tab/><text:tab/># → 0</text:p>
          </table:table-cell>
        </table:table-row>
      </table:table>
      <text:h text:style-name="P694" text:outline-level="3"/>
      <text:h text:style-name="P788" text:outline-level="3"><text:bookmark-start text:name="__RefHeading__14522_1559979953"/>sets?<text:span text:style-name="T5">　</text:span><text:bookmark-end text:name="__RefHeading__14522_1559979953"/></text:h>
      <text:p text:style-name="P28"/>
      <table:table table:name="表62" table:style-name="表62">
        <table:table-column table:style-name="表62.A"/>
        <table:table-column table:style-name="表62.B"/>
        <table:table-row table:style-name="TableLine2363690574960">
          <table:table-cell office:value-type="string">
            <text:p text:style-name="P428">説明</text:p>
          </table:table-cell>
          <table:table-cell office:value-type="string">
            <text:p text:style-name="P233"/>
            <text:p text:style-name="P403">インスタンス変数が定義されているか調べます。</text:p>
          </table:table-cell>
        </table:table-row>
        <table:table-row table:style-name="TableLine2363690567072">
          <table:table-cell office:value-type="string">
            <text:p text:style-name="P428">書式</text:p>
          </table:table-cell>
          <table:table-cell office:value-type="string">
            <text:p text:style-name="P233"/>
            <text:p text:style-name="P233">sets? <text:span text:style-name="T53">var</text:span></text:p>
          </table:table-cell>
        </table:table-row>
        <table:table-row table:style-name="TableLine2363690581216">
          <table:table-cell office:value-type="string">
            <text:p text:style-name="P428">詳細</text:p>
          </table:table-cell>
          <table:table-cell office:value-type="string">
            <text:p text:style-name="P233"/>
            <text:p text:style-name="P233">インスタンス変数<text:span text:style-name="T53">var</text:span>が設定されているかを調べ、tまたはnilを返します。</text:p>
          </table:table-cell>
        </table:table-row>
        <table:table-row table:style-name="TableLine2363690568160">
          <table:table-cell office:value-type="string">
            <text:p text:style-name="P428">戻り値</text:p>
          </table:table-cell>
          <table:table-cell office:value-type="string">
            <text:p text:style-name="P233"/>
            <text:p text:style-name="P233">インスタンス変数<text:span text:style-name="T53">var</text:span>が定義されている場合tを返します。定義されていない場合nilを返します。</text:p>
          </table:table-cell>
        </table:table-row>
        <table:table-row table:style-name="TableLine2363690582576">
          <table:table-cell office:value-type="string">
            <text:p text:style-name="P428">例外</text:p>
          </table:table-cell>
          <table:table-cell office:value-type="string">
            <text:p text:style-name="P233"/>
            <text:p text:style-name="P233">ErrSyntax: 書式に誤りがあります。</text:p>
          </table:table-cell>
        </table:table-row>
        <table:table-row table:style-name="TableLine2363690572784">
          <table:table-cell office:value-type="string">
            <text:p text:style-name="P428">使用例</text:p>
          </table:table-cell>
          <table:table-cell office:value-type="string">
            <text:p text:style-name="P541"/>
            <text:p text:style-name="P541">sets Foo "X";</text:p>
            <text:p text:style-name="P541">sets? Foo;<text:tab/><text:tab/># → t</text:p>
          </table:table-cell>
        </table:table-row>
      </table:table>
      <text:h text:style-name="P694" text:outline-level="3"/>
      <text:h text:style-name="P788" text:outline-level="3"><text:bookmark-start text:name="__RefHeading__17365_467714174"/>setvar<text:span text:style-name="T5">　</text:span><text:bookmark-end text:name="__RefHeading__17365_467714174"/></text:h>
      <text:p text:style-name="P81"/>
      <table:table table:name="表63" table:style-name="表63">
        <table:table-column table:style-name="表63.A"/>
        <table:table-column table:style-name="表63.B"/>
        <table:table-row table:style-name="TableLine2363690573056">
          <table:table-cell office:value-type="string">
            <text:p text:style-name="P428">説明</text:p>
          </table:table-cell>
          <table:table-cell office:value-type="string">
            <text:p text:style-name="P233"/>
            <text:p text:style-name="P233">グローバル変数に値を設定します。</text:p>
          </table:table-cell>
        </table:table-row>
        <table:table-row table:style-name="TableLine2363690571424">
          <table:table-cell office:value-type="string">
            <text:p text:style-name="P428">書式</text:p>
          </table:table-cell>
          <table:table-cell office:value-type="string">
            <text:p text:style-name="P233"/>
            <text:p text:style-name="P277">setvar <text:span text:style-name="T53">var </text:span><text:span text:style-name="T99">[ </text:span><text:span text:style-name="T53">val <text:s/></text:span><text:span text:style-name="T99">]</text:span></text:p>
          </table:table-cell>
        </table:table-row>
        <table:table-row table:style-name="TableLine2363690582304">
          <table:table-cell office:value-type="string">
            <text:p text:style-name="P428">詳細</text:p>
          </table:table-cell>
          <table:table-cell office:value-type="string">
            <text:p text:style-name="P233"/>
            <text:p text:style-name="P233">グローバル変数<text:span text:style-name="T53">var</text:span>を定義し、値を<text:span text:style-name="T53">val</text:span>とします。<text:span text:style-name="T53">val</text:span>が省略された場合は、変数<text:span text:style-name="T53">var</text:span>の値を返します。</text:p>
            <text:p text:style-name="P233"><text:span text:style-name="T53">var</text:span>が定義されていない場合はエラーとなります。</text:p>
          </table:table-cell>
        </table:table-row>
        <table:table-row table:style-name="TableLine2363690579584">
          <table:table-cell office:value-type="string">
            <text:p text:style-name="P428">戻り値</text:p>
          </table:table-cell>
          <table:table-cell office:value-type="string">
            <text:p text:style-name="P233"/>
            <text:p text:style-name="P233"><text:span text:style-name="T53">var</text:span>の値を返します。</text:p>
          </table:table-cell>
        </table:table-row>
        <table:table-row table:style-name="TableLine2363690568704">
          <table:table-cell office:value-type="string">
            <text:p text:style-name="P428">例外</text:p>
          </table:table-cell>
          <table:table-cell office:value-type="string">
            <text:p text:style-name="P233"/>
            <text:p text:style-name="P233">ErrSyntax: 書式に誤りがあります。</text:p>
            <text:p text:style-name="P233">ErrNoSuchVariable: 変数が存在しません。</text:p>
          </table:table-cell>
        </table:table-row>
        <table:table-row table:style-name="TableLine2363690568976">
          <table:table-cell office:value-type="string">
            <text:p text:style-name="P428">使用例</text:p>
          </table:table-cell>
          <table:table-cell office:value-type="string">
            <text:p text:style-name="P541"/>
            <text:p text:style-name="P541">defvar FOO "X";<text:tab/># → "X"</text:p>
            <text:p text:style-name="P541">defvar FOO;<text:tab/><text:tab/># → "X"</text:p>
            <text:p text:style-name="P541">setvar FOO "Y";</text:p>
            <text:p text:style-name="P541">setvar FOO;<text:tab/><text:tab/># → "Y"</text:p>
          </table:table-cell>
        </table:table-row>
      </table:table>
      <text:h text:style-name="P694" text:outline-level="3"/>
      <text:h text:style-name="P788" text:outline-level="3"><text:bookmark-start text:name="__RefHeading__14526_1559979953"/>show-stack<text:span text:style-name="T5">　</text:span><text:bookmark-end text:name="__RefHeading__14526_1559979953"/></text:h>
      <text:p text:style-name="P28"/>
      <table:table table:name="表64" table:style-name="表64">
        <table:table-column table:style-name="表64.A"/>
        <table:table-column table:style-name="表64.B"/>
        <table:table-row table:style-name="TableLine2363690581760">
          <table:table-cell office:value-type="string">
            <text:p text:style-name="P428">説明</text:p>
          </table:table-cell>
          <table:table-cell office:value-type="string">
            <text:p text:style-name="P233"/>
            <text:p text:style-name="P233">スタック情報を返します。</text:p>
          </table:table-cell>
        </table:table-row>
        <table:table-row table:style-name="TableLine2363690569792">
          <table:table-cell office:value-type="string">
            <text:p text:style-name="P428">書式</text:p>
          </table:table-cell>
          <table:table-cell office:value-type="string">
            <text:p text:style-name="P233"/>
            <text:p text:style-name="P233">show-stack</text:p>
          </table:table-cell>
        </table:table-row>
        <table:table-row table:style-name="TableLine2363690570064">
          <table:table-cell office:value-type="string">
            <text:p text:style-name="P428">詳細</text:p>
          </table:table-cell>
          <table:table-cell office:value-type="string">
            <text:p text:style-name="P233"/>
            <text:p text:style-name="P233">stack-traceを呼んだ時点のスタック情報を返します。</text:p>
          </table:table-cell>
        </table:table-row>
        <table:table-row table:style-name="TableLine2363690579856">
          <table:table-cell office:value-type="string">
            <text:p text:style-name="P428">戻り値</text:p>
          </table:table-cell>
          <table:table-cell office:value-type="string">
            <text:p text:style-name="P233"/>
            <text:p text:style-name="P233">スタック情報のリスト。</text:p>
            <text:p text:style-name="P233">返されるリストの書式は以下の通りとなります:</text:p>
            <text:p text:style-name="P615">((stack_size . x) (cur_obj_stack . y) (cur_func_stack . z))</text:p>
            <text:p text:style-name="P233">x ... スタックサイズ </text:p>
            <text:p text:style-name="P233">y ... 現在のオブジェクトスタック消費数</text:p>
            <text:p text:style-name="P233">z ... 現在の関数スタック消費数</text:p>
          </table:table-cell>
        </table:table-row>
        <table:table-row table:style-name="TableLine2363690573600">
          <table:table-cell office:value-type="string">
            <text:p text:style-name="P428">例外</text:p>
          </table:table-cell>
          <table:table-cell office:value-type="string">
            <text:p text:style-name="P233"/>
            <text:p text:style-name="P233">ErrSyntax: 書式に誤りがあります。</text:p>
          </table:table-cell>
        </table:table-row>
        <table:table-row table:style-name="TableLine2363690571968">
          <table:table-cell office:value-type="string">
            <text:p text:style-name="P428">使用例</text:p>
          </table:table-cell>
          <table:table-cell office:value-type="string">
            <text:p text:style-name="P541"/>
            <text:p text:style-name="P541">show-stack</text:p>
          </table:table-cell>
        </table:table-row>
      </table:table>
      <text:h text:style-name="P694" text:outline-level="3"/>
      <text:h text:style-name="P788" text:outline-level="3"><text:bookmark-start text:name="__RefHeading__14528_1559979953"/>sid<text:span text:style-name="T5">　</text:span><text:bookmark-end text:name="__RefHeading__14528_1559979953"/></text:h>
      <text:p text:style-name="P28"/>
      <table:table table:name="表65" table:style-name="表65">
        <table:table-column table:style-name="表65.A"/>
        <table:table-column table:style-name="表65.B"/>
        <table:table-row table:style-name="TableLine2363690575232">
          <table:table-cell office:value-type="string">
            <text:p text:style-name="P428">説明</text:p>
          </table:table-cell>
          <table:table-cell office:value-type="string">
            <text:p text:style-name="P233"/>
            <text:p text:style-name="P233">関数が定義されたスクリプトのスクリプトIDを返します。</text:p>
          </table:table-cell>
        </table:table-row>
        <table:table-row table:style-name="TableLine2363690574416">
          <table:table-cell office:value-type="string">
            <text:p text:style-name="P428">書式</text:p>
          </table:table-cell>
          <table:table-cell office:value-type="string">
            <text:p text:style-name="P233"/>
            <text:p text:style-name="P233">sid <text:span text:style-name="T53">func</text:span></text:p>
          </table:table-cell>
        </table:table-row>
        <table:table-row table:style-name="TableLine2363690577136">
          <table:table-cell office:value-type="string">
            <text:p text:style-name="P428">詳細</text:p>
          </table:table-cell>
          <table:table-cell office:value-type="string">
            <text:p text:style-name="P233"/>
            <text:p text:style-name="P233"><text:span text:style-name="T53">func</text:span>で指定した関数が定義されているスクリプトを調べるために、関数のスクリプトIDを返します。</text:p>
          </table:table-cell>
        </table:table-row>
        <table:table-row table:style-name="TableLine2363690569520">
          <table:table-cell office:value-type="string">
            <text:p text:style-name="P428">戻り値</text:p>
          </table:table-cell>
          <table:table-cell office:value-type="string">
            <text:p text:style-name="P233"/>
            <text:p text:style-name="P233">スクリプトIDを返します。<text:span text:style-name="T53">func</text:span>が存在しない場合、nilを返します。</text:p>
          </table:table-cell>
        </table:table-row>
        <table:table-row table:style-name="TableLine2363690580672">
          <table:table-cell office:value-type="string">
            <text:p text:style-name="P428">例外</text:p>
          </table:table-cell>
          <table:table-cell office:value-type="string">
            <text:p text:style-name="P233"/>
            <text:p text:style-name="P233">ErrSyntax: 書式に誤りがあります。</text:p>
          </table:table-cell>
        </table:table-row>
        <table:table-row table:style-name="TableLine2363690570880">
          <table:table-cell office:value-type="string">
            <text:p text:style-name="P428">使用例</text:p>
          </table:table-cell>
          <table:table-cell office:value-type="string">
            <text:p text:style-name="P541"/>
            <text:p text:style-name="P541">sid foo;</text:p>
          </table:table-cell>
        </table:table-row>
      </table:table>
      <text:h text:style-name="P694" text:outline-level="3"/>
      <text:h text:style-name="P788" text:outline-level="3"><text:bookmark-start text:name="__RefHeading__14530_1559979953"/>sleep<text:span text:style-name="T5">　</text:span><text:bookmark-end text:name="__RefHeading__14530_1559979953"/></text:h>
      <text:p text:style-name="P28"/>
      <table:table table:name="表66" table:style-name="表66">
        <table:table-column table:style-name="表66.A"/>
        <table:table-column table:style-name="表66.B"/>
        <table:table-row table:style-name="TableLine2363690580944">
          <table:table-cell office:value-type="string">
            <text:p text:style-name="P428">説明</text:p>
          </table:table-cell>
          <table:table-cell office:value-type="string">
            <text:p text:style-name="P233"/>
            <text:p text:style-name="P233">プロセスをスリープします。</text:p>
          </table:table-cell>
        </table:table-row>
        <table:table-row table:style-name="TableLine2363690576048">
          <table:table-cell office:value-type="string">
            <text:p text:style-name="P428">書式</text:p>
          </table:table-cell>
          <table:table-cell office:value-type="string">
            <text:p text:style-name="P233"/>
            <text:p text:style-name="P233">sleep <text:span text:style-name="T53">msecs</text:span></text:p>
          </table:table-cell>
        </table:table-row>
        <table:table-row table:style-name="TableLine2363690576320">
          <table:table-cell office:value-type="string">
            <text:p text:style-name="P428">詳細</text:p>
          </table:table-cell>
          <table:table-cell office:value-type="string">
            <text:p text:style-name="P233"/>
            <text:p text:style-name="P233"><text:span text:style-name="T53">msecs</text:span>で指定したミリ秒時間、プロセスをスリープします。</text:p>
          </table:table-cell>
        </table:table-row>
        <table:table-row table:style-name="TableLine2363690576592">
          <table:table-cell office:value-type="string">
            <text:p text:style-name="P428">戻り値</text:p>
          </table:table-cell>
          <table:table-cell office:value-type="string">
            <text:p text:style-name="P233"/>
            <text:p text:style-name="P233">tを返します。</text:p>
          </table:table-cell>
        </table:table-row>
        <table:table-row table:style-name="TableLine2363690599168">
          <table:table-cell office:value-type="string">
            <text:p text:style-name="P428">例外</text:p>
          </table:table-cell>
          <table:table-cell office:value-type="string">
            <text:p text:style-name="P233"/>
            <text:p text:style-name="P233">ErrSyntax: 書式に誤りがあります。</text:p>
          </table:table-cell>
        </table:table-row>
        <table:table-row table:style-name="TableLine2363690588016">
          <table:table-cell office:value-type="string">
            <text:p text:style-name="P428">使用例</text:p>
          </table:table-cell>
          <table:table-cell office:value-type="string">
            <text:p text:style-name="P541"/>
            <text:p text:style-name="P541">sleep 1000;<text:tab/># → sleep 1 sec</text:p>
          </table:table-cell>
        </table:table-row>
      </table:table>
      <text:h text:style-name="P788" text:outline-level="3"><text:bookmark-start text:name="__RefHeading___Toc23919_1636654246"/><text:span text:style-name="T15">socket-server</text:span><text:span text:style-name="T5">　</text:span><text:bookmark-end text:name="__RefHeading___Toc23919_1636654246"/></text:h>
      <text:p text:style-name="P82"/>
      <table:table table:name="表209" table:style-name="表209">
        <table:table-column table:style-name="表209.A"/>
        <table:table-column table:style-name="表209.B"/>
        <table:table-row table:style-name="TableLine2363690572240">
          <table:table-cell office:value-type="string">
            <text:p text:style-name="P456">説明</text:p>
          </table:table-cell>
          <table:table-cell office:value-type="string">
            <text:p text:style-name="P278"/>
            <text:p text:style-name="P278">サーバソケットを作成します。</text:p>
          </table:table-cell>
        </table:table-row>
        <table:table-row table:style-name="TableLine2363690594272">
          <table:table-cell office:value-type="string">
            <text:p text:style-name="P456">書式</text:p>
          </table:table-cell>
          <table:table-cell office:value-type="string">
            <text:p text:style-name="P278"/>
            <text:p text:style-name="P360"><text:span text:style-name="T108">s</text:span><text:span text:style-name="T99">ocket-server </text:span><text:span text:style-name="T53">port</text:span><text:span text:style-name="T99"> [ bind-address: </text:span><text:span text:style-name="T53">host-address</text:span><text:span text:style-name="T99"> ]</text:span></text:p>
          </table:table-cell>
        </table:table-row>
        <table:table-row table:style-name="TableLine2363690595632">
          <table:table-cell office:value-type="string">
            <text:p text:style-name="P456">詳細</text:p>
          </table:table-cell>
          <table:table-cell office:value-type="string">
            <text:p text:style-name="P232"/>
            <text:p text:style-name="P232"><text:span text:style-name="T109">TCP/IPサーバのlistenポートを作成し、外部クライアントから接続要求を受け付けます</text:span><text:span text:style-name="T99">。</text:span><text:span text:style-name="T53">port</text:span><text:span text:style-name="T99"> は接続を受け付けるTCP/IPのポート番号となります。</text:span></text:p>
            <text:p text:style-name="P232"><text:span text:style-name="T73">host-address</text:span><text:span text:style-name="T109"> を指定することにより、特定の自ホストアドレス宛のlistenポートが作成可能となります。</text:span><text:span text:style-name="T73">host-address</text:span><text:span text:style-name="T109"> はそのOSの環境で有効なアドレスでなければなりません。</text:span></text:p>
          </table:table-cell>
        </table:table-row>
        <table:table-row table:style-name="TableLine2363690592368">
          <table:table-cell office:value-type="string">
            <text:p text:style-name="P456">戻り値</text:p>
          </table:table-cell>
          <table:table-cell office:value-type="string">
            <text:p text:style-name="P395"/>
            <text:p text:style-name="P395"><text:span text:style-name="T225">socke-server</text:span>の戻り値は、<text:span text:style-name="T225">accept可能なファイル記述子です。</text:span></text:p>
          </table:table-cell>
        </table:table-row>
        <table:table-row table:style-name="TableLine2363690584208">
          <table:table-cell office:value-type="string">
            <text:p text:style-name="P456">例外</text:p>
          </table:table-cell>
          <table:table-cell office:value-type="string">
            <text:p text:style-name="P278"/>
            <text:p text:style-name="P278">ErrSyntax: 書式に誤りがあります。</text:p>
            <text:p text:style-name="P647">ErrSysCall: システムコールの呼び出しでエラーが発生しました。エラー詳細はExceptionのエラー文字列を参照のこと。</text:p>
          </table:table-cell>
        </table:table-row>
        <table:table-row table:style-name="TableLine2363690593456">
          <table:table-cell office:value-type="string">
            <text:p text:style-name="P515">使用例</text:p>
          </table:table-cell>
          <table:table-cell office:value-type="string">
            <text:p text:style-name="P539"/>
            <text:p text:style-name="P539"><text:span text:style-name="T224">set </text:span>s <text:span text:style-name="T224">[</text:span>socket-server 54321<text:span text:style-name="T224">]</text:span>;</text:p>
            <text:p text:style-name="P539"><text:span text:style-name="T224">set </text:span>(client-fd client-addr client-port) <text:span text:style-name="T224">[</text:span>accept $s<text:span text:style-name="T224">]</text:span>;</text:p>
            <text:p text:style-name="P540">println "Connect from " </text:p>
            <text:p text:style-name="P540"><text:s text:c="4"/>[host-address-string $client-addr];</text:p>
            <text:p text:style-name="P539"><text:span text:style-name="T224">set </text:span>f <text:span text:style-name="T224">[</text:span>new File<text:span text:style-name="T224">]</text:span>;</text:p>
            <text:p text:style-name="P539">$f set! $client-fd mode: io; </text:p>
            <text:p text:style-name="P395"/>
          </table:table-cell>
        </table:table-row>
      </table:table>
      <text:h text:style-name="P788" text:outline-level="3"><text:bookmark-start text:name="__RefHeading___Toc24768_2725568808"/>spawn　<text:bookmark-end text:name="__RefHeading___Toc24768_2725568808"/></text:h>
      <text:p text:style-name="P83"/>
      <table:table table:name="表228" table:style-name="表228">
        <table:table-column table:style-name="表228.A"/>
        <table:table-column table:style-name="表228.B"/>
        <table:table-row table:style-name="TableLine2363690598080">
          <table:table-cell table:style-name="表228.A1" office:value-type="string">
            <text:p text:style-name="P457">説明</text:p>
          </table:table-cell>
          <table:table-cell table:style-name="表228.A1" office:value-type="string">
            <text:p text:style-name="P256"/>
            <text:p text:style-name="P256">プロセスを生成し外部プログラムを実行します。</text:p>
          </table:table-cell>
        </table:table-row>
        <table:table-row table:style-name="TableLine2363690592096">
          <table:table-cell table:style-name="表228.A1" office:value-type="string">
            <text:p text:style-name="P457">書式</text:p>
          </table:table-cell>
          <table:table-cell table:style-name="表228.A1" office:value-type="string">
            <text:p text:style-name="P256"/>
            <text:p text:style-name="P256">spawn <text:span text:style-name="T53">command</text:span> <text:s/><text:span text:style-name="T192">[ </text:span><text:span text:style-name="T59">args</text:span><text:span text:style-name="T192"> … <text:s/>| ( </text:span><text:span text:style-name="T59">args</text:span><text:span text:style-name="T192"> … <text:s/>) ]</text:span></text:p>
          </table:table-cell>
        </table:table-row>
        <table:table-row table:style-name="TableLine2363690584752">
          <table:table-cell table:style-name="表228.A1" office:value-type="string">
            <text:p text:style-name="P457">詳細</text:p>
          </table:table-cell>
          <table:table-cell table:style-name="表228.A1" office:value-type="string">
            <text:p text:style-name="P256"/>
            <text:p text:style-name="P256">UNIXプロセスを生成し、子プロセスとして <text:span text:style-name="T59">command</text:span><text:span text:style-name="T192"> を</text:span><text:span text:style-name="T59">args </text:span><text:span text:style-name="T192">引数を伴い実行します。子プロセスが完了するまで制御は戻りません。</text:span></text:p>
            <text:p text:style-name="P168">子プロセスには、インタプリタが持っている標準入力、標準出力および、エラー出力がそのまま継承されます。</text:p>
            <text:p text:style-name="P168">fork-exec と異なり、子プロセスとは標準入出力を使った情報のやり取りはできません。</text:p>
            <text:p text:style-name="P388">コマンド名および引数の文字コードエンコーディングは、グローバル変数DEFAULT_DIRENT_ENCODINGにより指定します。<text:span text:style-name="T5">既定</text:span>値はUTF-8です。</text:p>
          </table:table-cell>
        </table:table-row>
        <table:table-row table:style-name="TableLine2363690587472">
          <table:table-cell table:style-name="表228.A1" office:value-type="string">
            <text:p text:style-name="P457">戻り値</text:p>
          </table:table-cell>
          <table:table-cell table:style-name="表228.A1" office:value-type="string">
            <text:p text:style-name="P168"/>
            <text:p text:style-name="P161">子プロセスの終了コードが返ります。</text:p>
          </table:table-cell>
        </table:table-row>
        <table:table-row table:style-name="TableLine2363690586656">
          <table:table-cell table:style-name="表228.A1" office:value-type="string">
            <text:p text:style-name="P457">例外</text:p>
          </table:table-cell>
          <table:table-cell table:style-name="表228.A1" office:value-type="string">
            <text:p text:style-name="P256"/>
            <text:p text:style-name="P256">ErrSyntax: 書式に誤りがあります。</text:p>
            <text:p text:style-name="P256">ErrSysCall: システムコールでエラーが発生しました。</text:p>
          </table:table-cell>
        </table:table-row>
        <table:table-row table:style-name="TableLine2363690588288">
          <table:table-cell table:style-name="表228.A1" office:value-type="string">
            <text:p text:style-name="P457">使用例</text:p>
          </table:table-cell>
          <table:table-cell table:style-name="表228.A1" office:value-type="string">
            <text:p text:style-name="P256"/>
            <text:p text:style-name="P256"/>
          </table:table-cell>
        </table:table-row>
        <table:table-row table:style-name="TableLine2363690599712">
          <table:table-cell table:style-name="表228.A1" office:value-type="string">
            <text:p text:style-name="P457">関連</text:p>
          </table:table-cell>
          <table:table-cell table:style-name="表228.A1" office:value-type="string">
            <text:p text:style-name="P168"/>
            <text:p text:style-name="P168">fork</text:p>
            <text:p text:style-name="P168">fork-exec</text:p>
          </table:table-cell>
        </table:table-row>
      </table:table>
      <text:h text:style-name="P756" text:outline-level="3"/>
      <text:h text:style-name="P788" text:outline-level="3"><text:bookmark-start text:name="__RefHeading__14532_1559979953"/>stack-trace<text:span text:style-name="T5">　</text:span><text:bookmark-end text:name="__RefHeading__14532_1559979953"/></text:h>
      <text:p text:style-name="P28"/>
      <table:table table:name="表67" table:style-name="表67">
        <table:table-column table:style-name="表67.A"/>
        <table:table-column table:style-name="表67.B"/>
        <table:table-row table:style-name="TableLine2363690596720">
          <table:table-cell office:value-type="string">
            <text:p text:style-name="P428">説明</text:p>
          </table:table-cell>
          <table:table-cell office:value-type="string">
            <text:p text:style-name="P233"/>
            <text:p text:style-name="P233">スタックトレース情報を返します。</text:p>
          </table:table-cell>
        </table:table-row>
        <table:table-row table:style-name="TableLine2363690588832">
          <table:table-cell office:value-type="string">
            <text:p text:style-name="P428">書式</text:p>
          </table:table-cell>
          <table:table-cell office:value-type="string">
            <text:p text:style-name="P233"/>
            <text:p text:style-name="P233">stack-trace</text:p>
          </table:table-cell>
        </table:table-row>
        <table:table-row table:style-name="TableLine2363690591552">
          <table:table-cell office:value-type="string">
            <text:p text:style-name="P428">詳細</text:p>
          </table:table-cell>
          <table:table-cell office:value-type="string">
            <text:p text:style-name="P233"/>
            <text:p text:style-name="P233">stack-traceを呼んだ時点のスタックトレース情報を文字列データで返します。</text:p>
          </table:table-cell>
        </table:table-row>
        <table:table-row table:style-name="TableLine2363690594816">
          <table:table-cell office:value-type="string">
            <text:p text:style-name="P428">戻り値</text:p>
          </table:table-cell>
          <table:table-cell office:value-type="string">
            <text:p text:style-name="P233"/>
            <text:p text:style-name="P233">文字列によるスタックトレース情報。</text:p>
          </table:table-cell>
        </table:table-row>
        <table:table-row table:style-name="TableLine2363690600256">
          <table:table-cell office:value-type="string">
            <text:p text:style-name="P428">例外</text:p>
          </table:table-cell>
          <table:table-cell office:value-type="string">
            <text:p text:style-name="P233"/>
            <text:p text:style-name="P233">ErrSyntax: 書式に誤りがあります。</text:p>
          </table:table-cell>
        </table:table-row>
        <table:table-row table:style-name="TableLine2363690595360">
          <table:table-cell office:value-type="string">
            <text:p text:style-name="P428">使用例</text:p>
          </table:table-cell>
          <table:table-cell office:value-type="string">
            <text:p text:style-name="P541"/>
            <text:p text:style-name="P541">stack-trace;</text:p>
          </table:table-cell>
        </table:table-row>
      </table:table>
      <text:h text:style-name="P788" text:outline-level="3"><text:bookmark-start text:name="__RefHeading__14368_1847744091"/>string?　<text:bookmark-end text:name="__RefHeading__14368_1847744091"/></text:h>
      <text:p text:style-name="P71"/>
      <table:table table:name="Table34" table:style-name="Table34">
        <table:table-column table:style-name="Table34.A"/>
        <table:table-column table:style-name="Table34.B"/>
        <table:table-row table:style-name="TableLine2363690599440">
          <table:table-cell office:value-type="string">
            <text:p text:style-name="P446">説明</text:p>
          </table:table-cell>
          <table:table-cell office:value-type="string">
            <text:p text:style-name="P263"/>
            <text:p text:style-name="P263">文字列型データであれば真を返します。</text:p>
          </table:table-cell>
        </table:table-row>
        <table:table-row table:style-name="TableLine2363690592912">
          <table:table-cell office:value-type="string">
            <text:p text:style-name="P446">書式</text:p>
          </table:table-cell>
          <table:table-cell office:value-type="string">
            <text:p text:style-name="P263"/>
            <text:p text:style-name="P227"><text:span text:style-name="T262">string? </text:span><text:span text:style-name="T270">va</text:span><text:span text:style-name="T40">l</text:span><text:span text:style-name="T270"> <text:s/></text:span></text:p>
          </table:table-cell>
        </table:table-row>
        <table:table-row table:style-name="TableLine2363690591008">
          <table:table-cell office:value-type="string">
            <text:p text:style-name="P446">詳細</text:p>
          </table:table-cell>
          <table:table-cell office:value-type="string">
            <text:p text:style-name="P263"/>
            <text:p text:style-name="P227"><text:span text:style-name="T270">va</text:span><text:span text:style-name="T40">l</text:span><text:span text:style-name="T262">が文字列型データであれば真を返します。</text:span></text:p>
          </table:table-cell>
        </table:table-row>
        <table:table-row table:style-name="TableLine2363690585568">
          <table:table-cell office:value-type="string">
            <text:p text:style-name="P446">戻り値</text:p>
          </table:table-cell>
          <table:table-cell office:value-type="string">
            <text:p text:style-name="P263"/>
            <text:p text:style-name="P227"><text:span text:style-name="T270">va</text:span><text:span text:style-name="T40">l</text:span><text:span text:style-name="T262">が文字列型データであれば真を返します。</text:span></text:p>
          </table:table-cell>
        </table:table-row>
        <table:table-row table:style-name="TableLine2363690601072">
          <table:table-cell office:value-type="string">
            <text:p text:style-name="P446">例外</text:p>
          </table:table-cell>
          <table:table-cell office:value-type="string">
            <text:p text:style-name="P263"/>
            <text:p text:style-name="P263">ErrSyntax: 書式に誤りがあります。</text:p>
          </table:table-cell>
        </table:table-row>
        <table:table-row table:style-name="TableLine2363690589376">
          <table:table-cell office:value-type="string">
            <text:p text:style-name="P446">使用例</text:p>
          </table:table-cell>
          <table:table-cell office:value-type="string">
            <text:p text:style-name="P263"/>
            <text:p text:style-name="P263"/>
          </table:table-cell>
        </table:table-row>
      </table:table>
      <text:h text:style-name="P788" text:outline-level="3"><text:bookmark-start text:name="__RefHeading___Toc24470_2166227548"/>strftime　<text:bookmark-end text:name="__RefHeading___Toc24470_2166227548"/></text:h>
      <text:p text:style-name="P84"/>
      <table:table table:name="表220" table:style-name="表220">
        <table:table-column table:style-name="表220.A"/>
        <table:table-column table:style-name="表220.B"/>
        <table:table-row table:style-name="TableLine2363690586928">
          <table:table-cell office:value-type="string">
            <text:p text:style-name="P458">説明</text:p>
          </table:table-cell>
          <table:table-cell office:value-type="string">
            <text:p text:style-name="P255"/>
            <text:p text:style-name="P255">日付のフォーマットを行います。</text:p>
          </table:table-cell>
        </table:table-row>
        <table:table-row table:style-name="TableLine2363690584480">
          <table:table-cell office:value-type="string">
            <text:p text:style-name="P458">書式</text:p>
          </table:table-cell>
          <table:table-cell office:value-type="string">
            <text:p text:style-name="P255"/>
            <text:p text:style-name="P255">strftime <text:s/><text:span text:style-name="T53">format <text:s/>timeval</text:span></text:p>
          </table:table-cell>
        </table:table-row>
        <table:table-row table:style-name="TableLine2363690594000">
          <table:table-cell office:value-type="string">
            <text:p text:style-name="P458">詳細</text:p>
          </table:table-cell>
          <table:table-cell office:value-type="string">
            <text:p text:style-name="P255"/>
            <text:p text:style-name="P631"><text:span text:style-name="T53">format</text:span> に従い <text:span text:style-name="T53">timeval</text:span> を文字列表記に変換します。フォーマット指定についての詳細はstrftime(3)を参照してください。</text:p>
          </table:table-cell>
        </table:table-row>
        <table:table-row table:style-name="TableLine2363690596992">
          <table:table-cell office:value-type="string">
            <text:p text:style-name="P458">戻り値</text:p>
          </table:table-cell>
          <table:table-cell office:value-type="string">
            <text:p text:style-name="P255"/>
            <text:p text:style-name="P255">日付、時刻の文字列表記が返ります。</text:p>
          </table:table-cell>
        </table:table-row>
        <table:table-row table:style-name="TableLine2363690597264">
          <table:table-cell office:value-type="string">
            <text:p text:style-name="P458">例外</text:p>
          </table:table-cell>
          <table:table-cell office:value-type="string">
            <text:p text:style-name="P255"/>
            <text:p text:style-name="P255">ErrSyntax: 書式に誤りがあります。</text:p>
          </table:table-cell>
        </table:table-row>
        <table:table-row table:style-name="TableLine2363690598352">
          <table:table-cell office:value-type="string">
            <text:p text:style-name="P458">使用例</text:p>
          </table:table-cell>
          <table:table-cell office:value-type="string">
            <text:p text:style-name="P550"/>
            <text:p text:style-name="P562">strftime "%Y/%m/%d %H:%M" [time-of-day];</text:p>
            <text:p text:style-name="P671"># → "2018/12/23 09:45"</text:p>
          </table:table-cell>
        </table:table-row>
        <table:table-row table:style-name="TableLine2363690598624">
          <table:table-cell office:value-type="string">
            <text:p text:style-name="P459">関連項目</text:p>
          </table:table-cell>
          <table:table-cell office:value-type="string">
            <text:p text:style-name="P232"/>
            <text:p text:style-name="P232">time-of-day</text:p>
            <text:p text:style-name="P232">file stat</text:p>
            <text:p text:style-name="P623">strptime</text:p>
          </table:table-cell>
        </table:table-row>
      </table:table>
      <text:h text:style-name="P788" text:outline-level="3"><text:bookmark-start text:name="__RefHeading___Toc23935_2328418376"/>str<text:span text:style-name="T237">p</text:span>time　<text:bookmark-end text:name="__RefHeading___Toc23935_2328418376"/></text:h>
      <text:p text:style-name="P85"/>
      <table:table table:name="表225" table:style-name="表225">
        <table:table-column table:style-name="表225.A"/>
        <table:table-column table:style-name="表225.B"/>
        <table:table-row table:style-name="TableLine2363690599984">
          <table:table-cell office:value-type="string">
            <text:p text:style-name="P460">説明</text:p>
          </table:table-cell>
          <table:table-cell office:value-type="string">
            <text:p text:style-name="P280"/>
            <text:p text:style-name="P280">フォーマットされた日付文字列を時刻に変換します。</text:p>
          </table:table-cell>
        </table:table-row>
        <table:table-row table:style-name="TableLine2363690585024">
          <table:table-cell office:value-type="string">
            <text:p text:style-name="P460">書式</text:p>
          </table:table-cell>
          <table:table-cell office:value-type="string">
            <text:p text:style-name="P280"/>
            <text:p text:style-name="P280">strptime <text:s/><text:span text:style-name="T53">format <text:s/>string-date</text:span></text:p>
          </table:table-cell>
        </table:table-row>
        <table:table-row table:style-name="TableLine2363690588560">
          <table:table-cell office:value-type="string">
            <text:p text:style-name="P460">詳細</text:p>
          </table:table-cell>
          <table:table-cell office:value-type="string">
            <text:p text:style-name="P280"/>
            <text:p text:style-name="P232">このコマンドはstrftimeコマンドの逆の機能となります。</text:p>
            <text:p text:style-name="P232"><text:span text:style-name="T53">format</text:span> に従い <text:span text:style-name="T53">string-date</text:span> を解釈し時刻に変換します。フォーマット指定についての詳細はstrptime(3)を参照してください。</text:p>
          </table:table-cell>
        </table:table-row>
        <table:table-row table:style-name="TableLine2363690585296">
          <table:table-cell office:value-type="string">
            <text:p text:style-name="P460">戻り値</text:p>
          </table:table-cell>
          <table:table-cell office:value-type="string">
            <text:p text:style-name="P280"/>
            <text:p text:style-name="P280">時刻値を表す整数値が返ります。</text:p>
          </table:table-cell>
        </table:table-row>
        <table:table-row table:style-name="TableLine2363690585840">
          <table:table-cell office:value-type="string">
            <text:p text:style-name="P460">例外</text:p>
          </table:table-cell>
          <table:table-cell office:value-type="string">
            <text:p text:style-name="P280"/>
            <text:p text:style-name="P280">ErrSyntax: 書式に誤りがあります。</text:p>
          </table:table-cell>
        </table:table-row>
        <table:table-row table:style-name="TableLine2363690586112">
          <table:table-cell office:value-type="string">
            <text:p text:style-name="P460">使用例</text:p>
          </table:table-cell>
          <table:table-cell office:value-type="string">
            <text:p text:style-name="P280"/>
            <text:p text:style-name="P280"/>
          </table:table-cell>
        </table:table-row>
        <table:table-row table:style-name="TableLine2363690587200">
          <table:table-cell office:value-type="string">
            <text:p text:style-name="P460">関連項目</text:p>
          </table:table-cell>
          <table:table-cell office:value-type="string">
            <text:p text:style-name="P401"/>
            <text:p text:style-name="P401">time-of-day</text:p>
            <text:p text:style-name="P401">strftime</text:p>
          </table:table-cell>
        </table:table-row>
      </table:table>
      <text:h text:style-name="P700" text:outline-level="3"/>
      <text:h text:style-name="P788" text:outline-level="3"><text:bookmark-start text:name="__RefHeading__14534_1559979953"/>symbol<text:span text:style-name="T5">　</text:span><text:bookmark-end text:name="__RefHeading__14534_1559979953"/></text:h>
      <text:p text:style-name="P28"/>
      <table:table table:name="表68" table:style-name="表68">
        <table:table-column table:style-name="表68.A"/>
        <table:table-column table:style-name="表68.B"/>
        <table:table-row table:style-name="TableLine2363690587744">
          <table:table-cell office:value-type="string">
            <text:p text:style-name="P428">説明</text:p>
          </table:table-cell>
          <table:table-cell office:value-type="string">
            <text:p text:style-name="P233"/>
            <text:p text:style-name="P233">文字列からシンボルを生成します。</text:p>
          </table:table-cell>
        </table:table-row>
        <table:table-row table:style-name="TableLine2363690591824">
          <table:table-cell office:value-type="string">
            <text:p text:style-name="P428">書式</text:p>
          </table:table-cell>
          <table:table-cell office:value-type="string">
            <text:p text:style-name="P233"/>
            <text:p text:style-name="P233">symbol <text:span text:style-name="T53">str</text:span></text:p>
          </table:table-cell>
        </table:table-row>
        <table:table-row table:style-name="TableLine2363690613312">
          <table:table-cell office:value-type="string">
            <text:p text:style-name="P428">詳細</text:p>
          </table:table-cell>
          <table:table-cell office:value-type="string">
            <text:p text:style-name="P233"/>
            <text:p text:style-name="P233">文字列<text:span text:style-name="T53">str</text:span>で指定したシンボルを生成します。動的にシンボル名を生成する際に使用します。</text:p>
          </table:table-cell>
        </table:table-row>
        <table:table-row table:style-name="TableLine2363690607328">
          <table:table-cell office:value-type="string">
            <text:p text:style-name="P428">戻り値</text:p>
          </table:table-cell>
          <table:table-cell office:value-type="string">
            <text:p text:style-name="P233"/>
            <text:p text:style-name="P233">シンボルを返します。</text:p>
          </table:table-cell>
        </table:table-row>
        <table:table-row table:style-name="TableLine2363690601616">
          <table:table-cell office:value-type="string">
            <text:p text:style-name="P428">例外</text:p>
          </table:table-cell>
          <table:table-cell office:value-type="string">
            <text:p text:style-name="P233"/>
            <text:p text:style-name="P233">ErrSyntax: 書式に誤りがあります。</text:p>
          </table:table-cell>
        </table:table-row>
        <table:table-row table:style-name="TableLine2363690605968">
          <table:table-cell office:value-type="string">
            <text:p text:style-name="P428">使用例</text:p>
          </table:table-cell>
          <table:table-cell office:value-type="string">
            <text:p text:style-name="P541"/>
            <text:p text:style-name="P541">set i 0;</text:p>
            <text:p text:style-name="P541">set [symbol ["sym" . $i]] 1;</text:p>
            <text:p text:style-name="P541"><text:tab/># <text:span text:style-name="T238">→</text:span> same as: set sym0 1;</text:p>
          </table:table-cell>
        </table:table-row>
      </table:table>
      <text:h text:style-name="P788" text:outline-level="3"><text:bookmark-start text:name="__RefHeading__14370_1847744091"/>symbol?　<text:bookmark-end text:name="__RefHeading__14370_1847744091"/></text:h>
      <text:p text:style-name="P71"/>
      <table:table table:name="Table35" table:style-name="Table35">
        <table:table-column table:style-name="Table35.A"/>
        <table:table-column table:style-name="Table35.B"/>
        <table:table-row table:style-name="TableLine2363690589920">
          <table:table-cell office:value-type="string">
            <text:p text:style-name="P446">説明</text:p>
          </table:table-cell>
          <table:table-cell office:value-type="string">
            <text:p text:style-name="P263"/>
            <text:p text:style-name="P263">シンボル型データであれば真を返します。</text:p>
          </table:table-cell>
        </table:table-row>
        <table:table-row table:style-name="TableLine2363690605152">
          <table:table-cell office:value-type="string">
            <text:p text:style-name="P446">書式</text:p>
          </table:table-cell>
          <table:table-cell office:value-type="string">
            <text:p text:style-name="P263"/>
            <text:p text:style-name="P227"><text:span text:style-name="T262">symbol? </text:span><text:span text:style-name="T270">va</text:span><text:span text:style-name="T40">l</text:span><text:span text:style-name="T270"> <text:s/></text:span></text:p>
          </table:table-cell>
        </table:table-row>
        <table:table-row table:style-name="TableLine2363690606240">
          <table:table-cell office:value-type="string">
            <text:p text:style-name="P446">詳細</text:p>
          </table:table-cell>
          <table:table-cell office:value-type="string">
            <text:p text:style-name="P263"/>
            <text:p text:style-name="P227"><text:span text:style-name="T270">va</text:span><text:span text:style-name="T40">l</text:span><text:span text:style-name="T262">がシンボル型データであれば真を返します。</text:span></text:p>
          </table:table-cell>
        </table:table-row>
        <table:table-row table:style-name="TableLine2363690611136">
          <table:table-cell office:value-type="string">
            <text:p text:style-name="P446">戻り値</text:p>
          </table:table-cell>
          <table:table-cell office:value-type="string">
            <text:p text:style-name="P263"/>
            <text:p text:style-name="P227"><text:span text:style-name="T270">va</text:span><text:span text:style-name="T40">l</text:span><text:span text:style-name="T262">がシンボル型データであれば真を返します。</text:span></text:p>
          </table:table-cell>
        </table:table-row>
        <table:table-row table:style-name="TableLine2363690610320">
          <table:table-cell office:value-type="string">
            <text:p text:style-name="P446">例外</text:p>
          </table:table-cell>
          <table:table-cell office:value-type="string">
            <text:p text:style-name="P263"/>
            <text:p text:style-name="P263">ErrSyntax: 書式に誤りがあります。</text:p>
          </table:table-cell>
        </table:table-row>
        <table:table-row table:style-name="TableLine2363690607872">
          <table:table-cell office:value-type="string">
            <text:p text:style-name="P446">使用例</text:p>
          </table:table-cell>
          <table:table-cell office:value-type="string">
            <text:p text:style-name="P263"/>
            <text:p text:style-name="P263"/>
          </table:table-cell>
        </table:table-row>
      </table:table>
      <text:h text:style-name="P753" text:outline-level="3"/>
      <text:h text:style-name="P788" text:outline-level="3"><text:bookmark-start text:name="__RefHeading___Toc22365_1636654246"/><text:span text:style-name="T12">tag</text:span><text:span text:style-name="T5">　</text:span><text:bookmark-end text:name="__RefHeading___Toc22365_1636654246"/></text:h>
      <text:p text:style-name="P86"/>
      <table:table table:name="表197" table:style-name="表197">
        <table:table-column table:style-name="表197.A"/>
        <table:table-column table:style-name="表197.B"/>
        <table:table-row table:style-name="TableLine2363690606784">
          <table:table-cell office:value-type="string">
            <text:p text:style-name="P461">説明</text:p>
          </table:table-cell>
          <table:table-cell office:value-type="string">
            <text:p text:style-name="P267"/>
            <text:p text:style-name="P267">データに付けられたタグを返します。</text:p>
          </table:table-cell>
        </table:table-row>
        <table:table-row table:style-name="TableLine2363690604880">
          <table:table-cell office:value-type="string">
            <text:p text:style-name="P461">書式</text:p>
          </table:table-cell>
          <table:table-cell office:value-type="string">
            <text:p text:style-name="P267"/>
            <text:p text:style-name="P361"><text:span text:style-name="T99">tag </text:span><text:span text:style-name="T53">value</text:span></text:p>
          </table:table-cell>
        </table:table-row>
        <table:table-row table:style-name="TableLine2363690608144">
          <table:table-cell office:value-type="string">
            <text:p text:style-name="P461">詳細</text:p>
          </table:table-cell>
          <table:table-cell office:value-type="string">
            <text:p text:style-name="P267"/>
            <text:p text:style-name="P267"><text:span text:style-name="T68">value</text:span><text:span text:style-name="T213"> に付けられたタグのリストを返します</text:span>。</text:p>
          </table:table-cell>
        </table:table-row>
        <table:table-row table:style-name="TableLine2363690613856">
          <table:table-cell office:value-type="string">
            <text:p text:style-name="P427">戻り値</text:p>
          </table:table-cell>
          <table:table-cell office:value-type="string">
            <text:p text:style-name="P232"/>
            <text:p text:style-name="P232">以下のようなリストが返ります。</text:p>
            <text:p text:style-name="P612">((TAG . STRING) (SCRIPT_ID . 0) (PARAM_NO . 0) (ATTR . ()))</text:p>
            <text:p text:style-name="P396">これらの意味については types.h を参照して下さい。</text:p>
          </table:table-cell>
        </table:table-row>
        <table:table-row table:style-name="TableLine2363690605424">
          <table:table-cell office:value-type="string">
            <text:p text:style-name="P461">例外</text:p>
          </table:table-cell>
          <table:table-cell office:value-type="string">
            <text:p text:style-name="P267"/>
            <text:p text:style-name="P267">ErrSyntax: 書式に誤りがあります。</text:p>
          </table:table-cell>
        </table:table-row>
        <table:table-row table:style-name="TableLine2363690613584">
          <table:table-cell office:value-type="string">
            <text:p text:style-name="P461">使用例</text:p>
          </table:table-cell>
          <table:table-cell office:value-type="string">
            <text:p text:style-name="P267"/>
            <text:p text:style-name="P635"/>
          </table:table-cell>
        </table:table-row>
      </table:table>
      <text:h text:style-name="P701" text:outline-level="3"/>
      <text:h text:style-name="P788" text:outline-level="3"><text:bookmark-start text:name="__RefHeading__14536_1559979953"/>throw<text:span text:style-name="T5">　</text:span><text:bookmark-end text:name="__RefHeading__14536_1559979953"/></text:h>
      <text:p text:style-name="P28"/>
      <table:table table:name="表69" table:style-name="表69">
        <table:table-column table:style-name="表69.A"/>
        <table:table-column table:style-name="表69.B"/>
        <table:table-row table:style-name="TableLine2363690608960">
          <table:table-cell office:value-type="string">
            <text:p text:style-name="P428">説明</text:p>
          </table:table-cell>
          <table:table-cell office:value-type="string">
            <text:p text:style-name="P233"/>
            <text:p text:style-name="P233">例外を発生します。</text:p>
          </table:table-cell>
        </table:table-row>
        <table:table-row table:style-name="TableLine2363690602976">
          <table:table-cell office:value-type="string">
            <text:p text:style-name="P428">書式</text:p>
          </table:table-cell>
          <table:table-cell office:value-type="string">
            <text:p text:style-name="P233"/>
            <text:p text:style-name="P233">throw <text:span text:style-name="T53">exp</text:span> [ <text:span text:style-name="T53">message <text:s/></text:span><text:span text:style-name="T99">]</text:span></text:p>
            <text:p text:style-name="P233">throw ( <text:span text:style-name="T53">exp</text:span> . [ <text:span text:style-name="T53">message </text:span><text:span text:style-name="T99">]</text:span> )</text:p>
          </table:table-cell>
        </table:table-row>
        <table:table-row table:style-name="TableLine2363690609504">
          <table:table-cell office:value-type="string">
            <text:p text:style-name="P428">詳細</text:p>
          </table:table-cell>
          <table:table-cell office:value-type="string">
            <text:p text:style-name="P233"/>
            <text:p text:style-name="P233">例外<text:span text:style-name="T53">exp</text:span>を発生します。詳細メッセージとして<text:span text:style-name="T53">message</text:span>を指定します。</text:p>
            <text:p text:style-name="P233">2番目の書式は、tryコマンドで例外をキャッチした際にバインド変数で渡される例外をthrowする際に使用できます。</text:p>
          </table:table-cell>
        </table:table-row>
        <table:table-row table:style-name="TableLine2363690609232">
          <table:table-cell office:value-type="string">
            <text:p text:style-name="P428">戻り値</text:p>
          </table:table-cell>
          <table:table-cell office:value-type="string">
            <text:p text:style-name="P233"/>
            <text:p text:style-name="P233">例外を返します。</text:p>
          </table:table-cell>
        </table:table-row>
        <table:table-row table:style-name="TableLine2363690602160">
          <table:table-cell office:value-type="string">
            <text:p text:style-name="P428">例外</text:p>
          </table:table-cell>
          <table:table-cell office:value-type="string">
            <text:p text:style-name="P233"/>
            <text:p text:style-name="P233">ErrSyntax: 書式に誤りがあります。</text:p>
          </table:table-cell>
        </table:table-row>
        <table:table-row table:style-name="TableLine2363690609776">
          <table:table-cell office:value-type="string">
            <text:p text:style-name="P428">使用例</text:p>
          </table:table-cell>
          <table:table-cell office:value-type="string">
            <text:p text:style-name="P521"/>
            <text:p text:style-name="P521">try {</text:p>
            <text:p text:style-name="P521"><text:s text:c="4"/># do-something</text:p>
            <text:p text:style-name="P521">} catch: {| e |</text:p>
            <text:p text:style-name="P521"><text:s text:c="4"/>throw $e;</text:p>
            <text:p text:style-name="P521">};</text:p>
          </table:table-cell>
        </table:table-row>
      </table:table>
      <text:h text:style-name="P694" text:outline-level="3"/>
      <text:h text:style-name="P788" text:outline-level="3"><text:bookmark-start text:name="__RefHeading__14538_1559979953"/>time<text:span text:style-name="T5">　</text:span><text:bookmark-end text:name="__RefHeading__14538_1559979953"/></text:h>
      <text:p text:style-name="P28"/>
      <table:table table:name="表70" table:style-name="表70">
        <table:table-column table:style-name="表70.A"/>
        <table:table-column table:style-name="表70.B"/>
        <table:table-row table:style-name="TableLine2363690610592">
          <table:table-cell office:value-type="string">
            <text:p text:style-name="P428">説明</text:p>
          </table:table-cell>
          <table:table-cell office:value-type="string">
            <text:p text:style-name="P233"/>
            <text:p text:style-name="P233">ブロックを実行し、実行時間を計測します。</text:p>
          </table:table-cell>
        </table:table-row>
        <table:table-row table:style-name="TableLine2363690611952">
          <table:table-cell office:value-type="string">
            <text:p text:style-name="P428">書式</text:p>
          </table:table-cell>
          <table:table-cell office:value-type="string">
            <text:p text:style-name="P233"/>
            <text:p text:style-name="P262">time [ <text:span text:style-name="T212">count: </text:span><text:span text:style-name="T67">times</text:span><text:span text:style-name="T53"> </text:span><text:span text:style-name="T99">]</text:span> { <text:span text:style-name="T53">block</text:span> <text:s/>}</text:p>
          </table:table-cell>
        </table:table-row>
        <table:table-row table:style-name="TableLine2363690612224">
          <table:table-cell office:value-type="string">
            <text:p text:style-name="P428">詳細</text:p>
          </table:table-cell>
          <table:table-cell office:value-type="string">
            <text:p text:style-name="P233"/>
            <text:p text:style-name="P233"><text:span text:style-name="T53">block</text:span>を実行し、実行時間を出力します。<text:span text:style-name="T67">times</text:span><text:span text:style-name="T212">を指定することにより、同じ</text:span><text:span text:style-name="T67">block</text:span><text:span text:style-name="T212"> を </text:span><text:span text:style-name="T67">times</text:span><text:span text:style-name="T212"> 回実行し、実行時間の最大、最小、平均値を表示します。</text:span></text:p>
          </table:table-cell>
        </table:table-row>
        <table:table-row table:style-name="TableLine2363690612768">
          <table:table-cell office:value-type="string">
            <text:p text:style-name="P428">戻り値</text:p>
          </table:table-cell>
          <table:table-cell office:value-type="string">
            <text:p text:style-name="P233"/>
            <text:p text:style-name="P233"><text:span text:style-name="T53">block</text:span>の実行結果が返ります。</text:p>
          </table:table-cell>
        </table:table-row>
        <table:table-row table:style-name="TableLine2363690603520">
          <table:table-cell office:value-type="string">
            <text:p text:style-name="P428">例外</text:p>
          </table:table-cell>
          <table:table-cell office:value-type="string">
            <text:p text:style-name="P233"/>
            <text:p text:style-name="P233">ErrSyntax: 書式に誤りがあります。</text:p>
          </table:table-cell>
        </table:table-row>
        <table:table-row table:style-name="TableLine2363690614128">
          <table:table-cell office:value-type="string">
            <text:p text:style-name="P428">使用例</text:p>
          </table:table-cell>
          <table:table-cell office:value-type="string">
            <text:p text:style-name="P541"/>
            <text:p text:style-name="P541">time {tarai 12 6 0};</text:p>
          </table:table-cell>
        </table:table-row>
      </table:table>
      <text:h text:style-name="P788" text:outline-level="3"><text:bookmark-start text:name="__RefHeading___Toc24472_2166227548"/>time-of-day<text:span text:style-name="T5">　</text:span><text:bookmark-end text:name="__RefHeading___Toc24472_2166227548"/></text:h>
      <text:p text:style-name="P87"/>
      <table:table table:name="表222" table:style-name="表222">
        <table:table-column table:style-name="表222.A"/>
        <table:table-column table:style-name="表222.B"/>
        <table:table-row table:style-name="TableLine2363690612496">
          <table:table-cell office:value-type="string">
            <text:p text:style-name="P459">説明</text:p>
          </table:table-cell>
          <table:table-cell office:value-type="string">
            <text:p text:style-name="P279"/>
            <text:p text:style-name="P279">現在時刻を取得します。</text:p>
          </table:table-cell>
        </table:table-row>
        <table:table-row table:style-name="TableLine2363690603792">
          <table:table-cell office:value-type="string">
            <text:p text:style-name="P459">書式</text:p>
          </table:table-cell>
          <table:table-cell office:value-type="string">
            <text:p text:style-name="P279"/>
            <text:p text:style-name="P279">time-of-day <text:span text:style-name="T297">[ :msec ]</text:span></text:p>
          </table:table-cell>
        </table:table-row>
        <table:table-row table:style-name="TableLine2363690604064">
          <table:table-cell office:value-type="string">
            <text:p text:style-name="P459">詳細</text:p>
          </table:table-cell>
          <table:table-cell office:value-type="string">
            <text:p text:style-name="P279"/>
            <text:p text:style-name="P279">マシンの現在時刻が整数値で返ります。値はUNIX時間によるものです。すなわち、UTCの1970年1月1日0：00からの経過秒数となります。</text:p>
            <text:p text:style-name="P644">オプションの :<text:span text:style-name="T297">msec を指定することにより、ミリ秒単位で時刻を返します。</text:span></text:p>
          </table:table-cell>
        </table:table-row>
        <table:table-row table:style-name="TableLine2363690604336">
          <table:table-cell office:value-type="string">
            <text:p text:style-name="P459">戻り値</text:p>
          </table:table-cell>
          <table:table-cell office:value-type="string">
            <text:p text:style-name="P279"/>
            <text:p text:style-name="P279">時刻を表す整数値が返ります。</text:p>
          </table:table-cell>
        </table:table-row>
        <table:table-row table:style-name="TableLine2363690604608">
          <table:table-cell office:value-type="string">
            <text:p text:style-name="P459">例外</text:p>
          </table:table-cell>
          <table:table-cell office:value-type="string">
            <text:p text:style-name="P279"/>
            <text:p text:style-name="P279">ErrSyntax: 書式に誤りがあります。</text:p>
          </table:table-cell>
        </table:table-row>
        <table:table-row table:style-name="TableLine2363690564352">
          <table:table-cell office:value-type="string">
            <text:p text:style-name="P459">使用例</text:p>
          </table:table-cell>
          <table:table-cell office:value-type="string">
            <text:p text:style-name="P279"/>
            <text:p text:style-name="P279"/>
          </table:table-cell>
        </table:table-row>
        <table:table-row table:style-name="TableLine2363690566256">
          <table:table-cell office:value-type="string">
            <text:p text:style-name="P459">関連項目</text:p>
          </table:table-cell>
          <table:table-cell office:value-type="string">
            <text:p text:style-name="P232"/>
            <text:p text:style-name="P232">strftime</text:p>
          </table:table-cell>
        </table:table-row>
      </table:table>
      <text:h text:style-name="P788" text:outline-level="3"><text:bookmark-start text:name="__RefHeading__14540_1559979953"/>trace<text:span text:style-name="T5">　</text:span><text:bookmark-end text:name="__RefHeading__14540_1559979953"/></text:h>
      <text:p text:style-name="P28"/>
      <table:table table:name="表71" table:style-name="表71">
        <table:table-column table:style-name="表71.A"/>
        <table:table-column table:style-name="表71.B"/>
        <table:table-row table:style-name="TableLine2363690613040">
          <table:table-cell office:value-type="string">
            <text:p text:style-name="P428">説明</text:p>
          </table:table-cell>
          <table:table-cell office:value-type="string">
            <text:p text:style-name="P233"/>
            <text:p text:style-name="P233">スクリプトのトレースを出力します。</text:p>
          </table:table-cell>
        </table:table-row>
        <table:table-row table:style-name="TableLine2363690555376">
          <table:table-cell office:value-type="string">
            <text:p text:style-name="P428">書式</text:p>
          </table:table-cell>
          <table:table-cell office:value-type="string">
            <text:p text:style-name="P233"/>
            <text:p text:style-name="P281">trace [ <text:span text:style-name="T53">level</text:span> <text:s/>]<text:tab/><text:tab/><text:tab/>… （書式１）</text:p>
            <text:p text:style-name="P233">trace [ out: <text:span text:style-name="T53">fd</text:span> <text:s/>] { <text:span text:style-name="T53">block</text:span> <text:s/>}<text:tab/>… （書式２）</text:p>
          </table:table-cell>
        </table:table-row>
        <table:table-row table:style-name="TableLine2363690559456">
          <table:table-cell office:value-type="string">
            <text:p text:style-name="P428">詳細</text:p>
          </table:table-cell>
          <table:table-cell office:value-type="string">
            <text:p text:style-name="P233"/>
            <text:p text:style-name="P233">書式１では、スクリプトのトレースを出力します。<text:span text:style-name="T53">level</text:span> に0を指定するとトレースを停止します。<text:span text:style-name="T53">level</text:span>が1以上でトレースを出力を開始します。<text:span text:style-name="T53">level</text:span>を省略すると、現在のトレースレベルを返します。</text:p>
            <text:p text:style-name="P233">書式２では、指定した<text:span text:style-name="T53">block</text:span>のトレースを出力します。<text:span text:style-name="T53">fd</text:span>を指定することにより、指定のファイルへトレース結果を出力できます。</text:p>
          </table:table-cell>
        </table:table-row>
        <table:table-row table:style-name="TableLine2363690554288">
          <table:table-cell office:value-type="string">
            <text:p text:style-name="P428">戻り値</text:p>
          </table:table-cell>
          <table:table-cell office:value-type="string">
            <text:p text:style-name="P233"/>
            <text:p text:style-name="P233">書式1の場合は、トレースレベルを返します。</text:p>
            <text:p text:style-name="P233">書式2の場合は、<text:span text:style-name="T53">block</text:span>の結果を返します。</text:p>
          </table:table-cell>
        </table:table-row>
        <table:table-row table:style-name="TableLine2363690565168">
          <table:table-cell office:value-type="string">
            <text:p text:style-name="P428">例外</text:p>
          </table:table-cell>
          <table:table-cell office:value-type="string">
            <text:p text:style-name="P233"/>
            <text:p text:style-name="P233">ErrSyntax: 書式に誤りがあります。</text:p>
          </table:table-cell>
        </table:table-row>
        <table:table-row table:style-name="TableLine2363690556192">
          <table:table-cell office:value-type="string">
            <text:p text:style-name="P428">使用例</text:p>
          </table:table-cell>
          <table:table-cell office:value-type="string">
            <text:p text:style-name="P521"/>
            <text:p text:style-name="P528">trace 1;<text:tab/><text:tab/> <text:s/><text:tab/># 以降のスクリプトの実行をトレースする</text:p>
            <text:p text:style-name="P521">trace {do-something};<text:tab/># do-something の実行をトレースする</text:p>
          </table:table-cell>
        </table:table-row>
      </table:table>
      <text:h text:style-name="P694" text:outline-level="3"/>
      <text:h text:style-name="P788" text:outline-level="3"><text:bookmark-start text:name="__RefHeading__14542_1559979953"/>trap<text:span text:style-name="T5">　</text:span><text:bookmark-end text:name="__RefHeading__14542_1559979953"/></text:h>
      <text:p text:style-name="P28"/>
      <table:table table:name="表72" table:style-name="表72">
        <table:table-column table:style-name="表72.A"/>
        <table:table-column table:style-name="表72.B"/>
        <table:table-row table:style-name="TableLine2363690565440">
          <table:table-cell office:value-type="string">
            <text:p text:style-name="P428">説明</text:p>
          </table:table-cell>
          <table:table-cell office:value-type="string">
            <text:p text:style-name="P233"/>
            <text:p text:style-name="P233">シグナルの処理方法を定義します。</text:p>
          </table:table-cell>
        </table:table-row>
        <table:table-row table:style-name="TableLine2363690563536">
          <table:table-cell office:value-type="string">
            <text:p text:style-name="P428">書式</text:p>
          </table:table-cell>
          <table:table-cell office:value-type="string">
            <text:p text:style-name="P233"/>
            <text:p text:style-name="P233">trap <text:span text:style-name="T53">signal</text:span> <text:s/>[ { <text:span text:style-name="T53">block</text:span> <text:s/>} ]</text:p>
          </table:table-cell>
        </table:table-row>
        <table:table-row table:style-name="TableLine2363690565712">
          <table:table-cell office:value-type="string">
            <text:p text:style-name="P428">詳細</text:p>
          </table:table-cell>
          <table:table-cell office:value-type="string">
            <text:p text:style-name="P233"/>
            <text:p text:style-name="P233">プロセスが<text:span text:style-name="T53">signal</text:span>を受信した際の動作を<text:span text:style-name="T53">block</text:span>として定義します。<text:span text:style-name="T53">block</text:span>が省略された場合は、現在の<text:span text:style-name="T53">block</text:span>を返します。未定義の場合はnilを返します。</text:p>
            <text:p text:style-name="P233"><text:span text:style-name="T53">signal</text:span>としては、以下を指定可能です:</text:p>
            <text:p text:style-name="P233">SIGHUP / SIGINT / SIGQUIT / SIGPIPE / SIGTERM / SIGURG / SIGCHLD / SIGUSR1 / SIGUSR2</text:p>
            <text:p text:style-name="P233">スクリプト実行中にシグナルを受信した際は、現在実行中のスクリプトの実行が中断され、<text:span text:style-name="T53">block</text:span>が実行されます。その後、<text:span text:style-name="T53">block</text:span>の実行結果がそれまで実行していたスクリプトの実行結果となります。</text:p>
          </table:table-cell>
        </table:table-row>
        <table:table-row table:style-name="TableLine2363690549936">
          <table:table-cell office:value-type="string">
            <text:p text:style-name="P428">戻り値</text:p>
          </table:table-cell>
          <table:table-cell office:value-type="string">
            <text:p text:style-name="P233"/>
            <text:p text:style-name="P233"><text:span text:style-name="T53">signal </text:span><text:span text:style-name="T99">に設定された</text:span><text:span text:style-name="T53">block</text:span>を返します。</text:p>
          </table:table-cell>
        </table:table-row>
        <table:table-row table:style-name="TableLine2363690566528">
          <table:table-cell office:value-type="string">
            <text:p text:style-name="P428">例外</text:p>
          </table:table-cell>
          <table:table-cell office:value-type="string">
            <text:p text:style-name="P233"/>
            <text:p text:style-name="P233">ErrSyntax: 書式に誤りがあります。</text:p>
          </table:table-cell>
        </table:table-row>
        <table:table-row table:style-name="TableLine2363690562176">
          <table:table-cell office:value-type="string">
            <text:p text:style-name="P428">使用例</text:p>
          </table:table-cell>
          <table:table-cell office:value-type="string">
            <text:p text:style-name="P521"/>
            <text:p text:style-name="P521"># ^C を押された際に ReceiveSignal 例外を throw する</text:p>
            <text:p text:style-name="P521">trap SIGINT {throw ReceiveSignal "Recieve SIGINT"};</text:p>
          </table:table-cell>
        </table:table-row>
      </table:table>
      <text:h text:style-name="P694" text:outline-level="3"/>
      <text:h text:style-name="P788" text:outline-level="3"><text:bookmark-start text:name="__RefHeading__14544_1559979953"/>true<text:span text:style-name="T5">　</text:span><text:bookmark-end text:name="__RefHeading__14544_1559979953"/></text:h>
      <text:p text:style-name="P28"/>
      <table:table table:name="表73" table:style-name="表73">
        <table:table-column table:style-name="表73.A"/>
        <table:table-column table:style-name="表73.B"/>
        <table:table-row table:style-name="TableLine2363690558640">
          <table:table-cell office:value-type="string">
            <text:p text:style-name="P428">説明</text:p>
          </table:table-cell>
          <table:table-cell office:value-type="string">
            <text:p text:style-name="P233"/>
            <text:p text:style-name="P233">tを返します。</text:p>
          </table:table-cell>
        </table:table-row>
        <table:table-row table:style-name="TableLine2363690549392">
          <table:table-cell office:value-type="string">
            <text:p text:style-name="P428">書式</text:p>
          </table:table-cell>
          <table:table-cell office:value-type="string">
            <text:p text:style-name="P233"/>
            <text:p text:style-name="P233">true</text:p>
          </table:table-cell>
        </table:table-row>
        <table:table-row table:style-name="TableLine2363690564896">
          <table:table-cell office:value-type="string">
            <text:p text:style-name="P428">詳細</text:p>
          </table:table-cell>
          <table:table-cell office:value-type="string">
            <text:p text:style-name="P233"/>
            <text:p text:style-name="P233">tを返します。</text:p>
          </table:table-cell>
        </table:table-row>
        <table:table-row table:style-name="TableLine2363690550208">
          <table:table-cell office:value-type="string">
            <text:p text:style-name="P428">戻り値</text:p>
          </table:table-cell>
          <table:table-cell office:value-type="string">
            <text:p text:style-name="P233"/>
            <text:p text:style-name="P233">常にtを返します。</text:p>
          </table:table-cell>
        </table:table-row>
        <table:table-row table:style-name="TableLine2363690557280">
          <table:table-cell office:value-type="string">
            <text:p text:style-name="P428">例外</text:p>
          </table:table-cell>
          <table:table-cell office:value-type="string">
            <text:p text:style-name="P233"/>
            <text:p text:style-name="P233">ありません。</text:p>
          </table:table-cell>
        </table:table-row>
        <table:table-row table:style-name="TableLine2363690553472">
          <table:table-cell office:value-type="string">
            <text:p text:style-name="P428">使用例</text:p>
          </table:table-cell>
          <table:table-cell office:value-type="string">
            <text:p text:style-name="P541"/>
            <text:p text:style-name="P541">true;</text:p>
          </table:table-cell>
        </table:table-row>
      </table:table>
      <text:h text:style-name="P788" text:outline-level="3"><text:bookmark-start text:name="__RefHeading___Toc19477_2135658563"/>true?<text:span text:style-name="T5">　</text:span><text:bookmark-end text:name="__RefHeading___Toc19477_2135658563"/></text:h>
      <text:p text:style-name="P68"/>
      <table:table table:name="表174" table:style-name="表174">
        <table:table-column table:style-name="表174.A"/>
        <table:table-column table:style-name="表174.B"/>
        <table:table-row table:style-name="TableLine2363690558912">
          <table:table-cell office:value-type="string">
            <text:p text:style-name="P442">説明</text:p>
          </table:table-cell>
          <table:table-cell office:value-type="string">
            <text:p text:style-name="P251"/>
            <text:p text:style-name="P251">trueであればtを返します。</text:p>
          </table:table-cell>
        </table:table-row>
        <table:table-row table:style-name="TableLine2363690562992">
          <table:table-cell office:value-type="string">
            <text:p text:style-name="P442">書式</text:p>
          </table:table-cell>
          <table:table-cell office:value-type="string">
            <text:p text:style-name="P251"/>
            <text:p text:style-name="P251">true? <text:span text:style-name="T62">var</text:span></text:p>
          </table:table-cell>
        </table:table-row>
        <table:table-row table:style-name="TableLine2363690553744">
          <table:table-cell office:value-type="string">
            <text:p text:style-name="P442">詳細</text:p>
          </table:table-cell>
          <table:table-cell office:value-type="string">
            <text:p text:style-name="P251"/>
            <text:p text:style-name="P355">変数<text:span text:style-name="T53">var</text:span>がスコープに存在し、nilでないときにtを返します。</text:p>
          </table:table-cell>
        </table:table-row>
        <table:table-row table:style-name="TableLine2363690549664">
          <table:table-cell office:value-type="string">
            <text:p text:style-name="P442">戻り値</text:p>
          </table:table-cell>
          <table:table-cell office:value-type="string">
            <text:p text:style-name="P251"/>
            <text:p text:style-name="P355">変数<text:span text:style-name="T53">var</text:span>がスコープに存在し、nilでないときにtを返します。</text:p>
          </table:table-cell>
        </table:table-row>
        <table:table-row table:style-name="TableLine2363690557552">
          <table:table-cell office:value-type="string">
            <text:p text:style-name="P442">例外</text:p>
          </table:table-cell>
          <table:table-cell office:value-type="string">
            <text:p text:style-name="P251"/>
            <text:p text:style-name="P251">ありません。</text:p>
          </table:table-cell>
        </table:table-row>
        <table:table-row table:style-name="TableLine2363690554016">
          <table:table-cell office:value-type="string">
            <text:p text:style-name="P442">使用例</text:p>
          </table:table-cell>
          <table:table-cell office:value-type="string">
            <text:p text:style-name="P251"/>
            <text:p text:style-name="P251"/>
          </table:table-cell>
        </table:table-row>
      </table:table>
      <text:h text:style-name="P766" text:outline-level="3"/>
      <text:h text:style-name="P788" text:outline-level="3"><text:bookmark-start text:name="__RefHeading__14546_1559979953"/>try<text:span text:style-name="T5">　</text:span><text:bookmark-end text:name="__RefHeading__14546_1559979953"/></text:h>
      <text:p text:style-name="P28"/>
      <table:table table:name="表74" table:style-name="表74">
        <table:table-column table:style-name="表74.A"/>
        <table:table-column table:style-name="表74.B"/>
        <table:table-row table:style-name="TableLine2363690554560">
          <table:table-cell office:value-type="string">
            <text:p text:style-name="P428">説明</text:p>
          </table:table-cell>
          <table:table-cell office:value-type="string">
            <text:p text:style-name="P233"/>
            <text:p text:style-name="P233">例外を捕捉します。</text:p>
          </table:table-cell>
        </table:table-row>
        <table:table-row table:style-name="TableLine2363690555104">
          <table:table-cell office:value-type="string">
            <text:p text:style-name="P428">書式</text:p>
          </table:table-cell>
          <table:table-cell office:value-type="string">
            <text:p text:style-name="P233"/>
            <text:p text:style-name="P233">try { <text:span text:style-name="T53">body</text:span> <text:s/>} [ catch: { | <text:span text:style-name="T53">exp</text:span> | <text:span text:style-name="T53">catch-body</text:span> } ] [ fin: { f<text:span text:style-name="T53">in-body</text:span> } ]</text:p>
          </table:table-cell>
        </table:table-row>
        <table:table-row table:style-name="TableLine2363690555648">
          <table:table-cell office:value-type="string">
            <text:p text:style-name="P428">詳細</text:p>
          </table:table-cell>
          <table:table-cell office:value-type="string">
            <text:p text:style-name="P233"/>
            <text:p text:style-name="P233"><text:span text:style-name="T53">body</text:span>を実行し、例外が発生した場合、<text:span text:style-name="T53">catch-body</text:span>を実行します。</text:p>
            <text:p text:style-name="P233">catch: ブロック内に<text:span text:style-name="T53">exp</text:span>を定義した場合は、<text:span text:style-name="T53">catch-body</text:span>内にて発生した例外を参照できます。</text:p>
            <text:p text:style-name="P233"><text:span text:style-name="T53">body</text:span>および<text:span text:style-name="T53">catch-body</text:span>内では、制御コマンドとしてretryが使用可能で、retryコマンドが実行された場合には<text:span text:style-name="T53">body</text:span>を再実行します。</text:p>
            <text:p text:style-name="P233"><text:span text:style-name="T53">catch-body</text:span>内でさらに例外が発生した場合は、その例外が呼び出し元に伝播します。</text:p>
            <text:p text:style-name="P233">catch: ブロックが定義されていない場合は、<text:span text:style-name="T53">body</text:span>内で発生した例外はそのまま呼び出し元に伝播します。例外を単に無視する場合は、catch: ブロックに空のブロックを記述します。</text:p>
            <text:p text:style-name="P662"><text:span text:style-name="T53">fin-body</text:span>は<text:span text:style-name="T53">body</text:span>および<text:span text:style-name="T53">catch-body</text:span>が実行された後の最後に必ず実行されます。ここには、必ず実行しなければいけない後処理などを記述します。</text:p>
          </table:table-cell>
        </table:table-row>
        <table:table-row table:style-name="TableLine2363690562448">
          <table:table-cell office:value-type="string">
            <text:p text:style-name="P428">戻り値</text:p>
          </table:table-cell>
          <table:table-cell office:value-type="string">
            <text:p text:style-name="P233"/>
            <text:p text:style-name="P233"><text:span text:style-name="T53">body</text:span>もしくは<text:span text:style-name="T53">catch-body</text:span>の結果のうち、最後に実行された値を返します。</text:p>
          </table:table-cell>
        </table:table-row>
        <table:table-row table:style-name="TableLine2363690555920">
          <table:table-cell office:value-type="string">
            <text:p text:style-name="P428">例外</text:p>
          </table:table-cell>
          <table:table-cell office:value-type="string">
            <text:p text:style-name="P233"/>
            <text:p text:style-name="P233">ErrSyntax: 書式に誤りがあります。</text:p>
          </table:table-cell>
        </table:table-row>
        <table:table-row table:style-name="TableLine2363690563264">
          <table:table-cell office:value-type="string">
            <text:p text:style-name="P428">使用例</text:p>
          </table:table-cell>
          <table:table-cell office:value-type="string">
            <text:p text:style-name="P567"/>
            <text:p text:style-name="P567">set f [new File];</text:p>
            <text:p text:style-name="P568">try {</text:p>
            <text:p text:style-name="P568"><text:s text:c="2"/>$f open "foo.txt";</text:p>
            <text:p text:style-name="P200"><text:s text:c="2"/># ファイルが正常にオープンできた時の処理 ...</text:p>
            <text:p text:style-name="P569">}</text:p>
            <text:p text:style-name="P230"><text:span text:style-name="T291">catch: {| e | throw </text:span><text:span text:style-name="T292">Foo</text:span><text:span text:style-name="T52">Error "Error message"</text:span><text:span text:style-name="T291">}</text:span></text:p>
            <text:p text:style-name="P567">fin: {$f close};</text:p>
          </table:table-cell>
        </table:table-row>
      </table:table>
      <text:h text:style-name="P694" text:outline-level="3"/>
      <text:h text:style-name="P788" text:outline-level="3"><text:bookmark-start text:name="__RefHeading__14548_1559979953"/>type?<text:span text:style-name="T5">　</text:span><text:bookmark-end text:name="__RefHeading__14548_1559979953"/></text:h>
      <text:p text:style-name="P28"/>
      <table:table table:name="表75" table:style-name="表75">
        <table:table-column table:style-name="表75.A"/>
        <table:table-column table:style-name="表75.B"/>
        <table:table-row table:style-name="TableLine2363690556736">
          <table:table-cell office:value-type="string">
            <text:p text:style-name="P428">説明</text:p>
          </table:table-cell>
          <table:table-cell office:value-type="string">
            <text:p text:style-name="P233"/>
            <text:p text:style-name="P233">オブジェクトの型名シンボルを返します。</text:p>
          </table:table-cell>
        </table:table-row>
        <table:table-row table:style-name="TableLine2363690557824">
          <table:table-cell office:value-type="string">
            <text:p text:style-name="P428">書式</text:p>
          </table:table-cell>
          <table:table-cell office:value-type="string">
            <text:p text:style-name="P233"/>
            <text:p text:style-name="P233">type? <text:span text:style-name="T53">val</text:span></text:p>
          </table:table-cell>
        </table:table-row>
        <table:table-row table:style-name="TableLine2363690558368">
          <table:table-cell office:value-type="string">
            <text:p text:style-name="P428">詳細</text:p>
          </table:table-cell>
          <table:table-cell office:value-type="string">
            <text:p text:style-name="P233"/>
            <text:p text:style-name="P233"><text:span text:style-name="T53">val</text:span>の型名シンボルを返します。</text:p>
            <text:p text:style-name="P233">型名シンボルには次のものがあります:</text:p>
            <text:p text:style-name="P228"><text:span text:style-name="T44">BOOL</text:span><text:span text:style-name="T262"> / SYMBOL / LIST / INTEGER / REAL / STRING / NATIVE</text:span></text:p>
            <text:p text:style-name="P282"><text:s/>/ OBJECT / CLOSURE / FUNC / RQUOTE / BIND / DICT / VECTOR</text:p>
            <text:p text:style-name="P282"><text:s/>/ COROUTINE / <text:span text:style-name="T293">BULK / CONTROL</text:span></text:p>
          </table:table-cell>
        </table:table-row>
        <table:table-row table:style-name="TableLine2363690559728">
          <table:table-cell office:value-type="string">
            <text:p text:style-name="P428">戻り値</text:p>
          </table:table-cell>
          <table:table-cell office:value-type="string">
            <text:p text:style-name="P233"/>
            <text:p text:style-name="P233">型名シンボルを返します。</text:p>
          </table:table-cell>
        </table:table-row>
        <table:table-row table:style-name="TableLine2363690561632">
          <table:table-cell office:value-type="string">
            <text:p text:style-name="P428">例外</text:p>
          </table:table-cell>
          <table:table-cell office:value-type="string">
            <text:p text:style-name="P233"/>
            <text:p text:style-name="P233">ErrSyntax: 書式に誤りがあります。</text:p>
          </table:table-cell>
        </table:table-row>
        <table:table-row table:style-name="TableLine2363690551840">
          <table:table-cell office:value-type="string">
            <text:p text:style-name="P428">使用例</text:p>
          </table:table-cell>
          <table:table-cell office:value-type="string">
            <text:p text:style-name="P541"/>
            <text:p text:style-name="P541">case [type? $o]</text:p>
            <text:p text:style-name="P541">INTEGER {# do-something }</text:p>
            <text:p text:style-name="P541">REAL <text:s text:c="3"/>{# do-something }</text:p>
            <text:p text:style-name="P541">OBJECT <text:s/>{# do-something }</text:p>
            <text:p text:style-name="P220"><text:span text:style-name="T50">default:</text:span><text:span text:style-name="T283">{# do-otherwise };</text:span></text:p>
          </table:table-cell>
        </table:table-row>
      </table:table>
      <text:h text:style-name="P694" text:outline-level="3"/>
      <text:h text:style-name="P788" text:outline-level="3"><text:bookmark-start text:name="__RefHeading__14550_1559979953"/>unknown<text:span text:style-name="T5">　</text:span><text:bookmark-end text:name="__RefHeading__14550_1559979953"/></text:h>
      <text:p text:style-name="P28"/>
      <table:table table:name="表76" table:style-name="表76">
        <table:table-column table:style-name="表76.A"/>
        <table:table-column table:style-name="表76.B"/>
        <table:table-row table:style-name="TableLine2363690560544">
          <table:table-cell office:value-type="string">
            <text:p text:style-name="P428">説明</text:p>
          </table:table-cell>
          <table:table-cell office:value-type="string">
            <text:p text:style-name="P233"/>
            <text:p text:style-name="P233">コマンド未定義時のオートロードドライバです。</text:p>
          </table:table-cell>
        </table:table-row>
        <table:table-row table:style-name="TableLine2363690560816">
          <table:table-cell office:value-type="string">
            <text:p text:style-name="P428">書式</text:p>
          </table:table-cell>
          <table:table-cell office:value-type="string">
            <text:p text:style-name="P233"/>
            <text:p text:style-name="P233">unknown <text:span text:style-name="T53">func</text:span> [ <text:span text:style-name="T53">args</text:span> ... ]</text:p>
          </table:table-cell>
        </table:table-row>
        <table:table-row table:style-name="TableLine2363690561088">
          <table:table-cell office:value-type="string">
            <text:p text:style-name="P428">詳細</text:p>
          </table:table-cell>
          <table:table-cell office:value-type="string">
            <text:p text:style-name="P233"/>
            <text:p text:style-name="P233">コマンド呼び出しにおいて、<text:span text:style-name="T53">func</text:span>が未定義の際に上記の書式によりunknownが呼び出されます。</text:p>
            <text:p text:style-name="P233">unknownが呼び出された際には、グローバル変数LIB_PATHのパス順に<text:span text:style-name="T53">func</text:span>が定義されているファイルを順次ロードし、<text:span text:style-name="T53">func</text:span>を実行します。</text:p>
          </table:table-cell>
        </table:table-row>
        <table:table-row table:style-name="TableLine2363690562720">
          <table:table-cell office:value-type="string">
            <text:p text:style-name="P428">戻り値</text:p>
          </table:table-cell>
          <table:table-cell office:value-type="string">
            <text:p text:style-name="P233"/>
            <text:p text:style-name="P233"><text:span text:style-name="T53">func</text:span>の戻り値になります。</text:p>
          </table:table-cell>
        </table:table-row>
        <table:table-row table:style-name="TableLine2363690564624">
          <table:table-cell office:value-type="string">
            <text:p text:style-name="P428">例外</text:p>
          </table:table-cell>
          <table:table-cell office:value-type="string">
            <text:p text:style-name="P233"/>
            <text:p text:style-name="P233"><text:span text:style-name="T53">func</text:span>の戻り値になります。</text:p>
          </table:table-cell>
        </table:table-row>
        <table:table-row table:style-name="TableLine2363689971264">
          <table:table-cell office:value-type="string">
            <text:p text:style-name="P428">使用例</text:p>
          </table:table-cell>
          <table:table-cell office:value-type="string">
            <text:p text:style-name="P233"/>
            <text:p text:style-name="P233">ユーザスクリプトより呼び出すことはありません。</text:p>
          </table:table-cell>
        </table:table-row>
      </table:table>
      <text:h text:style-name="P694" text:outline-level="3"/>
      <text:h text:style-name="P788" text:outline-level="3"><text:bookmark-start text:name="__RefHeading__14552_1559979953"/>unset<text:span text:style-name="T5">　</text:span><text:bookmark-end text:name="__RefHeading__14552_1559979953"/></text:h>
      <text:p text:style-name="P28"/>
      <table:table table:name="表77" table:style-name="表77">
        <table:table-column table:style-name="表77.A"/>
        <table:table-column table:style-name="表77.B"/>
        <table:table-row table:style-name="TableLine2363690560000">
          <table:table-cell office:value-type="string">
            <text:p text:style-name="P428">説明</text:p>
          </table:table-cell>
          <table:table-cell office:value-type="string">
            <text:p text:style-name="P233"/>
            <text:p text:style-name="P233">ローカル変数を未定義とします。</text:p>
          </table:table-cell>
        </table:table-row>
        <table:table-row table:style-name="TableLine2363691201376">
          <table:table-cell office:value-type="string">
            <text:p text:style-name="P428">書式</text:p>
          </table:table-cell>
          <table:table-cell office:value-type="string">
            <text:p text:style-name="P233"/>
            <text:p text:style-name="P233">unset <text:span text:style-name="T190">[ :silent ] </text:span><text:span text:style-name="T53">var</text:span></text:p>
          </table:table-cell>
        </table:table-row>
        <table:table-row table:style-name="TableLine2363691196480">
          <table:table-cell office:value-type="string">
            <text:p text:style-name="P428">詳細</text:p>
          </table:table-cell>
          <table:table-cell office:value-type="string">
            <text:p text:style-name="P233"/>
            <text:p text:style-name="P233">ローカル変数<text:span text:style-name="T53">var</text:span>を未定義とします。</text:p>
          </table:table-cell>
        </table:table-row>
        <table:table-row table:style-name="TableLine2363691196752">
          <table:table-cell office:value-type="string">
            <text:p text:style-name="P428">戻り値</text:p>
          </table:table-cell>
          <table:table-cell office:value-type="string">
            <text:p text:style-name="P233"/>
            <text:p text:style-name="P233"><text:span text:style-name="T53">var</text:span>が存在する場合、<text:span text:style-name="T53">var</text:span>の値を返します。<text:span text:style-name="T53">var</text:span>が存在しない場合はnilを返します。</text:p>
            <text:p text:style-name="P624">:<text:span text:style-name="T190">silent オプションを指定した場合は、常にnilを返します。</text:span></text:p>
          </table:table-cell>
        </table:table-row>
        <table:table-row table:style-name="TableLine2363691197840">
          <table:table-cell office:value-type="string">
            <text:p text:style-name="P428">例外</text:p>
          </table:table-cell>
          <table:table-cell office:value-type="string">
            <text:p text:style-name="P233"/>
            <text:p text:style-name="P233">ErrSyntax: 書式に誤りがあります。</text:p>
          </table:table-cell>
        </table:table-row>
        <table:table-row table:style-name="TableLine2363691211712">
          <table:table-cell office:value-type="string">
            <text:p text:style-name="P428">使用例</text:p>
          </table:table-cell>
          <table:table-cell office:value-type="string">
            <text:p text:style-name="P541"/>
            <text:p text:style-name="P541">unset foo;</text:p>
          </table:table-cell>
        </table:table-row>
      </table:table>
      <text:h text:style-name="P694" text:outline-level="3"/>
      <text:h text:style-name="P788" text:outline-level="3"><text:bookmark-start text:name="__RefHeading___Toc19479_2135658563"/>unsets<text:span text:style-name="T5">　</text:span><text:bookmark-end text:name="__RefHeading___Toc19479_2135658563"/></text:h>
      <text:p text:style-name="P88"/>
      <table:table table:name="表136" table:style-name="表136">
        <table:table-column table:style-name="表136.A"/>
        <table:table-column table:style-name="表136.B"/>
        <table:table-row table:style-name="TableLine2363691200016">
          <table:table-cell office:value-type="string">
            <text:p text:style-name="P462">説明</text:p>
          </table:table-cell>
          <table:table-cell office:value-type="string">
            <text:p text:style-name="P283"/>
            <text:p text:style-name="P283">インスタンス変数を未定義とします。</text:p>
          </table:table-cell>
        </table:table-row>
        <table:table-row table:style-name="TableLine2363691201648">
          <table:table-cell office:value-type="string">
            <text:p text:style-name="P462">書式</text:p>
          </table:table-cell>
          <table:table-cell office:value-type="string">
            <text:p text:style-name="P283"/>
            <text:p text:style-name="P283">unsets <text:span text:style-name="T53">var</text:span></text:p>
          </table:table-cell>
        </table:table-row>
        <table:table-row table:style-name="TableLine2363691209536">
          <table:table-cell office:value-type="string">
            <text:p text:style-name="P462">詳細</text:p>
          </table:table-cell>
          <table:table-cell office:value-type="string">
            <text:p text:style-name="P283"/>
            <text:p text:style-name="P283">インスタンス変数<text:span text:style-name="T53">var</text:span>を未定義とします。</text:p>
          </table:table-cell>
        </table:table-row>
        <table:table-row table:style-name="TableLine2363691195392">
          <table:table-cell office:value-type="string">
            <text:p text:style-name="P462">戻り値</text:p>
          </table:table-cell>
          <table:table-cell office:value-type="string">
            <text:p text:style-name="P283"/>
            <text:p text:style-name="P283"><text:span text:style-name="T53">var</text:span>が存在する場合、<text:span text:style-name="T53">var</text:span>の値を返します。<text:span text:style-name="T53">var</text:span>が存在しない場合はnilを返します。</text:p>
          </table:table-cell>
        </table:table-row>
        <table:table-row table:style-name="TableLine2363691203552">
          <table:table-cell office:value-type="string">
            <text:p text:style-name="P462">例外</text:p>
          </table:table-cell>
          <table:table-cell office:value-type="string">
            <text:p text:style-name="P283"/>
            <text:p text:style-name="P283">ErrSyntax: 書式に誤りがあります。</text:p>
          </table:table-cell>
        </table:table-row>
        <table:table-row table:style-name="TableLine2363691198928">
          <table:table-cell office:value-type="string">
            <text:p text:style-name="P462">使用例</text:p>
          </table:table-cell>
          <table:table-cell office:value-type="string">
            <text:p text:style-name="P551"/>
            <text:p text:style-name="P551">unsets foo;</text:p>
          </table:table-cell>
        </table:table-row>
      </table:table>
      <text:h text:style-name="P739" text:outline-level="3"/>
      <text:h text:style-name="P788" text:outline-level="3"><text:bookmark-start text:name="__RefHeading__14554_1559979953"/>u<text:span text:style-name="T190">plevel</text:span><text:span text:style-name="T5">　</text:span><text:bookmark-end text:name="__RefHeading__14554_1559979953"/></text:h>
      <text:p text:style-name="P88"/>
      <table:table table:name="表78" table:style-name="表78">
        <table:table-column table:style-name="表78.A"/>
        <table:table-column table:style-name="表78.B"/>
        <table:table-row table:style-name="TableLine2363691205184">
          <table:table-cell office:value-type="string">
            <text:p text:style-name="P428">説明</text:p>
          </table:table-cell>
          <table:table-cell office:value-type="string">
            <text:p text:style-name="P233"/>
            <text:p text:style-name="P233">ひとつ上のスタックで実行します。</text:p>
          </table:table-cell>
        </table:table-row>
        <table:table-row table:style-name="TableLine2363691195664">
          <table:table-cell office:value-type="string">
            <text:p text:style-name="P428">書式</text:p>
          </table:table-cell>
          <table:table-cell office:value-type="string">
            <text:p text:style-name="P233"/>
            <text:p text:style-name="P362">uplevel <text:span text:style-name="T53">block</text:span></text:p>
          </table:table-cell>
        </table:table-row>
        <table:table-row table:style-name="TableLine2363691195936">
          <table:table-cell office:value-type="string">
            <text:p text:style-name="P428">詳細</text:p>
          </table:table-cell>
          <table:table-cell office:value-type="string">
            <text:p text:style-name="P233"/>
            <text:p text:style-name="P233"><text:span text:style-name="T57">block</text:span><text:span text:style-name="T190"> をひとつ上のスタック環境で実行します</text:span>。</text:p>
          </table:table-cell>
        </table:table-row>
        <table:table-row table:style-name="TableLine2363691198384">
          <table:table-cell office:value-type="string">
            <text:p text:style-name="P428">戻り値</text:p>
          </table:table-cell>
          <table:table-cell office:value-type="string">
            <text:p text:style-name="P233"/>
            <text:p text:style-name="P233">blockの実行結果が返ります。</text:p>
          </table:table-cell>
        </table:table-row>
        <table:table-row table:style-name="TableLine2363691204368">
          <table:table-cell office:value-type="string">
            <text:p text:style-name="P428">例外</text:p>
          </table:table-cell>
          <table:table-cell office:value-type="string">
            <text:p text:style-name="P233"/>
            <text:p text:style-name="P233">ErrSyntax: 書式に誤りがあります。</text:p>
            <text:p text:style-name="P657">ErrStackUnderflow: 上のスタックがありません。</text:p>
          </table:table-cell>
        </table:table-row>
        <table:table-row table:style-name="表78.6">
          <table:table-cell office:value-type="string">
            <text:p text:style-name="P188">使用例</text:p>
          </table:table-cell>
          <table:table-cell office:value-type="string">
            <text:p text:style-name="P24"/>
            <text:p text:style-name="P24"/>
          </table:table-cell>
        </table:table-row>
      </table:table>
      <text:h text:style-name="P788" text:outline-level="3"><text:bookmark-start text:name="__RefHeading__14556_1559979953"/>vector　<text:bookmark-end text:name="__RefHeading__14556_1559979953"/></text:h>
      <text:p text:style-name="P89"/>
      <table:table table:name="Table7" table:style-name="Table7">
        <table:table-column table:style-name="Table7.A"/>
        <table:table-column table:style-name="Table7.B"/>
        <table:table-row table:style-name="TableLine2363691196208">
          <table:table-cell office:value-type="string">
            <text:p text:style-name="P463">説明</text:p>
          </table:table-cell>
          <table:table-cell office:value-type="string">
            <text:p text:style-name="P284"/>
            <text:p text:style-name="P284">配列型データを新規に生成します。</text:p>
          </table:table-cell>
        </table:table-row>
        <table:table-row table:style-name="TableLine2363691205728">
          <table:table-cell office:value-type="string">
            <text:p text:style-name="P463">書式</text:p>
          </table:table-cell>
          <table:table-cell office:value-type="string">
            <text:p text:style-name="P284"/>
            <text:p text:style-name="P229"><text:span text:style-name="T262">vector [ </text:span><text:span text:style-name="T270">va</text:span><text:span text:style-name="T41">l</text:span><text:span text:style-name="T270"> <text:s/></text:span><text:span text:style-name="T269">]</text:span></text:p>
          </table:table-cell>
        </table:table-row>
        <table:table-row table:style-name="TableLine2363691211168">
          <table:table-cell office:value-type="string">
            <text:p text:style-name="P463">詳細</text:p>
          </table:table-cell>
          <table:table-cell office:value-type="string">
            <text:p text:style-name="P284"/>
            <text:p text:style-name="P229"><text:span text:style-name="T262">配列型データを生成します。</text:span><text:span text:style-name="T270">va</text:span><text:span text:style-name="T41">l</text:span><text:span text:style-name="T262">が</text:span><text:span text:style-name="T265">リストで</text:span><text:span text:style-name="T262">指定された場合は</text:span><text:span text:style-name="T270">va</text:span><text:span text:style-name="T41">l</text:span><text:span text:style-name="T262">の内容で配列が初期設定されます。</text:span></text:p>
          </table:table-cell>
        </table:table-row>
        <table:table-row table:style-name="TableLine2363691200832">
          <table:table-cell office:value-type="string">
            <text:p text:style-name="P463">戻り値</text:p>
          </table:table-cell>
          <table:table-cell office:value-type="string">
            <text:p text:style-name="P284"/>
            <text:p text:style-name="P284">配列型データを返します。</text:p>
          </table:table-cell>
        </table:table-row>
        <table:table-row table:style-name="TableLine2363691197024">
          <table:table-cell office:value-type="string">
            <text:p text:style-name="P463">例外</text:p>
          </table:table-cell>
          <table:table-cell office:value-type="string">
            <text:p text:style-name="P284"/>
            <text:p text:style-name="P284">ErrSyntax: 書式に誤りがあります。</text:p>
          </table:table-cell>
        </table:table-row>
        <table:table-row table:style-name="TableLine2363691211440">
          <table:table-cell office:value-type="string">
            <text:p text:style-name="P463">使用例</text:p>
          </table:table-cell>
          <table:table-cell office:value-type="string">
            <text:p text:style-name="P284"/>
            <text:p text:style-name="P284"/>
          </table:table-cell>
        </table:table-row>
      </table:table>
      <text:h text:style-name="P788" text:outline-level="3"><text:bookmark-start text:name="__RefHeading__14558_1559979953"/>vector?　<text:bookmark-end text:name="__RefHeading__14558_1559979953"/></text:h>
      <text:p text:style-name="P89"/>
      <table:table table:name="Table8" table:style-name="Table8">
        <table:table-column table:style-name="Table8.A"/>
        <table:table-column table:style-name="Table8.B"/>
        <table:table-row table:style-name="TableLine2363691209808">
          <table:table-cell office:value-type="string">
            <text:p text:style-name="P463">説明</text:p>
          </table:table-cell>
          <table:table-cell office:value-type="string">
            <text:p text:style-name="P284"/>
            <text:p text:style-name="P284">配列型データであれば真を返します。</text:p>
          </table:table-cell>
        </table:table-row>
        <table:table-row table:style-name="TableLine2363691197568">
          <table:table-cell office:value-type="string">
            <text:p text:style-name="P463">書式</text:p>
          </table:table-cell>
          <table:table-cell office:value-type="string">
            <text:p text:style-name="P284"/>
            <text:p text:style-name="P284">vector? <text:span text:style-name="T53">va</text:span><text:span text:style-name="T90">l</text:span><text:span text:style-name="T53"> </text:span></text:p>
          </table:table-cell>
        </table:table-row>
        <table:table-row table:style-name="TableLine2363691198112">
          <table:table-cell office:value-type="string">
            <text:p text:style-name="P463">詳細</text:p>
          </table:table-cell>
          <table:table-cell office:value-type="string">
            <text:p text:style-name="P284"/>
            <text:p text:style-name="P229"><text:span text:style-name="T270">va</text:span><text:span text:style-name="T41">l</text:span><text:span text:style-name="T262">が配列型データであれば真を返します。</text:span></text:p>
          </table:table-cell>
        </table:table-row>
        <table:table-row table:style-name="TableLine2363691199200">
          <table:table-cell office:value-type="string">
            <text:p text:style-name="P463">戻り値</text:p>
          </table:table-cell>
          <table:table-cell office:value-type="string">
            <text:p text:style-name="P284"/>
            <text:p text:style-name="P229"><text:span text:style-name="T270">va</text:span><text:span text:style-name="T41">l</text:span><text:span text:style-name="T262">が配列型データであれば真を返します。</text:span></text:p>
          </table:table-cell>
        </table:table-row>
        <table:table-row table:style-name="TableLine2363691207632">
          <table:table-cell office:value-type="string">
            <text:p text:style-name="P463">例外</text:p>
          </table:table-cell>
          <table:table-cell office:value-type="string">
            <text:p text:style-name="P284"/>
            <text:p text:style-name="P284">ErrSyntax: 書式に誤りがあります。</text:p>
          </table:table-cell>
        </table:table-row>
        <table:table-row table:style-name="TableLine2363691210080">
          <table:table-cell office:value-type="string">
            <text:p text:style-name="P463">使用例</text:p>
          </table:table-cell>
          <table:table-cell office:value-type="string">
            <text:p text:style-name="P284"/>
            <text:p text:style-name="P284"/>
          </table:table-cell>
        </table:table-row>
      </table:table>
      <text:h text:style-name="P757" text:outline-level="3"/>
      <text:h text:style-name="P788" text:outline-level="3"><text:bookmark-start text:name="__RefHeading___Toc19481_2135658563"/><text:span text:style-name="T10">wait</text:span><text:span text:style-name="T5">　</text:span><text:bookmark-end text:name="__RefHeading___Toc19481_2135658563"/></text:h>
      <text:p text:style-name="P72"/>
      <table:table table:name="表151" table:style-name="表151">
        <table:table-column table:style-name="表151.A"/>
        <table:table-column table:style-name="表151.B"/>
        <table:table-row table:style-name="TableLine2363691206272">
          <table:table-cell table:style-name="表151.A1" office:value-type="string">
            <text:p text:style-name="P447">説明</text:p>
          </table:table-cell>
          <table:table-cell table:style-name="表151.A1" office:value-type="string">
            <text:p text:style-name="P264"/>
            <text:p text:style-name="P264">子プロセスの終了を待ちます。</text:p>
          </table:table-cell>
        </table:table-row>
        <table:table-row table:style-name="TableLine2363691199744">
          <table:table-cell table:style-name="表151.A1" office:value-type="string">
            <text:p text:style-name="P447">書式</text:p>
          </table:table-cell>
          <table:table-cell table:style-name="表151.A1" office:value-type="string">
            <text:p text:style-name="P264"/>
            <text:p text:style-name="P264">wait <text:span text:style-name="T60">pid</text:span></text:p>
          </table:table-cell>
        </table:table-row>
        <table:table-row table:style-name="TableLine2363691206544">
          <table:table-cell table:style-name="表151.A1" office:value-type="string">
            <text:p text:style-name="P447">詳細</text:p>
          </table:table-cell>
          <table:table-cell table:style-name="表151.A1" office:value-type="string">
            <text:p text:style-name="P264"/>
            <text:p text:style-name="P264">子プロセス<text:span text:style-name="T53">pid</text:span>の終了を待ちます。<text:span text:style-name="T53">pid</text:span>に-1を指定した場合は、任意の子プロセスの終了を待ちます。</text:p>
          </table:table-cell>
        </table:table-row>
        <table:table-row table:style-name="TableLine2363691201104">
          <table:table-cell table:style-name="表151.A1" office:value-type="string">
            <text:p text:style-name="P447">戻り値</text:p>
          </table:table-cell>
          <table:table-cell table:style-name="表151.A1" office:value-type="string">
            <text:p text:style-name="P264"/>
            <text:p text:style-name="P264">子プロセスの終了ステータスが返ります。</text:p>
          </table:table-cell>
        </table:table-row>
        <table:table-row table:style-name="TableLine2363691207088">
          <table:table-cell table:style-name="表151.A1" office:value-type="string">
            <text:p text:style-name="P447">例外</text:p>
          </table:table-cell>
          <table:table-cell table:style-name="表151.A1" office:value-type="string">
            <text:p text:style-name="P264"/>
            <text:p text:style-name="P264">ErrSyntax: 書式に誤りがあります。</text:p>
          </table:table-cell>
        </table:table-row>
        <table:table-row table:style-name="TableLine2363691208992">
          <table:table-cell table:style-name="表151.A1" office:value-type="string">
            <text:p text:style-name="P447">使用例</text:p>
          </table:table-cell>
          <table:table-cell table:style-name="表151.A1" office:value-type="string">
            <text:p text:style-name="P264"/>
            <text:p text:style-name="P264"/>
          </table:table-cell>
        </table:table-row>
        <table:table-row table:style-name="TableLine2363691207360">
          <table:table-cell table:style-name="表151.A1" office:value-type="string">
            <text:p text:style-name="P514">関連</text:p>
          </table:table-cell>
          <table:table-cell table:style-name="表151.A1" office:value-type="string">
            <text:p text:style-name="P264"/>
            <text:p text:style-name="P632">fork-exec</text:p>
          </table:table-cell>
        </table:table-row>
      </table:table>
      <text:h text:style-name="P702" text:outline-level="3"/>
      <text:h text:style-name="P788" text:outline-level="3"><text:bookmark-start text:name="__RefHeading___Toc19483_2135658563"/>wh<text:span text:style-name="T196">ere</text:span><text:span text:style-name="T5">　</text:span><text:bookmark-end text:name="__RefHeading___Toc19483_2135658563"/></text:h>
      <text:p text:style-name="P90"/>
      <table:table table:name="表172" table:style-name="表172">
        <table:table-column table:style-name="表172.A"/>
        <table:table-column table:style-name="表172.B"/>
        <table:table-row table:style-name="TableLine2363691207904">
          <table:table-cell office:value-type="string">
            <text:p text:style-name="P464">説明</text:p>
          </table:table-cell>
          <table:table-cell office:value-type="string">
            <text:p text:style-name="P285"/>
            <text:p text:style-name="P285">スタック情報を返します。</text:p>
          </table:table-cell>
        </table:table-row>
        <table:table-row table:style-name="TableLine2363691202736">
          <table:table-cell office:value-type="string">
            <text:p text:style-name="P464">書式</text:p>
          </table:table-cell>
          <table:table-cell office:value-type="string">
            <text:p text:style-name="P285"/>
            <text:p text:style-name="P285">where <text:span text:style-name="T201">[ :top ]</text:span></text:p>
          </table:table-cell>
        </table:table-row>
        <table:table-row table:style-name="TableLine2363691203008">
          <table:table-cell office:value-type="string">
            <text:p text:style-name="P464">詳細</text:p>
          </table:table-cell>
          <table:table-cell office:value-type="string">
            <text:p text:style-name="P285"/>
            <text:p text:style-name="P285">呼びだした時点の全スタックフレームをリストで返します。オプション :<text:span text:style-name="T201">top を指定した場合は、最上位のスタック（呼び出し元自分自身）もリストに含めます。:top を指定しない場合は、最上位のスタックは含みません。</text:span></text:p>
          </table:table-cell>
        </table:table-row>
        <table:table-row table:style-name="TableLine2363691203280">
          <table:table-cell office:value-type="string">
            <text:p text:style-name="P464">戻り値</text:p>
          </table:table-cell>
          <table:table-cell office:value-type="string">
            <text:p text:style-name="P24"/>
            <text:p text:style-name="P24">以下の形式のリストを返します。</text:p>
            <text:p text:style-name="P613"><text:span text:style-name="T196">(</text:span>((index . <text:span text:style-name="T53">INDEX </text:span>) (line . <text:span text:style-name="T53">LINE </text:span>) (object . <text:span text:style-name="T53">OBJECT </text:span>)</text:p>
            <text:p text:style-name="P613">(function . <text:span text:style-name="T53">FUNC</text:span><text:span text:style-name="T78">TION </text:span><text:span text:style-name="T196">) (statement . </text:span><text:span text:style-name="T78">STATEMENT </text:span><text:span text:style-name="T196">)</text:span></text:p>
            <text:p text:style-name="P614"><text:span text:style-name="T196">(local . </text:span><text:span text:style-name="T78">LOCAL </text:span><text:span text:style-name="T196">) (path . </text:span><text:span text:style-name="T78">PATH </text:span><text:span text:style-name="T196">)) …)</text:span></text:p>
            <text:p text:style-name="P169"><text:span text:style-name="T53">INDEX</text:span> … スタックの位置情報を示します。0からの整数です。</text:p>
            <text:p text:style-name="P169"><text:span text:style-name="T53">LINE</text:span> … ソースの行番号を示します。</text:p>
            <text:p text:style-name="P169"><text:span text:style-name="T53">OBJECT</text:span> … オブジェクトを返します。 </text:p>
            <text:p text:style-name="P169"><text:span text:style-name="T53">FUNCTION</text:span> … 関数、メソッドを返します。</text:p>
            <text:p text:style-name="P169"><text:span text:style-name="T53">STATEMENT</text:span> … 実行中のステートメントを返します。</text:p>
            <text:p text:style-name="P169"><text:span text:style-name="T53">LOCAL</text:span> … ローカル変数辞書を返します。</text:p>
            <text:p text:style-name="P169"><text:span text:style-name="T53">PATH</text:span> … ソースファイルのパスを返します。</text:p>
          </table:table-cell>
        </table:table-row>
        <table:table-row table:style-name="TableLine2363691210624">
          <table:table-cell office:value-type="string">
            <text:p text:style-name="P464">例外</text:p>
          </table:table-cell>
          <table:table-cell office:value-type="string">
            <text:p text:style-name="P285"/>
            <text:p text:style-name="P285">ErrSyntax: 書式に誤りがあります。</text:p>
          </table:table-cell>
        </table:table-row>
        <table:table-row table:style-name="TableLine2363691204096">
          <table:table-cell office:value-type="string">
            <text:p text:style-name="P464">使用例</text:p>
          </table:table-cell>
          <table:table-cell office:value-type="string">
            <text:p text:style-name="P285"/>
            <text:p text:style-name="P636"/>
          </table:table-cell>
        </table:table-row>
      </table:table>
      <text:h text:style-name="P703" text:outline-level="3"/>
      <text:h text:style-name="P788" text:outline-level="3"><text:bookmark-start text:name="__RefHeading__14560_1559979953"/>while<text:span text:style-name="T5">　</text:span><text:bookmark-end text:name="__RefHeading__14560_1559979953"/></text:h>
      <text:p text:style-name="P90"/>
      <table:table table:name="表79" table:style-name="表79">
        <table:table-column table:style-name="表79.A"/>
        <table:table-column table:style-name="表79.B"/>
        <table:table-row table:style-name="TableLine2363691210352">
          <table:table-cell office:value-type="string">
            <text:p text:style-name="P428">説明</text:p>
          </table:table-cell>
          <table:table-cell office:value-type="string">
            <text:p text:style-name="P233"/>
            <text:p text:style-name="P233">繰り返し処理を行います。</text:p>
          </table:table-cell>
        </table:table-row>
        <table:table-row table:style-name="TableLine2363691217152">
          <table:table-cell office:value-type="string">
            <text:p text:style-name="P428">書式</text:p>
          </table:table-cell>
          <table:table-cell office:value-type="string">
            <text:p text:style-name="P233"/>
            <text:p text:style-name="P233">while { <text:span text:style-name="T53">cond-block</text:span> } do: { <text:span text:style-name="T53">block</text:span> }</text:p>
          </table:table-cell>
        </table:table-row>
        <table:table-row table:style-name="TableLine2363691212528">
          <table:table-cell office:value-type="string">
            <text:p text:style-name="P428">詳細</text:p>
          </table:table-cell>
          <table:table-cell office:value-type="string">
            <text:p text:style-name="P233"/>
            <text:p text:style-name="P233"><text:span text:style-name="T53">cond-block</text:span>の評価結果が非nilの間、<text:span text:style-name="T53">block</text:span>を繰り返し実行します。</text:p>
            <text:p text:style-name="P233"><text:span text:style-name="T53">block</text:span>の中では、以下の制御コマンドが使用できます:</text:p>
            <text:p text:style-name="P233">break / continue / redo / retry</text:p>
          </table:table-cell>
        </table:table-row>
        <table:table-row table:style-name="TableLine2363691212256">
          <table:table-cell office:value-type="string">
            <text:p text:style-name="P428">戻り値</text:p>
          </table:table-cell>
          <table:table-cell office:value-type="string">
            <text:p text:style-name="P233"/>
            <text:p text:style-name="P233"><text:span text:style-name="T53">block</text:span>の最後の実行結果が返ります。</text:p>
          </table:table-cell>
        </table:table-row>
        <table:table-row table:style-name="TableLine2363691217968">
          <table:table-cell office:value-type="string">
            <text:p text:style-name="P428">例外</text:p>
          </table:table-cell>
          <table:table-cell office:value-type="string">
            <text:p text:style-name="P233"/>
            <text:p text:style-name="P233">ErrSyntax: 書式に誤りがあります。</text:p>
          </table:table-cell>
        </table:table-row>
        <table:table-row table:style-name="TableLine2363691229120">
          <table:table-cell office:value-type="string">
            <text:p text:style-name="P428">使用例</text:p>
          </table:table-cell>
          <table:table-cell office:value-type="string">
            <text:p text:style-name="P521"/>
            <text:p text:style-name="P521">set i 0;</text:p>
            <text:p text:style-name="P521">while {$i &lt; 10} do: {</text:p>
            <text:p text:style-name="P521"><text:s text:c="2"/># do-something</text:p>
            <text:p text:style-name="P521"><text:s text:c="2"/>$i ++;</text:p>
            <text:p text:style-name="P521">};</text:p>
          </table:table-cell>
        </table:table-row>
      </table:table>
      <text:h text:style-name="P694" text:outline-level="3"/>
      <text:h text:style-name="P788" text:outline-level="3"><text:bookmark-start text:name="__RefHeading__14562_1559979953"/>yield<text:span text:style-name="T5">　</text:span><text:bookmark-end text:name="__RefHeading__14562_1559979953"/></text:h>
      <text:p text:style-name="P28"/>
      <table:table table:name="表80" table:style-name="表80">
        <table:table-column table:style-name="表80.A"/>
        <table:table-column table:style-name="表80.B"/>
        <table:table-row table:style-name="TableLine2363691222320">
          <table:table-cell office:value-type="string">
            <text:p text:style-name="P428">説明</text:p>
          </table:table-cell>
          <table:table-cell office:value-type="string">
            <text:p text:style-name="P233"/>
            <text:p text:style-name="P233">イテレータブロックを実行します。</text:p>
          </table:table-cell>
        </table:table-row>
        <table:table-row table:style-name="TableLine2363691228848">
          <table:table-cell office:value-type="string">
            <text:p text:style-name="P428">書式</text:p>
          </table:table-cell>
          <table:table-cell office:value-type="string">
            <text:p text:style-name="P233"/>
            <text:p text:style-name="P233">yield { | <text:span text:style-name="T53">var</text:span> | <text:span text:style-name="T53">block</text:span> <text:s/>} [ <text:span text:style-name="T53">arg</text:span> ... ]</text:p>
          </table:table-cell>
        </table:table-row>
        <table:table-row table:style-name="TableLine2363691214432">
          <table:table-cell office:value-type="string">
            <text:p text:style-name="P428">詳細</text:p>
          </table:table-cell>
          <table:table-cell office:value-type="string">
            <text:p text:style-name="P233"/>
            <text:p text:style-name="P341"><text:span text:style-name="T53">block</text:span>をイテレータブロックとして実行します。その際<text:span text:style-name="T53">arg</text:span>をバインドリストの値として渡し、<text:span text:style-name="T53">block</text:span>の中では変数<text:span text:style-name="T53">var</text:span>により参照できます。</text:p>
          </table:table-cell>
        </table:table-row>
        <table:table-row table:style-name="TableLine2363691225312">
          <table:table-cell office:value-type="string">
            <text:p text:style-name="P428">戻り値</text:p>
          </table:table-cell>
          <table:table-cell office:value-type="string">
            <text:p text:style-name="P233"/>
            <text:p text:style-name="P233"><text:span text:style-name="T53">block</text:span>の実行結果が返ります。</text:p>
          </table:table-cell>
        </table:table-row>
        <table:table-row table:style-name="TableLine2363691229392">
          <table:table-cell office:value-type="string">
            <text:p text:style-name="P428">例外</text:p>
          </table:table-cell>
          <table:table-cell office:value-type="string">
            <text:p text:style-name="P233"/>
            <text:p text:style-name="P233">ErrSyntax: 書式に誤りがあります。</text:p>
          </table:table-cell>
        </table:table-row>
        <table:table-row table:style-name="TableLine2363691217424">
          <table:table-cell office:value-type="string">
            <text:p text:style-name="P428">使用例</text:p>
          </table:table-cell>
          <table:table-cell office:value-type="string">
            <text:p text:style-name="P521"/>
            <text:p text:style-name="P521">defun foo-loop (body times) {</text:p>
            <text:p text:style-name="P521"><text:s text:c="2"/>set i 0;</text:p>
            <text:p text:style-name="P521"><text:s text:c="2"/>while {$i &lt; $times} do: {</text:p>
            <text:p text:style-name="P521"><text:s text:c="4"/>yield $body $i;</text:p>
            <text:p text:style-name="P521"><text:s text:c="4"/>$i ++;</text:p>
            <text:p text:style-name="P521"><text:s text:c="2"/>};</text:p>
            <text:p text:style-name="P521">};</text:p>
            <text:p text:style-name="P521">foo-loop {| i | println $i} 10;</text:p>
          </table:table-cell>
        </table:table-row>
      </table:table>
      <text:h text:style-name="P694" text:outline-level="3"/>
      <text:p text:style-name="P28"/>
      <text:p text:style-name="P28"/>
      <text:p text:style-name="P28"/>
      <text:p text:style-name="P209"/>
      <text:h text:style-name="P687" text:outline-level="2" text:is-list-header="true"><text:bookmark-start text:name="__RefHeading__14564_1559979953"/>5.2 クラスリファレンス<text:bookmark-end text:name="__RefHeading__14564_1559979953"/></text:h>
      <text:p text:style-name="P28"/>
      <text:h text:style-name="Heading_20_3" text:outline-level="3"><text:bookmark-start text:name="__RefHeading___Toc21590_780634474"/>Block<text:span text:style-name="T5">　</text:span><text:bookmark-end text:name="__RefHeading___Toc21590_780634474"/></text:h>
      <text:p text:style-name="P91"/>
      <text:p text:style-name="P24">　Blockクラスは、クロージャデータ型のWrapperクラスです。クロージャのリテラルに対してメソッドを指定することにより呼びだします。</text:p>
      <text:p text:style-name="P24"/>
      <text:h text:style-name="P788" text:outline-level="3"><text:bookmark-start text:name="__RefHeading__14582_1559979953"/>Block::&gt;&gt;<text:span text:style-name="T5">　</text:span><text:bookmark-end text:name="__RefHeading__14582_1559979953"/></text:h>
      <text:p text:style-name="P91"/>
      <table:table table:name="表92" table:style-name="表92">
        <table:table-column table:style-name="表92.A"/>
        <table:table-column table:style-name="表92.B"/>
        <table:table-row table:style-name="TableLine2363691213072">
          <table:table-cell office:value-type="string">
            <text:p text:style-name="P428">説明</text:p>
          </table:table-cell>
          <table:table-cell office:value-type="string">
            <text:p text:style-name="P233"/>
            <text:p text:style-name="P233">Blockを実行し、結果をファイルへ出力します。</text:p>
          </table:table-cell>
        </table:table-row>
        <table:table-row table:style-name="TableLine2363691220416">
          <table:table-cell office:value-type="string">
            <text:p text:style-name="P428">書式</text:p>
          </table:table-cell>
          <table:table-cell office:value-type="string">
            <text:p text:style-name="P233"/>
            <text:p text:style-name="P241">Block &gt;&gt; "<text:span text:style-name="T53">file-name </text:span><text:span text:style-name="T99">"</text:span></text:p>
          </table:table-cell>
        </table:table-row>
        <table:table-row table:style-name="TableLine2363691219872">
          <table:table-cell office:value-type="string">
            <text:p text:style-name="P428">詳細</text:p>
          </table:table-cell>
          <table:table-cell office:value-type="string">
            <text:p text:style-name="P233"/>
            <text:p text:style-name="P233">Blockを評価、実行し、スクリプト中での標準出力を<text:span text:style-name="T53">file-name</text:span>ファイルへ出力します。ファイルは0バイトに切り詰められた後に新規に作成されます。</text:p>
          </table:table-cell>
        </table:table-row>
        <table:table-row table:style-name="TableLine2363691219056">
          <table:table-cell office:value-type="string">
            <text:p text:style-name="P428">戻り値</text:p>
          </table:table-cell>
          <table:table-cell office:value-type="string">
            <text:p text:style-name="P233"/>
            <text:p text:style-name="P233">スクリプトの実行結果を値として返します。</text:p>
          </table:table-cell>
        </table:table-row>
        <table:table-row table:style-name="TableLine2363691220688">
          <table:table-cell office:value-type="string">
            <text:p text:style-name="P428">例外</text:p>
          </table:table-cell>
          <table:table-cell office:value-type="string">
            <text:p text:style-name="P233"/>
            <text:p text:style-name="P233"/>
          </table:table-cell>
        </table:table-row>
        <table:table-row table:style-name="TableLine2363691221776">
          <table:table-cell office:value-type="string">
            <text:p text:style-name="P428">使用例</text:p>
          </table:table-cell>
          <table:table-cell office:value-type="string">
            <text:p text:style-name="P233"/>
            <text:p text:style-name="P233"/>
          </table:table-cell>
        </table:table-row>
      </table:table>
      <text:h text:style-name="P788" text:outline-level="3"><text:bookmark-start text:name="__RefHeading___Toc23522_2343755027"/>Block::&gt;&gt;&gt;<text:span text:style-name="T5">　</text:span><text:bookmark-end text:name="__RefHeading___Toc23522_2343755027"/></text:h>
      <text:p text:style-name="P92"/>
      <table:table table:name="表218" table:style-name="表218">
        <table:table-column table:style-name="表218.A"/>
        <table:table-column table:style-name="表218.B"/>
        <table:table-row table:style-name="TableLine2363691226944">
          <table:table-cell office:value-type="string">
            <text:p text:style-name="P465">説明</text:p>
          </table:table-cell>
          <table:table-cell office:value-type="string">
            <text:p text:style-name="P286"/>
            <text:p text:style-name="P286">Blockを実行し、結果をファイルへ出力します。</text:p>
          </table:table-cell>
        </table:table-row>
        <table:table-row table:style-name="TableLine2363691220960">
          <table:table-cell office:value-type="string">
            <text:p text:style-name="P465">書式</text:p>
          </table:table-cell>
          <table:table-cell office:value-type="string">
            <text:p text:style-name="P286"/>
            <text:p text:style-name="P241">Block &gt;<text:span text:style-name="T234">&gt;</text:span>&gt; <text:span text:style-name="T99">"</text:span><text:span text:style-name="T53">file-name </text:span><text:span text:style-name="T99">"</text:span></text:p>
          </table:table-cell>
        </table:table-row>
        <table:table-row table:style-name="TableLine2363691213616">
          <table:table-cell office:value-type="string">
            <text:p text:style-name="P465">詳細</text:p>
          </table:table-cell>
          <table:table-cell office:value-type="string">
            <text:p text:style-name="P286"/>
            <text:p text:style-name="P286">Blockを評価、実行し、スクリプト中での標準出力を<text:span text:style-name="T53">file-name</text:span>ファイルへ出力します。ファイルが存在する場合、既存のファイルに追記されます。</text:p>
          </table:table-cell>
        </table:table-row>
        <table:table-row table:style-name="TableLine2363691217696">
          <table:table-cell office:value-type="string">
            <text:p text:style-name="P465">戻り値</text:p>
          </table:table-cell>
          <table:table-cell office:value-type="string">
            <text:p text:style-name="P286"/>
            <text:p text:style-name="P286">スクリプトの実行結果を値として返します。</text:p>
          </table:table-cell>
        </table:table-row>
        <table:table-row table:style-name="TableLine2363691221232">
          <table:table-cell office:value-type="string">
            <text:p text:style-name="P465">例外</text:p>
          </table:table-cell>
          <table:table-cell office:value-type="string">
            <text:p text:style-name="P286"/>
            <text:p text:style-name="P286"/>
          </table:table-cell>
        </table:table-row>
        <table:table-row table:style-name="TableLine2363691214160">
          <table:table-cell office:value-type="string">
            <text:p text:style-name="P465">使用例</text:p>
          </table:table-cell>
          <table:table-cell office:value-type="string">
            <text:p text:style-name="P286"/>
            <text:p text:style-name="P286"/>
          </table:table-cell>
        </table:table-row>
      </table:table>
      <text:h text:style-name="P770" text:outline-level="3"/>
      <text:h text:style-name="P788" text:outline-level="3"><text:bookmark-start text:name="__RefHeading__14584_1559979953"/>Block::&lt;&lt;<text:span text:style-name="T5">　</text:span><text:bookmark-end text:name="__RefHeading__14584_1559979953"/></text:h>
      <text:p text:style-name="P28"/>
      <table:table table:name="表120" table:style-name="表120">
        <table:table-column table:style-name="表120.A"/>
        <table:table-column table:style-name="表120.B"/>
        <table:table-row table:style-name="TableLine2363691214976">
          <table:table-cell office:value-type="string">
            <text:p text:style-name="P428">説明</text:p>
          </table:table-cell>
          <table:table-cell office:value-type="string">
            <text:p text:style-name="P233"/>
            <text:p text:style-name="P233">ファイルから入力を行いBlockを実行します。</text:p>
          </table:table-cell>
        </table:table-row>
        <table:table-row table:style-name="TableLine2363691215248">
          <table:table-cell office:value-type="string">
            <text:p text:style-name="P428">書式</text:p>
          </table:table-cell>
          <table:table-cell office:value-type="string">
            <text:p text:style-name="P233"/>
            <text:p text:style-name="P241">Block &lt;&lt; <text:span text:style-name="T99">"</text:span><text:span text:style-name="T53">file-name</text:span> <text:span text:style-name="T99">"</text:span></text:p>
          </table:table-cell>
        </table:table-row>
        <table:table-row table:style-name="TableLine2363691215520">
          <table:table-cell office:value-type="string">
            <text:p text:style-name="P428">詳細</text:p>
          </table:table-cell>
          <table:table-cell office:value-type="string">
            <text:p text:style-name="P233"/>
            <text:p text:style-name="P233">Blockを評価、実行します。スクリプト中での標準入力は<text:span text:style-name="T53">file-name</text:span>から行います。</text:p>
          </table:table-cell>
        </table:table-row>
        <table:table-row table:style-name="TableLine2363691226128">
          <table:table-cell office:value-type="string">
            <text:p text:style-name="P428">戻り値</text:p>
          </table:table-cell>
          <table:table-cell office:value-type="string">
            <text:p text:style-name="P233"/>
            <text:p text:style-name="P233">スクリプトの実行結果を値として返します。</text:p>
          </table:table-cell>
        </table:table-row>
        <table:table-row table:style-name="TableLine2363691223952">
          <table:table-cell office:value-type="string">
            <text:p text:style-name="P428">例外</text:p>
          </table:table-cell>
          <table:table-cell office:value-type="string">
            <text:p text:style-name="P233"/>
            <text:p text:style-name="P233"/>
          </table:table-cell>
        </table:table-row>
        <table:table-row table:style-name="TableLine2363691218784">
          <table:table-cell office:value-type="string">
            <text:p text:style-name="P428">使用例</text:p>
          </table:table-cell>
          <table:table-cell office:value-type="string">
            <text:p text:style-name="P233"/>
            <text:p text:style-name="P233"/>
          </table:table-cell>
        </table:table-row>
      </table:table>
      <text:h text:style-name="P788" text:outline-level="3"><text:bookmark-start text:name="__RefHeading___Toc23524_2343755027"/>Block::&lt;&lt;&lt;<text:span text:style-name="T5">　</text:span><text:bookmark-end text:name="__RefHeading___Toc23524_2343755027"/></text:h>
      <text:p text:style-name="P93"/>
      <table:table table:name="表219" table:style-name="表219">
        <table:table-column table:style-name="表219.A"/>
        <table:table-column table:style-name="表219.B"/>
        <table:table-row table:style-name="TableLine2363691221504">
          <table:table-cell office:value-type="string">
            <text:p text:style-name="P466">説明</text:p>
          </table:table-cell>
          <table:table-cell office:value-type="string">
            <text:p text:style-name="P287"/>
            <text:p text:style-name="P287">文字列から入力を行いBlockを実行します。</text:p>
          </table:table-cell>
        </table:table-row>
        <table:table-row table:style-name="TableLine2363691222864">
          <table:table-cell office:value-type="string">
            <text:p text:style-name="P466">書式</text:p>
          </table:table-cell>
          <table:table-cell office:value-type="string">
            <text:p text:style-name="P287"/>
            <text:p text:style-name="P241">Block &lt;<text:span text:style-name="T234">&lt;</text:span>&lt; <text:span text:style-name="T99">"</text:span><text:span text:style-name="T53">string</text:span> <text:span text:style-name="T99">"</text:span></text:p>
          </table:table-cell>
        </table:table-row>
        <table:table-row table:style-name="TableLine2363691216880">
          <table:table-cell office:value-type="string">
            <text:p text:style-name="P466">詳細</text:p>
          </table:table-cell>
          <table:table-cell office:value-type="string">
            <text:p text:style-name="P287"/>
            <text:p text:style-name="P287">Blockを評価、実行します。スクリプト中での標準入力は<text:span text:style-name="T53">string </text:span>から行います。<text:span text:style-name="T53">string</text:span> 中の改行で区切られた各要素を1行として処理します。</text:p>
          </table:table-cell>
        </table:table-row>
        <table:table-row table:style-name="TableLine2363691225040">
          <table:table-cell office:value-type="string">
            <text:p text:style-name="P466">戻り値</text:p>
          </table:table-cell>
          <table:table-cell office:value-type="string">
            <text:p text:style-name="P287"/>
            <text:p text:style-name="P287">スクリプトの実行結果を値として返します。</text:p>
          </table:table-cell>
        </table:table-row>
        <table:table-row table:style-name="TableLine2363691224224">
          <table:table-cell office:value-type="string">
            <text:p text:style-name="P466">例外</text:p>
          </table:table-cell>
          <table:table-cell office:value-type="string">
            <text:p text:style-name="P287"/>
            <text:p text:style-name="P287"/>
          </table:table-cell>
        </table:table-row>
        <table:table-row table:style-name="TableLine2363691224768">
          <table:table-cell office:value-type="string">
            <text:p text:style-name="P466">使用例</text:p>
          </table:table-cell>
          <table:table-cell office:value-type="string">
            <text:p text:style-name="P193"/>
            <text:p text:style-name="P193">{cat} &lt;&lt;&lt; "a</text:p>
            <text:p text:style-name="P193">b</text:p>
            <text:p text:style-name="P193">c"</text:p>
            <text:p text:style-name="P194"># 出力結果</text:p>
            <text:p text:style-name="P194">a</text:p>
            <text:p text:style-name="P194">b</text:p>
            <text:p text:style-name="P194">c</text:p>
            <text:p text:style-name="P170"/>
          </table:table-cell>
        </table:table-row>
      </table:table>
      <text:h text:style-name="P771" text:outline-level="3"/>
      <text:h text:style-name="P788" text:outline-level="3"><text:bookmark-start text:name="__RefHeading__14586_1559979953"/>Block::eval<text:span text:style-name="T5">　</text:span><text:bookmark-end text:name="__RefHeading__14586_1559979953"/></text:h>
      <text:p text:style-name="P28"/>
      <table:table table:name="表93" table:style-name="表93">
        <table:table-column table:style-name="表93.A"/>
        <table:table-column table:style-name="表93.B"/>
        <table:table-row table:style-name="TableLine2363691224496">
          <table:table-cell office:value-type="string">
            <text:p text:style-name="P428">説明</text:p>
          </table:table-cell>
          <table:table-cell office:value-type="string">
            <text:p text:style-name="P233"/>
            <text:p text:style-name="P233">ブロックを評価します。</text:p>
          </table:table-cell>
        </table:table-row>
        <table:table-row table:style-name="TableLine2363691222048">
          <table:table-cell office:value-type="string">
            <text:p text:style-name="P428">書式</text:p>
          </table:table-cell>
          <table:table-cell office:value-type="string">
            <text:p text:style-name="P233"/>
            <text:p text:style-name="P233">Block eval</text:p>
          </table:table-cell>
        </table:table-row>
        <table:table-row table:style-name="TableLine2363691222592">
          <table:table-cell office:value-type="string">
            <text:p text:style-name="P428">詳細</text:p>
          </table:table-cell>
          <table:table-cell office:value-type="string">
            <text:p text:style-name="P233"/>
            <text:p text:style-name="P233">Blockを評価します。Blockの評価はBlockが作られた環境で実行されます。すなわち、クロージャとして評価が行われます。</text:p>
          </table:table-cell>
        </table:table-row>
        <table:table-row table:style-name="TableLine2363691226672">
          <table:table-cell office:value-type="string">
            <text:p text:style-name="P428">戻り値</text:p>
          </table:table-cell>
          <table:table-cell office:value-type="string">
            <text:p text:style-name="P233"/>
            <text:p text:style-name="P233">Blockの実行結果が返ります。</text:p>
          </table:table-cell>
        </table:table-row>
        <table:table-row table:style-name="TableLine2363691223136">
          <table:table-cell office:value-type="string">
            <text:p text:style-name="P428">例外</text:p>
          </table:table-cell>
          <table:table-cell office:value-type="string">
            <text:p text:style-name="P233"/>
            <text:p text:style-name="P233">ErrSyntax: 書式に誤りがあります。</text:p>
          </table:table-cell>
        </table:table-row>
        <table:table-row table:style-name="TableLine2363691227488">
          <table:table-cell office:value-type="string">
            <text:p text:style-name="P428">使用例</text:p>
          </table:table-cell>
          <table:table-cell office:value-type="string">
            <text:p text:style-name="P233"/>
            <text:p text:style-name="P233"/>
          </table:table-cell>
        </table:table-row>
      </table:table>
      <text:h text:style-name="P788" text:outline-level="3"><text:bookmark-start text:name="__RefHeading___Toc26169_3550414430"/><text:span text:style-name="T256">Bool</text:span>　<text:bookmark-end text:name="__RefHeading___Toc26169_3550414430"/></text:h>
      <text:p text:style-name="P94"/>
      <text:p text:style-name="P171">　<text:span text:style-name="T256">Bool</text:span>クラスは、真偽値を表すBOOLデータタイプのWrappperクラスです。真偽値のプログラムスクリプト中でのリテラル表現は、真値が&lt;t&gt;、偽値が&lt;nil&gt;となります。</text:p>
      <text:p text:style-name="P171"/>
      <text:h text:style-name="P788" text:outline-level="3"><text:bookmark-start text:name="__RefHeading___Toc26171_3550414430"/>Bool::??<text:span text:style-name="T5">　</text:span><text:bookmark-end text:name="__RefHeading___Toc26171_3550414430"/></text:h>
      <text:p text:style-name="P94"/>
      <table:table table:name="表243" table:style-name="表243">
        <table:table-column table:style-name="表243.A"/>
        <table:table-column table:style-name="表243.B"/>
        <table:table-row table:style-name="TableLine2363691227760">
          <table:table-cell office:value-type="string">
            <text:p text:style-name="P467">説明</text:p>
          </table:table-cell>
          <table:table-cell office:value-type="string">
            <text:p text:style-name="P288"/>
            <text:p text:style-name="P288">nil結合演算子です。</text:p>
          </table:table-cell>
        </table:table-row>
        <table:table-row table:style-name="TableLine2363691238640">
          <table:table-cell office:value-type="string">
            <text:p text:style-name="P467">書式</text:p>
          </table:table-cell>
          <table:table-cell office:value-type="string">
            <text:p text:style-name="P288"/>
            <text:p text:style-name="P288">Bool ?? [ <text:span text:style-name="T53">val</text:span> | <text:span text:style-name="T53">block</text:span><text:span text:style-name="T99"> ]</text:span></text:p>
          </table:table-cell>
        </table:table-row>
        <table:table-row table:style-name="TableLine2363691242992">
          <table:table-cell office:value-type="string">
            <text:p text:style-name="P467">詳細</text:p>
          </table:table-cell>
          <table:table-cell office:value-type="string">
            <text:p text:style-name="P288"/>
            <text:p text:style-name="P289">自身の値（自身がブロックの場合はその評価後の値）が偽の時に値<text:span text:style-name="T53">val</text:span>またはブロック<text:span text:style-name="T53">block</text:span>の実行結果の値となります。それ以外は自身の値を返します。</text:p>
          </table:table-cell>
        </table:table-row>
        <table:table-row table:style-name="TableLine2363691242448">
          <table:table-cell office:value-type="string">
            <text:p text:style-name="P467">戻り値</text:p>
          </table:table-cell>
          <table:table-cell office:value-type="string">
            <text:p text:style-name="P288"/>
            <text:p text:style-name="P288">自身の値もしくは<text:span text:style-name="T53">val</text:span>もしくは<text:span text:style-name="T53">block</text:span>の実行結果。</text:p>
          </table:table-cell>
        </table:table-row>
        <table:table-row table:style-name="TableLine2363691231296">
          <table:table-cell office:value-type="string">
            <text:p text:style-name="P467">例外</text:p>
          </table:table-cell>
          <table:table-cell office:value-type="string">
            <text:p text:style-name="P288"/>
            <text:p text:style-name="P288">ErrSyntax: 書式に誤りがあります。</text:p>
          </table:table-cell>
        </table:table-row>
        <table:table-row table:style-name="TableLine2363691240544">
          <table:table-cell office:value-type="string">
            <text:p text:style-name="P467">使用例</text:p>
          </table:table-cell>
          <table:table-cell office:value-type="string">
            <text:p text:style-name="P288"/>
            <text:p text:style-name="P288"/>
          </table:table-cell>
        </table:table-row>
      </table:table>
      <text:h text:style-name="P740" text:outline-level="3"/>
      <text:h text:style-name="P788" text:outline-level="3"><text:bookmark-start text:name="__RefHeading___Toc26173_3550414430"/>Bool::???<text:span text:style-name="T5">　</text:span><text:bookmark-end text:name="__RefHeading___Toc26173_3550414430"/></text:h>
      <text:p text:style-name="P95"/>
      <table:table table:name="表244" table:style-name="表244">
        <table:table-column table:style-name="表244.A"/>
        <table:table-column table:style-name="表244.B"/>
        <table:table-row table:style-name="TableLine2363691236736">
          <table:table-cell office:value-type="string">
            <text:p text:style-name="P468">説明</text:p>
          </table:table-cell>
          <table:table-cell office:value-type="string">
            <text:p text:style-name="P289"/>
            <text:p text:style-name="P289">三項演算子です。</text:p>
          </table:table-cell>
        </table:table-row>
        <table:table-row table:style-name="TableLine2363691235648">
          <table:table-cell office:value-type="string">
            <text:p text:style-name="P468">書式</text:p>
          </table:table-cell>
          <table:table-cell office:value-type="string">
            <text:p text:style-name="P289"/>
            <text:p text:style-name="P289">Bool ??? <text:s/>[ <text:span text:style-name="T53">then-val</text:span> | <text:span text:style-name="T53">then-block</text:span><text:span text:style-name="T99"> ] [ </text:span><text:span text:style-name="T53">else-val</text:span><text:span text:style-name="T99"> | </text:span><text:span text:style-name="T53">else-block</text:span><text:span text:style-name="T99"> ]</text:span><text:span text:style-name="T53"> </text:span></text:p>
          </table:table-cell>
        </table:table-row>
        <table:table-row table:style-name="TableLine2363691239728">
          <table:table-cell office:value-type="string">
            <text:p text:style-name="P468">詳細</text:p>
          </table:table-cell>
          <table:table-cell office:value-type="string">
            <text:p text:style-name="P289"/>
            <text:p text:style-name="P289">自身の値（自身がブロックの場合はその評価後の値）が真の時に<text:span text:style-name="T53">then-val</text:span>またはブロック<text:span text:style-name="T53">then-block</text:span>の実行結果の値となります。それ以外は<text:span text:style-name="T53">else-val</text:span><text:span text:style-name="T99">またはブロック</text:span><text:span text:style-name="T53">else-block</text:span><text:span text:style-name="T99">の実行結果の値となります。</text:span></text:p>
          </table:table-cell>
        </table:table-row>
        <table:table-row table:style-name="TableLine2363691240000">
          <table:table-cell office:value-type="string">
            <text:p text:style-name="P468">戻り値</text:p>
          </table:table-cell>
          <table:table-cell office:value-type="string">
            <text:p text:style-name="P289"/>
            <text:p text:style-name="P289"><text:span text:style-name="T53">then-val</text:span> または <text:span text:style-name="T53">else-val</text:span>。もしくは<text:span text:style-name="T98">then-block</text:span>の実行結果または<text:span text:style-name="T53">else-block</text:span>の実行結果。</text:p>
          </table:table-cell>
        </table:table-row>
        <table:table-row table:style-name="TableLine2363691242720">
          <table:table-cell office:value-type="string">
            <text:p text:style-name="P468">例外</text:p>
          </table:table-cell>
          <table:table-cell office:value-type="string">
            <text:p text:style-name="P289"/>
            <text:p text:style-name="P289">ErrSyntax: 書式に誤りがあります。</text:p>
          </table:table-cell>
        </table:table-row>
        <table:table-row table:style-name="TableLine2363691236464">
          <table:table-cell office:value-type="string">
            <text:p text:style-name="P468">使用例</text:p>
          </table:table-cell>
          <table:table-cell office:value-type="string">
            <text:p text:style-name="P289"/>
            <text:p text:style-name="P289"/>
          </table:table-cell>
        </table:table-row>
      </table:table>
      <text:h text:style-name="P788" text:outline-level="3"><text:bookmark-start text:name="__RefHeading___Toc26175_3550414430"/>Bulk　<text:bookmark-end text:name="__RefHeading___Toc26175_3550414430"/></text:h>
      <text:p text:style-name="P96"/>
      <text:p text:style-name="P172">　<text:span text:style-name="T256">Bulk</text:span>クラスは、バイトストリームBULKデータタイプのWrappperクラスです。Bulkクラスにより、バイナリーデータの操作およびバイナリーデータのファイル入出力を行うことができます。Bulkオブジェクトの生成はbulkコマンドにより行います。</text:p>
      <text:p text:style-name="P22"><text:span text:style-name="T261">　ファイルの取扱いの際は、Fileクラスのオブジェクトを間接的に使用します。バイナリーファイルを入出力する際は、事前にFileクラスオブジェクトを作成し、ファイルをオープンしておきます。その後Bulk::readおよびBulk::writeの引数に対して、</text:span><text:a xlink:type="simple" xlink:href="../../../:fd%3Fにより取得したファイル記述子を与えることにより" text:style-name="Internet_20_link" text:visited-style-name="Visited_20_Internet_20_Link"><text:span text:style-name="T134">File::fd?により取得したファイル記述子を与えることにより</text:span></text:a><text:span text:style-name="T261">バイナリーファイルの入出力を行います。</text:span></text:p>
      <text:h text:style-name="P803" text:outline-level="3"/>
      <text:h text:style-name="P803" text:outline-level="3"/>
      <text:h text:style-name="P788" text:outline-level="3"><text:bookmark-start text:name="__RefHeading___Toc26177_3550414430"/>Bulk::apppend<text:span text:style-name="T5">　</text:span><text:bookmark-end text:name="__RefHeading___Toc26177_3550414430"/></text:h>
      <text:p text:style-name="P97"/>
      <table:table table:name="表242" table:style-name="表242">
        <table:table-column table:style-name="表242.A"/>
        <table:table-column table:style-name="表242.B"/>
        <table:table-row table:style-name="TableLine2363691233744">
          <table:table-cell office:value-type="string">
            <text:p text:style-name="P469">説明</text:p>
          </table:table-cell>
          <table:table-cell office:value-type="string">
            <text:p text:style-name="P290"/>
            <text:p text:style-name="P290"><text:span text:style-name="T257">Bulkデータの最後にバイトデータを追加します</text:span>。</text:p>
          </table:table-cell>
        </table:table-row>
        <table:table-row table:style-name="TableLine2363691240272">
          <table:table-cell office:value-type="string">
            <text:p text:style-name="P469">書式</text:p>
          </table:table-cell>
          <table:table-cell office:value-type="string">
            <text:p text:style-name="P290"/>
            <text:p text:style-name="P413">Bulk <text:span text:style-name="T257">append </text:span><text:span text:style-name="T88">val</text:span><text:span text:style-name="T257"> | ( </text:span><text:span text:style-name="T88">val</text:span><text:span text:style-name="T257"> … )</text:span></text:p>
          </table:table-cell>
        </table:table-row>
        <table:table-row table:style-name="TableLine2363691238368">
          <table:table-cell office:value-type="string">
            <text:p text:style-name="P469">詳細</text:p>
          </table:table-cell>
          <table:table-cell office:value-type="string">
            <text:p text:style-name="P290"/>
            <text:p text:style-name="P290"><text:span text:style-name="T114">Bulkデータの最後にバイト値</text:span><text:span text:style-name="T88">val</text:span><text:span text:style-name="T114">を追加します</text:span><text:span text:style-name="T99">。</text:span><text:span text:style-name="T88">val</text:span><text:span text:style-name="T114">は0から255までの整数値です。引数をリストで与えた場合は、リストの要素を順に追加します。</text:span></text:p>
            <text:p text:style-name="P667">apppendによりBulkのキャパシティ（容量）は自動的に拡張されます。</text:p>
          </table:table-cell>
        </table:table-row>
        <table:table-row table:style-name="TableLine2363691232384">
          <table:table-cell office:value-type="string">
            <text:p text:style-name="P469">戻り値</text:p>
          </table:table-cell>
          <table:table-cell office:value-type="string">
            <text:p text:style-name="P290"/>
            <text:p text:style-name="P413">成功した場合tを返します。</text:p>
          </table:table-cell>
        </table:table-row>
        <table:table-row table:style-name="TableLine2363691246528">
          <table:table-cell office:value-type="string">
            <text:p text:style-name="P469">例外</text:p>
          </table:table-cell>
          <table:table-cell office:value-type="string">
            <text:p text:style-name="P290"/>
            <text:p text:style-name="P290">ErrSyntax: 書式に誤りがあります。</text:p>
          </table:table-cell>
        </table:table-row>
        <table:table-row table:style-name="TableLine2363691241360">
          <table:table-cell office:value-type="string">
            <text:p text:style-name="P469">使用例</text:p>
          </table:table-cell>
          <table:table-cell office:value-type="string">
            <text:p text:style-name="P290"/>
            <text:p text:style-name="P290"/>
          </table:table-cell>
        </table:table-row>
      </table:table>
      <text:h text:style-name="P788" text:outline-level="3"><text:bookmark-start text:name="__RefHeading___Toc26737_3550414430"/>Bulk::base64encode<text:span text:style-name="T5">　</text:span><text:bookmark-end text:name="__RefHeading___Toc26737_3550414430"/></text:h>
      <text:p text:style-name="P98"/>
      <table:table table:name="表255" table:style-name="表255">
        <table:table-column table:style-name="表255.A"/>
        <table:table-column table:style-name="表255.B"/>
        <table:table-row table:style-name="TableLine2363691241632">
          <table:table-cell office:value-type="string">
            <text:p text:style-name="P470">説明</text:p>
          </table:table-cell>
          <table:table-cell office:value-type="string">
            <text:p text:style-name="P291"/>
            <text:p text:style-name="P291"><text:span text:style-name="T257">Bulkデータをbase64エンコードするイテレータです</text:span>。</text:p>
          </table:table-cell>
        </table:table-row>
        <table:table-row table:style-name="TableLine2363691238912">
          <table:table-cell office:value-type="string">
            <text:p text:style-name="P470">書式</text:p>
          </table:table-cell>
          <table:table-cell office:value-type="string">
            <text:p text:style-name="P291"/>
            <text:p text:style-name="P414">Bulk <text:span text:style-name="T258">base64encode { | </text:span><text:span text:style-name="T89">b64str</text:span><text:span text:style-name="T258"> | </text:span><text:span text:style-name="T89">body</text:span><text:span text:style-name="T258"> }</text:span></text:p>
          </table:table-cell>
        </table:table-row>
        <table:table-row table:style-name="TableLine2363691243808">
          <table:table-cell office:value-type="string">
            <text:p text:style-name="P470">詳細</text:p>
          </table:table-cell>
          <table:table-cell office:value-type="string">
            <text:p text:style-name="P291"/>
            <text:p text:style-name="P291"><text:span text:style-name="T114">Bulkデータをbase64エンコードします。イテレータ形式のメソッドになるため、Bulkの先頭から57バイト単位でエンコードされた結果が、文字列</text:span><text:span text:style-name="T88">b64str</text:span><text:span text:style-name="T114">として</text:span><text:span text:style-name="T88">body</text:span><text:span text:style-name="T114">に渡されます。</text:span></text:p>
          </table:table-cell>
        </table:table-row>
        <table:table-row table:style-name="TableLine2363691231568">
          <table:table-cell office:value-type="string">
            <text:p text:style-name="P470">戻り値</text:p>
          </table:table-cell>
          <table:table-cell office:value-type="string">
            <text:p text:style-name="P291"/>
            <text:p text:style-name="P414">戻り値は<text:span text:style-name="T53">body</text:span>の実行結果となります。</text:p>
          </table:table-cell>
        </table:table-row>
        <table:table-row table:style-name="TableLine2363691245712">
          <table:table-cell office:value-type="string">
            <text:p text:style-name="P470">例外</text:p>
          </table:table-cell>
          <table:table-cell office:value-type="string">
            <text:p text:style-name="P291"/>
            <text:p text:style-name="P291">ErrSyntax: 書式に誤りがあります。</text:p>
          </table:table-cell>
        </table:table-row>
        <table:table-row table:style-name="TableLine2363691243536">
          <table:table-cell office:value-type="string">
            <text:p text:style-name="P470">使用例</text:p>
          </table:table-cell>
          <table:table-cell office:value-type="string">
            <text:p text:style-name="P291"/>
            <text:p text:style-name="P291"/>
          </table:table-cell>
        </table:table-row>
      </table:table>
      <text:h text:style-name="P788" text:outline-level="3"><text:bookmark-start text:name="__RefHeading___Toc26739_3550414430"/>Bulk::base64decode<text:span text:style-name="T5">　</text:span><text:bookmark-end text:name="__RefHeading___Toc26739_3550414430"/></text:h>
      <text:p text:style-name="P99"/>
      <table:table table:name="表256" table:style-name="表256">
        <table:table-column table:style-name="表256.A"/>
        <table:table-column table:style-name="表256.B"/>
        <table:table-row table:style-name="TableLine2363691241088">
          <table:table-cell office:value-type="string">
            <text:p text:style-name="P471">説明</text:p>
          </table:table-cell>
          <table:table-cell office:value-type="string">
            <text:p text:style-name="P292"/>
            <text:p text:style-name="P292"><text:span text:style-name="T257">base64文字列をデーコードしBulkに取り込みます</text:span>。</text:p>
          </table:table-cell>
        </table:table-row>
        <table:table-row table:style-name="TableLine2363691244080">
          <table:table-cell office:value-type="string">
            <text:p text:style-name="P471">書式</text:p>
          </table:table-cell>
          <table:table-cell office:value-type="string">
            <text:p text:style-name="P292"/>
            <text:p text:style-name="P415">Bulk <text:span text:style-name="T258">base64decode </text:span><text:span text:style-name="T89">val</text:span></text:p>
          </table:table-cell>
        </table:table-row>
        <table:table-row table:style-name="TableLine2363691231840">
          <table:table-cell office:value-type="string">
            <text:p text:style-name="P471">詳細</text:p>
          </table:table-cell>
          <table:table-cell office:value-type="string">
            <text:p text:style-name="P292"/>
            <text:p text:style-name="P292"><text:span text:style-name="T88">val</text:span><text:span text:style-name="T114">をbase64文字列としてデーコードし、Bulkへ取り込みます。もしbase64文字列が複数行に渡る場合は順次本メソッドを呼び出します。</text:span></text:p>
          </table:table-cell>
        </table:table-row>
        <table:table-row table:style-name="TableLine2363691244352">
          <table:table-cell office:value-type="string">
            <text:p text:style-name="P471">戻り値</text:p>
          </table:table-cell>
          <table:table-cell office:value-type="string">
            <text:p text:style-name="P292"/>
            <text:p text:style-name="P415">デコードに成功した場合はtを返します。</text:p>
          </table:table-cell>
        </table:table-row>
        <table:table-row table:style-name="TableLine2363691232656">
          <table:table-cell office:value-type="string">
            <text:p text:style-name="P471">例外</text:p>
          </table:table-cell>
          <table:table-cell office:value-type="string">
            <text:p text:style-name="P292"/>
            <text:p text:style-name="P292">ErrSyntax: 書式に誤りがあります。base64の書式に誤りがあります。</text:p>
          </table:table-cell>
        </table:table-row>
        <table:table-row table:style-name="TableLine2363691231024">
          <table:table-cell office:value-type="string">
            <text:p text:style-name="P471">使用例</text:p>
          </table:table-cell>
          <table:table-cell office:value-type="string">
            <text:p text:style-name="P292"/>
            <text:p text:style-name="P292"/>
          </table:table-cell>
        </table:table-row>
      </table:table>
      <text:h text:style-name="P704" text:outline-level="3"/>
      <text:h text:style-name="P788" text:outline-level="3"><text:bookmark-start text:name="__RefHeading___Toc26741_3550414430"/>Bulk::capacity<text:span text:style-name="T5">　</text:span><text:bookmark-end text:name="__RefHeading___Toc26741_3550414430"/></text:h>
      <text:p text:style-name="P100"/>
      <table:table table:name="表250" table:style-name="表250">
        <table:table-column table:style-name="表250.A"/>
        <table:table-column table:style-name="表250.B"/>
        <table:table-row table:style-name="TableLine2363691229936">
          <table:table-cell office:value-type="string">
            <text:p text:style-name="P472">説明</text:p>
          </table:table-cell>
          <table:table-cell office:value-type="string">
            <text:p text:style-name="P293"/>
            <text:p text:style-name="P293"><text:span text:style-name="T257">Bulkデータの割当容量を返します</text:span>。</text:p>
          </table:table-cell>
        </table:table-row>
        <table:table-row table:style-name="TableLine2363691234016">
          <table:table-cell office:value-type="string">
            <text:p text:style-name="P472">書式</text:p>
          </table:table-cell>
          <table:table-cell office:value-type="string">
            <text:p text:style-name="P293"/>
            <text:p text:style-name="P416">Bulk capacity</text:p>
          </table:table-cell>
        </table:table-row>
        <table:table-row table:style-name="TableLine2363691245440">
          <table:table-cell office:value-type="string">
            <text:p text:style-name="P472">詳細</text:p>
          </table:table-cell>
          <table:table-cell office:value-type="string">
            <text:p text:style-name="P293"/>
            <text:p text:style-name="P420">Bulkデータの現在の割当容量バイト数で返します。この値は、Bulk::apppnedの呼び出しの際に容量が不足している場合は自動的に拡張されます。</text:p>
          </table:table-cell>
        </table:table-row>
        <table:table-row table:style-name="TableLine2363691245984">
          <table:table-cell office:value-type="string">
            <text:p text:style-name="P472">戻り値</text:p>
          </table:table-cell>
          <table:table-cell office:value-type="string">
            <text:p text:style-name="P293"/>
            <text:p text:style-name="P416">Bulkデータの割当容量をバイト数で返します。</text:p>
          </table:table-cell>
        </table:table-row>
        <table:table-row table:style-name="TableLine2363691246256">
          <table:table-cell office:value-type="string">
            <text:p text:style-name="P472">例外</text:p>
          </table:table-cell>
          <table:table-cell office:value-type="string">
            <text:p text:style-name="P293"/>
            <text:p text:style-name="P293">ErrSyntax: 書式に誤りがあります。</text:p>
          </table:table-cell>
        </table:table-row>
        <table:table-row table:style-name="TableLine2363691230208">
          <table:table-cell office:value-type="string">
            <text:p text:style-name="P472">使用例</text:p>
          </table:table-cell>
          <table:table-cell office:value-type="string">
            <text:p text:style-name="P293"/>
            <text:p text:style-name="P293"/>
          </table:table-cell>
        </table:table-row>
      </table:table>
      <text:h text:style-name="P741" text:outline-level="3"/>
      <text:h text:style-name="P788" text:outline-level="3"><text:bookmark-start text:name="__RefHeading___Toc26743_3550414430"/>Bulk::get<text:span text:style-name="T5">　</text:span><text:bookmark-end text:name="__RefHeading___Toc26743_3550414430"/></text:h>
      <text:p text:style-name="P101"/>
      <table:table table:name="表246" table:style-name="表246">
        <table:table-column table:style-name="表246.A"/>
        <table:table-column table:style-name="表246.B"/>
        <table:table-row table:style-name="TableLine2363691244896">
          <table:table-cell office:value-type="string">
            <text:p text:style-name="P473">説明</text:p>
          </table:table-cell>
          <table:table-cell office:value-type="string">
            <text:p text:style-name="P294"/>
            <text:p text:style-name="P294"><text:span text:style-name="T257">Bulkデータの現在位置の値を返します</text:span>。</text:p>
          </table:table-cell>
        </table:table-row>
        <table:table-row table:style-name="TableLine2363691233200">
          <table:table-cell office:value-type="string">
            <text:p text:style-name="P473">書式</text:p>
          </table:table-cell>
          <table:table-cell office:value-type="string">
            <text:p text:style-name="P294"/>
            <text:p text:style-name="P406">Bulk get</text:p>
          </table:table-cell>
        </table:table-row>
        <table:table-row table:style-name="TableLine2363691233472">
          <table:table-cell office:value-type="string">
            <text:p text:style-name="P473">詳細</text:p>
          </table:table-cell>
          <table:table-cell office:value-type="string">
            <text:p text:style-name="P294"/>
            <text:p text:style-name="P421">Bulkデータの現在位置の値を返します。値はバイト値で0から255の整数です。この呼び出しにより現在位置はひとつ進みます。</text:p>
          </table:table-cell>
        </table:table-row>
        <table:table-row table:style-name="TableLine2363691234288">
          <table:table-cell office:value-type="string">
            <text:p text:style-name="P473">戻り値</text:p>
          </table:table-cell>
          <table:table-cell office:value-type="string">
            <text:p text:style-name="P294"/>
            <text:p text:style-name="P406">整数値を返します。現在位置にデータが存在しない場合はnilを返します。</text:p>
          </table:table-cell>
        </table:table-row>
        <table:table-row table:style-name="TableLine2363691234560">
          <table:table-cell office:value-type="string">
            <text:p text:style-name="P473">例外</text:p>
          </table:table-cell>
          <table:table-cell office:value-type="string">
            <text:p text:style-name="P294"/>
            <text:p text:style-name="P294">ErrSyntax: 書式に誤りがあります。</text:p>
          </table:table-cell>
        </table:table-row>
        <table:table-row table:style-name="TableLine2363691234832">
          <table:table-cell office:value-type="string">
            <text:p text:style-name="P473">使用例</text:p>
          </table:table-cell>
          <table:table-cell office:value-type="string">
            <text:p text:style-name="P294"/>
            <text:p text:style-name="P294"/>
          </table:table-cell>
        </table:table-row>
      </table:table>
      <text:h text:style-name="P788" text:outline-level="3"><text:bookmark-start text:name="__RefHeading___Toc26745_3550414430"/>Bulk::len<text:span text:style-name="T5">　</text:span><text:bookmark-end text:name="__RefHeading___Toc26745_3550414430"/></text:h>
      <text:p text:style-name="P100"/>
      <table:table table:name="表249" table:style-name="表249">
        <table:table-column table:style-name="表249.A"/>
        <table:table-column table:style-name="表249.B"/>
        <table:table-row table:style-name="TableLine2363691232112">
          <table:table-cell office:value-type="string">
            <text:p text:style-name="P472">説明</text:p>
          </table:table-cell>
          <table:table-cell office:value-type="string">
            <text:p text:style-name="P293"/>
            <text:p text:style-name="P293"><text:span text:style-name="T257">Bulkデータのサイズを返します</text:span>。</text:p>
          </table:table-cell>
        </table:table-row>
        <table:table-row table:style-name="TableLine2363691257408">
          <table:table-cell office:value-type="string">
            <text:p text:style-name="P472">書式</text:p>
          </table:table-cell>
          <table:table-cell office:value-type="string">
            <text:p text:style-name="P293"/>
            <text:p text:style-name="P416">Bulk len</text:p>
          </table:table-cell>
        </table:table-row>
        <table:table-row table:style-name="TableLine2363691248160">
          <table:table-cell office:value-type="string">
            <text:p text:style-name="P472">詳細</text:p>
          </table:table-cell>
          <table:table-cell office:value-type="string">
            <text:p text:style-name="P293"/>
            <text:p text:style-name="P420">Bulkデータの現在の大きさをバイト数で返します。</text:p>
          </table:table-cell>
        </table:table-row>
        <table:table-row table:style-name="TableLine2363691259312">
          <table:table-cell office:value-type="string">
            <text:p text:style-name="P472">戻り値</text:p>
          </table:table-cell>
          <table:table-cell office:value-type="string">
            <text:p text:style-name="P293"/>
            <text:p text:style-name="P416">Bulkデータのサイズをバイト数で返します。</text:p>
          </table:table-cell>
        </table:table-row>
        <table:table-row table:style-name="TableLine2363691252784">
          <table:table-cell office:value-type="string">
            <text:p text:style-name="P472">例外</text:p>
          </table:table-cell>
          <table:table-cell office:value-type="string">
            <text:p text:style-name="P293"/>
            <text:p text:style-name="P293">ErrSyntax: 書式に誤りがあります。</text:p>
          </table:table-cell>
        </table:table-row>
        <table:table-row table:style-name="TableLine2363691249792">
          <table:table-cell office:value-type="string">
            <text:p text:style-name="P472">使用例</text:p>
          </table:table-cell>
          <table:table-cell office:value-type="string">
            <text:p text:style-name="P293"/>
            <text:p text:style-name="P293"/>
          </table:table-cell>
        </table:table-row>
      </table:table>
      <text:h text:style-name="P788" text:outline-level="3"><text:bookmark-start text:name="__RefHeading___Toc26747_3550414430"/>Bulk::position<text:span text:style-name="T5">　</text:span><text:bookmark-end text:name="__RefHeading___Toc26747_3550414430"/></text:h>
      <text:p text:style-name="P102"/>
      <table:table table:name="表252" table:style-name="表252">
        <table:table-column table:style-name="表252.A"/>
        <table:table-column table:style-name="表252.B"/>
        <table:table-row table:style-name="TableLine2363691253056">
          <table:table-cell office:value-type="string">
            <text:p text:style-name="P474">説明</text:p>
          </table:table-cell>
          <table:table-cell office:value-type="string">
            <text:p text:style-name="P295"/>
            <text:p text:style-name="P295"><text:span text:style-name="T257">Bulkデータの現在位置を返します</text:span>。</text:p>
          </table:table-cell>
        </table:table-row>
        <table:table-row table:style-name="TableLine2363691256320">
          <table:table-cell office:value-type="string">
            <text:p text:style-name="P474">書式</text:p>
          </table:table-cell>
          <table:table-cell office:value-type="string">
            <text:p text:style-name="P295"/>
            <text:p text:style-name="P417">Bulk position</text:p>
          </table:table-cell>
        </table:table-row>
        <table:table-row table:style-name="TableLine2363691259040">
          <table:table-cell office:value-type="string">
            <text:p text:style-name="P474">詳細</text:p>
          </table:table-cell>
          <table:table-cell office:value-type="string">
            <text:p text:style-name="P295"/>
            <text:p text:style-name="P422">Bulkデータの現在位置を返します。</text:p>
          </table:table-cell>
        </table:table-row>
        <table:table-row table:style-name="TableLine2363691258224">
          <table:table-cell office:value-type="string">
            <text:p text:style-name="P474">戻り値</text:p>
          </table:table-cell>
          <table:table-cell office:value-type="string">
            <text:p text:style-name="P295"/>
            <text:p text:style-name="P417">Bulkデータの現在位置を返します。</text:p>
          </table:table-cell>
        </table:table-row>
        <table:table-row table:style-name="TableLine2363691256592">
          <table:table-cell office:value-type="string">
            <text:p text:style-name="P474">例外</text:p>
          </table:table-cell>
          <table:table-cell office:value-type="string">
            <text:p text:style-name="P295"/>
            <text:p text:style-name="P295">ErrSyntax: 書式に誤りがあります。</text:p>
          </table:table-cell>
        </table:table-row>
        <table:table-row table:style-name="TableLine2363691253600">
          <table:table-cell office:value-type="string">
            <text:p text:style-name="P474">使用例</text:p>
          </table:table-cell>
          <table:table-cell office:value-type="string">
            <text:p text:style-name="P295"/>
            <text:p text:style-name="P295"/>
          </table:table-cell>
        </table:table-row>
      </table:table>
      <text:h text:style-name="P788" text:outline-level="3"><text:bookmark-start text:name="__RefHeading___Toc26749_3550414430"/>Bulk::read<text:span text:style-name="T5">　</text:span><text:bookmark-end text:name="__RefHeading___Toc26749_3550414430"/></text:h>
      <text:p text:style-name="P102"/>
      <table:table table:name="表253" table:style-name="表253">
        <table:table-column table:style-name="表253.A"/>
        <table:table-column table:style-name="表253.B"/>
        <table:table-row table:style-name="TableLine2363691255232">
          <table:table-cell office:value-type="string">
            <text:p text:style-name="P474">説明</text:p>
          </table:table-cell>
          <table:table-cell office:value-type="string">
            <text:p text:style-name="P295"/>
            <text:p text:style-name="P295"><text:span text:style-name="T257">Bulkにファイルからデータを読み込みます</text:span>。</text:p>
          </table:table-cell>
        </table:table-row>
        <table:table-row table:style-name="TableLine2363691249520">
          <table:table-cell office:value-type="string">
            <text:p text:style-name="P474">書式</text:p>
          </table:table-cell>
          <table:table-cell office:value-type="string">
            <text:p text:style-name="P295"/>
            <text:p text:style-name="P417">Bulk read <text:span text:style-name="T53">fd</text:span></text:p>
          </table:table-cell>
        </table:table-row>
        <table:table-row table:style-name="TableLine2363691256048">
          <table:table-cell office:value-type="string">
            <text:p text:style-name="P474">詳細</text:p>
          </table:table-cell>
          <table:table-cell office:value-type="string">
            <text:p text:style-name="P295"/>
            <text:p text:style-name="P295"><text:span text:style-name="T114">Bulkにファイル記述子</text:span><text:span text:style-name="T88">fd</text:span><text:span text:style-name="T114">からデータ読み込みます。</text:span><text:span text:style-name="T88">fd</text:span><text:span text:style-name="T114">は、File::fd?により取得したファイル記述子を使用します。</text:span><text:span text:style-name="T88">fd</text:span><text:span text:style-name="T114">は事前に読み込みモードにてオープンされている必要があります。</text:span></text:p>
          </table:table-cell>
        </table:table-row>
        <table:table-row table:style-name="TableLine2363691247072">
          <table:table-cell office:value-type="string">
            <text:p text:style-name="P474">戻り値</text:p>
          </table:table-cell>
          <table:table-cell office:value-type="string">
            <text:p text:style-name="P295"/>
            <text:p text:style-name="P417">Bulkに読み込んだファイルのバイト数を返します。</text:p>
          </table:table-cell>
        </table:table-row>
        <table:table-row table:style-name="TableLine2363691255504">
          <table:table-cell office:value-type="string">
            <text:p text:style-name="P474">例外</text:p>
          </table:table-cell>
          <table:table-cell office:value-type="string">
            <text:p text:style-name="P295"/>
            <text:p text:style-name="P295">ErrSyntax: 書式に誤りがあります。</text:p>
            <text:p text:style-name="P295">ErrFileAcccesss: ファイルが読み込めません。</text:p>
          </table:table-cell>
        </table:table-row>
        <table:table-row table:style-name="TableLine2363691253328">
          <table:table-cell office:value-type="string">
            <text:p text:style-name="P474">使用例</text:p>
          </table:table-cell>
          <table:table-cell office:value-type="string">
            <text:p text:style-name="P295"/>
            <text:p text:style-name="P295"/>
          </table:table-cell>
        </table:table-row>
      </table:table>
      <text:h text:style-name="P742" text:outline-level="3"/>
      <text:h text:style-name="P788" text:outline-level="3"><text:bookmark-start text:name="__RefHeading___Toc26751_3550414430"/>Bulk::seek<text:span text:style-name="T5">　</text:span><text:bookmark-end text:name="__RefHeading___Toc26751_3550414430"/></text:h>
      <text:p text:style-name="P101"/>
      <table:table table:name="表248" table:style-name="表248">
        <table:table-column table:style-name="表248.A"/>
        <table:table-column table:style-name="表248.B"/>
        <table:table-row table:style-name="TableLine2363691247616">
          <table:table-cell office:value-type="string">
            <text:p text:style-name="P473">説明</text:p>
          </table:table-cell>
          <table:table-cell office:value-type="string">
            <text:p text:style-name="P294"/>
            <text:p text:style-name="P294"><text:span text:style-name="T257">Bulkデータの現在位置を設定します</text:span>。</text:p>
          </table:table-cell>
        </table:table-row>
        <table:table-row table:style-name="TableLine2363691252512">
          <table:table-cell office:value-type="string">
            <text:p text:style-name="P473">書式</text:p>
          </table:table-cell>
          <table:table-cell office:value-type="string">
            <text:p text:style-name="P294"/>
            <text:p text:style-name="P406">Bulk seek <text:span text:style-name="T53">val</text:span></text:p>
          </table:table-cell>
        </table:table-row>
        <table:table-row table:style-name="TableLine2363691253872">
          <table:table-cell office:value-type="string">
            <text:p text:style-name="P473">詳細</text:p>
          </table:table-cell>
          <table:table-cell office:value-type="string">
            <text:p text:style-name="P294"/>
            <text:p text:style-name="P294"><text:span text:style-name="T114">Bulkデータの現在位置を値</text:span><text:span text:style-name="T88">val</text:span><text:span text:style-name="T114">に設定します。</text:span></text:p>
          </table:table-cell>
        </table:table-row>
        <table:table-row table:style-name="TableLine2363691257680">
          <table:table-cell office:value-type="string">
            <text:p text:style-name="P473">戻り値</text:p>
          </table:table-cell>
          <table:table-cell office:value-type="string">
            <text:p text:style-name="P294"/>
            <text:p text:style-name="P406">成功した場合元の位置を返します。指定した位置が存在しない場合はnilを返します。</text:p>
          </table:table-cell>
        </table:table-row>
        <table:table-row table:style-name="TableLine2363691247344">
          <table:table-cell office:value-type="string">
            <text:p text:style-name="P473">例外</text:p>
          </table:table-cell>
          <table:table-cell office:value-type="string">
            <text:p text:style-name="P294"/>
            <text:p text:style-name="P294">ErrSyntax: 書式に誤りがあります。</text:p>
          </table:table-cell>
        </table:table-row>
        <table:table-row table:style-name="TableLine2363691250064">
          <table:table-cell office:value-type="string">
            <text:p text:style-name="P473">使用例</text:p>
          </table:table-cell>
          <table:table-cell office:value-type="string">
            <text:p text:style-name="P294"/>
            <text:p text:style-name="P294"/>
          </table:table-cell>
        </table:table-row>
      </table:table>
      <text:h text:style-name="P743" text:outline-level="3"/>
      <text:h text:style-name="P788" text:outline-level="3"><text:bookmark-start text:name="__RefHeading___Toc26753_3550414430"/>Bulk::set<text:span text:style-name="T5">　</text:span><text:bookmark-end text:name="__RefHeading___Toc26753_3550414430"/></text:h>
      <text:p text:style-name="P101"/>
      <table:table table:name="表247" table:style-name="表247">
        <table:table-column table:style-name="表247.A"/>
        <table:table-column table:style-name="表247.B"/>
        <table:table-row table:style-name="TableLine2363691248704">
          <table:table-cell office:value-type="string">
            <text:p text:style-name="P473">説明</text:p>
          </table:table-cell>
          <table:table-cell office:value-type="string">
            <text:p text:style-name="P294"/>
            <text:p text:style-name="P294"><text:span text:style-name="T257">Bulkデータの現在位置に値を設定します</text:span>。</text:p>
          </table:table-cell>
        </table:table-row>
        <table:table-row table:style-name="TableLine2363691250608">
          <table:table-cell office:value-type="string">
            <text:p text:style-name="P473">書式</text:p>
          </table:table-cell>
          <table:table-cell office:value-type="string">
            <text:p text:style-name="P294"/>
            <text:p text:style-name="P406">Bulk set <text:span text:style-name="T53">val</text:span></text:p>
          </table:table-cell>
        </table:table-row>
        <table:table-row table:style-name="TableLine2363691250880">
          <table:table-cell office:value-type="string">
            <text:p text:style-name="P473">詳細</text:p>
          </table:table-cell>
          <table:table-cell office:value-type="string">
            <text:p text:style-name="P294"/>
            <text:p text:style-name="P294"><text:span text:style-name="T114">Bulkデータの現在位置に値</text:span><text:span text:style-name="T88">val</text:span><text:span text:style-name="T114">を設定します。値はバイト値で0から255の整数です。この呼び出しにより現在位置はひとつ進みます。</text:span></text:p>
          </table:table-cell>
        </table:table-row>
        <table:table-row table:style-name="TableLine2363691251152">
          <table:table-cell office:value-type="string">
            <text:p text:style-name="P473">戻り値</text:p>
          </table:table-cell>
          <table:table-cell office:value-type="string">
            <text:p text:style-name="P294"/>
            <text:p text:style-name="P406">成功した場合tを返します。現在位置にデータが設定できない場合はnilを返します。</text:p>
          </table:table-cell>
        </table:table-row>
        <table:table-row table:style-name="TableLine2363691255776">
          <table:table-cell office:value-type="string">
            <text:p text:style-name="P473">例外</text:p>
          </table:table-cell>
          <table:table-cell office:value-type="string">
            <text:p text:style-name="P294"/>
            <text:p text:style-name="P294">ErrSyntax: 書式に誤りがあります。</text:p>
          </table:table-cell>
        </table:table-row>
        <table:table-row table:style-name="TableLine2363691251424">
          <table:table-cell office:value-type="string">
            <text:p text:style-name="P473">使用例</text:p>
          </table:table-cell>
          <table:table-cell office:value-type="string">
            <text:p text:style-name="P294"/>
            <text:p text:style-name="P294"/>
          </table:table-cell>
        </table:table-row>
      </table:table>
      <text:h text:style-name="P788" text:outline-level="3"><text:bookmark-start text:name="__RefHeading___Toc26755_3550414430"/>Bulk::truncate<text:span text:style-name="T5">　</text:span><text:bookmark-end text:name="__RefHeading___Toc26755_3550414430"/></text:h>
      <text:p text:style-name="P100"/>
      <table:table table:name="表251" table:style-name="表251">
        <table:table-column table:style-name="表251.A"/>
        <table:table-column table:style-name="表251.B"/>
        <table:table-row table:style-name="TableLine2363691249248">
          <table:table-cell office:value-type="string">
            <text:p text:style-name="P472">説明</text:p>
          </table:table-cell>
          <table:table-cell office:value-type="string">
            <text:p text:style-name="P293"/>
            <text:p text:style-name="P293"><text:span text:style-name="T257">Bulkデータのデータ量を切り詰めます</text:span>。</text:p>
          </table:table-cell>
        </table:table-row>
        <table:table-row table:style-name="TableLine2363692154384">
          <table:table-cell office:value-type="string">
            <text:p text:style-name="P472">書式</text:p>
          </table:table-cell>
          <table:table-cell office:value-type="string">
            <text:p text:style-name="P293"/>
            <text:p text:style-name="P416">Bulk truncate <text:span text:style-name="T53">val</text:span></text:p>
          </table:table-cell>
        </table:table-row>
        <table:table-row table:style-name="TableLine2363692160368">
          <table:table-cell office:value-type="string">
            <text:p text:style-name="P472">詳細</text:p>
          </table:table-cell>
          <table:table-cell office:value-type="string">
            <text:p text:style-name="P293"/>
            <text:p text:style-name="P293"><text:span text:style-name="T114">Bulkデータの現在のサイズを</text:span><text:span text:style-name="T88">val</text:span><text:span text:style-name="T114">の値に縮小します。valの値は0以上Bulk::len以下である必要があります。</text:span></text:p>
          </table:table-cell>
        </table:table-row>
        <table:table-row table:style-name="TableLine2363692151392">
          <table:table-cell office:value-type="string">
            <text:p text:style-name="P472">戻り値</text:p>
          </table:table-cell>
          <table:table-cell office:value-type="string">
            <text:p text:style-name="P293"/>
            <text:p text:style-name="P416">新しく設定されたBulkデータのサイズを返します。失敗した場合はnilを返します。</text:p>
          </table:table-cell>
        </table:table-row>
        <table:table-row table:style-name="TableLine2363692148128">
          <table:table-cell office:value-type="string">
            <text:p text:style-name="P472">例外</text:p>
          </table:table-cell>
          <table:table-cell office:value-type="string">
            <text:p text:style-name="P293"/>
            <text:p text:style-name="P293">ErrSyntax: 書式に誤りがあります。</text:p>
          </table:table-cell>
        </table:table-row>
        <table:table-row table:style-name="TableLine2363692158736">
          <table:table-cell office:value-type="string">
            <text:p text:style-name="P472">使用例</text:p>
          </table:table-cell>
          <table:table-cell office:value-type="string">
            <text:p text:style-name="P293"/>
            <text:p text:style-name="P293"/>
          </table:table-cell>
        </table:table-row>
      </table:table>
      <text:h text:style-name="P788" text:outline-level="3"><text:bookmark-start text:name="__RefHeading___Toc26757_3550414430"/>Bulk::write<text:span text:style-name="T5">　</text:span><text:bookmark-end text:name="__RefHeading___Toc26757_3550414430"/></text:h>
      <text:p text:style-name="P102"/>
      <table:table table:name="表254" table:style-name="表254">
        <table:table-column table:style-name="表254.A"/>
        <table:table-column table:style-name="表254.B"/>
        <table:table-row table:style-name="TableLine2363692159552">
          <table:table-cell office:value-type="string">
            <text:p text:style-name="P474">説明</text:p>
          </table:table-cell>
          <table:table-cell office:value-type="string">
            <text:p text:style-name="P295"/>
            <text:p text:style-name="P295"><text:span text:style-name="T257">Bulkからファイルにデータを書き込みます</text:span>。</text:p>
          </table:table-cell>
        </table:table-row>
        <table:table-row table:style-name="TableLine2363692155200">
          <table:table-cell office:value-type="string">
            <text:p text:style-name="P474">書式</text:p>
          </table:table-cell>
          <table:table-cell office:value-type="string">
            <text:p text:style-name="P295"/>
            <text:p text:style-name="P417">Bulk write <text:span text:style-name="T53">fd start-index end-index</text:span></text:p>
          </table:table-cell>
        </table:table-row>
        <table:table-row table:style-name="TableLine2363692159280">
          <table:table-cell office:value-type="string">
            <text:p text:style-name="P474">詳細</text:p>
          </table:table-cell>
          <table:table-cell office:value-type="string">
            <text:p text:style-name="P295"/>
            <text:p text:style-name="P291"><text:span text:style-name="T114">Bulkからファイル記述子</text:span><text:span text:style-name="T88">fd</text:span><text:span text:style-name="T114">にデータ書き込みます。</text:span><text:span text:style-name="T88">fd</text:span><text:span text:style-name="T114">は、File::fd?により取得したファイル記述子を使用します。</text:span><text:span text:style-name="T88">fd</text:span><text:span text:style-name="T114">は事前に書き込みモードにてオープンされている必要があります。</text:span></text:p>
            <text:p text:style-name="P291"><text:span text:style-name="T88">start-index</text:span><text:span text:style-name="T114">はBulk内の書き込み開始位置（始点は0）を示します。</text:span></text:p>
            <text:p text:style-name="P291"><text:span text:style-name="T88">end-index</text:span><text:span text:style-name="T114">はBulk内の書き込み終了位置を示します。ただし0を指定した場合はBulkの終端を意味します。</text:span></text:p>
          </table:table-cell>
        </table:table-row>
        <table:table-row table:style-name="TableLine2363692158192">
          <table:table-cell office:value-type="string">
            <text:p text:style-name="P474">戻り値</text:p>
          </table:table-cell>
          <table:table-cell office:value-type="string">
            <text:p text:style-name="P295"/>
            <text:p text:style-name="P417">Bulkからファイルに書き込んだバイト数を返します。</text:p>
          </table:table-cell>
        </table:table-row>
        <table:table-row table:style-name="TableLine2363692147040">
          <table:table-cell office:value-type="string">
            <text:p text:style-name="P474">例外</text:p>
          </table:table-cell>
          <table:table-cell office:value-type="string">
            <text:p text:style-name="P295"/>
            <text:p text:style-name="P295">ErrSyntax: 書式に誤りがあります。</text:p>
            <text:p text:style-name="P295">ErrFileAcccesss: ファイルに書き込めません。</text:p>
          </table:table-cell>
        </table:table-row>
        <table:table-row table:style-name="TableLine2363692159824">
          <table:table-cell office:value-type="string">
            <text:p text:style-name="P474">使用例</text:p>
          </table:table-cell>
          <table:table-cell office:value-type="string">
            <text:p text:style-name="P295"/>
            <text:p text:style-name="P295"/>
          </table:table-cell>
        </table:table-row>
      </table:table>
      <text:h text:style-name="P742" text:outline-level="3"/>
      <text:h text:style-name="P788" text:outline-level="3"><text:bookmark-start text:name="__RefHeading___Toc21592_780634474"/>Coro　<text:bookmark-end text:name="__RefHeading___Toc21592_780634474"/></text:h>
      <text:p text:style-name="P91"/>
      <text:p text:style-name="P173">　Coroクラスは、コルーチンのためのクラスです。コルーチンとは、独立したスタックをもつプログラムの実行単位です。コルーチンは親のコルーチンにより生成され、Coro::nextにより実行を開始されます。コルーチン自身は、コルーチンの中でpauseを呼びだすことにより一時的に実行を停止し、呼び出しもとにいつでも戻ることができます。そして、停止されたコルーチンは親のコルーチンよりいつでもCoro::nextにより再開することができます。</text:p>
      <text:p text:style-name="P173">　コルーチンを生成するためには<text:span text:style-name="T206">coroコマンドを使用します。coroコマンドの戻り値がコルーチンの実体となり、この戻り値に対してCoroクラスのメソッドを呼び出します。</text:span></text:p>
      <text:p text:style-name="P173">　関連するコマンドとして、<text:span text:style-name="T206">coro、pauseがあります。</text:span></text:p>
      <text:p text:style-name="P173"/>
      <text:h text:style-name="P705" text:outline-level="3"/>
      <text:h text:style-name="P788" text:outline-level="3"><text:bookmark-start text:name="__RefHeading___Toc21202_780634474"/>Coro::eval<text:span text:style-name="T5">　</text:span><text:bookmark-end text:name="__RefHeading___Toc21202_780634474"/></text:h>
      <text:p text:style-name="P91"/>
      <table:table table:name="表191" table:style-name="表191">
        <table:table-column table:style-name="表191.A"/>
        <table:table-column table:style-name="表191.B"/>
        <table:table-row table:style-name="TableLine2363692160096">
          <table:table-cell office:value-type="string">
            <text:p text:style-name="P475">説明</text:p>
          </table:table-cell>
          <table:table-cell office:value-type="string">
            <text:p text:style-name="P296"/>
            <text:p text:style-name="P296">コルーチンの環境でブロックを実行します。</text:p>
          </table:table-cell>
        </table:table-row>
        <table:table-row table:style-name="TableLine2363692157648">
          <table:table-cell office:value-type="string">
            <text:p text:style-name="P475">書式</text:p>
          </table:table-cell>
          <table:table-cell office:value-type="string">
            <text:p text:style-name="P296"/>
            <text:p text:style-name="P296">Coro <text:span text:style-name="T204">eval { </text:span><text:span text:style-name="T65">block</text:span><text:span text:style-name="T204"> }</text:span></text:p>
          </table:table-cell>
        </table:table-row>
        <table:table-row table:style-name="TableLine2363692150848">
          <table:table-cell office:value-type="string">
            <text:p text:style-name="P475">詳細</text:p>
          </table:table-cell>
          <table:table-cell office:value-type="string">
            <text:p text:style-name="P296"/>
            <text:p text:style-name="P296">コルーチンの環境で<text:span text:style-name="T53">block</text:span>を実行します。コルーチンが未実行の場合はコルーチンスタックのトップで実行され、コルーチンがpause状態の際は、pauseしているスタックで実行されます。そのため、グローバル変数やスタックトップの変数を用いてコルーチンの環境を改変することができます。</text:p>
          </table:table-cell>
        </table:table-row>
        <table:table-row table:style-name="TableLine2363692156560">
          <table:table-cell office:value-type="string">
            <text:p text:style-name="P475">戻り値</text:p>
          </table:table-cell>
          <table:table-cell office:value-type="string">
            <text:p text:style-name="P296"/>
            <text:p text:style-name="P296"><text:span text:style-name="T53">block</text:span>の戻り値を返します。</text:p>
          </table:table-cell>
        </table:table-row>
        <table:table-row table:style-name="TableLine2363692157104">
          <table:table-cell office:value-type="string">
            <text:p text:style-name="P475">例外</text:p>
          </table:table-cell>
          <table:table-cell office:value-type="string">
            <text:p text:style-name="P296"/>
            <text:p text:style-name="P296">ErrSyntax: 書式に誤りがあります。</text:p>
          </table:table-cell>
        </table:table-row>
        <table:table-row table:style-name="TableLine2363692151936">
          <table:table-cell office:value-type="string">
            <text:p text:style-name="P475">使用例</text:p>
          </table:table-cell>
          <table:table-cell office:value-type="string">
            <text:p text:style-name="P296"/>
            <text:p text:style-name="P296"/>
          </table:table-cell>
        </table:table-row>
        <table:table-row table:style-name="TableLine2363692144320">
          <table:table-cell office:value-type="string">
            <text:p text:style-name="P475">関連項目</text:p>
          </table:table-cell>
          <table:table-cell office:value-type="string">
            <text:p text:style-name="P296"/>
            <text:p text:style-name="P296">coro</text:p>
            <text:p text:style-name="P296">pause</text:p>
            <text:p text:style-name="P296">Coro::release</text:p>
          </table:table-cell>
        </table:table-row>
      </table:table>
      <text:h text:style-name="P706" text:outline-level="3"/>
      <text:h text:style-name="P788" text:outline-level="3"><text:bookmark-start text:name="__RefHeading___Toc19485_2135658563"/>Coro::next<text:span text:style-name="T5">　</text:span><text:bookmark-end text:name="__RefHeading___Toc19485_2135658563"/></text:h>
      <text:p text:style-name="P40"/>
      <table:table table:name="表129" table:style-name="表129">
        <table:table-column table:style-name="表129.A"/>
        <table:table-column table:style-name="表129.B"/>
        <table:table-row table:style-name="TableLine2363692146768">
          <table:table-cell office:value-type="string">
            <text:p text:style-name="P462">説明</text:p>
          </table:table-cell>
          <table:table-cell office:value-type="string">
            <text:p text:style-name="P283"/>
            <text:p text:style-name="P283">コルーチンに制御を移します。</text:p>
          </table:table-cell>
        </table:table-row>
        <table:table-row table:style-name="TableLine2363692144048">
          <table:table-cell office:value-type="string">
            <text:p text:style-name="P462">書式</text:p>
          </table:table-cell>
          <table:table-cell office:value-type="string">
            <text:p text:style-name="P283"/>
            <text:p text:style-name="P283">Coro next</text:p>
          </table:table-cell>
        </table:table-row>
        <table:table-row table:style-name="TableLine2363692144592">
          <table:table-cell office:value-type="string">
            <text:p text:style-name="P462">詳細</text:p>
          </table:table-cell>
          <table:table-cell office:value-type="string">
            <text:p text:style-name="P283"/>
            <text:p text:style-name="P283">コルーチンに制御を移します。</text:p>
          </table:table-cell>
        </table:table-row>
        <table:table-row table:style-name="TableLine2363692153568">
          <table:table-cell office:value-type="string">
            <text:p text:style-name="P462">戻り値</text:p>
          </table:table-cell>
          <table:table-cell office:value-type="string">
            <text:p text:style-name="P283"/>
            <text:p text:style-name="P283">呼び出したコルーチンがpauseコマンドで与えた値が、呼び出したコルーチンの一時終了後に返ります。</text:p>
          </table:table-cell>
        </table:table-row>
        <table:table-row table:style-name="TableLine2363692150576">
          <table:table-cell office:value-type="string">
            <text:p text:style-name="P462">例外</text:p>
          </table:table-cell>
          <table:table-cell office:value-type="string">
            <text:p text:style-name="P283"/>
            <text:p text:style-name="P283">ErrSyntax: 書式に誤りがあります。</text:p>
            <text:p text:style-name="P283">ErrCoroutineOutOfLife: コルーチンの寿命が切れています。</text:p>
          </table:table-cell>
        </table:table-row>
        <table:table-row table:style-name="TableLine2363692145408">
          <table:table-cell office:value-type="string">
            <text:p text:style-name="P462">使用例</text:p>
          </table:table-cell>
          <table:table-cell office:value-type="string">
            <text:p text:style-name="P283"/>
            <text:p text:style-name="P283"/>
          </table:table-cell>
        </table:table-row>
        <table:table-row table:style-name="TableLine2363692156016">
          <table:table-cell office:value-type="string">
            <text:p text:style-name="P462">関連項目</text:p>
          </table:table-cell>
          <table:table-cell office:value-type="string">
            <text:p text:style-name="P283"/>
            <text:p text:style-name="P283">coro</text:p>
            <text:p text:style-name="P283">pause</text:p>
            <text:p text:style-name="P283">Coro::release</text:p>
          </table:table-cell>
        </table:table-row>
      </table:table>
      <text:h text:style-name="P707" text:outline-level="3"/>
      <text:h text:style-name="P788" text:outline-level="3"><text:bookmark-start text:name="__RefHeading__15719_112356151"/>Coro::release<text:span text:style-name="T5">　</text:span><text:bookmark-end text:name="__RefHeading__15719_112356151"/></text:h>
      <text:p text:style-name="P103"/>
      <table:table table:name="Table46" table:style-name="Table46">
        <table:table-column table:style-name="Table46.A"/>
        <table:table-column table:style-name="Table46.B"/>
        <table:table-row table:style-name="TableLine2363692145952">
          <table:table-cell office:value-type="string">
            <text:p text:style-name="P476">説明</text:p>
          </table:table-cell>
          <table:table-cell office:value-type="string">
            <text:p text:style-name="P297"/>
            <text:p text:style-name="P297">コルーチンを開放します。</text:p>
          </table:table-cell>
        </table:table-row>
        <table:table-row table:style-name="TableLine2363692144864">
          <table:table-cell office:value-type="string">
            <text:p text:style-name="P476">書式</text:p>
          </table:table-cell>
          <table:table-cell office:value-type="string">
            <text:p text:style-name="P297"/>
            <text:p text:style-name="P297">Coro release</text:p>
          </table:table-cell>
        </table:table-row>
        <table:table-row table:style-name="TableLine2363692148672">
          <table:table-cell office:value-type="string">
            <text:p text:style-name="P476">詳細</text:p>
          </table:table-cell>
          <table:table-cell office:value-type="string">
            <text:p text:style-name="P297"/>
            <text:p text:style-name="P297">コルーチンのリソースを開放します。</text:p>
          </table:table-cell>
        </table:table-row>
        <table:table-row table:style-name="TableLine2363692149760">
          <table:table-cell office:value-type="string">
            <text:p text:style-name="P476">戻り値</text:p>
          </table:table-cell>
          <table:table-cell office:value-type="string">
            <text:p text:style-name="P297"/>
            <text:p text:style-name="P297">常にnilが返ります。</text:p>
          </table:table-cell>
        </table:table-row>
        <table:table-row table:style-name="TableLine2363692145680">
          <table:table-cell office:value-type="string">
            <text:p text:style-name="P476">例外</text:p>
          </table:table-cell>
          <table:table-cell office:value-type="string">
            <text:p text:style-name="P297"/>
            <text:p text:style-name="P297">ErrSyntax: 書式に誤りがあります。</text:p>
          </table:table-cell>
        </table:table-row>
        <table:table-row table:style-name="TableLine2363692156288">
          <table:table-cell office:value-type="string">
            <text:p text:style-name="P476">使用例</text:p>
          </table:table-cell>
          <table:table-cell office:value-type="string">
            <text:p text:style-name="P297"/>
            <text:p text:style-name="P297"/>
          </table:table-cell>
        </table:table-row>
        <table:table-row table:style-name="TableLine2363692158464">
          <table:table-cell office:value-type="string">
            <text:p text:style-name="P476">関連項目</text:p>
          </table:table-cell>
          <table:table-cell office:value-type="string">
            <text:p text:style-name="P297"/>
            <text:p text:style-name="P297">coro</text:p>
            <text:p text:style-name="P297">pause</text:p>
            <text:p text:style-name="P297">Coro::next</text:p>
          </table:table-cell>
        </table:table-row>
      </table:table>
      <text:h text:style-name="P788" text:outline-level="3"><text:bookmark-start text:name="__RefHeading___Toc21229_1834471834"/>Coro::<text:span text:style-name="T190">stat</text:span><text:span text:style-name="T5">　</text:span><text:bookmark-end text:name="__RefHeading___Toc21229_1834471834"/></text:h>
      <text:p text:style-name="P64"/>
      <table:table table:name="表187" table:style-name="表187">
        <table:table-column table:style-name="表187.A"/>
        <table:table-column table:style-name="表187.B"/>
        <table:table-row table:style-name="TableLine2363692159008">
          <table:table-cell office:value-type="string">
            <text:p text:style-name="P438">説明</text:p>
          </table:table-cell>
          <table:table-cell office:value-type="string">
            <text:p text:style-name="P249"/>
            <text:p text:style-name="P249">コルーチンの状態を返します。</text:p>
          </table:table-cell>
        </table:table-row>
        <table:table-row table:style-name="TableLine2363692148944">
          <table:table-cell office:value-type="string">
            <text:p text:style-name="P438">書式</text:p>
          </table:table-cell>
          <table:table-cell office:value-type="string">
            <text:p text:style-name="P249"/>
            <text:p text:style-name="P249">Coro stat</text:p>
          </table:table-cell>
        </table:table-row>
        <table:table-row table:style-name="TableLine2363692147584">
          <table:table-cell office:value-type="string">
            <text:p text:style-name="P438">詳細</text:p>
          </table:table-cell>
          <table:table-cell office:value-type="string">
            <text:p text:style-name="P249"/>
            <text:p text:style-name="P249">コルーチンの状態を返します。</text:p>
          </table:table-cell>
        </table:table-row>
        <table:table-row table:style-name="TableLine2363692152752">
          <table:table-cell office:value-type="string">
            <text:p text:style-name="P438">戻り値</text:p>
          </table:table-cell>
          <table:table-cell office:value-type="string">
            <text:p text:style-name="P174"/>
            <text:p text:style-name="P174">以下の値を返します。</text:p>
            <text:p text:style-name="P174">INIT … コルーチンが生成された状態。</text:p>
            <text:p text:style-name="P174">RUN … コルーチンが実行中。</text:p>
            <text:p text:style-name="P174">DONE … コルーチンが終了した。</text:p>
          </table:table-cell>
        </table:table-row>
        <table:table-row table:style-name="TableLine2363692147856">
          <table:table-cell office:value-type="string">
            <text:p text:style-name="P438">例外</text:p>
          </table:table-cell>
          <table:table-cell office:value-type="string">
            <text:p text:style-name="P249"/>
            <text:p text:style-name="P249">ErrSyntax: 書式に誤りがあります。</text:p>
          </table:table-cell>
        </table:table-row>
        <table:table-row table:style-name="TableLine2363692151664">
          <table:table-cell office:value-type="string">
            <text:p text:style-name="P438">使用例</text:p>
          </table:table-cell>
          <table:table-cell office:value-type="string">
            <text:p text:style-name="P249"/>
            <text:p text:style-name="P249"/>
          </table:table-cell>
        </table:table-row>
        <table:table-row table:style-name="TableLine2363692155472">
          <table:table-cell office:value-type="string">
            <text:p text:style-name="P438">関連項目</text:p>
          </table:table-cell>
          <table:table-cell office:value-type="string">
            <text:p text:style-name="P249"/>
            <text:p text:style-name="P249">coro</text:p>
            <text:p text:style-name="P249">pause</text:p>
            <text:p text:style-name="P249">Coro::next</text:p>
            <text:p text:style-name="P629">Coro::release</text:p>
          </table:table-cell>
        </table:table-row>
      </table:table>
      <text:h text:style-name="P758" text:outline-level="3"/>
      <text:h text:style-name="P788" text:outline-level="3"><text:bookmark-start text:name="__RefHeading___Toc21594_780634474"/>Dict　<text:bookmark-end text:name="__RefHeading___Toc21594_780634474"/></text:h>
      <text:p text:style-name="P91"/>
      <text:p text:style-name="P173">　Dictクラスは、辞書のクラスです。辞書とは、キーと値によるデータ格納のための構造です。辞書へはキーを指定して値を格納したり、格納した値をキーにより取り出すことが可能であり、リストとあわせて複雑なデータ構造を実現することが可能です。</text:p>
      <text:p text:style-name="P173">　辞書を生成するためにはdict<text:span text:style-name="T206">コマンドを使用します。dictコマンドの戻り値が辞書の実体となり、この戻り値に対してDictクラスのメソッドを呼び出します。</text:span></text:p>
      <text:p text:style-name="P173">　関連するコマンドとして、dict、dict?、dict-class、dict-func、dict-global、dict-local、dict-objectがあります。</text:p>
      <text:h text:style-name="P705" text:outline-level="3"/>
      <text:h text:style-name="P788" text:outline-level="3"><text:bookmark-start text:name="__RefHeading__13974_843795075"/>Dict::each<text:span text:style-name="T5">　</text:span><text:bookmark-end text:name="__RefHeading__13974_843795075"/></text:h>
      <text:p text:style-name="P91"/>
      <table:table table:name="Table17" table:style-name="Table17">
        <table:table-column table:style-name="Table17.A"/>
        <table:table-column table:style-name="Table17.B"/>
        <table:table-row table:style-name="TableLine2363692147312">
          <table:table-cell office:value-type="string">
            <text:p text:style-name="P477">説明</text:p>
          </table:table-cell>
          <table:table-cell office:value-type="string">
            <text:p text:style-name="P298"/>
            <text:p text:style-name="P298">dictオブジェクトのイテレータです。</text:p>
          </table:table-cell>
        </table:table-row>
        <table:table-row table:style-name="TableLine2363692150304">
          <table:table-cell office:value-type="string">
            <text:p text:style-name="P477">書式</text:p>
          </table:table-cell>
          <table:table-cell office:value-type="string">
            <text:p text:style-name="P298"/>
            <text:p text:style-name="P298">Dict each do: { | <text:span text:style-name="T53">key</text:span> <text:span text:style-name="T53">value</text:span> | <text:span text:style-name="T53">block</text:span> }</text:p>
          </table:table-cell>
        </table:table-row>
        <table:table-row table:style-name="TableLine2363692154112">
          <table:table-cell office:value-type="string">
            <text:p text:style-name="P477">詳細</text:p>
          </table:table-cell>
          <table:table-cell office:value-type="string">
            <text:p text:style-name="P298"/>
            <text:p text:style-name="P298">Dictオブジェクトのイテレータです。Dictに保存されているデータに対してdo: ブロックが実行されます。<text:span text:style-name="T53">block</text:span>が実行される際、ハッシュのキー値として<text:span text:style-name="T53">key</text:span>が、値として<text:span text:style-name="T53">value</text:span>が渡されます。</text:p>
          </table:table-cell>
        </table:table-row>
        <table:table-row table:style-name="TableLine2363692152480">
          <table:table-cell office:value-type="string">
            <text:p text:style-name="P477">戻り値</text:p>
          </table:table-cell>
          <table:table-cell office:value-type="string">
            <text:p text:style-name="P298"/>
            <text:p text:style-name="P298">最後に実行されたblockの戻り値が返ります。</text:p>
          </table:table-cell>
        </table:table-row>
        <table:table-row table:style-name="TableLine2363692153296">
          <table:table-cell office:value-type="string">
            <text:p text:style-name="P477">例外</text:p>
          </table:table-cell>
          <table:table-cell office:value-type="string">
            <text:p text:style-name="P298"/>
            <text:p text:style-name="P298"/>
          </table:table-cell>
        </table:table-row>
        <table:table-row table:style-name="TableLine2363692153840">
          <table:table-cell office:value-type="string">
            <text:p text:style-name="P477">使用例</text:p>
          </table:table-cell>
          <table:table-cell office:value-type="string">
            <text:p text:style-name="P298"/>
            <text:p text:style-name="P298"/>
          </table:table-cell>
        </table:table-row>
      </table:table>
      <text:h text:style-name="P772" text:outline-level="3"/>
      <text:h text:style-name="P788" text:outline-level="3"><text:bookmark-start text:name="__RefHeading__14610_1559979953"/>Dict::get<text:span text:style-name="T5">　</text:span><text:bookmark-end text:name="__RefHeading__14610_1559979953"/></text:h>
      <text:p text:style-name="P104"/>
      <table:table table:name="Table18" table:style-name="Table18">
        <table:table-column table:style-name="Table18.A"/>
        <table:table-column table:style-name="Table18.B"/>
        <table:table-row table:style-name="TableLine2363692149488">
          <table:table-cell office:value-type="string">
            <text:p text:style-name="P477">説明</text:p>
          </table:table-cell>
          <table:table-cell office:value-type="string">
            <text:p text:style-name="P298"/>
            <text:p text:style-name="P298">Dictオブジェクトから、キーを指定して値を取得します。</text:p>
          </table:table-cell>
        </table:table-row>
        <table:table-row table:style-name="TableLine2363692170976">
          <table:table-cell office:value-type="string">
            <text:p text:style-name="P477">書式</text:p>
          </table:table-cell>
          <table:table-cell office:value-type="string">
            <text:p text:style-name="P298"/>
            <text:p text:style-name="P298">Dict get <text:span text:style-name="T53">key</text:span></text:p>
          </table:table-cell>
        </table:table-row>
        <table:table-row table:style-name="TableLine2363692173968">
          <table:table-cell office:value-type="string">
            <text:p text:style-name="P477">詳細</text:p>
          </table:table-cell>
          <table:table-cell office:value-type="string">
            <text:p text:style-name="P298"/>
            <text:p text:style-name="P298">Dictオブジェクトから、<text:span text:style-name="T53">key</text:span>を指定して値を取得します。<text:span text:style-name="T53">key</text:span>が設定されていない場合はnilを返します。<text:span text:style-name="T53">key</text:span>は常に文字列に変換されます。</text:p>
          </table:table-cell>
        </table:table-row>
        <table:table-row table:style-name="TableLine2363692161728">
          <table:table-cell office:value-type="string">
            <text:p text:style-name="P477">戻り値</text:p>
          </table:table-cell>
          <table:table-cell office:value-type="string">
            <text:p text:style-name="P298"/>
            <text:p text:style-name="P298">keyに対応する値を返します。対応する値が設定されていない場合はnilを返します。</text:p>
          </table:table-cell>
        </table:table-row>
        <table:table-row table:style-name="TableLine2363692163632">
          <table:table-cell office:value-type="string">
            <text:p text:style-name="P477">例外</text:p>
          </table:table-cell>
          <table:table-cell office:value-type="string">
            <text:p text:style-name="P298"/>
            <text:p text:style-name="P298">ErrSyntax: 書式に誤りがあります。</text:p>
          </table:table-cell>
        </table:table-row>
        <table:table-row table:style-name="TableLine2363692176960">
          <table:table-cell office:value-type="string">
            <text:p text:style-name="P477">使用例</text:p>
          </table:table-cell>
          <table:table-cell office:value-type="string">
            <text:p text:style-name="P298"/>
            <text:p text:style-name="P298"/>
          </table:table-cell>
        </table:table-row>
      </table:table>
      <text:h text:style-name="P772" text:outline-level="3"/>
      <text:h text:style-name="P788" text:outline-level="3"><text:bookmark-start text:name="__RefHeading__14612_1559979953"/>Dict::keys<text:span text:style-name="T5">　</text:span><text:bookmark-end text:name="__RefHeading__14612_1559979953"/></text:h>
      <text:p text:style-name="P104"/>
      <table:table table:name="Table19" table:style-name="Table19">
        <table:table-column table:style-name="Table19.A"/>
        <table:table-column table:style-name="Table19.B"/>
        <table:table-row table:style-name="TableLine2363692174240">
          <table:table-cell office:value-type="string">
            <text:p text:style-name="P477">説明</text:p>
          </table:table-cell>
          <table:table-cell office:value-type="string">
            <text:p text:style-name="P298"/>
            <text:p text:style-name="P298">dictオブジェクトのキー値のリストを返します。</text:p>
          </table:table-cell>
        </table:table-row>
        <table:table-row table:style-name="TableLine2363692177504">
          <table:table-cell office:value-type="string">
            <text:p text:style-name="P477">書式</text:p>
          </table:table-cell>
          <table:table-cell office:value-type="string">
            <text:p text:style-name="P298"/>
            <text:p text:style-name="P298">Dict keys <text:span text:style-name="T221">[ :string ]</text:span></text:p>
          </table:table-cell>
        </table:table-row>
        <table:table-row table:style-name="TableLine2363692169344">
          <table:table-cell office:value-type="string">
            <text:p text:style-name="P477">詳細</text:p>
          </table:table-cell>
          <table:table-cell office:value-type="string">
            <text:p text:style-name="P298"/>
            <text:p text:style-name="P298">Dictオブジェクトの全てのキー値をリストとして返します。オプションの :<text:span text:style-name="T221">string を指定した場合、キー値のデータ型は文字列型となります。指定しない場合はシンボル型となります。</text:span></text:p>
          </table:table-cell>
        </table:table-row>
        <table:table-row table:style-name="TableLine2363692162272">
          <table:table-cell office:value-type="string">
            <text:p text:style-name="P477">戻り値</text:p>
          </table:table-cell>
          <table:table-cell office:value-type="string">
            <text:p text:style-name="P298"/>
            <text:p text:style-name="P298">Dictオブジェクトのキー値のリストが返ります。</text:p>
          </table:table-cell>
        </table:table-row>
        <table:table-row table:style-name="TableLine2363692172880">
          <table:table-cell office:value-type="string">
            <text:p text:style-name="P477">例外</text:p>
          </table:table-cell>
          <table:table-cell office:value-type="string">
            <text:p text:style-name="P298"/>
            <text:p text:style-name="P298">ErrSyntax: 書式に誤りがあります。</text:p>
          </table:table-cell>
        </table:table-row>
        <table:table-row table:style-name="TableLine2363692164176">
          <table:table-cell office:value-type="string">
            <text:p text:style-name="P477">使用例</text:p>
          </table:table-cell>
          <table:table-cell office:value-type="string">
            <text:p text:style-name="P298"/>
            <text:p text:style-name="P298"/>
          </table:table-cell>
        </table:table-row>
      </table:table>
      <text:h text:style-name="P772" text:outline-level="3"/>
      <text:h text:style-name="P788" text:outline-level="3"><text:bookmark-start text:name="__RefHeading__14614_1559979953"/>Dict::len<text:span text:style-name="T5">　</text:span><text:bookmark-end text:name="__RefHeading__14614_1559979953"/></text:h>
      <text:p text:style-name="P104"/>
      <table:table table:name="Table20" table:style-name="Table20">
        <table:table-column table:style-name="Table20.A"/>
        <table:table-column table:style-name="Table20.B"/>
        <table:table-row table:style-name="TableLine2363692175056">
          <table:table-cell office:value-type="string">
            <text:p text:style-name="P477">説明</text:p>
          </table:table-cell>
          <table:table-cell office:value-type="string">
            <text:p text:style-name="P298"/>
            <text:p text:style-name="P298">Dictオブジェクトの要素数を返します。</text:p>
          </table:table-cell>
        </table:table-row>
        <table:table-row table:style-name="TableLine2363692172336">
          <table:table-cell office:value-type="string">
            <text:p text:style-name="P477">書式</text:p>
          </table:table-cell>
          <table:table-cell office:value-type="string">
            <text:p text:style-name="P298"/>
            <text:p text:style-name="P298">Dict len</text:p>
          </table:table-cell>
        </table:table-row>
        <table:table-row table:style-name="TableLine2363692162816">
          <table:table-cell office:value-type="string">
            <text:p text:style-name="P477">詳細</text:p>
          </table:table-cell>
          <table:table-cell office:value-type="string">
            <text:p text:style-name="P298"/>
            <text:p text:style-name="P298">Dictオブジェクトに格納されている要素の数を返します。</text:p>
          </table:table-cell>
        </table:table-row>
        <table:table-row table:style-name="TableLine2363692167984">
          <table:table-cell office:value-type="string">
            <text:p text:style-name="P477">戻り値</text:p>
          </table:table-cell>
          <table:table-cell office:value-type="string">
            <text:p text:style-name="P298"/>
            <text:p text:style-name="P298">Dictオブジェクトに格納されている要素の数が返ります。</text:p>
          </table:table-cell>
        </table:table-row>
        <table:table-row table:style-name="TableLine2363692178048">
          <table:table-cell office:value-type="string">
            <text:p text:style-name="P477">例外</text:p>
          </table:table-cell>
          <table:table-cell office:value-type="string">
            <text:p text:style-name="P298"/>
            <text:p text:style-name="P298">ErrSyntax: 書式に誤りがあります。</text:p>
          </table:table-cell>
        </table:table-row>
        <table:table-row table:style-name="TableLine2363692168256">
          <table:table-cell office:value-type="string">
            <text:p text:style-name="P477">使用例</text:p>
          </table:table-cell>
          <table:table-cell office:value-type="string">
            <text:p text:style-name="P298"/>
            <text:p text:style-name="P298"/>
          </table:table-cell>
        </table:table-row>
      </table:table>
      <text:h text:style-name="P772" text:outline-level="3"/>
      <text:h text:style-name="P788" text:outline-level="3"><text:bookmark-start text:name="__RefHeading__14616_1559979953"/>Dict::pairs<text:span text:style-name="T5">　</text:span><text:bookmark-end text:name="__RefHeading__14616_1559979953"/></text:h>
      <text:p text:style-name="P104"/>
      <table:table table:name="Table21" table:style-name="Table21">
        <table:table-column table:style-name="Table21.A"/>
        <table:table-column table:style-name="Table21.B"/>
        <table:table-row table:style-name="TableLine2363692174512">
          <table:table-cell office:value-type="string">
            <text:p text:style-name="P477">説明</text:p>
          </table:table-cell>
          <table:table-cell office:value-type="string">
            <text:p text:style-name="P298"/>
            <text:p text:style-name="P298">Dictオブジェクトに格納されたキー値、値のドット対をリストで返します。</text:p>
          </table:table-cell>
        </table:table-row>
        <table:table-row table:style-name="TableLine2363692164720">
          <table:table-cell office:value-type="string">
            <text:p text:style-name="P477">書式</text:p>
          </table:table-cell>
          <table:table-cell office:value-type="string">
            <text:p text:style-name="P298"/>
            <text:p text:style-name="P298">Dict pairs <text:span text:style-name="T221">[ :string ]</text:span></text:p>
          </table:table-cell>
        </table:table-row>
        <table:table-row table:style-name="TableLine2363692172608">
          <table:table-cell office:value-type="string">
            <text:p text:style-name="P477">詳細</text:p>
          </table:table-cell>
          <table:table-cell office:value-type="string">
            <text:p text:style-name="P298"/>
            <text:p text:style-name="P299">Dictオブジェクトに格納されたキー値、値のドット対を作成し、その全要素をリストとして返します。オプションの :<text:span text:style-name="T221">string を指定した場合、キー値のデータ型は文字列型となります。指定しない場合はシンボル型となります。値については、常に値を格納した時の型が保持されます。</text:span></text:p>
          </table:table-cell>
        </table:table-row>
        <table:table-row table:style-name="TableLine2363692172064">
          <table:table-cell office:value-type="string">
            <text:p text:style-name="P477">戻り値</text:p>
          </table:table-cell>
          <table:table-cell office:value-type="string">
            <text:p text:style-name="P298"/>
            <text:p text:style-name="P298">Dictオブジェクトの全要素のキー値、値のドット対がリストで返ります。</text:p>
          </table:table-cell>
        </table:table-row>
        <table:table-row table:style-name="TableLine2363692161184">
          <table:table-cell office:value-type="string">
            <text:p text:style-name="P477">例外</text:p>
          </table:table-cell>
          <table:table-cell office:value-type="string">
            <text:p text:style-name="P298"/>
            <text:p text:style-name="P298">ErrSyntax: 書式に誤りがあります。</text:p>
          </table:table-cell>
        </table:table-row>
        <table:table-row table:style-name="TableLine2363692164992">
          <table:table-cell office:value-type="string">
            <text:p text:style-name="P477">使用例</text:p>
          </table:table-cell>
          <table:table-cell office:value-type="string">
            <text:p text:style-name="P298"/>
            <text:p text:style-name="P298"/>
          </table:table-cell>
        </table:table-row>
      </table:table>
      <text:h text:style-name="P772" text:outline-level="3"/>
      <text:h text:style-name="P788" text:outline-level="3"><text:bookmark-start text:name="__RefHeading__14618_1559979953"/>Dict::set<text:span text:style-name="T5">　</text:span><text:bookmark-end text:name="__RefHeading__14618_1559979953"/></text:h>
      <text:p text:style-name="P104"/>
      <table:table table:name="Table22" table:style-name="Table22">
        <table:table-column table:style-name="Table22.A"/>
        <table:table-column table:style-name="Table22.B"/>
        <table:table-row table:style-name="TableLine2363692171520">
          <table:table-cell office:value-type="string">
            <text:p text:style-name="P477">説明</text:p>
          </table:table-cell>
          <table:table-cell office:value-type="string">
            <text:p text:style-name="P298"/>
            <text:p text:style-name="P298">Dictオブジェクトに、キーを指定して値を設定します。</text:p>
          </table:table-cell>
        </table:table-row>
        <table:table-row table:style-name="TableLine2363692161456">
          <table:table-cell office:value-type="string">
            <text:p text:style-name="P477">書式</text:p>
          </table:table-cell>
          <table:table-cell office:value-type="string">
            <text:p text:style-name="P298"/>
            <text:p text:style-name="P298">Dict set <text:span text:style-name="T53">key value</text:span></text:p>
          </table:table-cell>
        </table:table-row>
        <table:table-row table:style-name="TableLine2363692173424">
          <table:table-cell office:value-type="string">
            <text:p text:style-name="P477">詳細</text:p>
          </table:table-cell>
          <table:table-cell office:value-type="string">
            <text:p text:style-name="P298"/>
            <text:p text:style-name="P298">Dictオブジェクトに、<text:span text:style-name="T53">key</text:span>を指定して値<text:span text:style-name="T53">value</text:span>を設定します。すでに<text:span text:style-name="T53">key</text:span>が存在する場合は<text:span text:style-name="T53">value</text:span>で上書きされます。<text:span text:style-name="T53">key</text:span>値は常に文字列に変換されます。</text:p>
          </table:table-cell>
        </table:table-row>
        <table:table-row table:style-name="TableLine2363692175328">
          <table:table-cell office:value-type="string">
            <text:p text:style-name="P477">戻り値</text:p>
          </table:table-cell>
          <table:table-cell office:value-type="string">
            <text:p text:style-name="P298"/>
            <text:p text:style-name="P298"><text:span text:style-name="T99">常に</text:span><text:span text:style-name="T53">value</text:span>が返ります。</text:p>
          </table:table-cell>
        </table:table-row>
        <table:table-row table:style-name="TableLine2363692165536">
          <table:table-cell office:value-type="string">
            <text:p text:style-name="P477">例外</text:p>
          </table:table-cell>
          <table:table-cell office:value-type="string">
            <text:p text:style-name="P298"/>
            <text:p text:style-name="P298">ErrSyntax: 書式に誤りがあります。</text:p>
          </table:table-cell>
        </table:table-row>
        <table:table-row table:style-name="TableLine2363692166080">
          <table:table-cell office:value-type="string">
            <text:p text:style-name="P477">使用例</text:p>
          </table:table-cell>
          <table:table-cell office:value-type="string">
            <text:p text:style-name="P298"/>
            <text:p text:style-name="P298"/>
          </table:table-cell>
        </table:table-row>
      </table:table>
      <text:h text:style-name="P772" text:outline-level="3"/>
      <text:h text:style-name="P788" text:outline-level="3"><text:bookmark-start text:name="__RefHeading__14620_1559979953"/>Dict::set?<text:span text:style-name="T5">　</text:span><text:bookmark-end text:name="__RefHeading__14620_1559979953"/></text:h>
      <text:p text:style-name="P104"/>
      <table:table table:name="Table23" table:style-name="Table23">
        <table:table-column table:style-name="Table23.A"/>
        <table:table-column table:style-name="Table23.B"/>
        <table:table-row table:style-name="TableLine2363692173152">
          <table:table-cell office:value-type="string">
            <text:p text:style-name="P477">説明</text:p>
          </table:table-cell>
          <table:table-cell office:value-type="string">
            <text:p text:style-name="P298"/>
            <text:p text:style-name="P298">Dictオブジェクトにキー値が設定されているか調べます。</text:p>
          </table:table-cell>
        </table:table-row>
        <table:table-row table:style-name="TableLine2363692162544">
          <table:table-cell office:value-type="string">
            <text:p text:style-name="P477">書式</text:p>
          </table:table-cell>
          <table:table-cell office:value-type="string">
            <text:p text:style-name="P298"/>
            <text:p text:style-name="P298">Dict set? <text:span text:style-name="T53">key</text:span></text:p>
          </table:table-cell>
        </table:table-row>
        <table:table-row table:style-name="TableLine2363692166624">
          <table:table-cell office:value-type="string">
            <text:p text:style-name="P477">詳細</text:p>
          </table:table-cell>
          <table:table-cell office:value-type="string">
            <text:p text:style-name="P298"/>
            <text:p text:style-name="P298">Dictオブジェクトにキー値として<text:span text:style-name="T53">key</text:span>が設定されているかを調べます。</text:p>
          </table:table-cell>
        </table:table-row>
        <table:table-row table:style-name="TableLine2363692170432">
          <table:table-cell office:value-type="string">
            <text:p text:style-name="P477">戻り値</text:p>
          </table:table-cell>
          <table:table-cell office:value-type="string">
            <text:p text:style-name="P298"/>
            <text:p text:style-name="P298">キー値として<text:span text:style-name="T53">key</text:span>が設定されている場合はtを返します。設定されていない場合はnilを返します。</text:p>
          </table:table-cell>
        </table:table-row>
        <table:table-row table:style-name="TableLine2363692174784">
          <table:table-cell office:value-type="string">
            <text:p text:style-name="P477">例外</text:p>
          </table:table-cell>
          <table:table-cell office:value-type="string">
            <text:p text:style-name="P298"/>
            <text:p text:style-name="P298">ErrSyntax: 書式に誤りがあります。</text:p>
          </table:table-cell>
        </table:table-row>
        <table:table-row table:style-name="TableLine2363692163088">
          <table:table-cell office:value-type="string">
            <text:p text:style-name="P477">使用例</text:p>
          </table:table-cell>
          <table:table-cell office:value-type="string">
            <text:p text:style-name="P298"/>
            <text:p text:style-name="P298"/>
          </table:table-cell>
        </table:table-row>
      </table:table>
      <text:h text:style-name="P788" text:outline-level="3"><text:bookmark-start text:name="__RefHeading___Toc25114_2612789494"/>Dict::stat<text:span text:style-name="T5">　</text:span><text:bookmark-end text:name="__RefHeading___Toc25114_2612789494"/></text:h>
      <text:p text:style-name="P105"/>
      <table:table table:name="表232" table:style-name="表232">
        <table:table-column table:style-name="表232.A"/>
        <table:table-column table:style-name="表232.B"/>
        <table:table-row table:style-name="TableLine2363692163904">
          <table:table-cell office:value-type="string">
            <text:p text:style-name="P478">説明</text:p>
          </table:table-cell>
          <table:table-cell office:value-type="string">
            <text:p text:style-name="P300"/>
            <text:p text:style-name="P300">Dictオブジェクト統計を返します。</text:p>
          </table:table-cell>
        </table:table-row>
        <table:table-row table:style-name="TableLine2363692167168">
          <table:table-cell office:value-type="string">
            <text:p text:style-name="P478">書式</text:p>
          </table:table-cell>
          <table:table-cell office:value-type="string">
            <text:p text:style-name="P300"/>
            <text:p text:style-name="P300">Dict stat</text:p>
          </table:table-cell>
        </table:table-row>
        <table:table-row table:style-name="TableLine2363692167440">
          <table:table-cell office:value-type="string">
            <text:p text:style-name="P478">詳細</text:p>
          </table:table-cell>
          <table:table-cell office:value-type="string">
            <text:p text:style-name="P300"/>
            <text:p text:style-name="P300">Dictオブジェクト統計情報を返します。要素数とバケットサイズがリストで返却されます。</text:p>
          </table:table-cell>
        </table:table-row>
        <table:table-row table:style-name="TableLine2363692168528">
          <table:table-cell office:value-type="string">
            <text:p text:style-name="P478">戻り値</text:p>
          </table:table-cell>
          <table:table-cell office:value-type="string">
            <text:p text:style-name="P300"/>
            <text:p text:style-name="P300">要素数とバケットサイズのリストが返ります。</text:p>
          </table:table-cell>
        </table:table-row>
        <table:table-row table:style-name="TableLine2363692167712">
          <table:table-cell office:value-type="string">
            <text:p text:style-name="P478">例外</text:p>
          </table:table-cell>
          <table:table-cell office:value-type="string">
            <text:p text:style-name="P300"/>
            <text:p text:style-name="P300">ErrSyntax: 書式に誤りがあります。</text:p>
          </table:table-cell>
        </table:table-row>
        <table:table-row table:style-name="TableLine2363692168800">
          <table:table-cell office:value-type="string">
            <text:p text:style-name="P478">使用例</text:p>
          </table:table-cell>
          <table:table-cell office:value-type="string">
            <text:p text:style-name="P300"/>
            <text:p text:style-name="P300"/>
          </table:table-cell>
        </table:table-row>
      </table:table>
      <text:h text:style-name="P773" text:outline-level="3"/>
      <text:h text:style-name="P788" text:outline-level="3"><text:bookmark-start text:name="__RefHeading__14622_1559979953"/>Dict::string<text:span text:style-name="T5">　</text:span><text:bookmark-end text:name="__RefHeading__14622_1559979953"/></text:h>
      <text:p text:style-name="P104"/>
      <table:table table:name="Table24" table:style-name="Table24">
        <table:table-column table:style-name="Table24.A"/>
        <table:table-column table:style-name="Table24.B"/>
        <table:table-row table:style-name="TableLine2363692170704">
          <table:table-cell office:value-type="string">
            <text:p text:style-name="P477">説明</text:p>
          </table:table-cell>
          <table:table-cell office:value-type="string">
            <text:p text:style-name="P298"/>
            <text:p text:style-name="P298">Dictオブジェクトの文字列表現を返します。</text:p>
          </table:table-cell>
        </table:table-row>
        <table:table-row table:style-name="TableLine2363692183760">
          <table:table-cell office:value-type="string">
            <text:p text:style-name="P477">書式</text:p>
          </table:table-cell>
          <table:table-cell office:value-type="string">
            <text:p text:style-name="P298"/>
            <text:p text:style-name="P298">Dict string</text:p>
          </table:table-cell>
        </table:table-row>
        <table:table-row table:style-name="TableLine2363692185120">
          <table:table-cell office:value-type="string">
            <text:p text:style-name="P477">詳細</text:p>
          </table:table-cell>
          <table:table-cell office:value-type="string">
            <text:p text:style-name="P298"/>
            <text:p text:style-name="P298">Dictオブジェクトの文字列表現を返します。</text:p>
          </table:table-cell>
        </table:table-row>
        <table:table-row table:style-name="TableLine2363692191104">
          <table:table-cell office:value-type="string">
            <text:p text:style-name="P477">戻り値</text:p>
          </table:table-cell>
          <table:table-cell office:value-type="string">
            <text:p text:style-name="P298"/>
            <text:p text:style-name="P298">Dictオブジェクトの文字列表現を返します。</text:p>
          </table:table-cell>
        </table:table-row>
        <table:table-row table:style-name="TableLine2363692190016">
          <table:table-cell office:value-type="string">
            <text:p text:style-name="P477">例外</text:p>
          </table:table-cell>
          <table:table-cell office:value-type="string">
            <text:p text:style-name="P298"/>
            <text:p text:style-name="P298">ErrSyntax: 書式に誤りがあります。</text:p>
          </table:table-cell>
        </table:table-row>
        <table:table-row table:style-name="TableLine2363692189744">
          <table:table-cell office:value-type="string">
            <text:p text:style-name="P477">使用例</text:p>
          </table:table-cell>
          <table:table-cell office:value-type="string">
            <text:p text:style-name="P298"/>
            <text:p text:style-name="P298"/>
          </table:table-cell>
        </table:table-row>
      </table:table>
      <text:h text:style-name="P772" text:outline-level="3"/>
      <text:h text:style-name="P788" text:outline-level="3"><text:bookmark-start text:name="__RefHeading__14624_1559979953"/>Dict::unset<text:span text:style-name="T5">　</text:span><text:bookmark-end text:name="__RefHeading__14624_1559979953"/></text:h>
      <text:p text:style-name="P104"/>
      <table:table table:name="Table25" table:style-name="Table25">
        <table:table-column table:style-name="Table25.A"/>
        <table:table-column table:style-name="Table25.B"/>
        <table:table-row table:style-name="TableLine2363692186752">
          <table:table-cell office:value-type="string">
            <text:p text:style-name="P477">説明</text:p>
          </table:table-cell>
          <table:table-cell office:value-type="string">
            <text:p text:style-name="P298"/>
            <text:p text:style-name="P298">Dictオブジェクトに設定されたキー値を削除します。</text:p>
          </table:table-cell>
        </table:table-row>
        <table:table-row table:style-name="TableLine2363692181856">
          <table:table-cell office:value-type="string">
            <text:p text:style-name="P477">書式</text:p>
          </table:table-cell>
          <table:table-cell office:value-type="string">
            <text:p text:style-name="P298"/>
            <text:p text:style-name="P298">Dict unset <text:span text:style-name="T53">key</text:span></text:p>
          </table:table-cell>
        </table:table-row>
        <table:table-row table:style-name="TableLine2363692182128">
          <table:table-cell office:value-type="string">
            <text:p text:style-name="P477">詳細</text:p>
          </table:table-cell>
          <table:table-cell office:value-type="string">
            <text:p text:style-name="P298"/>
            <text:p text:style-name="P298">Dictオブジェクトに設定された値をキー値<text:span text:style-name="T53">key</text:span>を指定して削除します。</text:p>
          </table:table-cell>
        </table:table-row>
        <table:table-row table:style-name="TableLine2363692184304">
          <table:table-cell office:value-type="string">
            <text:p text:style-name="P477">戻り値</text:p>
          </table:table-cell>
          <table:table-cell office:value-type="string">
            <text:p text:style-name="P298"/>
            <text:p text:style-name="P298"><text:span text:style-name="T53">key</text:span>に設定されていた値を返します。<text:span text:style-name="T53">key</text:span>が存在しない場合はnilを返します。</text:p>
          </table:table-cell>
        </table:table-row>
        <table:table-row table:style-name="TableLine2363692182400">
          <table:table-cell office:value-type="string">
            <text:p text:style-name="P477">例外</text:p>
          </table:table-cell>
          <table:table-cell office:value-type="string">
            <text:p text:style-name="P298"/>
            <text:p text:style-name="P298">ErrSyntax: 書式に誤りがあります。</text:p>
          </table:table-cell>
        </table:table-row>
        <table:table-row table:style-name="TableLine2363692179408">
          <table:table-cell office:value-type="string">
            <text:p text:style-name="P477">使用例</text:p>
          </table:table-cell>
          <table:table-cell office:value-type="string">
            <text:p text:style-name="P298"/>
            <text:p text:style-name="P298"/>
          </table:table-cell>
        </table:table-row>
      </table:table>
      <text:h text:style-name="P759" text:outline-level="3"/>
      <text:h text:style-name="P788" text:outline-level="3"><text:bookmark-start text:name="__RefHeading___Toc21596_780634474"/>File　<text:bookmark-end text:name="__RefHeading___Toc21596_780634474"/></text:h>
      <text:p text:style-name="P91"/>
      <text:p text:style-name="P173">　Fileクラスは、ファイルへアクセスするためのクラスです。ファイルとは、<text:span text:style-name="T4">P</text:span>erfume言語処理系の外でOSにより管理されるデータであり、<text:span text:style-name="T4">P</text:span>erfume言語処理系からは、ファイルのオープン、読み込み、書き出し、クローズの操作を行なうことにより、OSとのデータのやりとりを実現します。</text:p>
      <text:p text:style-name="P175">　Fileオブジェクトを生成するためにはnew File<text:span text:style-name="T206">を実行します。</text:span></text:p>
      <text:p text:style-name="P175">　<text:span text:style-name="T4">P</text:span>erfumeでのファイルの入出力はすべてテキストファイルを想定しています。入力の際は、改行までを１単位として読み込みます。出力の際は、最後に改行を付加します。</text:p>
      <text:p text:style-name="P175">しかし、プログラムで処理する際は、改行コードが邪魔になることが多いため、Fileオブジェクトのプロパティにはnewlineを設定することができます。</text:p>
      <text:p text:style-name="P173">入力用ファイルには、デフォルトでnewlineが<text:span text:style-name="T207">nil</text:span>に設定され、改行コードは取り除かれます。出力用ファイルにはデフォルトでnewlineがtに設定され、自動的に改行が付加されます。</text:p>
      <text:p text:style-name="P173">また、入出力の際の<text:span text:style-name="T207">File::puts、File::getsには :nonewline オプションを指定することが可能で、明示的に改行の有無を指定することが可能です。</text:span></text:p>
      <text:p text:style-name="P176">　ファイルが終端に達した場合、getsがnilを返します。また、ファイルの終端はeof? メソッドで判定可能です。ただし、これは最後にgetsで読み込んだ後でなければ終端を判定しません。したがって多くの場合、ファイルの終端を判定するためには、getsの戻り値がnilであることを確認するのが確実です。</text:p>
      <text:p text:style-name="P177">　ファイル入出力にあたり、文字のエンコード／デコードを行なうのはFileクラスになります。エンコーディングについては、現時点でUTF-8、EUC-JP、Shift-JISが利用できます。また、エンコーディングにRAWを指定することにより、エンコードを実施せずファイルの内容をバイトストリームとして取り扱うことが可能です。エンコーディングを指定するには、Fileオブジェクトに対して、set-encoding、set-input-encoding、set-output-encodingを呼び出すことにより行います。ファイルエンコーディングの<text:span text:style-name="T5">既定</text:span>値は、グローバル変数DEFAULT_DIRENT_ENCODINGにより指定されます。同様に、ロードするスクリプトファイルの内容に対するエンコーディングの<text:span text:style-name="T5">既定</text:span>値はDEFAULT_SCRIPT_ENCODING</text:p>
      <text:p text:style-name="P177">により指定され、ファイル名に対するエンコーディングの<text:span text:style-name="T5">既定</text:span>値はDEFAULT_DIRENT_ENCODINGにより指定されます。</text:p>
      <text:p text:style-name="P173">　関連するコマンドとして、print、println、readがあります。</text:p>
      <text:h text:style-name="P788" text:outline-level="3"><text:bookmark-start text:name="__RefHeading___Toc19487_2135658563"/><text:a xlink:type="simple" xlink:href="../../../:clear" text:style-name="Internet_20_link" text:visited-style-name="Visited_20_Internet_20_Link"><text:span text:style-name="T141">File::</text:span></text:a><text:a xlink:type="simple" xlink:href="../../../:clear" text:style-name="Internet_20_link" text:visited-style-name="Visited_20_Internet_20_Link"><text:span text:style-name="T142">clear</text:span></text:a><text:span text:style-name="T143">　</text:span><text:bookmark-end text:name="__RefHeading___Toc19487_2135658563"/></text:h>
      <text:p text:style-name="P91"/>
      <table:table table:name="表91" table:style-name="表91">
        <table:table-column table:style-name="表91.A"/>
        <table:table-column table:style-name="表91.B"/>
        <table:table-row table:style-name="TableLine2363692178592">
          <table:table-cell office:value-type="string">
            <text:p text:style-name="P479">説明</text:p>
          </table:table-cell>
          <table:table-cell office:value-type="string">
            <text:p text:style-name="P301"/>
            <text:p text:style-name="P301">ファイルのエラーをリセットします。</text:p>
          </table:table-cell>
        </table:table-row>
        <table:table-row table:style-name="TableLine2363692182672">
          <table:table-cell office:value-type="string">
            <text:p text:style-name="P479">書式</text:p>
          </table:table-cell>
          <table:table-cell office:value-type="string">
            <text:p text:style-name="P301"/>
            <text:p text:style-name="P301">File <text:span text:style-name="T185">clear</text:span></text:p>
          </table:table-cell>
        </table:table-row>
        <table:table-row table:style-name="TableLine2363692184576">
          <table:table-cell office:value-type="string">
            <text:p text:style-name="P479">詳細</text:p>
          </table:table-cell>
          <table:table-cell office:value-type="string">
            <text:p text:style-name="P301"/>
            <text:p text:style-name="P301">ファイルの入出力で発生したエラーをリセットします。標準入力の読み込みで発生したeof (Control-D押下時<text:span text:style-name="T185">) を本メソッドによりクリアできます。</text:span></text:p>
          </table:table-cell>
        </table:table-row>
        <table:table-row table:style-name="TableLine2363692189200">
          <table:table-cell office:value-type="string">
            <text:p text:style-name="P479">戻り値</text:p>
          </table:table-cell>
          <table:table-cell office:value-type="string">
            <text:p text:style-name="P301"/>
            <text:p text:style-name="P301"><text:span text:style-name="T185">tを返します</text:span>。</text:p>
          </table:table-cell>
        </table:table-row>
        <table:table-row table:style-name="TableLine2363692182944">
          <table:table-cell office:value-type="string">
            <text:p text:style-name="P479">例外</text:p>
          </table:table-cell>
          <table:table-cell office:value-type="string">
            <text:p text:style-name="P301"/>
            <text:p text:style-name="P301"/>
          </table:table-cell>
        </table:table-row>
        <table:table-row table:style-name="TableLine2363692184032">
          <table:table-cell office:value-type="string">
            <text:p text:style-name="P479">使用例</text:p>
          </table:table-cell>
          <table:table-cell office:value-type="string">
            <text:p text:style-name="P301"/>
            <text:p text:style-name="P301"/>
          </table:table-cell>
        </table:table-row>
      </table:table>
      <text:h text:style-name="P788" text:outline-level="3"><text:bookmark-start text:name="__RefHeading___Toc19489_2135658563"/><text:a xlink:type="simple" xlink:href="../../../:close" text:style-name="Internet_20_link" text:visited-style-name="Visited_20_Internet_20_Link"><text:span text:style-name="T144">File::</text:span></text:a><text:a xlink:type="simple" xlink:href="../../../:close" text:style-name="Internet_20_link" text:visited-style-name="Visited_20_Internet_20_Link"><text:span text:style-name="T145">close</text:span></text:a><text:span text:style-name="T146">　</text:span><text:bookmark-end text:name="__RefHeading___Toc19489_2135658563"/></text:h>
      <text:p text:style-name="P106"/>
      <table:table table:name="表112" table:style-name="表112">
        <table:table-column table:style-name="表112.A"/>
        <table:table-column table:style-name="表112.B"/>
        <table:table-row table:style-name="TableLine2363692187840">
          <table:table-cell office:value-type="string">
            <text:p text:style-name="P480">説明</text:p>
          </table:table-cell>
          <table:table-cell office:value-type="string">
            <text:p text:style-name="P302"/>
            <text:p text:style-name="P302">ファイルをクローズします。</text:p>
          </table:table-cell>
        </table:table-row>
        <table:table-row table:style-name="TableLine2363692179680">
          <table:table-cell office:value-type="string">
            <text:p text:style-name="P480">書式</text:p>
          </table:table-cell>
          <table:table-cell office:value-type="string">
            <text:p text:style-name="P302"/>
            <text:p text:style-name="P302">File <text:span text:style-name="T188">close</text:span></text:p>
          </table:table-cell>
        </table:table-row>
        <table:table-row table:style-name="TableLine2363692179952">
          <table:table-cell office:value-type="string">
            <text:p text:style-name="P480">詳細</text:p>
          </table:table-cell>
          <table:table-cell office:value-type="string">
            <text:p text:style-name="P302"/>
            <text:p text:style-name="P302">ファイルをクローズします。</text:p>
          </table:table-cell>
        </table:table-row>
        <table:table-row table:style-name="TableLine2363692180496">
          <table:table-cell office:value-type="string">
            <text:p text:style-name="P480">戻り値</text:p>
          </table:table-cell>
          <table:table-cell office:value-type="string">
            <text:p text:style-name="P302"/>
            <text:p text:style-name="P363">tを返します。</text:p>
          </table:table-cell>
        </table:table-row>
        <table:table-row table:style-name="TableLine2363692188928">
          <table:table-cell office:value-type="string">
            <text:p text:style-name="P480">例外</text:p>
          </table:table-cell>
          <table:table-cell office:value-type="string">
            <text:p text:style-name="P302"/>
            <text:p text:style-name="P302">ErrSyntax: 書式に誤りがあります。</text:p>
          </table:table-cell>
        </table:table-row>
        <table:table-row table:style-name="TableLine2363692180768">
          <table:table-cell office:value-type="string">
            <text:p text:style-name="P480">使用例</text:p>
          </table:table-cell>
          <table:table-cell office:value-type="string">
            <text:p text:style-name="P302"/>
            <text:p text:style-name="P302"/>
          </table:table-cell>
        </table:table-row>
      </table:table>
      <text:h text:style-name="P744" text:outline-level="3"/>
      <text:h text:style-name="P788" text:outline-level="3"><text:bookmark-start text:name="__RefHeading__14588_1559979953"/><text:a xlink:type="simple" xlink:href="../../../:each" text:style-name="Internet_20_link" text:visited-style-name="Visited_20_Internet_20_Link"><text:span text:style-name="T144">File::each</text:span></text:a><text:span text:style-name="T146">　</text:span><text:bookmark-end text:name="__RefHeading__14588_1559979953"/></text:h>
      <text:p text:style-name="P107"/>
      <table:table table:name="表83" table:style-name="表83">
        <table:table-column table:style-name="表83.A"/>
        <table:table-column table:style-name="表83.B"/>
        <table:table-row table:style-name="TableLine2363692180224">
          <table:table-cell office:value-type="string">
            <text:p text:style-name="P428">説明</text:p>
          </table:table-cell>
          <table:table-cell office:value-type="string">
            <text:p text:style-name="P233"/>
            <text:p text:style-name="P233">ファイルのイテレータです。</text:p>
          </table:table-cell>
        </table:table-row>
        <table:table-row table:style-name="TableLine2363692185392">
          <table:table-cell office:value-type="string">
            <text:p text:style-name="P428">書式</text:p>
          </table:table-cell>
          <table:table-cell office:value-type="string">
            <text:p text:style-name="P233"/>
            <text:p text:style-name="P233">File each do: { | <text:span text:style-name="T53">var</text:span> | <text:span text:style-name="T53">block</text:span> <text:s/>}</text:p>
          </table:table-cell>
        </table:table-row>
        <table:table-row table:style-name="TableLine2363692185664">
          <table:table-cell office:value-type="string">
            <text:p text:style-name="P428">詳細</text:p>
          </table:table-cell>
          <table:table-cell office:value-type="string">
            <text:p text:style-name="P233"/>
            <text:p text:style-name="P233">ファイルの各行を順に読み込み、blockを実行します。ファイルから読み込んだデータは、文字列として<text:span text:style-name="T53">var</text:span>に設定されます。</text:p>
          </table:table-cell>
        </table:table-row>
        <table:table-row table:style-name="TableLine2363692188656">
          <table:table-cell office:value-type="string">
            <text:p text:style-name="P428">戻り値</text:p>
          </table:table-cell>
          <table:table-cell office:value-type="string">
            <text:p text:style-name="P233"/>
            <text:p text:style-name="P233">最後に実行した<text:span text:style-name="T53">block</text:span>の値が返ります。</text:p>
          </table:table-cell>
        </table:table-row>
        <table:table-row table:style-name="TableLine2363692185936">
          <table:table-cell office:value-type="string">
            <text:p text:style-name="P428">例外</text:p>
          </table:table-cell>
          <table:table-cell office:value-type="string">
            <text:p text:style-name="P233"/>
            <text:p text:style-name="P233"/>
          </table:table-cell>
        </table:table-row>
        <table:table-row table:style-name="TableLine2363692187024">
          <table:table-cell office:value-type="string">
            <text:p text:style-name="P428">使用例</text:p>
          </table:table-cell>
          <table:table-cell office:value-type="string">
            <text:p text:style-name="P233"/>
            <text:p text:style-name="P233"/>
          </table:table-cell>
        </table:table-row>
      </table:table>
      <text:h text:style-name="P729" text:outline-level="3"/>
      <text:h text:style-name="P788" text:outline-level="3"><text:bookmark-start text:name="__RefHeading__14590_1559979953"/><text:span text:style-name="T27">File::eof?</text:span><text:span text:style-name="T28">　</text:span><text:bookmark-end text:name="__RefHeading__14590_1559979953"/></text:h>
      <text:p text:style-name="P186"/>
      <table:table table:name="表95" table:style-name="表95">
        <table:table-column table:style-name="表95.A"/>
        <table:table-column table:style-name="表95.B"/>
        <table:table-row table:style-name="TableLine2363692187568">
          <table:table-cell office:value-type="string">
            <text:p text:style-name="P428">説明</text:p>
          </table:table-cell>
          <table:table-cell office:value-type="string">
            <text:p text:style-name="P233"/>
            <text:p text:style-name="P233">ファイルの終了を調べます。</text:p>
          </table:table-cell>
        </table:table-row>
        <table:table-row table:style-name="TableLine2363692134256">
          <table:table-cell office:value-type="string">
            <text:p text:style-name="P428">書式</text:p>
          </table:table-cell>
          <table:table-cell office:value-type="string">
            <text:p text:style-name="P233"/>
            <text:p text:style-name="P233">File eof?</text:p>
          </table:table-cell>
        </table:table-row>
        <table:table-row table:style-name="TableLine2363692141056">
          <table:table-cell office:value-type="string">
            <text:p text:style-name="P428">詳細</text:p>
          </table:table-cell>
          <table:table-cell office:value-type="string">
            <text:p text:style-name="P233"/>
            <text:p text:style-name="P233">オープンされたファイル記述子がeofに到達しているかを調べます。</text:p>
          </table:table-cell>
        </table:table-row>
        <table:table-row table:style-name="TableLine2363692143504">
          <table:table-cell office:value-type="string">
            <text:p text:style-name="P428">戻り値</text:p>
          </table:table-cell>
          <table:table-cell office:value-type="string">
            <text:p text:style-name="P233"/>
            <text:p text:style-name="P233">ファイルがeofに達していな場合はnilを、eofに達している場合はtを返します。</text:p>
          </table:table-cell>
        </table:table-row>
        <table:table-row table:style-name="TableLine2363692140240">
          <table:table-cell office:value-type="string">
            <text:p text:style-name="P428">例外</text:p>
          </table:table-cell>
          <table:table-cell office:value-type="string">
            <text:p text:style-name="P233"/>
            <text:p text:style-name="P233">ErrFileAccess: ファイルがオープンされていません。</text:p>
            <text:p text:style-name="P233">ErrSyntax: 書式に誤りがあります。</text:p>
          </table:table-cell>
        </table:table-row>
        <table:table-row table:style-name="TableLine2363692137248">
          <table:table-cell office:value-type="string">
            <text:p text:style-name="P428">使用例</text:p>
          </table:table-cell>
          <table:table-cell office:value-type="string">
            <text:p text:style-name="P233"/>
            <text:p text:style-name="P233"/>
          </table:table-cell>
        </table:table-row>
      </table:table>
      <text:h text:style-name="P788" text:outline-level="3"><text:bookmark-start text:name="__RefHeading___Toc23045_2732400010"/><text:span text:style-name="T27">File::f</text:span><text:span text:style-name="T29">d</text:span><text:span text:style-name="T27">?</text:span><text:span text:style-name="T28">　</text:span><text:bookmark-end text:name="__RefHeading___Toc23045_2732400010"/></text:h>
      <text:p text:style-name="P187"/>
      <table:table table:name="表212" table:style-name="表212">
        <table:table-column table:style-name="表212.A"/>
        <table:table-column table:style-name="表212.B"/>
        <table:table-row table:style-name="TableLine2363692183488">
          <table:table-cell office:value-type="string">
            <text:p text:style-name="P481">説明</text:p>
          </table:table-cell>
          <table:table-cell office:value-type="string">
            <text:p text:style-name="P303"/>
            <text:p text:style-name="P303">ファイルのディスクリプタを調べます。</text:p>
          </table:table-cell>
        </table:table-row>
        <table:table-row table:style-name="TableLine2363692127456">
          <table:table-cell office:value-type="string">
            <text:p text:style-name="P481">書式</text:p>
          </table:table-cell>
          <table:table-cell office:value-type="string">
            <text:p text:style-name="P303"/>
            <text:p text:style-name="P303">File f<text:span text:style-name="T227">d</text:span>?</text:p>
          </table:table-cell>
        </table:table-row>
        <table:table-row table:style-name="TableLine2363692134528">
          <table:table-cell office:value-type="string">
            <text:p text:style-name="P481">詳細</text:p>
          </table:table-cell>
          <table:table-cell office:value-type="string">
            <text:p text:style-name="P303"/>
            <text:p text:style-name="P303">ファイルオブジェクトがオープンしているファイルのディスクリプタを返します。</text:p>
          </table:table-cell>
        </table:table-row>
        <table:table-row table:style-name="TableLine2363692126640">
          <table:table-cell office:value-type="string">
            <text:p text:style-name="P481">戻り値</text:p>
          </table:table-cell>
          <table:table-cell office:value-type="string">
            <text:p text:style-name="P303"/>
            <text:p text:style-name="P303">オープンしているファイルディスクリプタの整数値が返ります。</text:p>
          </table:table-cell>
        </table:table-row>
        <table:table-row table:style-name="TableLine2363692128544">
          <table:table-cell office:value-type="string">
            <text:p text:style-name="P481">例外</text:p>
          </table:table-cell>
          <table:table-cell office:value-type="string">
            <text:p text:style-name="P303"/>
            <text:p text:style-name="P303">ErrFileNotOpen: ファイルがオープンされていません。</text:p>
            <text:p text:style-name="P303">ErrSyntax: 書式に誤りがあります。</text:p>
          </table:table-cell>
        </table:table-row>
        <table:table-row table:style-name="TableLine2363692140784">
          <table:table-cell office:value-type="string">
            <text:p text:style-name="P481">使用例</text:p>
          </table:table-cell>
          <table:table-cell office:value-type="string">
            <text:p text:style-name="P303"/>
            <text:p text:style-name="P303"/>
          </table:table-cell>
        </table:table-row>
      </table:table>
      <text:h text:style-name="P774" text:outline-level="3"/>
      <text:h text:style-name="P788" text:outline-level="3"><text:bookmark-start text:name="__RefHeading__14592_1559979953"/>File::flush<text:span text:style-name="T5">　</text:span><text:bookmark-end text:name="__RefHeading__14592_1559979953"/></text:h>
      <text:p text:style-name="P28"/>
      <table:table table:name="表96" table:style-name="表96">
        <table:table-column table:style-name="表96.A"/>
        <table:table-column table:style-name="表96.B"/>
        <table:table-row table:style-name="TableLine2363692133984">
          <table:table-cell office:value-type="string">
            <text:p text:style-name="P428">説明</text:p>
          </table:table-cell>
          <table:table-cell office:value-type="string">
            <text:p text:style-name="P233"/>
            <text:p text:style-name="P233">ファイルのバッファキャッシュを書き込みます。</text:p>
          </table:table-cell>
        </table:table-row>
        <table:table-row table:style-name="TableLine2363692129632">
          <table:table-cell office:value-type="string">
            <text:p text:style-name="P428">書式</text:p>
          </table:table-cell>
          <table:table-cell office:value-type="string">
            <text:p text:style-name="P233"/>
            <text:p text:style-name="P233">File flush</text:p>
          </table:table-cell>
        </table:table-row>
        <table:table-row table:style-name="TableLine2363692132896">
          <table:table-cell office:value-type="string">
            <text:p text:style-name="P428">詳細</text:p>
          </table:table-cell>
          <table:table-cell office:value-type="string">
            <text:p text:style-name="P233"/>
            <text:p text:style-name="P233">書き込みモードでオープンされているファイルのバッファキャッシュを書き込みます。</text:p>
          </table:table-cell>
        </table:table-row>
        <table:table-row table:style-name="TableLine2363692135888">
          <table:table-cell office:value-type="string">
            <text:p text:style-name="P428">戻り値</text:p>
          </table:table-cell>
          <table:table-cell office:value-type="string">
            <text:p text:style-name="P233"/>
            <text:p text:style-name="P233">tを返します。</text:p>
          </table:table-cell>
        </table:table-row>
        <table:table-row table:style-name="TableLine2363692137520">
          <table:table-cell office:value-type="string">
            <text:p text:style-name="P428">例外</text:p>
          </table:table-cell>
          <table:table-cell office:value-type="string">
            <text:p text:style-name="P233"/>
            <text:p text:style-name="P233">ErrFileAccess: ファイルのオープンモードがoもしくはaではありません。</text:p>
            <text:p text:style-name="P233">ErrSyntax: 書式に誤りがあります。</text:p>
          </table:table-cell>
        </table:table-row>
        <table:table-row table:style-name="TableLine2363692130176">
          <table:table-cell office:value-type="string">
            <text:p text:style-name="P428">使用例</text:p>
          </table:table-cell>
          <table:table-cell office:value-type="string">
            <text:p text:style-name="P233"/>
            <text:p text:style-name="P233"/>
          </table:table-cell>
        </table:table-row>
      </table:table>
      <text:h text:style-name="P694" text:outline-level="3"/>
      <text:h text:style-name="P788" text:outline-level="3"><text:bookmark-start text:name="__RefHeading__14594_1559979953"/>File::gets<text:span text:style-name="T5">　</text:span><text:bookmark-end text:name="__RefHeading__14594_1559979953"/></text:h>
      <text:p text:style-name="P28"/>
      <table:table table:name="表97" table:style-name="表97">
        <table:table-column table:style-name="表97.A"/>
        <table:table-column table:style-name="表97.B"/>
        <table:table-row table:style-name="TableLine2363692140512">
          <table:table-cell office:value-type="string">
            <text:p text:style-name="P428">説明</text:p>
          </table:table-cell>
          <table:table-cell office:value-type="string">
            <text:p text:style-name="P233"/>
            <text:p text:style-name="P233">ファイルから1行読み込みます。</text:p>
          </table:table-cell>
        </table:table-row>
        <table:table-row table:style-name="TableLine2363692136432">
          <table:table-cell office:value-type="string">
            <text:p text:style-name="P428">書式</text:p>
          </table:table-cell>
          <table:table-cell office:value-type="string">
            <text:p text:style-name="P233"/>
            <text:p text:style-name="P270">File gets [ :<text:span text:style-name="T180">nonewline</text:span> ] [ :<text:span text:style-name="T180">nocontrol</text:span> ] </text:p>
          </table:table-cell>
        </table:table-row>
        <table:table-row table:style-name="TableLine2363692135344">
          <table:table-cell office:value-type="string">
            <text:p text:style-name="P428">詳細</text:p>
          </table:table-cell>
          <table:table-cell office:value-type="string">
            <text:p text:style-name="P233"/>
            <text:p text:style-name="P233">オープンされているファイルから1行（改行を含んだ改行までの文字列）を読み込み、読み込んだ値を文字列型のデータとして返します。</text:p>
            <text:p text:style-name="P397">:<text:span text:style-name="T180">nonewline オプションを指定すると、読み込む文字列内に改行コードが含まれません。</text:span></text:p>
            <text:p text:style-name="P270">:<text:span text:style-name="T180">nocontrol オプションを指定すると、読み込む文字列内に制御コードが含まれません。</text:span></text:p>
            <text:p text:style-name="P658">set-newline がnilの場合は、読み込む文字列に改行コードが含まれません。</text:p>
          </table:table-cell>
        </table:table-row>
        <table:table-row table:style-name="TableLine2363692128000">
          <table:table-cell office:value-type="string">
            <text:p text:style-name="P428">戻り値</text:p>
          </table:table-cell>
          <table:table-cell office:value-type="string">
            <text:p text:style-name="P233"/>
            <text:p text:style-name="P233">ファイルから改行まで読み込んで、その内容を文字列型として返します。eofに到達している場合はnilを返します。</text:p>
          </table:table-cell>
        </table:table-row>
        <table:table-row table:style-name="TableLine2363692137792">
          <table:table-cell office:value-type="string">
            <text:p text:style-name="P428">例外</text:p>
          </table:table-cell>
          <table:table-cell office:value-type="string">
            <text:p text:style-name="P24"/>
            <text:p text:style-name="P24">ErrFileAccess: ファイルがオープンされていません。</text:p>
            <text:p text:style-name="P24">ErrFileAccess: ファイルのオープンモードがiではありません。</text:p>
            <text:p text:style-name="P178">ErrIOAgain: データがありません。再度呼びだしてください。</text:p>
            <text:p text:style-name="P24">ErrSyntax: 書式に誤りがあります。</text:p>
          </table:table-cell>
        </table:table-row>
        <table:table-row table:style-name="TableLine2363692131264">
          <table:table-cell office:value-type="string">
            <text:p text:style-name="P428">使用例</text:p>
          </table:table-cell>
          <table:table-cell office:value-type="string">
            <text:p text:style-name="P233"/>
            <text:p text:style-name="P233"/>
          </table:table-cell>
        </table:table-row>
      </table:table>
      <text:h text:style-name="P694" text:outline-level="3"/>
      <text:h text:style-name="P788" text:outline-level="3"><text:bookmark-start text:name="__RefHeading__14596_1559979953"/>File::init<text:span text:style-name="T5">　</text:span><text:bookmark-end text:name="__RefHeading__14596_1559979953"/></text:h>
      <text:p text:style-name="P28"/>
      <table:table table:name="表98" table:style-name="表98">
        <table:table-column table:style-name="表98.A"/>
        <table:table-column table:style-name="表98.B"/>
        <table:table-row table:style-name="TableLine2363692138336">
          <table:table-cell office:value-type="string">
            <text:p text:style-name="P428">説明</text:p>
          </table:table-cell>
          <table:table-cell office:value-type="string">
            <text:p text:style-name="P233"/>
            <text:p text:style-name="P233">ファイルオブジェクトのコンストラクタ</text:p>
          </table:table-cell>
        </table:table-row>
        <table:table-row table:style-name="TableLine2363692135616">
          <table:table-cell office:value-type="string">
            <text:p text:style-name="P428">書式</text:p>
          </table:table-cell>
          <table:table-cell office:value-type="string">
            <text:p text:style-name="P233"/>
            <text:p text:style-name="P241">new File init: ("<text:span text:style-name="T53">file-name </text:span><text:span text:style-name="T99">"</text:span> mode: [ i | o | a <text:span text:style-name="T217">| io </text:span>] )</text:p>
          </table:table-cell>
        </table:table-row>
        <table:table-row table:style-name="TableLine2363692133440">
          <table:table-cell office:value-type="string">
            <text:p text:style-name="P428">詳細</text:p>
          </table:table-cell>
          <table:table-cell office:value-type="string">
            <text:p text:style-name="P233"/>
            <text:p text:style-name="P233">ファイルオブジェクトを生成します。パラメータの詳細は File::openを参照願います。</text:p>
          </table:table-cell>
        </table:table-row>
        <table:table-row table:style-name="TableLine2363692138608">
          <table:table-cell office:value-type="string">
            <text:p text:style-name="P428">戻り値</text:p>
          </table:table-cell>
          <table:table-cell office:value-type="string">
            <text:p text:style-name="P233"/>
            <text:p text:style-name="P233">ファイルオブジェクトを返します。</text:p>
          </table:table-cell>
        </table:table-row>
        <table:table-row table:style-name="TableLine2363692131808">
          <table:table-cell office:value-type="string">
            <text:p text:style-name="P428">例外</text:p>
          </table:table-cell>
          <table:table-cell office:value-type="string">
            <text:p text:style-name="P233"/>
            <text:p text:style-name="P233">ErrSyntax: 書式に誤りがあります。</text:p>
          </table:table-cell>
        </table:table-row>
        <table:table-row table:style-name="TableLine2363692138880">
          <table:table-cell office:value-type="string">
            <text:p text:style-name="P428">使用例</text:p>
          </table:table-cell>
          <table:table-cell office:value-type="string">
            <text:p text:style-name="P233"/>
            <text:p text:style-name="P233"/>
          </table:table-cell>
        </table:table-row>
      </table:table>
      <text:h text:style-name="P694" text:outline-level="3"/>
      <text:h text:style-name="P788" text:outline-level="3"><text:bookmark-start text:name="__RefHeading__14598_1559979953"/>File::open<text:span text:style-name="T5">　</text:span><text:bookmark-end text:name="__RefHeading__14598_1559979953"/></text:h>
      <text:p text:style-name="P28"/>
      <table:table table:name="表99" table:style-name="表99">
        <table:table-column table:style-name="表99.A"/>
        <table:table-column table:style-name="表99.B"/>
        <table:table-row table:style-name="TableLine2363692126912">
          <table:table-cell office:value-type="string">
            <text:p text:style-name="P428">説明</text:p>
          </table:table-cell>
          <table:table-cell office:value-type="string">
            <text:p text:style-name="P233"/>
            <text:p text:style-name="P233">ファイルをオープンします。</text:p>
          </table:table-cell>
        </table:table-row>
        <table:table-row table:style-name="TableLine2363692141872">
          <table:table-cell office:value-type="string">
            <text:p text:style-name="P428">書式</text:p>
          </table:table-cell>
          <table:table-cell office:value-type="string">
            <text:p text:style-name="P233"/>
            <text:p text:style-name="P241">File open "<text:span text:style-name="T53">file-name</text:span><text:span text:style-name="T99">"</text:span> [ mode: i | o | a <text:span text:style-name="T215">| io </text:span>]</text:p>
          </table:table-cell>
        </table:table-row>
        <table:table-row table:style-name="TableLine2363692132352">
          <table:table-cell office:value-type="string">
            <text:p text:style-name="P428">詳細</text:p>
          </table:table-cell>
          <table:table-cell office:value-type="string">
            <text:p text:style-name="P233"/>
            <text:p text:style-name="P233">ファイル <text:span text:style-name="T53">file-name</text:span> をオープンします。オープンモードを mode: パラメータで指定します。以下の値が指定可能です。</text:p>
            <text:p text:style-name="P233">i : 入力モードでオープンします。</text:p>
            <text:p text:style-name="P233">o : 出力モードでオープンします。</text:p>
            <text:p text:style-name="P233">a : 追加出力モードでオープンします。</text:p>
            <text:p text:style-name="P304"><text:span text:style-name="T215">io</text:span> : 入力出力両用モードでオープンします。</text:p>
            <text:p text:style-name="P233">mode: パラメータを省略した場合は、i が指定されたことと同じでになります。</text:p>
            <text:p text:style-name="P637">ファイル名のエンコーディングについては、グローバル変数 DEFAULT_DIRENT_ENCODING により指定します。既定値はUTF-8です。</text:p>
          </table:table-cell>
        </table:table-row>
        <table:table-row table:style-name="TableLine2363692139152">
          <table:table-cell office:value-type="string">
            <text:p text:style-name="P428">戻り値</text:p>
          </table:table-cell>
          <table:table-cell office:value-type="string">
            <text:p text:style-name="P233"/>
            <text:p text:style-name="P233">成功した場合tを返します。</text:p>
          </table:table-cell>
        </table:table-row>
        <table:table-row table:style-name="TableLine2363692136704">
          <table:table-cell office:value-type="string">
            <text:p text:style-name="P428">例外</text:p>
          </table:table-cell>
          <table:table-cell office:value-type="string">
            <text:p text:style-name="P233"/>
            <text:p text:style-name="P233">ErrFileNotOpen: ファイルがオープンできませんでした。オープンに失敗した原因はメッセージ文字列で示されます。</text:p>
            <text:p text:style-name="P233">ErrSyntax: 書式に誤りがあります。</text:p>
          </table:table-cell>
        </table:table-row>
        <table:table-row table:style-name="TableLine2363692142416">
          <table:table-cell office:value-type="string">
            <text:p text:style-name="P428">使用例</text:p>
          </table:table-cell>
          <table:table-cell office:value-type="string">
            <text:p text:style-name="P233"/>
            <text:p text:style-name="P233"/>
          </table:table-cell>
        </table:table-row>
      </table:table>
      <text:h text:style-name="P694" text:outline-level="3"/>
      <text:h text:style-name="P788" text:outline-level="3"><text:bookmark-start text:name="__RefHeading__14600_1559979953"/>File::puts<text:span text:style-name="T5">　</text:span><text:bookmark-end text:name="__RefHeading__14600_1559979953"/></text:h>
      <text:p text:style-name="P28"/>
      <table:table table:name="表100" table:style-name="表100">
        <table:table-column table:style-name="表100.A"/>
        <table:table-column table:style-name="表100.B"/>
        <table:table-row table:style-name="TableLine2363692141328">
          <table:table-cell office:value-type="string">
            <text:p text:style-name="P428">説明</text:p>
          </table:table-cell>
          <table:table-cell office:value-type="string">
            <text:p text:style-name="P233"/>
            <text:p text:style-name="P233">ファイルに文字列を出力します。</text:p>
          </table:table-cell>
        </table:table-row>
        <table:table-row table:style-name="TableLine2363692133712">
          <table:table-cell office:value-type="string">
            <text:p text:style-name="P428">書式</text:p>
          </table:table-cell>
          <table:table-cell office:value-type="string">
            <text:p text:style-name="P233"/>
            <text:p text:style-name="P233">File puts <text:span text:style-name="T186">[ </text:span><text:span text:style-name="T115">:nonewline</text:span><text:span text:style-name="T186"> ] </text:span><text:span text:style-name="T53">val </text:span><text:s/>[ <text:span text:style-name="T53">val</text:span> ... ]</text:p>
          </table:table-cell>
        </table:table-row>
        <table:table-row table:style-name="TableLine2363692127184">
          <table:table-cell office:value-type="string">
            <text:p text:style-name="P428">詳細</text:p>
          </table:table-cell>
          <table:table-cell office:value-type="string">
            <text:p text:style-name="P24"/>
            <text:p text:style-name="P24">ファイルに<text:span text:style-name="T53">val </text:span>を出力します。<text:span text:style-name="T53">val </text:span>は、文字列型に変換されて出力されます。</text:p>
            <text:p text:style-name="P24"><text:span text:style-name="T99">:</text:span><text:span text:style-name="T115">nonewline </text:span><text:span text:style-name="T186">を指定した場合、行末に改行は出力されません。</text:span></text:p>
            <text:p text:style-name="P24">set-newline がnilの場合は、出力する文字列に改行コードが含まれません。</text:p>
          </table:table-cell>
        </table:table-row>
        <table:table-row table:style-name="TableLine2363692142144">
          <table:table-cell office:value-type="string">
            <text:p text:style-name="P428">戻り値</text:p>
          </table:table-cell>
          <table:table-cell office:value-type="string">
            <text:p text:style-name="P233"/>
            <text:p text:style-name="P233">成功した場合tを返します。</text:p>
          </table:table-cell>
        </table:table-row>
        <table:table-row table:style-name="TableLine2363692127728">
          <table:table-cell office:value-type="string">
            <text:p text:style-name="P428">例外</text:p>
          </table:table-cell>
          <table:table-cell office:value-type="string">
            <text:p text:style-name="P233"/>
            <text:p text:style-name="P233">ErrFileNotOpen: ファイルがオープンされていません。もしくはファイルのオープンモードがoもしくはaではありません。</text:p>
            <text:p text:style-name="P233">ErrSyntax: 書式に誤りがあります。</text:p>
          </table:table-cell>
        </table:table-row>
        <table:table-row table:style-name="TableLine2363692132624">
          <table:table-cell office:value-type="string">
            <text:p text:style-name="P428">使用例</text:p>
          </table:table-cell>
          <table:table-cell office:value-type="string">
            <text:p text:style-name="P233"/>
            <text:p text:style-name="P233"/>
          </table:table-cell>
        </table:table-row>
      </table:table>
      <text:h text:style-name="P694" text:outline-level="3"/>
      <text:h text:style-name="P788" text:outline-level="3"><text:bookmark-start text:name="__RefHeading__14602_1559979953"/>File::ready?<text:span text:style-name="T5">　</text:span><text:bookmark-end text:name="__RefHeading__14602_1559979953"/></text:h>
      <text:p text:style-name="P28"/>
      <table:table table:name="表101" table:style-name="表101">
        <table:table-column table:style-name="表101.A"/>
        <table:table-column table:style-name="表101.B"/>
        <table:table-row table:style-name="TableLine2363692142960">
          <table:table-cell office:value-type="string">
            <text:p text:style-name="P428">説明</text:p>
          </table:table-cell>
          <table:table-cell office:value-type="string">
            <text:p text:style-name="P233"/>
            <text:p text:style-name="P233">ファイルが入出力可能か調べます。</text:p>
          </table:table-cell>
        </table:table-row>
        <table:table-row table:style-name="TableLine2363692129360">
          <table:table-cell office:value-type="string">
            <text:p text:style-name="P428">書式</text:p>
          </table:table-cell>
          <table:table-cell office:value-type="string">
            <text:p text:style-name="P233"/>
            <text:p text:style-name="P233">File <text:span text:style-name="T198">[ timeout: </text:span><text:span text:style-name="T62">msec</text:span><text:span text:style-name="T198"> ] </text:span>ready?</text:p>
          </table:table-cell>
        </table:table-row>
        <table:table-row table:style-name="TableLine2363691254144">
          <table:table-cell office:value-type="string">
            <text:p text:style-name="P428">詳細</text:p>
          </table:table-cell>
          <table:table-cell office:value-type="string">
            <text:p text:style-name="P233"/>
            <text:p text:style-name="P233">ファイルが入出力可能か調べます。このメソッドは、ファイル記述子に対してselect(2)システムコールを使用しています。</text:p>
            <text:p text:style-name="P659">timeout: オプションを指定した場合、<text:span text:style-name="T53">msec</text:span>ミリ秒待った後入出力が可能にならなければnilを返します。</text:p>
          </table:table-cell>
        </table:table-row>
        <table:table-row table:style-name="TableLine2363692774432">
          <table:table-cell office:value-type="string">
            <text:p text:style-name="P428">戻り値</text:p>
          </table:table-cell>
          <table:table-cell office:value-type="string">
            <text:p text:style-name="P233"/>
            <text:p text:style-name="P233">現在のファイルが入出力可能であればtを、入出力ができなければnilを返します。</text:p>
          </table:table-cell>
        </table:table-row>
        <table:table-row table:style-name="TableLine2363692776880">
          <table:table-cell office:value-type="string">
            <text:p text:style-name="P428">例外</text:p>
          </table:table-cell>
          <table:table-cell office:value-type="string">
            <text:p text:style-name="P233"/>
            <text:p text:style-name="P233">ErrSyntax: 書式に誤りがあります。</text:p>
          </table:table-cell>
        </table:table-row>
        <table:table-row table:style-name="TableLine2363692782048">
          <table:table-cell office:value-type="string">
            <text:p text:style-name="P428">使用例</text:p>
          </table:table-cell>
          <table:table-cell office:value-type="string">
            <text:p text:style-name="P233"/>
            <text:p text:style-name="P233"/>
          </table:table-cell>
        </table:table-row>
      </table:table>
      <text:h text:style-name="P694" text:outline-level="3"/>
      <text:h text:style-name="P788" text:outline-level="3"><text:bookmark-start text:name="__RefHeading__14604_1559979953"/>File::set!<text:span text:style-name="T5">　</text:span><text:bookmark-end text:name="__RefHeading__14604_1559979953"/></text:h>
      <text:p text:style-name="P28"/>
      <table:table table:name="表102" table:style-name="表102">
        <table:table-column table:style-name="表102.A"/>
        <table:table-column table:style-name="表102.B"/>
        <table:table-row table:style-name="TableLine2363692777152">
          <table:table-cell office:value-type="string">
            <text:p text:style-name="P428">説明</text:p>
          </table:table-cell>
          <table:table-cell office:value-type="string">
            <text:p text:style-name="P233"/>
            <text:p text:style-name="P233">ファイルオブジェクトにファイル記述子を設定します。</text:p>
          </table:table-cell>
        </table:table-row>
        <table:table-row table:style-name="TableLine2363692782864">
          <table:table-cell office:value-type="string">
            <text:p text:style-name="P428">書式</text:p>
          </table:table-cell>
          <table:table-cell office:value-type="string">
            <text:p text:style-name="P233"/>
            <text:p text:style-name="P344">File set! <text:span text:style-name="T53">desc</text:span> [ mode: i | o | a <text:span text:style-name="T215">| io </text:span>]</text:p>
          </table:table-cell>
        </table:table-row>
        <table:table-row table:style-name="TableLine2363692778512">
          <table:table-cell office:value-type="string">
            <text:p text:style-name="P428">詳細</text:p>
          </table:table-cell>
          <table:table-cell office:value-type="string">
            <text:p text:style-name="P233"/>
            <text:p text:style-name="P233">ファイルオブジェクトにファイル記述子を指定し、オブジェクトのセットアップを行います。入出力モードは、mode: パラメータにより指定します。省略した場合はiになります。ここで指定した入出力モードは、実際にOSが認識しているファイル記述子の入出力モードと一致している必要があります。mode: パラメータの詳細は、File::openを参照ください。</text:p>
          </table:table-cell>
        </table:table-row>
        <table:table-row table:style-name="TableLine2363692777696">
          <table:table-cell office:value-type="string">
            <text:p text:style-name="P428">戻り値</text:p>
          </table:table-cell>
          <table:table-cell office:value-type="string">
            <text:p text:style-name="P233"/>
            <text:p text:style-name="P233">成功した場合tを返します。</text:p>
          </table:table-cell>
        </table:table-row>
        <table:table-row table:style-name="TableLine2363692775520">
          <table:table-cell office:value-type="string">
            <text:p text:style-name="P428">例外</text:p>
          </table:table-cell>
          <table:table-cell office:value-type="string">
            <text:p text:style-name="P233"/>
            <text:p text:style-name="P233">ErrSyntax: 書式に誤りがあります。</text:p>
          </table:table-cell>
        </table:table-row>
        <table:table-row table:style-name="TableLine2363692781232">
          <table:table-cell office:value-type="string">
            <text:p text:style-name="P428">使用例</text:p>
          </table:table-cell>
          <table:table-cell office:value-type="string">
            <text:p text:style-name="P233"/>
            <text:p text:style-name="P233"/>
          </table:table-cell>
        </table:table-row>
      </table:table>
      <text:h text:style-name="P788" text:outline-level="3"><text:bookmark-start text:name="__RefHeading___Toc23054_1636654246"/>File::set-<text:span text:style-name="T216">encoding</text:span><text:span text:style-name="T5">　</text:span><text:bookmark-end text:name="__RefHeading___Toc23054_1636654246"/></text:h>
      <text:h text:style-name="Heading_20_3" text:outline-level="3"><text:bookmark-start text:name="__RefHeading___Toc23056_1636654246"/><text:span text:style-name="T5">File::set-</text:span><text:span text:style-name="T13">input-encoding</text:span><text:span text:style-name="T5">　</text:span><text:bookmark-end text:name="__RefHeading___Toc23056_1636654246"/></text:h>
      <text:h text:style-name="Heading_20_3" text:outline-level="3"><text:bookmark-start text:name="__RefHeading___Toc23058_1636654246"/><text:span text:style-name="T5">File::set-</text:span><text:span text:style-name="T13">output-encoding</text:span><text:span text:style-name="T5">　</text:span><text:bookmark-end text:name="__RefHeading___Toc23058_1636654246"/></text:h>
      <text:p text:style-name="P108"/>
      <table:table table:name="表200" table:style-name="表200">
        <table:table-column table:style-name="表200.A"/>
        <table:table-column table:style-name="表200.B"/>
        <table:table-row table:style-name="TableLine2363692770896">
          <table:table-cell office:value-type="string">
            <text:p text:style-name="P482">説明</text:p>
          </table:table-cell>
          <table:table-cell office:value-type="string">
            <text:p text:style-name="P305"/>
            <text:p text:style-name="P305">ファイル入出力の際の文字コードのエンコーディングを指定します。</text:p>
          </table:table-cell>
        </table:table-row>
        <table:table-row table:style-name="TableLine2363692782320">
          <table:table-cell office:value-type="string">
            <text:p text:style-name="P482">書式</text:p>
          </table:table-cell>
          <table:table-cell office:value-type="string">
            <text:p text:style-name="P305"/>
            <text:p text:style-name="P305">File set-<text:span text:style-name="T216">encoding </text:span><text:span text:style-name="T70">enc</text:span></text:p>
            <text:p text:style-name="P305"><text:span text:style-name="T106">File set-input-encoding </text:span><text:span text:style-name="T70">enc</text:span></text:p>
            <text:p text:style-name="P305"><text:span text:style-name="T106">File set-output-encoding </text:span><text:span text:style-name="T70">enc</text:span></text:p>
          </table:table-cell>
        </table:table-row>
        <table:table-row table:style-name="TableLine2363692773072">
          <table:table-cell office:value-type="string">
            <text:p text:style-name="P482">詳細</text:p>
          </table:table-cell>
          <table:table-cell office:value-type="string">
            <text:p text:style-name="P232"/>
            <text:p text:style-name="P398">ファイルとの入出力の際の文字コードのエンコーディングを指定します。<text:span text:style-name="T70">enc</text:span><text:span text:style-name="T216"> には次のシンボルが指定可能です。</text:span></text:p>
            <text:p text:style-name="P232">RAW … 文字エンコーディングを使用せずバイトストリームとして入出力を行います。</text:p>
            <text:p text:style-name="P232">UTF-8 … UTF-8エンコーディングを使用します。</text:p>
            <text:p text:style-name="P232">EUC-JP … EUC-JPエンコーディングを使用します。</text:p>
            <text:p text:style-name="P232">Shift-JIS … Shift-JISエンコーディングを使用します。</text:p>
            <text:p text:style-name="P232">エンコーディングは、入力および出力を個別に設定できます。</text:p>
            <text:p text:style-name="P232">set-encoding を使用すると、入力および出力のエンコーディングを同時に指定できます。set-input-encoding および set-output-encoding は、入力と出力のエンコーディングを個別に指定する際に使用します。</text:p>
            <text:p text:style-name="P232">Fileオブジェクトを生成した際のエンコーディングは、グローバル変数 DEFAULT_FILE_ENCODING の値が使用されます。</text:p>
          </table:table-cell>
        </table:table-row>
        <table:table-row table:style-name="TableLine2363692779328">
          <table:table-cell office:value-type="string">
            <text:p text:style-name="P482">戻り値</text:p>
          </table:table-cell>
          <table:table-cell office:value-type="string">
            <text:p text:style-name="P305"/>
            <text:p text:style-name="P305">成功した場合指定したエンコーディングを示すシンボルを返します。</text:p>
          </table:table-cell>
        </table:table-row>
        <table:table-row table:style-name="TableLine2363692773888">
          <table:table-cell office:value-type="string">
            <text:p text:style-name="P482">例外</text:p>
          </table:table-cell>
          <table:table-cell office:value-type="string">
            <text:p text:style-name="P305"/>
            <text:p text:style-name="P305">ErrSyntax: 書式に誤りがあります。</text:p>
          </table:table-cell>
        </table:table-row>
        <table:table-row table:style-name="TableLine2363692773344">
          <table:table-cell office:value-type="string">
            <text:p text:style-name="P482">使用例</text:p>
          </table:table-cell>
          <table:table-cell office:value-type="string">
            <text:p text:style-name="P305"/>
            <text:p text:style-name="P305"/>
          </table:table-cell>
        </table:table-row>
      </table:table>
      <text:h text:style-name="P708" text:outline-level="3"/>
      <text:h text:style-name="P809" text:outline-level="3"/>
      <text:h text:style-name="P788" text:outline-level="3"><text:bookmark-start text:name="__RefHeading___Toc19491_2135658563"/>File::set-<text:span text:style-name="T195">newline</text:span><text:span text:style-name="T5">　</text:span><text:bookmark-end text:name="__RefHeading___Toc19491_2135658563"/></text:h>
      <text:p text:style-name="P109"/>
      <table:table table:name="表169" table:style-name="表169">
        <table:table-column table:style-name="表169.A"/>
        <table:table-column table:style-name="表169.B"/>
        <table:table-row table:style-name="TableLine2363692780960">
          <table:table-cell office:value-type="string">
            <text:p text:style-name="P483">説明</text:p>
          </table:table-cell>
          <table:table-cell office:value-type="string">
            <text:p text:style-name="P306"/>
            <text:p text:style-name="P306">ファイルオブジェクトの改行入出力モードを設定します。</text:p>
          </table:table-cell>
        </table:table-row>
        <table:table-row table:style-name="TableLine2363692773616">
          <table:table-cell office:value-type="string">
            <text:p text:style-name="P483">書式</text:p>
          </table:table-cell>
          <table:table-cell office:value-type="string">
            <text:p text:style-name="P306"/>
            <text:p text:style-name="P306">File set-newline <text:span text:style-name="T195">t | nil</text:span></text:p>
          </table:table-cell>
        </table:table-row>
        <table:table-row table:style-name="TableLine2363692769264">
          <table:table-cell office:value-type="string">
            <text:p text:style-name="P483">詳細</text:p>
          </table:table-cell>
          <table:table-cell office:value-type="string">
            <text:p text:style-name="P24"/>
            <text:p text:style-name="P24">ファイルオブジェクトの改行入出力モードを設定します。</text:p>
            <text:p text:style-name="P24">tを指定した場合、gets では改行を読み込み、putsでは改行を出力します。</text:p>
            <text:p text:style-name="P24">nilを指定した場合、getsでは改行を取り除き、putsでは改行を出力しません。</text:p>
            <text:p text:style-name="P24">インタプリタ起動時は、stdinは<text:span text:style-name="T195">set-newline nilに、stdout は set-newline tに初期設定されます。</text:span></text:p>
          </table:table-cell>
        </table:table-row>
        <table:table-row table:style-name="TableLine2363692783136">
          <table:table-cell office:value-type="string">
            <text:p text:style-name="P483">戻り値</text:p>
          </table:table-cell>
          <table:table-cell office:value-type="string">
            <text:p text:style-name="P364"/>
            <text:p text:style-name="P660">tまたはnilを返します。</text:p>
          </table:table-cell>
        </table:table-row>
        <table:table-row table:style-name="TableLine2363692770080">
          <table:table-cell office:value-type="string">
            <text:p text:style-name="P483">例外</text:p>
          </table:table-cell>
          <table:table-cell office:value-type="string">
            <text:p text:style-name="P306"/>
            <text:p text:style-name="P306">ErrSyntax: 書式に誤りがあります。</text:p>
          </table:table-cell>
        </table:table-row>
        <table:table-row table:style-name="TableLine2363692774160">
          <table:table-cell office:value-type="string">
            <text:p text:style-name="P483">使用例</text:p>
          </table:table-cell>
          <table:table-cell office:value-type="string">
            <text:p text:style-name="P306"/>
            <text:p text:style-name="P306"/>
          </table:table-cell>
        </table:table-row>
      </table:table>
      <text:h text:style-name="P788" text:outline-level="3"><text:bookmark-start text:name="__RefHeading___Toc19493_2135658563"/><text:span text:style-name="T132">File::set-</text:span><text:span text:style-name="T133">noblock</text:span>　<text:bookmark-end text:name="__RefHeading___Toc19493_2135658563"/></text:h>
      <text:p text:style-name="P24"/>
      <table:table table:name="表171" table:style-name="表171">
        <table:table-column table:style-name="表171.A"/>
        <table:table-column table:style-name="表171.B"/>
        <table:table-row table:style-name="TableLine2363692779056">
          <table:table-cell office:value-type="string">
            <text:p text:style-name="P483">説明</text:p>
          </table:table-cell>
          <table:table-cell office:value-type="string">
            <text:p text:style-name="P306"/>
            <text:p text:style-name="P306">ファイルオブジェクトに対して非ブロックI/Oを設定します。</text:p>
          </table:table-cell>
        </table:table-row>
        <table:table-row table:style-name="TableLine2363692769536">
          <table:table-cell office:value-type="string">
            <text:p text:style-name="P483">書式</text:p>
          </table:table-cell>
          <table:table-cell office:value-type="string">
            <text:p text:style-name="P306"/>
            <text:p text:style-name="P306">File set-no<text:span text:style-name="T195">block t | nil</text:span></text:p>
          </table:table-cell>
        </table:table-row>
        <table:table-row table:style-name="TableLine2363692770624">
          <table:table-cell office:value-type="string">
            <text:p text:style-name="P483">詳細</text:p>
          </table:table-cell>
          <table:table-cell office:value-type="string">
            <text:p text:style-name="P179"/>
            <text:p text:style-name="P179">tを設定するとファイルオブジェクトに対して非ブロックI/Oを設定します。この場合、ファイルの入出力（puts/gets)を呼び出した際にシステムがI/Oの準備ができていない場合はエラーErrIOAgainを返します。</text:p>
            <text:p text:style-name="P178">nilを設定すると通常のI/O（ブロックI/O）を設定します。この場合は、ファイル入出力（puts/gets）を呼びだした際にシステムがI/Oの準備ができていない場合は準備ができるまで待ちます。</text:p>
          </table:table-cell>
        </table:table-row>
        <table:table-row table:style-name="TableLine2363692780416">
          <table:table-cell office:value-type="string">
            <text:p text:style-name="P483">戻り値</text:p>
          </table:table-cell>
          <table:table-cell office:value-type="string">
            <text:p text:style-name="P364"/>
            <text:p text:style-name="P660">tまたはnilを返します。</text:p>
          </table:table-cell>
        </table:table-row>
        <table:table-row table:style-name="TableLine2363692771984">
          <table:table-cell office:value-type="string">
            <text:p text:style-name="P483">例外</text:p>
          </table:table-cell>
          <table:table-cell office:value-type="string">
            <text:p text:style-name="P306"/>
            <text:p text:style-name="P306">ErrSyntax: 書式に誤りがあります。</text:p>
          </table:table-cell>
        </table:table-row>
        <table:table-row table:style-name="TableLine2363692780688">
          <table:table-cell office:value-type="string">
            <text:p text:style-name="P483">使用例</text:p>
          </table:table-cell>
          <table:table-cell office:value-type="string">
            <text:p text:style-name="P306"/>
            <text:p text:style-name="P306"/>
          </table:table-cell>
        </table:table-row>
      </table:table>
      <text:h text:style-name="P709" text:outline-level="3"/>
      <text:h text:style-name="P788" text:outline-level="3"><text:bookmark-start text:name="__RefHeading___Toc19495_2135658563"/>File::set-<text:span text:style-name="T195">nobuffer　</text:span><text:bookmark-end text:name="__RefHeading___Toc19495_2135658563"/></text:h>
      <text:p text:style-name="P24"/>
      <table:table table:name="表170" table:style-name="表170">
        <table:table-column table:style-name="表170.A"/>
        <table:table-column table:style-name="表170.B"/>
        <table:table-row table:style-name="TableLine2363692781504">
          <table:table-cell office:value-type="string">
            <text:p text:style-name="P483">説明</text:p>
          </table:table-cell>
          <table:table-cell office:value-type="string">
            <text:p text:style-name="P306"/>
            <text:p text:style-name="P306">ファイルオブジェクトのバッファを無効化します。</text:p>
          </table:table-cell>
        </table:table-row>
        <table:table-row table:style-name="TableLine2363692775792">
          <table:table-cell office:value-type="string">
            <text:p text:style-name="P483">書式</text:p>
          </table:table-cell>
          <table:table-cell office:value-type="string">
            <text:p text:style-name="P306"/>
            <text:p text:style-name="P306">File set-nobuffer</text:p>
          </table:table-cell>
        </table:table-row>
        <table:table-row table:style-name="TableLine2363692772256">
          <table:table-cell office:value-type="string">
            <text:p text:style-name="P483">詳細</text:p>
          </table:table-cell>
          <table:table-cell office:value-type="string">
            <text:p text:style-name="P179"/>
            <text:p text:style-name="P179">ファイルオブジェクトのバッファリングを無効化します。あるファイルオブジェクトに対して本メソッドを呼ぶと、そのファイルオブジェクトにたいして再びバッファリングを有効にすることはできません。</text:p>
          </table:table-cell>
        </table:table-row>
        <table:table-row table:style-name="TableLine2363692784224">
          <table:table-cell office:value-type="string">
            <text:p text:style-name="P483">戻り値</text:p>
          </table:table-cell>
          <table:table-cell office:value-type="string">
            <text:p text:style-name="P364"/>
            <text:p text:style-name="P660">tを返します。</text:p>
          </table:table-cell>
        </table:table-row>
        <table:table-row table:style-name="TableLine2363692784496">
          <table:table-cell office:value-type="string">
            <text:p text:style-name="P483">例外</text:p>
          </table:table-cell>
          <table:table-cell office:value-type="string">
            <text:p text:style-name="P306"/>
            <text:p text:style-name="P306">ErrSyntax: 書式に誤りがあります。</text:p>
          </table:table-cell>
        </table:table-row>
        <table:table-row table:style-name="TableLine2363692786128">
          <table:table-cell office:value-type="string">
            <text:p text:style-name="P483">使用例</text:p>
          </table:table-cell>
          <table:table-cell office:value-type="string">
            <text:p text:style-name="P306"/>
            <text:p text:style-name="P306"/>
          </table:table-cell>
        </table:table-row>
      </table:table>
      <text:h text:style-name="P775" text:outline-level="3"/>
      <text:h text:style-name="P788" text:outline-level="3"><text:bookmark-start text:name="__RefHeading__14606_1559979953"/>File::stat<text:span text:style-name="T5">　</text:span><text:bookmark-end text:name="__RefHeading__14606_1559979953"/></text:h>
      <text:p text:style-name="P28"/>
      <table:table table:name="表103" table:style-name="表103">
        <table:table-column table:style-name="表103.A"/>
        <table:table-column table:style-name="表103.B"/>
        <table:table-row table:style-name="TableLine2363692774704">
          <table:table-cell office:value-type="string">
            <text:p text:style-name="P428">説明</text:p>
          </table:table-cell>
          <table:table-cell office:value-type="string">
            <text:p text:style-name="P233"/>
            <text:p text:style-name="P233">ファイルの状態を返します。</text:p>
          </table:table-cell>
        </table:table-row>
        <table:table-row table:style-name="TableLine2363692774976">
          <table:table-cell office:value-type="string">
            <text:p text:style-name="P428">書式</text:p>
          </table:table-cell>
          <table:table-cell office:value-type="string">
            <text:p text:style-name="P233"/>
            <text:p text:style-name="P233">File stat</text:p>
          </table:table-cell>
        </table:table-row>
        <table:table-row table:style-name="TableLine2363692769808">
          <table:table-cell office:value-type="string">
            <text:p text:style-name="P428">詳細</text:p>
          </table:table-cell>
          <table:table-cell office:value-type="string">
            <text:p text:style-name="P24"/>
            <text:p text:style-name="P24">ファイルの詳細をリストで返します。リストの詳細は以下のとおりです。</text:p>
            <text:p text:style-name="P616">((fd . <text:span text:style-name="T53">FD</text:span> ) (mode . <text:span text:style-name="T53">MODE</text:span> ) (path . <text:span text:style-name="T53">PATH</text:span> ) (eof . <text:span text:style-name="T53">EOF</text:span> )</text:p>
            <text:p text:style-name="P616"><text:s/><text:span text:style-name="T197">(newline . </text:span><text:span text:style-name="T79">NEWLINE</text:span><text:span text:style-name="T197"> ) (noblock . </text:span><text:span text:style-name="T79">NOBLOCK</text:span><text:span text:style-name="T197"> )</text:span>)</text:p>
            <text:p text:style-name="P24"><text:span text:style-name="T53">FD</text:span> ... ファイルディスクリプタの値</text:p>
            <text:p text:style-name="P24"><text:span text:style-name="T53">MODE</text:span> ... ファイルのオープンモード</text:p>
            <text:p text:style-name="P24"><text:span text:style-name="T53">PATH</text:span> ... ファイルパス</text:p>
            <text:p text:style-name="P24"><text:span text:style-name="T53">EOF</text:span> ... EOF の場合にt</text:p>
            <text:p text:style-name="P24"><text:span text:style-name="T53">NEWLINE</text:span> … 改行コードを含むときにt</text:p>
            <text:p text:style-name="P24"><text:span text:style-name="T53">NOBLOCK</text:span> … 非ブロックモードのときにt</text:p>
          </table:table-cell>
        </table:table-row>
        <table:table-row table:style-name="TableLine2363692768992">
          <table:table-cell office:value-type="string">
            <text:p text:style-name="P428">戻り値</text:p>
          </table:table-cell>
          <table:table-cell office:value-type="string">
            <text:p text:style-name="P233"/>
            <text:p text:style-name="P233">ファイルの状態リストを返します。詳細を参照ください。</text:p>
          </table:table-cell>
        </table:table-row>
        <table:table-row table:style-name="TableLine2363692771712">
          <table:table-cell office:value-type="string">
            <text:p text:style-name="P428">例外</text:p>
          </table:table-cell>
          <table:table-cell office:value-type="string">
            <text:p text:style-name="P233"/>
            <text:p text:style-name="P233">ErrSyntax: 書式に誤りがあります。</text:p>
          </table:table-cell>
        </table:table-row>
        <table:table-row table:style-name="TableLine2363692785856">
          <table:table-cell office:value-type="string">
            <text:p text:style-name="P428">使用例</text:p>
          </table:table-cell>
          <table:table-cell office:value-type="string">
            <text:p text:style-name="P233"/>
            <text:p text:style-name="P233"/>
          </table:table-cell>
        </table:table-row>
      </table:table>
      <text:h text:style-name="P694" text:outline-level="3"/>
      <text:h text:style-name="P788" text:outline-level="3"><text:bookmark-start text:name="__RefHeading___Toc21598_780634474"/>Integer　<text:bookmark-end text:name="__RefHeading___Toc21598_780634474"/></text:h>
      <text:p text:style-name="P110"/>
      <text:p text:style-name="P175">　Integerクラスは、整数データ型のWrapperクラスです。整数リテラルに対してメソッドを指定することにより呼びだします。</text:p>
      <text:p text:style-name="P175">　Perfumeの整数データ型は、多倍長整数となります。メモリの許す限り大きな整数を現すことが可能です。</text:p>
      <text:h text:style-name="P710" text:outline-level="3"/>
      <text:h text:style-name="P788" text:outline-level="3"><text:bookmark-start text:name="__RefHeading__14626_1559979953"/>Integer::=<text:span text:style-name="T5">　</text:span><text:bookmark-end text:name="__RefHeading__14626_1559979953"/></text:h>
      <text:h text:style-name="Heading_20_3" text:outline-level="3"><text:bookmark-start text:name="__RefHeading__14628_1559979953"/>Integer::!=<text:span text:style-name="T5">　</text:span><text:bookmark-end text:name="__RefHeading__14628_1559979953"/></text:h>
      <text:h text:style-name="Heading_20_3" text:outline-level="3"><text:bookmark-start text:name="__RefHeading__14630_1559979953"/>Integer::&gt;<text:span text:style-name="T5">　</text:span><text:bookmark-end text:name="__RefHeading__14630_1559979953"/></text:h>
      <text:h text:style-name="Heading_20_3" text:outline-level="3"><text:bookmark-start text:name="__RefHeading__14632_1559979953"/>Integer::&gt;=<text:span text:style-name="T5">　</text:span><text:bookmark-end text:name="__RefHeading__14632_1559979953"/></text:h>
      <text:h text:style-name="Heading_20_3" text:outline-level="3"><text:bookmark-start text:name="__RefHeading__14634_1559979953"/>Integer::&lt;<text:span text:style-name="T5">　</text:span><text:bookmark-end text:name="__RefHeading__14634_1559979953"/></text:h>
      <text:h text:style-name="Heading_20_3" text:outline-level="3"><text:bookmark-start text:name="__RefHeading__14636_1559979953"/>Integer::&lt;=<text:span text:style-name="T5">　</text:span><text:bookmark-end text:name="__RefHeading__14636_1559979953"/></text:h>
      <text:p text:style-name="P28"/>
      <table:table table:name="表114" table:style-name="表114">
        <table:table-column table:style-name="表114.A"/>
        <table:table-column table:style-name="表114.B"/>
        <table:table-row table:style-name="TableLine2363692776064">
          <table:table-cell office:value-type="string">
            <text:p text:style-name="P428">説明</text:p>
          </table:table-cell>
          <table:table-cell office:value-type="string">
            <text:p text:style-name="P233"/>
            <text:p text:style-name="P233">整数の比較を行います。</text:p>
          </table:table-cell>
        </table:table-row>
        <table:table-row table:style-name="TableLine2363692776608">
          <table:table-cell office:value-type="string">
            <text:p text:style-name="P428">書式</text:p>
          </table:table-cell>
          <table:table-cell office:value-type="string">
            <text:p text:style-name="P233"/>
            <text:p text:style-name="P233">Integer = <text:span text:style-name="T53">val</text:span></text:p>
            <text:p text:style-name="P233">Integer != <text:span text:style-name="T53">val</text:span></text:p>
            <text:p text:style-name="P233">Integer &gt; <text:span text:style-name="T53">val</text:span></text:p>
            <text:p text:style-name="P233">Integer &gt;= <text:span text:style-name="T53">val</text:span></text:p>
            <text:p text:style-name="P233">Integer &lt; <text:span text:style-name="T53">val</text:span></text:p>
            <text:p text:style-name="P233">Integer &lt;= <text:span text:style-name="T53">val</text:span></text:p>
          </table:table-cell>
        </table:table-row>
        <table:table-row table:style-name="TableLine2363692794288">
          <table:table-cell office:value-type="string">
            <text:p text:style-name="P428">詳細</text:p>
          </table:table-cell>
          <table:table-cell office:value-type="string">
            <text:p text:style-name="P233"/>
            <text:p text:style-name="P233">Integerと<text:span text:style-name="T53">val</text:span>の比較を行います。</text:p>
            <text:p text:style-name="P233">= 等しい場合真</text:p>
            <text:p text:style-name="P233">!= 等しくない場合真</text:p>
            <text:p text:style-name="P233">&gt; より大きい場合真</text:p>
            <text:p text:style-name="P233">&gt;= より大きいか等しい場合真</text:p>
            <text:p text:style-name="P233">&lt; より小さい場合真</text:p>
            <text:p text:style-name="P233">&lt;= より小さいか等しい場合真</text:p>
          </table:table-cell>
        </table:table-row>
        <table:table-row table:style-name="TableLine2363692800000">
          <table:table-cell office:value-type="string">
            <text:p text:style-name="P428">戻り値</text:p>
          </table:table-cell>
          <table:table-cell office:value-type="string">
            <text:p text:style-name="P233"/>
            <text:p text:style-name="P233">比較の結果、真の場合はtを返します。偽の場合はnilを返します。</text:p>
          </table:table-cell>
        </table:table-row>
        <table:table-row table:style-name="TableLine2363692802176">
          <table:table-cell office:value-type="string">
            <text:p text:style-name="P428">例外</text:p>
          </table:table-cell>
          <table:table-cell office:value-type="string">
            <text:p text:style-name="P233"/>
            <text:p text:style-name="P233">ErrSyntax: 書式に誤りがあります。</text:p>
          </table:table-cell>
        </table:table-row>
        <table:table-row table:style-name="TableLine2363692794560">
          <table:table-cell office:value-type="string">
            <text:p text:style-name="P428">使用例</text:p>
          </table:table-cell>
          <table:table-cell office:value-type="string">
            <text:p text:style-name="P233"/>
            <text:p text:style-name="P233"/>
          </table:table-cell>
        </table:table-row>
      </table:table>
      <text:h text:style-name="P694" text:outline-level="3"/>
      <text:h text:style-name="P788" text:outline-level="3"><text:bookmark-start text:name="__RefHeading__14638_1559979953"/>Integer::<text:span text:style-name="T5">+　</text:span><text:bookmark-end text:name="__RefHeading__14638_1559979953"/></text:h>
      <text:h text:style-name="Heading_20_3" text:outline-level="3"><text:bookmark-start text:name="__RefHeading__14640_1559979953"/>Integer::-　<text:bookmark-end text:name="__RefHeading__14640_1559979953"/></text:h>
      <text:h text:style-name="Heading_20_3" text:outline-level="3"><text:bookmark-start text:name="__RefHeading__14642_1559979953"/>Integer::*　<text:bookmark-end text:name="__RefHeading__14642_1559979953"/></text:h>
      <text:h text:style-name="Heading_20_3" text:outline-level="3"><text:bookmark-start text:name="__RefHeading__14644_1559979953"/>Integer::/　<text:bookmark-end text:name="__RefHeading__14644_1559979953"/></text:h>
      <text:h text:style-name="Heading_20_3" text:outline-level="3"><text:bookmark-start text:name="__RefHeading__14646_1559979953"/><text:span text:style-name="T5">Integer::</text:span>%<text:span text:style-name="T5">　</text:span><text:bookmark-end text:name="__RefHeading__14646_1559979953"/></text:h>
      <text:h text:style-name="Heading_20_3" text:outline-level="3"><text:bookmark-start text:name="__RefHeading__16788_505007155"/>Integer::^　<text:bookmark-end text:name="__RefHeading__16788_505007155"/></text:h>
      <text:p text:style-name="P77"/>
      <table:table table:name="表115" table:style-name="表115">
        <table:table-column table:style-name="表115.A"/>
        <table:table-column table:style-name="表115.B"/>
        <table:table-row table:style-name="TableLine2363692785584">
          <table:table-cell office:value-type="string">
            <text:p text:style-name="P428">説明</text:p>
          </table:table-cell>
          <table:table-cell office:value-type="string">
            <text:p text:style-name="P233"/>
            <text:p text:style-name="P233">整数演算を行います。</text:p>
          </table:table-cell>
        </table:table-row>
        <table:table-row table:style-name="TableLine2363692798368">
          <table:table-cell office:value-type="string">
            <text:p text:style-name="P428">書式</text:p>
          </table:table-cell>
          <table:table-cell office:value-type="string">
            <text:p text:style-name="P233"/>
            <text:p text:style-name="P233">Integer + <text:span text:style-name="T53">val</text:span></text:p>
            <text:p text:style-name="P233">Integer – <text:span text:style-name="T53">val</text:span></text:p>
            <text:p text:style-name="P233">Integer * <text:span text:style-name="T53">val</text:span></text:p>
            <text:p text:style-name="P233">Integer / <text:span text:style-name="T53">val</text:span></text:p>
            <text:p text:style-name="P272">Integer % <text:span text:style-name="T53">val</text:span></text:p>
            <text:p text:style-name="P425">Integer ^ val</text:p>
          </table:table-cell>
        </table:table-row>
        <table:table-row table:style-name="TableLine2363692798640">
          <table:table-cell office:value-type="string">
            <text:p text:style-name="P428">詳細</text:p>
          </table:table-cell>
          <table:table-cell office:value-type="string">
            <text:p text:style-name="P233"/>
            <text:p text:style-name="P233">Integerと<text:span text:style-name="T53">val</text:span>の演算を行います。</text:p>
            <text:p text:style-name="P233">+ 加算</text:p>
            <text:p text:style-name="P233">- 減算</text:p>
            <text:p text:style-name="P233">* 乗算</text:p>
            <text:p text:style-name="P233">/ 除算</text:p>
            <text:p text:style-name="P233">% 剰余</text:p>
            <text:p text:style-name="P233">^ べき乗</text:p>
          </table:table-cell>
        </table:table-row>
        <table:table-row table:style-name="TableLine2363692791296">
          <table:table-cell office:value-type="string">
            <text:p text:style-name="P428">戻り値</text:p>
          </table:table-cell>
          <table:table-cell office:value-type="string">
            <text:p text:style-name="P233"/>
            <text:p text:style-name="P233">Integerと<text:span text:style-name="T53">val</text:span>の演算結果を返します。<text:span text:style-name="T53">val</text:span>は整数値もしくは実数を指定可能です。</text:p>
            <text:p text:style-name="P233">結果は整数型となります。<text:span text:style-name="T53">val</text:span>に実数型を指定した場合も整数が返ります。</text:p>
          </table:table-cell>
        </table:table-row>
        <table:table-row table:style-name="TableLine2363692790480">
          <table:table-cell office:value-type="string">
            <text:p text:style-name="P428">例外</text:p>
          </table:table-cell>
          <table:table-cell office:value-type="string">
            <text:p text:style-name="P233"/>
            <text:p text:style-name="P233">ErrSyntax: 書式に誤りがあります。</text:p>
          </table:table-cell>
        </table:table-row>
        <table:table-row table:style-name="TableLine2363692787488">
          <table:table-cell office:value-type="string">
            <text:p text:style-name="P428">使用例</text:p>
          </table:table-cell>
          <table:table-cell office:value-type="string">
            <text:p text:style-name="P233"/>
            <text:p text:style-name="P233"/>
          </table:table-cell>
        </table:table-row>
      </table:table>
      <text:h text:style-name="P788" text:outline-level="3"><text:bookmark-start text:name="__RefHeading__15721_112356151"/>Integer::&amp;&amp;　<text:bookmark-end text:name="__RefHeading__15721_112356151"/></text:h>
      <text:h text:style-name="Heading_20_3" text:outline-level="3"><text:bookmark-start text:name="__RefHeading__15723_112356151"/>Integer::^^　<text:bookmark-end text:name="__RefHeading__15723_112356151"/></text:h>
      <text:h text:style-name="Heading_20_3" text:outline-level="3"><text:bookmark-start text:name="__RefHeading__15725_112356151"/>Integer::||　<text:bookmark-end text:name="__RefHeading__15725_112356151"/></text:h>
      <text:h text:style-name="Heading_20_3" text:outline-level="3"><text:bookmark-start text:name="__RefHeading__15727_112356151"/>Integer::~~　<text:bookmark-end text:name="__RefHeading__15727_112356151"/></text:h>
      <text:h text:style-name="Heading_20_3" text:outline-level="3"><text:bookmark-start text:name="__RefHeading___Toc27248_3235304836"/>Integer::&lt;&lt;　<text:bookmark-end text:name="__RefHeading___Toc27248_3235304836"/></text:h>
      <text:h text:style-name="Heading_20_3" text:outline-level="3"><text:bookmark-start text:name="__RefHeading___Toc27250_3235304836"/>Integer::&gt;&gt;　<text:bookmark-end text:name="__RefHeading___Toc27250_3235304836"/></text:h>
      <text:h text:style-name="Heading_20_3" text:outline-level="3"><text:bookmark-start text:name="__RefHeading___Toc27252_3235304836"/>Integer::&gt;&gt;&gt;　<text:bookmark-end text:name="__RefHeading___Toc27252_3235304836"/></text:h>
      <text:p text:style-name="P111"/>
      <table:table table:name="Table47" table:style-name="Table47">
        <table:table-column table:style-name="Table47.A"/>
        <table:table-column table:style-name="Table47.B"/>
        <table:table-row table:style-name="TableLine2363692788576">
          <table:table-cell office:value-type="string">
            <text:p text:style-name="P476">説明</text:p>
          </table:table-cell>
          <table:table-cell office:value-type="string">
            <text:p text:style-name="P297"/>
            <text:p text:style-name="P297">論理演算を行います。</text:p>
          </table:table-cell>
        </table:table-row>
        <table:table-row table:style-name="TableLine2363692791840">
          <table:table-cell office:value-type="string">
            <text:p text:style-name="P476">書式</text:p>
          </table:table-cell>
          <table:table-cell office:value-type="string">
            <text:p text:style-name="P297"/>
            <text:p text:style-name="P297">Integer &amp;&amp; <text:span text:style-name="T53">val</text:span></text:p>
            <text:p text:style-name="P297">Integer ^^ <text:span text:style-name="T53">val</text:span></text:p>
            <text:p text:style-name="P297">Integer || <text:span text:style-name="T53">val</text:span></text:p>
            <text:p text:style-name="P297">Integer <text:span text:style-name="T53">~~</text:span></text:p>
            <text:p text:style-name="P307"><text:span text:style-name="T99">Integer &lt;&lt; </text:span><text:span text:style-name="T53">val</text:span></text:p>
            <text:p text:style-name="P307"><text:span text:style-name="T99">Integer &gt;&gt; </text:span><text:span text:style-name="T53">val</text:span></text:p>
            <text:p text:style-name="P307"><text:span text:style-name="T99">Integer &gt;&gt;&gt;</text:span><text:span text:style-name="T53"> val</text:span></text:p>
          </table:table-cell>
        </table:table-row>
        <table:table-row table:style-name="TableLine2363692799456">
          <table:table-cell office:value-type="string">
            <text:p text:style-name="P476">詳細</text:p>
          </table:table-cell>
          <table:table-cell office:value-type="string">
            <text:p text:style-name="P24"/>
            <text:p text:style-name="P24">Integerと<text:span text:style-name="T53">val</text:span>の論理演算を行います。</text:p>
            <text:p text:style-name="P24">&amp;&amp; 論理積</text:p>
            <text:p text:style-name="P24">^^ 排他的論理和</text:p>
            <text:p text:style-name="P24">|| <text:s/>論理和</text:p>
            <text:p text:style-name="P24">~~ 論理否定</text:p>
            <text:p text:style-name="P24">&lt;&lt; 左シフト</text:p>
            <text:p text:style-name="P24">&gt;&gt; 算術右シフト</text:p>
            <text:p text:style-name="P24">&gt;&gt;&gt; 論理右シフト</text:p>
          </table:table-cell>
        </table:table-row>
        <table:table-row table:style-name="TableLine2363692801904">
          <table:table-cell office:value-type="string">
            <text:p text:style-name="P476">戻り値</text:p>
          </table:table-cell>
          <table:table-cell office:value-type="string">
            <text:p text:style-name="P297"/>
            <text:p text:style-name="P297">Integerと<text:span text:style-name="T53">val</text:span>の論理演算結果を返します。<text:span text:style-name="T53">val</text:span>は整数値を指定可能です。</text:p>
            <text:p text:style-name="P297">内部は多倍長整数のため、64ビット整数に変換して計算します。</text:p>
          </table:table-cell>
        </table:table-row>
        <table:table-row table:style-name="TableLine2363692793472">
          <table:table-cell office:value-type="string">
            <text:p text:style-name="P476">例外</text:p>
          </table:table-cell>
          <table:table-cell office:value-type="string">
            <text:p text:style-name="P297"/>
            <text:p text:style-name="P297">ErrSyntax: 書式に誤りがあります。</text:p>
          </table:table-cell>
        </table:table-row>
        <table:table-row table:style-name="TableLine2363692786944">
          <table:table-cell office:value-type="string">
            <text:p text:style-name="P476">使用例</text:p>
          </table:table-cell>
          <table:table-cell office:value-type="string">
            <text:p text:style-name="P297"/>
            <text:p text:style-name="P297"/>
          </table:table-cell>
        </table:table-row>
      </table:table>
      <text:h text:style-name="P776" text:outline-level="3"/>
      <text:h text:style-name="P788" text:outline-level="3"><text:bookmark-start text:name="__RefHeading__14648_1559979953"/>Integer::++<text:span text:style-name="T5">　</text:span><text:bookmark-end text:name="__RefHeading__14648_1559979953"/></text:h>
      <text:h text:style-name="Heading_20_3" text:outline-level="3"><text:bookmark-start text:name="__RefHeading__14650_1559979953"/>Integer::--　<text:bookmark-end text:name="__RefHeading__14650_1559979953"/></text:h>
      <text:p text:style-name="P28"/>
      <table:table table:name="表118" table:style-name="表118">
        <table:table-column table:style-name="表118.A"/>
        <table:table-column table:style-name="表118.B"/>
        <table:table-row table:style-name="TableLine2363692797552">
          <table:table-cell office:value-type="string">
            <text:p text:style-name="P428">説明</text:p>
          </table:table-cell>
          <table:table-cell office:value-type="string">
            <text:p text:style-name="P233"/>
            <text:p text:style-name="P233">Integerデータをインクリメント/デクリメントします。</text:p>
          </table:table-cell>
        </table:table-row>
        <table:table-row table:style-name="TableLine2363692796464">
          <table:table-cell office:value-type="string">
            <text:p text:style-name="P428">書式</text:p>
          </table:table-cell>
          <table:table-cell office:value-type="string">
            <text:p text:style-name="P233"/>
            <text:p text:style-name="P233">Integer ++ [ <text:span text:style-name="T53">val</text:span> <text:s/>]</text:p>
            <text:p text:style-name="P233">Integer -- [ <text:span text:style-name="T53">val</text:span> <text:s/>]</text:p>
          </table:table-cell>
        </table:table-row>
        <table:table-row table:style-name="TableLine2363692797824">
          <table:table-cell office:value-type="string">
            <text:p text:style-name="P428">詳細</text:p>
          </table:table-cell>
          <table:table-cell office:value-type="string">
            <text:p text:style-name="P233"/>
            <text:p text:style-name="P233">Integerデータをインクリメント/デクリメントします。<text:span text:style-name="T53">val</text:span>を指定すると<text:span text:style-name="T53">val</text:span>の値だけインクリメント/デクリメントされます。省略した場合は1となります。</text:p>
            <text:p text:style-name="P233">このメソッドは、変数に保持された値が直接変更されます。</text:p>
          </table:table-cell>
        </table:table-row>
        <table:table-row table:style-name="TableLine2363692788848">
          <table:table-cell office:value-type="string">
            <text:p text:style-name="P428">戻り値</text:p>
          </table:table-cell>
          <table:table-cell office:value-type="string">
            <text:p text:style-name="P233"/>
            <text:p text:style-name="P233">インクリメント/デクリメントされた結果が返ります。</text:p>
          </table:table-cell>
        </table:table-row>
        <table:table-row table:style-name="TableLine2363692793200">
          <table:table-cell office:value-type="string">
            <text:p text:style-name="P428">例外</text:p>
          </table:table-cell>
          <table:table-cell office:value-type="string">
            <text:p text:style-name="P233"/>
            <text:p text:style-name="P233">ErrSyntax: 書式に誤りがあります。</text:p>
          </table:table-cell>
        </table:table-row>
        <table:table-row table:style-name="TableLine2363692795104">
          <table:table-cell office:value-type="string">
            <text:p text:style-name="P428">使用例</text:p>
          </table:table-cell>
          <table:table-cell office:value-type="string">
            <text:p text:style-name="P541"/>
            <text:p text:style-name="P541"># incriment valiable</text:p>
            <text:p text:style-name="P541">set i 0;</text:p>
            <text:p text:style-name="P541">$i ++;</text:p>
            <text:p text:style-name="P541"># same as</text:p>
            <text:p text:style-name="P541">set i 0;</text:p>
            <text:p text:style-name="P541">set i [$i + 1];</text:p>
          </table:table-cell>
        </table:table-row>
      </table:table>
      <text:h text:style-name="P694" text:outline-level="3"/>
      <text:h text:style-name="P788" text:outline-level="3"><text:bookmark-start text:name="__RefHeading__14652_1559979953"/>Integer:: ..<text:span text:style-name="T5">　</text:span><text:bookmark-end text:name="__RefHeading__14652_1559979953"/></text:h>
      <text:p text:style-name="P28"/>
      <table:table table:name="表121" table:style-name="表121">
        <table:table-column table:style-name="表121.A"/>
        <table:table-column table:style-name="表121.B"/>
        <table:table-row table:style-name="TableLine2363692789936">
          <table:table-cell office:value-type="string">
            <text:p text:style-name="P428">説明</text:p>
          </table:table-cell>
          <table:table-cell office:value-type="string">
            <text:p text:style-name="P233"/>
            <text:p text:style-name="P233">Integerのリストを返します。</text:p>
          </table:table-cell>
        </table:table-row>
        <table:table-row table:style-name="TableLine2363692789392">
          <table:table-cell office:value-type="string">
            <text:p text:style-name="P428">書式</text:p>
          </table:table-cell>
          <table:table-cell office:value-type="string">
            <text:p text:style-name="P233"/>
            <text:p text:style-name="P233">Integer .. <text:span text:style-name="T53">to-val</text:span><text:span text:style-name="T99"> <text:s/>[ do: { | </text:span><text:span text:style-name="T53">var</text:span><text:span text:style-name="T99"> | <text:s/></text:span><text:span text:style-name="T53">block</text:span><text:span text:style-name="T99"> } ]</text:span></text:p>
          </table:table-cell>
        </table:table-row>
        <table:table-row table:style-name="TableLine2363692798096">
          <table:table-cell office:value-type="string">
            <text:p text:style-name="P428">詳細</text:p>
          </table:table-cell>
          <table:table-cell office:value-type="string">
            <text:p text:style-name="P233"/>
            <text:p text:style-name="P233">Integerから<text:span text:style-name="T53">to-val</text:span>までの値をリストで返します。do: ブロックを指定した場合、整数の各値が<text:span text:style-name="T53">block</text:span>書かれた処理を経てリストとなります。ブロックには、各整数の要素が<text:span text:style-name="T53">var</text:span>で渡されます。</text:p>
          </table:table-cell>
        </table:table-row>
        <table:table-row table:style-name="TableLine2363692801088">
          <table:table-cell office:value-type="string">
            <text:p text:style-name="P428">戻り値</text:p>
          </table:table-cell>
          <table:table-cell office:value-type="string">
            <text:p text:style-name="P233"/>
            <text:p text:style-name="P233">do: ブロックを省略した場合は整数のリストが返ります。do: ブロックを指定した場合は、ブロック内で処理した結果のリストが返ります。</text:p>
          </table:table-cell>
        </table:table-row>
        <table:table-row table:style-name="TableLine2363692791024">
          <table:table-cell office:value-type="string">
            <text:p text:style-name="P428">例外</text:p>
          </table:table-cell>
          <table:table-cell office:value-type="string">
            <text:p text:style-name="P233"/>
            <text:p text:style-name="P233">ErrSyntax: 書式に誤りがあります。</text:p>
          </table:table-cell>
        </table:table-row>
        <table:table-row table:style-name="TableLine2363692799184">
          <table:table-cell office:value-type="string">
            <text:p text:style-name="P428">使用例</text:p>
          </table:table-cell>
          <table:table-cell office:value-type="string">
            <text:p text:style-name="P521"/>
            <text:p text:style-name="P521"># 0から20までの偶数のリストを返します。</text:p>
            <text:p text:style-name="P521">0 .. 10 do: {| i | $i * 2};</text:p>
          </table:table-cell>
        </table:table-row>
      </table:table>
      <text:h text:style-name="P694" text:outline-level="3"/>
      <text:h text:style-name="P788" text:outline-level="3"><text:bookmark-start text:name="__RefHeading___Toc23673_1636654246"/>Integer::abs<text:span text:style-name="T5">　</text:span><text:bookmark-end text:name="__RefHeading___Toc23673_1636654246"/></text:h>
      <text:p text:style-name="P112"/>
      <table:table table:name="表202" table:style-name="表202">
        <table:table-column table:style-name="表202.A"/>
        <table:table-column table:style-name="表202.B"/>
        <table:table-row table:style-name="TableLine2363692795376">
          <table:table-cell office:value-type="string">
            <text:p text:style-name="P484">説明</text:p>
          </table:table-cell>
          <table:table-cell office:value-type="string">
            <text:p text:style-name="P308"/>
            <text:p text:style-name="P365">絶対値を返します。</text:p>
          </table:table-cell>
        </table:table-row>
        <table:table-row table:style-name="TableLine2363692792928">
          <table:table-cell office:value-type="string">
            <text:p text:style-name="P484">書式</text:p>
          </table:table-cell>
          <table:table-cell office:value-type="string">
            <text:p text:style-name="P308"/>
            <text:p text:style-name="P308">Integer abs</text:p>
          </table:table-cell>
        </table:table-row>
        <table:table-row table:style-name="TableLine2363692801632">
          <table:table-cell office:value-type="string">
            <text:p text:style-name="P484">詳細</text:p>
          </table:table-cell>
          <table:table-cell office:value-type="string">
            <text:p text:style-name="P308"/>
            <text:p text:style-name="P308">Integerの値の絶対値を返します。</text:p>
          </table:table-cell>
        </table:table-row>
        <table:table-row table:style-name="TableLine2363692788032">
          <table:table-cell office:value-type="string">
            <text:p text:style-name="P484">戻り値</text:p>
          </table:table-cell>
          <table:table-cell office:value-type="string">
            <text:p text:style-name="P308"/>
            <text:p text:style-name="P309">Integerの値の絶対値が返ります。</text:p>
          </table:table-cell>
        </table:table-row>
        <table:table-row table:style-name="TableLine2363692796736">
          <table:table-cell office:value-type="string">
            <text:p text:style-name="P484">例外</text:p>
          </table:table-cell>
          <table:table-cell office:value-type="string">
            <text:p text:style-name="P308"/>
            <text:p text:style-name="P308">ErrSyntax: 書式に誤りがあります。</text:p>
          </table:table-cell>
        </table:table-row>
        <table:table-row table:style-name="TableLine2363692799728">
          <table:table-cell office:value-type="string">
            <text:p text:style-name="P484">使用例</text:p>
          </table:table-cell>
          <table:table-cell office:value-type="string">
            <text:p text:style-name="P308"/>
            <text:p text:style-name="P308"/>
          </table:table-cell>
        </table:table-row>
      </table:table>
      <text:h text:style-name="P711" text:outline-level="3"/>
      <text:h text:style-name="P788" text:outline-level="3"><text:bookmark-start text:name="__RefHeading__14654_1559979953"/>Integer::each<text:span text:style-name="T5">　</text:span><text:bookmark-end text:name="__RefHeading__14654_1559979953"/></text:h>
      <text:p text:style-name="P28"/>
      <table:table table:name="表128" table:style-name="表128">
        <table:table-column table:style-name="表128.A"/>
        <table:table-column table:style-name="表128.B"/>
        <table:table-row table:style-name="TableLine2363692800272">
          <table:table-cell office:value-type="string">
            <text:p text:style-name="P428">説明</text:p>
          </table:table-cell>
          <table:table-cell office:value-type="string">
            <text:p text:style-name="P233"/>
            <text:p text:style-name="P233">Integerのイテレータです。</text:p>
          </table:table-cell>
        </table:table-row>
        <table:table-row table:style-name="TableLine2363692792384">
          <table:table-cell office:value-type="string">
            <text:p text:style-name="P428">書式</text:p>
          </table:table-cell>
          <table:table-cell office:value-type="string">
            <text:p text:style-name="P233"/>
            <text:p text:style-name="P233">Integer each to: <text:span text:style-name="T53">to-val</text:span> <text:s/>do: { | <text:span text:style-name="T53">var</text:span> | <text:span text:style-name="T53">block</text:span> }</text:p>
          </table:table-cell>
        </table:table-row>
        <table:table-row table:style-name="TableLine2363692794832">
          <table:table-cell office:value-type="string">
            <text:p text:style-name="P428">詳細</text:p>
          </table:table-cell>
          <table:table-cell office:value-type="string">
            <text:p text:style-name="P233"/>
            <text:p text:style-name="P233">Integerの値から<text:span text:style-name="T53">to-val</text:span>までの整数値のイテレータです。各整数値ごとに <text:span text:style-name="T53">block</text:span> ブロックが呼び出されます。ブロックの呼び出しに際してバインド変数<text:span text:style-name="T53">var</text:span>が渡されます。</text:p>
          </table:table-cell>
        </table:table-row>
        <table:table-row table:style-name="TableLine2363692795648">
          <table:table-cell office:value-type="string">
            <text:p text:style-name="P428">戻り値</text:p>
          </table:table-cell>
          <table:table-cell office:value-type="string">
            <text:p text:style-name="P233"/>
            <text:p text:style-name="P233">最後に実行された<text:span text:style-name="T53">block</text:span>の値が返ります。</text:p>
          </table:table-cell>
        </table:table-row>
        <table:table-row table:style-name="TableLine2363692800544">
          <table:table-cell office:value-type="string">
            <text:p text:style-name="P428">例外</text:p>
          </table:table-cell>
          <table:table-cell office:value-type="string">
            <text:p text:style-name="P233"/>
            <text:p text:style-name="P233">ErrSyntax: 書式に誤りがあります。</text:p>
          </table:table-cell>
        </table:table-row>
        <table:table-row table:style-name="TableLine2363692795920">
          <table:table-cell office:value-type="string">
            <text:p text:style-name="P428">使用例</text:p>
          </table:table-cell>
          <table:table-cell office:value-type="string">
            <text:p text:style-name="P521"/>
            <text:p text:style-name="P521"># 1から10までを表示する</text:p>
            <text:p text:style-name="P521">1 each to: 10 do: {| i | println $i};</text:p>
          </table:table-cell>
        </table:table-row>
      </table:table>
      <text:h text:style-name="P788" text:outline-level="3"><text:bookmark-start text:name="__RefHeading___Toc23675_1636654246"/>Integer::<text:span text:style-name="T219">neg</text:span><text:span text:style-name="T5">　</text:span><text:bookmark-end text:name="__RefHeading___Toc23675_1636654246"/></text:h>
      <text:p text:style-name="P113"/>
      <table:table table:name="表203" table:style-name="表203">
        <table:table-column table:style-name="表203.A"/>
        <table:table-column table:style-name="表203.B"/>
        <table:table-row table:style-name="TableLine2363692796192">
          <table:table-cell office:value-type="string">
            <text:p text:style-name="P485">説明</text:p>
          </table:table-cell>
          <table:table-cell office:value-type="string">
            <text:p text:style-name="P310"/>
            <text:p text:style-name="P366">負を返します。</text:p>
          </table:table-cell>
        </table:table-row>
        <table:table-row table:style-name="TableLine2363692797280">
          <table:table-cell office:value-type="string">
            <text:p text:style-name="P485">書式</text:p>
          </table:table-cell>
          <table:table-cell office:value-type="string">
            <text:p text:style-name="P310"/>
            <text:p text:style-name="P310">Integer neg</text:p>
          </table:table-cell>
        </table:table-row>
        <table:table-row table:style-name="TableLine2363692787216">
          <table:table-cell office:value-type="string">
            <text:p text:style-name="P485">詳細</text:p>
          </table:table-cell>
          <table:table-cell office:value-type="string">
            <text:p text:style-name="P310"/>
            <text:p text:style-name="P310">Integerの値の負数を返します。</text:p>
          </table:table-cell>
        </table:table-row>
        <table:table-row table:style-name="TableLine2363692809520">
          <table:table-cell office:value-type="string">
            <text:p text:style-name="P485">戻り値</text:p>
          </table:table-cell>
          <table:table-cell office:value-type="string">
            <text:p text:style-name="P310"/>
            <text:p text:style-name="P310">Integerの値の負数が返ります。</text:p>
          </table:table-cell>
        </table:table-row>
        <table:table-row table:style-name="TableLine2363692811968">
          <table:table-cell office:value-type="string">
            <text:p text:style-name="P485">例外</text:p>
          </table:table-cell>
          <table:table-cell office:value-type="string">
            <text:p text:style-name="P310"/>
            <text:p text:style-name="P310">ErrSyntax: 書式に誤りがあります。</text:p>
          </table:table-cell>
        </table:table-row>
        <table:table-row table:style-name="TableLine2363692804624">
          <table:table-cell office:value-type="string">
            <text:p text:style-name="P485">使用例</text:p>
          </table:table-cell>
          <table:table-cell office:value-type="string">
            <text:p text:style-name="P310"/>
            <text:p text:style-name="P310"/>
          </table:table-cell>
        </table:table-row>
      </table:table>
      <text:h text:style-name="P788" text:outline-level="3"><text:bookmark-start text:name="__RefHeading___Toc23677_1636654246"/>Integer::<text:span text:style-name="T219">nextprime</text:span><text:span text:style-name="T5">　</text:span><text:bookmark-end text:name="__RefHeading___Toc23677_1636654246"/></text:h>
      <text:p text:style-name="P113"/>
      <table:table table:name="表204" table:style-name="表204">
        <table:table-column table:style-name="表204.A"/>
        <table:table-column table:style-name="表204.B"/>
        <table:table-row table:style-name="TableLine2363692786672">
          <table:table-cell office:value-type="string">
            <text:p text:style-name="P485">説明</text:p>
          </table:table-cell>
          <table:table-cell office:value-type="string">
            <text:p text:style-name="P310"/>
            <text:p text:style-name="P366">次の素数を返します。</text:p>
          </table:table-cell>
        </table:table-row>
        <table:table-row table:style-name="TableLine2363692810880">
          <table:table-cell office:value-type="string">
            <text:p text:style-name="P485">書式</text:p>
          </table:table-cell>
          <table:table-cell office:value-type="string">
            <text:p text:style-name="P310"/>
            <text:p text:style-name="P310">Integer <text:span text:style-name="T220">nextprime</text:span></text:p>
          </table:table-cell>
        </table:table-row>
        <table:table-row table:style-name="TableLine2363692814144">
          <table:table-cell office:value-type="string">
            <text:p text:style-name="P485">詳細</text:p>
          </table:table-cell>
          <table:table-cell office:value-type="string">
            <text:p text:style-name="P310"/>
            <text:p text:style-name="P310">Integerの値の次の素数を返します。</text:p>
          </table:table-cell>
        </table:table-row>
        <table:table-row table:style-name="TableLine2363692814960">
          <table:table-cell office:value-type="string">
            <text:p text:style-name="P485">戻り値</text:p>
          </table:table-cell>
          <table:table-cell office:value-type="string">
            <text:p text:style-name="P310"/>
            <text:p text:style-name="P310">Integerの値の次の素数が返ります。</text:p>
          </table:table-cell>
        </table:table-row>
        <table:table-row table:style-name="TableLine2363692808432">
          <table:table-cell office:value-type="string">
            <text:p text:style-name="P485">例外</text:p>
          </table:table-cell>
          <table:table-cell office:value-type="string">
            <text:p text:style-name="P310"/>
            <text:p text:style-name="P310">ErrSyntax: 書式に誤りがあります。</text:p>
          </table:table-cell>
        </table:table-row>
        <table:table-row table:style-name="TableLine2363692804352">
          <table:table-cell office:value-type="string">
            <text:p text:style-name="P485">使用例</text:p>
          </table:table-cell>
          <table:table-cell office:value-type="string">
            <text:p text:style-name="P310"/>
            <text:p text:style-name="P310"/>
          </table:table-cell>
        </table:table-row>
      </table:table>
      <text:h text:style-name="P745" text:outline-level="3"/>
      <text:h text:style-name="P788" text:outline-level="3"><text:bookmark-start text:name="__RefHeading__15729_112356151"/>Integer::real<text:span text:style-name="T5">　</text:span><text:bookmark-end text:name="__RefHeading__15729_112356151"/></text:h>
      <text:p text:style-name="P114"/>
      <table:table table:name="Table48" table:style-name="Table48">
        <table:table-column table:style-name="Table48.A"/>
        <table:table-column table:style-name="Table48.B"/>
        <table:table-row table:style-name="TableLine2363692813872">
          <table:table-cell office:value-type="string">
            <text:p text:style-name="P486">説明</text:p>
          </table:table-cell>
          <table:table-cell office:value-type="string">
            <text:p text:style-name="P311"/>
            <text:p text:style-name="P311">実数値を返します。</text:p>
          </table:table-cell>
        </table:table-row>
        <table:table-row table:style-name="TableLine2363692807888">
          <table:table-cell office:value-type="string">
            <text:p text:style-name="P486">書式</text:p>
          </table:table-cell>
          <table:table-cell office:value-type="string">
            <text:p text:style-name="P311"/>
            <text:p text:style-name="P311">Integer real</text:p>
          </table:table-cell>
        </table:table-row>
        <table:table-row table:style-name="TableLine2363692815232">
          <table:table-cell office:value-type="string">
            <text:p text:style-name="P486">詳細</text:p>
          </table:table-cell>
          <table:table-cell office:value-type="string">
            <text:p text:style-name="P311"/>
            <text:p text:style-name="P311">実数値に変換した値を返します。</text:p>
          </table:table-cell>
        </table:table-row>
        <table:table-row table:style-name="TableLine2363692808160">
          <table:table-cell office:value-type="string">
            <text:p text:style-name="P486">戻り値</text:p>
          </table:table-cell>
          <table:table-cell office:value-type="string">
            <text:p text:style-name="P311"/>
            <text:p text:style-name="P311">実数値が返ります。</text:p>
          </table:table-cell>
        </table:table-row>
        <table:table-row table:style-name="TableLine2363692813600">
          <table:table-cell office:value-type="string">
            <text:p text:style-name="P486">例外</text:p>
          </table:table-cell>
          <table:table-cell office:value-type="string">
            <text:p text:style-name="P311"/>
            <text:p text:style-name="P311">ErrSyntax: 書式に誤りがあります。</text:p>
          </table:table-cell>
        </table:table-row>
        <table:table-row table:style-name="TableLine2363692810336">
          <table:table-cell office:value-type="string">
            <text:p text:style-name="P486">使用例</text:p>
          </table:table-cell>
          <table:table-cell office:value-type="string">
            <text:p text:style-name="P311"/>
            <text:p text:style-name="P311"/>
          </table:table-cell>
        </table:table-row>
      </table:table>
      <text:h text:style-name="P712" text:outline-level="3"/>
      <text:h text:style-name="P788" text:outline-level="3"><text:bookmark-start text:name="__RefHeading___Toc23679_1636654246"/>Integer::<text:span text:style-name="T220">sqrt</text:span><text:span text:style-name="T5">　</text:span><text:bookmark-end text:name="__RefHeading___Toc23679_1636654246"/></text:h>
      <text:p text:style-name="P113"/>
      <table:table table:name="表205" table:style-name="表205">
        <table:table-column table:style-name="表205.A"/>
        <table:table-column table:style-name="表205.B"/>
        <table:table-row table:style-name="TableLine2363692805712">
          <table:table-cell office:value-type="string">
            <text:p text:style-name="P485">説明</text:p>
          </table:table-cell>
          <table:table-cell office:value-type="string">
            <text:p text:style-name="P310"/>
            <text:p text:style-name="P366">平方根を返します。</text:p>
          </table:table-cell>
        </table:table-row>
        <table:table-row table:style-name="TableLine2363692809248">
          <table:table-cell office:value-type="string">
            <text:p text:style-name="P485">書式</text:p>
          </table:table-cell>
          <table:table-cell office:value-type="string">
            <text:p text:style-name="P310"/>
            <text:p text:style-name="P310">Integer sqrt</text:p>
          </table:table-cell>
        </table:table-row>
        <table:table-row table:style-name="TableLine2363692814416">
          <table:table-cell office:value-type="string">
            <text:p text:style-name="P485">詳細</text:p>
          </table:table-cell>
          <table:table-cell office:value-type="string">
            <text:p text:style-name="P310"/>
            <text:p text:style-name="P310">Integerの値の平方根を返します。結果は、平方根の実数値を超えない最大の整数となります。</text:p>
          </table:table-cell>
        </table:table-row>
        <table:table-row table:style-name="TableLine2363692810608">
          <table:table-cell office:value-type="string">
            <text:p text:style-name="P485">戻り値</text:p>
          </table:table-cell>
          <table:table-cell office:value-type="string">
            <text:p text:style-name="P310"/>
            <text:p text:style-name="P310">Integerの値の平方根が返ります。</text:p>
          </table:table-cell>
        </table:table-row>
        <table:table-row table:style-name="TableLine2363692811696">
          <table:table-cell office:value-type="string">
            <text:p text:style-name="P485">例外</text:p>
          </table:table-cell>
          <table:table-cell office:value-type="string">
            <text:p text:style-name="P310"/>
            <text:p text:style-name="P310">ErrSyntax: 書式に誤りがあります。</text:p>
          </table:table-cell>
        </table:table-row>
        <table:table-row table:style-name="TableLine2363692811152">
          <table:table-cell office:value-type="string">
            <text:p text:style-name="P485">使用例</text:p>
          </table:table-cell>
          <table:table-cell office:value-type="string">
            <text:p text:style-name="P310"/>
            <text:p text:style-name="P310"/>
          </table:table-cell>
        </table:table-row>
      </table:table>
      <text:h text:style-name="P745" text:outline-level="3"/>
      <text:h text:style-name="P788" text:outline-level="3"><text:bookmark-start text:name="__RefHeading___Toc21600_780634474"/>List　<text:bookmark-end text:name="__RefHeading___Toc21600_780634474"/></text:h>
      <text:p text:style-name="P110"/>
      <text:p text:style-name="P175">　Listクラスは、リストデータ型のWrapperクラスです。リストリテラルに対してメソッドを指定することにより呼びだします。</text:p>
      <text:h text:style-name="P710" text:outline-level="3"/>
      <text:h text:style-name="P788" text:outline-level="3"><text:bookmark-start text:name="__RefHeading__14658_1559979953"/>List::-&gt;&gt;<text:span text:style-name="T5">　</text:span><text:bookmark-end text:name="__RefHeading__14658_1559979953"/></text:h>
      <text:p text:style-name="P110"/>
      <table:table table:name="表130" table:style-name="表130">
        <table:table-column table:style-name="表130.A"/>
        <table:table-column table:style-name="表130.B"/>
        <table:table-row table:style-name="TableLine2363692808976">
          <table:table-cell office:value-type="string">
            <text:p text:style-name="P428">説明</text:p>
          </table:table-cell>
          <table:table-cell office:value-type="string">
            <text:p text:style-name="P233"/>
            <text:p text:style-name="P233">リストから要素をpopします。</text:p>
          </table:table-cell>
        </table:table-row>
        <table:table-row table:style-name="TableLine2363692812784">
          <table:table-cell office:value-type="string">
            <text:p text:style-name="P428">書式</text:p>
          </table:table-cell>
          <table:table-cell office:value-type="string">
            <text:p text:style-name="P233"/>
            <text:p text:style-name="P233">List -&gt;&gt;</text:p>
          </table:table-cell>
        </table:table-row>
        <table:table-row table:style-name="TableLine2363692813056">
          <table:table-cell office:value-type="string">
            <text:p text:style-name="P428">詳細</text:p>
          </table:table-cell>
          <table:table-cell office:value-type="string">
            <text:p text:style-name="P233"/>
            <text:p text:style-name="P233">Listから要素をpopし、その値を返します。変数の場合は、変数のリストの最後の要素が削除されます。</text:p>
          </table:table-cell>
        </table:table-row>
        <table:table-row table:style-name="TableLine2363692813328">
          <table:table-cell office:value-type="string">
            <text:p text:style-name="P428">戻り値</text:p>
          </table:table-cell>
          <table:table-cell office:value-type="string">
            <text:p text:style-name="P233"/>
            <text:p text:style-name="P233">Listの最後の値を返します。</text:p>
          </table:table-cell>
        </table:table-row>
        <table:table-row table:style-name="TableLine2363692814688">
          <table:table-cell office:value-type="string">
            <text:p text:style-name="P428">例外</text:p>
          </table:table-cell>
          <table:table-cell office:value-type="string">
            <text:p text:style-name="P233"/>
            <text:p text:style-name="P233"/>
          </table:table-cell>
        </table:table-row>
        <table:table-row table:style-name="TableLine2363692815504">
          <table:table-cell office:value-type="string">
            <text:p text:style-name="P428">使用例</text:p>
          </table:table-cell>
          <table:table-cell office:value-type="string">
            <text:p text:style-name="P541"/>
            <text:p text:style-name="P541">set l (1 2 3);</text:p>
            <text:p text:style-name="P541">$l -&gt;&gt;;<text:tab/><text:tab/># <text:span text:style-name="T238">→</text:span> 3</text:p>
            <text:p text:style-name="P541">println $l;<text:tab/><text:tab/># <text:span text:style-name="T238">→</text:span> (1 2)</text:p>
          </table:table-cell>
        </table:table-row>
      </table:table>
      <text:h text:style-name="P694" text:outline-level="3"/>
      <text:h text:style-name="P788" text:outline-level="3"><text:bookmark-start text:name="__RefHeading__14660_1559979953"/>List:: .<text:span text:style-name="T5">　</text:span><text:bookmark-end text:name="__RefHeading__14660_1559979953"/></text:h>
      <text:p text:style-name="P28"/>
      <table:table table:name="表131" table:style-name="表131">
        <table:table-column table:style-name="表131.A"/>
        <table:table-column table:style-name="表131.B"/>
        <table:table-row table:style-name="TableLine2363692815776">
          <table:table-cell office:value-type="string">
            <text:p text:style-name="P428">説明</text:p>
          </table:table-cell>
          <table:table-cell office:value-type="string">
            <text:p text:style-name="P233"/>
            <text:p text:style-name="P233">リストに新たな要素を追加し、新しいリストを返します。</text:p>
          </table:table-cell>
        </table:table-row>
        <table:table-row table:style-name="TableLine2363692805984">
          <table:table-cell office:value-type="string">
            <text:p text:style-name="P428">書式</text:p>
          </table:table-cell>
          <table:table-cell office:value-type="string">
            <text:p text:style-name="P233"/>
            <text:p text:style-name="P233">List . <text:span text:style-name="T53">val</text:span> <text:s/>[ <text:span text:style-name="T53">val</text:span> ... ]</text:p>
          </table:table-cell>
        </table:table-row>
        <table:table-row table:style-name="TableLine2363692804896">
          <table:table-cell office:value-type="string">
            <text:p text:style-name="P428">詳細</text:p>
          </table:table-cell>
          <table:table-cell office:value-type="string">
            <text:p text:style-name="P233"/>
            <text:p text:style-name="P233">新たなリストを作成し、リストの要素に<text:span text:style-name="T53">val</text:span>を追加し返します。</text:p>
          </table:table-cell>
        </table:table-row>
        <table:table-row table:style-name="TableLine2363692807072">
          <table:table-cell office:value-type="string">
            <text:p text:style-name="P428">戻り値</text:p>
          </table:table-cell>
          <table:table-cell office:value-type="string">
            <text:p text:style-name="P233"/>
            <text:p text:style-name="P233">Listに<text:span text:style-name="T53">val</text:span>が追加された新しいリストが返ります。</text:p>
          </table:table-cell>
        </table:table-row>
        <table:table-row table:style-name="TableLine2363692805440">
          <table:table-cell office:value-type="string">
            <text:p text:style-name="P428">例外</text:p>
          </table:table-cell>
          <table:table-cell office:value-type="string">
            <text:p text:style-name="P233"/>
            <text:p text:style-name="P233">ErrSyntax: 書式に誤りがあります。</text:p>
          </table:table-cell>
        </table:table-row>
        <table:table-row table:style-name="TableLine2363692807344">
          <table:table-cell office:value-type="string">
            <text:p text:style-name="P428">使用例</text:p>
          </table:table-cell>
          <table:table-cell office:value-type="string">
            <text:p text:style-name="P541"/>
            <text:p text:style-name="P541">set l (1 2 3);</text:p>
            <text:p text:style-name="P541">$l . 4;<text:tab/># <text:span text:style-name="T238">→</text:span> (1 2 3 4)</text:p>
            <text:p text:style-name="P541">$l . (1 2)<text:tab/># <text:span text:style-name="T238">→</text:span> (1 2 3 (1 2))</text:p>
            <text:p text:style-name="P541">println $l<text:tab/># <text:span text:style-name="T238">→</text:span> (1 2 3)</text:p>
          </table:table-cell>
        </table:table-row>
      </table:table>
      <text:h text:style-name="P694" text:outline-level="3"/>
      <text:h text:style-name="P788" text:outline-level="3"><text:bookmark-start text:name="__RefHeading__14662_1559979953"/>List::&lt;&lt;<text:span text:style-name="T5">　</text:span><text:bookmark-end text:name="__RefHeading__14662_1559979953"/></text:h>
      <text:p text:style-name="P28"/>
      <table:table table:name="表132" table:style-name="表132">
        <table:table-column table:style-name="表132.A"/>
        <table:table-column table:style-name="表132.B"/>
        <table:table-row table:style-name="TableLine2363692816592">
          <table:table-cell office:value-type="string">
            <text:p text:style-name="P428">説明</text:p>
          </table:table-cell>
          <table:table-cell office:value-type="string">
            <text:p text:style-name="P233"/>
            <text:p text:style-name="P233">リストに値をunshiftします。</text:p>
          </table:table-cell>
        </table:table-row>
        <table:table-row table:style-name="TableLine2363692754304">
          <table:table-cell office:value-type="string">
            <text:p text:style-name="P428">書式</text:p>
          </table:table-cell>
          <table:table-cell office:value-type="string">
            <text:p text:style-name="P233"/>
            <text:p text:style-name="P233">List &lt;&lt; <text:span text:style-name="T53">val</text:span></text:p>
          </table:table-cell>
        </table:table-row>
        <table:table-row table:style-name="TableLine2363692760288">
          <table:table-cell office:value-type="string">
            <text:p text:style-name="P428">詳細</text:p>
          </table:table-cell>
          <table:table-cell office:value-type="string">
            <text:p text:style-name="P233"/>
            <text:p text:style-name="P233">Listに<text:span text:style-name="T53">val</text:span>をunshiftします。<text:span text:style-name="T53">val</text:span>はListの先頭に追加されます。変数の場合は、変数のリストの最初に要素が追加されます。</text:p>
          </table:table-cell>
        </table:table-row>
        <table:table-row table:style-name="TableLine2363692754576">
          <table:table-cell office:value-type="string">
            <text:p text:style-name="P428">戻り値</text:p>
          </table:table-cell>
          <table:table-cell office:value-type="string">
            <text:p text:style-name="P233"/>
            <text:p text:style-name="P233"><text:span text:style-name="T53">val</text:span>がリストに追加された後のリストが返ります。</text:p>
          </table:table-cell>
        </table:table-row>
        <table:table-row table:style-name="TableLine2363692762192">
          <table:table-cell office:value-type="string">
            <text:p text:style-name="P428">例外</text:p>
          </table:table-cell>
          <table:table-cell office:value-type="string">
            <text:p text:style-name="P233"/>
            <text:p text:style-name="P233"/>
          </table:table-cell>
        </table:table-row>
        <table:table-row table:style-name="TableLine2363692753488">
          <table:table-cell office:value-type="string">
            <text:p text:style-name="P428">使用例</text:p>
          </table:table-cell>
          <table:table-cell office:value-type="string">
            <text:p text:style-name="P541"/>
            <text:p text:style-name="P541">set l (1 2 3);</text:p>
            <text:p text:style-name="P541">$l &lt;&lt; 100;<text:tab/><text:tab/># <text:span text:style-name="T238">→</text:span> (100 1 2 3)</text:p>
            <text:p text:style-name="P541">println $l;<text:tab/><text:tab/># <text:span text:style-name="T238">→</text:span> (100 1 2 3)</text:p>
          </table:table-cell>
        </table:table-row>
      </table:table>
      <text:h text:style-name="P694" text:outline-level="3"/>
      <text:h text:style-name="P788" text:outline-level="3"><text:bookmark-start text:name="__RefHeading__14664_1559979953"/>List::&lt;&lt;-<text:span text:style-name="T5">　</text:span><text:bookmark-end text:name="__RefHeading__14664_1559979953"/></text:h>
      <text:p text:style-name="P28"/>
      <table:table table:name="表133" table:style-name="表133">
        <table:table-column table:style-name="表133.A"/>
        <table:table-column table:style-name="表133.B"/>
        <table:table-row table:style-name="TableLine2363692758656">
          <table:table-cell office:value-type="string">
            <text:p text:style-name="P428">説明</text:p>
          </table:table-cell>
          <table:table-cell office:value-type="string">
            <text:p text:style-name="P233"/>
            <text:p text:style-name="P233">リストへ要素をpushします。</text:p>
          </table:table-cell>
        </table:table-row>
        <table:table-row table:style-name="TableLine2363692763824">
          <table:table-cell office:value-type="string">
            <text:p text:style-name="P428">書式</text:p>
          </table:table-cell>
          <table:table-cell office:value-type="string">
            <text:p text:style-name="P233"/>
            <text:p text:style-name="P233">List &lt;&lt;-</text:p>
          </table:table-cell>
        </table:table-row>
        <table:table-row table:style-name="TableLine2363692766000">
          <table:table-cell office:value-type="string">
            <text:p text:style-name="P428">詳細</text:p>
          </table:table-cell>
          <table:table-cell office:value-type="string">
            <text:p text:style-name="P233"/>
            <text:p text:style-name="P233">Listへ<text:span text:style-name="T53">val</text:span>をpushします。<text:span text:style-name="T53">val</text:span>はListの最後に追加されます。変数の場合は、変数のリストの最後に要素が追加されます。</text:p>
          </table:table-cell>
        </table:table-row>
        <table:table-row table:style-name="TableLine2363692755664">
          <table:table-cell office:value-type="string">
            <text:p text:style-name="P428">戻り値</text:p>
          </table:table-cell>
          <table:table-cell office:value-type="string">
            <text:p text:style-name="P233"/>
            <text:p text:style-name="P233"><text:span text:style-name="T53">val</text:span>がリストに追加された後のリストが返ります。</text:p>
          </table:table-cell>
        </table:table-row>
        <table:table-row table:style-name="TableLine2363692760560">
          <table:table-cell office:value-type="string">
            <text:p text:style-name="P428">例外</text:p>
          </table:table-cell>
          <table:table-cell office:value-type="string">
            <text:p text:style-name="P233"/>
            <text:p text:style-name="P233"/>
          </table:table-cell>
        </table:table-row>
        <table:table-row table:style-name="TableLine2363692768720">
          <table:table-cell office:value-type="string">
            <text:p text:style-name="P428">使用例</text:p>
          </table:table-cell>
          <table:table-cell office:value-type="string">
            <text:p text:style-name="P541"/>
            <text:p text:style-name="P541">set l (1 2 3);</text:p>
            <text:p text:style-name="P541">$l &lt;&lt;- 100;<text:tab/><text:tab/># <text:span text:style-name="T238">→</text:span> (1 2 3 100)</text:p>
            <text:p text:style-name="P541">println $l;<text:tab/><text:tab/># <text:span text:style-name="T238">→</text:span> (1 2 3 100)</text:p>
          </table:table-cell>
        </table:table-row>
      </table:table>
      <text:h text:style-name="P694" text:outline-level="3"/>
      <text:h text:style-name="P788" text:outline-level="3"><text:bookmark-start text:name="__RefHeading__14666_1559979953"/>List::&gt;&gt;<text:span text:style-name="T5">　</text:span><text:bookmark-end text:name="__RefHeading__14666_1559979953"/></text:h>
      <text:p text:style-name="P28"/>
      <table:table table:name="表134" table:style-name="表134">
        <table:table-column table:style-name="表134.A"/>
        <table:table-column table:style-name="表134.B"/>
        <table:table-row table:style-name="TableLine2363692763552">
          <table:table-cell office:value-type="string">
            <text:p text:style-name="P428">説明</text:p>
          </table:table-cell>
          <table:table-cell office:value-type="string">
            <text:p text:style-name="P233"/>
            <text:p text:style-name="P233">リストから要素をshiftします。</text:p>
          </table:table-cell>
        </table:table-row>
        <table:table-row table:style-name="TableLine2363692764368">
          <table:table-cell office:value-type="string">
            <text:p text:style-name="P428">書式</text:p>
          </table:table-cell>
          <table:table-cell office:value-type="string">
            <text:p text:style-name="P233"/>
            <text:p text:style-name="P233">List &gt;&gt;</text:p>
          </table:table-cell>
        </table:table-row>
        <table:table-row table:style-name="TableLine2363692756480">
          <table:table-cell office:value-type="string">
            <text:p text:style-name="P428">詳細</text:p>
          </table:table-cell>
          <table:table-cell office:value-type="string">
            <text:p text:style-name="P233"/>
            <text:p text:style-name="P233">Listから要素をshiftし、その値を返します。変数の場合は、変数のリストの最初の要素が削除されます。</text:p>
          </table:table-cell>
        </table:table-row>
        <table:table-row table:style-name="TableLine2363692752672">
          <table:table-cell office:value-type="string">
            <text:p text:style-name="P428">戻り値</text:p>
          </table:table-cell>
          <table:table-cell office:value-type="string">
            <text:p text:style-name="P233"/>
            <text:p text:style-name="P233">Listの最初の値を返します。</text:p>
          </table:table-cell>
        </table:table-row>
        <table:table-row table:style-name="TableLine2363692763280">
          <table:table-cell office:value-type="string">
            <text:p text:style-name="P428">例外</text:p>
          </table:table-cell>
          <table:table-cell office:value-type="string">
            <text:p text:style-name="P233"/>
            <text:p text:style-name="P233"/>
          </table:table-cell>
        </table:table-row>
        <table:table-row table:style-name="TableLine2363692751856">
          <table:table-cell office:value-type="string">
            <text:p text:style-name="P428">使用例</text:p>
          </table:table-cell>
          <table:table-cell office:value-type="string">
            <text:p text:style-name="P541"/>
            <text:p text:style-name="P541">set l (1 2 3);</text:p>
            <text:p text:style-name="P541">$l &gt;&gt;;<text:tab/><text:tab/><text:tab/># <text:span text:style-name="T238">→</text:span> 1</text:p>
            <text:p text:style-name="P541">println $l;<text:tab/><text:tab/><text:tab/># <text:span text:style-name="T238">→</text:span> (2 3)</text:p>
          </table:table-cell>
        </table:table-row>
      </table:table>
      <text:h text:style-name="P694" text:outline-level="3"/>
      <text:h text:style-name="P788" text:outline-level="3"><text:bookmark-start text:name="__RefHeading__14668_1559979953"/>List::add<text:span text:style-name="T5">　</text:span><text:bookmark-end text:name="__RefHeading__14668_1559979953"/></text:h>
      <text:p text:style-name="P28"/>
      <table:table table:name="表135" table:style-name="表135">
        <table:table-column table:style-name="表135.A"/>
        <table:table-column table:style-name="表135.B"/>
        <table:table-row table:style-name="TableLine2363692760832">
          <table:table-cell office:value-type="string">
            <text:p text:style-name="P428">説明</text:p>
          </table:table-cell>
          <table:table-cell office:value-type="string">
            <text:p text:style-name="P233"/>
            <text:p text:style-name="P233">リストに要素を追加します。</text:p>
          </table:table-cell>
        </table:table-row>
        <table:table-row table:style-name="TableLine2363692765184">
          <table:table-cell office:value-type="string">
            <text:p text:style-name="P428">書式</text:p>
          </table:table-cell>
          <table:table-cell office:value-type="string">
            <text:p text:style-name="P233"/>
            <text:p text:style-name="P233">List add <text:span text:style-name="T53">val</text:span><text:span text:style-name="T99"> <text:s/>[ </text:span><text:span text:style-name="T53">val</text:span><text:span text:style-name="T99"> ... ]</text:span></text:p>
          </table:table-cell>
        </table:table-row>
        <table:table-row table:style-name="TableLine2363692765456">
          <table:table-cell office:value-type="string">
            <text:p text:style-name="P428">詳細</text:p>
          </table:table-cell>
          <table:table-cell office:value-type="string">
            <text:p text:style-name="P233"/>
            <text:p text:style-name="P233">Listの最後に<text:span text:style-name="T53">val</text:span>を追加します。Listが変数の場合、変数自体が変更されます。</text:p>
          </table:table-cell>
        </table:table-row>
        <table:table-row table:style-name="TableLine2363692757024">
          <table:table-cell office:value-type="string">
            <text:p text:style-name="P428">戻り値</text:p>
          </table:table-cell>
          <table:table-cell office:value-type="string">
            <text:p text:style-name="P233"/>
            <text:p text:style-name="P233"><text:span text:style-name="T53">val</text:span>追加された後のリスト全体が返ります。</text:p>
          </table:table-cell>
        </table:table-row>
        <table:table-row table:style-name="TableLine2363692752128">
          <table:table-cell office:value-type="string">
            <text:p text:style-name="P428">例外</text:p>
          </table:table-cell>
          <table:table-cell office:value-type="string">
            <text:p text:style-name="P233"/>
            <text:p text:style-name="P233">ErrSyntax: 書式に誤りがあります。</text:p>
          </table:table-cell>
        </table:table-row>
        <table:table-row table:style-name="TableLine2363692757840">
          <table:table-cell office:value-type="string">
            <text:p text:style-name="P428">使用例</text:p>
          </table:table-cell>
          <table:table-cell office:value-type="string">
            <text:p text:style-name="P541"/>
            <text:p text:style-name="P541">set l ();</text:p>
            <text:p text:style-name="P541">$l <text:span text:style-name="T183">add</text:span> a;<text:tab/># <text:span text:style-name="T238">→</text:span> (a)</text:p>
            <text:p text:style-name="P541">$l <text:span text:style-name="T183">add</text:span> b;<text:tab/># <text:span text:style-name="T238">→</text:span> (a b)</text:p>
            <text:p text:style-name="P541">println $l;<text:tab/># <text:span text:style-name="T238">→</text:span> (a b)</text:p>
          </table:table-cell>
        </table:table-row>
      </table:table>
      <text:h text:style-name="P788" text:outline-level="3"><text:bookmark-start text:name="__RefHeading__17991_1692601806"/>List::append!<text:span text:style-name="T5">　</text:span><text:bookmark-end text:name="__RefHeading__17991_1692601806"/></text:h>
      <text:p text:style-name="P115"/>
      <table:table table:name="表89" table:style-name="表89">
        <table:table-column table:style-name="表89.A"/>
        <table:table-column table:style-name="表89.B"/>
        <table:table-row table:style-name="TableLine2363692756752">
          <table:table-cell office:value-type="string">
            <text:p text:style-name="P487">説明</text:p>
          </table:table-cell>
          <table:table-cell office:value-type="string">
            <text:p text:style-name="P312"/>
            <text:p text:style-name="P312">リストに要素を追加します。</text:p>
          </table:table-cell>
        </table:table-row>
        <table:table-row table:style-name="TableLine2363692761648">
          <table:table-cell office:value-type="string">
            <text:p text:style-name="P487">書式</text:p>
          </table:table-cell>
          <table:table-cell office:value-type="string">
            <text:p text:style-name="P312"/>
            <text:p text:style-name="P312">List append! <text:span text:style-name="T53">val</text:span><text:span text:style-name="T99"> <text:s/>[ </text:span><text:span text:style-name="T53">val</text:span><text:span text:style-name="T99"> ... ]</text:span></text:p>
          </table:table-cell>
        </table:table-row>
        <table:table-row table:style-name="TableLine2363692767632">
          <table:table-cell office:value-type="string">
            <text:p text:style-name="P487">詳細</text:p>
          </table:table-cell>
          <table:table-cell office:value-type="string">
            <text:p text:style-name="P312"/>
            <text:p text:style-name="P312">Listの最後に<text:span text:style-name="T53">val</text:span>を追加します。Listが変数の場合、変数自体が変更されます。</text:p>
          </table:table-cell>
        </table:table-row>
        <table:table-row table:style-name="TableLine2363692761920">
          <table:table-cell office:value-type="string">
            <text:p text:style-name="P487">戻り値</text:p>
          </table:table-cell>
          <table:table-cell office:value-type="string">
            <text:p text:style-name="P312"/>
            <text:p text:style-name="P312">追加された最後の要素がリストで返ります。この性質により、連続してリストを追加する際の処理時間を節約することができます。</text:p>
          </table:table-cell>
        </table:table-row>
        <table:table-row table:style-name="TableLine2363692755120">
          <table:table-cell office:value-type="string">
            <text:p text:style-name="P487">例外</text:p>
          </table:table-cell>
          <table:table-cell office:value-type="string">
            <text:p text:style-name="P312"/>
            <text:p text:style-name="P312">ErrSyntax: 書式に誤りがあります。</text:p>
          </table:table-cell>
        </table:table-row>
        <table:table-row table:style-name="TableLine2363692758384">
          <table:table-cell office:value-type="string">
            <text:p text:style-name="P487">使用例</text:p>
          </table:table-cell>
          <table:table-cell office:value-type="string">
            <text:p text:style-name="P529"/>
            <text:p text:style-name="P529">set l ();</text:p>
            <text:p text:style-name="P529">$l <text:span text:style-name="T183">append!</text:span> a;<text:tab/># <text:span text:style-name="T238">→</text:span> (a)</text:p>
            <text:p text:style-name="P529">$l <text:span text:style-name="T183">append!</text:span> b;<text:tab/># <text:span text:style-name="T238">→</text:span> (b)</text:p>
            <text:p text:style-name="P529">println $l;<text:tab/><text:tab/># <text:span text:style-name="T238">→</text:span> (a b)</text:p>
            <text:p text:style-name="P529"/>
            <text:p text:style-name="P529"># 戻り値を利用した例</text:p>
            <text:p text:style-name="P529">set orig ();</text:p>
            <text:p text:style-name="P529">set dest $orig;</text:p>
            <text:p text:style-name="P529">1 each to: 10 do: {| i |</text:p>
            <text:p text:style-name="P529"><text:s text:c="2"/>set dest [$dest <text:span text:style-name="T183">append!</text:span> $i];</text:p>
            <text:p text:style-name="P529">};</text:p>
            <text:p text:style-name="P529">println $orig;<text:tab/># <text:span text:style-name="T238">→</text:span> (1 2 3 4 5 6 7 8 9 10)</text:p>
          </table:table-cell>
        </table:table-row>
      </table:table>
      <text:h text:style-name="P777" text:outline-level="3"/>
      <text:h text:style-name="P788" text:outline-level="3"><text:bookmark-start text:name="__RefHeading__14670_1559979953"/>List::car / List::item<text:span text:style-name="T5">　</text:span><text:bookmark-end text:name="__RefHeading__14670_1559979953"/></text:h>
      <text:p text:style-name="P28"/>
      <table:table table:name="表137" table:style-name="表137">
        <table:table-column table:style-name="表137.A"/>
        <table:table-column table:style-name="表137.B"/>
        <table:table-row table:style-name="TableLine2363692752944">
          <table:table-cell office:value-type="string">
            <text:p text:style-name="P428">説明</text:p>
          </table:table-cell>
          <table:table-cell office:value-type="string">
            <text:p text:style-name="P233"/>
            <text:p text:style-name="P233">リストの最初の要素を返します。</text:p>
          </table:table-cell>
        </table:table-row>
        <table:table-row table:style-name="TableLine2363692756208">
          <table:table-cell office:value-type="string">
            <text:p text:style-name="P428">書式</text:p>
          </table:table-cell>
          <table:table-cell office:value-type="string">
            <text:p text:style-name="P233"/>
            <text:p text:style-name="P233">List car</text:p>
            <text:p text:style-name="P233">List item</text:p>
            <text:p text:style-name="P233">※itemはcarのシノニムです。</text:p>
          </table:table-cell>
        </table:table-row>
        <table:table-row table:style-name="TableLine2363692758928">
          <table:table-cell office:value-type="string">
            <text:p text:style-name="P428">詳細</text:p>
          </table:table-cell>
          <table:table-cell office:value-type="string">
            <text:p text:style-name="P233"/>
            <text:p text:style-name="P233">Listの最初の要素を返します。元の変数は変更されません。</text:p>
          </table:table-cell>
        </table:table-row>
        <table:table-row table:style-name="TableLine2363692759200">
          <table:table-cell office:value-type="string">
            <text:p text:style-name="P428">戻り値</text:p>
          </table:table-cell>
          <table:table-cell office:value-type="string">
            <text:p text:style-name="P233"/>
            <text:p text:style-name="P233">リストの最初の要素を返します。</text:p>
          </table:table-cell>
        </table:table-row>
        <table:table-row table:style-name="TableLine2363692768176">
          <table:table-cell office:value-type="string">
            <text:p text:style-name="P428">例外</text:p>
          </table:table-cell>
          <table:table-cell office:value-type="string">
            <text:p text:style-name="P233"/>
            <text:p text:style-name="P233">ErrSyntax: 書式に誤りがあります。</text:p>
          </table:table-cell>
        </table:table-row>
        <table:table-row table:style-name="TableLine2363692757296">
          <table:table-cell office:value-type="string">
            <text:p text:style-name="P428">使用例</text:p>
          </table:table-cell>
          <table:table-cell office:value-type="string">
            <text:p text:style-name="P233"/>
            <text:p text:style-name="P233"/>
          </table:table-cell>
        </table:table-row>
      </table:table>
      <text:h text:style-name="P694" text:outline-level="3"/>
      <text:h text:style-name="P788" text:outline-level="3"><text:bookmark-start text:name="__RefHeading__14672_1559979953"/>List::cdr / List::next<text:span text:style-name="T5">　</text:span><text:bookmark-end text:name="__RefHeading__14672_1559979953"/></text:h>
      <text:p text:style-name="P28"/>
      <table:table table:name="表138" table:style-name="表138">
        <table:table-column table:style-name="表138.A"/>
        <table:table-column table:style-name="表138.B"/>
        <table:table-row table:style-name="TableLine2363692767904">
          <table:table-cell office:value-type="string">
            <text:p text:style-name="P428">説明</text:p>
          </table:table-cell>
          <table:table-cell office:value-type="string">
            <text:p text:style-name="P233"/>
            <text:p text:style-name="P233">リストの最初の要素を除いたリストを返します。</text:p>
          </table:table-cell>
        </table:table-row>
        <table:table-row table:style-name="TableLine2363692758112">
          <table:table-cell office:value-type="string">
            <text:p text:style-name="P428">書式</text:p>
          </table:table-cell>
          <table:table-cell office:value-type="string">
            <text:p text:style-name="P233"/>
            <text:p text:style-name="P233">List cdr</text:p>
            <text:p text:style-name="P233">List next</text:p>
            <text:p text:style-name="P233">※nextはcdrのシノニムです。</text:p>
          </table:table-cell>
        </table:table-row>
        <table:table-row table:style-name="TableLine2363692759744">
          <table:table-cell office:value-type="string">
            <text:p text:style-name="P428">詳細</text:p>
          </table:table-cell>
          <table:table-cell office:value-type="string">
            <text:p text:style-name="P233"/>
            <text:p text:style-name="P233">Listの最初の要素を除いたリストを返します。</text:p>
          </table:table-cell>
        </table:table-row>
        <table:table-row table:style-name="TableLine2363692755936">
          <table:table-cell office:value-type="string">
            <text:p text:style-name="P428">戻り値</text:p>
          </table:table-cell>
          <table:table-cell office:value-type="string">
            <text:p text:style-name="P233"/>
            <text:p text:style-name="P233">Listの最初の要素を除いたリストが返ります。</text:p>
          </table:table-cell>
        </table:table-row>
        <table:table-row table:style-name="TableLine2363692768448">
          <table:table-cell office:value-type="string">
            <text:p text:style-name="P428">例外</text:p>
          </table:table-cell>
          <table:table-cell office:value-type="string">
            <text:p text:style-name="P233"/>
            <text:p text:style-name="P233">ErrSyntax: 書式に誤りがあります。</text:p>
          </table:table-cell>
        </table:table-row>
        <table:table-row table:style-name="TableLine2363692754032">
          <table:table-cell office:value-type="string">
            <text:p text:style-name="P428">使用例</text:p>
          </table:table-cell>
          <table:table-cell office:value-type="string">
            <text:p text:style-name="P233"/>
            <text:p text:style-name="P233"/>
          </table:table-cell>
        </table:table-row>
      </table:table>
      <text:h text:style-name="P788" text:outline-level="3"><text:bookmark-start text:name="__RefHeading__16348_1255925395"/>List::clone<text:span text:style-name="T5">　</text:span><text:bookmark-end text:name="__RefHeading__16348_1255925395"/></text:h>
      <text:p text:style-name="P116"/>
      <table:table table:name="Table49" table:style-name="Table49">
        <table:table-column table:style-name="Table49.A"/>
        <table:table-column table:style-name="Table49.B"/>
        <table:table-row table:style-name="TableLine2363692760016">
          <table:table-cell office:value-type="string">
            <text:p text:style-name="P488">説明</text:p>
          </table:table-cell>
          <table:table-cell office:value-type="string">
            <text:p text:style-name="P313"/>
            <text:p text:style-name="P313">リストの複製を返します。</text:p>
          </table:table-cell>
        </table:table-row>
        <table:table-row table:style-name="TableLine2363693363088">
          <table:table-cell office:value-type="string">
            <text:p text:style-name="P488">書式</text:p>
          </table:table-cell>
          <table:table-cell office:value-type="string">
            <text:p text:style-name="P313"/>
            <text:p text:style-name="P313">List clone</text:p>
          </table:table-cell>
        </table:table-row>
        <table:table-row table:style-name="TableLine2363693369888">
          <table:table-cell office:value-type="string">
            <text:p text:style-name="P488">詳細</text:p>
          </table:table-cell>
          <table:table-cell office:value-type="string">
            <text:p text:style-name="P313"/>
            <text:p text:style-name="P313">Listの複製を返します。</text:p>
          </table:table-cell>
        </table:table-row>
        <table:table-row table:style-name="TableLine2363693372336">
          <table:table-cell office:value-type="string">
            <text:p text:style-name="P488">戻り値</text:p>
          </table:table-cell>
          <table:table-cell office:value-type="string">
            <text:p text:style-name="P313"/>
            <text:p text:style-name="P313">リストが返ります。</text:p>
          </table:table-cell>
        </table:table-row>
        <table:table-row table:style-name="TableLine2363693369072">
          <table:table-cell office:value-type="string">
            <text:p text:style-name="P488">例外</text:p>
          </table:table-cell>
          <table:table-cell office:value-type="string">
            <text:p text:style-name="P313"/>
            <text:p text:style-name="P313">ErrSyntax: 書式に誤りがあります。</text:p>
          </table:table-cell>
        </table:table-row>
        <table:table-row table:style-name="TableLine2363693362272">
          <table:table-cell office:value-type="string">
            <text:p text:style-name="P488">使用例</text:p>
          </table:table-cell>
          <table:table-cell office:value-type="string">
            <text:p text:style-name="P313"/>
            <text:p text:style-name="P313"/>
          </table:table-cell>
        </table:table-row>
      </table:table>
      <text:h text:style-name="P778" text:outline-level="3"/>
      <text:h text:style-name="P788" text:outline-level="3"><text:bookmark-start text:name="__RefHeading___Toc26179_3550414430"/>List::c<text:span text:style-name="T254">ombinations</text:span><text:span text:style-name="T5">　</text:span><text:bookmark-end text:name="__RefHeading___Toc26179_3550414430"/></text:h>
      <text:p text:style-name="P117"/>
      <table:table table:name="表240" table:style-name="表240">
        <table:table-column table:style-name="表240.A"/>
        <table:table-column table:style-name="表240.B"/>
        <table:table-row table:style-name="TableLine2363693360096">
          <table:table-cell office:value-type="string">
            <text:p text:style-name="P489">説明</text:p>
          </table:table-cell>
          <table:table-cell office:value-type="string">
            <text:p text:style-name="P314"/>
            <text:p text:style-name="P368">リストの組み合わせのイテレータです。</text:p>
          </table:table-cell>
        </table:table-row>
        <table:table-row table:style-name="TableLine2363693359824">
          <table:table-cell office:value-type="string">
            <text:p text:style-name="P489">書式</text:p>
          </table:table-cell>
          <table:table-cell office:value-type="string">
            <text:p text:style-name="P314"/>
            <text:p text:style-name="P314">List <text:span text:style-name="T254">combinations </text:span><text:span text:style-name="T87">n</text:span><text:span text:style-name="T254"> do: { | </text:span><text:span text:style-name="T87">var</text:span><text:span text:style-name="T254"> | </text:span><text:span text:style-name="T87">script </text:span><text:span text:style-name="T254">}</text:span></text:p>
          </table:table-cell>
        </table:table-row>
        <table:table-row table:style-name="TableLine2363693368256">
          <table:table-cell office:value-type="string">
            <text:p text:style-name="P489">詳細</text:p>
          </table:table-cell>
          <table:table-cell office:value-type="string">
            <text:p text:style-name="P314"/>
            <text:p text:style-name="P314">Listの全要素から<text:span text:style-name="T53">n</text:span>個を選んで組み合わせを作成し、イテレータとして<text:span text:style-name="T53">script</text:span>を実行します。作成された組み合わせは<text:span text:style-name="T53">var</text:span>にリストとして設定されます。</text:p>
          </table:table-cell>
        </table:table-row>
        <table:table-row table:style-name="TableLine2363693370704">
          <table:table-cell office:value-type="string">
            <text:p text:style-name="P489">戻り値</text:p>
          </table:table-cell>
          <table:table-cell office:value-type="string">
            <text:p text:style-name="P314"/>
            <text:p text:style-name="P314"><text:span text:style-name="T53">script</text:span>の最後の実行結果が返ります。</text:p>
          </table:table-cell>
        </table:table-row>
        <table:table-row table:style-name="TableLine2363693362816">
          <table:table-cell office:value-type="string">
            <text:p text:style-name="P489">例外</text:p>
          </table:table-cell>
          <table:table-cell office:value-type="string">
            <text:p text:style-name="P314"/>
            <text:p text:style-name="P314">ErrSyntax: 書式に誤りがあります。</text:p>
          </table:table-cell>
        </table:table-row>
        <table:table-row table:style-name="TableLine2363693355744">
          <table:table-cell office:value-type="string">
            <text:p text:style-name="P489">使用例</text:p>
          </table:table-cell>
          <table:table-cell office:value-type="string">
            <text:p text:style-name="P314"/>
            <text:p text:style-name="P314"/>
          </table:table-cell>
        </table:table-row>
      </table:table>
      <text:h text:style-name="P713" text:outline-level="3"/>
      <text:h text:style-name="P792" text:outline-level="3"><text:bookmark-start text:name="__RefHeading___Toc27581_508853781"/>List::concat<text:span text:style-name="T5">　</text:span><text:bookmark-end text:name="__RefHeading___Toc27581_508853781"/></text:h>
      <text:p text:style-name="P142"/>
      <table:table table:name="表139" table:style-name="表139">
        <table:table-column table:style-name="表139.A"/>
        <table:table-column table:style-name="表139.B"/>
        <table:table-row table:style-name="TableLine2363693360368">
          <table:table-cell office:value-type="string">
            <text:p text:style-name="P510">説明</text:p>
          </table:table-cell>
          <table:table-cell office:value-type="string">
            <text:p text:style-name="P346"/>
            <text:p text:style-name="P346">リストに要素を追加します。</text:p>
          </table:table-cell>
        </table:table-row>
        <table:table-row table:style-name="TableLine2363693363632">
          <table:table-cell office:value-type="string">
            <text:p text:style-name="P510">書式</text:p>
          </table:table-cell>
          <table:table-cell office:value-type="string">
            <text:p text:style-name="P346"/>
            <text:p text:style-name="P346">List concat <text:span text:style-name="T53">val</text:span> <text:s/>[ <text:span text:style-name="T53">val</text:span> ... ]</text:p>
          </table:table-cell>
        </table:table-row>
        <table:table-row table:style-name="TableLine2363693363904">
          <table:table-cell office:value-type="string">
            <text:p text:style-name="P510">詳細</text:p>
          </table:table-cell>
          <table:table-cell office:value-type="string">
            <text:p text:style-name="P346"/>
            <text:p text:style-name="P346">Listに<text:span text:style-name="T53">val</text:span>を追加します。<text:span text:style-name="T53">val</text:span>がリストの場合、<text:span text:style-name="T53">val</text:span>の各要素が追加されます。</text:p>
            <text:p text:style-name="P664">このメソッドはList::concat!と異なり副作用がありません。すなわち呼び出し後も変数は変更されません。</text:p>
          </table:table-cell>
        </table:table-row>
        <table:table-row table:style-name="TableLine2363693364176">
          <table:table-cell office:value-type="string">
            <text:p text:style-name="P510">戻り値</text:p>
          </table:table-cell>
          <table:table-cell office:value-type="string">
            <text:p text:style-name="P346"/>
            <text:p text:style-name="P346"><text:span text:style-name="T53">val</text:span>が追加されたリストが返ります。</text:p>
          </table:table-cell>
        </table:table-row>
        <table:table-row table:style-name="TableLine2363693370432">
          <table:table-cell office:value-type="string">
            <text:p text:style-name="P510">例外</text:p>
          </table:table-cell>
          <table:table-cell office:value-type="string">
            <text:p text:style-name="P346"/>
            <text:p text:style-name="P346">ErrSyntax: 書式に誤りがあります。</text:p>
          </table:table-cell>
        </table:table-row>
        <table:table-row table:style-name="TableLine2363693359280">
          <table:table-cell office:value-type="string">
            <text:p text:style-name="P510">使用例</text:p>
          </table:table-cell>
          <table:table-cell office:value-type="string">
            <text:p text:style-name="P559"/>
            <text:p text:style-name="P559">set l (1);</text:p>
            <text:p text:style-name="P559">$l concat 2;<text:tab/><text:tab/># <text:span text:style-name="T238">→</text:span> (1 2)</text:p>
            <text:p text:style-name="P559">println $l;<text:tab/><text:tab/><text:tab/># <text:span text:style-name="T238">→</text:span> (1)</text:p>
            <text:p text:style-name="P559">$l concat (a b);<text:tab/><text:tab/># <text:span text:style-name="T238">→</text:span> (1 a b)</text:p>
            <text:p text:style-name="P559">$l concat 1 (a b) ((c));</text:p>
            <text:p text:style-name="P559"><text:tab/><text:tab/><text:tab/><text:tab/># <text:span text:style-name="T238">→</text:span> (1 a b (c)) </text:p>
          </table:table-cell>
        </table:table-row>
      </table:table>
      <text:h text:style-name="P792" text:outline-level="3"><text:bookmark-start text:name="__RefHeading___Toc27583_508853781"/>List::concat!<text:span text:style-name="T5">　</text:span><text:bookmark-end text:name="__RefHeading___Toc27583_508853781"/></text:h>
      <text:p text:style-name="P142"/>
      <table:table table:name="表221" table:style-name="表221">
        <table:table-column table:style-name="表221.A"/>
        <table:table-column table:style-name="表221.B"/>
        <table:table-row table:style-name="TableLine2363693364448">
          <table:table-cell office:value-type="string">
            <text:p text:style-name="P510">説明</text:p>
          </table:table-cell>
          <table:table-cell office:value-type="string">
            <text:p text:style-name="P346"/>
            <text:p text:style-name="P346">リストに要素を追加します。</text:p>
          </table:table-cell>
        </table:table-row>
        <table:table-row table:style-name="TableLine2363693366352">
          <table:table-cell office:value-type="string">
            <text:p text:style-name="P510">書式</text:p>
          </table:table-cell>
          <table:table-cell office:value-type="string">
            <text:p text:style-name="P346"/>
            <text:p text:style-name="P346">List concat! <text:span text:style-name="T53">val</text:span> <text:s/>[ <text:span text:style-name="T53">val</text:span> ... ]</text:p>
          </table:table-cell>
        </table:table-row>
        <table:table-row table:style-name="TableLine2363693366624">
          <table:table-cell office:value-type="string">
            <text:p text:style-name="P510">詳細</text:p>
          </table:table-cell>
          <table:table-cell office:value-type="string">
            <text:p text:style-name="P346"/>
            <text:p text:style-name="P346">Listに<text:span text:style-name="T53">val</text:span>を追加します。<text:span text:style-name="T53">val</text:span>がリストの場合、<text:span text:style-name="T53">val</text:span>の各要素が追加されます。</text:p>
            <text:p text:style-name="P664">このメソッドはList::concatと異なり副作用があります。すなわち呼び出し後に変数が変更されます。</text:p>
          </table:table-cell>
        </table:table-row>
        <table:table-row table:style-name="TableLine2363693364720">
          <table:table-cell office:value-type="string">
            <text:p text:style-name="P510">戻り値</text:p>
          </table:table-cell>
          <table:table-cell office:value-type="string">
            <text:p text:style-name="P346"/>
            <text:p text:style-name="P346"><text:span text:style-name="T53">val</text:span>が追加されたリストが返ります。</text:p>
          </table:table-cell>
        </table:table-row>
        <table:table-row table:style-name="TableLine2363693370160">
          <table:table-cell office:value-type="string">
            <text:p text:style-name="P510">例外</text:p>
          </table:table-cell>
          <table:table-cell office:value-type="string">
            <text:p text:style-name="P346"/>
            <text:p text:style-name="P346">ErrSyntax: 書式に誤りがあります。</text:p>
          </table:table-cell>
        </table:table-row>
        <table:table-row table:style-name="TableLine2363693366896">
          <table:table-cell office:value-type="string">
            <text:p text:style-name="P510">使用例</text:p>
          </table:table-cell>
          <table:table-cell office:value-type="string">
            <text:p text:style-name="P559"/>
            <text:p text:style-name="P559">set l (1);</text:p>
            <text:p text:style-name="P559">$l concat 2;<text:tab/><text:tab/># <text:span text:style-name="T238">→</text:span> (1 2)</text:p>
            <text:p text:style-name="P559">println $l;<text:tab/><text:tab/><text:tab/># <text:span text:style-name="T238">→</text:span> (1)</text:p>
            <text:p text:style-name="P559">$l concat (a b);<text:tab/><text:tab/># <text:span text:style-name="T238">→</text:span> (1 a b)</text:p>
            <text:p text:style-name="P559">$l concat 1 (a b) ((c));</text:p>
            <text:p text:style-name="P559"><text:tab/><text:tab/><text:tab/><text:tab/># <text:span text:style-name="T238">→</text:span> (1 a b (c)) </text:p>
          </table:table-cell>
        </table:table-row>
      </table:table>
      <text:h text:style-name="P787" text:outline-level="3"/>
      <text:h text:style-name="P792" text:outline-level="3"><text:bookmark-start text:name="__RefHeading___Toc23583_3919154641"/>List::create-block<text:span text:style-name="T5">　</text:span><text:bookmark-end text:name="__RefHeading___Toc23583_3919154641"/></text:h>
      <text:p text:style-name="P118"/>
      <table:table table:name="表216" table:style-name="表216">
        <table:table-column table:style-name="表216.A"/>
        <table:table-column table:style-name="表216.B"/>
        <table:table-row table:style-name="TableLine2363693364992">
          <table:table-cell office:value-type="string">
            <text:p text:style-name="P490">説明</text:p>
          </table:table-cell>
          <table:table-cell office:value-type="string">
            <text:p text:style-name="P315"/>
            <text:p text:style-name="P315">リストから動的にブロック（クロージャ）を作成します。</text:p>
          </table:table-cell>
        </table:table-row>
        <table:table-row table:style-name="TableLine2363693367984">
          <table:table-cell office:value-type="string">
            <text:p text:style-name="P490">書式</text:p>
          </table:table-cell>
          <table:table-cell office:value-type="string">
            <text:p text:style-name="P315"/>
            <text:p text:style-name="P315">List <text:span text:style-name="T230">create-block</text:span></text:p>
          </table:table-cell>
        </table:table-row>
        <table:table-row table:style-name="TableLine2363693370976">
          <table:table-cell office:value-type="string">
            <text:p text:style-name="P490">詳細</text:p>
          </table:table-cell>
          <table:table-cell office:value-type="string">
            <text:p text:style-name="P315"/>
            <text:p text:style-name="P315">Listから実行可能なブロック（実態はクロージャ）を作成します。本来クロージャは複数文から構成されますが、本コマンドで生成可能な行数は1行のみとなります。</text:p>
            <text:p text:style-name="P638">本コマンドにより生成されたクロージャは、Block::evalにより実行可能です。</text:p>
          </table:table-cell>
        </table:table-row>
        <table:table-row table:style-name="表216.4">
          <table:table-cell office:value-type="string">
            <text:p text:style-name="P490">戻り値</text:p>
          </table:table-cell>
          <table:table-cell office:value-type="string">
            <text:p text:style-name="P315"/>
            <text:p text:style-name="P315">クロージャが返ります。</text:p>
          </table:table-cell>
        </table:table-row>
        <table:table-row table:style-name="TableLine2363693360912">
          <table:table-cell office:value-type="string">
            <text:p text:style-name="P490">例外</text:p>
          </table:table-cell>
          <table:table-cell office:value-type="string">
            <text:p text:style-name="P315"/>
            <text:p text:style-name="P315">ErrSyntax: 書式に誤りがあります。</text:p>
          </table:table-cell>
        </table:table-row>
        <table:table-row table:style-name="TableLine2363693359552">
          <table:table-cell office:value-type="string">
            <text:p text:style-name="P490">使用例</text:p>
          </table:table-cell>
          <table:table-cell office:value-type="string">
            <text:p text:style-name="P552"/>
            <text:p text:style-name="P552">set <text:span text:style-name="T231">x 0;</text:span></text:p>
            <text:p text:style-name="P553">(<text:span text:style-name="T231">set a $x) create-block <text:s text:c="2"/># → {set a 0;}</text:span></text:p>
          </table:table-cell>
        </table:table-row>
      </table:table>
      <text:h text:style-name="P779" text:outline-level="3"/>
      <text:h text:style-name="P788" text:outline-level="3"><text:bookmark-start text:name="__RefHeading__14676_1559979953"/>List::delete<text:span text:style-name="T5">　</text:span><text:bookmark-end text:name="__RefHeading__14676_1559979953"/></text:h>
      <text:p text:style-name="P28"/>
      <table:table table:name="表140" table:style-name="表140">
        <table:table-column table:style-name="表140.A"/>
        <table:table-column table:style-name="表140.B"/>
        <table:table-row table:style-name="TableLine2363693367712">
          <table:table-cell office:value-type="string">
            <text:p text:style-name="P428">説明</text:p>
          </table:table-cell>
          <table:table-cell office:value-type="string">
            <text:p text:style-name="P233"/>
            <text:p text:style-name="P233">リストから要素を削除します。</text:p>
          </table:table-cell>
        </table:table-row>
        <table:table-row table:style-name="TableLine2363693366080">
          <table:table-cell office:value-type="string">
            <text:p text:style-name="P428">書式</text:p>
          </table:table-cell>
          <table:table-cell office:value-type="string">
            <text:p text:style-name="P233"/>
            <text:p text:style-name="P233">List delete <text:span text:style-name="T53">index</text:span></text:p>
          </table:table-cell>
        </table:table-row>
        <table:table-row table:style-name="TableLine2363693367440">
          <table:table-cell office:value-type="string">
            <text:p text:style-name="P428">詳細</text:p>
          </table:table-cell>
          <table:table-cell office:value-type="string">
            <text:p text:style-name="P233"/>
            <text:p text:style-name="P233">Listの<text:span text:style-name="T53">index</text:span>番目の要素を削除し、削除後のリストを返します。<text:span text:style-name="T53">index</text:span>は0から始まります。Listが変数の場合でも、変数は変更されません。</text:p>
            <text:p text:style-name="P313"><text:span text:style-name="T53">index</text:span>がListの要素数より大きい場合は、Listの最後の要素が削除されます。<text:span text:style-name="T53">index</text:span>が0より小さい場合は、Listの最初の要素が削除されます。</text:p>
          </table:table-cell>
        </table:table-row>
        <table:table-row table:style-name="TableLine2363693361456">
          <table:table-cell office:value-type="string">
            <text:p text:style-name="P428">戻り値</text:p>
          </table:table-cell>
          <table:table-cell office:value-type="string">
            <text:p text:style-name="P233"/>
            <text:p text:style-name="P233"><text:span text:style-name="T98">index</text:span>番目の要素が削除された後のリストが返ります。</text:p>
          </table:table-cell>
        </table:table-row>
        <table:table-row table:style-name="TableLine2363693361728">
          <table:table-cell office:value-type="string">
            <text:p text:style-name="P428">例外</text:p>
          </table:table-cell>
          <table:table-cell office:value-type="string">
            <text:p text:style-name="P233"/>
            <text:p text:style-name="P233"/>
          </table:table-cell>
        </table:table-row>
        <table:table-row table:style-name="TableLine2363693362000">
          <table:table-cell office:value-type="string">
            <text:p text:style-name="P428">使用例</text:p>
          </table:table-cell>
          <table:table-cell office:value-type="string">
            <text:p text:style-name="P233"/>
            <text:p text:style-name="P233"/>
          </table:table-cell>
        </table:table-row>
      </table:table>
      <text:h text:style-name="P788" text:outline-level="3"><text:bookmark-start text:name="__RefHeading__16350_1255925395"/>List::delete!<text:span text:style-name="T5">　</text:span><text:bookmark-end text:name="__RefHeading__16350_1255925395"/></text:h>
      <text:p text:style-name="P116"/>
      <table:table table:name="Table50" table:style-name="Table50">
        <table:table-column table:style-name="Table50.A"/>
        <table:table-column table:style-name="Table50.B"/>
        <table:table-row table:style-name="TableLine2363693361184">
          <table:table-cell office:value-type="string">
            <text:p text:style-name="P488">説明</text:p>
          </table:table-cell>
          <table:table-cell office:value-type="string">
            <text:p text:style-name="P313"/>
            <text:p text:style-name="P313">リストから要素を削除します。</text:p>
          </table:table-cell>
        </table:table-row>
        <table:table-row table:style-name="TableLine2363693372064">
          <table:table-cell office:value-type="string">
            <text:p text:style-name="P488">書式</text:p>
          </table:table-cell>
          <table:table-cell office:value-type="string">
            <text:p text:style-name="P313"/>
            <text:p text:style-name="P313">List delete! <text:span text:style-name="T53">index</text:span></text:p>
          </table:table-cell>
        </table:table-row>
        <table:table-row table:style-name="TableLine2363693355472">
          <table:table-cell office:value-type="string">
            <text:p text:style-name="P488">詳細</text:p>
          </table:table-cell>
          <table:table-cell office:value-type="string">
            <text:p text:style-name="P313"/>
            <text:p text:style-name="P313">Listの<text:span text:style-name="T53">index</text:span>番目の要素を削除し、削除後のリストを返します。<text:span text:style-name="T53">index</text:span>は0から始まります。Listが変数の場合は、変数が直接変更されます。</text:p>
            <text:p text:style-name="P313"><text:span text:style-name="T53">index</text:span>がListの要素数より大きい場合は、Listの最後の要素が削除されます。<text:span text:style-name="T53">index</text:span>が0より小さい場合は、Listの最初の要素が削除されます。</text:p>
          </table:table-cell>
        </table:table-row>
        <table:table-row table:style-name="TableLine2363693356288">
          <table:table-cell office:value-type="string">
            <text:p text:style-name="P488">戻り値</text:p>
          </table:table-cell>
          <table:table-cell office:value-type="string">
            <text:p text:style-name="P313"/>
            <text:p text:style-name="P313"><text:span text:style-name="T98">index</text:span>番目の要素が削除された後のリストが返ります。</text:p>
          </table:table-cell>
        </table:table-row>
        <table:table-row table:style-name="TableLine2363693357376">
          <table:table-cell office:value-type="string">
            <text:p text:style-name="P488">例外</text:p>
          </table:table-cell>
          <table:table-cell office:value-type="string">
            <text:p text:style-name="P313"/>
            <text:p text:style-name="P313"/>
          </table:table-cell>
        </table:table-row>
        <table:table-row table:style-name="TableLine2363693357648">
          <table:table-cell office:value-type="string">
            <text:p text:style-name="P488">使用例</text:p>
          </table:table-cell>
          <table:table-cell office:value-type="string">
            <text:p text:style-name="P313"/>
            <text:p text:style-name="P313"/>
          </table:table-cell>
        </table:table-row>
      </table:table>
      <text:h text:style-name="P778" text:outline-level="3"/>
      <text:h text:style-name="P788" text:outline-level="3"><text:bookmark-start text:name="__RefHeading__14678_1559979953"/>List::each<text:span text:style-name="T5">　</text:span><text:bookmark-end text:name="__RefHeading__14678_1559979953"/></text:h>
      <text:p text:style-name="P28"/>
      <table:table table:name="表141" table:style-name="表141">
        <table:table-column table:style-name="表141.A"/>
        <table:table-column table:style-name="表141.B"/>
        <table:table-row table:style-name="TableLine2363693371792">
          <table:table-cell office:value-type="string">
            <text:p text:style-name="P428">説明</text:p>
          </table:table-cell>
          <table:table-cell office:value-type="string">
            <text:p text:style-name="P233"/>
            <text:p text:style-name="P233">リストのイテレータです。</text:p>
          </table:table-cell>
        </table:table-row>
        <table:table-row table:style-name="TableLine2363693379680">
          <table:table-cell office:value-type="string">
            <text:p text:style-name="P428">書式</text:p>
          </table:table-cell>
          <table:table-cell office:value-type="string">
            <text:p text:style-name="P233"/>
            <text:p text:style-name="P233">List each do: { | <text:span text:style-name="T53">var</text:span> | <text:span text:style-name="T53">block</text:span> <text:s/>}</text:p>
          </table:table-cell>
        </table:table-row>
        <table:table-row table:style-name="TableLine2363693378592">
          <table:table-cell office:value-type="string">
            <text:p text:style-name="P428">詳細</text:p>
          </table:table-cell>
          <table:table-cell office:value-type="string">
            <text:p text:style-name="P233"/>
            <text:p text:style-name="P233">リストの各要素に対して<text:span text:style-name="T53">block</text:span>を実行します。<text:span text:style-name="T53">block</text:span>を実行する際、リストの要素が<text:span text:style-name="T53">var</text:span>に渡されます。</text:p>
          </table:table-cell>
        </table:table-row>
        <table:table-row table:style-name="TableLine2363693383488">
          <table:table-cell office:value-type="string">
            <text:p text:style-name="P428">戻り値</text:p>
          </table:table-cell>
          <table:table-cell office:value-type="string">
            <text:p text:style-name="P233"/>
            <text:p text:style-name="P233">最後に実行された<text:span text:style-name="T53">block</text:span>の値が返されます。</text:p>
          </table:table-cell>
        </table:table-row>
        <table:table-row table:style-name="TableLine2363693387568">
          <table:table-cell office:value-type="string">
            <text:p text:style-name="P428">例外</text:p>
          </table:table-cell>
          <table:table-cell office:value-type="string">
            <text:p text:style-name="P233"/>
            <text:p text:style-name="P233">ErrSyntax: 書式に誤りがあります。</text:p>
          </table:table-cell>
        </table:table-row>
        <table:table-row table:style-name="TableLine2363693384848">
          <table:table-cell office:value-type="string">
            <text:p text:style-name="P428">使用例</text:p>
          </table:table-cell>
          <table:table-cell office:value-type="string">
            <text:p text:style-name="P233"/>
            <text:p text:style-name="P233"/>
          </table:table-cell>
        </table:table-row>
      </table:table>
      <text:h text:style-name="P694" text:outline-level="3"/>
      <text:h text:style-name="P788" text:outline-level="3"><text:bookmark-start text:name="__RefHeading__14680_1559979953"/>List::eval<text:span text:style-name="T5">　</text:span><text:bookmark-end text:name="__RefHeading__14680_1559979953"/></text:h>
      <text:p text:style-name="P28"/>
      <table:table table:name="表142" table:style-name="表142">
        <table:table-column table:style-name="表142.A"/>
        <table:table-column table:style-name="表142.B"/>
        <table:table-row table:style-name="TableLine2363693358736">
          <table:table-cell office:value-type="string">
            <text:p text:style-name="P428">説明</text:p>
          </table:table-cell>
          <table:table-cell office:value-type="string">
            <text:p text:style-name="P233"/>
            <text:p text:style-name="P233">リストを文として評価します。</text:p>
          </table:table-cell>
        </table:table-row>
        <table:table-row table:style-name="TableLine2363693383760">
          <table:table-cell office:value-type="string">
            <text:p text:style-name="P428">書式</text:p>
          </table:table-cell>
          <table:table-cell office:value-type="string">
            <text:p text:style-name="P233"/>
            <text:p text:style-name="P233">List eval</text:p>
          </table:table-cell>
        </table:table-row>
        <table:table-row table:style-name="TableLine2363693384576">
          <table:table-cell office:value-type="string">
            <text:p text:style-name="P428">詳細</text:p>
          </table:table-cell>
          <table:table-cell office:value-type="string">
            <text:p text:style-name="P233"/>
            <text:p text:style-name="P233">リスト中の要素を<text:span text:style-name="T4">P</text:span>erfumeの文として評価します。</text:p>
          </table:table-cell>
        </table:table-row>
        <table:table-row table:style-name="TableLine2363693384032">
          <table:table-cell office:value-type="string">
            <text:p text:style-name="P428">戻り値</text:p>
          </table:table-cell>
          <table:table-cell office:value-type="string">
            <text:p text:style-name="P233"/>
            <text:p text:style-name="P233">文が評価された結果が返ります。</text:p>
          </table:table-cell>
        </table:table-row>
        <table:table-row table:style-name="TableLine2363693374784">
          <table:table-cell office:value-type="string">
            <text:p text:style-name="P428">例外</text:p>
          </table:table-cell>
          <table:table-cell office:value-type="string">
            <text:p text:style-name="P233"/>
            <text:p text:style-name="P233">ErrSyntax: 書式に誤りがあります。</text:p>
          </table:table-cell>
        </table:table-row>
        <table:table-row table:style-name="TableLine2363693385120">
          <table:table-cell office:value-type="string">
            <text:p text:style-name="P428">使用例</text:p>
          </table:table-cell>
          <table:table-cell office:value-type="string">
            <text:p text:style-name="P233"/>
            <text:p text:style-name="P233"/>
          </table:table-cell>
        </table:table-row>
      </table:table>
      <text:h text:style-name="P694" text:outline-level="3"/>
      <text:h text:style-name="P788" text:outline-level="3"><text:bookmark-start text:name="__RefHeading__14682_1559979953"/>List::filter<text:span text:style-name="T5">　</text:span><text:bookmark-end text:name="__RefHeading__14682_1559979953"/></text:h>
      <text:p text:style-name="P28"/>
      <table:table table:name="表143" table:style-name="表143">
        <table:table-column table:style-name="表143.A"/>
        <table:table-column table:style-name="表143.B"/>
        <table:table-row table:style-name="TableLine2363693377776">
          <table:table-cell office:value-type="string">
            <text:p text:style-name="P428">説明</text:p>
          </table:table-cell>
          <table:table-cell office:value-type="string">
            <text:p text:style-name="P233"/>
            <text:p text:style-name="P233">リストの要素を選択します。</text:p>
          </table:table-cell>
        </table:table-row>
        <table:table-row table:style-name="TableLine2363693375056">
          <table:table-cell office:value-type="string">
            <text:p text:style-name="P428">書式</text:p>
          </table:table-cell>
          <table:table-cell office:value-type="string">
            <text:p text:style-name="P233"/>
            <text:p text:style-name="P233">List filter { | <text:span text:style-name="T53">var</text:span> | <text:span text:style-name="T53">block</text:span> <text:s/>}</text:p>
          </table:table-cell>
        </table:table-row>
        <table:table-row table:style-name="TableLine2363693373696">
          <table:table-cell office:value-type="string">
            <text:p text:style-name="P428">詳細</text:p>
          </table:table-cell>
          <table:table-cell office:value-type="string">
            <text:p text:style-name="P233"/>
            <text:p text:style-name="P233">リストの各要素について<text:span text:style-name="T53">block</text:span>を実行し、<text:span text:style-name="T53">block</text:span>が真となる要素で新たなリストを作成し返します。<text:span text:style-name="T53">block</text:span>には、リストの要素が<text:span text:style-name="T53">var</text:span>として渡されます。</text:p>
          </table:table-cell>
        </table:table-row>
        <table:table-row table:style-name="TableLine2363693384304">
          <table:table-cell office:value-type="string">
            <text:p text:style-name="P428">戻り値</text:p>
          </table:table-cell>
          <table:table-cell office:value-type="string">
            <text:p text:style-name="P233"/>
            <text:p text:style-name="P233">Listの部分集合である新たなリストが返ります。</text:p>
          </table:table-cell>
        </table:table-row>
        <table:table-row table:style-name="TableLine2363693381856">
          <table:table-cell office:value-type="string">
            <text:p text:style-name="P428">例外</text:p>
          </table:table-cell>
          <table:table-cell office:value-type="string">
            <text:p text:style-name="P233"/>
            <text:p text:style-name="P233">ErrSyntax: 書式に誤りがあります。</text:p>
          </table:table-cell>
        </table:table-row>
        <table:table-row table:style-name="TableLine2363693379952">
          <table:table-cell office:value-type="string">
            <text:p text:style-name="P428">使用例</text:p>
          </table:table-cell>
          <table:table-cell office:value-type="string">
            <text:p text:style-name="P521"/>
            <text:p text:style-name="P521">set l (1 2 3 4 5);</text:p>
            <text:p text:style-name="P521"># 要素が偶数のみのリストを作成する</text:p>
            <text:p text:style-name="P521">$l filter {| i | [$i % 2] = 0};<text:tab/># <text:span text:style-name="T238">→</text:span> (2 4)</text:p>
          </table:table-cell>
        </table:table-row>
      </table:table>
      <text:h text:style-name="P788" text:outline-level="3"><text:bookmark-start text:name="__RefHeading__16352_1255925395"/>List::find<text:span text:style-name="T5">　</text:span><text:bookmark-end text:name="__RefHeading__16352_1255925395"/></text:h>
      <text:h text:style-name="Heading_20_3" text:outline-level="3"><text:bookmark-start text:name="__RefHeading__16354_1255925395"/>List::find*　<text:bookmark-end text:name="__RefHeading__16354_1255925395"/></text:h>
      <text:p text:style-name="P24"/>
      <table:table table:name="Table51" table:style-name="Table51">
        <table:table-column table:style-name="Table51.A"/>
        <table:table-column table:style-name="Table51.B"/>
        <table:table-row table:style-name="TableLine2363693385392">
          <table:table-cell office:value-type="string">
            <text:p text:style-name="P488">説明</text:p>
          </table:table-cell>
          <table:table-cell office:value-type="string">
            <text:p text:style-name="P313"/>
            <text:p text:style-name="P313">リストから要素を探します。</text:p>
          </table:table-cell>
        </table:table-row>
        <table:table-row table:style-name="TableLine2363693375872">
          <table:table-cell office:value-type="string">
            <text:p text:style-name="P488">書式</text:p>
          </table:table-cell>
          <table:table-cell office:value-type="string">
            <text:p text:style-name="P313"/>
            <text:p text:style-name="P313">List find <text:span text:style-name="T53">val</text:span></text:p>
            <text:p text:style-name="P313"><text:span text:style-name="T99">List find* </text:span><text:span text:style-name="T53">val</text:span></text:p>
          </table:table-cell>
        </table:table-row>
        <table:table-row table:style-name="TableLine2363693389472">
          <table:table-cell office:value-type="string">
            <text:p text:style-name="P488">詳細</text:p>
          </table:table-cell>
          <table:table-cell office:value-type="string">
            <text:p text:style-name="P313"/>
            <text:p text:style-name="P313">リストから<text:span text:style-name="T53">val</text:span>で指定した要素を検索し、要素の位置を返します。findの場合は最初に見つかった位置を返します。find*の場合は、見つかった位置のリストを返します。いずれも位置は0から始まる整数です。</text:p>
          </table:table-cell>
        </table:table-row>
        <table:table-row table:style-name="TableLine2363693380496">
          <table:table-cell office:value-type="string">
            <text:p text:style-name="P488">戻り値</text:p>
          </table:table-cell>
          <table:table-cell office:value-type="string">
            <text:p text:style-name="P313"/>
            <text:p text:style-name="P313">findの場合は見つかった要素の位置を返します。見つからなかった場合はnilを返します。</text:p>
            <text:p text:style-name="P313">find*の場合は、見つかった要素の位置のリストを返します。見つからなかった場合は空リストを返します。</text:p>
          </table:table-cell>
        </table:table-row>
        <table:table-row table:style-name="TableLine2363693373968">
          <table:table-cell office:value-type="string">
            <text:p text:style-name="P488">例外</text:p>
          </table:table-cell>
          <table:table-cell office:value-type="string">
            <text:p text:style-name="P313"/>
            <text:p text:style-name="P313">ErrSyntax: 書式に誤りがあります。</text:p>
          </table:table-cell>
        </table:table-row>
        <table:table-row table:style-name="TableLine2363693386208">
          <table:table-cell office:value-type="string">
            <text:p text:style-name="P488">使用例</text:p>
          </table:table-cell>
          <table:table-cell office:value-type="string">
            <text:p text:style-name="P313"/>
            <text:p text:style-name="P313"/>
          </table:table-cell>
        </table:table-row>
      </table:table>
      <text:h text:style-name="P778" text:outline-level="3"/>
      <text:h text:style-name="P788" text:outline-level="3"><text:bookmark-start text:name="__RefHeading__14684_1559979953"/>List::get<text:span text:style-name="T5">　</text:span><text:bookmark-end text:name="__RefHeading__14684_1559979953"/></text:h>
      <text:p text:style-name="P28"/>
      <table:table table:name="表144" table:style-name="表144">
        <table:table-column table:style-name="表144.A"/>
        <table:table-column table:style-name="表144.B"/>
        <table:table-row table:style-name="TableLine2363693378048">
          <table:table-cell office:value-type="string">
            <text:p text:style-name="P428">説明</text:p>
          </table:table-cell>
          <table:table-cell office:value-type="string">
            <text:p text:style-name="P233"/>
            <text:p text:style-name="P233">リストのn番目の要素を取り出します。</text:p>
          </table:table-cell>
        </table:table-row>
        <table:table-row table:style-name="TableLine2363693378864">
          <table:table-cell office:value-type="string">
            <text:p text:style-name="P428">書式</text:p>
          </table:table-cell>
          <table:table-cell office:value-type="string">
            <text:p text:style-name="P233"/>
            <text:p text:style-name="P233">List get <text:span text:style-name="T53">index</text:span></text:p>
          </table:table-cell>
        </table:table-row>
        <table:table-row table:style-name="TableLine2363693382128">
          <table:table-cell office:value-type="string">
            <text:p text:style-name="P428">詳細</text:p>
          </table:table-cell>
          <table:table-cell office:value-type="string">
            <text:p text:style-name="P233"/>
            <text:p text:style-name="P233">リストから<text:span text:style-name="T53">index</text:span>番目の要素を取り出し返します。<text:span text:style-name="T53">index</text:span>は0から始まります。</text:p>
          </table:table-cell>
        </table:table-row>
        <table:table-row table:style-name="TableLine2363693379136">
          <table:table-cell office:value-type="string">
            <text:p text:style-name="P428">戻り値</text:p>
          </table:table-cell>
          <table:table-cell office:value-type="string">
            <text:p text:style-name="P233"/>
            <text:p text:style-name="P233"><text:span text:style-name="T99">リストの</text:span><text:span text:style-name="T53">index</text:span><text:span text:style-name="T99">番目の要素が返ります。</text:span><text:span text:style-name="T53">index</text:span>が範囲外の時にはnilを返します。また、<text:span text:style-name="T53">index</text:span>の指定に誤りがある場合（負数や整数以外）は例外を返します。</text:p>
          </table:table-cell>
        </table:table-row>
        <table:table-row table:style-name="TableLine2363693387296">
          <table:table-cell office:value-type="string">
            <text:p text:style-name="P428">例外</text:p>
          </table:table-cell>
          <table:table-cell office:value-type="string">
            <text:p text:style-name="P233"/>
            <text:p text:style-name="P345">ErrSyntax: <text:span text:style-name="T53">index</text:span><text:span text:style-name="T116">の指定</text:span>に誤りがあります。</text:p>
          </table:table-cell>
        </table:table-row>
        <table:table-row table:style-name="TableLine2363693377232">
          <table:table-cell office:value-type="string">
            <text:p text:style-name="P428">使用例</text:p>
          </table:table-cell>
          <table:table-cell office:value-type="string">
            <text:p text:style-name="P233"/>
            <text:p text:style-name="P233"/>
          </table:table-cell>
        </table:table-row>
      </table:table>
      <text:h text:style-name="P694" text:outline-level="3"/>
      <text:h text:style-name="P788" text:outline-level="3"><text:bookmark-start text:name="__RefHeading___Toc21231_1834471834"/>List::in<text:span text:style-name="T203">ject</text:span><text:span text:style-name="T5">　</text:span><text:bookmark-end text:name="__RefHeading___Toc21231_1834471834"/></text:h>
      <text:p text:style-name="P119"/>
      <table:table table:name="表188" table:style-name="表188">
        <table:table-column table:style-name="表188.A"/>
        <table:table-column table:style-name="表188.B"/>
        <table:table-row table:style-name="TableLine2363693382400">
          <table:table-cell office:value-type="string">
            <text:p text:style-name="P491">説明</text:p>
          </table:table-cell>
          <table:table-cell office:value-type="string">
            <text:p text:style-name="P316"/>
            <text:p text:style-name="P316">リストの要素を繰り返し計算する。</text:p>
          </table:table-cell>
        </table:table-row>
        <table:table-row table:style-name="TableLine2363693378320">
          <table:table-cell office:value-type="string">
            <text:p text:style-name="P491">書式</text:p>
          </table:table-cell>
          <table:table-cell office:value-type="string">
            <text:p text:style-name="P316"/>
            <text:p text:style-name="P391"><text:span text:style-name="T5">List </text:span><text:span text:style-name="T11">inject</text:span><text:span text:style-name="T5"> </text:span><text:span text:style-name="T93">i</text:span><text:span text:style-name="T95">nit-val</text:span><text:span text:style-name="T5"> do: </text:span><text:span text:style-name="T11">{| </text:span><text:span text:style-name="T95">sum-var each-var </text:span><text:span text:style-name="T11">|</text:span><text:span text:style-name="T5"> </text:span><text:span text:style-name="T95">block</text:span><text:span text:style-name="T5"> }</text:span></text:p>
          </table:table-cell>
        </table:table-row>
        <table:table-row table:style-name="TableLine2363693388112">
          <table:table-cell office:value-type="string">
            <text:p text:style-name="P491">詳細</text:p>
          </table:table-cell>
          <table:table-cell office:value-type="string">
            <text:p text:style-name="P316"/>
            <text:p text:style-name="P370">リストの要素を順に繰り返します。<text:span text:style-name="T53">sum-var</text:span> は初回の<text:span text:style-name="T53">block</text:span>の呼び出しの際に初期値 <text:span text:style-name="T53">init-val </text:span>に初期化されます。また、リストの各要素は<text:span text:style-name="T53"> each-var </text:span>に設定され <text:span text:style-name="T53">block</text:span> が呼びだされます。</text:p>
            <text:p text:style-name="P661">2回目以降の<text:span text:style-name="T53">sum-var</text:span> は、前回実行した<text:span text:style-name="T53">block</text:span> の結果の値となります。</text:p>
          </table:table-cell>
        </table:table-row>
        <table:table-row table:style-name="TableLine2363693386752">
          <table:table-cell office:value-type="string">
            <text:p text:style-name="P491">戻り値</text:p>
          </table:table-cell>
          <table:table-cell office:value-type="string">
            <text:p text:style-name="P316"/>
            <text:p text:style-name="P316">最後の計算結果としての<text:span text:style-name="T53"> </text:span><text:span text:style-name="T64">sum-var </text:span><text:span text:style-name="T203">が返ります。</text:span></text:p>
          </table:table-cell>
        </table:table-row>
        <table:table-row table:style-name="TableLine2363693372608">
          <table:table-cell office:value-type="string">
            <text:p text:style-name="P491">例外</text:p>
          </table:table-cell>
          <table:table-cell office:value-type="string">
            <text:p text:style-name="P316"/>
            <text:p text:style-name="P316">ErrSyntax: 書式に誤りがあります。</text:p>
          </table:table-cell>
        </table:table-row>
        <table:table-row table:style-name="TableLine2363693382672">
          <table:table-cell office:value-type="string">
            <text:p text:style-name="P491">使用例</text:p>
          </table:table-cell>
          <table:table-cell office:value-type="string">
            <text:p text:style-name="P195"/>
            <text:p text:style-name="P195">(1 2 3 4 5) <text:span text:style-name="T203">inject 0 do: {| s i | $s + $i}</text:span>; <text:span text:style-name="T203"># </text:span><text:span text:style-name="T239">→ 15</text:span></text:p>
            <text:p text:style-name="P197"/>
            <text:p text:style-name="P195"><text:span text:style-name="T239"># sum-varを変数として記録したい場合</text:span><text:span text:style-name="T240">は以下のように変数を定義する。</text:span></text:p>
            <text:p text:style-name="P196">("1" "2" "3") inject [set result ()] do: {| s i |</text:p>
            <text:p text:style-name="P196"><text:s text:c="4"/>$s append! [$i int]</text:p>
            <text:p text:style-name="P196">}; </text:p>
            <text:p text:style-name="P196">println $result; <text:s text:c="3"/># → (1 2 3)</text:p>
          </table:table-cell>
        </table:table-row>
      </table:table>
      <text:h text:style-name="P714" text:outline-level="3"/>
      <text:h text:style-name="P788" text:outline-level="3"><text:bookmark-start text:name="__RefHeading__14686_1559979953"/>List::insert<text:span text:style-name="T5">　</text:span><text:bookmark-end text:name="__RefHeading__14686_1559979953"/></text:h>
      <text:p text:style-name="P119"/>
      <table:table table:name="表145" table:style-name="表145">
        <table:table-column table:style-name="表145.A"/>
        <table:table-column table:style-name="表145.B"/>
        <table:table-row table:style-name="TableLine2363693376144">
          <table:table-cell office:value-type="string">
            <text:p text:style-name="P428">説明</text:p>
          </table:table-cell>
          <table:table-cell office:value-type="string">
            <text:p text:style-name="P233"/>
            <text:p text:style-name="P233">リストに要素を追加します。</text:p>
          </table:table-cell>
        </table:table-row>
        <table:table-row table:style-name="TableLine2363693376688">
          <table:table-cell office:value-type="string">
            <text:p text:style-name="P428">書式</text:p>
          </table:table-cell>
          <table:table-cell office:value-type="string">
            <text:p text:style-name="P233"/>
            <text:p text:style-name="P233">List insert <text:span text:style-name="T53">index val</text:span></text:p>
          </table:table-cell>
        </table:table-row>
        <table:table-row table:style-name="TableLine2363693387024">
          <table:table-cell office:value-type="string">
            <text:p text:style-name="P428">詳細</text:p>
          </table:table-cell>
          <table:table-cell office:value-type="string">
            <text:p text:style-name="P233"/>
            <text:p text:style-name="P233">Listの<text:span text:style-name="T53">index</text:span>番目の要素の前に<text:span text:style-name="T53">val</text:span>を追加し、追加後のリストを返します。<text:span text:style-name="T53">index</text:span>は0から始まります。Listが変数の場合でも変更されません。</text:p>
            <text:p text:style-name="P233"><text:span text:style-name="T53">index</text:span>がListの要素数より大きい場合は、追加されません。</text:p>
          </table:table-cell>
        </table:table-row>
        <table:table-row table:style-name="TableLine2363693388384">
          <table:table-cell office:value-type="string">
            <text:p text:style-name="P428">戻り値</text:p>
          </table:table-cell>
          <table:table-cell office:value-type="string">
            <text:p text:style-name="P233"/>
            <text:p text:style-name="P233">要素が追加された後のリストが返ります。</text:p>
          </table:table-cell>
        </table:table-row>
        <table:table-row table:style-name="TableLine2363693388656">
          <table:table-cell office:value-type="string">
            <text:p text:style-name="P428">例外</text:p>
          </table:table-cell>
          <table:table-cell office:value-type="string">
            <text:p text:style-name="P233"/>
            <text:p text:style-name="P233"/>
          </table:table-cell>
        </table:table-row>
        <table:table-row table:style-name="TableLine2363693372880">
          <table:table-cell office:value-type="string">
            <text:p text:style-name="P428">使用例</text:p>
          </table:table-cell>
          <table:table-cell office:value-type="string">
            <text:p text:style-name="P233"/>
            <text:p text:style-name="P233"/>
          </table:table-cell>
        </table:table-row>
      </table:table>
      <text:h text:style-name="P788" text:outline-level="3"><text:bookmark-start text:name="__RefHeading__16356_1255925395"/>List::insert!<text:span text:style-name="T5">　</text:span><text:bookmark-end text:name="__RefHeading__16356_1255925395"/></text:h>
      <text:p text:style-name="P120"/>
      <table:table table:name="Table52" table:style-name="Table52">
        <table:table-column table:style-name="Table52.A"/>
        <table:table-column table:style-name="Table52.B"/>
        <table:table-row table:style-name="TableLine2363693376960">
          <table:table-cell office:value-type="string">
            <text:p text:style-name="P492">説明</text:p>
          </table:table-cell>
          <table:table-cell office:value-type="string">
            <text:p text:style-name="P317"/>
            <text:p text:style-name="P317">リストに要素を追加します。</text:p>
          </table:table-cell>
        </table:table-row>
        <table:table-row table:style-name="TableLine2363693398992">
          <table:table-cell office:value-type="string">
            <text:p text:style-name="P492">書式</text:p>
          </table:table-cell>
          <table:table-cell office:value-type="string">
            <text:p text:style-name="P317"/>
            <text:p text:style-name="P317">List insert <text:span text:style-name="T53">index val</text:span></text:p>
          </table:table-cell>
        </table:table-row>
        <table:table-row table:style-name="TableLine2363693400080">
          <table:table-cell office:value-type="string">
            <text:p text:style-name="P492">詳細</text:p>
          </table:table-cell>
          <table:table-cell office:value-type="string">
            <text:p text:style-name="P317"/>
            <text:p text:style-name="P317">Listの<text:span text:style-name="T53">index</text:span>番目の要素の前に<text:span text:style-name="T53">val</text:span>を追加し、追加後のリストを返します。<text:span text:style-name="T53">index</text:span>は0から始まります。Listが変数の場合は、変数が直接変更されます。</text:p>
            <text:p text:style-name="P317"><text:span text:style-name="T53">index</text:span>がListの要素数より大きい場合は、追加されません。</text:p>
          </table:table-cell>
        </table:table-row>
        <table:table-row table:style-name="TableLine2363693403344">
          <table:table-cell office:value-type="string">
            <text:p text:style-name="P492">戻り値</text:p>
          </table:table-cell>
          <table:table-cell office:value-type="string">
            <text:p text:style-name="P317"/>
            <text:p text:style-name="P317">要素が追加された後のリストが返ります。</text:p>
          </table:table-cell>
        </table:table-row>
        <table:table-row table:style-name="TableLine2363693394096">
          <table:table-cell office:value-type="string">
            <text:p text:style-name="P492">例外</text:p>
          </table:table-cell>
          <table:table-cell office:value-type="string">
            <text:p text:style-name="P317"/>
            <text:p text:style-name="P317"/>
          </table:table-cell>
        </table:table-row>
        <table:table-row table:style-name="TableLine2363693392192">
          <table:table-cell office:value-type="string">
            <text:p text:style-name="P492">使用例</text:p>
          </table:table-cell>
          <table:table-cell office:value-type="string">
            <text:p text:style-name="P317"/>
            <text:p text:style-name="P317"/>
          </table:table-cell>
        </table:table-row>
      </table:table>
      <text:h text:style-name="P780" text:outline-level="3"/>
      <text:h text:style-name="P788" text:outline-level="3"><text:bookmark-start text:name="__RefHeading__14688_1559979953"/>List::join<text:span text:style-name="T5">　</text:span><text:bookmark-end text:name="__RefHeading__14688_1559979953"/></text:h>
      <text:p text:style-name="P28"/>
      <table:table table:name="表147" table:style-name="表147">
        <table:table-column table:style-name="表147.A"/>
        <table:table-column table:style-name="表147.B"/>
        <table:table-row table:style-name="TableLine2363693389200">
          <table:table-cell office:value-type="string">
            <text:p text:style-name="P428">説明</text:p>
          </table:table-cell>
          <table:table-cell office:value-type="string">
            <text:p text:style-name="P233"/>
            <text:p text:style-name="P233">リストの要素を文字列として結合します。</text:p>
          </table:table-cell>
        </table:table-row>
        <table:table-row table:style-name="TableLine2363693403616">
          <table:table-cell office:value-type="string">
            <text:p text:style-name="P428">書式</text:p>
          </table:table-cell>
          <table:table-cell office:value-type="string">
            <text:p text:style-name="P233"/>
            <text:p text:style-name="P233">List join [ sep: <text:span text:style-name="T53">separator</text:span> <text:s/>]</text:p>
          </table:table-cell>
        </table:table-row>
        <table:table-row table:style-name="TableLine2363693400352">
          <table:table-cell office:value-type="string">
            <text:p text:style-name="P428">詳細</text:p>
          </table:table-cell>
          <table:table-cell office:value-type="string">
            <text:p text:style-name="P233"/>
            <text:p text:style-name="P233">リストの各要素を文字列に変換し、結合した値を返します。<text:span text:style-name="T53">separator</text:span>を指定した場合は、<text:span text:style-name="T53">separator</text:span>の文字列表現が各要素間に挿入されます。</text:p>
          </table:table-cell>
        </table:table-row>
        <table:table-row table:style-name="TableLine2363693405248">
          <table:table-cell office:value-type="string">
            <text:p text:style-name="P428">戻り値</text:p>
          </table:table-cell>
          <table:table-cell office:value-type="string">
            <text:p text:style-name="P233"/>
            <text:p text:style-name="P233">文字列を返します。</text:p>
          </table:table-cell>
        </table:table-row>
        <table:table-row table:style-name="TableLine2363693399264">
          <table:table-cell office:value-type="string">
            <text:p text:style-name="P428">例外</text:p>
          </table:table-cell>
          <table:table-cell office:value-type="string">
            <text:p text:style-name="P233"/>
            <text:p text:style-name="P233"/>
          </table:table-cell>
        </table:table-row>
        <table:table-row table:style-name="TableLine2363693404432">
          <table:table-cell office:value-type="string">
            <text:p text:style-name="P428">使用例</text:p>
          </table:table-cell>
          <table:table-cell office:value-type="string">
            <text:p text:style-name="P233"/>
            <text:p text:style-name="P233"/>
          </table:table-cell>
        </table:table-row>
      </table:table>
      <text:h text:style-name="P694" text:outline-level="3"/>
      <text:h text:style-name="P788" text:outline-level="3"><text:bookmark-start text:name="__RefHeading__14690_1559979953"/>List::last<text:span text:style-name="T5">　</text:span><text:bookmark-end text:name="__RefHeading__14690_1559979953"/></text:h>
      <text:p text:style-name="P28"/>
      <table:table table:name="表148" table:style-name="表148">
        <table:table-column table:style-name="表148.A"/>
        <table:table-column table:style-name="表148.B"/>
        <table:table-row table:style-name="TableLine2363693406880">
          <table:table-cell office:value-type="string">
            <text:p text:style-name="P428">説明</text:p>
          </table:table-cell>
          <table:table-cell office:value-type="string">
            <text:p text:style-name="P233"/>
            <text:p text:style-name="P233">リストの最後の要素を返します。</text:p>
          </table:table-cell>
        </table:table-row>
        <table:table-row table:style-name="TableLine2363693398448">
          <table:table-cell office:value-type="string">
            <text:p text:style-name="P428">書式</text:p>
          </table:table-cell>
          <table:table-cell office:value-type="string">
            <text:p text:style-name="P233"/>
            <text:p text:style-name="P233">List last</text:p>
          </table:table-cell>
        </table:table-row>
        <table:table-row table:style-name="TableLine2363693405520">
          <table:table-cell office:value-type="string">
            <text:p text:style-name="P428">詳細</text:p>
          </table:table-cell>
          <table:table-cell office:value-type="string">
            <text:p text:style-name="P233"/>
            <text:p text:style-name="P233">リストの最後の要素をリストで返します。</text:p>
          </table:table-cell>
        </table:table-row>
        <table:table-row table:style-name="TableLine2363693393280">
          <table:table-cell office:value-type="string">
            <text:p text:style-name="P428">戻り値</text:p>
          </table:table-cell>
          <table:table-cell office:value-type="string">
            <text:p text:style-name="P233"/>
            <text:p text:style-name="P233">リストの最後の要素のリスト。</text:p>
          </table:table-cell>
        </table:table-row>
        <table:table-row table:style-name="TableLine2363693396000">
          <table:table-cell office:value-type="string">
            <text:p text:style-name="P428">例外</text:p>
          </table:table-cell>
          <table:table-cell office:value-type="string">
            <text:p text:style-name="P233"/>
            <text:p text:style-name="P233"/>
          </table:table-cell>
        </table:table-row>
        <table:table-row table:style-name="表148.6">
          <table:table-cell office:value-type="string">
            <text:p text:style-name="P428">使用例</text:p>
          </table:table-cell>
          <table:table-cell office:value-type="string">
            <text:p text:style-name="P541"/>
            <text:p text:style-name="P541">(1 2 3) last;<text:tab/><text:tab/># <text:span text:style-name="T238">→</text:span> (3)</text:p>
          </table:table-cell>
        </table:table-row>
      </table:table>
      <text:h text:style-name="P694" text:outline-level="3"/>
      <text:h text:style-name="P788" text:outline-level="3"><text:bookmark-start text:name="__RefHeading__14692_1559979953"/>List::len<text:span text:style-name="T5">　</text:span><text:bookmark-end text:name="__RefHeading__14692_1559979953"/></text:h>
      <text:p text:style-name="P28"/>
      <table:table table:name="表149" table:style-name="表149">
        <table:table-column table:style-name="表149.A"/>
        <table:table-column table:style-name="表149.B"/>
        <table:table-row table:style-name="TableLine2363693400896">
          <table:table-cell office:value-type="string">
            <text:p text:style-name="P428">説明</text:p>
          </table:table-cell>
          <table:table-cell office:value-type="string">
            <text:p text:style-name="P233"/>
            <text:p text:style-name="P233">リストの要素数を返します。</text:p>
          </table:table-cell>
        </table:table-row>
        <table:table-row table:style-name="TableLine2363693405792">
          <table:table-cell office:value-type="string">
            <text:p text:style-name="P428">書式</text:p>
          </table:table-cell>
          <table:table-cell office:value-type="string">
            <text:p text:style-name="P233"/>
            <text:p text:style-name="P233">List len</text:p>
          </table:table-cell>
        </table:table-row>
        <table:table-row table:style-name="TableLine2363693401440">
          <table:table-cell office:value-type="string">
            <text:p text:style-name="P428">詳細</text:p>
          </table:table-cell>
          <table:table-cell office:value-type="string">
            <text:p text:style-name="P233"/>
            <text:p text:style-name="P233">リストの要素数を返します。</text:p>
          </table:table-cell>
        </table:table-row>
        <table:table-row table:style-name="TableLine2363693406336">
          <table:table-cell office:value-type="string">
            <text:p text:style-name="P428">戻り値</text:p>
          </table:table-cell>
          <table:table-cell office:value-type="string">
            <text:p text:style-name="P233"/>
            <text:p text:style-name="P233">リストの要素数が返ります。</text:p>
          </table:table-cell>
        </table:table-row>
        <table:table-row table:style-name="TableLine2363693396544">
          <table:table-cell office:value-type="string">
            <text:p text:style-name="P428">例外</text:p>
          </table:table-cell>
          <table:table-cell office:value-type="string">
            <text:p text:style-name="P233"/>
            <text:p text:style-name="P233">ErrSyntax: 書式に誤りがあります。</text:p>
          </table:table-cell>
        </table:table-row>
        <table:table-row table:style-name="TableLine2363693394912">
          <table:table-cell office:value-type="string">
            <text:p text:style-name="P428">使用例</text:p>
          </table:table-cell>
          <table:table-cell office:value-type="string">
            <text:p text:style-name="P233"/>
            <text:p text:style-name="P233"/>
          </table:table-cell>
        </table:table-row>
      </table:table>
      <text:h text:style-name="P694" text:outline-level="3"/>
      <text:h text:style-name="P788" text:outline-level="3"><text:bookmark-start text:name="__RefHeading___Toc25217_2612789494"/>List::map<text:span text:style-name="T5">　</text:span><text:bookmark-end text:name="__RefHeading___Toc25217_2612789494"/></text:h>
      <text:p text:style-name="P105"/>
      <table:table table:name="表236" table:style-name="表236">
        <table:table-column table:style-name="表236.A"/>
        <table:table-column table:style-name="表236.B"/>
        <table:table-row table:style-name="TableLine2363693401984">
          <table:table-cell office:value-type="string">
            <text:p text:style-name="P478">説明</text:p>
          </table:table-cell>
          <table:table-cell office:value-type="string">
            <text:p text:style-name="P300"/>
            <text:p text:style-name="P300">リストの各要素に処理を加えて新しいリストをつくります。</text:p>
          </table:table-cell>
        </table:table-row>
        <table:table-row table:style-name="TableLine2363693403072">
          <table:table-cell office:value-type="string">
            <text:p text:style-name="P478">書式</text:p>
          </table:table-cell>
          <table:table-cell office:value-type="string">
            <text:p text:style-name="P300"/>
            <text:p text:style-name="P300">List map { | <text:span text:style-name="T53">var</text:span> | <text:s/><text:span text:style-name="T53">block</text:span> <text:s/>}</text:p>
          </table:table-cell>
        </table:table-row>
        <table:table-row table:style-name="TableLine2363693406608">
          <table:table-cell office:value-type="string">
            <text:p text:style-name="P478">詳細</text:p>
          </table:table-cell>
          <table:table-cell office:value-type="string">
            <text:p text:style-name="P300"/>
            <text:p text:style-name="P300">Listの各要素に対してblockを適用し、blockの戻り値により新しいリストを作成し、返します。blockには、リストの要素としてvarが渡ります。</text:p>
          </table:table-cell>
        </table:table-row>
        <table:table-row table:style-name="TableLine2363693407152">
          <table:table-cell office:value-type="string">
            <text:p text:style-name="P478">戻り値</text:p>
          </table:table-cell>
          <table:table-cell office:value-type="string">
            <text:p text:style-name="P300"/>
            <text:p text:style-name="P300">新しいリストが返ります。</text:p>
          </table:table-cell>
        </table:table-row>
        <table:table-row table:style-name="TableLine2363693395184">
          <table:table-cell office:value-type="string">
            <text:p text:style-name="P478">例外</text:p>
          </table:table-cell>
          <table:table-cell office:value-type="string">
            <text:p text:style-name="P300"/>
            <text:p text:style-name="P300">ErrSyntax: 書式に誤りがあります。</text:p>
          </table:table-cell>
        </table:table-row>
        <table:table-row table:style-name="TableLine2363693390288">
          <table:table-cell office:value-type="string">
            <text:p text:style-name="P478">使用例</text:p>
          </table:table-cell>
          <table:table-cell office:value-type="string">
            <text:p text:style-name="P530"/>
            <text:p text:style-name="P530"># リストの各要素を文字列に変換する。</text:p>
            <text:p text:style-name="P530">(1 2 3) map {| i | "" . $i};<text:tab/># <text:span text:style-name="T238">→</text:span> ("1" "2" "3")</text:p>
          </table:table-cell>
        </table:table-row>
      </table:table>
      <text:h text:style-name="P773" text:outline-level="3"/>
      <text:h text:style-name="P715" text:outline-level="3"/>
      <text:h text:style-name="P788" text:outline-level="3"><text:bookmark-start text:name="__RefHeading___Toc25219_2612789494"/>List::max<text:span text:style-name="T5">　</text:span><text:bookmark-end text:name="__RefHeading___Toc25219_2612789494"/></text:h>
      <text:p text:style-name="P121"/>
      <table:table table:name="表237" table:style-name="表237">
        <table:table-column table:style-name="表237.A"/>
        <table:table-column table:style-name="表237.B"/>
        <table:table-row table:style-name="TableLine2363693403888">
          <table:table-cell office:value-type="string">
            <text:p text:style-name="P493">説明</text:p>
          </table:table-cell>
          <table:table-cell office:value-type="string">
            <text:p text:style-name="P318"/>
            <text:p text:style-name="P318">リストの各要素のなかで最大値の要素を返します。</text:p>
          </table:table-cell>
        </table:table-row>
        <table:table-row table:style-name="TableLine2363693404976">
          <table:table-cell office:value-type="string">
            <text:p text:style-name="P493">書式</text:p>
          </table:table-cell>
          <table:table-cell office:value-type="string">
            <text:p text:style-name="P318"/>
            <text:p text:style-name="P318">List max</text:p>
          </table:table-cell>
        </table:table-row>
        <table:table-row table:style-name="TableLine2363693397904">
          <table:table-cell office:value-type="string">
            <text:p text:style-name="P493">詳細</text:p>
          </table:table-cell>
          <table:table-cell office:value-type="string">
            <text:p text:style-name="P318"/>
            <text:p text:style-name="P318">List要素中の最大値を持つ要素を返します。要素中の各値は大小比較が可能なオブジェクトである必要があります。</text:p>
          </table:table-cell>
        </table:table-row>
        <table:table-row table:style-name="TableLine2363693390832">
          <table:table-cell office:value-type="string">
            <text:p text:style-name="P493">戻り値</text:p>
          </table:table-cell>
          <table:table-cell office:value-type="string">
            <text:p text:style-name="P318"/>
            <text:p text:style-name="P318">値が返ります。</text:p>
          </table:table-cell>
        </table:table-row>
        <table:table-row table:style-name="TableLine2363693391104">
          <table:table-cell office:value-type="string">
            <text:p text:style-name="P493">例外</text:p>
          </table:table-cell>
          <table:table-cell office:value-type="string">
            <text:p text:style-name="P318"/>
            <text:p text:style-name="P318">ErrSyntax: 書式に誤りがあります。</text:p>
          </table:table-cell>
        </table:table-row>
        <table:table-row table:style-name="TableLine2363693391376">
          <table:table-cell office:value-type="string">
            <text:p text:style-name="P493">使用例</text:p>
          </table:table-cell>
          <table:table-cell office:value-type="string">
            <text:p text:style-name="P318"/>
            <text:p text:style-name="P318"/>
          </table:table-cell>
        </table:table-row>
      </table:table>
      <text:h text:style-name="P781" text:outline-level="3"/>
      <text:h text:style-name="P716" text:outline-level="3"/>
      <text:h text:style-name="P788" text:outline-level="3"><text:bookmark-start text:name="__RefHeading__14694_1559979953"/>List::min<text:span text:style-name="T5">　</text:span><text:bookmark-end text:name="__RefHeading__14694_1559979953"/></text:h>
      <text:p text:style-name="P28"/>
      <table:table table:name="表150" table:style-name="表150">
        <table:table-column table:style-name="表150.A"/>
        <table:table-column table:style-name="表150.B"/>
        <table:table-row table:style-name="TableLine2363693391920">
          <table:table-cell office:value-type="string">
            <text:p text:style-name="P428">説明</text:p>
          </table:table-cell>
          <table:table-cell office:value-type="string">
            <text:p text:style-name="P233"/>
            <text:p text:style-name="P233">リストの各要素のなかで最小値の要素を返します。</text:p>
          </table:table-cell>
        </table:table-row>
        <table:table-row table:style-name="TableLine2363693395456">
          <table:table-cell office:value-type="string">
            <text:p text:style-name="P428">書式</text:p>
          </table:table-cell>
          <table:table-cell office:value-type="string">
            <text:p text:style-name="P233"/>
            <text:p text:style-name="P233">List min</text:p>
          </table:table-cell>
        </table:table-row>
        <table:table-row table:style-name="TableLine2363693392736">
          <table:table-cell office:value-type="string">
            <text:p text:style-name="P428">詳細</text:p>
          </table:table-cell>
          <table:table-cell office:value-type="string">
            <text:p text:style-name="P233"/>
            <text:p text:style-name="P233">List要素中の最小値を持つ要素を返します。要素中の各値は大小比較が可能なオブジェクトである必要があります。</text:p>
          </table:table-cell>
        </table:table-row>
        <table:table-row table:style-name="TableLine2363693393824">
          <table:table-cell office:value-type="string">
            <text:p text:style-name="P428">戻り値</text:p>
          </table:table-cell>
          <table:table-cell office:value-type="string">
            <text:p text:style-name="P233"/>
            <text:p text:style-name="P233">値が返ります。</text:p>
          </table:table-cell>
        </table:table-row>
        <table:table-row table:style-name="TableLine2363693394368">
          <table:table-cell office:value-type="string">
            <text:p text:style-name="P428">例外</text:p>
          </table:table-cell>
          <table:table-cell office:value-type="string">
            <text:p text:style-name="P233"/>
            <text:p text:style-name="P233">ErrSyntax: 書式に誤りがあります。</text:p>
          </table:table-cell>
        </table:table-row>
        <table:table-row table:style-name="TableLine2363693394640">
          <table:table-cell office:value-type="string">
            <text:p text:style-name="P428">使用例</text:p>
          </table:table-cell>
          <table:table-cell office:value-type="string">
            <text:p text:style-name="P233"/>
            <text:p text:style-name="P233"/>
          </table:table-cell>
        </table:table-row>
      </table:table>
      <text:h text:style-name="P788" text:outline-level="3"><text:bookmark-start text:name="__RefHeading___Toc21233_1834471834"/>List::<text:span text:style-name="T203">null?</text:span><text:span text:style-name="T5">　</text:span><text:bookmark-end text:name="__RefHeading___Toc21233_1834471834"/></text:h>
      <text:p text:style-name="P119"/>
      <table:table table:name="表189" table:style-name="表189">
        <table:table-column table:style-name="表189.A"/>
        <table:table-column table:style-name="表189.B"/>
        <table:table-row table:style-name="TableLine2363693392464">
          <table:table-cell office:value-type="string">
            <text:p text:style-name="P491">説明</text:p>
          </table:table-cell>
          <table:table-cell office:value-type="string">
            <text:p text:style-name="P316"/>
            <text:p text:style-name="P316">リストが空か調べます。</text:p>
          </table:table-cell>
        </table:table-row>
        <table:table-row table:style-name="TableLine2363693398720">
          <table:table-cell office:value-type="string">
            <text:p text:style-name="P491">書式</text:p>
          </table:table-cell>
          <table:table-cell office:value-type="string">
            <text:p text:style-name="P316"/>
            <text:p text:style-name="P316">List <text:span text:style-name="T203">null?</text:span></text:p>
          </table:table-cell>
        </table:table-row>
        <table:table-row table:style-name="TableLine2363693421840">
          <table:table-cell office:value-type="string">
            <text:p text:style-name="P491">詳細</text:p>
          </table:table-cell>
          <table:table-cell office:value-type="string">
            <text:p text:style-name="P316"/>
            <text:p text:style-name="P370">空リスト 「 () 」 であればtを返します。</text:p>
          </table:table-cell>
        </table:table-row>
        <table:table-row table:style-name="TableLine2363693422928">
          <table:table-cell office:value-type="string">
            <text:p text:style-name="P491">戻り値</text:p>
          </table:table-cell>
          <table:table-cell office:value-type="string">
            <text:p text:style-name="P316"/>
            <text:p text:style-name="P639">tまたはnilを返します。</text:p>
          </table:table-cell>
        </table:table-row>
        <table:table-row table:style-name="表189.5">
          <table:table-cell office:value-type="string">
            <text:p text:style-name="P428">例外</text:p>
          </table:table-cell>
          <table:table-cell office:value-type="string">
            <text:p text:style-name="P233"/>
            <text:p text:style-name="P233">ErrSyntax: 書式に誤りがあります。</text:p>
          </table:table-cell>
        </table:table-row>
        <table:table-row table:style-name="TableLine2363693417488">
          <table:table-cell office:value-type="string">
            <text:p text:style-name="P491">使用例</text:p>
          </table:table-cell>
          <table:table-cell office:value-type="string">
            <text:p text:style-name="P316"/>
            <text:p text:style-name="P316"/>
          </table:table-cell>
        </table:table-row>
      </table:table>
      <text:h text:style-name="P782" text:outline-level="3"/>
      <text:h text:style-name="P788" text:outline-level="3"><text:bookmark-start text:name="__RefHeading___Toc26181_3550414430"/>List::<text:span text:style-name="T255">permutations</text:span><text:span text:style-name="T5">　</text:span><text:bookmark-end text:name="__RefHeading___Toc26181_3550414430"/></text:h>
      <text:p text:style-name="P122"/>
      <table:table table:name="表241" table:style-name="表241">
        <table:table-column table:style-name="表241.A"/>
        <table:table-column table:style-name="表241.B"/>
        <table:table-row table:style-name="TableLine2363693397360">
          <table:table-cell office:value-type="string">
            <text:p text:style-name="P494">説明</text:p>
          </table:table-cell>
          <table:table-cell office:value-type="string">
            <text:p text:style-name="P319"/>
            <text:p text:style-name="P369">リストの順列のイテレータです。</text:p>
          </table:table-cell>
        </table:table-row>
        <table:table-row table:style-name="TableLine2363693424560">
          <table:table-cell office:value-type="string">
            <text:p text:style-name="P494">書式</text:p>
          </table:table-cell>
          <table:table-cell office:value-type="string">
            <text:p text:style-name="P319"/>
            <text:p text:style-name="P319">List <text:span text:style-name="T255">permutations </text:span><text:span text:style-name="T87">n</text:span><text:span text:style-name="T254"> do: { | </text:span><text:span text:style-name="T87">var</text:span><text:span text:style-name="T254"> | </text:span><text:span text:style-name="T87">script </text:span><text:span text:style-name="T254">}</text:span></text:p>
          </table:table-cell>
        </table:table-row>
        <table:table-row table:style-name="TableLine2363693422656">
          <table:table-cell office:value-type="string">
            <text:p text:style-name="P494">詳細</text:p>
          </table:table-cell>
          <table:table-cell office:value-type="string">
            <text:p text:style-name="P319"/>
            <text:p text:style-name="P319">Listの全要素から<text:span text:style-name="T53">n</text:span>個を選んで順列を作成し、イテレータとして<text:span text:style-name="T53">script</text:span>を実行します。作成された順列は<text:span text:style-name="T53">var</text:span>にリストとして設定されます。</text:p>
          </table:table-cell>
        </table:table-row>
        <table:table-row table:style-name="TableLine2363693418032">
          <table:table-cell office:value-type="string">
            <text:p text:style-name="P494">戻り値</text:p>
          </table:table-cell>
          <table:table-cell office:value-type="string">
            <text:p text:style-name="P319"/>
            <text:p text:style-name="P319"><text:span text:style-name="T53">script</text:span>の最後の実行結果が返ります。</text:p>
          </table:table-cell>
        </table:table-row>
        <table:table-row table:style-name="TableLine2363693419936">
          <table:table-cell office:value-type="string">
            <text:p text:style-name="P494">例外</text:p>
          </table:table-cell>
          <table:table-cell office:value-type="string">
            <text:p text:style-name="P319"/>
            <text:p text:style-name="P319">ErrSyntax: 書式に誤りがあります。</text:p>
          </table:table-cell>
        </table:table-row>
        <table:table-row table:style-name="TableLine2363693412048">
          <table:table-cell office:value-type="string">
            <text:p text:style-name="P494">使用例</text:p>
          </table:table-cell>
          <table:table-cell office:value-type="string">
            <text:p text:style-name="P319"/>
            <text:p text:style-name="P319"/>
          </table:table-cell>
        </table:table-row>
      </table:table>
      <text:h text:style-name="P717" text:outline-level="3"/>
      <text:h text:style-name="P788" text:outline-level="3"><text:bookmark-start text:name="__RefHeading__14696_1559979953"/>List::reverse<text:span text:style-name="T5">　</text:span><text:bookmark-end text:name="__RefHeading__14696_1559979953"/></text:h>
      <text:p text:style-name="P28"/>
      <table:table table:name="表152" table:style-name="表152">
        <table:table-column table:style-name="表152.A"/>
        <table:table-column table:style-name="表152.B"/>
        <table:table-row table:style-name="TableLine2363693411776">
          <table:table-cell office:value-type="string">
            <text:p text:style-name="P428">説明</text:p>
          </table:table-cell>
          <table:table-cell office:value-type="string">
            <text:p text:style-name="P233"/>
            <text:p text:style-name="P233">リストを反転します。</text:p>
          </table:table-cell>
        </table:table-row>
        <table:table-row table:style-name="TableLine2363693423472">
          <table:table-cell office:value-type="string">
            <text:p text:style-name="P428">書式</text:p>
          </table:table-cell>
          <table:table-cell office:value-type="string">
            <text:p text:style-name="P233"/>
            <text:p text:style-name="P233">List reverse</text:p>
          </table:table-cell>
        </table:table-row>
        <table:table-row table:style-name="TableLine2363693410688">
          <table:table-cell office:value-type="string">
            <text:p text:style-name="P428">詳細</text:p>
          </table:table-cell>
          <table:table-cell office:value-type="string">
            <text:p text:style-name="P233"/>
            <text:p text:style-name="P317">リストの要素の順番を反転したリストを返します。</text:p>
          </table:table-cell>
        </table:table-row>
        <table:table-row table:style-name="TableLine2363693423744">
          <table:table-cell office:value-type="string">
            <text:p text:style-name="P428">戻り値</text:p>
          </table:table-cell>
          <table:table-cell office:value-type="string">
            <text:p text:style-name="P233"/>
            <text:p text:style-name="P233">リストを返します。</text:p>
          </table:table-cell>
        </table:table-row>
        <table:table-row table:style-name="TableLine2363693417216">
          <table:table-cell office:value-type="string">
            <text:p text:style-name="P428">例外</text:p>
          </table:table-cell>
          <table:table-cell office:value-type="string">
            <text:p text:style-name="P233"/>
            <text:p text:style-name="P233"/>
          </table:table-cell>
        </table:table-row>
        <table:table-row table:style-name="TableLine2363693414224">
          <table:table-cell office:value-type="string">
            <text:p text:style-name="P428">使用例</text:p>
          </table:table-cell>
          <table:table-cell office:value-type="string">
            <text:p text:style-name="P233"/>
            <text:p text:style-name="P233"/>
          </table:table-cell>
        </table:table-row>
      </table:table>
      <text:h text:style-name="P694" text:outline-level="3"/>
      <text:h text:style-name="P788" text:outline-level="3"><text:bookmark-start text:name="__RefHeading__14698_1559979953"/>List::seek<text:span text:style-name="T5">　</text:span><text:bookmark-end text:name="__RefHeading__14698_1559979953"/></text:h>
      <text:p text:style-name="P28"/>
      <table:table table:name="表153" table:style-name="表153">
        <table:table-column table:style-name="表153.A"/>
        <table:table-column table:style-name="表153.B"/>
        <table:table-row table:style-name="TableLine2363693412320">
          <table:table-cell office:value-type="string">
            <text:p text:style-name="P428">説明</text:p>
          </table:table-cell>
          <table:table-cell office:value-type="string">
            <text:p text:style-name="P233"/>
            <text:p text:style-name="P233">リストのn番目の要素からのリストを返します。</text:p>
          </table:table-cell>
        </table:table-row>
        <table:table-row table:style-name="TableLine2363693416672">
          <table:table-cell office:value-type="string">
            <text:p text:style-name="P428">書式</text:p>
          </table:table-cell>
          <table:table-cell office:value-type="string">
            <text:p text:style-name="P233"/>
            <text:p text:style-name="P233">List seek <text:span text:style-name="T53">index</text:span></text:p>
          </table:table-cell>
        </table:table-row>
        <table:table-row table:style-name="TableLine2363693407696">
          <table:table-cell office:value-type="string">
            <text:p text:style-name="P428">詳細</text:p>
          </table:table-cell>
          <table:table-cell office:value-type="string">
            <text:p text:style-name="P233"/>
            <text:p text:style-name="P233">Listの<text:span text:style-name="T53">index</text:span>版目以降のリストの部分集合を返します。<text:span text:style-name="T53">index</text:span>は0から始まります。indexがListの要素数より大きい場合は空のリストが返ります。</text:p>
          </table:table-cell>
        </table:table-row>
        <table:table-row table:style-name="TableLine2363693414496">
          <table:table-cell office:value-type="string">
            <text:p text:style-name="P428">戻り値</text:p>
          </table:table-cell>
          <table:table-cell office:value-type="string">
            <text:p text:style-name="P233"/>
            <text:p text:style-name="P233">Listの<text:span text:style-name="T53">index</text:span>番目以降が返ります。</text:p>
          </table:table-cell>
        </table:table-row>
        <table:table-row table:style-name="TableLine2363693416944">
          <table:table-cell office:value-type="string">
            <text:p text:style-name="P428">例外</text:p>
          </table:table-cell>
          <table:table-cell office:value-type="string">
            <text:p text:style-name="P233"/>
            <text:p text:style-name="P233">ErrSyntax: 書式に誤りがあります。</text:p>
          </table:table-cell>
        </table:table-row>
        <table:table-row table:style-name="TableLine2363693424288">
          <table:table-cell office:value-type="string">
            <text:p text:style-name="P428">使用例</text:p>
          </table:table-cell>
          <table:table-cell office:value-type="string">
            <text:p text:style-name="P541"/>
            <text:p text:style-name="P541">(1 2 3) seek 0;<text:tab/># <text:span text:style-name="T238">→</text:span> (1 2 3)</text:p>
            <text:p text:style-name="P541">(1 2 3) seek 1;<text:tab/># <text:span text:style-name="T238">→</text:span> (2 3)</text:p>
            <text:p text:style-name="P541">(1 2 3) seek 3;<text:tab/># <text:span text:style-name="T238">→</text:span> ()</text:p>
          </table:table-cell>
        </table:table-row>
      </table:table>
      <text:h text:style-name="P788" text:outline-level="3"><text:bookmark-start text:name="__RefHeading___Toc19497_2135658563"/>List::set-car!<text:span text:style-name="T5">　</text:span><text:bookmark-end text:name="__RefHeading___Toc19497_2135658563"/></text:h>
      <text:p text:style-name="P74"/>
      <table:table table:name="表178" table:style-name="表178">
        <table:table-column table:style-name="表178.A"/>
        <table:table-column table:style-name="表178.B"/>
        <table:table-row table:style-name="TableLine2363693424016">
          <table:table-cell office:value-type="string">
            <text:p text:style-name="P449">説明</text:p>
          </table:table-cell>
          <table:table-cell office:value-type="string">
            <text:p text:style-name="P268"/>
            <text:p text:style-name="P268">リストのcar部に値を設定します。</text:p>
          </table:table-cell>
        </table:table-row>
        <table:table-row table:style-name="TableLine2363693418304">
          <table:table-cell office:value-type="string">
            <text:p text:style-name="P449">書式</text:p>
          </table:table-cell>
          <table:table-cell office:value-type="string">
            <text:p text:style-name="P268"/>
            <text:p text:style-name="P268">List <text:span text:style-name="T99">set-car! </text:span><text:span text:style-name="T63">val</text:span></text:p>
          </table:table-cell>
        </table:table-row>
        <table:table-row table:style-name="TableLine2363693417760">
          <table:table-cell office:value-type="string">
            <text:p text:style-name="P449">詳細</text:p>
          </table:table-cell>
          <table:table-cell office:value-type="string">
            <text:p text:style-name="P24"/>
            <text:p text:style-name="P24">Listのcar部に<text:span text:style-name="T98">val</text:span>を設定します。</text:p>
          </table:table-cell>
        </table:table-row>
        <table:table-row table:style-name="TableLine2363693418848">
          <table:table-cell office:value-type="string">
            <text:p text:style-name="P449">戻り値</text:p>
          </table:table-cell>
          <table:table-cell office:value-type="string">
            <text:p text:style-name="P268"/>
            <text:p text:style-name="P371">自分自身を返します。</text:p>
          </table:table-cell>
        </table:table-row>
        <table:table-row table:style-name="TableLine2363693408240">
          <table:table-cell office:value-type="string">
            <text:p text:style-name="P449">例外</text:p>
          </table:table-cell>
          <table:table-cell office:value-type="string">
            <text:p text:style-name="P268"/>
            <text:p text:style-name="P268">ErrSyntax: 書式に誤りがあります。</text:p>
          </table:table-cell>
        </table:table-row>
        <table:table-row table:style-name="TableLine2363693410416">
          <table:table-cell office:value-type="string">
            <text:p text:style-name="P449">使用例</text:p>
          </table:table-cell>
          <table:table-cell office:value-type="string">
            <text:p text:style-name="P268"/>
            <text:p text:style-name="P268"/>
          </table:table-cell>
        </table:table-row>
      </table:table>
      <text:h text:style-name="P788" text:outline-level="3"><text:bookmark-start text:name="__RefHeading___Toc19499_2135658563"/>List::set-cdr!<text:span text:style-name="T5">　</text:span><text:bookmark-end text:name="__RefHeading___Toc19499_2135658563"/></text:h>
      <text:p text:style-name="P74"/>
      <table:table table:name="表179" table:style-name="表179">
        <table:table-column table:style-name="表179.A"/>
        <table:table-column table:style-name="表179.B"/>
        <table:table-row table:style-name="TableLine2363693415040">
          <table:table-cell office:value-type="string">
            <text:p text:style-name="P449">説明</text:p>
          </table:table-cell>
          <table:table-cell office:value-type="string">
            <text:p text:style-name="P268"/>
            <text:p text:style-name="P268">リストのcdr部に値を設定します。</text:p>
          </table:table-cell>
        </table:table-row>
        <table:table-row table:style-name="TableLine2363693410144">
          <table:table-cell office:value-type="string">
            <text:p text:style-name="P449">書式</text:p>
          </table:table-cell>
          <table:table-cell office:value-type="string">
            <text:p text:style-name="P268"/>
            <text:p text:style-name="P268">List <text:span text:style-name="T99">set-cdr! </text:span><text:span text:style-name="T63">val</text:span></text:p>
          </table:table-cell>
        </table:table-row>
        <table:table-row table:style-name="TableLine2363693408784">
          <table:table-cell office:value-type="string">
            <text:p text:style-name="P449">詳細</text:p>
          </table:table-cell>
          <table:table-cell office:value-type="string">
            <text:p text:style-name="P372"/>
            <text:p text:style-name="P372">Listのcdr部に<text:span text:style-name="T98">val</text:span>を設定します。</text:p>
          </table:table-cell>
        </table:table-row>
        <table:table-row table:style-name="TableLine2363693420208">
          <table:table-cell office:value-type="string">
            <text:p text:style-name="P449">戻り値</text:p>
          </table:table-cell>
          <table:table-cell office:value-type="string">
            <text:p text:style-name="P268"/>
            <text:p text:style-name="P371">自分自身を返します。</text:p>
          </table:table-cell>
        </table:table-row>
        <table:table-row table:style-name="TableLine2363693420480">
          <table:table-cell office:value-type="string">
            <text:p text:style-name="P449">例外</text:p>
          </table:table-cell>
          <table:table-cell office:value-type="string">
            <text:p text:style-name="P268"/>
            <text:p text:style-name="P268">ErrSyntax: 書式に誤りがあります。</text:p>
          </table:table-cell>
        </table:table-row>
        <table:table-row table:style-name="TableLine2363693409056">
          <table:table-cell office:value-type="string">
            <text:p text:style-name="P449">使用例</text:p>
          </table:table-cell>
          <table:table-cell office:value-type="string">
            <text:p text:style-name="P268"/>
            <text:p text:style-name="P268"/>
          </table:table-cell>
        </table:table-row>
      </table:table>
      <text:h text:style-name="P767" text:outline-level="3"/>
      <text:h text:style-name="P788" text:outline-level="3"><text:bookmark-start text:name="__RefHeading__14700_1559979953"/>List::split<text:span text:style-name="T5">　</text:span><text:bookmark-end text:name="__RefHeading__14700_1559979953"/></text:h>
      <text:p text:style-name="P28"/>
      <table:table table:name="表154" table:style-name="表154">
        <table:table-column table:style-name="表154.A"/>
        <table:table-column table:style-name="表154.B"/>
        <table:table-row table:style-name="TableLine2363693416400">
          <table:table-cell office:value-type="string">
            <text:p text:style-name="P428">説明</text:p>
          </table:table-cell>
          <table:table-cell office:value-type="string">
            <text:p text:style-name="P233"/>
            <text:p text:style-name="P233">リストをn番目の位置で分割します。</text:p>
          </table:table-cell>
        </table:table-row>
        <table:table-row table:style-name="TableLine2363693421024">
          <table:table-cell office:value-type="string">
            <text:p text:style-name="P428">書式</text:p>
          </table:table-cell>
          <table:table-cell office:value-type="string">
            <text:p text:style-name="P233"/>
            <text:p text:style-name="P233">List split <text:span text:style-name="T53">index</text:span></text:p>
          </table:table-cell>
        </table:table-row>
        <table:table-row table:style-name="TableLine2363693409600">
          <table:table-cell office:value-type="string">
            <text:p text:style-name="P428">詳細</text:p>
          </table:table-cell>
          <table:table-cell office:value-type="string">
            <text:p text:style-name="P233"/>
            <text:p text:style-name="P233">Listを<text:span text:style-name="T53">index</text:span>番目の位置で分割し、先頭の要素および最後の要素のそれぞれのリストをリストで返します。<text:span text:style-name="T53">index</text:span>は0から始まります。</text:p>
          </table:table-cell>
        </table:table-row>
        <table:table-row table:style-name="TableLine2363693409328">
          <table:table-cell office:value-type="string">
            <text:p text:style-name="P428">戻り値</text:p>
          </table:table-cell>
          <table:table-cell office:value-type="string">
            <text:p text:style-name="P233"/>
            <text:p text:style-name="P233">リストを分割した後のリストを返します。</text:p>
          </table:table-cell>
        </table:table-row>
        <table:table-row table:style-name="TableLine2363693409872">
          <table:table-cell office:value-type="string">
            <text:p text:style-name="P428">例外</text:p>
          </table:table-cell>
          <table:table-cell office:value-type="string">
            <text:p text:style-name="P233"/>
            <text:p text:style-name="P233">ErrSyntax: 書式に誤りがあります。</text:p>
          </table:table-cell>
        </table:table-row>
        <table:table-row table:style-name="TableLine2363693412592">
          <table:table-cell office:value-type="string">
            <text:p text:style-name="P428">使用例</text:p>
          </table:table-cell>
          <table:table-cell office:value-type="string">
            <text:p text:style-name="P541"/>
            <text:p text:style-name="P541">(1 2 3) split 0;<text:tab/># <text:span text:style-name="T238">→</text:span> (() (1 2 3))</text:p>
            <text:p text:style-name="P541">(1 2 3) split 1;<text:tab/># <text:span text:style-name="T238">→</text:span> ((1) (2 3))</text:p>
            <text:p text:style-name="P541">(1 2 3) split 4;<text:tab/># <text:span text:style-name="T238">→</text:span> ((1 2 3) ())</text:p>
          </table:table-cell>
        </table:table-row>
      </table:table>
      <text:h text:style-name="P694" text:outline-level="3"/>
      <text:h text:style-name="P788" text:outline-level="3"><text:bookmark-start text:name="__RefHeading___Toc21602_780634474"/>Object　<text:bookmark-end text:name="__RefHeading___Toc21602_780634474"/></text:h>
      <text:p text:style-name="P110"/>
      <text:p text:style-name="P175">　Objectクラスは、オブジェクト型のクラスです。オブジェクトデータ型はnewコマンドにより生成します。</text:p>
      <text:p text:style-name="P176">　Objectクラスは、全てのクラスの基底クラスです。</text:p>
      <text:p text:style-name="P176"/>
      <text:h text:style-name="P710" text:outline-level="3"/>
      <text:h text:style-name="P788" text:outline-level="3"><text:bookmark-start text:name="__RefHeading__14702_1559979953"/>Object::?<text:span text:style-name="T5">　</text:span><text:bookmark-end text:name="__RefHeading__14702_1559979953"/></text:h>
      <text:p text:style-name="P110"/>
      <table:table table:name="表155" table:style-name="表155">
        <table:table-column table:style-name="表155.A"/>
        <table:table-column table:style-name="表155.B"/>
        <table:table-row table:style-name="TableLine2363693420752">
          <table:table-cell office:value-type="string">
            <text:p text:style-name="P428">説明</text:p>
          </table:table-cell>
          <table:table-cell office:value-type="string">
            <text:p text:style-name="P233"/>
            <text:p text:style-name="P233">オブジェクト自身を返します。</text:p>
          </table:table-cell>
        </table:table-row>
        <table:table-row table:style-name="TableLine2363693415856">
          <table:table-cell office:value-type="string">
            <text:p text:style-name="P428">書式</text:p>
          </table:table-cell>
          <table:table-cell office:value-type="string">
            <text:p text:style-name="P233"/>
            <text:p text:style-name="P233">Object ?</text:p>
          </table:table-cell>
        </table:table-row>
        <table:table-row table:style-name="TableLine2363693416128">
          <table:table-cell office:value-type="string">
            <text:p text:style-name="P428">詳細</text:p>
          </table:table-cell>
          <table:table-cell office:value-type="string">
            <text:p text:style-name="P233"/>
            <text:p text:style-name="P233">オブジェクト自身のデータを返します。</text:p>
          </table:table-cell>
        </table:table-row>
        <table:table-row table:style-name="TableLine2363693428096">
          <table:table-cell office:value-type="string">
            <text:p text:style-name="P428">戻り値</text:p>
          </table:table-cell>
          <table:table-cell office:value-type="string">
            <text:p text:style-name="P233"/>
            <text:p text:style-name="P317">単純型（シンボル、整数型、実数型、文字列型、正規表現文字列型、リスト、クロージャ、辞書型および、配列型）についてはその単純型のデータが返ります（Wrapperクラスである Symbol, Integer, Real, String, RQuote, List, Closure, Dict, Vector, Coro オブジェクトは返りません）。</text:p>
            <text:p text:style-name="P317">オブジェクトについてはオブジェクト自身が返ります。</text:p>
          </table:table-cell>
        </table:table-row>
        <table:table-row table:style-name="TableLine2363693436256">
          <table:table-cell office:value-type="string">
            <text:p text:style-name="P428">例外</text:p>
          </table:table-cell>
          <table:table-cell office:value-type="string">
            <text:p text:style-name="P233"/>
            <text:p text:style-name="P233"/>
          </table:table-cell>
        </table:table-row>
        <table:table-row table:style-name="TableLine2363693431904">
          <table:table-cell office:value-type="string">
            <text:p text:style-name="P428">使用例</text:p>
          </table:table-cell>
          <table:table-cell office:value-type="string">
            <text:p text:style-name="P233"/>
            <text:p text:style-name="P233"/>
          </table:table-cell>
        </table:table-row>
      </table:table>
      <text:h text:style-name="P788" text:outline-level="3"><text:bookmark-start text:name="__RefHeading__16358_1255925395"/>Object::apply<text:span text:style-name="T5">　</text:span><text:bookmark-end text:name="__RefHeading__16358_1255925395"/></text:h>
      <text:p text:style-name="P123"/>
      <table:table table:name="Table54" table:style-name="Table54">
        <table:table-column table:style-name="Table54.A"/>
        <table:table-column table:style-name="Table54.B"/>
        <table:table-row table:style-name="TableLine2363693415584">
          <table:table-cell office:value-type="string">
            <text:p text:style-name="P495">説明</text:p>
          </table:table-cell>
          <table:table-cell office:value-type="string">
            <text:p text:style-name="P320"/>
            <text:p text:style-name="P320">オブジェクトの環境でブロックを実行します。</text:p>
          </table:table-cell>
        </table:table-row>
        <table:table-row table:style-name="TableLine2363693431360">
          <table:table-cell office:value-type="string">
            <text:p text:style-name="P495">書式</text:p>
          </table:table-cell>
          <table:table-cell office:value-type="string">
            <text:p text:style-name="P320"/>
            <text:p text:style-name="P320">Object apply { <text:span text:style-name="T53">block</text:span> }</text:p>
          </table:table-cell>
        </table:table-row>
        <table:table-row table:style-name="TableLine2363693430272">
          <table:table-cell office:value-type="string">
            <text:p text:style-name="P495">詳細</text:p>
          </table:table-cell>
          <table:table-cell office:value-type="string">
            <text:p text:style-name="P320"/>
            <text:p text:style-name="P320">オブジェクトの環境で<text:span text:style-name="T53">block</text:span>を実行します。<text:span text:style-name="T53">block</text:span>はメソッドのように実行されます。</text:p>
          </table:table-cell>
        </table:table-row>
        <table:table-row table:style-name="TableLine2363693438704">
          <table:table-cell office:value-type="string">
            <text:p text:style-name="P495">戻り値</text:p>
          </table:table-cell>
          <table:table-cell office:value-type="string">
            <text:p text:style-name="P320"/>
            <text:p text:style-name="P320">ブロックを実行した結果が返ります。</text:p>
          </table:table-cell>
        </table:table-row>
        <table:table-row table:style-name="TableLine2363693427824">
          <table:table-cell office:value-type="string">
            <text:p text:style-name="P495">例外</text:p>
          </table:table-cell>
          <table:table-cell office:value-type="string">
            <text:p text:style-name="P320"/>
            <text:p text:style-name="P320"/>
          </table:table-cell>
        </table:table-row>
        <table:table-row table:style-name="TableLine2363693429728">
          <table:table-cell office:value-type="string">
            <text:p text:style-name="P495">使用例</text:p>
          </table:table-cell>
          <table:table-cell office:value-type="string">
            <text:p text:style-name="P320"/>
            <text:p text:style-name="P320"/>
          </table:table-cell>
        </table:table-row>
      </table:table>
      <text:h text:style-name="P718" text:outline-level="3"/>
      <text:h text:style-name="P788" text:outline-level="3"><text:bookmark-start text:name="__RefHeading__16360_1255925395"/>Object::delegate?<text:span text:style-name="T5">　</text:span><text:bookmark-end text:name="__RefHeading__16360_1255925395"/></text:h>
      <text:p text:style-name="P123"/>
      <table:table table:name="Table53" table:style-name="Table53">
        <table:table-column table:style-name="Table53.A"/>
        <table:table-column table:style-name="Table53.B"/>
        <table:table-row table:style-name="TableLine2363693434896">
          <table:table-cell office:value-type="string">
            <text:p text:style-name="P492">説明</text:p>
          </table:table-cell>
          <table:table-cell office:value-type="string">
            <text:p text:style-name="P317"/>
            <text:p text:style-name="P317">オブジェクトの親クラスのリストを返します。</text:p>
          </table:table-cell>
        </table:table-row>
        <table:table-row table:style-name="TableLine2363693426736">
          <table:table-cell office:value-type="string">
            <text:p text:style-name="P492">書式</text:p>
          </table:table-cell>
          <table:table-cell office:value-type="string">
            <text:p text:style-name="P317"/>
            <text:p text:style-name="P317">Object delegate?</text:p>
          </table:table-cell>
        </table:table-row>
        <table:table-row table:style-name="TableLine2363693434080">
          <table:table-cell office:value-type="string">
            <text:p text:style-name="P492">詳細</text:p>
          </table:table-cell>
          <table:table-cell office:value-type="string">
            <text:p text:style-name="P317"/>
            <text:p text:style-name="P317">Objectの親クラスをリストで返します。</text:p>
          </table:table-cell>
        </table:table-row>
        <table:table-row table:style-name="TableLine2363693435984">
          <table:table-cell office:value-type="string">
            <text:p text:style-name="P492">戻り値</text:p>
          </table:table-cell>
          <table:table-cell office:value-type="string">
            <text:p text:style-name="P317"/>
            <text:p text:style-name="P317">クラスのリストが返ります。</text:p>
          </table:table-cell>
        </table:table-row>
        <table:table-row table:style-name="TableLine2363693429456">
          <table:table-cell office:value-type="string">
            <text:p text:style-name="P492">例外</text:p>
          </table:table-cell>
          <table:table-cell office:value-type="string">
            <text:p text:style-name="P317"/>
            <text:p text:style-name="P317">ErrSyntax: 書式に誤りがあります。</text:p>
          </table:table-cell>
        </table:table-row>
        <table:table-row table:style-name="TableLine2363693437344">
          <table:table-cell office:value-type="string">
            <text:p text:style-name="P492">使用例</text:p>
          </table:table-cell>
          <table:table-cell office:value-type="string">
            <text:p text:style-name="P317"/>
            <text:p text:style-name="P317"/>
          </table:table-cell>
        </table:table-row>
      </table:table>
      <text:h text:style-name="P780" text:outline-level="3"/>
      <text:h text:style-name="P788" text:outline-level="3"><text:bookmark-start text:name="__RefHeading__14706_1559979953"/>Object::get / Object::var?<text:span text:style-name="T5">　</text:span><text:bookmark-end text:name="__RefHeading__14706_1559979953"/></text:h>
      <text:p text:style-name="P28"/>
      <table:table table:name="表157" table:style-name="表157">
        <table:table-column table:style-name="表157.A"/>
        <table:table-column table:style-name="表157.B"/>
        <table:table-row table:style-name="TableLine2363693434352">
          <table:table-cell office:value-type="string">
            <text:p text:style-name="P428">説明</text:p>
          </table:table-cell>
          <table:table-cell office:value-type="string">
            <text:p text:style-name="P233"/>
            <text:p text:style-name="P233">オブジェクトのインスタンス変数およびメソッドを返します。</text:p>
          </table:table-cell>
        </table:table-row>
        <table:table-row table:style-name="TableLine2363693435168">
          <table:table-cell office:value-type="string">
            <text:p text:style-name="P428">書式</text:p>
          </table:table-cell>
          <table:table-cell office:value-type="string">
            <text:p text:style-name="P233"/>
            <text:p text:style-name="P233">Object get <text:span text:style-name="T53">var</text:span></text:p>
            <text:p text:style-name="P233"><text:span text:style-name="T99">Object var? </text:span><text:span text:style-name="T53">var</text:span></text:p>
            <text:p text:style-name="P403">※var? は get のシノニムです。</text:p>
          </table:table-cell>
        </table:table-row>
        <table:table-row table:style-name="TableLine2363693441696">
          <table:table-cell office:value-type="string">
            <text:p text:style-name="P428">詳細</text:p>
          </table:table-cell>
          <table:table-cell office:value-type="string">
            <text:p text:style-name="P233"/>
            <text:p text:style-name="P233">Objectに設定されたインスタンス変数名<text:span text:style-name="T53">var</text:span>の値（インスタンス変数およびメソッド）を返します。</text:p>
          </table:table-cell>
        </table:table-row>
        <table:table-row table:style-name="TableLine2363693431632">
          <table:table-cell office:value-type="string">
            <text:p text:style-name="P428">戻り値</text:p>
          </table:table-cell>
          <table:table-cell office:value-type="string">
            <text:p text:style-name="P233"/>
            <text:p text:style-name="P233"><text:span text:style-name="T98">var</text:span>に設定された値が返ります。<text:span text:style-name="T53">var</text:span>がObjectのスロットに存在しない場合は例外が返ります。</text:p>
          </table:table-cell>
        </table:table-row>
        <table:table-row table:style-name="TableLine2363693424832">
          <table:table-cell office:value-type="string">
            <text:p text:style-name="P428">例外</text:p>
          </table:table-cell>
          <table:table-cell office:value-type="string">
            <text:p text:style-name="P233"/>
            <text:p text:style-name="P233">ErrSyntax: 書式に誤りがあります。</text:p>
            <text:p text:style-name="P663">ErrNoSuchVariable: <text:span text:style-name="T53">var</text:span>が存在しません。</text:p>
          </table:table-cell>
        </table:table-row>
        <table:table-row table:style-name="TableLine2363693435712">
          <table:table-cell office:value-type="string">
            <text:p text:style-name="P428">使用例</text:p>
          </table:table-cell>
          <table:table-cell office:value-type="string">
            <text:p text:style-name="P233"/>
            <text:p text:style-name="P233"/>
          </table:table-cell>
        </table:table-row>
      </table:table>
      <text:h text:style-name="P694" text:outline-level="3"/>
      <text:h text:style-name="P793" text:outline-level="3"><text:bookmark-start text:name="__RefHeading___Toc27930_2297371016"/>Object::<text:span text:style-name="T147">hash</text:span><text:span text:style-name="T5">　</text:span><text:bookmark-end text:name="__RefHeading___Toc27930_2297371016"/></text:h>
      <text:p text:style-name="P143"/>
      <table:table table:name="表223" table:style-name="表223">
        <table:table-column table:style-name="表223.A"/>
        <table:table-column table:style-name="表223.B"/>
        <table:table-row table:style-name="TableLine2363693430000">
          <table:table-cell office:value-type="string">
            <text:p text:style-name="P511">説明</text:p>
          </table:table-cell>
          <table:table-cell office:value-type="string">
            <text:p text:style-name="P347"/>
            <text:p text:style-name="P347">オブジェクトのハッシュ値を返します。</text:p>
          </table:table-cell>
        </table:table-row>
        <table:table-row table:style-name="TableLine2363693425376">
          <table:table-cell office:value-type="string">
            <text:p text:style-name="P511">書式</text:p>
          </table:table-cell>
          <table:table-cell office:value-type="string">
            <text:p text:style-name="P347"/>
            <text:p text:style-name="P347">Object<text:span text:style-name="T99"> hash</text:span></text:p>
          </table:table-cell>
        </table:table-row>
        <table:table-row table:style-name="TableLine2363693436528">
          <table:table-cell office:value-type="string">
            <text:p text:style-name="P511">詳細</text:p>
          </table:table-cell>
          <table:table-cell office:value-type="string">
            <text:p text:style-name="P347"/>
            <text:p text:style-name="P347">Objectハッシュ値を返します。ハッシュ値は 先頭が # ではじまり、以降16桁の16進数で構成されたシンボル値です。全てのオブジェクトのハッシュ値が必ずしもユニークとは限りません。</text:p>
          </table:table-cell>
        </table:table-row>
        <table:table-row table:style-name="TableLine2363693435440">
          <table:table-cell office:value-type="string">
            <text:p text:style-name="P511">戻り値</text:p>
          </table:table-cell>
          <table:table-cell office:value-type="string">
            <text:p text:style-name="P347"/>
            <text:p text:style-name="P347">オブジェクトを表すハッシュ値が返ります。</text:p>
          </table:table-cell>
        </table:table-row>
        <table:table-row table:style-name="TableLine2363693425648">
          <table:table-cell office:value-type="string">
            <text:p text:style-name="P511">例外</text:p>
          </table:table-cell>
          <table:table-cell office:value-type="string">
            <text:p text:style-name="P347"/>
            <text:p text:style-name="P347">ErrSyntax: 書式に誤りがあります。</text:p>
          </table:table-cell>
        </table:table-row>
        <table:table-row table:style-name="TableLine2363693430544">
          <table:table-cell office:value-type="string">
            <text:p text:style-name="P511">使用例</text:p>
          </table:table-cell>
          <table:table-cell office:value-type="string">
            <text:p text:style-name="P347"/>
            <text:p text:style-name="P347"/>
          </table:table-cell>
        </table:table-row>
      </table:table>
      <text:h text:style-name="P719" text:outline-level="3"/>
      <text:h text:style-name="P793" text:outline-level="3"><text:bookmark-start text:name="__RefHeading___Toc25116_2612789494"/>Object::literal<text:span text:style-name="T5">　</text:span><text:bookmark-end text:name="__RefHeading___Toc25116_2612789494"/></text:h>
      <text:p text:style-name="P105"/>
      <table:table table:name="表233" table:style-name="表233">
        <table:table-column table:style-name="表233.A"/>
        <table:table-column table:style-name="表233.B"/>
        <table:table-row table:style-name="TableLine2363693430816">
          <table:table-cell office:value-type="string">
            <text:p text:style-name="P478">説明</text:p>
          </table:table-cell>
          <table:table-cell office:value-type="string">
            <text:p text:style-name="P300"/>
            <text:p text:style-name="P300">リテラル表現を文字列で返します。</text:p>
          </table:table-cell>
        </table:table-row>
        <table:table-row table:style-name="TableLine2363693432176">
          <table:table-cell office:value-type="string">
            <text:p text:style-name="P478">書式</text:p>
          </table:table-cell>
          <table:table-cell office:value-type="string">
            <text:p text:style-name="P300"/>
            <text:p text:style-name="P300">Object<text:span text:style-name="T99"> </text:span><text:span text:style-name="T113">literal</text:span></text:p>
          </table:table-cell>
        </table:table-row>
        <table:table-row table:style-name="TableLine2363693432448">
          <table:table-cell office:value-type="string">
            <text:p text:style-name="P478">詳細</text:p>
          </table:table-cell>
          <table:table-cell office:value-type="string">
            <text:p text:style-name="P300"/>
            <text:p text:style-name="P300">Objectのリテラル表現を、ソースコード中のリテラル表記形式の文字列で返します。</text:p>
          </table:table-cell>
        </table:table-row>
        <table:table-row table:style-name="TableLine2363693427280">
          <table:table-cell office:value-type="string">
            <text:p text:style-name="P478">戻り値</text:p>
          </table:table-cell>
          <table:table-cell office:value-type="string">
            <text:p text:style-name="P300"/>
            <text:p text:style-name="P300">オブジェクトのリテラル表記文字列が返ります。</text:p>
          </table:table-cell>
        </table:table-row>
        <table:table-row table:style-name="TableLine2363693437616">
          <table:table-cell office:value-type="string">
            <text:p text:style-name="P478">例外</text:p>
          </table:table-cell>
          <table:table-cell office:value-type="string">
            <text:p text:style-name="P300"/>
            <text:p text:style-name="P418">ErrSyntax: 書式に誤りがあります。</text:p>
          </table:table-cell>
        </table:table-row>
        <table:table-row table:style-name="TableLine2363693429184">
          <table:table-cell office:value-type="string">
            <text:p text:style-name="P478">使用例</text:p>
          </table:table-cell>
          <table:table-cell office:value-type="string">
            <text:p text:style-name="P300"/>
            <text:p text:style-name="P300"/>
          </table:table-cell>
        </table:table-row>
      </table:table>
      <text:h text:style-name="P715" text:outline-level="3"/>
      <text:h text:style-name="P788" text:outline-level="3"><text:bookmark-start text:name="__RefHeading__14708_1559979953"/>Object::method<text:span text:style-name="T5">　</text:span><text:bookmark-end text:name="__RefHeading__14708_1559979953"/></text:h>
      <text:p text:style-name="P28"/>
      <table:table table:name="表158" table:style-name="表158">
        <table:table-column table:style-name="表158.A"/>
        <table:table-column table:style-name="表158.B"/>
        <table:table-row table:style-name="TableLine2363693425920">
          <table:table-cell office:value-type="string">
            <text:p text:style-name="P428">説明</text:p>
          </table:table-cell>
          <table:table-cell office:value-type="string">
            <text:p text:style-name="P233"/>
            <text:p text:style-name="P233">クラスまたはオブジェクトにメソッドを定義します。</text:p>
          </table:table-cell>
        </table:table-row>
        <table:table-row table:style-name="TableLine2363693433264">
          <table:table-cell office:value-type="string">
            <text:p text:style-name="P428">書式</text:p>
          </table:table-cell>
          <table:table-cell office:value-type="string">
            <text:p text:style-name="P233"/>
            <text:p text:style-name="P233">Object method <text:span text:style-name="T53">name</text:span> ( <text:span text:style-name="T53">argspec</text:span> ) { <text:span text:style-name="T53">body</text:span> }</text:p>
            <text:p text:style-name="P321"><text:tab/><text:span text:style-name="T53">argspec</text:span> : [ <text:span text:style-name="T53">posargs</text:span> ... ] [ <text:span text:style-name="T53">keyword</text:span><text:span text:style-name="T99">: </text:span><text:span text:style-name="T53">keyargs </text:span>... ] </text:p>
            <text:p text:style-name="P321"><text:tab/><text:tab/>[ args: <text:span text:style-name="T53">restarg</text:span> ] <text:s/><text:span text:style-name="T202">| <text:s/>*</text:span></text:p>
            <text:p text:style-name="P233"><text:tab/><text:span text:style-name="T53">posargs</text:span> : <text:span text:style-name="T53">symbol</text:span> | &amp;<text:span text:style-name="T53">symbol</text:span></text:p>
            <text:p text:style-name="P233"><text:tab/><text:span text:style-name="T53">keyargs</text:span> : <text:span text:style-name="T53">symbol</text:span> | &amp;<text:span text:style-name="T53">symbol</text:span></text:p>
            <text:p text:style-name="P233"><text:span text:style-name="T53"><text:tab/>restarg </text:span><text:span text:style-name="T99">:</text:span><text:span text:style-name="T53"> symbol</text:span></text:p>
          </table:table-cell>
        </table:table-row>
        <table:table-row table:style-name="TableLine2363693426192">
          <table:table-cell office:value-type="string">
            <text:p text:style-name="P428">詳細</text:p>
          </table:table-cell>
          <table:table-cell office:value-type="string">
            <text:p text:style-name="P233"/>
            <text:p text:style-name="P233">クラスまたはオブジェクトにメソッド<text:span text:style-name="T53">name</text:span>を定義します。詳細は、コマンドリファレンスのdefunを参照願います。</text:p>
          </table:table-cell>
        </table:table-row>
        <table:table-row table:style-name="TableLine2363693433536">
          <table:table-cell office:value-type="string">
            <text:p text:style-name="P428">戻り値</text:p>
          </table:table-cell>
          <table:table-cell office:value-type="string">
            <text:p text:style-name="P233"/>
            <text:p text:style-name="P233">定義された関数を返します。</text:p>
          </table:table-cell>
        </table:table-row>
        <table:table-row table:style-name="TableLine2363693438432">
          <table:table-cell office:value-type="string">
            <text:p text:style-name="P428">例外</text:p>
          </table:table-cell>
          <table:table-cell office:value-type="string">
            <text:p text:style-name="P233"/>
            <text:p text:style-name="P403">ErrSyntax: 書式に誤りがあります。</text:p>
          </table:table-cell>
        </table:table-row>
        <table:table-row table:style-name="TableLine2363693428368">
          <table:table-cell office:value-type="string">
            <text:p text:style-name="P428">使用例</text:p>
          </table:table-cell>
          <table:table-cell office:value-type="string">
            <text:p text:style-name="P233"/>
            <text:p text:style-name="P233"/>
          </table:table-cell>
        </table:table-row>
      </table:table>
      <text:h text:style-name="P694" text:outline-level="3"/>
      <text:h text:style-name="P788" text:outline-level="3"><text:bookmark-start text:name="__RefHeading___Toc25118_2612789494"/>Object::method?<text:span text:style-name="T5">　</text:span><text:bookmark-end text:name="__RefHeading___Toc25118_2612789494"/></text:h>
      <text:p text:style-name="P105"/>
      <table:table table:name="表159" table:style-name="表159">
        <table:table-column table:style-name="表159.A"/>
        <table:table-column table:style-name="表159.B"/>
        <table:table-row table:style-name="TableLine2363693426464">
          <table:table-cell office:value-type="string">
            <text:p text:style-name="P478">説明</text:p>
          </table:table-cell>
          <table:table-cell office:value-type="string">
            <text:p text:style-name="P300"/>
            <text:p text:style-name="P300">オブジェクトに適用可能なメソッドがあるかを調べます。</text:p>
          </table:table-cell>
        </table:table-row>
        <table:table-row table:style-name="TableLine2363693440608">
          <table:table-cell office:value-type="string">
            <text:p text:style-name="P478">書式</text:p>
          </table:table-cell>
          <table:table-cell office:value-type="string">
            <text:p text:style-name="P300"/>
            <text:p text:style-name="P300">Object method? <text:span text:style-name="T53">var</text:span></text:p>
          </table:table-cell>
        </table:table-row>
        <table:table-row table:style-name="TableLine2363693427008">
          <table:table-cell office:value-type="string">
            <text:p text:style-name="P478">詳細</text:p>
          </table:table-cell>
          <table:table-cell office:value-type="string">
            <text:p text:style-name="P300"/>
            <text:p text:style-name="P300">Objectに対して<text:span text:style-name="T53">var</text:span>がメソッドとして適用可能かを調べます。メソッドを調べるためのアルゴリズムは、オブジェクトに対してメソッドを呼び出す際に使用するものと同じものが使われています。</text:p>
          </table:table-cell>
        </table:table-row>
        <table:table-row table:style-name="TableLine2363693427552">
          <table:table-cell office:value-type="string">
            <text:p text:style-name="P478">戻り値</text:p>
          </table:table-cell>
          <table:table-cell office:value-type="string">
            <text:p text:style-name="P300"/>
            <text:p text:style-name="P300">適用可能なメソッドが存在する場合は関数を返します。存在しない場合はnilを返します。</text:p>
          </table:table-cell>
        </table:table-row>
        <table:table-row table:style-name="TableLine2363693446320">
          <table:table-cell office:value-type="string">
            <text:p text:style-name="P478">例外</text:p>
          </table:table-cell>
          <table:table-cell office:value-type="string">
            <text:p text:style-name="P300"/>
            <text:p text:style-name="P418">ErrSyntax: 書式に誤りがあります。</text:p>
          </table:table-cell>
        </table:table-row>
        <table:table-row table:style-name="TableLine2363693445232">
          <table:table-cell office:value-type="string">
            <text:p text:style-name="P478">使用例</text:p>
          </table:table-cell>
          <table:table-cell office:value-type="string">
            <text:p text:style-name="P300"/>
            <text:p text:style-name="P300"/>
          </table:table-cell>
        </table:table-row>
      </table:table>
      <text:h text:style-name="P773" text:outline-level="3"/>
      <text:h text:style-name="P788" text:outline-level="3"><text:bookmark-start text:name="__RefHeading__14712_1559979953"/>Object::set!<text:span text:style-name="T5">　</text:span><text:bookmark-end text:name="__RefHeading__14712_1559979953"/></text:h>
      <text:p text:style-name="P28"/>
      <table:table table:name="表160" table:style-name="表160">
        <table:table-column table:style-name="表160.A"/>
        <table:table-column table:style-name="表160.B"/>
        <table:table-row table:style-name="TableLine2363693439520">
          <table:table-cell office:value-type="string">
            <text:p text:style-name="P428">説明</text:p>
          </table:table-cell>
          <table:table-cell office:value-type="string">
            <text:p text:style-name="P233"/>
            <text:p text:style-name="P233">インスタンス変数に値を設定します。</text:p>
          </table:table-cell>
        </table:table-row>
        <table:table-row table:style-name="TableLine2363693447680">
          <table:table-cell office:value-type="string">
            <text:p text:style-name="P428">書式</text:p>
          </table:table-cell>
          <table:table-cell office:value-type="string">
            <text:p text:style-name="P233"/>
            <text:p text:style-name="P233">Object set! <text:span text:style-name="T53">var</text:span> <text:span text:style-name="T53">val</text:span> </text:p>
          </table:table-cell>
        </table:table-row>
        <table:table-row table:style-name="TableLine2363693456928">
          <table:table-cell office:value-type="string">
            <text:p text:style-name="P428">詳細</text:p>
          </table:table-cell>
          <table:table-cell office:value-type="string">
            <text:p text:style-name="P233"/>
            <text:p text:style-name="P233">オブジェクトのインスタンス変数<text:span text:style-name="T53">var</text:span>に対して値<text:span text:style-name="T53">val</text:span>を設定します。</text:p>
          </table:table-cell>
        </table:table-row>
        <table:table-row table:style-name="TableLine2363693448768">
          <table:table-cell office:value-type="string">
            <text:p text:style-name="P428">戻り値</text:p>
          </table:table-cell>
          <table:table-cell office:value-type="string">
            <text:p text:style-name="P233"/>
            <text:p text:style-name="P233"><text:span text:style-name="T53">val</text:span>を返します。</text:p>
          </table:table-cell>
        </table:table-row>
        <table:table-row table:style-name="TableLine2363693453120">
          <table:table-cell office:value-type="string">
            <text:p text:style-name="P428">例外</text:p>
          </table:table-cell>
          <table:table-cell office:value-type="string">
            <text:p text:style-name="P233"/>
            <text:p text:style-name="P403">ErrSyntax: 書式に誤りがあります。</text:p>
          </table:table-cell>
        </table:table-row>
        <table:table-row table:style-name="TableLine2363693451760">
          <table:table-cell office:value-type="string">
            <text:p text:style-name="P428">使用例</text:p>
          </table:table-cell>
          <table:table-cell office:value-type="string">
            <text:p text:style-name="P233"/>
            <text:p text:style-name="P233"/>
          </table:table-cell>
        </table:table-row>
      </table:table>
      <text:h text:style-name="P694" text:outline-level="3"/>
      <text:h text:style-name="P788" text:outline-level="3"><text:bookmark-start text:name="__RefHeading__14714_1559979953"/>Object::string<text:span text:style-name="T5">　</text:span><text:bookmark-end text:name="__RefHeading__14714_1559979953"/></text:h>
      <text:p text:style-name="P28"/>
      <table:table table:name="表161" table:style-name="表161">
        <table:table-column table:style-name="表161.A"/>
        <table:table-column table:style-name="表161.B"/>
        <table:table-row table:style-name="TableLine2363693449856">
          <table:table-cell office:value-type="string">
            <text:p text:style-name="P428">説明</text:p>
          </table:table-cell>
          <table:table-cell office:value-type="string">
            <text:p text:style-name="P233"/>
            <text:p text:style-name="P233">オブジェクトの文字列表現を返します。</text:p>
          </table:table-cell>
        </table:table-row>
        <table:table-row table:style-name="TableLine2363693458832">
          <table:table-cell office:value-type="string">
            <text:p text:style-name="P428">書式</text:p>
          </table:table-cell>
          <table:table-cell office:value-type="string">
            <text:p text:style-name="P233"/>
            <text:p text:style-name="P233">Object string</text:p>
          </table:table-cell>
        </table:table-row>
        <table:table-row table:style-name="TableLine2363693451216">
          <table:table-cell office:value-type="string">
            <text:p text:style-name="P428">詳細</text:p>
          </table:table-cell>
          <table:table-cell office:value-type="string">
            <text:p text:style-name="P233"/>
            <text:p text:style-name="P233">オブジェクトの文字列表現を返します。オブジェクトおよびクラスにstringメソッドが定義されている場合、そのメソッドが返す値がそのオブジェクトの文字列表現となります。もし、オブジェクトおよびクラスにstringメソッドが定義されていない場合は、Object::stringにより既定の文字列表現が返ります。</text:p>
          </table:table-cell>
        </table:table-row>
        <table:table-row table:style-name="TableLine2363693459376">
          <table:table-cell office:value-type="string">
            <text:p text:style-name="P428">戻り値</text:p>
          </table:table-cell>
          <table:table-cell office:value-type="string">
            <text:p text:style-name="P233"/>
            <text:p text:style-name="P233">オブジェクトを表す文字列が返ります。</text:p>
          </table:table-cell>
        </table:table-row>
        <table:table-row table:style-name="TableLine2363693445776">
          <table:table-cell office:value-type="string">
            <text:p text:style-name="P428">例外</text:p>
          </table:table-cell>
          <table:table-cell office:value-type="string">
            <text:p text:style-name="P233"/>
            <text:p text:style-name="P403">ErrSyntax: 書式に誤りがあります。</text:p>
          </table:table-cell>
        </table:table-row>
        <table:table-row table:style-name="TableLine2363693449312">
          <table:table-cell office:value-type="string">
            <text:p text:style-name="P428">使用例</text:p>
          </table:table-cell>
          <table:table-cell office:value-type="string">
            <text:p text:style-name="P233"/>
            <text:p text:style-name="P233"/>
          </table:table-cell>
        </table:table-row>
      </table:table>
      <text:h text:style-name="P694" text:outline-level="3"/>
      <text:h text:style-name="P788" text:outline-level="3"><text:bookmark-start text:name="__RefHeading__14716_1559979953"/>Object::type?<text:span text:style-name="T5">　</text:span><text:bookmark-end text:name="__RefHeading__14716_1559979953"/></text:h>
      <text:p text:style-name="P28"/>
      <table:table table:name="表162" table:style-name="表162">
        <table:table-column table:style-name="表162.A"/>
        <table:table-column table:style-name="表162.B"/>
        <table:table-row table:style-name="TableLine2363693442512">
          <table:table-cell office:value-type="string">
            <text:p text:style-name="P428">説明</text:p>
          </table:table-cell>
          <table:table-cell office:value-type="string">
            <text:p text:style-name="P233"/>
            <text:p text:style-name="P233">オブジェクトのタイプを返します。</text:p>
          </table:table-cell>
        </table:table-row>
        <table:table-row table:style-name="TableLine2363693442784">
          <table:table-cell office:value-type="string">
            <text:p text:style-name="P428">書式</text:p>
          </table:table-cell>
          <table:table-cell office:value-type="string">
            <text:p text:style-name="P233"/>
            <text:p text:style-name="P233">Object type?</text:p>
          </table:table-cell>
        </table:table-row>
        <table:table-row table:style-name="TableLine2363693444688">
          <table:table-cell office:value-type="string">
            <text:p text:style-name="P428">詳細</text:p>
          </table:table-cell>
          <table:table-cell office:value-type="string">
            <text:p text:style-name="Table_20_Contents"/>
            <text:p text:style-name="Table_20_Contents">オブジェクトのタイプを返します。以下のシンボル型の値が返ります。</text:p>
            <text:list xml:id="list252352812" text:style-name="L8">
              <text:list-item>
                <text:p text:style-name="P824">整数: INTEGER</text:p>
              </text:list-item>
              <text:list-item>
                <text:p text:style-name="P824">実数: REAL</text:p>
              </text:list-item>
              <text:list-item>
                <text:p text:style-name="P824">文字列: STRING</text:p>
              </text:list-item>
              <text:list-item>
                <text:p text:style-name="P824">正規表現: RQUOTE</text:p>
              </text:list-item>
              <text:list-item>
                <text:p text:style-name="P824">リスト: LIST</text:p>
              </text:list-item>
              <text:list-item>
                <text:p text:style-name="P824">ブロック: CLOSURE</text:p>
              </text:list-item>
              <text:list-item>
                <text:p text:style-name="P824">オブジェクト: OBJECT</text:p>
              </text:list-item>
              <text:list-item>
                <text:p text:style-name="P824">辞書: DICT</text:p>
              </text:list-item>
              <text:list-item>
                <text:p text:style-name="P824">配列: VECTOR</text:p>
              </text:list-item>
              <text:list-item>
                <text:p text:style-name="P824">コルーチン: COROUTINE</text:p>
              </text:list-item>
              <text:list-item>
                <text:p text:style-name="P824">バルク: BULK</text:p>
              </text:list-item>
            </text:list>
          </table:table-cell>
        </table:table-row>
        <table:table-row table:style-name="TableLine2363693452848">
          <table:table-cell office:value-type="string">
            <text:p text:style-name="P428">戻り値</text:p>
          </table:table-cell>
          <table:table-cell office:value-type="string">
            <text:p text:style-name="P233"/>
            <text:p text:style-name="P233">シンボル値によるデータ型名が返ります。</text:p>
          </table:table-cell>
        </table:table-row>
        <table:table-row table:style-name="TableLine2363693452032">
          <table:table-cell office:value-type="string">
            <text:p text:style-name="P428">例外</text:p>
          </table:table-cell>
          <table:table-cell office:value-type="string">
            <text:p text:style-name="P233"/>
            <text:p text:style-name="P403">ErrSyntax: 書式に誤りがあります。</text:p>
          </table:table-cell>
        </table:table-row>
        <table:table-row table:style-name="TableLine2363693457472">
          <table:table-cell office:value-type="string">
            <text:p text:style-name="P428">使用例</text:p>
          </table:table-cell>
          <table:table-cell office:value-type="string">
            <text:p text:style-name="P233"/>
            <text:p text:style-name="P233"/>
          </table:table-cell>
        </table:table-row>
      </table:table>
      <text:h text:style-name="P694" text:outline-level="3"/>
      <text:h text:style-name="P788" text:outline-level="3"><text:bookmark-start text:name="__RefHeading__14718_1559979953"/>Object::vars<text:span text:style-name="T5">　</text:span><text:bookmark-end text:name="__RefHeading__14718_1559979953"/></text:h>
      <text:p text:style-name="P28"/>
      <table:table table:name="表164" table:style-name="表164">
        <table:table-column table:style-name="表164.A"/>
        <table:table-column table:style-name="表164.B"/>
        <table:table-row table:style-name="TableLine2363693444416">
          <table:table-cell office:value-type="string">
            <text:p text:style-name="P428">説明</text:p>
          </table:table-cell>
          <table:table-cell office:value-type="string">
            <text:p text:style-name="P233"/>
            <text:p text:style-name="P233">オブジェクトのインスタンス変数一覧を返します。</text:p>
          </table:table-cell>
        </table:table-row>
        <table:table-row table:style-name="TableLine2363693449584">
          <table:table-cell office:value-type="string">
            <text:p text:style-name="P428">書式</text:p>
          </table:table-cell>
          <table:table-cell office:value-type="string">
            <text:p text:style-name="P233"/>
            <text:p text:style-name="P233">Object vars</text:p>
          </table:table-cell>
        </table:table-row>
        <table:table-row table:style-name="TableLine2363693443328">
          <table:table-cell office:value-type="string">
            <text:p text:style-name="P428">詳細</text:p>
          </table:table-cell>
          <table:table-cell office:value-type="string">
            <text:p text:style-name="P233"/>
            <text:p text:style-name="P233">オブジェクトが持つインスタンス変数のシンボル名をリストで返します。</text:p>
          </table:table-cell>
        </table:table-row>
        <table:table-row table:style-name="TableLine2363693457200">
          <table:table-cell office:value-type="string">
            <text:p text:style-name="P428">戻り値</text:p>
          </table:table-cell>
          <table:table-cell office:value-type="string">
            <text:p text:style-name="P233"/>
            <text:p text:style-name="P233">オブジェクトのインスタンス変数の一覧がリストで返ります。</text:p>
          </table:table-cell>
        </table:table-row>
        <table:table-row table:style-name="TableLine2363693454208">
          <table:table-cell office:value-type="string">
            <text:p text:style-name="P428">例外</text:p>
          </table:table-cell>
          <table:table-cell office:value-type="string">
            <text:p text:style-name="P233"/>
            <text:p text:style-name="P403">ErrSyntax: 書式に誤りがあります。</text:p>
          </table:table-cell>
        </table:table-row>
        <table:table-row table:style-name="TableLine2363693457744">
          <table:table-cell office:value-type="string">
            <text:p text:style-name="P428">使用例</text:p>
          </table:table-cell>
          <table:table-cell office:value-type="string">
            <text:p text:style-name="P233"/>
            <text:p text:style-name="P233"/>
          </table:table-cell>
        </table:table-row>
      </table:table>
      <text:h text:style-name="P694" text:outline-level="3"/>
      <text:h text:style-name="P788" text:outline-level="3"><text:bookmark-start text:name="__RefHeading___Toc21604_780634474"/>Real　<text:bookmark-end text:name="__RefHeading___Toc21604_780634474"/></text:h>
      <text:p text:style-name="P110"/>
      <text:p text:style-name="P175">　Realクラスは、実数データ型のWrapperクラスです。実数リテラルに対してメソッドを指定することにより呼びだします。</text:p>
      <text:h text:style-name="P710" text:outline-level="3"/>
      <text:h text:style-name="P788" text:outline-level="3"><text:bookmark-start text:name="__RefHeading__14720_1559979953"/>Real::!=<text:span text:style-name="T5">　</text:span><text:bookmark-end text:name="__RefHeading__14720_1559979953"/></text:h>
      <text:h text:style-name="Heading_20_3" text:outline-level="3"><text:bookmark-start text:name="__RefHeading__14722_1559979953"/>Real::&lt;　<text:bookmark-end text:name="__RefHeading__14722_1559979953"/></text:h>
      <text:h text:style-name="Heading_20_3" text:outline-level="3"><text:bookmark-start text:name="__RefHeading__14724_1559979953"/>Real::&lt;=　<text:bookmark-end text:name="__RefHeading__14724_1559979953"/></text:h>
      <text:h text:style-name="Heading_20_3" text:outline-level="3"><text:bookmark-start text:name="__RefHeading__14726_1559979953"/>Real::=　<text:bookmark-end text:name="__RefHeading__14726_1559979953"/></text:h>
      <text:h text:style-name="Heading_20_3" text:outline-level="3"><text:bookmark-start text:name="__RefHeading__14728_1559979953"/>Real::&gt;　<text:bookmark-end text:name="__RefHeading__14728_1559979953"/></text:h>
      <text:h text:style-name="Heading_20_3" text:outline-level="3"><text:bookmark-start text:name="__RefHeading__14730_1559979953"/>Real::&gt;=　<text:bookmark-end text:name="__RefHeading__14730_1559979953"/></text:h>
      <text:p text:style-name="P28"/>
      <table:table table:name="表165" table:style-name="表165">
        <table:table-column table:style-name="表165.A"/>
        <table:table-column table:style-name="表165.B"/>
        <table:table-row table:style-name="TableLine2363693446592">
          <table:table-cell office:value-type="string">
            <text:p text:style-name="P428">説明</text:p>
          </table:table-cell>
          <table:table-cell office:value-type="string">
            <text:p text:style-name="P233"/>
            <text:p text:style-name="P233">実数の比較を行います。</text:p>
          </table:table-cell>
        </table:table-row>
        <table:table-row table:style-name="TableLine2363693443600">
          <table:table-cell office:value-type="string">
            <text:p text:style-name="P428">書式</text:p>
          </table:table-cell>
          <table:table-cell office:value-type="string">
            <text:p text:style-name="P233"/>
            <text:p text:style-name="P233">Real = <text:span text:style-name="T53">val</text:span></text:p>
            <text:p text:style-name="P233">Real != <text:span text:style-name="T53">val</text:span></text:p>
            <text:p text:style-name="P233">Real &gt; <text:span text:style-name="T53">val</text:span></text:p>
            <text:p text:style-name="P233">Real &gt;= <text:span text:style-name="T53">val</text:span></text:p>
            <text:p text:style-name="P233">Real &lt; <text:span text:style-name="T53">val</text:span></text:p>
            <text:p text:style-name="P233">Real &lt;= <text:span text:style-name="T53">val</text:span></text:p>
          </table:table-cell>
        </table:table-row>
        <table:table-row table:style-name="TableLine2363693450672">
          <table:table-cell office:value-type="string">
            <text:p text:style-name="P428">詳細</text:p>
          </table:table-cell>
          <table:table-cell office:value-type="string">
            <text:p text:style-name="P233"/>
            <text:p text:style-name="P233">Realと<text:span text:style-name="T53">val</text:span>の比較を行います。</text:p>
            <text:p text:style-name="P233">= 等しい場合真</text:p>
            <text:p text:style-name="P233">!= 等しくない場合真</text:p>
            <text:p text:style-name="P233">&gt; より大きい場合真</text:p>
            <text:p text:style-name="P233">&gt;= より大きいか等しい場合真</text:p>
            <text:p text:style-name="P233">&lt; より小さい場合真</text:p>
            <text:p text:style-name="P233">&lt;= より小さいか等しい場合真</text:p>
          </table:table-cell>
        </table:table-row>
        <table:table-row table:style-name="TableLine2363693443872">
          <table:table-cell office:value-type="string">
            <text:p text:style-name="P428">戻り値</text:p>
          </table:table-cell>
          <table:table-cell office:value-type="string">
            <text:p text:style-name="P233"/>
            <text:p text:style-name="P233">比較の結果、真の場合はtを返します。偽の場合はnilを返します。</text:p>
          </table:table-cell>
        </table:table-row>
        <table:table-row table:style-name="TableLine2363693455568">
          <table:table-cell office:value-type="string">
            <text:p text:style-name="P428">例外</text:p>
          </table:table-cell>
          <table:table-cell office:value-type="string">
            <text:p text:style-name="P233"/>
            <text:p text:style-name="P233">ErrSyntax: 書式に誤りがあります。</text:p>
          </table:table-cell>
        </table:table-row>
        <table:table-row table:style-name="TableLine2363693451488">
          <table:table-cell office:value-type="string">
            <text:p text:style-name="P428">使用例</text:p>
          </table:table-cell>
          <table:table-cell office:value-type="string">
            <text:p text:style-name="P233"/>
            <text:p text:style-name="P233"/>
          </table:table-cell>
        </table:table-row>
      </table:table>
      <text:h text:style-name="P694" text:outline-level="3"/>
      <text:h text:style-name="P788" text:outline-level="3"><text:bookmark-start text:name="__RefHeading__14732_1559979953"/>Real::*<text:span text:style-name="T5">　</text:span><text:bookmark-end text:name="__RefHeading__14732_1559979953"/></text:h>
      <text:h text:style-name="Heading_20_3" text:outline-level="3"><text:bookmark-start text:name="__RefHeading__14734_1559979953"/>Real::+　<text:bookmark-end text:name="__RefHeading__14734_1559979953"/></text:h>
      <text:h text:style-name="Heading_20_3" text:outline-level="3"><text:bookmark-start text:name="__RefHeading__14736_1559979953"/>Real::-　<text:bookmark-end text:name="__RefHeading__14736_1559979953"/></text:h>
      <text:h text:style-name="Heading_20_3" text:outline-level="3"><text:bookmark-start text:name="__RefHeading__14738_1559979953"/>Real::/　<text:bookmark-end text:name="__RefHeading__14738_1559979953"/></text:h>
      <text:p text:style-name="P28"/>
      <table:table table:name="表166" table:style-name="表166">
        <table:table-column table:style-name="表166.A"/>
        <table:table-column table:style-name="表166.B"/>
        <table:table-row table:style-name="TableLine2363693444144">
          <table:table-cell office:value-type="string">
            <text:p text:style-name="P428">説明</text:p>
          </table:table-cell>
          <table:table-cell office:value-type="string">
            <text:p text:style-name="P233"/>
            <text:p text:style-name="P233">実数演算を行います。</text:p>
          </table:table-cell>
        </table:table-row>
        <table:table-row table:style-name="TableLine2363693447952">
          <table:table-cell office:value-type="string">
            <text:p text:style-name="P428">書式</text:p>
          </table:table-cell>
          <table:table-cell office:value-type="string">
            <text:p text:style-name="P233"/>
            <text:p text:style-name="P233">Real + <text:span text:style-name="T53">val</text:span></text:p>
            <text:p text:style-name="P233">Real – <text:span text:style-name="T53">val</text:span></text:p>
            <text:p text:style-name="P233">Real * <text:span text:style-name="T53">val</text:span></text:p>
            <text:p text:style-name="P233">Real / <text:span text:style-name="T53">val</text:span></text:p>
          </table:table-cell>
        </table:table-row>
        <table:table-row table:style-name="TableLine2363693458016">
          <table:table-cell office:value-type="string">
            <text:p text:style-name="P428">詳細</text:p>
          </table:table-cell>
          <table:table-cell office:value-type="string">
            <text:p text:style-name="P233"/>
            <text:p text:style-name="P233">Realと<text:span text:style-name="T53">val</text:span>の演算を行います。</text:p>
            <text:p text:style-name="P233">+ 加算</text:p>
            <text:p text:style-name="P233">- 減算</text:p>
            <text:p text:style-name="P233">* 乗算</text:p>
            <text:p text:style-name="P233">/ 除算</text:p>
          </table:table-cell>
        </table:table-row>
        <table:table-row table:style-name="TableLine2363693448224">
          <table:table-cell office:value-type="string">
            <text:p text:style-name="P428">戻り値</text:p>
          </table:table-cell>
          <table:table-cell office:value-type="string">
            <text:p text:style-name="P233"/>
            <text:p text:style-name="P233">Realと<text:span text:style-name="T53">val</text:span>の演算結果を返します。<text:span text:style-name="T53">val</text:span>は実数もしくは整数を指定可能です。</text:p>
            <text:p text:style-name="P233"><text:span text:style-name="T53">val</text:span>に整数を指定した場合も返される型は実数型となります。</text:p>
          </table:table-cell>
        </table:table-row>
        <table:table-row table:style-name="TableLine2363693454752">
          <table:table-cell office:value-type="string">
            <text:p text:style-name="P428">例外</text:p>
          </table:table-cell>
          <table:table-cell office:value-type="string">
            <text:p text:style-name="P233"/>
            <text:p text:style-name="P233">ErrSyntax: 書式に誤りがあります。</text:p>
          </table:table-cell>
        </table:table-row>
        <table:table-row table:style-name="TableLine2363693448496">
          <table:table-cell office:value-type="string">
            <text:p text:style-name="P428">使用例</text:p>
          </table:table-cell>
          <table:table-cell office:value-type="string">
            <text:p text:style-name="P233"/>
            <text:p text:style-name="P233"/>
          </table:table-cell>
        </table:table-row>
      </table:table>
      <text:h text:style-name="P788" text:outline-level="3"><text:bookmark-start text:name="__RefHeading___Toc23681_1636654246"/><text:span text:style-name="T220">Real</text:span>::<text:span text:style-name="T220">abs</text:span><text:span text:style-name="T5">　</text:span><text:bookmark-end text:name="__RefHeading___Toc23681_1636654246"/></text:h>
      <text:p text:style-name="P113"/>
      <table:table table:name="表207" table:style-name="表207">
        <table:table-column table:style-name="表207.A"/>
        <table:table-column table:style-name="表207.B"/>
        <table:table-row table:style-name="TableLine2363693456112">
          <table:table-cell office:value-type="string">
            <text:p text:style-name="P485">説明</text:p>
          </table:table-cell>
          <table:table-cell office:value-type="string">
            <text:p text:style-name="P310"/>
            <text:p text:style-name="P366">絶対値を返します。</text:p>
          </table:table-cell>
        </table:table-row>
        <table:table-row table:style-name="TableLine2363693449040">
          <table:table-cell office:value-type="string">
            <text:p text:style-name="P485">書式</text:p>
          </table:table-cell>
          <table:table-cell office:value-type="string">
            <text:p text:style-name="P310"/>
            <text:p text:style-name="P310"><text:span text:style-name="T220">Real</text:span> abs</text:p>
          </table:table-cell>
        </table:table-row>
        <table:table-row table:style-name="TableLine2363693458288">
          <table:table-cell office:value-type="string">
            <text:p text:style-name="P485">詳細</text:p>
          </table:table-cell>
          <table:table-cell office:value-type="string">
            <text:p text:style-name="P310"/>
            <text:p text:style-name="P310"><text:span text:style-name="T220">Real</text:span>の値の絶対値を返します。</text:p>
          </table:table-cell>
        </table:table-row>
        <table:table-row table:style-name="TableLine2363693458560">
          <table:table-cell office:value-type="string">
            <text:p text:style-name="P485">戻り値</text:p>
          </table:table-cell>
          <table:table-cell office:value-type="string">
            <text:p text:style-name="P310"/>
            <text:p text:style-name="P310"><text:span text:style-name="T220">Real</text:span>の値の絶対値が返ります。</text:p>
          </table:table-cell>
        </table:table-row>
        <table:table-row table:style-name="TableLine2363693450128">
          <table:table-cell office:value-type="string">
            <text:p text:style-name="P485">例外</text:p>
          </table:table-cell>
          <table:table-cell office:value-type="string">
            <text:p text:style-name="P310"/>
            <text:p text:style-name="P310">ErrSyntax: 書式に誤りがあります。</text:p>
          </table:table-cell>
        </table:table-row>
        <table:table-row table:style-name="TableLine2363693472704">
          <table:table-cell office:value-type="string">
            <text:p text:style-name="P485">使用例</text:p>
          </table:table-cell>
          <table:table-cell office:value-type="string">
            <text:p text:style-name="P310"/>
            <text:p text:style-name="P310"/>
          </table:table-cell>
        </table:table-row>
      </table:table>
      <text:h text:style-name="P720" text:outline-level="3"/>
      <text:h text:style-name="P788" text:outline-level="3"><text:bookmark-start text:name="__RefHeading__16790_505007155"/>Real::<text:span text:style-name="T175">sqrt</text:span><text:span text:style-name="T5">　</text:span><text:bookmark-end text:name="__RefHeading__16790_505007155"/></text:h>
      <text:h text:style-name="Heading_20_3" text:outline-level="3"><text:bookmark-start text:name="__RefHeading__16792_505007155"/>Real::<text:span text:style-name="T176">sin</text:span><text:span text:style-name="T5">　</text:span><text:bookmark-end text:name="__RefHeading__16792_505007155"/></text:h>
      <text:h text:style-name="Heading_20_3" text:outline-level="3"><text:bookmark-start text:name="__RefHeading__16794_505007155"/><text:span text:style-name="T5">Real::</text:span><text:span text:style-name="T6">cos</text:span><text:span text:style-name="T5">　</text:span><text:bookmark-end text:name="__RefHeading__16794_505007155"/></text:h>
      <text:h text:style-name="Heading_20_3" text:outline-level="3"><text:bookmark-start text:name="__RefHeading__16796_505007155"/><text:span text:style-name="T5">Real::</text:span><text:span text:style-name="T6">tan</text:span><text:span text:style-name="T5">　</text:span><text:bookmark-end text:name="__RefHeading__16796_505007155"/></text:h>
      <text:h text:style-name="Heading_20_3" text:outline-level="3"><text:bookmark-start text:name="__RefHeading__16798_505007155"/><text:span text:style-name="T5">Real::</text:span><text:span text:style-name="T6">asin</text:span><text:span text:style-name="T5">　</text:span><text:bookmark-end text:name="__RefHeading__16798_505007155"/></text:h>
      <text:h text:style-name="Heading_20_3" text:outline-level="3"><text:bookmark-start text:name="__RefHeading__16800_505007155"/><text:span text:style-name="T5">Real::</text:span><text:span text:style-name="T6">acos</text:span><text:span text:style-name="T5">　</text:span><text:bookmark-end text:name="__RefHeading__16800_505007155"/></text:h>
      <text:h text:style-name="Heading_20_3" text:outline-level="3"><text:bookmark-start text:name="__RefHeading__16802_505007155"/><text:span text:style-name="T5">Real::</text:span><text:span text:style-name="T6">atan</text:span><text:span text:style-name="T5">　</text:span><text:bookmark-end text:name="__RefHeading__16802_505007155"/></text:h>
      <text:h text:style-name="Heading_20_3" text:outline-level="3"><text:bookmark-start text:name="__RefHeading__16804_505007155"/><text:span text:style-name="T5">Real::</text:span><text:span text:style-name="T6">log</text:span><text:span text:style-name="T5">　</text:span><text:bookmark-end text:name="__RefHeading__16804_505007155"/></text:h>
      <text:h text:style-name="Heading_20_3" text:outline-level="3"><text:bookmark-start text:name="__RefHeading__16806_505007155"/><text:span text:style-name="T5">Real::</text:span><text:span text:style-name="T6">log10</text:span><text:span text:style-name="T5">　</text:span><text:bookmark-end text:name="__RefHeading__16806_505007155"/></text:h>
      <text:h text:style-name="Heading_20_3" text:outline-level="3"><text:bookmark-start text:name="__RefHeading__16808_505007155"/><text:span text:style-name="T5">Real::</text:span><text:span text:style-name="T6">exp</text:span><text:span text:style-name="T5">　</text:span><text:bookmark-end text:name="__RefHeading__16808_505007155"/></text:h>
      <text:h text:style-name="Heading_20_3" text:outline-level="3"><text:bookmark-start text:name="__RefHeading__16810_505007155"/><text:span text:style-name="T5">Real::</text:span><text:span text:style-name="T6">exp10</text:span><text:span text:style-name="T5">　</text:span><text:bookmark-end text:name="__RefHeading__16810_505007155"/></text:h>
      <text:h text:style-name="Heading_20_3" text:outline-level="3"><text:bookmark-start text:name="__RefHeading__16812_505007155"/><text:span text:style-name="T5">Real::</text:span><text:span text:style-name="T6">pow</text:span><text:span text:style-name="T5">　</text:span><text:bookmark-end text:name="__RefHeading__16812_505007155"/></text:h>
      <text:p text:style-name="P77"/>
      <table:table table:name="表15" table:style-name="表15">
        <table:table-column table:style-name="表15.A"/>
        <table:table-column table:style-name="表15.B"/>
        <table:table-row table:style-name="TableLine2363693450944">
          <table:table-cell office:value-type="string">
            <text:p text:style-name="P496">説明</text:p>
          </table:table-cell>
          <table:table-cell office:value-type="string">
            <text:p text:style-name="P322"/>
            <text:p text:style-name="P322">初等関数を返します。</text:p>
          </table:table-cell>
        </table:table-row>
        <table:table-row table:style-name="TableLine2363693474608">
          <table:table-cell office:value-type="string">
            <text:p text:style-name="P496">書式</text:p>
          </table:table-cell>
          <table:table-cell office:value-type="string">
            <text:p text:style-name="P322"/>
            <text:p text:style-name="P322">Real <text:span text:style-name="T99">sqrt　平方根</text:span></text:p>
            <text:p text:style-name="P272"><text:span text:style-name="T99">Real </text:span><text:span text:style-name="T100">sin　 </text:span><text:span text:style-name="T101">sin</text:span></text:p>
            <text:p text:style-name="P323"><text:span text:style-name="T99">Real </text:span><text:span text:style-name="T100">cos　 </text:span><text:span text:style-name="T101">cos</text:span></text:p>
            <text:p text:style-name="P323"><text:span text:style-name="T99">Real </text:span><text:span text:style-name="T100">tan　 </text:span><text:span text:style-name="T101">tan</text:span></text:p>
            <text:p text:style-name="P323"><text:span text:style-name="T99">Real </text:span><text:span text:style-name="T100">asin　</text:span><text:span text:style-name="T101">sin</text:span><text:span text:style-name="T177">-1</text:span></text:p>
            <text:p text:style-name="P323"><text:span text:style-name="T99">Real </text:span><text:span text:style-name="T100">acos　</text:span><text:span text:style-name="T101">cos</text:span><text:span text:style-name="T177">-1</text:span></text:p>
            <text:p text:style-name="P323"><text:span text:style-name="T99">Real </text:span><text:span text:style-name="T100">atan　</text:span><text:span text:style-name="T101">tan</text:span><text:span text:style-name="T177">-1</text:span></text:p>
            <text:p text:style-name="P323"><text:span text:style-name="T99">Real </text:span><text:span text:style-name="T100">log　 自然対数（底e）</text:span></text:p>
            <text:p text:style-name="P323"><text:span text:style-name="T99">Real </text:span><text:span text:style-name="T100">log10 <text:s text:c="2"/></text:span><text:span text:style-name="T101">常用対数</text:span><text:span text:style-name="T100">（底10）</text:span></text:p>
            <text:p text:style-name="P323"><text:span text:style-name="T99">Real </text:span><text:span text:style-name="T100">exp　 指数関数（底e）</text:span></text:p>
            <text:p text:style-name="P323"><text:span text:style-name="T99">Real </text:span><text:span text:style-name="T100">exp10 <text:s/>指数関数（底10）</text:span></text:p>
            <text:p text:style-name="P323"><text:span text:style-name="T99">Real </text:span><text:span text:style-name="T100">pow </text:span><text:span text:style-name="T54">val</text:span><text:span text:style-name="T100">　 べき乗</text:span></text:p>
          </table:table-cell>
        </table:table-row>
        <table:table-row table:style-name="TableLine2363693464544">
          <table:table-cell office:value-type="string">
            <text:p text:style-name="P496">詳細</text:p>
          </table:table-cell>
          <table:table-cell office:value-type="string">
            <text:p text:style-name="P322"/>
            <text:p text:style-name="P322">初等関数の結果を返します。</text:p>
          </table:table-cell>
        </table:table-row>
        <table:table-row table:style-name="TableLine2363693459920">
          <table:table-cell office:value-type="string">
            <text:p text:style-name="P496">戻り値</text:p>
          </table:table-cell>
          <table:table-cell office:value-type="string">
            <text:p text:style-name="P322"/>
            <text:p text:style-name="P322">関数の結果を返します。</text:p>
          </table:table-cell>
        </table:table-row>
        <table:table-row table:style-name="TableLine2363693468624">
          <table:table-cell office:value-type="string">
            <text:p text:style-name="P496">例外</text:p>
          </table:table-cell>
          <table:table-cell office:value-type="string">
            <text:p text:style-name="P322"/>
            <text:p text:style-name="P322">ErrSyntax: 書式に誤りがあります。</text:p>
          </table:table-cell>
        </table:table-row>
        <table:table-row table:style-name="TableLine2363693472432">
          <table:table-cell office:value-type="string">
            <text:p text:style-name="P496">使用例</text:p>
          </table:table-cell>
          <table:table-cell office:value-type="string">
            <text:p text:style-name="P322"/>
          </table:table-cell>
        </table:table-row>
      </table:table>
      <text:h text:style-name="P788" text:outline-level="3"><text:bookmark-start text:name="__RefHeading__17279_467714174"/>Real::<text:span text:style-name="T182">int</text:span><text:span text:style-name="T5">　</text:span><text:bookmark-end text:name="__RefHeading__17279_467714174"/></text:h>
      <text:p text:style-name="P124"/>
      <table:table table:name="表88" table:style-name="表88">
        <table:table-column table:style-name="表88.A"/>
        <table:table-column table:style-name="表88.B"/>
        <table:table-row table:style-name="TableLine2363693472160">
          <table:table-cell office:value-type="string">
            <text:p text:style-name="P497">説明</text:p>
          </table:table-cell>
          <table:table-cell office:value-type="string">
            <text:p text:style-name="P324"/>
            <text:p text:style-name="P324">整数値を返します。</text:p>
          </table:table-cell>
        </table:table-row>
        <table:table-row table:style-name="TableLine2363693466720">
          <table:table-cell office:value-type="string">
            <text:p text:style-name="P497">書式</text:p>
          </table:table-cell>
          <table:table-cell office:value-type="string">
            <text:p text:style-name="P324"/>
            <text:p text:style-name="P324">Real<text:span text:style-name="T99"> int</text:span></text:p>
          </table:table-cell>
        </table:table-row>
        <table:table-row table:style-name="TableLine2363693472976">
          <table:table-cell office:value-type="string">
            <text:p text:style-name="P497">詳細</text:p>
          </table:table-cell>
          <table:table-cell office:value-type="string">
            <text:p text:style-name="P324"/>
            <text:p text:style-name="P324">整数値を返します。小数部は切捨てとなります。</text:p>
          </table:table-cell>
        </table:table-row>
        <table:table-row table:style-name="TableLine2363693470800">
          <table:table-cell office:value-type="string">
            <text:p text:style-name="P497">戻り値</text:p>
          </table:table-cell>
          <table:table-cell office:value-type="string">
            <text:p text:style-name="P324"/>
            <text:p text:style-name="P324">整数値を返します。</text:p>
          </table:table-cell>
        </table:table-row>
        <table:table-row table:style-name="TableLine2363693469440">
          <table:table-cell office:value-type="string">
            <text:p text:style-name="P497">例外</text:p>
          </table:table-cell>
          <table:table-cell office:value-type="string">
            <text:p text:style-name="P324"/>
            <text:p text:style-name="P324">ErrSyntax: 書式に誤りがあります。</text:p>
          </table:table-cell>
        </table:table-row>
        <table:table-row table:style-name="TableLine2363693476784">
          <table:table-cell office:value-type="string">
            <text:p text:style-name="P497">使用例</text:p>
          </table:table-cell>
          <table:table-cell office:value-type="string">
            <text:p text:style-name="P324"/>
            <text:p text:style-name="P324"/>
          </table:table-cell>
        </table:table-row>
      </table:table>
      <text:h text:style-name="P788" text:outline-level="3"><text:bookmark-start text:name="__RefHeading___Toc23683_1636654246"/><text:span text:style-name="T220">Real</text:span>::<text:span text:style-name="T219">neg</text:span><text:span text:style-name="T5">　</text:span><text:bookmark-end text:name="__RefHeading___Toc23683_1636654246"/></text:h>
      <text:p text:style-name="P113"/>
      <table:table table:name="表206" table:style-name="表206">
        <table:table-column table:style-name="表206.A"/>
        <table:table-column table:style-name="表206.B"/>
        <table:table-row table:style-name="TableLine2363693469712">
          <table:table-cell office:value-type="string">
            <text:p text:style-name="P485">説明</text:p>
          </table:table-cell>
          <table:table-cell office:value-type="string">
            <text:p text:style-name="P310"/>
            <text:p text:style-name="P366">負を返します。</text:p>
          </table:table-cell>
        </table:table-row>
        <table:table-row table:style-name="TableLine2363693467808">
          <table:table-cell office:value-type="string">
            <text:p text:style-name="P485">書式</text:p>
          </table:table-cell>
          <table:table-cell office:value-type="string">
            <text:p text:style-name="P310"/>
            <text:p text:style-name="P310"><text:span text:style-name="T220">Real</text:span> neg</text:p>
          </table:table-cell>
        </table:table-row>
        <table:table-row table:style-name="TableLine2363693467536">
          <table:table-cell office:value-type="string">
            <text:p text:style-name="P485">詳細</text:p>
          </table:table-cell>
          <table:table-cell office:value-type="string">
            <text:p text:style-name="P310"/>
            <text:p text:style-name="P310"><text:span text:style-name="T220">Real</text:span>の値の負数を返します。</text:p>
          </table:table-cell>
        </table:table-row>
        <table:table-row table:style-name="TableLine2363693464816">
          <table:table-cell office:value-type="string">
            <text:p text:style-name="P485">戻り値</text:p>
          </table:table-cell>
          <table:table-cell office:value-type="string">
            <text:p text:style-name="P310"/>
            <text:p text:style-name="P310"><text:span text:style-name="T220">Real</text:span>の値の負数が返ります。</text:p>
          </table:table-cell>
        </table:table-row>
        <table:table-row table:style-name="TableLine2363693468352">
          <table:table-cell office:value-type="string">
            <text:p text:style-name="P485">例外</text:p>
          </table:table-cell>
          <table:table-cell office:value-type="string">
            <text:p text:style-name="P310"/>
            <text:p text:style-name="P310">ErrSyntax: 書式に誤りがあります。</text:p>
          </table:table-cell>
        </table:table-row>
        <table:table-row table:style-name="TableLine2363693469984">
          <table:table-cell office:value-type="string">
            <text:p text:style-name="P485">使用例</text:p>
          </table:table-cell>
          <table:table-cell office:value-type="string">
            <text:p text:style-name="P310"/>
            <text:p text:style-name="P310"/>
          </table:table-cell>
        </table:table-row>
      </table:table>
      <text:h text:style-name="P788" text:outline-level="3"><text:bookmark-start text:name="__RefHeading___Toc23697_3699990215"/><text:span text:style-name="T220">Real</text:span>::inf?<text:span text:style-name="T5">　</text:span><text:bookmark-end text:name="__RefHeading___Toc23697_3699990215"/></text:h>
      <text:p text:style-name="P125"/>
      <table:table table:name="表214" table:style-name="表214">
        <table:table-column table:style-name="表214.A"/>
        <table:table-column table:style-name="表214.B"/>
        <table:table-row table:style-name="TableLine2363693466448">
          <table:table-cell office:value-type="string">
            <text:p text:style-name="P498">説明</text:p>
          </table:table-cell>
          <table:table-cell office:value-type="string">
            <text:p text:style-name="P325"/>
            <text:p text:style-name="P367">値が無限大であるか調べます。</text:p>
          </table:table-cell>
        </table:table-row>
        <table:table-row table:style-name="TableLine2363693468896">
          <table:table-cell office:value-type="string">
            <text:p text:style-name="P498">書式</text:p>
          </table:table-cell>
          <table:table-cell office:value-type="string">
            <text:p text:style-name="P325"/>
            <text:p text:style-name="P325"><text:span text:style-name="T220">Real</text:span> inf?</text:p>
          </table:table-cell>
        </table:table-row>
        <table:table-row table:style-name="TableLine2363693469168">
          <table:table-cell office:value-type="string">
            <text:p text:style-name="P498">詳細</text:p>
          </table:table-cell>
          <table:table-cell office:value-type="string">
            <text:p text:style-name="P325"/>
            <text:p text:style-name="P325"><text:span text:style-name="T220">Real</text:span>の値が正または負の無限大かを調べます。</text:p>
          </table:table-cell>
        </table:table-row>
        <table:table-row table:style-name="表214.4">
          <table:table-cell office:value-type="string">
            <text:p text:style-name="P498">戻り値</text:p>
          </table:table-cell>
          <table:table-cell office:value-type="string">
            <text:p text:style-name="P325"/>
            <text:p text:style-name="P325"><text:span text:style-name="T220">Real</text:span>の値が正または負の無限大の場合tを返します。</text:p>
          </table:table-cell>
        </table:table-row>
        <table:table-row table:style-name="TableLine2363693465360">
          <table:table-cell office:value-type="string">
            <text:p text:style-name="P498">例外</text:p>
          </table:table-cell>
          <table:table-cell office:value-type="string">
            <text:p text:style-name="P325"/>
            <text:p text:style-name="P325">ErrSyntax: 書式に誤りがあります。</text:p>
          </table:table-cell>
        </table:table-row>
        <table:table-row table:style-name="TableLine2363693460192">
          <table:table-cell office:value-type="string">
            <text:p text:style-name="P498">使用例</text:p>
          </table:table-cell>
          <table:table-cell office:value-type="string">
            <text:p text:style-name="P554"/>
            <text:p text:style-name="P563">1.0E309 inf? # → t</text:p>
            <text:p text:style-name="P670"/>
          </table:table-cell>
        </table:table-row>
      </table:table>
      <text:h text:style-name="P788" text:outline-level="3"><text:bookmark-start text:name="__RefHeading___Toc23699_3699990215"/><text:span text:style-name="T220">Real</text:span>::nan?<text:span text:style-name="T5">　</text:span><text:bookmark-end text:name="__RefHeading___Toc23699_3699990215"/></text:h>
      <text:p text:style-name="P125"/>
      <table:table table:name="表215" table:style-name="表215">
        <table:table-column table:style-name="表215.A"/>
        <table:table-column table:style-name="表215.B"/>
        <table:table-row table:style-name="TableLine2363693471888">
          <table:table-cell office:value-type="string">
            <text:p text:style-name="P498">説明</text:p>
          </table:table-cell>
          <table:table-cell office:value-type="string">
            <text:p text:style-name="P325"/>
            <text:p text:style-name="P367">値が未定義値であるか調べます。</text:p>
          </table:table-cell>
        </table:table-row>
        <table:table-row table:style-name="TableLine2363693470528">
          <table:table-cell office:value-type="string">
            <text:p text:style-name="P498">書式</text:p>
          </table:table-cell>
          <table:table-cell office:value-type="string">
            <text:p text:style-name="P325"/>
            <text:p text:style-name="P325"><text:span text:style-name="T220">Real</text:span> nan?</text:p>
          </table:table-cell>
        </table:table-row>
        <table:table-row table:style-name="TableLine2363693471072">
          <table:table-cell office:value-type="string">
            <text:p text:style-name="P498">詳細</text:p>
          </table:table-cell>
          <table:table-cell office:value-type="string">
            <text:p text:style-name="P325"/>
            <text:p text:style-name="P325"><text:span text:style-name="T220">Real</text:span>の値が未定義値かを調べます。</text:p>
          </table:table-cell>
        </table:table-row>
        <table:table-row table:style-name="表215.4">
          <table:table-cell office:value-type="string">
            <text:p text:style-name="P498">戻り値</text:p>
          </table:table-cell>
          <table:table-cell office:value-type="string">
            <text:p text:style-name="P325"/>
            <text:p text:style-name="P325"><text:span text:style-name="T220">Real</text:span>の値が未定義値の場合tを返します。</text:p>
          </table:table-cell>
        </table:table-row>
        <table:table-row table:style-name="TableLine2363693467264">
          <table:table-cell office:value-type="string">
            <text:p text:style-name="P498">例外</text:p>
          </table:table-cell>
          <table:table-cell office:value-type="string">
            <text:p text:style-name="P325"/>
            <text:p text:style-name="P325">ErrSyntax: 書式に誤りがあります。</text:p>
          </table:table-cell>
        </table:table-row>
        <table:table-row table:style-name="TableLine2363693475152">
          <table:table-cell office:value-type="string">
            <text:p text:style-name="P498">使用例</text:p>
          </table:table-cell>
          <table:table-cell office:value-type="string">
            <text:p text:style-name="P554"/>
            <text:p text:style-name="P563">1.0E309 * 0.0 : nan? # → t</text:p>
            <text:p text:style-name="P554"/>
          </table:table-cell>
        </table:table-row>
      </table:table>
      <text:h text:style-name="P783" text:outline-level="3"/>
      <text:h text:style-name="P788" text:outline-level="3"><text:bookmark-start text:name="__RefHeading___Toc21606_780634474"/>Stream　<text:bookmark-end text:name="__RefHeading___Toc21606_780634474"/></text:h>
      <text:p text:style-name="P110"/>
      <text:p text:style-name="P24">　Streamクラスは、Fileクラスと互換性のあるストリーム入出力をするためのクラスです。ストリームとは、内部メモリ上で実現したFIFOキューであり、ファイルと同等のインターフェースでキューへの入出力を可能とするオブジェクトです。ひとつのストリームは入力としても出力としても使用でき、それぞれgetsメソッド、putsメソッドを用いることでアプリケーションからファイルと同じように扱うことができます。</text:p>
      <text:p text:style-name="P24">　Streamオブジェクトを生成するためにはnew Stream<text:span text:style-name="T206">を実行します。</text:span></text:p>
      <text:p text:style-name="P24">　<text:span text:style-name="T4">P</text:span>erfumeでのファイルの入出力はすべてテキストファイルを想定していますが、Streamクラスでは任意のオブジェクトの入出力が可能であり、Fileオブジェクトとは異なる点となります。</text:p>
      <text:p text:style-name="P24">　ストリームが終端に達した場合、getsがnilを返します。また、ストリームの終端はeof? メソッドで判定可能です。ただし、これは最後にgetsで読み込んだ後でなければ終端を判定しません。したがって多くの場合、ファイルの終端を判定するためには、getsの戻り値がnilであることを確認するのが確実です。ストリームの終端を検出するためには、事前にそのストリームはcloseによりクローズされている必要があります。</text:p>
      <text:p text:style-name="P24"><text:bookmark-start text:name="__RefHeading___Toc19501_2135658563"/>　関連するコマンドとして、print、println、read、pipeがあります。<text:bookmark-end text:name="__RefHeading___Toc19501_2135658563"/></text:p>
      <text:p text:style-name="P24"/>
      <text:p text:style-name="P24"/>
      <text:p text:style-name="P24"/>
      <text:h text:style-name="P788" text:outline-level="3"><text:bookmark-start text:name="__RefHeading___Toc21608_780634474"/>Stream::clear<text:span text:style-name="T5">　</text:span><text:bookmark-end text:name="__RefHeading___Toc21608_780634474"/></text:h>
      <text:p text:style-name="P110"/>
      <table:table table:name="表94" table:style-name="表94">
        <table:table-column table:style-name="表94.A"/>
        <table:table-column table:style-name="表94.B"/>
        <table:table-row table:style-name="TableLine2363693473248">
          <table:table-cell office:value-type="string">
            <text:p text:style-name="P499">説明</text:p>
          </table:table-cell>
          <table:table-cell office:value-type="string">
            <text:p text:style-name="P326"/>
            <text:p text:style-name="P326">Streamのエラーをリセットします。</text:p>
          </table:table-cell>
        </table:table-row>
        <table:table-row table:style-name="TableLine2363693474880">
          <table:table-cell office:value-type="string">
            <text:p text:style-name="P499">書式</text:p>
          </table:table-cell>
          <table:table-cell office:value-type="string">
            <text:p text:style-name="P326"/>
            <text:p text:style-name="P326">Stream clear</text:p>
          </table:table-cell>
        </table:table-row>
        <table:table-row table:style-name="TableLine2363693460736">
          <table:table-cell office:value-type="string">
            <text:p text:style-name="P499">詳細</text:p>
          </table:table-cell>
          <table:table-cell office:value-type="string">
            <text:p text:style-name="P326"/>
            <text:p text:style-name="P326">Streamがクローズされている場合、非クローズ状態にします。</text:p>
          </table:table-cell>
        </table:table-row>
        <table:table-row table:style-name="TableLine2363693461008">
          <table:table-cell office:value-type="string">
            <text:p text:style-name="P499">戻り値</text:p>
          </table:table-cell>
          <table:table-cell office:value-type="string">
            <text:p text:style-name="P326"/>
            <text:p text:style-name="P326">nilを返します。</text:p>
          </table:table-cell>
        </table:table-row>
        <table:table-row table:style-name="TableLine2363693461280">
          <table:table-cell office:value-type="string">
            <text:p text:style-name="P499">例外</text:p>
          </table:table-cell>
          <table:table-cell office:value-type="string">
            <text:p text:style-name="P326"/>
            <text:p text:style-name="P326"/>
          </table:table-cell>
        </table:table-row>
        <table:table-row table:style-name="TableLine2363693461552">
          <table:table-cell office:value-type="string">
            <text:p text:style-name="P499">使用例</text:p>
          </table:table-cell>
          <table:table-cell office:value-type="string">
            <text:p text:style-name="P326"/>
            <text:p text:style-name="P326"/>
          </table:table-cell>
        </table:table-row>
      </table:table>
      <text:h text:style-name="P788" text:outline-level="3"><text:bookmark-start text:name="__RefHeading___Toc19503_2135658563"/>Stream::<text:span text:style-name="T188">close</text:span><text:span text:style-name="T5">　</text:span><text:bookmark-end text:name="__RefHeading___Toc19503_2135658563"/></text:h>
      <text:p text:style-name="P106"/>
      <table:table table:name="表109" table:style-name="表109">
        <table:table-column table:style-name="表109.A"/>
        <table:table-column table:style-name="表109.B"/>
        <table:table-row table:style-name="TableLine2363693461824">
          <table:table-cell office:value-type="string">
            <text:p text:style-name="P480">説明</text:p>
          </table:table-cell>
          <table:table-cell office:value-type="string">
            <text:p text:style-name="P302"/>
            <text:p text:style-name="P302">Streamをクローズします。</text:p>
          </table:table-cell>
        </table:table-row>
        <table:table-row table:style-name="TableLine2363693463456">
          <table:table-cell office:value-type="string">
            <text:p text:style-name="P480">書式</text:p>
          </table:table-cell>
          <table:table-cell office:value-type="string">
            <text:p text:style-name="P302"/>
            <text:p text:style-name="P302">Stream close</text:p>
          </table:table-cell>
        </table:table-row>
        <table:table-row table:style-name="TableLine2363693463728">
          <table:table-cell office:value-type="string">
            <text:p text:style-name="P480">詳細</text:p>
          </table:table-cell>
          <table:table-cell office:value-type="string">
            <text:p text:style-name="P302"/>
            <text:p text:style-name="P302">Streamをクローズします。</text:p>
          </table:table-cell>
        </table:table-row>
        <table:table-row table:style-name="TableLine2363693464000">
          <table:table-cell office:value-type="string">
            <text:p text:style-name="P480">戻り値</text:p>
          </table:table-cell>
          <table:table-cell office:value-type="string">
            <text:p text:style-name="P302"/>
            <text:p text:style-name="P302"><text:span text:style-name="T188">t</text:span>を返します。</text:p>
          </table:table-cell>
        </table:table-row>
        <table:table-row table:style-name="TableLine2363693464272">
          <table:table-cell office:value-type="string">
            <text:p text:style-name="P480">例外</text:p>
          </table:table-cell>
          <table:table-cell office:value-type="string">
            <text:p text:style-name="P302"/>
            <text:p text:style-name="P302"/>
          </table:table-cell>
        </table:table-row>
        <table:table-row table:style-name="TableLine2363693466176">
          <table:table-cell office:value-type="string">
            <text:p text:style-name="P480">使用例</text:p>
          </table:table-cell>
          <table:table-cell office:value-type="string">
            <text:p text:style-name="P302"/>
            <text:p text:style-name="P302"/>
          </table:table-cell>
        </table:table-row>
      </table:table>
      <text:h text:style-name="P788" text:outline-level="3"><text:bookmark-start text:name="__RefHeading___Toc19813_2135658563"/><text:span text:style-name="T185">Stream</text:span>::each<text:span text:style-name="T5">　</text:span><text:bookmark-end text:name="__RefHeading___Toc19813_2135658563"/></text:h>
      <text:p text:style-name="P126"/>
      <table:table table:name="表104" table:style-name="表104">
        <table:table-column table:style-name="表104.A"/>
        <table:table-column table:style-name="表104.B"/>
        <table:table-row table:style-name="TableLine2363693462912">
          <table:table-cell office:value-type="string">
            <text:p text:style-name="P500">説明</text:p>
          </table:table-cell>
          <table:table-cell office:value-type="string">
            <text:p text:style-name="P327"/>
            <text:p text:style-name="P327"><text:span text:style-name="T185">Stream</text:span>のイテレータです。</text:p>
          </table:table-cell>
        </table:table-row>
        <table:table-row table:style-name="TableLine2363693483856">
          <table:table-cell office:value-type="string">
            <text:p text:style-name="P500">書式</text:p>
          </table:table-cell>
          <table:table-cell office:value-type="string">
            <text:p text:style-name="P327"/>
            <text:p text:style-name="P327"><text:span text:style-name="T185">Stream</text:span> each do: { | <text:span text:style-name="T53">var</text:span> | <text:span text:style-name="T53">block</text:span> <text:s/>}</text:p>
          </table:table-cell>
        </table:table-row>
        <table:table-row table:style-name="TableLine2363693480320">
          <table:table-cell office:value-type="string">
            <text:p text:style-name="P500">詳細</text:p>
          </table:table-cell>
          <table:table-cell office:value-type="string">
            <text:p text:style-name="P327"/>
            <text:p text:style-name="P327"><text:span text:style-name="T185">Stream</text:span>の各行を順に読み込み、blockを実行します。<text:span text:style-name="T185">Stream</text:span>から読み込んだデータは、格納されたときのオブジェクトのまま<text:span text:style-name="T53">var</text:span>に設定されます。</text:p>
          </table:table-cell>
        </table:table-row>
        <table:table-row table:style-name="TableLine2363693484944">
          <table:table-cell office:value-type="string">
            <text:p text:style-name="P500">戻り値</text:p>
          </table:table-cell>
          <table:table-cell office:value-type="string">
            <text:p text:style-name="P327"/>
            <text:p text:style-name="P327">最後に実行した<text:span text:style-name="T53">block</text:span>の値が返ります。</text:p>
          </table:table-cell>
        </table:table-row>
        <table:table-row table:style-name="TableLine2363693485760">
          <table:table-cell office:value-type="string">
            <text:p text:style-name="P500">例外</text:p>
          </table:table-cell>
          <table:table-cell office:value-type="string">
            <text:p text:style-name="P327"/>
            <text:p text:style-name="P327"/>
          </table:table-cell>
        </table:table-row>
        <table:table-row table:style-name="TableLine2363693485216">
          <table:table-cell office:value-type="string">
            <text:p text:style-name="P500">使用例</text:p>
          </table:table-cell>
          <table:table-cell office:value-type="string">
            <text:p text:style-name="P327"/>
            <text:p text:style-name="P327"/>
          </table:table-cell>
        </table:table-row>
      </table:table>
      <text:h text:style-name="P746" text:outline-level="3"/>
      <text:h text:style-name="P788" text:outline-level="3"><text:bookmark-start text:name="__RefHeading__14590_1559979953288"/>Stream::eof?<text:span text:style-name="T5">　</text:span><text:bookmark-end text:name="__RefHeading__14590_1559979953288"/></text:h>
      <text:p text:style-name="P127"/>
      <table:table table:name="表105" table:style-name="表105">
        <table:table-column table:style-name="表105.A"/>
        <table:table-column table:style-name="表105.B"/>
        <table:table-row table:style-name="TableLine2363693481952">
          <table:table-cell office:value-type="string">
            <text:p text:style-name="P479">説明</text:p>
          </table:table-cell>
          <table:table-cell office:value-type="string">
            <text:p text:style-name="P301"/>
            <text:p text:style-name="P301">Streamの終了を調べます。</text:p>
          </table:table-cell>
        </table:table-row>
        <table:table-row table:style-name="TableLine2363693480592">
          <table:table-cell office:value-type="string">
            <text:p text:style-name="P479">書式</text:p>
          </table:table-cell>
          <table:table-cell office:value-type="string">
            <text:p text:style-name="P301"/>
            <text:p text:style-name="P301">Stream eof?</text:p>
          </table:table-cell>
        </table:table-row>
        <table:table-row table:style-name="TableLine2363693481408">
          <table:table-cell office:value-type="string">
            <text:p text:style-name="P479">詳細</text:p>
          </table:table-cell>
          <table:table-cell office:value-type="string">
            <text:p text:style-name="P301"/>
            <text:p text:style-name="P301">Streamがeofに到達しているかを調べます。</text:p>
          </table:table-cell>
        </table:table-row>
        <table:table-row table:style-name="TableLine2363693485488">
          <table:table-cell office:value-type="string">
            <text:p text:style-name="P479">戻り値</text:p>
          </table:table-cell>
          <table:table-cell office:value-type="string">
            <text:p text:style-name="P301"/>
            <text:p text:style-name="P301">Streamがeofに達していな場合はnilを、eofに達している場合はtを返します。</text:p>
          </table:table-cell>
        </table:table-row>
        <table:table-row table:style-name="TableLine2363693481680">
          <table:table-cell office:value-type="string">
            <text:p text:style-name="P479">例外</text:p>
          </table:table-cell>
          <table:table-cell office:value-type="string">
            <text:p text:style-name="P301"/>
            <text:p text:style-name="P301"/>
          </table:table-cell>
        </table:table-row>
        <table:table-row table:style-name="TableLine2363693482224">
          <table:table-cell office:value-type="string">
            <text:p text:style-name="P479">使用例</text:p>
          </table:table-cell>
          <table:table-cell office:value-type="string">
            <text:p text:style-name="P301"/>
            <text:p text:style-name="P301"/>
          </table:table-cell>
        </table:table-row>
      </table:table>
      <text:h text:style-name="P784" text:outline-level="3"/>
      <text:h text:style-name="P788" text:outline-level="3"><text:bookmark-start text:name="__RefHeading__14592_1559979953289"/><text:span text:style-name="T186">Stream</text:span>::flush<text:span text:style-name="T5">　</text:span><text:bookmark-end text:name="__RefHeading__14592_1559979953289"/></text:h>
      <text:p text:style-name="P107"/>
      <table:table table:name="表106" table:style-name="表106">
        <table:table-column table:style-name="表106.A"/>
        <table:table-column table:style-name="表106.B"/>
        <table:table-row table:style-name="TableLine2363693477328">
          <table:table-cell office:value-type="string">
            <text:p text:style-name="P479">説明</text:p>
          </table:table-cell>
          <table:table-cell office:value-type="string">
            <text:p text:style-name="P301"/>
            <text:p text:style-name="P301"><text:span text:style-name="T186">Streamの</text:span>バッファキャッシュを書き込みます。Fileとのインタフェース互換のために存在します。</text:p>
          </table:table-cell>
        </table:table-row>
        <table:table-row table:style-name="TableLine2363693478416">
          <table:table-cell office:value-type="string">
            <text:p text:style-name="P479">書式</text:p>
          </table:table-cell>
          <table:table-cell office:value-type="string">
            <text:p text:style-name="P301"/>
            <text:p text:style-name="P301">Stream flush</text:p>
          </table:table-cell>
        </table:table-row>
        <table:table-row table:style-name="TableLine2363693478688">
          <table:table-cell office:value-type="string">
            <text:p text:style-name="P479">詳細</text:p>
          </table:table-cell>
          <table:table-cell office:value-type="string">
            <text:p text:style-name="P301"/>
            <text:p text:style-name="P301">何も行いません。</text:p>
          </table:table-cell>
        </table:table-row>
        <table:table-row table:style-name="TableLine2363693484128">
          <table:table-cell office:value-type="string">
            <text:p text:style-name="P479">戻り値</text:p>
          </table:table-cell>
          <table:table-cell office:value-type="string">
            <text:p text:style-name="P301"/>
            <text:p text:style-name="P301">tを返します。</text:p>
          </table:table-cell>
        </table:table-row>
        <table:table-row table:style-name="TableLine2363693478960">
          <table:table-cell office:value-type="string">
            <text:p text:style-name="P479">例外</text:p>
          </table:table-cell>
          <table:table-cell office:value-type="string">
            <text:p text:style-name="P301"/>
            <text:p text:style-name="P301"/>
          </table:table-cell>
        </table:table-row>
        <table:table-row table:style-name="TableLine2363693483312">
          <table:table-cell office:value-type="string">
            <text:p text:style-name="P479">使用例</text:p>
          </table:table-cell>
          <table:table-cell office:value-type="string">
            <text:p text:style-name="P301"/>
            <text:p text:style-name="P301"/>
          </table:table-cell>
        </table:table-row>
      </table:table>
      <text:h text:style-name="P784" text:outline-level="3"/>
      <text:h text:style-name="P788" text:outline-level="3"><text:bookmark-start text:name="__RefHeading___Toc19505_2135658563"/>Stream::get-count<text:span text:style-name="T5">　</text:span><text:bookmark-end text:name="__RefHeading___Toc19505_2135658563"/></text:h>
      <text:p text:style-name="P128"/>
      <table:table table:name="表126" table:style-name="表126">
        <table:table-column table:style-name="表126.A"/>
        <table:table-column table:style-name="表126.B"/>
        <table:table-row table:style-name="TableLine2363693484400">
          <table:table-cell office:value-type="string">
            <text:p text:style-name="P501">説明</text:p>
          </table:table-cell>
          <table:table-cell office:value-type="string">
            <text:p text:style-name="P328"/>
            <text:p text:style-name="P328">Streamのデータ保持数を返します。</text:p>
          </table:table-cell>
        </table:table-row>
        <table:table-row table:style-name="TableLine2363693479776">
          <table:table-cell office:value-type="string">
            <text:p text:style-name="P501">書式</text:p>
          </table:table-cell>
          <table:table-cell office:value-type="string">
            <text:p text:style-name="P328"/>
            <text:p text:style-name="P328">Stream get-count</text:p>
          </table:table-cell>
        </table:table-row>
        <table:table-row table:style-name="TableLine2363693483040">
          <table:table-cell office:value-type="string">
            <text:p text:style-name="P501">詳細</text:p>
          </table:table-cell>
          <table:table-cell office:value-type="string">
            <text:p text:style-name="P328"/>
            <text:p text:style-name="P328">Streamのデータ保持数を返します。</text:p>
          </table:table-cell>
        </table:table-row>
        <table:table-row table:style-name="TableLine2363694703616">
          <table:table-cell office:value-type="string">
            <text:p text:style-name="P501">戻り値</text:p>
          </table:table-cell>
          <table:table-cell office:value-type="string">
            <text:p text:style-name="P373"/>
            <text:p text:style-name="P373">データ保持数を返します。</text:p>
          </table:table-cell>
        </table:table-row>
        <table:table-row table:style-name="TableLine2363694699808">
          <table:table-cell office:value-type="string">
            <text:p text:style-name="P501">例外</text:p>
          </table:table-cell>
          <table:table-cell office:value-type="string">
            <text:p text:style-name="P328"/>
            <text:p text:style-name="P328"/>
          </table:table-cell>
        </table:table-row>
        <table:table-row table:style-name="TableLine2363694713680">
          <table:table-cell office:value-type="string">
            <text:p text:style-name="P501">使用例</text:p>
          </table:table-cell>
          <table:table-cell office:value-type="string">
            <text:p text:style-name="P328"/>
            <text:p text:style-name="P328"/>
          </table:table-cell>
        </table:table-row>
      </table:table>
      <text:h text:style-name="P721" text:outline-level="3"/>
      <text:h text:style-name="P788" text:outline-level="3"><text:bookmark-start text:name="__RefHeading__14594_1559979953290"/>Stream::gets<text:span text:style-name="T5">　</text:span><text:bookmark-end text:name="__RefHeading__14594_1559979953290"/></text:h>
      <text:p text:style-name="P128"/>
      <table:table table:name="表107" table:style-name="表107">
        <table:table-column table:style-name="表107.A"/>
        <table:table-column table:style-name="表107.B"/>
        <table:table-row table:style-name="TableLine2363694714224">
          <table:table-cell office:value-type="string">
            <text:p text:style-name="P479">説明</text:p>
          </table:table-cell>
          <table:table-cell office:value-type="string">
            <text:p text:style-name="P301"/>
            <text:p text:style-name="P301">Streamから1行読み込みます。</text:p>
          </table:table-cell>
        </table:table-row>
        <table:table-row table:style-name="TableLine2363694709600">
          <table:table-cell office:value-type="string">
            <text:p text:style-name="P479">書式</text:p>
          </table:table-cell>
          <table:table-cell office:value-type="string">
            <text:p text:style-name="P301"/>
            <text:p text:style-name="P301">Stream gets [ :<text:span text:style-name="T180">nonewline</text:span> ] [ :<text:span text:style-name="T180">nocontrol</text:span> ] </text:p>
          </table:table-cell>
        </table:table-row>
        <table:table-row table:style-name="TableLine2363694710416">
          <table:table-cell office:value-type="string">
            <text:p text:style-name="P479">詳細</text:p>
          </table:table-cell>
          <table:table-cell office:value-type="string">
            <text:p text:style-name="P301"/>
            <text:p text:style-name="P301"><text:span text:style-name="T186">Stream</text:span>から1行（<text:span text:style-name="T186">puts により書き込まれた1行</text:span>）を読み込み、読み込んだ値を書かれたときと同じデータ型で返します。</text:p>
            <text:p text:style-name="P399">:<text:span text:style-name="T180">nonewline オプションと</text:span><text:span text:style-name="T5">:</text:span><text:span text:style-name="T7">nocontrol オプションはFileクラスとの互換性のために存在します。</text:span></text:p>
            <text:p text:style-name="P666"><text:span text:style-name="T7">コルーチンモードのときにストリームにデータが存在しなかった場合は、戻り値 </text:span><text:span text:style-name="T8">@READ</text:span><text:span text:style-name="T7"> </text:span><text:span text:style-name="T8">で</text:span><text:span text:style-name="T7"> pauseを発行します。</text:span></text:p>
          </table:table-cell>
        </table:table-row>
        <table:table-row table:style-name="TableLine2363694706608">
          <table:table-cell office:value-type="string">
            <text:p text:style-name="P479">戻り値</text:p>
          </table:table-cell>
          <table:table-cell office:value-type="string">
            <text:p text:style-name="P301"/>
            <text:p text:style-name="P301">読み込んだデータを返します。eofに到達している場合はnilを返します。</text:p>
          </table:table-cell>
        </table:table-row>
        <table:table-row table:style-name="TableLine2363694700080">
          <table:table-cell office:value-type="string">
            <text:p text:style-name="P479">例外</text:p>
          </table:table-cell>
          <table:table-cell office:value-type="string">
            <text:p text:style-name="P301"/>
            <text:p text:style-name="P301">ErrFileAccess: ストリームにデータがありません。この例外が返るときは、ストリームがクローズされていません。eofを返すためにはストリームをクローズする必要があります。</text:p>
          </table:table-cell>
        </table:table-row>
        <table:table-row table:style-name="TableLine2363694712048">
          <table:table-cell office:value-type="string">
            <text:p text:style-name="P479">使用例</text:p>
          </table:table-cell>
          <table:table-cell office:value-type="string">
            <text:p text:style-name="P301"/>
            <text:p text:style-name="P301"/>
          </table:table-cell>
        </table:table-row>
      </table:table>
      <text:h text:style-name="P784" text:outline-level="3"/>
      <text:h text:style-name="P788" text:outline-level="3"><text:bookmark-start text:name="__RefHeading__14596_1559979953291"/>Stream::init<text:span text:style-name="T5">　</text:span><text:bookmark-end text:name="__RefHeading__14596_1559979953291"/></text:h>
      <text:p text:style-name="P107"/>
      <table:table table:name="表108" table:style-name="表108">
        <table:table-column table:style-name="表108.A"/>
        <table:table-column table:style-name="表108.B"/>
        <table:table-row table:style-name="TableLine2363694699264">
          <table:table-cell office:value-type="string">
            <text:p text:style-name="P479">説明</text:p>
          </table:table-cell>
          <table:table-cell office:value-type="string">
            <text:p text:style-name="P301"/>
            <text:p text:style-name="P301">Streamオブジェクトのコンストラクタ</text:p>
          </table:table-cell>
        </table:table-row>
        <table:table-row table:style-name="TableLine2363694706064">
          <table:table-cell office:value-type="string">
            <text:p text:style-name="P479">書式</text:p>
          </table:table-cell>
          <table:table-cell office:value-type="string">
            <text:p text:style-name="P301"/>
            <text:p text:style-name="P392"><text:span text:style-name="T5">new Stream init: (</text:span><text:span text:style-name="T93">args</text:span><text:span text:style-name="T117"> </text:span><text:span text:style-name="T5">)</text:span></text:p>
          </table:table-cell>
        </table:table-row>
        <table:table-row table:style-name="TableLine2363694711504">
          <table:table-cell office:value-type="string">
            <text:p text:style-name="P479">詳細</text:p>
          </table:table-cell>
          <table:table-cell office:value-type="string">
            <text:p text:style-name="P24"/>
            <text:p text:style-name="P24"><text:span text:style-name="T186">Stream</text:span>オブジェクトを生成します。</text:p>
            <text:p text:style-name="P24"><text:span text:style-name="T53">args</text:span>に指定した最初の要素がStreamオブジェクトの名前としてインスタンス変数に保持されます。この名前はStream::statで確認することができます。</text:p>
            <text:p text:style-name="P24">StreamはFileオブジェクトとインターフェースに互換のある内部キューの実装です。Fileとの違いは、入出力するオブジェクトが文字列に限定されないことです。</text:p>
          </table:table-cell>
        </table:table-row>
        <table:table-row table:style-name="TableLine2363694703888">
          <table:table-cell office:value-type="string">
            <text:p text:style-name="P479">戻り値</text:p>
          </table:table-cell>
          <table:table-cell office:value-type="string">
            <text:p text:style-name="P301"/>
            <text:p text:style-name="P301">Streamオブジェクトを返します。</text:p>
          </table:table-cell>
        </table:table-row>
        <table:table-row table:style-name="TableLine2363694704160">
          <table:table-cell office:value-type="string">
            <text:p text:style-name="P479">例外</text:p>
          </table:table-cell>
          <table:table-cell office:value-type="string">
            <text:p text:style-name="P301"/>
            <text:p text:style-name="P301"/>
          </table:table-cell>
        </table:table-row>
        <table:table-row table:style-name="TableLine2363694704432">
          <table:table-cell office:value-type="string">
            <text:p text:style-name="P479">使用例</text:p>
          </table:table-cell>
          <table:table-cell office:value-type="string">
            <text:p text:style-name="P301"/>
            <text:p text:style-name="P301"/>
          </table:table-cell>
        </table:table-row>
      </table:table>
      <text:h text:style-name="P784" text:outline-level="3"/>
      <text:h text:style-name="P788" text:outline-level="3"><text:bookmark-start text:name="__RefHeading__14600_1559979953293"/>Stream::puts<text:span text:style-name="T5">　</text:span><text:bookmark-end text:name="__RefHeading__14600_1559979953293"/></text:h>
      <text:p text:style-name="P107"/>
      <table:table table:name="表110" table:style-name="表110">
        <table:table-column table:style-name="表110.A"/>
        <table:table-column table:style-name="表110.B"/>
        <table:table-row table:style-name="TableLine2363694700352">
          <table:table-cell office:value-type="string">
            <text:p text:style-name="P479">説明</text:p>
          </table:table-cell>
          <table:table-cell office:value-type="string">
            <text:p text:style-name="P301"/>
            <text:p text:style-name="P301">Streamに文字列を出力します。</text:p>
          </table:table-cell>
        </table:table-row>
        <table:table-row table:style-name="TableLine2363694702528">
          <table:table-cell office:value-type="string">
            <text:p text:style-name="P479">書式</text:p>
          </table:table-cell>
          <table:table-cell office:value-type="string">
            <text:p text:style-name="P301"/>
            <text:p text:style-name="P392"><text:span text:style-name="T5">Stream puts [ :nonewline</text:span><text:span text:style-name="T8"> </text:span><text:span text:style-name="T5">] </text:span><text:span text:style-name="T93">val </text:span><text:span text:style-name="T5"><text:s/>[ </text:span><text:span text:style-name="T93">val</text:span><text:span text:style-name="T5"> ... ]</text:span></text:p>
          </table:table-cell>
        </table:table-row>
        <table:table-row table:style-name="TableLine2363694712864">
          <table:table-cell office:value-type="string">
            <text:p text:style-name="P479">詳細</text:p>
          </table:table-cell>
          <table:table-cell office:value-type="string">
            <text:p text:style-name="P24"/>
            <text:p text:style-name="P24">Streamに<text:span text:style-name="T53">val</text:span>を出力します。<text:span text:style-name="T53">val</text:span>は、与えられた型のまま内部に保持されます。</text:p>
            <text:p text:style-name="P24"><text:span text:style-name="T5">:nonewline </text:span><text:span text:style-name="T8">オプションは、Fileクラスとの互換性のために存在します。</text:span></text:p>
            <text:p text:style-name="P24"><text:span text:style-name="T7">コルーチンモードのときにストリームにデータが満杯だった場合は、戻り値 </text:span><text:span text:style-name="T8">@WRITE</text:span><text:span text:style-name="T7"> </text:span><text:span text:style-name="T8">で</text:span><text:span text:style-name="T7"> pauseを発行します。</text:span></text:p>
          </table:table-cell>
        </table:table-row>
        <table:table-row table:style-name="TableLine2363694701168">
          <table:table-cell office:value-type="string">
            <text:p text:style-name="P479">戻り値</text:p>
          </table:table-cell>
          <table:table-cell office:value-type="string">
            <text:p text:style-name="P301"/>
            <text:p text:style-name="P301">成功した場合tを返します。</text:p>
          </table:table-cell>
        </table:table-row>
        <table:table-row table:style-name="TableLine2363694701440">
          <table:table-cell office:value-type="string">
            <text:p text:style-name="P479">例外</text:p>
          </table:table-cell>
          <table:table-cell office:value-type="string">
            <text:p text:style-name="P24"/>
            <text:p text:style-name="P24">ErrSyntax: 書式に誤りがあります。</text:p>
            <text:p text:style-name="P24">ErrFileAccess: Streamがクローズされている状態でputsが呼ばれた。</text:p>
            <text:p text:style-name="P180">ErrFileAccess: Streamが満杯だった。（コルーチンモードでないとき）</text:p>
          </table:table-cell>
        </table:table-row>
        <table:table-row table:style-name="TableLine2363694710144">
          <table:table-cell office:value-type="string">
            <text:p text:style-name="P479">使用例</text:p>
          </table:table-cell>
          <table:table-cell office:value-type="string">
            <text:p text:style-name="P301"/>
            <text:p text:style-name="P301"/>
          </table:table-cell>
        </table:table-row>
      </table:table>
      <text:h text:style-name="P784" text:outline-level="3"/>
      <text:h text:style-name="P788" text:outline-level="3"><text:bookmark-start text:name="__RefHeading__14602_1559979953294"/>Stream::ready?<text:span text:style-name="T5">　</text:span><text:bookmark-end text:name="__RefHeading__14602_1559979953294"/></text:h>
      <text:p text:style-name="P107"/>
      <table:table table:name="表111" table:style-name="表111">
        <table:table-column table:style-name="表111.A"/>
        <table:table-column table:style-name="表111.B"/>
        <table:table-row table:style-name="TableLine2363694701712">
          <table:table-cell office:value-type="string">
            <text:p text:style-name="P479">説明</text:p>
          </table:table-cell>
          <table:table-cell office:value-type="string">
            <text:p text:style-name="P301"/>
            <text:p text:style-name="P301">Streamが入出力可能か調べます。</text:p>
          </table:table-cell>
        </table:table-row>
        <table:table-row table:style-name="TableLine2363694712320">
          <table:table-cell office:value-type="string">
            <text:p text:style-name="P479">書式</text:p>
          </table:table-cell>
          <table:table-cell office:value-type="string">
            <text:p text:style-name="P301"/>
            <text:p text:style-name="P301">Stream ready?</text:p>
          </table:table-cell>
        </table:table-row>
        <table:table-row table:style-name="TableLine2363694709328">
          <table:table-cell office:value-type="string">
            <text:p text:style-name="P479">詳細</text:p>
          </table:table-cell>
          <table:table-cell office:value-type="string">
            <text:p text:style-name="P301"/>
            <text:p text:style-name="P301">Streamのキューにデータが存在する場合にtを返します。</text:p>
          </table:table-cell>
        </table:table-row>
        <table:table-row table:style-name="TableLine2363694703344">
          <table:table-cell office:value-type="string">
            <text:p text:style-name="P479">戻り値</text:p>
          </table:table-cell>
          <table:table-cell office:value-type="string">
            <text:p text:style-name="P301"/>
            <text:p text:style-name="P301">Streamにデータが存在すればtを返します。デーがなければnilを返します。</text:p>
          </table:table-cell>
        </table:table-row>
        <table:table-row table:style-name="TableLine2363694706336">
          <table:table-cell office:value-type="string">
            <text:p text:style-name="P479">例外</text:p>
          </table:table-cell>
          <table:table-cell office:value-type="string">
            <text:p text:style-name="P301"/>
            <text:p text:style-name="P301"/>
          </table:table-cell>
        </table:table-row>
        <table:table-row table:style-name="TableLine2363694711232">
          <table:table-cell office:value-type="string">
            <text:p text:style-name="P479">使用例</text:p>
          </table:table-cell>
          <table:table-cell office:value-type="string">
            <text:p text:style-name="P301"/>
            <text:p text:style-name="P301"/>
          </table:table-cell>
        </table:table-row>
      </table:table>
      <text:h text:style-name="P788" text:outline-level="3"><text:bookmark-start text:name="__RefHeading___Toc19507_2135658563"/>Stream::<text:span text:style-name="T188">set-comode</text:span><text:span text:style-name="T5">　</text:span><text:bookmark-end text:name="__RefHeading___Toc19507_2135658563"/></text:h>
      <text:p text:style-name="P106"/>
      <table:table table:name="表123" table:style-name="表123">
        <table:table-column table:style-name="表123.A"/>
        <table:table-column table:style-name="表123.B"/>
        <table:table-row table:style-name="TableLine2363694714768">
          <table:table-cell office:value-type="string">
            <text:p text:style-name="P480">説明</text:p>
          </table:table-cell>
          <table:table-cell office:value-type="string">
            <text:p text:style-name="P302"/>
            <text:p text:style-name="P302">Streamをコルーチンモードに設定します。</text:p>
          </table:table-cell>
        </table:table-row>
        <table:table-row table:style-name="TableLine2363694707696">
          <table:table-cell office:value-type="string">
            <text:p text:style-name="P480">書式</text:p>
          </table:table-cell>
          <table:table-cell office:value-type="string">
            <text:p text:style-name="P302"/>
            <text:p text:style-name="P302">Stream set-comode</text:p>
          </table:table-cell>
        </table:table-row>
        <table:table-row table:style-name="TableLine2363694699536">
          <table:table-cell office:value-type="string">
            <text:p text:style-name="P480">詳細</text:p>
          </table:table-cell>
          <table:table-cell office:value-type="string">
            <text:p text:style-name="P302"/>
            <text:p text:style-name="P302">Streamをコルーチンモードに設定します。コルーチンモードのストリームは、puts呼び出しのときにキューがいっぱいの場合とgets呼び出しのときにキューにデータがない場合にpauseを呼び出します。</text:p>
          </table:table-cell>
        </table:table-row>
        <table:table-row table:style-name="TableLine2363694707968">
          <table:table-cell office:value-type="string">
            <text:p text:style-name="P480">戻り値</text:p>
          </table:table-cell>
          <table:table-cell office:value-type="string">
            <text:p text:style-name="P302"/>
            <text:p text:style-name="P302">tを返します。</text:p>
          </table:table-cell>
        </table:table-row>
        <table:table-row table:style-name="TableLine2363694712592">
          <table:table-cell office:value-type="string">
            <text:p text:style-name="P480">例外</text:p>
          </table:table-cell>
          <table:table-cell office:value-type="string">
            <text:p text:style-name="P302"/>
            <text:p text:style-name="P302"/>
          </table:table-cell>
        </table:table-row>
        <table:table-row table:style-name="TableLine2363694708512">
          <table:table-cell office:value-type="string">
            <text:p text:style-name="P480">使用例</text:p>
          </table:table-cell>
          <table:table-cell office:value-type="string">
            <text:p text:style-name="P302"/>
            <text:p text:style-name="P302"/>
          </table:table-cell>
        </table:table-row>
      </table:table>
      <text:h text:style-name="P788" text:outline-level="3"><text:bookmark-start text:name="__RefHeading___Toc19509_2135658563"/>Stream::<text:span text:style-name="T188">set-limit</text:span><text:span text:style-name="T5">　</text:span><text:bookmark-end text:name="__RefHeading___Toc19509_2135658563"/></text:h>
      <text:p text:style-name="P106"/>
      <table:table table:name="表124" table:style-name="表124">
        <table:table-column table:style-name="表124.A"/>
        <table:table-column table:style-name="表124.B"/>
        <table:table-row table:style-name="TableLine2363694704704">
          <table:table-cell office:value-type="string">
            <text:p text:style-name="P480">説明</text:p>
          </table:table-cell>
          <table:table-cell office:value-type="string">
            <text:p text:style-name="P302"/>
            <text:p text:style-name="P302">Streamのデータ最大保持数を指定します。</text:p>
          </table:table-cell>
        </table:table-row>
        <table:table-row table:style-name="TableLine2363694705520">
          <table:table-cell office:value-type="string">
            <text:p text:style-name="P480">書式</text:p>
          </table:table-cell>
          <table:table-cell office:value-type="string">
            <text:p text:style-name="P302"/>
            <text:p text:style-name="P302">Stream set-limit <text:span text:style-name="T56">val</text:span></text:p>
          </table:table-cell>
        </table:table-row>
        <table:table-row table:style-name="TableLine2363694715040">
          <table:table-cell office:value-type="string">
            <text:p text:style-name="P480">詳細</text:p>
          </table:table-cell>
          <table:table-cell office:value-type="string">
            <text:p text:style-name="P302"/>
            <text:p text:style-name="P302">Streamのデータ最大保持数を設定します。デフォルトは512です。</text:p>
          </table:table-cell>
        </table:table-row>
        <table:table-row table:style-name="TableLine2363694705792">
          <table:table-cell office:value-type="string">
            <text:p text:style-name="P480">戻り値</text:p>
          </table:table-cell>
          <table:table-cell office:value-type="string">
            <text:p text:style-name="P302"/>
            <text:p text:style-name="P302"><text:span text:style-name="T53">val</text:span>を返します。</text:p>
          </table:table-cell>
        </table:table-row>
        <table:table-row table:style-name="TableLine2363694709872">
          <table:table-cell office:value-type="string">
            <text:p text:style-name="P480">例外</text:p>
          </table:table-cell>
          <table:table-cell office:value-type="string">
            <text:p text:style-name="P302"/>
            <text:p text:style-name="P302"/>
          </table:table-cell>
        </table:table-row>
        <table:table-row table:style-name="TableLine2363694710688">
          <table:table-cell office:value-type="string">
            <text:p text:style-name="P480">使用例</text:p>
          </table:table-cell>
          <table:table-cell office:value-type="string">
            <text:p text:style-name="P302"/>
            <text:p text:style-name="P302"/>
          </table:table-cell>
        </table:table-row>
      </table:table>
      <text:h text:style-name="P788" text:outline-level="3"><text:bookmark-start text:name="__RefHeading___Toc19511_2135658563"/>Stream::<text:span text:style-name="T188">set-newline</text:span><text:span text:style-name="T5">　</text:span><text:bookmark-end text:name="__RefHeading___Toc19511_2135658563"/></text:h>
      <text:p text:style-name="P128"/>
      <table:table table:name="表127" table:style-name="表127">
        <table:table-column table:style-name="表127.A"/>
        <table:table-column table:style-name="表127.B"/>
        <table:table-row table:style-name="TableLine2363694706880">
          <table:table-cell office:value-type="string">
            <text:p text:style-name="P501">説明</text:p>
          </table:table-cell>
          <table:table-cell office:value-type="string">
            <text:p text:style-name="P328"/>
            <text:p text:style-name="P328">Streamのnewlineモードを設定します。</text:p>
          </table:table-cell>
        </table:table-row>
        <table:table-row table:style-name="TableLine2363694715856">
          <table:table-cell office:value-type="string">
            <text:p text:style-name="P501">書式</text:p>
          </table:table-cell>
          <table:table-cell office:value-type="string">
            <text:p text:style-name="P328"/>
            <text:p text:style-name="P393"><text:span text:style-name="T5">Stream set-newline</text:span><text:span text:style-name="T9"> t | nil</text:span></text:p>
          </table:table-cell>
        </table:table-row>
        <table:table-row table:style-name="TableLine2363694698720">
          <table:table-cell office:value-type="string">
            <text:p text:style-name="P501">詳細</text:p>
          </table:table-cell>
          <table:table-cell office:value-type="string">
            <text:p text:style-name="P328"/>
            <text:p text:style-name="P328">Streamの<text:span text:style-name="T189">newlineモードを設定します</text:span>。Fileクラスとの互換性のために存在します。</text:p>
          </table:table-cell>
        </table:table-row>
        <table:table-row table:style-name="TableLine2363694724288">
          <table:table-cell office:value-type="string">
            <text:p text:style-name="P501">戻り値</text:p>
          </table:table-cell>
          <table:table-cell office:value-type="string">
            <text:p text:style-name="P373"/>
            <text:p text:style-name="P373">tまたはnilを返します。</text:p>
          </table:table-cell>
        </table:table-row>
        <table:table-row table:style-name="TableLine2363694724832">
          <table:table-cell office:value-type="string">
            <text:p text:style-name="P501">例外</text:p>
          </table:table-cell>
          <table:table-cell office:value-type="string">
            <text:p text:style-name="P328"/>
            <text:p text:style-name="P328"/>
          </table:table-cell>
        </table:table-row>
        <table:table-row table:style-name="TableLine2363694722112">
          <table:table-cell office:value-type="string">
            <text:p text:style-name="P501">使用例</text:p>
          </table:table-cell>
          <table:table-cell office:value-type="string">
            <text:p text:style-name="P328"/>
            <text:p text:style-name="P328"/>
          </table:table-cell>
        </table:table-row>
      </table:table>
      <text:h text:style-name="P721" text:outline-level="3"/>
      <text:h text:style-name="P788" text:outline-level="3"><text:bookmark-start text:name="__RefHeading___Toc19513_2135658563"/>Stream::<text:span text:style-name="T188">set-nolimit</text:span><text:span text:style-name="T5">　</text:span><text:bookmark-end text:name="__RefHeading___Toc19513_2135658563"/></text:h>
      <text:p text:style-name="P128"/>
      <table:table table:name="表125" table:style-name="表125">
        <table:table-column table:style-name="表125.A"/>
        <table:table-column table:style-name="表125.B"/>
        <table:table-row table:style-name="TableLine2363694713408">
          <table:table-cell office:value-type="string">
            <text:p text:style-name="P501">説明</text:p>
          </table:table-cell>
          <table:table-cell office:value-type="string">
            <text:p text:style-name="P328"/>
            <text:p text:style-name="P328">Streamのデータ最大保持数を最大にします。</text:p>
          </table:table-cell>
        </table:table-row>
        <table:table-row table:style-name="TableLine2363694732448">
          <table:table-cell office:value-type="string">
            <text:p text:style-name="P501">書式</text:p>
          </table:table-cell>
          <table:table-cell office:value-type="string">
            <text:p text:style-name="P328"/>
            <text:p text:style-name="P328">Stream set-noliomit</text:p>
          </table:table-cell>
        </table:table-row>
        <table:table-row table:style-name="TableLine2363694721024">
          <table:table-cell office:value-type="string">
            <text:p text:style-name="P501">詳細</text:p>
          </table:table-cell>
          <table:table-cell office:value-type="string">
            <text:p text:style-name="P328"/>
            <text:p text:style-name="P328">Streamのデータ最大保持数を最大（2^32-１）に設定します。</text:p>
          </table:table-cell>
        </table:table-row>
        <table:table-row table:style-name="TableLine2363694716944">
          <table:table-cell office:value-type="string">
            <text:p text:style-name="P501">戻り値</text:p>
          </table:table-cell>
          <table:table-cell office:value-type="string">
            <text:p text:style-name="P24"/>
            <text:p text:style-name="P24">2^32-1を返します。</text:p>
          </table:table-cell>
        </table:table-row>
        <table:table-row table:style-name="TableLine2363694726736">
          <table:table-cell office:value-type="string">
            <text:p text:style-name="P501">例外</text:p>
          </table:table-cell>
          <table:table-cell office:value-type="string">
            <text:p text:style-name="P328"/>
            <text:p text:style-name="P328"/>
          </table:table-cell>
        </table:table-row>
        <table:table-row table:style-name="TableLine2363694718304">
          <table:table-cell office:value-type="string">
            <text:p text:style-name="P501">使用例</text:p>
          </table:table-cell>
          <table:table-cell office:value-type="string">
            <text:p text:style-name="P328"/>
            <text:p text:style-name="P328"/>
          </table:table-cell>
        </table:table-row>
      </table:table>
      <text:h text:style-name="P785" text:outline-level="3"/>
      <text:h text:style-name="P788" text:outline-level="3"><text:bookmark-start text:name="__RefHeading__14606_1559979953296"/>Stream::stat<text:span text:style-name="T5">　</text:span><text:bookmark-end text:name="__RefHeading__14606_1559979953296"/></text:h>
      <text:p text:style-name="P107"/>
      <table:table table:name="表113" table:style-name="表113">
        <table:table-column table:style-name="表113.A"/>
        <table:table-column table:style-name="表113.B"/>
        <table:table-row table:style-name="TableLine2363694717216">
          <table:table-cell office:value-type="string">
            <text:p text:style-name="P479">説明</text:p>
          </table:table-cell>
          <table:table-cell office:value-type="string">
            <text:p text:style-name="P301"/>
            <text:p text:style-name="P301">Streamの状態を返します。</text:p>
          </table:table-cell>
        </table:table-row>
        <table:table-row table:style-name="TableLine2363694728912">
          <table:table-cell office:value-type="string">
            <text:p text:style-name="P479">書式</text:p>
          </table:table-cell>
          <table:table-cell office:value-type="string">
            <text:p text:style-name="P301"/>
            <text:p text:style-name="P301">Stream stat</text:p>
          </table:table-cell>
        </table:table-row>
        <table:table-row table:style-name="TableLine2363694725920">
          <table:table-cell office:value-type="string">
            <text:p text:style-name="P479">詳細</text:p>
          </table:table-cell>
          <table:table-cell office:value-type="string">
            <text:p text:style-name="P24"/>
            <text:p text:style-name="P24">ファイルの詳細をリストで返します。リストの詳細は以下のとおりです。</text:p>
            <text:p text:style-name="P619">((fd . <text:span text:style-name="T53">FD</text:span> ) (mode . <text:span text:style-name="T53">MODE</text:span> ) (path . <text:span text:style-name="T53">PATH</text:span> ) (eof . <text:span text:style-name="T53">EOF</text:span> ) </text:p>
            <text:p text:style-name="P620"><text:s/><text:span text:style-name="T187">(limit . </text:span><text:span text:style-name="T80">LIMIT</text:span><text:span text:style-name="T187"> ) (count . </text:span><text:span text:style-name="T80">COUNT</text:span><text:span text:style-name="T187"> ) (newline . </text:span><text:span text:style-name="T80">NEWLINE</text:span><text:span text:style-name="T187"> )</text:span>)</text:p>
            <text:p text:style-name="P24"><text:span text:style-name="T53">FD</text:span> ... ファイルディスクリプタ（nil）</text:p>
            <text:p text:style-name="P24"><text:span text:style-name="T53">MODE</text:span> ... ファイルのオープンモード（io）</text:p>
            <text:p text:style-name="P24"><text:span text:style-name="T53">PATH</text:span> ... ファイルパス（initのパラメータで指定した値）</text:p>
            <text:p text:style-name="P24"><text:span text:style-name="T53">EOF</text:span> ... EOF の場合にt</text:p>
            <text:p text:style-name="P24"><text:span text:style-name="T53">LIMIT</text:span> … 最大データ保持数</text:p>
            <text:p text:style-name="P24"><text:span text:style-name="T53">COUNT</text:span> … データ保持数</text:p>
          </table:table-cell>
        </table:table-row>
        <table:table-row table:style-name="TableLine2363694722384">
          <table:table-cell office:value-type="string">
            <text:p text:style-name="P479">戻り値</text:p>
          </table:table-cell>
          <table:table-cell office:value-type="string">
            <text:p text:style-name="P301"/>
            <text:p text:style-name="P301">Streamの状態リストを返します。詳細を参照ください。</text:p>
          </table:table-cell>
        </table:table-row>
        <table:table-row table:style-name="TableLine2363694732176">
          <table:table-cell office:value-type="string">
            <text:p text:style-name="P479">例外</text:p>
          </table:table-cell>
          <table:table-cell office:value-type="string">
            <text:p text:style-name="P301"/>
            <text:p text:style-name="P301"/>
          </table:table-cell>
        </table:table-row>
        <table:table-row table:style-name="TableLine2363694725376">
          <table:table-cell office:value-type="string">
            <text:p text:style-name="P479">使用例</text:p>
          </table:table-cell>
          <table:table-cell office:value-type="string">
            <text:p text:style-name="P301"/>
            <text:p text:style-name="P301"/>
          </table:table-cell>
        </table:table-row>
      </table:table>
      <text:h text:style-name="P722" text:outline-level="3"/>
      <text:h text:style-name="P788" text:outline-level="3"><text:bookmark-start text:name="__RefHeading___Toc21610_780634474"/>String　<text:bookmark-end text:name="__RefHeading___Toc21610_780634474"/></text:h>
      <text:p text:style-name="P129"/>
      <text:p text:style-name="P181">　Stringクラスは、文字列データ型のWrapperクラスです。文字列リテラルに対してメソッドを指定することにより呼びだします。</text:p>
      <text:p text:style-name="P182">　Stringクラスは内部文字コードとしてUnicodeを採用しています。</text:p>
      <text:p text:style-name="P182"/>
      <text:h text:style-name="P723" text:outline-level="3"/>
      <text:h text:style-name="P788" text:outline-level="3"><text:bookmark-start text:name="__RefHeading__14754_1559979953"/>String:: .<text:span text:style-name="T5">　</text:span><text:bookmark-end text:name="__RefHeading__14754_1559979953"/></text:h>
      <text:p text:style-name="P28"/>
      <table:table table:name="表177" table:style-name="表177">
        <table:table-column table:style-name="表177.A"/>
        <table:table-column table:style-name="表177.B"/>
        <table:table-row table:style-name="TableLine2363694721296">
          <table:table-cell office:value-type="string">
            <text:p text:style-name="P428">説明</text:p>
          </table:table-cell>
          <table:table-cell office:value-type="string">
            <text:p text:style-name="P233"/>
            <text:p text:style-name="P233">文字列を結合します。</text:p>
          </table:table-cell>
        </table:table-row>
        <table:table-row table:style-name="TableLine2363694731088">
          <table:table-cell office:value-type="string">
            <text:p text:style-name="P428">書式</text:p>
          </table:table-cell>
          <table:table-cell office:value-type="string">
            <text:p text:style-name="P233"/>
            <text:p text:style-name="P233">String . <text:span text:style-name="T53">val</text:span> <text:s/>[ <text:span text:style-name="T53">val</text:span> <text:s/>... ]</text:p>
          </table:table-cell>
        </table:table-row>
        <table:table-row table:style-name="TableLine2363694731360">
          <table:table-cell office:value-type="string">
            <text:p text:style-name="P428">詳細</text:p>
          </table:table-cell>
          <table:table-cell office:value-type="string">
            <text:p text:style-name="P233"/>
            <text:p text:style-name="P233">文字列に<text:span text:style-name="T53">val</text:span>を追加します。元の変数は変更されません。v<text:span text:style-name="T53">al</text:span><text:span text:style-name="T99">は、</text:span>任意の型のデータが指定可能で、文字列型に変換され追加されます。</text:p>
          </table:table-cell>
        </table:table-row>
        <table:table-row table:style-name="TableLine2363694727824">
          <table:table-cell office:value-type="string">
            <text:p text:style-name="P428">戻り値</text:p>
          </table:table-cell>
          <table:table-cell office:value-type="string">
            <text:p text:style-name="P233"/>
            <text:p text:style-name="P233">文字列が結合された結果を返します。</text:p>
          </table:table-cell>
        </table:table-row>
        <table:table-row table:style-name="TableLine2363694726192">
          <table:table-cell office:value-type="string">
            <text:p text:style-name="P428">例外</text:p>
          </table:table-cell>
          <table:table-cell office:value-type="string">
            <text:p text:style-name="P233"/>
            <text:p text:style-name="P233">ErrSyntax: 書式に誤りがあります。</text:p>
          </table:table-cell>
        </table:table-row>
        <table:table-row table:style-name="TableLine2363694732992">
          <table:table-cell office:value-type="string">
            <text:p text:style-name="P428">使用例</text:p>
          </table:table-cell>
          <table:table-cell office:value-type="string">
            <text:p text:style-name="P233"/>
            <text:p text:style-name="P233"/>
          </table:table-cell>
        </table:table-row>
      </table:table>
      <text:h text:style-name="P694" text:outline-level="3"/>
      <text:h text:style-name="P788" text:outline-level="3"><text:bookmark-start text:name="__RefHeading__14756_1559979953"/>String::=~<text:span text:style-name="T5">　</text:span><text:bookmark-end text:name="__RefHeading__14756_1559979953"/></text:h>
      <text:p text:style-name="P28"/>
      <table:table table:name="表181" table:style-name="表181">
        <table:table-column table:style-name="表181.A"/>
        <table:table-column table:style-name="表181.B"/>
        <table:table-row table:style-name="TableLine2363694729184">
          <table:table-cell office:value-type="string">
            <text:p text:style-name="P201"><text:bookmark-start text:name="__RefHeading___Toc29447_1664150392"/>説明<text:bookmark-end text:name="__RefHeading___Toc29447_1664150392"/></text:p>
          </table:table-cell>
          <table:table-cell office:value-type="string">
            <text:p text:style-name="P233"/>
            <text:p text:style-name="P233">正規表現パターンマッチを行います。</text:p>
          </table:table-cell>
        </table:table-row>
        <table:table-row table:style-name="TableLine2363694717488">
          <table:table-cell office:value-type="string">
            <text:p text:style-name="P201"><text:bookmark-start text:name="__RefHeading___Toc29449_1664150392"/>書式<text:bookmark-end text:name="__RefHeading___Toc29449_1664150392"/></text:p>
          </table:table-cell>
          <table:table-cell office:value-type="string">
            <text:p text:style-name="P233"/>
            <text:p text:style-name="P329">String =~ '<text:span text:style-name="T53">regex </text:span>' [ :all ] [ :nocase ] [ :<text:span text:style-name="T184">grep</text:span> ] </text:p>
          </table:table-cell>
        </table:table-row>
        <table:table-row table:style-name="TableLine2363694727008">
          <table:table-cell office:value-type="string">
            <text:p text:style-name="P201"><text:bookmark-start text:name="__RefHeading___Toc29451_1664150392"/>詳細<text:bookmark-end text:name="__RefHeading___Toc29451_1664150392"/></text:p>
          </table:table-cell>
          <table:table-cell office:value-type="string">
            <text:p text:style-name="P233"/>
            <text:p text:style-name="P394"><text:span text:style-name="T5">正規表現</text:span><text:span text:style-name="T93">regex</text:span><text:span text:style-name="T5">による文字列のパターンマッチングを行い、マッチする部分の情報を返します。:allを指定すると、文字列中の全てのマッチする部分の情報を返します。:nocaseを指定すると、大文字小文字の区別を行いません。</text:span></text:p>
            <text:p text:style-name="P232">パターンにマッチした場合、以下の形式にて情報を返します。</text:p>
            <text:p text:style-name="P615">((<text:span text:style-name="T53">START</text:span> <text:span text:style-name="T53">END</text:span> <text:span text:style-name="T53">STRING</text:span> ) ...)</text:p>
            <text:p text:style-name="P329"><text:span text:style-name="T53">START </text:span>: 文字列がマッチした最初の文字の位置を示します。</text:p>
            <text:p text:style-name="P329"><text:span text:style-name="T53">END </text:span>: 文字列がマッチした最後の文字の次の文字を示します。</text:p>
            <text:p text:style-name="P329"><text:span text:style-name="T53">STRING </text:span>: マッチした文字列を示します。</text:p>
            <text:p text:style-name="P233">オプション :all を指定することにより、(<text:span text:style-name="T53">START</text:span> <text:span text:style-name="T53">END</text:span> <text:span text:style-name="T53">STRING</text:span> ) の組が複数返る場合があります。</text:p>
          </table:table-cell>
        </table:table-row>
        <table:table-row table:style-name="TableLine2363694733264">
          <table:table-cell office:value-type="string">
            <text:p text:style-name="P201"><text:bookmark-start text:name="__RefHeading___Toc29453_1664150392"/>戻り値<text:bookmark-end text:name="__RefHeading___Toc29453_1664150392"/></text:p>
          </table:table-cell>
          <table:table-cell office:value-type="string">
            <text:p text:style-name="P233"/>
            <text:p text:style-name="P233">パターンマッチの情報がリストで返ります。</text:p>
          </table:table-cell>
        </table:table-row>
        <table:table-row table:style-name="TableLine2363694724016">
          <table:table-cell office:value-type="string">
            <text:p text:style-name="P201"><text:bookmark-start text:name="__RefHeading___Toc29455_1664150392"/>例外<text:bookmark-end text:name="__RefHeading___Toc29455_1664150392"/></text:p>
          </table:table-cell>
          <table:table-cell office:value-type="string">
            <text:p text:style-name="P233"/>
            <text:p text:style-name="P233">ErrSyntax: 書式に誤りがあります。</text:p>
          </table:table-cell>
        </table:table-row>
        <table:table-row table:style-name="TableLine2363694729456">
          <table:table-cell office:value-type="string">
            <text:p text:style-name="P201"><text:bookmark-start text:name="__RefHeading___Toc29457_1664150392"/>使用例<text:bookmark-end text:name="__RefHeading___Toc29457_1664150392"/></text:p>
          </table:table-cell>
          <table:table-cell office:value-type="string">
            <text:p text:style-name="P233"/>
            <text:p text:style-name="P233"/>
          </table:table-cell>
        </table:table-row>
      </table:table>
      <text:h text:style-name="P788" text:outline-level="3"><text:bookmark-start text:name="__RefHeading__17993_1692601806"/>String::<text:span text:style-name="T183">append!</text:span><text:span text:style-name="T5">　</text:span><text:bookmark-end text:name="__RefHeading__17993_1692601806"/></text:h>
      <text:p text:style-name="P115"/>
      <table:table table:name="表90" table:style-name="表90">
        <table:table-column table:style-name="表90.A"/>
        <table:table-column table:style-name="表90.B"/>
        <table:table-row table:style-name="TableLine2363694717760">
          <table:table-cell office:value-type="string">
            <text:p text:style-name="P487">説明</text:p>
          </table:table-cell>
          <table:table-cell office:value-type="string">
            <text:p text:style-name="P312"/>
            <text:p text:style-name="P312">文字列を追加結合します。</text:p>
          </table:table-cell>
        </table:table-row>
        <table:table-row table:style-name="TableLine2363694721840">
          <table:table-cell office:value-type="string">
            <text:p text:style-name="P487">書式</text:p>
          </table:table-cell>
          <table:table-cell office:value-type="string">
            <text:p text:style-name="P312"/>
            <text:p text:style-name="P312">String <text:span text:style-name="T183">append!</text:span> <text:span text:style-name="T53">val</text:span> <text:s/>[ <text:span text:style-name="T53">val</text:span> <text:s/>... ]</text:p>
          </table:table-cell>
        </table:table-row>
        <table:table-row table:style-name="TableLine2363694716128">
          <table:table-cell office:value-type="string">
            <text:p text:style-name="P487">詳細</text:p>
          </table:table-cell>
          <table:table-cell office:value-type="string">
            <text:p text:style-name="P312"/>
            <text:p text:style-name="P312">文字列に<text:span text:style-name="T53">val</text:span>を追加します。元の変数は、追加された状態に変更されます。v<text:span text:style-name="T53">al</text:span><text:span text:style-name="T99">は、</text:span>任意の型のデータが指定可能で、文字列型に変換され追加されます。</text:p>
          </table:table-cell>
        </table:table-row>
        <table:table-row table:style-name="TableLine2363694716672">
          <table:table-cell office:value-type="string">
            <text:p text:style-name="P487">戻り値</text:p>
          </table:table-cell>
          <table:table-cell office:value-type="string">
            <text:p text:style-name="P312"/>
            <text:p text:style-name="P312">文字列が結合された結果を返します。</text:p>
          </table:table-cell>
        </table:table-row>
        <table:table-row table:style-name="TableLine2363694718848">
          <table:table-cell office:value-type="string">
            <text:p text:style-name="P487">例外</text:p>
          </table:table-cell>
          <table:table-cell office:value-type="string">
            <text:p text:style-name="P312"/>
            <text:p text:style-name="P312">ErrSyntax: 書式に誤りがあります。</text:p>
          </table:table-cell>
        </table:table-row>
        <table:table-row table:style-name="TableLine2363694730816">
          <table:table-cell office:value-type="string">
            <text:p text:style-name="P487">使用例</text:p>
          </table:table-cell>
          <table:table-cell office:value-type="string">
            <text:p text:style-name="P312"/>
            <text:p text:style-name="P312"/>
          </table:table-cell>
        </table:table-row>
      </table:table>
      <text:h text:style-name="P788" text:outline-level="3"><text:bookmark-start text:name="__RefHeading___Toc24476_2166227548"/>String::at<text:span text:style-name="T5">　</text:span><text:bookmark-end text:name="__RefHeading___Toc24476_2166227548"/></text:h>
      <text:p text:style-name="P130"/>
      <table:table table:name="表175" table:style-name="表175">
        <table:table-column table:style-name="表175.A"/>
        <table:table-column table:style-name="表175.B"/>
        <table:table-row table:style-name="TableLine2363694722928">
          <table:table-cell office:value-type="string">
            <text:p text:style-name="P502">説明</text:p>
          </table:table-cell>
          <table:table-cell office:value-type="string">
            <text:p text:style-name="P330"/>
            <text:p text:style-name="P330">文字列中のインデックス位置の文字を返します。</text:p>
          </table:table-cell>
        </table:table-row>
        <table:table-row table:style-name="TableLine2363694730000">
          <table:table-cell office:value-type="string">
            <text:p text:style-name="P502">書式</text:p>
          </table:table-cell>
          <table:table-cell office:value-type="string">
            <text:p text:style-name="P330"/>
            <text:p text:style-name="P330">String at <text:span text:style-name="T53">pos</text:span></text:p>
          </table:table-cell>
        </table:table-row>
        <table:table-row table:style-name="TableLine2363694730272">
          <table:table-cell office:value-type="string">
            <text:p text:style-name="P502">詳細</text:p>
          </table:table-cell>
          <table:table-cell office:value-type="string">
            <text:p text:style-name="P330"/>
            <text:p text:style-name="P330">String中の<text:span text:style-name="T53">pos</text:span>で指定された位置の文字を文字列として返します。<text:span text:style-name="T53">pos</text:span> に正の値を指定した場合は、先頭の文字を0としたインデックスとなります。</text:p>
            <text:p text:style-name="P330"><text:span text:style-name="T53">pos</text:span> に負の値を指定した場合は、最後尾の文字を-1としたインデックスとなり、先頭に向かってインデックス値が小さく（大きな負の値に）なります。</text:p>
          </table:table-cell>
        </table:table-row>
        <table:table-row table:style-name="TableLine2363694725104">
          <table:table-cell office:value-type="string">
            <text:p text:style-name="P502">戻り値</text:p>
          </table:table-cell>
          <table:table-cell office:value-type="string">
            <text:p text:style-name="P330"/>
            <text:p text:style-name="P330">指定したインデックスの位置にある文字が文字列として返ります。インデックスの指定がレンジを外れる場合は、空文字列が返ります。</text:p>
          </table:table-cell>
        </table:table-row>
        <table:table-row table:style-name="TableLine2363694719936">
          <table:table-cell office:value-type="string">
            <text:p text:style-name="P502">例外</text:p>
          </table:table-cell>
          <table:table-cell office:value-type="string">
            <text:p text:style-name="P330"/>
            <text:p text:style-name="P330">ErrSyntax: 書式に誤りがあります。</text:p>
          </table:table-cell>
        </table:table-row>
        <table:table-row table:style-name="TableLine2363694720208">
          <table:table-cell office:value-type="string">
            <text:p text:style-name="P502">使用例</text:p>
          </table:table-cell>
          <table:table-cell office:value-type="string">
            <text:p text:style-name="P330"/>
          </table:table-cell>
        </table:table-row>
      </table:table>
      <text:h text:style-name="P760" text:outline-level="3"/>
      <text:h text:style-name="P788" text:outline-level="3"><text:bookmark-start text:name="__RefHeading___Toc22367_1636654246"/>String::<text:span text:style-name="T211">clean</text:span><text:span text:style-name="T5">　</text:span><text:bookmark-end text:name="__RefHeading___Toc22367_1636654246"/></text:h>
      <text:p text:style-name="P131"/>
      <table:table table:name="表194" table:style-name="表194">
        <table:table-column table:style-name="表194.A"/>
        <table:table-column table:style-name="表194.B"/>
        <table:table-row table:style-name="TableLine2363694719392">
          <table:table-cell office:value-type="string">
            <text:p text:style-name="P503">説明</text:p>
          </table:table-cell>
          <table:table-cell office:value-type="string">
            <text:p text:style-name="P331"/>
            <text:p text:style-name="P331">文字列の前後にある非印字文字を取り除きます。</text:p>
          </table:table-cell>
        </table:table-row>
        <table:table-row table:style-name="TableLine2363694723472">
          <table:table-cell office:value-type="string">
            <text:p text:style-name="P503">書式</text:p>
          </table:table-cell>
          <table:table-cell office:value-type="string">
            <text:p text:style-name="P331"/>
            <text:p text:style-name="P331">String <text:span text:style-name="T211">clean</text:span></text:p>
          </table:table-cell>
        </table:table-row>
        <table:table-row table:style-name="TableLine2363694725648">
          <table:table-cell office:value-type="string">
            <text:p text:style-name="P503">詳細</text:p>
          </table:table-cell>
          <table:table-cell office:value-type="string">
            <text:p text:style-name="P331"/>
            <text:p text:style-name="P331">文字列中の前後に非印字文字、空白文字があれば取り除いて文字列を整形します。変数の内容が変更されます。</text:p>
          </table:table-cell>
        </table:table-row>
        <table:table-row table:style-name="TableLine2363694727552">
          <table:table-cell office:value-type="string">
            <text:p text:style-name="P503">戻り値</text:p>
          </table:table-cell>
          <table:table-cell office:value-type="string">
            <text:p text:style-name="P331"/>
            <text:p text:style-name="P331">整形された結果が返ります。また変数の内容が変更されます。</text:p>
          </table:table-cell>
        </table:table-row>
        <table:table-row table:style-name="TableLine2363694750128">
          <table:table-cell office:value-type="string">
            <text:p text:style-name="P503">例外</text:p>
          </table:table-cell>
          <table:table-cell office:value-type="string">
            <text:p text:style-name="P331"/>
            <text:p text:style-name="P331">ErrSyntax: 書式に誤りがあります。</text:p>
          </table:table-cell>
        </table:table-row>
        <table:table-row table:style-name="TableLine2363694741152">
          <table:table-cell office:value-type="string">
            <text:p text:style-name="P503">使用例</text:p>
          </table:table-cell>
          <table:table-cell office:value-type="string">
            <text:p text:style-name="P331"/>
            <text:p text:style-name="P331"/>
          </table:table-cell>
        </table:table-row>
      </table:table>
      <text:h text:style-name="P724" text:outline-level="3"/>
      <text:h text:style-name="P788" text:outline-level="3"><text:bookmark-start text:name="__RefHeading__14758_1559979953"/>String::eval<text:span text:style-name="T5">　</text:span><text:bookmark-end text:name="__RefHeading__14758_1559979953"/></text:h>
      <text:p text:style-name="P28"/>
      <table:table table:name="表184" table:style-name="表184">
        <table:table-column table:style-name="表184.A"/>
        <table:table-column table:style-name="表184.B"/>
        <table:table-row table:style-name="TableLine2363694720752">
          <table:table-cell office:value-type="string">
            <text:p text:style-name="P428">説明</text:p>
          </table:table-cell>
          <table:table-cell office:value-type="string">
            <text:p text:style-name="P233"/>
            <text:p text:style-name="P233">文字列を<text:span text:style-name="T4">P</text:span>erfumeのスクリプトとして評価します。</text:p>
          </table:table-cell>
        </table:table-row>
        <table:table-row table:style-name="TableLine2363694738976">
          <table:table-cell office:value-type="string">
            <text:p text:style-name="P428">書式</text:p>
          </table:table-cell>
          <table:table-cell office:value-type="string">
            <text:p text:style-name="P233"/>
            <text:p text:style-name="P233">String eval</text:p>
          </table:table-cell>
        </table:table-row>
        <table:table-row table:style-name="TableLine2363694744416">
          <table:table-cell office:value-type="string">
            <text:p text:style-name="P428">詳細</text:p>
          </table:table-cell>
          <table:table-cell office:value-type="string">
            <text:p text:style-name="P233"/>
            <text:p text:style-name="P233">文字列を、<text:span text:style-name="T4">P</text:span>erfumeのスクリプトとしてパースし、現在の環境で評価します。</text:p>
          </table:table-cell>
        </table:table-row>
        <table:table-row table:style-name="TableLine2363694738704">
          <table:table-cell office:value-type="string">
            <text:p text:style-name="P428">戻り値</text:p>
          </table:table-cell>
          <table:table-cell office:value-type="string">
            <text:p text:style-name="P233"/>
            <text:p text:style-name="P233">スクリプトを実行した結果が返ります。</text:p>
          </table:table-cell>
        </table:table-row>
        <table:table-row table:style-name="TableLine2363694745776">
          <table:table-cell office:value-type="string">
            <text:p text:style-name="P428">例外</text:p>
          </table:table-cell>
          <table:table-cell office:value-type="string">
            <text:p text:style-name="P233"/>
            <text:p text:style-name="P233">ErrSyntax: 書式に誤りがあります。</text:p>
          </table:table-cell>
        </table:table-row>
        <table:table-row table:style-name="TableLine2363694744688">
          <table:table-cell office:value-type="string">
            <text:p text:style-name="P428">使用例</text:p>
          </table:table-cell>
          <table:table-cell office:value-type="string">
            <text:p text:style-name="P233"/>
            <text:p text:style-name="P233"/>
          </table:table-cell>
        </table:table-row>
      </table:table>
      <text:h text:style-name="P788" text:outline-level="3"><text:bookmark-start text:name="__RefHeading___Toc23585_3919154641"/>String::<text:span text:style-name="T232">expand</text:span><text:span text:style-name="T5">　</text:span><text:bookmark-end text:name="__RefHeading___Toc23585_3919154641"/></text:h>
      <text:p text:style-name="P132"/>
      <table:table table:name="表217" table:style-name="表217">
        <table:table-column table:style-name="表217.A"/>
        <table:table-column table:style-name="表217.B"/>
        <table:table-row table:style-name="TableLine2363694735440">
          <table:table-cell office:value-type="string">
            <text:p text:style-name="P504">説明</text:p>
          </table:table-cell>
          <table:table-cell office:value-type="string">
            <text:p text:style-name="P332"/>
            <text:p text:style-name="P374">文字列内の変数を展開します。</text:p>
          </table:table-cell>
        </table:table-row>
        <table:table-row table:style-name="TableLine2363694749856">
          <table:table-cell office:value-type="string">
            <text:p text:style-name="P504">書式</text:p>
          </table:table-cell>
          <table:table-cell office:value-type="string">
            <text:p text:style-name="P332"/>
            <text:p text:style-name="P332">String expand</text:p>
          </table:table-cell>
        </table:table-row>
        <table:table-row table:style-name="TableLine2363694750672">
          <table:table-cell office:value-type="string">
            <text:p text:style-name="P504">詳細</text:p>
          </table:table-cell>
          <table:table-cell office:value-type="string">
            <text:p text:style-name="P332"/>
            <text:p text:style-name="P332">文字列内に書かれた変数展開式を変数の値に書き換えます。</text:p>
            <text:p text:style-name="P640">変数展開式の書式は、${変数名} となり、ローカル変数、インスタンス変数、グローバル変数から値が求められ、置換されます。</text:p>
          </table:table-cell>
        </table:table-row>
        <table:table-row table:style-name="TableLine2363694747680">
          <table:table-cell office:value-type="string">
            <text:p text:style-name="P504">戻り値</text:p>
          </table:table-cell>
          <table:table-cell office:value-type="string">
            <text:p text:style-name="P332"/>
            <text:p text:style-name="P332">変数置換後の文字列が返ります。</text:p>
          </table:table-cell>
        </table:table-row>
        <table:table-row table:style-name="TableLine2363694744144">
          <table:table-cell office:value-type="string">
            <text:p text:style-name="P504">例外</text:p>
          </table:table-cell>
          <table:table-cell office:value-type="string">
            <text:p text:style-name="P332"/>
            <text:p text:style-name="P332">ErrNoSuchVariable: 変数展開式に示された変数が存在しません。</text:p>
            <text:p text:style-name="P332">ErrSyntax: 書式に誤りがあります。</text:p>
          </table:table-cell>
        </table:table-row>
        <table:table-row table:style-name="TableLine2363694741424">
          <table:table-cell office:value-type="string">
            <text:p text:style-name="P504">使用例</text:p>
          </table:table-cell>
          <table:table-cell office:value-type="string">
            <text:p text:style-name="P555"/>
            <text:p text:style-name="P564">set a SATO;</text:p>
            <text:p text:style-name="P564">set b Mitsuhide;</text:p>
            <text:p text:style-name="P564">"First name: ${b}, Last name: ${a}." expand</text:p>
            <text:p text:style-name="P672"># → "First name: Mitsuhide, Last name: SATO."</text:p>
            <text:p text:style-name="P555"/>
          </table:table-cell>
        </table:table-row>
      </table:table>
      <text:h text:style-name="P725" text:outline-level="3"/>
      <text:h text:style-name="P788" text:outline-level="3"><text:bookmark-start text:name="__RefHeading__16362_1255925395"/>String::fmt<text:span text:style-name="T5">　</text:span><text:bookmark-end text:name="__RefHeading__16362_1255925395"/></text:h>
      <text:p text:style-name="P133"/>
      <table:table table:name="Table55" table:style-name="Table55">
        <table:table-column table:style-name="Table55.A"/>
        <table:table-column table:style-name="Table55.B"/>
        <table:table-row table:style-name="TableLine2363694743328">
          <table:table-cell office:value-type="string">
            <text:p text:style-name="P505">説明</text:p>
          </table:table-cell>
          <table:table-cell office:value-type="string">
            <text:p text:style-name="P333"/>
            <text:p text:style-name="P333">フォーマット記述子により文字列を整形します。</text:p>
          </table:table-cell>
        </table:table-row>
        <table:table-row table:style-name="TableLine2363694739792">
          <table:table-cell office:value-type="string">
            <text:p text:style-name="P505">書式</text:p>
          </table:table-cell>
          <table:table-cell office:value-type="string">
            <text:p text:style-name="P333"/>
            <text:p text:style-name="P333">String fmt [ <text:span text:style-name="T53">val</text:span> ... ]</text:p>
          </table:table-cell>
        </table:table-row>
        <table:table-row table:style-name="TableLine2363694747952">
          <table:table-cell office:value-type="string">
            <text:p text:style-name="P505">詳細</text:p>
          </table:table-cell>
          <table:table-cell office:value-type="string">
            <text:p text:style-name="P333"/>
            <text:p text:style-name="P334">フォーマット記述子により<text:span text:style-name="T53">val</text:span>を整形出力します。</text:p>
            <text:p text:style-name="P334">フォーマット記述子は以下の形式です。</text:p>
            <text:p text:style-name="P334"/>
            <text:p text:style-name="P621">"%[-][!][0][1-9]*[.][1-9]*[douxXfFeEgGv]"</text:p>
            <text:p text:style-name="P334"/>
            <text:p text:style-name="P335">% の後にフォーマットの指定を記述します。詳しくはC言語のprintfのリファレンスを参照してください。C言語との違いは、s（文字列）記述子がないことと、v記述子が追加されていることです。v記述子は、<text:span text:style-name="T53">val</text:span>の型を自動で判定してフォーマットを行います。この記述子はGo言語を参考にしました。</text:p>
            <text:p text:style-name="P335">また、v記述子に!を指定した場合に強制的に桁をトリムする機能が追加されています。!を指定すると、指定した桁数に切り捨てられます。</text:p>
          </table:table-cell>
        </table:table-row>
        <table:table-row table:style-name="TableLine2363694749584">
          <table:table-cell office:value-type="string">
            <text:p text:style-name="P505">戻り値</text:p>
          </table:table-cell>
          <table:table-cell office:value-type="string">
            <text:p text:style-name="P333"/>
            <text:p text:style-name="P333">整形された文字列が返ります。</text:p>
          </table:table-cell>
        </table:table-row>
        <table:table-row table:style-name="TableLine2363694740608">
          <table:table-cell office:value-type="string">
            <text:p text:style-name="P505">例外</text:p>
          </table:table-cell>
          <table:table-cell office:value-type="string">
            <text:p text:style-name="P333"/>
            <text:p text:style-name="P333">ErrSyntax: 書式に誤りがあります。</text:p>
            <text:p text:style-name="P333">ErrBadType: 記述子に対応するデータ型が合っていません。</text:p>
          </table:table-cell>
        </table:table-row>
        <table:table-row table:style-name="TableLine2363694746320">
          <table:table-cell office:value-type="string">
            <text:p text:style-name="P505">使用例</text:p>
          </table:table-cell>
          <table:table-cell office:value-type="string">
            <text:p text:style-name="P556"/>
            <text:p text:style-name="P557">"%5v" fmt "a" <text:s/># → " <text:s text:c="3"/>a"</text:p>
            <text:p text:style-name="P557">"%-5v" fmt "a" # → "a <text:s text:c="3"/>"</text:p>
            <text:p text:style-name="P557">"%05d" fmt 10 <text:s/># → "00010"</text:p>
            <text:p text:style-name="P558"/>
          </table:table-cell>
        </table:table-row>
      </table:table>
      <text:h text:style-name="P786" text:outline-level="3"/>
      <text:h text:style-name="P788" text:outline-level="3"><text:bookmark-start text:name="__RefHeading__14760_1559979953"/>String::int<text:span text:style-name="T5">　</text:span><text:bookmark-end text:name="__RefHeading__14760_1559979953"/></text:h>
      <text:h text:style-name="Heading_20_3" text:outline-level="3"><text:bookmark-start text:name="__RefHeading__16364_1255925395"/>String::number　<text:bookmark-end text:name="__RefHeading__16364_1255925395"/></text:h>
      <text:h text:style-name="Heading_20_3" text:outline-level="3"><text:bookmark-start text:name="__RefHeading__16366_1255925395"/>String::real　<text:bookmark-end text:name="__RefHeading__16366_1255925395"/></text:h>
      <text:h text:style-name="Heading_20_3" text:outline-level="3"><text:bookmark-start text:name="__RefHeading__16368_1255925395"/>String::rquote　<text:bookmark-end text:name="__RefHeading__16368_1255925395"/></text:h>
      <text:p text:style-name="P28"/>
      <table:table table:name="表185" table:style-name="表185">
        <table:table-column table:style-name="表185.A"/>
        <table:table-column table:style-name="表185.B"/>
        <table:table-row table:style-name="TableLine2363694741696">
          <table:table-cell office:value-type="string">
            <text:p text:style-name="P428">説明</text:p>
          </table:table-cell>
          <table:table-cell office:value-type="string">
            <text:p text:style-name="P233"/>
            <text:p text:style-name="P336">文字列を変換します。</text:p>
          </table:table-cell>
        </table:table-row>
        <table:table-row table:style-name="TableLine2363694746864">
          <table:table-cell office:value-type="string">
            <text:p text:style-name="P428">書式</text:p>
          </table:table-cell>
          <table:table-cell office:value-type="string">
            <text:p text:style-name="P233"/>
            <text:p text:style-name="P233">String int</text:p>
            <text:p text:style-name="P336">String number</text:p>
            <text:p text:style-name="P336">String real</text:p>
            <text:p text:style-name="P336">String rquote</text:p>
          </table:table-cell>
        </table:table-row>
        <table:table-row table:style-name="TableLine2363694745504">
          <table:table-cell office:value-type="string">
            <text:p text:style-name="P428">詳細</text:p>
          </table:table-cell>
          <table:table-cell office:value-type="string">
            <text:p text:style-name="P233"/>
            <text:p text:style-name="P233">intは文字列をパースし整数型を返します。</text:p>
            <text:p text:style-name="P233">numberは文字列をパースし、文字列の形式により整数型または実数型を返します。</text:p>
            <text:p text:style-name="P233">realは文字列をパースし実数を返します。</text:p>
            <text:p text:style-name="P233">rquoteは文字列を正規表現文字列型に変換して返します。</text:p>
            <text:p text:style-name="P233">int, number, real は、文字列中に数値を構成する以外の文字があると失敗しnilを返します。</text:p>
          </table:table-cell>
        </table:table-row>
        <table:table-row table:style-name="TableLine2363694734080">
          <table:table-cell office:value-type="string">
            <text:p text:style-name="P428">戻り値</text:p>
          </table:table-cell>
          <table:table-cell office:value-type="string">
            <text:p text:style-name="P233"/>
            <text:p text:style-name="P233">メソッド毎に異なります。詳細参照。</text:p>
          </table:table-cell>
        </table:table-row>
        <table:table-row table:style-name="TableLine2363694746592">
          <table:table-cell office:value-type="string">
            <text:p text:style-name="P428">例外</text:p>
          </table:table-cell>
          <table:table-cell office:value-type="string">
            <text:p text:style-name="P233"/>
            <text:p text:style-name="P233">ErrSyntax: 書式に誤りがあります。</text:p>
          </table:table-cell>
        </table:table-row>
        <table:table-row table:style-name="TableLine2363694742784">
          <table:table-cell office:value-type="string">
            <text:p text:style-name="P428">使用例</text:p>
          </table:table-cell>
          <table:table-cell office:value-type="string">
            <text:p text:style-name="P233"/>
            <text:p text:style-name="P233"/>
          </table:table-cell>
        </table:table-row>
      </table:table>
      <text:h text:style-name="P788" text:outline-level="3"><text:bookmark-start text:name="__RefHeading___Toc21235_1834471834"/>String::len<text:span text:style-name="T5">　</text:span><text:bookmark-end text:name="__RefHeading___Toc21235_1834471834"/></text:h>
      <text:p text:style-name="P134"/>
      <table:table table:name="表190" table:style-name="表190">
        <table:table-column table:style-name="表190.A"/>
        <table:table-column table:style-name="表190.B"/>
        <table:table-row table:style-name="TableLine2363694742512">
          <table:table-cell office:value-type="string">
            <text:p text:style-name="P506">説明</text:p>
          </table:table-cell>
          <table:table-cell office:value-type="string">
            <text:p text:style-name="P337"/>
            <text:p text:style-name="P337">文字列の長さを返します。</text:p>
          </table:table-cell>
        </table:table-row>
        <table:table-row table:style-name="TableLine2363694740880">
          <table:table-cell office:value-type="string">
            <text:p text:style-name="P506">書式</text:p>
          </table:table-cell>
          <table:table-cell office:value-type="string">
            <text:p text:style-name="P337"/>
            <text:p text:style-name="P337">String len</text:p>
          </table:table-cell>
        </table:table-row>
        <table:table-row table:style-name="TableLine2363694743872">
          <table:table-cell office:value-type="string">
            <text:p text:style-name="P506">詳細</text:p>
          </table:table-cell>
          <table:table-cell office:value-type="string">
            <text:p text:style-name="P337"/>
            <text:p text:style-name="P337">文字列の長さを返します。</text:p>
          </table:table-cell>
        </table:table-row>
        <table:table-row table:style-name="TableLine2363694734896">
          <table:table-cell office:value-type="string">
            <text:p text:style-name="P506">戻り値</text:p>
          </table:table-cell>
          <table:table-cell office:value-type="string">
            <text:p text:style-name="P337"/>
            <text:p text:style-name="P337">文字列の長さが返ります。</text:p>
          </table:table-cell>
        </table:table-row>
        <table:table-row table:style-name="TableLine2363694735984">
          <table:table-cell office:value-type="string">
            <text:p text:style-name="P506">例外</text:p>
          </table:table-cell>
          <table:table-cell office:value-type="string">
            <text:p text:style-name="P337"/>
            <text:p text:style-name="P337">ErrSyntax: 書式に誤りがあります。</text:p>
          </table:table-cell>
        </table:table-row>
        <table:table-row table:style-name="TableLine2363694744960">
          <table:table-cell office:value-type="string">
            <text:p text:style-name="P506">使用例</text:p>
          </table:table-cell>
          <table:table-cell office:value-type="string">
            <text:p text:style-name="P337"/>
            <text:p text:style-name="P337"/>
          </table:table-cell>
        </table:table-row>
      </table:table>
      <text:h text:style-name="P747" text:outline-level="3"/>
      <text:h text:style-name="P788" text:outline-level="3"><text:bookmark-start text:name="__RefHeading___Toc22369_1636654246"/>String::<text:span text:style-name="T211">lower</text:span><text:span text:style-name="T5">　</text:span><text:bookmark-end text:name="__RefHeading___Toc22369_1636654246"/></text:h>
      <text:p text:style-name="P131"/>
      <table:table table:name="表195" table:style-name="表195">
        <table:table-column table:style-name="表195.A"/>
        <table:table-column table:style-name="表195.B"/>
        <table:table-row table:style-name="TableLine2363694747136">
          <table:table-cell office:value-type="string">
            <text:p text:style-name="P503">説明</text:p>
          </table:table-cell>
          <table:table-cell office:value-type="string">
            <text:p text:style-name="P331"/>
            <text:p text:style-name="P331">文字列内の大文字を小文字に変換します。</text:p>
          </table:table-cell>
        </table:table-row>
        <table:table-row table:style-name="TableLine2363694736256">
          <table:table-cell office:value-type="string">
            <text:p text:style-name="P503">書式</text:p>
          </table:table-cell>
          <table:table-cell office:value-type="string">
            <text:p text:style-name="P331"/>
            <text:p text:style-name="P331">String <text:span text:style-name="T211">lower</text:span></text:p>
          </table:table-cell>
        </table:table-row>
        <table:table-row table:style-name="TableLine2363694746048">
          <table:table-cell office:value-type="string">
            <text:p text:style-name="P503">詳細</text:p>
          </table:table-cell>
          <table:table-cell office:value-type="string">
            <text:p text:style-name="P331"/>
            <text:p text:style-name="P331">文字列中に大文字があれば小文字に変換します。変数の内容は変更されません。</text:p>
          </table:table-cell>
        </table:table-row>
        <table:table-row table:style-name="TableLine2363694747408">
          <table:table-cell office:value-type="string">
            <text:p text:style-name="P503">戻り値</text:p>
          </table:table-cell>
          <table:table-cell office:value-type="string">
            <text:p text:style-name="P331"/>
            <text:p text:style-name="P331">変換された結果が返ります。また変数の内容は変更されません。</text:p>
          </table:table-cell>
        </table:table-row>
        <table:table-row table:style-name="TableLine2363694736528">
          <table:table-cell office:value-type="string">
            <text:p text:style-name="P503">例外</text:p>
          </table:table-cell>
          <table:table-cell office:value-type="string">
            <text:p text:style-name="P331"/>
            <text:p text:style-name="P331">ErrSyntax: 書式に誤りがあります。</text:p>
          </table:table-cell>
        </table:table-row>
        <table:table-row table:style-name="TableLine2363694748496">
          <table:table-cell office:value-type="string">
            <text:p text:style-name="P503">使用例</text:p>
          </table:table-cell>
          <table:table-cell office:value-type="string">
            <text:p text:style-name="P331"/>
            <text:p text:style-name="P331"/>
          </table:table-cell>
        </table:table-row>
      </table:table>
      <text:h text:style-name="P724" text:outline-level="3"/>
      <text:h text:style-name="P788" text:outline-level="3"><text:bookmark-start text:name="__RefHeading___Toc24914_3194212809"/>String::<text:span text:style-name="T247">replace</text:span><text:span text:style-name="T5">　</text:span><text:bookmark-end text:name="__RefHeading___Toc24914_3194212809"/></text:h>
      <text:p text:style-name="P135"/>
      <table:table table:name="表229" table:style-name="表229">
        <table:table-column table:style-name="表229.A"/>
        <table:table-column table:style-name="表229.B"/>
        <table:table-row table:style-name="TableLine2363694739520">
          <table:table-cell office:value-type="string">
            <text:p text:style-name="P507">説明</text:p>
          </table:table-cell>
          <table:table-cell office:value-type="string">
            <text:p text:style-name="P338"/>
            <text:p text:style-name="P338">文字列の正規表現にマッチした部分を置換します。</text:p>
          </table:table-cell>
        </table:table-row>
        <table:table-row table:style-name="TableLine2363694737072">
          <table:table-cell office:value-type="string">
            <text:p text:style-name="P507">書式</text:p>
          </table:table-cell>
          <table:table-cell office:value-type="string">
            <text:p text:style-name="P338"/>
            <text:p text:style-name="P338">String <text:span text:style-name="T247">replace [ :all ]</text:span> <text:span text:style-name="T83">regex replace-string</text:span></text:p>
          </table:table-cell>
        </table:table-row>
        <table:table-row table:style-name="TableLine2363694737888">
          <table:table-cell office:value-type="string">
            <text:p text:style-name="P507">詳細</text:p>
          </table:table-cell>
          <table:table-cell office:value-type="string">
            <text:p text:style-name="P338"/>
            <text:p text:style-name="P338">文字列中の<text:span text:style-name="T53">regex</text:span>にマッチした部分文字列を<text:span text:style-name="T53">replace-string</text:span>に置換します。:all スイッチを指定した場合、マッチする全ての部分文字列が置換されます。</text:p>
            <text:p text:style-name="P641"><text:span text:style-name="T53">regex</text:span>は正規表現文字列ですが、パラメータとして与える際はstringが実装されたオブジェクトであればどの型でも受け付けます。</text:p>
          </table:table-cell>
        </table:table-row>
        <table:table-row table:style-name="TableLine2363694740064">
          <table:table-cell office:value-type="string">
            <text:p text:style-name="P507">戻り値</text:p>
          </table:table-cell>
          <table:table-cell office:value-type="string">
            <text:p text:style-name="P338"/>
            <text:p text:style-name="P338">置換された文字列が返ります。</text:p>
          </table:table-cell>
        </table:table-row>
        <table:table-row table:style-name="TableLine2363694740336">
          <table:table-cell office:value-type="string">
            <text:p text:style-name="P507">例外</text:p>
          </table:table-cell>
          <table:table-cell office:value-type="string">
            <text:p text:style-name="P338"/>
            <text:p text:style-name="P338">ErrSyntax: 書式に誤りがあります。</text:p>
          </table:table-cell>
        </table:table-row>
        <table:table-row table:style-name="TableLine2363694768080">
          <table:table-cell office:value-type="string">
            <text:p text:style-name="P507">使用例</text:p>
          </table:table-cell>
          <table:table-cell office:value-type="string">
            <text:p text:style-name="P338"/>
            <text:p text:style-name="P338"/>
          </table:table-cell>
        </table:table-row>
      </table:table>
      <text:h text:style-name="P788" text:outline-level="3"><text:bookmark-start text:name="__RefHeading___Toc24916_3194212809"/>String::split<text:span text:style-name="T5">　</text:span><text:bookmark-end text:name="__RefHeading___Toc24916_3194212809"/></text:h>
      <text:p text:style-name="P135"/>
      <table:table table:name="表230" table:style-name="表230">
        <table:table-column table:style-name="表230.A"/>
        <table:table-column table:style-name="表230.B"/>
        <table:table-row table:style-name="TableLine2363694748768">
          <table:table-cell office:value-type="string">
            <text:p text:style-name="P507">説明</text:p>
          </table:table-cell>
          <table:table-cell office:value-type="string">
            <text:p text:style-name="P338"/>
            <text:p text:style-name="P338">文字列を分割します。</text:p>
          </table:table-cell>
        </table:table-row>
        <table:table-row table:style-name="TableLine2363694758560">
          <table:table-cell office:value-type="string">
            <text:p text:style-name="P507">書式</text:p>
          </table:table-cell>
          <table:table-cell office:value-type="string">
            <text:p text:style-name="P338"/>
            <text:p text:style-name="P338">String split [ sep: <text:span text:style-name="T53">val</text:span> ]</text:p>
          </table:table-cell>
        </table:table-row>
        <table:table-row table:style-name="TableLine2363694761280">
          <table:table-cell office:value-type="string">
            <text:p text:style-name="P507">詳細</text:p>
          </table:table-cell>
          <table:table-cell office:value-type="string">
            <text:p text:style-name="P338"/>
            <text:p text:style-name="P338">文字列を指定したセパレータ<text:span text:style-name="T53">val</text:span>で分割し分割された文字列のリストを返します。<text:span text:style-name="T53">val</text:span>に空文字列を指定した場合は、1文字単位で分割します。</text:p>
            <text:p text:style-name="P338">また、<text:span text:style-name="T53">val</text:span>を省略した場合は、空白文字列により分割されます。この場合、連続する複数の空白文字はすべてひとつのセパレータが連続していると見なされます。</text:p>
          </table:table-cell>
        </table:table-row>
        <table:table-row table:style-name="TableLine2363694752576">
          <table:table-cell office:value-type="string">
            <text:p text:style-name="P507">戻り値</text:p>
          </table:table-cell>
          <table:table-cell office:value-type="string">
            <text:p text:style-name="P338"/>
            <text:p text:style-name="P338">分割された文字列のリストが返ります。</text:p>
          </table:table-cell>
        </table:table-row>
        <table:table-row table:style-name="TableLine2363694753664">
          <table:table-cell office:value-type="string">
            <text:p text:style-name="P507">例外</text:p>
          </table:table-cell>
          <table:table-cell office:value-type="string">
            <text:p text:style-name="P338"/>
            <text:p text:style-name="P338">ErrSyntax: 書式に誤りがあります。</text:p>
          </table:table-cell>
        </table:table-row>
        <table:table-row table:style-name="TableLine2363694764000">
          <table:table-cell office:value-type="string">
            <text:p text:style-name="P507">使用例</text:p>
          </table:table-cell>
          <table:table-cell office:value-type="string">
            <text:p text:style-name="P338"/>
            <text:p text:style-name="P338"/>
          </table:table-cell>
        </table:table-row>
      </table:table>
      <text:h text:style-name="P761" text:outline-level="3"/>
      <text:h text:style-name="P788" text:outline-level="3"><text:bookmark-start text:name="__RefHeading__14762_1559979953"/>String::sub<text:span text:style-name="T5">　</text:span><text:bookmark-end text:name="__RefHeading__14762_1559979953"/></text:h>
      <text:p text:style-name="P28"/>
      <table:table table:name="表186" table:style-name="表186">
        <table:table-column table:style-name="表186.A"/>
        <table:table-column table:style-name="表186.B"/>
        <table:table-row table:style-name="TableLine2363694753392">
          <table:table-cell office:value-type="string">
            <text:p text:style-name="P428">説明</text:p>
          </table:table-cell>
          <table:table-cell office:value-type="string">
            <text:p text:style-name="P233"/>
            <text:p text:style-name="P233">部分文字列を生成します。</text:p>
          </table:table-cell>
        </table:table-row>
        <table:table-row table:style-name="TableLine2363694750944">
          <table:table-cell office:value-type="string">
            <text:p text:style-name="P428">書式</text:p>
          </table:table-cell>
          <table:table-cell office:value-type="string">
            <text:p text:style-name="P233"/>
            <text:p text:style-name="P233">String sub <text:span text:style-name="T53">start</text:span> [ <text:span text:style-name="T53">end </text:span><text:span text:style-name="T99"><text:s/>]</text:span></text:p>
          </table:table-cell>
        </table:table-row>
        <table:table-row table:style-name="TableLine2363694754480">
          <table:table-cell office:value-type="string">
            <text:p text:style-name="P428">詳細</text:p>
          </table:table-cell>
          <table:table-cell office:value-type="string">
            <text:p text:style-name="P233"/>
            <text:p text:style-name="P233">文字列から部分文字列を生成します。文字列の<text:span text:style-name="T53">start</text:span>から<text:span text:style-name="T53">end</text:span>を部分文字列として切り出します。<text:span text:style-name="T53">end</text:span>を省略した場合は、<text:span text:style-name="T53">start</text:span>から残り全ての文字列を返します。</text:p>
          </table:table-cell>
        </table:table-row>
        <table:table-row table:style-name="TableLine2363694761008">
          <table:table-cell office:value-type="string">
            <text:p text:style-name="P428">戻り値</text:p>
          </table:table-cell>
          <table:table-cell office:value-type="string">
            <text:p text:style-name="P233"/>
            <text:p text:style-name="P233">切り出された部分文字列が返ります。</text:p>
          </table:table-cell>
        </table:table-row>
        <table:table-row table:style-name="TableLine2363694753936">
          <table:table-cell office:value-type="string">
            <text:p text:style-name="P428">例外</text:p>
          </table:table-cell>
          <table:table-cell office:value-type="string">
            <text:p text:style-name="P233"/>
            <text:p text:style-name="P233">ErrSyntax: 書式に誤りがあります。</text:p>
          </table:table-cell>
        </table:table-row>
        <table:table-row table:style-name="TableLine2363694767808">
          <table:table-cell office:value-type="string">
            <text:p text:style-name="P428">使用例</text:p>
          </table:table-cell>
          <table:table-cell office:value-type="string">
            <text:p text:style-name="P233"/>
            <text:p text:style-name="P233"/>
          </table:table-cell>
        </table:table-row>
      </table:table>
      <text:p text:style-name="P24"/>
      <text:h text:style-name="P788" text:outline-level="3"><text:bookmark-start text:name="__RefHeading___Toc23060_1636654246"/>String::<text:span text:style-name="T211">uexport</text:span><text:span text:style-name="T5">　</text:span><text:bookmark-end text:name="__RefHeading___Toc23060_1636654246"/></text:h>
      <text:p text:style-name="P136"/>
      <table:table table:name="表198" table:style-name="表198">
        <table:table-column table:style-name="表198.A"/>
        <table:table-column table:style-name="表198.B"/>
        <table:table-row table:style-name="TableLine2363694754752">
          <table:table-cell office:value-type="string">
            <text:p text:style-name="P508">説明</text:p>
          </table:table-cell>
          <table:table-cell office:value-type="string">
            <text:p text:style-name="P304"/>
            <text:p text:style-name="P304">文字列内の文字を<text:span text:style-name="T215">Unicodeに変換します。</text:span></text:p>
          </table:table-cell>
        </table:table-row>
        <table:table-row table:style-name="TableLine2363694765632">
          <table:table-cell office:value-type="string">
            <text:p text:style-name="P508">書式</text:p>
          </table:table-cell>
          <table:table-cell office:value-type="string">
            <text:p text:style-name="P304"/>
            <text:p text:style-name="P304">String <text:span text:style-name="T211">uexport</text:span></text:p>
          </table:table-cell>
        </table:table-row>
        <table:table-row table:style-name="TableLine2363694764272">
          <table:table-cell office:value-type="string">
            <text:p text:style-name="P508">詳細</text:p>
          </table:table-cell>
          <table:table-cell office:value-type="string">
            <text:p text:style-name="P304"/>
            <text:p text:style-name="P304">文字列中の各文字を<text:span text:style-name="T215">Unicode（整数値）に変換しリストで返します</text:span>。</text:p>
          </table:table-cell>
        </table:table-row>
        <table:table-row table:style-name="TableLine2363694758832">
          <table:table-cell office:value-type="string">
            <text:p text:style-name="P508">戻り値</text:p>
          </table:table-cell>
          <table:table-cell office:value-type="string">
            <text:p text:style-name="P304"/>
            <text:p text:style-name="P304">変換された<text:span text:style-name="T215">Unicodeによる文字コードのリスト</text:span>。</text:p>
          </table:table-cell>
        </table:table-row>
        <table:table-row table:style-name="TableLine2363694759104">
          <table:table-cell office:value-type="string">
            <text:p text:style-name="P508">例外</text:p>
          </table:table-cell>
          <table:table-cell office:value-type="string">
            <text:p text:style-name="P304"/>
            <text:p text:style-name="P304">ErrSyntax: 書式に誤りがあります。</text:p>
          </table:table-cell>
        </table:table-row>
        <table:table-row table:style-name="TableLine2363694755024">
          <table:table-cell office:value-type="string">
            <text:p text:style-name="P508">使用例</text:p>
          </table:table-cell>
          <table:table-cell office:value-type="string">
            <text:p text:style-name="P304"/>
            <text:p text:style-name="P304"/>
          </table:table-cell>
        </table:table-row>
      </table:table>
      <text:h text:style-name="P788" text:outline-level="3"><text:bookmark-start text:name="__RefHeading___Toc23062_1636654246"/>String::<text:span text:style-name="T211">uimport!</text:span><text:span text:style-name="T5">　</text:span><text:bookmark-end text:name="__RefHeading___Toc23062_1636654246"/></text:h>
      <text:p text:style-name="P136"/>
      <table:table table:name="表199" table:style-name="表199">
        <table:table-column table:style-name="表199.A"/>
        <table:table-column table:style-name="表199.B"/>
        <table:table-row table:style-name="TableLine2363694760736">
          <table:table-cell office:value-type="string">
            <text:p text:style-name="P508">説明</text:p>
          </table:table-cell>
          <table:table-cell office:value-type="string">
            <text:p text:style-name="P304"/>
            <text:p text:style-name="P304"><text:span text:style-name="T215">Unicodeによる文字コードを</text:span>文字列内に追加<text:span text:style-name="T215">します。</text:span></text:p>
          </table:table-cell>
        </table:table-row>
        <table:table-row table:style-name="TableLine2363694760192">
          <table:table-cell office:value-type="string">
            <text:p text:style-name="P508">書式</text:p>
          </table:table-cell>
          <table:table-cell office:value-type="string">
            <text:p text:style-name="P304"/>
            <text:p text:style-name="P304">String <text:span text:style-name="T215">uimport! ( </text:span><text:span text:style-name="T69">val</text:span><text:span text:style-name="T215"> … )</text:span></text:p>
          </table:table-cell>
        </table:table-row>
        <table:table-row table:style-name="TableLine2363694759376">
          <table:table-cell office:value-type="string">
            <text:p text:style-name="P508">詳細</text:p>
          </table:table-cell>
          <table:table-cell office:value-type="string">
            <text:p text:style-name="P304"/>
            <text:p text:style-name="P304">リスト中の <text:span text:style-name="T53">va</text:span><text:span text:style-name="T69">l</text:span><text:span text:style-name="T215"> をUnicode文字コードとして</text:span>文字列へ <text:span text:style-name="T69">val</text:span><text:span text:style-name="T215"> を追加します</text:span>。<text:span text:style-name="T69">val</text:span><text:span text:style-name="T215"> には整数値を指定します。</text:span></text:p>
          </table:table-cell>
        </table:table-row>
        <table:table-row table:style-name="TableLine2363694757472">
          <table:table-cell office:value-type="string">
            <text:p text:style-name="P508">戻り値</text:p>
          </table:table-cell>
          <table:table-cell office:value-type="string">
            <text:p text:style-name="P304"/>
            <text:p text:style-name="P304">文字が追加された後の文字列を返します。</text:p>
          </table:table-cell>
        </table:table-row>
        <table:table-row table:style-name="TableLine2363694752032">
          <table:table-cell office:value-type="string">
            <text:p text:style-name="P508">例外</text:p>
          </table:table-cell>
          <table:table-cell office:value-type="string">
            <text:p text:style-name="P304"/>
            <text:p text:style-name="P304">ErrSyntax: 書式に誤りがあります。</text:p>
          </table:table-cell>
        </table:table-row>
        <table:table-row table:style-name="TableLine2363694752304">
          <table:table-cell office:value-type="string">
            <text:p text:style-name="P508">使用例</text:p>
          </table:table-cell>
          <table:table-cell office:value-type="string">
            <text:p text:style-name="P304"/>
            <text:p text:style-name="P304"/>
          </table:table-cell>
        </table:table-row>
      </table:table>
      <text:h text:style-name="P748" text:outline-level="3"/>
      <text:h text:style-name="P788" text:outline-level="3"><text:bookmark-start text:name="__RefHeading___Toc22371_1636654246"/>String::<text:span text:style-name="T211">upper</text:span><text:span text:style-name="T5">　</text:span><text:bookmark-end text:name="__RefHeading___Toc22371_1636654246"/></text:h>
      <text:p text:style-name="P131"/>
      <table:table table:name="表196" table:style-name="表196">
        <table:table-column table:style-name="表196.A"/>
        <table:table-column table:style-name="表196.B"/>
        <table:table-row table:style-name="TableLine2363694762368">
          <table:table-cell office:value-type="string">
            <text:p text:style-name="P503">説明</text:p>
          </table:table-cell>
          <table:table-cell office:value-type="string">
            <text:p text:style-name="P331"/>
            <text:p text:style-name="P331">文字列内の小文字を大文字に変換します。</text:p>
          </table:table-cell>
        </table:table-row>
        <table:table-row table:style-name="TableLine2363694760464">
          <table:table-cell office:value-type="string">
            <text:p text:style-name="P503">書式</text:p>
          </table:table-cell>
          <table:table-cell office:value-type="string">
            <text:p text:style-name="P331"/>
            <text:p text:style-name="P331">String <text:span text:style-name="T211">upper</text:span></text:p>
          </table:table-cell>
        </table:table-row>
        <table:table-row table:style-name="TableLine2363694755840">
          <table:table-cell office:value-type="string">
            <text:p text:style-name="P503">詳細</text:p>
          </table:table-cell>
          <table:table-cell office:value-type="string">
            <text:p text:style-name="P331"/>
            <text:p text:style-name="P331">文字列中に小文字があれば大文字に変換します。変数の内容は変更されません。</text:p>
          </table:table-cell>
        </table:table-row>
        <table:table-row table:style-name="TableLine2363694759920">
          <table:table-cell office:value-type="string">
            <text:p text:style-name="P503">戻り値</text:p>
          </table:table-cell>
          <table:table-cell office:value-type="string">
            <text:p text:style-name="P331"/>
            <text:p text:style-name="P331">変換された結果が返ります。また変数の内容は変更されません。</text:p>
          </table:table-cell>
        </table:table-row>
        <table:table-row table:style-name="TableLine2363694751216">
          <table:table-cell office:value-type="string">
            <text:p text:style-name="P503">例外</text:p>
          </table:table-cell>
          <table:table-cell office:value-type="string">
            <text:p text:style-name="P331"/>
            <text:p text:style-name="P331">ErrSyntax: 書式に誤りがあります。</text:p>
          </table:table-cell>
        </table:table-row>
        <table:table-row table:style-name="TableLine2363694761824">
          <table:table-cell office:value-type="string">
            <text:p text:style-name="P503">使用例</text:p>
          </table:table-cell>
          <table:table-cell office:value-type="string">
            <text:p text:style-name="P331"/>
            <text:p text:style-name="P331"/>
          </table:table-cell>
        </table:table-row>
      </table:table>
      <text:h text:style-name="P724" text:outline-level="3"/>
      <text:h text:style-name="P788" text:outline-level="3"><text:bookmark-start text:name="__RefHeading___Toc21612_780634474"/>Vector　<text:bookmark-end text:name="__RefHeading___Toc21612_780634474"/></text:h>
      <text:p text:style-name="P129"/>
      <text:p text:style-name="P181">　Vectorクラスは、配列のクラスです。配列とは、インデックス値によるデータ格納のための構造です。配列へはインデックスを指定して値を格納したり、格納した値をインデックスにより取り出すことが可能であり、リストや辞書とあわせて複雑なデータ構造を実現することが可能です。</text:p>
      <text:p text:style-name="P181">　配列を生成するためにはvector<text:span text:style-name="T206">コマンドを使用します。vectorコマンドの戻り値が配列の実体となり、この戻り値に対してVectorクラスのメソッドを呼び出します。</text:span></text:p>
      <text:p text:style-name="P137">　配列はリストと似ていますが、任意の要素へのアクセスの場合、リストのアクセスが平均O(n/2)なのに対して配列は常にO(1)であるため、要素に対してランダムなアクセスを多用するプログラムでは速度的にVectorを用いた方が有利です。</text:p>
      <text:p text:style-name="P137"/>
      <text:h text:style-name="P788" text:outline-level="3"><text:bookmark-start text:name="__RefHeading__13976_843795075"/>Vector::append!　<text:bookmark-end text:name="__RefHeading__13976_843795075"/></text:h>
      <text:p text:style-name="P129"/>
      <table:table table:name="Table9" table:style-name="Table9">
        <table:table-column table:style-name="Table9.A"/>
        <table:table-column table:style-name="Table9.B"/>
        <table:table-row table:style-name="TableLine2363694766992">
          <table:table-cell office:value-type="string">
            <text:p text:style-name="P477">説明</text:p>
          </table:table-cell>
          <table:table-cell office:value-type="string">
            <text:p text:style-name="P298"/>
            <text:p text:style-name="P298">Vectorオブジェクトの最後に要素を追加します。</text:p>
          </table:table-cell>
        </table:table-row>
        <table:table-row table:style-name="TableLine2363694765088">
          <table:table-cell office:value-type="string">
            <text:p text:style-name="P477">書式</text:p>
          </table:table-cell>
          <table:table-cell office:value-type="string">
            <text:p text:style-name="P298"/>
            <text:p text:style-name="P298"><text:span text:style-name="T99">Vector append! </text:span><text:span text:style-name="T53">val</text:span></text:p>
          </table:table-cell>
        </table:table-row>
        <table:table-row table:style-name="TableLine2363694759648">
          <table:table-cell office:value-type="string">
            <text:p text:style-name="P477">詳細</text:p>
          </table:table-cell>
          <table:table-cell office:value-type="string">
            <text:p text:style-name="P298"/>
            <text:p text:style-name="P400"><text:span text:style-name="T5">配列型データの最後の要素として</text:span><text:span text:style-name="T93">val</text:span><text:span text:style-name="T5">を追加します。</text:span></text:p>
          </table:table-cell>
        </table:table-row>
        <table:table-row table:style-name="TableLine2363694766720">
          <table:table-cell office:value-type="string">
            <text:p text:style-name="P477">戻り値</text:p>
          </table:table-cell>
          <table:table-cell office:value-type="string">
            <text:p text:style-name="P298"/>
            <text:p text:style-name="P298"><text:span text:style-name="T53">val</text:span>を返します。</text:p>
          </table:table-cell>
        </table:table-row>
        <table:table-row table:style-name="TableLine2363694756384">
          <table:table-cell office:value-type="string">
            <text:p text:style-name="P477">例外</text:p>
          </table:table-cell>
          <table:table-cell office:value-type="string">
            <text:p text:style-name="P298"/>
            <text:p text:style-name="P298">ErrSyntax: 書式に誤りがあります。</text:p>
          </table:table-cell>
        </table:table-row>
        <table:table-row table:style-name="TableLine2363694763456">
          <table:table-cell office:value-type="string">
            <text:p text:style-name="P477">使用例</text:p>
          </table:table-cell>
          <table:table-cell office:value-type="string">
            <text:p text:style-name="P298"/>
            <text:p text:style-name="P298"/>
          </table:table-cell>
        </table:table-row>
      </table:table>
      <text:h text:style-name="P759" text:outline-level="3"/>
      <text:h text:style-name="P788" text:outline-level="3"><text:bookmark-start text:name="__RefHeading__14568_1559979953"/><text:span text:style-name="T5">Vector</text:span>::each<text:span text:style-name="T5">　</text:span><text:bookmark-end text:name="__RefHeading__14568_1559979953"/></text:h>
      <text:p text:style-name="P104"/>
      <table:table table:name="Table10" table:style-name="Table10">
        <table:table-column table:style-name="Table10.A"/>
        <table:table-column table:style-name="Table10.B"/>
        <table:table-row table:style-name="TableLine2363694755568">
          <table:table-cell office:value-type="string">
            <text:p text:style-name="P477">説明</text:p>
          </table:table-cell>
          <table:table-cell office:value-type="string">
            <text:p text:style-name="P298"/>
            <text:p text:style-name="P298">Vectorのイテレータです。</text:p>
          </table:table-cell>
        </table:table-row>
        <table:table-row table:style-name="TableLine2363694762640">
          <table:table-cell office:value-type="string">
            <text:p text:style-name="P477">書式</text:p>
          </table:table-cell>
          <table:table-cell office:value-type="string">
            <text:p text:style-name="P298"/>
            <text:p text:style-name="P298"><text:span text:style-name="T124">Vector</text:span> each do: { | <text:span text:style-name="T53">var</text:span> | <text:s/><text:span text:style-name="T53">block</text:span> }</text:p>
          </table:table-cell>
        </table:table-row>
        <table:table-row table:style-name="TableLine2363694762912">
          <table:table-cell office:value-type="string">
            <text:p text:style-name="P477">詳細</text:p>
          </table:table-cell>
          <table:table-cell office:value-type="string">
            <text:p text:style-name="P298"/>
            <text:p text:style-name="P298">Vectorオブジェクトの全要素について<text:span text:style-name="T53">block</text:span>を実行します。現在の要素は<text:span text:style-name="T53">var </text:span>に設定されます。</text:p>
          </table:table-cell>
        </table:table-row>
        <table:table-row table:style-name="TableLine2363694763184">
          <table:table-cell office:value-type="string">
            <text:p text:style-name="P477">戻り値</text:p>
          </table:table-cell>
          <table:table-cell office:value-type="string">
            <text:p text:style-name="P298"/>
            <text:p text:style-name="P298">最後の要素について実行された<text:span text:style-name="T53">block</text:span>の結果が返ります。</text:p>
          </table:table-cell>
        </table:table-row>
        <table:table-row table:style-name="TableLine2363694764544">
          <table:table-cell office:value-type="string">
            <text:p text:style-name="P477">例外</text:p>
          </table:table-cell>
          <table:table-cell office:value-type="string">
            <text:p text:style-name="P298"/>
            <text:p text:style-name="P298">ErrSyntax: 書式に誤りがあります。</text:p>
          </table:table-cell>
        </table:table-row>
        <table:table-row table:style-name="TableLine2363694764816">
          <table:table-cell office:value-type="string">
            <text:p text:style-name="P477">使用例</text:p>
          </table:table-cell>
          <table:table-cell office:value-type="string">
            <text:p text:style-name="P298"/>
            <text:p text:style-name="P298"/>
          </table:table-cell>
        </table:table-row>
      </table:table>
      <text:h text:style-name="P788" text:outline-level="3"><text:bookmark-start text:name="__RefHeading___Toc25107_2612789494"/><text:span text:style-name="T5">Vector</text:span>::fill<text:span text:style-name="T5">　</text:span><text:bookmark-end text:name="__RefHeading___Toc25107_2612789494"/></text:h>
      <text:p text:style-name="P138"/>
      <table:table table:name="表235" table:style-name="表235">
        <table:table-column table:style-name="表235.A"/>
        <table:table-column table:style-name="表235.B"/>
        <table:table-row table:style-name="TableLine2363694757200">
          <table:table-cell office:value-type="string">
            <text:p text:style-name="P509">説明</text:p>
          </table:table-cell>
          <table:table-cell office:value-type="string">
            <text:p text:style-name="P339"/>
            <text:p text:style-name="P339">Vectorの全ての要素に値を設定します。</text:p>
          </table:table-cell>
        </table:table-row>
        <table:table-row table:style-name="TableLine2363694779232">
          <table:table-cell office:value-type="string">
            <text:p text:style-name="P509">書式</text:p>
          </table:table-cell>
          <table:table-cell office:value-type="string">
            <text:p text:style-name="P339"/>
            <text:p text:style-name="P339">Vector <text:span text:style-name="T249">fill</text:span> <text:span text:style-name="T53">val</text:span></text:p>
          </table:table-cell>
        </table:table-row>
        <table:table-row table:style-name="TableLine2363694778416">
          <table:table-cell office:value-type="string">
            <text:p text:style-name="P509">詳細</text:p>
          </table:table-cell>
          <table:table-cell office:value-type="string">
            <text:p text:style-name="P339"/>
            <text:p text:style-name="P339">Vectorオブジェクトの全要素に値<text:span text:style-name="T53">val</text:span>を設定します。</text:p>
          </table:table-cell>
        </table:table-row>
        <table:table-row table:style-name="TableLine2363694779504">
          <table:table-cell office:value-type="string">
            <text:p text:style-name="P509">戻り値</text:p>
          </table:table-cell>
          <table:table-cell office:value-type="string">
            <text:p text:style-name="P339"/>
            <text:p text:style-name="P339"><text:span text:style-name="T53">val</text:span>を返します。</text:p>
          </table:table-cell>
        </table:table-row>
        <table:table-row table:style-name="TableLine2363694774064">
          <table:table-cell office:value-type="string">
            <text:p text:style-name="P509">例外</text:p>
          </table:table-cell>
          <table:table-cell office:value-type="string">
            <text:p text:style-name="P339"/>
            <text:p text:style-name="P339">ErrSyntax: 書式に誤りがあります。</text:p>
            <text:p text:style-name="P339">ErrArrayBoundary: 設定する要素がありません。</text:p>
          </table:table-cell>
        </table:table-row>
        <table:table-row table:style-name="TableLine2363694768896">
          <table:table-cell office:value-type="string">
            <text:p text:style-name="P509">使用例</text:p>
          </table:table-cell>
          <table:table-cell office:value-type="string">
            <text:p text:style-name="P339"/>
            <text:p text:style-name="P339"/>
          </table:table-cell>
        </table:table-row>
      </table:table>
      <text:h text:style-name="P749" text:outline-level="3"/>
      <text:h text:style-name="P788" text:outline-level="3"><text:bookmark-start text:name="__RefHeading___Toc25109_2612789494"/><text:span text:style-name="T5">Vector</text:span>::get<text:span text:style-name="T5">　</text:span><text:bookmark-end text:name="__RefHeading___Toc25109_2612789494"/></text:h>
      <text:p text:style-name="P138"/>
      <table:table table:name="表234" table:style-name="表234">
        <table:table-column table:style-name="表234.A"/>
        <table:table-column table:style-name="表234.B"/>
        <table:table-row table:style-name="TableLine2363694777056">
          <table:table-cell office:value-type="string">
            <text:p text:style-name="P509">説明</text:p>
          </table:table-cell>
          <table:table-cell office:value-type="string">
            <text:p text:style-name="P339"/>
            <text:p text:style-name="P339">Vectorオブジェクトから要素を取り出します。</text:p>
          </table:table-cell>
        </table:table-row>
        <table:table-row table:style-name="TableLine2363694769168">
          <table:table-cell office:value-type="string">
            <text:p text:style-name="P509">書式</text:p>
          </table:table-cell>
          <table:table-cell office:value-type="string">
            <text:p text:style-name="P339"/>
            <text:p text:style-name="P339">Vector get <text:span text:style-name="T53">index</text:span></text:p>
          </table:table-cell>
        </table:table-row>
        <table:table-row table:style-name="TableLine2363694780048">
          <table:table-cell office:value-type="string">
            <text:p text:style-name="P509">詳細</text:p>
          </table:table-cell>
          <table:table-cell office:value-type="string">
            <text:p text:style-name="P339"/>
            <text:p text:style-name="P339">Vectorオブジェクトの<text:span text:style-name="T53">index</text:span>番目の要素を返します。<text:span text:style-name="T53">index</text:span>は0からはじまります。従って最後の要素は、[vector len] -1 となります。</text:p>
          </table:table-cell>
        </table:table-row>
        <table:table-row table:style-name="TableLine2363694775424">
          <table:table-cell office:value-type="string">
            <text:p text:style-name="P509">戻り値</text:p>
          </table:table-cell>
          <table:table-cell office:value-type="string">
            <text:p text:style-name="P339"/>
            <text:p text:style-name="P339"><text:span text:style-name="T53">index </text:span>番目の要素が返ります。</text:p>
            <text:p text:style-name="P339">ErrArrayBoundary: <text:span text:style-name="T53">index</text:span>の値に誤りがあります。</text:p>
          </table:table-cell>
        </table:table-row>
        <table:table-row table:style-name="TableLine2363694774880">
          <table:table-cell office:value-type="string">
            <text:p text:style-name="P509">例外</text:p>
          </table:table-cell>
          <table:table-cell office:value-type="string">
            <text:p text:style-name="P339"/>
            <text:p text:style-name="P339">ErrSyntax: 書式に誤りがあります。</text:p>
          </table:table-cell>
        </table:table-row>
        <table:table-row table:style-name="TableLine2363694781680">
          <table:table-cell office:value-type="string">
            <text:p text:style-name="P509">使用例</text:p>
          </table:table-cell>
          <table:table-cell office:value-type="string">
            <text:p text:style-name="P339"/>
            <text:p text:style-name="P339"/>
          </table:table-cell>
        </table:table-row>
      </table:table>
      <text:h text:style-name="P762" text:outline-level="3"/>
      <text:h text:style-name="P788" text:outline-level="3"><text:bookmark-start text:name="__RefHeading__14572_1559979953"/>Vector::last<text:span text:style-name="T5">　</text:span><text:bookmark-end text:name="__RefHeading__14572_1559979953"/></text:h>
      <text:p text:style-name="P104"/>
      <table:table table:name="Table12" table:style-name="Table12">
        <table:table-column table:style-name="Table12.A"/>
        <table:table-column table:style-name="Table12.B"/>
        <table:table-row table:style-name="TableLine2363694773792">
          <table:table-cell office:value-type="string">
            <text:p text:style-name="P477">説明</text:p>
          </table:table-cell>
          <table:table-cell office:value-type="string">
            <text:p text:style-name="P298"/>
            <text:p text:style-name="P298">Vectorオブジェクトの最後の要素を返します。</text:p>
          </table:table-cell>
        </table:table-row>
        <table:table-row table:style-name="TableLine2363694769440">
          <table:table-cell office:value-type="string">
            <text:p text:style-name="P477">書式</text:p>
          </table:table-cell>
          <table:table-cell office:value-type="string">
            <text:p text:style-name="P298"/>
            <text:p text:style-name="P298">Vector last</text:p>
          </table:table-cell>
        </table:table-row>
        <table:table-row table:style-name="TableLine2363694782496">
          <table:table-cell office:value-type="string">
            <text:p text:style-name="P477">詳細</text:p>
          </table:table-cell>
          <table:table-cell office:value-type="string">
            <text:p text:style-name="P298"/>
            <text:p text:style-name="P298">Vectorオブジェクトの最後の要素を返します。Vectorに要素が設定されていない場合はnilを返します。</text:p>
          </table:table-cell>
        </table:table-row>
        <table:table-row table:style-name="TableLine2363694774608">
          <table:table-cell office:value-type="string">
            <text:p text:style-name="P477">戻り値</text:p>
          </table:table-cell>
          <table:table-cell office:value-type="string">
            <text:p text:style-name="P298"/>
            <text:p text:style-name="P298">最後の要素が返ります。</text:p>
          </table:table-cell>
        </table:table-row>
        <table:table-row table:style-name="TableLine2363694778144">
          <table:table-cell office:value-type="string">
            <text:p text:style-name="P477">例外</text:p>
          </table:table-cell>
          <table:table-cell office:value-type="string">
            <text:p text:style-name="P298"/>
            <text:p text:style-name="P298">ErrSyntax: 書式に誤りがあります。</text:p>
          </table:table-cell>
        </table:table-row>
        <table:table-row table:style-name="TableLine2363694768352">
          <table:table-cell office:value-type="string">
            <text:p text:style-name="P477">使用例</text:p>
          </table:table-cell>
          <table:table-cell office:value-type="string">
            <text:p text:style-name="P298"/>
            <text:p text:style-name="P298"/>
          </table:table-cell>
        </table:table-row>
      </table:table>
      <text:h text:style-name="P772" text:outline-level="3"/>
      <text:h text:style-name="P788" text:outline-level="3"><text:bookmark-start text:name="__RefHeading__14574_1559979953"/><text:span text:style-name="T5">Vector</text:span>::len<text:span text:style-name="T5">　</text:span><text:bookmark-end text:name="__RefHeading__14574_1559979953"/></text:h>
      <text:p text:style-name="P104"/>
      <table:table table:name="Table13" table:style-name="Table13">
        <table:table-column table:style-name="Table13.A"/>
        <table:table-column table:style-name="Table13.B"/>
        <table:table-row table:style-name="TableLine2363694769712">
          <table:table-cell office:value-type="string">
            <text:p text:style-name="P477">説明</text:p>
          </table:table-cell>
          <table:table-cell office:value-type="string">
            <text:p text:style-name="P298"/>
            <text:p text:style-name="P298">Vectorオブジェクトの要素数を返します。</text:p>
          </table:table-cell>
        </table:table-row>
        <table:table-row table:style-name="TableLine2363694773248">
          <table:table-cell office:value-type="string">
            <text:p text:style-name="P477">書式</text:p>
          </table:table-cell>
          <table:table-cell office:value-type="string">
            <text:p text:style-name="P298"/>
            <text:p text:style-name="P298">Vector len</text:p>
          </table:table-cell>
        </table:table-row>
        <table:table-row table:style-name="TableLine2363694780864">
          <table:table-cell office:value-type="string">
            <text:p text:style-name="P477">詳細</text:p>
          </table:table-cell>
          <table:table-cell office:value-type="string">
            <text:p text:style-name="P298"/>
            <text:p text:style-name="P298">Vectorオブジェクトの要素数を返します。</text:p>
          </table:table-cell>
        </table:table-row>
        <table:table-row table:style-name="TableLine2363694777328">
          <table:table-cell office:value-type="string">
            <text:p text:style-name="P477">戻り値</text:p>
          </table:table-cell>
          <table:table-cell office:value-type="string">
            <text:p text:style-name="P298"/>
            <text:p text:style-name="P298">Vectorオブジェクトの要素数として0以上の整数値が返ります。</text:p>
          </table:table-cell>
        </table:table-row>
        <table:table-row table:style-name="TableLine2363694774336">
          <table:table-cell office:value-type="string">
            <text:p text:style-name="P477">例外</text:p>
          </table:table-cell>
          <table:table-cell office:value-type="string">
            <text:p text:style-name="P298"/>
            <text:p text:style-name="P298">ErrSyntax: 書式に誤りがあります。</text:p>
          </table:table-cell>
        </table:table-row>
        <table:table-row table:style-name="TableLine2363694781136">
          <table:table-cell office:value-type="string">
            <text:p text:style-name="P477">使用例</text:p>
          </table:table-cell>
          <table:table-cell office:value-type="string">
            <text:p text:style-name="P298"/>
            <text:p text:style-name="P298"/>
          </table:table-cell>
        </table:table-row>
      </table:table>
      <text:h text:style-name="P788" text:outline-level="3"><text:bookmark-start text:name="__RefHeading___Toc25111_2612789494"/><text:span text:style-name="T5">Vector</text:span>::list<text:span text:style-name="T5">　</text:span><text:bookmark-end text:name="__RefHeading___Toc25111_2612789494"/></text:h>
      <text:p text:style-name="P105"/>
      <table:table table:name="表231" table:style-name="表231">
        <table:table-column table:style-name="表231.A"/>
        <table:table-column table:style-name="表231.B"/>
        <table:table-row table:style-name="TableLine2363694783312">
          <table:table-cell office:value-type="string">
            <text:p text:style-name="P478">説明</text:p>
          </table:table-cell>
          <table:table-cell office:value-type="string">
            <text:p text:style-name="P300"/>
            <text:p text:style-name="P300">Vectorオブジェクトをリストへ変換します。</text:p>
          </table:table-cell>
        </table:table-row>
        <table:table-row table:style-name="TableLine2363694781952">
          <table:table-cell office:value-type="string">
            <text:p text:style-name="P478">書式</text:p>
          </table:table-cell>
          <table:table-cell office:value-type="string">
            <text:p text:style-name="P300"/>
            <text:p text:style-name="P300">Vector list</text:p>
          </table:table-cell>
        </table:table-row>
        <table:table-row table:style-name="TableLine2363694780320">
          <table:table-cell office:value-type="string">
            <text:p text:style-name="P478">詳細</text:p>
          </table:table-cell>
          <table:table-cell office:value-type="string">
            <text:p text:style-name="P300"/>
            <text:p text:style-name="P300">Vectorオブジェクトの各要素を順番にリストの要素としたリストを返します。</text:p>
          </table:table-cell>
        </table:table-row>
        <table:table-row table:style-name="TableLine2363694772976">
          <table:table-cell office:value-type="string">
            <text:p text:style-name="P478">戻り値</text:p>
          </table:table-cell>
          <table:table-cell office:value-type="string">
            <text:p text:style-name="P300"/>
            <text:p text:style-name="P300">Vectorオブジェクトの要素のリストが返ります。</text:p>
          </table:table-cell>
        </table:table-row>
        <table:table-row table:style-name="TableLine2363694771072">
          <table:table-cell office:value-type="string">
            <text:p text:style-name="P478">例外</text:p>
          </table:table-cell>
          <table:table-cell office:value-type="string">
            <text:p text:style-name="P300"/>
            <text:p text:style-name="P300">ErrSyntax: 書式に誤りがあります。</text:p>
          </table:table-cell>
        </table:table-row>
        <table:table-row table:style-name="TableLine2363694785488">
          <table:table-cell office:value-type="string">
            <text:p text:style-name="P478">使用例</text:p>
          </table:table-cell>
          <table:table-cell office:value-type="string">
            <text:p text:style-name="P300"/>
            <text:p text:style-name="P300"/>
          </table:table-cell>
        </table:table-row>
      </table:table>
      <text:h text:style-name="P773" text:outline-level="3"/>
      <text:h text:style-name="P788" text:outline-level="3"><text:bookmark-start text:name="__RefHeading__14576_1559979953"/><text:span text:style-name="T5">Vector</text:span>::<text:span text:style-name="T248">resize</text:span><text:span text:style-name="T5">　</text:span><text:bookmark-end text:name="__RefHeading__14576_1559979953"/></text:h>
      <text:p text:style-name="P104"/>
      <table:table table:name="Table14" table:style-name="Table14">
        <table:table-column table:style-name="Table14.A"/>
        <table:table-column table:style-name="Table14.B"/>
        <table:table-row table:style-name="TableLine2363694768624">
          <table:table-cell office:value-type="string">
            <text:p text:style-name="P477">説明</text:p>
          </table:table-cell>
          <table:table-cell office:value-type="string">
            <text:p text:style-name="P298"/>
            <text:p text:style-name="P298">Vectorオブジェクトの要素数を変更します。</text:p>
          </table:table-cell>
        </table:table-row>
        <table:table-row table:style-name="TableLine2363694783584">
          <table:table-cell office:value-type="string">
            <text:p text:style-name="P477">書式</text:p>
          </table:table-cell>
          <table:table-cell office:value-type="string">
            <text:p text:style-name="P298"/>
            <text:p text:style-name="P298">Vector resize <text:span text:style-name="T84">newsize</text:span></text:p>
          </table:table-cell>
        </table:table-row>
        <table:table-row table:style-name="TableLine2363694772160">
          <table:table-cell office:value-type="string">
            <text:p text:style-name="P477">詳細</text:p>
          </table:table-cell>
          <table:table-cell office:value-type="string">
            <text:p text:style-name="P24"/>
            <text:p text:style-name="P24">Vectorオブジェクトの要素数を<text:span text:style-name="T53">newsize</text:span>に変更します。元の要素数より<text:span text:style-name="T53">newsize</text:span>が大きい場合は、新たに割り当てられた部分はnilが設定されます。</text:p>
            <text:p text:style-name="P24">元の要素数より小さな値を指定した場合、切り詰められた部分の要素は捨てられます。いずれの場合も、元あった要素の内容は変更されません。</text:p>
            <text:p text:style-name="P24"><text:span text:style-name="T53">newsize</text:span><text:span text:style-name="T99">は0以上の値を指定できます。</text:span></text:p>
          </table:table-cell>
        </table:table-row>
        <table:table-row table:style-name="TableLine2363694784128">
          <table:table-cell office:value-type="string">
            <text:p text:style-name="P477">戻り値</text:p>
          </table:table-cell>
          <table:table-cell office:value-type="string">
            <text:p text:style-name="P298"/>
            <text:p text:style-name="P298">要素数の変更が成功した場合はtを返します。</text:p>
          </table:table-cell>
        </table:table-row>
        <table:table-row table:style-name="TableLine2363694772432">
          <table:table-cell office:value-type="string">
            <text:p text:style-name="P477">例外</text:p>
          </table:table-cell>
          <table:table-cell office:value-type="string">
            <text:p text:style-name="P298"/>
            <text:p text:style-name="P298">ErrSyntax: 書式に誤りがあります。</text:p>
            <text:p text:style-name="P642">ErrArrayBoundary: 要素数の指定に誤りがあります。</text:p>
          </table:table-cell>
        </table:table-row>
        <table:table-row table:style-name="TableLine2363694780592">
          <table:table-cell office:value-type="string">
            <text:p text:style-name="P477">使用例</text:p>
          </table:table-cell>
          <table:table-cell office:value-type="string">
            <text:p text:style-name="P298"/>
            <text:p text:style-name="P298"/>
          </table:table-cell>
        </table:table-row>
      </table:table>
      <text:h text:style-name="P788" text:outline-level="3"><text:bookmark-start text:name="__RefHeading__14578_1559979953"/><text:span text:style-name="T5">Vector</text:span>::set<text:span text:style-name="T5">　</text:span><text:bookmark-end text:name="__RefHeading__14578_1559979953"/></text:h>
      <text:p text:style-name="P104"/>
      <table:table table:name="Table15" table:style-name="Table15">
        <table:table-column table:style-name="Table15.A"/>
        <table:table-column table:style-name="Table15.B"/>
        <table:table-row table:style-name="TableLine2363694781408">
          <table:table-cell office:value-type="string">
            <text:p text:style-name="P477">説明</text:p>
          </table:table-cell>
          <table:table-cell office:value-type="string">
            <text:p text:style-name="P298"/>
            <text:p text:style-name="P298">Vectorの要素に値を設定します。</text:p>
          </table:table-cell>
        </table:table-row>
        <table:table-row table:style-name="TableLine2363694776512">
          <table:table-cell office:value-type="string">
            <text:p text:style-name="P477">書式</text:p>
          </table:table-cell>
          <table:table-cell office:value-type="string">
            <text:p text:style-name="P298"/>
            <text:p text:style-name="P298">Vector set <text:span text:style-name="T53">index</text:span> <text:span text:style-name="T53">val</text:span></text:p>
          </table:table-cell>
        </table:table-row>
        <table:table-row table:style-name="TableLine2363694782224">
          <table:table-cell office:value-type="string">
            <text:p text:style-name="P477">詳細</text:p>
          </table:table-cell>
          <table:table-cell office:value-type="string">
            <text:p text:style-name="P298"/>
            <text:p text:style-name="P298">Vectorオブジェクトの要素位置<text:span text:style-name="T53">index</text:span>に値<text:span text:style-name="T53">val</text:span>を設定します。<text:span text:style-name="T53">index</text:span>の範囲は、0から[Vector len] -1 までとなります。</text:p>
          </table:table-cell>
        </table:table-row>
        <table:table-row table:style-name="TableLine2363694784400">
          <table:table-cell office:value-type="string">
            <text:p text:style-name="P477">戻り値</text:p>
          </table:table-cell>
          <table:table-cell office:value-type="string">
            <text:p text:style-name="P298"/>
            <text:p text:style-name="P298"><text:span text:style-name="T53">val</text:span>を返します。</text:p>
          </table:table-cell>
        </table:table-row>
        <table:table-row table:style-name="TableLine2363694777872">
          <table:table-cell office:value-type="string">
            <text:p text:style-name="P477">例外</text:p>
          </table:table-cell>
          <table:table-cell office:value-type="string">
            <text:p text:style-name="P298"/>
            <text:p text:style-name="P298">ErrSyntax: 書式に誤りがあります。</text:p>
            <text:p text:style-name="P298">ErrArrayBoundary: <text:span text:style-name="T53">index</text:span>の値に誤りがあります。</text:p>
          </table:table-cell>
        </table:table-row>
        <table:table-row table:style-name="TableLine2363694784672">
          <table:table-cell office:value-type="string">
            <text:p text:style-name="P477">使用例</text:p>
          </table:table-cell>
          <table:table-cell office:value-type="string">
            <text:p text:style-name="P298"/>
            <text:p text:style-name="P298"/>
          </table:table-cell>
        </table:table-row>
      </table:table>
      <text:h text:style-name="P772" text:outline-level="3"/>
      <text:h text:style-name="P788" text:outline-level="3"><text:bookmark-start text:name="__RefHeading__14580_1559979953"/><text:span text:style-name="T5">Vector</text:span>::string<text:span text:style-name="T5">　</text:span><text:bookmark-end text:name="__RefHeading__14580_1559979953"/></text:h>
      <text:p text:style-name="P104"/>
      <table:table table:name="Table16" table:style-name="Table16">
        <table:table-column table:style-name="Table16.A"/>
        <table:table-column table:style-name="Table16.B"/>
        <table:table-row table:style-name="TableLine2363694784944">
          <table:table-cell office:value-type="string">
            <text:p text:style-name="P477">説明</text:p>
          </table:table-cell>
          <table:table-cell office:value-type="string">
            <text:p text:style-name="P298"/>
            <text:p text:style-name="P298">Vectorオブジェクトの文字列表現を返します。</text:p>
          </table:table-cell>
        </table:table-row>
        <table:table-row table:style-name="TableLine2363694798544">
          <table:table-cell office:value-type="string">
            <text:p text:style-name="P477">書式</text:p>
          </table:table-cell>
          <table:table-cell office:value-type="string">
            <text:p text:style-name="P298"/>
            <text:p text:style-name="P298">Vector string</text:p>
          </table:table-cell>
        </table:table-row>
        <table:table-row table:style-name="TableLine2363694798272">
          <table:table-cell office:value-type="string">
            <text:p text:style-name="P477">詳細</text:p>
          </table:table-cell>
          <table:table-cell office:value-type="string">
            <text:p text:style-name="P298"/>
            <text:p text:style-name="P298">Vectorオブジェクトの文字列表現を返します。</text:p>
          </table:table-cell>
        </table:table-row>
        <table:table-row table:style-name="TableLine2363694799360">
          <table:table-cell office:value-type="string">
            <text:p text:style-name="P477">戻り値</text:p>
          </table:table-cell>
          <table:table-cell office:value-type="string">
            <text:p text:style-name="P298"/>
            <text:p text:style-name="P298">Vectorオブジェクトの文字列表現を返します。</text:p>
          </table:table-cell>
        </table:table-row>
        <table:table-row table:style-name="TableLine2363694789840">
          <table:table-cell office:value-type="string">
            <text:p text:style-name="P477">例外</text:p>
          </table:table-cell>
          <table:table-cell office:value-type="string">
            <text:p text:style-name="P298"/>
            <text:p text:style-name="P298">ErrSyntax: 書式に誤りがあります。</text:p>
          </table:table-cell>
        </table:table-row>
        <table:table-row table:style-name="TableLine2363694797184">
          <table:table-cell office:value-type="string">
            <text:p text:style-name="P477">使用例</text:p>
          </table:table-cell>
          <table:table-cell office:value-type="string">
            <text:p text:style-name="P298"/>
            <text:p text:style-name="P298"/>
          </table:table-cell>
        </table:table-row>
      </table:table>
      <text:h text:style-name="P772" text:outline-level="3"/>
      <text:h text:style-name="P726" text:outline-level="3"/>
      <text:h text:style-name="P788" text:outline-level="3"><text:bookmark-start text:name="__RefHeading__17281_467714174"/><text:span text:style-name="T5">Vector</text:span>::swap<text:span text:style-name="T5">　</text:span><text:bookmark-end text:name="__RefHeading__17281_467714174"/></text:h>
      <text:p text:style-name="P80"/>
      <table:table table:name="表87" table:style-name="表87">
        <table:table-column table:style-name="表87.A"/>
        <table:table-column table:style-name="表87.B"/>
        <table:table-row table:style-name="TableLine2363694800992">
          <table:table-cell office:value-type="string">
            <text:p text:style-name="P455">説明</text:p>
          </table:table-cell>
          <table:table-cell office:value-type="string">
            <text:p text:style-name="P276"/>
            <text:p text:style-name="P276">Vectorの指定した2要素の値を入れ替えます。</text:p>
          </table:table-cell>
        </table:table-row>
        <table:table-row table:style-name="TableLine2363694800720">
          <table:table-cell office:value-type="string">
            <text:p text:style-name="P455">書式</text:p>
          </table:table-cell>
          <table:table-cell office:value-type="string">
            <text:p text:style-name="P276"/>
            <text:p text:style-name="P276">Vector swap <text:span text:style-name="T53">index1</text:span> <text:s/><text:span text:style-name="T53">index2</text:span></text:p>
          </table:table-cell>
        </table:table-row>
        <table:table-row table:style-name="TableLine2363694802080">
          <table:table-cell office:value-type="string">
            <text:p text:style-name="P455">詳細</text:p>
          </table:table-cell>
          <table:table-cell office:value-type="string">
            <text:p text:style-name="P276"/>
            <text:p text:style-name="P324">Vectorオブジェクトの要素位置<text:span text:style-name="T53">index1 </text:span><text:span text:style-name="T99">と</text:span><text:span text:style-name="T53">index</text:span><text:span text:style-name="T55">2 </text:span><text:span text:style-name="T99"><text:s/>の値を入れ替えます</text:span>。</text:p>
          </table:table-cell>
        </table:table-row>
        <table:table-row table:style-name="TableLine2363694798816">
          <table:table-cell office:value-type="string">
            <text:p text:style-name="P455">戻り値</text:p>
          </table:table-cell>
          <table:table-cell office:value-type="string">
            <text:p text:style-name="P276"/>
            <text:p text:style-name="P276"><text:span text:style-name="T99">入れ替えが成功したらt </text:span>を返します。</text:p>
          </table:table-cell>
        </table:table-row>
        <table:table-row table:style-name="TableLine2363694793104">
          <table:table-cell office:value-type="string">
            <text:p text:style-name="P455">例外</text:p>
          </table:table-cell>
          <table:table-cell office:value-type="string">
            <text:p text:style-name="P276"/>
            <text:p text:style-name="P276">ErrSyntax: 書式に誤りがあります。</text:p>
            <text:p text:style-name="P324">ErrArrayBoundary: <text:span text:style-name="T53">index1, index2</text:span>の値に誤りがあります。</text:p>
          </table:table-cell>
        </table:table-row>
        <table:table-row table:style-name="TableLine2363694798000">
          <table:table-cell office:value-type="string">
            <text:p text:style-name="P455">使用例</text:p>
          </table:table-cell>
          <table:table-cell office:value-type="string">
            <text:p text:style-name="P276"/>
            <text:p text:style-name="P276"/>
          </table:table-cell>
        </table:table-row>
      </table:table>
      <text:h text:style-name="P727" text:outline-level="3"/>
      <text:h text:style-name="P690" text:outline-level="2"><text:bookmark-start text:name="__RefHeading__16814_505007155"/>5.3 <text:span text:style-name="T5">エラー一覧</text:span><text:bookmark-end text:name="__RefHeading__16814_505007155"/></text:h>
      <text:p text:style-name="P139">　以下にシステムで発生するエラーの一覧を示します。</text:p>
      <text:p text:style-name="P139"/>
      <table:table table:name="表85" table:style-name="表85">
        <table:table-column table:style-name="表85.A"/>
        <table:table-column table:style-name="表85.B"/>
        <table:table-row table:style-name="表85.1">
          <table:table-cell table:style-name="表85.A1" office:value-type="string">
            <text:p text:style-name="P516">エラーシンボル</text:p>
          </table:table-cell>
          <table:table-cell table:style-name="表85.A1" office:value-type="string">
            <text:p text:style-name="P517">意味</text:p>
          </table:table-cell>
        </table:table-row>
        <table:table-row table:style-name="TableLine2363694791744">
          <table:table-cell table:style-name="表85.A1" office:value-type="string">
            <text:p text:style-name="P830">ErrInternal</text:p>
          </table:table-cell>
          <table:table-cell table:style-name="表85.A1" office:value-type="string">
            <text:p text:style-name="P323">内部エラーが発生した。</text:p>
          </table:table-cell>
        </table:table-row>
        <table:table-row table:style-name="TableLine2363694802896">
          <table:table-cell table:style-name="表85.A1" office:value-type="string">
            <text:p text:style-name="P825">ErrNoMemory</text:p>
          </table:table-cell>
          <table:table-cell table:style-name="表85.A1" office:value-type="string">
            <text:p text:style-name="P378">メモリの割り当てに失敗した。</text:p>
          </table:table-cell>
        </table:table-row>
        <table:table-row table:style-name="TableLine2363694785760">
          <table:table-cell table:style-name="表85.A1" office:value-type="string">
            <text:p text:style-name="P825">WarnParseString</text:p>
          </table:table-cell>
          <table:table-cell table:style-name="表85.A1" office:value-type="string">
            <text:p text:style-name="P323">文字列リテラルが途中である。（後ろに文字を追加すればエラーにならない可能性がある）</text:p>
          </table:table-cell>
        </table:table-row>
        <table:table-row table:style-name="TableLine2363694787120">
          <table:table-cell table:style-name="表85.A1" office:value-type="string">
            <text:p text:style-name="P825">WarnParseClose</text:p>
          </table:table-cell>
          <table:table-cell table:style-name="表85.A1" office:value-type="string">
            <text:p text:style-name="P222"><text:span text:style-name="T262">閉じ括弧（ </text:span><text:span text:style-name="T283">")"</text:span><text:span text:style-name="T262">、</text:span><text:span text:style-name="T283">"}"</text:span><text:span text:style-name="T262">、</text:span><text:span text:style-name="T283">"]"</text:span><text:span text:style-name="T262">、</text:span><text:span text:style-name="T283">"</text:span><text:span text:style-name="T48">\"</text:span><text:span text:style-name="T283">"</text:span><text:span text:style-name="T262"> ）が足りない。（後ろに文字を追加すればエラーにならない可能性がある）</text:span></text:p>
          </table:table-cell>
        </table:table-row>
        <table:table-row table:style-name="TableLine2363694792560">
          <table:table-cell table:style-name="表85.A1" office:value-type="string">
            <text:p text:style-name="P825">ErrParseClose</text:p>
          </table:table-cell>
          <table:table-cell table:style-name="表85.A1" office:value-type="string">
            <text:p text:style-name="P323">括弧の対応が間違っている。</text:p>
          </table:table-cell>
        </table:table-row>
        <table:table-row table:style-name="TableLine2363694788480">
          <table:table-cell table:style-name="表85.A1" office:value-type="string">
            <text:p text:style-name="P825">ErrNoGivenNamedArg</text:p>
          </table:table-cell>
          <table:table-cell table:style-name="表85.A1" office:value-type="string">
            <text:p text:style-name="P323">キーワード引数に値が与えられなかった。</text:p>
          </table:table-cell>
        </table:table-row>
        <table:table-row table:style-name="TableLine2363694801536">
          <table:table-cell table:style-name="表85.A1" office:value-type="string">
            <text:p text:style-name="P825">ErrNoSuchVariable</text:p>
          </table:table-cell>
          <table:table-cell table:style-name="表85.A1" office:value-type="string">
            <text:p text:style-name="P323">変数が存在しない。</text:p>
          </table:table-cell>
        </table:table-row>
        <table:table-row table:style-name="TableLine2363694786032">
          <table:table-cell table:style-name="表85.A1" office:value-type="string">
            <text:p text:style-name="P825">ErrNoRunnableObject</text:p>
          </table:table-cell>
          <table:table-cell table:style-name="表85.A1" office:value-type="string">
            <text:p text:style-name="P340">命令の先頭が関数でもオブジェクトでもない。</text:p>
          </table:table-cell>
        </table:table-row>
        <table:table-row table:style-name="TableLine2363694792016">
          <table:table-cell table:style-name="表85.A1" office:value-type="string">
            <text:p text:style-name="P825">_ErrNoFunction</text:p>
          </table:table-cell>
          <table:table-cell table:style-name="表85.A1" office:value-type="string">
            <text:p text:style-name="P340">指定された関数が存在しない。</text:p>
            <text:p text:style-name="P340">このエラーが発生した時、システムは、unknown を実行し、エラーを解決しようとします。従って本エラーは一般には受け取れないものです。</text:p>
          </table:table-cell>
        </table:table-row>
        <table:table-row table:style-name="TableLine2363694790928">
          <table:table-cell table:style-name="表85.A1" office:value-type="string">
            <text:p text:style-name="P825">ErrNoFunction</text:p>
          </table:table-cell>
          <table:table-cell table:style-name="表85.A1" office:value-type="string">
            <text:p text:style-name="P340">指定された関数が存在しない。</text:p>
            <text:p text:style-name="P340">unknown内での関数の解決に失敗したときに発生します。</text:p>
          </table:table-cell>
        </table:table-row>
        <table:table-row table:style-name="TableLine2363694792832">
          <table:table-cell table:style-name="表85.A1" office:value-type="string">
            <text:p text:style-name="P825">ErrNoTypeObject</text:p>
          </table:table-cell>
          <table:table-cell table:style-name="表85.A1" office:value-type="string">
            <text:p text:style-name="P323">システムに存在しない型が指定された。</text:p>
          </table:table-cell>
        </table:table-row>
        <table:table-row table:style-name="TableLine2363694786304">
          <table:table-cell table:style-name="表85.A1" office:value-type="string">
            <text:p text:style-name="P825">ErrFewArg</text:p>
          </table:table-cell>
          <table:table-cell table:style-name="表85.A1" office:value-type="string">
            <text:p text:style-name="P323">位置引数が足りない。</text:p>
          </table:table-cell>
        </table:table-row>
        <table:table-row table:style-name="TableLine2363694793376">
          <table:table-cell table:style-name="表85.A1" office:value-type="string">
            <text:p text:style-name="P825">ErrMayArg</text:p>
          </table:table-cell>
          <table:table-cell table:style-name="表85.A1" office:value-type="string">
            <text:p text:style-name="P323">位置引数が多い。</text:p>
          </table:table-cell>
        </table:table-row>
        <table:table-row table:style-name="TableLine2363694792288">
          <table:table-cell table:style-name="表85.A1" office:value-type="string">
            <text:p text:style-name="P825">ErrNoSpecifiedArg</text:p>
          </table:table-cell>
          <table:table-cell table:style-name="表85.A1" office:value-type="string">
            <text:p text:style-name="P323">定義の無いキーワード引数が与えられた。</text:p>
          </table:table-cell>
        </table:table-row>
        <table:table-row table:style-name="TableLine2363694793648">
          <table:table-cell table:style-name="表85.A1" office:value-type="string">
            <text:p text:style-name="P825">ErrSyntax</text:p>
          </table:table-cell>
          <table:table-cell table:style-name="表85.A1" office:value-type="string">
            <text:p text:style-name="P323">コマンドの文法に誤りがある。</text:p>
          </table:table-cell>
        </table:table-row>
        <table:table-row table:style-name="TableLine2363694793920">
          <table:table-cell table:style-name="表85.A1" office:value-type="string">
            <text:p text:style-name="P825">ErrStackOverflow</text:p>
          </table:table-cell>
          <table:table-cell table:style-name="表85.A1" office:value-type="string">
            <text:p text:style-name="P323">スタックがオーバーフローした。</text:p>
          </table:table-cell>
        </table:table-row>
        <table:table-row table:style-name="TableLine2363694794464">
          <table:table-cell table:style-name="表85.A1" office:value-type="string">
            <text:p text:style-name="P825">ErrStackUnderflow</text:p>
          </table:table-cell>
          <table:table-cell table:style-name="表85.A1" office:value-type="string">
            <text:p text:style-name="P323">スタックがアンダーフローした。aliasコマンドのup指定により存在しないスタックフレームが指定された場合発生する。</text:p>
          </table:table-cell>
        </table:table-row>
        <table:table-row table:style-name="表85.19">
          <table:table-cell table:style-name="表85.A1" office:value-type="string">
            <text:p text:style-name="P825">ErrNoClass</text:p>
          </table:table-cell>
          <table:table-cell table:style-name="表85.A1" office:value-type="string">
            <text:p text:style-name="P323">クラスが存在しない。</text:p>
          </table:table-cell>
        </table:table-row>
        <table:table-row table:style-name="TableLine2363694794192">
          <table:table-cell table:style-name="表85.A1" office:value-type="string">
            <text:p text:style-name="P825">ErrNoMethod</text:p>
          </table:table-cell>
          <table:table-cell table:style-name="表85.A1" office:value-type="string">
            <text:p text:style-name="P323">メソッドが存在しない。</text:p>
          </table:table-cell>
        </table:table-row>
        <table:table-row table:style-name="TableLine2363694788752">
          <table:table-cell table:style-name="表85.A1" office:value-type="string">
            <text:p text:style-name="P825">ErrNoDelegate</text:p>
          </table:table-cell>
          <table:table-cell table:style-name="表85.A1" office:value-type="string">
            <text:p text:style-name="P323">委譲先のクラスが存在しない。</text:p>
          </table:table-cell>
        </table:table-row>
        <table:table-row table:style-name="TableLine2363694789024">
          <table:table-cell table:style-name="表85.A1" office:value-type="string">
            <text:p text:style-name="P825">ErrBadType</text:p>
          </table:table-cell>
          <table:table-cell table:style-name="表85.A1" office:value-type="string">
            <text:p text:style-name="P375">システムが用意するWrapperクラスで内部の基本データ型が正しくない状態が発生した。</text:p>
          </table:table-cell>
        </table:table-row>
        <table:table-row table:style-name="TableLine2363694797728">
          <table:table-cell table:style-name="表85.A1" office:value-type="string">
            <text:p text:style-name="P825">ErrBadMethod</text:p>
          </table:table-cell>
          <table:table-cell table:style-name="表85.A1" office:value-type="string">
            <text:p text:style-name="P375">メソッドの指定が正しくない。</text:p>
          </table:table-cell>
        </table:table-row>
        <table:table-row table:style-name="TableLine2363694787936">
          <table:table-cell table:style-name="表85.A1" office:value-type="string">
            <text:p text:style-name="P825">ErrFileNotOpen</text:p>
          </table:table-cell>
          <table:table-cell table:style-name="表85.A1" office:value-type="string">
            <text:p text:style-name="P375">ファイルがオープンされていない。</text:p>
          </table:table-cell>
        </table:table-row>
        <table:table-row table:style-name="TableLine2363694786848">
          <table:table-cell table:style-name="表85.A1" office:value-type="string">
            <text:p text:style-name="P825">ErrFileAccess</text:p>
          </table:table-cell>
          <table:table-cell table:style-name="表85.A1" office:value-type="string">
            <text:p text:style-name="P375">ファイルのアクセス権が無い。</text:p>
          </table:table-cell>
        </table:table-row>
        <text:soft-page-break/>
        <table:table-row table:style-name="TableLine2363694787392">
          <table:table-cell table:style-name="表85.A1" office:value-type="string">
            <text:p text:style-name="P516">エラーシンボル</text:p>
          </table:table-cell>
          <table:table-cell table:style-name="表85.A1" office:value-type="string">
            <text:p text:style-name="P517">意味</text:p>
          </table:table-cell>
        </table:table-row>
        <table:table-row table:style-name="TableLine2363694789296">
          <table:table-cell table:style-name="表85.A1" office:value-type="string">
            <text:p text:style-name="P825">ErrSysCall</text:p>
          </table:table-cell>
          <table:table-cell table:style-name="表85.A1" office:value-type="string">
            <text:p text:style-name="P375">システムコールでエラーが発生した。</text:p>
          </table:table-cell>
        </table:table-row>
        <table:table-row table:style-name="TableLine2363694794736">
          <table:table-cell table:style-name="表85.A1" office:value-type="string">
            <text:p text:style-name="P825">ErrLinkAlias</text:p>
          </table:table-cell>
          <table:table-cell table:style-name="表85.A1" office:value-type="string">
            <text:p text:style-name="P375">aliasがループしている。</text:p>
          </table:table-cell>
        </table:table-row>
        <table:table-row table:style-name="TableLine2363694789568">
          <table:table-cell table:style-name="表85.A1" office:value-type="string">
            <text:p text:style-name="P826">ErrRegex</text:p>
          </table:table-cell>
          <table:table-cell table:style-name="表85.A1" office:value-type="string">
            <text:p text:style-name="P375">正規表現に誤りがある。</text:p>
          </table:table-cell>
        </table:table-row>
        <table:table-row table:style-name="TableLine2363694799632">
          <table:table-cell table:style-name="表85.A1" office:value-type="string">
            <text:p text:style-name="P826">ErrZeroDivide</text:p>
          </table:table-cell>
          <table:table-cell table:style-name="表85.A1" office:value-type="string">
            <text:p text:style-name="P375">ゼロ除算を実行しようとした。</text:p>
          </table:table-cell>
        </table:table-row>
        <table:table-row table:style-name="TableLine2363694790384">
          <table:table-cell table:style-name="表85.A1" office:value-type="string">
            <text:p text:style-name="P826">ErrAlreadyExists</text:p>
          </table:table-cell>
          <table:table-cell table:style-name="表85.A1" office:value-type="string">
            <text:p text:style-name="P375">すでに定義されているグローバル変数を定義しようとした。</text:p>
          </table:table-cell>
        </table:table-row>
        <table:table-row table:style-name="TableLine2363694790656">
          <table:table-cell table:style-name="表85.A1" office:value-type="string">
            <text:p text:style-name="P826">ErrBadStackBase</text:p>
          </table:table-cell>
          <table:table-cell table:style-name="表85.A1" office:value-type="string">
            <text:p text:style-name="P375">（未使用）</text:p>
          </table:table-cell>
        </table:table-row>
        <table:table-row table:style-name="TableLine2363694791200">
          <table:table-cell table:style-name="表85.A1" office:value-type="string">
            <text:p text:style-name="P826">ErrBadBindSpec</text:p>
          </table:table-cell>
          <table:table-cell table:style-name="表85.A1" office:value-type="string">
            <text:p text:style-name="P375">バインド変数の指定に誤りがある。</text:p>
          </table:table-cell>
        </table:table-row>
        <table:table-row table:style-name="TableLine2363694796096">
          <table:table-cell table:style-name="表85.A1" office:value-type="string">
            <text:p text:style-name="P826">ErrNotImpliment</text:p>
          </table:table-cell>
          <table:table-cell table:style-name="表85.A1" office:value-type="string">
            <text:p text:style-name="P376">（未使用）</text:p>
          </table:table-cell>
        </table:table-row>
        <table:table-row table:style-name="TableLine2363694791472">
          <table:table-cell table:style-name="表85.A1" office:value-type="string">
            <text:p text:style-name="P826">ErrNoFoundHost</text:p>
          </table:table-cell>
          <table:table-cell table:style-name="表85.A1" office:value-type="string">
            <text:p text:style-name="P375">ホスト名解決に失敗した。</text:p>
          </table:table-cell>
        </table:table-row>
        <table:table-row table:style-name="TableLine2363694795008">
          <table:table-cell table:style-name="表85.A1" office:value-type="string">
            <text:p text:style-name="P826">ErrCreateCoroutine</text:p>
          </table:table-cell>
          <table:table-cell table:style-name="表85.A1" office:value-type="string">
            <text:p text:style-name="P375">コルーチンの生成に失敗した。</text:p>
          </table:table-cell>
        </table:table-row>
        <table:table-row table:style-name="TableLine2363694799904">
          <table:table-cell table:style-name="表85.A1" office:value-type="string">
            <text:p text:style-name="P826">ErrCoroutineOutOfLife</text:p>
          </table:table-cell>
          <table:table-cell table:style-name="表85.A1" office:value-type="string">
            <text:p text:style-name="P375">既に終了したコルーチンを実行しようとした。</text:p>
          </table:table-cell>
        </table:table-row>
        <table:table-row table:style-name="TableLine2363694795280">
          <table:table-cell table:style-name="表85.A1" office:value-type="string">
            <text:p text:style-name="P826">ErrNotCoroutine</text:p>
          </table:table-cell>
          <table:table-cell table:style-name="表85.A1" office:value-type="string">
            <text:p text:style-name="P375">コルーチンでないのにpauseしようとした。</text:p>
          </table:table-cell>
        </table:table-row>
        <table:table-row table:style-name="TableLine2363694795552">
          <table:table-cell table:style-name="表85.A1" office:value-type="string">
            <text:p text:style-name="P826">ErrNoStackSlot</text:p>
          </table:table-cell>
          <table:table-cell table:style-name="表85.A1" office:value-type="string">
            <text:p text:style-name="P377">コルーチンの生成においてスタックスロットが用意できなか</text:p>
            <text:p text:style-name="P377">った。</text:p>
          </table:table-cell>
        </table:table-row>
        <table:table-row table:style-name="TableLine2363694800176">
          <table:table-cell table:style-name="表85.A1" office:value-type="string">
            <text:p text:style-name="P827">ErrIOAgain</text:p>
          </table:table-cell>
          <table:table-cell table:style-name="表85.A1" office:value-type="string">
            <text:p text:style-name="P381">I/O中に割り込みが発生した場合に発生する。この時は、再度</text:p>
            <text:p text:style-name="P381">I/O命令を発行することでI/Oが完了できる可能性がある。</text:p>
          </table:table-cell>
        </table:table-row>
        <table:table-row table:style-name="TableLine2363694796368">
          <table:table-cell table:style-name="表85.A1" office:value-type="string">
            <text:p text:style-name="P827">ErrNoEncoding</text:p>
          </table:table-cell>
          <table:table-cell table:style-name="表85.A1" office:value-type="string">
            <text:p text:style-name="P221"><text:span text:style-name="T263">ファイルエンコーダーの指定が誤っている(</text:span><text:a xlink:type="simple" xlink:href="../../../:init" text:style-name="Internet_20_link" text:visited-style-name="Visited_20_Internet_20_Link"><text:span text:style-name="T135">File::</text:span></text:a><text:span text:style-name="T33">init</text:span><text:span text:style-name="T34"> </text:span><text:span text:style-name="T264">またはset-encoding、set-input-encoding、set-output-encodingによる指定が誤っている場合</text:span><text:span text:style-name="T263">)。</text:span></text:p>
          </table:table-cell>
        </table:table-row>
        <table:table-row table:style-name="TableLine2363694796640">
          <table:table-cell table:style-name="表85.A1" office:value-type="string">
            <text:p text:style-name="P827">ErrBadEncodeByte</text:p>
          </table:table-cell>
          <table:table-cell table:style-name="表85.A1" office:value-type="string">
            <text:p text:style-name="P379">入力ファイル中に不正なUTF-8シーケンスを見つけた。</text:p>
          </table:table-cell>
        </table:table-row>
        <table:table-row table:style-name="TableLine2363694796912">
          <table:table-cell table:style-name="表85.A1" office:value-type="string">
            <text:p text:style-name="P829">ErrBadEncoder</text:p>
          </table:table-cell>
          <table:table-cell table:style-name="表85.A1" office:value-type="string">
            <text:p text:style-name="P380">ファイルエンコーダーの指定が誤っている(グローバル変数<text:span text:style-name="T214">DEFAULT_FILE_ENCODINGまたは、 </text:span></text:p>
            <text:p text:style-name="P380"><text:span text:style-name="T214">DEFAULT_DIRENT_ENCODINGの指定が誤っている場合)</text:span>。</text:p>
          </table:table-cell>
        </table:table-row>
      </table:table>
      <table:table table:name="表213" table:style-name="表213">
        <table:table-column table:style-name="表213.A"/>
        <table:table-column table:style-name="表213.B"/>
        <table:table-row table:style-name="TableLine2363694799088">
          <table:table-cell table:style-name="表213.A1" office:value-type="string">
            <text:p text:style-name="P828">Err<text:span text:style-name="T229">Infinity</text:span></text:p>
          </table:table-cell>
          <table:table-cell table:style-name="表213.A1" office:value-type="string">
            <text:p text:style-name="P382">実数値がInfinityであるため整数値に変換できない。</text:p>
          </table:table-cell>
        </table:table-row>
        <table:table-row table:style-name="TableLine2363694809968">
          <table:table-cell table:style-name="表213.A1" office:value-type="string">
            <text:p text:style-name="P828">ErrNaN</text:p>
          </table:table-cell>
          <table:table-cell table:style-name="表213.A1" office:value-type="string">
            <text:p text:style-name="P382">実数値が未定義値であるため整数値に変換できない。</text:p>
          </table:table-cell>
        </table:table-row>
      </table:table>
      <text:h text:style-name="P804" text:outline-level="3"/>
      <text:h text:style-name="P804" text:outline-level="3"/>
      <text:h text:style-name="P805" text:outline-level="3"/>
      <text:h text:style-name="P805" text:outline-level="3"/>
      <text:h text:style-name="P819" text:outline-level="3"/>
      <text:h text:style-name="P811" text:outline-level="3"/>
      <text:h text:style-name="P811" text:outline-level="3"/>
      <text:h text:style-name="P811" text:outline-level="3"/>
      <text:h text:style-name="P811" text:outline-level="3"/>
      <text:h text:style-name="P811" text:outline-level="3"/>
      <text:h text:style-name="P811" text:outline-level="3"/>
      <text:h text:style-name="P811" text:outline-level="3"/>
      <text:h text:style-name="P811" text:outline-level="3"/>
      <text:h text:style-name="P811" text:outline-level="3"/>
      <text:h text:style-name="P811" text:outline-level="3"/>
      <text:h text:style-name="P812" text:outline-level="3"/>
      <text:h text:style-name="P812" text:outline-level="3"/>
      <text:h text:style-name="P812" text:outline-level="3"/>
      <text:h text:style-name="P812" text:outline-level="3"/>
      <text:h text:style-name="P812" text:outline-level="3"/>
      <text:h text:style-name="P812" text:outline-level="3"/>
      <text:h text:style-name="P812" text:outline-level="3"/>
      <text:h text:style-name="P812" text:outline-level="3"/>
      <text:h text:style-name="P812" text:outline-level="3"/>
      <text:h text:style-name="P812" text:outline-level="3"/>
      <text:h text:style-name="P812" text:outline-level="3"/>
      <text:h text:style-name="P812" text:outline-level="3"/>
      <text:h text:style-name="P812" text:outline-level="3"/>
      <text:p text:style-name="P12"><draw:g text:anchor-type="paragraph" draw:z-index="1032" draw:name="シェイプ24" draw:style-name="gr1"><draw:line draw:name="シェイプ1" draw:style-name="gr2" draw:text-style-name="P831" svg:x1="-0.201cm" svg:y1="0.249cm" svg:x2="17.034cm" svg:y2="0.249cm"><text:p/></draw:line><draw:line draw:name="シェイプ1" draw:style-name="gr3" draw:text-style-name="P831" svg:x1="-0.201cm" svg:y1="0.415cm" svg:x2="17.034cm" svg:y2="0.415cm"><text:p/></draw:line></draw:g></text:p>
      <text:p text:style-name="P12"/>
      <text:p text:style-name="P12"/>
      <text:p text:style-name="P204"><text:bookmark-start text:name="__RefHeading__14104_1938697309"/>A programming language <text:span text:style-name="T2">P</text:span>erfume<text:bookmark-end text:name="__RefHeading__14104_1938697309"/></text:p>
      <text:p text:style-name="P204">Language manual</text:p>
      <text:p text:style-name="P13"/>
      <text:p text:style-name="P13"/>
      <text:p text:style-name="Standard"><text:span text:style-name="T157"><text:tab/>Version </text:span><text:span text:style-name="T162">1</text:span><text:span text:style-name="T157">.</text:span><text:span text:style-name="T149">5</text:span><text:span text:style-name="T157">.</text:span><text:span text:style-name="T163">0</text:span><text:span text:style-name="T157"><text:tab/> </text:span><text:span text:style-name="T150">Feb</text:span><text:span text:style-name="T166"> </text:span><text:span text:style-name="T150">1</text:span><text:span text:style-name="T157">, 20</text:span><text:span text:style-name="T163">20 (R</text:span><text:span text:style-name="T164">ev.0</text:span><text:span text:style-name="T150">3</text:span><text:span text:style-name="T163">)</text:span></text:p>
      <text:p text:style-name="P206"><text:span text:style-name="T157"><text:tab/>Version </text:span><text:span text:style-name="T162">1</text:span><text:span text:style-name="T157">.</text:span><text:span text:style-name="T149">5</text:span><text:span text:style-name="T157">.</text:span><text:span text:style-name="T163">0</text:span><text:span text:style-name="T157"><text:tab/> </text:span><text:span text:style-name="T149">Dec</text:span><text:span text:style-name="T166"> </text:span><text:span text:style-name="T149">23</text:span><text:span text:style-name="T157">, 20</text:span><text:span text:style-name="T163">20 (</text:span><text:span text:style-name="T162">KASHIYUKA 3</text:span><text:span text:style-name="T149">2</text:span><text:span text:style-name="T179">th</text:span><text:span text:style-name="T164"> Birthday</text:span><text:span text:style-name="T163">)</text:span></text:p>
      <text:p text:style-name="P18"><text:tab/>Version <text:span text:style-name="T213">1</text:span>.<text:span text:style-name="T22">4</text:span>.<text:span text:style-name="T2">0</text:span><text:tab/> Aug<text:span text:style-name="T20"> </text:span><text:span text:style-name="T26">28</text:span>, 20<text:span text:style-name="T2">20</text:span></text:p>
      <text:p text:style-name="P205"><text:span text:style-name="T157"><text:tab/>Version </text:span><text:span text:style-name="T162">1</text:span><text:span text:style-name="T157">.</text:span><text:span text:style-name="T148">3</text:span><text:span text:style-name="T157">.</text:span><text:span text:style-name="T163">0</text:span><text:span text:style-name="T157"><text:tab/> </text:span><text:span text:style-name="T148">Feb</text:span><text:span text:style-name="T166"> </text:span><text:span text:style-name="T148">21</text:span><text:span text:style-name="T157">, 20</text:span><text:span text:style-name="T163">20</text:span></text:p>
      <text:p text:style-name="P17"><text:tab/>Version <text:span text:style-name="T213">1</text:span>.<text:span text:style-name="T12">2</text:span>.1<text:tab/> <text:span text:style-name="T18">Feb</text:span> <text:span text:style-name="T18">15</text:span>, 201<text:span text:style-name="T241">9 (a-chan 30</text:span><text:span text:style-name="T178">th</text:span><text:span text:style-name="T228"> Birthday)</text:span></text:p>
      <text:p text:style-name="P15"><text:tab/>Version <text:span text:style-name="T213">1</text:span>.<text:span text:style-name="T12">2</text:span>.0<text:tab/> <text:span text:style-name="T12">Dec</text:span> <text:span text:style-name="T16">23</text:span>, 201<text:span text:style-name="T213">8 (KASHIYUKA 30</text:span><text:span text:style-name="T178">th</text:span><text:span text:style-name="T228"> Birthday)</text:span></text:p>
      <text:p text:style-name="P15"><text:tab/>Version <text:span text:style-name="T213">1</text:span>.<text:span text:style-name="T18">1</text:span>.0<text:tab/> <text:span text:style-name="T18">May</text:span> <text:span text:style-name="T241">1</text:span><text:span text:style-name="T18">5</text:span>, 201<text:span text:style-name="T241">8</text:span></text:p>
      <text:p text:style-name="P15"><text:tab/>Version <text:span text:style-name="T213">1</text:span>.<text:span text:style-name="T18">0</text:span>.0<text:tab/> <text:span text:style-name="T18">Mar</text:span> <text:span text:style-name="T18">21</text:span>, 201<text:span text:style-name="T241">7</text:span></text:p>
      <text:p text:style-name="P16"><text:tab/>Version <text:span text:style-name="T242">0</text:span>.<text:span text:style-name="T19">9</text:span>.0<text:tab/> <text:span text:style-name="T19">Feb</text:span> <text:span text:style-name="T19">15</text:span>, 201<text:span text:style-name="T242">6 (a-chan 27</text:span><text:span text:style-name="T178">th</text:span><text:span text:style-name="T228"> Birthday)</text:span></text:p>
      <text:p text:style-name="P16"><text:tab/>Version <text:span text:style-name="T242">0</text:span>.<text:span text:style-name="T19">8</text:span>.0<text:tab/> <text:span text:style-name="T19">Dec</text:span> <text:span text:style-name="T19">23</text:span>, 201<text:span text:style-name="T242">5 (KASHIYUKA 27</text:span><text:span text:style-name="T178">th</text:span><text:span text:style-name="T228"> Birthday)</text:span></text:p>
      <text:p text:style-name="P16"><text:tab/>Version <text:span text:style-name="T242">0</text:span>.<text:span text:style-name="T19">7</text:span>.0<text:tab/> <text:span text:style-name="T19">Sep</text:span> <text:span text:style-name="T19">20</text:span>, 201<text:span text:style-name="T242">5 (NOCCHi 27</text:span><text:span text:style-name="T178">th</text:span><text:span text:style-name="T228"> Birthday)</text:span></text:p>
      <text:p text:style-name="P16"><text:tab/>Version <text:span text:style-name="T242">0</text:span>.<text:span text:style-name="T19">6</text:span>.0<text:tab/> <text:span text:style-name="T19">Aug</text:span> <text:span text:style-name="T19">9</text:span>, 201<text:span text:style-name="T242">5</text:span></text:p>
      <text:p text:style-name="P16"><text:tab/>Version <text:span text:style-name="T242">0</text:span>.<text:span text:style-name="T19">5</text:span>.0<text:tab/> <text:span text:style-name="T19">Feb</text:span> <text:span text:style-name="T19">15</text:span>, 201<text:span text:style-name="T242">5 (a-chan 26</text:span><text:span text:style-name="T178">th</text:span><text:span text:style-name="T228"> Birthday)</text:span></text:p>
      <text:p text:style-name="P16"><text:tab/>Version <text:span text:style-name="T242">0</text:span>.<text:span text:style-name="T19">4</text:span>.0<text:tab/> <text:span text:style-name="T19">Dec</text:span> <text:span text:style-name="T19">23</text:span>, 201<text:span text:style-name="T242">4 (KASHIYUKA 26</text:span><text:span text:style-name="T178">th</text:span><text:span text:style-name="T228"> Birthday)</text:span></text:p>
      <text:p text:style-name="P16"/>
      <text:p text:style-name="P14"><text:tab/>Author: SATO Mitsuhide </text:p>
      <text:p text:style-name="P21"><text:span text:style-name="T157"><text:tab/>E-Mail:</text:span><text:span text:style-name="T158"> </text:span><text:span text:style-name="T160">&lt;</text:span><text:span text:style-name="T161">Sato.Mitsuhide</text:span><text:span text:style-name="T160">@</text:span><text:span text:style-name="T161">gmail.com</text:span><text:span text:style-name="T157">&gt;</text:span></text:p>
      <text:p text:style-name="P21"><text:span text:style-name="T157"><text:tab/></text:span><text:span text:style-name="T159">T</text:span><text:span text:style-name="T158">witter: @mitchan0321</text:span></text:p>
      <text:p text:style-name="P13"/>
      <text:p text:style-name="P13"><draw:g text:anchor-type="paragraph" draw:z-index="1033" draw:name="シェイプ25" draw:style-name="gr1"><draw:line draw:name="シェイプ1" draw:style-name="gr2" draw:text-style-name="P831" svg:x1="-0.201cm" svg:y1="1.009cm" svg:x2="17.034cm" svg:y2="1.009cm"><text:p/></draw:line><draw:line draw:name="シェイプ1" draw:style-name="gr3" draw:text-style-name="P831" svg:x1="-0.201cm" svg:y1="0.827cm" svg:x2="17.034cm" svg:y2="0.827cm"><text:p/></draw:line></draw:g></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Courier New" svg:font-family="'Courier New'" style:font-family-generic="modern"/>
    <style:font-face style:name="Source Code Pro" svg:font-family="'Source Code Pro'" style:font-adornments="Bold" style:font-family-generic="modern" style:font-pitch="fixed"/>
    <style:font-face style:name="Source Code Pro Medium" svg:font-family="'Source Code Pro Medium'" style:font-family-generic="modern" style:font-pitch="fixed"/>
    <style:font-face style:name="IPA Pゴシック" svg:font-family="'IPA Pゴシック', 'Times New Roman'" style:font-pitch="variable"/>
    <style:font-face style:name="Century" svg:font-family="Century" style:font-family-generic="roman" style:font-pitch="variable"/>
    <style:font-face style:name="Liberation Serif" svg:font-family="'Liberation Serif'" style:font-family-generic="roman" style:font-pitch="variable"/>
    <style:font-face style:name="Noto Serif CJK JP" svg:font-family="'Noto Serif CJK JP'" style:font-family-generic="roman" style:font-pitch="variable"/>
    <style:font-face style:name="Noto Serif CJK JP Medium" svg:font-family="'Noto Serif CJK JP Medium'"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Liberation Sans" svg:font-family="'Liberation Sans', Arial" style:font-family-generic="swiss" style:font-pitch="variable"/>
    <style:font-face style:name="Noto Sans CJK JP DemiLight" svg:font-family="'Noto Sans CJK JP DemiLight'" style:font-family-generic="swiss" style:font-pitch="variable"/>
    <style:font-face style:name="Noto Sans CJK JP Medium" svg:font-family="'Noto Sans CJK JP Medium'" style:font-family-generic="swiss" style:font-pitch="variable"/>
    <style:font-face style:name="Noto Sans CJK JP Regular" svg:font-family="'Noto Sans CJK JP Regular'" style:font-family-generic="swiss" style:font-pitch="variable"/>
    <style:font-face style:name="Source Sans Pro" svg:font-family="'Source Sans Pro'" style:font-family-generic="swiss" style:font-pitch="variable"/>
    <style:font-face style:name="Lucida Sans" svg:font-family="'Lucida Sans'" style:font-family-generic="system" style:font-pitch="variable"/>
    <style:font-face style:name="ＭＳ 明朝" svg:font-family="'ＭＳ 明朝'" style:font-family-generic="system" style:font-pitch="variable"/>
  </office:font-face-decls>
  <office:styles>
    <draw:marker draw:name="Arrow" svg:viewBox="0 0 20 30" svg:d="M10 0l-10 30h20z"/>
    <draw:stroke-dash draw:name="Ultrafine_20_Dashed" draw:display-name="Ultrafine Dashed" draw:style="rect" draw:dots1="1" draw:dots1-length="0.051cm" draw:dots2="1" draw:dots2-length="0.051cm" draw:distance="0.051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ＭＳ 明朝" style:font-size-asian="10.5pt" style:language-asian="ja" style:country-asian="JP"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ＭＳ 明朝" style:font-size-asian="10.5pt" style:language-asian="ja" style:country-asian="JP"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fill="solid" draw:fill-color="#ffffff" draw:opacity="100%"/>
      <style:paragraph-properties fo:text-align="justify" style:justify-single-word="false" fo:orphans="0" fo:widows="0" fo:hyphenation-ladder-count="no-limit" fo:background-color="#ffffff" style:writing-mode="lr-tb"/>
      <style:text-properties fo:color="#000000" loext:opacity="100%" style:font-name="Noto Serif CJK JP Medium" fo:font-family="'Noto Serif CJK JP Medium'" style:font-family-generic="roman" style:font-pitch="variable" fo:font-size="10.5pt" fo:language="en" fo:country="US" style:text-underline-style="none" style:letter-kerning="true" style:font-name-asian="Noto Serif CJK JP Medium" style:font-family-asian="'Noto Serif CJK JP Medium'" style:font-family-generic-asian="roman" style:font-pitch-asian="variable" style:font-size-asian="10.5pt" style:language-asian="ja" style:country-asian="JP" style:font-name-complex="Century" style:font-family-complex="Century" style:font-family-generic-complex="roman" style:font-pitch-complex="variable" style:font-size-complex="12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Arial" style:font-family-generic="swiss" style:font-pitch="variable" fo:font-size="14pt" style:font-name-asian="IPA Pゴシック" style:font-family-asian="'IPA Pゴシック', 'Times New Roman'" style:font-pitch-asian="variable" style:font-size-asian="14pt" style:font-name-complex="IPA Pゴシック" style:font-family-complex="'IPA Pゴシック', 'Times New Roman'"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line-height-at-least="0.019cm" style:writing-mode="lr-tb"/>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Standard" style:default-outline-level="1" style:class="text">
      <style:paragraph-properties fo:margin-left="0cm" fo:margin-right="0cm" fo:text-indent="0cm" style:auto-text-indent="false" fo:keep-with-next="always"/>
      <style:text-properties style:font-name="Noto Sans CJK JP Medium" fo:font-family="'Noto Sans CJK JP Medium'" style:font-family-generic="swiss" style:font-pitch="variable" fo:font-size="12pt" style:font-name-asian="Noto Sans CJK JP Medium" style:font-family-asian="'Noto Sans CJK JP Medium'" style:font-family-generic-asian="swiss" style:font-pitch-asian="variable" style:font-size-asian="12pt"/>
    </style:style>
    <style:style style:name="Heading_20_2" style:display-name="Heading 2" style:family="paragraph" style:parent-style-name="Standard" style:next-style-name="Standard" style:default-outline-level="2" style:class="text">
      <style:paragraph-properties fo:margin-left="0cm" fo:margin-right="0cm" fo:text-indent="0cm" style:auto-text-indent="false" fo:keep-with-next="always"/>
      <style:text-properties style:font-name="Noto Sans CJK JP Medium" fo:font-family="'Noto Sans CJK JP Medium'" style:font-family-generic="swiss" style:font-pitch="variable" style:font-name-asian="Noto Sans CJK JP Medium" style:font-family-asian="'Noto Sans CJK JP Medium'" style:font-family-generic-asian="swiss" style:font-pitch-asian="variable"/>
    </style:style>
    <style:style style:name="Heading_20_3" style:display-name="Heading 3" style:family="paragraph" style:parent-style-name="Standard" style:next-style-name="Standard" style:default-outline-level="3" style:class="text">
      <style:paragraph-properties fo:margin-left="0cm" fo:margin-right="0cm" fo:text-indent="0cm" style:auto-text-indent="false" fo:keep-with-next="always"/>
      <style:text-properties style:font-name="Noto Sans CJK JP Medium" fo:font-family="'Noto Sans CJK JP Medium'" style:font-family-generic="swiss" style:font-pitch="variable" fo:font-size="10.5pt" style:font-name-asian="Noto Sans CJK JP Medium" style:font-family-asian="'Noto Sans CJK JP Medium'" style:font-family-generic-asian="swiss" style:font-pitch-asian="variable" style:font-size-asian="10.5pt" style:language-asian="ja" style:country-asian="JP"/>
    </style:style>
    <style:style style:name="図表番号1"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Contents_20_1" style:display-name="Contents 1" style:family="paragraph" style:parent-style-name="Standard" style:next-style-name="Standard" style:class="index">
      <style:paragraph-properties>
        <style:tab-stops>
          <style:tab-stop style:position="16.63cm"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37cm" fo:margin-right="0cm"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snap-to-layout-grid="false">
        <style:tab-stops>
          <style:tab-stop style:position="7.5cm" style:type="center"/>
          <style:tab-stop style:position="15cm" style:type="right"/>
        </style:tab-stops>
      </style:paragraph-properties>
    </style:style>
    <style:style style:name="日付1" style:family="paragraph" style:parent-style-name="Standard" style:next-style-name="Standard"/>
    <style:style style:name="Contents_20_3" style:display-name="Contents 3" style:family="paragraph" style:parent-style-name="Standard" style:next-style-name="Standard" style:class="index">
      <style:paragraph-properties fo:margin-left="0.741cm" fo:margin-right="0cm" fo:text-indent="0cm" style:auto-text-indent="false"/>
    </style:style>
    <style:style style:name="Header" style:family="paragraph" style:parent-style-name="Standard" style:class="extra">
      <style:paragraph-properties style:snap-to-layout-grid="false">
        <style:tab-stops>
          <style:tab-stop style:position="7.5cm" style:type="center"/>
          <style:tab-stop style:position="15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999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6.999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999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999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6.999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6.999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6.999cm" style:type="right" style:leader-style="dotted" style:leader-tex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next-style-name="Text_20_body" style:class="extra">
      <style:paragraph-properties fo:line-height="0.101cm" text:number-lines="false" text:line-number="0" style:writing-mode="lr-tb"/>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WW8Num2z0" style:family="text">
      <style:text-properties fo:color="#000000" loext:opacity="100%" style:font-name="Symbol" fo:font-family="Symbol" style:font-family-generic="roman" style:font-pitch="variable" style:font-charset="x-symbol"/>
    </style:style>
    <style:style style:name="WW8Num3z0" style:family="text">
      <style:text-properties fo:color="#000000" loext:opacity="100%" style:font-name="Symbol" fo:font-family="Symbol" style:font-family-generic="roman" style:font-pitch="variable" style:font-charset="x-symbol"/>
    </style:style>
    <style:style style:name="WW8Num4z0" style:family="text">
      <style:text-properties fo:color="#000000" loext:opacity="100%" style:font-name="Symbol" fo:font-family="Symbol" style:font-family-generic="roman" style:font-pitch="variable" style:font-charset="x-symbol"/>
    </style:style>
    <style:style style:name="WW8Num5z0" style:family="text">
      <style:text-properties fo:color="#000000" loext:opacity="100%" style:font-name="Symbol" fo:font-family="Symbol" style:font-family-generic="roman" style:font-pitch="variable" style:font-charset="x-symbol"/>
    </style:style>
    <style:style style:name="段落フォント" style:family="text"/>
    <style:style style:name="WW8Num1z0" style:family="text">
      <style:text-properties fo:color="#000000" loext:opacity="100%" style:font-name="Symbol" fo:font-family="Symbol" style:font-family-generic="roman" style:font-pitch="variable" style:font-charset="x-symbol"/>
    </style:style>
    <style:style style:name="WW8Num1z1" style:family="text">
      <style:text-properties style:font-name="Wingdings" fo:font-family="Wingdings" style:font-pitch="variable" style:font-charset="x-symbol"/>
    </style:style>
    <style:style style:name="WW8Num2z1" style:family="text">
      <style:text-properties style:font-name="Wingdings" fo:font-family="Wingdings" style:font-pitch="variable" style:font-charset="x-symbol"/>
    </style:style>
    <style:style style:name="WW8Num3z1" style:family="text">
      <style:text-properties style:font-name="Wingdings" fo:font-family="Wingdings" style:font-pitch="variable" style:font-charset="x-symbol"/>
    </style:style>
    <style:style style:name="WW8Num4z1" style:family="text">
      <style:text-properties style:font-name="Wingdings" fo:font-family="Wingdings" style:font-pitch="variable" style:font-charset="x-symbol"/>
    </style:style>
    <style:style style:name="段落フォント1" style:family="text"/>
    <style:style style:name="Internet_20_link" style:display-name="Internet link" style:family="text" style:parent-style-name="段落フォント1">
      <style:text-properties fo:color="#0000ff" loext:opacity="100%" style:text-underline-style="solid" style:text-underline-width="auto" style:text-underline-color="font-color"/>
    </style:style>
    <style:style style:name="Page_20_Number" style:display-name="Page Number" style:family="text" style:parent-style-name="段落フォント1"/>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Numbering_20_Symbols" style:display-name="Numbering Symbols"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min-label-distance="0.381cm"/>
      </text:outline-level-style>
    </text:outline-style>
    <text:list-style style:name="WW8Num1">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text:bullet-char="">
        <style:list-level-properties text:space-before="1.482cm" text:min-label-width="0.741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text:bullet-char="">
        <style:list-level-properties text:space-before="1.482cm" text:min-label-width="0.741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482cm" text:min-label-width="0.741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text:bullet-char="">
        <style:list-level-properties text:space-before="1.482cm" text:min-label-width="0.741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paragraph-rsid="0008327f"/>
    </style:style>
    <style:style style:name="MP2" style:family="paragraph">
      <loext:graphic-properties draw:fill="none" draw:fill-color="#ffffff"/>
      <style:paragraph-properties fo:text-align="center" style:writing-mode="lr-tb"/>
      <style:text-properties fo:font-size="24pt"/>
    </style:style>
    <style:style style:name="MP3" style:family="paragraph" style:parent-style-name="Footer">
      <style:paragraph-properties fo:margin-left="1.482cm" fo:margin-right="0.635cm" fo:text-align="end" style:justify-single-word="false" fo:text-indent="0cm" style:auto-text-indent="false"/>
      <style:text-properties fo:language="zxx" fo:country="none" style:language-asian="zxx" style:country-asian="none"/>
    </style:style>
    <style:style style:name="MP4" style:family="paragraph" style:parent-style-name="Standard">
      <style:paragraph-properties fo:margin-left="0cm" fo:margin-right="0.635cm" fo:text-indent="0cm" style:auto-text-indent="false"/>
    </style:style>
    <style:style style:name="MP5" style:family="paragraph" style:parent-style-name="Footer">
      <style:paragraph-properties fo:margin-left="0cm" fo:margin-right="0.635cm" fo:text-indent="0cm" style:auto-text-indent="false"/>
      <style:text-properties fo:language="zxx" fo:country="none" style:language-asian="zxx" style:country-asian="none"/>
    </style:style>
    <style:style style:name="MP6" style:family="paragraph" style:parent-style-name="Footer">
      <style:paragraph-properties fo:text-align="center" style:justify-single-word="false"/>
    </style:style>
    <style:style style:name="MT1" style:family="text">
      <style:text-properties officeooo:rsid="01198959"/>
    </style:style>
    <style:style style:name="MT2" style:family="text"/>
    <style:style style:name="MT3" style:family="text">
      <style:text-properties officeooo:rsid="0119dcbe"/>
    </style:style>
    <style:style style:name="MT4" style:family="text">
      <style:text-properties officeooo:rsid="011aea47"/>
    </style:style>
    <style:style style:name="MT5" style:family="text">
      <style:text-properties officeooo:rsid="011b73de"/>
    </style:style>
    <style:style style:name="M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draw:fill="solid" draw:fill-color="#ffffff" draw:opacity="0%" style:writing-mode="lr-tb" draw:wrap-influence-on-position="once-successive" loext:allow-overlap="true"/>
    </style:style>
    <style:style style:name="Mgr1" style:family="graphic">
      <style:graphic-properties draw:stroke="solid" svg:stroke-width="0.053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fo:margin-left="0.319cm" fo:margin-right="0.31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0.999cm" fo:page-height="29.699cm" style:num-format="1" style:print-orientation="portrait" fo:margin-top="1.501cm" fo:margin-bottom="1.75cm" fo:margin-left="3cm" fo:margin-right="3cm" style:writing-mode="lr-tb" style:layout-grid-color="#c0c0c0" style:layout-grid-lines="41" style:layout-grid-base-height="0.635cm" style:layout-grid-ruby-height="0cm" style:layout-grid-mode="li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2cm" fo:margin-left="0cm" fo:margin-right="0cm" fo:margin-bottom="1.901cm" style:dynamic-spacing="true"/>
      </style:header-style>
      <style:footer-style>
        <style:header-footer-properties fo:min-height="1.251cm" fo:margin-left="0cm" fo:margin-right="0cm" fo:margin-top="1.152cm" style:dynamic-spacing="true"/>
      </style:footer-style>
    </style:page-layout>
    <style:page-layout style:name="Mpm2">
      <style:page-layout-properties fo:page-width="20.999cm" fo:page-height="29.699cm" style:num-format="1" style:print-orientation="portrait" fo:margin-top="1.501cm" fo:margin-bottom="1.75cm" fo:margin-left="3cm" fo:margin-right="3cm" style:writing-mode="lr-tb" style:layout-grid-color="#c0c0c0" style:layout-grid-lines="41" style:layout-grid-base-height="0.635cm" style:layout-grid-ruby-height="0cm" style:layout-grid-mode="li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2cm" fo:margin-left="0cm" fo:margin-right="0cm" fo:margin-bottom="1.901cm" style:dynamic-spacing="true"/>
      </style:header-style>
      <style:footer-style/>
    </style:page-layout>
    <style:page-layout style:name="Mpm3" style:page-usage="mirrored">
      <style:page-layout-properties fo:page-width="21.001cm" fo:page-height="29.7cm" style:num-format="i"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99ccff"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99ccff"/>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none" draw:fill-color="#99ccff"/>
    </style:style>
  </office:automatic-styles>
  <office:master-styles>
    <style:master-page style:name="Standard" style:page-layout-name="Mpm1">
      <style:header>
        <text:p text:style-name="MP1">A Programming language <text:span text:style-name="MT1">P</text:span>erfume<draw:line text:anchor-type="char" draw:z-index="1" draw:name="シェイプ1" draw:style-name="Mgr1" draw:text-style-name="MP2" svg:x1="-0.318cm" svg:y1="1.561cm" svg:x2="15.24cm" svg:y2="1.561cm"><text:p/></draw:line></text:p>
      </style:header>
      <style:footer>
        <text:p text:style-name="MP3"><draw:line text:anchor-type="char" draw:z-index="3" draw:name="シェイプ2" draw:style-name="Mgr1" draw:text-style-name="MP2" svg:x1="-0.318cm" svg:y1="-0.827cm" svg:x2="15.24cm" svg:y2="-0.827cm"><text:p/></draw:line><text:page-number text:select-page="current">1</text:page-number></text:p>
      </style:footer>
    </style:master-page>
    <style:master-page style:name="_31__20_を変換" style:display-name="1 を変換" style:page-layout-name="Mpm1">
      <style:header>
        <text:p text:style-name="MP1">A Programming language perfume<draw:line text:anchor-type="char" draw:z-index="1027" draw:name="シェイプ3" draw:style-name="Mgr1" draw:text-style-name="MP2" svg:x1="-0.318cm" svg:y1="1.561cm" svg:x2="15.24cm" svg:y2="1.561cm"><text:p/></draw:line></text:p>
      </style:header>
      <style:footer>
        <text:p text:style-name="MP4"><draw:frame draw:style-name="Mfr1" draw:name="枠2" text:anchor-type="paragraph" svg:y="0.002cm" draw:z-index="0"><draw:text-box fo:min-height="0.37cm" fo:min-width="0.041cm"><text:p text:style-name="Footer"><text:span text:style-name="Page_20_Number"><text:page-number text:select-page="current">0</text:page-number></text:span></text:p></draw:text-box></draw:frame><draw:line text:anchor-type="char" draw:z-index="1028" draw:name="シェイプ4" draw:style-name="Mgr1" draw:text-style-name="MP2" svg:x1="-0.318cm" svg:y1="-0.792cm" svg:x2="15.24cm" svg:y2="-0.792cm"><text:p/></draw:line></text:p>
      </style:footer>
    </style:master-page>
    <style:master-page style:name="_32__20_を変換" style:display-name="2 を変換" style:page-layout-name="Mpm1">
      <style:header>
        <text:p text:style-name="MP1">A Programming language perfume<draw:line text:anchor-type="char" draw:z-index="645" draw:name="シェイプ5" draw:style-name="Mgr1" draw:text-style-name="MP2" svg:x1="-0.318cm" svg:y1="1.561cm" svg:x2="15.24cm" svg:y2="1.561cm"><text:p/></draw:line></text:p>
      </style:header>
      <style:footer>
        <text:p text:style-name="MP5"><draw:frame draw:style-name="Mfr1" draw:name="枠3" text:anchor-type="paragraph" svg:y="0.002cm" draw:z-index="0"><draw:text-box fo:min-height="0.37cm" fo:min-width="0.041cm"><text:p text:style-name="Footer"><text:span text:style-name="Page_20_Number"><text:page-number text:select-page="current">0</text:page-number></text:span></text:p></draw:text-box></draw:frame><text:bookmark-ref text:reference-format="text" text:ref-name="_Ref230590922">はじめに</text:bookmark-ref><draw:line text:anchor-type="char" draw:z-index="4" draw:name="シェイプ6" draw:style-name="Mgr1" draw:text-style-name="MP2" svg:x1="-0.318cm" svg:y1="-0.792cm" svg:x2="15.24cm" svg:y2="-0.792cm"><text:p/></draw:line></text:p>
      </style:footer>
    </style:master-page>
    <style:master-page style:name="_33__20_を変換" style:display-name="3 を変換" style:page-layout-name="Mpm1">
      <style:header>
        <text:p text:style-name="MP1">A Programming language <text:span text:style-name="MT3">P</text:span>erfume<draw:line text:anchor-type="char" draw:z-index="682" draw:name="シェイプ7" draw:style-name="Mgr1" draw:text-style-name="MP2" svg:x1="-0.318cm" svg:y1="1.561cm" svg:x2="15.24cm" svg:y2="1.561cm"><text:p/></draw:line></text:p>
      </style:header>
      <style:footer>
        <text:p text:style-name="MP5"><draw:frame draw:style-name="Mfr1" draw:name="枠4" text:anchor-type="paragraph" svg:y="0.002cm" draw:z-index="690"><draw:text-box fo:min-height="0.37cm" fo:min-width="0.041cm"><text:p text:style-name="Footer"><text:span text:style-name="Page_20_Number"><text:page-number text:select-page="current">6</text:page-number></text:span></text:p></draw:text-box></draw:frame><text:chapter text:display="number-and-name" text:outline-level="1">2. 概要</text:chapter><draw:line text:anchor-type="char" draw:z-index="9" draw:name="シェイプ8" draw:style-name="Mgr1" draw:text-style-name="MP2" svg:x1="-0.318cm" svg:y1="-0.792cm" svg:x2="15.24cm" svg:y2="-0.792cm"><text:p/></draw:line></text:p>
      </style:footer>
    </style:master-page>
    <style:master-page style:name="_34__20_を変換" style:display-name="4 を変換" style:page-layout-name="Mpm2">
      <style:header>
        <text:p text:style-name="Header">Toy-lang Language Manual<draw:line text:anchor-type="char" draw:z-index="1029" draw:name="シェイプ9" draw:style-name="Mgr1" draw:text-style-name="MP2" svg:x1="-149130.807cm" svg:y1="-149130.807cm" svg:x2="-149115.249cm" svg:y2="-149130.807cm"><text:p/></draw:line></text:p>
      </style:header>
    </style:master-page>
    <style:master-page style:name="_35__20_を変換" style:display-name="5 を変換" style:page-layout-name="Mpm1">
      <style:header>
        <text:p text:style-name="Header">Toy-lang Language Manual<draw:line text:anchor-type="char" draw:z-index="691" draw:name="シェイプ10" draw:style-name="Mgr1" draw:text-style-name="MP2" svg:x1="-149130.807cm" svg:y1="-149130.807cm" svg:x2="-149115.249cm" svg:y2="-149130.807cm"><text:p/></draw:line></text:p>
      </style:header>
      <style:footer>
        <text:p text:style-name="MP5"><draw:frame draw:style-name="Mfr1" draw:name="枠6" text:anchor-type="paragraph" svg:y="0.002cm" draw:z-index="0"><draw:text-box fo:min-height="0.37cm" fo:min-width="0.041cm"><text:p text:style-name="Footer"><text:span text:style-name="Page_20_Number"><text:page-number text:select-page="current">0</text:page-number></text:span></text:p></draw:text-box></draw:frame><text:bookmark-ref text:reference-format="text" text:ref-name="_Ref230609136">.1 データ型</text:bookmark-ref><draw:line text:anchor-type="char" draw:z-index="10" draw:name="シェイプ11" draw:style-name="Mgr1" draw:text-style-name="MP2" svg:x1="-149130.807cm" svg:y1="-149130.807cm" svg:x2="-149115.249cm" svg:y2="-149130.807cm"><text:p/></draw:line></text:p>
      </style:footer>
    </style:master-page>
    <style:master-page style:name="_36__20_を変換" style:display-name="6 を変換" style:page-layout-name="Mpm1">
      <style:header>
        <text:p text:style-name="Header">Toy-lang Language Manual<draw:line text:anchor-type="char" draw:z-index="692" draw:name="シェイプ12" draw:style-name="Mgr1" draw:text-style-name="MP2" svg:x1="-149130.807cm" svg:y1="-149130.807cm" svg:x2="-149115.249cm" svg:y2="-149130.807cm"><text:p/></draw:line></text:p>
      </style:header>
      <style:footer>
        <text:p text:style-name="MP5"><draw:frame draw:style-name="Mfr1" draw:name="枠7" text:anchor-type="paragraph" svg:y="0.002cm" draw:z-index="0"><draw:text-box fo:min-height="0.37cm" fo:min-width="0.041cm"><text:p text:style-name="Footer"><text:span text:style-name="Page_20_Number"><text:page-number text:select-page="current">0</text:page-number></text:span></text:p></draw:text-box></draw:frame><text:bookmark-ref text:reference-format="text" text:ref-name="_Ref230609166"> 組み込みクラス</text:bookmark-ref><draw:line text:anchor-type="char" draw:z-index="11" draw:name="シェイプ13" draw:style-name="Mgr1" draw:text-style-name="MP2" svg:x1="-149130.807cm" svg:y1="-149130.807cm" svg:x2="-149115.249cm" svg:y2="-149130.807cm"><text:p/></draw:line></text:p>
      </style:footer>
    </style:master-page>
    <style:master-page style:name="_37__20_を変換" style:display-name="7 を変換" style:page-layout-name="Mpm1">
      <style:header>
        <text:p text:style-name="MP1">A Programming language perfume<draw:line text:anchor-type="char" draw:z-index="695" draw:name="シェイプ14" draw:style-name="Mgr1" draw:text-style-name="MP2" svg:x1="-0.318cm" svg:y1="1.561cm" svg:x2="15.24cm" svg:y2="1.561cm"><text:p/></draw:line></text:p>
      </style:header>
      <style:footer>
        <text:p text:style-name="MP5"><draw:frame draw:style-name="Mfr1" draw:name="枠8" text:anchor-type="paragraph" svg:y="0.002cm" draw:z-index="52"><draw:text-box fo:min-height="0.37cm" fo:min-width="0.041cm"><text:p text:style-name="Footer"><text:span text:style-name="Page_20_Number"><text:page-number text:select-page="current">9</text:page-number></text:span></text:p></draw:text-box></draw:frame><text:chapter text:display="number-and-name" text:outline-level="1">3. 準備</text:chapter><draw:line text:anchor-type="char" draw:z-index="14" draw:name="シェイプ15" draw:style-name="Mgr1" draw:text-style-name="MP2" svg:x1="-0.318cm" svg:y1="-0.792cm" svg:x2="15.24cm" svg:y2="-0.792cm"><text:p/></draw:line></text:p>
      </style:footer>
    </style:master-page>
    <style:master-page style:name="_38__20_を変換" style:display-name="8 を変換" style:page-layout-name="Mpm1">
      <style:header>
        <text:p text:style-name="MP1">A Programming language <text:span text:style-name="MT4">P</text:span>erfume<draw:line text:anchor-type="char" draw:z-index="698" draw:name="シェイプ16" draw:style-name="Mgr1" draw:text-style-name="MP2" svg:x1="-0.318cm" svg:y1="1.561cm" svg:x2="15.24cm" svg:y2="1.561cm"><text:p/></draw:line></text:p>
      </style:header>
      <style:footer>
        <text:p text:style-name="MP5"><draw:frame draw:style-name="Mfr1" draw:name="枠9" text:anchor-type="paragraph" svg:y="0.002cm" draw:z-index="685"><draw:text-box fo:min-height="0.37cm" fo:min-width="0.041cm"><text:p text:style-name="Footer"><text:span text:style-name="Page_20_Number"><text:page-number text:select-page="current">12</text:page-number></text:span></text:p></draw:text-box></draw:frame><text:chapter text:display="number-and-name" text:outline-level="1">3. 準備</text:chapter><draw:line text:anchor-type="char" draw:z-index="17" draw:name="シェイプ17" draw:style-name="Mgr1" draw:text-style-name="MP2" svg:x1="-0.318cm" svg:y1="-0.792cm" svg:x2="15.24cm" svg:y2="-0.792cm"><text:p/></draw:line></text:p>
      </style:footer>
    </style:master-page>
    <style:master-page style:name="_39__20_を変換" style:display-name="9 を変換" style:page-layout-name="Mpm1">
      <style:header>
        <text:p text:style-name="MP1">A Programming language <text:span text:style-name="MT5">P</text:span>erfume<draw:line text:anchor-type="char" draw:z-index="730" draw:name="シェイプ18" draw:style-name="Mgr1" draw:text-style-name="MP2" svg:x1="-0.318cm" svg:y1="1.561cm" svg:x2="15.24cm" svg:y2="1.561cm"><text:p/></draw:line></text:p>
      </style:header>
      <style:footer>
        <text:p text:style-name="MP5"><draw:frame draw:style-name="Mfr1" draw:name="枠10" text:anchor-type="paragraph" svg:y="0.002cm" draw:z-index="677"><draw:text-box fo:min-height="0.37cm" fo:min-width="0.041cm"><text:p text:style-name="Footer"><text:span text:style-name="Page_20_Number"><text:page-number text:select-page="current">16</text:page-number></text:span></text:p></draw:text-box></draw:frame><text:bookmark-ref text:reference-format="text" text:ref-name="_Ref230609227">4. 言語仕様</text:bookmark-ref><draw:line text:anchor-type="char" draw:z-index="49" draw:name="シェイプ19" draw:style-name="Mgr1" draw:text-style-name="MP2" svg:x1="-0.318cm" svg:y1="-0.792cm" svg:x2="15.24cm" svg:y2="-0.792cm"><text:p/></draw:line></text:p>
      </style:footer>
    </style:master-page>
    <style:master-page style:name="_31_0_20_を変換" style:display-name="10 を変換" style:page-layout-name="Mpm1">
      <style:header>
        <text:p text:style-name="Header">A Programming language <text:span text:style-name="MT3">P</text:span>erfume<draw:line text:anchor-type="char" draw:z-index="1026" draw:name="シェイプ20" draw:style-name="Mgr1" draw:text-style-name="MP2" svg:x1="-0.318cm" svg:y1="1.561cm" svg:x2="15.24cm" svg:y2="1.561cm"><text:p/></draw:line></text:p>
      </style:header>
      <style:footer>
        <text:p text:style-name="MP5"><draw:frame draw:style-name="Mfr1" draw:name="枠11" text:anchor-type="paragraph" svg:y="0.002cm" draw:z-index="348"><draw:text-box fo:min-height="0.37cm" fo:min-width="0.041cm"><text:p text:style-name="Footer"><text:span text:style-name="Page_20_Number"><text:page-number text:select-page="current">46</text:page-number></text:span></text:p></draw:text-box></draw:frame><text:chapter text:display="name" text:outline-level="1">5. リファレンス</text:chapter><draw:line text:anchor-type="char" draw:z-index="644" draw:name="シェイプ21" draw:style-name="Mgr1" draw:text-style-name="MP2" svg:x1="-0.318cm" svg:y1="-0.792cm" svg:x2="15.24cm" svg:y2="-0.792cm"><text:p/></draw:line></text:p>
      </style:footer>
    </style:master-page>
    <style:master-page style:name="目次" style:page-layout-name="Mpm3" draw:style-name="Mdp1">
      <style:footer>
        <text:p text:style-name="MP6"><text:page-number text:select-page="current">vi</text:page-number></text:p>
      </style:footer>
    </style:master-page>
    <style:master-page style:name="Landscape" style:page-layout-name="Mpm4"/>
    <style:master-page style:name="奥付" style:page-layout-name="Mpm5"/>
    <style:master-page style:name="表紙" style:page-layout-name="Mpm5"/>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0.4.2$Windows_X86_64 LibreOffice_project/dcf040e67528d9187c66b2379df5ea4407429775</meta:generator>
    <meta:initial-creator>z1h4570</meta:initial-creator>
    <meta:creation-date>2009-05-20T10:52:00</meta:creation-date>
    <dc:date>2021-02-01T11:46:19.558000000</dc:date>
    <meta:editing-cycles>286</meta:editing-cycles>
    <meta:editing-duration>P11DT3H27M58S</meta:editing-duration>
    <meta:document-statistic meta:table-count="310" meta:image-count="0" meta:object-count="0" meta:page-count="351" meta:paragraph-count="5452" meta:word-count="66862" meta:character-count="103688" meta:non-whitespace-character-count="96940"/>
    <meta:user-defined meta:name="情報 1"/>
    <meta:user-defined meta:name="情報 2"/>
    <meta:user-defined meta:name="情報 3"/>
    <meta:user-defined meta:name="情報 4"/>
  </office:meta>
</office:document-meta>
</file>